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e8e6e3" loext:opacity="100%" fo:letter-spacing="normal" fo:font-style="normal" fo:font-weight="normal"/>
    </style:style>
    <style:style style:name="P2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e8e6e3" loext:opacity="100%" fo:letter-spacing="normal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e8e6e3" loext:opacity="100%" fo:letter-spacing="normal"/>
    </style:style>
    <style:style style:name="P4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e8e6e3" loext:opacity="100%" fo:letter-spacing="normal"/>
    </style:style>
    <style:style style:name="P5" style:family="paragraph" style:parent-style-name="Preformatted_20_Text">
      <style:paragraph-properties fo:orphans="2" fo:widows="2"/>
    </style:style>
    <style:style style:name="T1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<text:span text:style-name="T1">&gt; Training Environment:</text:span></text:p>
      <text:p text:style-name="P3"><text:s/><text:span text:style-name="T1">| &gt; Backend: Torch</text:span></text:p>
      <text:p text:style-name="P3"><text:s/><text:span text:style-name="T1">| &gt; Mixed precision: True</text:span></text:p>
      <text:p text:style-name="P3"><text:s/><text:span text:style-name="T1">| &gt; Precision: fp16</text:span></text:p>
      <text:p text:style-name="P3"><text:s/><text:span text:style-name="T1">| &gt; Current device: 0</text:span></text:p>
      <text:p text:style-name="P3"><text:s/><text:span text:style-name="T1">| &gt; Num. of GPUs: 1</text:span></text:p>
      <text:p text:style-name="P3"><text:s/><text:span text:style-name="T1">| &gt; Num. of CPUs: 4</text:span></text:p>
      <text:p text:style-name="P3"><text:s/><text:span text:style-name="T1">| &gt; Num. of Torch Threads: 2</text:span></text:p>
      <text:p text:style-name="P3"><text:s/><text:span text:style-name="T1">| &gt; Torch seed: 54321</text:span></text:p>
      <text:p text:style-name="P3"><text:s/><text:span text:style-name="T1">| &gt; Torch CUDNN: True</text:span></text:p>
      <text:p text:style-name="P3"><text:s/><text:span text:style-name="T1">| &gt; Torch CUDNN deterministic: False</text:span></text:p>
      <text:p text:style-name="P3"><text:s/><text:span text:style-name="T1">| &gt; Torch CUDNN benchmark: True</text:span></text:p>
      <text:p text:style-name="P3"><text:s/><text:span text:style-name="T1">| &gt; Torch TF32 MatMul: False</text:span></text:p>
      <text:p text:style-name="P3"><text:s/><text:span text:style-name="T1">&gt; Start Tensorboard: tensorboard --logdir=/kaggle/working/vits_4_nov-May-11-2025_10+42AM-0000000</text:span></text:p>
      <text:p text:style-name="P3"><text:s/><text:span text:style-name="T1">&gt; Restoring from model_file.pth ...</text:span></text:p>
      <text:p text:style-name="P3"><text:s/><text:span text:style-name="T1">&gt; Restoring Model...</text:span></text:p>
      <text:p text:style-name="P3"><text:s/><text:span text:style-name="T1">&gt; Restoring Optimizer...</text:span></text:p>
      <text:p text:style-name="P3"><text:s/><text:span text:style-name="T1">&gt; Restoring Scaler...</text:span></text:p>
      <text:p text:style-name="P3"><text:s/><text:span text:style-name="T1">&gt; Model restored from step 845500</text:span></text:p>
      <text:p text:style-name="P5"/>
      <text:p text:style-name="P3"><text:s/><text:span text:style-name="T1">&gt; Model has 83050540 parameters</text:span></text:p>
      <text:p text:style-name="P5"/>
      <text:p text:style-name="P1">[4m[1m &gt; EPOCH: 0/50[0m</text:p>
      <text:p text:style-name="P3"><text:s/><text:span text:style-name="T1">--&gt; /kaggle/working/vits_4_nov-May-11-2025_10+42AM-0000000</text:span></text:p>
      <text:p text:style-name="P5"/>
      <text:p text:style-name="P1">[1m &gt; TRAINING (2025-05-11 10:42:54) [0m</text:p>
      <text:p text:style-name="P5"/>
      <text:p text:style-name="P1">[1m <text:s text:c="2"/>--&gt; TIME: 2025-05-11 10:44:16 -- STEP: 99/630 -- GLOBAL_STEP: 845600[0m</text:p>
      <text:p text:style-name="P3"><text:s text:c="5"/><text:span text:style-name="T1">| &gt; loss_disc: 2.6719655990600586 <text:s/>(2.6543481687102655)</text:span></text:p>
      <text:p text:style-name="P3"><text:s text:c="5"/><text:span text:style-name="T1">| &gt; loss_disc_real_0: 0.23673662543296814 <text:s/>(0.18767321222659308)</text:span></text:p>
      <text:p text:style-name="P3"><text:s text:c="5"/><text:span text:style-name="T1">| &gt; loss_disc_real_1: 0.18274027109146118 <text:s/>(0.22053165658555848)</text:span></text:p>
      <text:p text:style-name="P3"><text:s text:c="5"/><text:span text:style-name="T1">| &gt; loss_disc_real_2: 0.21192246675491333 <text:s/>(0.23297241570973637)</text:span></text:p>
      <text:p text:style-name="P3"><text:s text:c="5"/><text:span text:style-name="T1">| &gt; loss_disc_real_3: 0.2834814488887787 <text:s/>(0.23433751379600679)</text:span></text:p>
      <text:p text:style-name="P3"><text:s text:c="5"/><text:span text:style-name="T1">| &gt; loss_disc_real_4: 0.27541109919548035 <text:s/>(0.23914463441781322)</text:span></text:p>
      <text:p text:style-name="P3"><text:s text:c="5"/><text:span text:style-name="T1">| &gt; loss_disc_real_5: 0.2634805142879486 <text:s/>(0.23482913049784573)</text:span></text:p>
      <text:p text:style-name="P3"><text:s text:c="5"/><text:span text:style-name="T1">| &gt; loss_0: 2.6719655990600586 <text:s/>(2.6543481687102655)</text:span></text:p>
      <text:p text:style-name="P3"><text:s text:c="5"/><text:span text:style-name="T1">| &gt; grad_norm_0: tensor(15.6113, device='cuda:0') <text:s/>(tensor(16.5529, device='cuda:0'))</text:span></text:p>
      <text:p text:style-name="P3"><text:s text:c="5"/><text:span text:style-name="T1">| &gt; loss_gen: 2.1213293075561523 <text:s/>(2.1568898853629537)</text:span></text:p>
      <text:p text:style-name="P3"><text:s text:c="5"/><text:span text:style-name="T1">| &gt; loss_kl: 1.5634316205978394 <text:s/>(1.6285528956037578)</text:span></text:p>
      <text:p text:style-name="P3"><text:s text:c="5"/><text:span text:style-name="T1">| &gt; loss_feat: 6.540664196014404 <text:s/>(6.965196036329173)</text:span></text:p>
      <text:p text:style-name="P3"><text:s text:c="5"/><text:span text:style-name="T1">| &gt; loss_mel: 16.182039260864258 <text:s/>(15.872158368428549)</text:span></text:p>
      <text:p text:style-name="P3"><text:s text:c="5"/><text:span text:style-name="T1">| &gt; loss_duration: 1.4720059633255005 <text:s/>(1.4651430423813643)</text:span></text:p>
      <text:p text:style-name="P3"><text:s text:c="5"/><text:span text:style-name="T1">| &gt; amp_scaler: 256.0 <text:s/>(568.8888888888889)</text:span></text:p>
      <text:p text:style-name="P3"><text:s text:c="5"/><text:span text:style-name="T1">| &gt; loss_1: 27.87946891784668 <text:s/>(28.087940196798304)</text:span></text:p>
      <text:p text:style-name="P3"><text:s text:c="5"/><text:span text:style-name="T1">| &gt; grad_norm_1: tensor(147.2852, device='cuda:0') <text:s/>(tensor(193.4994, device='cuda:0'))</text:span></text:p>
      <text:p text:style-name="P3"><text:s text:c="5"/><text:span text:style-name="T1">| &gt; current_lr_0: 0.0002 </text:span></text:p>
      <text:p text:style-name="P3"><text:s text:c="5"/><text:span text:style-name="T1">| &gt; current_lr_1: 0.0002 </text:span></text:p>
      <text:p text:style-name="P3"><text:s text:c="5"/><text:span text:style-name="T1">| &gt; step_time: 0.6995 <text:s/>(0.718857709807579)</text:span></text:p>
      <text:p text:style-name="P3"><text:s text:c="5"/><text:span text:style-name="T1">| &gt; loader_time: 0.0061 <text:s/>(0.005366652902930674)</text:span></text:p>
      <text:p text:style-name="P5"/>
      <text:p text:style-name="P5"/>
      <text:p text:style-name="P1">[1m <text:s text:c="2"/>--&gt; TIME: 2025-05-11 10:45:31 -- STEP: 199/630 -- GLOBAL_STEP: 845700[0m</text:p>
      <text:p text:style-name="P3"><text:s text:c="5"/><text:span text:style-name="T1">| &gt; loss_disc: 2.6990091800689697 <text:s/>(2.649812149642102)</text:span></text:p>
      <text:p text:style-name="P3"><text:s text:c="5"/><text:span text:style-name="T1">| &gt; loss_disc_real_0: 0.15262524783611298 <text:s/>(0.18575201060005164)</text:span></text:p>
      <text:p text:style-name="P3"><text:s text:c="5"/><text:span text:style-name="T1">| &gt; loss_disc_real_1: 0.25368329882621765 <text:s/>(0.2197715869201488)</text:span></text:p>
      <text:p text:style-name="P3"><text:s text:c="5"/><text:span text:style-name="T1">| &gt; loss_disc_real_2: 0.1915113627910614 <text:s/>(0.23110422394683014)</text:span></text:p>
      <text:p text:style-name="P3"><text:s text:c="5"/><text:span text:style-name="T1">| &gt; loss_disc_real_3: 0.2339702844619751 <text:s/>(0.2331203785373937)</text:span></text:p>
      <text:p text:style-name="P3"><text:s text:c="5"/><text:span text:style-name="T1">| &gt; loss_disc_real_4: 0.23605141043663025 <text:s/>(0.2402809776702718)</text:span></text:p>
      <text:p text:style-name="P3"><text:s text:c="5"/><text:span text:style-name="T1">| &gt; loss_disc_real_5: 0.22138352692127228 <text:s/>(0.23417016646670336)</text:span></text:p>
      <text:p text:style-name="P3"><text:s text:c="5"/><text:span text:style-name="T1">| &gt; loss_0: 2.6990091800689697 <text:s/>(2.649812149642102)</text:span></text:p>
      <text:p text:style-name="P3"><text:soft-page-break/><text:s text:c="5"/><text:span text:style-name="T1">| &gt; grad_norm_0: tensor(23.9040, device='cuda:0') <text:s/>(tensor(17.3602, device='cuda:0'))</text:span></text:p>
      <text:p text:style-name="P3"><text:s text:c="5"/><text:span text:style-name="T1">| &gt; loss_gen: 1.9964202642440796 <text:s/>(2.1424712415915637)</text:span></text:p>
      <text:p text:style-name="P3"><text:s text:c="5"/><text:span text:style-name="T1">| &gt; loss_kl: 1.516274094581604 <text:s/>(1.6596526788107713)</text:span></text:p>
      <text:p text:style-name="P3"><text:s text:c="5"/><text:span text:style-name="T1">| &gt; loss_feat: 7.476949691772461 <text:s/>(6.907949121753176)</text:span></text:p>
      <text:p text:style-name="P3"><text:s text:c="5"/><text:span text:style-name="T1">| &gt; loss_mel: 15.17699909210205 <text:s/>(15.801417561631705)</text:span></text:p>
      <text:p text:style-name="P3"><text:s text:c="5"/><text:span text:style-name="T1">| &gt; loss_duration: 1.4327821731567383 <text:s/>(1.4012535439064755)</text:span></text:p>
      <text:p text:style-name="P3"><text:s text:c="5"/><text:span text:style-name="T1">| &gt; amp_scaler: 256.0 <text:s/>(411.65829145728645)</text:span></text:p>
      <text:p text:style-name="P3"><text:s text:c="5"/><text:span text:style-name="T1">| &gt; loss_1: 27.59942626953125 <text:s/>(27.912744148292735)</text:span></text:p>
      <text:p text:style-name="P3"><text:s text:c="5"/><text:span text:style-name="T1">| &gt; grad_norm_1: tensor(214.1284, device='cuda:0') <text:s/>(tensor(212.1857, device='cuda:0'))</text:span></text:p>
      <text:p text:style-name="P3"><text:s text:c="5"/><text:span text:style-name="T1">| &gt; current_lr_0: 0.0002 </text:span></text:p>
      <text:p text:style-name="P3"><text:s text:c="5"/><text:span text:style-name="T1">| &gt; current_lr_1: 0.0002 </text:span></text:p>
      <text:p text:style-name="P3"><text:s text:c="5"/><text:span text:style-name="T1">| &gt; step_time: 0.5951 <text:s/>(0.7260290689803846)</text:span></text:p>
      <text:p text:style-name="P3"><text:s text:c="5"/><text:span text:style-name="T1">| &gt; loader_time: 0.0065 <text:s/>(0.005877369013263954)</text:span></text:p>
      <text:p text:style-name="P5"/>
      <text:p text:style-name="P5"/>
      <text:p text:style-name="P1">[1m <text:s text:c="2"/>--&gt; TIME: 2025-05-11 10:46:50 -- STEP: 299/630 -- GLOBAL_STEP: 845800[0m</text:p>
      <text:p text:style-name="P3"><text:s text:c="5"/><text:span text:style-name="T1">| &gt; loss_disc: 2.7363953590393066 <text:s/>(2.6424515040024477)</text:span></text:p>
      <text:p text:style-name="P3"><text:s text:c="5"/><text:span text:style-name="T1">| &gt; loss_disc_real_0: 0.15861296653747559 <text:s/>(0.18479205104818314)</text:span></text:p>
      <text:p text:style-name="P3"><text:s text:c="5"/><text:span text:style-name="T1">| &gt; loss_disc_real_1: 0.2104727178812027 <text:s/>(0.21896031394252008)</text:span></text:p>
      <text:p text:style-name="P3"><text:s text:c="5"/><text:span text:style-name="T1">| &gt; loss_disc_real_2: 0.21089351177215576 <text:s/>(0.23093020502340833)</text:span></text:p>
      <text:p text:style-name="P3"><text:s text:c="5"/><text:span text:style-name="T1">| &gt; loss_disc_real_3: 0.2657721936702728 <text:s/>(0.23337418658278858)</text:span></text:p>
      <text:p text:style-name="P3"><text:s text:c="5"/><text:span text:style-name="T1">| &gt; loss_disc_real_4: 0.2642175257205963 <text:s/>(0.2413285482288603)</text:span></text:p>
      <text:p text:style-name="P3"><text:s text:c="5"/><text:span text:style-name="T1">| &gt; loss_disc_real_5: 0.2151874154806137 <text:s/>(0.23156795349208806)</text:span></text:p>
      <text:p text:style-name="P3"><text:s text:c="5"/><text:span text:style-name="T1">| &gt; loss_0: 2.7363953590393066 <text:s/>(2.6424515040024477)</text:span></text:p>
      <text:p text:style-name="P3"><text:s text:c="5"/><text:span text:style-name="T1">| &gt; grad_norm_0: tensor(10.6160, device='cuda:0') <text:s/>(tensor(19.1091, device='cuda:0'))</text:span></text:p>
      <text:p text:style-name="P3"><text:s text:c="5"/><text:span text:style-name="T1">| &gt; loss_gen: 2.0939595699310303 <text:s/>(2.1571932716114457)</text:span></text:p>
      <text:p text:style-name="P3"><text:s text:c="5"/><text:span text:style-name="T1">| &gt; loss_kl: 1.5851352214813232 <text:s/>(1.6609592202515109)</text:span></text:p>
      <text:p text:style-name="P3"><text:s text:c="5"/><text:span text:style-name="T1">| &gt; loss_feat: 6.531894207000732 <text:s/>(6.858635752496115)</text:span></text:p>
      <text:p text:style-name="P3"><text:s text:c="5"/><text:span text:style-name="T1">| &gt; loss_mel: 15.958487510681152 <text:s/>(15.744064308727864)</text:span></text:p>
      <text:p text:style-name="P3"><text:s text:c="5"/><text:span text:style-name="T1">| &gt; loss_duration: 1.4500997066497803 <text:s/>(1.4030394813288813)</text:span></text:p>
      <text:p text:style-name="P3"><text:s text:c="5"/><text:span text:style-name="T1">| &gt; amp_scaler: 128.0 <text:s/>(329.2040133779264)</text:span></text:p>
      <text:p text:style-name="P3"><text:s text:c="5"/><text:span text:style-name="T1">| &gt; loss_1: 27.61957550048828 <text:s/>(27.823892070298204)</text:span></text:p>
      <text:p text:style-name="P3"><text:s text:c="5"/><text:span text:style-name="T1">| &gt; grad_norm_1: tensor(225.4171, device='cuda:0') <text:s/>(tensor(243.3285, device='cuda:0'))</text:span></text:p>
      <text:p text:style-name="P3"><text:s text:c="5"/><text:span text:style-name="T1">| &gt; current_lr_0: 0.0002 </text:span></text:p>
      <text:p text:style-name="P3"><text:s text:c="5"/><text:span text:style-name="T1">| &gt; current_lr_1: 0.0002 </text:span></text:p>
      <text:p text:style-name="P3"><text:s text:c="5"/><text:span text:style-name="T1">| &gt; step_time: 0.9863 <text:s/>(0.743461300298123)</text:span></text:p>
      <text:p text:style-name="P3"><text:s text:c="5"/><text:span text:style-name="T1">| &gt; loader_time: 0.0086 <text:s/>(0.006457886169586693)</text:span></text:p>
      <text:p text:style-name="P5"/>
      <text:p text:style-name="P5"/>
      <text:p text:style-name="P1">[1m <text:s text:c="2"/>--&gt; TIME: 2025-05-11 10:48:16 -- STEP: 399/630 -- GLOBAL_STEP: 845900[0m</text:p>
      <text:p text:style-name="P3"><text:s text:c="5"/><text:span text:style-name="T1">| &gt; loss_disc: 2.5798609256744385 <text:s/>(2.63722078603013)</text:span></text:p>
      <text:p text:style-name="P3"><text:s text:c="5"/><text:span text:style-name="T1">| &gt; loss_disc_real_0: 0.20975977182388306 <text:s/>(0.18479395207755245)</text:span></text:p>
      <text:p text:style-name="P3"><text:s text:c="5"/><text:span text:style-name="T1">| &gt; loss_disc_real_1: 0.2037685066461563 <text:s/>(0.21767483924265787)</text:span></text:p>
      <text:p text:style-name="P3"><text:s text:c="5"/><text:span text:style-name="T1">| &gt; loss_disc_real_2: 0.21651007235050201 <text:s/>(0.2300428702194888)</text:span></text:p>
      <text:p text:style-name="P3"><text:s text:c="5"/><text:span text:style-name="T1">| &gt; loss_disc_real_3: 0.23057711124420166 <text:s/>(0.23346099795255446)</text:span></text:p>
      <text:p text:style-name="P3"><text:s text:c="5"/><text:span text:style-name="T1">| &gt; loss_disc_real_4: 0.21009284257888794 <text:s/>(0.2410247200787217)</text:span></text:p>
      <text:p text:style-name="P3"><text:s text:c="5"/><text:span text:style-name="T1">| &gt; loss_disc_real_5: 0.2203403264284134 <text:s/>(0.23040473166115602)</text:span></text:p>
      <text:p text:style-name="P3"><text:s text:c="5"/><text:span text:style-name="T1">| &gt; loss_0: 2.5798609256744385 <text:s/>(2.63722078603013)</text:span></text:p>
      <text:p text:style-name="P3"><text:s text:c="5"/><text:span text:style-name="T1">| &gt; grad_norm_0: tensor(22.4160, device='cuda:0') <text:s/>(tensor(19.4918, device='cuda:0'))</text:span></text:p>
      <text:p text:style-name="P3"><text:s text:c="5"/><text:span text:style-name="T1">| &gt; loss_gen: 2.120966911315918 <text:s/>(2.1548763782458233)</text:span></text:p>
      <text:p text:style-name="P3"><text:s text:c="5"/><text:span text:style-name="T1">| &gt; loss_kl: 1.5463505983352661 <text:s/>(1.6639461825067232)</text:span></text:p>
      <text:p text:style-name="P3"><text:s text:c="5"/><text:span text:style-name="T1">| &gt; loss_feat: 6.44289493560791 <text:s/>(6.845209586590455)</text:span></text:p>
      <text:p text:style-name="P3"><text:s text:c="5"/><text:span text:style-name="T1">| &gt; loss_mel: 15.736798286437988 <text:s/>(15.760054688704642)</text:span></text:p>
      <text:p text:style-name="P3"><text:s text:c="5"/><text:span text:style-name="T1">| &gt; loss_duration: 1.4383325576782227 <text:s/>(1.4078603498917766)</text:span></text:p>
      <text:p text:style-name="P3"><text:s text:c="5"/><text:span text:style-name="T1">| &gt; amp_scaler: 128.0 <text:s/>(278.77694235588996)</text:span></text:p>
      <text:p text:style-name="P3"><text:s text:c="5"/><text:span text:style-name="T1">| &gt; loss_1: 27.285343170166016 <text:s/>(27.831947231053704)</text:span></text:p>
      <text:p text:style-name="P3"><text:s text:c="5"/><text:span text:style-name="T1">| &gt; grad_norm_1: tensor(296.4404, device='cuda:0') <text:s/>(tensor(250.9113, device='cuda:0'))</text:span></text:p>
      <text:p text:style-name="P3"><text:s text:c="5"/><text:span text:style-name="T1">| &gt; current_lr_0: 0.0002 </text:span></text:p>
      <text:p text:style-name="P3"><text:soft-page-break/><text:s text:c="5"/><text:span text:style-name="T1">| &gt; current_lr_1: 0.0002 </text:span></text:p>
      <text:p text:style-name="P3"><text:s text:c="5"/><text:span text:style-name="T1">| &gt; step_time: 0.7585 <text:s/>(0.7698524285079842)</text:span></text:p>
      <text:p text:style-name="P3"><text:s text:c="5"/><text:span text:style-name="T1">| &gt; loader_time: 0.0086 <text:s/>(0.0070046398573949545)</text:span></text:p>
      <text:p text:style-name="P5"/>
      <text:p text:style-name="P5"/>
      <text:p text:style-name="P1">[1m <text:s text:c="2"/>--&gt; TIME: 2025-05-11 10:49:50 -- STEP: 499/630 -- GLOBAL_STEP: 846000[0m</text:p>
      <text:p text:style-name="P3"><text:s text:c="5"/><text:span text:style-name="T1">| &gt; loss_disc: 2.612399101257324 <text:s/>(2.639688901767462)</text:span></text:p>
      <text:p text:style-name="P3"><text:s text:c="5"/><text:span text:style-name="T1">| &gt; loss_disc_real_0: 0.20767249166965485 <text:s/>(0.18517234467552274)</text:span></text:p>
      <text:p text:style-name="P3"><text:s text:c="5"/><text:span text:style-name="T1">| &gt; loss_disc_real_1: 0.2717651128768921 <text:s/>(0.2176951198933836)</text:span></text:p>
      <text:p text:style-name="P3"><text:s text:c="5"/><text:span text:style-name="T1">| &gt; loss_disc_real_2: 0.2668673098087311 <text:s/>(0.22994259122258914)</text:span></text:p>
      <text:p text:style-name="P3"><text:s text:c="5"/><text:span text:style-name="T1">| &gt; loss_disc_real_3: 0.22478926181793213 <text:s/>(0.23365961740872188)</text:span></text:p>
      <text:p text:style-name="P3"><text:s text:c="5"/><text:span text:style-name="T1">| &gt; loss_disc_real_4: 0.24886144697666168 <text:s/>(0.24143914967954516)</text:span></text:p>
      <text:p text:style-name="P3"><text:s text:c="5"/><text:span text:style-name="T1">| &gt; loss_disc_real_5: 0.195036381483078 <text:s/>(0.23148996193327742)</text:span></text:p>
      <text:p text:style-name="P3"><text:s text:c="5"/><text:span text:style-name="T1">| &gt; loss_0: 2.612399101257324 <text:s/>(2.639688901767462)</text:span></text:p>
      <text:p text:style-name="P3"><text:s text:c="5"/><text:span text:style-name="T1">| &gt; grad_norm_0: tensor(8.2031, device='cuda:0') <text:s/>(tensor(18.7268, device='cuda:0'))</text:span></text:p>
      <text:p text:style-name="P3"><text:s text:c="5"/><text:span text:style-name="T1">| &gt; loss_gen: 2.302471876144409 <text:s/>(2.1491509200575862)</text:span></text:p>
      <text:p text:style-name="P3"><text:s text:c="5"/><text:span text:style-name="T1">| &gt; loss_kl: 1.676403522491455 <text:s/>(1.6573589342629498)</text:span></text:p>
      <text:p text:style-name="P3"><text:s text:c="5"/><text:span text:style-name="T1">| &gt; loss_feat: 5.953510284423828 <text:s/>(6.7832636928749475)</text:span></text:p>
      <text:p text:style-name="P3"><text:s text:c="5"/><text:span text:style-name="T1">| &gt; loss_mel: 16.32879066467285 <text:s/>(15.749030113220215)</text:span></text:p>
      <text:p text:style-name="P3"><text:s text:c="5"/><text:span text:style-name="T1">| &gt; loss_duration: 1.5320193767547607 <text:s/>(1.422216600072168)</text:span></text:p>
      <text:p text:style-name="P3"><text:s text:c="5"/><text:span text:style-name="T1">| &gt; amp_scaler: 128.0 <text:s/>(248.5611222444891)</text:span></text:p>
      <text:p text:style-name="P3"><text:s text:c="5"/><text:span text:style-name="T1">| &gt; loss_1: 27.793193817138672 <text:s/>(27.76102029345556)</text:span></text:p>
      <text:p text:style-name="P3"><text:s text:c="5"/><text:span text:style-name="T1">| &gt; grad_norm_1: tensor(390.3466, device='cuda:0') <text:s/>(tensor(233.2149, device='cuda:0'))</text:span></text:p>
      <text:p text:style-name="P3"><text:s text:c="5"/><text:span text:style-name="T1">| &gt; current_lr_0: 0.0002 </text:span></text:p>
      <text:p text:style-name="P3"><text:s text:c="5"/><text:span text:style-name="T1">| &gt; current_lr_1: 0.0002 </text:span></text:p>
      <text:p text:style-name="P3"><text:s text:c="5"/><text:span text:style-name="T1">| &gt; step_time: 1.1538 <text:s/>(0.801108825182867)</text:span></text:p>
      <text:p text:style-name="P3"><text:s text:c="5"/><text:span text:style-name="T1">| &gt; loader_time: 0.0095 <text:s/>(0.00752088158785222)</text:span></text:p>
      <text:p text:style-name="P5"/>
      <text:p text:style-name="P5"/>
      <text:p text:style-name="P3"><text:s/><text:span text:style-name="T1">&gt; CHECKPOINT : /kaggle/working/vits_4_nov-May-11-2025_10+42AM-0000000/checkpoint_846000.pth</text:span></text:p>
      <text:p text:style-name="P5"/>
      <text:p text:style-name="P1">[1m <text:s text:c="2"/>--&gt; TIME: 2025-05-11 10:51:47 -- STEP: 599/630 -- GLOBAL_STEP: 846100[0m</text:p>
      <text:p text:style-name="P3"><text:s text:c="5"/><text:span text:style-name="T1">| &gt; loss_disc: 2.6325793266296387 <text:s/>(2.642090208741379)</text:span></text:p>
      <text:p text:style-name="P3"><text:s text:c="5"/><text:span text:style-name="T1">| &gt; loss_disc_real_0: 0.20254534482955933 <text:s/>(0.1860803350159441)</text:span></text:p>
      <text:p text:style-name="P3"><text:s text:c="5"/><text:span text:style-name="T1">| &gt; loss_disc_real_1: 0.22906865179538727 <text:s/>(0.21717230674619464)</text:span></text:p>
      <text:p text:style-name="P3"><text:s text:c="5"/><text:span text:style-name="T1">| &gt; loss_disc_real_2: 0.21038246154785156 <text:s/>(0.23030848029957385)</text:span></text:p>
      <text:p text:style-name="P3"><text:s text:c="5"/><text:span text:style-name="T1">| &gt; loss_disc_real_3: 0.21872763335704803 <text:s/>(0.2336597146096333)</text:span></text:p>
      <text:p text:style-name="P3"><text:s text:c="5"/><text:span text:style-name="T1">| &gt; loss_disc_real_4: 0.23263296484947205 <text:s/>(0.2414925390471998)</text:span></text:p>
      <text:p text:style-name="P3"><text:s text:c="5"/><text:span text:style-name="T1">| &gt; loss_disc_real_5: 0.22079390287399292 <text:s/>(0.23137358781292364)</text:span></text:p>
      <text:p text:style-name="P3"><text:s text:c="5"/><text:span text:style-name="T1">| &gt; loss_0: 2.6325793266296387 <text:s/>(2.642090208741379)</text:span></text:p>
      <text:p text:style-name="P3"><text:s text:c="5"/><text:span text:style-name="T1">| &gt; grad_norm_0: tensor(8.4593, device='cuda:0') <text:s/>(tensor(19.0028, device='cuda:0'))</text:span></text:p>
      <text:p text:style-name="P3"><text:s text:c="5"/><text:span text:style-name="T1">| &gt; loss_gen: 1.944315791130066 <text:s/>(2.149009095010457)</text:span></text:p>
      <text:p text:style-name="P3"><text:s text:c="5"/><text:span text:style-name="T1">| &gt; loss_kl: 1.535490870475769 <text:s/>(1.657947543268411)</text:span></text:p>
      <text:p text:style-name="P3"><text:s text:c="5"/><text:span text:style-name="T1">| &gt; loss_feat: 6.373907089233398 <text:s/>(6.758527474729765)</text:span></text:p>
      <text:p text:style-name="P3"><text:s text:c="5"/><text:span text:style-name="T1">| &gt; loss_mel: 15.370338439941406 <text:s/>(15.734295426306621)</text:span></text:p>
      <text:p text:style-name="P3"><text:s text:c="5"/><text:span text:style-name="T1">| &gt; loss_duration: 1.5003774166107178 <text:s/>(1.4334979769781555)</text:span></text:p>
      <text:p text:style-name="P3"><text:s text:c="5"/><text:span text:style-name="T1">| &gt; amp_scaler: 128.0 <text:s/>(228.4340567612689)</text:span></text:p>
      <text:p text:style-name="P3"><text:s text:c="5"/><text:span text:style-name="T1">| &gt; loss_1: 26.724428176879883 <text:s/>(27.733277542165194)</text:span></text:p>
      <text:p text:style-name="P3"><text:s text:c="5"/><text:span text:style-name="T1">| &gt; grad_norm_1: tensor(46.3614, device='cuda:0') <text:s/>(tensor(234.9072, device='cuda:0'))</text:span></text:p>
      <text:p text:style-name="P3"><text:s text:c="5"/><text:span text:style-name="T1">| &gt; current_lr_0: 0.0002 </text:span></text:p>
      <text:p text:style-name="P3"><text:s text:c="5"/><text:span text:style-name="T1">| &gt; current_lr_1: 0.0002 </text:span></text:p>
      <text:p text:style-name="P3"><text:s text:c="5"/><text:span text:style-name="T1">| &gt; step_time: 1.4684 <text:s/>(0.8547202446225889)</text:span></text:p>
      <text:p text:style-name="P3"><text:s text:c="5"/><text:span text:style-name="T1">| &gt; loader_time: 0.0124 <text:s/>(0.008091378888622153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oft-page-break/><text:s text:c="5"/><text:span text:style-name="T1">| &gt; avg_loader_time: 0.005267739295959473 [0m(+0)</text:span></text:p>
      <text:p text:style-name="P3"><text:s text:c="5"/><text:span text:style-name="T1">| &gt; avg_loss_disc: 2.697884221871694 [0m(+0)</text:span></text:p>
      <text:p text:style-name="P3"><text:s text:c="5"/><text:span text:style-name="T1">| &gt; avg_loss_disc_real_0: 0.1911798007786274 [0m(+0)</text:span></text:p>
      <text:p text:style-name="P3"><text:s text:c="5"/><text:span text:style-name="T1">| &gt; avg_loss_disc_real_1: 0.22710524375240007 [0m(+0)</text:span></text:p>
      <text:p text:style-name="P3"><text:s text:c="5"/><text:span text:style-name="T1">| &gt; avg_loss_disc_real_2: 0.2297848997016748 [0m(+0)</text:span></text:p>
      <text:p text:style-name="P3"><text:s text:c="5"/><text:span text:style-name="T1">| &gt; avg_loss_disc_real_3: 0.2335355058312416 [0m(+0)</text:span></text:p>
      <text:p text:style-name="P3"><text:s text:c="5"/><text:span text:style-name="T1">| &gt; avg_loss_disc_real_4: 0.24978124350309372 [0m(+0)</text:span></text:p>
      <text:p text:style-name="P3"><text:s text:c="5"/><text:span text:style-name="T1">| &gt; avg_loss_disc_real_5: 0.23236886660257974 [0m(+0)</text:span></text:p>
      <text:p text:style-name="P3"><text:s text:c="5"/><text:span text:style-name="T1">| &gt; avg_loss_0: 2.697884221871694 [0m(+0)</text:span></text:p>
      <text:p text:style-name="P3"><text:s text:c="5"/><text:span text:style-name="T1">| &gt; avg_loss_gen: 1.9711307187875111 [0m(+0)</text:span></text:p>
      <text:p text:style-name="P3"><text:s text:c="5"/><text:span text:style-name="T1">| &gt; avg_loss_kl: 1.7067033648490906 [0m(+0)</text:span></text:p>
      <text:p text:style-name="P3"><text:s text:c="5"/><text:span text:style-name="T1">| &gt; avg_loss_feat: 6.620660781860352 [0m(+0)</text:span></text:p>
      <text:p text:style-name="P3"><text:s text:c="5"/><text:span text:style-name="T1">| &gt; avg_loss_mel: 15.861218134562174 [0m(+0)</text:span></text:p>
      <text:p text:style-name="P3"><text:s text:c="5"/><text:span text:style-name="T1">| &gt; avg_loss_duration: 1.5225611627101898 [0m(+0)</text:span></text:p>
      <text:p text:style-name="P3"><text:s text:c="5"/><text:span text:style-name="T1">| &gt; avg_loss_1: 27.68227418263753 [0m(+0)</text:span></text:p>
      <text:p text:style-name="P5"/>
      <text:p text:style-name="P3"><text:s/><text:span text:style-name="T1">&gt; BEST MODEL : /kaggle/working/vits_4_nov-May-11-2025_10+42AM-0000000/best_model_846131.pth</text:span></text:p>
      <text:p text:style-name="P5"/>
      <text:p text:style-name="P1">[4m[1m &gt; EPOCH: 1/50[0m</text:p>
      <text:p text:style-name="P3"><text:s/><text:span text:style-name="T1">--&gt; /kaggle/working/vits_4_nov-May-11-2025_10+42AM-0000000</text:span></text:p>
      <text:p text:style-name="P5"/>
      <text:p text:style-name="P1">[1m &gt; TRAINING (2025-05-11 10:52:54) [0m</text:p>
      <text:p text:style-name="P5"/>
      <text:p text:style-name="P1">[1m <text:s text:c="2"/>--&gt; TIME: 2025-05-11 10:53:32 -- STEP: 69/630 -- GLOBAL_STEP: 846200[0m</text:p>
      <text:p text:style-name="P3"><text:s text:c="5"/><text:span text:style-name="T1">| &gt; loss_disc: 2.887035369873047 <text:s/>(2.652932592060255)</text:span></text:p>
      <text:p text:style-name="P3"><text:s text:c="5"/><text:span text:style-name="T1">| &gt; loss_disc_real_0: 0.2983130216598511 <text:s/>(0.1907926738478136)</text:span></text:p>
      <text:p text:style-name="P3"><text:s text:c="5"/><text:span text:style-name="T1">| &gt; loss_disc_real_1: 0.24921832978725433 <text:s/>(0.2163065419248913)</text:span></text:p>
      <text:p text:style-name="P3"><text:s text:c="5"/><text:span text:style-name="T1">| &gt; loss_disc_real_2: 0.28813642263412476 <text:s/>(0.2322039366632268)</text:span></text:p>
      <text:p text:style-name="P3"><text:s text:c="5"/><text:span text:style-name="T1">| &gt; loss_disc_real_3: 0.22675491869449615 <text:s/>(0.23470307519470435)</text:span></text:p>
      <text:p text:style-name="P3"><text:s text:c="5"/><text:span text:style-name="T1">| &gt; loss_disc_real_4: 0.25688812136650085 <text:s/>(0.24119136514871017)</text:span></text:p>
      <text:p text:style-name="P3"><text:s text:c="5"/><text:span text:style-name="T1">| &gt; loss_disc_real_5: 0.33567407727241516 <text:s/>(0.23571875410667364)</text:span></text:p>
      <text:p text:style-name="P3"><text:s text:c="5"/><text:span text:style-name="T1">| &gt; loss_0: 2.887035369873047 <text:s/>(2.652932592060255)</text:span></text:p>
      <text:p text:style-name="P3"><text:s text:c="5"/><text:span text:style-name="T1">| &gt; grad_norm_0: tensor(47.8616, device='cuda:0') <text:s/>(tensor(14.0386, device='cuda:0'))</text:span></text:p>
      <text:p text:style-name="P3"><text:s text:c="5"/><text:span text:style-name="T1">| &gt; loss_gen: 1.9267550706863403 <text:s/>(2.139161896014559)</text:span></text:p>
      <text:p text:style-name="P3"><text:s text:c="5"/><text:span text:style-name="T1">| &gt; loss_kl: 1.8229392766952515 <text:s/>(1.6331787143928418)</text:span></text:p>
      <text:p text:style-name="P3"><text:s text:c="5"/><text:span text:style-name="T1">| &gt; loss_feat: 7.0476555824279785 <text:s/>(6.996416147204413)</text:span></text:p>
      <text:p text:style-name="P3"><text:s text:c="5"/><text:span text:style-name="T1">| &gt; loss_mel: 16.217002868652344 <text:s/>(15.561602357505024)</text:span></text:p>
      <text:p text:style-name="P3"><text:s text:c="5"/><text:span text:style-name="T1">| &gt; loss_duration: 1.4927033185958862 <text:s/>(1.4638598241667817)</text:span></text:p>
      <text:p text:style-name="P3"><text:s text:c="5"/><text:span text:style-name="T1">| &gt; amp_scaler: 128.0 <text:s/>(128.0)</text:span></text:p>
      <text:p text:style-name="P3"><text:s text:c="5"/><text:span text:style-name="T1">| &gt; loss_1: 28.507055282592773 <text:s/>(27.794218975564707)</text:span></text:p>
      <text:p text:style-name="P3"><text:s text:c="5"/><text:span text:style-name="T1">| &gt; grad_norm_1: tensor(161.0508, device='cuda:0') <text:s/>(tensor(154.4683, device='cuda:0'))</text:span></text:p>
      <text:p text:style-name="P3"><text:s text:c="5"/><text:span text:style-name="T1">| &gt; current_lr_0: 0.000199975 </text:span></text:p>
      <text:p text:style-name="P3"><text:s text:c="5"/><text:span text:style-name="T1">| &gt; current_lr_1: 0.000199975 </text:span></text:p>
      <text:p text:style-name="P3"><text:s text:c="5"/><text:span text:style-name="T1">| &gt; step_time: 0.5192 <text:s/>(0.5165681631668756)</text:span></text:p>
      <text:p text:style-name="P3"><text:s text:c="5"/><text:span text:style-name="T1">| &gt; loader_time: 0.005 <text:s/>(0.005047383515731148)</text:span></text:p>
      <text:p text:style-name="P5"/>
      <text:p text:style-name="P5"/>
      <text:p text:style-name="P1">[1m <text:s text:c="2"/>--&gt; TIME: 2025-05-11 10:54:28 -- STEP: 169/630 -- GLOBAL_STEP: 846300[0m</text:p>
      <text:p text:style-name="P3"><text:s text:c="5"/><text:span text:style-name="T1">| &gt; loss_disc: 2.8219823837280273 <text:s/>(2.6501513373922316)</text:span></text:p>
      <text:p text:style-name="P3"><text:s text:c="5"/><text:span text:style-name="T1">| &gt; loss_disc_real_0: 0.24468578398227692 <text:s/>(0.1897162632388476)</text:span></text:p>
      <text:p text:style-name="P3"><text:s text:c="5"/><text:span text:style-name="T1">| &gt; loss_disc_real_1: 0.2634332478046417 <text:s/>(0.21734943390774303)</text:span></text:p>
      <text:p text:style-name="P3"><text:s text:c="5"/><text:span text:style-name="T1">| &gt; loss_disc_real_2: 0.2137458473443985 <text:s/>(0.2309884369902357)</text:span></text:p>
      <text:p text:style-name="P3"><text:s text:c="5"/><text:span text:style-name="T1">| &gt; loss_disc_real_3: 0.2028905600309372 <text:s/>(0.2345757706630865)</text:span></text:p>
      <text:p text:style-name="P3"><text:s text:c="5"/><text:span text:style-name="T1">| &gt; loss_disc_real_4: 0.23328007757663727 <text:s/>(0.24101747396076925)</text:span></text:p>
      <text:p text:style-name="P3"><text:s text:c="5"/><text:span text:style-name="T1">| &gt; loss_disc_real_5: 0.2774403691291809 <text:s/>(0.23123628042153352)</text:span></text:p>
      <text:p text:style-name="P3"><text:s text:c="5"/><text:span text:style-name="T1">| &gt; loss_0: 2.8219823837280273 <text:s/>(2.6501513373922316)</text:span></text:p>
      <text:p text:style-name="P3"><text:s text:c="5"/><text:span text:style-name="T1">| &gt; grad_norm_0: tensor(21.2790, device='cuda:0') <text:s/>(tensor(18.8654, device='cuda:0'))</text:span></text:p>
      <text:p text:style-name="P3"><text:s text:c="5"/><text:span text:style-name="T1">| &gt; loss_gen: 2.1535401344299316 <text:s/>(2.156625742743)</text:span></text:p>
      <text:p text:style-name="P3"><text:s text:c="5"/><text:span text:style-name="T1">| &gt; loss_kl: 1.48503577709198 <text:s/>(1.6355969905853271)</text:span></text:p>
      <text:p text:style-name="P3"><text:s text:c="5"/><text:span text:style-name="T1">| &gt; loss_feat: 6.330021381378174 <text:s/>(6.913242627883099)</text:span></text:p>
      <text:p text:style-name="P3"><text:soft-page-break/><text:s text:c="5"/><text:span text:style-name="T1">| &gt; loss_mel: 16.421924591064453 <text:s/>(15.655857678701187)</text:span></text:p>
      <text:p text:style-name="P3"><text:s text:c="5"/><text:span text:style-name="T1">| &gt; loss_duration: 1.4841974973678589 <text:s/>(1.4163497587632852)</text:span></text:p>
      <text:p text:style-name="P3"><text:s text:c="5"/><text:span text:style-name="T1">| &gt; amp_scaler: 128.0 <text:s/>(128.0)</text:span></text:p>
      <text:p text:style-name="P3"><text:s text:c="5"/><text:span text:style-name="T1">| &gt; loss_1: 27.874719619750977 <text:s/>(27.777672829712635)</text:span></text:p>
      <text:p text:style-name="P3"><text:s text:c="5"/><text:span text:style-name="T1">| &gt; grad_norm_1: tensor(185.1680, device='cuda:0') <text:s/>(tensor(236.6320, device='cuda:0'))</text:span></text:p>
      <text:p text:style-name="P3"><text:s text:c="5"/><text:span text:style-name="T1">| &gt; current_lr_0: 0.000199975 </text:span></text:p>
      <text:p text:style-name="P3"><text:s text:c="5"/><text:span text:style-name="T1">| &gt; current_lr_1: 0.000199975 </text:span></text:p>
      <text:p text:style-name="P3"><text:s text:c="5"/><text:span text:style-name="T1">| &gt; step_time: 0.5661 <text:s/>(0.5353535322042611)</text:span></text:p>
      <text:p text:style-name="P3"><text:s text:c="5"/><text:span text:style-name="T1">| &gt; loader_time: 0.0063 <text:s/>(0.005541890330568572)</text:span></text:p>
      <text:p text:style-name="P5"/>
      <text:p text:style-name="P5"/>
      <text:p text:style-name="P1">[1m <text:s text:c="2"/>--&gt; TIME: 2025-05-11 10:55:27 -- STEP: 269/630 -- GLOBAL_STEP: 846400[0m</text:p>
      <text:p text:style-name="P3"><text:s text:c="5"/><text:span text:style-name="T1">| &gt; loss_disc: 2.755415201187134 <text:s/>(2.6501719224851827)</text:span></text:p>
      <text:p text:style-name="P3"><text:s text:c="5"/><text:span text:style-name="T1">| &gt; loss_disc_real_0: 0.21407145261764526 <text:s/>(0.18821155637170303)</text:span></text:p>
      <text:p text:style-name="P3"><text:s text:c="5"/><text:span text:style-name="T1">| &gt; loss_disc_real_1: 0.1766490787267685 <text:s/>(0.21672284356612698)</text:span></text:p>
      <text:p text:style-name="P3"><text:s text:c="5"/><text:span text:style-name="T1">| &gt; loss_disc_real_2: 0.20324166119098663 <text:s/>(0.23033290824482436)</text:span></text:p>
      <text:p text:style-name="P3"><text:s text:c="5"/><text:span text:style-name="T1">| &gt; loss_disc_real_3: 0.2465125024318695 <text:s/>(0.23436182897994953)</text:span></text:p>
      <text:p text:style-name="P3"><text:s text:c="5"/><text:span text:style-name="T1">| &gt; loss_disc_real_4: 0.2537771463394165 <text:s/>(0.24160336462095325)</text:span></text:p>
      <text:p text:style-name="P3"><text:s text:c="5"/><text:span text:style-name="T1">| &gt; loss_disc_real_5: 0.23496697843074799 <text:s/>(0.23339855670928955)</text:span></text:p>
      <text:p text:style-name="P3"><text:s text:c="5"/><text:span text:style-name="T1">| &gt; loss_0: 2.755415201187134 <text:s/>(2.6501719224851827)</text:span></text:p>
      <text:p text:style-name="P3"><text:s text:c="5"/><text:span text:style-name="T1">| &gt; grad_norm_0: tensor(16.1606, device='cuda:0') <text:s/>(tensor(18.3722, device='cuda:0'))</text:span></text:p>
      <text:p text:style-name="P3"><text:s text:c="5"/><text:span text:style-name="T1">| &gt; loss_gen: 2.0048022270202637 <text:s/>(2.145263754745398)</text:span></text:p>
      <text:p text:style-name="P3"><text:s text:c="5"/><text:span text:style-name="T1">| &gt; loss_kl: 1.4413681030273438 <text:s/>(1.641191589344833)</text:span></text:p>
      <text:p text:style-name="P3"><text:s text:c="5"/><text:span text:style-name="T1">| &gt; loss_feat: 6.839583873748779 <text:s/>(6.826634006429339)</text:span></text:p>
      <text:p text:style-name="P3"><text:s text:c="5"/><text:span text:style-name="T1">| &gt; loss_mel: 15.670949935913086 <text:s/>(15.648531360697126)</text:span></text:p>
      <text:p text:style-name="P3"><text:s text:c="5"/><text:span text:style-name="T1">| &gt; loss_duration: 1.493154764175415 <text:s/>(1.4147514605610787)</text:span></text:p>
      <text:p text:style-name="P3"><text:s text:c="5"/><text:span text:style-name="T1">| &gt; amp_scaler: 128.0 <text:s/>(128.0)</text:span></text:p>
      <text:p text:style-name="P3"><text:s text:c="5"/><text:span text:style-name="T1">| &gt; loss_1: 27.449859619140625 <text:s/>(27.676372201912468)</text:span></text:p>
      <text:p text:style-name="P3"><text:s text:c="5"/><text:span text:style-name="T1">| &gt; grad_norm_1: tensor(118.4345, device='cuda:0') <text:s/>(tensor(222.2838, device='cuda:0'))</text:span></text:p>
      <text:p text:style-name="P3"><text:s text:c="5"/><text:span text:style-name="T1">| &gt; current_lr_0: 0.000199975 </text:span></text:p>
      <text:p text:style-name="P3"><text:s text:c="5"/><text:span text:style-name="T1">| &gt; current_lr_1: 0.000199975 </text:span></text:p>
      <text:p text:style-name="P3"><text:s text:c="5"/><text:span text:style-name="T1">| &gt; step_time: 0.6008 <text:s/>(0.5529230261380788)</text:span></text:p>
      <text:p text:style-name="P3"><text:s text:c="5"/><text:span text:style-name="T1">| &gt; loader_time: 0.0071 <text:s/>(0.006091014160099525)</text:span></text:p>
      <text:p text:style-name="P5"/>
      <text:p text:style-name="P5"/>
      <text:p text:style-name="P1">[1m <text:s text:c="2"/>--&gt; TIME: 2025-05-11 10:56:31 -- STEP: 369/630 -- GLOBAL_STEP: 846500[0m</text:p>
      <text:p text:style-name="P3"><text:s text:c="5"/><text:span text:style-name="T1">| &gt; loss_disc: 2.7836289405822754 <text:s/>(2.640611380419436)</text:span></text:p>
      <text:p text:style-name="P3"><text:s text:c="5"/><text:span text:style-name="T1">| &gt; loss_disc_real_0: 0.28689587116241455 <text:s/>(0.18723818784968316)</text:span></text:p>
      <text:p text:style-name="P3"><text:s text:c="5"/><text:span text:style-name="T1">| &gt; loss_disc_real_1: 0.22806598246097565 <text:s/>(0.21575760746470635)</text:span></text:p>
      <text:p text:style-name="P3"><text:s text:c="5"/><text:span text:style-name="T1">| &gt; loss_disc_real_2: 0.24127167463302612 <text:s/>(0.2291663904904027)</text:span></text:p>
      <text:p text:style-name="P3"><text:s text:c="5"/><text:span text:style-name="T1">| &gt; loss_disc_real_3: 0.25274860858917236 <text:s/>(0.2341769346538275)</text:span></text:p>
      <text:p text:style-name="P3"><text:s text:c="5"/><text:span text:style-name="T1">| &gt; loss_disc_real_4: 0.2617480158805847 <text:s/>(0.24188781535722376)</text:span></text:p>
      <text:p text:style-name="P3"><text:s text:c="5"/><text:span text:style-name="T1">| &gt; loss_disc_real_5: 0.2685161828994751 <text:s/>(0.23265228325596993)</text:span></text:p>
      <text:p text:style-name="P3"><text:s text:c="5"/><text:span text:style-name="T1">| &gt; loss_0: 2.7836289405822754 <text:s/>(2.640611380419436)</text:span></text:p>
      <text:p text:style-name="P3"><text:s text:c="5"/><text:span text:style-name="T1">| &gt; grad_norm_0: tensor(31.4058, device='cuda:0') <text:s/>(tensor(18.0846, device='cuda:0'))</text:span></text:p>
      <text:p text:style-name="P3"><text:s text:c="5"/><text:span text:style-name="T1">| &gt; loss_gen: 2.357858419418335 <text:s/>(2.1484519446768404)</text:span></text:p>
      <text:p text:style-name="P3"><text:s text:c="5"/><text:span text:style-name="T1">| &gt; loss_kl: 1.5307118892669678 <text:s/>(1.6325592361491548)</text:span></text:p>
      <text:p text:style-name="P3"><text:s text:c="5"/><text:span text:style-name="T1">| &gt; loss_feat: 6.341434478759766 <text:s/>(6.825212560048917)</text:span></text:p>
      <text:p text:style-name="P3"><text:s text:c="5"/><text:span text:style-name="T1">| &gt; loss_mel: 15.798053741455078 <text:s/>(15.65950691926124)</text:span></text:p>
      <text:p text:style-name="P3"><text:s text:c="5"/><text:span text:style-name="T1">| &gt; loss_duration: 1.4413671493530273 <text:s/>(1.42917115255423)</text:span></text:p>
      <text:p text:style-name="P3"><text:s text:c="5"/><text:span text:style-name="T1">| &gt; amp_scaler: 128.0 <text:s/>(128.0)</text:span></text:p>
      <text:p text:style-name="P3"><text:s text:c="5"/><text:span text:style-name="T1">| &gt; loss_1: 27.469425201416016 <text:s/>(27.694901794599)</text:span></text:p>
      <text:p text:style-name="P3"><text:s text:c="5"/><text:span text:style-name="T1">| &gt; grad_norm_1: tensor(365.1266, device='cuda:0') <text:s/>(tensor(221.5055, device='cuda:0'))</text:span></text:p>
      <text:p text:style-name="P3"><text:s text:c="5"/><text:span text:style-name="T1">| &gt; current_lr_0: 0.000199975 </text:span></text:p>
      <text:p text:style-name="P3"><text:s text:c="5"/><text:span text:style-name="T1">| &gt; current_lr_1: 0.000199975 </text:span></text:p>
      <text:p text:style-name="P3"><text:s text:c="5"/><text:span text:style-name="T1">| &gt; step_time: 0.6576 <text:s/>(0.5738957606680021)</text:span></text:p>
      <text:p text:style-name="P3"><text:s text:c="5"/><text:span text:style-name="T1">| &gt; loader_time: 0.0083 <text:s/>(0.006705076067751338)</text:span></text:p>
      <text:p text:style-name="P5"/>
      <text:p text:style-name="P5"/>
      <text:p text:style-name="P3"><text:soft-page-break/><text:s/><text:span text:style-name="T1">&gt; CHECKPOINT : /kaggle/working/vits_4_nov-May-11-2025_10+42AM-0000000/checkpoint_846500.pth</text:span></text:p>
      <text:p text:style-name="P5"/>
      <text:p text:style-name="P1">[1m <text:s text:c="2"/>--&gt; TIME: 2025-05-11 10:57:48 -- STEP: 469/630 -- GLOBAL_STEP: 846600[0m</text:p>
      <text:p text:style-name="P3"><text:s text:c="5"/><text:span text:style-name="T1">| &gt; loss_disc: 2.6577868461608887 <text:s/>(2.637742328745473)</text:span></text:p>
      <text:p text:style-name="P3"><text:s text:c="5"/><text:span text:style-name="T1">| &gt; loss_disc_real_0: 0.20149239897727966 <text:s/>(0.18720793147394652)</text:span></text:p>
      <text:p text:style-name="P3"><text:s text:c="5"/><text:span text:style-name="T1">| &gt; loss_disc_real_1: 0.1779414266347885 <text:s/>(0.21530307872272503)</text:span></text:p>
      <text:p text:style-name="P3"><text:s text:c="5"/><text:span text:style-name="T1">| &gt; loss_disc_real_2: 0.17217811942100525 <text:s/>(0.22864961033182613)</text:span></text:p>
      <text:p text:style-name="P3"><text:s text:c="5"/><text:span text:style-name="T1">| &gt; loss_disc_real_3: 0.21529777348041534 <text:s/>(0.2339054809323252)</text:span></text:p>
      <text:p text:style-name="P3"><text:s text:c="5"/><text:span text:style-name="T1">| &gt; loss_disc_real_4: 0.24036023020744324 <text:s/>(0.24161924370951743)</text:span></text:p>
      <text:p text:style-name="P3"><text:s text:c="5"/><text:span text:style-name="T1">| &gt; loss_disc_real_5: 0.20302286744117737 <text:s/>(0.23317921094929994)</text:span></text:p>
      <text:p text:style-name="P3"><text:s text:c="5"/><text:span text:style-name="T1">| &gt; loss_0: 2.6577868461608887 <text:s/>(2.637742328745473)</text:span></text:p>
      <text:p text:style-name="P3"><text:s text:c="5"/><text:span text:style-name="T1">| &gt; grad_norm_0: tensor(12.7039, device='cuda:0') <text:s/>(tensor(17.6500, device='cuda:0'))</text:span></text:p>
      <text:p text:style-name="P3"><text:s text:c="5"/><text:span text:style-name="T1">| &gt; loss_gen: 2.0825934410095215 <text:s/>(2.1506298127204877)</text:span></text:p>
      <text:p text:style-name="P3"><text:s text:c="5"/><text:span text:style-name="T1">| &gt; loss_kl: 1.562137484550476 <text:s/>(1.6268886597171774)</text:span></text:p>
      <text:p text:style-name="P3"><text:s text:c="5"/><text:span text:style-name="T1">| &gt; loss_feat: 6.508236408233643 <text:s/>(6.80712901808814)</text:span></text:p>
      <text:p text:style-name="P3"><text:s text:c="5"/><text:span text:style-name="T1">| &gt; loss_mel: 15.186380386352539 <text:s/>(15.685835358430582)</text:span></text:p>
      <text:p text:style-name="P3"><text:s text:c="5"/><text:span text:style-name="T1">| &gt; loss_duration: 1.486631155014038 <text:s/>(1.4279559530428985)</text:span></text:p>
      <text:p text:style-name="P3"><text:s text:c="5"/><text:span text:style-name="T1">| &gt; amp_scaler: 128.0 <text:s/>(128.0)</text:span></text:p>
      <text:p text:style-name="P3"><text:s text:c="5"/><text:span text:style-name="T1">| &gt; loss_1: 26.825979232788086 <text:s/>(27.698438798949155)</text:span></text:p>
      <text:p text:style-name="P3"><text:s text:c="5"/><text:span text:style-name="T1">| &gt; grad_norm_1: tensor(262.3811, device='cuda:0') <text:s/>(tensor(213.4591, device='cuda:0'))</text:span></text:p>
      <text:p text:style-name="P3"><text:s text:c="5"/><text:span text:style-name="T1">| &gt; current_lr_0: 0.000199975 </text:span></text:p>
      <text:p text:style-name="P3"><text:s text:c="5"/><text:span text:style-name="T1">| &gt; current_lr_1: 0.000199975 </text:span></text:p>
      <text:p text:style-name="P3"><text:s text:c="5"/><text:span text:style-name="T1">| &gt; step_time: 0.7534 <text:s/>(0.6054103587990374)</text:span></text:p>
      <text:p text:style-name="P3"><text:s text:c="5"/><text:span text:style-name="T1">| &gt; loader_time: 0.0093 <text:s/>(0.0072406654927267946)</text:span></text:p>
      <text:p text:style-name="P5"/>
      <text:p text:style-name="P5"/>
      <text:p text:style-name="P1">[1m <text:s text:c="2"/>--&gt; TIME: 2025-05-11 10:59:09 -- STEP: 569/630 -- GLOBAL_STEP: 846700[0m</text:p>
      <text:p text:style-name="P3"><text:s text:c="5"/><text:span text:style-name="T1">| &gt; loss_disc: 2.7798011302948 <text:s/>(2.6429002557362344)</text:span></text:p>
      <text:p text:style-name="P3"><text:s text:c="5"/><text:span text:style-name="T1">| &gt; loss_disc_real_0: 0.2519831657409668 <text:s/>(0.18796689951095102)</text:span></text:p>
      <text:p text:style-name="P3"><text:s text:c="5"/><text:span text:style-name="T1">| &gt; loss_disc_real_1: 0.22466011345386505 <text:s/>(0.2156965939593232)</text:span></text:p>
      <text:p text:style-name="P3"><text:s text:c="5"/><text:span text:style-name="T1">| &gt; loss_disc_real_2: 0.19534870982170105 <text:s/>(0.2291113716175351)</text:span></text:p>
      <text:p text:style-name="P3"><text:s text:c="5"/><text:span text:style-name="T1">| &gt; loss_disc_real_3: 0.23203064501285553 <text:s/>(0.23357657813229749)</text:span></text:p>
      <text:p text:style-name="P3"><text:s text:c="5"/><text:span text:style-name="T1">| &gt; loss_disc_real_4: 0.2808879017829895 <text:s/>(0.24195500001023226)</text:span></text:p>
      <text:p text:style-name="P3"><text:s text:c="5"/><text:span text:style-name="T1">| &gt; loss_disc_real_5: 0.2737628221511841 <text:s/>(0.23339834903581275)</text:span></text:p>
      <text:p text:style-name="P3"><text:s text:c="5"/><text:span text:style-name="T1">| &gt; loss_0: 2.7798011302948 <text:s/>(2.6429002557362344)</text:span></text:p>
      <text:p text:style-name="P3"><text:s text:c="5"/><text:span text:style-name="T1">| &gt; grad_norm_0: tensor(10.0596, device='cuda:0') <text:s/>(tensor(17.5067, device='cuda:0'))</text:span></text:p>
      <text:p text:style-name="P3"><text:s text:c="5"/><text:span text:style-name="T1">| &gt; loss_gen: 2.1259758472442627 <text:s/>(2.147524579757127)</text:span></text:p>
      <text:p text:style-name="P3"><text:s text:c="5"/><text:span text:style-name="T1">| &gt; loss_kl: 1.6390067338943481 <text:s/>(1.6266182790950645)</text:span></text:p>
      <text:p text:style-name="P3"><text:s text:c="5"/><text:span text:style-name="T1">| &gt; loss_feat: 6.365126132965088 <text:s/>(6.777056665537855)</text:span></text:p>
      <text:p text:style-name="P3"><text:s text:c="5"/><text:span text:style-name="T1">| &gt; loss_mel: 16.08189582824707 <text:s/>(15.69082088001164)</text:span></text:p>
      <text:p text:style-name="P3"><text:s text:c="5"/><text:span text:style-name="T1">| &gt; loss_duration: 1.468115210533142 <text:s/>(1.437256654871788)</text:span></text:p>
      <text:p text:style-name="P3"><text:s text:c="5"/><text:span text:style-name="T1">| &gt; amp_scaler: 128.0 <text:s/>(128.0)</text:span></text:p>
      <text:p text:style-name="P3"><text:s text:c="5"/><text:span text:style-name="T1">| &gt; loss_1: 27.68012046813965 <text:s/>(27.67927701443905)</text:span></text:p>
      <text:p text:style-name="P3"><text:s text:c="5"/><text:span text:style-name="T1">| &gt; grad_norm_1: tensor(99.4391, device='cuda:0') <text:s/>(tensor(208.1218, device='cuda:0'))</text:span></text:p>
      <text:p text:style-name="P3"><text:s text:c="5"/><text:span text:style-name="T1">| &gt; current_lr_0: 0.000199975 </text:span></text:p>
      <text:p text:style-name="P3"><text:s text:c="5"/><text:span text:style-name="T1">| &gt; current_lr_1: 0.000199975 </text:span></text:p>
      <text:p text:style-name="P3"><text:s text:c="5"/><text:span text:style-name="T1">| &gt; step_time: 0.8715 <text:s/>(0.6387009821792895)</text:span></text:p>
      <text:p text:style-name="P3"><text:s text:c="5"/><text:span text:style-name="T1">| &gt; loader_time: 0.0105 <text:s/>(0.007818002482918737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4884580771128337 [0m(-0.0003831585248311358)</text:span></text:p>
      <text:p text:style-name="P3"><text:s text:c="5"/><text:span text:style-name="T1">| &gt; avg_loss_disc:[92m 2.6379032532374063 [0m(-0.05998096863428781)</text:span></text:p>
      <text:p text:style-name="P3"><text:s text:c="5"/><text:span text:style-name="T1">| &gt; avg_loss_disc_real_0:[91m 0.216025294115146 [0m(+0.024845493336518615)</text:span></text:p>
      <text:p text:style-name="P3"><text:s text:c="5"/><text:span text:style-name="T1">| &gt; avg_loss_disc_real_1:[91m 0.24883168563246727 [0m(+0.0217264418800672)</text:span></text:p>
      <text:p text:style-name="P3"><text:s text:c="5"/><text:span text:style-name="T1">| &gt; avg_loss_disc_real_2:[92m 0.2064771925409635 [0m(-0.02330770716071129)</text:span></text:p>
      <text:p text:style-name="P3"><text:soft-page-break/><text:s text:c="5"/><text:span text:style-name="T1">| &gt; avg_loss_disc_real_3:[91m 0.278777809192737 [0m(+0.04524230336149537)</text:span></text:p>
      <text:p text:style-name="P3"><text:s text:c="5"/><text:span text:style-name="T1">| &gt; avg_loss_disc_real_4:[91m 0.2782854189475377 [0m(+0.028504175444444002)</text:span></text:p>
      <text:p text:style-name="P3"><text:s text:c="5"/><text:span text:style-name="T1">| &gt; avg_loss_disc_real_5:[91m 0.2493544121583303 [0m(+0.016985545555750547)</text:span></text:p>
      <text:p text:style-name="P3"><text:s text:c="5"/><text:span text:style-name="T1">| &gt; avg_loss_0:[92m 2.6379032532374063 [0m(-0.05998096863428781)</text:span></text:p>
      <text:p text:style-name="P3"><text:s text:c="5"/><text:span text:style-name="T1">| &gt; avg_loss_gen:[91m 2.2437071204185486 [0m(+0.27257640163103747)</text:span></text:p>
      <text:p text:style-name="P3"><text:s text:c="5"/><text:span text:style-name="T1">| &gt; avg_loss_kl:[91m 1.8086838324864705 [0m(+0.10198046763737989)</text:span></text:p>
      <text:p text:style-name="P3"><text:s text:c="5"/><text:span text:style-name="T1">| &gt; avg_loss_feat:[91m 6.8262133200963335 [0m(+0.20555253823598196)</text:span></text:p>
      <text:p text:style-name="P3"><text:s text:c="5"/><text:span text:style-name="T1">| &gt; avg_loss_mel:[92m 15.321391820907593 [0m(-0.5398263136545811)</text:span></text:p>
      <text:p text:style-name="P3"><text:s text:c="5"/><text:span text:style-name="T1">| &gt; avg_loss_duration:[91m 1.5240265826384227 [0m(+0.0014654199282329028)</text:span></text:p>
      <text:p text:style-name="P3"><text:s text:c="5"/><text:span text:style-name="T1">| &gt; avg_loss_1:[91m 27.724022547403973 [0m(+0.04174836476644117)</text:span></text:p>
      <text:p text:style-name="P5"/>
      <text:p text:style-name="P3"><text:s/><text:span text:style-name="T1">&gt; BEST MODEL : /kaggle/working/vits_4_nov-May-11-2025_10+42AM-0000000/best_model_846761.pth</text:span></text:p>
      <text:p text:style-name="P5"/>
      <text:p text:style-name="P1">[4m[1m &gt; EPOCH: 2/50[0m</text:p>
      <text:p text:style-name="P3"><text:s/><text:span text:style-name="T1">--&gt; /kaggle/working/vits_4_nov-May-11-2025_10+42AM-0000000</text:span></text:p>
      <text:p text:style-name="P5"/>
      <text:p text:style-name="P1">[1m &gt; TRAINING (2025-05-11 11:00:23) [0m</text:p>
      <text:p text:style-name="P5"/>
      <text:p text:style-name="P1">[1m <text:s text:c="2"/>--&gt; TIME: 2025-05-11 11:00:45 -- STEP: 39/630 -- GLOBAL_STEP: 846800[0m</text:p>
      <text:p text:style-name="P3"><text:s text:c="5"/><text:span text:style-name="T1">| &gt; loss_disc: 2.6954703330993652 <text:s/>(2.6192771715995593)</text:span></text:p>
      <text:p text:style-name="P3"><text:s text:c="5"/><text:span text:style-name="T1">| &gt; loss_disc_real_0: 0.15097032487392426 <text:s/>(0.1840926460348643)</text:span></text:p>
      <text:p text:style-name="P3"><text:s text:c="5"/><text:span text:style-name="T1">| &gt; loss_disc_real_1: 0.27137646079063416 <text:s/>(0.223879201289935)</text:span></text:p>
      <text:p text:style-name="P3"><text:s text:c="5"/><text:span text:style-name="T1">| &gt; loss_disc_real_2: 0.283805787563324 <text:s/>(0.23014994462331137)</text:span></text:p>
      <text:p text:style-name="P3"><text:s text:c="5"/><text:span text:style-name="T1">| &gt; loss_disc_real_3: 0.2277514636516571 <text:s/>(0.22757038206626207)</text:span></text:p>
      <text:p text:style-name="P3"><text:s text:c="5"/><text:span text:style-name="T1">| &gt; loss_disc_real_4: 0.1963021606206894 <text:s/>(0.2402923210309102)</text:span></text:p>
      <text:p text:style-name="P3"><text:s text:c="5"/><text:span text:style-name="T1">| &gt; loss_disc_real_5: 0.17477747797966003 <text:s/>(0.22292987505594888)</text:span></text:p>
      <text:p text:style-name="P3"><text:s text:c="5"/><text:span text:style-name="T1">| &gt; loss_0: 2.6954703330993652 <text:s/>(2.6192771715995593)</text:span></text:p>
      <text:p text:style-name="P3"><text:s text:c="5"/><text:span text:style-name="T1">| &gt; grad_norm_0: tensor(11.4845, device='cuda:0') <text:s/>(tensor(17.6523, device='cuda:0'))</text:span></text:p>
      <text:p text:style-name="P3"><text:s text:c="5"/><text:span text:style-name="T1">| &gt; loss_gen: 2.047437906265259 <text:s/>(2.2059131310536313)</text:span></text:p>
      <text:p text:style-name="P3"><text:s text:c="5"/><text:span text:style-name="T1">| &gt; loss_kl: 1.5716338157653809 <text:s/>(1.6519214312235515)</text:span></text:p>
      <text:p text:style-name="P3"><text:s text:c="5"/><text:span text:style-name="T1">| &gt; loss_feat: 5.961050033569336 <text:s/>(7.098306802602915)</text:span></text:p>
      <text:p text:style-name="P3"><text:s text:c="5"/><text:span text:style-name="T1">| &gt; loss_mel: 15.170748710632324 <text:s/>(15.816710936717499)</text:span></text:p>
      <text:p text:style-name="P3"><text:s text:c="5"/><text:span text:style-name="T1">| &gt; loss_duration: 1.4960095882415771 <text:s/>(1.4669505877372544)</text:span></text:p>
      <text:p text:style-name="P3"><text:s text:c="5"/><text:span text:style-name="T1">| &gt; amp_scaler: 128.0 <text:s/>(128.0)</text:span></text:p>
      <text:p text:style-name="P3"><text:s text:c="5"/><text:span text:style-name="T1">| &gt; loss_1: 26.24687957763672 <text:s/>(28.23980306967711)</text:span></text:p>
      <text:p text:style-name="P3"><text:s text:c="5"/><text:span text:style-name="T1">| &gt; grad_norm_1: tensor(122.9336, device='cuda:0') <text:s/>(tensor(244.6980, device='cuda:0'))</text:span></text:p>
      <text:p text:style-name="P3"><text:s text:c="5"/><text:span text:style-name="T1">| &gt; current_lr_0: 0.000199950003125 </text:span></text:p>
      <text:p text:style-name="P3"><text:s text:c="5"/><text:span text:style-name="T1">| &gt; current_lr_1: 0.000199950003125 </text:span></text:p>
      <text:p text:style-name="P3"><text:s text:c="5"/><text:span text:style-name="T1">| &gt; step_time: 0.5095 <text:s/>(0.5167101224263507)</text:span></text:p>
      <text:p text:style-name="P3"><text:s text:c="5"/><text:span text:style-name="T1">| &gt; loader_time: 0.0048 <text:s/>(0.004935796444232647)</text:span></text:p>
      <text:p text:style-name="P5"/>
      <text:p text:style-name="P5"/>
      <text:p text:style-name="P1">[1m <text:s text:c="2"/>--&gt; TIME: 2025-05-11 11:01:39 -- STEP: 139/630 -- GLOBAL_STEP: 846900[0m</text:p>
      <text:p text:style-name="P3"><text:s text:c="5"/><text:span text:style-name="T1">| &gt; loss_disc: 2.643005132675171 <text:s/>(2.6384973577458237)</text:span></text:p>
      <text:p text:style-name="P3"><text:s text:c="5"/><text:span text:style-name="T1">| &gt; loss_disc_real_0: 0.18748244643211365 <text:s/>(0.18623246627745868)</text:span></text:p>
      <text:p text:style-name="P3"><text:s text:c="5"/><text:span text:style-name="T1">| &gt; loss_disc_real_1: 0.25644612312316895 <text:s/>(0.220248063262418)</text:span></text:p>
      <text:p text:style-name="P3"><text:s text:c="5"/><text:span text:style-name="T1">| &gt; loss_disc_real_2: 0.19526009261608124 <text:s/>(0.22954972249140843)</text:span></text:p>
      <text:p text:style-name="P3"><text:s text:c="5"/><text:span text:style-name="T1">| &gt; loss_disc_real_3: 0.2643072009086609 <text:s/>(0.23022005905350335)</text:span></text:p>
      <text:p text:style-name="P3"><text:s text:c="5"/><text:span text:style-name="T1">| &gt; loss_disc_real_4: 0.29438701272010803 <text:s/>(0.2422779097402696)</text:span></text:p>
      <text:p text:style-name="P3"><text:s text:c="5"/><text:span text:style-name="T1">| &gt; loss_disc_real_5: 0.1757754534482956 <text:s/>(0.2295369959349255)</text:span></text:p>
      <text:p text:style-name="P3"><text:s text:c="5"/><text:span text:style-name="T1">| &gt; loss_0: 2.643005132675171 <text:s/>(2.6384973577458237)</text:span></text:p>
      <text:p text:style-name="P3"><text:s text:c="5"/><text:span text:style-name="T1">| &gt; grad_norm_0: tensor(8.9327, device='cuda:0') <text:s/>(tensor(18.9295, device='cuda:0'))</text:span></text:p>
      <text:p text:style-name="P3"><text:s text:c="5"/><text:span text:style-name="T1">| &gt; loss_gen: 2.1683616638183594 <text:s/>(2.157185623114058)</text:span></text:p>
      <text:p text:style-name="P3"><text:s text:c="5"/><text:span text:style-name="T1">| &gt; loss_kl: 1.6580673456192017 <text:s/>(1.6540062290301423)</text:span></text:p>
      <text:p text:style-name="P3"><text:s text:c="5"/><text:span text:style-name="T1">| &gt; loss_feat: 6.181596279144287 <text:s/>(6.830717790041039)</text:span></text:p>
      <text:p text:style-name="P3"><text:s text:c="5"/><text:span text:style-name="T1">| &gt; loss_mel: 14.990365028381348 <text:s/>(15.67120600775849)</text:span></text:p>
      <text:p text:style-name="P3"><text:s text:c="5"/><text:span text:style-name="T1">| &gt; loss_duration: 1.4727691411972046 <text:s/>(1.4319534095928823)</text:span></text:p>
      <text:p text:style-name="P3"><text:s text:c="5"/><text:span text:style-name="T1">| &gt; amp_scaler: 128.0 <text:s/>(128.0)</text:span></text:p>
      <text:p text:style-name="P3"><text:s text:c="5"/><text:span text:style-name="T1">| &gt; loss_1: 26.471158981323242 <text:s/>(27.745068968628807)</text:span></text:p>
      <text:p text:style-name="P3"><text:soft-page-break/><text:s text:c="5"/><text:span text:style-name="T1">| &gt; grad_norm_1: tensor(88.0625, device='cuda:0') <text:s/>(tensor(230.3570, device='cuda:0'))</text:span></text:p>
      <text:p text:style-name="P3"><text:s text:c="5"/><text:span text:style-name="T1">| &gt; current_lr_0: 0.000199950003125 </text:span></text:p>
      <text:p text:style-name="P3"><text:s text:c="5"/><text:span text:style-name="T1">| &gt; current_lr_1: 0.000199950003125 </text:span></text:p>
      <text:p text:style-name="P3"><text:s text:c="5"/><text:span text:style-name="T1">| &gt; step_time: 0.5465 <text:s/>(0.5281096259467035)</text:span></text:p>
      <text:p text:style-name="P3"><text:s text:c="5"/><text:span text:style-name="T1">| &gt; loader_time: 0.0056 <text:s/>(0.005449665536125787)</text:span></text:p>
      <text:p text:style-name="P5"/>
      <text:p text:style-name="P5"/>
      <text:p text:style-name="P1">[1m <text:s text:c="2"/>--&gt; TIME: 2025-05-11 11:02:40 -- STEP: 239/630 -- GLOBAL_STEP: 847000[0m</text:p>
      <text:p text:style-name="P3"><text:s text:c="5"/><text:span text:style-name="T1">| &gt; loss_disc: 2.627314329147339 <text:s/>(2.6337047590870237)</text:span></text:p>
      <text:p text:style-name="P3"><text:s text:c="5"/><text:span text:style-name="T1">| &gt; loss_disc_real_0: 0.1419847309589386 <text:s/>(0.18459760940099865)</text:span></text:p>
      <text:p text:style-name="P3"><text:s text:c="5"/><text:span text:style-name="T1">| &gt; loss_disc_real_1: 0.23123355209827423 <text:s/>(0.21937178012965614)</text:span></text:p>
      <text:p text:style-name="P3"><text:s text:c="5"/><text:span text:style-name="T1">| &gt; loss_disc_real_2: 0.2819889485836029 <text:s/>(0.22930948118285654)</text:span></text:p>
      <text:p text:style-name="P3"><text:s text:c="5"/><text:span text:style-name="T1">| &gt; loss_disc_real_3: 0.21209238469600677 <text:s/>(0.23099690152012653)</text:span></text:p>
      <text:p text:style-name="P3"><text:s text:c="5"/><text:span text:style-name="T1">| &gt; loss_disc_real_4: 0.2789606750011444 <text:s/>(0.24124465296707392)</text:span></text:p>
      <text:p text:style-name="P3"><text:s text:c="5"/><text:span text:style-name="T1">| &gt; loss_disc_real_5: 0.24372760951519012 <text:s/>(0.23047122988990162)</text:span></text:p>
      <text:p text:style-name="P3"><text:s text:c="5"/><text:span text:style-name="T1">| &gt; loss_0: 2.627314329147339 <text:s/>(2.6337047590870237)</text:span></text:p>
      <text:p text:style-name="P3"><text:s text:c="5"/><text:span text:style-name="T1">| &gt; grad_norm_0: tensor(14.8063, device='cuda:0') <text:s/>(tensor(16.7662, device='cuda:0'))</text:span></text:p>
      <text:p text:style-name="P3"><text:s text:c="5"/><text:span text:style-name="T1">| &gt; loss_gen: 2.1363608837127686 <text:s/>(2.1568435226025438)</text:span></text:p>
      <text:p text:style-name="P3"><text:s text:c="5"/><text:span text:style-name="T1">| &gt; loss_kl: 1.5195800065994263 <text:s/>(1.6695442977809503)</text:span></text:p>
      <text:p text:style-name="P3"><text:s text:c="5"/><text:span text:style-name="T1">| &gt; loss_feat: 7.13516092300415 <text:s/>(6.849637476470181)</text:span></text:p>
      <text:p text:style-name="P3"><text:s text:c="5"/><text:span text:style-name="T1">| &gt; loss_mel: 16.110193252563477 <text:s/>(15.73708728965855)</text:span></text:p>
      <text:p text:style-name="P3"><text:s text:c="5"/><text:span text:style-name="T1">| &gt; loss_duration: 1.5012364387512207 <text:s/>(1.3908326351492977)</text:span></text:p>
      <text:p text:style-name="P3"><text:s text:c="5"/><text:span text:style-name="T1">| &gt; amp_scaler: 128.0 <text:s/>(128.0)</text:span></text:p>
      <text:p text:style-name="P3"><text:s text:c="5"/><text:span text:style-name="T1">| &gt; loss_1: 28.402530670166016 <text:s/>(27.803945198218692)</text:span></text:p>
      <text:p text:style-name="P3"><text:s text:c="5"/><text:span text:style-name="T1">| &gt; grad_norm_1: tensor(90.4878, device='cuda:0') <text:s/>(tensor(202.9522, device='cuda:0'))</text:span></text:p>
      <text:p text:style-name="P3"><text:s text:c="5"/><text:span text:style-name="T1">| &gt; current_lr_0: 0.000199950003125 </text:span></text:p>
      <text:p text:style-name="P3"><text:s text:c="5"/><text:span text:style-name="T1">| &gt; current_lr_1: 0.000199950003125 </text:span></text:p>
      <text:p text:style-name="P3"><text:s text:c="5"/><text:span text:style-name="T1">| &gt; step_time: 0.6238 <text:s/>(0.5582458693612071)</text:span></text:p>
      <text:p text:style-name="P3"><text:s text:c="5"/><text:span text:style-name="T1">| &gt; loader_time: 0.0084 <text:s/>(0.006134672643749282)</text:span></text:p>
      <text:p text:style-name="P5"/>
      <text:p text:style-name="P5"/>
      <text:p text:style-name="P3"><text:s/><text:span text:style-name="T1">&gt; CHECKPOINT : /kaggle/working/vits_4_nov-May-11-2025_10+42AM-0000000/checkpoint_847000.pth</text:span></text:p>
      <text:p text:style-name="P5"/>
      <text:p text:style-name="P1">[1m <text:s text:c="2"/>--&gt; TIME: 2025-05-11 11:03:51 -- STEP: 339/630 -- GLOBAL_STEP: 847100[0m</text:p>
      <text:p text:style-name="P3"><text:s text:c="5"/><text:span text:style-name="T1">| &gt; loss_disc: 2.86584734916687 <text:s/>(2.6329368490033445)</text:span></text:p>
      <text:p text:style-name="P3"><text:s text:c="5"/><text:span text:style-name="T1">| &gt; loss_disc_real_0: 0.1360049843788147 <text:s/>(0.18498139914158176)</text:span></text:p>
      <text:p text:style-name="P3"><text:s text:c="5"/><text:span text:style-name="T1">| &gt; loss_disc_real_1: 0.1735565960407257 <text:s/>(0.21810860817587124)</text:span></text:p>
      <text:p text:style-name="P3"><text:s text:c="5"/><text:span text:style-name="T1">| &gt; loss_disc_real_2: 0.18267717957496643 <text:s/>(0.22950275382988572)</text:span></text:p>
      <text:p text:style-name="P3"><text:s text:c="5"/><text:span text:style-name="T1">| &gt; loss_disc_real_3: 0.31144627928733826 <text:s/>(0.23242402780020835)</text:span></text:p>
      <text:p text:style-name="P3"><text:s text:c="5"/><text:span text:style-name="T1">| &gt; loss_disc_real_4: 0.2795877158641815 <text:s/>(0.24091053562881673)</text:span></text:p>
      <text:p text:style-name="P3"><text:s text:c="5"/><text:span text:style-name="T1">| &gt; loss_disc_real_5: 0.2307272106409073 <text:s/>(0.22932814927579379)</text:span></text:p>
      <text:p text:style-name="P3"><text:s text:c="5"/><text:span text:style-name="T1">| &gt; loss_0: 2.86584734916687 <text:s/>(2.6329368490033445)</text:span></text:p>
      <text:p text:style-name="P3"><text:s text:c="5"/><text:span text:style-name="T1">| &gt; grad_norm_0: tensor(12.4438, device='cuda:0') <text:s/>(tensor(19.1757, device='cuda:0'))</text:span></text:p>
      <text:p text:style-name="P3"><text:s text:c="5"/><text:span text:style-name="T1">| &gt; loss_gen: 1.9125051498413086 <text:s/>(2.168147905737953)</text:span></text:p>
      <text:p text:style-name="P3"><text:s text:c="5"/><text:span text:style-name="T1">| &gt; loss_kl: 1.5244947671890259 <text:s/>(1.6659834149312833)</text:span></text:p>
      <text:p text:style-name="P3"><text:s text:c="5"/><text:span text:style-name="T1">| &gt; loss_feat: 7.02296781539917 <text:s/>(6.823602883161698)</text:span></text:p>
      <text:p text:style-name="P3"><text:s text:c="5"/><text:span text:style-name="T1">| &gt; loss_mel: 16.402368545532227 <text:s/>(15.711853137058494)</text:span></text:p>
      <text:p text:style-name="P3"><text:s text:c="5"/><text:span text:style-name="T1">| &gt; loss_duration: 1.4626991748809814 <text:s/>(1.4149229234650424)</text:span></text:p>
      <text:p text:style-name="P3"><text:s text:c="5"/><text:span text:style-name="T1">| &gt; amp_scaler: 128.0 <text:s/>(128.0)</text:span></text:p>
      <text:p text:style-name="P3"><text:s text:c="5"/><text:span text:style-name="T1">| &gt; loss_1: 28.325035095214844 <text:s/>(27.784510255211575)</text:span></text:p>
      <text:p text:style-name="P3"><text:s text:c="5"/><text:span text:style-name="T1">| &gt; grad_norm_1: tensor(133.2145, device='cuda:0') <text:s/>(tensor(234.5836, device='cuda:0'))</text:span></text:p>
      <text:p text:style-name="P3"><text:s text:c="5"/><text:span text:style-name="T1">| &gt; current_lr_0: 0.000199950003125 </text:span></text:p>
      <text:p text:style-name="P3"><text:s text:c="5"/><text:span text:style-name="T1">| &gt; current_lr_1: 0.000199950003125 </text:span></text:p>
      <text:p text:style-name="P3"><text:s text:c="5"/><text:span text:style-name="T1">| &gt; step_time: 0.7079 <text:s/>(0.5881813514900767)</text:span></text:p>
      <text:p text:style-name="P3"><text:s text:c="5"/><text:span text:style-name="T1">| &gt; loader_time: 0.0089 <text:s/>(0.006759910808551978)</text:span></text:p>
      <text:p text:style-name="P5"/>
      <text:p text:style-name="P5"/>
      <text:p text:style-name="P1">[1m <text:s text:c="2"/>--&gt; TIME: 2025-05-11 11:05:05 -- STEP: 439/630 -- GLOBAL_STEP: 847200[0m</text:p>
      <text:p text:style-name="P3"><text:soft-page-break/><text:s text:c="5"/><text:span text:style-name="T1">| &gt; loss_disc: 2.7437634468078613 <text:s/>(2.635921422875823)</text:span></text:p>
      <text:p text:style-name="P3"><text:s text:c="5"/><text:span text:style-name="T1">| &gt; loss_disc_real_0: 0.13118135929107666 <text:s/>(0.18496443573937058)</text:span></text:p>
      <text:p text:style-name="P3"><text:s text:c="5"/><text:span text:style-name="T1">| &gt; loss_disc_real_1: 0.1897825449705124 <text:s/>(0.21847321025195585)</text:span></text:p>
      <text:p text:style-name="P3"><text:s text:c="5"/><text:span text:style-name="T1">| &gt; loss_disc_real_2: 0.2615099251270294 <text:s/>(0.23017793798772512)</text:span></text:p>
      <text:p text:style-name="P3"><text:s text:c="5"/><text:span text:style-name="T1">| &gt; loss_disc_real_3: 0.23428450524806976 <text:s/>(0.23245560057070913)</text:span></text:p>
      <text:p text:style-name="P3"><text:s text:c="5"/><text:span text:style-name="T1">| &gt; loss_disc_real_4: 0.22263634204864502 <text:s/>(0.2409320417324883)</text:span></text:p>
      <text:p text:style-name="P3"><text:s text:c="5"/><text:span text:style-name="T1">| &gt; loss_disc_real_5: 0.2609485983848572 <text:s/>(0.23103010331986976)</text:span></text:p>
      <text:p text:style-name="P3"><text:s text:c="5"/><text:span text:style-name="T1">| &gt; loss_0: 2.7437634468078613 <text:s/>(2.635921422875823)</text:span></text:p>
      <text:p text:style-name="P3"><text:s text:c="5"/><text:span text:style-name="T1">| &gt; grad_norm_0: tensor(12.8820, device='cuda:0') <text:s/>(tensor(18.1460, device='cuda:0'))</text:span></text:p>
      <text:p text:style-name="P3"><text:s text:c="5"/><text:span text:style-name="T1">| &gt; loss_gen: 1.8825372457504272 <text:s/>(2.1623579619414164)</text:span></text:p>
      <text:p text:style-name="P3"><text:s text:c="5"/><text:span text:style-name="T1">| &gt; loss_kl: 1.6428592205047607 <text:s/>(1.659541026606375)</text:span></text:p>
      <text:p text:style-name="P3"><text:s text:c="5"/><text:span text:style-name="T1">| &gt; loss_feat: 6.47666072845459 <text:s/>(6.810881286655853)</text:span></text:p>
      <text:p text:style-name="P3"><text:s text:c="5"/><text:span text:style-name="T1">| &gt; loss_mel: 15.331645011901855 <text:s/>(15.704508614159934)</text:span></text:p>
      <text:p text:style-name="P3"><text:s text:c="5"/><text:span text:style-name="T1">| &gt; loss_duration: 1.4854618310928345 <text:s/>(1.4173734158209623)</text:span></text:p>
      <text:p text:style-name="P3"><text:s text:c="5"/><text:span text:style-name="T1">| &gt; amp_scaler: 128.0 <text:s/>(128.0)</text:span></text:p>
      <text:p text:style-name="P3"><text:s text:c="5"/><text:span text:style-name="T1">| &gt; loss_1: 26.819164276123047 <text:s/>(27.754662316046435)</text:span></text:p>
      <text:p text:style-name="P3"><text:s text:c="5"/><text:span text:style-name="T1">| &gt; grad_norm_1: tensor(111.8562, device='cuda:0') <text:s/>(tensor(218.4641, device='cuda:0'))</text:span></text:p>
      <text:p text:style-name="P3"><text:s text:c="5"/><text:span text:style-name="T1">| &gt; current_lr_0: 0.000199950003125 </text:span></text:p>
      <text:p text:style-name="P3"><text:s text:c="5"/><text:span text:style-name="T1">| &gt; current_lr_1: 0.000199950003125 </text:span></text:p>
      <text:p text:style-name="P3"><text:s text:c="5"/><text:span text:style-name="T1">| &gt; step_time: 0.7582 <text:s/>(0.6193942806443747)</text:span></text:p>
      <text:p text:style-name="P3"><text:s text:c="5"/><text:span text:style-name="T1">| &gt; loader_time: 0.0097 <text:s/>(0.007350511594350896)</text:span></text:p>
      <text:p text:style-name="P5"/>
      <text:p text:style-name="P5"/>
      <text:p text:style-name="P1">[1m <text:s text:c="2"/>--&gt; TIME: 2025-05-11 11:06:26 -- STEP: 539/630 -- GLOBAL_STEP: 847300[0m</text:p>
      <text:p text:style-name="P3"><text:s text:c="5"/><text:span text:style-name="T1">| &gt; loss_disc: 2.5193333625793457 <text:s/>(2.6408693095969795)</text:span></text:p>
      <text:p text:style-name="P3"><text:s text:c="5"/><text:span text:style-name="T1">| &gt; loss_disc_real_0: 0.17223823070526123 <text:s/>(0.18486974798903175)</text:span></text:p>
      <text:p text:style-name="P3"><text:s text:c="5"/><text:span text:style-name="T1">| &gt; loss_disc_real_1: 0.1972198188304901 <text:s/>(0.21793109103899055)</text:span></text:p>
      <text:p text:style-name="P3"><text:s text:c="5"/><text:span text:style-name="T1">| &gt; loss_disc_real_2: 0.1993849277496338 <text:s/>(0.23083304662209053)</text:span></text:p>
      <text:p text:style-name="P3"><text:s text:c="5"/><text:span text:style-name="T1">| &gt; loss_disc_real_3: 0.2418670356273651 <text:s/>(0.23308929778870494)</text:span></text:p>
      <text:p text:style-name="P3"><text:s text:c="5"/><text:span text:style-name="T1">| &gt; loss_disc_real_4: 0.24675744771957397 <text:s/>(0.24095862122435738)</text:span></text:p>
      <text:p text:style-name="P3"><text:s text:c="5"/><text:span text:style-name="T1">| &gt; loss_disc_real_5: 0.25244227051734924 <text:s/>(0.23215869246033435)</text:span></text:p>
      <text:p text:style-name="P3"><text:s text:c="5"/><text:span text:style-name="T1">| &gt; loss_0: 2.5193333625793457 <text:s/>(2.6408693095969795)</text:span></text:p>
      <text:p text:style-name="P3"><text:s text:c="5"/><text:span text:style-name="T1">| &gt; grad_norm_0: tensor(19.6629, device='cuda:0') <text:s/>(tensor(17.4381, device='cuda:0'))</text:span></text:p>
      <text:p text:style-name="P3"><text:s text:c="5"/><text:span text:style-name="T1">| &gt; loss_gen: 2.267230749130249 <text:s/>(2.1516076848325554)</text:span></text:p>
      <text:p text:style-name="P3"><text:s text:c="5"/><text:span text:style-name="T1">| &gt; loss_kl: 1.6214178800582886 <text:s/>(1.6571723981337114)</text:span></text:p>
      <text:p text:style-name="P3"><text:s text:c="5"/><text:span text:style-name="T1">| &gt; loss_feat: 6.824733257293701 <text:s/>(6.760517710436254)</text:span></text:p>
      <text:p text:style-name="P3"><text:s text:c="5"/><text:span text:style-name="T1">| &gt; loss_mel: 15.594868659973145 <text:s/>(15.67778255590039)</text:span></text:p>
      <text:p text:style-name="P3"><text:s text:c="5"/><text:span text:style-name="T1">| &gt; loss_duration: 1.466281771659851 <text:s/>(1.428299910946989)</text:span></text:p>
      <text:p text:style-name="P3"><text:s text:c="5"/><text:span text:style-name="T1">| &gt; amp_scaler: 128.0 <text:s/>(128.0)</text:span></text:p>
      <text:p text:style-name="P3"><text:s text:c="5"/><text:span text:style-name="T1">| &gt; loss_1: 27.774532318115234 <text:s/>(27.67538028922284)</text:span></text:p>
      <text:p text:style-name="P3"><text:s text:c="5"/><text:span text:style-name="T1">| &gt; grad_norm_1: tensor(211.4097, device='cuda:0') <text:s/>(tensor(205.6940, device='cuda:0'))</text:span></text:p>
      <text:p text:style-name="P3"><text:s text:c="5"/><text:span text:style-name="T1">| &gt; current_lr_0: 0.000199950003125 </text:span></text:p>
      <text:p text:style-name="P3"><text:s text:c="5"/><text:span text:style-name="T1">| &gt; current_lr_1: 0.000199950003125 </text:span></text:p>
      <text:p text:style-name="P3"><text:s text:c="5"/><text:span text:style-name="T1">| &gt; step_time: 0.8501 <text:s/>(0.6505922271502035)</text:span></text:p>
      <text:p text:style-name="P3"><text:s text:c="5"/><text:span text:style-name="T1">| &gt; loader_time: 0.0104 <text:s/>(0.007948429111204696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083819230397542 [0m(+0.00019923845926920515)</text:span></text:p>
      <text:p text:style-name="P3"><text:s text:c="5"/><text:span text:style-name="T1">| &gt; avg_loss_disc:[92m 2.5807710687319436 [0m(-0.057132184505462646)</text:span></text:p>
      <text:p text:style-name="P3"><text:s text:c="5"/><text:span text:style-name="T1">| &gt; avg_loss_disc_real_0:[92m 0.1813477948307991 [0m(-0.03467749928434691)</text:span></text:p>
      <text:p text:style-name="P3"><text:s text:c="5"/><text:span text:style-name="T1">| &gt; avg_loss_disc_real_1:[91m 0.26946791013081867 [0m(+0.020636224498351396)</text:span></text:p>
      <text:p text:style-name="P3"><text:s text:c="5"/><text:span text:style-name="T1">| &gt; avg_loss_disc_real_2:[91m 0.20727399736642838 [0m(+0.0007968048254648752)</text:span></text:p>
      <text:p text:style-name="P3"><text:s text:c="5"/><text:span text:style-name="T1">| &gt; avg_loss_disc_real_3:[92m 0.20686607932051024 [0m(-0.07191172987222674)</text:span></text:p>
      <text:p text:style-name="P3"><text:s text:c="5"/><text:span text:style-name="T1">| &gt; avg_loss_disc_real_4:[92m 0.2212583695848783 [0m(-0.05702704936265943)</text:span></text:p>
      <text:p text:style-name="P3"><text:soft-page-break/><text:s text:c="5"/><text:span text:style-name="T1">| &gt; avg_loss_disc_real_5:[92m 0.21127810453375181 [0m(-0.038076307624578476)</text:span></text:p>
      <text:p text:style-name="P3"><text:s text:c="5"/><text:span text:style-name="T1">| &gt; avg_loss_0:[92m 2.5807710687319436 [0m(-0.057132184505462646)</text:span></text:p>
      <text:p text:style-name="P3"><text:s text:c="5"/><text:span text:style-name="T1">| &gt; avg_loss_gen:[92m 2.0689645508925123 [0m(-0.17474256952603628)</text:span></text:p>
      <text:p text:style-name="P3"><text:s text:c="5"/><text:span text:style-name="T1">| &gt; avg_loss_kl:[92m 1.590812121828397 [0m(-0.21787171065807343)</text:span></text:p>
      <text:p text:style-name="P3"><text:s text:c="5"/><text:span text:style-name="T1">| &gt; avg_loss_feat:[92m 6.744914889335632 [0m(-0.0812984307607012)</text:span></text:p>
      <text:p text:style-name="P3"><text:s text:c="5"/><text:span text:style-name="T1">| &gt; avg_loss_mel:[91m 15.705386956532797 [0m(+0.38399513562520404)</text:span></text:p>
      <text:p text:style-name="P3"><text:s text:c="5"/><text:span text:style-name="T1">| &gt; avg_loss_duration:[91m 1.5260797043641408 [0m(+0.0020531217257180323)</text:span></text:p>
      <text:p text:style-name="P3"><text:s text:c="5"/><text:span text:style-name="T1">| &gt; avg_loss_1:[92m 27.63615846633911 [0m(-0.08786408106486121)</text:span></text:p>
      <text:p text:style-name="P5"/>
      <text:p text:style-name="P3"><text:s/><text:span text:style-name="T1">&gt; BEST MODEL : /kaggle/working/vits_4_nov-May-11-2025_10+42AM-0000000/best_model_847391.pth</text:span></text:p>
      <text:p text:style-name="P5"/>
      <text:p text:style-name="P1">[4m[1m &gt; EPOCH: 3/50[0m</text:p>
      <text:p text:style-name="P3"><text:s/><text:span text:style-name="T1">--&gt; /kaggle/working/vits_4_nov-May-11-2025_10+42AM-0000000</text:span></text:p>
      <text:p text:style-name="P5"/>
      <text:p text:style-name="P1">[1m &gt; TRAINING (2025-05-11 11:08:09) [0m</text:p>
      <text:p text:style-name="P5"/>
      <text:p text:style-name="P1">[1m <text:s text:c="2"/>--&gt; TIME: 2025-05-11 11:08:14 -- STEP: 9/630 -- GLOBAL_STEP: 847400[0m</text:p>
      <text:p text:style-name="P3"><text:s text:c="5"/><text:span text:style-name="T1">| &gt; loss_disc: 2.7152466773986816 <text:s/>(2.6437856356302896)</text:span></text:p>
      <text:p text:style-name="P3"><text:s text:c="5"/><text:span text:style-name="T1">| &gt; loss_disc_real_0: 0.21996816992759705 <text:s/>(0.17755872839026982)</text:span></text:p>
      <text:p text:style-name="P3"><text:s text:c="5"/><text:span text:style-name="T1">| &gt; loss_disc_real_1: 0.14649567008018494 <text:s/>(0.21882064474953544)</text:span></text:p>
      <text:p text:style-name="P3"><text:s text:c="5"/><text:span text:style-name="T1">| &gt; loss_disc_real_2: 0.250994473695755 <text:s/>(0.24850805931621128)</text:span></text:p>
      <text:p text:style-name="P3"><text:s text:c="5"/><text:span text:style-name="T1">| &gt; loss_disc_real_3: 0.27626046538352966 <text:s/>(0.25574207968182033)</text:span></text:p>
      <text:p text:style-name="P3"><text:s text:c="5"/><text:span text:style-name="T1">| &gt; loss_disc_real_4: 0.2437787503004074 <text:s/>(0.24911387099160087)</text:span></text:p>
      <text:p text:style-name="P3"><text:s text:c="5"/><text:span text:style-name="T1">| &gt; loss_disc_real_5: 0.2786128520965576 <text:s/>(0.2297416627407074)</text:span></text:p>
      <text:p text:style-name="P3"><text:s text:c="5"/><text:span text:style-name="T1">| &gt; loss_0: 2.7152466773986816 <text:s/>(2.6437856356302896)</text:span></text:p>
      <text:p text:style-name="P3"><text:s text:c="5"/><text:span text:style-name="T1">| &gt; grad_norm_0: tensor(19.4200, device='cuda:0') <text:s/>(tensor(18.1285, device='cuda:0'))</text:span></text:p>
      <text:p text:style-name="P3"><text:s text:c="5"/><text:span text:style-name="T1">| &gt; loss_gen: 2.170548915863037 <text:s/>(2.2410297658708362)</text:span></text:p>
      <text:p text:style-name="P3"><text:s text:c="5"/><text:span text:style-name="T1">| &gt; loss_kl: 1.7120338678359985 <text:s/>(1.6020174953672621)</text:span></text:p>
      <text:p text:style-name="P3"><text:s text:c="5"/><text:span text:style-name="T1">| &gt; loss_feat: 6.472958087921143 <text:s/>(7.0957470999823675)</text:span></text:p>
      <text:p text:style-name="P3"><text:s text:c="5"/><text:span text:style-name="T1">| &gt; loss_mel: 15.235560417175293 <text:s/>(15.719288402133518)</text:span></text:p>
      <text:p text:style-name="P3"><text:s text:c="5"/><text:span text:style-name="T1">| &gt; loss_duration: 1.4808781147003174 <text:s/>(1.453996115260654)</text:span></text:p>
      <text:p text:style-name="P3"><text:s text:c="5"/><text:span text:style-name="T1">| &gt; amp_scaler: 128.0 <text:s/>(128.0)</text:span></text:p>
      <text:p text:style-name="P3"><text:s text:c="5"/><text:span text:style-name="T1">| &gt; loss_1: 27.071979522705078 <text:s/>(28.112078772650825)</text:span></text:p>
      <text:p text:style-name="P3"><text:s text:c="5"/><text:span text:style-name="T1">| &gt; grad_norm_1: tensor(284.8761, device='cuda:0') <text:s/>(tensor(284.2424, device='cuda:0'))</text:span></text:p>
      <text:p text:style-name="P3"><text:s text:c="5"/><text:span text:style-name="T1">| &gt; current_lr_0: 0.00019992500937460937 </text:span></text:p>
      <text:p text:style-name="P3"><text:s text:c="5"/><text:span text:style-name="T1">| &gt; current_lr_1: 0.00019992500937460937 </text:span></text:p>
      <text:p text:style-name="P3"><text:s text:c="5"/><text:span text:style-name="T1">| &gt; step_time: 0.5451 <text:s/>(0.5107622146606445)</text:span></text:p>
      <text:p text:style-name="P3"><text:s text:c="5"/><text:span text:style-name="T1">| &gt; loader_time: 0.0048 <text:s/>(0.004355880949232314)</text:span></text:p>
      <text:p text:style-name="P5"/>
      <text:p text:style-name="P5"/>
      <text:p text:style-name="P1">[1m <text:s text:c="2"/>--&gt; TIME: 2025-05-11 11:09:10 -- STEP: 109/630 -- GLOBAL_STEP: 847500[0m</text:p>
      <text:p text:style-name="P3"><text:s text:c="5"/><text:span text:style-name="T1">| &gt; loss_disc: 2.7231435775756836 <text:s/>(2.6362221853448715)</text:span></text:p>
      <text:p text:style-name="P3"><text:s text:c="5"/><text:span text:style-name="T1">| &gt; loss_disc_real_0: 0.14146150648593903 <text:s/>(0.1836582513167224)</text:span></text:p>
      <text:p text:style-name="P3"><text:s text:c="5"/><text:span text:style-name="T1">| &gt; loss_disc_real_1: 0.2859887182712555 <text:s/>(0.21947327461264549)</text:span></text:p>
      <text:p text:style-name="P3"><text:s text:c="5"/><text:span text:style-name="T1">| &gt; loss_disc_real_2: 0.2388121336698532 <text:s/>(0.2305063006527927)</text:span></text:p>
      <text:p text:style-name="P3"><text:s text:c="5"/><text:span text:style-name="T1">| &gt; loss_disc_real_3: 0.24354219436645508 <text:s/>(0.2327250644154505)</text:span></text:p>
      <text:p text:style-name="P3"><text:s text:c="5"/><text:span text:style-name="T1">| &gt; loss_disc_real_4: 0.259697288274765 <text:s/>(0.24237610522760164)</text:span></text:p>
      <text:p text:style-name="P3"><text:s text:c="5"/><text:span text:style-name="T1">| &gt; loss_disc_real_5: 0.2851340174674988 <text:s/>(0.2303976141804949)</text:span></text:p>
      <text:p text:style-name="P3"><text:s text:c="5"/><text:span text:style-name="T1">| &gt; loss_0: 2.7231435775756836 <text:s/>(2.6362221853448715)</text:span></text:p>
      <text:p text:style-name="P3"><text:s text:c="5"/><text:span text:style-name="T1">| &gt; grad_norm_0: tensor(27.1579, device='cuda:0') <text:s/>(tensor(20.4140, device='cuda:0'))</text:span></text:p>
      <text:p text:style-name="P3"><text:s text:c="5"/><text:span text:style-name="T1">| &gt; loss_gen: 2.164444923400879 <text:s/>(2.175842243597049)</text:span></text:p>
      <text:p text:style-name="P3"><text:s text:c="5"/><text:span text:style-name="T1">| &gt; loss_kl: 1.5114569664001465 <text:s/>(1.647964305833939)</text:span></text:p>
      <text:p text:style-name="P3"><text:s text:c="5"/><text:span text:style-name="T1">| &gt; loss_feat: 5.899105548858643 <text:s/>(6.9910876641579724)</text:span></text:p>
      <text:p text:style-name="P3"><text:s text:c="5"/><text:span text:style-name="T1">| &gt; loss_mel: 15.78187370300293 <text:s/>(15.705259935571513)</text:span></text:p>
      <text:p text:style-name="P3"><text:s text:c="5"/><text:span text:style-name="T1">| &gt; loss_duration: 1.530673623085022 <text:s/>(1.4199764531686765)</text:span></text:p>
      <text:p text:style-name="P3"><text:s text:c="5"/><text:span text:style-name="T1">| &gt; amp_scaler: 128.0 <text:s/>(128.0)</text:span></text:p>
      <text:p text:style-name="P3"><text:s text:c="5"/><text:span text:style-name="T1">| &gt; loss_1: 26.887554168701172 <text:s/>(27.94013067122993)</text:span></text:p>
      <text:p text:style-name="P3"><text:s text:c="5"/><text:span text:style-name="T1">| &gt; grad_norm_1: tensor(373.8073, device='cuda:0') <text:s/>(tensor(269.4125, device='cuda:0'))</text:span></text:p>
      <text:p text:style-name="P3"><text:soft-page-break/><text:s text:c="5"/><text:span text:style-name="T1">| &gt; current_lr_0: 0.00019992500937460937 </text:span></text:p>
      <text:p text:style-name="P3"><text:s text:c="5"/><text:span text:style-name="T1">| &gt; current_lr_1: 0.00019992500937460937 </text:span></text:p>
      <text:p text:style-name="P3"><text:s text:c="5"/><text:span text:style-name="T1">| &gt; step_time: 0.5316 <text:s/>(0.5397995852549141)</text:span></text:p>
      <text:p text:style-name="P3"><text:s text:c="5"/><text:span text:style-name="T1">| &gt; loader_time: 0.0054 <text:s/>(0.005355826211631845)</text:span></text:p>
      <text:p text:style-name="P5"/>
      <text:p text:style-name="P5"/>
      <text:p text:style-name="P3"><text:s/><text:span text:style-name="T1">&gt; CHECKPOINT : /kaggle/working/vits_4_nov-May-11-2025_10+42AM-0000000/checkpoint_847500.pth</text:span></text:p>
      <text:p text:style-name="P5"/>
      <text:p text:style-name="P1">[1m <text:s text:c="2"/>--&gt; TIME: 2025-05-11 11:10:12 -- STEP: 209/630 -- GLOBAL_STEP: 847600[0m</text:p>
      <text:p text:style-name="P3"><text:s text:c="5"/><text:span text:style-name="T1">| &gt; loss_disc: 2.4954919815063477 <text:s/>(2.643012459768633)</text:span></text:p>
      <text:p text:style-name="P3"><text:s text:c="5"/><text:span text:style-name="T1">| &gt; loss_disc_real_0: 0.16084185242652893 <text:s/>(0.18572969784576926)</text:span></text:p>
      <text:p text:style-name="P3"><text:s text:c="5"/><text:span text:style-name="T1">| &gt; loss_disc_real_1: 0.15951761603355408 <text:s/>(0.216708033207501)</text:span></text:p>
      <text:p text:style-name="P3"><text:s text:c="5"/><text:span text:style-name="T1">| &gt; loss_disc_real_2: 0.21686913073062897 <text:s/>(0.2296487515765514)</text:span></text:p>
      <text:p text:style-name="P3"><text:s text:c="5"/><text:span text:style-name="T1">| &gt; loss_disc_real_3: 0.2788636088371277 <text:s/>(0.23358113236689682)</text:span></text:p>
      <text:p text:style-name="P3"><text:s text:c="5"/><text:span text:style-name="T1">| &gt; loss_disc_real_4: 0.199715718626976 <text:s/>(0.2412203014895106)</text:span></text:p>
      <text:p text:style-name="P3"><text:s text:c="5"/><text:span text:style-name="T1">| &gt; loss_disc_real_5: 0.1921345740556717 <text:s/>(0.23302028588415905)</text:span></text:p>
      <text:p text:style-name="P3"><text:s text:c="5"/><text:span text:style-name="T1">| &gt; loss_0: 2.4954919815063477 <text:s/>(2.643012459768633)</text:span></text:p>
      <text:p text:style-name="P3"><text:s text:c="5"/><text:span text:style-name="T1">| &gt; grad_norm_0: tensor(13.4067, device='cuda:0') <text:s/>(tensor(18.0284, device='cuda:0'))</text:span></text:p>
      <text:p text:style-name="P3"><text:s text:c="5"/><text:span text:style-name="T1">| &gt; loss_gen: 2.1202151775360107 <text:s/>(2.1611986941698067)</text:span></text:p>
      <text:p text:style-name="P3"><text:s text:c="5"/><text:span text:style-name="T1">| &gt; loss_kl: 1.4829473495483398 <text:s/>(1.6564267508721238)</text:span></text:p>
      <text:p text:style-name="P3"><text:s text:c="5"/><text:span text:style-name="T1">| &gt; loss_feat: 8.020119667053223 <text:s/>(6.9035361235221595)</text:span></text:p>
      <text:p text:style-name="P3"><text:s text:c="5"/><text:span text:style-name="T1">| &gt; loss_mel: 16.520919799804688 <text:s/>(15.729375734283593)</text:span></text:p>
      <text:p text:style-name="P3"><text:s text:c="5"/><text:span text:style-name="T1">| &gt; loss_duration: 1.5078970193862915 <text:s/>(1.3786693936900094)</text:span></text:p>
      <text:p text:style-name="P3"><text:s text:c="5"/><text:span text:style-name="T1">| &gt; amp_scaler: 128.0 <text:s/>(128.0)</text:span></text:p>
      <text:p text:style-name="P3"><text:s text:c="5"/><text:span text:style-name="T1">| &gt; loss_1: 29.652097702026367 <text:s/>(27.829206630944064)</text:span></text:p>
      <text:p text:style-name="P3"><text:s text:c="5"/><text:span text:style-name="T1">| &gt; grad_norm_1: tensor(227.2528, device='cuda:0') <text:s/>(tensor(227.6851, device='cuda:0'))</text:span></text:p>
      <text:p text:style-name="P3"><text:s text:c="5"/><text:span text:style-name="T1">| &gt; current_lr_0: 0.00019992500937460937 </text:span></text:p>
      <text:p text:style-name="P3"><text:s text:c="5"/><text:span text:style-name="T1">| &gt; current_lr_1: 0.00019992500937460937 </text:span></text:p>
      <text:p text:style-name="P3"><text:s text:c="5"/><text:span text:style-name="T1">| &gt; step_time: 0.5908 <text:s/>(0.5590651445981983)</text:span></text:p>
      <text:p text:style-name="P3"><text:s text:c="5"/><text:span text:style-name="T1">| &gt; loader_time: 0.0068 <text:s/>(0.0059015864960884935)</text:span></text:p>
      <text:p text:style-name="P5"/>
      <text:p text:style-name="P5"/>
      <text:p text:style-name="P1">[1m <text:s text:c="2"/>--&gt; TIME: 2025-05-11 11:11:14 -- STEP: 309/630 -- GLOBAL_STEP: 847700[0m</text:p>
      <text:p text:style-name="P3"><text:s text:c="5"/><text:span text:style-name="T1">| &gt; loss_disc: 2.5840983390808105 <text:s/>(2.6461718128722858)</text:span></text:p>
      <text:p text:style-name="P3"><text:s text:c="5"/><text:span text:style-name="T1">| &gt; loss_disc_real_0: 0.17634928226470947 <text:s/>(0.1854948859095188)</text:span></text:p>
      <text:p text:style-name="P3"><text:s text:c="5"/><text:span text:style-name="T1">| &gt; loss_disc_real_1: 0.2593403458595276 <text:s/>(0.2182066817692569)</text:span></text:p>
      <text:p text:style-name="P3"><text:s text:c="5"/><text:span text:style-name="T1">| &gt; loss_disc_real_2: 0.2255706489086151 <text:s/>(0.2298289879336712)</text:span></text:p>
      <text:p text:style-name="P3"><text:s text:c="5"/><text:span text:style-name="T1">| &gt; loss_disc_real_3: 0.18876220285892487 <text:s/>(0.23359903707666305)</text:span></text:p>
      <text:p text:style-name="P3"><text:s text:c="5"/><text:span text:style-name="T1">| &gt; loss_disc_real_4: 0.2269698977470398 <text:s/>(0.2412115148838284)</text:span></text:p>
      <text:p text:style-name="P3"><text:s text:c="5"/><text:span text:style-name="T1">| &gt; loss_disc_real_5: 0.20194725692272186 <text:s/>(0.23377592962922403)</text:span></text:p>
      <text:p text:style-name="P3"><text:s text:c="5"/><text:span text:style-name="T1">| &gt; loss_0: 2.5840983390808105 <text:s/>(2.6461718128722858)</text:span></text:p>
      <text:p text:style-name="P3"><text:s text:c="5"/><text:span text:style-name="T1">| &gt; grad_norm_0: tensor(10.6129, device='cuda:0') <text:s/>(tensor(16.5394, device='cuda:0'))</text:span></text:p>
      <text:p text:style-name="P3"><text:s text:c="5"/><text:span text:style-name="T1">| &gt; loss_gen: 2.278930187225342 <text:s/>(2.1458496179395525)</text:span></text:p>
      <text:p text:style-name="P3"><text:s text:c="5"/><text:span text:style-name="T1">| &gt; loss_kl: 1.61849045753479 <text:s/>(1.6620352210350406)</text:span></text:p>
      <text:p text:style-name="P3"><text:s text:c="5"/><text:span text:style-name="T1">| &gt; loss_feat: 7.731960296630859 <text:s/>(6.7985929532344285)</text:span></text:p>
      <text:p text:style-name="P3"><text:s text:c="5"/><text:span text:style-name="T1">| &gt; loss_mel: 15.42815113067627 <text:s/>(15.709448224904081)</text:span></text:p>
      <text:p text:style-name="P3"><text:s text:c="5"/><text:span text:style-name="T1">| &gt; loss_duration: 1.4320203065872192 <text:s/>(1.4089960500260392)</text:span></text:p>
      <text:p text:style-name="P3"><text:s text:c="5"/><text:span text:style-name="T1">| &gt; amp_scaler: 128.0 <text:s/>(128.0)</text:span></text:p>
      <text:p text:style-name="P3"><text:s text:c="5"/><text:span text:style-name="T1">| &gt; loss_1: 28.489553451538086 <text:s/>(27.724922013514245)</text:span></text:p>
      <text:p text:style-name="P3"><text:s text:c="5"/><text:span text:style-name="T1">| &gt; grad_norm_1: tensor(69.5764, device='cuda:0') <text:s/>(tensor(199.9387, device='cuda:0'))</text:span></text:p>
      <text:p text:style-name="P3"><text:s text:c="5"/><text:span text:style-name="T1">| &gt; current_lr_0: 0.00019992500937460937 </text:span></text:p>
      <text:p text:style-name="P3"><text:s text:c="5"/><text:span text:style-name="T1">| &gt; current_lr_1: 0.00019992500937460937 </text:span></text:p>
      <text:p text:style-name="P3"><text:s text:c="5"/><text:span text:style-name="T1">| &gt; step_time: 0.6448 <text:s/>(0.5745433349053835)</text:span></text:p>
      <text:p text:style-name="P3"><text:s text:c="5"/><text:span text:style-name="T1">| &gt; loader_time: 0.0093 <text:s/>(0.006463426602311118)</text:span></text:p>
      <text:p text:style-name="P5"/>
      <text:p text:style-name="P5"/>
      <text:p text:style-name="P1">[1m <text:s text:c="2"/>--&gt; TIME: 2025-05-11 11:12:23 -- STEP: 409/630 -- GLOBAL_STEP: 847800[0m</text:p>
      <text:p text:style-name="P3"><text:s text:c="5"/><text:span text:style-name="T1">| &gt; loss_disc: 2.58408260345459 <text:s/>(2.64554050965531)</text:span></text:p>
      <text:p text:style-name="P3"><text:s text:c="5"/><text:span text:style-name="T1">| &gt; loss_disc_real_0: 0.13621994853019714 <text:s/>(0.1873712814105607)</text:span></text:p>
      <text:p text:style-name="P3"><text:soft-page-break/><text:s text:c="5"/><text:span text:style-name="T1">| &gt; loss_disc_real_1: 0.23083171248435974 <text:s/>(0.21777494503116845)</text:span></text:p>
      <text:p text:style-name="P3"><text:s text:c="5"/><text:span text:style-name="T1">| &gt; loss_disc_real_2: 0.2166929841041565 <text:s/>(0.229602692981221)</text:span></text:p>
      <text:p text:style-name="P3"><text:s text:c="5"/><text:span text:style-name="T1">| &gt; loss_disc_real_3: 0.26528653502464294 <text:s/>(0.23314977395359637)</text:span></text:p>
      <text:p text:style-name="P3"><text:s text:c="5"/><text:span text:style-name="T1">| &gt; loss_disc_real_4: 0.24699954688549042 <text:s/>(0.24152119373925449)</text:span></text:p>
      <text:p text:style-name="P3"><text:s text:c="5"/><text:span text:style-name="T1">| &gt; loss_disc_real_5: 0.23470701277256012 <text:s/>(0.23260931692525635)</text:span></text:p>
      <text:p text:style-name="P3"><text:s text:c="5"/><text:span text:style-name="T1">| &gt; loss_0: 2.58408260345459 <text:s/>(2.64554050965531)</text:span></text:p>
      <text:p text:style-name="P3"><text:s text:c="5"/><text:span text:style-name="T1">| &gt; grad_norm_0: tensor(16.7246, device='cuda:0') <text:s/>(tensor(17.2287, device='cuda:0'))</text:span></text:p>
      <text:p text:style-name="P3"><text:s text:c="5"/><text:span text:style-name="T1">| &gt; loss_gen: 2.1528677940368652 <text:s/>(2.15093382879691)</text:span></text:p>
      <text:p text:style-name="P3"><text:s text:c="5"/><text:span text:style-name="T1">| &gt; loss_kl: 1.7787779569625854 <text:s/>(1.6559418801282029)</text:span></text:p>
      <text:p text:style-name="P3"><text:s text:c="5"/><text:span text:style-name="T1">| &gt; loss_feat: 6.259190082550049 <text:s/>(6.773702908261773)</text:span></text:p>
      <text:p text:style-name="P3"><text:s text:c="5"/><text:span text:style-name="T1">| &gt; loss_mel: 15.877305030822754 <text:s/>(15.727424943359674)</text:span></text:p>
      <text:p text:style-name="P3"><text:s text:c="5"/><text:span text:style-name="T1">| &gt; loss_duration: 1.4985448122024536 <text:s/>(1.4124861063759018)</text:span></text:p>
      <text:p text:style-name="P3"><text:s text:c="5"/><text:span text:style-name="T1">| &gt; amp_scaler: 256.0 <text:s/>(150.22004889975554)</text:span></text:p>
      <text:p text:style-name="P3"><text:s text:c="5"/><text:span text:style-name="T1">| &gt; loss_1: 27.56668472290039 <text:s/>(27.720489618539222)</text:span></text:p>
      <text:p text:style-name="P3"><text:s text:c="5"/><text:span text:style-name="T1">| &gt; grad_norm_1: tensor(372.3783, device='cuda:0') <text:s/>(tensor(207.7983, device='cuda:0'))</text:span></text:p>
      <text:p text:style-name="P3"><text:s text:c="5"/><text:span text:style-name="T1">| &gt; current_lr_0: 0.00019992500937460937 </text:span></text:p>
      <text:p text:style-name="P3"><text:s text:c="5"/><text:span text:style-name="T1">| &gt; current_lr_1: 0.00019992500937460937 </text:span></text:p>
      <text:p text:style-name="P3"><text:s text:c="5"/><text:span text:style-name="T1">| &gt; step_time: 0.6821 <text:s/>(0.5994551694772058)</text:span></text:p>
      <text:p text:style-name="P3"><text:s text:c="5"/><text:span text:style-name="T1">| &gt; loader_time: 0.0105 <text:s/>(0.007041312663071313)</text:span></text:p>
      <text:p text:style-name="P5"/>
      <text:p text:style-name="P5"/>
      <text:p text:style-name="P1">[1m <text:s text:c="2"/>--&gt; TIME: 2025-05-11 11:13:36 -- STEP: 509/630 -- GLOBAL_STEP: 847900[0m</text:p>
      <text:p text:style-name="P3"><text:s text:c="5"/><text:span text:style-name="T1">| &gt; loss_disc: 2.7843806743621826 <text:s/>(2.6448887321944348)</text:span></text:p>
      <text:p text:style-name="P3"><text:s text:c="5"/><text:span text:style-name="T1">| &gt; loss_disc_real_0: 0.2791893482208252 <text:s/>(0.18783841868368495)</text:span></text:p>
      <text:p text:style-name="P3"><text:s text:c="5"/><text:span text:style-name="T1">| &gt; loss_disc_real_1: 0.22858549654483795 <text:s/>(0.21713962790891092)</text:span></text:p>
      <text:p text:style-name="P3"><text:s text:c="5"/><text:span text:style-name="T1">| &gt; loss_disc_real_2: 0.21541932225227356 <text:s/>(0.2298341542628753)</text:span></text:p>
      <text:p text:style-name="P3"><text:s text:c="5"/><text:span text:style-name="T1">| &gt; loss_disc_real_3: 0.2409026175737381 <text:s/>(0.23285145782417305)</text:span></text:p>
      <text:p text:style-name="P3"><text:s text:c="5"/><text:span text:style-name="T1">| &gt; loss_disc_real_4: 0.221908837556839 <text:s/>(0.24115024381161673)</text:span></text:p>
      <text:p text:style-name="P3"><text:s text:c="5"/><text:span text:style-name="T1">| &gt; loss_disc_real_5: 0.2771949768066406 <text:s/>(0.2320149653025835)</text:span></text:p>
      <text:p text:style-name="P3"><text:s text:c="5"/><text:span text:style-name="T1">| &gt; loss_0: 2.7843806743621826 <text:s/>(2.6448887321944348)</text:span></text:p>
      <text:p text:style-name="P3"><text:s text:c="5"/><text:span text:style-name="T1">| &gt; grad_norm_0: tensor(28.4260, device='cuda:0') <text:s/>(tensor(17.9153, device='cuda:0'))</text:span></text:p>
      <text:p text:style-name="P3"><text:s text:c="5"/><text:span text:style-name="T1">| &gt; loss_gen: 2.0368711948394775 <text:s/>(2.1487076942953474)</text:span></text:p>
      <text:p text:style-name="P3"><text:s text:c="5"/><text:span text:style-name="T1">| &gt; loss_kl: 1.9230403900146484 <text:s/>(1.64920229574552)</text:span></text:p>
      <text:p text:style-name="P3"><text:s text:c="5"/><text:span text:style-name="T1">| &gt; loss_feat: 6.7442731857299805 <text:s/>(6.753943079815398)</text:span></text:p>
      <text:p text:style-name="P3"><text:s text:c="5"/><text:span text:style-name="T1">| &gt; loss_mel: 16.7652645111084 <text:s/>(15.724922356296382)</text:span></text:p>
      <text:p text:style-name="P3"><text:s text:c="5"/><text:span text:style-name="T1">| &gt; loss_duration: 1.4772711992263794 <text:s/>(1.4253769567298515)</text:span></text:p>
      <text:p text:style-name="P3"><text:s text:c="5"/><text:span text:style-name="T1">| &gt; amp_scaler: 256.0 <text:s/>(171.00196463654228)</text:span></text:p>
      <text:p text:style-name="P3"><text:s text:c="5"/><text:span text:style-name="T1">| &gt; loss_1: 28.94672203063965 <text:s/>(27.702152364614665)</text:span></text:p>
      <text:p text:style-name="P3"><text:s text:c="5"/><text:span text:style-name="T1">| &gt; grad_norm_1: tensor(217.1055, device='cuda:0') <text:s/>(tensor(218.7612, device='cuda:0'))</text:span></text:p>
      <text:p text:style-name="P3"><text:s text:c="5"/><text:span text:style-name="T1">| &gt; current_lr_0: 0.00019992500937460937 </text:span></text:p>
      <text:p text:style-name="P3"><text:s text:c="5"/><text:span text:style-name="T1">| &gt; current_lr_1: 0.00019992500937460937 </text:span></text:p>
      <text:p text:style-name="P3"><text:s text:c="5"/><text:span text:style-name="T1">| &gt; step_time: 0.8444 <text:s/>(0.6228935924634952)</text:span></text:p>
      <text:p text:style-name="P3"><text:s text:c="5"/><text:span text:style-name="T1">| &gt; loader_time: 0.0114 <text:s/>(0.007579910731737178)</text:span></text:p>
      <text:p text:style-name="P5"/>
      <text:p text:style-name="P5"/>
      <text:p text:style-name="P1">[1m <text:s text:c="2"/>--&gt; TIME: 2025-05-11 11:15:03 -- STEP: 609/630 -- GLOBAL_STEP: 848000[0m</text:p>
      <text:p text:style-name="P3"><text:s text:c="5"/><text:span text:style-name="T1">| &gt; loss_disc: 2.594805955886841 <text:s/>(2.6433318052777333)</text:span></text:p>
      <text:p text:style-name="P3"><text:s text:c="5"/><text:span text:style-name="T1">| &gt; loss_disc_real_0: 0.11678756773471832 <text:s/>(0.18739399190973782)</text:span></text:p>
      <text:p text:style-name="P3"><text:s text:c="5"/><text:span text:style-name="T1">| &gt; loss_disc_real_1: 0.20098260045051575 <text:s/>(0.21757863581865683)</text:span></text:p>
      <text:p text:style-name="P3"><text:s text:c="5"/><text:span text:style-name="T1">| &gt; loss_disc_real_2: 0.21431326866149902 <text:s/>(0.2294953197901472)</text:span></text:p>
      <text:p text:style-name="P3"><text:s text:c="5"/><text:span text:style-name="T1">| &gt; loss_disc_real_3: 0.20848120748996735 <text:s/>(0.23300538073815344)</text:span></text:p>
      <text:p text:style-name="P3"><text:s text:c="5"/><text:span text:style-name="T1">| &gt; loss_disc_real_4: 0.2163204401731491 <text:s/>(0.24151779615820335)</text:span></text:p>
      <text:p text:style-name="P3"><text:s text:c="5"/><text:span text:style-name="T1">| &gt; loss_disc_real_5: 0.18168684840202332 <text:s/>(0.23126553715939202)</text:span></text:p>
      <text:p text:style-name="P3"><text:s text:c="5"/><text:span text:style-name="T1">| &gt; loss_0: 2.594805955886841 <text:s/>(2.6433318052777333)</text:span></text:p>
      <text:p text:style-name="P3"><text:s text:c="5"/><text:span text:style-name="T1">| &gt; grad_norm_0: tensor(33.7136, device='cuda:0') <text:s/>(tensor(18.7513, device='cuda:0'))</text:span></text:p>
      <text:p text:style-name="P3"><text:s text:c="5"/><text:span text:style-name="T1">| &gt; loss_gen: 2.115962028503418 <text:s/>(2.1485164327965993)</text:span></text:p>
      <text:p text:style-name="P3"><text:s text:c="5"/><text:span text:style-name="T1">| &gt; loss_kl: 1.4413589239120483 <text:s/>(1.6498650698043251)</text:span></text:p>
      <text:p text:style-name="P3"><text:s text:c="5"/><text:span text:style-name="T1">| &gt; loss_feat: 6.936568260192871 <text:s/>(6.7431923736296655)</text:span></text:p>
      <text:p text:style-name="P3"><text:s text:c="5"/><text:span text:style-name="T1">| &gt; loss_mel: 16.025634765625 <text:s/>(15.723194164595581)</text:span></text:p>
      <text:p text:style-name="P3"><text:soft-page-break/><text:s text:c="5"/><text:span text:style-name="T1">| &gt; loss_duration: 1.4954028129577637 <text:s/>(1.435621669922752)</text:span></text:p>
      <text:p text:style-name="P3"><text:s text:c="5"/><text:span text:style-name="T1">| &gt; amp_scaler: 256.0 <text:s/>(184.9589490968802)</text:span></text:p>
      <text:p text:style-name="P3"><text:s text:c="5"/><text:span text:style-name="T1">| &gt; loss_1: 28.01492691040039 <text:s/>(27.70038969606798)</text:span></text:p>
      <text:p text:style-name="P3"><text:s text:c="5"/><text:span text:style-name="T1">| &gt; grad_norm_1: tensor(502.3334, device='cuda:0') <text:s/>(tensor(228.4983, device='cuda:0'))</text:span></text:p>
      <text:p text:style-name="P3"><text:s text:c="5"/><text:span text:style-name="T1">| &gt; current_lr_0: 0.00019992500937460937 </text:span></text:p>
      <text:p text:style-name="P3"><text:s text:c="5"/><text:span text:style-name="T1">| &gt; current_lr_1: 0.00019992500937460937 </text:span></text:p>
      <text:p text:style-name="P3"><text:s text:c="5"/><text:span text:style-name="T1">| &gt; step_time: 1.0066 <text:s/>(0.6609962683397365)</text:span></text:p>
      <text:p text:style-name="P3"><text:s text:c="5"/><text:span text:style-name="T1">| &gt; loader_time: 0.015 <text:s/>(0.008237997299344667)</text:span></text:p>
      <text:p text:style-name="P5"/>
      <text:p text:style-name="P5"/>
      <text:p text:style-name="P3"><text:s/><text:span text:style-name="T1">&gt; CHECKPOINT : /kaggle/working/vits_4_nov-May-11-2025_10+42AM-0000000/checkpoint_848000.pth</text:span></text:p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263030529022217 [0m(+0.00017921129862467477)</text:span></text:p>
      <text:p text:style-name="P3"><text:s text:c="5"/><text:span text:style-name="T1">| &gt; avg_loss_disc:[91m 2.667661110560099 [0m(+0.08689004182815552)</text:span></text:p>
      <text:p text:style-name="P3"><text:s text:c="5"/><text:span text:style-name="T1">| &gt; avg_loss_disc_real_0:[91m 0.21948272113998732 [0m(+0.038134926309188216)</text:span></text:p>
      <text:p text:style-name="P3"><text:s text:c="5"/><text:span text:style-name="T1">| &gt; avg_loss_disc_real_1:[92m 0.2166959804793199 [0m(-0.05277192965149877)</text:span></text:p>
      <text:p text:style-name="P3"><text:s text:c="5"/><text:span text:style-name="T1">| &gt; avg_loss_disc_real_2:[91m 0.2707526038090388 [0m(+0.06347860644261044)</text:span></text:p>
      <text:p text:style-name="P3"><text:s text:c="5"/><text:span text:style-name="T1">| &gt; avg_loss_disc_real_3:[91m 0.2612185316781203 [0m(+0.054352452357610076)</text:span></text:p>
      <text:p text:style-name="P3"><text:s text:c="5"/><text:span text:style-name="T1">| &gt; avg_loss_disc_real_4:[91m 0.2360858991742134 [0m(+0.014827529589335114)</text:span></text:p>
      <text:p text:style-name="P3"><text:s text:c="5"/><text:span text:style-name="T1">| &gt; avg_loss_disc_real_5:[92m 0.1734116276105245 [0m(-0.03786647692322731)</text:span></text:p>
      <text:p text:style-name="P3"><text:s text:c="5"/><text:span text:style-name="T1">| &gt; avg_loss_0:[91m 2.667661110560099 [0m(+0.08689004182815552)</text:span></text:p>
      <text:p text:style-name="P3"><text:s text:c="5"/><text:span text:style-name="T1">| &gt; avg_loss_gen:[92m 2.052977134784063 [0m(-0.015987416108449448)</text:span></text:p>
      <text:p text:style-name="P3"><text:s text:c="5"/><text:span text:style-name="T1">| &gt; avg_loss_kl:[91m 1.7033897936344147 [0m(+0.11257767180601763)</text:span></text:p>
      <text:p text:style-name="P3"><text:s text:c="5"/><text:span text:style-name="T1">| &gt; avg_loss_feat:[91m 6.881942391395569 [0m(+0.13702750205993652)</text:span></text:p>
      <text:p text:style-name="P3"><text:s text:c="5"/><text:span text:style-name="T1">| &gt; avg_loss_mel:[92m 15.693613688151041 [0m(-0.011773268381755742)</text:span></text:p>
      <text:p text:style-name="P3"><text:s text:c="5"/><text:span text:style-name="T1">| &gt; avg_loss_duration:[92m 1.5160388549168904 [0m(-0.010040849447250366)</text:span></text:p>
      <text:p text:style-name="P3"><text:s text:c="5"/><text:span text:style-name="T1">| &gt; avg_loss_1:[91m 27.847961902618408 [0m(+0.21180343627929688)</text:span></text:p>
      <text:p text:style-name="P5"/>
      <text:p text:style-name="P5"/>
      <text:p text:style-name="P1">[4m[1m &gt; EPOCH: 4/50[0m</text:p>
      <text:p text:style-name="P3"><text:s/><text:span text:style-name="T1">--&gt; /kaggle/working/vits_4_nov-May-11-2025_10+42AM-0000000</text:span></text:p>
      <text:p text:style-name="P5"/>
      <text:p text:style-name="P1">[1m &gt; TRAINING (2025-05-11 11:15:41) [0m</text:p>
      <text:p text:style-name="P5"/>
      <text:p text:style-name="P1">[1m <text:s text:c="2"/>--&gt; TIME: 2025-05-11 11:16:26 -- STEP: 79/630 -- GLOBAL_STEP: 848100[0m</text:p>
      <text:p text:style-name="P3"><text:s text:c="5"/><text:span text:style-name="T1">| &gt; loss_disc: 2.7160427570343018 <text:s/>(2.638400452046455)</text:span></text:p>
      <text:p text:style-name="P3"><text:s text:c="5"/><text:span text:style-name="T1">| &gt; loss_disc_real_0: 0.1910342276096344 <text:s/>(0.1876683893460262)</text:span></text:p>
      <text:p text:style-name="P3"><text:s text:c="5"/><text:span text:style-name="T1">| &gt; loss_disc_real_1: 0.20411421358585358 <text:s/>(0.21523728551743906)</text:span></text:p>
      <text:p text:style-name="P3"><text:s text:c="5"/><text:span text:style-name="T1">| &gt; loss_disc_real_2: 0.15649309754371643 <text:s/>(0.2292579859495163)</text:span></text:p>
      <text:p text:style-name="P3"><text:s text:c="5"/><text:span text:style-name="T1">| &gt; loss_disc_real_3: 0.23803964257240295 <text:s/>(0.23038280161121225)</text:span></text:p>
      <text:p text:style-name="P3"><text:s text:c="5"/><text:span text:style-name="T1">| &gt; loss_disc_real_4: 0.24361638724803925 <text:s/>(0.2414933769386026)</text:span></text:p>
      <text:p text:style-name="P3"><text:s text:c="5"/><text:span text:style-name="T1">| &gt; loss_disc_real_5: 0.20584458112716675 <text:s/>(0.2305394886415216)</text:span></text:p>
      <text:p text:style-name="P3"><text:s text:c="5"/><text:span text:style-name="T1">| &gt; loss_0: 2.7160427570343018 <text:s/>(2.638400452046455)</text:span></text:p>
      <text:p text:style-name="P3"><text:s text:c="5"/><text:span text:style-name="T1">| &gt; grad_norm_0: tensor(10.0817, device='cuda:0') <text:s/>(tensor(17.5650, device='cuda:0'))</text:span></text:p>
      <text:p text:style-name="P3"><text:s text:c="5"/><text:span text:style-name="T1">| &gt; loss_gen: 2.1448686122894287 <text:s/>(2.1626232394689247)</text:span></text:p>
      <text:p text:style-name="P3"><text:s text:c="5"/><text:span text:style-name="T1">| &gt; loss_kl: 1.7313461303710938 <text:s/>(1.6467428584642048)</text:span></text:p>
      <text:p text:style-name="P3"><text:s text:c="5"/><text:span text:style-name="T1">| &gt; loss_feat: 8.04609489440918 <text:s/>(7.076135701771024)</text:span></text:p>
      <text:p text:style-name="P3"><text:s text:c="5"/><text:span text:style-name="T1">| &gt; loss_mel: 18.25993537902832 <text:s/>(15.920156575456451)</text:span></text:p>
      <text:p text:style-name="P3"><text:s text:c="5"/><text:span text:style-name="T1">| &gt; loss_duration: 1.481866717338562 <text:s/>(1.4670782798453221)</text:span></text:p>
      <text:p text:style-name="P3"><text:s text:c="5"/><text:span text:style-name="T1">| &gt; amp_scaler: 256.0 <text:s/>(256.0)</text:span></text:p>
      <text:p text:style-name="P3"><text:s text:c="5"/><text:span text:style-name="T1">| &gt; loss_1: 31.664112091064453 <text:s/>(28.27273665802388)</text:span></text:p>
      <text:p text:style-name="P3"><text:s text:c="5"/><text:span text:style-name="T1">| &gt; grad_norm_1: tensor(85.9298, device='cuda:0') <text:s/>(tensor(226.4708, device='cuda:0'))</text:span></text:p>
      <text:p text:style-name="P3"><text:s text:c="5"/><text:span text:style-name="T1">| &gt; current_lr_0: 0.00019990001874843754 </text:span></text:p>
      <text:p text:style-name="P3"><text:s text:c="5"/><text:span text:style-name="T1">| &gt; current_lr_1: 0.00019990001874843754 </text:span></text:p>
      <text:p text:style-name="P3"><text:s text:c="5"/><text:span text:style-name="T1">| &gt; step_time: 0.5245 <text:s/>(0.5380580636519421)</text:span></text:p>
      <text:p text:style-name="P3"><text:soft-page-break/><text:s text:c="5"/><text:span text:style-name="T1">| &gt; loader_time: 0.0052 <text:s/>(0.005405691605580005)</text:span></text:p>
      <text:p text:style-name="P5"/>
      <text:p text:style-name="P5"/>
      <text:p text:style-name="P1">[1m <text:s text:c="2"/>--&gt; TIME: 2025-05-11 11:17:24 -- STEP: 179/630 -- GLOBAL_STEP: 848200[0m</text:p>
      <text:p text:style-name="P3"><text:s text:c="5"/><text:span text:style-name="T1">| &gt; loss_disc: 2.6214094161987305 <text:s/>(2.64729742098121)</text:span></text:p>
      <text:p text:style-name="P3"><text:s text:c="5"/><text:span text:style-name="T1">| &gt; loss_disc_real_0: 0.12509509921073914 <text:s/>(0.1869083916425039)</text:span></text:p>
      <text:p text:style-name="P3"><text:s text:c="5"/><text:span text:style-name="T1">| &gt; loss_disc_real_1: 0.2422168105840683 <text:s/>(0.21716661010374574)</text:span></text:p>
      <text:p text:style-name="P3"><text:s text:c="5"/><text:span text:style-name="T1">| &gt; loss_disc_real_2: 0.2892807424068451 <text:s/>(0.22993414137283516)</text:span></text:p>
      <text:p text:style-name="P3"><text:s text:c="5"/><text:span text:style-name="T1">| &gt; loss_disc_real_3: 0.24427825212478638 <text:s/>(0.23344780846015034)</text:span></text:p>
      <text:p text:style-name="P3"><text:s text:c="5"/><text:span text:style-name="T1">| &gt; loss_disc_real_4: 0.2471059262752533 <text:s/>(0.2415002508702891)</text:span></text:p>
      <text:p text:style-name="P3"><text:s text:c="5"/><text:span text:style-name="T1">| &gt; loss_disc_real_5: 0.2648462951183319 <text:s/>(0.23560241256013262)</text:span></text:p>
      <text:p text:style-name="P3"><text:s text:c="5"/><text:span text:style-name="T1">| &gt; loss_0: 2.6214094161987305 <text:s/>(2.64729742098121)</text:span></text:p>
      <text:p text:style-name="P3"><text:s text:c="5"/><text:span text:style-name="T1">| &gt; grad_norm_0: tensor(17.6490, device='cuda:0') <text:s/>(tensor(14.6144, device='cuda:0'))</text:span></text:p>
      <text:p text:style-name="P3"><text:s text:c="5"/><text:span text:style-name="T1">| &gt; loss_gen: 2.2344448566436768 <text:s/>(2.153637756848468)</text:span></text:p>
      <text:p text:style-name="P3"><text:s text:c="5"/><text:span text:style-name="T1">| &gt; loss_kl: 1.4393643140792847 <text:s/>(1.6532101045107706)</text:span></text:p>
      <text:p text:style-name="P3"><text:s text:c="5"/><text:span text:style-name="T1">| &gt; loss_feat: 6.4389753341674805 <text:s/>(7.005239020512756)</text:span></text:p>
      <text:p text:style-name="P3"><text:s text:c="5"/><text:span text:style-name="T1">| &gt; loss_mel: 15.438883781433105 <text:s/>(15.816330494161425)</text:span></text:p>
      <text:p text:style-name="P3"><text:s text:c="5"/><text:span text:style-name="T1">| &gt; loss_duration: 1.4654490947723389 <text:s/>(1.407690946616274)</text:span></text:p>
      <text:p text:style-name="P3"><text:s text:c="5"/><text:span text:style-name="T1">| &gt; amp_scaler: 256.0 <text:s/>(256.0)</text:span></text:p>
      <text:p text:style-name="P3"><text:s text:c="5"/><text:span text:style-name="T1">| &gt; loss_1: 27.01711654663086 <text:s/>(28.036108421879767)</text:span></text:p>
      <text:p text:style-name="P3"><text:s text:c="5"/><text:span text:style-name="T1">| &gt; grad_norm_1: tensor(121.0411, device='cuda:0') <text:s/>(tensor(170.9310, device='cuda:0'))</text:span></text:p>
      <text:p text:style-name="P3"><text:s text:c="5"/><text:span text:style-name="T1">| &gt; current_lr_0: 0.00019990001874843754 </text:span></text:p>
      <text:p text:style-name="P3"><text:s text:c="5"/><text:span text:style-name="T1">| &gt; current_lr_1: 0.00019990001874843754 </text:span></text:p>
      <text:p text:style-name="P3"><text:s text:c="5"/><text:span text:style-name="T1">| &gt; step_time: 0.593 <text:s/>(0.5577726910234165)</text:span></text:p>
      <text:p text:style-name="P3"><text:s text:c="5"/><text:span text:style-name="T1">| &gt; loader_time: 0.0075 <text:s/>(0.005962054822697988)</text:span></text:p>
      <text:p text:style-name="P5"/>
      <text:p text:style-name="P5"/>
      <text:p text:style-name="P1">[1m <text:s text:c="2"/>--&gt; TIME: 2025-05-11 11:18:26 -- STEP: 279/630 -- GLOBAL_STEP: 848300[0m</text:p>
      <text:p text:style-name="P3"><text:s text:c="5"/><text:span text:style-name="T1">| &gt; loss_disc: 2.793964385986328 <text:s/>(2.64894951628955)</text:span></text:p>
      <text:p text:style-name="P3"><text:s text:c="5"/><text:span text:style-name="T1">| &gt; loss_disc_real_0: 0.18579041957855225 <text:s/>(0.1881522823085067)</text:span></text:p>
      <text:p text:style-name="P3"><text:s text:c="5"/><text:span text:style-name="T1">| &gt; loss_disc_real_1: 0.19379788637161255 <text:s/>(0.215575073141351)</text:span></text:p>
      <text:p text:style-name="P3"><text:s text:c="5"/><text:span text:style-name="T1">| &gt; loss_disc_real_2: 0.17725148797035217 <text:s/>(0.22994624665774752)</text:span></text:p>
      <text:p text:style-name="P3"><text:s text:c="5"/><text:span text:style-name="T1">| &gt; loss_disc_real_3: 0.23136954009532928 <text:s/>(0.23398432648310097)</text:span></text:p>
      <text:p text:style-name="P3"><text:s text:c="5"/><text:span text:style-name="T1">| &gt; loss_disc_real_4: 0.25067582726478577 <text:s/>(0.24181562587351782)</text:span></text:p>
      <text:p text:style-name="P3"><text:s text:c="5"/><text:span text:style-name="T1">| &gt; loss_disc_real_5: 0.31300365924835205 <text:s/>(0.23599394344087143)</text:span></text:p>
      <text:p text:style-name="P3"><text:s text:c="5"/><text:span text:style-name="T1">| &gt; loss_0: 2.793964385986328 <text:s/>(2.64894951628955)</text:span></text:p>
      <text:p text:style-name="P3"><text:s text:c="5"/><text:span text:style-name="T1">| &gt; grad_norm_0: tensor(8.4375, device='cuda:0') <text:s/>(tensor(15.8406, device='cuda:0'))</text:span></text:p>
      <text:p text:style-name="P3"><text:s text:c="5"/><text:span text:style-name="T1">| &gt; loss_gen: 1.9798716306686401 <text:s/>(2.1434683833925523)</text:span></text:p>
      <text:p text:style-name="P3"><text:s text:c="5"/><text:span text:style-name="T1">| &gt; loss_kl: 1.6423646211624146 <text:s/>(1.652588404207674)</text:span></text:p>
      <text:p text:style-name="P3"><text:s text:c="5"/><text:span text:style-name="T1">| &gt; loss_feat: 5.8138885498046875 <text:s/>(6.8971138974671735)</text:span></text:p>
      <text:p text:style-name="P3"><text:s text:c="5"/><text:span text:style-name="T1">| &gt; loss_mel: 15.182767868041992 <text:s/>(15.805411858370654)</text:span></text:p>
      <text:p text:style-name="P3"><text:s text:c="5"/><text:span text:style-name="T1">| &gt; loss_duration: 1.506824254989624 <text:s/>(1.406489251762308)</text:span></text:p>
      <text:p text:style-name="P3"><text:s text:c="5"/><text:span text:style-name="T1">| &gt; amp_scaler: 256.0 <text:s/>(256.0)</text:span></text:p>
      <text:p text:style-name="P3"><text:s text:c="5"/><text:span text:style-name="T1">| &gt; loss_1: 26.125717163085938 <text:s/>(27.905071901164174)</text:span></text:p>
      <text:p text:style-name="P3"><text:s text:c="5"/><text:span text:style-name="T1">| &gt; grad_norm_1: tensor(124.1221, device='cuda:0') <text:s/>(tensor(185.4281, device='cuda:0'))</text:span></text:p>
      <text:p text:style-name="P3"><text:s text:c="5"/><text:span text:style-name="T1">| &gt; current_lr_0: 0.00019990001874843754 </text:span></text:p>
      <text:p text:style-name="P3"><text:s text:c="5"/><text:span text:style-name="T1">| &gt; current_lr_1: 0.00019990001874843754 </text:span></text:p>
      <text:p text:style-name="P3"><text:s text:c="5"/><text:span text:style-name="T1">| &gt; step_time: 0.6207 <text:s/>(0.5760235119891429)</text:span></text:p>
      <text:p text:style-name="P3"><text:s text:c="5"/><text:span text:style-name="T1">| &gt; loader_time: 0.0073 <text:s/>(0.006490264742177875)</text:span></text:p>
      <text:p text:style-name="P5"/>
      <text:p text:style-name="P5"/>
      <text:p text:style-name="P1">[1m <text:s text:c="2"/>--&gt; TIME: 2025-05-11 11:19:34 -- STEP: 379/630 -- GLOBAL_STEP: 848400[0m</text:p>
      <text:p text:style-name="P3"><text:s text:c="5"/><text:span text:style-name="T1">| &gt; loss_disc: 2.7502007484436035 <text:s/>(2.649670471931194)</text:span></text:p>
      <text:p text:style-name="P3"><text:s text:c="5"/><text:span text:style-name="T1">| &gt; loss_disc_real_0: 0.2438487559556961 <text:s/>(0.18784992571792372)</text:span></text:p>
      <text:p text:style-name="P3"><text:s text:c="5"/><text:span text:style-name="T1">| &gt; loss_disc_real_1: 0.1716734617948532 <text:s/>(0.21626532805154694)</text:span></text:p>
      <text:p text:style-name="P3"><text:s text:c="5"/><text:span text:style-name="T1">| &gt; loss_disc_real_2: 0.21217228472232819 <text:s/>(0.22917171817341705)</text:span></text:p>
      <text:p text:style-name="P3"><text:s text:c="5"/><text:span text:style-name="T1">| &gt; loss_disc_real_3: 0.20584158599376678 <text:s/>(0.2336889525438047)</text:span></text:p>
      <text:p text:style-name="P3"><text:s text:c="5"/><text:span text:style-name="T1">| &gt; loss_disc_real_4: 0.2585289776325226 <text:s/>(0.24157175040339418)</text:span></text:p>
      <text:p text:style-name="P3"><text:s text:c="5"/><text:span text:style-name="T1">| &gt; loss_disc_real_5: 0.25320231914520264 <text:s/>(0.23669712383073993)</text:span></text:p>
      <text:p text:style-name="P3"><text:s text:c="5"/><text:span text:style-name="T1">| &gt; loss_0: 2.7502007484436035 <text:s/>(2.649670471931194)</text:span></text:p>
      <text:p text:style-name="P3"><text:soft-page-break/><text:s text:c="5"/><text:span text:style-name="T1">| &gt; grad_norm_0: tensor(11.7687, device='cuda:0') <text:s/>(tensor(15.3770, device='cuda:0'))</text:span></text:p>
      <text:p text:style-name="P3"><text:s text:c="5"/><text:span text:style-name="T1">| &gt; loss_gen: 1.973528265953064 <text:s/>(2.1336633592922625)</text:span></text:p>
      <text:p text:style-name="P3"><text:s text:c="5"/><text:span text:style-name="T1">| &gt; loss_kl: 1.7024521827697754 <text:s/>(1.64534183102107)</text:span></text:p>
      <text:p text:style-name="P3"><text:s text:c="5"/><text:span text:style-name="T1">| &gt; loss_feat: 7.711002826690674 <text:s/>(6.83402490615845)</text:span></text:p>
      <text:p text:style-name="P3"><text:s text:c="5"/><text:span text:style-name="T1">| &gt; loss_mel: 15.948814392089844 <text:s/>(15.785285129396142)</text:span></text:p>
      <text:p text:style-name="P3"><text:s text:c="5"/><text:span text:style-name="T1">| &gt; loss_duration: 1.4910651445388794 <text:s/>(1.424173342206548)</text:span></text:p>
      <text:p text:style-name="P3"><text:s text:c="5"/><text:span text:style-name="T1">| &gt; amp_scaler: 256.0 <text:s/>(256.0)</text:span></text:p>
      <text:p text:style-name="P3"><text:s text:c="5"/><text:span text:style-name="T1">| &gt; loss_1: 28.82686424255371 <text:s/>(27.822488653942905)</text:span></text:p>
      <text:p text:style-name="P3"><text:s text:c="5"/><text:span text:style-name="T1">| &gt; grad_norm_1: tensor(50.9129, device='cuda:0') <text:s/>(tensor(177.4336, device='cuda:0'))</text:span></text:p>
      <text:p text:style-name="P3"><text:s text:c="5"/><text:span text:style-name="T1">| &gt; current_lr_0: 0.00019990001874843754 </text:span></text:p>
      <text:p text:style-name="P3"><text:s text:c="5"/><text:span text:style-name="T1">| &gt; current_lr_1: 0.00019990001874843754 </text:span></text:p>
      <text:p text:style-name="P3"><text:s text:c="5"/><text:span text:style-name="T1">| &gt; step_time: 0.664 <text:s/>(0.5985860233256565)</text:span></text:p>
      <text:p text:style-name="P3"><text:s text:c="5"/><text:span text:style-name="T1">| &gt; loader_time: 0.01 <text:s/>(0.007084599900056944)</text:span></text:p>
      <text:p text:style-name="P5"/>
      <text:p text:style-name="P5"/>
      <text:p text:style-name="P1">[1m <text:s text:c="2"/>--&gt; TIME: 2025-05-11 11:20:47 -- STEP: 479/630 -- GLOBAL_STEP: 848500[0m</text:p>
      <text:p text:style-name="P3"><text:s text:c="5"/><text:span text:style-name="T1">| &gt; loss_disc: 2.4951090812683105 <text:s/>(2.6493762743995664)</text:span></text:p>
      <text:p text:style-name="P3"><text:s text:c="5"/><text:span text:style-name="T1">| &gt; loss_disc_real_0: 0.18669818341732025 <text:s/>(0.18781974000199103)</text:span></text:p>
      <text:p text:style-name="P3"><text:s text:c="5"/><text:span text:style-name="T1">| &gt; loss_disc_real_1: 0.21910442411899567 <text:s/>(0.21609509149896824)</text:span></text:p>
      <text:p text:style-name="P3"><text:s text:c="5"/><text:span text:style-name="T1">| &gt; loss_disc_real_2: 0.22658587992191315 <text:s/>(0.22957908074392905)</text:span></text:p>
      <text:p text:style-name="P3"><text:s text:c="5"/><text:span text:style-name="T1">| &gt; loss_disc_real_3: 0.22509640455245972 <text:s/>(0.23341813748838508)</text:span></text:p>
      <text:p text:style-name="P3"><text:s text:c="5"/><text:span text:style-name="T1">| &gt; loss_disc_real_4: 0.2282271683216095 <text:s/>(0.2417477108615923)</text:span></text:p>
      <text:p text:style-name="P3"><text:s text:c="5"/><text:span text:style-name="T1">| &gt; loss_disc_real_5: 0.23820464313030243 <text:s/>(0.23585141395726134)</text:span></text:p>
      <text:p text:style-name="P3"><text:s text:c="5"/><text:span text:style-name="T1">| &gt; loss_0: 2.4951090812683105 <text:s/>(2.6493762743995664)</text:span></text:p>
      <text:p text:style-name="P3"><text:s text:c="5"/><text:span text:style-name="T1">| &gt; grad_norm_0: tensor(20.0431, device='cuda:0') <text:s/>(tensor(16.1022, device='cuda:0'))</text:span></text:p>
      <text:p text:style-name="P3"><text:s text:c="5"/><text:span text:style-name="T1">| &gt; loss_gen: 2.318568229675293 <text:s/>(2.137866808128753)</text:span></text:p>
      <text:p text:style-name="P3"><text:s text:c="5"/><text:span text:style-name="T1">| &gt; loss_kl: 1.770095705986023 <text:s/>(1.6447813610443243)</text:span></text:p>
      <text:p text:style-name="P3"><text:s text:c="5"/><text:span text:style-name="T1">| &gt; loss_feat: 6.664507865905762 <text:s/>(6.8027631166334706)</text:span></text:p>
      <text:p text:style-name="P3"><text:s text:c="5"/><text:span text:style-name="T1">| &gt; loss_mel: 15.221851348876953 <text:s/>(15.748434239986794)</text:span></text:p>
      <text:p text:style-name="P3"><text:s text:c="5"/><text:span text:style-name="T1">| &gt; loss_duration: 1.4868981838226318 <text:s/>(1.42391409057665)</text:span></text:p>
      <text:p text:style-name="P3"><text:s text:c="5"/><text:span text:style-name="T1">| &gt; amp_scaler: 256.0 <text:s/>(256.0)</text:span></text:p>
      <text:p text:style-name="P3"><text:s text:c="5"/><text:span text:style-name="T1">| &gt; loss_1: 27.461923599243164 <text:s/>(27.75775964772776)</text:span></text:p>
      <text:p text:style-name="P3"><text:s text:c="5"/><text:span text:style-name="T1">| &gt; grad_norm_1: tensor(311.7470, device='cuda:0') <text:s/>(tensor(188.8009, device='cuda:0'))</text:span></text:p>
      <text:p text:style-name="P3"><text:s text:c="5"/><text:span text:style-name="T1">| &gt; current_lr_0: 0.00019990001874843754 </text:span></text:p>
      <text:p text:style-name="P3"><text:s text:c="5"/><text:span text:style-name="T1">| &gt; current_lr_1: 0.00019990001874843754 </text:span></text:p>
      <text:p text:style-name="P3"><text:s text:c="5"/><text:span text:style-name="T1">| &gt; step_time: 0.7543 <text:s/>(0.6237072178117921)</text:span></text:p>
      <text:p text:style-name="P3"><text:s text:c="5"/><text:span text:style-name="T1">| &gt; loader_time: 0.0096 <text:s/>(0.007609299179905392)</text:span></text:p>
      <text:p text:style-name="P5"/>
      <text:p text:style-name="P5"/>
      <text:p text:style-name="P3"><text:s/><text:span text:style-name="T1">&gt; CHECKPOINT : /kaggle/working/vits_4_nov-May-11-2025_10+42AM-0000000/checkpoint_848500.pth</text:span></text:p>
      <text:p text:style-name="P5"/>
      <text:p text:style-name="P1">[1m <text:s text:c="2"/>--&gt; TIME: 2025-05-11 11:22:14 -- STEP: 579/630 -- GLOBAL_STEP: 848600[0m</text:p>
      <text:p text:style-name="P3"><text:s text:c="5"/><text:span text:style-name="T1">| &gt; loss_disc: 2.7693116664886475 <text:s/>(2.653929404026485)</text:span></text:p>
      <text:p text:style-name="P3"><text:s text:c="5"/><text:span text:style-name="T1">| &gt; loss_disc_real_0: 0.1482851505279541 <text:s/>(0.18814567171539048)</text:span></text:p>
      <text:p text:style-name="P3"><text:s text:c="5"/><text:span text:style-name="T1">| &gt; loss_disc_real_1: 0.19040560722351074 <text:s/>(0.2168022848935942)</text:span></text:p>
      <text:p text:style-name="P3"><text:s text:c="5"/><text:span text:style-name="T1">| &gt; loss_disc_real_2: 0.23965540528297424 <text:s/>(0.22989737529416981)</text:span></text:p>
      <text:p text:style-name="P3"><text:s text:c="5"/><text:span text:style-name="T1">| &gt; loss_disc_real_3: 0.24176065623760223 <text:s/>(0.23364525732289942)</text:span></text:p>
      <text:p text:style-name="P3"><text:s text:c="5"/><text:span text:style-name="T1">| &gt; loss_disc_real_4: 0.25348061323165894 <text:s/>(0.2414932238365908)</text:span></text:p>
      <text:p text:style-name="P3"><text:s text:c="5"/><text:span text:style-name="T1">| &gt; loss_disc_real_5: 0.34890109300613403 <text:s/>(0.2360936906671277)</text:span></text:p>
      <text:p text:style-name="P3"><text:s text:c="5"/><text:span text:style-name="T1">| &gt; loss_0: 2.7693116664886475 <text:s/>(2.653929404026485)</text:span></text:p>
      <text:p text:style-name="P3"><text:s text:c="5"/><text:span text:style-name="T1">| &gt; grad_norm_0: tensor(32.6876, device='cuda:0') <text:s/>(tensor(15.7327, device='cuda:0'))</text:span></text:p>
      <text:p text:style-name="P3"><text:s text:c="5"/><text:span text:style-name="T1">| &gt; loss_gen: 2.0679516792297363 <text:s/>(2.1316960584726137)</text:span></text:p>
      <text:p text:style-name="P3"><text:s text:c="5"/><text:span text:style-name="T1">| &gt; loss_kl: 1.8498952388763428 <text:s/>(1.6468409264849462)</text:span></text:p>
      <text:p text:style-name="P3"><text:s text:c="5"/><text:span text:style-name="T1">| &gt; loss_feat: 5.904773712158203 <text:s/>(6.758980657976113)</text:span></text:p>
      <text:p text:style-name="P3"><text:s text:c="5"/><text:span text:style-name="T1">| &gt; loss_mel: 15.147111892700195 <text:s/>(15.741026046568454)</text:span></text:p>
      <text:p text:style-name="P3"><text:s text:c="5"/><text:span text:style-name="T1">| &gt; loss_duration: 1.5188888311386108 <text:s/>(1.435002936394516)</text:span></text:p>
      <text:p text:style-name="P3"><text:s text:c="5"/><text:span text:style-name="T1">| &gt; amp_scaler: 256.0 <text:s/>(256.0)</text:span></text:p>
      <text:p text:style-name="P3"><text:s text:c="5"/><text:span text:style-name="T1">| &gt; loss_1: 26.48862075805664 <text:s/>(27.71354664092649)</text:span></text:p>
      <text:p text:style-name="P3"><text:soft-page-break/><text:s text:c="5"/><text:span text:style-name="T1">| &gt; grad_norm_1: tensor(139.1548, device='cuda:0') <text:s/>(tensor(182.8064, device='cuda:0'))</text:span></text:p>
      <text:p text:style-name="P3"><text:s text:c="5"/><text:span text:style-name="T1">| &gt; current_lr_0: 0.00019990001874843754 </text:span></text:p>
      <text:p text:style-name="P3"><text:s text:c="5"/><text:span text:style-name="T1">| &gt; current_lr_1: 0.00019990001874843754 </text:span></text:p>
      <text:p text:style-name="P3"><text:s text:c="5"/><text:span text:style-name="T1">| &gt; step_time: 0.9262 <text:s/>(0.6574776411468299)</text:span></text:p>
      <text:p text:style-name="P3"><text:s text:c="5"/><text:span text:style-name="T1">| &gt; loader_time: 0.0137 <text:s/>(0.008222160355826525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072792371114095 [0m(-0.00019023815790812203)</text:span></text:p>
      <text:p text:style-name="P3"><text:s text:c="5"/><text:span text:style-name="T1">| &gt; avg_loss_disc:[92m 2.573525687058767 [0m(-0.0941354235013323)</text:span></text:p>
      <text:p text:style-name="P3"><text:s text:c="5"/><text:span text:style-name="T1">| &gt; avg_loss_disc_real_0:[91m 0.233915526419878 [0m(+0.014432805279890687)</text:span></text:p>
      <text:p text:style-name="P3"><text:s text:c="5"/><text:span text:style-name="T1">| &gt; avg_loss_disc_real_1:[92m 0.19203870370984077 [0m(-0.024657276769479125)</text:span></text:p>
      <text:p text:style-name="P3"><text:s text:c="5"/><text:span text:style-name="T1">| &gt; avg_loss_disc_real_2:[92m 0.22243797903259596 [0m(-0.048314624776442855)</text:span></text:p>
      <text:p text:style-name="P3"><text:s text:c="5"/><text:span text:style-name="T1">| &gt; avg_loss_disc_real_3:[92m 0.22593084971110025 [0m(-0.03528768196702006)</text:span></text:p>
      <text:p text:style-name="P3"><text:s text:c="5"/><text:span text:style-name="T1">| &gt; avg_loss_disc_real_4:[91m 0.25283652544021606 [0m(+0.016750626266002655)</text:span></text:p>
      <text:p text:style-name="P3"><text:s text:c="5"/><text:span text:style-name="T1">| &gt; avg_loss_disc_real_5:[91m 0.2000285548468431 [0m(+0.026616927236318588)</text:span></text:p>
      <text:p text:style-name="P3"><text:s text:c="5"/><text:span text:style-name="T1">| &gt; avg_loss_0:[92m 2.573525687058767 [0m(-0.0941354235013323)</text:span></text:p>
      <text:p text:style-name="P3"><text:s text:c="5"/><text:span text:style-name="T1">| &gt; avg_loss_gen:[91m 2.1635452707608542 [0m(+0.11056813597679138)</text:span></text:p>
      <text:p text:style-name="P3"><text:s text:c="5"/><text:span text:style-name="T1">| &gt; avg_loss_kl:[92m 1.6599080761273701 [0m(-0.04348171750704455)</text:span></text:p>
      <text:p text:style-name="P3"><text:s text:c="5"/><text:span text:style-name="T1">| &gt; avg_loss_feat:[92m 6.8680611451466875 [0m(-0.013881246248881318)</text:span></text:p>
      <text:p text:style-name="P3"><text:s text:c="5"/><text:span text:style-name="T1">| &gt; avg_loss_mel:[92m 15.685814698537191 [0m(-0.007798989613849727)</text:span></text:p>
      <text:p text:style-name="P3"><text:s text:c="5"/><text:span text:style-name="T1">| &gt; avg_loss_duration:[91m 1.5270327428976695 [0m(+0.01099388798077916)</text:span></text:p>
      <text:p text:style-name="P3"><text:s text:c="5"/><text:span text:style-name="T1">| &gt; avg_loss_1:[91m 27.904361724853516 [0m(+0.05639982223510742)</text:span></text:p>
      <text:p text:style-name="P5"/>
      <text:p text:style-name="P5"/>
      <text:p text:style-name="P1">[4m[1m &gt; EPOCH: 5/50[0m</text:p>
      <text:p text:style-name="P3"><text:s/><text:span text:style-name="T1">--&gt; /kaggle/working/vits_4_nov-May-11-2025_10+42AM-0000000</text:span></text:p>
      <text:p text:style-name="P5"/>
      <text:p text:style-name="P1">[1m &gt; TRAINING (2025-05-11 11:23:18) [0m</text:p>
      <text:p text:style-name="P5"/>
      <text:p text:style-name="P1">[1m <text:s text:c="2"/>--&gt; TIME: 2025-05-11 11:23:45 -- STEP: 49/630 -- GLOBAL_STEP: 848700[0m</text:p>
      <text:p text:style-name="P3"><text:s text:c="5"/><text:span text:style-name="T1">| &gt; loss_disc: 2.6701109409332275 <text:s/>(2.615569095222318)</text:span></text:p>
      <text:p text:style-name="P3"><text:s text:c="5"/><text:span text:style-name="T1">| &gt; loss_disc_real_0: 0.2209327518939972 <text:s/>(0.1830617111860489)</text:span></text:p>
      <text:p text:style-name="P3"><text:s text:c="5"/><text:span text:style-name="T1">| &gt; loss_disc_real_1: 0.2137400060892105 <text:s/>(0.21692892756997323)</text:span></text:p>
      <text:p text:style-name="P3"><text:s text:c="5"/><text:span text:style-name="T1">| &gt; loss_disc_real_2: 0.2729713022708893 <text:s/>(0.2323198792885761)</text:span></text:p>
      <text:p text:style-name="P3"><text:s text:c="5"/><text:span text:style-name="T1">| &gt; loss_disc_real_3: 0.23546043038368225 <text:s/>(0.231894458739125)</text:span></text:p>
      <text:p text:style-name="P3"><text:s text:c="5"/><text:span text:style-name="T1">| &gt; loss_disc_real_4: 0.2872023582458496 <text:s/>(0.24138785168832663)</text:span></text:p>
      <text:p text:style-name="P3"><text:s text:c="5"/><text:span text:style-name="T1">| &gt; loss_disc_real_5: 0.23813243210315704 <text:s/>(0.22761031681177568)</text:span></text:p>
      <text:p text:style-name="P3"><text:s text:c="5"/><text:span text:style-name="T1">| &gt; loss_0: 2.6701109409332275 <text:s/>(2.615569095222318)</text:span></text:p>
      <text:p text:style-name="P3"><text:s text:c="5"/><text:span text:style-name="T1">| &gt; grad_norm_0: tensor(20.9340, device='cuda:0') <text:s/>(tensor(19.7281, device='cuda:0'))</text:span></text:p>
      <text:p text:style-name="P3"><text:s text:c="5"/><text:span text:style-name="T1">| &gt; loss_gen: 2.024845838546753 <text:s/>(2.2008980755903282)</text:span></text:p>
      <text:p text:style-name="P3"><text:s text:c="5"/><text:span text:style-name="T1">| &gt; loss_kl: 1.6743199825286865 <text:s/>(1.608584827306319)</text:span></text:p>
      <text:p text:style-name="P3"><text:s text:c="5"/><text:span text:style-name="T1">| &gt; loss_feat: 6.0746588706970215 <text:s/>(7.149277852506054)</text:span></text:p>
      <text:p text:style-name="P3"><text:s text:c="5"/><text:span text:style-name="T1">| &gt; loss_mel: 15.395601272583008 <text:s/>(15.807428827091139)</text:span></text:p>
      <text:p text:style-name="P3"><text:s text:c="5"/><text:span text:style-name="T1">| &gt; loss_duration: 1.493253469467163 <text:s/>(1.4615202971867152)</text:span></text:p>
      <text:p text:style-name="P3"><text:s text:c="5"/><text:span text:style-name="T1">| &gt; amp_scaler: 256.0 <text:s/>(256.0)</text:span></text:p>
      <text:p text:style-name="P3"><text:s text:c="5"/><text:span text:style-name="T1">| &gt; loss_1: 26.66267967224121 <text:s/>(28.227709906441824)</text:span></text:p>
      <text:p text:style-name="P3"><text:s text:c="5"/><text:span text:style-name="T1">| &gt; grad_norm_1: tensor(265.8636, device='cuda:0') <text:s/>(tensor(282.8770, device='cuda:0'))</text:span></text:p>
      <text:p text:style-name="P3"><text:s text:c="5"/><text:span text:style-name="T1">| &gt; current_lr_0: 0.00019987503124609398 </text:span></text:p>
      <text:p text:style-name="P3"><text:s text:c="5"/><text:span text:style-name="T1">| &gt; current_lr_1: 0.00019987503124609398 </text:span></text:p>
      <text:p text:style-name="P3"><text:s text:c="5"/><text:span text:style-name="T1">| &gt; step_time: 0.5181 <text:s/>(0.5220079762595039)</text:span></text:p>
      <text:p text:style-name="P3"><text:s text:c="5"/><text:span text:style-name="T1">| &gt; loader_time: 0.0056 <text:s/>(0.005164491886995277)</text:span></text:p>
      <text:p text:style-name="P5"/>
      <text:p text:style-name="P5"/>
      <text:p text:style-name="P1">[1m <text:s text:c="2"/>--&gt; TIME: 2025-05-11 11:24:42 -- STEP: 149/630 -- GLOBAL_STEP: 848800[0m</text:p>
      <text:p text:style-name="P3"><text:soft-page-break/><text:s text:c="5"/><text:span text:style-name="T1">| &gt; loss_disc: 2.7771522998809814 <text:s/>(2.640361083433931)</text:span></text:p>
      <text:p text:style-name="P3"><text:s text:c="5"/><text:span text:style-name="T1">| &gt; loss_disc_real_0: 0.10974012315273285 <text:s/>(0.1840203131405299)</text:span></text:p>
      <text:p text:style-name="P3"><text:s text:c="5"/><text:span text:style-name="T1">| &gt; loss_disc_real_1: 0.23316030204296112 <text:s/>(0.21781759714120186)</text:span></text:p>
      <text:p text:style-name="P3"><text:s text:c="5"/><text:span text:style-name="T1">| &gt; loss_disc_real_2: 0.20595526695251465 <text:s/>(0.22969619539760103)</text:span></text:p>
      <text:p text:style-name="P3"><text:s text:c="5"/><text:span text:style-name="T1">| &gt; loss_disc_real_3: 0.2639999985694885 <text:s/>(0.23533408143776374)</text:span></text:p>
      <text:p text:style-name="P3"><text:s text:c="5"/><text:span text:style-name="T1">| &gt; loss_disc_real_4: 0.2109983265399933 <text:s/>(0.24153655757440018)</text:span></text:p>
      <text:p text:style-name="P3"><text:s text:c="5"/><text:span text:style-name="T1">| &gt; loss_disc_real_5: 0.2314106673002243 <text:s/>(0.23017791303612242)</text:span></text:p>
      <text:p text:style-name="P3"><text:s text:c="5"/><text:span text:style-name="T1">| &gt; loss_0: 2.7771522998809814 <text:s/>(2.640361083433931)</text:span></text:p>
      <text:p text:style-name="P3"><text:s text:c="5"/><text:span text:style-name="T1">| &gt; grad_norm_0: tensor(22.6559, device='cuda:0') <text:s/>(tensor(16.4989, device='cuda:0'))</text:span></text:p>
      <text:p text:style-name="P3"><text:s text:c="5"/><text:span text:style-name="T1">| &gt; loss_gen: 2.220782518386841 <text:s/>(2.1562976277114556)</text:span></text:p>
      <text:p text:style-name="P3"><text:s text:c="5"/><text:span text:style-name="T1">| &gt; loss_kl: 1.8593066930770874 <text:s/>(1.6512937313758287)</text:span></text:p>
      <text:p text:style-name="P3"><text:s text:c="5"/><text:span text:style-name="T1">| &gt; loss_feat: 6.699097633361816 <text:s/>(6.921600690624058)</text:span></text:p>
      <text:p text:style-name="P3"><text:s text:c="5"/><text:span text:style-name="T1">| &gt; loss_mel: 15.223299980163574 <text:s/>(15.732665202761657)</text:span></text:p>
      <text:p text:style-name="P3"><text:s text:c="5"/><text:span text:style-name="T1">| &gt; loss_duration: 1.4475090503692627 <text:s/>(1.4016838041727975)</text:span></text:p>
      <text:p text:style-name="P3"><text:s text:c="5"/><text:span text:style-name="T1">| &gt; amp_scaler: 256.0 <text:s/>(256.0)</text:span></text:p>
      <text:p text:style-name="P3"><text:s text:c="5"/><text:span text:style-name="T1">| &gt; loss_1: 27.449996948242188 <text:s/>(27.86354107184698)</text:span></text:p>
      <text:p text:style-name="P3"><text:s text:c="5"/><text:span text:style-name="T1">| &gt; grad_norm_1: tensor(399.4281, device='cuda:0') <text:s/>(tensor(209.3760, device='cuda:0'))</text:span></text:p>
      <text:p text:style-name="P3"><text:s text:c="5"/><text:span text:style-name="T1">| &gt; current_lr_0: 0.00019987503124609398 </text:span></text:p>
      <text:p text:style-name="P3"><text:s text:c="5"/><text:span text:style-name="T1">| &gt; current_lr_1: 0.00019987503124609398 </text:span></text:p>
      <text:p text:style-name="P3"><text:s text:c="5"/><text:span text:style-name="T1">| &gt; step_time: 0.5685 <text:s/>(0.5460062635024925)</text:span></text:p>
      <text:p text:style-name="P3"><text:s text:c="5"/><text:span text:style-name="T1">| &gt; loader_time: 0.0059 <text:s/>(0.005717304728975233)</text:span></text:p>
      <text:p text:style-name="P5"/>
      <text:p text:style-name="P5"/>
      <text:p text:style-name="P1">[1m <text:s text:c="2"/>--&gt; TIME: 2025-05-11 11:25:43 -- STEP: 249/630 -- GLOBAL_STEP: 848900[0m</text:p>
      <text:p text:style-name="P3"><text:s text:c="5"/><text:span text:style-name="T1">| &gt; loss_disc: 2.6608190536499023 <text:s/>(2.639801314556934)</text:span></text:p>
      <text:p text:style-name="P3"><text:s text:c="5"/><text:span text:style-name="T1">| &gt; loss_disc_real_0: 0.190057635307312 <text:s/>(0.18647744886607046)</text:span></text:p>
      <text:p text:style-name="P3"><text:s text:c="5"/><text:span text:style-name="T1">| &gt; loss_disc_real_1: 0.20211641490459442 <text:s/>(0.2181435620569321)</text:span></text:p>
      <text:p text:style-name="P3"><text:s text:c="5"/><text:span text:style-name="T1">| &gt; loss_disc_real_2: 0.25855791568756104 <text:s/>(0.22977985794764447)</text:span></text:p>
      <text:p text:style-name="P3"><text:s text:c="5"/><text:span text:style-name="T1">| &gt; loss_disc_real_3: 0.22416429221630096 <text:s/>(0.2339572858618924)</text:span></text:p>
      <text:p text:style-name="P3"><text:s text:c="5"/><text:span text:style-name="T1">| &gt; loss_disc_real_4: 0.22161869704723358 <text:s/>(0.24098822815590595)</text:span></text:p>
      <text:p text:style-name="P3"><text:s text:c="5"/><text:span text:style-name="T1">| &gt; loss_disc_real_5: 0.16873081028461456 <text:s/>(0.22901415112746287)</text:span></text:p>
      <text:p text:style-name="P3"><text:s text:c="5"/><text:span text:style-name="T1">| &gt; loss_0: 2.6608190536499023 <text:s/>(2.639801314556934)</text:span></text:p>
      <text:p text:style-name="P3"><text:s text:c="5"/><text:span text:style-name="T1">| &gt; grad_norm_0: tensor(25.6881, device='cuda:0') <text:s/>(tensor(17.7175, device='cuda:0'))</text:span></text:p>
      <text:p text:style-name="P3"><text:s text:c="5"/><text:span text:style-name="T1">| &gt; loss_gen: 2.146052837371826 <text:s/>(2.15321692979958)</text:span></text:p>
      <text:p text:style-name="P3"><text:s text:c="5"/><text:span text:style-name="T1">| &gt; loss_kl: 1.5212116241455078 <text:s/>(1.6485317327890052)</text:span></text:p>
      <text:p text:style-name="P3"><text:s text:c="5"/><text:span text:style-name="T1">| &gt; loss_feat: 7.150670528411865 <text:s/>(6.875021490227266)</text:span></text:p>
      <text:p text:style-name="P3"><text:s text:c="5"/><text:span text:style-name="T1">| &gt; loss_mel: 15.666302680969238 <text:s/>(15.711265330333786)</text:span></text:p>
      <text:p text:style-name="P3"><text:s text:c="5"/><text:span text:style-name="T1">| &gt; loss_duration: 1.4457223415374756 <text:s/>(1.4038595593119239)</text:span></text:p>
      <text:p text:style-name="P3"><text:s text:c="5"/><text:span text:style-name="T1">| &gt; amp_scaler: 256.0 <text:s/>(256.0)</text:span></text:p>
      <text:p text:style-name="P3"><text:s text:c="5"/><text:span text:style-name="T1">| &gt; loss_1: 27.929960250854492 <text:s/>(27.79189501996021)</text:span></text:p>
      <text:p text:style-name="P3"><text:s text:c="5"/><text:span text:style-name="T1">| &gt; grad_norm_1: tensor(690.7781, device='cuda:0') <text:s/>(tensor(231.6496, device='cuda:0'))</text:span></text:p>
      <text:p text:style-name="P3"><text:s text:c="5"/><text:span text:style-name="T1">| &gt; current_lr_0: 0.00019987503124609398 </text:span></text:p>
      <text:p text:style-name="P3"><text:s text:c="5"/><text:span text:style-name="T1">| &gt; current_lr_1: 0.00019987503124609398 </text:span></text:p>
      <text:p text:style-name="P3"><text:s text:c="5"/><text:span text:style-name="T1">| &gt; step_time: 0.6405 <text:s/>(0.5697964472943039)</text:span></text:p>
      <text:p text:style-name="P3"><text:s text:c="5"/><text:span text:style-name="T1">| &gt; loader_time: 0.008 <text:s/>(0.006281748354195591)</text:span></text:p>
      <text:p text:style-name="P5"/>
      <text:p text:style-name="P5"/>
      <text:p text:style-name="P1">[1m <text:s text:c="2"/>--&gt; TIME: 2025-05-11 11:26:51 -- STEP: 349/630 -- GLOBAL_STEP: 849000[0m</text:p>
      <text:p text:style-name="P3"><text:s text:c="5"/><text:span text:style-name="T1">| &gt; loss_disc: 2.511653423309326 <text:s/>(2.636876535279019)</text:span></text:p>
      <text:p text:style-name="P3"><text:s text:c="5"/><text:span text:style-name="T1">| &gt; loss_disc_real_0: 0.15012913942337036 <text:s/>(0.18720716641506013)</text:span></text:p>
      <text:p text:style-name="P3"><text:s text:c="5"/><text:span text:style-name="T1">| &gt; loss_disc_real_1: 0.2112124264240265 <text:s/>(0.21669367160701478)</text:span></text:p>
      <text:p text:style-name="P3"><text:s text:c="5"/><text:span text:style-name="T1">| &gt; loss_disc_real_2: 0.15053826570510864 <text:s/>(0.2298981032006037)</text:span></text:p>
      <text:p text:style-name="P3"><text:s text:c="5"/><text:span text:style-name="T1">| &gt; loss_disc_real_3: 0.2634408175945282 <text:s/>(0.23373594692238422)</text:span></text:p>
      <text:p text:style-name="P3"><text:s text:c="5"/><text:span text:style-name="T1">| &gt; loss_disc_real_4: 0.2409895658493042 <text:s/>(0.24105194279320943)</text:span></text:p>
      <text:p text:style-name="P3"><text:s text:c="5"/><text:span text:style-name="T1">| &gt; loss_disc_real_5: 0.23350313305854797 <text:s/>(0.22746380015054884)</text:span></text:p>
      <text:p text:style-name="P3"><text:s text:c="5"/><text:span text:style-name="T1">| &gt; loss_0: 2.511653423309326 <text:s/>(2.636876535279019)</text:span></text:p>
      <text:p text:style-name="P3"><text:s text:c="5"/><text:span text:style-name="T1">| &gt; grad_norm_0: tensor(28.7850, device='cuda:0') <text:s/>(tensor(19.9836, device='cuda:0'))</text:span></text:p>
      <text:p text:style-name="P3"><text:s text:c="5"/><text:span text:style-name="T1">| &gt; loss_gen: 2.297983407974243 <text:s/>(2.163393626923547)</text:span></text:p>
      <text:p text:style-name="P3"><text:s text:c="5"/><text:span text:style-name="T1">| &gt; loss_kl: 1.7513865232467651 <text:s/>(1.647672169529605)</text:span></text:p>
      <text:p text:style-name="P3"><text:soft-page-break/><text:s text:c="5"/><text:span text:style-name="T1">| &gt; loss_feat: 6.348873138427734 <text:s/>(6.821812326382089)</text:span></text:p>
      <text:p text:style-name="P3"><text:s text:c="5"/><text:span text:style-name="T1">| &gt; loss_mel: 15.582646369934082 <text:s/>(15.687962067502959)</text:span></text:p>
      <text:p text:style-name="P3"><text:s text:c="5"/><text:span text:style-name="T1">| &gt; loss_duration: 1.4147047996520996 <text:s/>(1.4242998405992144)</text:span></text:p>
      <text:p text:style-name="P3"><text:s text:c="5"/><text:span text:style-name="T1">| &gt; amp_scaler: 256.0 <text:s/>(256.0)</text:span></text:p>
      <text:p text:style-name="P3"><text:s text:c="5"/><text:span text:style-name="T1">| &gt; loss_1: 27.39559555053711 <text:s/>(27.745140004636223)</text:span></text:p>
      <text:p text:style-name="P3"><text:s text:c="5"/><text:span text:style-name="T1">| &gt; grad_norm_1: tensor(138.8029, device='cuda:0') <text:s/>(tensor(257.0233, device='cuda:0'))</text:span></text:p>
      <text:p text:style-name="P3"><text:s text:c="5"/><text:span text:style-name="T1">| &gt; current_lr_0: 0.00019987503124609398 </text:span></text:p>
      <text:p text:style-name="P3"><text:s text:c="5"/><text:span text:style-name="T1">| &gt; current_lr_1: 0.00019987503124609398 </text:span></text:p>
      <text:p text:style-name="P3"><text:s text:c="5"/><text:span text:style-name="T1">| &gt; step_time: 0.7182 <text:s/>(0.5973845225008987)</text:span></text:p>
      <text:p text:style-name="P3"><text:s text:c="5"/><text:span text:style-name="T1">| &gt; loader_time: 0.0084 <text:s/>(0.006831378854789843)</text:span></text:p>
      <text:p text:style-name="P5"/>
      <text:p text:style-name="P5"/>
      <text:p text:style-name="P3"><text:s/><text:span text:style-name="T1">&gt; CHECKPOINT : /kaggle/working/vits_4_nov-May-11-2025_10+42AM-0000000/checkpoint_849000.pth</text:span></text:p>
      <text:p text:style-name="P5"/>
      <text:p text:style-name="P1">[1m <text:s text:c="2"/>--&gt; TIME: 2025-05-11 11:28:11 -- STEP: 449/630 -- GLOBAL_STEP: 849100[0m</text:p>
      <text:p text:style-name="P3"><text:s text:c="5"/><text:span text:style-name="T1">| &gt; loss_disc: 2.688812494277954 <text:s/>(2.6371741034671294)</text:span></text:p>
      <text:p text:style-name="P3"><text:s text:c="5"/><text:span text:style-name="T1">| &gt; loss_disc_real_0: 0.18546614050865173 <text:s/>(0.18845045732496046)</text:span></text:p>
      <text:p text:style-name="P3"><text:s text:c="5"/><text:span text:style-name="T1">| &gt; loss_disc_real_1: 0.14584319293498993 <text:s/>(0.2163499527691733)</text:span></text:p>
      <text:p text:style-name="P3"><text:s text:c="5"/><text:span text:style-name="T1">| &gt; loss_disc_real_2: 0.2304174154996872 <text:s/>(0.23069961807111855)</text:span></text:p>
      <text:p text:style-name="P3"><text:s text:c="5"/><text:span text:style-name="T1">| &gt; loss_disc_real_3: 0.2632136046886444 <text:s/>(0.2336564790830846)</text:span></text:p>
      <text:p text:style-name="P3"><text:s text:c="5"/><text:span text:style-name="T1">| &gt; loss_disc_real_4: 0.24913977086544037 <text:s/>(0.24079620758515424)</text:span></text:p>
      <text:p text:style-name="P3"><text:s text:c="5"/><text:span text:style-name="T1">| &gt; loss_disc_real_5: 0.21541625261306763 <text:s/>(0.22729483581996443)</text:span></text:p>
      <text:p text:style-name="P3"><text:s text:c="5"/><text:span text:style-name="T1">| &gt; loss_0: 2.688812494277954 <text:s/>(2.6371741034671294)</text:span></text:p>
      <text:p text:style-name="P3"><text:s text:c="5"/><text:span text:style-name="T1">| &gt; grad_norm_0: tensor(12.8399, device='cuda:0') <text:s/>(tensor(19.9541, device='cuda:0'))</text:span></text:p>
      <text:p text:style-name="P3"><text:s text:c="5"/><text:span text:style-name="T1">| &gt; loss_gen: 1.9347716569900513 <text:s/>(2.1573710324769557)</text:span></text:p>
      <text:p text:style-name="P3"><text:s text:c="5"/><text:span text:style-name="T1">| &gt; loss_kl: 1.6219830513000488 <text:s/>(1.6432111587184568)</text:span></text:p>
      <text:p text:style-name="P3"><text:s text:c="5"/><text:span text:style-name="T1">| &gt; loss_feat: 6.244625091552734 <text:s/>(6.796333319360271)</text:span></text:p>
      <text:p text:style-name="P3"><text:s text:c="5"/><text:span text:style-name="T1">| &gt; loss_mel: 14.666902542114258 <text:s/>(15.644854764364876)</text:span></text:p>
      <text:p text:style-name="P3"><text:s text:c="5"/><text:span text:style-name="T1">| &gt; loss_duration: 1.461051344871521 <text:s/>(1.424417133851679)</text:span></text:p>
      <text:p text:style-name="P3"><text:s text:c="5"/><text:span text:style-name="T1">| &gt; amp_scaler: 256.0 <text:s/>(256.0)</text:span></text:p>
      <text:p text:style-name="P3"><text:s text:c="5"/><text:span text:style-name="T1">| &gt; loss_1: 25.92933464050293 <text:s/>(27.666187392576767)</text:span></text:p>
      <text:p text:style-name="P3"><text:s text:c="5"/><text:span text:style-name="T1">| &gt; grad_norm_1: tensor(82.9410, device='cuda:0') <text:s/>(tensor(254.9225, device='cuda:0'))</text:span></text:p>
      <text:p text:style-name="P3"><text:s text:c="5"/><text:span text:style-name="T1">| &gt; current_lr_0: 0.00019987503124609398 </text:span></text:p>
      <text:p text:style-name="P3"><text:s text:c="5"/><text:span text:style-name="T1">| &gt; current_lr_1: 0.00019987503124609398 </text:span></text:p>
      <text:p text:style-name="P3"><text:s text:c="5"/><text:span text:style-name="T1">| &gt; step_time: 0.7767 <text:s/>(0.6322298915455224)</text:span></text:p>
      <text:p text:style-name="P3"><text:s text:c="5"/><text:span text:style-name="T1">| &gt; loader_time: 0.0101 <text:s/>(0.007387293473649396)</text:span></text:p>
      <text:p text:style-name="P5"/>
      <text:p text:style-name="P5"/>
      <text:p text:style-name="P1">[1m <text:s text:c="2"/>--&gt; TIME: 2025-05-11 11:29:35 -- STEP: 549/630 -- GLOBAL_STEP: 849200[0m</text:p>
      <text:p text:style-name="P3"><text:s text:c="5"/><text:span text:style-name="T1">| &gt; loss_disc: 2.5878138542175293 <text:s/>(2.6352945303439212)</text:span></text:p>
      <text:p text:style-name="P3"><text:s text:c="5"/><text:span text:style-name="T1">| &gt; loss_disc_real_0: 0.18003275990486145 <text:s/>(0.1875092087819059)</text:span></text:p>
      <text:p text:style-name="P3"><text:s text:c="5"/><text:span text:style-name="T1">| &gt; loss_disc_real_1: 0.25166773796081543 <text:s/>(0.21605883166872522)</text:span></text:p>
      <text:p text:style-name="P3"><text:s text:c="5"/><text:span text:style-name="T1">| &gt; loss_disc_real_2: 0.23934926092624664 <text:s/>(0.23043259174880218)</text:span></text:p>
      <text:p text:style-name="P3"><text:s text:c="5"/><text:span text:style-name="T1">| &gt; loss_disc_real_3: 0.2075055092573166 <text:s/>(0.23326904710741864)</text:span></text:p>
      <text:p text:style-name="P3"><text:s text:c="5"/><text:span text:style-name="T1">| &gt; loss_disc_real_4: 0.20771686732769012 <text:s/>(0.24075804691497094)</text:span></text:p>
      <text:p text:style-name="P3"><text:s text:c="5"/><text:span text:style-name="T1">| &gt; loss_disc_real_5: 0.2223910689353943 <text:s/>(0.22796727939490197)</text:span></text:p>
      <text:p text:style-name="P3"><text:s text:c="5"/><text:span text:style-name="T1">| &gt; loss_0: 2.5878138542175293 <text:s/>(2.6352945303439212)</text:span></text:p>
      <text:p text:style-name="P3"><text:s text:c="5"/><text:span text:style-name="T1">| &gt; grad_norm_0: tensor(30.8373, device='cuda:0') <text:s/>(tensor(19.3409, device='cuda:0'))</text:span></text:p>
      <text:p text:style-name="P3"><text:s text:c="5"/><text:span text:style-name="T1">| &gt; loss_gen: 2.504770040512085 <text:s/>(2.1547721090212537)</text:span></text:p>
      <text:p text:style-name="P3"><text:s text:c="5"/><text:span text:style-name="T1">| &gt; loss_kl: 1.6362541913986206 <text:s/>(1.6436632687059687)</text:span></text:p>
      <text:p text:style-name="P3"><text:s text:c="5"/><text:span text:style-name="T1">| &gt; loss_feat: 7.204178333282471 <text:s/>(6.74892065347001)</text:span></text:p>
      <text:p text:style-name="P3"><text:s text:c="5"/><text:span text:style-name="T1">| &gt; loss_mel: 15.759564399719238 <text:s/>(15.619561374296039)</text:span></text:p>
      <text:p text:style-name="P3"><text:s text:c="5"/><text:span text:style-name="T1">| &gt; loss_duration: 1.4806451797485352 <text:s/>(1.433835002893959)</text:span></text:p>
      <text:p text:style-name="P3"><text:s text:c="5"/><text:span text:style-name="T1">| &gt; amp_scaler: 256.0 <text:s/>(256.0)</text:span></text:p>
      <text:p text:style-name="P3"><text:s text:c="5"/><text:span text:style-name="T1">| &gt; loss_1: 28.585411071777344 <text:s/>(27.600752397964563)</text:span></text:p>
      <text:p text:style-name="P3"><text:s text:c="5"/><text:span text:style-name="T1">| &gt; grad_norm_1: tensor(491.6422, device='cuda:0') <text:s/>(tensor(245.8672, device='cuda:0'))</text:span></text:p>
      <text:p text:style-name="P3"><text:s text:c="5"/><text:span text:style-name="T1">| &gt; current_lr_0: 0.00019987503124609398 </text:span></text:p>
      <text:p text:style-name="P3"><text:s text:c="5"/><text:span text:style-name="T1">| &gt; current_lr_1: 0.00019987503124609398 </text:span></text:p>
      <text:p text:style-name="P3"><text:soft-page-break/><text:s text:c="5"/><text:span text:style-name="T1">| &gt; step_time: 0.8802 <text:s/>(0.6664101369611113)</text:span></text:p>
      <text:p text:style-name="P3"><text:s text:c="5"/><text:span text:style-name="T1">| &gt; loader_time: 0.0122 <text:s/>(0.007967091214678543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305051803588867 [0m(+0.00023225943247477242)</text:span></text:p>
      <text:p text:style-name="P3"><text:s text:c="5"/><text:span text:style-name="T1">| &gt; avg_loss_disc:[91m 2.677671750386556 [0m(+0.1041460633277893)</text:span></text:p>
      <text:p text:style-name="P3"><text:s text:c="5"/><text:span text:style-name="T1">| &gt; avg_loss_disc_real_0:[92m 0.17756971468528113 [0m(-0.05634581173459688)</text:span></text:p>
      <text:p text:style-name="P3"><text:s text:c="5"/><text:span text:style-name="T1">| &gt; avg_loss_disc_real_1:[91m 0.21805190791686377 [0m(+0.026013204207022994)</text:span></text:p>
      <text:p text:style-name="P3"><text:s text:c="5"/><text:span text:style-name="T1">| &gt; avg_loss_disc_real_2:[91m 0.22584408521652222 [0m(+0.003406106183926255)</text:span></text:p>
      <text:p text:style-name="P3"><text:s text:c="5"/><text:span text:style-name="T1">| &gt; avg_loss_disc_real_3:[91m 0.23290746783216795 [0m(+0.006976618121067701)</text:span></text:p>
      <text:p text:style-name="P3"><text:s text:c="5"/><text:span text:style-name="T1">| &gt; avg_loss_disc_real_4:[92m 0.250235674281915 [0m(-0.002600851158301054)</text:span></text:p>
      <text:p text:style-name="P3"><text:s text:c="5"/><text:span text:style-name="T1">| &gt; avg_loss_disc_real_5:[91m 0.31661059831579524 [0m(+0.11658204346895215)</text:span></text:p>
      <text:p text:style-name="P3"><text:s text:c="5"/><text:span text:style-name="T1">| &gt; avg_loss_0:[91m 2.677671750386556 [0m(+0.1041460633277893)</text:span></text:p>
      <text:p text:style-name="P3"><text:s text:c="5"/><text:span text:style-name="T1">| &gt; avg_loss_gen:[92m 2.0812708338101706 [0m(-0.0822744369506836)</text:span></text:p>
      <text:p text:style-name="P3"><text:s text:c="5"/><text:span text:style-name="T1">| &gt; avg_loss_kl:[91m 1.7273624738057454 [0m(+0.06745439767837524)</text:span></text:p>
      <text:p text:style-name="P3"><text:s text:c="5"/><text:span text:style-name="T1">| &gt; avg_loss_feat:[92m 6.605565468470256 [0m(-0.2624956766764317)</text:span></text:p>
      <text:p text:style-name="P3"><text:s text:c="5"/><text:span text:style-name="T1">| &gt; avg_loss_mel:[91m 15.775752623875936 [0m(+0.08993792533874512)</text:span></text:p>
      <text:p text:style-name="P3"><text:s text:c="5"/><text:span text:style-name="T1">| &gt; avg_loss_duration:[92m 1.51974622408549 [0m(-0.007286518812179565)</text:span></text:p>
      <text:p text:style-name="P3"><text:s text:c="5"/><text:span text:style-name="T1">| &gt; avg_loss_1:[92m 27.709697246551514 [0m(-0.19466447830200195)</text:span></text:p>
      <text:p text:style-name="P5"/>
      <text:p text:style-name="P5"/>
      <text:p text:style-name="P1">[4m[1m &gt; EPOCH: 6/50[0m</text:p>
      <text:p text:style-name="P3"><text:s/><text:span text:style-name="T1">--&gt; /kaggle/working/vits_4_nov-May-11-2025_10+42AM-0000000</text:span></text:p>
      <text:p text:style-name="P5"/>
      <text:p text:style-name="P1">[1m &gt; TRAINING (2025-05-11 11:31:09) [0m</text:p>
      <text:p text:style-name="P5"/>
      <text:p text:style-name="P1">[1m <text:s text:c="2"/>--&gt; TIME: 2025-05-11 11:31:20 -- STEP: 19/630 -- GLOBAL_STEP: 849300[0m</text:p>
      <text:p text:style-name="P3"><text:s text:c="5"/><text:span text:style-name="T1">| &gt; loss_disc: 2.6464879512786865 <text:s/>(2.6278328895568848)</text:span></text:p>
      <text:p text:style-name="P3"><text:s text:c="5"/><text:span text:style-name="T1">| &gt; loss_disc_real_0: 0.1742478311061859 <text:s/>(0.19185751754986613)</text:span></text:p>
      <text:p text:style-name="P3"><text:s text:c="5"/><text:span text:style-name="T1">| &gt; loss_disc_real_1: 0.22997155785560608 <text:s/>(0.21575685080729032)</text:span></text:p>
      <text:p text:style-name="P3"><text:s text:c="5"/><text:span text:style-name="T1">| &gt; loss_disc_real_2: 0.21431760489940643 <text:s/>(0.22819457320790543)</text:span></text:p>
      <text:p text:style-name="P3"><text:s text:c="5"/><text:span text:style-name="T1">| &gt; loss_disc_real_3: 0.20762602984905243 <text:s/>(0.23761151652587087)</text:span></text:p>
      <text:p text:style-name="P3"><text:s text:c="5"/><text:span text:style-name="T1">| &gt; loss_disc_real_4: 0.2238169014453888 <text:s/>(0.23622852093295046)</text:span></text:p>
      <text:p text:style-name="P3"><text:s text:c="5"/><text:span text:style-name="T1">| &gt; loss_disc_real_5: 0.16769367456436157 <text:s/>(0.21117126745613)</text:span></text:p>
      <text:p text:style-name="P3"><text:s text:c="5"/><text:span text:style-name="T1">| &gt; loss_0: 2.6464879512786865 <text:s/>(2.6278328895568848)</text:span></text:p>
      <text:p text:style-name="P3"><text:s text:c="5"/><text:span text:style-name="T1">| &gt; grad_norm_0: tensor(30.6336, device='cuda:0') <text:s/>(tensor(23.1706, device='cuda:0'))</text:span></text:p>
      <text:p text:style-name="P3"><text:s text:c="5"/><text:span text:style-name="T1">| &gt; loss_gen: 2.1553423404693604 <text:s/>(2.2174456245020817)</text:span></text:p>
      <text:p text:style-name="P3"><text:s text:c="5"/><text:span text:style-name="T1">| &gt; loss_kl: 1.8817888498306274 <text:s/>(1.5956987644496716)</text:span></text:p>
      <text:p text:style-name="P3"><text:s text:c="5"/><text:span text:style-name="T1">| &gt; loss_feat: 7.5692644119262695 <text:s/>(7.050588306627776)</text:span></text:p>
      <text:p text:style-name="P3"><text:s text:c="5"/><text:span text:style-name="T1">| &gt; loss_mel: 16.49424171447754 <text:s/>(15.893607089394017)</text:span></text:p>
      <text:p text:style-name="P3"><text:s text:c="5"/><text:span text:style-name="T1">| &gt; loss_duration: 1.4523406028747559 <text:s/>(1.4558956623077393)</text:span></text:p>
      <text:p text:style-name="P3"><text:s text:c="5"/><text:span text:style-name="T1">| &gt; amp_scaler: 256.0 <text:s/>(256.0)</text:span></text:p>
      <text:p text:style-name="P3"><text:s text:c="5"/><text:span text:style-name="T1">| &gt; loss_1: 29.552978515625 <text:s/>(28.213235754715768)</text:span></text:p>
      <text:p text:style-name="P3"><text:s text:c="5"/><text:span text:style-name="T1">| &gt; grad_norm_1: tensor(55.4272, device='cuda:0') <text:s/>(tensor(266.0895, device='cuda:0'))</text:span></text:p>
      <text:p text:style-name="P3"><text:s text:c="5"/><text:span text:style-name="T1">| &gt; current_lr_0: 0.0001998500468671882 </text:span></text:p>
      <text:p text:style-name="P3"><text:s text:c="5"/><text:span text:style-name="T1">| &gt; current_lr_1: 0.0001998500468671882 </text:span></text:p>
      <text:p text:style-name="P3"><text:s text:c="5"/><text:span text:style-name="T1">| &gt; step_time: 0.5262 <text:s/>(0.5191744503222013)</text:span></text:p>
      <text:p text:style-name="P3"><text:s text:c="5"/><text:span text:style-name="T1">| &gt; loader_time: 0.0055 <text:s/>(0.004871255473086708)</text:span></text:p>
      <text:p text:style-name="P5"/>
      <text:p text:style-name="P5"/>
      <text:p text:style-name="P1">[1m <text:s text:c="2"/>--&gt; TIME: 2025-05-11 11:32:15 -- STEP: 119/630 -- GLOBAL_STEP: 849400[0m</text:p>
      <text:p text:style-name="P3"><text:s text:c="5"/><text:span text:style-name="T1">| &gt; loss_disc: 2.5325467586517334 <text:s/>(2.6297696618472823)</text:span></text:p>
      <text:p text:style-name="P3"><text:s text:c="5"/><text:span text:style-name="T1">| &gt; loss_disc_real_0: 0.20521923899650574 <text:s/>(0.1900066062808037)</text:span></text:p>
      <text:p text:style-name="P3"><text:s text:c="5"/><text:span text:style-name="T1">| &gt; loss_disc_real_1: 0.21014128625392914 <text:s/>(0.2170134538612446)</text:span></text:p>
      <text:p text:style-name="P3"><text:s text:c="5"/><text:span text:style-name="T1">| &gt; loss_disc_real_2: 0.22654788196086884 <text:s/>(0.23155367549727945)</text:span></text:p>
      <text:p text:style-name="P3"><text:soft-page-break/><text:s text:c="5"/><text:span text:style-name="T1">| &gt; loss_disc_real_3: 0.24618731439113617 <text:s/>(0.2326990104272586)</text:span></text:p>
      <text:p text:style-name="P3"><text:s text:c="5"/><text:span text:style-name="T1">| &gt; loss_disc_real_4: 0.2249344438314438 <text:s/>(0.23918260721599355)</text:span></text:p>
      <text:p text:style-name="P3"><text:s text:c="5"/><text:span text:style-name="T1">| &gt; loss_disc_real_5: 0.2155371457338333 <text:s/>(0.2259158898426705)</text:span></text:p>
      <text:p text:style-name="P3"><text:s text:c="5"/><text:span text:style-name="T1">| &gt; loss_0: 2.5325467586517334 <text:s/>(2.6297696618472823)</text:span></text:p>
      <text:p text:style-name="P3"><text:s text:c="5"/><text:span text:style-name="T1">| &gt; grad_norm_0: tensor(30.8223, device='cuda:0') <text:s/>(tensor(22.4137, device='cuda:0'))</text:span></text:p>
      <text:p text:style-name="P3"><text:s text:c="5"/><text:span text:style-name="T1">| &gt; loss_gen: 2.2056825160980225 <text:s/>(2.1917409015302898)</text:span></text:p>
      <text:p text:style-name="P3"><text:s text:c="5"/><text:span text:style-name="T1">| &gt; loss_kl: 1.647119164466858 <text:s/>(1.6645316326317667)</text:span></text:p>
      <text:p text:style-name="P3"><text:s text:c="5"/><text:span text:style-name="T1">| &gt; loss_feat: 6.368348121643066 <text:s/>(6.941133543222892)</text:span></text:p>
      <text:p text:style-name="P3"><text:s text:c="5"/><text:span text:style-name="T1">| &gt; loss_mel: 15.526968955993652 <text:s/>(15.666072613050957)</text:span></text:p>
      <text:p text:style-name="P3"><text:s text:c="5"/><text:span text:style-name="T1">| &gt; loss_duration: 1.4927250146865845 <text:s/>(1.4202951293031711)</text:span></text:p>
      <text:p text:style-name="P3"><text:s text:c="5"/><text:span text:style-name="T1">| &gt; amp_scaler: 256.0 <text:s/>(256.0)</text:span></text:p>
      <text:p text:style-name="P3"><text:s text:c="5"/><text:span text:style-name="T1">| &gt; loss_1: 27.2408447265625 <text:s/>(27.883773867823496)</text:span></text:p>
      <text:p text:style-name="P3"><text:s text:c="5"/><text:span text:style-name="T1">| &gt; grad_norm_1: tensor(296.6314, device='cuda:0') <text:s/>(tensor(274.3902, device='cuda:0'))</text:span></text:p>
      <text:p text:style-name="P3"><text:s text:c="5"/><text:span text:style-name="T1">| &gt; current_lr_0: 0.0001998500468671882 </text:span></text:p>
      <text:p text:style-name="P3"><text:s text:c="5"/><text:span text:style-name="T1">| &gt; current_lr_1: 0.0001998500468671882 </text:span></text:p>
      <text:p text:style-name="P3"><text:s text:c="5"/><text:span text:style-name="T1">| &gt; step_time: 0.5551 <text:s/>(0.5361236223653587)</text:span></text:p>
      <text:p text:style-name="P3"><text:s text:c="5"/><text:span text:style-name="T1">| &gt; loader_time: 0.0059 <text:s/>(0.005657220087131532)</text:span></text:p>
      <text:p text:style-name="P5"/>
      <text:p text:style-name="P5"/>
      <text:p text:style-name="P1">[1m <text:s text:c="2"/>--&gt; TIME: 2025-05-11 11:33:16 -- STEP: 219/630 -- GLOBAL_STEP: 849500[0m</text:p>
      <text:p text:style-name="P3"><text:s text:c="5"/><text:span text:style-name="T1">| &gt; loss_disc: 2.643054485321045 <text:s/>(2.63349323729946)</text:span></text:p>
      <text:p text:style-name="P3"><text:s text:c="5"/><text:span text:style-name="T1">| &gt; loss_disc_real_0: 0.26734477281570435 <text:s/>(0.18879012300815762)</text:span></text:p>
      <text:p text:style-name="P3"><text:s text:c="5"/><text:span text:style-name="T1">| &gt; loss_disc_real_1: 0.2299019694328308 <text:s/>(0.21703482932968227)</text:span></text:p>
      <text:p text:style-name="P3"><text:s text:c="5"/><text:span text:style-name="T1">| &gt; loss_disc_real_2: 0.19142383337020874 <text:s/>(0.2313470553997989)</text:span></text:p>
      <text:p text:style-name="P3"><text:s text:c="5"/><text:span text:style-name="T1">| &gt; loss_disc_real_3: 0.26780661940574646 <text:s/>(0.2309211728643609)</text:span></text:p>
      <text:p text:style-name="P3"><text:s text:c="5"/><text:span text:style-name="T1">| &gt; loss_disc_real_4: 0.2266758531332016 <text:s/>(0.2400407379484612)</text:span></text:p>
      <text:p text:style-name="P3"><text:s text:c="5"/><text:span text:style-name="T1">| &gt; loss_disc_real_5: 0.2050749957561493 <text:s/>(0.22655315387602812)</text:span></text:p>
      <text:p text:style-name="P3"><text:s text:c="5"/><text:span text:style-name="T1">| &gt; loss_0: 2.643054485321045 <text:s/>(2.63349323729946)</text:span></text:p>
      <text:p text:style-name="P3"><text:s text:c="5"/><text:span text:style-name="T1">| &gt; grad_norm_0: tensor(11.9647, device='cuda:0') <text:s/>(tensor(22.6292, device='cuda:0'))</text:span></text:p>
      <text:p text:style-name="P3"><text:s text:c="5"/><text:span text:style-name="T1">| &gt; loss_gen: 2.1271862983703613 <text:s/>(2.191968257568743)</text:span></text:p>
      <text:p text:style-name="P3"><text:s text:c="5"/><text:span text:style-name="T1">| &gt; loss_kl: 1.6846805810928345 <text:s/>(1.6729004279663573)</text:span></text:p>
      <text:p text:style-name="P3"><text:s text:c="5"/><text:span text:style-name="T1">| &gt; loss_feat: 7.542662620544434 <text:s/>(6.938032326632983)</text:span></text:p>
      <text:p text:style-name="P3"><text:s text:c="5"/><text:span text:style-name="T1">| &gt; loss_mel: 15.868274688720703 <text:s/>(15.72426839506245)</text:span></text:p>
      <text:p text:style-name="P3"><text:s text:c="5"/><text:span text:style-name="T1">| &gt; loss_duration: 1.5003899335861206 <text:s/>(1.3830519261425493)</text:span></text:p>
      <text:p text:style-name="P3"><text:s text:c="5"/><text:span text:style-name="T1">| &gt; amp_scaler: 256.0 <text:s/>(256.0)</text:span></text:p>
      <text:p text:style-name="P3"><text:s text:c="5"/><text:span text:style-name="T1">| &gt; loss_1: 28.723194122314453 <text:s/>(27.910221335006085)</text:span></text:p>
      <text:p text:style-name="P3"><text:s text:c="5"/><text:span text:style-name="T1">| &gt; grad_norm_1: tensor(130.5483, device='cuda:0') <text:s/>(tensor(298.0780, device='cuda:0'))</text:span></text:p>
      <text:p text:style-name="P3"><text:s text:c="5"/><text:span text:style-name="T1">| &gt; current_lr_0: 0.0001998500468671882 </text:span></text:p>
      <text:p text:style-name="P3"><text:s text:c="5"/><text:span text:style-name="T1">| &gt; current_lr_1: 0.0001998500468671882 </text:span></text:p>
      <text:p text:style-name="P3"><text:s text:c="5"/><text:span text:style-name="T1">| &gt; step_time: 0.6135 <text:s/>(0.5635337459442282)</text:span></text:p>
      <text:p text:style-name="P3"><text:s text:c="5"/><text:span text:style-name="T1">| &gt; loader_time: 0.008 <text:s/>(0.006166290474808924)</text:span></text:p>
      <text:p text:style-name="P5"/>
      <text:p text:style-name="P5"/>
      <text:p text:style-name="P3"><text:s/><text:span text:style-name="T1">&gt; CHECKPOINT : /kaggle/working/vits_4_nov-May-11-2025_10+42AM-0000000/checkpoint_849500.pth</text:span></text:p>
      <text:p text:style-name="P5"/>
      <text:p text:style-name="P1">[1m <text:s text:c="2"/>--&gt; TIME: 2025-05-11 11:34:25 -- STEP: 319/630 -- GLOBAL_STEP: 849600[0m</text:p>
      <text:p text:style-name="P3"><text:s text:c="5"/><text:span text:style-name="T1">| &gt; loss_disc: 2.7230265140533447 <text:s/>(2.642864404427219)</text:span></text:p>
      <text:p text:style-name="P3"><text:s text:c="5"/><text:span text:style-name="T1">| &gt; loss_disc_real_0: 0.15953132510185242 <text:s/>(0.18898218774403155)</text:span></text:p>
      <text:p text:style-name="P3"><text:s text:c="5"/><text:span text:style-name="T1">| &gt; loss_disc_real_1: 0.2078128606081009 <text:s/>(0.21653006611199216)</text:span></text:p>
      <text:p text:style-name="P3"><text:s text:c="5"/><text:span text:style-name="T1">| &gt; loss_disc_real_2: 0.22780650854110718 <text:s/>(0.23053861710718812)</text:span></text:p>
      <text:p text:style-name="P3"><text:s text:c="5"/><text:span text:style-name="T1">| &gt; loss_disc_real_3: 0.22085799276828766 <text:s/>(0.23109823488703343)</text:span></text:p>
      <text:p text:style-name="P3"><text:s text:c="5"/><text:span text:style-name="T1">| &gt; loss_disc_real_4: 0.29185912013053894 <text:s/>(0.24079511601909948)</text:span></text:p>
      <text:p text:style-name="P3"><text:s text:c="5"/><text:span text:style-name="T1">| &gt; loss_disc_real_5: 0.2355092465877533 <text:s/>(0.23120330580069354)</text:span></text:p>
      <text:p text:style-name="P3"><text:s text:c="5"/><text:span text:style-name="T1">| &gt; loss_0: 2.7230265140533447 <text:s/>(2.642864404427219)</text:span></text:p>
      <text:p text:style-name="P3"><text:s text:c="5"/><text:span text:style-name="T1">| &gt; grad_norm_0: tensor(23.6448, device='cuda:0') <text:s/>(tensor(19.9231, device='cuda:0'))</text:span></text:p>
      <text:p text:style-name="P3"><text:s text:c="5"/><text:span text:style-name="T1">| &gt; loss_gen: 2.149549961090088 <text:s/>(2.1610498121913326)</text:span></text:p>
      <text:p text:style-name="P3"><text:s text:c="5"/><text:span text:style-name="T1">| &gt; loss_kl: 1.5461610555648804 <text:s/>(1.6648914122656222)</text:span></text:p>
      <text:p text:style-name="P3"><text:s text:c="5"/><text:span text:style-name="T1">| &gt; loss_feat: 6.923365592956543 <text:s/>(6.825268380694255)</text:span></text:p>
      <text:p text:style-name="P3"><text:soft-page-break/><text:s text:c="5"/><text:span text:style-name="T1">| &gt; loss_mel: 16.357431411743164 <text:s/>(15.697269586186424)</text:span></text:p>
      <text:p text:style-name="P3"><text:s text:c="5"/><text:span text:style-name="T1">| &gt; loss_duration: 1.5089187622070312 <text:s/>(1.4110731547902742)</text:span></text:p>
      <text:p text:style-name="P3"><text:s text:c="5"/><text:span text:style-name="T1">| &gt; amp_scaler: 256.0 <text:s/>(256.0)</text:span></text:p>
      <text:p text:style-name="P3"><text:s text:c="5"/><text:span text:style-name="T1">| &gt; loss_1: 28.48542594909668 <text:s/>(27.759552300910592)</text:span></text:p>
      <text:p text:style-name="P3"><text:s text:c="5"/><text:span text:style-name="T1">| &gt; grad_norm_1: tensor(330.6755, device='cuda:0') <text:s/>(tensor(251.5415, device='cuda:0'))</text:span></text:p>
      <text:p text:style-name="P3"><text:s text:c="5"/><text:span text:style-name="T1">| &gt; current_lr_0: 0.0001998500468671882 </text:span></text:p>
      <text:p text:style-name="P3"><text:s text:c="5"/><text:span text:style-name="T1">| &gt; current_lr_1: 0.0001998500468671882 </text:span></text:p>
      <text:p text:style-name="P3"><text:s text:c="5"/><text:span text:style-name="T1">| &gt; step_time: 0.6763 <text:s/>(0.5911569415962441)</text:span></text:p>
      <text:p text:style-name="P3"><text:s text:c="5"/><text:span text:style-name="T1">| &gt; loader_time: 0.008 <text:s/>(0.006685206135238602)</text:span></text:p>
      <text:p text:style-name="P5"/>
      <text:p text:style-name="P5"/>
      <text:p text:style-name="P1">[1m <text:s text:c="2"/>--&gt; TIME: 2025-05-11 11:35:39 -- STEP: 419/630 -- GLOBAL_STEP: 849700[0m</text:p>
      <text:p text:style-name="P3"><text:s text:c="5"/><text:span text:style-name="T1">| &gt; loss_disc: 2.6671929359436035 <text:s/>(2.645251124457128)</text:span></text:p>
      <text:p text:style-name="P3"><text:s text:c="5"/><text:span text:style-name="T1">| &gt; loss_disc_real_0: 0.18097367882728577 <text:s/>(0.1876167681130419)</text:span></text:p>
      <text:p text:style-name="P3"><text:s text:c="5"/><text:span text:style-name="T1">| &gt; loss_disc_real_1: 0.16645394265651703 <text:s/>(0.21583634426457216)</text:span></text:p>
      <text:p text:style-name="P3"><text:s text:c="5"/><text:span text:style-name="T1">| &gt; loss_disc_real_2: 0.285498708486557 <text:s/>(0.23095141909571995)</text:span></text:p>
      <text:p text:style-name="P3"><text:s text:c="5"/><text:span text:style-name="T1">| &gt; loss_disc_real_3: 0.2957191467285156 <text:s/>(0.23267807102004212)</text:span></text:p>
      <text:p text:style-name="P3"><text:s text:c="5"/><text:span text:style-name="T1">| &gt; loss_disc_real_4: 0.22103825211524963 <text:s/>(0.24075597770031995)</text:span></text:p>
      <text:p text:style-name="P3"><text:s text:c="5"/><text:span text:style-name="T1">| &gt; loss_disc_real_5: 0.22320295870304108 <text:s/>(0.23249944818688464)</text:span></text:p>
      <text:p text:style-name="P3"><text:s text:c="5"/><text:span text:style-name="T1">| &gt; loss_0: 2.6671929359436035 <text:s/>(2.645251124457128)</text:span></text:p>
      <text:p text:style-name="P3"><text:s text:c="5"/><text:span text:style-name="T1">| &gt; grad_norm_0: tensor(7.9168, device='cuda:0') <text:s/>(tensor(18.1449, device='cuda:0'))</text:span></text:p>
      <text:p text:style-name="P3"><text:s text:c="5"/><text:span text:style-name="T1">| &gt; loss_gen: 2.0555803775787354 <text:s/>(2.1472014632600565)</text:span></text:p>
      <text:p text:style-name="P3"><text:s text:c="5"/><text:span text:style-name="T1">| &gt; loss_kl: 1.6317775249481201 <text:s/>(1.6587455813241745)</text:span></text:p>
      <text:p text:style-name="P3"><text:s text:c="5"/><text:span text:style-name="T1">| &gt; loss_feat: 6.899418830871582 <text:s/>(6.783179390117491)</text:span></text:p>
      <text:p text:style-name="P3"><text:s text:c="5"/><text:span text:style-name="T1">| &gt; loss_mel: 16.03941535949707 <text:s/>(15.682722749459716)</text:span></text:p>
      <text:p text:style-name="P3"><text:s text:c="5"/><text:span text:style-name="T1">| &gt; loss_duration: 1.4618163108825684 <text:s/>(1.414483470393251)</text:span></text:p>
      <text:p text:style-name="P3"><text:s text:c="5"/><text:span text:style-name="T1">| &gt; amp_scaler: 256.0 <text:s/>(256.0)</text:span></text:p>
      <text:p text:style-name="P3"><text:s text:c="5"/><text:span text:style-name="T1">| &gt; loss_1: 28.088008880615234 <text:s/>(27.686332575176667)</text:span></text:p>
      <text:p text:style-name="P3"><text:s text:c="5"/><text:span text:style-name="T1">| &gt; grad_norm_1: tensor(52.3559, device='cuda:0') <text:s/>(tensor(222.6858, device='cuda:0'))</text:span></text:p>
      <text:p text:style-name="P3"><text:s text:c="5"/><text:span text:style-name="T1">| &gt; current_lr_0: 0.0001998500468671882 </text:span></text:p>
      <text:p text:style-name="P3"><text:s text:c="5"/><text:span text:style-name="T1">| &gt; current_lr_1: 0.0001998500468671882 </text:span></text:p>
      <text:p text:style-name="P3"><text:s text:c="5"/><text:span text:style-name="T1">| &gt; step_time: 0.744 <text:s/>(0.6225324450927592)</text:span></text:p>
      <text:p text:style-name="P3"><text:s text:c="5"/><text:span text:style-name="T1">| &gt; loader_time: 0.0095 <text:s/>(0.00722809793841014)</text:span></text:p>
      <text:p text:style-name="P5"/>
      <text:p text:style-name="P5"/>
      <text:p text:style-name="P1">[1m <text:s text:c="2"/>--&gt; TIME: 2025-05-11 11:36:59 -- STEP: 519/630 -- GLOBAL_STEP: 849800[0m</text:p>
      <text:p text:style-name="P3"><text:s text:c="5"/><text:span text:style-name="T1">| &gt; loss_disc: 2.583507537841797 <text:s/>(2.64560609470213)</text:span></text:p>
      <text:p text:style-name="P3"><text:s text:c="5"/><text:span text:style-name="T1">| &gt; loss_disc_real_0: 0.19009974598884583 <text:s/>(0.18791342190752144)</text:span></text:p>
      <text:p text:style-name="P3"><text:s text:c="5"/><text:span text:style-name="T1">| &gt; loss_disc_real_1: 0.24368830025196075 <text:s/>(0.21573770488388047)</text:span></text:p>
      <text:p text:style-name="P3"><text:s text:c="5"/><text:span text:style-name="T1">| &gt; loss_disc_real_2: 0.25140380859375 <text:s/>(0.2306235747587704)</text:span></text:p>
      <text:p text:style-name="P3"><text:s text:c="5"/><text:span text:style-name="T1">| &gt; loss_disc_real_3: 0.2422747015953064 <text:s/>(0.23265016742179848)</text:span></text:p>
      <text:p text:style-name="P3"><text:s text:c="5"/><text:span text:style-name="T1">| &gt; loss_disc_real_4: 0.22698885202407837 <text:s/>(0.24093494870070087)</text:span></text:p>
      <text:p text:style-name="P3"><text:s text:c="5"/><text:span text:style-name="T1">| &gt; loss_disc_real_5: 0.22054855525493622 <text:s/>(0.2326421474531896)</text:span></text:p>
      <text:p text:style-name="P3"><text:s text:c="5"/><text:span text:style-name="T1">| &gt; loss_0: 2.583507537841797 <text:s/>(2.64560609470213)</text:span></text:p>
      <text:p text:style-name="P3"><text:s text:c="5"/><text:span text:style-name="T1">| &gt; grad_norm_0: tensor(7.6965, device='cuda:0') <text:s/>(tensor(18.6155, device='cuda:0'))</text:span></text:p>
      <text:p text:style-name="P3"><text:s text:c="5"/><text:span text:style-name="T1">| &gt; loss_gen: 2.1876609325408936 <text:s/>(2.15045612533657)</text:span></text:p>
      <text:p text:style-name="P3"><text:s text:c="5"/><text:span text:style-name="T1">| &gt; loss_kl: 1.726493000984192 <text:s/>(1.6623268765980568)</text:span></text:p>
      <text:p text:style-name="P3"><text:s text:c="5"/><text:span text:style-name="T1">| &gt; loss_feat: 6.983311176300049 <text:s/>(6.7576796020845915)</text:span></text:p>
      <text:p text:style-name="P3"><text:s text:c="5"/><text:span text:style-name="T1">| &gt; loss_mel: 16.332109451293945 <text:s/>(15.68973744673536)</text:span></text:p>
      <text:p text:style-name="P3"><text:s text:c="5"/><text:span text:style-name="T1">| &gt; loss_duration: 1.433308482170105 <text:s/>(1.4264737849979727)</text:span></text:p>
      <text:p text:style-name="P3"><text:s text:c="5"/><text:span text:style-name="T1">| &gt; amp_scaler: 256.0 <text:s/>(258.9595375722544)</text:span></text:p>
      <text:p text:style-name="P3"><text:s text:c="5"/><text:span text:style-name="T1">| &gt; loss_1: 28.66288185119629 <text:s/>(27.686673805663123)</text:span></text:p>
      <text:p text:style-name="P3"><text:s text:c="5"/><text:span text:style-name="T1">| &gt; grad_norm_1: tensor(70.8348, device='cuda:0') <text:s/>(tensor(221.7073, device='cuda:0'))</text:span></text:p>
      <text:p text:style-name="P3"><text:s text:c="5"/><text:span text:style-name="T1">| &gt; current_lr_0: 0.0001998500468671882 </text:span></text:p>
      <text:p text:style-name="P3"><text:s text:c="5"/><text:span text:style-name="T1">| &gt; current_lr_1: 0.0001998500468671882 </text:span></text:p>
      <text:p text:style-name="P3"><text:s text:c="5"/><text:span text:style-name="T1">| &gt; step_time: 0.8143 <text:s/>(0.6532404670825586)</text:span></text:p>
      <text:p text:style-name="P3"><text:s text:c="5"/><text:span text:style-name="T1">| &gt; loader_time: 0.0106 <text:s/>(0.007800096721318418)</text:span></text:p>
      <text:p text:style-name="P5"/>
      <text:p text:style-name="P5"/>
      <text:p text:style-name="P1"><text:soft-page-break/>[1m <text:s text:c="2"/>--&gt; TIME: 2025-05-11 11:38:36 -- STEP: 619/630 -- GLOBAL_STEP: 849900[0m</text:p>
      <text:p text:style-name="P3"><text:s text:c="5"/><text:span text:style-name="T1">| &gt; loss_disc: 2.651995897293091 <text:s/>(2.6495943161898157)</text:span></text:p>
      <text:p text:style-name="P3"><text:s text:c="5"/><text:span text:style-name="T1">| &gt; loss_disc_real_0: 0.1710052490234375 <text:s/>(0.18804510513106928)</text:span></text:p>
      <text:p text:style-name="P3"><text:s text:c="5"/><text:span text:style-name="T1">| &gt; loss_disc_real_1: 0.18745344877243042 <text:s/>(0.21606215904429188)</text:span></text:p>
      <text:p text:style-name="P3"><text:s text:c="5"/><text:span text:style-name="T1">| &gt; loss_disc_real_2: 0.2282261699438095 <text:s/>(0.23107474719765508)</text:span></text:p>
      <text:p text:style-name="P3"><text:s text:c="5"/><text:span text:style-name="T1">| &gt; loss_disc_real_3: 0.23975609242916107 <text:s/>(0.233084625135716)</text:span></text:p>
      <text:p text:style-name="P3"><text:s text:c="5"/><text:span text:style-name="T1">| &gt; loss_disc_real_4: 0.21960486471652985 <text:s/>(0.2412101971120942)</text:span></text:p>
      <text:p text:style-name="P3"><text:s text:c="5"/><text:span text:style-name="T1">| &gt; loss_disc_real_5: 0.2283012419939041 <text:s/>(0.2339479269547108)</text:span></text:p>
      <text:p text:style-name="P3"><text:s text:c="5"/><text:span text:style-name="T1">| &gt; loss_0: 2.651995897293091 <text:s/>(2.6495943161898157)</text:span></text:p>
      <text:p text:style-name="P3"><text:s text:c="5"/><text:span text:style-name="T1">| &gt; grad_norm_0: tensor(9.8813, device='cuda:0') <text:s/>(tensor(17.6390, device='cuda:0'))</text:span></text:p>
      <text:p text:style-name="P3"><text:s text:c="5"/><text:span text:style-name="T1">| &gt; loss_gen: 2.0902185440063477 <text:s/>(2.141647554753473)</text:span></text:p>
      <text:p text:style-name="P3"><text:s text:c="5"/><text:span text:style-name="T1">| &gt; loss_kl: 1.7889147996902466 <text:s/>(1.663499746453588)</text:span></text:p>
      <text:p text:style-name="P3"><text:s text:c="5"/><text:span text:style-name="T1">| &gt; loss_feat: 6.002557754516602 <text:s/>(6.700771012098223)</text:span></text:p>
      <text:p text:style-name="P3"><text:s text:c="5"/><text:span text:style-name="T1">| &gt; loss_mel: 15.63611888885498 <text:s/>(15.667642950819074)</text:span></text:p>
      <text:p text:style-name="P3"><text:s text:c="5"/><text:span text:style-name="T1">| &gt; loss_duration: 1.5187137126922607 <text:s/>(1.4360717583164828)</text:span></text:p>
      <text:p text:style-name="P3"><text:s text:c="5"/><text:span text:style-name="T1">| &gt; amp_scaler: 256.0 <text:s/>(258.48142164781916)</text:span></text:p>
      <text:p text:style-name="P3"><text:s text:c="5"/><text:span text:style-name="T1">| &gt; loss_1: 27.036523818969727 <text:s/>(27.60963299432362)</text:span></text:p>
      <text:p text:style-name="P3"><text:s text:c="5"/><text:span text:style-name="T1">| &gt; grad_norm_1: tensor(73.1154, device='cuda:0') <text:s/>(tensor(202.8989, device='cuda:0'))</text:span></text:p>
      <text:p text:style-name="P3"><text:s text:c="5"/><text:span text:style-name="T1">| &gt; current_lr_0: 0.0001998500468671882 </text:span></text:p>
      <text:p text:style-name="P3"><text:s text:c="5"/><text:span text:style-name="T1">| &gt; current_lr_1: 0.0001998500468671882 </text:span></text:p>
      <text:p text:style-name="P3"><text:s text:c="5"/><text:span text:style-name="T1">| &gt; step_time: 1.2041 <text:s/>(0.7019693443193573)</text:span></text:p>
      <text:p text:style-name="P3"><text:s text:c="5"/><text:span text:style-name="T1">| &gt; loader_time: 0.0139 <text:s/>(0.00845555034323156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604743957519531 [0m(+0.00029969215393066406)</text:span></text:p>
      <text:p text:style-name="P3"><text:s text:c="5"/><text:span text:style-name="T1">| &gt; avg_loss_disc:[92m 2.509218613306681 [0m(-0.16845313707987497)</text:span></text:p>
      <text:p text:style-name="P3"><text:s text:c="5"/><text:span text:style-name="T1">| &gt; avg_loss_disc_real_0:[91m 0.2306870979567369 [0m(+0.053117383271455765)</text:span></text:p>
      <text:p text:style-name="P3"><text:s text:c="5"/><text:span text:style-name="T1">| &gt; avg_loss_disc_real_1:[92m 0.18161248043179512 [0m(-0.03643942748506865)</text:span></text:p>
      <text:p text:style-name="P3"><text:s text:c="5"/><text:span text:style-name="T1">| &gt; avg_loss_disc_real_2:[92m 0.17503532643119493 [0m(-0.050808758785327285)</text:span></text:p>
      <text:p text:style-name="P3"><text:s text:c="5"/><text:span text:style-name="T1">| &gt; avg_loss_disc_real_3:[92m 0.2132380281885465 [0m(-0.019669439643621445)</text:span></text:p>
      <text:p text:style-name="P3"><text:s text:c="5"/><text:span text:style-name="T1">| &gt; avg_loss_disc_real_4:[92m 0.21754973754286766 [0m(-0.03268593673904735)</text:span></text:p>
      <text:p text:style-name="P3"><text:s text:c="5"/><text:span text:style-name="T1">| &gt; avg_loss_disc_real_5:[92m 0.17369706680377325 [0m(-0.142913531512022)</text:span></text:p>
      <text:p text:style-name="P3"><text:s text:c="5"/><text:span text:style-name="T1">| &gt; avg_loss_0:[92m 2.509218613306681 [0m(-0.16845313707987497)</text:span></text:p>
      <text:p text:style-name="P3"><text:s text:c="5"/><text:span text:style-name="T1">| &gt; avg_loss_gen:[92m 2.0541935364405313 [0m(-0.027077297369639375)</text:span></text:p>
      <text:p text:style-name="P3"><text:s text:c="5"/><text:span text:style-name="T1">| &gt; avg_loss_kl:[91m 1.764420489470164 [0m(+0.037058015664418686)</text:span></text:p>
      <text:p text:style-name="P3"><text:s text:c="5"/><text:span text:style-name="T1">| &gt; avg_loss_feat:[91m 6.776424249013265 [0m(+0.17085878054300885)</text:span></text:p>
      <text:p text:style-name="P3"><text:s text:c="5"/><text:span text:style-name="T1">| &gt; avg_loss_mel:[91m 15.900923569997152 [0m(+0.12517094612121582)</text:span></text:p>
      <text:p text:style-name="P3"><text:s text:c="5"/><text:span text:style-name="T1">| &gt; avg_loss_duration:[91m 1.5208299259344737 [0m(+0.0010837018489837646)</text:span></text:p>
      <text:p text:style-name="P3"><text:s text:c="5"/><text:span text:style-name="T1">| &gt; avg_loss_1:[91m 28.016791820526123 [0m(+0.3070945739746094)</text:span></text:p>
      <text:p text:style-name="P5"/>
      <text:p text:style-name="P5"/>
      <text:p text:style-name="P1">[4m[1m &gt; EPOCH: 7/50[0m</text:p>
      <text:p text:style-name="P3"><text:s/><text:span text:style-name="T1">--&gt; /kaggle/working/vits_4_nov-May-11-2025_10+42AM-0000000</text:span></text:p>
      <text:p text:style-name="P5"/>
      <text:p text:style-name="P1">[1m &gt; TRAINING (2025-05-11 11:39:00) [0m</text:p>
      <text:p text:style-name="P5"/>
      <text:p text:style-name="P1">[1m <text:s text:c="2"/>--&gt; TIME: 2025-05-11 11:39:49 -- STEP: 89/630 -- GLOBAL_STEP: 850000[0m</text:p>
      <text:p text:style-name="P3"><text:s text:c="5"/><text:span text:style-name="T1">| &gt; loss_disc: 2.4847915172576904 <text:s/>(2.6566533238700263)</text:span></text:p>
      <text:p text:style-name="P3"><text:s text:c="5"/><text:span text:style-name="T1">| &gt; loss_disc_real_0: 0.12532591819763184 <text:s/>(0.1902158843834748)</text:span></text:p>
      <text:p text:style-name="P3"><text:s text:c="5"/><text:span text:style-name="T1">| &gt; loss_disc_real_1: 0.19300015270709991 <text:s/>(0.22146336483151724)</text:span></text:p>
      <text:p text:style-name="P3"><text:s text:c="5"/><text:span text:style-name="T1">| &gt; loss_disc_real_2: 0.22988270223140717 <text:s/>(0.23215034336186527)</text:span></text:p>
      <text:p text:style-name="P3"><text:s text:c="5"/><text:span text:style-name="T1">| &gt; loss_disc_real_3: 0.24621932208538055 <text:s/>(0.23264676851502966)</text:span></text:p>
      <text:p text:style-name="P3"><text:s text:c="5"/><text:span text:style-name="T1">| &gt; loss_disc_real_4: 0.24868692457675934 <text:s/>(0.24333095584022865)</text:span></text:p>
      <text:p text:style-name="P3"><text:s text:c="5"/><text:span text:style-name="T1">| &gt; loss_disc_real_5: 0.24212521314620972 <text:s/>(0.23518837653519062)</text:span></text:p>
      <text:p text:style-name="P3"><text:s text:c="5"/><text:span text:style-name="T1">| &gt; loss_0: 2.4847915172576904 <text:s/>(2.6566533238700263)</text:span></text:p>
      <text:p text:style-name="P3"><text:s text:c="5"/><text:span text:style-name="T1">| &gt; grad_norm_0: tensor(21.4754, device='cuda:0') <text:s/>(tensor(16.3852, device='cuda:0'))</text:span></text:p>
      <text:p text:style-name="P3"><text:soft-page-break/><text:s text:c="5"/><text:span text:style-name="T1">| &gt; loss_gen: 2.249927282333374 <text:s/>(2.1513647309849766)</text:span></text:p>
      <text:p text:style-name="P3"><text:s text:c="5"/><text:span text:style-name="T1">| &gt; loss_kl: 1.3021849393844604 <text:s/>(1.6463147991158988)</text:span></text:p>
      <text:p text:style-name="P3"><text:s text:c="5"/><text:span text:style-name="T1">| &gt; loss_feat: 7.535175323486328 <text:s/>(6.916291317243255)</text:span></text:p>
      <text:p text:style-name="P3"><text:s text:c="5"/><text:span text:style-name="T1">| &gt; loss_mel: 15.7761812210083 <text:s/>(15.6706975872597)</text:span></text:p>
      <text:p text:style-name="P3"><text:s text:c="5"/><text:span text:style-name="T1">| &gt; loss_duration: 1.4691505432128906 <text:s/>(1.4615331044357809)</text:span></text:p>
      <text:p text:style-name="P3"><text:s text:c="5"/><text:span text:style-name="T1">| &gt; amp_scaler: 256.0 <text:s/>(256.0)</text:span></text:p>
      <text:p text:style-name="P3"><text:s text:c="5"/><text:span text:style-name="T1">| &gt; loss_1: 28.332618713378906 <text:s/>(27.846201628781436)</text:span></text:p>
      <text:p text:style-name="P3"><text:s text:c="5"/><text:span text:style-name="T1">| &gt; grad_norm_1: tensor(146.1222, device='cuda:0') <text:s/>(tensor(181.2059, device='cuda:0'))</text:span></text:p>
      <text:p text:style-name="P3"><text:s text:c="5"/><text:span text:style-name="T1">| &gt; current_lr_0: 0.00019982506561132978 </text:span></text:p>
      <text:p text:style-name="P3"><text:s text:c="5"/><text:span text:style-name="T1">| &gt; current_lr_1: 0.00019982506561132978 </text:span></text:p>
      <text:p text:style-name="P3"><text:s text:c="5"/><text:span text:style-name="T1">| &gt; step_time: 0.5355 <text:s/>(0.5278463149338626)</text:span></text:p>
      <text:p text:style-name="P3"><text:s text:c="5"/><text:span text:style-name="T1">| &gt; loader_time: 0.0055 <text:s/>(0.005353724018911298)</text:span></text:p>
      <text:p text:style-name="P5"/>
      <text:p text:style-name="P5"/>
      <text:p text:style-name="P3"><text:s/><text:span text:style-name="T1">&gt; CHECKPOINT : /kaggle/working/vits_4_nov-May-11-2025_10+42AM-0000000/checkpoint_850000.pth</text:span></text:p>
      <text:p text:style-name="P5"/>
      <text:p text:style-name="P1">[1m <text:s text:c="2"/>--&gt; TIME: 2025-05-11 11:40:51 -- STEP: 189/630 -- GLOBAL_STEP: 850100[0m</text:p>
      <text:p text:style-name="P3"><text:s text:c="5"/><text:span text:style-name="T1">| &gt; loss_disc: 2.8050143718719482 <text:s/>(2.6414517675127285)</text:span></text:p>
      <text:p text:style-name="P3"><text:s text:c="5"/><text:span text:style-name="T1">| &gt; loss_disc_real_0: 0.13782092928886414 <text:s/>(0.18503290651336549)</text:span></text:p>
      <text:p text:style-name="P3"><text:s text:c="5"/><text:span text:style-name="T1">| &gt; loss_disc_real_1: 0.18635918200016022 <text:s/>(0.21914366573568375)</text:span></text:p>
      <text:p text:style-name="P3"><text:s text:c="5"/><text:span text:style-name="T1">| &gt; loss_disc_real_2: 0.19755145907402039 <text:s/>(0.23035485285615165)</text:span></text:p>
      <text:p text:style-name="P3"><text:s text:c="5"/><text:span text:style-name="T1">| &gt; loss_disc_real_3: 0.257720410823822 <text:s/>(0.23322043556069572)</text:span></text:p>
      <text:p text:style-name="P3"><text:s text:c="5"/><text:span text:style-name="T1">| &gt; loss_disc_real_4: 0.2386161834001541 <text:s/>(0.2413422805922372)</text:span></text:p>
      <text:p text:style-name="P3"><text:s text:c="5"/><text:span text:style-name="T1">| &gt; loss_disc_real_5: 0.26726457476615906 <text:s/>(0.2300554033782747)</text:span></text:p>
      <text:p text:style-name="P3"><text:s text:c="5"/><text:span text:style-name="T1">| &gt; loss_0: 2.8050143718719482 <text:s/>(2.6414517675127285)</text:span></text:p>
      <text:p text:style-name="P3"><text:s text:c="5"/><text:span text:style-name="T1">| &gt; grad_norm_0: tensor(22.2405, device='cuda:0') <text:s/>(tensor(19.3795, device='cuda:0'))</text:span></text:p>
      <text:p text:style-name="P3"><text:s text:c="5"/><text:span text:style-name="T1">| &gt; loss_gen: 1.8675708770751953 <text:s/>(2.162799809344862)</text:span></text:p>
      <text:p text:style-name="P3"><text:s text:c="5"/><text:span text:style-name="T1">| &gt; loss_kl: 1.7703821659088135 <text:s/>(1.6516824102906327)</text:span></text:p>
      <text:p text:style-name="P3"><text:s text:c="5"/><text:span text:style-name="T1">| &gt; loss_feat: 6.2109599113464355 <text:s/>(6.933090971891211)</text:span></text:p>
      <text:p text:style-name="P3"><text:s text:c="5"/><text:span text:style-name="T1">| &gt; loss_mel: 16.23845100402832 <text:s/>(15.70332089681474)</text:span></text:p>
      <text:p text:style-name="P3"><text:s text:c="5"/><text:span text:style-name="T1">| &gt; loss_duration: 1.4381883144378662 <text:s/>(1.3976482682757907)</text:span></text:p>
      <text:p text:style-name="P3"><text:s text:c="5"/><text:span text:style-name="T1">| &gt; amp_scaler: 256.0 <text:s/>(256.0)</text:span></text:p>
      <text:p text:style-name="P3"><text:s text:c="5"/><text:span text:style-name="T1">| &gt; loss_1: 27.52555274963379 <text:s/>(27.84854248087242)</text:span></text:p>
      <text:p text:style-name="P3"><text:s text:c="5"/><text:span text:style-name="T1">| &gt; grad_norm_1: tensor(165.9208, device='cuda:0') <text:s/>(tensor(235.4868, device='cuda:0'))</text:span></text:p>
      <text:p text:style-name="P3"><text:s text:c="5"/><text:span text:style-name="T1">| &gt; current_lr_0: 0.00019982506561132978 </text:span></text:p>
      <text:p text:style-name="P3"><text:s text:c="5"/><text:span text:style-name="T1">| &gt; current_lr_1: 0.00019982506561132978 </text:span></text:p>
      <text:p text:style-name="P3"><text:s text:c="5"/><text:span text:style-name="T1">| &gt; step_time: 0.5759 <text:s/>(0.5548132323714161)</text:span></text:p>
      <text:p text:style-name="P3"><text:s text:c="5"/><text:span text:style-name="T1">| &gt; loader_time: 0.0065 <text:s/>(0.005945534933181035)</text:span></text:p>
      <text:p text:style-name="P5"/>
      <text:p text:style-name="P5"/>
      <text:p text:style-name="P1">[1m <text:s text:c="2"/>--&gt; TIME: 2025-05-11 11:41:55 -- STEP: 289/630 -- GLOBAL_STEP: 850200[0m</text:p>
      <text:p text:style-name="P3"><text:s text:c="5"/><text:span text:style-name="T1">| &gt; loss_disc: 2.535914659500122 <text:s/>(2.63350761637968)</text:span></text:p>
      <text:p text:style-name="P3"><text:s text:c="5"/><text:span text:style-name="T1">| &gt; loss_disc_real_0: 0.14860647916793823 <text:s/>(0.18360643081083436)</text:span></text:p>
      <text:p text:style-name="P3"><text:s text:c="5"/><text:span text:style-name="T1">| &gt; loss_disc_real_1: 0.19012507796287537 <text:s/>(0.21769002229490908)</text:span></text:p>
      <text:p text:style-name="P3"><text:s text:c="5"/><text:span text:style-name="T1">| &gt; loss_disc_real_2: 0.24512794613838196 <text:s/>(0.22972230520421663)</text:span></text:p>
      <text:p text:style-name="P3"><text:s text:c="5"/><text:span text:style-name="T1">| &gt; loss_disc_real_3: 0.1956104189157486 <text:s/>(0.23343621225299307)</text:span></text:p>
      <text:p text:style-name="P3"><text:s text:c="5"/><text:span text:style-name="T1">| &gt; loss_disc_real_4: 0.21215756237506866 <text:s/>(0.24147439250484057)</text:span></text:p>
      <text:p text:style-name="P3"><text:s text:c="5"/><text:span text:style-name="T1">| &gt; loss_disc_real_5: 0.30296117067337036 <text:s/>(0.2291180875062118)</text:span></text:p>
      <text:p text:style-name="P3"><text:s text:c="5"/><text:span text:style-name="T1">| &gt; loss_0: 2.535914659500122 <text:s/>(2.63350761637968)</text:span></text:p>
      <text:p text:style-name="P3"><text:s text:c="5"/><text:span text:style-name="T1">| &gt; grad_norm_0: tensor(19.3147, device='cuda:0') <text:s/>(tensor(19.7231, device='cuda:0'))</text:span></text:p>
      <text:p text:style-name="P3"><text:s text:c="5"/><text:span text:style-name="T1">| &gt; loss_gen: 2.261338710784912 <text:s/>(2.163854297882132)</text:span></text:p>
      <text:p text:style-name="P3"><text:s text:c="5"/><text:span text:style-name="T1">| &gt; loss_kl: 1.8988879919052124 <text:s/>(1.6512809979461882)</text:span></text:p>
      <text:p text:style-name="P3"><text:s text:c="5"/><text:span text:style-name="T1">| &gt; loss_feat: 6.843018531799316 <text:s/>(6.899826835183537)</text:span></text:p>
      <text:p text:style-name="P3"><text:s text:c="5"/><text:span text:style-name="T1">| &gt; loss_mel: 15.096302032470703 <text:s/>(15.619256702673889)</text:span></text:p>
      <text:p text:style-name="P3"><text:s text:c="5"/><text:span text:style-name="T1">| &gt; loss_duration: 1.4890058040618896 <text:s/>(1.4007827060032876)</text:span></text:p>
      <text:p text:style-name="P3"><text:s text:c="5"/><text:span text:style-name="T1">| &gt; amp_scaler: 256.0 <text:s/>(256.0)</text:span></text:p>
      <text:p text:style-name="P3"><text:s text:c="5"/><text:span text:style-name="T1">| &gt; loss_1: 27.588552474975586 <text:s/>(27.735001653123483)</text:span></text:p>
      <text:p text:style-name="P3"><text:s text:c="5"/><text:span text:style-name="T1">| &gt; grad_norm_1: tensor(363.0027, device='cuda:0') <text:s/>(tensor(244.4802, device='cuda:0'))</text:span></text:p>
      <text:p text:style-name="P3"><text:soft-page-break/><text:s text:c="5"/><text:span text:style-name="T1">| &gt; current_lr_0: 0.00019982506561132978 </text:span></text:p>
      <text:p text:style-name="P3"><text:s text:c="5"/><text:span text:style-name="T1">| &gt; current_lr_1: 0.00019982506561132978 </text:span></text:p>
      <text:p text:style-name="P3"><text:s text:c="5"/><text:span text:style-name="T1">| &gt; step_time: 0.6379 <text:s/>(0.5803234709175404)</text:span></text:p>
      <text:p text:style-name="P3"><text:s text:c="5"/><text:span text:style-name="T1">| &gt; loader_time: 0.0075 <text:s/>(0.006506265653458432)</text:span></text:p>
      <text:p text:style-name="P5"/>
      <text:p text:style-name="P5"/>
      <text:p text:style-name="P1">[1m <text:s text:c="2"/>--&gt; TIME: 2025-05-11 11:43:06 -- STEP: 389/630 -- GLOBAL_STEP: 850300[0m</text:p>
      <text:p text:style-name="P3"><text:s text:c="5"/><text:span text:style-name="T1">| &gt; loss_disc: 2.5948193073272705 <text:s/>(2.632654199869893)</text:span></text:p>
      <text:p text:style-name="P3"><text:s text:c="5"/><text:span text:style-name="T1">| &gt; loss_disc_real_0: 0.1425061821937561 <text:s/>(0.18317935523842793)</text:span></text:p>
      <text:p text:style-name="P3"><text:s text:c="5"/><text:span text:style-name="T1">| &gt; loss_disc_real_1: 0.24141375720500946 <text:s/>(0.21725767621037892)</text:span></text:p>
      <text:p text:style-name="P3"><text:s text:c="5"/><text:span text:style-name="T1">| &gt; loss_disc_real_2: 0.259069561958313 <text:s/>(0.2299416099691759)</text:span></text:p>
      <text:p text:style-name="P3"><text:s text:c="5"/><text:span text:style-name="T1">| &gt; loss_disc_real_3: 0.2334284484386444 <text:s/>(0.23327564599428202)</text:span></text:p>
      <text:p text:style-name="P3"><text:s text:c="5"/><text:span text:style-name="T1">| &gt; loss_disc_real_4: 0.2738702893257141 <text:s/>(0.2416161229034316)</text:span></text:p>
      <text:p text:style-name="P3"><text:s text:c="5"/><text:span text:style-name="T1">| &gt; loss_disc_real_5: 0.2249140739440918 <text:s/>(0.22943973981782528)</text:span></text:p>
      <text:p text:style-name="P3"><text:s text:c="5"/><text:span text:style-name="T1">| &gt; loss_0: 2.5948193073272705 <text:s/>(2.632654199869893)</text:span></text:p>
      <text:p text:style-name="P3"><text:s text:c="5"/><text:span text:style-name="T1">| &gt; grad_norm_0: tensor(12.2049, device='cuda:0') <text:s/>(tensor(19.3190, device='cuda:0'))</text:span></text:p>
      <text:p text:style-name="P3"><text:s text:c="5"/><text:span text:style-name="T1">| &gt; loss_gen: 2.2032999992370605 <text:s/>(2.1614797976452156)</text:span></text:p>
      <text:p text:style-name="P3"><text:s text:c="5"/><text:span text:style-name="T1">| &gt; loss_kl: 1.7542616128921509 <text:s/>(1.6507970321454242)</text:span></text:p>
      <text:p text:style-name="P3"><text:s text:c="5"/><text:span text:style-name="T1">| &gt; loss_feat: 7.004004001617432 <text:s/>(6.863086771535996)</text:span></text:p>
      <text:p text:style-name="P3"><text:s text:c="5"/><text:span text:style-name="T1">| &gt; loss_mel: 16.81254005432129 <text:s/>(15.629835972136274)</text:span></text:p>
      <text:p text:style-name="P3"><text:s text:c="5"/><text:span text:style-name="T1">| &gt; loss_duration: 1.4948502779006958 <text:s/>(1.4189728832490027)</text:span></text:p>
      <text:p text:style-name="P3"><text:s text:c="5"/><text:span text:style-name="T1">| &gt; amp_scaler: 256.0 <text:s/>(256.0)</text:span></text:p>
      <text:p text:style-name="P3"><text:s text:c="5"/><text:span text:style-name="T1">| &gt; loss_1: 29.26895523071289 <text:s/>(27.724172557840618)</text:span></text:p>
      <text:p text:style-name="P3"><text:s text:c="5"/><text:span text:style-name="T1">| &gt; grad_norm_1: tensor(125.6994, device='cuda:0') <text:s/>(tensor(241.6182, device='cuda:0'))</text:span></text:p>
      <text:p text:style-name="P3"><text:s text:c="5"/><text:span text:style-name="T1">| &gt; current_lr_0: 0.00019982506561132978 </text:span></text:p>
      <text:p text:style-name="P3"><text:s text:c="5"/><text:span text:style-name="T1">| &gt; current_lr_1: 0.00019982506561132978 </text:span></text:p>
      <text:p text:style-name="P3"><text:s text:c="5"/><text:span text:style-name="T1">| &gt; step_time: 0.724 <text:s/>(0.6105284341503232)</text:span></text:p>
      <text:p text:style-name="P3"><text:s text:c="5"/><text:span text:style-name="T1">| &gt; loader_time: 0.0086 <text:s/>(0.007064735368468767)</text:span></text:p>
      <text:p text:style-name="P5"/>
      <text:p text:style-name="P5"/>
      <text:p text:style-name="P1">[1m <text:s text:c="2"/>--&gt; TIME: 2025-05-11 11:44:25 -- STEP: 489/630 -- GLOBAL_STEP: 850400[0m</text:p>
      <text:p text:style-name="P3"><text:s text:c="5"/><text:span text:style-name="T1">| &gt; loss_disc: 2.717895984649658 <text:s/>(2.6338644110595744)</text:span></text:p>
      <text:p text:style-name="P3"><text:s text:c="5"/><text:span text:style-name="T1">| &gt; loss_disc_real_0: 0.1729915291070938 <text:s/>(0.18290217559030456)</text:span></text:p>
      <text:p text:style-name="P3"><text:s text:c="5"/><text:span text:style-name="T1">| &gt; loss_disc_real_1: 0.2737058401107788 <text:s/>(0.2169771886798258)</text:span></text:p>
      <text:p text:style-name="P3"><text:s text:c="5"/><text:span text:style-name="T1">| &gt; loss_disc_real_2: 0.3741188049316406 <text:s/>(0.23089207806348316)</text:span></text:p>
      <text:p text:style-name="P3"><text:s text:c="5"/><text:span text:style-name="T1">| &gt; loss_disc_real_3: 0.3228251338005066 <text:s/>(0.23390960272835806)</text:span></text:p>
      <text:p text:style-name="P3"><text:s text:c="5"/><text:span text:style-name="T1">| &gt; loss_disc_real_4: 0.25159668922424316 <text:s/>(0.24172524410035226)</text:span></text:p>
      <text:p text:style-name="P3"><text:s text:c="5"/><text:span text:style-name="T1">| &gt; loss_disc_real_5: 0.25486016273498535 <text:s/>(0.2288446299625077)</text:span></text:p>
      <text:p text:style-name="P3"><text:s text:c="5"/><text:span text:style-name="T1">| &gt; loss_0: 2.717895984649658 <text:s/>(2.6338644110595744)</text:span></text:p>
      <text:p text:style-name="P3"><text:s text:c="5"/><text:span text:style-name="T1">| &gt; grad_norm_0: tensor(13.6819, device='cuda:0') <text:s/>(tensor(19.8675, device='cuda:0'))</text:span></text:p>
      <text:p text:style-name="P3"><text:s text:c="5"/><text:span text:style-name="T1">| &gt; loss_gen: 2.2744979858398438 <text:s/>(2.1633940684039676)</text:span></text:p>
      <text:p text:style-name="P3"><text:s text:c="5"/><text:span text:style-name="T1">| &gt; loss_kl: 1.5111637115478516 <text:s/>(1.6509534237574945)</text:span></text:p>
      <text:p text:style-name="P3"><text:s text:c="5"/><text:span text:style-name="T1">| &gt; loss_feat: 6.775465965270996 <text:s/>(6.817819017086536)</text:span></text:p>
      <text:p text:style-name="P3"><text:s text:c="5"/><text:span text:style-name="T1">| &gt; loss_mel: 15.278918266296387 <text:s/>(15.588431169162742)</text:span></text:p>
      <text:p text:style-name="P3"><text:s text:c="5"/><text:span text:style-name="T1">| &gt; loss_duration: 1.4621210098266602 <text:s/>(1.4202882643857613)</text:span></text:p>
      <text:p text:style-name="P3"><text:s text:c="5"/><text:span text:style-name="T1">| &gt; amp_scaler: 256.0 <text:s/>(256.0)</text:span></text:p>
      <text:p text:style-name="P3"><text:s text:c="5"/><text:span text:style-name="T1">| &gt; loss_1: 27.302165985107422 <text:s/>(27.640885986921003)</text:span></text:p>
      <text:p text:style-name="P3"><text:s text:c="5"/><text:span text:style-name="T1">| &gt; grad_norm_1: tensor(159.5548, device='cuda:0') <text:s/>(tensor(252.0131, device='cuda:0'))</text:span></text:p>
      <text:p text:style-name="P3"><text:s text:c="5"/><text:span text:style-name="T1">| &gt; current_lr_0: 0.00019982506561132978 </text:span></text:p>
      <text:p text:style-name="P3"><text:s text:c="5"/><text:span text:style-name="T1">| &gt; current_lr_1: 0.00019982506561132978 </text:span></text:p>
      <text:p text:style-name="P3"><text:s text:c="5"/><text:span text:style-name="T1">| &gt; step_time: 0.801 <text:s/>(0.6439333517858588)</text:span></text:p>
      <text:p text:style-name="P3"><text:s text:c="5"/><text:span text:style-name="T1">| &gt; loader_time: 0.0103 <text:s/>(0.007655206633491749)</text:span></text:p>
      <text:p text:style-name="P5"/>
      <text:p text:style-name="P5"/>
      <text:p text:style-name="P1">[1m <text:s text:c="2"/>--&gt; TIME: 2025-05-11 11:45:55 -- STEP: 589/630 -- GLOBAL_STEP: 850500[0m</text:p>
      <text:p text:style-name="P3"><text:s text:c="5"/><text:span text:style-name="T1">| &gt; loss_disc: 2.6411397457122803 <text:s/>(2.634791995147288)</text:span></text:p>
      <text:p text:style-name="P3"><text:s text:c="5"/><text:span text:style-name="T1">| &gt; loss_disc_real_0: 0.21361523866653442 <text:s/>(0.18321030216326337)</text:span></text:p>
      <text:p text:style-name="P3"><text:s text:c="5"/><text:span text:style-name="T1">| &gt; loss_disc_real_1: 0.23979522287845612 <text:s/>(0.21686506018371454)</text:span></text:p>
      <text:p text:style-name="P3"><text:s text:c="5"/><text:span text:style-name="T1">| &gt; loss_disc_real_2: 0.264431893825531 <text:s/>(0.2308226460005917)</text:span></text:p>
      <text:p text:style-name="P3"><text:s text:c="5"/><text:span text:style-name="T1">| &gt; loss_disc_real_3: 0.24211569130420685 <text:s/>(0.23406343227837406)</text:span></text:p>
      <text:p text:style-name="P3"><text:soft-page-break/><text:s text:c="5"/><text:span text:style-name="T1">| &gt; loss_disc_real_4: 0.2734726667404175 <text:s/>(0.24171668197485305)</text:span></text:p>
      <text:p text:style-name="P3"><text:s text:c="5"/><text:span text:style-name="T1">| &gt; loss_disc_real_5: 0.20470675826072693 <text:s/>(0.22905640417934475)</text:span></text:p>
      <text:p text:style-name="P3"><text:s text:c="5"/><text:span text:style-name="T1">| &gt; loss_0: 2.6411397457122803 <text:s/>(2.634791995147288)</text:span></text:p>
      <text:p text:style-name="P3"><text:s text:c="5"/><text:span text:style-name="T1">| &gt; grad_norm_0: tensor(15.9956, device='cuda:0') <text:s/>(tensor(19.3555, device='cuda:0'))</text:span></text:p>
      <text:p text:style-name="P3"><text:s text:c="5"/><text:span text:style-name="T1">| &gt; loss_gen: 2.215033531188965 <text:s/>(2.160406644356474)</text:span></text:p>
      <text:p text:style-name="P3"><text:s text:c="5"/><text:span text:style-name="T1">| &gt; loss_kl: 1.6796352863311768 <text:s/>(1.6533969942296907)</text:span></text:p>
      <text:p text:style-name="P3"><text:s text:c="5"/><text:span text:style-name="T1">| &gt; loss_feat: 6.12232780456543 <text:s/>(6.795337081967469)</text:span></text:p>
      <text:p text:style-name="P3"><text:s text:c="5"/><text:span text:style-name="T1">| &gt; loss_mel: 15.9246826171875 <text:s/>(15.590076410912092)</text:span></text:p>
      <text:p text:style-name="P3"><text:s text:c="5"/><text:span text:style-name="T1">| &gt; loss_duration: 1.480724811553955 <text:s/>(1.4305510375212325)</text:span></text:p>
      <text:p text:style-name="P3"><text:s text:c="5"/><text:span text:style-name="T1">| &gt; amp_scaler: 256.0 <text:s/>(256.0)</text:span></text:p>
      <text:p text:style-name="P3"><text:s text:c="5"/><text:span text:style-name="T1">| &gt; loss_1: 27.422405242919922 <text:s/>(27.629768232335874)</text:span></text:p>
      <text:p text:style-name="P3"><text:s text:c="5"/><text:span text:style-name="T1">| &gt; grad_norm_1: tensor(142.3190, device='cuda:0') <text:s/>(tensor(243.3165, device='cuda:0'))</text:span></text:p>
      <text:p text:style-name="P3"><text:s text:c="5"/><text:span text:style-name="T1">| &gt; current_lr_0: 0.00019982506561132978 </text:span></text:p>
      <text:p text:style-name="P3"><text:s text:c="5"/><text:span text:style-name="T1">| &gt; current_lr_1: 0.00019982506561132978 </text:span></text:p>
      <text:p text:style-name="P3"><text:s text:c="5"/><text:span text:style-name="T1">| &gt; step_time: 0.9416 <text:s/>(0.6838628270225332)</text:span></text:p>
      <text:p text:style-name="P3"><text:s text:c="5"/><text:span text:style-name="T1">| &gt; loader_time: 0.0142 <text:s/>(0.008237395909929515)</text:span></text:p>
      <text:p text:style-name="P5"/>
      <text:p text:style-name="P5"/>
      <text:p text:style-name="P3"><text:s/><text:span text:style-name="T1">&gt; CHECKPOINT : /kaggle/working/vits_4_nov-May-11-2025_10+42AM-0000000/checkpoint_850500.pth</text:span></text:p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554755528767903 [0m(-4.998842875162789e-05)</text:span></text:p>
      <text:p text:style-name="P3"><text:s text:c="5"/><text:span text:style-name="T1">| &gt; avg_loss_disc:[91m 2.606987774372101 [0m(+0.09776916106541966)</text:span></text:p>
      <text:p text:style-name="P3"><text:s text:c="5"/><text:span text:style-name="T1">| &gt; avg_loss_disc_real_0:[92m 0.14702648359040418 [0m(-0.08366061436633271)</text:span></text:p>
      <text:p text:style-name="P3"><text:s text:c="5"/><text:span text:style-name="T1">| &gt; avg_loss_disc_real_1:[91m 0.20639066273967424 [0m(+0.02477818230787912)</text:span></text:p>
      <text:p text:style-name="P3"><text:s text:c="5"/><text:span text:style-name="T1">| &gt; avg_loss_disc_real_2:[91m 0.2351730465888977 [0m(+0.06013772015770277)</text:span></text:p>
      <text:p text:style-name="P3"><text:s text:c="5"/><text:span text:style-name="T1">| &gt; avg_loss_disc_real_3:[91m 0.23559055477380753 [0m(+0.022352526585261018)</text:span></text:p>
      <text:p text:style-name="P3"><text:s text:c="5"/><text:span text:style-name="T1">| &gt; avg_loss_disc_real_4:[91m 0.2321868079404036 [0m(+0.01463707039753595)</text:span></text:p>
      <text:p text:style-name="P3"><text:s text:c="5"/><text:span text:style-name="T1">| &gt; avg_loss_disc_real_5:[91m 0.22031882281104723 [0m(+0.04662175600727397)</text:span></text:p>
      <text:p text:style-name="P3"><text:s text:c="5"/><text:span text:style-name="T1">| &gt; avg_loss_0:[91m 2.606987774372101 [0m(+0.09776916106541966)</text:span></text:p>
      <text:p text:style-name="P3"><text:s text:c="5"/><text:span text:style-name="T1">| &gt; avg_loss_gen:[92m 1.9613368511199951 [0m(-0.09285668532053615)</text:span></text:p>
      <text:p text:style-name="P3"><text:s text:c="5"/><text:span text:style-name="T1">| &gt; avg_loss_kl:[92m 1.7236540913581848 [0m(-0.04076639811197924)</text:span></text:p>
      <text:p text:style-name="P3"><text:s text:c="5"/><text:span text:style-name="T1">| &gt; avg_loss_feat:[92m 5.938699146111806 [0m(-0.8377251029014587)</text:span></text:p>
      <text:p text:style-name="P3"><text:s text:c="5"/><text:span text:style-name="T1">| &gt; avg_loss_mel:[92m 15.6441650390625 [0m(-0.2567585309346523)</text:span></text:p>
      <text:p text:style-name="P3"><text:s text:c="5"/><text:span text:style-name="T1">| &gt; avg_loss_duration:[92m 1.518882006406784 [0m(-0.00194791952768969)</text:span></text:p>
      <text:p text:style-name="P3"><text:s text:c="5"/><text:span text:style-name="T1">| &gt; avg_loss_1:[92m 26.786737124125164 [0m(-1.230054696400959)</text:span></text:p>
      <text:p text:style-name="P5"/>
      <text:p text:style-name="P3"><text:s/><text:span text:style-name="T1">&gt; BEST MODEL : /kaggle/working/vits_4_nov-May-11-2025_10+42AM-0000000/best_model_850541.pth</text:span></text:p>
      <text:p text:style-name="P5"/>
      <text:p text:style-name="P1">[4m[1m &gt; EPOCH: 8/50[0m</text:p>
      <text:p text:style-name="P3"><text:s/><text:span text:style-name="T1">--&gt; /kaggle/working/vits_4_nov-May-11-2025_10+42AM-0000000</text:span></text:p>
      <text:p text:style-name="P5"/>
      <text:p text:style-name="P1">[1m &gt; TRAINING (2025-05-11 11:46:57) [0m</text:p>
      <text:p text:style-name="P5"/>
      <text:p text:style-name="P1">[1m <text:s text:c="2"/>--&gt; TIME: 2025-05-11 11:47:29 -- STEP: 59/630 -- GLOBAL_STEP: 850600[0m</text:p>
      <text:p text:style-name="P3"><text:s text:c="5"/><text:span text:style-name="T1">| &gt; loss_disc: 2.517871856689453 <text:s/>(2.6324825286865234)</text:span></text:p>
      <text:p text:style-name="P3"><text:s text:c="5"/><text:span text:style-name="T1">| &gt; loss_disc_real_0: 0.161180317401886 <text:s/>(0.17813388889623902)</text:span></text:p>
      <text:p text:style-name="P3"><text:s text:c="5"/><text:span text:style-name="T1">| &gt; loss_disc_real_1: 0.18383312225341797 <text:s/>(0.2159851648039737)</text:span></text:p>
      <text:p text:style-name="P3"><text:s text:c="5"/><text:span text:style-name="T1">| &gt; loss_disc_real_2: 0.22044815123081207 <text:s/>(0.2326546288647894)</text:span></text:p>
      <text:p text:style-name="P3"><text:s text:c="5"/><text:span text:style-name="T1">| &gt; loss_disc_real_3: 0.22246301174163818 <text:s/>(0.23391933562391895)</text:span></text:p>
      <text:p text:style-name="P3"><text:s text:c="5"/><text:span text:style-name="T1">| &gt; loss_disc_real_4: 0.21629223227500916 <text:s/>(0.24642644961506632)</text:span></text:p>
      <text:p text:style-name="P3"><text:s text:c="5"/><text:span text:style-name="T1">| &gt; loss_disc_real_5: 0.19708384573459625 <text:s/>(0.233003710538654)</text:span></text:p>
      <text:p text:style-name="P3"><text:s text:c="5"/><text:span text:style-name="T1">| &gt; loss_0: 2.517871856689453 <text:s/>(2.6324825286865234)</text:span></text:p>
      <text:p text:style-name="P3"><text:s text:c="5"/><text:span text:style-name="T1">| &gt; grad_norm_0: tensor(26.8664, device='cuda:0') <text:s/>(tensor(12.9307, device='cuda:0'))</text:span></text:p>
      <text:p text:style-name="P3"><text:s text:c="5"/><text:span text:style-name="T1">| &gt; loss_gen: 2.2705061435699463 <text:s/>(2.157703134973171)</text:span></text:p>
      <text:p text:style-name="P3"><text:soft-page-break/><text:s text:c="5"/><text:span text:style-name="T1">| &gt; loss_kl: 1.4752554893493652 <text:s/>(1.6269800339714957)</text:span></text:p>
      <text:p text:style-name="P3"><text:s text:c="5"/><text:span text:style-name="T1">| &gt; loss_feat: 6.9853315353393555 <text:s/>(6.952945014177742)</text:span></text:p>
      <text:p text:style-name="P3"><text:s text:c="5"/><text:span text:style-name="T1">| &gt; loss_mel: 14.722630500793457 <text:s/>(15.540225352271129)</text:span></text:p>
      <text:p text:style-name="P3"><text:s text:c="5"/><text:span text:style-name="T1">| &gt; loss_duration: 1.456257939338684 <text:s/>(1.4625401011968062)</text:span></text:p>
      <text:p text:style-name="P3"><text:s text:c="5"/><text:span text:style-name="T1">| &gt; amp_scaler: 256.0 <text:s/>(256.0)</text:span></text:p>
      <text:p text:style-name="P3"><text:s text:c="5"/><text:span text:style-name="T1">| &gt; loss_1: 26.90998077392578 <text:s/>(27.740393493135098)</text:span></text:p>
      <text:p text:style-name="P3"><text:s text:c="5"/><text:span text:style-name="T1">| &gt; grad_norm_1: tensor(552.3947, device='cuda:0') <text:s/>(tensor(154.7073, device='cuda:0'))</text:span></text:p>
      <text:p text:style-name="P3"><text:s text:c="5"/><text:span text:style-name="T1">| &gt; current_lr_0: 0.00019980008747812837 </text:span></text:p>
      <text:p text:style-name="P3"><text:s text:c="5"/><text:span text:style-name="T1">| &gt; current_lr_1: 0.00019980008747812837 </text:span></text:p>
      <text:p text:style-name="P3"><text:s text:c="5"/><text:span text:style-name="T1">| &gt; step_time: 0.5375 <text:s/>(0.5235115188663292)</text:span></text:p>
      <text:p text:style-name="P3"><text:s text:c="5"/><text:span text:style-name="T1">| &gt; loader_time: 0.0058 <text:s/>(0.0049768787319377315)</text:span></text:p>
      <text:p text:style-name="P5"/>
      <text:p text:style-name="P5"/>
      <text:p text:style-name="P1">[1m <text:s text:c="2"/>--&gt; TIME: 2025-05-11 11:48:27 -- STEP: 159/630 -- GLOBAL_STEP: 850700[0m</text:p>
      <text:p text:style-name="P3"><text:s text:c="5"/><text:span text:style-name="T1">| &gt; loss_disc: 2.7151637077331543 <text:s/>(2.622967965947757)</text:span></text:p>
      <text:p text:style-name="P3"><text:s text:c="5"/><text:span text:style-name="T1">| &gt; loss_disc_real_0: 0.18322351574897766 <text:s/>(0.18145162719975474)</text:span></text:p>
      <text:p text:style-name="P3"><text:s text:c="5"/><text:span text:style-name="T1">| &gt; loss_disc_real_1: 0.19415545463562012 <text:s/>(0.21748139695176538)</text:span></text:p>
      <text:p text:style-name="P3"><text:s text:c="5"/><text:span text:style-name="T1">| &gt; loss_disc_real_2: 0.2402210384607315 <text:s/>(0.22896632299108324)</text:span></text:p>
      <text:p text:style-name="P3"><text:s text:c="5"/><text:span text:style-name="T1">| &gt; loss_disc_real_3: 0.26098939776420593 <text:s/>(0.23495673299210626)</text:span></text:p>
      <text:p text:style-name="P3"><text:s text:c="5"/><text:span text:style-name="T1">| &gt; loss_disc_real_4: 0.250431627035141 <text:s/>(0.24215151899078358)</text:span></text:p>
      <text:p text:style-name="P3"><text:s text:c="5"/><text:span text:style-name="T1">| &gt; loss_disc_real_5: 0.20555731654167175 <text:s/>(0.22950992925362018)</text:span></text:p>
      <text:p text:style-name="P3"><text:s text:c="5"/><text:span text:style-name="T1">| &gt; loss_0: 2.7151637077331543 <text:s/>(2.622967965947757)</text:span></text:p>
      <text:p text:style-name="P3"><text:s text:c="5"/><text:span text:style-name="T1">| &gt; grad_norm_0: tensor(12.8720, device='cuda:0') <text:s/>(tensor(15.0129, device='cuda:0'))</text:span></text:p>
      <text:p text:style-name="P3"><text:s text:c="5"/><text:span text:style-name="T1">| &gt; loss_gen: 2.1605939865112305 <text:s/>(2.1743294982790204)</text:span></text:p>
      <text:p text:style-name="P3"><text:s text:c="5"/><text:span text:style-name="T1">| &gt; loss_kl: 1.7251354455947876 <text:s/>(1.6609325746320336)</text:span></text:p>
      <text:p text:style-name="P3"><text:s text:c="5"/><text:span text:style-name="T1">| &gt; loss_feat: 7.009393215179443 <text:s/>(6.93485456442683)</text:span></text:p>
      <text:p text:style-name="P3"><text:s text:c="5"/><text:span text:style-name="T1">| &gt; loss_mel: 16.400712966918945 <text:s/>(15.587576560254368)</text:span></text:p>
      <text:p text:style-name="P3"><text:s text:c="5"/><text:span text:style-name="T1">| &gt; loss_duration: 1.4925929307937622 <text:s/>(1.4006355318633263)</text:span></text:p>
      <text:p text:style-name="P3"><text:s text:c="5"/><text:span text:style-name="T1">| &gt; amp_scaler: 256.0 <text:s/>(256.0)</text:span></text:p>
      <text:p text:style-name="P3"><text:s text:c="5"/><text:span text:style-name="T1">| &gt; loss_1: 28.78843116760254 <text:s/>(27.75832862374168)</text:span></text:p>
      <text:p text:style-name="P3"><text:s text:c="5"/><text:span text:style-name="T1">| &gt; grad_norm_1: tensor(47.7943, device='cuda:0') <text:s/>(tensor(194.1213, device='cuda:0'))</text:span></text:p>
      <text:p text:style-name="P3"><text:s text:c="5"/><text:span text:style-name="T1">| &gt; current_lr_0: 0.00019980008747812837 </text:span></text:p>
      <text:p text:style-name="P3"><text:s text:c="5"/><text:span text:style-name="T1">| &gt; current_lr_1: 0.00019980008747812837 </text:span></text:p>
      <text:p text:style-name="P3"><text:s text:c="5"/><text:span text:style-name="T1">| &gt; step_time: 0.5891 <text:s/>(0.5483056464285228)</text:span></text:p>
      <text:p text:style-name="P3"><text:s text:c="5"/><text:span text:style-name="T1">| &gt; loader_time: 0.007 <text:s/>(0.005698814332110325)</text:span></text:p>
      <text:p text:style-name="P5"/>
      <text:p text:style-name="P5"/>
      <text:p text:style-name="P1">[1m <text:s text:c="2"/>--&gt; TIME: 2025-05-11 11:49:30 -- STEP: 259/630 -- GLOBAL_STEP: 850800[0m</text:p>
      <text:p text:style-name="P3"><text:s text:c="5"/><text:span text:style-name="T1">| &gt; loss_disc: 2.681792736053467 <text:s/>(2.626052714682915)</text:span></text:p>
      <text:p text:style-name="P3"><text:s text:c="5"/><text:span text:style-name="T1">| &gt; loss_disc_real_0: 0.1796519160270691 <text:s/>(0.1828708726639453)</text:span></text:p>
      <text:p text:style-name="P3"><text:s text:c="5"/><text:span text:style-name="T1">| &gt; loss_disc_real_1: 0.23221451044082642 <text:s/>(0.21639297799023882)</text:span></text:p>
      <text:p text:style-name="P3"><text:s text:c="5"/><text:span text:style-name="T1">| &gt; loss_disc_real_2: 0.2544408142566681 <text:s/>(0.23005807514816637)</text:span></text:p>
      <text:p text:style-name="P3"><text:s text:c="5"/><text:span text:style-name="T1">| &gt; loss_disc_real_3: 0.24512594938278198 <text:s/>(0.2337679329641077)</text:span></text:p>
      <text:p text:style-name="P3"><text:s text:c="5"/><text:span text:style-name="T1">| &gt; loss_disc_real_4: 0.22796399891376495 <text:s/>(0.24279300721800925)</text:span></text:p>
      <text:p text:style-name="P3"><text:s text:c="5"/><text:span text:style-name="T1">| &gt; loss_disc_real_5: 0.19080016016960144 <text:s/>(0.2293024903673923)</text:span></text:p>
      <text:p text:style-name="P3"><text:s text:c="5"/><text:span text:style-name="T1">| &gt; loss_0: 2.681792736053467 <text:s/>(2.626052714682915)</text:span></text:p>
      <text:p text:style-name="P3"><text:s text:c="5"/><text:span text:style-name="T1">| &gt; grad_norm_0: tensor(15.1134, device='cuda:0') <text:s/>(tensor(17.6347, device='cuda:0'))</text:span></text:p>
      <text:p text:style-name="P3"><text:s text:c="5"/><text:span text:style-name="T1">| &gt; loss_gen: 2.018301010131836 <text:s/>(2.1737987972134327)</text:span></text:p>
      <text:p text:style-name="P3"><text:s text:c="5"/><text:span text:style-name="T1">| &gt; loss_kl: 1.3445537090301514 <text:s/>(1.6625902878271572)</text:span></text:p>
      <text:p text:style-name="P3"><text:s text:c="5"/><text:span text:style-name="T1">| &gt; loss_feat: 6.575618743896484 <text:s/>(6.893597267769478)</text:span></text:p>
      <text:p text:style-name="P3"><text:s text:c="5"/><text:span text:style-name="T1">| &gt; loss_mel: 15.929316520690918 <text:s/>(15.60324882080196)</text:span></text:p>
      <text:p text:style-name="P3"><text:s text:c="5"/><text:span text:style-name="T1">| &gt; loss_duration: 1.4699711799621582 <text:s/>(1.4016258389793312)</text:span></text:p>
      <text:p text:style-name="P3"><text:s text:c="5"/><text:span text:style-name="T1">| &gt; amp_scaler: 256.0 <text:s/>(256.0)</text:span></text:p>
      <text:p text:style-name="P3"><text:s text:c="5"/><text:span text:style-name="T1">| &gt; loss_1: 27.33776092529297 <text:s/>(27.73486091731598)</text:span></text:p>
      <text:p text:style-name="P3"><text:s text:c="5"/><text:span text:style-name="T1">| &gt; grad_norm_1: tensor(101.2896, device='cuda:0') <text:s/>(tensor(226.6680, device='cuda:0'))</text:span></text:p>
      <text:p text:style-name="P3"><text:s text:c="5"/><text:span text:style-name="T1">| &gt; current_lr_0: 0.00019980008747812837 </text:span></text:p>
      <text:p text:style-name="P3"><text:s text:c="5"/><text:span text:style-name="T1">| &gt; current_lr_1: 0.00019980008747812837 </text:span></text:p>
      <text:p text:style-name="P3"><text:s text:c="5"/><text:span text:style-name="T1">| &gt; step_time: 0.6129 <text:s/>(0.5747468103313083)</text:span></text:p>
      <text:p text:style-name="P3"><text:s text:c="5"/><text:span text:style-name="T1">| &gt; loader_time: 0.0077 <text:s/>(0.006237111956916719)</text:span></text:p>
      <text:p text:style-name="P5"><text:soft-page-break/></text:p>
      <text:p text:style-name="P5"/>
      <text:p text:style-name="P1">[1m <text:s text:c="2"/>--&gt; TIME: 2025-05-11 11:50:36 -- STEP: 359/630 -- GLOBAL_STEP: 850900[0m</text:p>
      <text:p text:style-name="P3"><text:s text:c="5"/><text:span text:style-name="T1">| &gt; loss_disc: 2.5826964378356934 <text:s/>(2.632752079153461)</text:span></text:p>
      <text:p text:style-name="P3"><text:s text:c="5"/><text:span text:style-name="T1">| &gt; loss_disc_real_0: 0.18113897740840912 <text:s/>(0.18313873175292958)</text:span></text:p>
      <text:p text:style-name="P3"><text:s text:c="5"/><text:span text:style-name="T1">| &gt; loss_disc_real_1: 0.26398155093193054 <text:s/>(0.2173246002462913)</text:span></text:p>
      <text:p text:style-name="P3"><text:s text:c="5"/><text:span text:style-name="T1">| &gt; loss_disc_real_2: 0.25253772735595703 <text:s/>(0.22958191054611152)</text:span></text:p>
      <text:p text:style-name="P3"><text:s text:c="5"/><text:span text:style-name="T1">| &gt; loss_disc_real_3: 0.1993771195411682 <text:s/>(0.23296764522043775)</text:span></text:p>
      <text:p text:style-name="P3"><text:s text:c="5"/><text:span text:style-name="T1">| &gt; loss_disc_real_4: 0.21781976521015167 <text:s/>(0.24222270914023966)</text:span></text:p>
      <text:p text:style-name="P3"><text:s text:c="5"/><text:span text:style-name="T1">| &gt; loss_disc_real_5: 0.19644616544246674 <text:s/>(0.23225155584825447)</text:span></text:p>
      <text:p text:style-name="P3"><text:s text:c="5"/><text:span text:style-name="T1">| &gt; loss_0: 2.5826964378356934 <text:s/>(2.632752079153461)</text:span></text:p>
      <text:p text:style-name="P3"><text:s text:c="5"/><text:span text:style-name="T1">| &gt; grad_norm_0: tensor(6.9755, device='cuda:0') <text:s/>(tensor(16.4378, device='cuda:0'))</text:span></text:p>
      <text:p text:style-name="P3"><text:s text:c="5"/><text:span text:style-name="T1">| &gt; loss_gen: 2.2062995433807373 <text:s/>(2.1539908730552075)</text:span></text:p>
      <text:p text:style-name="P3"><text:s text:c="5"/><text:span text:style-name="T1">| &gt; loss_kl: 1.471519112586975 <text:s/>(1.6542448555858693)</text:span></text:p>
      <text:p text:style-name="P3"><text:s text:c="5"/><text:span text:style-name="T1">| &gt; loss_feat: 8.248845100402832 <text:s/>(6.825735745655793)</text:span></text:p>
      <text:p text:style-name="P3"><text:s text:c="5"/><text:span text:style-name="T1">| &gt; loss_mel: 16.55943489074707 <text:s/>(15.625867556728693)</text:span></text:p>
      <text:p text:style-name="P3"><text:s text:c="5"/><text:span text:style-name="T1">| &gt; loss_duration: 1.4941294193267822 <text:s/>(1.4207298038397675)</text:span></text:p>
      <text:p text:style-name="P3"><text:s text:c="5"/><text:span text:style-name="T1">| &gt; amp_scaler: 256.0 <text:s/>(256.0)</text:span></text:p>
      <text:p text:style-name="P3"><text:s text:c="5"/><text:span text:style-name="T1">| &gt; loss_1: 29.980228424072266 <text:s/>(27.680568742884894)</text:span></text:p>
      <text:p text:style-name="P3"><text:s text:c="5"/><text:span text:style-name="T1">| &gt; grad_norm_1: tensor(115.6273, device='cuda:0') <text:s/>(tensor(199.3704, device='cuda:0'))</text:span></text:p>
      <text:p text:style-name="P3"><text:s text:c="5"/><text:span text:style-name="T1">| &gt; current_lr_0: 0.00019980008747812837 </text:span></text:p>
      <text:p text:style-name="P3"><text:s text:c="5"/><text:span text:style-name="T1">| &gt; current_lr_1: 0.00019980008747812837 </text:span></text:p>
      <text:p text:style-name="P3"><text:s text:c="5"/><text:span text:style-name="T1">| &gt; step_time: 0.6541 <text:s/>(0.5965560956917766)</text:span></text:p>
      <text:p text:style-name="P3"><text:s text:c="5"/><text:span text:style-name="T1">| &gt; loader_time: 0.0083 <text:s/>(0.006779439602057581)</text:span></text:p>
      <text:p text:style-name="P5"/>
      <text:p text:style-name="P5"/>
      <text:p text:style-name="P1">[1m <text:s text:c="2"/>--&gt; TIME: 2025-05-11 11:51:49 -- STEP: 459/630 -- GLOBAL_STEP: 851000[0m</text:p>
      <text:p text:style-name="P3"><text:s text:c="5"/><text:span text:style-name="T1">| &gt; loss_disc: 2.519249200820923 <text:s/>(2.6360567052379933)</text:span></text:p>
      <text:p text:style-name="P3"><text:s text:c="5"/><text:span text:style-name="T1">| &gt; loss_disc_real_0: 0.14283990859985352 <text:s/>(0.18348446968853604)</text:span></text:p>
      <text:p text:style-name="P3"><text:s text:c="5"/><text:span text:style-name="T1">| &gt; loss_disc_real_1: 0.19193880259990692 <text:s/>(0.217078943235682)</text:span></text:p>
      <text:p text:style-name="P3"><text:s text:c="5"/><text:span text:style-name="T1">| &gt; loss_disc_real_2: 0.21197347342967987 <text:s/>(0.22980518632594796)</text:span></text:p>
      <text:p text:style-name="P3"><text:s text:c="5"/><text:span text:style-name="T1">| &gt; loss_disc_real_3: 0.20477497577667236 <text:s/>(0.23364782187284208)</text:span></text:p>
      <text:p text:style-name="P3"><text:s text:c="5"/><text:span text:style-name="T1">| &gt; loss_disc_real_4: 0.2260812371969223 <text:s/>(0.24256339602675572)</text:span></text:p>
      <text:p text:style-name="P3"><text:s text:c="5"/><text:span text:style-name="T1">| &gt; loss_disc_real_5: 0.2464575618505478 <text:s/>(0.23265689111483123)</text:span></text:p>
      <text:p text:style-name="P3"><text:s text:c="5"/><text:span text:style-name="T1">| &gt; loss_0: 2.519249200820923 <text:s/>(2.6360567052379933)</text:span></text:p>
      <text:p text:style-name="P3"><text:s text:c="5"/><text:span text:style-name="T1">| &gt; grad_norm_0: tensor(9.4369, device='cuda:0') <text:s/>(tensor(17.0717, device='cuda:0'))</text:span></text:p>
      <text:p text:style-name="P3"><text:s text:c="5"/><text:span text:style-name="T1">| &gt; loss_gen: 2.1065030097961426 <text:s/>(2.152944749736579)</text:span></text:p>
      <text:p text:style-name="P3"><text:s text:c="5"/><text:span text:style-name="T1">| &gt; loss_kl: 1.7242178916931152 <text:s/>(1.6562562474498048)</text:span></text:p>
      <text:p text:style-name="P3"><text:s text:c="5"/><text:span text:style-name="T1">| &gt; loss_feat: 6.388450622558594 <text:s/>(6.773556823564251)</text:span></text:p>
      <text:p text:style-name="P3"><text:s text:c="5"/><text:span text:style-name="T1">| &gt; loss_mel: 15.19554328918457 <text:s/>(15.634823290091454)</text:span></text:p>
      <text:p text:style-name="P3"><text:s text:c="5"/><text:span text:style-name="T1">| &gt; loss_duration: 1.4243817329406738 <text:s/>(1.4207571412483344)</text:span></text:p>
      <text:p text:style-name="P3"><text:s text:c="5"/><text:span text:style-name="T1">| &gt; amp_scaler: 256.0 <text:s/>(256.0)</text:span></text:p>
      <text:p text:style-name="P3"><text:s text:c="5"/><text:span text:style-name="T1">| &gt; loss_1: 26.839096069335938 <text:s/>(27.638338172098127)</text:span></text:p>
      <text:p text:style-name="P3"><text:s text:c="5"/><text:span text:style-name="T1">| &gt; grad_norm_1: tensor(36.6817, device='cuda:0') <text:s/>(tensor(204.1174, device='cuda:0'))</text:span></text:p>
      <text:p text:style-name="P3"><text:s text:c="5"/><text:span text:style-name="T1">| &gt; current_lr_0: 0.00019980008747812837 </text:span></text:p>
      <text:p text:style-name="P3"><text:s text:c="5"/><text:span text:style-name="T1">| &gt; current_lr_1: 0.00019980008747812837 </text:span></text:p>
      <text:p text:style-name="P3"><text:s text:c="5"/><text:span text:style-name="T1">| &gt; step_time: 0.7546 <text:s/>(0.6218171852086889)</text:span></text:p>
      <text:p text:style-name="P3"><text:s text:c="5"/><text:span text:style-name="T1">| &gt; loader_time: 0.0111 <text:s/>(0.007349133231800885)</text:span></text:p>
      <text:p text:style-name="P5"/>
      <text:p text:style-name="P5"/>
      <text:p text:style-name="P3"><text:s/><text:span text:style-name="T1">&gt; CHECKPOINT : /kaggle/working/vits_4_nov-May-11-2025_10+42AM-0000000/checkpoint_851000.pth</text:span></text:p>
      <text:p text:style-name="P5"/>
      <text:p text:style-name="P1">[1m <text:s text:c="2"/>--&gt; TIME: 2025-05-11 11:53:11 -- STEP: 559/630 -- GLOBAL_STEP: 851100[0m</text:p>
      <text:p text:style-name="P3"><text:s text:c="5"/><text:span text:style-name="T1">| &gt; loss_disc: 2.519228219985962 <text:s/>(2.6359440179971547)</text:span></text:p>
      <text:p text:style-name="P3"><text:s text:c="5"/><text:span text:style-name="T1">| &gt; loss_disc_real_0: 0.17813840508460999 <text:s/>(0.18428546446167293)</text:span></text:p>
      <text:p text:style-name="P3"><text:s text:c="5"/><text:span text:style-name="T1">| &gt; loss_disc_real_1: 0.2734701633453369 <text:s/>(0.21720378316792271)</text:span></text:p>
      <text:p text:style-name="P3"><text:s text:c="5"/><text:span text:style-name="T1">| &gt; loss_disc_real_2: 0.22405584156513214 <text:s/>(0.22966343260408514)</text:span></text:p>
      <text:p text:style-name="P3"><text:s text:c="5"/><text:span text:style-name="T1">| &gt; loss_disc_real_3: 0.25569966435432434 <text:s/>(0.23336474578794303)</text:span></text:p>
      <text:p text:style-name="P3"><text:s text:c="5"/><text:span text:style-name="T1">| &gt; loss_disc_real_4: 0.25969886779785156 <text:s/>(0.2418127193620465)</text:span></text:p>
      <text:p text:style-name="P3"><text:soft-page-break/><text:s text:c="5"/><text:span text:style-name="T1">| &gt; loss_disc_real_5: 0.20921213924884796 <text:s/>(0.23331787291920894)</text:span></text:p>
      <text:p text:style-name="P3"><text:s text:c="5"/><text:span text:style-name="T1">| &gt; loss_0: 2.519228219985962 <text:s/>(2.6359440179971547)</text:span></text:p>
      <text:p text:style-name="P3"><text:s text:c="5"/><text:span text:style-name="T1">| &gt; grad_norm_0: tensor(21.1581, device='cuda:0') <text:s/>(tensor(16.7183, device='cuda:0'))</text:span></text:p>
      <text:p text:style-name="P3"><text:s text:c="5"/><text:span text:style-name="T1">| &gt; loss_gen: 2.139186382293701 <text:s/>(2.148483229877698)</text:span></text:p>
      <text:p text:style-name="P3"><text:s text:c="5"/><text:span text:style-name="T1">| &gt; loss_kl: 1.6439169645309448 <text:s/>(1.655605709829996)</text:span></text:p>
      <text:p text:style-name="P3"><text:s text:c="5"/><text:span text:style-name="T1">| &gt; loss_feat: 7.582050800323486 <text:s/>(6.728686603962416)</text:span></text:p>
      <text:p text:style-name="P3"><text:s text:c="5"/><text:span text:style-name="T1">| &gt; loss_mel: 15.407532691955566 <text:s/>(15.635336649012693)</text:span></text:p>
      <text:p text:style-name="P3"><text:s text:c="5"/><text:span text:style-name="T1">| &gt; loss_duration: 1.501237392425537 <text:s/>(1.4306291529445627)</text:span></text:p>
      <text:p text:style-name="P3"><text:s text:c="5"/><text:span text:style-name="T1">| &gt; amp_scaler: 256.0 <text:s/>(256.0)</text:span></text:p>
      <text:p text:style-name="P3"><text:s text:c="5"/><text:span text:style-name="T1">| &gt; loss_1: 28.273923873901367 <text:s/>(27.598741275466615)</text:span></text:p>
      <text:p text:style-name="P3"><text:s text:c="5"/><text:span text:style-name="T1">| &gt; grad_norm_1: tensor(238.4507, device='cuda:0') <text:s/>(tensor(193.4228, device='cuda:0'))</text:span></text:p>
      <text:p text:style-name="P3"><text:s text:c="5"/><text:span text:style-name="T1">| &gt; current_lr_0: 0.00019980008747812837 </text:span></text:p>
      <text:p text:style-name="P3"><text:s text:c="5"/><text:span text:style-name="T1">| &gt; current_lr_1: 0.00019980008747812837 </text:span></text:p>
      <text:p text:style-name="P3"><text:s text:c="5"/><text:span text:style-name="T1">| &gt; step_time: 0.8418 <text:s/>(0.6486677560482129)</text:span></text:p>
      <text:p text:style-name="P3"><text:s text:c="5"/><text:span text:style-name="T1">| &gt; loader_time: 0.0106 <text:s/>(0.00792894252510958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504051844278972 [0m(-5.0703684488931713e-05)</text:span></text:p>
      <text:p text:style-name="P3"><text:s text:c="5"/><text:span text:style-name="T1">| &gt; avg_loss_disc:[92m 2.577240208784739 [0m(-0.0297475655873618)</text:span></text:p>
      <text:p text:style-name="P3"><text:s text:c="5"/><text:span text:style-name="T1">| &gt; avg_loss_disc_real_0:[92m 0.14693229521314302 [0m(-9.41883772611618e-05)</text:span></text:p>
      <text:p text:style-name="P3"><text:s text:c="5"/><text:span text:style-name="T1">| &gt; avg_loss_disc_real_1:[91m 0.2193616976340612 [0m(+0.012971034894386946)</text:span></text:p>
      <text:p text:style-name="P3"><text:s text:c="5"/><text:span text:style-name="T1">| &gt; avg_loss_disc_real_2:[92m 0.21367717534303665 [0m(-0.021495871245861053)</text:span></text:p>
      <text:p text:style-name="P3"><text:s text:c="5"/><text:span text:style-name="T1">| &gt; avg_loss_disc_real_3:[92m 0.2294670045375824 [0m(-0.006123550236225128)</text:span></text:p>
      <text:p text:style-name="P3"><text:s text:c="5"/><text:span text:style-name="T1">| &gt; avg_loss_disc_real_4:[91m 0.23505628108978271 [0m(+0.0028694731493791037)</text:span></text:p>
      <text:p text:style-name="P3"><text:s text:c="5"/><text:span text:style-name="T1">| &gt; avg_loss_disc_real_5:[91m 0.22491584966580072 [0m(+0.004597026854753494)</text:span></text:p>
      <text:p text:style-name="P3"><text:s text:c="5"/><text:span text:style-name="T1">| &gt; avg_loss_0:[92m 2.577240208784739 [0m(-0.0297475655873618)</text:span></text:p>
      <text:p text:style-name="P3"><text:s text:c="5"/><text:span text:style-name="T1">| &gt; avg_loss_gen:[91m 2.028008888165156 [0m(+0.06667203704516078)</text:span></text:p>
      <text:p text:style-name="P3"><text:s text:c="5"/><text:span text:style-name="T1">| &gt; avg_loss_kl:[92m 1.6180133918921153 [0m(-0.10564069946606947)</text:span></text:p>
      <text:p text:style-name="P3"><text:s text:c="5"/><text:span text:style-name="T1">| &gt; avg_loss_feat:[91m 6.479008515675862 [0m(+0.5403093695640564)</text:span></text:p>
      <text:p text:style-name="P3"><text:s text:c="5"/><text:span text:style-name="T1">| &gt; avg_loss_mel:[92m 15.597489754358927 [0m(-0.04667528470357318)</text:span></text:p>
      <text:p text:style-name="P3"><text:s text:c="5"/><text:span text:style-name="T1">| &gt; avg_loss_duration:[92m 1.5160725911458333 [0m(-0.0028094152609507983)</text:span></text:p>
      <text:p text:style-name="P3"><text:s text:c="5"/><text:span text:style-name="T1">| &gt; avg_loss_1:[91m 27.238593101501465 [0m(+0.4518559773763009)</text:span></text:p>
      <text:p text:style-name="P5"/>
      <text:p text:style-name="P5"/>
      <text:p text:style-name="P1">[4m[1m &gt; EPOCH: 9/50[0m</text:p>
      <text:p text:style-name="P3"><text:s/><text:span text:style-name="T1">--&gt; /kaggle/working/vits_4_nov-May-11-2025_10+42AM-0000000</text:span></text:p>
      <text:p text:style-name="P5"/>
      <text:p text:style-name="P1">[1m &gt; TRAINING (2025-05-11 11:54:32) [0m</text:p>
      <text:p text:style-name="P5"/>
      <text:p text:style-name="P1">[1m <text:s text:c="2"/>--&gt; TIME: 2025-05-11 11:54:49 -- STEP: 29/630 -- GLOBAL_STEP: 851200[0m</text:p>
      <text:p text:style-name="P3"><text:s text:c="5"/><text:span text:style-name="T1">| &gt; loss_disc: 2.6304540634155273 <text:s/>(2.652298771101853)</text:span></text:p>
      <text:p text:style-name="P3"><text:s text:c="5"/><text:span text:style-name="T1">| &gt; loss_disc_real_0: 0.24021542072296143 <text:s/>(0.18383781791761003)</text:span></text:p>
      <text:p text:style-name="P3"><text:s text:c="5"/><text:span text:style-name="T1">| &gt; loss_disc_real_1: 0.22403369843959808 <text:s/>(0.22085645178268695)</text:span></text:p>
      <text:p text:style-name="P3"><text:s text:c="5"/><text:span text:style-name="T1">| &gt; loss_disc_real_2: 0.26098066568374634 <text:s/>(0.2332972046630136)</text:span></text:p>
      <text:p text:style-name="P3"><text:s text:c="5"/><text:span text:style-name="T1">| &gt; loss_disc_real_3: 0.2667224705219269 <text:s/>(0.23251599998309694)</text:span></text:p>
      <text:p text:style-name="P3"><text:s text:c="5"/><text:span text:style-name="T1">| &gt; loss_disc_real_4: 0.25597578287124634 <text:s/>(0.242050982754806)</text:span></text:p>
      <text:p text:style-name="P3"><text:s text:c="5"/><text:span text:style-name="T1">| &gt; loss_disc_real_5: 0.25828614830970764 <text:s/>(0.24099436659237433)</text:span></text:p>
      <text:p text:style-name="P3"><text:s text:c="5"/><text:span text:style-name="T1">| &gt; loss_0: 2.6304540634155273 <text:s/>(2.652298771101853)</text:span></text:p>
      <text:p text:style-name="P3"><text:s text:c="5"/><text:span text:style-name="T1">| &gt; grad_norm_0: tensor(17.2455, device='cuda:0') <text:s/>(tensor(20.2929, device='cuda:0'))</text:span></text:p>
      <text:p text:style-name="P3"><text:s text:c="5"/><text:span text:style-name="T1">| &gt; loss_gen: 2.433353900909424 <text:s/>(2.1560934412068335)</text:span></text:p>
      <text:p text:style-name="P3"><text:s text:c="5"/><text:span text:style-name="T1">| &gt; loss_kl: 1.5025489330291748 <text:s/>(1.6493257284164429)</text:span></text:p>
      <text:p text:style-name="P3"><text:s text:c="5"/><text:span text:style-name="T1">| &gt; loss_feat: 7.225995063781738 <text:s/>(6.989888964028194)</text:span></text:p>
      <text:p text:style-name="P3"><text:s text:c="5"/><text:span text:style-name="T1">| &gt; loss_mel: 16.040084838867188 <text:s/>(15.742034912109375)</text:span></text:p>
      <text:p text:style-name="P3"><text:soft-page-break/><text:s text:c="5"/><text:span text:style-name="T1">| &gt; loss_duration: 1.4000236988067627 <text:s/>(1.4575768585862785)</text:span></text:p>
      <text:p text:style-name="P3"><text:s text:c="5"/><text:span text:style-name="T1">| &gt; amp_scaler: 256.0 <text:s/>(256.0)</text:span></text:p>
      <text:p text:style-name="P3"><text:s text:c="5"/><text:span text:style-name="T1">| &gt; loss_1: 28.602006912231445 <text:s/>(27.994919875572467)</text:span></text:p>
      <text:p text:style-name="P3"><text:s text:c="5"/><text:span text:style-name="T1">| &gt; grad_norm_1: tensor(229.4121, device='cuda:0') <text:s/>(tensor(283.7975, device='cuda:0'))</text:span></text:p>
      <text:p text:style-name="P3"><text:s text:c="5"/><text:span text:style-name="T1">| &gt; current_lr_0: 0.0001997751124671936 </text:span></text:p>
      <text:p text:style-name="P3"><text:s text:c="5"/><text:span text:style-name="T1">| &gt; current_lr_1: 0.0001997751124671936 </text:span></text:p>
      <text:p text:style-name="P3"><text:s text:c="5"/><text:span text:style-name="T1">| &gt; step_time: 0.5159 <text:s/>(0.5188417105839169)</text:span></text:p>
      <text:p text:style-name="P3"><text:s text:c="5"/><text:span text:style-name="T1">| &gt; loader_time: 0.0047 <text:s/>(0.0051382656755118526)</text:span></text:p>
      <text:p text:style-name="P5"/>
      <text:p text:style-name="P5"/>
      <text:p text:style-name="P1">[1m <text:s text:c="2"/>--&gt; TIME: 2025-05-11 11:55:45 -- STEP: 129/630 -- GLOBAL_STEP: 851300[0m</text:p>
      <text:p text:style-name="P3"><text:s text:c="5"/><text:span text:style-name="T1">| &gt; loss_disc: 2.5420689582824707 <text:s/>(2.6288454754407997)</text:span></text:p>
      <text:p text:style-name="P3"><text:s text:c="5"/><text:span text:style-name="T1">| &gt; loss_disc_real_0: 0.17480796575546265 <text:s/>(0.18397550157798356)</text:span></text:p>
      <text:p text:style-name="P3"><text:s text:c="5"/><text:span text:style-name="T1">| &gt; loss_disc_real_1: 0.21870344877243042 <text:s/>(0.21720887177674345)</text:span></text:p>
      <text:p text:style-name="P3"><text:s text:c="5"/><text:span text:style-name="T1">| &gt; loss_disc_real_2: 0.24718397855758667 <text:s/>(0.22880323115707368)</text:span></text:p>
      <text:p text:style-name="P3"><text:s text:c="5"/><text:span text:style-name="T1">| &gt; loss_disc_real_3: 0.2244320958852768 <text:s/>(0.22947060380333154)</text:span></text:p>
      <text:p text:style-name="P3"><text:s text:c="5"/><text:span text:style-name="T1">| &gt; loss_disc_real_4: 0.23119311034679413 <text:s/>(0.24039273703283118)</text:span></text:p>
      <text:p text:style-name="P3"><text:s text:c="5"/><text:span text:style-name="T1">| &gt; loss_disc_real_5: 0.2342923879623413 <text:s/>(0.23623274289822394)</text:span></text:p>
      <text:p text:style-name="P3"><text:s text:c="5"/><text:span text:style-name="T1">| &gt; loss_0: 2.5420689582824707 <text:s/>(2.6288454754407997)</text:span></text:p>
      <text:p text:style-name="P3"><text:s text:c="5"/><text:span text:style-name="T1">| &gt; grad_norm_0: tensor(19.2820, device='cuda:0') <text:s/>(tensor(15.4216, device='cuda:0'))</text:span></text:p>
      <text:p text:style-name="P3"><text:s text:c="5"/><text:span text:style-name="T1">| &gt; loss_gen: 2.231886386871338 <text:s/>(2.1604869615199953)</text:span></text:p>
      <text:p text:style-name="P3"><text:s text:c="5"/><text:span text:style-name="T1">| &gt; loss_kl: 1.8517767190933228 <text:s/>(1.623911981434785)</text:span></text:p>
      <text:p text:style-name="P3"><text:s text:c="5"/><text:span text:style-name="T1">| &gt; loss_feat: 6.650313377380371 <text:s/>(6.987862050995346)</text:span></text:p>
      <text:p text:style-name="P3"><text:s text:c="5"/><text:span text:style-name="T1">| &gt; loss_mel: 15.735284805297852 <text:s/>(15.94753140442131)</text:span></text:p>
      <text:p text:style-name="P3"><text:s text:c="5"/><text:span text:style-name="T1">| &gt; loss_duration: 1.4840984344482422 <text:s/>(1.4351841100426608)</text:span></text:p>
      <text:p text:style-name="P3"><text:s text:c="5"/><text:span text:style-name="T1">| &gt; amp_scaler: 256.0 <text:s/>(256.0)</text:span></text:p>
      <text:p text:style-name="P3"><text:s text:c="5"/><text:span text:style-name="T1">| &gt; loss_1: 27.953359603881836 <text:s/>(28.154976586038753)</text:span></text:p>
      <text:p text:style-name="P3"><text:s text:c="5"/><text:span text:style-name="T1">| &gt; grad_norm_1: tensor(275.7131, device='cuda:0') <text:s/>(tensor(187.0367, device='cuda:0'))</text:span></text:p>
      <text:p text:style-name="P3"><text:s text:c="5"/><text:span text:style-name="T1">| &gt; current_lr_0: 0.0001997751124671936 </text:span></text:p>
      <text:p text:style-name="P3"><text:s text:c="5"/><text:span text:style-name="T1">| &gt; current_lr_1: 0.0001997751124671936 </text:span></text:p>
      <text:p text:style-name="P3"><text:s text:c="5"/><text:span text:style-name="T1">| &gt; step_time: 0.5507 <text:s/>(0.5445279649985854)</text:span></text:p>
      <text:p text:style-name="P3"><text:s text:c="5"/><text:span text:style-name="T1">| &gt; loader_time: 0.0061 <text:s/>(0.005648062210674434)</text:span></text:p>
      <text:p text:style-name="P5"/>
      <text:p text:style-name="P5"/>
      <text:p text:style-name="P1">[1m <text:s text:c="2"/>--&gt; TIME: 2025-05-11 11:56:46 -- STEP: 229/630 -- GLOBAL_STEP: 851400[0m</text:p>
      <text:p text:style-name="P3"><text:s text:c="5"/><text:span text:style-name="T1">| &gt; loss_disc: 2.7337653636932373 <text:s/>(2.6169656666085177)</text:span></text:p>
      <text:p text:style-name="P3"><text:s text:c="5"/><text:span text:style-name="T1">| &gt; loss_disc_real_0: 0.18188399076461792 <text:s/>(0.1810313442713829)</text:span></text:p>
      <text:p text:style-name="P3"><text:s text:c="5"/><text:span text:style-name="T1">| &gt; loss_disc_real_1: 0.23082876205444336 <text:s/>(0.21534100949243692)</text:span></text:p>
      <text:p text:style-name="P3"><text:s text:c="5"/><text:span text:style-name="T1">| &gt; loss_disc_real_2: 0.24196739494800568 <text:s/>(0.22833938441162027)</text:span></text:p>
      <text:p text:style-name="P3"><text:s text:c="5"/><text:span text:style-name="T1">| &gt; loss_disc_real_3: 0.22546802461147308 <text:s/>(0.22812205058518456)</text:span></text:p>
      <text:p text:style-name="P3"><text:s text:c="5"/><text:span text:style-name="T1">| &gt; loss_disc_real_4: 0.21767598390579224 <text:s/>(0.24062387105158844)</text:span></text:p>
      <text:p text:style-name="P3"><text:s text:c="5"/><text:span text:style-name="T1">| &gt; loss_disc_real_5: 0.1691882312297821 <text:s/>(0.23552829762473376)</text:span></text:p>
      <text:p text:style-name="P3"><text:s text:c="5"/><text:span text:style-name="T1">| &gt; loss_0: 2.7337653636932373 <text:s/>(2.6169656666085177)</text:span></text:p>
      <text:p text:style-name="P3"><text:s text:c="5"/><text:span text:style-name="T1">| &gt; grad_norm_0: tensor(26.7432, device='cuda:0') <text:s/>(tensor(15.9470, device='cuda:0'))</text:span></text:p>
      <text:p text:style-name="P3"><text:s text:c="5"/><text:span text:style-name="T1">| &gt; loss_gen: 2.109558343887329 <text:s/>(2.1752969354521228)</text:span></text:p>
      <text:p text:style-name="P3"><text:s text:c="5"/><text:span text:style-name="T1">| &gt; loss_kl: 1.6506959199905396 <text:s/>(1.6386112073623462)</text:span></text:p>
      <text:p text:style-name="P3"><text:s text:c="5"/><text:span text:style-name="T1">| &gt; loss_feat: 6.600639820098877 <text:s/>(7.0088129938950186)</text:span></text:p>
      <text:p text:style-name="P3"><text:s text:c="5"/><text:span text:style-name="T1">| &gt; loss_mel: 15.724944114685059 <text:s/>(15.867174943982253)</text:span></text:p>
      <text:p text:style-name="P3"><text:s text:c="5"/><text:span text:style-name="T1">| &gt; loss_duration: 1.4851601123809814 <text:s/>(1.3883648558995612)</text:span></text:p>
      <text:p text:style-name="P3"><text:s text:c="5"/><text:span text:style-name="T1">| &gt; amp_scaler: 256.0 <text:s/>(256.0)</text:span></text:p>
      <text:p text:style-name="P3"><text:s text:c="5"/><text:span text:style-name="T1">| &gt; loss_1: 27.570999145507812 <text:s/>(28.07826092149493)</text:span></text:p>
      <text:p text:style-name="P3"><text:s text:c="5"/><text:span text:style-name="T1">| &gt; grad_norm_1: tensor(431.8463, device='cuda:0') <text:s/>(tensor(193.3762, device='cuda:0'))</text:span></text:p>
      <text:p text:style-name="P3"><text:s text:c="5"/><text:span text:style-name="T1">| &gt; current_lr_0: 0.0001997751124671936 </text:span></text:p>
      <text:p text:style-name="P3"><text:s text:c="5"/><text:span text:style-name="T1">| &gt; current_lr_1: 0.0001997751124671936 </text:span></text:p>
      <text:p text:style-name="P3"><text:s text:c="5"/><text:span text:style-name="T1">| &gt; step_time: 0.6071 <text:s/>(0.5688036237741665)</text:span></text:p>
      <text:p text:style-name="P3"><text:s text:c="5"/><text:span text:style-name="T1">| &gt; loader_time: 0.0073 <text:s/>(0.006193192244617179)</text:span></text:p>
      <text:p text:style-name="P5"/>
      <text:p text:style-name="P5"/>
      <text:p text:style-name="P1">[1m <text:s text:c="2"/>--&gt; TIME: 2025-05-11 11:57:52 -- STEP: 329/630 -- GLOBAL_STEP: 851500[0m</text:p>
      <text:p text:style-name="P3"><text:soft-page-break/><text:s text:c="5"/><text:span text:style-name="T1">| &gt; loss_disc: 2.5707297325134277 <text:s/>(2.620006933038357)</text:span></text:p>
      <text:p text:style-name="P3"><text:s text:c="5"/><text:span text:style-name="T1">| &gt; loss_disc_real_0: 0.239151731133461 <text:s/>(0.18190211243361323)</text:span></text:p>
      <text:p text:style-name="P3"><text:s text:c="5"/><text:span text:style-name="T1">| &gt; loss_disc_real_1: 0.20693260431289673 <text:s/>(0.2160833739310413)</text:span></text:p>
      <text:p text:style-name="P3"><text:s text:c="5"/><text:span text:style-name="T1">| &gt; loss_disc_real_2: 0.21360483765602112 <text:s/>(0.22846835466684903)</text:span></text:p>
      <text:p text:style-name="P3"><text:s text:c="5"/><text:span text:style-name="T1">| &gt; loss_disc_real_3: 0.22394879162311554 <text:s/>(0.22890034675779314)</text:span></text:p>
      <text:p text:style-name="P3"><text:s text:c="5"/><text:span text:style-name="T1">| &gt; loss_disc_real_4: 0.2474290281534195 <text:s/>(0.24089687125117584)</text:span></text:p>
      <text:p text:style-name="P3"><text:s text:c="5"/><text:span text:style-name="T1">| &gt; loss_disc_real_5: 0.19522197544574738 <text:s/>(0.23359839663498308)</text:span></text:p>
      <text:p text:style-name="P3"><text:s text:c="5"/><text:span text:style-name="T1">| &gt; loss_0: 2.5707297325134277 <text:s/>(2.620006933038357)</text:span></text:p>
      <text:p text:style-name="P3"><text:s text:c="5"/><text:span text:style-name="T1">| &gt; grad_norm_0: tensor(9.2432, device='cuda:0') <text:s/>(tensor(17.0329, device='cuda:0'))</text:span></text:p>
      <text:p text:style-name="P3"><text:s text:c="5"/><text:span text:style-name="T1">| &gt; loss_gen: 2.143900156021118 <text:s/>(2.1751529775491973)</text:span></text:p>
      <text:p text:style-name="P3"><text:s text:c="5"/><text:span text:style-name="T1">| &gt; loss_kl: 1.485983967781067 <text:s/>(1.646663090740656)</text:span></text:p>
      <text:p text:style-name="P3"><text:s text:c="5"/><text:span text:style-name="T1">| &gt; loss_feat: 6.504008769989014 <text:s/>(6.929592992034727)</text:span></text:p>
      <text:p text:style-name="P3"><text:s text:c="5"/><text:span text:style-name="T1">| &gt; loss_mel: 14.980673789978027 <text:s/>(15.815026949966569)</text:span></text:p>
      <text:p text:style-name="P3"><text:s text:c="5"/><text:span text:style-name="T1">| &gt; loss_duration: 1.4765727519989014 <text:s/>(1.4133929496115825)</text:span></text:p>
      <text:p text:style-name="P3"><text:s text:c="5"/><text:span text:style-name="T1">| &gt; amp_scaler: 256.0 <text:s/>(256.0)</text:span></text:p>
      <text:p text:style-name="P3"><text:s text:c="5"/><text:span text:style-name="T1">| &gt; loss_1: 26.59113883972168 <text:s/>(27.979828901203934)</text:span></text:p>
      <text:p text:style-name="P3"><text:s text:c="5"/><text:span text:style-name="T1">| &gt; grad_norm_1: tensor(86.7055, device='cuda:0') <text:s/>(tensor(205.9238, device='cuda:0'))</text:span></text:p>
      <text:p text:style-name="P3"><text:s text:c="5"/><text:span text:style-name="T1">| &gt; current_lr_0: 0.0001997751124671936 </text:span></text:p>
      <text:p text:style-name="P3"><text:s text:c="5"/><text:span text:style-name="T1">| &gt; current_lr_1: 0.0001997751124671936 </text:span></text:p>
      <text:p text:style-name="P3"><text:s text:c="5"/><text:span text:style-name="T1">| &gt; step_time: 0.6942 <text:s/>(0.5926128846896095)</text:span></text:p>
      <text:p text:style-name="P3"><text:s text:c="5"/><text:span text:style-name="T1">| &gt; loader_time: 0.0095 <text:s/>(0.0067460174618521026)</text:span></text:p>
      <text:p text:style-name="P5"/>
      <text:p text:style-name="P5"/>
      <text:p text:style-name="P3"><text:s/><text:span text:style-name="T1">&gt; CHECKPOINT : /kaggle/working/vits_4_nov-May-11-2025_10+42AM-0000000/checkpoint_851500.pth</text:span></text:p>
      <text:p text:style-name="P5"/>
      <text:p text:style-name="P1">[1m <text:s text:c="2"/>--&gt; TIME: 2025-05-11 11:59:09 -- STEP: 429/630 -- GLOBAL_STEP: 851600[0m</text:p>
      <text:p text:style-name="P3"><text:s text:c="5"/><text:span text:style-name="T1">| &gt; loss_disc: 2.521653652191162 <text:s/>(2.621214386466499)</text:span></text:p>
      <text:p text:style-name="P3"><text:s text:c="5"/><text:span text:style-name="T1">| &gt; loss_disc_real_0: 0.14021171629428864 <text:s/>(0.18165418859961988)</text:span></text:p>
      <text:p text:style-name="P3"><text:s text:c="5"/><text:span text:style-name="T1">| &gt; loss_disc_real_1: 0.23488225042819977 <text:s/>(0.21637121025290526)</text:span></text:p>
      <text:p text:style-name="P3"><text:s text:c="5"/><text:span text:style-name="T1">| &gt; loss_disc_real_2: 0.207795187830925 <text:s/>(0.22896821755212504)</text:span></text:p>
      <text:p text:style-name="P3"><text:s text:c="5"/><text:span text:style-name="T1">| &gt; loss_disc_real_3: 0.2172011137008667 <text:s/>(0.229656408682014)</text:span></text:p>
      <text:p text:style-name="P3"><text:s text:c="5"/><text:span text:style-name="T1">| &gt; loss_disc_real_4: 0.23760603368282318 <text:s/>(0.24065307842129038)</text:span></text:p>
      <text:p text:style-name="P3"><text:s text:c="5"/><text:span text:style-name="T1">| &gt; loss_disc_real_5: 0.22896990180015564 <text:s/>(0.23303883034727235)</text:span></text:p>
      <text:p text:style-name="P3"><text:s text:c="5"/><text:span text:style-name="T1">| &gt; loss_0: 2.521653652191162 <text:s/>(2.621214386466499)</text:span></text:p>
      <text:p text:style-name="P3"><text:s text:c="5"/><text:span text:style-name="T1">| &gt; grad_norm_0: tensor(9.7696, device='cuda:0') <text:s/>(tensor(16.2655, device='cuda:0'))</text:span></text:p>
      <text:p text:style-name="P3"><text:s text:c="5"/><text:span text:style-name="T1">| &gt; loss_gen: 2.1730148792266846 <text:s/>(2.1680116400574194)</text:span></text:p>
      <text:p text:style-name="P3"><text:s text:c="5"/><text:span text:style-name="T1">| &gt; loss_kl: 1.7220382690429688 <text:s/>(1.6475087737703658)</text:span></text:p>
      <text:p text:style-name="P3"><text:s text:c="5"/><text:span text:style-name="T1">| &gt; loss_feat: 7.221601486206055 <text:s/>(6.868948410718869)</text:span></text:p>
      <text:p text:style-name="P3"><text:s text:c="5"/><text:span text:style-name="T1">| &gt; loss_mel: 16.29343605041504 <text:s/>(15.774159633752072)</text:span></text:p>
      <text:p text:style-name="P3"><text:s text:c="5"/><text:span text:style-name="T1">| &gt; loss_duration: 1.4659088850021362 <text:s/>(1.4147940690700824)</text:span></text:p>
      <text:p text:style-name="P3"><text:s text:c="5"/><text:span text:style-name="T1">| &gt; amp_scaler: 256.0 <text:s/>(256.0)</text:span></text:p>
      <text:p text:style-name="P3"><text:s text:c="5"/><text:span text:style-name="T1">| &gt; loss_1: 28.875999450683594 <text:s/>(27.873422480407573)</text:span></text:p>
      <text:p text:style-name="P3"><text:s text:c="5"/><text:span text:style-name="T1">| &gt; grad_norm_1: tensor(244.8330, device='cuda:0') <text:s/>(tensor(193.5695, device='cuda:0'))</text:span></text:p>
      <text:p text:style-name="P3"><text:s text:c="5"/><text:span text:style-name="T1">| &gt; current_lr_0: 0.0001997751124671936 </text:span></text:p>
      <text:p text:style-name="P3"><text:s text:c="5"/><text:span text:style-name="T1">| &gt; current_lr_1: 0.0001997751124671936 </text:span></text:p>
      <text:p text:style-name="P3"><text:s text:c="5"/><text:span text:style-name="T1">| &gt; step_time: 0.7864 <text:s/>(0.6243742106955646)</text:span></text:p>
      <text:p text:style-name="P3"><text:s text:c="5"/><text:span text:style-name="T1">| &gt; loader_time: 0.0103 <text:s/>(0.007246324232408219)</text:span></text:p>
      <text:p text:style-name="P5"/>
      <text:p text:style-name="P5"/>
      <text:p text:style-name="P1">[1m <text:s text:c="2"/>--&gt; TIME: 2025-05-11 12:00:31 -- STEP: 529/630 -- GLOBAL_STEP: 851700[0m</text:p>
      <text:p text:style-name="P3"><text:s text:c="5"/><text:span text:style-name="T1">| &gt; loss_disc: 2.8502187728881836 <text:s/>(2.6214789749318568)</text:span></text:p>
      <text:p text:style-name="P3"><text:s text:c="5"/><text:span text:style-name="T1">| &gt; loss_disc_real_0: 0.2387206256389618 <text:s/>(0.1813302221223853)</text:span></text:p>
      <text:p text:style-name="P3"><text:s text:c="5"/><text:span text:style-name="T1">| &gt; loss_disc_real_1: 0.27231040596961975 <text:s/>(0.21585561857613367)</text:span></text:p>
      <text:p text:style-name="P3"><text:s text:c="5"/><text:span text:style-name="T1">| &gt; loss_disc_real_2: 0.23106807470321655 <text:s/>(0.229444478038128)</text:span></text:p>
      <text:p text:style-name="P3"><text:s text:c="5"/><text:span text:style-name="T1">| &gt; loss_disc_real_3: 0.262633740901947 <text:s/>(0.22992576379857127)</text:span></text:p>
      <text:p text:style-name="P3"><text:s text:c="5"/><text:span text:style-name="T1">| &gt; loss_disc_real_4: 0.2756381630897522 <text:s/>(0.24074600617241096)</text:span></text:p>
      <text:p text:style-name="P3"><text:s text:c="5"/><text:span text:style-name="T1">| &gt; loss_disc_real_5: 0.26940593123435974 <text:s/>(0.23300303876512668)</text:span></text:p>
      <text:p text:style-name="P3"><text:s text:c="5"/><text:span text:style-name="T1">| &gt; loss_0: 2.8502187728881836 <text:s/>(2.6214789749318568)</text:span></text:p>
      <text:p text:style-name="P3"><text:soft-page-break/><text:s text:c="5"/><text:span text:style-name="T1">| &gt; grad_norm_0: tensor(24.8656, device='cuda:0') <text:s/>(tensor(17.1071, device='cuda:0'))</text:span></text:p>
      <text:p text:style-name="P3"><text:s text:c="5"/><text:span text:style-name="T1">| &gt; loss_gen: 2.24153995513916 <text:s/>(2.174406809482322)</text:span></text:p>
      <text:p text:style-name="P3"><text:s text:c="5"/><text:span text:style-name="T1">| &gt; loss_kl: 1.6498637199401855 <text:s/>(1.6461223469790076)</text:span></text:p>
      <text:p text:style-name="P3"><text:s text:c="5"/><text:span text:style-name="T1">| &gt; loss_feat: 6.970347881317139 <text:s/>(6.869809213793345)</text:span></text:p>
      <text:p text:style-name="P3"><text:s text:c="5"/><text:span text:style-name="T1">| &gt; loss_mel: 16.313291549682617 <text:s/>(15.756380021684787)</text:span></text:p>
      <text:p text:style-name="P3"><text:s text:c="5"/><text:span text:style-name="T1">| &gt; loss_duration: 1.4598215818405151 <text:s/>(1.425791670784833)</text:span></text:p>
      <text:p text:style-name="P3"><text:s text:c="5"/><text:span text:style-name="T1">| &gt; amp_scaler: 256.0 <text:s/>(256.0)</text:span></text:p>
      <text:p text:style-name="P3"><text:s text:c="5"/><text:span text:style-name="T1">| &gt; loss_1: 28.634862899780273 <text:s/>(27.872510030274128)</text:span></text:p>
      <text:p text:style-name="P3"><text:s text:c="5"/><text:span text:style-name="T1">| &gt; grad_norm_1: tensor(403.5233, device='cuda:0') <text:s/>(tensor(206.4181, device='cuda:0'))</text:span></text:p>
      <text:p text:style-name="P3"><text:s text:c="5"/><text:span text:style-name="T1">| &gt; current_lr_0: 0.0001997751124671936 </text:span></text:p>
      <text:p text:style-name="P3"><text:s text:c="5"/><text:span text:style-name="T1">| &gt; current_lr_1: 0.0001997751124671936 </text:span></text:p>
      <text:p text:style-name="P3"><text:s text:c="5"/><text:span text:style-name="T1">| &gt; step_time: 0.8546 <text:s/>(0.6568186729301352)</text:span></text:p>
      <text:p text:style-name="P3"><text:s text:c="5"/><text:span text:style-name="T1">| &gt; loader_time: 0.0112 <text:s/>(0.007763495292014573)</text:span></text:p>
      <text:p text:style-name="P5"/>
      <text:p text:style-name="P5"/>
      <text:p text:style-name="P1">[1m <text:s text:c="2"/>--&gt; TIME: 2025-05-11 12:02:13 -- STEP: 629/630 -- GLOBAL_STEP: 851800[0m</text:p>
      <text:p text:style-name="P3"><text:s text:c="5"/><text:span text:style-name="T1">| &gt; loss_disc: 2.688188314437866 <text:s/>(2.6218632059749254)</text:span></text:p>
      <text:p text:style-name="P3"><text:s text:c="5"/><text:span text:style-name="T1">| &gt; loss_disc_real_0: 0.2213418185710907 <text:s/>(0.1811589610856174)</text:span></text:p>
      <text:p text:style-name="P3"><text:s text:c="5"/><text:span text:style-name="T1">| &gt; loss_disc_real_1: 0.2462063729763031 <text:s/>(0.21540394016735515)</text:span></text:p>
      <text:p text:style-name="P3"><text:s text:c="5"/><text:span text:style-name="T1">| &gt; loss_disc_real_2: 0.27057772874832153 <text:s/>(0.2296915669556831)</text:span></text:p>
      <text:p text:style-name="P3"><text:s text:c="5"/><text:span text:style-name="T1">| &gt; loss_disc_real_3: 0.28241458535194397 <text:s/>(0.22996241155129357)</text:span></text:p>
      <text:p text:style-name="P3"><text:s text:c="5"/><text:span text:style-name="T1">| &gt; loss_disc_real_4: 0.24813847243785858 <text:s/>(0.24090386368038166)</text:span></text:p>
      <text:p text:style-name="P3"><text:s text:c="5"/><text:span text:style-name="T1">| &gt; loss_disc_real_5: 0.2853970229625702 <text:s/>(0.23329966990291978)</text:span></text:p>
      <text:p text:style-name="P3"><text:s text:c="5"/><text:span text:style-name="T1">| &gt; loss_0: 2.688188314437866 <text:s/>(2.6218632059749254)</text:span></text:p>
      <text:p text:style-name="P3"><text:s text:c="5"/><text:span text:style-name="T1">| &gt; grad_norm_0: tensor(16.5368, device='cuda:0') <text:s/>(tensor(16.7238, device='cuda:0'))</text:span></text:p>
      <text:p text:style-name="P3"><text:s text:c="5"/><text:span text:style-name="T1">| &gt; loss_gen: 2.5245771408081055 <text:s/>(2.1703718707368194)</text:span></text:p>
      <text:p text:style-name="P3"><text:s text:c="5"/><text:span text:style-name="T1">| &gt; loss_kl: 1.605600357055664 <text:s/>(1.6484271583572299)</text:span></text:p>
      <text:p text:style-name="P3"><text:s text:c="5"/><text:span text:style-name="T1">| &gt; loss_feat: 6.703502655029297 <text:s/>(6.836234188231452)</text:span></text:p>
      <text:p text:style-name="P3"><text:s text:c="5"/><text:span text:style-name="T1">| &gt; loss_mel: 16.03232192993164 <text:s/>(15.733805289518662)</text:span></text:p>
      <text:p text:style-name="P3"><text:s text:c="5"/><text:span text:style-name="T1">| &gt; loss_duration: 1.5149117708206177 <text:s/>(1.4353527162336586)</text:span></text:p>
      <text:p text:style-name="P3"><text:s text:c="5"/><text:span text:style-name="T1">| &gt; amp_scaler: 512.0 <text:s/>(282.45468998410144)</text:span></text:p>
      <text:p text:style-name="P3"><text:s text:c="5"/><text:span text:style-name="T1">| &gt; loss_1: 28.38091278076172 <text:s/>(27.824191182899167)</text:span></text:p>
      <text:p text:style-name="P3"><text:s text:c="5"/><text:span text:style-name="T1">| &gt; grad_norm_1: tensor(306.3722, device='cuda:0') <text:s/>(tensor(201.8197, device='cuda:0'))</text:span></text:p>
      <text:p text:style-name="P3"><text:s text:c="5"/><text:span text:style-name="T1">| &gt; current_lr_0: 0.0001997751124671936 </text:span></text:p>
      <text:p text:style-name="P3"><text:s text:c="5"/><text:span text:style-name="T1">| &gt; current_lr_1: 0.0001997751124671936 </text:span></text:p>
      <text:p text:style-name="P3"><text:s text:c="5"/><text:span text:style-name="T1">| &gt; step_time: 1.5538 <text:s/>(0.7126741234941592)</text:span></text:p>
      <text:p text:style-name="P3"><text:s text:c="5"/><text:span text:style-name="T1">| &gt; loader_time: 0.0153 <text:s/>(0.00849207823530479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323131879170735 [0m(-0.00018091996510823626)</text:span></text:p>
      <text:p text:style-name="P3"><text:s text:c="5"/><text:span text:style-name="T1">| &gt; avg_loss_disc:[91m 2.604845345020294 [0m(+0.02760513623555516)</text:span></text:p>
      <text:p text:style-name="P3"><text:s text:c="5"/><text:span text:style-name="T1">| &gt; avg_loss_disc_real_0:[91m 0.1980909196039041 [0m(+0.051158624390761076)</text:span></text:p>
      <text:p text:style-name="P3"><text:s text:c="5"/><text:span text:style-name="T1">| &gt; avg_loss_disc_real_1:[91m 0.22888160745302835 [0m(+0.009519909818967165)</text:span></text:p>
      <text:p text:style-name="P3"><text:s text:c="5"/><text:span text:style-name="T1">| &gt; avg_loss_disc_real_2:[91m 0.24995773658156395 [0m(+0.0362805612385273)</text:span></text:p>
      <text:p text:style-name="P3"><text:s text:c="5"/><text:span text:style-name="T1">| &gt; avg_loss_disc_real_3:[91m 0.2566825995842616 [0m(+0.027215595046679197)</text:span></text:p>
      <text:p text:style-name="P3"><text:s text:c="5"/><text:span text:style-name="T1">| &gt; avg_loss_disc_real_4:[91m 0.2498429628709952 [0m(+0.01478668178121248)</text:span></text:p>
      <text:p text:style-name="P3"><text:s text:c="5"/><text:span text:style-name="T1">| &gt; avg_loss_disc_real_5:[91m 0.23949370781580606 [0m(+0.01457785815000534)</text:span></text:p>
      <text:p text:style-name="P3"><text:s text:c="5"/><text:span text:style-name="T1">| &gt; avg_loss_0:[91m 2.604845345020294 [0m(+0.02760513623555516)</text:span></text:p>
      <text:p text:style-name="P3"><text:s text:c="5"/><text:span text:style-name="T1">| &gt; avg_loss_gen:[91m 2.2442591985066733 [0m(+0.21625031034151743)</text:span></text:p>
      <text:p text:style-name="P3"><text:s text:c="5"/><text:span text:style-name="T1">| &gt; avg_loss_kl:[91m 1.7902868787447612 [0m(+0.17227348685264587)</text:span></text:p>
      <text:p text:style-name="P3"><text:s text:c="5"/><text:span text:style-name="T1">| &gt; avg_loss_feat:[91m 7.002332766850789 [0m(+0.5233242511749268)</text:span></text:p>
      <text:p text:style-name="P3"><text:s text:c="5"/><text:span text:style-name="T1">| &gt; avg_loss_mel:[91m 15.69037413597107 [0m(+0.09288438161214252)</text:span></text:p>
      <text:p text:style-name="P3"><text:s text:c="5"/><text:span text:style-name="T1">| &gt; avg_loss_duration:[91m 1.5196218689282734 [0m(+0.0035492777824401855)</text:span></text:p>
      <text:p text:style-name="P3"><text:s text:c="5"/><text:span text:style-name="T1">| &gt; avg_loss_1:[91m 28.2468744913737 [0m(+1.0082813898722343)</text:span></text:p>
      <text:p text:style-name="P5"/>
      <text:p text:style-name="P5"><text:soft-page-break/></text:p>
      <text:p text:style-name="P1">[4m[1m &gt; EPOCH: 10/50[0m</text:p>
      <text:p text:style-name="P3"><text:s/><text:span text:style-name="T1">--&gt; /kaggle/working/vits_4_nov-May-11-2025_10+42AM-0000000</text:span></text:p>
      <text:p text:style-name="P5"/>
      <text:p text:style-name="P1">[1m &gt; TRAINING (2025-05-11 12:02:22) [0m</text:p>
      <text:p text:style-name="P5"/>
      <text:p text:style-name="P1">[1m <text:s text:c="2"/>--&gt; TIME: 2025-05-11 12:03:15 -- STEP: 99/630 -- GLOBAL_STEP: 851900[0m</text:p>
      <text:p text:style-name="P3"><text:s text:c="5"/><text:span text:style-name="T1">| &gt; loss_disc: 2.652306318283081 <text:s/>(2.5967349548532503)</text:span></text:p>
      <text:p text:style-name="P3"><text:s text:c="5"/><text:span text:style-name="T1">| &gt; loss_disc_real_0: 0.26776137948036194 <text:s/>(0.18057928670837417)</text:span></text:p>
      <text:p text:style-name="P3"><text:s text:c="5"/><text:span text:style-name="T1">| &gt; loss_disc_real_1: 0.17048248648643494 <text:s/>(0.21450350757199105)</text:span></text:p>
      <text:p text:style-name="P3"><text:s text:c="5"/><text:span text:style-name="T1">| &gt; loss_disc_real_2: 0.21858395636081696 <text:s/>(0.23040877192309409)</text:span></text:p>
      <text:p text:style-name="P3"><text:s text:c="5"/><text:span text:style-name="T1">| &gt; loss_disc_real_3: 0.2404947131872177 <text:s/>(0.2333924297732536)</text:span></text:p>
      <text:p text:style-name="P3"><text:s text:c="5"/><text:span text:style-name="T1">| &gt; loss_disc_real_4: 0.2583334147930145 <text:s/>(0.24192282512332453)</text:span></text:p>
      <text:p text:style-name="P3"><text:s text:c="5"/><text:span text:style-name="T1">| &gt; loss_disc_real_5: 0.22937195003032684 <text:s/>(0.21638220586258955)</text:span></text:p>
      <text:p text:style-name="P3"><text:s text:c="5"/><text:span text:style-name="T1">| &gt; loss_0: 2.652306318283081 <text:s/>(2.5967349548532503)</text:span></text:p>
      <text:p text:style-name="P3"><text:s text:c="5"/><text:span text:style-name="T1">| &gt; grad_norm_0: tensor(9.3291, device='cuda:0') <text:s/>(tensor(23.5560, device='cuda:0'))</text:span></text:p>
      <text:p text:style-name="P3"><text:s text:c="5"/><text:span text:style-name="T1">| &gt; loss_gen: 2.0881142616271973 <text:s/>(2.246199899249607)</text:span></text:p>
      <text:p text:style-name="P3"><text:s text:c="5"/><text:span text:style-name="T1">| &gt; loss_kl: 1.6363126039505005 <text:s/>(1.6476511666269014)</text:span></text:p>
      <text:p text:style-name="P3"><text:s text:c="5"/><text:span text:style-name="T1">| &gt; loss_feat: 6.717060565948486 <text:s/>(7.067047393683231)</text:span></text:p>
      <text:p text:style-name="P3"><text:s text:c="5"/><text:span text:style-name="T1">| &gt; loss_mel: 15.627015113830566 <text:s/>(15.526523146966491)</text:span></text:p>
      <text:p text:style-name="P3"><text:s text:c="5"/><text:span text:style-name="T1">| &gt; loss_duration: 1.49020254611969 <text:s/>(1.457147618736883)</text:span></text:p>
      <text:p text:style-name="P3"><text:s text:c="5"/><text:span text:style-name="T1">| &gt; amp_scaler: 256.0 <text:s/>(279.2727272727272)</text:span></text:p>
      <text:p text:style-name="P3"><text:s text:c="5"/><text:span text:style-name="T1">| &gt; loss_1: 27.558704376220703 <text:s/>(27.944569231283786)</text:span></text:p>
      <text:p text:style-name="P3"><text:s text:c="5"/><text:span text:style-name="T1">| &gt; grad_norm_1: tensor(108.1090, device='cuda:0') <text:s/>(tensor(316.3574, device='cuda:0'))</text:span></text:p>
      <text:p text:style-name="P3"><text:s text:c="5"/><text:span text:style-name="T1">| &gt; current_lr_0: 0.00019975014057813518 </text:span></text:p>
      <text:p text:style-name="P3"><text:s text:c="5"/><text:span text:style-name="T1">| &gt; current_lr_1: 0.00019975014057813518 </text:span></text:p>
      <text:p text:style-name="P3"><text:s text:c="5"/><text:span text:style-name="T1">| &gt; step_time: 0.5161 <text:s/>(0.5194294115509654)</text:span></text:p>
      <text:p text:style-name="P3"><text:s text:c="5"/><text:span text:style-name="T1">| &gt; loader_time: 0.0058 <text:s/>(0.00527279304735588)</text:span></text:p>
      <text:p text:style-name="P5"/>
      <text:p text:style-name="P5"/>
      <text:p text:style-name="P1">[1m <text:s text:c="2"/>--&gt; TIME: 2025-05-11 12:04:14 -- STEP: 199/630 -- GLOBAL_STEP: 852000[0m</text:p>
      <text:p text:style-name="P3"><text:s text:c="5"/><text:span text:style-name="T1">| &gt; loss_disc: 2.582611560821533 <text:s/>(2.620999409325759)</text:span></text:p>
      <text:p text:style-name="P3"><text:s text:c="5"/><text:span text:style-name="T1">| &gt; loss_disc_real_0: 0.10065658390522003 <text:s/>(0.18028800736120598)</text:span></text:p>
      <text:p text:style-name="P3"><text:s text:c="5"/><text:span text:style-name="T1">| &gt; loss_disc_real_1: 0.20185957849025726 <text:s/>(0.2152182996722322)</text:span></text:p>
      <text:p text:style-name="P3"><text:s text:c="5"/><text:span text:style-name="T1">| &gt; loss_disc_real_2: 0.213069885969162 <text:s/>(0.2294697178967634)</text:span></text:p>
      <text:p text:style-name="P3"><text:s text:c="5"/><text:span text:style-name="T1">| &gt; loss_disc_real_3: 0.2397156059741974 <text:s/>(0.23391846825729062)</text:span></text:p>
      <text:p text:style-name="P3"><text:s text:c="5"/><text:span text:style-name="T1">| &gt; loss_disc_real_4: 0.2696598768234253 <text:s/>(0.2408308147186011)</text:span></text:p>
      <text:p text:style-name="P3"><text:s text:c="5"/><text:span text:style-name="T1">| &gt; loss_disc_real_5: 0.25193047523498535 <text:s/>(0.22821722419267923)</text:span></text:p>
      <text:p text:style-name="P3"><text:s text:c="5"/><text:span text:style-name="T1">| &gt; loss_0: 2.582611560821533 <text:s/>(2.620999409325759)</text:span></text:p>
      <text:p text:style-name="P3"><text:s text:c="5"/><text:span text:style-name="T1">| &gt; grad_norm_0: tensor(8.1852, device='cuda:0') <text:s/>(tensor(19.7688, device='cuda:0'))</text:span></text:p>
      <text:p text:style-name="P3"><text:s text:c="5"/><text:span text:style-name="T1">| &gt; loss_gen: 2.23811936378479 <text:s/>(2.1961038202496637)</text:span></text:p>
      <text:p text:style-name="P3"><text:s text:c="5"/><text:span text:style-name="T1">| &gt; loss_kl: 1.8135205507278442 <text:s/>(1.6444412529768055)</text:span></text:p>
      <text:p text:style-name="P3"><text:s text:c="5"/><text:span text:style-name="T1">| &gt; loss_feat: 7.0182695388793945 <text:s/>(6.957004849036135)</text:span></text:p>
      <text:p text:style-name="P3"><text:s text:c="5"/><text:span text:style-name="T1">| &gt; loss_mel: 16.182954788208008 <text:s/>(15.57115741710567)</text:span></text:p>
      <text:p text:style-name="P3"><text:s text:c="5"/><text:span text:style-name="T1">| &gt; loss_duration: 1.431024432182312 <text:s/>(1.4037044982814315)</text:span></text:p>
      <text:p text:style-name="P3"><text:s text:c="5"/><text:span text:style-name="T1">| &gt; amp_scaler: 256.0 <text:s/>(267.5778894472361)</text:span></text:p>
      <text:p text:style-name="P3"><text:s text:c="5"/><text:span text:style-name="T1">| &gt; loss_1: 28.683887481689453 <text:s/>(27.77241183525354)</text:span></text:p>
      <text:p text:style-name="P3"><text:s text:c="5"/><text:span text:style-name="T1">| &gt; grad_norm_1: tensor(47.0809, device='cuda:0') <text:s/>(tensor(241.1933, device='cuda:0'))</text:span></text:p>
      <text:p text:style-name="P3"><text:s text:c="5"/><text:span text:style-name="T1">| &gt; current_lr_0: 0.00019975014057813518 </text:span></text:p>
      <text:p text:style-name="P3"><text:s text:c="5"/><text:span text:style-name="T1">| &gt; current_lr_1: 0.00019975014057813518 </text:span></text:p>
      <text:p text:style-name="P3"><text:s text:c="5"/><text:span text:style-name="T1">| &gt; step_time: 0.6064 <text:s/>(0.546679476397721)</text:span></text:p>
      <text:p text:style-name="P3"><text:s text:c="5"/><text:span text:style-name="T1">| &gt; loader_time: 0.0075 <text:s/>(0.005850638576488393)</text:span></text:p>
      <text:p text:style-name="P5"/>
      <text:p text:style-name="P5"/>
      <text:p text:style-name="P3"><text:s/><text:span text:style-name="T1">&gt; CHECKPOINT : /kaggle/working/vits_4_nov-May-11-2025_10+42AM-0000000/checkpoint_852000.pth</text:span></text:p>
      <text:p text:style-name="P5"/>
      <text:p text:style-name="P1">[1m <text:s text:c="2"/>--&gt; TIME: 2025-05-11 12:05:19 -- STEP: 299/630 -- GLOBAL_STEP: 852100[0m</text:p>
      <text:p text:style-name="P3"><text:s text:c="5"/><text:span text:style-name="T1">| &gt; loss_disc: 2.5363550186157227 <text:s/>(2.613461447399993)</text:span></text:p>
      <text:p text:style-name="P3"><text:s text:c="5"/><text:span text:style-name="T1">| &gt; loss_disc_real_0: 0.1558912694454193 <text:s/>(0.18056953150193433)</text:span></text:p>
      <text:p text:style-name="P3"><text:soft-page-break/><text:s text:c="5"/><text:span text:style-name="T1">| &gt; loss_disc_real_1: 0.2551453113555908 <text:s/>(0.21413211444747887)</text:span></text:p>
      <text:p text:style-name="P3"><text:s text:c="5"/><text:span text:style-name="T1">| &gt; loss_disc_real_2: 0.21049511432647705 <text:s/>(0.22888083556623362)</text:span></text:p>
      <text:p text:style-name="P3"><text:s text:c="5"/><text:span text:style-name="T1">| &gt; loss_disc_real_3: 0.28296738862991333 <text:s/>(0.2329856663643317)</text:span></text:p>
      <text:p text:style-name="P3"><text:s text:c="5"/><text:span text:style-name="T1">| &gt; loss_disc_real_4: 0.2630244493484497 <text:s/>(0.2408258912455677)</text:span></text:p>
      <text:p text:style-name="P3"><text:s text:c="5"/><text:span text:style-name="T1">| &gt; loss_disc_real_5: 0.23880575597286224 <text:s/>(0.22857742980870116)</text:span></text:p>
      <text:p text:style-name="P3"><text:s text:c="5"/><text:span text:style-name="T1">| &gt; loss_0: 2.5363550186157227 <text:s/>(2.613461447399993)</text:span></text:p>
      <text:p text:style-name="P3"><text:s text:c="5"/><text:span text:style-name="T1">| &gt; grad_norm_0: tensor(26.8652, device='cuda:0') <text:s/>(tensor(19.5628, device='cuda:0'))</text:span></text:p>
      <text:p text:style-name="P3"><text:s text:c="5"/><text:span text:style-name="T1">| &gt; loss_gen: 2.411224126815796 <text:s/>(2.206287582981148)</text:span></text:p>
      <text:p text:style-name="P3"><text:s text:c="5"/><text:span text:style-name="T1">| &gt; loss_kl: 1.7203704118728638 <text:s/>(1.6489266085385472)</text:span></text:p>
      <text:p text:style-name="P3"><text:s text:c="5"/><text:span text:style-name="T1">| &gt; loss_feat: 7.371739864349365 <text:s/>(6.954139956662489)</text:span></text:p>
      <text:p text:style-name="P3"><text:s text:c="5"/><text:span text:style-name="T1">| &gt; loss_mel: 16.007381439208984 <text:s/>(15.630902673089784)</text:span></text:p>
      <text:p text:style-name="P3"><text:s text:c="5"/><text:span text:style-name="T1">| &gt; loss_duration: 1.431963562965393 <text:s/>(1.4023596124106832)</text:span></text:p>
      <text:p text:style-name="P3"><text:s text:c="5"/><text:span text:style-name="T1">| &gt; amp_scaler: 256.0 <text:s/>(263.70568561872886)</text:span></text:p>
      <text:p text:style-name="P3"><text:s text:c="5"/><text:span text:style-name="T1">| &gt; loss_1: 28.942678451538086 <text:s/>(27.842616390623782)</text:span></text:p>
      <text:p text:style-name="P3"><text:s text:c="5"/><text:span text:style-name="T1">| &gt; grad_norm_1: tensor(426.7061, device='cuda:0') <text:s/>(tensor(242.5486, device='cuda:0'))</text:span></text:p>
      <text:p text:style-name="P3"><text:s text:c="5"/><text:span text:style-name="T1">| &gt; current_lr_0: 0.00019975014057813518 </text:span></text:p>
      <text:p text:style-name="P3"><text:s text:c="5"/><text:span text:style-name="T1">| &gt; current_lr_1: 0.00019975014057813518 </text:span></text:p>
      <text:p text:style-name="P3"><text:s text:c="5"/><text:span text:style-name="T1">| &gt; step_time: 0.6336 <text:s/>(0.5698461046186981)</text:span></text:p>
      <text:p text:style-name="P3"><text:s text:c="5"/><text:span text:style-name="T1">| &gt; loader_time: 0.0076 <text:s/>(0.006407674738395965)</text:span></text:p>
      <text:p text:style-name="P5"/>
      <text:p text:style-name="P5"/>
      <text:p text:style-name="P1">[1m <text:s text:c="2"/>--&gt; TIME: 2025-05-11 12:06:28 -- STEP: 399/630 -- GLOBAL_STEP: 852200[0m</text:p>
      <text:p text:style-name="P3"><text:s text:c="5"/><text:span text:style-name="T1">| &gt; loss_disc: 2.5259921550750732 <text:s/>(2.61980690513936)</text:span></text:p>
      <text:p text:style-name="P3"><text:s text:c="5"/><text:span text:style-name="T1">| &gt; loss_disc_real_0: 0.17964109778404236 <text:s/>(0.18132318223926955)</text:span></text:p>
      <text:p text:style-name="P3"><text:s text:c="5"/><text:span text:style-name="T1">| &gt; loss_disc_real_1: 0.22724272310733795 <text:s/>(0.21594953593006708)</text:span></text:p>
      <text:p text:style-name="P3"><text:s text:c="5"/><text:span text:style-name="T1">| &gt; loss_disc_real_2: 0.2544349730014801 <text:s/>(0.23041524967752902)</text:span></text:p>
      <text:p text:style-name="P3"><text:s text:c="5"/><text:span text:style-name="T1">| &gt; loss_disc_real_3: 0.21780294179916382 <text:s/>(0.23306914749450253)</text:span></text:p>
      <text:p text:style-name="P3"><text:s text:c="5"/><text:span text:style-name="T1">| &gt; loss_disc_real_4: 0.2421230971813202 <text:s/>(0.24074497501503556)</text:span></text:p>
      <text:p text:style-name="P3"><text:s text:c="5"/><text:span text:style-name="T1">| &gt; loss_disc_real_5: 0.19054464995861053 <text:s/>(0.22803953034163715)</text:span></text:p>
      <text:p text:style-name="P3"><text:s text:c="5"/><text:span text:style-name="T1">| &gt; loss_0: 2.5259921550750732 <text:s/>(2.61980690513936)</text:span></text:p>
      <text:p text:style-name="P3"><text:s text:c="5"/><text:span text:style-name="T1">| &gt; grad_norm_0: tensor(8.7188, device='cuda:0') <text:s/>(tensor(20.3492, device='cuda:0'))</text:span></text:p>
      <text:p text:style-name="P3"><text:s text:c="5"/><text:span text:style-name="T1">| &gt; loss_gen: 2.116361141204834 <text:s/>(2.2012829971791517)</text:span></text:p>
      <text:p text:style-name="P3"><text:s text:c="5"/><text:span text:style-name="T1">| &gt; loss_kl: 1.41838538646698 <text:s/>(1.648125161204421)</text:span></text:p>
      <text:p text:style-name="P3"><text:s text:c="5"/><text:span text:style-name="T1">| &gt; loss_feat: 6.394584655761719 <text:s/>(6.929233121991458)</text:span></text:p>
      <text:p text:style-name="P3"><text:s text:c="5"/><text:span text:style-name="T1">| &gt; loss_mel: 15.106627464294434 <text:s/>(15.666703647240661)</text:span></text:p>
      <text:p text:style-name="P3"><text:s text:c="5"/><text:span text:style-name="T1">| &gt; loss_duration: 1.4301462173461914 <text:s/>(1.4055199936816585)</text:span></text:p>
      <text:p text:style-name="P3"><text:s text:c="5"/><text:span text:style-name="T1">| &gt; amp_scaler: 256.0 <text:s/>(261.77443609022555)</text:span></text:p>
      <text:p text:style-name="P3"><text:s text:c="5"/><text:span text:style-name="T1">| &gt; loss_1: 26.466106414794922 <text:s/>(27.85086488365231)</text:span></text:p>
      <text:p text:style-name="P3"><text:s text:c="5"/><text:span text:style-name="T1">| &gt; grad_norm_1: tensor(374.7182, device='cuda:0') <text:s/>(tensor(261.2876, device='cuda:0'))</text:span></text:p>
      <text:p text:style-name="P3"><text:s text:c="5"/><text:span text:style-name="T1">| &gt; current_lr_0: 0.00019975014057813518 </text:span></text:p>
      <text:p text:style-name="P3"><text:s text:c="5"/><text:span text:style-name="T1">| &gt; current_lr_1: 0.00019975014057813518 </text:span></text:p>
      <text:p text:style-name="P3"><text:s text:c="5"/><text:span text:style-name="T1">| &gt; step_time: 0.6917 <text:s/>(0.595576355630593)</text:span></text:p>
      <text:p text:style-name="P3"><text:s text:c="5"/><text:span text:style-name="T1">| &gt; loader_time: 0.0095 <text:s/>(0.006992801389001064)</text:span></text:p>
      <text:p text:style-name="P5"/>
      <text:p text:style-name="P5"/>
      <text:p text:style-name="P1">[1m <text:s text:c="2"/>--&gt; TIME: 2025-05-11 12:07:41 -- STEP: 499/630 -- GLOBAL_STEP: 852300[0m</text:p>
      <text:p text:style-name="P3"><text:s text:c="5"/><text:span text:style-name="T1">| &gt; loss_disc: 2.557887554168701 <text:s/>(2.6189517038379746)</text:span></text:p>
      <text:p text:style-name="P3"><text:s text:c="5"/><text:span text:style-name="T1">| &gt; loss_disc_real_0: 0.16313907504081726 <text:s/>(0.18144955088893971)</text:span></text:p>
      <text:p text:style-name="P3"><text:s text:c="5"/><text:span text:style-name="T1">| &gt; loss_disc_real_1: 0.15777470171451569 <text:s/>(0.21512888115130827)</text:span></text:p>
      <text:p text:style-name="P3"><text:s text:c="5"/><text:span text:style-name="T1">| &gt; loss_disc_real_2: 0.18630121648311615 <text:s/>(0.2296725139469804)</text:span></text:p>
      <text:p text:style-name="P3"><text:s text:c="5"/><text:span text:style-name="T1">| &gt; loss_disc_real_3: 0.23760060966014862 <text:s/>(0.23312921705609094)</text:span></text:p>
      <text:p text:style-name="P3"><text:s text:c="5"/><text:span text:style-name="T1">| &gt; loss_disc_real_4: 0.237752765417099 <text:s/>(0.24062294448783736)</text:span></text:p>
      <text:p text:style-name="P3"><text:s text:c="5"/><text:span text:style-name="T1">| &gt; loss_disc_real_5: 0.19357450306415558 <text:s/>(0.2283192669491252)</text:span></text:p>
      <text:p text:style-name="P3"><text:s text:c="5"/><text:span text:style-name="T1">| &gt; loss_0: 2.557887554168701 <text:s/>(2.6189517038379746)</text:span></text:p>
      <text:p text:style-name="P3"><text:s text:c="5"/><text:span text:style-name="T1">| &gt; grad_norm_0: tensor(20.7401, device='cuda:0') <text:s/>(tensor(20.3855, device='cuda:0'))</text:span></text:p>
      <text:p text:style-name="P3"><text:s text:c="5"/><text:span text:style-name="T1">| &gt; loss_gen: 2.1378774642944336 <text:s/>(2.195021389720437)</text:span></text:p>
      <text:p text:style-name="P3"><text:s text:c="5"/><text:span text:style-name="T1">| &gt; loss_kl: 1.7600222826004028 <text:s/>(1.6452833433189462)</text:span></text:p>
      <text:p text:style-name="P3"><text:s text:c="5"/><text:span text:style-name="T1">| &gt; loss_feat: 6.504687309265137 <text:s/>(6.880628555236695)</text:span></text:p>
      <text:p text:style-name="P3"><text:s text:c="5"/><text:span text:style-name="T1">| &gt; loss_mel: 15.669736862182617 <text:s/>(15.630170592803038)</text:span></text:p>
      <text:p text:style-name="P3"><text:soft-page-break/><text:s text:c="5"/><text:span text:style-name="T1">| &gt; loss_duration: 1.5234324932098389 <text:s/>(1.4192512873896153)</text:span></text:p>
      <text:p text:style-name="P3"><text:s text:c="5"/><text:span text:style-name="T1">| &gt; amp_scaler: 256.0 <text:s/>(260.61723446893774)</text:span></text:p>
      <text:p text:style-name="P3"><text:s text:c="5"/><text:span text:style-name="T1">| &gt; loss_1: 27.595754623413086 <text:s/>(27.770355140517857)</text:span></text:p>
      <text:p text:style-name="P3"><text:s text:c="5"/><text:span text:style-name="T1">| &gt; grad_norm_1: tensor(175.3974, device='cuda:0') <text:s/>(tensor(262.4470, device='cuda:0'))</text:span></text:p>
      <text:p text:style-name="P3"><text:s text:c="5"/><text:span text:style-name="T1">| &gt; current_lr_0: 0.00019975014057813518 </text:span></text:p>
      <text:p text:style-name="P3"><text:s text:c="5"/><text:span text:style-name="T1">| &gt; current_lr_1: 0.00019975014057813518 </text:span></text:p>
      <text:p text:style-name="P3"><text:s text:c="5"/><text:span text:style-name="T1">| &gt; step_time: 0.7456 <text:s/>(0.6194410247649843)</text:span></text:p>
      <text:p text:style-name="P3"><text:s text:c="5"/><text:span text:style-name="T1">| &gt; loader_time: 0.0099 <text:s/>(0.007535056742972025)</text:span></text:p>
      <text:p text:style-name="P5"/>
      <text:p text:style-name="P5"/>
      <text:p text:style-name="P1">[1m <text:s text:c="2"/>--&gt; TIME: 2025-05-11 12:09:08 -- STEP: 599/630 -- GLOBAL_STEP: 852400[0m</text:p>
      <text:p text:style-name="P3"><text:s text:c="5"/><text:span text:style-name="T1">| &gt; loss_disc: 2.6923162937164307 <text:s/>(2.618086896078019)</text:span></text:p>
      <text:p text:style-name="P3"><text:s text:c="5"/><text:span text:style-name="T1">| &gt; loss_disc_real_0: 0.20164817571640015 <text:s/>(0.18168558235060991)</text:span></text:p>
      <text:p text:style-name="P3"><text:s text:c="5"/><text:span text:style-name="T1">| &gt; loss_disc_real_1: 0.26058921217918396 <text:s/>(0.21561420267332773)</text:span></text:p>
      <text:p text:style-name="P3"><text:s text:c="5"/><text:span text:style-name="T1">| &gt; loss_disc_real_2: 0.19160862267017365 <text:s/>(0.2290515779752365)</text:span></text:p>
      <text:p text:style-name="P3"><text:s text:c="5"/><text:span text:style-name="T1">| &gt; loss_disc_real_3: 0.18039119243621826 <text:s/>(0.2329548013727733)</text:span></text:p>
      <text:p text:style-name="P3"><text:s text:c="5"/><text:span text:style-name="T1">| &gt; loss_disc_real_4: 0.24403519928455353 <text:s/>(0.2414105789540009)</text:span></text:p>
      <text:p text:style-name="P3"><text:s text:c="5"/><text:span text:style-name="T1">| &gt; loss_disc_real_5: 0.19992560148239136 <text:s/>(0.22788909571447447)</text:span></text:p>
      <text:p text:style-name="P3"><text:s text:c="5"/><text:span text:style-name="T1">| &gt; loss_0: 2.6923162937164307 <text:s/>(2.618086896078019)</text:span></text:p>
      <text:p text:style-name="P3"><text:s text:c="5"/><text:span text:style-name="T1">| &gt; grad_norm_0: tensor(23.6640, device='cuda:0') <text:s/>(tensor(20.8816, device='cuda:0'))</text:span></text:p>
      <text:p text:style-name="P3"><text:s text:c="5"/><text:span text:style-name="T1">| &gt; loss_gen: 2.157376289367676 <text:s/>(2.19828418121115)</text:span></text:p>
      <text:p text:style-name="P3"><text:s text:c="5"/><text:span text:style-name="T1">| &gt; loss_kl: 1.6391476392745972 <text:s/>(1.6448668054427842)</text:span></text:p>
      <text:p text:style-name="P3"><text:s text:c="5"/><text:span text:style-name="T1">| &gt; loss_feat: 6.7476677894592285 <text:s/>(6.874274017416775)</text:span></text:p>
      <text:p text:style-name="P3"><text:s text:c="5"/><text:span text:style-name="T1">| &gt; loss_mel: 15.987310409545898 <text:s/>(15.6212464381936)</text:span></text:p>
      <text:p text:style-name="P3"><text:s text:c="5"/><text:span text:style-name="T1">| &gt; loss_duration: 1.4990668296813965 <text:s/>(1.4289091548856003)</text:span></text:p>
      <text:p text:style-name="P3"><text:s text:c="5"/><text:span text:style-name="T1">| &gt; amp_scaler: 256.0 <text:s/>(259.846410684474)</text:span></text:p>
      <text:p text:style-name="P3"><text:s text:c="5"/><text:span text:style-name="T1">| &gt; loss_1: 28.030569076538086 <text:s/>(27.767580583218944)</text:span></text:p>
      <text:p text:style-name="P3"><text:s text:c="5"/><text:span text:style-name="T1">| &gt; grad_norm_1: tensor(458.5809, device='cuda:0') <text:s/>(tensor(270.2992, device='cuda:0'))</text:span></text:p>
      <text:p text:style-name="P3"><text:s text:c="5"/><text:span text:style-name="T1">| &gt; current_lr_0: 0.00019975014057813518 </text:span></text:p>
      <text:p text:style-name="P3"><text:s text:c="5"/><text:span text:style-name="T1">| &gt; current_lr_1: 0.00019975014057813518 </text:span></text:p>
      <text:p text:style-name="P3"><text:s text:c="5"/><text:span text:style-name="T1">| &gt; step_time: 0.9816 <text:s/>(0.6586462328947448)</text:span></text:p>
      <text:p text:style-name="P3"><text:s text:c="5"/><text:span text:style-name="T1">| &gt; loader_time: 0.0137 <text:s/>(0.008161311953613071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17121950785319 [0m(-0.000151912371317545)</text:span></text:p>
      <text:p text:style-name="P3"><text:s text:c="5"/><text:span text:style-name="T1">| &gt; avg_loss_disc:[91m 2.6615923047065735 [0m(+0.0567469596862793)</text:span></text:p>
      <text:p text:style-name="P3"><text:s text:c="5"/><text:span text:style-name="T1">| &gt; avg_loss_disc_real_0:[92m 0.1339300268640121 [0m(-0.064160892739892)</text:span></text:p>
      <text:p text:style-name="P3"><text:s text:c="5"/><text:span text:style-name="T1">| &gt; avg_loss_disc_real_1:[92m 0.21003337080279985 [0m(-0.0188482366502285)</text:span></text:p>
      <text:p text:style-name="P3"><text:s text:c="5"/><text:span text:style-name="T1">| &gt; avg_loss_disc_real_2:[92m 0.2310954419275125 [0m(-0.018862294654051454)</text:span></text:p>
      <text:p text:style-name="P3"><text:s text:c="5"/><text:span text:style-name="T1">| &gt; avg_loss_disc_real_3:[91m 0.27109188834826153 [0m(+0.014409288763999939)</text:span></text:p>
      <text:p text:style-name="P3"><text:s text:c="5"/><text:span text:style-name="T1">| &gt; avg_loss_disc_real_4:[92m 0.2466397819419702 [0m(-0.0032031809290249957)</text:span></text:p>
      <text:p text:style-name="P3"><text:s text:c="5"/><text:span text:style-name="T1">| &gt; avg_loss_disc_real_5:[91m 0.24844948574900627 [0m(+0.00895577793320021)</text:span></text:p>
      <text:p text:style-name="P3"><text:s text:c="5"/><text:span text:style-name="T1">| &gt; avg_loss_0:[91m 2.6615923047065735 [0m(+0.0567469596862793)</text:span></text:p>
      <text:p text:style-name="P3"><text:s text:c="5"/><text:span text:style-name="T1">| &gt; avg_loss_gen:[92m 2.003829965988795 [0m(-0.2404292325178785)</text:span></text:p>
      <text:p text:style-name="P3"><text:s text:c="5"/><text:span text:style-name="T1">| &gt; avg_loss_kl:[92m 1.7037870685259502 [0m(-0.08649981021881104)</text:span></text:p>
      <text:p text:style-name="P3"><text:s text:c="5"/><text:span text:style-name="T1">| &gt; avg_loss_feat:[92m 6.4727076689402265 [0m(-0.5296250979105626)</text:span></text:p>
      <text:p text:style-name="P3"><text:s text:c="5"/><text:span text:style-name="T1">| &gt; avg_loss_mel:[91m 15.901471296946207 [0m(+0.21109716097513775)</text:span></text:p>
      <text:p text:style-name="P3"><text:s text:c="5"/><text:span text:style-name="T1">| &gt; avg_loss_duration:[91m 1.5314906140168507 [0m(+0.01186874508857727)</text:span></text:p>
      <text:p text:style-name="P3"><text:s text:c="5"/><text:span text:style-name="T1">| &gt; avg_loss_1:[92m 27.61328633626302 [0m(-0.6335881551106795)</text:span></text:p>
      <text:p text:style-name="P5"/>
      <text:p text:style-name="P5"/>
      <text:p text:style-name="P1">[4m[1m &gt; EPOCH: 11/50[0m</text:p>
      <text:p text:style-name="P3"><text:s/><text:span text:style-name="T1">--&gt; /kaggle/working/vits_4_nov-May-11-2025_10+42AM-0000000</text:span></text:p>
      <text:p text:style-name="P5"/>
      <text:p text:style-name="P1">[1m &gt; TRAINING (2025-05-11 12:09:52) [0m</text:p>
      <text:p text:style-name="P5"><text:soft-page-break/></text:p>
      <text:p text:style-name="P1">[1m <text:s text:c="2"/>--&gt; TIME: 2025-05-11 12:10:29 -- STEP: 69/630 -- GLOBAL_STEP: 852500[0m</text:p>
      <text:p text:style-name="P3"><text:s text:c="5"/><text:span text:style-name="T1">| &gt; loss_disc: 2.7845354080200195 <text:s/>(2.633442495180213)</text:span></text:p>
      <text:p text:style-name="P3"><text:s text:c="5"/><text:span text:style-name="T1">| &gt; loss_disc_real_0: 0.2302224338054657 <text:s/>(0.1847648383050725)</text:span></text:p>
      <text:p text:style-name="P3"><text:s text:c="5"/><text:span text:style-name="T1">| &gt; loss_disc_real_1: 0.21165519952774048 <text:s/>(0.2164864522823389)</text:span></text:p>
      <text:p text:style-name="P3"><text:s text:c="5"/><text:span text:style-name="T1">| &gt; loss_disc_real_2: 0.2690518796443939 <text:s/>(0.22693555748117142)</text:span></text:p>
      <text:p text:style-name="P3"><text:s text:c="5"/><text:span text:style-name="T1">| &gt; loss_disc_real_3: 0.18582861125469208 <text:s/>(0.2302908072437065)</text:span></text:p>
      <text:p text:style-name="P3"><text:s text:c="5"/><text:span text:style-name="T1">| &gt; loss_disc_real_4: 0.23499426245689392 <text:s/>(0.24110910641974298)</text:span></text:p>
      <text:p text:style-name="P3"><text:s text:c="5"/><text:span text:style-name="T1">| &gt; loss_disc_real_5: 0.251539945602417 <text:s/>(0.2375835076622341)</text:span></text:p>
      <text:p text:style-name="P3"><text:s text:c="5"/><text:span text:style-name="T1">| &gt; loss_0: 2.7845354080200195 <text:s/>(2.633442495180213)</text:span></text:p>
      <text:p text:style-name="P3"><text:s text:c="5"/><text:span text:style-name="T1">| &gt; grad_norm_0: tensor(14.2343, device='cuda:0') <text:s/>(tensor(15.6418, device='cuda:0'))</text:span></text:p>
      <text:p text:style-name="P3"><text:s text:c="5"/><text:span text:style-name="T1">| &gt; loss_gen: 2.0893959999084473 <text:s/>(2.156241776286692)</text:span></text:p>
      <text:p text:style-name="P3"><text:s text:c="5"/><text:span text:style-name="T1">| &gt; loss_kl: 1.724338173866272 <text:s/>(1.65010168414185)</text:span></text:p>
      <text:p text:style-name="P3"><text:s text:c="5"/><text:span text:style-name="T1">| &gt; loss_feat: 7.006350040435791 <text:s/>(6.973897097767264)</text:span></text:p>
      <text:p text:style-name="P3"><text:s text:c="5"/><text:span text:style-name="T1">| &gt; loss_mel: 15.912267684936523 <text:s/>(15.665774068970611)</text:span></text:p>
      <text:p text:style-name="P3"><text:s text:c="5"/><text:span text:style-name="T1">| &gt; loss_duration: 1.4429845809936523 <text:s/>(1.4565622823825781)</text:span></text:p>
      <text:p text:style-name="P3"><text:s text:c="5"/><text:span text:style-name="T1">| &gt; amp_scaler: 256.0 <text:s/>(256.0)</text:span></text:p>
      <text:p text:style-name="P3"><text:s text:c="5"/><text:span text:style-name="T1">| &gt; loss_1: 28.175334930419922 <text:s/>(27.902576833531477)</text:span></text:p>
      <text:p text:style-name="P3"><text:s text:c="5"/><text:span text:style-name="T1">| &gt; grad_norm_1: tensor(48.4230, device='cuda:0') <text:s/>(tensor(179.1797, device='cuda:0'))</text:span></text:p>
      <text:p text:style-name="P3"><text:s text:c="5"/><text:span text:style-name="T1">| &gt; current_lr_0: 0.00019972517181056292 </text:span></text:p>
      <text:p text:style-name="P3"><text:s text:c="5"/><text:span text:style-name="T1">| &gt; current_lr_1: 0.00019972517181056292 </text:span></text:p>
      <text:p text:style-name="P3"><text:s text:c="5"/><text:span text:style-name="T1">| &gt; step_time: 0.5143 <text:s/>(0.5146234657453455)</text:span></text:p>
      <text:p text:style-name="P3"><text:s text:c="5"/><text:span text:style-name="T1">| &gt; loader_time: 0.0055 <text:s/>(0.005092880000238833)</text:span></text:p>
      <text:p text:style-name="P5"/>
      <text:p text:style-name="P5"/>
      <text:p text:style-name="P3"><text:s/><text:span text:style-name="T1">&gt; CHECKPOINT : /kaggle/working/vits_4_nov-May-11-2025_10+42AM-0000000/checkpoint_852500.pth</text:span></text:p>
      <text:p text:style-name="P5"/>
      <text:p text:style-name="P1">[1m <text:s text:c="2"/>--&gt; TIME: 2025-05-11 12:11:30 -- STEP: 169/630 -- GLOBAL_STEP: 852600[0m</text:p>
      <text:p text:style-name="P3"><text:s text:c="5"/><text:span text:style-name="T1">| &gt; loss_disc: 2.707749843597412 <text:s/>(2.624648336828107)</text:span></text:p>
      <text:p text:style-name="P3"><text:s text:c="5"/><text:span text:style-name="T1">| &gt; loss_disc_real_0: 0.13086247444152832 <text:s/>(0.18289452777988108)</text:span></text:p>
      <text:p text:style-name="P3"><text:s text:c="5"/><text:span text:style-name="T1">| &gt; loss_disc_real_1: 0.22909767925739288 <text:s/>(0.21567143279419848)</text:span></text:p>
      <text:p text:style-name="P3"><text:s text:c="5"/><text:span text:style-name="T1">| &gt; loss_disc_real_2: 0.22388426959514618 <text:s/>(0.22720576249636137)</text:span></text:p>
      <text:p text:style-name="P3"><text:s text:c="5"/><text:span text:style-name="T1">| &gt; loss_disc_real_3: 0.2731510102748871 <text:s/>(0.22970169941349142)</text:span></text:p>
      <text:p text:style-name="P3"><text:s text:c="5"/><text:span text:style-name="T1">| &gt; loss_disc_real_4: 0.28123170137405396 <text:s/>(0.23992797820525763)</text:span></text:p>
      <text:p text:style-name="P3"><text:s text:c="5"/><text:span text:style-name="T1">| &gt; loss_disc_real_5: 0.26988041400909424 <text:s/>(0.23593786111950169)</text:span></text:p>
      <text:p text:style-name="P3"><text:s text:c="5"/><text:span text:style-name="T1">| &gt; loss_0: 2.707749843597412 <text:s/>(2.624648336828107)</text:span></text:p>
      <text:p text:style-name="P3"><text:s text:c="5"/><text:span text:style-name="T1">| &gt; grad_norm_0: tensor(10.5547, device='cuda:0') <text:s/>(tensor(15.3202, device='cuda:0'))</text:span></text:p>
      <text:p text:style-name="P3"><text:s text:c="5"/><text:span text:style-name="T1">| &gt; loss_gen: 2.071389675140381 <text:s/>(2.16059580145503)</text:span></text:p>
      <text:p text:style-name="P3"><text:s text:c="5"/><text:span text:style-name="T1">| &gt; loss_kl: 1.631178855895996 <text:s/>(1.6655313510161176)</text:span></text:p>
      <text:p text:style-name="P3"><text:s text:c="5"/><text:span text:style-name="T1">| &gt; loss_feat: 6.703366756439209 <text:s/>(6.88797820672481)</text:span></text:p>
      <text:p text:style-name="P3"><text:s text:c="5"/><text:span text:style-name="T1">| &gt; loss_mel: 15.60828971862793 <text:s/>(15.664493182707115)</text:span></text:p>
      <text:p text:style-name="P3"><text:s text:c="5"/><text:span text:style-name="T1">| &gt; loss_duration: 1.5002706050872803 <text:s/>(1.395900549267876)</text:span></text:p>
      <text:p text:style-name="P3"><text:s text:c="5"/><text:span text:style-name="T1">| &gt; amp_scaler: 256.0 <text:s/>(256.0)</text:span></text:p>
      <text:p text:style-name="P3"><text:s text:c="5"/><text:span text:style-name="T1">| &gt; loss_1: 27.514495849609375 <text:s/>(27.774499103162416)</text:span></text:p>
      <text:p text:style-name="P3"><text:s text:c="5"/><text:span text:style-name="T1">| &gt; grad_norm_1: tensor(44.6864, device='cuda:0') <text:s/>(tensor(169.7135, device='cuda:0'))</text:span></text:p>
      <text:p text:style-name="P3"><text:s text:c="5"/><text:span text:style-name="T1">| &gt; current_lr_0: 0.00019972517181056292 </text:span></text:p>
      <text:p text:style-name="P3"><text:s text:c="5"/><text:span text:style-name="T1">| &gt; current_lr_1: 0.00019972517181056292 </text:span></text:p>
      <text:p text:style-name="P3"><text:s text:c="5"/><text:span text:style-name="T1">| &gt; step_time: 0.5582 <text:s/>(0.5385586890948595)</text:span></text:p>
      <text:p text:style-name="P3"><text:s text:c="5"/><text:span text:style-name="T1">| &gt; loader_time: 0.007 <text:s/>(0.00568215804692556)</text:span></text:p>
      <text:p text:style-name="P5"/>
      <text:p text:style-name="P5"/>
      <text:p text:style-name="P1">[1m <text:s text:c="2"/>--&gt; TIME: 2025-05-11 12:12:30 -- STEP: 269/630 -- GLOBAL_STEP: 852700[0m</text:p>
      <text:p text:style-name="P3"><text:s text:c="5"/><text:span text:style-name="T1">| &gt; loss_disc: 2.5836048126220703 <text:s/>(2.6228645530331973)</text:span></text:p>
      <text:p text:style-name="P3"><text:s text:c="5"/><text:span text:style-name="T1">| &gt; loss_disc_real_0: 0.13045437633991241 <text:s/>(0.182572647707613)</text:span></text:p>
      <text:p text:style-name="P3"><text:s text:c="5"/><text:span text:style-name="T1">| &gt; loss_disc_real_1: 0.20926888287067413 <text:s/>(0.21671335404690314)</text:span></text:p>
      <text:p text:style-name="P3"><text:s text:c="5"/><text:span text:style-name="T1">| &gt; loss_disc_real_2: 0.2261846959590912 <text:s/>(0.2269280799370273)</text:span></text:p>
      <text:p text:style-name="P3"><text:s text:c="5"/><text:span text:style-name="T1">| &gt; loss_disc_real_3: 0.29455235600471497 <text:s/>(0.23055475905925368)</text:span></text:p>
      <text:p text:style-name="P3"><text:s text:c="5"/><text:span text:style-name="T1">| &gt; loss_disc_real_4: 0.23564478754997253 <text:s/>(0.2399587379733869)</text:span></text:p>
      <text:p text:style-name="P3"><text:s text:c="5"/><text:span text:style-name="T1">| &gt; loss_disc_real_5: 0.23835963010787964 <text:s/>(0.2322212379550402)</text:span></text:p>
      <text:p text:style-name="P3"><text:soft-page-break/><text:s text:c="5"/><text:span text:style-name="T1">| &gt; loss_0: 2.5836048126220703 <text:s/>(2.6228645530331973)</text:span></text:p>
      <text:p text:style-name="P3"><text:s text:c="5"/><text:span text:style-name="T1">| &gt; grad_norm_0: tensor(12.3327, device='cuda:0') <text:s/>(tensor(17.3162, device='cuda:0'))</text:span></text:p>
      <text:p text:style-name="P3"><text:s text:c="5"/><text:span text:style-name="T1">| &gt; loss_gen: 2.169478178024292 <text:s/>(2.1691015240871336)</text:span></text:p>
      <text:p text:style-name="P3"><text:s text:c="5"/><text:span text:style-name="T1">| &gt; loss_kl: 1.7792670726776123 <text:s/>(1.6607382691925787)</text:span></text:p>
      <text:p text:style-name="P3"><text:s text:c="5"/><text:span text:style-name="T1">| &gt; loss_feat: 6.938314914703369 <text:s/>(6.875035207954038)</text:span></text:p>
      <text:p text:style-name="P3"><text:s text:c="5"/><text:span text:style-name="T1">| &gt; loss_mel: 16.052995681762695 <text:s/>(15.673118215511279)</text:span></text:p>
      <text:p text:style-name="P3"><text:s text:c="5"/><text:span text:style-name="T1">| &gt; loss_duration: 1.4822583198547363 <text:s/>(1.3979445022278116)</text:span></text:p>
      <text:p text:style-name="P3"><text:s text:c="5"/><text:span text:style-name="T1">| &gt; amp_scaler: 256.0 <text:s/>(256.0)</text:span></text:p>
      <text:p text:style-name="P3"><text:s text:c="5"/><text:span text:style-name="T1">| &gt; loss_1: 28.422311782836914 <text:s/>(27.775937672441334)</text:span></text:p>
      <text:p text:style-name="P3"><text:s text:c="5"/><text:span text:style-name="T1">| &gt; grad_norm_1: tensor(226.5020, device='cuda:0') <text:s/>(tensor(201.5336, device='cuda:0'))</text:span></text:p>
      <text:p text:style-name="P3"><text:s text:c="5"/><text:span text:style-name="T1">| &gt; current_lr_0: 0.00019972517181056292 </text:span></text:p>
      <text:p text:style-name="P3"><text:s text:c="5"/><text:span text:style-name="T1">| &gt; current_lr_1: 0.00019972517181056292 </text:span></text:p>
      <text:p text:style-name="P3"><text:s text:c="5"/><text:span text:style-name="T1">| &gt; step_time: 0.5991 <text:s/>(0.5577138028623448)</text:span></text:p>
      <text:p text:style-name="P3"><text:s text:c="5"/><text:span text:style-name="T1">| &gt; loader_time: 0.0073 <text:s/>(0.006214922688707543)</text:span></text:p>
      <text:p text:style-name="P5"/>
      <text:p text:style-name="P5"/>
      <text:p text:style-name="P1">[1m <text:s text:c="2"/>--&gt; TIME: 2025-05-11 12:13:34 -- STEP: 369/630 -- GLOBAL_STEP: 852800[0m</text:p>
      <text:p text:style-name="P3"><text:s text:c="5"/><text:span text:style-name="T1">| &gt; loss_disc: 2.7233686447143555 <text:s/>(2.6266894773416056)</text:span></text:p>
      <text:p text:style-name="P3"><text:s text:c="5"/><text:span text:style-name="T1">| &gt; loss_disc_real_0: 0.13801376521587372 <text:s/>(0.18399750170749693)</text:span></text:p>
      <text:p text:style-name="P3"><text:s text:c="5"/><text:span text:style-name="T1">| &gt; loss_disc_real_1: 0.20094169676303864 <text:s/>(0.21686352155395963)</text:span></text:p>
      <text:p text:style-name="P3"><text:s text:c="5"/><text:span text:style-name="T1">| &gt; loss_disc_real_2: 0.23543450236320496 <text:s/>(0.22816869220759486)</text:span></text:p>
      <text:p text:style-name="P3"><text:s text:c="5"/><text:span text:style-name="T1">| &gt; loss_disc_real_3: 0.28040823340415955 <text:s/>(0.23049572885521058)</text:span></text:p>
      <text:p text:style-name="P3"><text:s text:c="5"/><text:span text:style-name="T1">| &gt; loss_disc_real_4: 0.2902253270149231 <text:s/>(0.23883354805187804)</text:span></text:p>
      <text:p text:style-name="P3"><text:s text:c="5"/><text:span text:style-name="T1">| &gt; loss_disc_real_5: 0.2137061357498169 <text:s/>(0.23207316190246643)</text:span></text:p>
      <text:p text:style-name="P3"><text:s text:c="5"/><text:span text:style-name="T1">| &gt; loss_0: 2.7233686447143555 <text:s/>(2.6266894773416056)</text:span></text:p>
      <text:p text:style-name="P3"><text:s text:c="5"/><text:span text:style-name="T1">| &gt; grad_norm_0: tensor(20.9616, device='cuda:0') <text:s/>(tensor(18.6246, device='cuda:0'))</text:span></text:p>
      <text:p text:style-name="P3"><text:s text:c="5"/><text:span text:style-name="T1">| &gt; loss_gen: 2.33349609375 <text:s/>(2.169250497650003)</text:span></text:p>
      <text:p text:style-name="P3"><text:s text:c="5"/><text:span text:style-name="T1">| &gt; loss_kl: 1.5801963806152344 <text:s/>(1.6595582115617868)</text:span></text:p>
      <text:p text:style-name="P3"><text:s text:c="5"/><text:span text:style-name="T1">| &gt; loss_feat: 6.478058815002441 <text:s/>(6.826157007760148)</text:span></text:p>
      <text:p text:style-name="P3"><text:s text:c="5"/><text:span text:style-name="T1">| &gt; loss_mel: 16.086349487304688 <text:s/>(15.698440280387072)</text:span></text:p>
      <text:p text:style-name="P3"><text:s text:c="5"/><text:span text:style-name="T1">| &gt; loss_duration: 1.4211924076080322 <text:s/>(1.4172239594343226)</text:span></text:p>
      <text:p text:style-name="P3"><text:s text:c="5"/><text:span text:style-name="T1">| &gt; amp_scaler: 256.0 <text:s/>(256.0)</text:span></text:p>
      <text:p text:style-name="P3"><text:s text:c="5"/><text:span text:style-name="T1">| &gt; loss_1: 27.8992919921875 <text:s/>(27.770629924164226)</text:span></text:p>
      <text:p text:style-name="P3"><text:s text:c="5"/><text:span text:style-name="T1">| &gt; grad_norm_1: tensor(454.8734, device='cuda:0') <text:s/>(tensor(226.7005, device='cuda:0'))</text:span></text:p>
      <text:p text:style-name="P3"><text:s text:c="5"/><text:span text:style-name="T1">| &gt; current_lr_0: 0.00019972517181056292 </text:span></text:p>
      <text:p text:style-name="P3"><text:s text:c="5"/><text:span text:style-name="T1">| &gt; current_lr_1: 0.00019972517181056292 </text:span></text:p>
      <text:p text:style-name="P3"><text:s text:c="5"/><text:span text:style-name="T1">| &gt; step_time: 0.656 <text:s/>(0.5778206389770923)</text:span></text:p>
      <text:p text:style-name="P3"><text:s text:c="5"/><text:span text:style-name="T1">| &gt; loader_time: 0.0085 <text:s/>(0.006740310973914335)</text:span></text:p>
      <text:p text:style-name="P5"/>
      <text:p text:style-name="P5"/>
      <text:p text:style-name="P1">[1m <text:s text:c="2"/>--&gt; TIME: 2025-05-11 12:14:46 -- STEP: 469/630 -- GLOBAL_STEP: 852900[0m</text:p>
      <text:p text:style-name="P3"><text:s text:c="5"/><text:span text:style-name="T1">| &gt; loss_disc: 2.66463565826416 <text:s/>(2.631144312653204)</text:span></text:p>
      <text:p text:style-name="P3"><text:s text:c="5"/><text:span text:style-name="T1">| &gt; loss_disc_real_0: 0.16906888782978058 <text:s/>(0.18440052418947722)</text:span></text:p>
      <text:p text:style-name="P3"><text:s text:c="5"/><text:span text:style-name="T1">| &gt; loss_disc_real_1: 0.23620739579200745 <text:s/>(0.21713354821398315)</text:span></text:p>
      <text:p text:style-name="P3"><text:s text:c="5"/><text:span text:style-name="T1">| &gt; loss_disc_real_2: 0.2744556963443756 <text:s/>(0.2284131382447062)</text:span></text:p>
      <text:p text:style-name="P3"><text:s text:c="5"/><text:span text:style-name="T1">| &gt; loss_disc_real_3: 0.25355154275894165 <text:s/>(0.23107386658440776)</text:span></text:p>
      <text:p text:style-name="P3"><text:s text:c="5"/><text:span text:style-name="T1">| &gt; loss_disc_real_4: 0.20825853943824768 <text:s/>(0.24010109869656024)</text:span></text:p>
      <text:p text:style-name="P3"><text:s text:c="5"/><text:span text:style-name="T1">| &gt; loss_disc_real_5: 0.17393366992473602 <text:s/>(0.23262139764040518)</text:span></text:p>
      <text:p text:style-name="P3"><text:s text:c="5"/><text:span text:style-name="T1">| &gt; loss_0: 2.66463565826416 <text:s/>(2.631144312653204)</text:span></text:p>
      <text:p text:style-name="P3"><text:s text:c="5"/><text:span text:style-name="T1">| &gt; grad_norm_0: tensor(10.0049, device='cuda:0') <text:s/>(tensor(18.6234, device='cuda:0'))</text:span></text:p>
      <text:p text:style-name="P3"><text:s text:c="5"/><text:span text:style-name="T1">| &gt; loss_gen: 2.1087443828582764 <text:s/>(2.16247016356698)</text:span></text:p>
      <text:p text:style-name="P3"><text:s text:c="5"/><text:span text:style-name="T1">| &gt; loss_kl: 1.623307704925537 <text:s/>(1.661850594000013)</text:span></text:p>
      <text:p text:style-name="P3"><text:s text:c="5"/><text:span text:style-name="T1">| &gt; loss_feat: 6.334179401397705 <text:s/>(6.795105677932056)</text:span></text:p>
      <text:p text:style-name="P3"><text:s text:c="5"/><text:span text:style-name="T1">| &gt; loss_mel: 15.909425735473633 <text:s/>(15.70573440340282)</text:span></text:p>
      <text:p text:style-name="P3"><text:s text:c="5"/><text:span text:style-name="T1">| &gt; loss_duration: 1.4944978952407837 <text:s/>(1.418734982069621)</text:span></text:p>
      <text:p text:style-name="P3"><text:s text:c="5"/><text:span text:style-name="T1">| &gt; amp_scaler: 256.0 <text:s/>(256.0)</text:span></text:p>
      <text:p text:style-name="P3"><text:s text:c="5"/><text:span text:style-name="T1">| &gt; loss_1: 27.47015380859375 <text:s/>(27.743895805212478)</text:span></text:p>
      <text:p text:style-name="P3"><text:s text:c="5"/><text:span text:style-name="T1">| &gt; grad_norm_1: tensor(238.6697, device='cuda:0') <text:s/>(tensor(228.7679, device='cuda:0'))</text:span></text:p>
      <text:p text:style-name="P3"><text:soft-page-break/><text:s text:c="5"/><text:span text:style-name="T1">| &gt; current_lr_0: 0.00019972517181056292 </text:span></text:p>
      <text:p text:style-name="P3"><text:s text:c="5"/><text:span text:style-name="T1">| &gt; current_lr_1: 0.00019972517181056292 </text:span></text:p>
      <text:p text:style-name="P3"><text:s text:c="5"/><text:span text:style-name="T1">| &gt; step_time: 0.7161 <text:s/>(0.6031173012658225)</text:span></text:p>
      <text:p text:style-name="P3"><text:s text:c="5"/><text:span text:style-name="T1">| &gt; loader_time: 0.0099 <text:s/>(0.007297512819009549)</text:span></text:p>
      <text:p text:style-name="P5"/>
      <text:p text:style-name="P5"/>
      <text:p text:style-name="P1">[1m <text:s text:c="2"/>--&gt; TIME: 2025-05-11 12:16:08 -- STEP: 569/630 -- GLOBAL_STEP: 853000[0m</text:p>
      <text:p text:style-name="P3"><text:s text:c="5"/><text:span text:style-name="T1">| &gt; loss_disc: 2.6816418170928955 <text:s/>(2.6338364068150293)</text:span></text:p>
      <text:p text:style-name="P3"><text:s text:c="5"/><text:span text:style-name="T1">| &gt; loss_disc_real_0: 0.19511815905570984 <text:s/>(0.1842593752855994)</text:span></text:p>
      <text:p text:style-name="P3"><text:s text:c="5"/><text:span text:style-name="T1">| &gt; loss_disc_real_1: 0.19804637134075165 <text:s/>(0.21738260769676448)</text:span></text:p>
      <text:p text:style-name="P3"><text:s text:c="5"/><text:span text:style-name="T1">| &gt; loss_disc_real_2: 0.16202330589294434 <text:s/>(0.22916804039310687)</text:span></text:p>
      <text:p text:style-name="P3"><text:s text:c="5"/><text:span text:style-name="T1">| &gt; loss_disc_real_3: 0.23704418540000916 <text:s/>(0.23189738151897235)</text:span></text:p>
      <text:p text:style-name="P3"><text:s text:c="5"/><text:span text:style-name="T1">| &gt; loss_disc_real_4: 0.23063631355762482 <text:s/>(0.24052441073008707)</text:span></text:p>
      <text:p text:style-name="P3"><text:s text:c="5"/><text:span text:style-name="T1">| &gt; loss_disc_real_5: 0.2609703540802002 <text:s/>(0.23221431735425088)</text:span></text:p>
      <text:p text:style-name="P3"><text:s text:c="5"/><text:span text:style-name="T1">| &gt; loss_0: 2.6816418170928955 <text:s/>(2.6338364068150293)</text:span></text:p>
      <text:p text:style-name="P3"><text:s text:c="5"/><text:span text:style-name="T1">| &gt; grad_norm_0: tensor(12.3208, device='cuda:0') <text:s/>(tensor(18.5443, device='cuda:0'))</text:span></text:p>
      <text:p text:style-name="P3"><text:s text:c="5"/><text:span text:style-name="T1">| &gt; loss_gen: 2.0424530506134033 <text:s/>(2.159156943037975)</text:span></text:p>
      <text:p text:style-name="P3"><text:s text:c="5"/><text:span text:style-name="T1">| &gt; loss_kl: 1.5838255882263184 <text:s/>(1.6619841928850796)</text:span></text:p>
      <text:p text:style-name="P3"><text:s text:c="5"/><text:span text:style-name="T1">| &gt; loss_feat: 6.570577144622803 <text:s/>(6.753074187595524)</text:span></text:p>
      <text:p text:style-name="P3"><text:s text:c="5"/><text:span text:style-name="T1">| &gt; loss_mel: 15.237295150756836 <text:s/>(15.676298335901672)</text:span></text:p>
      <text:p text:style-name="P3"><text:s text:c="5"/><text:span text:style-name="T1">| &gt; loss_duration: 1.4551820755004883 <text:s/>(1.4286351348478044)</text:span></text:p>
      <text:p text:style-name="P3"><text:s text:c="5"/><text:span text:style-name="T1">| &gt; amp_scaler: 256.0 <text:s/>(256.0)</text:span></text:p>
      <text:p text:style-name="P3"><text:s text:c="5"/><text:span text:style-name="T1">| &gt; loss_1: 26.889331817626953 <text:s/>(27.679148769546263)</text:span></text:p>
      <text:p text:style-name="P3"><text:s text:c="5"/><text:span text:style-name="T1">| &gt; grad_norm_1: tensor(69.7088, device='cuda:0') <text:s/>(tensor(228.4428, device='cuda:0'))</text:span></text:p>
      <text:p text:style-name="P3"><text:s text:c="5"/><text:span text:style-name="T1">| &gt; current_lr_0: 0.00019972517181056292 </text:span></text:p>
      <text:p text:style-name="P3"><text:s text:c="5"/><text:span text:style-name="T1">| &gt; current_lr_1: 0.00019972517181056292 </text:span></text:p>
      <text:p text:style-name="P3"><text:s text:c="5"/><text:span text:style-name="T1">| &gt; step_time: 0.8752 <text:s/>(0.6390003504359241)</text:span></text:p>
      <text:p text:style-name="P3"><text:s text:c="5"/><text:span text:style-name="T1">| &gt; loader_time: 0.0119 <text:s/>(0.007869808032768263)</text:span></text:p>
      <text:p text:style-name="P5"/>
      <text:p text:style-name="P5"/>
      <text:p text:style-name="P3"><text:s/><text:span text:style-name="T1">&gt; CHECKPOINT : /kaggle/working/vits_4_nov-May-11-2025_10+42AM-0000000/checkpoint_853000.pth</text:span></text:p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479273001352946 [0m(-0.00037848949432373047)</text:span></text:p>
      <text:p text:style-name="P3"><text:s text:c="5"/><text:span text:style-name="T1">| &gt; avg_loss_disc:[92m 2.6330924630165105 [0m(-0.028499841690063032)</text:span></text:p>
      <text:p text:style-name="P3"><text:s text:c="5"/><text:span text:style-name="T1">| &gt; avg_loss_disc_real_0:[92m 0.12820557939509553 [0m(-0.005724447468916566)</text:span></text:p>
      <text:p text:style-name="P3"><text:s text:c="5"/><text:span text:style-name="T1">| &gt; avg_loss_disc_real_1:[92m 0.20112967615326247 [0m(-0.008903694649537386)</text:span></text:p>
      <text:p text:style-name="P3"><text:s text:c="5"/><text:span text:style-name="T1">| &gt; avg_loss_disc_real_2:[91m 0.24236140524347624 [0m(+0.011265963315963745)</text:span></text:p>
      <text:p text:style-name="P3"><text:s text:c="5"/><text:span text:style-name="T1">| &gt; avg_loss_disc_real_3:[92m 0.22065267339348793 [0m(-0.050439214954773604)</text:span></text:p>
      <text:p text:style-name="P3"><text:s text:c="5"/><text:span text:style-name="T1">| &gt; avg_loss_disc_real_4:[92m 0.2046962541838487 [0m(-0.04194352775812149)</text:span></text:p>
      <text:p text:style-name="P3"><text:s text:c="5"/><text:span text:style-name="T1">| &gt; avg_loss_disc_real_5:[92m 0.179555032402277 [0m(-0.06889445334672928)</text:span></text:p>
      <text:p text:style-name="P3"><text:s text:c="5"/><text:span text:style-name="T1">| &gt; avg_loss_0:[92m 2.6330924630165105 [0m(-0.028499841690063032)</text:span></text:p>
      <text:p text:style-name="P3"><text:s text:c="5"/><text:span text:style-name="T1">| &gt; avg_loss_gen:[92m 1.889432320992152 [0m(-0.11439764499664284)</text:span></text:p>
      <text:p text:style-name="P3"><text:s text:c="5"/><text:span text:style-name="T1">| &gt; avg_loss_kl:[92m 1.6419895887374878 [0m(-0.061797479788462395)</text:span></text:p>
      <text:p text:style-name="P3"><text:s text:c="5"/><text:span text:style-name="T1">| &gt; avg_loss_feat:[91m 6.748533606529236 [0m(+0.2758259375890093)</text:span></text:p>
      <text:p text:style-name="P3"><text:s text:c="5"/><text:span text:style-name="T1">| &gt; avg_loss_mel:[92m 15.532753626505533 [0m(-0.36871767044067383)</text:span></text:p>
      <text:p text:style-name="P3"><text:s text:c="5"/><text:span text:style-name="T1">| &gt; avg_loss_duration:[92m 1.5222249031066895 [0m(-0.009265710910161262)</text:span></text:p>
      <text:p text:style-name="P3"><text:s text:c="5"/><text:span text:style-name="T1">| &gt; avg_loss_1:[92m 27.334933916727703 [0m(-0.27835241953531664)</text:span></text:p>
      <text:p text:style-name="P5"/>
      <text:p text:style-name="P5"/>
      <text:p text:style-name="P1">[4m[1m &gt; EPOCH: 12/50[0m</text:p>
      <text:p text:style-name="P3"><text:s/><text:span text:style-name="T1">--&gt; /kaggle/working/vits_4_nov-May-11-2025_10+42AM-0000000</text:span></text:p>
      <text:p text:style-name="P5"/>
      <text:p text:style-name="P1">[1m &gt; TRAINING (2025-05-11 12:17:25) [0m</text:p>
      <text:p text:style-name="P5"><text:soft-page-break/></text:p>
      <text:p text:style-name="P1">[1m <text:s text:c="2"/>--&gt; TIME: 2025-05-11 12:17:46 -- STEP: 39/630 -- GLOBAL_STEP: 853100[0m</text:p>
      <text:p text:style-name="P3"><text:s text:c="5"/><text:span text:style-name="T1">| &gt; loss_disc: 2.676255941390991 <text:s/>(2.670606961617103)</text:span></text:p>
      <text:p text:style-name="P3"><text:s text:c="5"/><text:span text:style-name="T1">| &gt; loss_disc_real_0: 0.15090762078762054 <text:s/>(0.1913442894434318)</text:span></text:p>
      <text:p text:style-name="P3"><text:s text:c="5"/><text:span text:style-name="T1">| &gt; loss_disc_real_1: 0.2966173589229584 <text:s/>(0.22059818643790025)</text:span></text:p>
      <text:p text:style-name="P3"><text:s text:c="5"/><text:span text:style-name="T1">| &gt; loss_disc_real_2: 0.25488582253456116 <text:s/>(0.23606567887159494)</text:span></text:p>
      <text:p text:style-name="P3"><text:s text:c="5"/><text:span text:style-name="T1">| &gt; loss_disc_real_3: 0.23396921157836914 <text:s/>(0.23526512735929245)</text:span></text:p>
      <text:p text:style-name="P3"><text:s text:c="5"/><text:span text:style-name="T1">| &gt; loss_disc_real_4: 0.28021758794784546 <text:s/>(0.2490233511496813)</text:span></text:p>
      <text:p text:style-name="P3"><text:s text:c="5"/><text:span text:style-name="T1">| &gt; loss_disc_real_5: 0.2236028015613556 <text:s/>(0.2199604094792635)</text:span></text:p>
      <text:p text:style-name="P3"><text:s text:c="5"/><text:span text:style-name="T1">| &gt; loss_0: 2.676255941390991 <text:s/>(2.670606961617103)</text:span></text:p>
      <text:p text:style-name="P3"><text:s text:c="5"/><text:span text:style-name="T1">| &gt; grad_norm_0: tensor(12.1016, device='cuda:0') <text:s/>(tensor(23.4114, device='cuda:0'))</text:span></text:p>
      <text:p text:style-name="P3"><text:s text:c="5"/><text:span text:style-name="T1">| &gt; loss_gen: 2.1845345497131348 <text:s/>(2.1872271543894057)</text:span></text:p>
      <text:p text:style-name="P3"><text:s text:c="5"/><text:span text:style-name="T1">| &gt; loss_kl: 1.7400717735290527 <text:s/>(1.5418410331774983)</text:span></text:p>
      <text:p text:style-name="P3"><text:s text:c="5"/><text:span text:style-name="T1">| &gt; loss_feat: 6.286152362823486 <text:s/>(6.98032116278624)</text:span></text:p>
      <text:p text:style-name="P3"><text:s text:c="5"/><text:span text:style-name="T1">| &gt; loss_mel: 15.530168533325195 <text:s/>(15.736684285677397)</text:span></text:p>
      <text:p text:style-name="P3"><text:s text:c="5"/><text:span text:style-name="T1">| &gt; loss_duration: 1.454115390777588 <text:s/>(1.4520572332235482)</text:span></text:p>
      <text:p text:style-name="P3"><text:s text:c="5"/><text:span text:style-name="T1">| &gt; amp_scaler: 256.0 <text:s/>(256.0)</text:span></text:p>
      <text:p text:style-name="P3"><text:s text:c="5"/><text:span text:style-name="T1">| &gt; loss_1: 27.19504165649414 <text:s/>(27.898130954840244)</text:span></text:p>
      <text:p text:style-name="P3"><text:s text:c="5"/><text:span text:style-name="T1">| &gt; grad_norm_1: tensor(269.3430, device='cuda:0') <text:s/>(tensor(338.7448, device='cuda:0'))</text:span></text:p>
      <text:p text:style-name="P3"><text:s text:c="5"/><text:span text:style-name="T1">| &gt; current_lr_0: 0.0001997002061640866 </text:span></text:p>
      <text:p text:style-name="P3"><text:s text:c="5"/><text:span text:style-name="T1">| &gt; current_lr_1: 0.0001997002061640866 </text:span></text:p>
      <text:p text:style-name="P3"><text:s text:c="5"/><text:span text:style-name="T1">| &gt; step_time: 0.5036 <text:s/>(0.5066320590483835)</text:span></text:p>
      <text:p text:style-name="P3"><text:s text:c="5"/><text:span text:style-name="T1">| &gt; loader_time: 0.0051 <text:s/>(0.004919211069742839)</text:span></text:p>
      <text:p text:style-name="P5"/>
      <text:p text:style-name="P5"/>
      <text:p text:style-name="P1">[1m <text:s text:c="2"/>--&gt; TIME: 2025-05-11 12:18:41 -- STEP: 139/630 -- GLOBAL_STEP: 853200[0m</text:p>
      <text:p text:style-name="P3"><text:s text:c="5"/><text:span text:style-name="T1">| &gt; loss_disc: 2.695220947265625 <text:s/>(2.626338984468858)</text:span></text:p>
      <text:p text:style-name="P3"><text:s text:c="5"/><text:span text:style-name="T1">| &gt; loss_disc_real_0: 0.1918410360813141 <text:s/>(0.18428410187685237)</text:span></text:p>
      <text:p text:style-name="P3"><text:s text:c="5"/><text:span text:style-name="T1">| &gt; loss_disc_real_1: 0.21693196892738342 <text:s/>(0.2154812051666726)</text:span></text:p>
      <text:p text:style-name="P3"><text:s text:c="5"/><text:span text:style-name="T1">| &gt; loss_disc_real_2: 0.23514406383037567 <text:s/>(0.22752254215075815)</text:span></text:p>
      <text:p text:style-name="P3"><text:s text:c="5"/><text:span text:style-name="T1">| &gt; loss_disc_real_3: 0.2657386064529419 <text:s/>(0.23088136765596678)</text:span></text:p>
      <text:p text:style-name="P3"><text:s text:c="5"/><text:span text:style-name="T1">| &gt; loss_disc_real_4: 0.3091914653778076 <text:s/>(0.24132545871271505)</text:span></text:p>
      <text:p text:style-name="P3"><text:s text:c="5"/><text:span text:style-name="T1">| &gt; loss_disc_real_5: 0.25892648100852966 <text:s/>(0.2326275384683403)</text:span></text:p>
      <text:p text:style-name="P3"><text:s text:c="5"/><text:span text:style-name="T1">| &gt; loss_0: 2.695220947265625 <text:s/>(2.626338984468858)</text:span></text:p>
      <text:p text:style-name="P3"><text:s text:c="5"/><text:span text:style-name="T1">| &gt; grad_norm_0: tensor(17.1585, device='cuda:0') <text:s/>(tensor(18.7857, device='cuda:0'))</text:span></text:p>
      <text:p text:style-name="P3"><text:s text:c="5"/><text:span text:style-name="T1">| &gt; loss_gen: 2.195078134536743 <text:s/>(2.1745384691430507)</text:span></text:p>
      <text:p text:style-name="P3"><text:s text:c="5"/><text:span text:style-name="T1">| &gt; loss_kl: 1.6310383081436157 <text:s/>(1.5990205359973493)</text:span></text:p>
      <text:p text:style-name="P3"><text:s text:c="5"/><text:span text:style-name="T1">| &gt; loss_feat: 6.154958248138428 <text:s/>(6.8779607470944635)</text:span></text:p>
      <text:p text:style-name="P3"><text:s text:c="5"/><text:span text:style-name="T1">| &gt; loss_mel: 14.704014778137207 <text:s/>(15.636667697549724)</text:span></text:p>
      <text:p text:style-name="P3"><text:s text:c="5"/><text:span text:style-name="T1">| &gt; loss_duration: 1.467329740524292 <text:s/>(1.4528881390746553)</text:span></text:p>
      <text:p text:style-name="P3"><text:s text:c="5"/><text:span text:style-name="T1">| &gt; amp_scaler: 256.0 <text:s/>(256.0)</text:span></text:p>
      <text:p text:style-name="P3"><text:s text:c="5"/><text:span text:style-name="T1">| &gt; loss_1: 26.15241813659668 <text:s/>(27.741075652966398)</text:span></text:p>
      <text:p text:style-name="P3"><text:s text:c="5"/><text:span text:style-name="T1">| &gt; grad_norm_1: tensor(234.5397, device='cuda:0') <text:s/>(tensor(225.5617, device='cuda:0'))</text:span></text:p>
      <text:p text:style-name="P3"><text:s text:c="5"/><text:span text:style-name="T1">| &gt; current_lr_0: 0.0001997002061640866 </text:span></text:p>
      <text:p text:style-name="P3"><text:s text:c="5"/><text:span text:style-name="T1">| &gt; current_lr_1: 0.0001997002061640866 </text:span></text:p>
      <text:p text:style-name="P3"><text:s text:c="5"/><text:span text:style-name="T1">| &gt; step_time: 0.5369 <text:s/>(0.5285073681701004)</text:span></text:p>
      <text:p text:style-name="P3"><text:s text:c="5"/><text:span text:style-name="T1">| &gt; loader_time: 0.0058 <text:s/>(0.005565104724691926)</text:span></text:p>
      <text:p text:style-name="P5"/>
      <text:p text:style-name="P5"/>
      <text:p text:style-name="P1">[1m <text:s text:c="2"/>--&gt; TIME: 2025-05-11 12:19:44 -- STEP: 239/630 -- GLOBAL_STEP: 853300[0m</text:p>
      <text:p text:style-name="P3"><text:s text:c="5"/><text:span text:style-name="T1">| &gt; loss_disc: 2.787630081176758 <text:s/>(2.6341539197387056)</text:span></text:p>
      <text:p text:style-name="P3"><text:s text:c="5"/><text:span text:style-name="T1">| &gt; loss_disc_real_0: 0.2151082158088684 <text:s/>(0.18445355410855185)</text:span></text:p>
      <text:p text:style-name="P3"><text:s text:c="5"/><text:span text:style-name="T1">| &gt; loss_disc_real_1: 0.25162190198898315 <text:s/>(0.21405162453402032)</text:span></text:p>
      <text:p text:style-name="P3"><text:s text:c="5"/><text:span text:style-name="T1">| &gt; loss_disc_real_2: 0.21243001520633698 <text:s/>(0.22910591511048034)</text:span></text:p>
      <text:p text:style-name="P3"><text:s text:c="5"/><text:span text:style-name="T1">| &gt; loss_disc_real_3: 0.18615439534187317 <text:s/>(0.23224426032858414)</text:span></text:p>
      <text:p text:style-name="P3"><text:s text:c="5"/><text:span text:style-name="T1">| &gt; loss_disc_real_4: 0.24771568179130554 <text:s/>(0.24280517925527803)</text:span></text:p>
      <text:p text:style-name="P3"><text:s text:c="5"/><text:span text:style-name="T1">| &gt; loss_disc_real_5: 0.2642875909805298 <text:s/>(0.23422659921097455)</text:span></text:p>
      <text:p text:style-name="P3"><text:s text:c="5"/><text:span text:style-name="T1">| &gt; loss_0: 2.787630081176758 <text:s/>(2.6341539197387056)</text:span></text:p>
      <text:p text:style-name="P3"><text:s text:c="5"/><text:span text:style-name="T1">| &gt; grad_norm_0: tensor(8.1170, device='cuda:0') <text:s/>(tensor(17.4325, device='cuda:0'))</text:span></text:p>
      <text:p text:style-name="P3"><text:soft-page-break/><text:s text:c="5"/><text:span text:style-name="T1">| &gt; loss_gen: 2.086446762084961 <text:s/>(2.1704847009610946)</text:span></text:p>
      <text:p text:style-name="P3"><text:s text:c="5"/><text:span text:style-name="T1">| &gt; loss_kl: 1.8448272943496704 <text:s/>(1.6277289181074837)</text:span></text:p>
      <text:p text:style-name="P3"><text:s text:c="5"/><text:span text:style-name="T1">| &gt; loss_feat: 6.509632587432861 <text:s/>(6.889085280845355)</text:span></text:p>
      <text:p text:style-name="P3"><text:s text:c="5"/><text:span text:style-name="T1">| &gt; loss_mel: 15.938959121704102 <text:s/>(15.682032537260813)</text:span></text:p>
      <text:p text:style-name="P3"><text:s text:c="5"/><text:span text:style-name="T1">| &gt; loss_duration: 1.4705870151519775 <text:s/>(1.406093589057484)</text:span></text:p>
      <text:p text:style-name="P3"><text:s text:c="5"/><text:span text:style-name="T1">| &gt; amp_scaler: 256.0 <text:s/>(256.0)</text:span></text:p>
      <text:p text:style-name="P3"><text:s text:c="5"/><text:span text:style-name="T1">| &gt; loss_1: 27.850452423095703 <text:s/>(27.775425061022386)</text:span></text:p>
      <text:p text:style-name="P3"><text:s text:c="5"/><text:span text:style-name="T1">| &gt; grad_norm_1: tensor(102.0298, device='cuda:0') <text:s/>(tensor(212.1670, device='cuda:0'))</text:span></text:p>
      <text:p text:style-name="P3"><text:s text:c="5"/><text:span text:style-name="T1">| &gt; current_lr_0: 0.0001997002061640866 </text:span></text:p>
      <text:p text:style-name="P3"><text:s text:c="5"/><text:span text:style-name="T1">| &gt; current_lr_1: 0.0001997002061640866 </text:span></text:p>
      <text:p text:style-name="P3"><text:s text:c="5"/><text:span text:style-name="T1">| &gt; step_time: 0.6325 <text:s/>(0.565988013933892)</text:span></text:p>
      <text:p text:style-name="P3"><text:s text:c="5"/><text:span text:style-name="T1">| &gt; loader_time: 0.0076 <text:s/>(0.0063004982521344425)</text:span></text:p>
      <text:p text:style-name="P5"/>
      <text:p text:style-name="P5"/>
      <text:p text:style-name="P1">[1m <text:s text:c="2"/>--&gt; TIME: 2025-05-11 12:20:50 -- STEP: 339/630 -- GLOBAL_STEP: 853400[0m</text:p>
      <text:p text:style-name="P3"><text:s text:c="5"/><text:span text:style-name="T1">| &gt; loss_disc: 2.581129312515259 <text:s/>(2.634905219429713)</text:span></text:p>
      <text:p text:style-name="P3"><text:s text:c="5"/><text:span text:style-name="T1">| &gt; loss_disc_real_0: 0.15391194820404053 <text:s/>(0.1834728469231487)</text:span></text:p>
      <text:p text:style-name="P3"><text:s text:c="5"/><text:span text:style-name="T1">| &gt; loss_disc_real_1: 0.18743284046649933 <text:s/>(0.21468977867502023)</text:span></text:p>
      <text:p text:style-name="P3"><text:s text:c="5"/><text:span text:style-name="T1">| &gt; loss_disc_real_2: 0.18726162612438202 <text:s/>(0.22921122351227258)</text:span></text:p>
      <text:p text:style-name="P3"><text:s text:c="5"/><text:span text:style-name="T1">| &gt; loss_disc_real_3: 0.21964937448501587 <text:s/>(0.23217973033938788)</text:span></text:p>
      <text:p text:style-name="P3"><text:s text:c="5"/><text:span text:style-name="T1">| &gt; loss_disc_real_4: 0.19406306743621826 <text:s/>(0.24231577829449577)</text:span></text:p>
      <text:p text:style-name="P3"><text:s text:c="5"/><text:span text:style-name="T1">| &gt; loss_disc_real_5: 0.19390521943569183 <text:s/>(0.2347788237980334)</text:span></text:p>
      <text:p text:style-name="P3"><text:s text:c="5"/><text:span text:style-name="T1">| &gt; loss_0: 2.581129312515259 <text:s/>(2.634905219429713)</text:span></text:p>
      <text:p text:style-name="P3"><text:s text:c="5"/><text:span text:style-name="T1">| &gt; grad_norm_0: tensor(12.5782, device='cuda:0') <text:s/>(tensor(17.0616, device='cuda:0'))</text:span></text:p>
      <text:p text:style-name="P3"><text:s text:c="5"/><text:span text:style-name="T1">| &gt; loss_gen: 2.0366992950439453 <text:s/>(2.164327181546035)</text:span></text:p>
      <text:p text:style-name="P3"><text:s text:c="5"/><text:span text:style-name="T1">| &gt; loss_kl: 1.5379430055618286 <text:s/>(1.6247514609390303)</text:span></text:p>
      <text:p text:style-name="P3"><text:s text:c="5"/><text:span text:style-name="T1">| &gt; loss_feat: 7.679317474365234 <text:s/>(6.832957814928353)</text:span></text:p>
      <text:p text:style-name="P3"><text:s text:c="5"/><text:span text:style-name="T1">| &gt; loss_mel: 16.305227279663086 <text:s/>(15.695414039589311)</text:span></text:p>
      <text:p text:style-name="P3"><text:s text:c="5"/><text:span text:style-name="T1">| &gt; loss_duration: 1.4322117567062378 <text:s/>(1.4249199429268686)</text:span></text:p>
      <text:p text:style-name="P3"><text:s text:c="5"/><text:span text:style-name="T1">| &gt; amp_scaler: 256.0 <text:s/>(256.0)</text:span></text:p>
      <text:p text:style-name="P3"><text:s text:c="5"/><text:span text:style-name="T1">| &gt; loss_1: 28.991397857666016 <text:s/>(27.742370459182418)</text:span></text:p>
      <text:p text:style-name="P3"><text:s text:c="5"/><text:span text:style-name="T1">| &gt; grad_norm_1: tensor(92.4269, device='cuda:0') <text:s/>(tensor(201.8073, device='cuda:0'))</text:span></text:p>
      <text:p text:style-name="P3"><text:s text:c="5"/><text:span text:style-name="T1">| &gt; current_lr_0: 0.0001997002061640866 </text:span></text:p>
      <text:p text:style-name="P3"><text:s text:c="5"/><text:span text:style-name="T1">| &gt; current_lr_1: 0.0001997002061640866 </text:span></text:p>
      <text:p text:style-name="P3"><text:s text:c="5"/><text:span text:style-name="T1">| &gt; step_time: 0.6683 <text:s/>(0.5904362300152626)</text:span></text:p>
      <text:p text:style-name="P3"><text:s text:c="5"/><text:span text:style-name="T1">| &gt; loader_time: 0.0081 <text:s/>(0.006859550785526062)</text:span></text:p>
      <text:p text:style-name="P5"/>
      <text:p text:style-name="P5"/>
      <text:p text:style-name="P1">[1m <text:s text:c="2"/>--&gt; TIME: 2025-05-11 12:22:03 -- STEP: 439/630 -- GLOBAL_STEP: 853500[0m</text:p>
      <text:p text:style-name="P3"><text:s text:c="5"/><text:span text:style-name="T1">| &gt; loss_disc: 2.608835220336914 <text:s/>(2.6340560804467006)</text:span></text:p>
      <text:p text:style-name="P3"><text:s text:c="5"/><text:span text:style-name="T1">| &gt; loss_disc_real_0: 0.167094886302948 <text:s/>(0.18303611321302643)</text:span></text:p>
      <text:p text:style-name="P3"><text:s text:c="5"/><text:span text:style-name="T1">| &gt; loss_disc_real_1: 0.19354978203773499 <text:s/>(0.21592102612205408)</text:span></text:p>
      <text:p text:style-name="P3"><text:s text:c="5"/><text:span text:style-name="T1">| &gt; loss_disc_real_2: 0.24400252103805542 <text:s/>(0.2282167490834799)</text:span></text:p>
      <text:p text:style-name="P3"><text:s text:c="5"/><text:span text:style-name="T1">| &gt; loss_disc_real_3: 0.21485106647014618 <text:s/>(0.23178346522984036)</text:span></text:p>
      <text:p text:style-name="P3"><text:s text:c="5"/><text:span text:style-name="T1">| &gt; loss_disc_real_4: 0.2540711760520935 <text:s/>(0.2423844190488372)</text:span></text:p>
      <text:p text:style-name="P3"><text:s text:c="5"/><text:span text:style-name="T1">| &gt; loss_disc_real_5: 0.25758033990859985 <text:s/>(0.23403444590899833)</text:span></text:p>
      <text:p text:style-name="P3"><text:s text:c="5"/><text:span text:style-name="T1">| &gt; loss_0: 2.608835220336914 <text:s/>(2.6340560804467006)</text:span></text:p>
      <text:p text:style-name="P3"><text:s text:c="5"/><text:span text:style-name="T1">| &gt; grad_norm_0: tensor(18.5991, device='cuda:0') <text:s/>(tensor(17.3619, device='cuda:0'))</text:span></text:p>
      <text:p text:style-name="P3"><text:s text:c="5"/><text:span text:style-name="T1">| &gt; loss_gen: 2.2391915321350098 <text:s/>(2.162190216820443)</text:span></text:p>
      <text:p text:style-name="P3"><text:s text:c="5"/><text:span text:style-name="T1">| &gt; loss_kl: 1.664098858833313 <text:s/>(1.626103829957358)</text:span></text:p>
      <text:p text:style-name="P3"><text:s text:c="5"/><text:span text:style-name="T1">| &gt; loss_feat: 7.57266092300415 <text:s/>(6.8092104850977595)</text:span></text:p>
      <text:p text:style-name="P3"><text:s text:c="5"/><text:span text:style-name="T1">| &gt; loss_mel: 16.59075355529785 <text:s/>(15.67235099210283)</text:span></text:p>
      <text:p text:style-name="P3"><text:s text:c="5"/><text:span text:style-name="T1">| &gt; loss_duration: 1.4890596866607666 <text:s/>(1.4242226545930186)</text:span></text:p>
      <text:p text:style-name="P3"><text:s text:c="5"/><text:span text:style-name="T1">| &gt; amp_scaler: 256.0 <text:s/>(256.0)</text:span></text:p>
      <text:p text:style-name="P3"><text:s text:c="5"/><text:span text:style-name="T1">| &gt; loss_1: 29.55576515197754 <text:s/>(27.694078219507166)</text:span></text:p>
      <text:p text:style-name="P3"><text:s text:c="5"/><text:span text:style-name="T1">| &gt; grad_norm_1: tensor(306.4251, device='cuda:0') <text:s/>(tensor(204.8307, device='cuda:0'))</text:span></text:p>
      <text:p text:style-name="P3"><text:s text:c="5"/><text:span text:style-name="T1">| &gt; current_lr_0: 0.0001997002061640866 </text:span></text:p>
      <text:p text:style-name="P3"><text:s text:c="5"/><text:span text:style-name="T1">| &gt; current_lr_1: 0.0001997002061640866 </text:span></text:p>
      <text:p text:style-name="P3"><text:s text:c="5"/><text:span text:style-name="T1">| &gt; step_time: 0.7474 <text:s/>(0.6196273529991202)</text:span></text:p>
      <text:p text:style-name="P3"><text:soft-page-break/><text:s text:c="5"/><text:span text:style-name="T1">| &gt; loader_time: 0.0092 <text:s/>(0.007424951957407193)</text:span></text:p>
      <text:p text:style-name="P5"/>
      <text:p text:style-name="P5"/>
      <text:p text:style-name="P3"><text:s/><text:span text:style-name="T1">&gt; CHECKPOINT : /kaggle/working/vits_4_nov-May-11-2025_10+42AM-0000000/checkpoint_853500.pth</text:span></text:p>
      <text:p text:style-name="P5"/>
      <text:p text:style-name="P1">[1m <text:s text:c="2"/>--&gt; TIME: 2025-05-11 12:23:29 -- STEP: 539/630 -- GLOBAL_STEP: 853600[0m</text:p>
      <text:p text:style-name="P3"><text:s text:c="5"/><text:span text:style-name="T1">| &gt; loss_disc: 2.6649112701416016 <text:s/>(2.635130724791915)</text:span></text:p>
      <text:p text:style-name="P3"><text:s text:c="5"/><text:span text:style-name="T1">| &gt; loss_disc_real_0: 0.20166230201721191 <text:s/>(0.18361768501090203)</text:span></text:p>
      <text:p text:style-name="P3"><text:s text:c="5"/><text:span text:style-name="T1">| &gt; loss_disc_real_1: 0.18354038894176483 <text:s/>(0.21603891847859066)</text:span></text:p>
      <text:p text:style-name="P3"><text:s text:c="5"/><text:span text:style-name="T1">| &gt; loss_disc_real_2: 0.1996486634016037 <text:s/>(0.22856795671698335)</text:span></text:p>
      <text:p text:style-name="P3"><text:s text:c="5"/><text:span text:style-name="T1">| &gt; loss_disc_real_3: 0.25757932662963867 <text:s/>(0.2317778207430813)</text:span></text:p>
      <text:p text:style-name="P3"><text:s text:c="5"/><text:span text:style-name="T1">| &gt; loss_disc_real_4: 0.25176021456718445 <text:s/>(0.24164993123795858)</text:span></text:p>
      <text:p text:style-name="P3"><text:s text:c="5"/><text:span text:style-name="T1">| &gt; loss_disc_real_5: 0.25174927711486816 <text:s/>(0.23456203688717067)</text:span></text:p>
      <text:p text:style-name="P3"><text:s text:c="5"/><text:span text:style-name="T1">| &gt; loss_0: 2.6649112701416016 <text:s/>(2.635130724791915)</text:span></text:p>
      <text:p text:style-name="P3"><text:s text:c="5"/><text:span text:style-name="T1">| &gt; grad_norm_0: tensor(11.4771, device='cuda:0') <text:s/>(tensor(17.1905, device='cuda:0'))</text:span></text:p>
      <text:p text:style-name="P3"><text:s text:c="5"/><text:span text:style-name="T1">| &gt; loss_gen: 1.9691129922866821 <text:s/>(2.1574369998500185)</text:span></text:p>
      <text:p text:style-name="P3"><text:s text:c="5"/><text:span text:style-name="T1">| &gt; loss_kl: 1.771775484085083 <text:s/>(1.6285923086867038)</text:span></text:p>
      <text:p text:style-name="P3"><text:s text:c="5"/><text:span text:style-name="T1">| &gt; loss_feat: 6.5470452308654785 <text:s/>(6.763365110351338)</text:span></text:p>
      <text:p text:style-name="P3"><text:s text:c="5"/><text:span text:style-name="T1">| &gt; loss_mel: 14.991362571716309 <text:s/>(15.650029937942307)</text:span></text:p>
      <text:p text:style-name="P3"><text:s text:c="5"/><text:span text:style-name="T1">| &gt; loss_duration: 1.4644732475280762 <text:s/>(1.4330439397819859)</text:span></text:p>
      <text:p text:style-name="P3"><text:s text:c="5"/><text:span text:style-name="T1">| &gt; amp_scaler: 256.0 <text:s/>(256.0)</text:span></text:p>
      <text:p text:style-name="P3"><text:s text:c="5"/><text:span text:style-name="T1">| &gt; loss_1: 26.743770599365234 <text:s/>(27.63246835627228)</text:span></text:p>
      <text:p text:style-name="P3"><text:s text:c="5"/><text:span text:style-name="T1">| &gt; grad_norm_1: tensor(78.0941, device='cuda:0') <text:s/>(tensor(197.6806, device='cuda:0'))</text:span></text:p>
      <text:p text:style-name="P3"><text:s text:c="5"/><text:span text:style-name="T1">| &gt; current_lr_0: 0.0001997002061640866 </text:span></text:p>
      <text:p text:style-name="P3"><text:s text:c="5"/><text:span text:style-name="T1">| &gt; current_lr_1: 0.0001997002061640866 </text:span></text:p>
      <text:p text:style-name="P3"><text:s text:c="5"/><text:span text:style-name="T1">| &gt; step_time: 0.9025 <text:s/>(0.6541209601294353)</text:span></text:p>
      <text:p text:style-name="P3"><text:s text:c="5"/><text:span text:style-name="T1">| &gt; loader_time: 0.0102 <text:s/>(0.00797825133866857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266209443410237 [0m(+0.0004734794298807774)</text:span></text:p>
      <text:p text:style-name="P3"><text:s text:c="5"/><text:span text:style-name="T1">| &gt; avg_loss_disc:[92m 2.575081984202067 [0m(-0.058010478814443545)</text:span></text:p>
      <text:p text:style-name="P3"><text:s text:c="5"/><text:span text:style-name="T1">| &gt; avg_loss_disc_real_0:[91m 0.15903799484173456 [0m(+0.030832415446639033)</text:span></text:p>
      <text:p text:style-name="P3"><text:s text:c="5"/><text:span text:style-name="T1">| &gt; avg_loss_disc_real_1:[92m 0.19991963977615038 [0m(-0.0012100363771120892)</text:span></text:p>
      <text:p text:style-name="P3"><text:s text:c="5"/><text:span text:style-name="T1">| &gt; avg_loss_disc_real_2:[92m 0.22542946164806685 [0m(-0.016931943595409393)</text:span></text:p>
      <text:p text:style-name="P3"><text:s text:c="5"/><text:span text:style-name="T1">| &gt; avg_loss_disc_real_3:[92m 0.21577658876776695 [0m(-0.004876084625720978)</text:span></text:p>
      <text:p text:style-name="P3"><text:s text:c="5"/><text:span text:style-name="T1">| &gt; avg_loss_disc_real_4:[91m 0.231290423621734 [0m(+0.026594169437885284)</text:span></text:p>
      <text:p text:style-name="P3"><text:s text:c="5"/><text:span text:style-name="T1">| &gt; avg_loss_disc_real_5:[91m 0.22035752361019453 [0m(+0.04080249120791754)</text:span></text:p>
      <text:p text:style-name="P3"><text:s text:c="5"/><text:span text:style-name="T1">| &gt; avg_loss_0:[92m 2.575081984202067 [0m(-0.058010478814443545)</text:span></text:p>
      <text:p text:style-name="P3"><text:s text:c="5"/><text:span text:style-name="T1">| &gt; avg_loss_gen:[91m 2.0179132322470346 [0m(+0.1284809112548826)</text:span></text:p>
      <text:p text:style-name="P3"><text:s text:c="5"/><text:span text:style-name="T1">| &gt; avg_loss_kl:[92m 1.6311614414056141 [0m(-0.01082814733187365)</text:span></text:p>
      <text:p text:style-name="P3"><text:s text:c="5"/><text:span text:style-name="T1">| &gt; avg_loss_feat:[92m 6.723849773406982 [0m(-0.024683833122253418)</text:span></text:p>
      <text:p text:style-name="P3"><text:s text:c="5"/><text:span text:style-name="T1">| &gt; avg_loss_mel:[91m 15.561735073725382 [0m(+0.028981447219848633)</text:span></text:p>
      <text:p text:style-name="P3"><text:s text:c="5"/><text:span text:style-name="T1">| &gt; avg_loss_duration:[91m 1.5260321299235027 [0m(+0.003807226816813225)</text:span></text:p>
      <text:p text:style-name="P3"><text:s text:c="5"/><text:span text:style-name="T1">| &gt; avg_loss_1:[91m 27.460691769917805 [0m(+0.1257578531901018)</text:span></text:p>
      <text:p text:style-name="P5"/>
      <text:p text:style-name="P5"/>
      <text:p text:style-name="P1">[4m[1m &gt; EPOCH: 13/50[0m</text:p>
      <text:p text:style-name="P3"><text:s/><text:span text:style-name="T1">--&gt; /kaggle/working/vits_4_nov-May-11-2025_10+42AM-0000000</text:span></text:p>
      <text:p text:style-name="P5"/>
      <text:p text:style-name="P1">[1m &gt; TRAINING (2025-05-11 12:25:14) [0m</text:p>
      <text:p text:style-name="P5"/>
      <text:p text:style-name="P1">[1m <text:s text:c="2"/>--&gt; TIME: 2025-05-11 12:25:20 -- STEP: 9/630 -- GLOBAL_STEP: 853700[0m</text:p>
      <text:p text:style-name="P3"><text:s text:c="5"/><text:span text:style-name="T1">| &gt; loss_disc: 2.644005298614502 <text:s/>(2.621179315778944)</text:span></text:p>
      <text:p text:style-name="P3"><text:soft-page-break/><text:s text:c="5"/><text:span text:style-name="T1">| &gt; loss_disc_real_0: 0.32707542181015015 <text:s/>(0.1982437405321333)</text:span></text:p>
      <text:p text:style-name="P3"><text:s text:c="5"/><text:span text:style-name="T1">| &gt; loss_disc_real_1: 0.2560047209262848 <text:s/>(0.21413440671232012)</text:span></text:p>
      <text:p text:style-name="P3"><text:s text:c="5"/><text:span text:style-name="T1">| &gt; loss_disc_real_2: 0.3416730463504791 <text:s/>(0.2339178207847807)</text:span></text:p>
      <text:p text:style-name="P3"><text:s text:c="5"/><text:span text:style-name="T1">| &gt; loss_disc_real_3: 0.2551575303077698 <text:s/>(0.23100502954588997)</text:span></text:p>
      <text:p text:style-name="P3"><text:s text:c="5"/><text:span text:style-name="T1">| &gt; loss_disc_real_4: 0.2664933502674103 <text:s/>(0.23820821940898895)</text:span></text:p>
      <text:p text:style-name="P3"><text:s text:c="5"/><text:span text:style-name="T1">| &gt; loss_disc_real_5: 0.28981783986091614 <text:s/>(0.23463212781482273)</text:span></text:p>
      <text:p text:style-name="P3"><text:s text:c="5"/><text:span text:style-name="T1">| &gt; loss_0: 2.644005298614502 <text:s/>(2.621179315778944)</text:span></text:p>
      <text:p text:style-name="P3"><text:s text:c="5"/><text:span text:style-name="T1">| &gt; grad_norm_0: tensor(23.9149, device='cuda:0') <text:s/>(tensor(24.4422, device='cuda:0'))</text:span></text:p>
      <text:p text:style-name="P3"><text:s text:c="5"/><text:span text:style-name="T1">| &gt; loss_gen: 2.762530565261841 <text:s/>(2.369050794177585)</text:span></text:p>
      <text:p text:style-name="P3"><text:s text:c="5"/><text:span text:style-name="T1">| &gt; loss_kl: 1.3298217058181763 <text:s/>(1.530054251352946)</text:span></text:p>
      <text:p text:style-name="P3"><text:s text:c="5"/><text:span text:style-name="T1">| &gt; loss_feat: 7.699629783630371 <text:s/>(7.451030572255452)</text:span></text:p>
      <text:p text:style-name="P3"><text:s text:c="5"/><text:span text:style-name="T1">| &gt; loss_mel: 16.343475341796875 <text:s/>(16.06379943423801)</text:span></text:p>
      <text:p text:style-name="P3"><text:s text:c="5"/><text:span text:style-name="T1">| &gt; loss_duration: 1.460723876953125 <text:s/>(1.4400217930475872)</text:span></text:p>
      <text:p text:style-name="P3"><text:s text:c="5"/><text:span text:style-name="T1">| &gt; amp_scaler: 256.0 <text:s/>(256.0)</text:span></text:p>
      <text:p text:style-name="P3"><text:s text:c="5"/><text:span text:style-name="T1">| &gt; loss_1: 29.596181869506836 <text:s/>(28.853957070244682)</text:span></text:p>
      <text:p text:style-name="P3"><text:s text:c="5"/><text:span text:style-name="T1">| &gt; grad_norm_1: tensor(526.3495, device='cuda:0') <text:s/>(tensor(367.4510, device='cuda:0'))</text:span></text:p>
      <text:p text:style-name="P3"><text:s text:c="5"/><text:span text:style-name="T1">| &gt; current_lr_0: 0.00019967524363831608 </text:span></text:p>
      <text:p text:style-name="P3"><text:s text:c="5"/><text:span text:style-name="T1">| &gt; current_lr_1: 0.00019967524363831608 </text:span></text:p>
      <text:p text:style-name="P3"><text:s text:c="5"/><text:span text:style-name="T1">| &gt; step_time: 0.5417 <text:s/>(0.5424725214640299)</text:span></text:p>
      <text:p text:style-name="P3"><text:s text:c="5"/><text:span text:style-name="T1">| &gt; loader_time: 0.0054 <text:s/>(0.0049844847785102)</text:span></text:p>
      <text:p text:style-name="P5"/>
      <text:p text:style-name="P5"/>
      <text:p text:style-name="P1">[1m <text:s text:c="2"/>--&gt; TIME: 2025-05-11 12:26:15 -- STEP: 109/630 -- GLOBAL_STEP: 853800[0m</text:p>
      <text:p text:style-name="P3"><text:s text:c="5"/><text:span text:style-name="T1">| &gt; loss_disc: 2.5484867095947266 <text:s/>(2.6214118616296616)</text:span></text:p>
      <text:p text:style-name="P3"><text:s text:c="5"/><text:span text:style-name="T1">| &gt; loss_disc_real_0: 0.10778197646141052 <text:s/>(0.1820571518272435)</text:span></text:p>
      <text:p text:style-name="P3"><text:s text:c="5"/><text:span text:style-name="T1">| &gt; loss_disc_real_1: 0.28321513533592224 <text:s/>(0.2141408326975796)</text:span></text:p>
      <text:p text:style-name="P3"><text:s text:c="5"/><text:span text:style-name="T1">| &gt; loss_disc_real_2: 0.22749711573123932 <text:s/>(0.23058795477819005)</text:span></text:p>
      <text:p text:style-name="P3"><text:s text:c="5"/><text:span text:style-name="T1">| &gt; loss_disc_real_3: 0.2274017035961151 <text:s/>(0.22952514545086328)</text:span></text:p>
      <text:p text:style-name="P3"><text:s text:c="5"/><text:span text:style-name="T1">| &gt; loss_disc_real_4: 0.2242596298456192 <text:s/>(0.2402179246648736)</text:span></text:p>
      <text:p text:style-name="P3"><text:s text:c="5"/><text:span text:style-name="T1">| &gt; loss_disc_real_5: 0.23098954558372498 <text:s/>(0.23237534154445752)</text:span></text:p>
      <text:p text:style-name="P3"><text:s text:c="5"/><text:span text:style-name="T1">| &gt; loss_0: 2.5484867095947266 <text:s/>(2.6214118616296616)</text:span></text:p>
      <text:p text:style-name="P3"><text:s text:c="5"/><text:span text:style-name="T1">| &gt; grad_norm_0: tensor(16.3638, device='cuda:0') <text:s/>(tensor(17.4634, device='cuda:0'))</text:span></text:p>
      <text:p text:style-name="P3"><text:s text:c="5"/><text:span text:style-name="T1">| &gt; loss_gen: 2.2114906311035156 <text:s/>(2.187305126715144)</text:span></text:p>
      <text:p text:style-name="P3"><text:s text:c="5"/><text:span text:style-name="T1">| &gt; loss_kl: 1.7704044580459595 <text:s/>(1.6436416162263363)</text:span></text:p>
      <text:p text:style-name="P3"><text:s text:c="5"/><text:span text:style-name="T1">| &gt; loss_feat: 7.334864139556885 <text:s/>(7.051071236986632)</text:span></text:p>
      <text:p text:style-name="P3"><text:s text:c="5"/><text:span text:style-name="T1">| &gt; loss_mel: 15.601329803466797 <text:s/>(15.781013112549388)</text:span></text:p>
      <text:p text:style-name="P3"><text:s text:c="5"/><text:span text:style-name="T1">| &gt; loss_duration: 1.503035306930542 <text:s/>(1.4218064984050365)</text:span></text:p>
      <text:p text:style-name="P3"><text:s text:c="5"/><text:span text:style-name="T1">| &gt; amp_scaler: 256.0 <text:s/>(256.0)</text:span></text:p>
      <text:p text:style-name="P3"><text:s text:c="5"/><text:span text:style-name="T1">| &gt; loss_1: 28.421123504638672 <text:s/>(28.084837834769434)</text:span></text:p>
      <text:p text:style-name="P3"><text:s text:c="5"/><text:span text:style-name="T1">| &gt; grad_norm_1: tensor(206.0581, device='cuda:0') <text:s/>(tensor(232.9707, device='cuda:0'))</text:span></text:p>
      <text:p text:style-name="P3"><text:s text:c="5"/><text:span text:style-name="T1">| &gt; current_lr_0: 0.00019967524363831608 </text:span></text:p>
      <text:p text:style-name="P3"><text:s text:c="5"/><text:span text:style-name="T1">| &gt; current_lr_1: 0.00019967524363831608 </text:span></text:p>
      <text:p text:style-name="P3"><text:s text:c="5"/><text:span text:style-name="T1">| &gt; step_time: 0.551 <text:s/>(0.5403051529455621)</text:span></text:p>
      <text:p text:style-name="P3"><text:s text:c="5"/><text:span text:style-name="T1">| &gt; loader_time: 0.0064 <text:s/>(0.005586663517383261)</text:span></text:p>
      <text:p text:style-name="P5"/>
      <text:p text:style-name="P5"/>
      <text:p text:style-name="P1">[1m <text:s text:c="2"/>--&gt; TIME: 2025-05-11 12:27:17 -- STEP: 209/630 -- GLOBAL_STEP: 853900[0m</text:p>
      <text:p text:style-name="P3"><text:s text:c="5"/><text:span text:style-name="T1">| &gt; loss_disc: 2.542188882827759 <text:s/>(2.605116727819853)</text:span></text:p>
      <text:p text:style-name="P3"><text:s text:c="5"/><text:span text:style-name="T1">| &gt; loss_disc_real_0: 0.1492099016904831 <text:s/>(0.18092642417935093)</text:span></text:p>
      <text:p text:style-name="P3"><text:s text:c="5"/><text:span text:style-name="T1">| &gt; loss_disc_real_1: 0.19829922914505005 <text:s/>(0.2128451357475308)</text:span></text:p>
      <text:p text:style-name="P3"><text:s text:c="5"/><text:span text:style-name="T1">| &gt; loss_disc_real_2: 0.20687513053417206 <text:s/>(0.2278530702493978)</text:span></text:p>
      <text:p text:style-name="P3"><text:s text:c="5"/><text:span text:style-name="T1">| &gt; loss_disc_real_3: 0.2084873765707016 <text:s/>(0.22940439677409577)</text:span></text:p>
      <text:p text:style-name="P3"><text:s text:c="5"/><text:span text:style-name="T1">| &gt; loss_disc_real_4: 0.22588495910167694 <text:s/>(0.2404527705537075)</text:span></text:p>
      <text:p text:style-name="P3"><text:s text:c="5"/><text:span text:style-name="T1">| &gt; loss_disc_real_5: 0.179644376039505 <text:s/>(0.22970676600362697)</text:span></text:p>
      <text:p text:style-name="P3"><text:s text:c="5"/><text:span text:style-name="T1">| &gt; loss_0: 2.542188882827759 <text:s/>(2.605116727819853)</text:span></text:p>
      <text:p text:style-name="P3"><text:s text:c="5"/><text:span text:style-name="T1">| &gt; grad_norm_0: tensor(12.6384, device='cuda:0') <text:s/>(tensor(19.4709, device='cuda:0'))</text:span></text:p>
      <text:p text:style-name="P3"><text:s text:c="5"/><text:span text:style-name="T1">| &gt; loss_gen: 2.186140775680542 <text:s/>(2.2103186132805197)</text:span></text:p>
      <text:p text:style-name="P3"><text:s text:c="5"/><text:span text:style-name="T1">| &gt; loss_kl: 1.7605997323989868 <text:s/>(1.6599028680883532)</text:span></text:p>
      <text:p text:style-name="P3"><text:s text:c="5"/><text:span text:style-name="T1">| &gt; loss_feat: 7.032546043395996 <text:s/>(7.078838740809683)</text:span></text:p>
      <text:p text:style-name="P3"><text:soft-page-break/><text:s text:c="5"/><text:span text:style-name="T1">| &gt; loss_mel: 16.874256134033203 <text:s/>(15.833700773248262)</text:span></text:p>
      <text:p text:style-name="P3"><text:s text:c="5"/><text:span text:style-name="T1">| &gt; loss_duration: 1.4727706909179688 <text:s/>(1.3793895181856657)</text:span></text:p>
      <text:p text:style-name="P3"><text:s text:c="5"/><text:span text:style-name="T1">| &gt; amp_scaler: 256.0 <text:s/>(270.69856459330134)</text:span></text:p>
      <text:p text:style-name="P3"><text:s text:c="5"/><text:span text:style-name="T1">| &gt; loss_1: 29.326313018798828 <text:s/>(28.16215061571039)</text:span></text:p>
      <text:p text:style-name="P3"><text:s text:c="5"/><text:span text:style-name="T1">| &gt; grad_norm_1: tensor(308.0737, device='cuda:0') <text:s/>(tensor(259.5564, device='cuda:0'))</text:span></text:p>
      <text:p text:style-name="P3"><text:s text:c="5"/><text:span text:style-name="T1">| &gt; current_lr_0: 0.00019967524363831608 </text:span></text:p>
      <text:p text:style-name="P3"><text:s text:c="5"/><text:span text:style-name="T1">| &gt; current_lr_1: 0.00019967524363831608 </text:span></text:p>
      <text:p text:style-name="P3"><text:s text:c="5"/><text:span text:style-name="T1">| &gt; step_time: 0.6273 <text:s/>(0.5718458349054506)</text:span></text:p>
      <text:p text:style-name="P3"><text:s text:c="5"/><text:span text:style-name="T1">| &gt; loader_time: 0.0071 <text:s/>(0.006234678925509656)</text:span></text:p>
      <text:p text:style-name="P5"/>
      <text:p text:style-name="P5"/>
      <text:p text:style-name="P1">[1m <text:s text:c="2"/>--&gt; TIME: 2025-05-11 12:28:23 -- STEP: 309/630 -- GLOBAL_STEP: 854000[0m</text:p>
      <text:p text:style-name="P3"><text:s text:c="5"/><text:span text:style-name="T1">| &gt; loss_disc: 2.5449910163879395 <text:s/>(2.608234298267797)</text:span></text:p>
      <text:p text:style-name="P3"><text:s text:c="5"/><text:span text:style-name="T1">| &gt; loss_disc_real_0: 0.08700865507125854 <text:s/>(0.17998701483493487)</text:span></text:p>
      <text:p text:style-name="P3"><text:s text:c="5"/><text:span text:style-name="T1">| &gt; loss_disc_real_1: 0.23411455750465393 <text:s/>(0.21437010728425573)</text:span></text:p>
      <text:p text:style-name="P3"><text:s text:c="5"/><text:span text:style-name="T1">| &gt; loss_disc_real_2: 0.2399120032787323 <text:s/>(0.22764069420620076)</text:span></text:p>
      <text:p text:style-name="P3"><text:s text:c="5"/><text:span text:style-name="T1">| &gt; loss_disc_real_3: 0.1956985592842102 <text:s/>(0.23010593676837132)</text:span></text:p>
      <text:p text:style-name="P3"><text:s text:c="5"/><text:span text:style-name="T1">| &gt; loss_disc_real_4: 0.21531057357788086 <text:s/>(0.2400438807735937)</text:span></text:p>
      <text:p text:style-name="P3"><text:s text:c="5"/><text:span text:style-name="T1">| &gt; loss_disc_real_5: 0.222262442111969 <text:s/>(0.23065538940692026)</text:span></text:p>
      <text:p text:style-name="P3"><text:s text:c="5"/><text:span text:style-name="T1">| &gt; loss_0: 2.5449910163879395 <text:s/>(2.608234298267797)</text:span></text:p>
      <text:p text:style-name="P3"><text:s text:c="5"/><text:span text:style-name="T1">| &gt; grad_norm_0: tensor(12.5850, device='cuda:0') <text:s/>(tensor(19.5236, device='cuda:0'))</text:span></text:p>
      <text:p text:style-name="P3"><text:s text:c="5"/><text:span text:style-name="T1">| &gt; loss_gen: 2.2609739303588867 <text:s/>(2.1955527753891677)</text:span></text:p>
      <text:p text:style-name="P3"><text:s text:c="5"/><text:span text:style-name="T1">| &gt; loss_kl: 1.6779927015304565 <text:s/>(1.647370902465771)</text:span></text:p>
      <text:p text:style-name="P3"><text:s text:c="5"/><text:span text:style-name="T1">| &gt; loss_feat: 6.843213081359863 <text:s/>(6.989326875186662)</text:span></text:p>
      <text:p text:style-name="P3"><text:s text:c="5"/><text:span text:style-name="T1">| &gt; loss_mel: 14.789128303527832 <text:s/>(15.75089335210115)</text:span></text:p>
      <text:p text:style-name="P3"><text:s text:c="5"/><text:span text:style-name="T1">| &gt; loss_duration: 1.4215010404586792 <text:s/>(1.4074296110270474)</text:span></text:p>
      <text:p text:style-name="P3"><text:s text:c="5"/><text:span text:style-name="T1">| &gt; amp_scaler: 256.0 <text:s/>(265.94174757281564)</text:span></text:p>
      <text:p text:style-name="P3"><text:s text:c="5"/><text:span text:style-name="T1">| &gt; loss_1: 26.992809295654297 <text:s/>(27.990573574424175)</text:span></text:p>
      <text:p text:style-name="P3"><text:s text:c="5"/><text:span text:style-name="T1">| &gt; grad_norm_1: tensor(62.7864, device='cuda:0') <text:s/>(tensor(251.8759, device='cuda:0'))</text:span></text:p>
      <text:p text:style-name="P3"><text:s text:c="5"/><text:span text:style-name="T1">| &gt; current_lr_0: 0.00019967524363831608 </text:span></text:p>
      <text:p text:style-name="P3"><text:s text:c="5"/><text:span text:style-name="T1">| &gt; current_lr_1: 0.00019967524363831608 </text:span></text:p>
      <text:p text:style-name="P3"><text:s text:c="5"/><text:span text:style-name="T1">| &gt; step_time: 0.6564 <text:s/>(0.5957652527151753)</text:span></text:p>
      <text:p text:style-name="P3"><text:s text:c="5"/><text:span text:style-name="T1">| &gt; loader_time: 0.0085 <text:s/>(0.006868083114377114)</text:span></text:p>
      <text:p text:style-name="P5"/>
      <text:p text:style-name="P5"/>
      <text:p text:style-name="P3"><text:s/><text:span text:style-name="T1">&gt; CHECKPOINT : /kaggle/working/vits_4_nov-May-11-2025_10+42AM-0000000/checkpoint_854000.pth</text:span></text:p>
      <text:p text:style-name="P5"/>
      <text:p text:style-name="P1">[1m <text:s text:c="2"/>--&gt; TIME: 2025-05-11 12:29:38 -- STEP: 409/630 -- GLOBAL_STEP: 854100[0m</text:p>
      <text:p text:style-name="P3"><text:s text:c="5"/><text:span text:style-name="T1">| &gt; loss_disc: 2.6182780265808105 <text:s/>(2.608189620715188)</text:span></text:p>
      <text:p text:style-name="P3"><text:s text:c="5"/><text:span text:style-name="T1">| &gt; loss_disc_real_0: 0.210801899433136 <text:s/>(0.18096279203527416)</text:span></text:p>
      <text:p text:style-name="P3"><text:s text:c="5"/><text:span text:style-name="T1">| &gt; loss_disc_real_1: 0.23556110262870789 <text:s/>(0.21348117266424124)</text:span></text:p>
      <text:p text:style-name="P3"><text:s text:c="5"/><text:span text:style-name="T1">| &gt; loss_disc_real_2: 0.24751168489456177 <text:s/>(0.22820089648143005)</text:span></text:p>
      <text:p text:style-name="P3"><text:s text:c="5"/><text:span text:style-name="T1">| &gt; loss_disc_real_3: 0.23892103135585785 <text:s/>(0.23008524970786787)</text:span></text:p>
      <text:p text:style-name="P3"><text:s text:c="5"/><text:span text:style-name="T1">| &gt; loss_disc_real_4: 0.2787383496761322 <text:s/>(0.24025583248995336)</text:span></text:p>
      <text:p text:style-name="P3"><text:s text:c="5"/><text:span text:style-name="T1">| &gt; loss_disc_real_5: 0.2610234022140503 <text:s/>(0.2304676719064526)</text:span></text:p>
      <text:p text:style-name="P3"><text:s text:c="5"/><text:span text:style-name="T1">| &gt; loss_0: 2.6182780265808105 <text:s/>(2.608189620715188)</text:span></text:p>
      <text:p text:style-name="P3"><text:s text:c="5"/><text:span text:style-name="T1">| &gt; grad_norm_0: tensor(28.6103, device='cuda:0') <text:s/>(tensor(19.7642, device='cuda:0'))</text:span></text:p>
      <text:p text:style-name="P3"><text:s text:c="5"/><text:span text:style-name="T1">| &gt; loss_gen: 2.328857183456421 <text:s/>(2.1922604792858373)</text:span></text:p>
      <text:p text:style-name="P3"><text:s text:c="5"/><text:span text:style-name="T1">| &gt; loss_kl: 1.8527113199234009 <text:s/>(1.6520414014317295)</text:span></text:p>
      <text:p text:style-name="P3"><text:s text:c="5"/><text:span text:style-name="T1">| &gt; loss_feat: 7.541095733642578 <text:s/>(6.953736418325336)</text:span></text:p>
      <text:p text:style-name="P3"><text:s text:c="5"/><text:span text:style-name="T1">| &gt; loss_mel: 16.33011817932129 <text:s/>(15.74018967822012)</text:span></text:p>
      <text:p text:style-name="P3"><text:s text:c="5"/><text:span text:style-name="T1">| &gt; loss_duration: 1.488991618156433 <text:s/>(1.4116463343496723)</text:span></text:p>
      <text:p text:style-name="P3"><text:s text:c="5"/><text:span text:style-name="T1">| &gt; amp_scaler: 256.0 <text:s/>(263.5110024449877)</text:span></text:p>
      <text:p text:style-name="P3"><text:s text:c="5"/><text:span text:style-name="T1">| &gt; loss_1: 29.54177474975586 <text:s/>(27.949874350960506)</text:span></text:p>
      <text:p text:style-name="P3"><text:s text:c="5"/><text:span text:style-name="T1">| &gt; grad_norm_1: tensor(502.4460, device='cuda:0') <text:s/>(tensor(257.5270, device='cuda:0'))</text:span></text:p>
      <text:p text:style-name="P3"><text:s text:c="5"/><text:span text:style-name="T1">| &gt; current_lr_0: 0.00019967524363831608 </text:span></text:p>
      <text:p text:style-name="P3"><text:s text:c="5"/><text:span text:style-name="T1">| &gt; current_lr_1: 0.00019967524363831608 </text:span></text:p>
      <text:p text:style-name="P3"><text:s text:c="5"/><text:span text:style-name="T1">| &gt; step_time: 0.7455 <text:s/>(0.6230078402241751)</text:span></text:p>
      <text:p text:style-name="P3"><text:soft-page-break/><text:s text:c="5"/><text:span text:style-name="T1">| &gt; loader_time: 0.0127 <text:s/>(0.007483718447696898)</text:span></text:p>
      <text:p text:style-name="P5"/>
      <text:p text:style-name="P5"/>
      <text:p text:style-name="P1">[1m <text:s text:c="2"/>--&gt; TIME: 2025-05-11 12:30:55 -- STEP: 509/630 -- GLOBAL_STEP: 854200[0m</text:p>
      <text:p text:style-name="P3"><text:s text:c="5"/><text:span text:style-name="T1">| &gt; loss_disc: 2.7844176292419434 <text:s/>(2.6137837590777786)</text:span></text:p>
      <text:p text:style-name="P3"><text:s text:c="5"/><text:span text:style-name="T1">| &gt; loss_disc_real_0: 0.3168734908103943 <text:s/>(0.18189780936669736)</text:span></text:p>
      <text:p text:style-name="P3"><text:s text:c="5"/><text:span text:style-name="T1">| &gt; loss_disc_real_1: 0.21109174191951752 <text:s/>(0.21477435491174046)</text:span></text:p>
      <text:p text:style-name="P3"><text:s text:c="5"/><text:span text:style-name="T1">| &gt; loss_disc_real_2: 0.2944633662700653 <text:s/>(0.2284262599844361)</text:span></text:p>
      <text:p text:style-name="P3"><text:s text:c="5"/><text:span text:style-name="T1">| &gt; loss_disc_real_3: 0.24002569913864136 <text:s/>(0.2306133271551788)</text:span></text:p>
      <text:p text:style-name="P3"><text:s text:c="5"/><text:span text:style-name="T1">| &gt; loss_disc_real_4: 0.28618836402893066 <text:s/>(0.24045695452301347)</text:span></text:p>
      <text:p text:style-name="P3"><text:s text:c="5"/><text:span text:style-name="T1">| &gt; loss_disc_real_5: 0.23637036979198456 <text:s/>(0.2308514452226504)</text:span></text:p>
      <text:p text:style-name="P3"><text:s text:c="5"/><text:span text:style-name="T1">| &gt; loss_0: 2.7844176292419434 <text:s/>(2.6137837590777786)</text:span></text:p>
      <text:p text:style-name="P3"><text:s text:c="5"/><text:span text:style-name="T1">| &gt; grad_norm_0: tensor(15.8771, device='cuda:0') <text:s/>(tensor(19.7344, device='cuda:0'))</text:span></text:p>
      <text:p text:style-name="P3"><text:s text:c="5"/><text:span text:style-name="T1">| &gt; loss_gen: 2.158740520477295 <text:s/>(2.1863048758160146)</text:span></text:p>
      <text:p text:style-name="P3"><text:s text:c="5"/><text:span text:style-name="T1">| &gt; loss_kl: 1.8946563005447388 <text:s/>(1.6473816626198399)</text:span></text:p>
      <text:p text:style-name="P3"><text:s text:c="5"/><text:span text:style-name="T1">| &gt; loss_feat: 6.325163841247559 <text:s/>(6.892395475758551)</text:span></text:p>
      <text:p text:style-name="P3"><text:s text:c="5"/><text:span text:style-name="T1">| &gt; loss_mel: 15.172801971435547 <text:s/>(15.691011835409288)</text:span></text:p>
      <text:p text:style-name="P3"><text:s text:c="5"/><text:span text:style-name="T1">| &gt; loss_duration: 1.4854555130004883 <text:s/>(1.423652469292137)</text:span></text:p>
      <text:p text:style-name="P3"><text:s text:c="5"/><text:span text:style-name="T1">| &gt; amp_scaler: 256.0 <text:s/>(262.0353634577602)</text:span></text:p>
      <text:p text:style-name="P3"><text:s text:c="5"/><text:span text:style-name="T1">| &gt; loss_1: 27.036819458007812 <text:s/>(27.84074634184772)</text:span></text:p>
      <text:p text:style-name="P3"><text:s text:c="5"/><text:span text:style-name="T1">| &gt; grad_norm_1: tensor(149.3559, device='cuda:0') <text:s/>(tensor(252.2220, device='cuda:0'))</text:span></text:p>
      <text:p text:style-name="P3"><text:s text:c="5"/><text:span text:style-name="T1">| &gt; current_lr_0: 0.00019967524363831608 </text:span></text:p>
      <text:p text:style-name="P3"><text:s text:c="5"/><text:span text:style-name="T1">| &gt; current_lr_1: 0.00019967524363831608 </text:span></text:p>
      <text:p text:style-name="P3"><text:s text:c="5"/><text:span text:style-name="T1">| &gt; step_time: 0.8884 <text:s/>(0.6491802024466584)</text:span></text:p>
      <text:p text:style-name="P3"><text:s text:c="5"/><text:span text:style-name="T1">| &gt; loader_time: 0.0101 <text:s/>(0.007935777862788653)</text:span></text:p>
      <text:p text:style-name="P5"/>
      <text:p text:style-name="P5"/>
      <text:p text:style-name="P1">[1m <text:s text:c="2"/>--&gt; TIME: 2025-05-11 12:32:28 -- STEP: 609/630 -- GLOBAL_STEP: 854300[0m</text:p>
      <text:p text:style-name="P3"><text:s text:c="5"/><text:span text:style-name="T1">| &gt; loss_disc: 2.766272783279419 <text:s/>(2.614839345559307)</text:span></text:p>
      <text:p text:style-name="P3"><text:s text:c="5"/><text:span text:style-name="T1">| &gt; loss_disc_real_0: 0.24486637115478516 <text:s/>(0.18248373931900808)</text:span></text:p>
      <text:p text:style-name="P3"><text:s text:c="5"/><text:span text:style-name="T1">| &gt; loss_disc_real_1: 0.20390810072422028 <text:s/>(0.2144812586027609)</text:span></text:p>
      <text:p text:style-name="P3"><text:s text:c="5"/><text:span text:style-name="T1">| &gt; loss_disc_real_2: 0.22989921271800995 <text:s/>(0.2280883302144425)</text:span></text:p>
      <text:p text:style-name="P3"><text:s text:c="5"/><text:span text:style-name="T1">| &gt; loss_disc_real_3: 0.24439814686775208 <text:s/>(0.2304334059137429)</text:span></text:p>
      <text:p text:style-name="P3"><text:s text:c="5"/><text:span text:style-name="T1">| &gt; loss_disc_real_4: 0.22625581920146942 <text:s/>(0.24037269026970826)</text:span></text:p>
      <text:p text:style-name="P3"><text:s text:c="5"/><text:span text:style-name="T1">| &gt; loss_disc_real_5: 0.19142958521842957 <text:s/>(0.23107549332828553)</text:span></text:p>
      <text:p text:style-name="P3"><text:s text:c="5"/><text:span text:style-name="T1">| &gt; loss_0: 2.766272783279419 <text:s/>(2.614839345559307)</text:span></text:p>
      <text:p text:style-name="P3"><text:s text:c="5"/><text:span text:style-name="T1">| &gt; grad_norm_0: tensor(21.1824, device='cuda:0') <text:s/>(tensor(19.0628, device='cuda:0'))</text:span></text:p>
      <text:p text:style-name="P3"><text:s text:c="5"/><text:span text:style-name="T1">| &gt; loss_gen: 1.971211314201355 <text:s/>(2.180475748622751)</text:span></text:p>
      <text:p text:style-name="P3"><text:s text:c="5"/><text:span text:style-name="T1">| &gt; loss_kl: 1.596043586730957 <text:s/>(1.6476099913930655)</text:span></text:p>
      <text:p text:style-name="P3"><text:s text:c="5"/><text:span text:style-name="T1">| &gt; loss_feat: 6.128063201904297 <text:s/>(6.866294181992852)</text:span></text:p>
      <text:p text:style-name="P3"><text:s text:c="5"/><text:span text:style-name="T1">| &gt; loss_mel: 16.045629501342773 <text:s/>(15.670453170250202)</text:span></text:p>
      <text:p text:style-name="P3"><text:s text:c="5"/><text:span text:style-name="T1">| &gt; loss_duration: 1.494855284690857 <text:s/>(1.433751016806304)</text:span></text:p>
      <text:p text:style-name="P3"><text:s text:c="5"/><text:span text:style-name="T1">| &gt; amp_scaler: 256.0 <text:s/>(261.04433497536934)</text:span></text:p>
      <text:p text:style-name="P3"><text:s text:c="5"/><text:span text:style-name="T1">| &gt; loss_1: 27.235803604125977 <text:s/>(27.798584087728855)</text:span></text:p>
      <text:p text:style-name="P3"><text:s text:c="5"/><text:span text:style-name="T1">| &gt; grad_norm_1: tensor(175.2973, device='cuda:0') <text:s/>(tensor(237.2844, device='cuda:0'))</text:span></text:p>
      <text:p text:style-name="P3"><text:s text:c="5"/><text:span text:style-name="T1">| &gt; current_lr_0: 0.00019967524363831608 </text:span></text:p>
      <text:p text:style-name="P3"><text:s text:c="5"/><text:span text:style-name="T1">| &gt; current_lr_1: 0.00019967524363831608 </text:span></text:p>
      <text:p text:style-name="P3"><text:s text:c="5"/><text:span text:style-name="T1">| &gt; step_time: 1.096 <text:s/>(0.6924759128019337)</text:span></text:p>
      <text:p text:style-name="P3"><text:s text:c="5"/><text:span text:style-name="T1">| &gt; loader_time: 0.0142 <text:s/>(0.008555463969413864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1589806874593105 [0m(-0.00010722875595092687)</text:span></text:p>
      <text:p text:style-name="P3"><text:s text:c="5"/><text:span text:style-name="T1">| &gt; avg_loss_disc:[91m 2.692464590072632 [0m(+0.11738260587056493)</text:span></text:p>
      <text:p text:style-name="P3"><text:s text:c="5"/><text:span text:style-name="T1">| &gt; avg_loss_disc_real_0:[92m 0.15686749170223874 [0m(-0.002170503139495822)</text:span></text:p>
      <text:p text:style-name="P3"><text:soft-page-break/><text:s text:c="5"/><text:span text:style-name="T1">| &gt; avg_loss_disc_real_1:[91m 0.20573932180802026 [0m(+0.005819682031869888)</text:span></text:p>
      <text:p text:style-name="P3"><text:s text:c="5"/><text:span text:style-name="T1">| &gt; avg_loss_disc_real_2:[91m 0.2548338510096073 [0m(+0.029404389361540467)</text:span></text:p>
      <text:p text:style-name="P3"><text:s text:c="5"/><text:span text:style-name="T1">| &gt; avg_loss_disc_real_3:[91m 0.22548086072007814 [0m(+0.009704271952311189)</text:span></text:p>
      <text:p text:style-name="P3"><text:s text:c="5"/><text:span text:style-name="T1">| &gt; avg_loss_disc_real_4:[91m 0.23875967661539713 [0m(+0.0074692529936631336)</text:span></text:p>
      <text:p text:style-name="P3"><text:s text:c="5"/><text:span text:style-name="T1">| &gt; avg_loss_disc_real_5:[92m 0.19637582575281462 [0m(-0.023981697857379913)</text:span></text:p>
      <text:p text:style-name="P3"><text:s text:c="5"/><text:span text:style-name="T1">| &gt; avg_loss_0:[91m 2.692464590072632 [0m(+0.11738260587056493)</text:span></text:p>
      <text:p text:style-name="P3"><text:s text:c="5"/><text:span text:style-name="T1">| &gt; avg_loss_gen:[92m 1.906430055697759 [0m(-0.11148317654927564)</text:span></text:p>
      <text:p text:style-name="P3"><text:s text:c="5"/><text:span text:style-name="T1">| &gt; avg_loss_kl:[91m 1.6919482549031575 [0m(+0.060786813497543335)</text:span></text:p>
      <text:p text:style-name="P3"><text:s text:c="5"/><text:span text:style-name="T1">| &gt; avg_loss_feat:[92m 6.521827220916748 [0m(-0.20202255249023438)</text:span></text:p>
      <text:p text:style-name="P3"><text:s text:c="5"/><text:span text:style-name="T1">| &gt; avg_loss_mel:[91m 16.290877262751263 [0m(+0.7291421890258807)</text:span></text:p>
      <text:p text:style-name="P3"><text:s text:c="5"/><text:span text:style-name="T1">| &gt; avg_loss_duration:[92m 1.521041363477707 [0m(-0.004990766445795769)</text:span></text:p>
      <text:p text:style-name="P3"><text:s text:c="5"/><text:span text:style-name="T1">| &gt; avg_loss_1:[91m 27.93212429682414 [0m(+0.47143252690633375)</text:span></text:p>
      <text:p text:style-name="P5"/>
      <text:p text:style-name="P5"/>
      <text:p text:style-name="P1">[4m[1m &gt; EPOCH: 14/50[0m</text:p>
      <text:p text:style-name="P3"><text:s/><text:span text:style-name="T1">--&gt; /kaggle/working/vits_4_nov-May-11-2025_10+42AM-0000000</text:span></text:p>
      <text:p text:style-name="P5"/>
      <text:p text:style-name="P1">[1m &gt; TRAINING (2025-05-11 12:33:04) [0m</text:p>
      <text:p text:style-name="P5"/>
      <text:p text:style-name="P1">[1m <text:s text:c="2"/>--&gt; TIME: 2025-05-11 12:33:47 -- STEP: 79/630 -- GLOBAL_STEP: 854400[0m</text:p>
      <text:p text:style-name="P3"><text:s text:c="5"/><text:span text:style-name="T1">| &gt; loss_disc: 2.6751317977905273 <text:s/>(2.6191141907172866)</text:span></text:p>
      <text:p text:style-name="P3"><text:s text:c="5"/><text:span text:style-name="T1">| &gt; loss_disc_real_0: 0.18047425150871277 <text:s/>(0.18364683689573144)</text:span></text:p>
      <text:p text:style-name="P3"><text:s text:c="5"/><text:span text:style-name="T1">| &gt; loss_disc_real_1: 0.23880891501903534 <text:s/>(0.21816029559962352)</text:span></text:p>
      <text:p text:style-name="P3"><text:s text:c="5"/><text:span text:style-name="T1">| &gt; loss_disc_real_2: 0.26021069288253784 <text:s/>(0.2317986552473865)</text:span></text:p>
      <text:p text:style-name="P3"><text:s text:c="5"/><text:span text:style-name="T1">| &gt; loss_disc_real_3: 0.24837665259838104 <text:s/>(0.22890781828119786)</text:span></text:p>
      <text:p text:style-name="P3"><text:s text:c="5"/><text:span text:style-name="T1">| &gt; loss_disc_real_4: 0.28545472025871277 <text:s/>(0.23971379934986936)</text:span></text:p>
      <text:p text:style-name="P3"><text:s text:c="5"/><text:span text:style-name="T1">| &gt; loss_disc_real_5: 0.21465829014778137 <text:s/>(0.22619177231305762)</text:span></text:p>
      <text:p text:style-name="P3"><text:s text:c="5"/><text:span text:style-name="T1">| &gt; loss_0: 2.6751317977905273 <text:s/>(2.6191141907172866)</text:span></text:p>
      <text:p text:style-name="P3"><text:s text:c="5"/><text:span text:style-name="T1">| &gt; grad_norm_0: tensor(7.7213, device='cuda:0') <text:s/>(tensor(21.5622, device='cuda:0'))</text:span></text:p>
      <text:p text:style-name="P3"><text:s text:c="5"/><text:span text:style-name="T1">| &gt; loss_gen: 2.256291151046753 <text:s/>(2.196719788297822)</text:span></text:p>
      <text:p text:style-name="P3"><text:s text:c="5"/><text:span text:style-name="T1">| &gt; loss_kl: 1.7396265268325806 <text:s/>(1.643004990831206)</text:span></text:p>
      <text:p text:style-name="P3"><text:s text:c="5"/><text:span text:style-name="T1">| &gt; loss_feat: 6.787779808044434 <text:s/>(7.119718249840073)</text:span></text:p>
      <text:p text:style-name="P3"><text:s text:c="5"/><text:span text:style-name="T1">| &gt; loss_mel: 16.439064025878906 <text:s/>(15.992172204995452)</text:span></text:p>
      <text:p text:style-name="P3"><text:s text:c="5"/><text:span text:style-name="T1">| &gt; loss_duration: 1.4858429431915283 <text:s/>(1.4598327633700796)</text:span></text:p>
      <text:p text:style-name="P3"><text:s text:c="5"/><text:span text:style-name="T1">| &gt; amp_scaler: 256.0 <text:s/>(256.0)</text:span></text:p>
      <text:p text:style-name="P3"><text:s text:c="5"/><text:span text:style-name="T1">| &gt; loss_1: 28.70860481262207 <text:s/>(28.41144783889191)</text:span></text:p>
      <text:p text:style-name="P3"><text:s text:c="5"/><text:span text:style-name="T1">| &gt; grad_norm_1: tensor(155.0476, device='cuda:0') <text:s/>(tensor(290.5909, device='cuda:0'))</text:span></text:p>
      <text:p text:style-name="P3"><text:s text:c="5"/><text:span text:style-name="T1">| &gt; current_lr_0: 0.0001996502842328613 </text:span></text:p>
      <text:p text:style-name="P3"><text:s text:c="5"/><text:span text:style-name="T1">| &gt; current_lr_1: 0.0001996502842328613 </text:span></text:p>
      <text:p text:style-name="P3"><text:s text:c="5"/><text:span text:style-name="T1">| &gt; step_time: 0.5348 <text:s/>(0.5210804546935651)</text:span></text:p>
      <text:p text:style-name="P3"><text:s text:c="5"/><text:span text:style-name="T1">| &gt; loader_time: 0.0052 <text:s/>(0.005202507670921614)</text:span></text:p>
      <text:p text:style-name="P5"/>
      <text:p text:style-name="P5"/>
      <text:p text:style-name="P1">[1m <text:s text:c="2"/>--&gt; TIME: 2025-05-11 12:34:45 -- STEP: 179/630 -- GLOBAL_STEP: 854500[0m</text:p>
      <text:p text:style-name="P3"><text:s text:c="5"/><text:span text:style-name="T1">| &gt; loss_disc: 2.6443469524383545 <text:s/>(2.626829138015235)</text:span></text:p>
      <text:p text:style-name="P3"><text:s text:c="5"/><text:span text:style-name="T1">| &gt; loss_disc_real_0: 0.2230081558227539 <text:s/>(0.18572685705216907)</text:span></text:p>
      <text:p text:style-name="P3"><text:s text:c="5"/><text:span text:style-name="T1">| &gt; loss_disc_real_1: 0.18713200092315674 <text:s/>(0.21757283049255777)</text:span></text:p>
      <text:p text:style-name="P3"><text:s text:c="5"/><text:span text:style-name="T1">| &gt; loss_disc_real_2: 0.22986680269241333 <text:s/>(0.22900677310021897)</text:span></text:p>
      <text:p text:style-name="P3"><text:s text:c="5"/><text:span text:style-name="T1">| &gt; loss_disc_real_3: 0.2381025105714798 <text:s/>(0.22856173377130284)</text:span></text:p>
      <text:p text:style-name="P3"><text:s text:c="5"/><text:span text:style-name="T1">| &gt; loss_disc_real_4: 0.21399405598640442 <text:s/>(0.24034230793987574)</text:span></text:p>
      <text:p text:style-name="P3"><text:s text:c="5"/><text:span text:style-name="T1">| &gt; loss_disc_real_5: 0.2035798281431198 <text:s/>(0.23173105475289862)</text:span></text:p>
      <text:p text:style-name="P3"><text:s text:c="5"/><text:span text:style-name="T1">| &gt; loss_0: 2.6443469524383545 <text:s/>(2.626829138015235)</text:span></text:p>
      <text:p text:style-name="P3"><text:s text:c="5"/><text:span text:style-name="T1">| &gt; grad_norm_0: tensor(21.5068, device='cuda:0') <text:s/>(tensor(20.7075, device='cuda:0'))</text:span></text:p>
      <text:p text:style-name="P3"><text:s text:c="5"/><text:span text:style-name="T1">| &gt; loss_gen: 2.2397592067718506 <text:s/>(2.1889022082589853)</text:span></text:p>
      <text:p text:style-name="P3"><text:s text:c="5"/><text:span text:style-name="T1">| &gt; loss_kl: 1.6535958051681519 <text:s/>(1.6656333228063318)</text:span></text:p>
      <text:p text:style-name="P3"><text:s text:c="5"/><text:span text:style-name="T1">| &gt; loss_feat: 7.290849208831787 <text:s/>(7.02916078993728)</text:span></text:p>
      <text:p text:style-name="P3"><text:s text:c="5"/><text:span text:style-name="T1">| &gt; loss_mel: 15.730676651000977 <text:s/>(15.858356934019971)</text:span></text:p>
      <text:p text:style-name="P3"><text:soft-page-break/><text:s text:c="5"/><text:span text:style-name="T1">| &gt; loss_duration: 1.4608995914459229 <text:s/>(1.3969485613220904)</text:span></text:p>
      <text:p text:style-name="P3"><text:s text:c="5"/><text:span text:style-name="T1">| &gt; amp_scaler: 256.0 <text:s/>(256.0)</text:span></text:p>
      <text:p text:style-name="P3"><text:s text:c="5"/><text:span text:style-name="T1">| &gt; loss_1: 28.37578010559082 <text:s/>(28.139001633201897)</text:span></text:p>
      <text:p text:style-name="P3"><text:s text:c="5"/><text:span text:style-name="T1">| &gt; grad_norm_1: tensor(261.4003, device='cuda:0') <text:s/>(tensor(278.6780, device='cuda:0'))</text:span></text:p>
      <text:p text:style-name="P3"><text:s text:c="5"/><text:span text:style-name="T1">| &gt; current_lr_0: 0.0001996502842328613 </text:span></text:p>
      <text:p text:style-name="P3"><text:s text:c="5"/><text:span text:style-name="T1">| &gt; current_lr_1: 0.0001996502842328613 </text:span></text:p>
      <text:p text:style-name="P3"><text:s text:c="5"/><text:span text:style-name="T1">| &gt; step_time: 0.5669 <text:s/>(0.545580827990058)</text:span></text:p>
      <text:p text:style-name="P3"><text:s text:c="5"/><text:span text:style-name="T1">| &gt; loader_time: 0.0069 <text:s/>(0.005792453968325138)</text:span></text:p>
      <text:p text:style-name="P5"/>
      <text:p text:style-name="P5"/>
      <text:p text:style-name="P3"><text:s/><text:span text:style-name="T1">&gt; CHECKPOINT : /kaggle/working/vits_4_nov-May-11-2025_10+42AM-0000000/checkpoint_854500.pth</text:span></text:p>
      <text:p text:style-name="P5"/>
      <text:p text:style-name="P1">[1m <text:s text:c="2"/>--&gt; TIME: 2025-05-11 12:35:50 -- STEP: 279/630 -- GLOBAL_STEP: 854600[0m</text:p>
      <text:p text:style-name="P3"><text:s text:c="5"/><text:span text:style-name="T1">| &gt; loss_disc: 2.7331624031066895 <text:s/>(2.6164288401176417)</text:span></text:p>
      <text:p text:style-name="P3"><text:s text:c="5"/><text:span text:style-name="T1">| &gt; loss_disc_real_0: 0.22489333152770996 <text:s/>(0.18501197554731882)</text:span></text:p>
      <text:p text:style-name="P3"><text:s text:c="5"/><text:span text:style-name="T1">| &gt; loss_disc_real_1: 0.2343134880065918 <text:s/>(0.2154903189148954)</text:span></text:p>
      <text:p text:style-name="P3"><text:s text:c="5"/><text:span text:style-name="T1">| &gt; loss_disc_real_2: 0.2309122383594513 <text:s/>(0.22832071770476609)</text:span></text:p>
      <text:p text:style-name="P3"><text:s text:c="5"/><text:span text:style-name="T1">| &gt; loss_disc_real_3: 0.23544582724571228 <text:s/>(0.22847806787832659)</text:span></text:p>
      <text:p text:style-name="P3"><text:s text:c="5"/><text:span text:style-name="T1">| &gt; loss_disc_real_4: 0.2460043877363205 <text:s/>(0.240118252226956)</text:span></text:p>
      <text:p text:style-name="P3"><text:s text:c="5"/><text:span text:style-name="T1">| &gt; loss_disc_real_5: 0.2786220610141754 <text:s/>(0.22997485042472898)</text:span></text:p>
      <text:p text:style-name="P3"><text:s text:c="5"/><text:span text:style-name="T1">| &gt; loss_0: 2.7331624031066895 <text:s/>(2.6164288401176417)</text:span></text:p>
      <text:p text:style-name="P3"><text:s text:c="5"/><text:span text:style-name="T1">| &gt; grad_norm_0: tensor(33.8796, device='cuda:0') <text:s/>(tensor(22.0601, device='cuda:0'))</text:span></text:p>
      <text:p text:style-name="P3"><text:s text:c="5"/><text:span text:style-name="T1">| &gt; loss_gen: 2.129000663757324 <text:s/>(2.196077988139191)</text:span></text:p>
      <text:p text:style-name="P3"><text:s text:c="5"/><text:span text:style-name="T1">| &gt; loss_kl: 1.762597918510437 <text:s/>(1.674962706036038)</text:span></text:p>
      <text:p text:style-name="P3"><text:s text:c="5"/><text:span text:style-name="T1">| &gt; loss_feat: 6.601109504699707 <text:s/>(6.97068115801794)</text:span></text:p>
      <text:p text:style-name="P3"><text:s text:c="5"/><text:span text:style-name="T1">| &gt; loss_mel: 16.10468292236328 <text:s/>(15.80488326985349)</text:span></text:p>
      <text:p text:style-name="P3"><text:s text:c="5"/><text:span text:style-name="T1">| &gt; loss_duration: 1.5022022724151611 <text:s/>(1.3994833833427842)</text:span></text:p>
      <text:p text:style-name="P3"><text:s text:c="5"/><text:span text:style-name="T1">| &gt; amp_scaler: 256.0 <text:s/>(256.0)</text:span></text:p>
      <text:p text:style-name="P3"><text:s text:c="5"/><text:span text:style-name="T1">| &gt; loss_1: 28.09959602355957 <text:s/>(28.04608832465279)</text:span></text:p>
      <text:p text:style-name="P3"><text:s text:c="5"/><text:span text:style-name="T1">| &gt; grad_norm_1: tensor(184.5325, device='cuda:0') <text:s/>(tensor(292.4590, device='cuda:0'))</text:span></text:p>
      <text:p text:style-name="P3"><text:s text:c="5"/><text:span text:style-name="T1">| &gt; current_lr_0: 0.0001996502842328613 </text:span></text:p>
      <text:p text:style-name="P3"><text:s text:c="5"/><text:span text:style-name="T1">| &gt; current_lr_1: 0.0001996502842328613 </text:span></text:p>
      <text:p text:style-name="P3"><text:s text:c="5"/><text:span text:style-name="T1">| &gt; step_time: 0.6529 <text:s/>(0.571167518588377)</text:span></text:p>
      <text:p text:style-name="P3"><text:s text:c="5"/><text:span text:style-name="T1">| &gt; loader_time: 0.0088 <text:s/>(0.006366176844497733)</text:span></text:p>
      <text:p text:style-name="P5"/>
      <text:p text:style-name="P5"/>
      <text:p text:style-name="P1">[1m <text:s text:c="2"/>--&gt; TIME: 2025-05-11 12:36:58 -- STEP: 379/630 -- GLOBAL_STEP: 854700[0m</text:p>
      <text:p text:style-name="P3"><text:s text:c="5"/><text:span text:style-name="T1">| &gt; loss_disc: 2.7822489738464355 <text:s/>(2.6113037905781114)</text:span></text:p>
      <text:p text:style-name="P3"><text:s text:c="5"/><text:span text:style-name="T1">| &gt; loss_disc_real_0: 0.2015547901391983 <text:s/>(0.1832327483747754)</text:span></text:p>
      <text:p text:style-name="P3"><text:s text:c="5"/><text:span text:style-name="T1">| &gt; loss_disc_real_1: 0.23627625405788422 <text:s/>(0.21401637073085303)</text:span></text:p>
      <text:p text:style-name="P3"><text:s text:c="5"/><text:span text:style-name="T1">| &gt; loss_disc_real_2: 0.2679723799228668 <text:s/>(0.2279741853318302)</text:span></text:p>
      <text:p text:style-name="P3"><text:s text:c="5"/><text:span text:style-name="T1">| &gt; loss_disc_real_3: 0.23046505451202393 <text:s/>(0.22811228237397435)</text:span></text:p>
      <text:p text:style-name="P3"><text:s text:c="5"/><text:span text:style-name="T1">| &gt; loss_disc_real_4: 0.26185810565948486 <text:s/>(0.24020458270345954)</text:span></text:p>
      <text:p text:style-name="P3"><text:s text:c="5"/><text:span text:style-name="T1">| &gt; loss_disc_real_5: 0.26755091547966003 <text:s/>(0.23110301580309556)</text:span></text:p>
      <text:p text:style-name="P3"><text:s text:c="5"/><text:span text:style-name="T1">| &gt; loss_0: 2.7822489738464355 <text:s/>(2.6113037905781114)</text:span></text:p>
      <text:p text:style-name="P3"><text:s text:c="5"/><text:span text:style-name="T1">| &gt; grad_norm_0: tensor(11.7812, device='cuda:0') <text:s/>(tensor(20.3267, device='cuda:0'))</text:span></text:p>
      <text:p text:style-name="P3"><text:s text:c="5"/><text:span text:style-name="T1">| &gt; loss_gen: 2.188298463821411 <text:s/>(2.190028574976253)</text:span></text:p>
      <text:p text:style-name="P3"><text:s text:c="5"/><text:span text:style-name="T1">| &gt; loss_kl: 1.8171710968017578 <text:s/>(1.674503233313246)</text:span></text:p>
      <text:p text:style-name="P3"><text:s text:c="5"/><text:span text:style-name="T1">| &gt; loss_feat: 6.881192207336426 <text:s/>(6.920875604674809)</text:span></text:p>
      <text:p text:style-name="P3"><text:s text:c="5"/><text:span text:style-name="T1">| &gt; loss_mel: 15.729747772216797 <text:s/>(15.757536875541103)</text:span></text:p>
      <text:p text:style-name="P3"><text:s text:c="5"/><text:span text:style-name="T1">| &gt; loss_duration: 1.4961223602294922 <text:s/>(1.4164543082657464)</text:span></text:p>
      <text:p text:style-name="P3"><text:s text:c="5"/><text:span text:style-name="T1">| &gt; amp_scaler: 256.0 <text:s/>(256.0)</text:span></text:p>
      <text:p text:style-name="P3"><text:s text:c="5"/><text:span text:style-name="T1">| &gt; loss_1: 28.112533569335938 <text:s/>(27.959398496119526)</text:span></text:p>
      <text:p text:style-name="P3"><text:s text:c="5"/><text:span text:style-name="T1">| &gt; grad_norm_1: tensor(47.3185, device='cuda:0') <text:s/>(tensor(259.9048, device='cuda:0'))</text:span></text:p>
      <text:p text:style-name="P3"><text:s text:c="5"/><text:span text:style-name="T1">| &gt; current_lr_0: 0.0001996502842328613 </text:span></text:p>
      <text:p text:style-name="P3"><text:s text:c="5"/><text:span text:style-name="T1">| &gt; current_lr_1: 0.0001996502842328613 </text:span></text:p>
      <text:p text:style-name="P3"><text:s text:c="5"/><text:span text:style-name="T1">| &gt; step_time: 0.7009 <text:s/>(0.5946874184470061)</text:span></text:p>
      <text:p text:style-name="P3"><text:s text:c="5"/><text:span text:style-name="T1">| &gt; loader_time: 0.0097 <text:s/>(0.006964219277012)</text:span></text:p>
      <text:p text:style-name="P5"><text:soft-page-break/></text:p>
      <text:p text:style-name="P5"/>
      <text:p text:style-name="P1">[1m <text:s text:c="2"/>--&gt; TIME: 2025-05-11 12:38:13 -- STEP: 479/630 -- GLOBAL_STEP: 854800[0m</text:p>
      <text:p text:style-name="P3"><text:s text:c="5"/><text:span text:style-name="T1">| &gt; loss_disc: 2.673696994781494 <text:s/>(2.6132343900477455)</text:span></text:p>
      <text:p text:style-name="P3"><text:s text:c="5"/><text:span text:style-name="T1">| &gt; loss_disc_real_0: 0.17417792975902557 <text:s/>(0.18294524423202543)</text:span></text:p>
      <text:p text:style-name="P3"><text:s text:c="5"/><text:span text:style-name="T1">| &gt; loss_disc_real_1: 0.2056361585855484 <text:s/>(0.2140179774208706)</text:span></text:p>
      <text:p text:style-name="P3"><text:s text:c="5"/><text:span text:style-name="T1">| &gt; loss_disc_real_2: 0.17085635662078857 <text:s/>(0.22780090526897373)</text:span></text:p>
      <text:p text:style-name="P3"><text:s text:c="5"/><text:span text:style-name="T1">| &gt; loss_disc_real_3: 0.23846350610256195 <text:s/>(0.22923996839244576)</text:span></text:p>
      <text:p text:style-name="P3"><text:s text:c="5"/><text:span text:style-name="T1">| &gt; loss_disc_real_4: 0.22345487773418427 <text:s/>(0.24083002070295537)</text:span></text:p>
      <text:p text:style-name="P3"><text:s text:c="5"/><text:span text:style-name="T1">| &gt; loss_disc_real_5: 0.2517193555831909 <text:s/>(0.23223535529880288)</text:span></text:p>
      <text:p text:style-name="P3"><text:s text:c="5"/><text:span text:style-name="T1">| &gt; loss_0: 2.673696994781494 <text:s/>(2.6132343900477455)</text:span></text:p>
      <text:p text:style-name="P3"><text:s text:c="5"/><text:span text:style-name="T1">| &gt; grad_norm_0: tensor(44.2020, device='cuda:0') <text:s/>(tensor(19.7513, device='cuda:0'))</text:span></text:p>
      <text:p text:style-name="P3"><text:s text:c="5"/><text:span text:style-name="T1">| &gt; loss_gen: 2.1711924076080322 <text:s/>(2.186850451975127)</text:span></text:p>
      <text:p text:style-name="P3"><text:s text:c="5"/><text:span text:style-name="T1">| &gt; loss_kl: 1.6724470853805542 <text:s/>(1.6716053164826554)</text:span></text:p>
      <text:p text:style-name="P3"><text:s text:c="5"/><text:span text:style-name="T1">| &gt; loss_feat: 6.820552825927734 <text:s/>(6.879097345228732)</text:span></text:p>
      <text:p text:style-name="P3"><text:s text:c="5"/><text:span text:style-name="T1">| &gt; loss_mel: 15.188297271728516 <text:s/>(15.707173962682672)</text:span></text:p>
      <text:p text:style-name="P3"><text:s text:c="5"/><text:span text:style-name="T1">| &gt; loss_duration: 1.4814026355743408 <text:s/>(1.4171264549884517)</text:span></text:p>
      <text:p text:style-name="P3"><text:s text:c="5"/><text:span text:style-name="T1">| &gt; amp_scaler: 256.0 <text:s/>(256.0)</text:span></text:p>
      <text:p text:style-name="P3"><text:s text:c="5"/><text:span text:style-name="T1">| &gt; loss_1: 27.333892822265625 <text:s/>(27.861853454207584)</text:span></text:p>
      <text:p text:style-name="P3"><text:s text:c="5"/><text:span text:style-name="T1">| &gt; grad_norm_1: tensor(52.1089, device='cuda:0') <text:s/>(tensor(245.3541, device='cuda:0'))</text:span></text:p>
      <text:p text:style-name="P3"><text:s text:c="5"/><text:span text:style-name="T1">| &gt; current_lr_0: 0.0001996502842328613 </text:span></text:p>
      <text:p text:style-name="P3"><text:s text:c="5"/><text:span text:style-name="T1">| &gt; current_lr_1: 0.0001996502842328613 </text:span></text:p>
      <text:p text:style-name="P3"><text:s text:c="5"/><text:span text:style-name="T1">| &gt; step_time: 0.7727 <text:s/>(0.6256181775652536)</text:span></text:p>
      <text:p text:style-name="P3"><text:s text:c="5"/><text:span text:style-name="T1">| &gt; loader_time: 0.0111 <text:s/>(0.007517887306611571)</text:span></text:p>
      <text:p text:style-name="P5"/>
      <text:p text:style-name="P5"/>
      <text:p text:style-name="P1">[1m <text:s text:c="2"/>--&gt; TIME: 2025-05-11 12:39:42 -- STEP: 579/630 -- GLOBAL_STEP: 854900[0m</text:p>
      <text:p text:style-name="P3"><text:s text:c="5"/><text:span text:style-name="T1">| &gt; loss_disc: 2.6064934730529785 <text:s/>(2.6129646680103886)</text:span></text:p>
      <text:p text:style-name="P3"><text:s text:c="5"/><text:span text:style-name="T1">| &gt; loss_disc_real_0: 0.19973304867744446 <text:s/>(0.183505708895405)</text:span></text:p>
      <text:p text:style-name="P3"><text:s text:c="5"/><text:span text:style-name="T1">| &gt; loss_disc_real_1: 0.1950361281633377 <text:s/>(0.21441980496383492)</text:span></text:p>
      <text:p text:style-name="P3"><text:s text:c="5"/><text:span text:style-name="T1">| &gt; loss_disc_real_2: 0.1875247210264206 <text:s/>(0.22801202865050452)</text:span></text:p>
      <text:p text:style-name="P3"><text:s text:c="5"/><text:span text:style-name="T1">| &gt; loss_disc_real_3: 0.22498053312301636 <text:s/>(0.22952063569544917)</text:span></text:p>
      <text:p text:style-name="P3"><text:s text:c="5"/><text:span text:style-name="T1">| &gt; loss_disc_real_4: 0.23554547131061554 <text:s/>(0.2407046779089435)</text:span></text:p>
      <text:p text:style-name="P3"><text:s text:c="5"/><text:span text:style-name="T1">| &gt; loss_disc_real_5: 0.22436612844467163 <text:s/>(0.2306948522031822)</text:span></text:p>
      <text:p text:style-name="P3"><text:s text:c="5"/><text:span text:style-name="T1">| &gt; loss_0: 2.6064934730529785 <text:s/>(2.6129646680103886)</text:span></text:p>
      <text:p text:style-name="P3"><text:s text:c="5"/><text:span text:style-name="T1">| &gt; grad_norm_0: tensor(11.1020, device='cuda:0') <text:s/>(tensor(20.2246, device='cuda:0'))</text:span></text:p>
      <text:p text:style-name="P3"><text:s text:c="5"/><text:span text:style-name="T1">| &gt; loss_gen: 2.0653512477874756 <text:s/>(2.1918406064440332)</text:span></text:p>
      <text:p text:style-name="P3"><text:s text:c="5"/><text:span text:style-name="T1">| &gt; loss_kl: 1.7246308326721191 <text:s/>(1.6751719190254932)</text:span></text:p>
      <text:p text:style-name="P3"><text:s text:c="5"/><text:span text:style-name="T1">| &gt; loss_feat: 6.676321983337402 <text:s/>(6.867433092548851)</text:span></text:p>
      <text:p text:style-name="P3"><text:s text:c="5"/><text:span text:style-name="T1">| &gt; loss_mel: 15.752574920654297 <text:s/>(15.702008698682505)</text:span></text:p>
      <text:p text:style-name="P3"><text:s text:c="5"/><text:span text:style-name="T1">| &gt; loss_duration: 1.5024466514587402 <text:s/>(1.4273175412920889)</text:span></text:p>
      <text:p text:style-name="P3"><text:s text:c="5"/><text:span text:style-name="T1">| &gt; amp_scaler: 256.0 <text:s/>(256.0)</text:span></text:p>
      <text:p text:style-name="P3"><text:s text:c="5"/><text:span text:style-name="T1">| &gt; loss_1: 27.72132682800293 <text:s/>(27.863771797667724)</text:span></text:p>
      <text:p text:style-name="P3"><text:s text:c="5"/><text:span text:style-name="T1">| &gt; grad_norm_1: tensor(88.1812, device='cuda:0') <text:s/>(tensor(251.9592, device='cuda:0'))</text:span></text:p>
      <text:p text:style-name="P3"><text:s text:c="5"/><text:span text:style-name="T1">| &gt; current_lr_0: 0.0001996502842328613 </text:span></text:p>
      <text:p text:style-name="P3"><text:s text:c="5"/><text:span text:style-name="T1">| &gt; current_lr_1: 0.0001996502842328613 </text:span></text:p>
      <text:p text:style-name="P3"><text:s text:c="5"/><text:span text:style-name="T1">| &gt; step_time: 0.9544 <text:s/>(0.6672602206314163)</text:span></text:p>
      <text:p text:style-name="P3"><text:s text:c="5"/><text:span text:style-name="T1">| &gt; loader_time: 0.0116 <text:s/>(0.008098580470768692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141993363698324 [0m(-1.6987323760986328e-05)</text:span></text:p>
      <text:p text:style-name="P3"><text:s text:c="5"/><text:span text:style-name="T1">| &gt; avg_loss_disc:[92m 2.6830860575040183 [0m(-0.00937853256861354)</text:span></text:p>
      <text:p text:style-name="P3"><text:s text:c="5"/><text:span text:style-name="T1">| &gt; avg_loss_disc_real_0:[91m 0.20648901102443537 [0m(+0.04962151932219663)</text:span></text:p>
      <text:p text:style-name="P3"><text:s text:c="5"/><text:span text:style-name="T1">| &gt; avg_loss_disc_real_1:[91m 0.2495796742538611 [0m(+0.043840352445840836)</text:span></text:p>
      <text:p text:style-name="P3"><text:s text:c="5"/><text:span text:style-name="T1">| &gt; avg_loss_disc_real_2:[92m 0.24791285892327627 [0m(-0.00692099208633104)</text:span></text:p>
      <text:p text:style-name="P3"><text:soft-page-break/><text:s text:c="5"/><text:span text:style-name="T1">| &gt; avg_loss_disc_real_3:[91m 0.23406472181280455 [0m(+0.008583861092726408)</text:span></text:p>
      <text:p text:style-name="P3"><text:s text:c="5"/><text:span text:style-name="T1">| &gt; avg_loss_disc_real_4:[91m 0.2727305901547273 [0m(+0.033970913539330155)</text:span></text:p>
      <text:p text:style-name="P3"><text:s text:c="5"/><text:span text:style-name="T1">| &gt; avg_loss_disc_real_5:[91m 0.2309500351548195 [0m(+0.03457420940200487)</text:span></text:p>
      <text:p text:style-name="P3"><text:s text:c="5"/><text:span text:style-name="T1">| &gt; avg_loss_0:[92m 2.6830860575040183 [0m(-0.00937853256861354)</text:span></text:p>
      <text:p text:style-name="P3"><text:s text:c="5"/><text:span text:style-name="T1">| &gt; avg_loss_gen:[91m 2.086036562919617 [0m(+0.17960650722185822)</text:span></text:p>
      <text:p text:style-name="P3"><text:s text:c="5"/><text:span text:style-name="T1">| &gt; avg_loss_kl:[92m 1.6706490616003673 [0m(-0.021299193302790176)</text:span></text:p>
      <text:p text:style-name="P3"><text:s text:c="5"/><text:span text:style-name="T1">| &gt; avg_loss_feat:[91m 6.535447835922241 [0m(+0.013620615005493164)</text:span></text:p>
      <text:p text:style-name="P3"><text:s text:c="5"/><text:span text:style-name="T1">| &gt; avg_loss_mel:[92m 15.516048192977905 [0m(-0.7748290697733573)</text:span></text:p>
      <text:p text:style-name="P3"><text:s text:c="5"/><text:span text:style-name="T1">| &gt; avg_loss_duration:[91m 1.5242104232311249 [0m(+0.0031690597534179688)</text:span></text:p>
      <text:p text:style-name="P3"><text:s text:c="5"/><text:span text:style-name="T1">| &gt; avg_loss_1:[92m 27.33239157994588 [0m(-0.5997327168782576)</text:span></text:p>
      <text:p text:style-name="P5"/>
      <text:p text:style-name="P5"/>
      <text:p text:style-name="P1">[4m[1m &gt; EPOCH: 15/50[0m</text:p>
      <text:p text:style-name="P3"><text:s/><text:span text:style-name="T1">--&gt; /kaggle/working/vits_4_nov-May-11-2025_10+42AM-0000000</text:span></text:p>
      <text:p text:style-name="P5"/>
      <text:p text:style-name="P1">[1m &gt; TRAINING (2025-05-11 12:40:49) [0m</text:p>
      <text:p text:style-name="P5"/>
      <text:p text:style-name="P1">[1m <text:s text:c="2"/>--&gt; TIME: 2025-05-11 12:41:16 -- STEP: 49/630 -- GLOBAL_STEP: 855000[0m</text:p>
      <text:p text:style-name="P3"><text:s text:c="5"/><text:span text:style-name="T1">| &gt; loss_disc: 2.709791421890259 <text:s/>(2.64464308777634)</text:span></text:p>
      <text:p text:style-name="P3"><text:s text:c="5"/><text:span text:style-name="T1">| &gt; loss_disc_real_0: 0.24542684853076935 <text:s/>(0.18714749417742904)</text:span></text:p>
      <text:p text:style-name="P3"><text:s text:c="5"/><text:span text:style-name="T1">| &gt; loss_disc_real_1: 0.26381412148475647 <text:s/>(0.21952199236470826)</text:span></text:p>
      <text:p text:style-name="P3"><text:s text:c="5"/><text:span text:style-name="T1">| &gt; loss_disc_real_2: 0.22641415894031525 <text:s/>(0.2344684470064786)</text:span></text:p>
      <text:p text:style-name="P3"><text:s text:c="5"/><text:span text:style-name="T1">| &gt; loss_disc_real_3: 0.2657461166381836 <text:s/>(0.2329882964187739)</text:span></text:p>
      <text:p text:style-name="P3"><text:s text:c="5"/><text:span text:style-name="T1">| &gt; loss_disc_real_4: 0.2499031275510788 <text:s/>(0.24355729137148177)</text:span></text:p>
      <text:p text:style-name="P3"><text:s text:c="5"/><text:span text:style-name="T1">| &gt; loss_disc_real_5: 0.2717747092247009 <text:s/>(0.23690075381677977)</text:span></text:p>
      <text:p text:style-name="P3"><text:s text:c="5"/><text:span text:style-name="T1">| &gt; loss_0: 2.709791421890259 <text:s/>(2.64464308777634)</text:span></text:p>
      <text:p text:style-name="P3"><text:s text:c="5"/><text:span text:style-name="T1">| &gt; grad_norm_0: tensor(8.3863, device='cuda:0') <text:s/>(tensor(13.7233, device='cuda:0'))</text:span></text:p>
      <text:p text:style-name="P3"><text:s text:c="5"/><text:span text:style-name="T1">| &gt; loss_gen: 2.150512218475342 <text:s/>(2.1352907273234147)</text:span></text:p>
      <text:p text:style-name="P3"><text:s text:c="5"/><text:span text:style-name="T1">| &gt; loss_kl: 1.6160317659378052 <text:s/>(1.6350083010537284)</text:span></text:p>
      <text:p text:style-name="P3"><text:s text:c="5"/><text:span text:style-name="T1">| &gt; loss_feat: 6.699765682220459 <text:s/>(6.888348939467449)</text:span></text:p>
      <text:p text:style-name="P3"><text:s text:c="5"/><text:span text:style-name="T1">| &gt; loss_mel: 15.305532455444336 <text:s/>(15.499010047134089)</text:span></text:p>
      <text:p text:style-name="P3"><text:s text:c="5"/><text:span text:style-name="T1">| &gt; loss_duration: 1.4765501022338867 <text:s/>(1.4588435596349287)</text:span></text:p>
      <text:p text:style-name="P3"><text:s text:c="5"/><text:span text:style-name="T1">| &gt; amp_scaler: 256.0 <text:s/>(256.0)</text:span></text:p>
      <text:p text:style-name="P3"><text:s text:c="5"/><text:span text:style-name="T1">| &gt; loss_1: 27.248394012451172 <text:s/>(27.61650155515087)</text:span></text:p>
      <text:p text:style-name="P3"><text:s text:c="5"/><text:span text:style-name="T1">| &gt; grad_norm_1: tensor(238.6632, device='cuda:0') <text:s/>(tensor(145.9155, device='cuda:0'))</text:span></text:p>
      <text:p text:style-name="P3"><text:s text:c="5"/><text:span text:style-name="T1">| &gt; current_lr_0: 0.00019962532794733217 </text:span></text:p>
      <text:p text:style-name="P3"><text:s text:c="5"/><text:span text:style-name="T1">| &gt; current_lr_1: 0.00019962532794733217 </text:span></text:p>
      <text:p text:style-name="P3"><text:s text:c="5"/><text:span text:style-name="T1">| &gt; step_time: 0.5204 <text:s/>(0.5178251655734315)</text:span></text:p>
      <text:p text:style-name="P3"><text:s text:c="5"/><text:span text:style-name="T1">| &gt; loader_time: 0.0051 <text:s/>(0.004972637916097836)</text:span></text:p>
      <text:p text:style-name="P5"/>
      <text:p text:style-name="P5"/>
      <text:p text:style-name="P3"><text:s/><text:span text:style-name="T1">&gt; CHECKPOINT : /kaggle/working/vits_4_nov-May-11-2025_10+42AM-0000000/checkpoint_855000.pth</text:span></text:p>
      <text:p text:style-name="P5"/>
      <text:p text:style-name="P1">[1m <text:s text:c="2"/>--&gt; TIME: 2025-05-11 12:42:15 -- STEP: 149/630 -- GLOBAL_STEP: 855100[0m</text:p>
      <text:p text:style-name="P3"><text:s text:c="5"/><text:span text:style-name="T1">| &gt; loss_disc: 2.7291390895843506 <text:s/>(2.657606972944017)</text:span></text:p>
      <text:p text:style-name="P3"><text:s text:c="5"/><text:span text:style-name="T1">| &gt; loss_disc_real_0: 0.233007550239563 <text:s/>(0.18753688117401712)</text:span></text:p>
      <text:p text:style-name="P3"><text:s text:c="5"/><text:span text:style-name="T1">| &gt; loss_disc_real_1: 0.18375705182552338 <text:s/>(0.2201418838644988)</text:span></text:p>
      <text:p text:style-name="P3"><text:s text:c="5"/><text:span text:style-name="T1">| &gt; loss_disc_real_2: 0.24675065279006958 <text:s/>(0.23381820941131387)</text:span></text:p>
      <text:p text:style-name="P3"><text:s text:c="5"/><text:span text:style-name="T1">| &gt; loss_disc_real_3: 0.2618253529071808 <text:s/>(0.23361347925743)</text:span></text:p>
      <text:p text:style-name="P3"><text:s text:c="5"/><text:span text:style-name="T1">| &gt; loss_disc_real_4: 0.21890652179718018 <text:s/>(0.24153199831911382)</text:span></text:p>
      <text:p text:style-name="P3"><text:s text:c="5"/><text:span text:style-name="T1">| &gt; loss_disc_real_5: 0.19527320563793182 <text:s/>(0.23728278289305282)</text:span></text:p>
      <text:p text:style-name="P3"><text:s text:c="5"/><text:span text:style-name="T1">| &gt; loss_0: 2.7291390895843506 <text:s/>(2.657606972944017)</text:span></text:p>
      <text:p text:style-name="P3"><text:s text:c="5"/><text:span text:style-name="T1">| &gt; grad_norm_0: tensor(14.8509, device='cuda:0') <text:s/>(tensor(14.5218, device='cuda:0'))</text:span></text:p>
      <text:p text:style-name="P3"><text:s text:c="5"/><text:span text:style-name="T1">| &gt; loss_gen: 1.94003427028656 <text:s/>(2.119447786535992)</text:span></text:p>
      <text:p text:style-name="P3"><text:s text:c="5"/><text:span text:style-name="T1">| &gt; loss_kl: 1.7735954523086548 <text:s/>(1.6604284376106004)</text:span></text:p>
      <text:p text:style-name="P3"><text:s text:c="5"/><text:span text:style-name="T1">| &gt; loss_feat: 6.317080020904541 <text:s/>(6.75281119826656)</text:span></text:p>
      <text:p text:style-name="P3"><text:s text:c="5"/><text:span text:style-name="T1">| &gt; loss_mel: 16.34518814086914 <text:s/>(15.47550500959358)</text:span></text:p>
      <text:p text:style-name="P3"><text:s text:c="5"/><text:span text:style-name="T1">| &gt; loss_duration: 1.4316868782043457 <text:s/>(1.3858020793671582)</text:span></text:p>
      <text:p text:style-name="P3"><text:s text:c="5"/><text:span text:style-name="T1">| &gt; amp_scaler: 256.0 <text:s/>(256.0)</text:span></text:p>
      <text:p text:style-name="P3"><text:soft-page-break/><text:s text:c="5"/><text:span text:style-name="T1">| &gt; loss_1: 27.807584762573242 <text:s/>(27.393994478571333)</text:span></text:p>
      <text:p text:style-name="P3"><text:s text:c="5"/><text:span text:style-name="T1">| &gt; grad_norm_1: tensor(143.2022, device='cuda:0') <text:s/>(tensor(158.2663, device='cuda:0'))</text:span></text:p>
      <text:p text:style-name="P3"><text:s text:c="5"/><text:span text:style-name="T1">| &gt; current_lr_0: 0.00019962532794733217 </text:span></text:p>
      <text:p text:style-name="P3"><text:s text:c="5"/><text:span text:style-name="T1">| &gt; current_lr_1: 0.00019962532794733217 </text:span></text:p>
      <text:p text:style-name="P3"><text:s text:c="5"/><text:span text:style-name="T1">| &gt; step_time: 0.5659 <text:s/>(0.5388330789220412)</text:span></text:p>
      <text:p text:style-name="P3"><text:s text:c="5"/><text:span text:style-name="T1">| &gt; loader_time: 0.0073 <text:s/>(0.005625588781881652)</text:span></text:p>
      <text:p text:style-name="P5"/>
      <text:p text:style-name="P5"/>
      <text:p text:style-name="P1">[1m <text:s text:c="2"/>--&gt; TIME: 2025-05-11 12:43:15 -- STEP: 249/630 -- GLOBAL_STEP: 855200[0m</text:p>
      <text:p text:style-name="P3"><text:s text:c="5"/><text:span text:style-name="T1">| &gt; loss_disc: 2.3194077014923096 <text:s/>(2.6341755619968272)</text:span></text:p>
      <text:p text:style-name="P3"><text:s text:c="5"/><text:span text:style-name="T1">| &gt; loss_disc_real_0: 0.16644245386123657 <text:s/>(0.1852868633516821)</text:span></text:p>
      <text:p text:style-name="P3"><text:s text:c="5"/><text:span text:style-name="T1">| &gt; loss_disc_real_1: 0.18763913214206696 <text:s/>(0.21707400948886413)</text:span></text:p>
      <text:p text:style-name="P3"><text:s text:c="5"/><text:span text:style-name="T1">| &gt; loss_disc_real_2: 0.17717434465885162 <text:s/>(0.23163299166773219)</text:span></text:p>
      <text:p text:style-name="P3"><text:s text:c="5"/><text:span text:style-name="T1">| &gt; loss_disc_real_3: 0.22975778579711914 <text:s/>(0.23308035940769686)</text:span></text:p>
      <text:p text:style-name="P3"><text:s text:c="5"/><text:span text:style-name="T1">| &gt; loss_disc_real_4: 0.19627220928668976 <text:s/>(0.2417386047332641)</text:span></text:p>
      <text:p text:style-name="P3"><text:s text:c="5"/><text:span text:style-name="T1">| &gt; loss_disc_real_5: 0.20128759741783142 <text:s/>(0.2306127322605815)</text:span></text:p>
      <text:p text:style-name="P3"><text:s text:c="5"/><text:span text:style-name="T1">| &gt; loss_0: 2.3194077014923096 <text:s/>(2.6341755619968272)</text:span></text:p>
      <text:p text:style-name="P3"><text:s text:c="5"/><text:span text:style-name="T1">| &gt; grad_norm_0: tensor(38.9705, device='cuda:0') <text:s/>(tensor(18.3413, device='cuda:0'))</text:span></text:p>
      <text:p text:style-name="P3"><text:s text:c="5"/><text:span text:style-name="T1">| &gt; loss_gen: 2.616753578186035 <text:s/>(2.173055633004888)</text:span></text:p>
      <text:p text:style-name="P3"><text:s text:c="5"/><text:span text:style-name="T1">| &gt; loss_kl: 1.511605978012085 <text:s/>(1.6609621675138972)</text:span></text:p>
      <text:p text:style-name="P3"><text:s text:c="5"/><text:span text:style-name="T1">| &gt; loss_feat: 7.61929988861084 <text:s/>(6.8649168857130185)</text:span></text:p>
      <text:p text:style-name="P3"><text:s text:c="5"/><text:span text:style-name="T1">| &gt; loss_mel: 15.171464920043945 <text:s/>(15.595385850193988)</text:span></text:p>
      <text:p text:style-name="P3"><text:s text:c="5"/><text:span text:style-name="T1">| &gt; loss_duration: 1.4399950504302979 <text:s/>(1.3924004485808228)</text:span></text:p>
      <text:p text:style-name="P3"><text:s text:c="5"/><text:span text:style-name="T1">| &gt; amp_scaler: 256.0 <text:s/>(256.0)</text:span></text:p>
      <text:p text:style-name="P3"><text:s text:c="5"/><text:span text:style-name="T1">| &gt; loss_1: 28.359119415283203 <text:s/>(27.686721012774242)</text:span></text:p>
      <text:p text:style-name="P3"><text:s text:c="5"/><text:span text:style-name="T1">| &gt; grad_norm_1: tensor(895.0096, device='cuda:0') <text:s/>(tensor(229.7193, device='cuda:0'))</text:span></text:p>
      <text:p text:style-name="P3"><text:s text:c="5"/><text:span text:style-name="T1">| &gt; current_lr_0: 0.00019962532794733217 </text:span></text:p>
      <text:p text:style-name="P3"><text:s text:c="5"/><text:span text:style-name="T1">| &gt; current_lr_1: 0.00019962532794733217 </text:span></text:p>
      <text:p text:style-name="P3"><text:s text:c="5"/><text:span text:style-name="T1">| &gt; step_time: 0.6098 <text:s/>(0.557599506224973)</text:span></text:p>
      <text:p text:style-name="P3"><text:s text:c="5"/><text:span text:style-name="T1">| &gt; loader_time: 0.0073 <text:s/>(0.006216184202446995)</text:span></text:p>
      <text:p text:style-name="P5"/>
      <text:p text:style-name="P5"/>
      <text:p text:style-name="P1">[1m <text:s text:c="2"/>--&gt; TIME: 2025-05-11 12:44:19 -- STEP: 349/630 -- GLOBAL_STEP: 855300[0m</text:p>
      <text:p text:style-name="P3"><text:s text:c="5"/><text:span text:style-name="T1">| &gt; loss_disc: 2.521939754486084 <text:s/>(2.6322250618975622)</text:span></text:p>
      <text:p text:style-name="P3"><text:s text:c="5"/><text:span text:style-name="T1">| &gt; loss_disc_real_0: 0.14239610731601715 <text:s/>(0.18656913769620878)</text:span></text:p>
      <text:p text:style-name="P3"><text:s text:c="5"/><text:span text:style-name="T1">| &gt; loss_disc_real_1: 0.25387638807296753 <text:s/>(0.21737421493987982)</text:span></text:p>
      <text:p text:style-name="P3"><text:s text:c="5"/><text:span text:style-name="T1">| &gt; loss_disc_real_2: 0.23198731243610382 <text:s/>(0.23172058024174164)</text:span></text:p>
      <text:p text:style-name="P3"><text:s text:c="5"/><text:span text:style-name="T1">| &gt; loss_disc_real_3: 0.2992711663246155 <text:s/>(0.2323277465849688)</text:span></text:p>
      <text:p text:style-name="P3"><text:s text:c="5"/><text:span text:style-name="T1">| &gt; loss_disc_real_4: 0.25167110562324524 <text:s/>(0.24191867015764842)</text:span></text:p>
      <text:p text:style-name="P3"><text:s text:c="5"/><text:span text:style-name="T1">| &gt; loss_disc_real_5: 0.2194298654794693 <text:s/>(0.22734029834454927)</text:span></text:p>
      <text:p text:style-name="P3"><text:s text:c="5"/><text:span text:style-name="T1">| &gt; loss_0: 2.521939754486084 <text:s/>(2.6322250618975622)</text:span></text:p>
      <text:p text:style-name="P3"><text:s text:c="5"/><text:span text:style-name="T1">| &gt; grad_norm_0: tensor(37.7421, device='cuda:0') <text:s/>(tensor(20.2057, device='cuda:0'))</text:span></text:p>
      <text:p text:style-name="P3"><text:s text:c="5"/><text:span text:style-name="T1">| &gt; loss_gen: 2.5016117095947266 <text:s/>(2.1801612923684974)</text:span></text:p>
      <text:p text:style-name="P3"><text:s text:c="5"/><text:span text:style-name="T1">| &gt; loss_kl: 1.5417373180389404 <text:s/>(1.6597806584186061)</text:span></text:p>
      <text:p text:style-name="P3"><text:s text:c="5"/><text:span text:style-name="T1">| &gt; loss_feat: 7.360527515411377 <text:s/>(6.830601775543737)</text:span></text:p>
      <text:p text:style-name="P3"><text:s text:c="5"/><text:span text:style-name="T1">| &gt; loss_mel: 14.972556114196777 <text:s/>(15.591985934784898)</text:span></text:p>
      <text:p text:style-name="P3"><text:s text:c="5"/><text:span text:style-name="T1">| &gt; loss_duration: 1.4299604892730713 <text:s/>(1.413865830631857)</text:span></text:p>
      <text:p text:style-name="P3"><text:s text:c="5"/><text:span text:style-name="T1">| &gt; amp_scaler: 128.0 <text:s/>(243.53008595988538)</text:span></text:p>
      <text:p text:style-name="P3"><text:s text:c="5"/><text:span text:style-name="T1">| &gt; loss_1: 27.806392669677734 <text:s/>(27.676395503702683)</text:span></text:p>
      <text:p text:style-name="P3"><text:s text:c="5"/><text:span text:style-name="T1">| &gt; grad_norm_1: tensor(552.5571, device='cuda:0') <text:s/>(tensor(256.5211, device='cuda:0'))</text:span></text:p>
      <text:p text:style-name="P3"><text:s text:c="5"/><text:span text:style-name="T1">| &gt; current_lr_0: 0.00019962532794733217 </text:span></text:p>
      <text:p text:style-name="P3"><text:s text:c="5"/><text:span text:style-name="T1">| &gt; current_lr_1: 0.00019962532794733217 </text:span></text:p>
      <text:p text:style-name="P3"><text:s text:c="5"/><text:span text:style-name="T1">| &gt; step_time: 0.6446 <text:s/>(0.5785202809254555)</text:span></text:p>
      <text:p text:style-name="P3"><text:s text:c="5"/><text:span text:style-name="T1">| &gt; loader_time: 0.0083 <text:s/>(0.006815692415210101)</text:span></text:p>
      <text:p text:style-name="P5"/>
      <text:p text:style-name="P5"/>
      <text:p text:style-name="P1">[1m <text:s text:c="2"/>--&gt; TIME: 2025-05-11 12:45:32 -- STEP: 449/630 -- GLOBAL_STEP: 855400[0m</text:p>
      <text:p text:style-name="P3"><text:s text:c="5"/><text:span text:style-name="T1">| &gt; loss_disc: 2.6905934810638428 <text:s/>(2.6270786483994035)</text:span></text:p>
      <text:p text:style-name="P3"><text:s text:c="5"/><text:span text:style-name="T1">| &gt; loss_disc_real_0: 0.15390394628047943 <text:s/>(0.18434029527191065)</text:span></text:p>
      <text:p text:style-name="P3"><text:soft-page-break/><text:s text:c="5"/><text:span text:style-name="T1">| &gt; loss_disc_real_1: 0.20905140042304993 <text:s/>(0.2167060797689752)</text:span></text:p>
      <text:p text:style-name="P3"><text:s text:c="5"/><text:span text:style-name="T1">| &gt; loss_disc_real_2: 0.23245781660079956 <text:s/>(0.2314232413912138)</text:span></text:p>
      <text:p text:style-name="P3"><text:s text:c="5"/><text:span text:style-name="T1">| &gt; loss_disc_real_3: 0.20379669964313507 <text:s/>(0.23184261761423208)</text:span></text:p>
      <text:p text:style-name="P3"><text:s text:c="5"/><text:span text:style-name="T1">| &gt; loss_disc_real_4: 0.2240222841501236 <text:s/>(0.24183382050762728)</text:span></text:p>
      <text:p text:style-name="P3"><text:s text:c="5"/><text:span text:style-name="T1">| &gt; loss_disc_real_5: 0.2269146889448166 <text:s/>(0.22908545287122706)</text:span></text:p>
      <text:p text:style-name="P3"><text:s text:c="5"/><text:span text:style-name="T1">| &gt; loss_0: 2.6905934810638428 <text:s/>(2.6270786483994035)</text:span></text:p>
      <text:p text:style-name="P3"><text:s text:c="5"/><text:span text:style-name="T1">| &gt; grad_norm_0: tensor(10.3130, device='cuda:0') <text:s/>(tensor(19.4680, device='cuda:0'))</text:span></text:p>
      <text:p text:style-name="P3"><text:s text:c="5"/><text:span text:style-name="T1">| &gt; loss_gen: 1.9869303703308105 <text:s/>(2.1774911641543575)</text:span></text:p>
      <text:p text:style-name="P3"><text:s text:c="5"/><text:span text:style-name="T1">| &gt; loss_kl: 1.5964115858078003 <text:s/>(1.6534724044375007)</text:span></text:p>
      <text:p text:style-name="P3"><text:s text:c="5"/><text:span text:style-name="T1">| &gt; loss_feat: 5.746984481811523 <text:s/>(6.805672582910958)</text:span></text:p>
      <text:p text:style-name="P3"><text:s text:c="5"/><text:span text:style-name="T1">| &gt; loss_mel: 15.008594512939453 <text:s/>(15.594303933974098)</text:span></text:p>
      <text:p text:style-name="P3"><text:s text:c="5"/><text:span text:style-name="T1">| &gt; loss_duration: 1.4439647197723389 <text:s/>(1.4156626627546105)</text:span></text:p>
      <text:p text:style-name="P3"><text:s text:c="5"/><text:span text:style-name="T1">| &gt; amp_scaler: 128.0 <text:s/>(217.79955456570156)</text:span></text:p>
      <text:p text:style-name="P3"><text:s text:c="5"/><text:span text:style-name="T1">| &gt; loss_1: 25.78288459777832 <text:s/>(27.646602800534936)</text:span></text:p>
      <text:p text:style-name="P3"><text:s text:c="5"/><text:span text:style-name="T1">| &gt; grad_norm_1: tensor(74.3217, device='cuda:0') <text:s/>(tensor(245.3484, device='cuda:0'))</text:span></text:p>
      <text:p text:style-name="P3"><text:s text:c="5"/><text:span text:style-name="T1">| &gt; current_lr_0: 0.00019962532794733217 </text:span></text:p>
      <text:p text:style-name="P3"><text:s text:c="5"/><text:span text:style-name="T1">| &gt; current_lr_1: 0.00019962532794733217 </text:span></text:p>
      <text:p text:style-name="P3"><text:s text:c="5"/><text:span text:style-name="T1">| &gt; step_time: 0.7728 <text:s/>(0.6094447079639393)</text:span></text:p>
      <text:p text:style-name="P3"><text:s text:c="5"/><text:span text:style-name="T1">| &gt; loader_time: 0.0112 <text:s/>(0.0074195118417718624)</text:span></text:p>
      <text:p text:style-name="P5"/>
      <text:p text:style-name="P5"/>
      <text:p text:style-name="P1">[1m <text:s text:c="2"/>--&gt; TIME: 2025-05-11 12:46:56 -- STEP: 549/630 -- GLOBAL_STEP: 855500[0m</text:p>
      <text:p text:style-name="P3"><text:s text:c="5"/><text:span text:style-name="T1">| &gt; loss_disc: 2.5334901809692383 <text:s/>(2.6243099688615086)</text:span></text:p>
      <text:p text:style-name="P3"><text:s text:c="5"/><text:span text:style-name="T1">| &gt; loss_disc_real_0: 0.11367801576852798 <text:s/>(0.18416494307513662)</text:span></text:p>
      <text:p text:style-name="P3"><text:s text:c="5"/><text:span text:style-name="T1">| &gt; loss_disc_real_1: 0.17610827088356018 <text:s/>(0.21677475890826656)</text:span></text:p>
      <text:p text:style-name="P3"><text:s text:c="5"/><text:span text:style-name="T1">| &gt; loss_disc_real_2: 0.1560935527086258 <text:s/>(0.23126377081176186)</text:span></text:p>
      <text:p text:style-name="P3"><text:s text:c="5"/><text:span text:style-name="T1">| &gt; loss_disc_real_3: 0.223531112074852 <text:s/>(0.2318167294526578)</text:span></text:p>
      <text:p text:style-name="P3"><text:s text:c="5"/><text:span text:style-name="T1">| &gt; loss_disc_real_4: 0.2616705596446991 <text:s/>(0.24121694285795772)</text:span></text:p>
      <text:p text:style-name="P3"><text:s text:c="5"/><text:span text:style-name="T1">| &gt; loss_disc_real_5: 0.19290396571159363 <text:s/>(0.22777809506665594)</text:span></text:p>
      <text:p text:style-name="P3"><text:s text:c="5"/><text:span text:style-name="T1">| &gt; loss_0: 2.5334901809692383 <text:s/>(2.6243099688615086)</text:span></text:p>
      <text:p text:style-name="P3"><text:s text:c="5"/><text:span text:style-name="T1">| &gt; grad_norm_0: tensor(29.9624, device='cuda:0') <text:s/>(tensor(19.9351, device='cuda:0'))</text:span></text:p>
      <text:p text:style-name="P3"><text:s text:c="5"/><text:span text:style-name="T1">| &gt; loss_gen: 2.1634068489074707 <text:s/>(2.1788612610655393)</text:span></text:p>
      <text:p text:style-name="P3"><text:s text:c="5"/><text:span text:style-name="T1">| &gt; loss_kl: 1.4746259450912476 <text:s/>(1.6509659972130057)</text:span></text:p>
      <text:p text:style-name="P3"><text:s text:c="5"/><text:span text:style-name="T1">| &gt; loss_feat: 8.184065818786621 <text:s/>(6.797722671418458)</text:span></text:p>
      <text:p text:style-name="P3"><text:s text:c="5"/><text:span text:style-name="T1">| &gt; loss_mel: 16.336891174316406 <text:s/>(15.609643253472333)</text:span></text:p>
      <text:p text:style-name="P3"><text:s text:c="5"/><text:span text:style-name="T1">| &gt; loss_duration: 1.4809514284133911 <text:s/>(1.4261795644985953)</text:span></text:p>
      <text:p text:style-name="P3"><text:s text:c="5"/><text:span text:style-name="T1">| &gt; amp_scaler: 128.0 <text:s/>(201.44262295081967)</text:span></text:p>
      <text:p text:style-name="P3"><text:s text:c="5"/><text:span text:style-name="T1">| &gt; loss_1: 29.63994026184082 <text:s/>(27.66337279022717)</text:span></text:p>
      <text:p text:style-name="P3"><text:s text:c="5"/><text:span text:style-name="T1">| &gt; grad_norm_1: tensor(306.3801, device='cuda:0') <text:s/>(tensor(257.5392, device='cuda:0'))</text:span></text:p>
      <text:p text:style-name="P3"><text:s text:c="5"/><text:span text:style-name="T1">| &gt; current_lr_0: 0.00019962532794733217 </text:span></text:p>
      <text:p text:style-name="P3"><text:s text:c="5"/><text:span text:style-name="T1">| &gt; current_lr_1: 0.00019962532794733217 </text:span></text:p>
      <text:p text:style-name="P3"><text:s text:c="5"/><text:span text:style-name="T1">| &gt; step_time: 0.8859 <text:s/>(0.647636923850777)</text:span></text:p>
      <text:p text:style-name="P3"><text:s text:c="5"/><text:span text:style-name="T1">| &gt; loader_time: 0.0104 <text:s/>(0.008036054114392111)</text:span></text:p>
      <text:p text:style-name="P5"/>
      <text:p text:style-name="P5"/>
      <text:p text:style-name="P3"><text:s/><text:span text:style-name="T1">&gt; CHECKPOINT : /kaggle/working/vits_4_nov-May-11-2025_10+42AM-0000000/checkpoint_855500.pth</text:span></text:p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065480868021647 [0m(-7.651249567667672e-05)</text:span></text:p>
      <text:p text:style-name="P3"><text:s text:c="5"/><text:span text:style-name="T1">| &gt; avg_loss_disc:[92m 2.668495774269104 [0m(-0.014590283234914292)</text:span></text:p>
      <text:p text:style-name="P3"><text:s text:c="5"/><text:span text:style-name="T1">| &gt; avg_loss_disc_real_0:[92m 0.13439735397696495 [0m(-0.07209165704747042)</text:span></text:p>
      <text:p text:style-name="P3"><text:s text:c="5"/><text:span text:style-name="T1">| &gt; avg_loss_disc_real_1:[92m 0.20275338366627693 [0m(-0.04682629058758417)</text:span></text:p>
      <text:p text:style-name="P3"><text:s text:c="5"/><text:span text:style-name="T1">| &gt; avg_loss_disc_real_2:[92m 0.24209017430742583 [0m(-0.005822684615850449)</text:span></text:p>
      <text:p text:style-name="P3"><text:s text:c="5"/><text:span text:style-name="T1">| &gt; avg_loss_disc_real_3:[91m 0.27764585614204407 [0m(+0.04358113432923952)</text:span></text:p>
      <text:p text:style-name="P3"><text:s text:c="5"/><text:span text:style-name="T1">| &gt; avg_loss_disc_real_4:[91m 0.2805632936457793 [0m(+0.007832703491052029)</text:span></text:p>
      <text:p text:style-name="P3"><text:soft-page-break/><text:s text:c="5"/><text:span text:style-name="T1">| &gt; avg_loss_disc_real_5:[91m 0.2498572506010532 [0m(+0.01890721544623372)</text:span></text:p>
      <text:p text:style-name="P3"><text:s text:c="5"/><text:span text:style-name="T1">| &gt; avg_loss_0:[92m 2.668495774269104 [0m(-0.014590283234914292)</text:span></text:p>
      <text:p text:style-name="P3"><text:s text:c="5"/><text:span text:style-name="T1">| &gt; avg_loss_gen:[92m 2.0201743543148036 [0m(-0.06586220860481351)</text:span></text:p>
      <text:p text:style-name="P3"><text:s text:c="5"/><text:span text:style-name="T1">| &gt; avg_loss_kl:[91m 1.6785483757654827 [0m(+0.007899314165115356)</text:span></text:p>
      <text:p text:style-name="P3"><text:s text:c="5"/><text:span text:style-name="T1">| &gt; avg_loss_feat:[92m 6.283298850059509 [0m(-0.25214898586273193)</text:span></text:p>
      <text:p text:style-name="P3"><text:s text:c="5"/><text:span text:style-name="T1">| &gt; avg_loss_mel:[92m 15.26830267906189 [0m(-0.24774551391601562)</text:span></text:p>
      <text:p text:style-name="P3"><text:s text:c="5"/><text:span text:style-name="T1">| &gt; avg_loss_duration:[92m 1.5229847530523937 [0m(-0.0012256701787312085)</text:span></text:p>
      <text:p text:style-name="P3"><text:s text:c="5"/><text:span text:style-name="T1">| &gt; avg_loss_1:[92m 26.773309071858723 [0m(-0.5590825080871582)</text:span></text:p>
      <text:p text:style-name="P5"/>
      <text:p text:style-name="P5"/>
      <text:p text:style-name="P1">[4m[1m &gt; EPOCH: 16/50[0m</text:p>
      <text:p text:style-name="P3"><text:s/><text:span text:style-name="T1">--&gt; /kaggle/working/vits_4_nov-May-11-2025_10+42AM-0000000</text:span></text:p>
      <text:p text:style-name="P5"/>
      <text:p text:style-name="P1">[1m &gt; TRAINING (2025-05-11 12:48:33) [0m</text:p>
      <text:p text:style-name="P5"/>
      <text:p text:style-name="P1">[1m <text:s text:c="2"/>--&gt; TIME: 2025-05-11 12:48:44 -- STEP: 19/630 -- GLOBAL_STEP: 855600[0m</text:p>
      <text:p text:style-name="P3"><text:s text:c="5"/><text:span text:style-name="T1">| &gt; loss_disc: 2.6172142028808594 <text:s/>(2.597085112019589)</text:span></text:p>
      <text:p text:style-name="P3"><text:s text:c="5"/><text:span text:style-name="T1">| &gt; loss_disc_real_0: 0.18774087727069855 <text:s/>(0.17525508058698555)</text:span></text:p>
      <text:p text:style-name="P3"><text:s text:c="5"/><text:span text:style-name="T1">| &gt; loss_disc_real_1: 0.16109324991703033 <text:s/>(0.21808061082112162)</text:span></text:p>
      <text:p text:style-name="P3"><text:s text:c="5"/><text:span text:style-name="T1">| &gt; loss_disc_real_2: 0.2228115051984787 <text:s/>(0.23643877082749418)</text:span></text:p>
      <text:p text:style-name="P3"><text:s text:c="5"/><text:span text:style-name="T1">| &gt; loss_disc_real_3: 0.20851543545722961 <text:s/>(0.2273269672142832)</text:span></text:p>
      <text:p text:style-name="P3"><text:s text:c="5"/><text:span text:style-name="T1">| &gt; loss_disc_real_4: 0.21186932921409607 <text:s/>(0.240905930337153)</text:span></text:p>
      <text:p text:style-name="P3"><text:s text:c="5"/><text:span text:style-name="T1">| &gt; loss_disc_real_5: 0.25769174098968506 <text:s/>(0.22938014410044016)</text:span></text:p>
      <text:p text:style-name="P3"><text:s text:c="5"/><text:span text:style-name="T1">| &gt; loss_0: 2.6172142028808594 <text:s/>(2.597085112019589)</text:span></text:p>
      <text:p text:style-name="P3"><text:s text:c="5"/><text:span text:style-name="T1">| &gt; grad_norm_0: tensor(29.8023, device='cuda:0') <text:s/>(tensor(23.4106, device='cuda:0'))</text:span></text:p>
      <text:p text:style-name="P3"><text:s text:c="5"/><text:span text:style-name="T1">| &gt; loss_gen: 2.199664354324341 <text:s/>(2.204343795776367)</text:span></text:p>
      <text:p text:style-name="P3"><text:s text:c="5"/><text:span text:style-name="T1">| &gt; loss_kl: 1.8236292600631714 <text:s/>(1.5725889958833392)</text:span></text:p>
      <text:p text:style-name="P3"><text:s text:c="5"/><text:span text:style-name="T1">| &gt; loss_feat: 8.176875114440918 <text:s/>(7.1770197968733935)</text:span></text:p>
      <text:p text:style-name="P3"><text:s text:c="5"/><text:span text:style-name="T1">| &gt; loss_mel: 16.546175003051758 <text:s/>(15.728616865057694)</text:span></text:p>
      <text:p text:style-name="P3"><text:s text:c="5"/><text:span text:style-name="T1">| &gt; loss_duration: 1.4392032623291016 <text:s/>(1.4458985642382973)</text:span></text:p>
      <text:p text:style-name="P3"><text:s text:c="5"/><text:span text:style-name="T1">| &gt; amp_scaler: 128.0 <text:s/>(128.0)</text:span></text:p>
      <text:p text:style-name="P3"><text:s text:c="5"/><text:span text:style-name="T1">| &gt; loss_1: 30.185548782348633 <text:s/>(28.128468362908613)</text:span></text:p>
      <text:p text:style-name="P3"><text:s text:c="5"/><text:span text:style-name="T1">| &gt; grad_norm_1: tensor(539.1942, device='cuda:0') <text:s/>(tensor(311.7523, device='cuda:0'))</text:span></text:p>
      <text:p text:style-name="P3"><text:s text:c="5"/><text:span text:style-name="T1">| &gt; current_lr_0: 0.00019960037478133875 </text:span></text:p>
      <text:p text:style-name="P3"><text:s text:c="5"/><text:span text:style-name="T1">| &gt; current_lr_1: 0.00019960037478133875 </text:span></text:p>
      <text:p text:style-name="P3"><text:s text:c="5"/><text:span text:style-name="T1">| &gt; step_time: 0.5096 <text:s/>(0.5101126871610941)</text:span></text:p>
      <text:p text:style-name="P3"><text:s text:c="5"/><text:span text:style-name="T1">| &gt; loader_time: 0.0052 <text:s/>(0.004696720524838096)</text:span></text:p>
      <text:p text:style-name="P5"/>
      <text:p text:style-name="P5"/>
      <text:p text:style-name="P1">[1m <text:s text:c="2"/>--&gt; TIME: 2025-05-11 12:49:39 -- STEP: 119/630 -- GLOBAL_STEP: 855700[0m</text:p>
      <text:p text:style-name="P3"><text:s text:c="5"/><text:span text:style-name="T1">| &gt; loss_disc: 2.472170114517212 <text:s/>(2.6243659227836034)</text:span></text:p>
      <text:p text:style-name="P3"><text:s text:c="5"/><text:span text:style-name="T1">| &gt; loss_disc_real_0: 0.22853514552116394 <text:s/>(0.18054649221296074)</text:span></text:p>
      <text:p text:style-name="P3"><text:s text:c="5"/><text:span text:style-name="T1">| &gt; loss_disc_real_1: 0.20308098196983337 <text:s/>(0.21669854236250163)</text:span></text:p>
      <text:p text:style-name="P3"><text:s text:c="5"/><text:span text:style-name="T1">| &gt; loss_disc_real_2: 0.2234877049922943 <text:s/>(0.22847164215660898)</text:span></text:p>
      <text:p text:style-name="P3"><text:s text:c="5"/><text:span text:style-name="T1">| &gt; loss_disc_real_3: 0.21874921023845673 <text:s/>(0.23036099594681203)</text:span></text:p>
      <text:p text:style-name="P3"><text:s text:c="5"/><text:span text:style-name="T1">| &gt; loss_disc_real_4: 0.22730201482772827 <text:s/>(0.2417399162003974)</text:span></text:p>
      <text:p text:style-name="P3"><text:s text:c="5"/><text:span text:style-name="T1">| &gt; loss_disc_real_5: 0.1698835790157318 <text:s/>(0.2333599695888888)</text:span></text:p>
      <text:p text:style-name="P3"><text:s text:c="5"/><text:span text:style-name="T1">| &gt; loss_0: 2.472170114517212 <text:s/>(2.6243659227836034)</text:span></text:p>
      <text:p text:style-name="P3"><text:s text:c="5"/><text:span text:style-name="T1">| &gt; grad_norm_0: tensor(11.9445, device='cuda:0') <text:s/>(tensor(19.2783, device='cuda:0'))</text:span></text:p>
      <text:p text:style-name="P3"><text:s text:c="5"/><text:span text:style-name="T1">| &gt; loss_gen: 2.3515448570251465 <text:s/>(2.167360859758711)</text:span></text:p>
      <text:p text:style-name="P3"><text:s text:c="5"/><text:span text:style-name="T1">| &gt; loss_kl: 1.5995272397994995 <text:s/>(1.6455807455447538)</text:span></text:p>
      <text:p text:style-name="P3"><text:s text:c="5"/><text:span text:style-name="T1">| &gt; loss_feat: 6.606319904327393 <text:s/>(6.970052731137316)</text:span></text:p>
      <text:p text:style-name="P3"><text:s text:c="5"/><text:span text:style-name="T1">| &gt; loss_mel: 15.034571647644043 <text:s/>(15.643957570821298)</text:span></text:p>
      <text:p text:style-name="P3"><text:s text:c="5"/><text:span text:style-name="T1">| &gt; loss_duration: 1.5022121667861938 <text:s/>(1.4210408805799084)</text:span></text:p>
      <text:p text:style-name="P3"><text:s text:c="5"/><text:span text:style-name="T1">| &gt; amp_scaler: 128.0 <text:s/>(128.0)</text:span></text:p>
      <text:p text:style-name="P3"><text:s text:c="5"/><text:span text:style-name="T1">| &gt; loss_1: 27.094175338745117 <text:s/>(27.84799290504776)</text:span></text:p>
      <text:p text:style-name="P3"><text:s text:c="5"/><text:span text:style-name="T1">| &gt; grad_norm_1: tensor(71.8298, device='cuda:0') <text:s/>(tensor(234.1919, device='cuda:0'))</text:span></text:p>
      <text:p text:style-name="P3"><text:s text:c="5"/><text:span text:style-name="T1">| &gt; current_lr_0: 0.00019960037478133875 </text:span></text:p>
      <text:p text:style-name="P3"><text:s text:c="5"/><text:span text:style-name="T1">| &gt; current_lr_1: 0.00019960037478133875 </text:span></text:p>
      <text:p text:style-name="P3"><text:s text:c="5"/><text:span text:style-name="T1">| &gt; step_time: 0.6219 <text:s/>(0.5337651697527463)</text:span></text:p>
      <text:p text:style-name="P3"><text:soft-page-break/><text:s text:c="5"/><text:span text:style-name="T1">| &gt; loader_time: 0.0078 <text:s/>(0.0055209949236957965)</text:span></text:p>
      <text:p text:style-name="P5"/>
      <text:p text:style-name="P5"/>
      <text:p text:style-name="P1">[1m <text:s text:c="2"/>--&gt; TIME: 2025-05-11 12:50:43 -- STEP: 219/630 -- GLOBAL_STEP: 855800[0m</text:p>
      <text:p text:style-name="P3"><text:s text:c="5"/><text:span text:style-name="T1">| &gt; loss_disc: 2.683581829071045 <text:s/>(2.6336871107963677)</text:span></text:p>
      <text:p text:style-name="P3"><text:s text:c="5"/><text:span text:style-name="T1">| &gt; loss_disc_real_0: 0.14504040777683258 <text:s/>(0.1827630996363892)</text:span></text:p>
      <text:p text:style-name="P3"><text:s text:c="5"/><text:span text:style-name="T1">| &gt; loss_disc_real_1: 0.26637372374534607 <text:s/>(0.2156539742396847)</text:span></text:p>
      <text:p text:style-name="P3"><text:s text:c="5"/><text:span text:style-name="T1">| &gt; loss_disc_real_2: 0.2920706272125244 <text:s/>(0.22918547635481237)</text:span></text:p>
      <text:p text:style-name="P3"><text:s text:c="5"/><text:span text:style-name="T1">| &gt; loss_disc_real_3: 0.30125245451927185 <text:s/>(0.23215885018104832)</text:span></text:p>
      <text:p text:style-name="P3"><text:s text:c="5"/><text:span text:style-name="T1">| &gt; loss_disc_real_4: 0.2571159899234772 <text:s/>(0.2413983116411183)</text:span></text:p>
      <text:p text:style-name="P3"><text:s text:c="5"/><text:span text:style-name="T1">| &gt; loss_disc_real_5: 0.32725822925567627 <text:s/>(0.2347558369375255)</text:span></text:p>
      <text:p text:style-name="P3"><text:s text:c="5"/><text:span text:style-name="T1">| &gt; loss_0: 2.683581829071045 <text:s/>(2.6336871107963677)</text:span></text:p>
      <text:p text:style-name="P3"><text:s text:c="5"/><text:span text:style-name="T1">| &gt; grad_norm_0: tensor(22.2389, device='cuda:0') <text:s/>(tensor(19.5891, device='cuda:0'))</text:span></text:p>
      <text:p text:style-name="P3"><text:s text:c="5"/><text:span text:style-name="T1">| &gt; loss_gen: 2.2493062019348145 <text:s/>(2.1638546752058745)</text:span></text:p>
      <text:p text:style-name="P3"><text:s text:c="5"/><text:span text:style-name="T1">| &gt; loss_kl: 1.6415822505950928 <text:s/>(1.6561051650678729)</text:span></text:p>
      <text:p text:style-name="P3"><text:s text:c="5"/><text:span text:style-name="T1">| &gt; loss_feat: 7.0753560066223145 <text:s/>(6.891827711775968)</text:span></text:p>
      <text:p text:style-name="P3"><text:s text:c="5"/><text:span text:style-name="T1">| &gt; loss_mel: 16.050310134887695 <text:s/>(15.612987235256526)</text:span></text:p>
      <text:p text:style-name="P3"><text:s text:c="5"/><text:span text:style-name="T1">| &gt; loss_duration: 1.513700246810913 <text:s/>(1.377520976545604)</text:span></text:p>
      <text:p text:style-name="P3"><text:s text:c="5"/><text:span text:style-name="T1">| &gt; amp_scaler: 128.0 <text:s/>(128.0)</text:span></text:p>
      <text:p text:style-name="P3"><text:s text:c="5"/><text:span text:style-name="T1">| &gt; loss_1: 28.530254364013672 <text:s/>(27.702295852034055)</text:span></text:p>
      <text:p text:style-name="P3"><text:s text:c="5"/><text:span text:style-name="T1">| &gt; grad_norm_1: tensor(251.9148, device='cuda:0') <text:s/>(tensor(236.3678, device='cuda:0'))</text:span></text:p>
      <text:p text:style-name="P3"><text:s text:c="5"/><text:span text:style-name="T1">| &gt; current_lr_0: 0.00019960037478133875 </text:span></text:p>
      <text:p text:style-name="P3"><text:s text:c="5"/><text:span text:style-name="T1">| &gt; current_lr_1: 0.00019960037478133875 </text:span></text:p>
      <text:p text:style-name="P3"><text:s text:c="5"/><text:span text:style-name="T1">| &gt; step_time: 0.6378 <text:s/>(0.5768426335565578)</text:span></text:p>
      <text:p text:style-name="P3"><text:s text:c="5"/><text:span text:style-name="T1">| &gt; loader_time: 0.0084 <text:s/>(0.006364150678730447)</text:span></text:p>
      <text:p text:style-name="P5"/>
      <text:p text:style-name="P5"/>
      <text:p text:style-name="P1">[1m <text:s text:c="2"/>--&gt; TIME: 2025-05-11 12:51:51 -- STEP: 319/630 -- GLOBAL_STEP: 855900[0m</text:p>
      <text:p text:style-name="P3"><text:s text:c="5"/><text:span text:style-name="T1">| &gt; loss_disc: 2.6676204204559326 <text:s/>(2.6319472961664956)</text:span></text:p>
      <text:p text:style-name="P3"><text:s text:c="5"/><text:span text:style-name="T1">| &gt; loss_disc_real_0: 0.23982587456703186 <text:s/>(0.18345355541448227)</text:span></text:p>
      <text:p text:style-name="P3"><text:s text:c="5"/><text:span text:style-name="T1">| &gt; loss_disc_real_1: 0.2974871098995209 <text:s/>(0.21502015695302837)</text:span></text:p>
      <text:p text:style-name="P3"><text:s text:c="5"/><text:span text:style-name="T1">| &gt; loss_disc_real_2: 0.25586068630218506 <text:s/>(0.2293697365772762)</text:span></text:p>
      <text:p text:style-name="P3"><text:s text:c="5"/><text:span text:style-name="T1">| &gt; loss_disc_real_3: 0.2971281111240387 <text:s/>(0.23230922763997855)</text:span></text:p>
      <text:p text:style-name="P3"><text:s text:c="5"/><text:span text:style-name="T1">| &gt; loss_disc_real_4: 0.24540722370147705 <text:s/>(0.2410021248656007)</text:span></text:p>
      <text:p text:style-name="P3"><text:s text:c="5"/><text:span text:style-name="T1">| &gt; loss_disc_real_5: 0.18562129139900208 <text:s/>(0.2325965995231766)</text:span></text:p>
      <text:p text:style-name="P3"><text:s text:c="5"/><text:span text:style-name="T1">| &gt; loss_0: 2.6676204204559326 <text:s/>(2.6319472961664956)</text:span></text:p>
      <text:p text:style-name="P3"><text:s text:c="5"/><text:span text:style-name="T1">| &gt; grad_norm_0: tensor(12.3534, device='cuda:0') <text:s/>(tensor(20.3099, device='cuda:0'))</text:span></text:p>
      <text:p text:style-name="P3"><text:s text:c="5"/><text:span text:style-name="T1">| &gt; loss_gen: 2.24182391166687 <text:s/>(2.163582420274381)</text:span></text:p>
      <text:p text:style-name="P3"><text:s text:c="5"/><text:span text:style-name="T1">| &gt; loss_kl: 1.7764227390289307 <text:s/>(1.6454982738883517)</text:span></text:p>
      <text:p text:style-name="P3"><text:s text:c="5"/><text:span text:style-name="T1">| &gt; loss_feat: 5.555209636688232 <text:s/>(6.838324929479521)</text:span></text:p>
      <text:p text:style-name="P3"><text:s text:c="5"/><text:span text:style-name="T1">| &gt; loss_mel: 14.441760063171387 <text:s/>(15.608488830279407)</text:span></text:p>
      <text:p text:style-name="P3"><text:s text:c="5"/><text:span text:style-name="T1">| &gt; loss_duration: 1.524364709854126 <text:s/>(1.4053385676261407)</text:span></text:p>
      <text:p text:style-name="P3"><text:s text:c="5"/><text:span text:style-name="T1">| &gt; amp_scaler: 128.0 <text:s/>(128.0)</text:span></text:p>
      <text:p text:style-name="P3"><text:s text:c="5"/><text:span text:style-name="T1">| &gt; loss_1: 25.539579391479492 <text:s/>(27.661233058917478)</text:span></text:p>
      <text:p text:style-name="P3"><text:s text:c="5"/><text:span text:style-name="T1">| &gt; grad_norm_1: tensor(271.8173, device='cuda:0') <text:s/>(tensor(251.0587, device='cuda:0'))</text:span></text:p>
      <text:p text:style-name="P3"><text:s text:c="5"/><text:span text:style-name="T1">| &gt; current_lr_0: 0.00019960037478133875 </text:span></text:p>
      <text:p text:style-name="P3"><text:s text:c="5"/><text:span text:style-name="T1">| &gt; current_lr_1: 0.00019960037478133875 </text:span></text:p>
      <text:p text:style-name="P3"><text:s text:c="5"/><text:span text:style-name="T1">| &gt; step_time: 0.7116 <text:s/>(0.6032237206880577)</text:span></text:p>
      <text:p text:style-name="P3"><text:s text:c="5"/><text:span text:style-name="T1">| &gt; loader_time: 0.0093 <text:s/>(0.0070369759323454925)</text:span></text:p>
      <text:p text:style-name="P5"/>
      <text:p text:style-name="P5"/>
      <text:p text:style-name="P1">[1m <text:s text:c="2"/>--&gt; TIME: 2025-05-11 12:53:06 -- STEP: 419/630 -- GLOBAL_STEP: 856000[0m</text:p>
      <text:p text:style-name="P3"><text:s text:c="5"/><text:span text:style-name="T1">| &gt; loss_disc: 2.448434352874756 <text:s/>(2.632112336329458)</text:span></text:p>
      <text:p text:style-name="P3"><text:s text:c="5"/><text:span text:style-name="T1">| &gt; loss_disc_real_0: 0.16360856592655182 <text:s/>(0.18465340062798066)</text:span></text:p>
      <text:p text:style-name="P3"><text:s text:c="5"/><text:span text:style-name="T1">| &gt; loss_disc_real_1: 0.24972912669181824 <text:s/>(0.2161806847428934)</text:span></text:p>
      <text:p text:style-name="P3"><text:s text:c="5"/><text:span text:style-name="T1">| &gt; loss_disc_real_2: 0.25917384028434753 <text:s/>(0.22970880372427532)</text:span></text:p>
      <text:p text:style-name="P3"><text:s text:c="5"/><text:span text:style-name="T1">| &gt; loss_disc_real_3: 0.19845391809940338 <text:s/>(0.23171846355202655)</text:span></text:p>
      <text:p text:style-name="P3"><text:s text:c="5"/><text:span text:style-name="T1">| &gt; loss_disc_real_4: 0.22834128141403198 <text:s/>(0.24045090466239857)</text:span></text:p>
      <text:p text:style-name="P3"><text:s text:c="5"/><text:span text:style-name="T1">| &gt; loss_disc_real_5: 0.18943142890930176 <text:s/>(0.23161443829678693)</text:span></text:p>
      <text:p text:style-name="P3"><text:s text:c="5"/><text:span text:style-name="T1">| &gt; loss_0: 2.448434352874756 <text:s/>(2.632112336329458)</text:span></text:p>
      <text:p text:style-name="P3"><text:soft-page-break/><text:s text:c="5"/><text:span text:style-name="T1">| &gt; grad_norm_0: tensor(27.5007, device='cuda:0') <text:s/>(tensor(20.6595, device='cuda:0'))</text:span></text:p>
      <text:p text:style-name="P3"><text:s text:c="5"/><text:span text:style-name="T1">| &gt; loss_gen: 2.173581123352051 <text:s/>(2.1624184055942908)</text:span></text:p>
      <text:p text:style-name="P3"><text:s text:c="5"/><text:span text:style-name="T1">| &gt; loss_kl: 1.5342673063278198 <text:s/>(1.641577162435345)</text:span></text:p>
      <text:p text:style-name="P3"><text:s text:c="5"/><text:span text:style-name="T1">| &gt; loss_feat: 6.697719573974609 <text:s/>(6.829784673267446)</text:span></text:p>
      <text:p text:style-name="P3"><text:s text:c="5"/><text:span text:style-name="T1">| &gt; loss_mel: 15.784165382385254 <text:s/>(15.614899198309049)</text:span></text:p>
      <text:p text:style-name="P3"><text:s text:c="5"/><text:span text:style-name="T1">| &gt; loss_duration: 1.4628475904464722 <text:s/>(1.4091924218403131)</text:span></text:p>
      <text:p text:style-name="P3"><text:s text:c="5"/><text:span text:style-name="T1">| &gt; amp_scaler: 128.0 <text:s/>(128.0)</text:span></text:p>
      <text:p text:style-name="P3"><text:s text:c="5"/><text:span text:style-name="T1">| &gt; loss_1: 27.652578353881836 <text:s/>(27.657871883638144)</text:span></text:p>
      <text:p text:style-name="P3"><text:s text:c="5"/><text:span text:style-name="T1">| &gt; grad_norm_1: tensor(513.5968, device='cuda:0') <text:s/>(tensor(257.8801, device='cuda:0'))</text:span></text:p>
      <text:p text:style-name="P3"><text:s text:c="5"/><text:span text:style-name="T1">| &gt; current_lr_0: 0.00019960037478133875 </text:span></text:p>
      <text:p text:style-name="P3"><text:s text:c="5"/><text:span text:style-name="T1">| &gt; current_lr_1: 0.00019960037478133875 </text:span></text:p>
      <text:p text:style-name="P3"><text:s text:c="5"/><text:span text:style-name="T1">| &gt; step_time: 0.779 <text:s/>(0.634935978773386)</text:span></text:p>
      <text:p text:style-name="P3"><text:s text:c="5"/><text:span text:style-name="T1">| &gt; loader_time: 0.0099 <text:s/>(0.00763054565484313)</text:span></text:p>
      <text:p text:style-name="P5"/>
      <text:p text:style-name="P5"/>
      <text:p text:style-name="P3"><text:s/><text:span text:style-name="T1">&gt; CHECKPOINT : /kaggle/working/vits_4_nov-May-11-2025_10+42AM-0000000/checkpoint_856000.pth</text:span></text:p>
      <text:p text:style-name="P5"/>
      <text:p text:style-name="P1">[1m <text:s text:c="2"/>--&gt; TIME: 2025-05-11 12:54:29 -- STEP: 519/630 -- GLOBAL_STEP: 856100[0m</text:p>
      <text:p text:style-name="P3"><text:s text:c="5"/><text:span text:style-name="T1">| &gt; loss_disc: 2.7926342487335205 <text:s/>(2.631144303577254)</text:span></text:p>
      <text:p text:style-name="P3"><text:s text:c="5"/><text:span text:style-name="T1">| &gt; loss_disc_real_0: 0.18793818354606628 <text:s/>(0.18460690379429875)</text:span></text:p>
      <text:p text:style-name="P3"><text:s text:c="5"/><text:span text:style-name="T1">| &gt; loss_disc_real_1: 0.27411994338035583 <text:s/>(0.2154320388572983)</text:span></text:p>
      <text:p text:style-name="P3"><text:s text:c="5"/><text:span text:style-name="T1">| &gt; loss_disc_real_2: 0.2544163167476654 <text:s/>(0.22939537692391576)</text:span></text:p>
      <text:p text:style-name="P3"><text:s text:c="5"/><text:span text:style-name="T1">| &gt; loss_disc_real_3: 0.30580663681030273 <text:s/>(0.23289237227398532)</text:span></text:p>
      <text:p text:style-name="P3"><text:s text:c="5"/><text:span text:style-name="T1">| &gt; loss_disc_real_4: 0.2827901244163513 <text:s/>(0.24084384917408974)</text:span></text:p>
      <text:p text:style-name="P3"><text:s text:c="5"/><text:span text:style-name="T1">| &gt; loss_disc_real_5: 0.24094264209270477 <text:s/>(0.23034027448509012)</text:span></text:p>
      <text:p text:style-name="P3"><text:s text:c="5"/><text:span text:style-name="T1">| &gt; loss_0: 2.7926342487335205 <text:s/>(2.631144303577254)</text:span></text:p>
      <text:p text:style-name="P3"><text:s text:c="5"/><text:span text:style-name="T1">| &gt; grad_norm_0: tensor(14.0822, device='cuda:0') <text:s/>(tensor(21.1048, device='cuda:0'))</text:span></text:p>
      <text:p text:style-name="P3"><text:s text:c="5"/><text:span text:style-name="T1">| &gt; loss_gen: 1.9121105670928955 <text:s/>(2.1658159016644087)</text:span></text:p>
      <text:p text:style-name="P3"><text:s text:c="5"/><text:span text:style-name="T1">| &gt; loss_kl: 1.6062644720077515 <text:s/>(1.6390957761132419)</text:span></text:p>
      <text:p text:style-name="P3"><text:s text:c="5"/><text:span text:style-name="T1">| &gt; loss_feat: 7.050985336303711 <text:s/>(6.790263122676195)</text:span></text:p>
      <text:p text:style-name="P3"><text:s text:c="5"/><text:span text:style-name="T1">| &gt; loss_mel: 14.665741920471191 <text:s/>(15.576004441762935)</text:span></text:p>
      <text:p text:style-name="P3"><text:s text:c="5"/><text:span text:style-name="T1">| &gt; loss_duration: 1.433040976524353 <text:s/>(1.4210407240082996)</text:span></text:p>
      <text:p text:style-name="P3"><text:s text:c="5"/><text:span text:style-name="T1">| &gt; amp_scaler: 128.0 <text:s/>(128.0)</text:span></text:p>
      <text:p text:style-name="P3"><text:s text:c="5"/><text:span text:style-name="T1">| &gt; loss_1: 26.668142318725586 <text:s/>(27.59221996829229)</text:span></text:p>
      <text:p text:style-name="P3"><text:s text:c="5"/><text:span text:style-name="T1">| &gt; grad_norm_1: tensor(67.6700, device='cuda:0') <text:s/>(tensor(267.2950, device='cuda:0'))</text:span></text:p>
      <text:p text:style-name="P3"><text:s text:c="5"/><text:span text:style-name="T1">| &gt; current_lr_0: 0.00019960037478133875 </text:span></text:p>
      <text:p text:style-name="P3"><text:s text:c="5"/><text:span text:style-name="T1">| &gt; current_lr_1: 0.00019960037478133875 </text:span></text:p>
      <text:p text:style-name="P3"><text:s text:c="5"/><text:span text:style-name="T1">| &gt; step_time: 0.85 <text:s/>(0.6632490530179418)</text:span></text:p>
      <text:p text:style-name="P3"><text:s text:c="5"/><text:span text:style-name="T1">| &gt; loader_time: 0.0112 <text:s/>(0.008127722896362778)</text:span></text:p>
      <text:p text:style-name="P5"/>
      <text:p text:style-name="P5"/>
      <text:p text:style-name="P1">[1m <text:s text:c="2"/>--&gt; TIME: 2025-05-11 12:56:06 -- STEP: 619/630 -- GLOBAL_STEP: 856200[0m</text:p>
      <text:p text:style-name="P3"><text:s text:c="5"/><text:span text:style-name="T1">| &gt; loss_disc: 2.654843330383301 <text:s/>(2.632258046617029)</text:span></text:p>
      <text:p text:style-name="P3"><text:s text:c="5"/><text:span text:style-name="T1">| &gt; loss_disc_real_0: 0.22041726112365723 <text:s/>(0.18472587235380242)</text:span></text:p>
      <text:p text:style-name="P3"><text:s text:c="5"/><text:span text:style-name="T1">| &gt; loss_disc_real_1: 0.20891575515270233 <text:s/>(0.21552265340369048)</text:span></text:p>
      <text:p text:style-name="P3"><text:s text:c="5"/><text:span text:style-name="T1">| &gt; loss_disc_real_2: 0.18513542413711548 <text:s/>(0.22932266305548313)</text:span></text:p>
      <text:p text:style-name="P3"><text:s text:c="5"/><text:span text:style-name="T1">| &gt; loss_disc_real_3: 0.2133403718471527 <text:s/>(0.2328873347244278)</text:span></text:p>
      <text:p text:style-name="P3"><text:s text:c="5"/><text:span text:style-name="T1">| &gt; loss_disc_real_4: 0.22112144529819489 <text:s/>(0.24119736025522137)</text:span></text:p>
      <text:p text:style-name="P3"><text:s text:c="5"/><text:span text:style-name="T1">| &gt; loss_disc_real_5: 0.2554406523704529 <text:s/>(0.23133647598338242)</text:span></text:p>
      <text:p text:style-name="P3"><text:s text:c="5"/><text:span text:style-name="T1">| &gt; loss_0: 2.654843330383301 <text:s/>(2.632258046617029)</text:span></text:p>
      <text:p text:style-name="P3"><text:s text:c="5"/><text:span text:style-name="T1">| &gt; grad_norm_0: tensor(7.2042, device='cuda:0') <text:s/>(tensor(20.0585, device='cuda:0'))</text:span></text:p>
      <text:p text:style-name="P3"><text:s text:c="5"/><text:span text:style-name="T1">| &gt; loss_gen: 1.9282371997833252 <text:s/>(2.159477970326654)</text:span></text:p>
      <text:p text:style-name="P3"><text:s text:c="5"/><text:span text:style-name="T1">| &gt; loss_kl: 1.6945058107376099 <text:s/>(1.6365614967700548)</text:span></text:p>
      <text:p text:style-name="P3"><text:s text:c="5"/><text:span text:style-name="T1">| &gt; loss_feat: 6.446570873260498 <text:s/>(6.758311731557279)</text:span></text:p>
      <text:p text:style-name="P3"><text:s text:c="5"/><text:span text:style-name="T1">| &gt; loss_mel: 15.228302001953125 <text:s/>(15.588132590199903)</text:span></text:p>
      <text:p text:style-name="P3"><text:s text:c="5"/><text:span text:style-name="T1">| &gt; loss_duration: 1.5345582962036133 <text:s/>(1.4312525186477079)</text:span></text:p>
      <text:p text:style-name="P3"><text:s text:c="5"/><text:span text:style-name="T1">| &gt; amp_scaler: 128.0 <text:s/>(128.0)</text:span></text:p>
      <text:p text:style-name="P3"><text:s text:c="5"/><text:span text:style-name="T1">| &gt; loss_1: 26.832176208496094 <text:s/>(27.5737363109681)</text:span></text:p>
      <text:p text:style-name="P3"><text:soft-page-break/><text:s text:c="5"/><text:span text:style-name="T1">| &gt; grad_norm_1: tensor(42.3677, device='cuda:0') <text:s/>(tensor(248.8171, device='cuda:0'))</text:span></text:p>
      <text:p text:style-name="P3"><text:s text:c="5"/><text:span text:style-name="T1">| &gt; current_lr_0: 0.00019960037478133875 </text:span></text:p>
      <text:p text:style-name="P3"><text:s text:c="5"/><text:span text:style-name="T1">| &gt; current_lr_1: 0.00019960037478133875 </text:span></text:p>
      <text:p text:style-name="P3"><text:s text:c="5"/><text:span text:style-name="T1">| &gt; step_time: 1.1926 <text:s/>(0.7089018109156745)</text:span></text:p>
      <text:p text:style-name="P3"><text:s text:c="5"/><text:span text:style-name="T1">| &gt; loader_time: 0.0133 <text:s/>(0.00874854751858072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019545555114746 [0m(-4.593531290690133e-05)</text:span></text:p>
      <text:p text:style-name="P3"><text:s text:c="5"/><text:span text:style-name="T1">| &gt; avg_loss_disc:[91m 2.7092831333478293 [0m(+0.04078735907872533)</text:span></text:p>
      <text:p text:style-name="P3"><text:s text:c="5"/><text:span text:style-name="T1">| &gt; avg_loss_disc_real_0:[91m 0.25504996255040174 [0m(+0.12065260857343679)</text:span></text:p>
      <text:p text:style-name="P3"><text:s text:c="5"/><text:span text:style-name="T1">| &gt; avg_loss_disc_real_1:[92m 0.20083640639980635 [0m(-0.001916977266470582)</text:span></text:p>
      <text:p text:style-name="P3"><text:s text:c="5"/><text:span text:style-name="T1">| &gt; avg_loss_disc_real_2:[91m 0.2677158825099468 [0m(+0.025625708202520997)</text:span></text:p>
      <text:p text:style-name="P3"><text:s text:c="5"/><text:span text:style-name="T1">| &gt; avg_loss_disc_real_3:[92m 0.26100748653213185 [0m(-0.016638369609912218)</text:span></text:p>
      <text:p text:style-name="P3"><text:s text:c="5"/><text:span text:style-name="T1">| &gt; avg_loss_disc_real_4:[92m 0.24776837353905043 [0m(-0.03279492010672888)</text:span></text:p>
      <text:p text:style-name="P3"><text:s text:c="5"/><text:span text:style-name="T1">| &gt; avg_loss_disc_real_5:[92m 0.2272652524212996 [0m(-0.022591998179753603)</text:span></text:p>
      <text:p text:style-name="P3"><text:s text:c="5"/><text:span text:style-name="T1">| &gt; avg_loss_0:[91m 2.7092831333478293 [0m(+0.04078735907872533)</text:span></text:p>
      <text:p text:style-name="P3"><text:s text:c="5"/><text:span text:style-name="T1">| &gt; avg_loss_gen:[91m 2.1868398984273276 [0m(+0.166665544112524)</text:span></text:p>
      <text:p text:style-name="P3"><text:s text:c="5"/><text:span text:style-name="T1">| &gt; avg_loss_kl:[92m 1.6065970559914906 [0m(-0.07195131977399205)</text:span></text:p>
      <text:p text:style-name="P3"><text:s text:c="5"/><text:span text:style-name="T1">| &gt; avg_loss_feat:[91m 6.812789758046468 [0m(+0.5294909079869585)</text:span></text:p>
      <text:p text:style-name="P3"><text:s text:c="5"/><text:span text:style-name="T1">| &gt; avg_loss_mel:[91m 15.562390645345053 [0m(+0.294087966283163)</text:span></text:p>
      <text:p text:style-name="P3"><text:s text:c="5"/><text:span text:style-name="T1">| &gt; avg_loss_duration:[91m 1.523112028837204 [0m(+0.0001272757848103101)</text:span></text:p>
      <text:p text:style-name="P3"><text:s text:c="5"/><text:span text:style-name="T1">| &gt; avg_loss_1:[91m 27.6917298634847 [0m(+0.9184207916259766)</text:span></text:p>
      <text:p text:style-name="P5"/>
      <text:p text:style-name="P5"/>
      <text:p text:style-name="P1">[4m[1m &gt; EPOCH: 17/50[0m</text:p>
      <text:p text:style-name="P3"><text:s/><text:span text:style-name="T1">--&gt; /kaggle/working/vits_4_nov-May-11-2025_10+42AM-0000000</text:span></text:p>
      <text:p text:style-name="P5"/>
      <text:p text:style-name="P1">[1m &gt; TRAINING (2025-05-11 12:56:30) [0m</text:p>
      <text:p text:style-name="P5"/>
      <text:p text:style-name="P1">[1m <text:s text:c="2"/>--&gt; TIME: 2025-05-11 12:57:19 -- STEP: 89/630 -- GLOBAL_STEP: 856300[0m</text:p>
      <text:p text:style-name="P3"><text:s text:c="5"/><text:span text:style-name="T1">| &gt; loss_disc: 2.539308547973633 <text:s/>(2.6328997853096956)</text:span></text:p>
      <text:p text:style-name="P3"><text:s text:c="5"/><text:span text:style-name="T1">| &gt; loss_disc_real_0: 0.2495620846748352 <text:s/>(0.18306372984406658)</text:span></text:p>
      <text:p text:style-name="P3"><text:s text:c="5"/><text:span text:style-name="T1">| &gt; loss_disc_real_1: 0.29019054770469666 <text:s/>(0.21760291380158972)</text:span></text:p>
      <text:p text:style-name="P3"><text:s text:c="5"/><text:span text:style-name="T1">| &gt; loss_disc_real_2: 0.24484843015670776 <text:s/>(0.23193244033315208)</text:span></text:p>
      <text:p text:style-name="P3"><text:s text:c="5"/><text:span text:style-name="T1">| &gt; loss_disc_real_3: 0.21936555206775665 <text:s/>(0.23250450059938965)</text:span></text:p>
      <text:p text:style-name="P3"><text:s text:c="5"/><text:span text:style-name="T1">| &gt; loss_disc_real_4: 0.20248356461524963 <text:s/>(0.24241344965575787)</text:span></text:p>
      <text:p text:style-name="P3"><text:s text:c="5"/><text:span text:style-name="T1">| &gt; loss_disc_real_5: 0.17830418050289154 <text:s/>(0.2279950926143132)</text:span></text:p>
      <text:p text:style-name="P3"><text:s text:c="5"/><text:span text:style-name="T1">| &gt; loss_0: 2.539308547973633 <text:s/>(2.6328997853096956)</text:span></text:p>
      <text:p text:style-name="P3"><text:s text:c="5"/><text:span text:style-name="T1">| &gt; grad_norm_0: tensor(9.3028, device='cuda:0') <text:s/>(tensor(15.7315, device='cuda:0'))</text:span></text:p>
      <text:p text:style-name="P3"><text:s text:c="5"/><text:span text:style-name="T1">| &gt; loss_gen: 2.3402559757232666 <text:s/>(2.18014085292816)</text:span></text:p>
      <text:p text:style-name="P3"><text:s text:c="5"/><text:span text:style-name="T1">| &gt; loss_kl: 1.9393630027770996 <text:s/>(1.6364594497037737)</text:span></text:p>
      <text:p text:style-name="P3"><text:s text:c="5"/><text:span text:style-name="T1">| &gt; loss_feat: 7.60242223739624 <text:s/>(7.0152832309851485)</text:span></text:p>
      <text:p text:style-name="P3"><text:s text:c="5"/><text:span text:style-name="T1">| &gt; loss_mel: 15.52229118347168 <text:s/>(15.588521025154028)</text:span></text:p>
      <text:p text:style-name="P3"><text:s text:c="5"/><text:span text:style-name="T1">| &gt; loss_duration: 1.4746451377868652 <text:s/>(1.4558045649796387)</text:span></text:p>
      <text:p text:style-name="P3"><text:s text:c="5"/><text:span text:style-name="T1">| &gt; amp_scaler: 128.0 <text:s/>(128.0)</text:span></text:p>
      <text:p text:style-name="P3"><text:s text:c="5"/><text:span text:style-name="T1">| &gt; loss_1: 28.878976821899414 <text:s/>(27.87620910901702)</text:span></text:p>
      <text:p text:style-name="P3"><text:s text:c="5"/><text:span text:style-name="T1">| &gt; grad_norm_1: tensor(195.4763, device='cuda:0') <text:s/>(tensor(183.8334, device='cuda:0'))</text:span></text:p>
      <text:p text:style-name="P3"><text:s text:c="5"/><text:span text:style-name="T1">| &gt; current_lr_0: 0.00019957542473449108 </text:span></text:p>
      <text:p text:style-name="P3"><text:s text:c="5"/><text:span text:style-name="T1">| &gt; current_lr_1: 0.00019957542473449108 </text:span></text:p>
      <text:p text:style-name="P3"><text:s text:c="5"/><text:span text:style-name="T1">| &gt; step_time: 0.5517 <text:s/>(0.5284023579586756)</text:span></text:p>
      <text:p text:style-name="P3"><text:s text:c="5"/><text:span text:style-name="T1">| &gt; loader_time: 0.0064 <text:s/>(0.0053539785106530334)</text:span></text:p>
      <text:p text:style-name="P5"/>
      <text:p text:style-name="P5"/>
      <text:p text:style-name="P1">[1m <text:s text:c="2"/>--&gt; TIME: 2025-05-11 12:58:18 -- STEP: 189/630 -- GLOBAL_STEP: 856400[0m</text:p>
      <text:p text:style-name="P3"><text:s text:c="5"/><text:span text:style-name="T1">| &gt; loss_disc: 2.6953210830688477 <text:s/>(2.6218422430532957)</text:span></text:p>
      <text:p text:style-name="P3"><text:soft-page-break/><text:s text:c="5"/><text:span text:style-name="T1">| &gt; loss_disc_real_0: 0.18931549787521362 <text:s/>(0.18202272420207027)</text:span></text:p>
      <text:p text:style-name="P3"><text:s text:c="5"/><text:span text:style-name="T1">| &gt; loss_disc_real_1: 0.2645934224128723 <text:s/>(0.2164951521883566)</text:span></text:p>
      <text:p text:style-name="P3"><text:s text:c="5"/><text:span text:style-name="T1">| &gt; loss_disc_real_2: 0.23454071581363678 <text:s/>(0.2297918433077121)</text:span></text:p>
      <text:p text:style-name="P3"><text:s text:c="5"/><text:span text:style-name="T1">| &gt; loss_disc_real_3: 0.24334576725959778 <text:s/>(0.23253204590744442)</text:span></text:p>
      <text:p text:style-name="P3"><text:s text:c="5"/><text:span text:style-name="T1">| &gt; loss_disc_real_4: 0.22771476209163666 <text:s/>(0.2409462853083535)</text:span></text:p>
      <text:p text:style-name="P3"><text:s text:c="5"/><text:span text:style-name="T1">| &gt; loss_disc_real_5: 0.23358334600925446 <text:s/>(0.22664177512365674)</text:span></text:p>
      <text:p text:style-name="P3"><text:s text:c="5"/><text:span text:style-name="T1">| &gt; loss_0: 2.6953210830688477 <text:s/>(2.6218422430532957)</text:span></text:p>
      <text:p text:style-name="P3"><text:s text:c="5"/><text:span text:style-name="T1">| &gt; grad_norm_0: tensor(26.2230, device='cuda:0') <text:s/>(tensor(20.1666, device='cuda:0'))</text:span></text:p>
      <text:p text:style-name="P3"><text:s text:c="5"/><text:span text:style-name="T1">| &gt; loss_gen: 2.0579566955566406 <text:s/>(2.1913420340371506)</text:span></text:p>
      <text:p text:style-name="P3"><text:s text:c="5"/><text:span text:style-name="T1">| &gt; loss_kl: 1.8105686902999878 <text:s/>(1.6509723720096403)</text:span></text:p>
      <text:p text:style-name="P3"><text:s text:c="5"/><text:span text:style-name="T1">| &gt; loss_feat: 6.640414237976074 <text:s/>(6.92381493250529)</text:span></text:p>
      <text:p text:style-name="P3"><text:s text:c="5"/><text:span text:style-name="T1">| &gt; loss_mel: 15.871886253356934 <text:s/>(15.584632631332155)</text:span></text:p>
      <text:p text:style-name="P3"><text:s text:c="5"/><text:span text:style-name="T1">| &gt; loss_duration: 1.4532058238983154 <text:s/>(1.4062080730206121)</text:span></text:p>
      <text:p text:style-name="P3"><text:s text:c="5"/><text:span text:style-name="T1">| &gt; amp_scaler: 128.0 <text:s/>(128.0)</text:span></text:p>
      <text:p text:style-name="P3"><text:s text:c="5"/><text:span text:style-name="T1">| &gt; loss_1: 27.834030151367188 <text:s/>(27.756970037228225)</text:span></text:p>
      <text:p text:style-name="P3"><text:s text:c="5"/><text:span text:style-name="T1">| &gt; grad_norm_1: tensor(333.3292, device='cuda:0') <text:s/>(tensor(251.9086, device='cuda:0'))</text:span></text:p>
      <text:p text:style-name="P3"><text:s text:c="5"/><text:span text:style-name="T1">| &gt; current_lr_0: 0.00019957542473449108 </text:span></text:p>
      <text:p text:style-name="P3"><text:s text:c="5"/><text:span text:style-name="T1">| &gt; current_lr_1: 0.00019957542473449108 </text:span></text:p>
      <text:p text:style-name="P3"><text:s text:c="5"/><text:span text:style-name="T1">| &gt; step_time: 0.6025 <text:s/>(0.5552724631375107)</text:span></text:p>
      <text:p text:style-name="P3"><text:s text:c="5"/><text:span text:style-name="T1">| &gt; loader_time: 0.0075 <text:s/>(0.0060021801600380524)</text:span></text:p>
      <text:p text:style-name="P5"/>
      <text:p text:style-name="P5"/>
      <text:p text:style-name="P1">[1m <text:s text:c="2"/>--&gt; TIME: 2025-05-11 12:59:21 -- STEP: 289/630 -- GLOBAL_STEP: 856500[0m</text:p>
      <text:p text:style-name="P3"><text:s text:c="5"/><text:span text:style-name="T1">| &gt; loss_disc: 2.565220832824707 <text:s/>(2.62886646049658)</text:span></text:p>
      <text:p text:style-name="P3"><text:s text:c="5"/><text:span text:style-name="T1">| &gt; loss_disc_real_0: 0.12270545959472656 <text:s/>(0.18107015363691586)</text:span></text:p>
      <text:p text:style-name="P3"><text:s text:c="5"/><text:span text:style-name="T1">| &gt; loss_disc_real_1: 0.1995556503534317 <text:s/>(0.21664596243300652)</text:span></text:p>
      <text:p text:style-name="P3"><text:s text:c="5"/><text:span text:style-name="T1">| &gt; loss_disc_real_2: 0.2059202492237091 <text:s/>(0.23075215802060692)</text:span></text:p>
      <text:p text:style-name="P3"><text:s text:c="5"/><text:span text:style-name="T1">| &gt; loss_disc_real_3: 0.2416735738515854 <text:s/>(0.23358417774154241)</text:span></text:p>
      <text:p text:style-name="P3"><text:s text:c="5"/><text:span text:style-name="T1">| &gt; loss_disc_real_4: 0.24163632094860077 <text:s/>(0.24171579456453093)</text:span></text:p>
      <text:p text:style-name="P3"><text:s text:c="5"/><text:span text:style-name="T1">| &gt; loss_disc_real_5: 0.2711547911167145 <text:s/>(0.22982160277845126)</text:span></text:p>
      <text:p text:style-name="P3"><text:s text:c="5"/><text:span text:style-name="T1">| &gt; loss_0: 2.565220832824707 <text:s/>(2.62886646049658)</text:span></text:p>
      <text:p text:style-name="P3"><text:s text:c="5"/><text:span text:style-name="T1">| &gt; grad_norm_0: tensor(16.5286, device='cuda:0') <text:s/>(tensor(18.9159, device='cuda:0'))</text:span></text:p>
      <text:p text:style-name="P3"><text:s text:c="5"/><text:span text:style-name="T1">| &gt; loss_gen: 2.091599941253662 <text:s/>(2.178947192574865)</text:span></text:p>
      <text:p text:style-name="P3"><text:s text:c="5"/><text:span text:style-name="T1">| &gt; loss_kl: 1.7844972610473633 <text:s/>(1.6580707721644203)</text:span></text:p>
      <text:p text:style-name="P3"><text:s text:c="5"/><text:span text:style-name="T1">| &gt; loss_feat: 6.2757062911987305 <text:s/>(6.883473617395315)</text:span></text:p>
      <text:p text:style-name="P3"><text:s text:c="5"/><text:span text:style-name="T1">| &gt; loss_mel: 14.43804931640625 <text:s/>(15.61804941038772)</text:span></text:p>
      <text:p text:style-name="P3"><text:s text:c="5"/><text:span text:style-name="T1">| &gt; loss_duration: 1.4779272079467773 <text:s/>(1.4041001718349524)</text:span></text:p>
      <text:p text:style-name="P3"><text:s text:c="5"/><text:span text:style-name="T1">| &gt; amp_scaler: 128.0 <text:s/>(128.0)</text:span></text:p>
      <text:p text:style-name="P3"><text:s text:c="5"/><text:span text:style-name="T1">| &gt; loss_1: 26.067779541015625 <text:s/>(27.742641118983506)</text:span></text:p>
      <text:p text:style-name="P3"><text:s text:c="5"/><text:span text:style-name="T1">| &gt; grad_norm_1: tensor(94.3983, device='cuda:0') <text:s/>(tensor(239.7009, device='cuda:0'))</text:span></text:p>
      <text:p text:style-name="P3"><text:s text:c="5"/><text:span text:style-name="T1">| &gt; current_lr_0: 0.00019957542473449108 </text:span></text:p>
      <text:p text:style-name="P3"><text:s text:c="5"/><text:span text:style-name="T1">| &gt; current_lr_1: 0.00019957542473449108 </text:span></text:p>
      <text:p text:style-name="P3"><text:s text:c="5"/><text:span text:style-name="T1">| &gt; step_time: 0.6406 <text:s/>(0.5768272472500386)</text:span></text:p>
      <text:p text:style-name="P3"><text:s text:c="5"/><text:span text:style-name="T1">| &gt; loader_time: 0.0093 <text:s/>(0.0065588852113505946)</text:span></text:p>
      <text:p text:style-name="P5"/>
      <text:p text:style-name="P5"/>
      <text:p text:style-name="P3"><text:s/><text:span text:style-name="T1">&gt; CHECKPOINT : /kaggle/working/vits_4_nov-May-11-2025_10+42AM-0000000/checkpoint_856500.pth</text:span></text:p>
      <text:p text:style-name="P5"/>
      <text:p text:style-name="P1">[1m <text:s text:c="2"/>--&gt; TIME: 2025-05-11 13:00:34 -- STEP: 389/630 -- GLOBAL_STEP: 856600[0m</text:p>
      <text:p text:style-name="P3"><text:s text:c="5"/><text:span text:style-name="T1">| &gt; loss_disc: 2.633673906326294 <text:s/>(2.6252338040457275)</text:span></text:p>
      <text:p text:style-name="P3"><text:s text:c="5"/><text:span text:style-name="T1">| &gt; loss_disc_real_0: 0.15386341512203217 <text:s/>(0.18027960078115635)</text:span></text:p>
      <text:p text:style-name="P3"><text:s text:c="5"/><text:span text:style-name="T1">| &gt; loss_disc_real_1: 0.269935667514801 <text:s/>(0.21507226478471242)</text:span></text:p>
      <text:p text:style-name="P3"><text:s text:c="5"/><text:span text:style-name="T1">| &gt; loss_disc_real_2: 0.2409822642803192 <text:s/>(0.2310793818498945)</text:span></text:p>
      <text:p text:style-name="P3"><text:s text:c="5"/><text:span text:style-name="T1">| &gt; loss_disc_real_3: 0.2208675593137741 <text:s/>(0.23268770076008874)</text:span></text:p>
      <text:p text:style-name="P3"><text:s text:c="5"/><text:span text:style-name="T1">| &gt; loss_disc_real_4: 0.2371668964624405 <text:s/>(0.24114277096977577)</text:span></text:p>
      <text:p text:style-name="P3"><text:s text:c="5"/><text:span text:style-name="T1">| &gt; loss_disc_real_5: 0.2310372143983841 <text:s/>(0.23049320177124827)</text:span></text:p>
      <text:p text:style-name="P3"><text:s text:c="5"/><text:span text:style-name="T1">| &gt; loss_0: 2.633673906326294 <text:s/>(2.6252338040457275)</text:span></text:p>
      <text:p text:style-name="P3"><text:s text:c="5"/><text:span text:style-name="T1">| &gt; grad_norm_0: tensor(24.1043, device='cuda:0') <text:s/>(tensor(18.3405, device='cuda:0'))</text:span></text:p>
      <text:p text:style-name="P3"><text:soft-page-break/><text:s text:c="5"/><text:span text:style-name="T1">| &gt; loss_gen: 2.1609697341918945 <text:s/>(2.1747381123295155)</text:span></text:p>
      <text:p text:style-name="P3"><text:s text:c="5"/><text:span text:style-name="T1">| &gt; loss_kl: 1.7684133052825928 <text:s/>(1.6622156615735326)</text:span></text:p>
      <text:p text:style-name="P3"><text:s text:c="5"/><text:span text:style-name="T1">| &gt; loss_feat: 7.013477802276611 <text:s/>(6.841385392725927)</text:span></text:p>
      <text:p text:style-name="P3"><text:s text:c="5"/><text:span text:style-name="T1">| &gt; loss_mel: 15.985844612121582 <text:s/>(15.598402619055427)</text:span></text:p>
      <text:p text:style-name="P3"><text:s text:c="5"/><text:span text:style-name="T1">| &gt; loss_duration: 1.4862027168273926 <text:s/>(1.4205009925028365)</text:span></text:p>
      <text:p text:style-name="P3"><text:s text:c="5"/><text:span text:style-name="T1">| &gt; amp_scaler: 128.0 <text:s/>(128.0)</text:span></text:p>
      <text:p text:style-name="P3"><text:s text:c="5"/><text:span text:style-name="T1">| &gt; loss_1: 28.414905548095703 <text:s/>(27.697242707397155)</text:span></text:p>
      <text:p text:style-name="P3"><text:s text:c="5"/><text:span text:style-name="T1">| &gt; grad_norm_1: tensor(35.5437, device='cuda:0') <text:s/>(tensor(230.0919, device='cuda:0'))</text:span></text:p>
      <text:p text:style-name="P3"><text:s text:c="5"/><text:span text:style-name="T1">| &gt; current_lr_0: 0.00019957542473449108 </text:span></text:p>
      <text:p text:style-name="P3"><text:s text:c="5"/><text:span text:style-name="T1">| &gt; current_lr_1: 0.00019957542473449108 </text:span></text:p>
      <text:p text:style-name="P3"><text:s text:c="5"/><text:span text:style-name="T1">| &gt; step_time: 0.7077 <text:s/>(0.6043055529459581)</text:span></text:p>
      <text:p text:style-name="P3"><text:s text:c="5"/><text:span text:style-name="T1">| &gt; loader_time: 0.0091 <text:s/>(0.007153665498473648)</text:span></text:p>
      <text:p text:style-name="P5"/>
      <text:p text:style-name="P5"/>
      <text:p text:style-name="P1">[1m <text:s text:c="2"/>--&gt; TIME: 2025-05-11 13:01:53 -- STEP: 489/630 -- GLOBAL_STEP: 856700[0m</text:p>
      <text:p text:style-name="P3"><text:s text:c="5"/><text:span text:style-name="T1">| &gt; loss_disc: 2.665738582611084 <text:s/>(2.6274625674834757)</text:span></text:p>
      <text:p text:style-name="P3"><text:s text:c="5"/><text:span text:style-name="T1">| &gt; loss_disc_real_0: 0.21455591917037964 <text:s/>(0.1807758333523337)</text:span></text:p>
      <text:p text:style-name="P3"><text:s text:c="5"/><text:span text:style-name="T1">| &gt; loss_disc_real_1: 0.19720160961151123 <text:s/>(0.21604502167560327)</text:span></text:p>
      <text:p text:style-name="P3"><text:s text:c="5"/><text:span text:style-name="T1">| &gt; loss_disc_real_2: 0.2066173255443573 <text:s/>(0.23142584204551875)</text:span></text:p>
      <text:p text:style-name="P3"><text:s text:c="5"/><text:span text:style-name="T1">| &gt; loss_disc_real_3: 0.2328529804944992 <text:s/>(0.23323534103015206)</text:span></text:p>
      <text:p text:style-name="P3"><text:s text:c="5"/><text:span text:style-name="T1">| &gt; loss_disc_real_4: 0.24040614068508148 <text:s/>(0.2415554060282639)</text:span></text:p>
      <text:p text:style-name="P3"><text:s text:c="5"/><text:span text:style-name="T1">| &gt; loss_disc_real_5: 0.21529994904994965 <text:s/>(0.22957779293411348)</text:span></text:p>
      <text:p text:style-name="P3"><text:s text:c="5"/><text:span text:style-name="T1">| &gt; loss_0: 2.665738582611084 <text:s/>(2.6274625674834757)</text:span></text:p>
      <text:p text:style-name="P3"><text:s text:c="5"/><text:span text:style-name="T1">| &gt; grad_norm_0: tensor(10.8924, device='cuda:0') <text:s/>(tensor(19.1952, device='cuda:0'))</text:span></text:p>
      <text:p text:style-name="P3"><text:s text:c="5"/><text:span text:style-name="T1">| &gt; loss_gen: 2.0100653171539307 <text:s/>(2.176118215656474)</text:span></text:p>
      <text:p text:style-name="P3"><text:s text:c="5"/><text:span text:style-name="T1">| &gt; loss_kl: 1.6419014930725098 <text:s/>(1.6548394359693936)</text:span></text:p>
      <text:p text:style-name="P3"><text:s text:c="5"/><text:span text:style-name="T1">| &gt; loss_feat: 6.410221099853516 <text:s/>(6.778072308421379)</text:span></text:p>
      <text:p text:style-name="P3"><text:s text:c="5"/><text:span text:style-name="T1">| &gt; loss_mel: 15.388117790222168 <text:s/>(15.581529584155248)</text:span></text:p>
      <text:p text:style-name="P3"><text:s text:c="5"/><text:span text:style-name="T1">| &gt; loss_duration: 1.481596827507019 <text:s/>(1.4207519665817552)</text:span></text:p>
      <text:p text:style-name="P3"><text:s text:c="5"/><text:span text:style-name="T1">| &gt; amp_scaler: 128.0 <text:s/>(128.0)</text:span></text:p>
      <text:p text:style-name="P3"><text:s text:c="5"/><text:span text:style-name="T1">| &gt; loss_1: 26.931900024414062 <text:s/>(27.61131146982892)</text:span></text:p>
      <text:p text:style-name="P3"><text:s text:c="5"/><text:span text:style-name="T1">| &gt; grad_norm_1: tensor(193.8089, device='cuda:0') <text:s/>(tensor(242.8012, device='cuda:0'))</text:span></text:p>
      <text:p text:style-name="P3"><text:s text:c="5"/><text:span text:style-name="T1">| &gt; current_lr_0: 0.00019957542473449108 </text:span></text:p>
      <text:p text:style-name="P3"><text:s text:c="5"/><text:span text:style-name="T1">| &gt; current_lr_1: 0.00019957542473449108 </text:span></text:p>
      <text:p text:style-name="P3"><text:s text:c="5"/><text:span text:style-name="T1">| &gt; step_time: 0.8167 <text:s/>(0.637909043298421)</text:span></text:p>
      <text:p text:style-name="P3"><text:s text:c="5"/><text:span text:style-name="T1">| &gt; loader_time: 0.0099 <text:s/>(0.007674446866556177)</text:span></text:p>
      <text:p text:style-name="P5"/>
      <text:p text:style-name="P5"/>
      <text:p text:style-name="P1">[1m <text:s text:c="2"/>--&gt; TIME: 2025-05-11 13:03:24 -- STEP: 589/630 -- GLOBAL_STEP: 856800[0m</text:p>
      <text:p text:style-name="P3"><text:s text:c="5"/><text:span text:style-name="T1">| &gt; loss_disc: 2.491835117340088 <text:s/>(2.628381862705148)</text:span></text:p>
      <text:p text:style-name="P3"><text:s text:c="5"/><text:span text:style-name="T1">| &gt; loss_disc_real_0: 0.28810635209083557 <text:s/>(0.18146824851910404)</text:span></text:p>
      <text:p text:style-name="P3"><text:s text:c="5"/><text:span text:style-name="T1">| &gt; loss_disc_real_1: 0.17607441544532776 <text:s/>(0.21620143089816615)</text:span></text:p>
      <text:p text:style-name="P3"><text:s text:c="5"/><text:span text:style-name="T1">| &gt; loss_disc_real_2: 0.25754261016845703 <text:s/>(0.23113454192725022)</text:span></text:p>
      <text:p text:style-name="P3"><text:s text:c="5"/><text:span text:style-name="T1">| &gt; loss_disc_real_3: 0.22737206518650055 <text:s/>(0.23295605969449257)</text:span></text:p>
      <text:p text:style-name="P3"><text:s text:c="5"/><text:span text:style-name="T1">| &gt; loss_disc_real_4: 0.23551037907600403 <text:s/>(0.24136435798351955)</text:span></text:p>
      <text:p text:style-name="P3"><text:s text:c="5"/><text:span text:style-name="T1">| &gt; loss_disc_real_5: 0.2002468854188919 <text:s/>(0.22958578819532346)</text:span></text:p>
      <text:p text:style-name="P3"><text:s text:c="5"/><text:span text:style-name="T1">| &gt; loss_0: 2.491835117340088 <text:s/>(2.628381862705148)</text:span></text:p>
      <text:p text:style-name="P3"><text:s text:c="5"/><text:span text:style-name="T1">| &gt; grad_norm_0: tensor(26.9060, device='cuda:0') <text:s/>(tensor(19.4685, device='cuda:0'))</text:span></text:p>
      <text:p text:style-name="P3"><text:s text:c="5"/><text:span text:style-name="T1">| &gt; loss_gen: 2.4892168045043945 <text:s/>(2.17163891905637)</text:span></text:p>
      <text:p text:style-name="P3"><text:s text:c="5"/><text:span text:style-name="T1">| &gt; loss_kl: 1.538446068763733 <text:s/>(1.656655326763924)</text:span></text:p>
      <text:p text:style-name="P3"><text:s text:c="5"/><text:span text:style-name="T1">| &gt; loss_feat: 6.4293742179870605 <text:s/>(6.755696304787603)</text:span></text:p>
      <text:p text:style-name="P3"><text:s text:c="5"/><text:span text:style-name="T1">| &gt; loss_mel: 15.668562889099121 <text:s/>(15.573080237733487)</text:span></text:p>
      <text:p text:style-name="P3"><text:s text:c="5"/><text:span text:style-name="T1">| &gt; loss_duration: 1.472391128540039 <text:s/>(1.4302979066133104)</text:span></text:p>
      <text:p text:style-name="P3"><text:s text:c="5"/><text:span text:style-name="T1">| &gt; amp_scaler: 128.0 <text:s/>(128.0)</text:span></text:p>
      <text:p text:style-name="P3"><text:s text:c="5"/><text:span text:style-name="T1">| &gt; loss_1: 27.597990036010742 <text:s/>(27.5873686397015)</text:span></text:p>
      <text:p text:style-name="P3"><text:s text:c="5"/><text:span text:style-name="T1">| &gt; grad_norm_1: tensor(414.4800, device='cuda:0') <text:s/>(tensor(245.0374, device='cuda:0'))</text:span></text:p>
      <text:p text:style-name="P3"><text:s text:c="5"/><text:span text:style-name="T1">| &gt; current_lr_0: 0.00019957542473449108 </text:span></text:p>
      <text:p text:style-name="P3"><text:s text:c="5"/><text:span text:style-name="T1">| &gt; current_lr_1: 0.00019957542473449108 </text:span></text:p>
      <text:p text:style-name="P3"><text:s text:c="5"/><text:span text:style-name="T1">| &gt; step_time: 1.035 <text:s/>(0.6819970453939129)</text:span></text:p>
      <text:p text:style-name="P3"><text:soft-page-break/><text:s text:c="5"/><text:span text:style-name="T1">| &gt; loader_time: 0.012 <text:s/>(0.008293361939072404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106906096140544 [0m(+8.736054102579782e-05)</text:span></text:p>
      <text:p text:style-name="P3"><text:s text:c="5"/><text:span text:style-name="T1">| &gt; avg_loss_disc:[92m 2.6717406113942466 [0m(-0.037542521953582764)</text:span></text:p>
      <text:p text:style-name="P3"><text:s text:c="5"/><text:span text:style-name="T1">| &gt; avg_loss_disc_real_0:[92m 0.14806832373142242 [0m(-0.10698163881897932)</text:span></text:p>
      <text:p text:style-name="P3"><text:s text:c="5"/><text:span text:style-name="T1">| &gt; avg_loss_disc_real_1:[91m 0.20414749532938004 [0m(+0.0033110889295736856)</text:span></text:p>
      <text:p text:style-name="P3"><text:s text:c="5"/><text:span text:style-name="T1">| &gt; avg_loss_disc_real_2:[92m 0.21906850983699164 [0m(-0.048647372672955186)</text:span></text:p>
      <text:p text:style-name="P3"><text:s text:c="5"/><text:span text:style-name="T1">| &gt; avg_loss_disc_real_3:[92m 0.23891115561127663 [0m(-0.022096330920855223)</text:span></text:p>
      <text:p text:style-name="P3"><text:s text:c="5"/><text:span text:style-name="T1">| &gt; avg_loss_disc_real_4:[91m 0.25716593613227207 [0m(+0.009397562593221637)</text:span></text:p>
      <text:p text:style-name="P3"><text:s text:c="5"/><text:span text:style-name="T1">| &gt; avg_loss_disc_real_5:[91m 0.2770957387983799 [0m(+0.04983048637708029)</text:span></text:p>
      <text:p text:style-name="P3"><text:s text:c="5"/><text:span text:style-name="T1">| &gt; avg_loss_0:[92m 2.6717406113942466 [0m(-0.037542521953582764)</text:span></text:p>
      <text:p text:style-name="P3"><text:s text:c="5"/><text:span text:style-name="T1">| &gt; avg_loss_gen:[92m 1.980675478776296 [0m(-0.20616441965103172)</text:span></text:p>
      <text:p text:style-name="P3"><text:s text:c="5"/><text:span text:style-name="T1">| &gt; avg_loss_kl:[91m 1.7195805609226227 [0m(+0.11298350493113207)</text:span></text:p>
      <text:p text:style-name="P3"><text:s text:c="5"/><text:span text:style-name="T1">| &gt; avg_loss_feat:[92m 6.775846719741821 [0m(-0.036943038304646514)</text:span></text:p>
      <text:p text:style-name="P3"><text:s text:c="5"/><text:span text:style-name="T1">| &gt; avg_loss_mel:[91m 15.690932671229044 [0m(+0.12854202588399133)</text:span></text:p>
      <text:p text:style-name="P3"><text:s text:c="5"/><text:span text:style-name="T1">| &gt; avg_loss_duration:[91m 1.5273902416229248 [0m(+0.004278212785720825)</text:span></text:p>
      <text:p text:style-name="P3"><text:s text:c="5"/><text:span text:style-name="T1">| &gt; avg_loss_1:[91m 27.69442542394002 [0m(+0.0026955604553222656)</text:span></text:p>
      <text:p text:style-name="P5"/>
      <text:p text:style-name="P5"/>
      <text:p text:style-name="P1">[4m[1m &gt; EPOCH: 18/50[0m</text:p>
      <text:p text:style-name="P3"><text:s/><text:span text:style-name="T1">--&gt; /kaggle/working/vits_4_nov-May-11-2025_10+42AM-0000000</text:span></text:p>
      <text:p text:style-name="P5"/>
      <text:p text:style-name="P1">[1m &gt; TRAINING (2025-05-11 13:04:19) [0m</text:p>
      <text:p text:style-name="P5"/>
      <text:p text:style-name="P1">[1m <text:s text:c="2"/>--&gt; TIME: 2025-05-11 13:04:51 -- STEP: 59/630 -- GLOBAL_STEP: 856900[0m</text:p>
      <text:p text:style-name="P3"><text:s text:c="5"/><text:span text:style-name="T1">| &gt; loss_disc: 2.6750667095184326 <text:s/>(2.627001374454822)</text:span></text:p>
      <text:p text:style-name="P3"><text:s text:c="5"/><text:span text:style-name="T1">| &gt; loss_disc_real_0: 0.16780944168567657 <text:s/>(0.17898482538885988)</text:span></text:p>
      <text:p text:style-name="P3"><text:s text:c="5"/><text:span text:style-name="T1">| &gt; loss_disc_real_1: 0.2610306441783905 <text:s/>(0.21780776144084285)</text:span></text:p>
      <text:p text:style-name="P3"><text:s text:c="5"/><text:span text:style-name="T1">| &gt; loss_disc_real_2: 0.20865292847156525 <text:s/>(0.22874536302130102)</text:span></text:p>
      <text:p text:style-name="P3"><text:s text:c="5"/><text:span text:style-name="T1">| &gt; loss_disc_real_3: 0.250997394323349 <text:s/>(0.22958732888860217)</text:span></text:p>
      <text:p text:style-name="P3"><text:s text:c="5"/><text:span text:style-name="T1">| &gt; loss_disc_real_4: 0.29427534341812134 <text:s/>(0.2413449908717204)</text:span></text:p>
      <text:p text:style-name="P3"><text:s text:c="5"/><text:span text:style-name="T1">| &gt; loss_disc_real_5: 0.2740169167518616 <text:s/>(0.22992020794900797)</text:span></text:p>
      <text:p text:style-name="P3"><text:s text:c="5"/><text:span text:style-name="T1">| &gt; loss_0: 2.6750667095184326 <text:s/>(2.627001374454822)</text:span></text:p>
      <text:p text:style-name="P3"><text:s text:c="5"/><text:span text:style-name="T1">| &gt; grad_norm_0: tensor(10.6980, device='cuda:0') <text:s/>(tensor(19.6659, device='cuda:0'))</text:span></text:p>
      <text:p text:style-name="P3"><text:s text:c="5"/><text:span text:style-name="T1">| &gt; loss_gen: 2.1356618404388428 <text:s/>(2.152504019818063)</text:span></text:p>
      <text:p text:style-name="P3"><text:s text:c="5"/><text:span text:style-name="T1">| &gt; loss_kl: 1.8719100952148438 <text:s/>(1.6428196066516942)</text:span></text:p>
      <text:p text:style-name="P3"><text:s text:c="5"/><text:span text:style-name="T1">| &gt; loss_feat: 5.841423511505127 <text:s/>(6.8978681564331055)</text:span></text:p>
      <text:p text:style-name="P3"><text:s text:c="5"/><text:span text:style-name="T1">| &gt; loss_mel: 14.830320358276367 <text:s/>(15.52651927430751)</text:span></text:p>
      <text:p text:style-name="P3"><text:s text:c="5"/><text:span text:style-name="T1">| &gt; loss_duration: 1.4573485851287842 <text:s/>(1.4533120979697018)</text:span></text:p>
      <text:p text:style-name="P3"><text:s text:c="5"/><text:span text:style-name="T1">| &gt; amp_scaler: 128.0 <text:s/>(128.0)</text:span></text:p>
      <text:p text:style-name="P3"><text:s text:c="5"/><text:span text:style-name="T1">| &gt; loss_1: 26.13666343688965 <text:s/>(27.673023029909295)</text:span></text:p>
      <text:p text:style-name="P3"><text:s text:c="5"/><text:span text:style-name="T1">| &gt; grad_norm_1: tensor(194.7003, device='cuda:0') <text:s/>(tensor(263.6458, device='cuda:0'))</text:span></text:p>
      <text:p text:style-name="P3"><text:s text:c="5"/><text:span text:style-name="T1">| &gt; current_lr_0: 0.00019955047780639926 </text:span></text:p>
      <text:p text:style-name="P3"><text:s text:c="5"/><text:span text:style-name="T1">| &gt; current_lr_1: 0.00019955047780639926 </text:span></text:p>
      <text:p text:style-name="P3"><text:s text:c="5"/><text:span text:style-name="T1">| &gt; step_time: 0.5273 <text:s/>(0.5262065701565501)</text:span></text:p>
      <text:p text:style-name="P3"><text:s text:c="5"/><text:span text:style-name="T1">| &gt; loader_time: 0.0058 <text:s/>(0.005163216994980634)</text:span></text:p>
      <text:p text:style-name="P5"/>
      <text:p text:style-name="P5"/>
      <text:p text:style-name="P1">[1m <text:s text:c="2"/>--&gt; TIME: 2025-05-11 13:05:50 -- STEP: 159/630 -- GLOBAL_STEP: 857000[0m</text:p>
      <text:p text:style-name="P3"><text:s text:c="5"/><text:span text:style-name="T1">| &gt; loss_disc: 2.647188186645508 <text:s/>(2.6349070102163843)</text:span></text:p>
      <text:p text:style-name="P3"><text:s text:c="5"/><text:span text:style-name="T1">| &gt; loss_disc_real_0: 0.1562901884317398 <text:s/>(0.18185320894860618)</text:span></text:p>
      <text:p text:style-name="P3"><text:s text:c="5"/><text:span text:style-name="T1">| &gt; loss_disc_real_1: 0.17468565702438354 <text:s/>(0.21458275470906082)</text:span></text:p>
      <text:p text:style-name="P3"><text:s text:c="5"/><text:span text:style-name="T1">| &gt; loss_disc_real_2: 0.29427433013916016 <text:s/>(0.22907959102834546)</text:span></text:p>
      <text:p text:style-name="P3"><text:soft-page-break/><text:s text:c="5"/><text:span text:style-name="T1">| &gt; loss_disc_real_3: 0.22702668607234955 <text:s/>(0.2310463955754754)</text:span></text:p>
      <text:p text:style-name="P3"><text:s text:c="5"/><text:span text:style-name="T1">| &gt; loss_disc_real_4: 0.2310503125190735 <text:s/>(0.24186316460558455)</text:span></text:p>
      <text:p text:style-name="P3"><text:s text:c="5"/><text:span text:style-name="T1">| &gt; loss_disc_real_5: 0.272985577583313 <text:s/>(0.23736925835504472)</text:span></text:p>
      <text:p text:style-name="P3"><text:s text:c="5"/><text:span text:style-name="T1">| &gt; loss_0: 2.647188186645508 <text:s/>(2.6349070102163843)</text:span></text:p>
      <text:p text:style-name="P3"><text:s text:c="5"/><text:span text:style-name="T1">| &gt; grad_norm_0: tensor(10.7448, device='cuda:0') <text:s/>(tensor(15.8627, device='cuda:0'))</text:span></text:p>
      <text:p text:style-name="P3"><text:s text:c="5"/><text:span text:style-name="T1">| &gt; loss_gen: 2.053678512573242 <text:s/>(2.1432016518131)</text:span></text:p>
      <text:p text:style-name="P3"><text:s text:c="5"/><text:span text:style-name="T1">| &gt; loss_kl: 1.23484206199646 <text:s/>(1.655090756386331)</text:span></text:p>
      <text:p text:style-name="P3"><text:s text:c="5"/><text:span text:style-name="T1">| &gt; loss_feat: 6.713000774383545 <text:s/>(6.857610249669297)</text:span></text:p>
      <text:p text:style-name="P3"><text:s text:c="5"/><text:span text:style-name="T1">| &gt; loss_mel: 15.96869945526123 <text:s/>(15.567181101385152)</text:span></text:p>
      <text:p text:style-name="P3"><text:s text:c="5"/><text:span text:style-name="T1">| &gt; loss_duration: 1.4632705450057983 <text:s/>(1.3892561977014601)</text:span></text:p>
      <text:p text:style-name="P3"><text:s text:c="5"/><text:span text:style-name="T1">| &gt; amp_scaler: 128.0 <text:s/>(128.0)</text:span></text:p>
      <text:p text:style-name="P3"><text:s text:c="5"/><text:span text:style-name="T1">| &gt; loss_1: 27.433490753173828 <text:s/>(27.612340003439467)</text:span></text:p>
      <text:p text:style-name="P3"><text:s text:c="5"/><text:span text:style-name="T1">| &gt; grad_norm_1: tensor(94.1018, device='cuda:0') <text:s/>(tensor(183.9243, device='cuda:0'))</text:span></text:p>
      <text:p text:style-name="P3"><text:s text:c="5"/><text:span text:style-name="T1">| &gt; current_lr_0: 0.00019955047780639926 </text:span></text:p>
      <text:p text:style-name="P3"><text:s text:c="5"/><text:span text:style-name="T1">| &gt; current_lr_1: 0.00019955047780639926 </text:span></text:p>
      <text:p text:style-name="P3"><text:s text:c="5"/><text:span text:style-name="T1">| &gt; step_time: 0.5955 <text:s/>(0.557658757803575)</text:span></text:p>
      <text:p text:style-name="P3"><text:s text:c="5"/><text:span text:style-name="T1">| &gt; loader_time: 0.0061 <text:s/>(0.005761705854403896)</text:span></text:p>
      <text:p text:style-name="P5"/>
      <text:p text:style-name="P5"/>
      <text:p text:style-name="P3"><text:s/><text:span text:style-name="T1">&gt; CHECKPOINT : /kaggle/working/vits_4_nov-May-11-2025_10+42AM-0000000/checkpoint_857000.pth</text:span></text:p>
      <text:p text:style-name="P5"/>
      <text:p text:style-name="P1">[1m <text:s text:c="2"/>--&gt; TIME: 2025-05-11 13:06:56 -- STEP: 259/630 -- GLOBAL_STEP: 857100[0m</text:p>
      <text:p text:style-name="P3"><text:s text:c="5"/><text:span text:style-name="T1">| &gt; loss_disc: 2.4895694255828857 <text:s/>(2.629556165238606)</text:span></text:p>
      <text:p text:style-name="P3"><text:s text:c="5"/><text:span text:style-name="T1">| &gt; loss_disc_real_0: 0.20872586965560913 <text:s/>(0.18163789449166143)</text:span></text:p>
      <text:p text:style-name="P3"><text:s text:c="5"/><text:span text:style-name="T1">| &gt; loss_disc_real_1: 0.17717593908309937 <text:s/>(0.21487657932931392)</text:span></text:p>
      <text:p text:style-name="P3"><text:s text:c="5"/><text:span text:style-name="T1">| &gt; loss_disc_real_2: 0.19116009771823883 <text:s/>(0.2281785721829499)</text:span></text:p>
      <text:p text:style-name="P3"><text:s text:c="5"/><text:span text:style-name="T1">| &gt; loss_disc_real_3: 0.21517027914524078 <text:s/>(0.23107263261747177)</text:span></text:p>
      <text:p text:style-name="P3"><text:s text:c="5"/><text:span text:style-name="T1">| &gt; loss_disc_real_4: 0.22508110105991364 <text:s/>(0.24198408275267333)</text:span></text:p>
      <text:p text:style-name="P3"><text:s text:c="5"/><text:span text:style-name="T1">| &gt; loss_disc_real_5: 0.2286704182624817 <text:s/>(0.23359504428379324)</text:span></text:p>
      <text:p text:style-name="P3"><text:s text:c="5"/><text:span text:style-name="T1">| &gt; loss_0: 2.4895694255828857 <text:s/>(2.629556165238606)</text:span></text:p>
      <text:p text:style-name="P3"><text:s text:c="5"/><text:span text:style-name="T1">| &gt; grad_norm_0: tensor(20.1733, device='cuda:0') <text:s/>(tensor(17.1059, device='cuda:0'))</text:span></text:p>
      <text:p text:style-name="P3"><text:s text:c="5"/><text:span text:style-name="T1">| &gt; loss_gen: 2.178112506866455 <text:s/>(2.1506455658025265)</text:span></text:p>
      <text:p text:style-name="P3"><text:s text:c="5"/><text:span text:style-name="T1">| &gt; loss_kl: 1.6472275257110596 <text:s/>(1.660512436310757)</text:span></text:p>
      <text:p text:style-name="P3"><text:s text:c="5"/><text:span text:style-name="T1">| &gt; loss_feat: 6.727941989898682 <text:s/>(6.781476105502214)</text:span></text:p>
      <text:p text:style-name="P3"><text:s text:c="5"/><text:span text:style-name="T1">| &gt; loss_mel: 15.014944076538086 <text:s/>(15.583226774650191)</text:span></text:p>
      <text:p text:style-name="P3"><text:s text:c="5"/><text:span text:style-name="T1">| &gt; loss_duration: 1.4694013595581055 <text:s/>(1.3920352219614742)</text:span></text:p>
      <text:p text:style-name="P3"><text:s text:c="5"/><text:span text:style-name="T1">| &gt; amp_scaler: 128.0 <text:s/>(128.0)</text:span></text:p>
      <text:p text:style-name="P3"><text:s text:c="5"/><text:span text:style-name="T1">| &gt; loss_1: 27.037628173828125 <text:s/>(27.567896154396323)</text:span></text:p>
      <text:p text:style-name="P3"><text:s text:c="5"/><text:span text:style-name="T1">| &gt; grad_norm_1: tensor(341.5714, device='cuda:0') <text:s/>(tensor(214.0016, device='cuda:0'))</text:span></text:p>
      <text:p text:style-name="P3"><text:s text:c="5"/><text:span text:style-name="T1">| &gt; current_lr_0: 0.00019955047780639926 </text:span></text:p>
      <text:p text:style-name="P3"><text:s text:c="5"/><text:span text:style-name="T1">| &gt; current_lr_1: 0.00019955047780639926 </text:span></text:p>
      <text:p text:style-name="P3"><text:s text:c="5"/><text:span text:style-name="T1">| &gt; step_time: 0.6408 <text:s/>(0.5802739356935714)</text:span></text:p>
      <text:p text:style-name="P3"><text:s text:c="5"/><text:span text:style-name="T1">| &gt; loader_time: 0.0081 <text:s/>(0.006346794629189037)</text:span></text:p>
      <text:p text:style-name="P5"/>
      <text:p text:style-name="P5"/>
      <text:p text:style-name="P1">[1m <text:s text:c="2"/>--&gt; TIME: 2025-05-11 13:08:04 -- STEP: 359/630 -- GLOBAL_STEP: 857200[0m</text:p>
      <text:p text:style-name="P3"><text:s text:c="5"/><text:span text:style-name="T1">| &gt; loss_disc: 2.6092042922973633 <text:s/>(2.628072222627308)</text:span></text:p>
      <text:p text:style-name="P3"><text:s text:c="5"/><text:span text:style-name="T1">| &gt; loss_disc_real_0: 0.1888660490512848 <text:s/>(0.18324125400409724)</text:span></text:p>
      <text:p text:style-name="P3"><text:s text:c="5"/><text:span text:style-name="T1">| &gt; loss_disc_real_1: 0.24994170665740967 <text:s/>(0.21498787822331564)</text:span></text:p>
      <text:p text:style-name="P3"><text:s text:c="5"/><text:span text:style-name="T1">| &gt; loss_disc_real_2: 0.22914569079875946 <text:s/>(0.22859439839061588)</text:span></text:p>
      <text:p text:style-name="P3"><text:s text:c="5"/><text:span text:style-name="T1">| &gt; loss_disc_real_3: 0.1985129415988922 <text:s/>(0.23040751257812744)</text:span></text:p>
      <text:p text:style-name="P3"><text:s text:c="5"/><text:span text:style-name="T1">| &gt; loss_disc_real_4: 0.2583782970905304 <text:s/>(0.2416336667155821)</text:span></text:p>
      <text:p text:style-name="P3"><text:s text:c="5"/><text:span text:style-name="T1">| &gt; loss_disc_real_5: 0.21464450657367706 <text:s/>(0.23133464398324324)</text:span></text:p>
      <text:p text:style-name="P3"><text:s text:c="5"/><text:span text:style-name="T1">| &gt; loss_0: 2.6092042922973633 <text:s/>(2.628072222627308)</text:span></text:p>
      <text:p text:style-name="P3"><text:s text:c="5"/><text:span text:style-name="T1">| &gt; grad_norm_0: tensor(15.3806, device='cuda:0') <text:s/>(tensor(18.5701, device='cuda:0'))</text:span></text:p>
      <text:p text:style-name="P3"><text:s text:c="5"/><text:span text:style-name="T1">| &gt; loss_gen: 2.298970937728882 <text:s/>(2.1579790679857274)</text:span></text:p>
      <text:p text:style-name="P3"><text:s text:c="5"/><text:span text:style-name="T1">| &gt; loss_kl: 1.7601662874221802 <text:s/>(1.6614528469388532)</text:span></text:p>
      <text:p text:style-name="P3"><text:s text:c="5"/><text:span text:style-name="T1">| &gt; loss_feat: 6.681450366973877 <text:s/>(6.788134799362224)</text:span></text:p>
      <text:p text:style-name="P3"><text:soft-page-break/><text:s text:c="5"/><text:span text:style-name="T1">| &gt; loss_mel: 15.721799850463867 <text:s/>(15.58578370606999)</text:span></text:p>
      <text:p text:style-name="P3"><text:s text:c="5"/><text:span text:style-name="T1">| &gt; loss_duration: 1.478337287902832 <text:s/>(1.4129726607819466)</text:span></text:p>
      <text:p text:style-name="P3"><text:s text:c="5"/><text:span text:style-name="T1">| &gt; amp_scaler: 128.0 <text:s/>(128.0)</text:span></text:p>
      <text:p text:style-name="P3"><text:s text:c="5"/><text:span text:style-name="T1">| &gt; loss_1: 27.94072723388672 <text:s/>(27.606323141241468)</text:span></text:p>
      <text:p text:style-name="P3"><text:s text:c="5"/><text:span text:style-name="T1">| &gt; grad_norm_1: tensor(266.5140, device='cuda:0') <text:s/>(tensor(233.5968, device='cuda:0'))</text:span></text:p>
      <text:p text:style-name="P3"><text:s text:c="5"/><text:span text:style-name="T1">| &gt; current_lr_0: 0.00019955047780639926 </text:span></text:p>
      <text:p text:style-name="P3"><text:s text:c="5"/><text:span text:style-name="T1">| &gt; current_lr_1: 0.00019955047780639926 </text:span></text:p>
      <text:p text:style-name="P3"><text:s text:c="5"/><text:span text:style-name="T1">| &gt; step_time: 0.6606 <text:s/>(0.605344254990474)</text:span></text:p>
      <text:p text:style-name="P3"><text:s text:c="5"/><text:span text:style-name="T1">| &gt; loader_time: 0.0084 <text:s/>(0.006962439475949426)</text:span></text:p>
      <text:p text:style-name="P5"/>
      <text:p text:style-name="P5"/>
      <text:p text:style-name="P1">[1m <text:s text:c="2"/>--&gt; TIME: 2025-05-11 13:09:19 -- STEP: 459/630 -- GLOBAL_STEP: 857300[0m</text:p>
      <text:p text:style-name="P3"><text:s text:c="5"/><text:span text:style-name="T1">| &gt; loss_disc: 2.5991127490997314 <text:s/>(2.6367106281853987)</text:span></text:p>
      <text:p text:style-name="P3"><text:s text:c="5"/><text:span text:style-name="T1">| &gt; loss_disc_real_0: 0.12113691121339798 <text:s/>(0.1839043475151841)</text:span></text:p>
      <text:p text:style-name="P3"><text:s text:c="5"/><text:span text:style-name="T1">| &gt; loss_disc_real_1: 0.1719239205121994 <text:s/>(0.21573605773106122)</text:span></text:p>
      <text:p text:style-name="P3"><text:s text:c="5"/><text:span text:style-name="T1">| &gt; loss_disc_real_2: 0.24062521755695343 <text:s/>(0.2290576518490943)</text:span></text:p>
      <text:p text:style-name="P3"><text:s text:c="5"/><text:span text:style-name="T1">| &gt; loss_disc_real_3: 0.19230642914772034 <text:s/>(0.23162387119918607)</text:span></text:p>
      <text:p text:style-name="P3"><text:s text:c="5"/><text:span text:style-name="T1">| &gt; loss_disc_real_4: 0.2110462635755539 <text:s/>(0.24136873501837902)</text:span></text:p>
      <text:p text:style-name="P3"><text:s text:c="5"/><text:span text:style-name="T1">| &gt; loss_disc_real_5: 0.24460192024707794 <text:s/>(0.23251336660390326)</text:span></text:p>
      <text:p text:style-name="P3"><text:s text:c="5"/><text:span text:style-name="T1">| &gt; loss_0: 2.5991127490997314 <text:s/>(2.6367106281853987)</text:span></text:p>
      <text:p text:style-name="P3"><text:s text:c="5"/><text:span text:style-name="T1">| &gt; grad_norm_0: tensor(9.7790, device='cuda:0') <text:s/>(tensor(17.5146, device='cuda:0'))</text:span></text:p>
      <text:p text:style-name="P3"><text:s text:c="5"/><text:span text:style-name="T1">| &gt; loss_gen: 2.010392189025879 <text:s/>(2.143389598476603)</text:span></text:p>
      <text:p text:style-name="P3"><text:s text:c="5"/><text:span text:style-name="T1">| &gt; loss_kl: 1.582991361618042 <text:s/>(1.6580494418902594)</text:span></text:p>
      <text:p text:style-name="P3"><text:s text:c="5"/><text:span text:style-name="T1">| &gt; loss_feat: 6.550595760345459 <text:s/>(6.70713130373321)</text:span></text:p>
      <text:p text:style-name="P3"><text:s text:c="5"/><text:span text:style-name="T1">| &gt; loss_mel: 15.35862922668457 <text:s/>(15.550525496987735)</text:span></text:p>
      <text:p text:style-name="P3"><text:s text:c="5"/><text:span text:style-name="T1">| &gt; loss_duration: 1.4279143810272217 <text:s/>(1.4145605735529492)</text:span></text:p>
      <text:p text:style-name="P3"><text:s text:c="5"/><text:span text:style-name="T1">| &gt; amp_scaler: 256.0 <text:s/>(137.48148148148147)</text:span></text:p>
      <text:p text:style-name="P3"><text:s text:c="5"/><text:span text:style-name="T1">| &gt; loss_1: 26.930522918701172 <text:s/>(27.47365648606244)</text:span></text:p>
      <text:p text:style-name="P3"><text:s text:c="5"/><text:span text:style-name="T1">| &gt; grad_norm_1: tensor(71.8855, device='cuda:0') <text:s/>(tensor(213.3943, device='cuda:0'))</text:span></text:p>
      <text:p text:style-name="P3"><text:s text:c="5"/><text:span text:style-name="T1">| &gt; current_lr_0: 0.00019955047780639926 </text:span></text:p>
      <text:p text:style-name="P3"><text:s text:c="5"/><text:span text:style-name="T1">| &gt; current_lr_1: 0.00019955047780639926 </text:span></text:p>
      <text:p text:style-name="P3"><text:s text:c="5"/><text:span text:style-name="T1">| &gt; step_time: 0.756 <text:s/>(0.6327022508858071)</text:span></text:p>
      <text:p text:style-name="P3"><text:s text:c="5"/><text:span text:style-name="T1">| &gt; loader_time: 0.0098 <text:s/>(0.007544827097641355)</text:span></text:p>
      <text:p text:style-name="P5"/>
      <text:p text:style-name="P5"/>
      <text:p text:style-name="P1">[1m <text:s text:c="2"/>--&gt; TIME: 2025-05-11 13:10:43 -- STEP: 559/630 -- GLOBAL_STEP: 857400[0m</text:p>
      <text:p text:style-name="P3"><text:s text:c="5"/><text:span text:style-name="T1">| &gt; loss_disc: 2.5871315002441406 <text:s/>(2.6367351441562508)</text:span></text:p>
      <text:p text:style-name="P3"><text:s text:c="5"/><text:span text:style-name="T1">| &gt; loss_disc_real_0: 0.22231155633926392 <text:s/>(0.18432071403815192)</text:span></text:p>
      <text:p text:style-name="P3"><text:s text:c="5"/><text:span text:style-name="T1">| &gt; loss_disc_real_1: 0.20122212171554565 <text:s/>(0.21538169865957957)</text:span></text:p>
      <text:p text:style-name="P3"><text:s text:c="5"/><text:span text:style-name="T1">| &gt; loss_disc_real_2: 0.24288900196552277 <text:s/>(0.22950740734345157)</text:span></text:p>
      <text:p text:style-name="P3"><text:s text:c="5"/><text:span text:style-name="T1">| &gt; loss_disc_real_3: 0.27147573232650757 <text:s/>(0.23163776592832985)</text:span></text:p>
      <text:p text:style-name="P3"><text:s text:c="5"/><text:span text:style-name="T1">| &gt; loss_disc_real_4: 0.2226988524198532 <text:s/>(0.24147451489044217)</text:span></text:p>
      <text:p text:style-name="P3"><text:s text:c="5"/><text:span text:style-name="T1">| &gt; loss_disc_real_5: 0.2836490869522095 <text:s/>(0.23310389645624247)</text:span></text:p>
      <text:p text:style-name="P3"><text:s text:c="5"/><text:span text:style-name="T1">| &gt; loss_0: 2.5871315002441406 <text:s/>(2.6367351441562508)</text:span></text:p>
      <text:p text:style-name="P3"><text:s text:c="5"/><text:span text:style-name="T1">| &gt; grad_norm_0: tensor(13.5295, device='cuda:0') <text:s/>(tensor(16.8227, device='cuda:0'))</text:span></text:p>
      <text:p text:style-name="P3"><text:s text:c="5"/><text:span text:style-name="T1">| &gt; loss_gen: 2.139251708984375 <text:s/>(2.138060628408185)</text:span></text:p>
      <text:p text:style-name="P3"><text:s text:c="5"/><text:span text:style-name="T1">| &gt; loss_kl: 1.7585010528564453 <text:s/>(1.6519534242387748)</text:span></text:p>
      <text:p text:style-name="P3"><text:s text:c="5"/><text:span text:style-name="T1">| &gt; loss_feat: 5.40800142288208 <text:s/>(6.666202035061149)</text:span></text:p>
      <text:p text:style-name="P3"><text:s text:c="5"/><text:span text:style-name="T1">| &gt; loss_mel: 14.507377624511719 <text:s/>(15.552747818566392)</text:span></text:p>
      <text:p text:style-name="P3"><text:s text:c="5"/><text:span text:style-name="T1">| &gt; loss_duration: 1.4920654296875 <text:s/>(1.4253446597319392)</text:span></text:p>
      <text:p text:style-name="P3"><text:s text:c="5"/><text:span text:style-name="T1">| &gt; amp_scaler: 256.0 <text:s/>(158.68336314847932)</text:span></text:p>
      <text:p text:style-name="P3"><text:s text:c="5"/><text:span text:style-name="T1">| &gt; loss_1: 25.30519676208496 <text:s/>(27.43430865429381)</text:span></text:p>
      <text:p text:style-name="P3"><text:s text:c="5"/><text:span text:style-name="T1">| &gt; grad_norm_1: tensor(209.7111, device='cuda:0') <text:s/>(tensor(200.8059, device='cuda:0'))</text:span></text:p>
      <text:p text:style-name="P3"><text:s text:c="5"/><text:span text:style-name="T1">| &gt; current_lr_0: 0.00019955047780639926 </text:span></text:p>
      <text:p text:style-name="P3"><text:s text:c="5"/><text:span text:style-name="T1">| &gt; current_lr_1: 0.00019955047780639926 </text:span></text:p>
      <text:p text:style-name="P3"><text:s text:c="5"/><text:span text:style-name="T1">| &gt; step_time: 0.8504 <text:s/>(0.6673645730095384)</text:span></text:p>
      <text:p text:style-name="P3"><text:s text:c="5"/><text:span text:style-name="T1">| &gt; loader_time: 0.0104 <text:s/>(0.008116139069012969)</text:span></text:p>
      <text:p text:style-name="P5"/>
      <text:p text:style-name="P5"/>
      <text:p text:style-name="P1"><text:soft-page-break/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403061707814534 [0m(+0.0002961556116739903)</text:span></text:p>
      <text:p text:style-name="P3"><text:s text:c="5"/><text:span text:style-name="T1">| &gt; avg_loss_disc:[91m 2.706748882929484 [0m(+0.035008271535237334)</text:span></text:p>
      <text:p text:style-name="P3"><text:s text:c="5"/><text:span text:style-name="T1">| &gt; avg_loss_disc_real_0:[91m 0.15614627736310163 [0m(+0.008077953631679208)</text:span></text:p>
      <text:p text:style-name="P3"><text:s text:c="5"/><text:span text:style-name="T1">| &gt; avg_loss_disc_real_1:[91m 0.2244723637898763 [0m(+0.020324868460496276)</text:span></text:p>
      <text:p text:style-name="P3"><text:s text:c="5"/><text:span text:style-name="T1">| &gt; avg_loss_disc_real_2:[91m 0.27325761939088505 [0m(+0.054189109553893416)</text:span></text:p>
      <text:p text:style-name="P3"><text:s text:c="5"/><text:span text:style-name="T1">| &gt; avg_loss_disc_real_3:[91m 0.2459180193642775 [0m(+0.007006863753000886)</text:span></text:p>
      <text:p text:style-name="P3"><text:s text:c="5"/><text:span text:style-name="T1">| &gt; avg_loss_disc_real_4:[91m 0.28727152819434804 [0m(+0.03010559206207597)</text:span></text:p>
      <text:p text:style-name="P3"><text:s text:c="5"/><text:span text:style-name="T1">| &gt; avg_loss_disc_real_5:[92m 0.2184478590885798 [0m(-0.058647879709800094)</text:span></text:p>
      <text:p text:style-name="P3"><text:s text:c="5"/><text:span text:style-name="T1">| &gt; avg_loss_0:[91m 2.706748882929484 [0m(+0.035008271535237334)</text:span></text:p>
      <text:p text:style-name="P3"><text:s text:c="5"/><text:span text:style-name="T1">| &gt; avg_loss_gen:[91m 2.0259236792723336 [0m(+0.04524820049603773)</text:span></text:p>
      <text:p text:style-name="P3"><text:s text:c="5"/><text:span text:style-name="T1">| &gt; avg_loss_kl:[91m 1.798882156610489 [0m(+0.07930159568786621)</text:span></text:p>
      <text:p text:style-name="P3"><text:s text:c="5"/><text:span text:style-name="T1">| &gt; avg_loss_feat:[92m 6.474011421203613 [0m(-0.301835298538208)</text:span></text:p>
      <text:p text:style-name="P3"><text:s text:c="5"/><text:span text:style-name="T1">| &gt; avg_loss_mel:[91m 15.812493165334066 [0m(+0.12156049410502234)</text:span></text:p>
      <text:p text:style-name="P3"><text:s text:c="5"/><text:span text:style-name="T1">| &gt; avg_loss_duration:[92m 1.5262421170870464 [0m(-0.0011481245358784253)</text:span></text:p>
      <text:p text:style-name="P3"><text:s text:c="5"/><text:span text:style-name="T1">| &gt; avg_loss_1:[92m 27.637552738189697 [0m(-0.05687268575032434)</text:span></text:p>
      <text:p text:style-name="P5"/>
      <text:p text:style-name="P5"/>
      <text:p text:style-name="P1">[4m[1m &gt; EPOCH: 19/50[0m</text:p>
      <text:p text:style-name="P3"><text:s/><text:span text:style-name="T1">--&gt; /kaggle/working/vits_4_nov-May-11-2025_10+42AM-0000000</text:span></text:p>
      <text:p text:style-name="P5"/>
      <text:p text:style-name="P1">[1m &gt; TRAINING (2025-05-11 13:12:06) [0m</text:p>
      <text:p text:style-name="P5"/>
      <text:p text:style-name="P1">[1m <text:s text:c="2"/>--&gt; TIME: 2025-05-11 13:12:22 -- STEP: 29/630 -- GLOBAL_STEP: 857500[0m</text:p>
      <text:p text:style-name="P3"><text:s text:c="5"/><text:span text:style-name="T1">| &gt; loss_disc: 2.712254285812378 <text:s/>(2.6375327603570353)</text:span></text:p>
      <text:p text:style-name="P3"><text:s text:c="5"/><text:span text:style-name="T1">| &gt; loss_disc_real_0: 0.19697688519954681 <text:s/>(0.18697935625396925)</text:span></text:p>
      <text:p text:style-name="P3"><text:s text:c="5"/><text:span text:style-name="T1">| &gt; loss_disc_real_1: 0.2216549813747406 <text:s/>(0.21552268287231183)</text:span></text:p>
      <text:p text:style-name="P3"><text:s text:c="5"/><text:span text:style-name="T1">| &gt; loss_disc_real_2: 0.21737001836299896 <text:s/>(0.2272375400724082)</text:span></text:p>
      <text:p text:style-name="P3"><text:s text:c="5"/><text:span text:style-name="T1">| &gt; loss_disc_real_3: 0.22968289256095886 <text:s/>(0.2361142840878717)</text:span></text:p>
      <text:p text:style-name="P3"><text:s text:c="5"/><text:span text:style-name="T1">| &gt; loss_disc_real_4: 0.21317742764949799 <text:s/>(0.2450133839557911)</text:span></text:p>
      <text:p text:style-name="P3"><text:s text:c="5"/><text:span text:style-name="T1">| &gt; loss_disc_real_5: 0.2516752779483795 <text:s/>(0.2378541894000152)</text:span></text:p>
      <text:p text:style-name="P3"><text:s text:c="5"/><text:span text:style-name="T1">| &gt; loss_0: 2.712254285812378 <text:s/>(2.6375327603570353)</text:span></text:p>
      <text:p text:style-name="P3"><text:s text:c="5"/><text:span text:style-name="T1">| &gt; grad_norm_0: tensor(27.3601, device='cuda:0') <text:s/>(tensor(19.9182, device='cuda:0'))</text:span></text:p>
      <text:p text:style-name="P3"><text:s text:c="5"/><text:span text:style-name="T1">| &gt; loss_gen: 2.115265369415283 <text:s/>(2.160781687703626)</text:span></text:p>
      <text:p text:style-name="P3"><text:s text:c="5"/><text:span text:style-name="T1">| &gt; loss_kl: 1.5493319034576416 <text:s/>(1.6546214407887951)</text:span></text:p>
      <text:p text:style-name="P3"><text:s text:c="5"/><text:span text:style-name="T1">| &gt; loss_feat: 6.27987003326416 <text:s/>(6.979795127079405)</text:span></text:p>
      <text:p text:style-name="P3"><text:s text:c="5"/><text:span text:style-name="T1">| &gt; loss_mel: 15.73908805847168 <text:s/>(15.670235666735419)</text:span></text:p>
      <text:p text:style-name="P3"><text:s text:c="5"/><text:span text:style-name="T1">| &gt; loss_duration: 1.415593147277832 <text:s/>(1.4438056699160873)</text:span></text:p>
      <text:p text:style-name="P3"><text:s text:c="5"/><text:span text:style-name="T1">| &gt; amp_scaler: 256.0 <text:s/>(256.0)</text:span></text:p>
      <text:p text:style-name="P3"><text:s text:c="5"/><text:span text:style-name="T1">| &gt; loss_1: 27.09914779663086 <text:s/>(27.90923934147276)</text:span></text:p>
      <text:p text:style-name="P3"><text:s text:c="5"/><text:span text:style-name="T1">| &gt; grad_norm_1: tensor(320.2096, device='cuda:0') <text:s/>(tensor(232.9298, device='cuda:0'))</text:span></text:p>
      <text:p text:style-name="P3"><text:s text:c="5"/><text:span text:style-name="T1">| &gt; current_lr_0: 0.00019952553399667344 </text:span></text:p>
      <text:p text:style-name="P3"><text:s text:c="5"/><text:span text:style-name="T1">| &gt; current_lr_1: 0.00019952553399667344 </text:span></text:p>
      <text:p text:style-name="P3"><text:s text:c="5"/><text:span text:style-name="T1">| &gt; step_time: 0.5198 <text:s/>(0.5210197054106612)</text:span></text:p>
      <text:p text:style-name="P3"><text:s text:c="5"/><text:span text:style-name="T1">| &gt; loader_time: 0.0054 <text:s/>(0.005121790129562904)</text:span></text:p>
      <text:p text:style-name="P5"/>
      <text:p text:style-name="P5"/>
      <text:p text:style-name="P3"><text:s/><text:span text:style-name="T1">&gt; CHECKPOINT : /kaggle/working/vits_4_nov-May-11-2025_10+42AM-0000000/checkpoint_857500.pth</text:span></text:p>
      <text:p text:style-name="P5"/>
      <text:p text:style-name="P1">[1m <text:s text:c="2"/>--&gt; TIME: 2025-05-11 13:13:22 -- STEP: 129/630 -- GLOBAL_STEP: 857600[0m</text:p>
      <text:p text:style-name="P3"><text:s text:c="5"/><text:span text:style-name="T1">| &gt; loss_disc: 2.5471761226654053 <text:s/>(2.6070044835408535)</text:span></text:p>
      <text:p text:style-name="P3"><text:s text:c="5"/><text:span text:style-name="T1">| &gt; loss_disc_real_0: 0.11013364791870117 <text:s/>(0.18142790913350823)</text:span></text:p>
      <text:p text:style-name="P3"><text:s text:c="5"/><text:span text:style-name="T1">| &gt; loss_disc_real_1: 0.14822086691856384 <text:s/>(0.21459138878556186)</text:span></text:p>
      <text:p text:style-name="P3"><text:s text:c="5"/><text:span text:style-name="T1">| &gt; loss_disc_real_2: 0.15234825015068054 <text:s/>(0.22654516590658083)</text:span></text:p>
      <text:p text:style-name="P3"><text:s text:c="5"/><text:span text:style-name="T1">| &gt; loss_disc_real_3: 0.2580696940422058 <text:s/>(0.23076448479826137)</text:span></text:p>
      <text:p text:style-name="P3"><text:s text:c="5"/><text:span text:style-name="T1">| &gt; loss_disc_real_4: 0.24399949610233307 <text:s/>(0.23976822047270546)</text:span></text:p>
      <text:p text:style-name="P3"><text:soft-page-break/><text:s text:c="5"/><text:span text:style-name="T1">| &gt; loss_disc_real_5: 0.20698115229606628 <text:s/>(0.2299880148597466)</text:span></text:p>
      <text:p text:style-name="P3"><text:s text:c="5"/><text:span text:style-name="T1">| &gt; loss_0: 2.5471761226654053 <text:s/>(2.6070044835408535)</text:span></text:p>
      <text:p text:style-name="P3"><text:s text:c="5"/><text:span text:style-name="T1">| &gt; grad_norm_0: tensor(29.1452, device='cuda:0') <text:s/>(tensor(20.2961, device='cuda:0'))</text:span></text:p>
      <text:p text:style-name="P3"><text:s text:c="5"/><text:span text:style-name="T1">| &gt; loss_gen: 2.0537667274475098 <text:s/>(2.181542625722961)</text:span></text:p>
      <text:p text:style-name="P3"><text:s text:c="5"/><text:span text:style-name="T1">| &gt; loss_kl: 1.824921727180481 <text:s/>(1.6301755406135736)</text:span></text:p>
      <text:p text:style-name="P3"><text:s text:c="5"/><text:span text:style-name="T1">| &gt; loss_feat: 6.439654350280762 <text:s/>(6.973451640254767)</text:span></text:p>
      <text:p text:style-name="P3"><text:s text:c="5"/><text:span text:style-name="T1">| &gt; loss_mel: 15.834108352661133 <text:s/>(15.656672026759894)</text:span></text:p>
      <text:p text:style-name="P3"><text:s text:c="5"/><text:span text:style-name="T1">| &gt; loss_duration: 1.5143816471099854 <text:s/>(1.4265951472659444)</text:span></text:p>
      <text:p text:style-name="P3"><text:s text:c="5"/><text:span text:style-name="T1">| &gt; amp_scaler: 256.0 <text:s/>(256.0)</text:span></text:p>
      <text:p text:style-name="P3"><text:s text:c="5"/><text:span text:style-name="T1">| &gt; loss_1: 27.666831970214844 <text:s/>(27.868437020353568)</text:span></text:p>
      <text:p text:style-name="P3"><text:s text:c="5"/><text:span text:style-name="T1">| &gt; grad_norm_1: tensor(245.4341, device='cuda:0') <text:s/>(tensor(262.1994, device='cuda:0'))</text:span></text:p>
      <text:p text:style-name="P3"><text:s text:c="5"/><text:span text:style-name="T1">| &gt; current_lr_0: 0.00019952553399667344 </text:span></text:p>
      <text:p text:style-name="P3"><text:s text:c="5"/><text:span text:style-name="T1">| &gt; current_lr_1: 0.00019952553399667344 </text:span></text:p>
      <text:p text:style-name="P3"><text:s text:c="5"/><text:span text:style-name="T1">| &gt; step_time: 0.5933 <text:s/>(0.5497105417325513)</text:span></text:p>
      <text:p text:style-name="P3"><text:s text:c="5"/><text:span text:style-name="T1">| &gt; loader_time: 0.007 <text:s/>(0.005585579909095468)</text:span></text:p>
      <text:p text:style-name="P5"/>
      <text:p text:style-name="P5"/>
      <text:p text:style-name="P1">[1m <text:s text:c="2"/>--&gt; TIME: 2025-05-11 13:14:24 -- STEP: 229/630 -- GLOBAL_STEP: 857700[0m</text:p>
      <text:p text:style-name="P3"><text:s text:c="5"/><text:span text:style-name="T1">| &gt; loss_disc: 2.801771402359009 <text:s/>(2.613310052838387)</text:span></text:p>
      <text:p text:style-name="P3"><text:s text:c="5"/><text:span text:style-name="T1">| &gt; loss_disc_real_0: 0.16316722333431244 <text:s/>(0.1816614949221694)</text:span></text:p>
      <text:p text:style-name="P3"><text:s text:c="5"/><text:span text:style-name="T1">| &gt; loss_disc_real_1: 0.2166447788476944 <text:s/>(0.21623726566545828)</text:span></text:p>
      <text:p text:style-name="P3"><text:s text:c="5"/><text:span text:style-name="T1">| &gt; loss_disc_real_2: 0.20807132124900818 <text:s/>(0.22881373750070297)</text:span></text:p>
      <text:p text:style-name="P3"><text:s text:c="5"/><text:span text:style-name="T1">| &gt; loss_disc_real_3: 0.21283988654613495 <text:s/>(0.23301405235148934)</text:span></text:p>
      <text:p text:style-name="P3"><text:s text:c="5"/><text:span text:style-name="T1">| &gt; loss_disc_real_4: 0.2106136828660965 <text:s/>(0.2399968309693982)</text:span></text:p>
      <text:p text:style-name="P3"><text:s text:c="5"/><text:span text:style-name="T1">| &gt; loss_disc_real_5: 0.2312135249376297 <text:s/>(0.22520597285578864)</text:span></text:p>
      <text:p text:style-name="P3"><text:s text:c="5"/><text:span text:style-name="T1">| &gt; loss_0: 2.801771402359009 <text:s/>(2.613310052838387)</text:span></text:p>
      <text:p text:style-name="P3"><text:s text:c="5"/><text:span text:style-name="T1">| &gt; grad_norm_0: tensor(44.7208, device='cuda:0') <text:s/>(tensor(22.8029, device='cuda:0'))</text:span></text:p>
      <text:p text:style-name="P3"><text:s text:c="5"/><text:span text:style-name="T1">| &gt; loss_gen: 2.1537230014801025 <text:s/>(2.1964435712739374)</text:span></text:p>
      <text:p text:style-name="P3"><text:s text:c="5"/><text:span text:style-name="T1">| &gt; loss_kl: 1.6880114078521729 <text:s/>(1.6447066157145271)</text:span></text:p>
      <text:p text:style-name="P3"><text:s text:c="5"/><text:span text:style-name="T1">| &gt; loss_feat: 7.156569957733154 <text:s/>(6.927526034642515)</text:span></text:p>
      <text:p text:style-name="P3"><text:s text:c="5"/><text:span text:style-name="T1">| &gt; loss_mel: 15.383899688720703 <text:s/>(15.714671151606797)</text:span></text:p>
      <text:p text:style-name="P3"><text:s text:c="5"/><text:span text:style-name="T1">| &gt; loss_duration: 1.4828892946243286 <text:s/>(1.3822966829658074)</text:span></text:p>
      <text:p text:style-name="P3"><text:s text:c="5"/><text:span text:style-name="T1">| &gt; amp_scaler: 256.0 <text:s/>(256.0)</text:span></text:p>
      <text:p text:style-name="P3"><text:s text:c="5"/><text:span text:style-name="T1">| &gt; loss_1: 27.865093231201172 <text:s/>(27.86564409680762)</text:span></text:p>
      <text:p text:style-name="P3"><text:s text:c="5"/><text:span text:style-name="T1">| &gt; grad_norm_1: tensor(403.3269, device='cuda:0') <text:s/>(tensor(298.8547, device='cuda:0'))</text:span></text:p>
      <text:p text:style-name="P3"><text:s text:c="5"/><text:span text:style-name="T1">| &gt; current_lr_0: 0.00019952553399667344 </text:span></text:p>
      <text:p text:style-name="P3"><text:s text:c="5"/><text:span text:style-name="T1">| &gt; current_lr_1: 0.00019952553399667344 </text:span></text:p>
      <text:p text:style-name="P3"><text:s text:c="5"/><text:span text:style-name="T1">| &gt; step_time: 0.6131 <text:s/>(0.5745143453106611)</text:span></text:p>
      <text:p text:style-name="P3"><text:s text:c="5"/><text:span text:style-name="T1">| &gt; loader_time: 0.0072 <text:s/>(0.006187699247135346)</text:span></text:p>
      <text:p text:style-name="P5"/>
      <text:p text:style-name="P5"/>
      <text:p text:style-name="P1">[1m <text:s text:c="2"/>--&gt; TIME: 2025-05-11 13:15:31 -- STEP: 329/630 -- GLOBAL_STEP: 857800[0m</text:p>
      <text:p text:style-name="P3"><text:s text:c="5"/><text:span text:style-name="T1">| &gt; loss_disc: 2.4821856021881104 <text:s/>(2.6190638614642934)</text:span></text:p>
      <text:p text:style-name="P3"><text:s text:c="5"/><text:span text:style-name="T1">| &gt; loss_disc_real_0: 0.17048504948616028 <text:s/>(0.1819990886018631)</text:span></text:p>
      <text:p text:style-name="P3"><text:s text:c="5"/><text:span text:style-name="T1">| &gt; loss_disc_real_1: 0.1769554316997528 <text:s/>(0.2154102689136487)</text:span></text:p>
      <text:p text:style-name="P3"><text:s text:c="5"/><text:span text:style-name="T1">| &gt; loss_disc_real_2: 0.20818781852722168 <text:s/>(0.2288505411437942)</text:span></text:p>
      <text:p text:style-name="P3"><text:s text:c="5"/><text:span text:style-name="T1">| &gt; loss_disc_real_3: 0.26898983120918274 <text:s/>(0.23286903878294588)</text:span></text:p>
      <text:p text:style-name="P3"><text:s text:c="5"/><text:span text:style-name="T1">| &gt; loss_disc_real_4: 0.27118971943855286 <text:s/>(0.2404391170906803)</text:span></text:p>
      <text:p text:style-name="P3"><text:s text:c="5"/><text:span text:style-name="T1">| &gt; loss_disc_real_5: 0.20581234991550446 <text:s/>(0.22878297266626793)</text:span></text:p>
      <text:p text:style-name="P3"><text:s text:c="5"/><text:span text:style-name="T1">| &gt; loss_0: 2.4821856021881104 <text:s/>(2.6190638614642934)</text:span></text:p>
      <text:p text:style-name="P3"><text:s text:c="5"/><text:span text:style-name="T1">| &gt; grad_norm_0: tensor(17.0065, device='cuda:0') <text:s/>(tensor(21.6884, device='cuda:0'))</text:span></text:p>
      <text:p text:style-name="P3"><text:s text:c="5"/><text:span text:style-name="T1">| &gt; loss_gen: 2.324115514755249 <text:s/>(2.1831522535045824)</text:span></text:p>
      <text:p text:style-name="P3"><text:s text:c="5"/><text:span text:style-name="T1">| &gt; loss_kl: 1.6183485984802246 <text:s/>(1.648943189791996)</text:span></text:p>
      <text:p text:style-name="P3"><text:s text:c="5"/><text:span text:style-name="T1">| &gt; loss_feat: 6.267083168029785 <text:s/>(6.863947252372118)</text:span></text:p>
      <text:p text:style-name="P3"><text:s text:c="5"/><text:span text:style-name="T1">| &gt; loss_mel: 15.299699783325195 <text:s/>(15.687237991750422)</text:span></text:p>
      <text:p text:style-name="P3"><text:s text:c="5"/><text:span text:style-name="T1">| &gt; loss_duration: 1.490259051322937 <text:s/>(1.4074598731965642)</text:span></text:p>
      <text:p text:style-name="P3"><text:s text:c="5"/><text:span text:style-name="T1">| &gt; amp_scaler: 256.0 <text:s/>(256.0)</text:span></text:p>
      <text:p text:style-name="P3"><text:s text:c="5"/><text:span text:style-name="T1">| &gt; loss_1: 26.9995059967041 <text:s/>(27.79074057257283)</text:span></text:p>
      <text:p text:style-name="P3"><text:soft-page-break/><text:s text:c="5"/><text:span text:style-name="T1">| &gt; grad_norm_1: tensor(143.1158, device='cuda:0') <text:s/>(tensor(281.1505, device='cuda:0'))</text:span></text:p>
      <text:p text:style-name="P3"><text:s text:c="5"/><text:span text:style-name="T1">| &gt; current_lr_0: 0.00019952553399667344 </text:span></text:p>
      <text:p text:style-name="P3"><text:s text:c="5"/><text:span text:style-name="T1">| &gt; current_lr_1: 0.00019952553399667344 </text:span></text:p>
      <text:p text:style-name="P3"><text:s text:c="5"/><text:span text:style-name="T1">| &gt; step_time: 0.6901 <text:s/>(0.5983951664260823)</text:span></text:p>
      <text:p text:style-name="P3"><text:s text:c="5"/><text:span text:style-name="T1">| &gt; loader_time: 0.0077 <text:s/>(0.006751763422076101)</text:span></text:p>
      <text:p text:style-name="P5"/>
      <text:p text:style-name="P5"/>
      <text:p text:style-name="P1">[1m <text:s text:c="2"/>--&gt; TIME: 2025-05-11 13:16:45 -- STEP: 429/630 -- GLOBAL_STEP: 857900[0m</text:p>
      <text:p text:style-name="P3"><text:s text:c="5"/><text:span text:style-name="T1">| &gt; loss_disc: 2.526460647583008 <text:s/>(2.624689455076809)</text:span></text:p>
      <text:p text:style-name="P3"><text:s text:c="5"/><text:span text:style-name="T1">| &gt; loss_disc_real_0: 0.10843592882156372 <text:s/>(0.18219847079270918)</text:span></text:p>
      <text:p text:style-name="P3"><text:s text:c="5"/><text:span text:style-name="T1">| &gt; loss_disc_real_1: 0.21532724797725677 <text:s/>(0.2162025826863753)</text:span></text:p>
      <text:p text:style-name="P3"><text:s text:c="5"/><text:span text:style-name="T1">| &gt; loss_disc_real_2: 0.21082931756973267 <text:s/>(0.22919875689041921)</text:span></text:p>
      <text:p text:style-name="P3"><text:s text:c="5"/><text:span text:style-name="T1">| &gt; loss_disc_real_3: 0.23990969359874725 <text:s/>(0.23216586884779808)</text:span></text:p>
      <text:p text:style-name="P3"><text:s text:c="5"/><text:span text:style-name="T1">| &gt; loss_disc_real_4: 0.20582036674022675 <text:s/>(0.2403326474633806)</text:span></text:p>
      <text:p text:style-name="P3"><text:s text:c="5"/><text:span text:style-name="T1">| &gt; loss_disc_real_5: 0.24063648283481598 <text:s/>(0.23086614743535058)</text:span></text:p>
      <text:p text:style-name="P3"><text:s text:c="5"/><text:span text:style-name="T1">| &gt; loss_0: 2.526460647583008 <text:s/>(2.624689455076809)</text:span></text:p>
      <text:p text:style-name="P3"><text:s text:c="5"/><text:span text:style-name="T1">| &gt; grad_norm_0: tensor(13.5687, device='cuda:0') <text:s/>(tensor(19.9988, device='cuda:0'))</text:span></text:p>
      <text:p text:style-name="P3"><text:s text:c="5"/><text:span text:style-name="T1">| &gt; loss_gen: 2.0582642555236816 <text:s/>(2.1676530560135574)</text:span></text:p>
      <text:p text:style-name="P3"><text:s text:c="5"/><text:span text:style-name="T1">| &gt; loss_kl: 1.7739628553390503 <text:s/>(1.654896476885656)</text:span></text:p>
      <text:p text:style-name="P3"><text:s text:c="5"/><text:span text:style-name="T1">| &gt; loss_feat: 6.178189754486084 <text:s/>(6.816473823049409)</text:span></text:p>
      <text:p text:style-name="P3"><text:s text:c="5"/><text:span text:style-name="T1">| &gt; loss_mel: 15.168067932128906 <text:s/>(15.688161783285075)</text:span></text:p>
      <text:p text:style-name="P3"><text:s text:c="5"/><text:span text:style-name="T1">| &gt; loss_duration: 1.469850778579712 <text:s/>(1.4101221672582738)</text:span></text:p>
      <text:p text:style-name="P3"><text:s text:c="5"/><text:span text:style-name="T1">| &gt; amp_scaler: 256.0 <text:s/>(256.0)</text:span></text:p>
      <text:p text:style-name="P3"><text:s text:c="5"/><text:span text:style-name="T1">| &gt; loss_1: 26.648334503173828 <text:s/>(27.737307350674424)</text:span></text:p>
      <text:p text:style-name="P3"><text:s text:c="5"/><text:span text:style-name="T1">| &gt; grad_norm_1: tensor(101.1422, device='cuda:0') <text:s/>(tensor(251.3656, device='cuda:0'))</text:span></text:p>
      <text:p text:style-name="P3"><text:s text:c="5"/><text:span text:style-name="T1">| &gt; current_lr_0: 0.00019952553399667344 </text:span></text:p>
      <text:p text:style-name="P3"><text:s text:c="5"/><text:span text:style-name="T1">| &gt; current_lr_1: 0.00019952553399667344 </text:span></text:p>
      <text:p text:style-name="P3"><text:s text:c="5"/><text:span text:style-name="T1">| &gt; step_time: 0.7559 <text:s/>(0.6291588314207567)</text:span></text:p>
      <text:p text:style-name="P3"><text:s text:c="5"/><text:span text:style-name="T1">| &gt; loader_time: 0.0093 <text:s/>(0.007290961303355254)</text:span></text:p>
      <text:p text:style-name="P5"/>
      <text:p text:style-name="P5"/>
      <text:p text:style-name="P1">[1m <text:s text:c="2"/>--&gt; TIME: 2025-05-11 13:18:07 -- STEP: 529/630 -- GLOBAL_STEP: 858000[0m</text:p>
      <text:p text:style-name="P3"><text:s text:c="5"/><text:span text:style-name="T1">| &gt; loss_disc: 2.5155043601989746 <text:s/>(2.6252645950461604)</text:span></text:p>
      <text:p text:style-name="P3"><text:s text:c="5"/><text:span text:style-name="T1">| &gt; loss_disc_real_0: 0.27666911482810974 <text:s/>(0.1833042018185942)</text:span></text:p>
      <text:p text:style-name="P3"><text:s text:c="5"/><text:span text:style-name="T1">| &gt; loss_disc_real_1: 0.16855061054229736 <text:s/>(0.21620928069368872)</text:span></text:p>
      <text:p text:style-name="P3"><text:s text:c="5"/><text:span text:style-name="T1">| &gt; loss_disc_real_2: 0.17618761956691742 <text:s/>(0.22932420054095004)</text:span></text:p>
      <text:p text:style-name="P3"><text:s text:c="5"/><text:span text:style-name="T1">| &gt; loss_disc_real_3: 0.18322505056858063 <text:s/>(0.23178466774227488)</text:span></text:p>
      <text:p text:style-name="P3"><text:s text:c="5"/><text:span text:style-name="T1">| &gt; loss_disc_real_4: 0.22563479840755463 <text:s/>(0.24008600188450913)</text:span></text:p>
      <text:p text:style-name="P3"><text:s text:c="5"/><text:span text:style-name="T1">| &gt; loss_disc_real_5: 0.2195250689983368 <text:s/>(0.22997553412765545)</text:span></text:p>
      <text:p text:style-name="P3"><text:s text:c="5"/><text:span text:style-name="T1">| &gt; loss_0: 2.5155043601989746 <text:s/>(2.6252645950461604)</text:span></text:p>
      <text:p text:style-name="P3"><text:s text:c="5"/><text:span text:style-name="T1">| &gt; grad_norm_0: tensor(39.3905, device='cuda:0') <text:s/>(tensor(19.9307, device='cuda:0'))</text:span></text:p>
      <text:p text:style-name="P3"><text:s text:c="5"/><text:span text:style-name="T1">| &gt; loss_gen: 2.323681116104126 <text:s/>(2.1656279678831476)</text:span></text:p>
      <text:p text:style-name="P3"><text:s text:c="5"/><text:span text:style-name="T1">| &gt; loss_kl: 1.4964113235473633 <text:s/>(1.6519295524784663)</text:span></text:p>
      <text:p text:style-name="P3"><text:s text:c="5"/><text:span text:style-name="T1">| &gt; loss_feat: 7.611728191375732 <text:s/>(6.780868060647429)</text:span></text:p>
      <text:p text:style-name="P3"><text:s text:c="5"/><text:span text:style-name="T1">| &gt; loss_mel: 15.393624305725098 <text:s/>(15.68236289718426)</text:span></text:p>
      <text:p text:style-name="P3"><text:s text:c="5"/><text:span text:style-name="T1">| &gt; loss_duration: 1.451779842376709 <text:s/>(1.4217841354795575)</text:span></text:p>
      <text:p text:style-name="P3"><text:s text:c="5"/><text:span text:style-name="T1">| &gt; amp_scaler: 256.0 <text:s/>(256.0)</text:span></text:p>
      <text:p text:style-name="P3"><text:s text:c="5"/><text:span text:style-name="T1">| &gt; loss_1: 28.277223587036133 <text:s/>(27.702572658517173)</text:span></text:p>
      <text:p text:style-name="P3"><text:s text:c="5"/><text:span text:style-name="T1">| &gt; grad_norm_1: tensor(612.7850, device='cuda:0') <text:s/>(tensor(250.2971, device='cuda:0'))</text:span></text:p>
      <text:p text:style-name="P3"><text:s text:c="5"/><text:span text:style-name="T1">| &gt; current_lr_0: 0.00019952553399667344 </text:span></text:p>
      <text:p text:style-name="P3"><text:s text:c="5"/><text:span text:style-name="T1">| &gt; current_lr_1: 0.00019952553399667344 </text:span></text:p>
      <text:p text:style-name="P3"><text:s text:c="5"/><text:span text:style-name="T1">| &gt; step_time: 0.8394 <text:s/>(0.6620328953676282)</text:span></text:p>
      <text:p text:style-name="P3"><text:s text:c="5"/><text:span text:style-name="T1">| &gt; loader_time: 0.0103 <text:s/>(0.007837442910062794)</text:span></text:p>
      <text:p text:style-name="P5"/>
      <text:p text:style-name="P5"/>
      <text:p text:style-name="P3"><text:s/><text:span text:style-name="T1">&gt; CHECKPOINT : /kaggle/working/vits_4_nov-May-11-2025_10+42AM-0000000/checkpoint_858000.pth</text:span></text:p>
      <text:p text:style-name="P5"/>
      <text:p text:style-name="P1">[1m <text:s text:c="2"/>--&gt; TIME: 2025-05-11 13:19:56 -- STEP: 629/630 -- GLOBAL_STEP: 858100[0m</text:p>
      <text:p text:style-name="P3"><text:soft-page-break/><text:s text:c="5"/><text:span text:style-name="T1">| &gt; loss_disc: 2.5881075859069824 <text:s/>(2.628110059683576)</text:span></text:p>
      <text:p text:style-name="P3"><text:s text:c="5"/><text:span text:style-name="T1">| &gt; loss_disc_real_0: 0.16947291791439056 <text:s/>(0.18341381860888056)</text:span></text:p>
      <text:p text:style-name="P3"><text:s text:c="5"/><text:span text:style-name="T1">| &gt; loss_disc_real_1: 0.2370452880859375 <text:s/>(0.2162356872247778)</text:span></text:p>
      <text:p text:style-name="P3"><text:s text:c="5"/><text:span text:style-name="T1">| &gt; loss_disc_real_2: 0.2142992913722992 <text:s/>(0.22944952753655293)</text:span></text:p>
      <text:p text:style-name="P3"><text:s text:c="5"/><text:span text:style-name="T1">| &gt; loss_disc_real_3: 0.2634251117706299 <text:s/>(0.23232425867753112)</text:span></text:p>
      <text:p text:style-name="P3"><text:s text:c="5"/><text:span text:style-name="T1">| &gt; loss_disc_real_4: 0.2614173889160156 <text:s/>(0.2406067815749937)</text:span></text:p>
      <text:p text:style-name="P3"><text:s text:c="5"/><text:span text:style-name="T1">| &gt; loss_disc_real_5: 0.28584155440330505 <text:s/>(0.23112994669351744)</text:span></text:p>
      <text:p text:style-name="P3"><text:s text:c="5"/><text:span text:style-name="T1">| &gt; loss_0: 2.5881075859069824 <text:s/>(2.628110059683576)</text:span></text:p>
      <text:p text:style-name="P3"><text:s text:c="5"/><text:span text:style-name="T1">| &gt; grad_norm_0: tensor(21.3899, device='cuda:0') <text:s/>(tensor(19.6914, device='cuda:0'))</text:span></text:p>
      <text:p text:style-name="P3"><text:s text:c="5"/><text:span text:style-name="T1">| &gt; loss_gen: 2.200253963470459 <text:s/>(2.162560696253146)</text:span></text:p>
      <text:p text:style-name="P3"><text:s text:c="5"/><text:span text:style-name="T1">| &gt; loss_kl: 1.6562002897262573 <text:s/>(1.6512138938297334)</text:span></text:p>
      <text:p text:style-name="P3"><text:s text:c="5"/><text:span text:style-name="T1">| &gt; loss_feat: 6.5441155433654785 <text:s/>(6.748457313531533)</text:span></text:p>
      <text:p text:style-name="P3"><text:s text:c="5"/><text:span text:style-name="T1">| &gt; loss_mel: 15.992725372314453 <text:s/>(15.668659881870774)</text:span></text:p>
      <text:p text:style-name="P3"><text:s text:c="5"/><text:span text:style-name="T1">| &gt; loss_duration: 1.5149387121200562 <text:s/>(1.4311702467489318)</text:span></text:p>
      <text:p text:style-name="P3"><text:s text:c="5"/><text:span text:style-name="T1">| &gt; amp_scaler: 256.0 <text:s/>(256.0)</text:span></text:p>
      <text:p text:style-name="P3"><text:s text:c="5"/><text:span text:style-name="T1">| &gt; loss_1: 27.908233642578125 <text:s/>(27.66206205516626)</text:span></text:p>
      <text:p text:style-name="P3"><text:s text:c="5"/><text:span text:style-name="T1">| &gt; grad_norm_1: tensor(345.1820, device='cuda:0') <text:s/>(tensor(247.2344, device='cuda:0'))</text:span></text:p>
      <text:p text:style-name="P3"><text:s text:c="5"/><text:span text:style-name="T1">| &gt; current_lr_0: 0.00019952553399667344 </text:span></text:p>
      <text:p text:style-name="P3"><text:s text:c="5"/><text:span text:style-name="T1">| &gt; current_lr_1: 0.00019952553399667344 </text:span></text:p>
      <text:p text:style-name="P3"><text:s text:c="5"/><text:span text:style-name="T1">| &gt; step_time: 1.6629 <text:s/>(0.722105526962038)</text:span></text:p>
      <text:p text:style-name="P3"><text:s text:c="5"/><text:span text:style-name="T1">| &gt; loader_time: 0.0162 <text:s/>(0.00857131659321262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140999952952067 [0m(-0.00026206175486246687)</text:span></text:p>
      <text:p text:style-name="P3"><text:s text:c="5"/><text:span text:style-name="T1">| &gt; avg_loss_disc:[92m 2.67165877421697 [0m(-0.035090108712513945)</text:span></text:p>
      <text:p text:style-name="P3"><text:s text:c="5"/><text:span text:style-name="T1">| &gt; avg_loss_disc_real_0:[91m 0.19743404413263002 [0m(+0.04128776676952839)</text:span></text:p>
      <text:p text:style-name="P3"><text:s text:c="5"/><text:span text:style-name="T1">| &gt; avg_loss_disc_real_1:[92m 0.1891662577788035 [0m(-0.03530610601107281)</text:span></text:p>
      <text:p text:style-name="P3"><text:s text:c="5"/><text:span text:style-name="T1">| &gt; avg_loss_disc_real_2:[92m 0.19359793389836946 [0m(-0.07965968549251559)</text:span></text:p>
      <text:p text:style-name="P3"><text:s text:c="5"/><text:span text:style-name="T1">| &gt; avg_loss_disc_real_3:[91m 0.25028696035345394 [0m(+0.004368940989176423)</text:span></text:p>
      <text:p text:style-name="P3"><text:s text:c="5"/><text:span text:style-name="T1">| &gt; avg_loss_disc_real_4:[92m 0.22390718013048172 [0m(-0.06336434806386632)</text:span></text:p>
      <text:p text:style-name="P3"><text:s text:c="5"/><text:span text:style-name="T1">| &gt; avg_loss_disc_real_5:[91m 0.253975547850132 [0m(+0.035527688761552184)</text:span></text:p>
      <text:p text:style-name="P3"><text:s text:c="5"/><text:span text:style-name="T1">| &gt; avg_loss_0:[92m 2.67165877421697 [0m(-0.035090108712513945)</text:span></text:p>
      <text:p text:style-name="P3"><text:s text:c="5"/><text:span text:style-name="T1">| &gt; avg_loss_gen:[92m 1.9354049861431122 [0m(-0.09051869312922145)</text:span></text:p>
      <text:p text:style-name="P3"><text:s text:c="5"/><text:span text:style-name="T1">| &gt; avg_loss_kl:[92m 1.7475244303544362 [0m(-0.05135772625605273)</text:span></text:p>
      <text:p text:style-name="P3"><text:s text:c="5"/><text:span text:style-name="T1">| &gt; avg_loss_feat:[92m 6.327680468559265 [0m(-0.14633095264434814)</text:span></text:p>
      <text:p text:style-name="P3"><text:s text:c="5"/><text:span text:style-name="T1">| &gt; avg_loss_mel:[92m 15.781734943389893 [0m(-0.03075822194417377)</text:span></text:p>
      <text:p text:style-name="P3"><text:s text:c="5"/><text:span text:style-name="T1">| &gt; avg_loss_duration:[92m 1.517641286055247 [0m(-0.008600831031799316)</text:span></text:p>
      <text:p text:style-name="P3"><text:s text:c="5"/><text:span text:style-name="T1">| &gt; avg_loss_1:[92m 27.30998659133911 [0m(-0.32756614685058594)</text:span></text:p>
      <text:p text:style-name="P5"/>
      <text:p text:style-name="P5"/>
      <text:p text:style-name="P1">[4m[1m &gt; EPOCH: 20/50[0m</text:p>
      <text:p text:style-name="P3"><text:s/><text:span text:style-name="T1">--&gt; /kaggle/working/vits_4_nov-May-11-2025_10+42AM-0000000</text:span></text:p>
      <text:p text:style-name="P5"/>
      <text:p text:style-name="P1">[1m &gt; TRAINING (2025-05-11 13:20:04) [0m</text:p>
      <text:p text:style-name="P5"/>
      <text:p text:style-name="P1">[1m <text:s text:c="2"/>--&gt; TIME: 2025-05-11 13:20:59 -- STEP: 99/630 -- GLOBAL_STEP: 858200[0m</text:p>
      <text:p text:style-name="P3"><text:s text:c="5"/><text:span text:style-name="T1">| &gt; loss_disc: 2.597226142883301 <text:s/>(2.630039879769991)</text:span></text:p>
      <text:p text:style-name="P3"><text:s text:c="5"/><text:span text:style-name="T1">| &gt; loss_disc_real_0: 0.19172373414039612 <text:s/>(0.18520031658687977)</text:span></text:p>
      <text:p text:style-name="P3"><text:s text:c="5"/><text:span text:style-name="T1">| &gt; loss_disc_real_1: 0.1964542269706726 <text:s/>(0.21958499875935641)</text:span></text:p>
      <text:p text:style-name="P3"><text:s text:c="5"/><text:span text:style-name="T1">| &gt; loss_disc_real_2: 0.22947648167610168 <text:s/>(0.22886287609134057)</text:span></text:p>
      <text:p text:style-name="P3"><text:s text:c="5"/><text:span text:style-name="T1">| &gt; loss_disc_real_3: 0.23465445637702942 <text:s/>(0.23100247136270158)</text:span></text:p>
      <text:p text:style-name="P3"><text:s text:c="5"/><text:span text:style-name="T1">| &gt; loss_disc_real_4: 0.28950414061546326 <text:s/>(0.23977048303743806)</text:span></text:p>
      <text:p text:style-name="P3"><text:s text:c="5"/><text:span text:style-name="T1">| &gt; loss_disc_real_5: 0.2222461849451065 <text:s/>(0.23207728730307686)</text:span></text:p>
      <text:p text:style-name="P3"><text:s text:c="5"/><text:span text:style-name="T1">| &gt; loss_0: 2.597226142883301 <text:s/>(2.630039879769991)</text:span></text:p>
      <text:p text:style-name="P3"><text:s text:c="5"/><text:span text:style-name="T1">| &gt; grad_norm_0: tensor(18.4466, device='cuda:0') <text:s/>(tensor(14.2511, device='cuda:0'))</text:span></text:p>
      <text:p text:style-name="P3"><text:s text:c="5"/><text:span text:style-name="T1">| &gt; loss_gen: 2.062329053878784 <text:s/>(2.145751648479037)</text:span></text:p>
      <text:p text:style-name="P3"><text:soft-page-break/><text:s text:c="5"/><text:span text:style-name="T1">| &gt; loss_kl: 1.7027175426483154 <text:s/>(1.6208756487778944)</text:span></text:p>
      <text:p text:style-name="P3"><text:s text:c="5"/><text:span text:style-name="T1">| &gt; loss_feat: 6.396515846252441 <text:s/>(6.903867360317346)</text:span></text:p>
      <text:p text:style-name="P3"><text:s text:c="5"/><text:span text:style-name="T1">| &gt; loss_mel: 15.09008502960205 <text:s/>(15.639095161900375)</text:span></text:p>
      <text:p text:style-name="P3"><text:s text:c="5"/><text:span text:style-name="T1">| &gt; loss_duration: 1.460097074508667 <text:s/>(1.4555354744496967)</text:span></text:p>
      <text:p text:style-name="P3"><text:s text:c="5"/><text:span text:style-name="T1">| &gt; amp_scaler: 256.0 <text:s/>(256.0)</text:span></text:p>
      <text:p text:style-name="P3"><text:s text:c="5"/><text:span text:style-name="T1">| &gt; loss_1: 26.71174430847168 <text:s/>(27.765125216859758)</text:span></text:p>
      <text:p text:style-name="P3"><text:s text:c="5"/><text:span text:style-name="T1">| &gt; grad_norm_1: tensor(240.1940, device='cuda:0') <text:s/>(tensor(151.7352, device='cuda:0'))</text:span></text:p>
      <text:p text:style-name="P3"><text:s text:c="5"/><text:span text:style-name="T1">| &gt; current_lr_0: 0.00019950059330492385 </text:span></text:p>
      <text:p text:style-name="P3"><text:s text:c="5"/><text:span text:style-name="T1">| &gt; current_lr_1: 0.00019950059330492385 </text:span></text:p>
      <text:p text:style-name="P3"><text:s text:c="5"/><text:span text:style-name="T1">| &gt; step_time: 0.5308 <text:s/>(0.5356292724609372)</text:span></text:p>
      <text:p text:style-name="P3"><text:s text:c="5"/><text:span text:style-name="T1">| &gt; loader_time: 0.0056 <text:s/>(0.00554255283240116)</text:span></text:p>
      <text:p text:style-name="P5"/>
      <text:p text:style-name="P5"/>
      <text:p text:style-name="P1">[1m <text:s text:c="2"/>--&gt; TIME: 2025-05-11 13:22:00 -- STEP: 199/630 -- GLOBAL_STEP: 858300[0m</text:p>
      <text:p text:style-name="P3"><text:s text:c="5"/><text:span text:style-name="T1">| &gt; loss_disc: 2.7236318588256836 <text:s/>(2.618850356969403)</text:span></text:p>
      <text:p text:style-name="P3"><text:s text:c="5"/><text:span text:style-name="T1">| &gt; loss_disc_real_0: 0.22483569383621216 <text:s/>(0.1828694696627071)</text:span></text:p>
      <text:p text:style-name="P3"><text:s text:c="5"/><text:span text:style-name="T1">| &gt; loss_disc_real_1: 0.22999776899814606 <text:s/>(0.21447277166436066)</text:span></text:p>
      <text:p text:style-name="P3"><text:s text:c="5"/><text:span text:style-name="T1">| &gt; loss_disc_real_2: 0.22486676275730133 <text:s/>(0.22801803172233714)</text:span></text:p>
      <text:p text:style-name="P3"><text:s text:c="5"/><text:span text:style-name="T1">| &gt; loss_disc_real_3: 0.19782114028930664 <text:s/>(0.2307442335327666)</text:span></text:p>
      <text:p text:style-name="P3"><text:s text:c="5"/><text:span text:style-name="T1">| &gt; loss_disc_real_4: 0.24593190848827362 <text:s/>(0.24002724736180137)</text:span></text:p>
      <text:p text:style-name="P3"><text:s text:c="5"/><text:span text:style-name="T1">| &gt; loss_disc_real_5: 0.2148655503988266 <text:s/>(0.2316426752350438)</text:span></text:p>
      <text:p text:style-name="P3"><text:s text:c="5"/><text:span text:style-name="T1">| &gt; loss_0: 2.7236318588256836 <text:s/>(2.618850356969403)</text:span></text:p>
      <text:p text:style-name="P3"><text:s text:c="5"/><text:span text:style-name="T1">| &gt; grad_norm_0: tensor(22.1727, device='cuda:0') <text:s/>(tensor(14.9475, device='cuda:0'))</text:span></text:p>
      <text:p text:style-name="P3"><text:s text:c="5"/><text:span text:style-name="T1">| &gt; loss_gen: 1.9609146118164062 <text:s/>(2.157194954067019)</text:span></text:p>
      <text:p text:style-name="P3"><text:s text:c="5"/><text:span text:style-name="T1">| &gt; loss_kl: 1.8739709854125977 <text:s/>(1.6388616124589237)</text:span></text:p>
      <text:p text:style-name="P3"><text:s text:c="5"/><text:span text:style-name="T1">| &gt; loss_feat: 6.135759353637695 <text:s/>(6.852743795768699)</text:span></text:p>
      <text:p text:style-name="P3"><text:s text:c="5"/><text:span text:style-name="T1">| &gt; loss_mel: 15.291251182556152 <text:s/>(15.647883975925158)</text:span></text:p>
      <text:p text:style-name="P3"><text:s text:c="5"/><text:span text:style-name="T1">| &gt; loss_duration: 1.4368743896484375 <text:s/>(1.398682639826482)</text:span></text:p>
      <text:p text:style-name="P3"><text:s text:c="5"/><text:span text:style-name="T1">| &gt; amp_scaler: 256.0 <text:s/>(256.0)</text:span></text:p>
      <text:p text:style-name="P3"><text:s text:c="5"/><text:span text:style-name="T1">| &gt; loss_1: 26.69877052307129 <text:s/>(27.695366931321033)</text:span></text:p>
      <text:p text:style-name="P3"><text:s text:c="5"/><text:span text:style-name="T1">| &gt; grad_norm_1: tensor(236.8865, device='cuda:0') <text:s/>(tensor(172.2726, device='cuda:0'))</text:span></text:p>
      <text:p text:style-name="P3"><text:s text:c="5"/><text:span text:style-name="T1">| &gt; current_lr_0: 0.00019950059330492385 </text:span></text:p>
      <text:p text:style-name="P3"><text:s text:c="5"/><text:span text:style-name="T1">| &gt; current_lr_1: 0.00019950059330492385 </text:span></text:p>
      <text:p text:style-name="P3"><text:s text:c="5"/><text:span text:style-name="T1">| &gt; step_time: 0.5939 <text:s/>(0.5643661501419599)</text:span></text:p>
      <text:p text:style-name="P3"><text:s text:c="5"/><text:span text:style-name="T1">| &gt; loader_time: 0.0069 <text:s/>(0.006089505238748679)</text:span></text:p>
      <text:p text:style-name="P5"/>
      <text:p text:style-name="P5"/>
      <text:p text:style-name="P1">[1m <text:s text:c="2"/>--&gt; TIME: 2025-05-11 13:23:04 -- STEP: 299/630 -- GLOBAL_STEP: 858400[0m</text:p>
      <text:p text:style-name="P3"><text:s text:c="5"/><text:span text:style-name="T1">| &gt; loss_disc: 2.642183303833008 <text:s/>(2.626550384987159)</text:span></text:p>
      <text:p text:style-name="P3"><text:s text:c="5"/><text:span text:style-name="T1">| &gt; loss_disc_real_0: 0.22565603256225586 <text:s/>(0.18335438771391394)</text:span></text:p>
      <text:p text:style-name="P3"><text:s text:c="5"/><text:span text:style-name="T1">| &gt; loss_disc_real_1: 0.2002577930688858 <text:s/>(0.21435141780204992)</text:span></text:p>
      <text:p text:style-name="P3"><text:s text:c="5"/><text:span text:style-name="T1">| &gt; loss_disc_real_2: 0.23179997503757477 <text:s/>(0.22826186300918805)</text:span></text:p>
      <text:p text:style-name="P3"><text:s text:c="5"/><text:span text:style-name="T1">| &gt; loss_disc_real_3: 0.20995120704174042 <text:s/>(0.23114837726023685)</text:span></text:p>
      <text:p text:style-name="P3"><text:s text:c="5"/><text:span text:style-name="T1">| &gt; loss_disc_real_4: 0.2386440932750702 <text:s/>(0.24007055562076765)</text:span></text:p>
      <text:p text:style-name="P3"><text:s text:c="5"/><text:span text:style-name="T1">| &gt; loss_disc_real_5: 0.22571778297424316 <text:s/>(0.23357866953647255)</text:span></text:p>
      <text:p text:style-name="P3"><text:s text:c="5"/><text:span text:style-name="T1">| &gt; loss_0: 2.642183303833008 <text:s/>(2.626550384987159)</text:span></text:p>
      <text:p text:style-name="P3"><text:s text:c="5"/><text:span text:style-name="T1">| &gt; grad_norm_0: tensor(30.9238, device='cuda:0') <text:s/>(tensor(16.2323, device='cuda:0'))</text:span></text:p>
      <text:p text:style-name="P3"><text:s text:c="5"/><text:span text:style-name="T1">| &gt; loss_gen: 1.9860239028930664 <text:s/>(2.1495919933287184)</text:span></text:p>
      <text:p text:style-name="P3"><text:s text:c="5"/><text:span text:style-name="T1">| &gt; loss_kl: 1.8315818309783936 <text:s/>(1.6480479706888616)</text:span></text:p>
      <text:p text:style-name="P3"><text:s text:c="5"/><text:span text:style-name="T1">| &gt; loss_feat: 5.78618049621582 <text:s/>(6.774974979285811)</text:span></text:p>
      <text:p text:style-name="P3"><text:s text:c="5"/><text:span text:style-name="T1">| &gt; loss_mel: 14.996210098266602 <text:s/>(15.638757361217486)</text:span></text:p>
      <text:p text:style-name="P3"><text:s text:c="5"/><text:span text:style-name="T1">| &gt; loss_duration: 1.430531620979309 <text:s/>(1.3993505167721902)</text:span></text:p>
      <text:p text:style-name="P3"><text:s text:c="5"/><text:span text:style-name="T1">| &gt; amp_scaler: 256.0 <text:s/>(256.0)</text:span></text:p>
      <text:p text:style-name="P3"><text:s text:c="5"/><text:span text:style-name="T1">| &gt; loss_1: 26.030527114868164 <text:s/>(27.610722825678696)</text:span></text:p>
      <text:p text:style-name="P3"><text:s text:c="5"/><text:span text:style-name="T1">| &gt; grad_norm_1: tensor(319.0585, device='cuda:0') <text:s/>(tensor(185.0978, device='cuda:0'))</text:span></text:p>
      <text:p text:style-name="P3"><text:s text:c="5"/><text:span text:style-name="T1">| &gt; current_lr_0: 0.00019950059330492385 </text:span></text:p>
      <text:p text:style-name="P3"><text:s text:c="5"/><text:span text:style-name="T1">| &gt; current_lr_1: 0.00019950059330492385 </text:span></text:p>
      <text:p text:style-name="P3"><text:s text:c="5"/><text:span text:style-name="T1">| &gt; step_time: 0.6375 <text:s/>(0.586768744382571)</text:span></text:p>
      <text:p text:style-name="P3"><text:s text:c="5"/><text:span text:style-name="T1">| &gt; loader_time: 0.0077 <text:s/>(0.006606782160475106)</text:span></text:p>
      <text:p text:style-name="P5"><text:soft-page-break/></text:p>
      <text:p text:style-name="P5"/>
      <text:p text:style-name="P1">[1m <text:s text:c="2"/>--&gt; TIME: 2025-05-11 13:24:14 -- STEP: 399/630 -- GLOBAL_STEP: 858500[0m</text:p>
      <text:p text:style-name="P3"><text:s text:c="5"/><text:span text:style-name="T1">| &gt; loss_disc: 2.518207550048828 <text:s/>(2.6245033442227155)</text:span></text:p>
      <text:p text:style-name="P3"><text:s text:c="5"/><text:span text:style-name="T1">| &gt; loss_disc_real_0: 0.18761669099330902 <text:s/>(0.182824378641775)</text:span></text:p>
      <text:p text:style-name="P3"><text:s text:c="5"/><text:span text:style-name="T1">| &gt; loss_disc_real_1: 0.14539296925067902 <text:s/>(0.21392019348858587)</text:span></text:p>
      <text:p text:style-name="P3"><text:s text:c="5"/><text:span text:style-name="T1">| &gt; loss_disc_real_2: 0.22138798236846924 <text:s/>(0.228533647823752)</text:span></text:p>
      <text:p text:style-name="P3"><text:s text:c="5"/><text:span text:style-name="T1">| &gt; loss_disc_real_3: 0.16968639194965363 <text:s/>(0.2308343145482821)</text:span></text:p>
      <text:p text:style-name="P3"><text:s text:c="5"/><text:span text:style-name="T1">| &gt; loss_disc_real_4: 0.24233712255954742 <text:s/>(0.2404896334971402)</text:span></text:p>
      <text:p text:style-name="P3"><text:s text:c="5"/><text:span text:style-name="T1">| &gt; loss_disc_real_5: 0.29119861125946045 <text:s/>(0.2324456057527609)</text:span></text:p>
      <text:p text:style-name="P3"><text:s text:c="5"/><text:span text:style-name="T1">| &gt; loss_0: 2.518207550048828 <text:s/>(2.6245033442227155)</text:span></text:p>
      <text:p text:style-name="P3"><text:s text:c="5"/><text:span text:style-name="T1">| &gt; grad_norm_0: tensor(26.5185, device='cuda:0') <text:s/>(tensor(17.0008, device='cuda:0'))</text:span></text:p>
      <text:p text:style-name="P3"><text:s text:c="5"/><text:span text:style-name="T1">| &gt; loss_gen: 2.348505973815918 <text:s/>(2.1542558478831038)</text:span></text:p>
      <text:p text:style-name="P3"><text:s text:c="5"/><text:span text:style-name="T1">| &gt; loss_kl: 1.8209480047225952 <text:s/>(1.6429960476724725)</text:span></text:p>
      <text:p text:style-name="P3"><text:s text:c="5"/><text:span text:style-name="T1">| &gt; loss_feat: 7.353244304656982 <text:s/>(6.773665881097167)</text:span></text:p>
      <text:p text:style-name="P3"><text:s text:c="5"/><text:span text:style-name="T1">| &gt; loss_mel: 15.604111671447754 <text:s/>(15.6693300997703)</text:span></text:p>
      <text:p text:style-name="P3"><text:s text:c="5"/><text:span text:style-name="T1">| &gt; loss_duration: 1.4440596103668213 <text:s/>(1.404497339910732)</text:span></text:p>
      <text:p text:style-name="P3"><text:s text:c="5"/><text:span text:style-name="T1">| &gt; amp_scaler: 256.0 <text:s/>(256.0)</text:span></text:p>
      <text:p text:style-name="P3"><text:s text:c="5"/><text:span text:style-name="T1">| &gt; loss_1: 28.570871353149414 <text:s/>(27.644745269813633)</text:span></text:p>
      <text:p text:style-name="P3"><text:s text:c="5"/><text:span text:style-name="T1">| &gt; grad_norm_1: tensor(424.0124, device='cuda:0') <text:s/>(tensor(199.7993, device='cuda:0'))</text:span></text:p>
      <text:p text:style-name="P3"><text:s text:c="5"/><text:span text:style-name="T1">| &gt; current_lr_0: 0.00019950059330492385 </text:span></text:p>
      <text:p text:style-name="P3"><text:s text:c="5"/><text:span text:style-name="T1">| &gt; current_lr_1: 0.00019950059330492385 </text:span></text:p>
      <text:p text:style-name="P3"><text:s text:c="5"/><text:span text:style-name="T1">| &gt; step_time: 0.7339 <text:s/>(0.6117572270539167)</text:span></text:p>
      <text:p text:style-name="P3"><text:s text:c="5"/><text:span text:style-name="T1">| &gt; loader_time: 0.011 <text:s/>(0.0071615288430885585)</text:span></text:p>
      <text:p text:style-name="P5"/>
      <text:p text:style-name="P5"/>
      <text:p text:style-name="P3"><text:s/><text:span text:style-name="T1">&gt; CHECKPOINT : /kaggle/working/vits_4_nov-May-11-2025_10+42AM-0000000/checkpoint_858500.pth</text:span></text:p>
      <text:p text:style-name="P5"/>
      <text:p text:style-name="P1">[1m <text:s text:c="2"/>--&gt; TIME: 2025-05-11 13:25:34 -- STEP: 499/630 -- GLOBAL_STEP: 858600[0m</text:p>
      <text:p text:style-name="P3"><text:s text:c="5"/><text:span text:style-name="T1">| &gt; loss_disc: 2.742371082305908 <text:s/>(2.624169394582927)</text:span></text:p>
      <text:p text:style-name="P3"><text:s text:c="5"/><text:span text:style-name="T1">| &gt; loss_disc_real_0: 0.24938121438026428 <text:s/>(0.18198516770809106)</text:span></text:p>
      <text:p text:style-name="P3"><text:s text:c="5"/><text:span text:style-name="T1">| &gt; loss_disc_real_1: 0.18621546030044556 <text:s/>(0.21508825143317659)</text:span></text:p>
      <text:p text:style-name="P3"><text:s text:c="5"/><text:span text:style-name="T1">| &gt; loss_disc_real_2: 0.252737432718277 <text:s/>(0.2286318246431962)</text:span></text:p>
      <text:p text:style-name="P3"><text:s text:c="5"/><text:span text:style-name="T1">| &gt; loss_disc_real_3: 0.25503313541412354 <text:s/>(0.23119317577453796)</text:span></text:p>
      <text:p text:style-name="P3"><text:s text:c="5"/><text:span text:style-name="T1">| &gt; loss_disc_real_4: 0.27496615052223206 <text:s/>(0.24033876017243688)</text:span></text:p>
      <text:p text:style-name="P3"><text:s text:c="5"/><text:span text:style-name="T1">| &gt; loss_disc_real_5: 0.2955007255077362 <text:s/>(0.23265169307081876)</text:span></text:p>
      <text:p text:style-name="P3"><text:s text:c="5"/><text:span text:style-name="T1">| &gt; loss_0: 2.742371082305908 <text:s/>(2.624169394582927)</text:span></text:p>
      <text:p text:style-name="P3"><text:s text:c="5"/><text:span text:style-name="T1">| &gt; grad_norm_0: tensor(22.5479, device='cuda:0') <text:s/>(tensor(17.8235, device='cuda:0'))</text:span></text:p>
      <text:p text:style-name="P3"><text:s text:c="5"/><text:span text:style-name="T1">| &gt; loss_gen: 2.0094411373138428 <text:s/>(2.1611996948838454)</text:span></text:p>
      <text:p text:style-name="P3"><text:s text:c="5"/><text:span text:style-name="T1">| &gt; loss_kl: 1.5834938287734985 <text:s/>(1.6464141903516047)</text:span></text:p>
      <text:p text:style-name="P3"><text:s text:c="5"/><text:span text:style-name="T1">| &gt; loss_feat: 6.547300338745117 <text:s/>(6.762630811435187)</text:span></text:p>
      <text:p text:style-name="P3"><text:s text:c="5"/><text:span text:style-name="T1">| &gt; loss_mel: 15.833258628845215 <text:s/>(15.704106206645468)</text:span></text:p>
      <text:p text:style-name="P3"><text:s text:c="5"/><text:span text:style-name="T1">| &gt; loss_duration: 1.5168808698654175 <text:s/>(1.4177425762933338)</text:span></text:p>
      <text:p text:style-name="P3"><text:s text:c="5"/><text:span text:style-name="T1">| &gt; amp_scaler: 256.0 <text:s/>(256.0)</text:span></text:p>
      <text:p text:style-name="P3"><text:s text:c="5"/><text:span text:style-name="T1">| &gt; loss_1: 27.490375518798828 <text:s/>(27.692093530016574)</text:span></text:p>
      <text:p text:style-name="P3"><text:s text:c="5"/><text:span text:style-name="T1">| &gt; grad_norm_1: tensor(71.3182, device='cuda:0') <text:s/>(tensor(211.2102, device='cuda:0'))</text:span></text:p>
      <text:p text:style-name="P3"><text:s text:c="5"/><text:span text:style-name="T1">| &gt; current_lr_0: 0.00019950059330492385 </text:span></text:p>
      <text:p text:style-name="P3"><text:s text:c="5"/><text:span text:style-name="T1">| &gt; current_lr_1: 0.00019950059330492385 </text:span></text:p>
      <text:p text:style-name="P3"><text:s text:c="5"/><text:span text:style-name="T1">| &gt; step_time: 0.7718 <text:s/>(0.640860644992224)</text:span></text:p>
      <text:p text:style-name="P3"><text:s text:c="5"/><text:span text:style-name="T1">| &gt; loader_time: 0.0097 <text:s/>(0.00769250474138585)</text:span></text:p>
      <text:p text:style-name="P5"/>
      <text:p text:style-name="P5"/>
      <text:p text:style-name="P1">[1m <text:s text:c="2"/>--&gt; TIME: 2025-05-11 13:27:05 -- STEP: 599/630 -- GLOBAL_STEP: 858700[0m</text:p>
      <text:p text:style-name="P3"><text:s text:c="5"/><text:span text:style-name="T1">| &gt; loss_disc: 2.653458833694458 <text:s/>(2.6271448684654155)</text:span></text:p>
      <text:p text:style-name="P3"><text:s text:c="5"/><text:span text:style-name="T1">| &gt; loss_disc_real_0: 0.18877458572387695 <text:s/>(0.18264998322685488)</text:span></text:p>
      <text:p text:style-name="P3"><text:s text:c="5"/><text:span text:style-name="T1">| &gt; loss_disc_real_1: 0.23774011433124542 <text:s/>(0.2153331957670405)</text:span></text:p>
      <text:p text:style-name="P3"><text:s text:c="5"/><text:span text:style-name="T1">| &gt; loss_disc_real_2: 0.19209058582782745 <text:s/>(0.22886286825190394)</text:span></text:p>
      <text:p text:style-name="P3"><text:s text:c="5"/><text:span text:style-name="T1">| &gt; loss_disc_real_3: 0.2421979159116745 <text:s/>(0.23155888887697548)</text:span></text:p>
      <text:p text:style-name="P3"><text:s text:c="5"/><text:span text:style-name="T1">| &gt; loss_disc_real_4: 0.27427318692207336 <text:s/>(0.2404732389720732)</text:span></text:p>
      <text:p text:style-name="P3"><text:soft-page-break/><text:s text:c="5"/><text:span text:style-name="T1">| &gt; loss_disc_real_5: 0.2456028312444687 <text:s/>(0.2336112040659422)</text:span></text:p>
      <text:p text:style-name="P3"><text:s text:c="5"/><text:span text:style-name="T1">| &gt; loss_0: 2.653458833694458 <text:s/>(2.6271448684654155)</text:span></text:p>
      <text:p text:style-name="P3"><text:s text:c="5"/><text:span text:style-name="T1">| &gt; grad_norm_0: tensor(23.4699, device='cuda:0') <text:s/>(tensor(17.1600, device='cuda:0'))</text:span></text:p>
      <text:p text:style-name="P3"><text:s text:c="5"/><text:span text:style-name="T1">| &gt; loss_gen: 2.051936626434326 <text:s/>(2.1554527718555114)</text:span></text:p>
      <text:p text:style-name="P3"><text:s text:c="5"/><text:span text:style-name="T1">| &gt; loss_kl: 1.6620769500732422 <text:s/>(1.6475646350538988)</text:span></text:p>
      <text:p text:style-name="P3"><text:s text:c="5"/><text:span text:style-name="T1">| &gt; loss_feat: 6.803051948547363 <text:s/>(6.722887950667956)</text:span></text:p>
      <text:p text:style-name="P3"><text:s text:c="5"/><text:span text:style-name="T1">| &gt; loss_mel: 15.939729690551758 <text:s/>(15.689520404414463)</text:span></text:p>
      <text:p text:style-name="P3"><text:s text:c="5"/><text:span text:style-name="T1">| &gt; loss_duration: 1.4751347303390503 <text:s/>(1.427838103003016)</text:span></text:p>
      <text:p text:style-name="P3"><text:s text:c="5"/><text:span text:style-name="T1">| &gt; amp_scaler: 256.0 <text:s/>(256.0)</text:span></text:p>
      <text:p text:style-name="P3"><text:s text:c="5"/><text:span text:style-name="T1">| &gt; loss_1: 27.931928634643555 <text:s/>(27.643263904399568)</text:span></text:p>
      <text:p text:style-name="P3"><text:s text:c="5"/><text:span text:style-name="T1">| &gt; grad_norm_1: tensor(264.8234, device='cuda:0') <text:s/>(tensor(197.9272, device='cuda:0'))</text:span></text:p>
      <text:p text:style-name="P3"><text:s text:c="5"/><text:span text:style-name="T1">| &gt; current_lr_0: 0.00019950059330492385 </text:span></text:p>
      <text:p text:style-name="P3"><text:s text:c="5"/><text:span text:style-name="T1">| &gt; current_lr_1: 0.00019950059330492385 </text:span></text:p>
      <text:p text:style-name="P3"><text:s text:c="5"/><text:span text:style-name="T1">| &gt; step_time: 1.0617 <text:s/>(0.6823775016007715)</text:span></text:p>
      <text:p text:style-name="P3"><text:s text:c="5"/><text:span text:style-name="T1">| &gt; loader_time: 0.0156 <text:s/>(0.00836036201311472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077858765920003 [0m(-6.314118703206438e-05)</text:span></text:p>
      <text:p text:style-name="P3"><text:s text:c="5"/><text:span text:style-name="T1">| &gt; avg_loss_disc:[91m 2.7670042316118875 [0m(+0.09534545739491751)</text:span></text:p>
      <text:p text:style-name="P3"><text:s text:c="5"/><text:span text:style-name="T1">| &gt; avg_loss_disc_real_0:[92m 0.1957090844710668 [0m(-0.001724959661563219)</text:span></text:p>
      <text:p text:style-name="P3"><text:s text:c="5"/><text:span text:style-name="T1">| &gt; avg_loss_disc_real_1:[91m 0.21835296725233397 [0m(+0.02918670947353047)</text:span></text:p>
      <text:p text:style-name="P3"><text:s text:c="5"/><text:span text:style-name="T1">| &gt; avg_loss_disc_real_2:[91m 0.27334195872147876 [0m(+0.0797440248231093)</text:span></text:p>
      <text:p text:style-name="P3"><text:s text:c="5"/><text:span text:style-name="T1">| &gt; avg_loss_disc_real_3:[92m 0.23689138640960059 [0m(-0.01339557394385335)</text:span></text:p>
      <text:p text:style-name="P3"><text:s text:c="5"/><text:span text:style-name="T1">| &gt; avg_loss_disc_real_4:[91m 0.267279955248038 [0m(+0.04337277511755627)</text:span></text:p>
      <text:p text:style-name="P3"><text:s text:c="5"/><text:span text:style-name="T1">| &gt; avg_loss_disc_real_5:[91m 0.28169604390859604 [0m(+0.02772049605846405)</text:span></text:p>
      <text:p text:style-name="P3"><text:s text:c="5"/><text:span text:style-name="T1">| &gt; avg_loss_0:[91m 2.7670042316118875 [0m(+0.09534545739491751)</text:span></text:p>
      <text:p text:style-name="P3"><text:s text:c="5"/><text:span text:style-name="T1">| &gt; avg_loss_gen:[91m 2.0386590659618378 [0m(+0.10325407981872559)</text:span></text:p>
      <text:p text:style-name="P3"><text:s text:c="5"/><text:span text:style-name="T1">| &gt; avg_loss_kl:[92m 1.7109742561976116 [0m(-0.0365501741568246)</text:span></text:p>
      <text:p text:style-name="P3"><text:s text:c="5"/><text:span text:style-name="T1">| &gt; avg_loss_feat:[91m 6.531945824623108 [0m(+0.20426535606384277)</text:span></text:p>
      <text:p text:style-name="P3"><text:s text:c="5"/><text:span text:style-name="T1">| &gt; avg_loss_mel:[91m 15.814327001571655 [0m(+0.032592058181762695)</text:span></text:p>
      <text:p text:style-name="P3"><text:s text:c="5"/><text:span text:style-name="T1">| &gt; avg_loss_duration:[91m 1.533379465341568 [0m(+0.01573817928632093)</text:span></text:p>
      <text:p text:style-name="P3"><text:s text:c="5"/><text:span text:style-name="T1">| &gt; avg_loss_1:[91m 27.62928565343221 [0m(+0.3192990620930978)</text:span></text:p>
      <text:p text:style-name="P5"/>
      <text:p text:style-name="P5"/>
      <text:p text:style-name="P1">[4m[1m &gt; EPOCH: 21/50[0m</text:p>
      <text:p text:style-name="P3"><text:s/><text:span text:style-name="T1">--&gt; /kaggle/working/vits_4_nov-May-11-2025_10+42AM-0000000</text:span></text:p>
      <text:p text:style-name="P5"/>
      <text:p text:style-name="P1">[1m &gt; TRAINING (2025-05-11 13:27:50) [0m</text:p>
      <text:p text:style-name="P5"/>
      <text:p text:style-name="P1">[1m <text:s text:c="2"/>--&gt; TIME: 2025-05-11 13:28:29 -- STEP: 69/630 -- GLOBAL_STEP: 858800[0m</text:p>
      <text:p text:style-name="P3"><text:s text:c="5"/><text:span text:style-name="T1">| &gt; loss_disc: 2.575862407684326 <text:s/>(2.61615494714267)</text:span></text:p>
      <text:p text:style-name="P3"><text:s text:c="5"/><text:span text:style-name="T1">| &gt; loss_disc_real_0: 0.169912651181221 <text:s/>(0.18361295900051144)</text:span></text:p>
      <text:p text:style-name="P3"><text:s text:c="5"/><text:span text:style-name="T1">| &gt; loss_disc_real_1: 0.25178414583206177 <text:s/>(0.21699835036111914)</text:span></text:p>
      <text:p text:style-name="P3"><text:s text:c="5"/><text:span text:style-name="T1">| &gt; loss_disc_real_2: 0.24647635221481323 <text:s/>(0.2281332281620606)</text:span></text:p>
      <text:p text:style-name="P3"><text:s text:c="5"/><text:span text:style-name="T1">| &gt; loss_disc_real_3: 0.22974137961864471 <text:s/>(0.23164252526518228)</text:span></text:p>
      <text:p text:style-name="P3"><text:s text:c="5"/><text:span text:style-name="T1">| &gt; loss_disc_real_4: 0.2247861921787262 <text:s/>(0.2424252728621165)</text:span></text:p>
      <text:p text:style-name="P3"><text:s text:c="5"/><text:span text:style-name="T1">| &gt; loss_disc_real_5: 0.2048349827528 <text:s/>(0.2335593123798785)</text:span></text:p>
      <text:p text:style-name="P3"><text:s text:c="5"/><text:span text:style-name="T1">| &gt; loss_0: 2.575862407684326 <text:s/>(2.61615494714267)</text:span></text:p>
      <text:p text:style-name="P3"><text:s text:c="5"/><text:span text:style-name="T1">| &gt; grad_norm_0: tensor(23.8193, device='cuda:0') <text:s/>(tensor(20.2078, device='cuda:0'))</text:span></text:p>
      <text:p text:style-name="P3"><text:s text:c="5"/><text:span text:style-name="T1">| &gt; loss_gen: 2.224555492401123 <text:s/>(2.1983373735262006)</text:span></text:p>
      <text:p text:style-name="P3"><text:s text:c="5"/><text:span text:style-name="T1">| &gt; loss_kl: 1.589645266532898 <text:s/>(1.6397765736649002)</text:span></text:p>
      <text:p text:style-name="P3"><text:s text:c="5"/><text:span text:style-name="T1">| &gt; loss_feat: 7.236979961395264 <text:s/>(7.021499143130537)</text:span></text:p>
      <text:p text:style-name="P3"><text:s text:c="5"/><text:span text:style-name="T1">| &gt; loss_mel: 15.483705520629883 <text:s/>(15.761058710623479)</text:span></text:p>
      <text:p text:style-name="P3"><text:s text:c="5"/><text:span text:style-name="T1">| &gt; loss_duration: 1.4742329120635986 <text:s/>(1.455945246461509)</text:span></text:p>
      <text:p text:style-name="P3"><text:s text:c="5"/><text:span text:style-name="T1">| &gt; amp_scaler: 256.0 <text:s/>(256.0)</text:span></text:p>
      <text:p text:style-name="P3"><text:s text:c="5"/><text:span text:style-name="T1">| &gt; loss_1: 28.009119033813477 <text:s/>(28.07661689537159)</text:span></text:p>
      <text:p text:style-name="P3"><text:soft-page-break/><text:s text:c="5"/><text:span text:style-name="T1">| &gt; grad_norm_1: tensor(249.6178, device='cuda:0') <text:s/>(tensor(251.2078, device='cuda:0'))</text:span></text:p>
      <text:p text:style-name="P3"><text:s text:c="5"/><text:span text:style-name="T1">| &gt; current_lr_0: 0.00019947565573076072 </text:span></text:p>
      <text:p text:style-name="P3"><text:s text:c="5"/><text:span text:style-name="T1">| &gt; current_lr_1: 0.00019947565573076072 </text:span></text:p>
      <text:p text:style-name="P3"><text:s text:c="5"/><text:span text:style-name="T1">| &gt; step_time: 0.5456 <text:s/>(0.5304766807003297)</text:span></text:p>
      <text:p text:style-name="P3"><text:s text:c="5"/><text:span text:style-name="T1">| &gt; loader_time: 0.0063 <text:s/>(0.005307899005171182)</text:span></text:p>
      <text:p text:style-name="P5"/>
      <text:p text:style-name="P5"/>
      <text:p text:style-name="P1">[1m <text:s text:c="2"/>--&gt; TIME: 2025-05-11 13:29:27 -- STEP: 169/630 -- GLOBAL_STEP: 858900[0m</text:p>
      <text:p text:style-name="P3"><text:s text:c="5"/><text:span text:style-name="T1">| &gt; loss_disc: 2.3882853984832764 <text:s/>(2.5994376882293526)</text:span></text:p>
      <text:p text:style-name="P3"><text:s text:c="5"/><text:span text:style-name="T1">| &gt; loss_disc_real_0: 0.09776021540164948 <text:s/>(0.17864662633668732)</text:span></text:p>
      <text:p text:style-name="P3"><text:s text:c="5"/><text:span text:style-name="T1">| &gt; loss_disc_real_1: 0.20939019322395325 <text:s/>(0.21636606179750884)</text:span></text:p>
      <text:p text:style-name="P3"><text:s text:c="5"/><text:span text:style-name="T1">| &gt; loss_disc_real_2: 0.21824893355369568 <text:s/>(0.22838593869519658)</text:span></text:p>
      <text:p text:style-name="P3"><text:s text:c="5"/><text:span text:style-name="T1">| &gt; loss_disc_real_3: 0.2188277393579483 <text:s/>(0.23126966810438054)</text:span></text:p>
      <text:p text:style-name="P3"><text:s text:c="5"/><text:span text:style-name="T1">| &gt; loss_disc_real_4: 0.24616053700447083 <text:s/>(0.24100957810878754)</text:span></text:p>
      <text:p text:style-name="P3"><text:s text:c="5"/><text:span text:style-name="T1">| &gt; loss_disc_real_5: 0.23194490373134613 <text:s/>(0.2263095873523746)</text:span></text:p>
      <text:p text:style-name="P3"><text:s text:c="5"/><text:span text:style-name="T1">| &gt; loss_0: 2.3882853984832764 <text:s/>(2.5994376882293526)</text:span></text:p>
      <text:p text:style-name="P3"><text:s text:c="5"/><text:span text:style-name="T1">| &gt; grad_norm_0: tensor(8.4240, device='cuda:0') <text:s/>(tensor(22.2871, device='cuda:0'))</text:span></text:p>
      <text:p text:style-name="P3"><text:s text:c="5"/><text:span text:style-name="T1">| &gt; loss_gen: 2.281517744064331 <text:s/>(2.2108515853712567)</text:span></text:p>
      <text:p text:style-name="P3"><text:s text:c="5"/><text:span text:style-name="T1">| &gt; loss_kl: 1.3934444189071655 <text:s/>(1.624878462249711)</text:span></text:p>
      <text:p text:style-name="P3"><text:s text:c="5"/><text:span text:style-name="T1">| &gt; loss_feat: 7.7563395500183105 <text:s/>(6.929351355197162)</text:span></text:p>
      <text:p text:style-name="P3"><text:s text:c="5"/><text:span text:style-name="T1">| &gt; loss_mel: 15.615521430969238 <text:s/>(15.651809793957591)</text:span></text:p>
      <text:p text:style-name="P3"><text:s text:c="5"/><text:span text:style-name="T1">| &gt; loss_duration: 1.4716737270355225 <text:s/>(1.391056491073067)</text:span></text:p>
      <text:p text:style-name="P3"><text:s text:c="5"/><text:span text:style-name="T1">| &gt; amp_scaler: 256.0 <text:s/>(256.0)</text:span></text:p>
      <text:p text:style-name="P3"><text:s text:c="5"/><text:span text:style-name="T1">| &gt; loss_1: 28.518495559692383 <text:s/>(27.807947655401286)</text:span></text:p>
      <text:p text:style-name="P3"><text:s text:c="5"/><text:span text:style-name="T1">| &gt; grad_norm_1: tensor(285.5532, device='cuda:0') <text:s/>(tensor(287.1935, device='cuda:0'))</text:span></text:p>
      <text:p text:style-name="P3"><text:s text:c="5"/><text:span text:style-name="T1">| &gt; current_lr_0: 0.00019947565573076072 </text:span></text:p>
      <text:p text:style-name="P3"><text:s text:c="5"/><text:span text:style-name="T1">| &gt; current_lr_1: 0.00019947565573076072 </text:span></text:p>
      <text:p text:style-name="P3"><text:s text:c="5"/><text:span text:style-name="T1">| &gt; step_time: 0.6154 <text:s/>(0.5547296859808919)</text:span></text:p>
      <text:p text:style-name="P3"><text:s text:c="5"/><text:span text:style-name="T1">| &gt; loader_time: 0.0073 <text:s/>(0.005866418928789669)</text:span></text:p>
      <text:p text:style-name="P5"/>
      <text:p text:style-name="P5"/>
      <text:p text:style-name="P1">[1m <text:s text:c="2"/>--&gt; TIME: 2025-05-11 13:30:30 -- STEP: 269/630 -- GLOBAL_STEP: 859000[0m</text:p>
      <text:p text:style-name="P3"><text:s text:c="5"/><text:span text:style-name="T1">| &gt; loss_disc: 2.5020759105682373 <text:s/>(2.6131675535861447)</text:span></text:p>
      <text:p text:style-name="P3"><text:s text:c="5"/><text:span text:style-name="T1">| &gt; loss_disc_real_0: 0.14902760088443756 <text:s/>(0.18124825105791192)</text:span></text:p>
      <text:p text:style-name="P3"><text:s text:c="5"/><text:span text:style-name="T1">| &gt; loss_disc_real_1: 0.20335465669631958 <text:s/>(0.2156260039061862)</text:span></text:p>
      <text:p text:style-name="P3"><text:s text:c="5"/><text:span text:style-name="T1">| &gt; loss_disc_real_2: 0.18486033380031586 <text:s/>(0.22914641652408585)</text:span></text:p>
      <text:p text:style-name="P3"><text:s text:c="5"/><text:span text:style-name="T1">| &gt; loss_disc_real_3: 0.23831841349601746 <text:s/>(0.23155817001725662)</text:span></text:p>
      <text:p text:style-name="P3"><text:s text:c="5"/><text:span text:style-name="T1">| &gt; loss_disc_real_4: 0.2598211169242859 <text:s/>(0.2413929812748636)</text:span></text:p>
      <text:p text:style-name="P3"><text:s text:c="5"/><text:span text:style-name="T1">| &gt; loss_disc_real_5: 0.2526177167892456 <text:s/>(0.2284599433490335)</text:span></text:p>
      <text:p text:style-name="P3"><text:s text:c="5"/><text:span text:style-name="T1">| &gt; loss_0: 2.5020759105682373 <text:s/>(2.6131675535861447)</text:span></text:p>
      <text:p text:style-name="P3"><text:s text:c="5"/><text:span text:style-name="T1">| &gt; grad_norm_0: tensor(24.7609, device='cuda:0') <text:s/>(tensor(22.5593, device='cuda:0'))</text:span></text:p>
      <text:p text:style-name="P3"><text:s text:c="5"/><text:span text:style-name="T1">| &gt; loss_gen: 2.357394218444824 <text:s/>(2.195031119545152)</text:span></text:p>
      <text:p text:style-name="P3"><text:s text:c="5"/><text:span text:style-name="T1">| &gt; loss_kl: 1.4548978805541992 <text:s/>(1.6318302615424516)</text:span></text:p>
      <text:p text:style-name="P3"><text:s text:c="5"/><text:span text:style-name="T1">| &gt; loss_feat: 7.205478191375732 <text:s/>(6.866854619802596)</text:span></text:p>
      <text:p text:style-name="P3"><text:s text:c="5"/><text:span text:style-name="T1">| &gt; loss_mel: 15.284825325012207 <text:s/>(15.682392099089782)</text:span></text:p>
      <text:p text:style-name="P3"><text:s text:c="5"/><text:span text:style-name="T1">| &gt; loss_duration: 1.5061933994293213 <text:s/>(1.3950700236962192)</text:span></text:p>
      <text:p text:style-name="P3"><text:s text:c="5"/><text:span text:style-name="T1">| &gt; amp_scaler: 256.0 <text:s/>(256.0)</text:span></text:p>
      <text:p text:style-name="P3"><text:s text:c="5"/><text:span text:style-name="T1">| &gt; loss_1: 27.80879020690918 <text:s/>(27.771178086007836)</text:span></text:p>
      <text:p text:style-name="P3"><text:s text:c="5"/><text:span text:style-name="T1">| &gt; grad_norm_1: tensor(294.8531, device='cuda:0') <text:s/>(tensor(281.5411, device='cuda:0'))</text:span></text:p>
      <text:p text:style-name="P3"><text:s text:c="5"/><text:span text:style-name="T1">| &gt; current_lr_0: 0.00019947565573076072 </text:span></text:p>
      <text:p text:style-name="P3"><text:s text:c="5"/><text:span text:style-name="T1">| &gt; current_lr_1: 0.00019947565573076072 </text:span></text:p>
      <text:p text:style-name="P3"><text:s text:c="5"/><text:span text:style-name="T1">| &gt; step_time: 0.6278 <text:s/>(0.5789975215954406)</text:span></text:p>
      <text:p text:style-name="P3"><text:s text:c="5"/><text:span text:style-name="T1">| &gt; loader_time: 0.008 <text:s/>(0.0064156551786514904)</text:span></text:p>
      <text:p text:style-name="P5"/>
      <text:p text:style-name="P5"/>
      <text:p text:style-name="P3"><text:s/><text:span text:style-name="T1">&gt; CHECKPOINT : /kaggle/working/vits_4_nov-May-11-2025_10+42AM-0000000/checkpoint_859000.pth</text:span></text:p>
      <text:p text:style-name="P5"/>
      <text:p text:style-name="P1">[1m <text:s text:c="2"/>--&gt; TIME: 2025-05-11 13:31:41 -- STEP: 369/630 -- GLOBAL_STEP: 859100[0m</text:p>
      <text:p text:style-name="P3"><text:soft-page-break/><text:s text:c="5"/><text:span text:style-name="T1">| &gt; loss_disc: 2.535475015640259 <text:s/>(2.61767692876056)</text:span></text:p>
      <text:p text:style-name="P3"><text:s text:c="5"/><text:span text:style-name="T1">| &gt; loss_disc_real_0: 0.14718563854694366 <text:s/>(0.18130017130517048)</text:span></text:p>
      <text:p text:style-name="P3"><text:s text:c="5"/><text:span text:style-name="T1">| &gt; loss_disc_real_1: 0.20215986669063568 <text:s/>(0.21576300752033709)</text:span></text:p>
      <text:p text:style-name="P3"><text:s text:c="5"/><text:span text:style-name="T1">| &gt; loss_disc_real_2: 0.22124677896499634 <text:s/>(0.22875080703881376)</text:span></text:p>
      <text:p text:style-name="P3"><text:s text:c="5"/><text:span text:style-name="T1">| &gt; loss_disc_real_3: 0.2229958325624466 <text:s/>(0.2318982192009768)</text:span></text:p>
      <text:p text:style-name="P3"><text:s text:c="5"/><text:span text:style-name="T1">| &gt; loss_disc_real_4: 0.1904011070728302 <text:s/>(0.24087828874264952)</text:span></text:p>
      <text:p text:style-name="P3"><text:s text:c="5"/><text:span text:style-name="T1">| &gt; loss_disc_real_5: 0.24229919910430908 <text:s/>(0.23031380489912784)</text:span></text:p>
      <text:p text:style-name="P3"><text:s text:c="5"/><text:span text:style-name="T1">| &gt; loss_0: 2.535475015640259 <text:s/>(2.61767692876056)</text:span></text:p>
      <text:p text:style-name="P3"><text:s text:c="5"/><text:span text:style-name="T1">| &gt; grad_norm_0: tensor(13.5936, device='cuda:0') <text:s/>(tensor(20.3598, device='cuda:0'))</text:span></text:p>
      <text:p text:style-name="P3"><text:s text:c="5"/><text:span text:style-name="T1">| &gt; loss_gen: 2.2092339992523193 <text:s/>(2.1790363035873996)</text:span></text:p>
      <text:p text:style-name="P3"><text:s text:c="5"/><text:span text:style-name="T1">| &gt; loss_kl: 1.6813660860061646 <text:s/>(1.6289466664720034)</text:span></text:p>
      <text:p text:style-name="P3"><text:s text:c="5"/><text:span text:style-name="T1">| &gt; loss_feat: 7.182378768920898 <text:s/>(6.811859585728427)</text:span></text:p>
      <text:p text:style-name="P3"><text:s text:c="5"/><text:span text:style-name="T1">| &gt; loss_mel: 15.927633285522461 <text:s/>(15.688347289232704)</text:span></text:p>
      <text:p text:style-name="P3"><text:s text:c="5"/><text:span text:style-name="T1">| &gt; loss_duration: 1.4291565418243408 <text:s/>(1.4150810180317754)</text:span></text:p>
      <text:p text:style-name="P3"><text:s text:c="5"/><text:span text:style-name="T1">| &gt; amp_scaler: 256.0 <text:s/>(256.0)</text:span></text:p>
      <text:p text:style-name="P3"><text:s text:c="5"/><text:span text:style-name="T1">| &gt; loss_1: 28.42976951599121 <text:s/>(27.723270860790883)</text:span></text:p>
      <text:p text:style-name="P3"><text:s text:c="5"/><text:span text:style-name="T1">| &gt; grad_norm_1: tensor(46.9430, device='cuda:0') <text:s/>(tensor(243.8629, device='cuda:0'))</text:span></text:p>
      <text:p text:style-name="P3"><text:s text:c="5"/><text:span text:style-name="T1">| &gt; current_lr_0: 0.00019947565573076072 </text:span></text:p>
      <text:p text:style-name="P3"><text:s text:c="5"/><text:span text:style-name="T1">| &gt; current_lr_1: 0.00019947565573076072 </text:span></text:p>
      <text:p text:style-name="P3"><text:s text:c="5"/><text:span text:style-name="T1">| &gt; step_time: 0.6971 <text:s/>(0.6041847257433226)</text:span></text:p>
      <text:p text:style-name="P3"><text:s text:c="5"/><text:span text:style-name="T1">| &gt; loader_time: 0.0099 <text:s/>(0.006947439214401455)</text:span></text:p>
      <text:p text:style-name="P5"/>
      <text:p text:style-name="P5"/>
      <text:p text:style-name="P1">[1m <text:s text:c="2"/>--&gt; TIME: 2025-05-11 13:32:58 -- STEP: 469/630 -- GLOBAL_STEP: 859200[0m</text:p>
      <text:p text:style-name="P3"><text:s text:c="5"/><text:span text:style-name="T1">| &gt; loss_disc: 2.552394390106201 <text:s/>(2.624933723193496)</text:span></text:p>
      <text:p text:style-name="P3"><text:s text:c="5"/><text:span text:style-name="T1">| &gt; loss_disc_real_0: 0.14886504411697388 <text:s/>(0.18273489359917156)</text:span></text:p>
      <text:p text:style-name="P3"><text:s text:c="5"/><text:span text:style-name="T1">| &gt; loss_disc_real_1: 0.21319988369941711 <text:s/>(0.215959623090621)</text:span></text:p>
      <text:p text:style-name="P3"><text:s text:c="5"/><text:span text:style-name="T1">| &gt; loss_disc_real_2: 0.20980800688266754 <text:s/>(0.22870646035874576)</text:span></text:p>
      <text:p text:style-name="P3"><text:s text:c="5"/><text:span text:style-name="T1">| &gt; loss_disc_real_3: 0.20809847116470337 <text:s/>(0.23149143245174433)</text:span></text:p>
      <text:p text:style-name="P3"><text:s text:c="5"/><text:span text:style-name="T1">| &gt; loss_disc_real_4: 0.2265060693025589 <text:s/>(0.24058777383014338)</text:span></text:p>
      <text:p text:style-name="P3"><text:s text:c="5"/><text:span text:style-name="T1">| &gt; loss_disc_real_5: 0.23286785185337067 <text:s/>(0.2322272299957682)</text:span></text:p>
      <text:p text:style-name="P3"><text:s text:c="5"/><text:span text:style-name="T1">| &gt; loss_0: 2.552394390106201 <text:s/>(2.624933723193496)</text:span></text:p>
      <text:p text:style-name="P3"><text:s text:c="5"/><text:span text:style-name="T1">| &gt; grad_norm_0: tensor(27.8718, device='cuda:0') <text:s/>(tensor(19.1527, device='cuda:0'))</text:span></text:p>
      <text:p text:style-name="P3"><text:s text:c="5"/><text:span text:style-name="T1">| &gt; loss_gen: 2.1852948665618896 <text:s/>(2.1652843354861617)</text:span></text:p>
      <text:p text:style-name="P3"><text:s text:c="5"/><text:span text:style-name="T1">| &gt; loss_kl: 1.5516217947006226 <text:s/>(1.6251346663371333)</text:span></text:p>
      <text:p text:style-name="P3"><text:s text:c="5"/><text:span text:style-name="T1">| &gt; loss_feat: 6.909788608551025 <text:s/>(6.756558833091753)</text:span></text:p>
      <text:p text:style-name="P3"><text:s text:c="5"/><text:span text:style-name="T1">| &gt; loss_mel: 15.407142639160156 <text:s/>(15.678432080283093)</text:span></text:p>
      <text:p text:style-name="P3"><text:s text:c="5"/><text:span text:style-name="T1">| &gt; loss_duration: 1.4838579893112183 <text:s/>(1.4166912651265364)</text:span></text:p>
      <text:p text:style-name="P3"><text:s text:c="5"/><text:span text:style-name="T1">| &gt; amp_scaler: 256.0 <text:s/>(256.0)</text:span></text:p>
      <text:p text:style-name="P3"><text:s text:c="5"/><text:span text:style-name="T1">| &gt; loss_1: 27.53770637512207 <text:s/>(27.642101182103918)</text:span></text:p>
      <text:p text:style-name="P3"><text:s text:c="5"/><text:span text:style-name="T1">| &gt; grad_norm_1: tensor(147.6700, device='cuda:0') <text:s/>(tensor(223.4515, device='cuda:0'))</text:span></text:p>
      <text:p text:style-name="P3"><text:s text:c="5"/><text:span text:style-name="T1">| &gt; current_lr_0: 0.00019947565573076072 </text:span></text:p>
      <text:p text:style-name="P3"><text:s text:c="5"/><text:span text:style-name="T1">| &gt; current_lr_1: 0.00019947565573076072 </text:span></text:p>
      <text:p text:style-name="P3"><text:s text:c="5"/><text:span text:style-name="T1">| &gt; step_time: 0.7828 <text:s/>(0.6360625610676912)</text:span></text:p>
      <text:p text:style-name="P3"><text:s text:c="5"/><text:span text:style-name="T1">| &gt; loader_time: 0.0093 <text:s/>(0.007464084035552134)</text:span></text:p>
      <text:p text:style-name="P5"/>
      <text:p text:style-name="P5"/>
      <text:p text:style-name="P1">[1m <text:s text:c="2"/>--&gt; TIME: 2025-05-11 13:34:25 -- STEP: 569/630 -- GLOBAL_STEP: 859300[0m</text:p>
      <text:p text:style-name="P3"><text:s text:c="5"/><text:span text:style-name="T1">| &gt; loss_disc: 2.7306673526763916 <text:s/>(2.6222507735756877)</text:span></text:p>
      <text:p text:style-name="P3"><text:s text:c="5"/><text:span text:style-name="T1">| &gt; loss_disc_real_0: 0.30261385440826416 <text:s/>(0.18281086312970288)</text:span></text:p>
      <text:p text:style-name="P3"><text:s text:c="5"/><text:span text:style-name="T1">| &gt; loss_disc_real_1: 0.21463029086589813 <text:s/>(0.2163330338410837)</text:span></text:p>
      <text:p text:style-name="P3"><text:s text:c="5"/><text:span text:style-name="T1">| &gt; loss_disc_real_2: 0.2694444954395294 <text:s/>(0.22923217004129046)</text:span></text:p>
      <text:p text:style-name="P3"><text:s text:c="5"/><text:span text:style-name="T1">| &gt; loss_disc_real_3: 0.19123652577400208 <text:s/>(0.23142359899406065)</text:span></text:p>
      <text:p text:style-name="P3"><text:s text:c="5"/><text:span text:style-name="T1">| &gt; loss_disc_real_4: 0.203489288687706 <text:s/>(0.2401595437778111)</text:span></text:p>
      <text:p text:style-name="P3"><text:s text:c="5"/><text:span text:style-name="T1">| &gt; loss_disc_real_5: 0.20337794721126556 <text:s/>(0.22952087091278736)</text:span></text:p>
      <text:p text:style-name="P3"><text:s text:c="5"/><text:span text:style-name="T1">| &gt; loss_0: 2.7306673526763916 <text:s/>(2.6222507735756877)</text:span></text:p>
      <text:p text:style-name="P3"><text:s text:c="5"/><text:span text:style-name="T1">| &gt; grad_norm_0: tensor(32.9809, device='cuda:0') <text:s/>(tensor(20.2544, device='cuda:0'))</text:span></text:p>
      <text:p text:style-name="P3"><text:s text:c="5"/><text:span text:style-name="T1">| &gt; loss_gen: 2.118806838989258 <text:s/>(2.1734963867073525)</text:span></text:p>
      <text:p text:style-name="P3"><text:s text:c="5"/><text:span text:style-name="T1">| &gt; loss_kl: 1.618605613708496 <text:s/>(1.621734199079772)</text:span></text:p>
      <text:p text:style-name="P3"><text:soft-page-break/><text:s text:c="5"/><text:span text:style-name="T1">| &gt; loss_feat: 6.999040603637695 <text:s/>(6.741274366898362)</text:span></text:p>
      <text:p text:style-name="P3"><text:s text:c="5"/><text:span text:style-name="T1">| &gt; loss_mel: 15.733416557312012 <text:s/>(15.679724321214511)</text:span></text:p>
      <text:p text:style-name="P3"><text:s text:c="5"/><text:span text:style-name="T1">| &gt; loss_duration: 1.4631359577178955 <text:s/>(1.4269085757971236)</text:span></text:p>
      <text:p text:style-name="P3"><text:s text:c="5"/><text:span text:style-name="T1">| &gt; amp_scaler: 256.0 <text:s/>(256.4499121265378)</text:span></text:p>
      <text:p text:style-name="P3"><text:s text:c="5"/><text:span text:style-name="T1">| &gt; loss_1: 27.933006286621094 <text:s/>(27.643137849697116)</text:span></text:p>
      <text:p text:style-name="P3"><text:s text:c="5"/><text:span text:style-name="T1">| &gt; grad_norm_1: tensor(349.9144, device='cuda:0') <text:s/>(tensor(237.7384, device='cuda:0'))</text:span></text:p>
      <text:p text:style-name="P3"><text:s text:c="5"/><text:span text:style-name="T1">| &gt; current_lr_0: 0.00019947565573076072 </text:span></text:p>
      <text:p text:style-name="P3"><text:s text:c="5"/><text:span text:style-name="T1">| &gt; current_lr_1: 0.00019947565573076072 </text:span></text:p>
      <text:p text:style-name="P3"><text:s text:c="5"/><text:span text:style-name="T1">| &gt; step_time: 0.9076 <text:s/>(0.6734930551324454)</text:span></text:p>
      <text:p text:style-name="P3"><text:s text:c="5"/><text:span text:style-name="T1">| &gt; loader_time: 0.011 <text:s/>(0.007997184310939907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432446797688802 [0m(+0.00035458803176879883)</text:span></text:p>
      <text:p text:style-name="P3"><text:s text:c="5"/><text:span text:style-name="T1">| &gt; avg_loss_disc:[92m 2.6340643962224326 [0m(-0.13293983538945486)</text:span></text:p>
      <text:p text:style-name="P3"><text:s text:c="5"/><text:span text:style-name="T1">| &gt; avg_loss_disc_real_0:[92m 0.1835119848450025 [0m(-0.0121970996260643)</text:span></text:p>
      <text:p text:style-name="P3"><text:s text:c="5"/><text:span text:style-name="T1">| &gt; avg_loss_disc_real_1:[91m 0.2193825046221415 [0m(+0.0010295373698075427)</text:span></text:p>
      <text:p text:style-name="P3"><text:s text:c="5"/><text:span text:style-name="T1">| &gt; avg_loss_disc_real_2:[92m 0.22242614875237146 [0m(-0.0509158099691073)</text:span></text:p>
      <text:p text:style-name="P3"><text:s text:c="5"/><text:span text:style-name="T1">| &gt; avg_loss_disc_real_3:[92m 0.21668483565251032 [0m(-0.02020655075709027)</text:span></text:p>
      <text:p text:style-name="P3"><text:s text:c="5"/><text:span text:style-name="T1">| &gt; avg_loss_disc_real_4:[92m 0.23252077400684357 [0m(-0.034759181241194426)</text:span></text:p>
      <text:p text:style-name="P3"><text:s text:c="5"/><text:span text:style-name="T1">| &gt; avg_loss_disc_real_5:[92m 0.24319582184155783 [0m(-0.03850022206703821)</text:span></text:p>
      <text:p text:style-name="P3"><text:s text:c="5"/><text:span text:style-name="T1">| &gt; avg_loss_0:[92m 2.6340643962224326 [0m(-0.13293983538945486)</text:span></text:p>
      <text:p text:style-name="P3"><text:s text:c="5"/><text:span text:style-name="T1">| &gt; avg_loss_gen:[92m 2.0150928795337677 [0m(-0.02356618642807007)</text:span></text:p>
      <text:p text:style-name="P3"><text:s text:c="5"/><text:span text:style-name="T1">| &gt; avg_loss_kl:[92m 1.6947595278422039 [0m(-0.016214728355407715)</text:span></text:p>
      <text:p text:style-name="P3"><text:s text:c="5"/><text:span text:style-name="T1">| &gt; avg_loss_feat:[91m 6.6221557060877485 [0m(+0.0902098814646406)</text:span></text:p>
      <text:p text:style-name="P3"><text:s text:c="5"/><text:span text:style-name="T1">| &gt; avg_loss_mel:[92m 15.497638463973999 [0m(-0.31668853759765625)</text:span></text:p>
      <text:p text:style-name="P3"><text:s text:c="5"/><text:span text:style-name="T1">| &gt; avg_loss_duration:[92m 1.5165616571903229 [0m(-0.016817808151245117)</text:span></text:p>
      <text:p text:style-name="P3"><text:s text:c="5"/><text:span text:style-name="T1">| &gt; avg_loss_1:[92m 27.3462077776591 [0m(-0.2830778757731096)</text:span></text:p>
      <text:p text:style-name="P5"/>
      <text:p text:style-name="P5"/>
      <text:p text:style-name="P1">[4m[1m &gt; EPOCH: 22/50[0m</text:p>
      <text:p text:style-name="P3"><text:s/><text:span text:style-name="T1">--&gt; /kaggle/working/vits_4_nov-May-11-2025_10+42AM-0000000</text:span></text:p>
      <text:p text:style-name="P5"/>
      <text:p text:style-name="P1">[1m &gt; TRAINING (2025-05-11 13:35:40) [0m</text:p>
      <text:p text:style-name="P5"/>
      <text:p text:style-name="P1">[1m <text:s text:c="2"/>--&gt; TIME: 2025-05-11 13:36:01 -- STEP: 39/630 -- GLOBAL_STEP: 859400[0m</text:p>
      <text:p text:style-name="P3"><text:s text:c="5"/><text:span text:style-name="T1">| &gt; loss_disc: 2.7017650604248047 <text:s/>(2.632303091195913)</text:span></text:p>
      <text:p text:style-name="P3"><text:s text:c="5"/><text:span text:style-name="T1">| &gt; loss_disc_real_0: 0.20488771796226501 <text:s/>(0.18091501219150347)</text:span></text:p>
      <text:p text:style-name="P3"><text:s text:c="5"/><text:span text:style-name="T1">| &gt; loss_disc_real_1: 0.17692521214485168 <text:s/>(0.21655882894992828)</text:span></text:p>
      <text:p text:style-name="P3"><text:s text:c="5"/><text:span text:style-name="T1">| &gt; loss_disc_real_2: 0.16799938678741455 <text:s/>(0.23049954382272866)</text:span></text:p>
      <text:p text:style-name="P3"><text:s text:c="5"/><text:span text:style-name="T1">| &gt; loss_disc_real_3: 0.22580309212207794 <text:s/>(0.23050221418723083)</text:span></text:p>
      <text:p text:style-name="P3"><text:s text:c="5"/><text:span text:style-name="T1">| &gt; loss_disc_real_4: 0.25773733854293823 <text:s/>(0.2432626711252408)</text:span></text:p>
      <text:p text:style-name="P3"><text:s text:c="5"/><text:span text:style-name="T1">| &gt; loss_disc_real_5: 0.2473360002040863 <text:s/>(0.2374896235190905)</text:span></text:p>
      <text:p text:style-name="P3"><text:s text:c="5"/><text:span text:style-name="T1">| &gt; loss_0: 2.7017650604248047 <text:s/>(2.632303091195913)</text:span></text:p>
      <text:p text:style-name="P3"><text:s text:c="5"/><text:span text:style-name="T1">| &gt; grad_norm_0: tensor(22.3735, device='cuda:0') <text:s/>(tensor(14.6114, device='cuda:0'))</text:span></text:p>
      <text:p text:style-name="P3"><text:s text:c="5"/><text:span text:style-name="T1">| &gt; loss_gen: 2.1494691371917725 <text:s/>(2.1730832044894877)</text:span></text:p>
      <text:p text:style-name="P3"><text:s text:c="5"/><text:span text:style-name="T1">| &gt; loss_kl: 2.0545129776000977 <text:s/>(1.5720825500977347)</text:span></text:p>
      <text:p text:style-name="P3"><text:s text:c="5"/><text:span text:style-name="T1">| &gt; loss_feat: 6.851305961608887 <text:s/>(6.97545408591246)</text:span></text:p>
      <text:p text:style-name="P3"><text:s text:c="5"/><text:span text:style-name="T1">| &gt; loss_mel: 16.136512756347656 <text:s/>(15.719421362265562)</text:span></text:p>
      <text:p text:style-name="P3"><text:s text:c="5"/><text:span text:style-name="T1">| &gt; loss_duration: 1.4599332809448242 <text:s/>(1.4495274714934518)</text:span></text:p>
      <text:p text:style-name="P3"><text:s text:c="5"/><text:span text:style-name="T1">| &gt; amp_scaler: 256.0 <text:s/>(256.0)</text:span></text:p>
      <text:p text:style-name="P3"><text:s text:c="5"/><text:span text:style-name="T1">| &gt; loss_1: 28.6517333984375 <text:s/>(27.88956886682755)</text:span></text:p>
      <text:p text:style-name="P3"><text:s text:c="5"/><text:span text:style-name="T1">| &gt; grad_norm_1: tensor(225.6854, device='cuda:0') <text:s/>(tensor(147.6373, device='cuda:0'))</text:span></text:p>
      <text:p text:style-name="P3"><text:s text:c="5"/><text:span text:style-name="T1">| &gt; current_lr_0: 0.00019945072127379438 </text:span></text:p>
      <text:p text:style-name="P3"><text:s text:c="5"/><text:span text:style-name="T1">| &gt; current_lr_1: 0.00019945072127379438 </text:span></text:p>
      <text:p text:style-name="P3"><text:s text:c="5"/><text:span text:style-name="T1">| &gt; step_time: 0.5199 <text:s/>(0.5118827942090157)</text:span></text:p>
      <text:p text:style-name="P3"><text:soft-page-break/><text:s text:c="5"/><text:span text:style-name="T1">| &gt; loader_time: 0.0054 <text:s/>(0.0049792130788167315)</text:span></text:p>
      <text:p text:style-name="P5"/>
      <text:p text:style-name="P5"/>
      <text:p text:style-name="P1">[1m <text:s text:c="2"/>--&gt; TIME: 2025-05-11 13:36:56 -- STEP: 139/630 -- GLOBAL_STEP: 859500[0m</text:p>
      <text:p text:style-name="P3"><text:s text:c="5"/><text:span text:style-name="T1">| &gt; loss_disc: 2.607470989227295 <text:s/>(2.629421899644592)</text:span></text:p>
      <text:p text:style-name="P3"><text:s text:c="5"/><text:span text:style-name="T1">| &gt; loss_disc_real_0: 0.2418856918811798 <text:s/>(0.18487348053738367)</text:span></text:p>
      <text:p text:style-name="P3"><text:s text:c="5"/><text:span text:style-name="T1">| &gt; loss_disc_real_1: 0.17678336799144745 <text:s/>(0.21471217017379596)</text:span></text:p>
      <text:p text:style-name="P3"><text:s text:c="5"/><text:span text:style-name="T1">| &gt; loss_disc_real_2: 0.23337683081626892 <text:s/>(0.23029359821364176)</text:span></text:p>
      <text:p text:style-name="P3"><text:s text:c="5"/><text:span text:style-name="T1">| &gt; loss_disc_real_3: 0.2219928652048111 <text:s/>(0.2293016704723989)</text:span></text:p>
      <text:p text:style-name="P3"><text:s text:c="5"/><text:span text:style-name="T1">| &gt; loss_disc_real_4: 0.24405810236930847 <text:s/>(0.24262500634725145)</text:span></text:p>
      <text:p text:style-name="P3"><text:s text:c="5"/><text:span text:style-name="T1">| &gt; loss_disc_real_5: 0.24291034042835236 <text:s/>(0.23400758153243031)</text:span></text:p>
      <text:p text:style-name="P3"><text:s text:c="5"/><text:span text:style-name="T1">| &gt; loss_0: 2.607470989227295 <text:s/>(2.629421899644592)</text:span></text:p>
      <text:p text:style-name="P3"><text:s text:c="5"/><text:span text:style-name="T1">| &gt; grad_norm_0: tensor(9.3182, device='cuda:0') <text:s/>(tensor(14.6772, device='cuda:0'))</text:span></text:p>
      <text:p text:style-name="P3"><text:s text:c="5"/><text:span text:style-name="T1">| &gt; loss_gen: 2.175471305847168 <text:s/>(2.161710780301542)</text:span></text:p>
      <text:p text:style-name="P3"><text:s text:c="5"/><text:span text:style-name="T1">| &gt; loss_kl: 1.510899305343628 <text:s/>(1.6214821913259494)</text:span></text:p>
      <text:p text:style-name="P3"><text:s text:c="5"/><text:span text:style-name="T1">| &gt; loss_feat: 6.227237701416016 <text:s/>(6.914084853028222)</text:span></text:p>
      <text:p text:style-name="P3"><text:s text:c="5"/><text:span text:style-name="T1">| &gt; loss_mel: 15.447206497192383 <text:s/>(15.673051106844017)</text:span></text:p>
      <text:p text:style-name="P3"><text:s text:c="5"/><text:span text:style-name="T1">| &gt; loss_duration: 1.4647351503372192 <text:s/>(1.4286253357962735)</text:span></text:p>
      <text:p text:style-name="P3"><text:s text:c="5"/><text:span text:style-name="T1">| &gt; amp_scaler: 256.0 <text:s/>(256.0)</text:span></text:p>
      <text:p text:style-name="P3"><text:s text:c="5"/><text:span text:style-name="T1">| &gt; loss_1: 26.825551986694336 <text:s/>(27.798954366780013)</text:span></text:p>
      <text:p text:style-name="P3"><text:s text:c="5"/><text:span text:style-name="T1">| &gt; grad_norm_1: tensor(65.3467, device='cuda:0') <text:s/>(tensor(159.5879, device='cuda:0'))</text:span></text:p>
      <text:p text:style-name="P3"><text:s text:c="5"/><text:span text:style-name="T1">| &gt; current_lr_0: 0.00019945072127379438 </text:span></text:p>
      <text:p text:style-name="P3"><text:s text:c="5"/><text:span text:style-name="T1">| &gt; current_lr_1: 0.00019945072127379438 </text:span></text:p>
      <text:p text:style-name="P3"><text:s text:c="5"/><text:span text:style-name="T1">| &gt; step_time: 0.5612 <text:s/>(0.5356892664655507)</text:span></text:p>
      <text:p text:style-name="P3"><text:s text:c="5"/><text:span text:style-name="T1">| &gt; loader_time: 0.0067 <text:s/>(0.005660539050754027)</text:span></text:p>
      <text:p text:style-name="P5"/>
      <text:p text:style-name="P5"/>
      <text:p text:style-name="P3"><text:s/><text:span text:style-name="T1">&gt; CHECKPOINT : /kaggle/working/vits_4_nov-May-11-2025_10+42AM-0000000/checkpoint_859500.pth</text:span></text:p>
      <text:p text:style-name="P5"/>
      <text:p text:style-name="P1">[1m <text:s text:c="2"/>--&gt; TIME: 2025-05-11 13:38:01 -- STEP: 239/630 -- GLOBAL_STEP: 859600[0m</text:p>
      <text:p text:style-name="P3"><text:s text:c="5"/><text:span text:style-name="T1">| &gt; loss_disc: 2.5944390296936035 <text:s/>(2.6346611906793833)</text:span></text:p>
      <text:p text:style-name="P3"><text:s text:c="5"/><text:span text:style-name="T1">| &gt; loss_disc_real_0: 0.15078291296958923 <text:s/>(0.1833796206565582)</text:span></text:p>
      <text:p text:style-name="P3"><text:s text:c="5"/><text:span text:style-name="T1">| &gt; loss_disc_real_1: 0.20325204730033875 <text:s/>(0.21479052797770398)</text:span></text:p>
      <text:p text:style-name="P3"><text:s text:c="5"/><text:span text:style-name="T1">| &gt; loss_disc_real_2: 0.25333890318870544 <text:s/>(0.2312124983162062)</text:span></text:p>
      <text:p text:style-name="P3"><text:s text:c="5"/><text:span text:style-name="T1">| &gt; loss_disc_real_3: 0.25813767313957214 <text:s/>(0.23052476876450384)</text:span></text:p>
      <text:p text:style-name="P3"><text:s text:c="5"/><text:span text:style-name="T1">| &gt; loss_disc_real_4: 0.2512759566307068 <text:s/>(0.24163713633515346)</text:span></text:p>
      <text:p text:style-name="P3"><text:s text:c="5"/><text:span text:style-name="T1">| &gt; loss_disc_real_5: 0.22676639258861542 <text:s/>(0.23680038457136274)</text:span></text:p>
      <text:p text:style-name="P3"><text:s text:c="5"/><text:span text:style-name="T1">| &gt; loss_0: 2.5944390296936035 <text:s/>(2.6346611906793833)</text:span></text:p>
      <text:p text:style-name="P3"><text:s text:c="5"/><text:span text:style-name="T1">| &gt; grad_norm_0: tensor(12.1848, device='cuda:0') <text:s/>(tensor(13.4738, device='cuda:0'))</text:span></text:p>
      <text:p text:style-name="P3"><text:s text:c="5"/><text:span text:style-name="T1">| &gt; loss_gen: 2.0842974185943604 <text:s/>(2.142517422033656)</text:span></text:p>
      <text:p text:style-name="P3"><text:s text:c="5"/><text:span text:style-name="T1">| &gt; loss_kl: 1.6132404804229736 <text:s/>(1.63537831535898)</text:span></text:p>
      <text:p text:style-name="P3"><text:s text:c="5"/><text:span text:style-name="T1">| &gt; loss_feat: 6.199761867523193 <text:s/>(6.823123163757963)</text:span></text:p>
      <text:p text:style-name="P3"><text:s text:c="5"/><text:span text:style-name="T1">| &gt; loss_mel: 15.95874309539795 <text:s/>(15.603198334761743)</text:span></text:p>
      <text:p text:style-name="P3"><text:s text:c="5"/><text:span text:style-name="T1">| &gt; loss_duration: 1.4855289459228516 <text:s/>(1.387303213694105)</text:span></text:p>
      <text:p text:style-name="P3"><text:s text:c="5"/><text:span text:style-name="T1">| &gt; amp_scaler: 256.0 <text:s/>(256.0)</text:span></text:p>
      <text:p text:style-name="P3"><text:s text:c="5"/><text:span text:style-name="T1">| &gt; loss_1: 27.341571807861328 <text:s/>(27.59152054088385)</text:span></text:p>
      <text:p text:style-name="P3"><text:s text:c="5"/><text:span text:style-name="T1">| &gt; grad_norm_1: tensor(86.2117, device='cuda:0') <text:s/>(tensor(138.3881, device='cuda:0'))</text:span></text:p>
      <text:p text:style-name="P3"><text:s text:c="5"/><text:span text:style-name="T1">| &gt; current_lr_0: 0.00019945072127379438 </text:span></text:p>
      <text:p text:style-name="P3"><text:s text:c="5"/><text:span text:style-name="T1">| &gt; current_lr_1: 0.00019945072127379438 </text:span></text:p>
      <text:p text:style-name="P3"><text:s text:c="5"/><text:span text:style-name="T1">| &gt; step_time: 0.6253 <text:s/>(0.5658922504680426)</text:span></text:p>
      <text:p text:style-name="P3"><text:s text:c="5"/><text:span text:style-name="T1">| &gt; loader_time: 0.0083 <text:s/>(0.006211338681655949)</text:span></text:p>
      <text:p text:style-name="P5"/>
      <text:p text:style-name="P5"/>
      <text:p text:style-name="P1">[1m <text:s text:c="2"/>--&gt; TIME: 2025-05-11 13:39:07 -- STEP: 339/630 -- GLOBAL_STEP: 859700[0m</text:p>
      <text:p text:style-name="P3"><text:s text:c="5"/><text:span text:style-name="T1">| &gt; loss_disc: 2.6483545303344727 <text:s/>(2.629893591973635)</text:span></text:p>
      <text:p text:style-name="P3"><text:s text:c="5"/><text:span text:style-name="T1">| &gt; loss_disc_real_0: 0.17340677976608276 <text:s/>(0.18316886989416267)</text:span></text:p>
      <text:p text:style-name="P3"><text:s text:c="5"/><text:span text:style-name="T1">| &gt; loss_disc_real_1: 0.211480051279068 <text:s/>(0.2146190866871921)</text:span></text:p>
      <text:p text:style-name="P3"><text:s text:c="5"/><text:span text:style-name="T1">| &gt; loss_disc_real_2: 0.23145215213298798 <text:s/>(0.23191485775958823)</text:span></text:p>
      <text:p text:style-name="P3"><text:s text:c="5"/><text:span text:style-name="T1">| &gt; loss_disc_real_3: 0.23358160257339478 <text:s/>(0.2308391353725332)</text:span></text:p>
      <text:p text:style-name="P3"><text:soft-page-break/><text:s text:c="5"/><text:span text:style-name="T1">| &gt; loss_disc_real_4: 0.27108141779899597 <text:s/>(0.24072881478123961)</text:span></text:p>
      <text:p text:style-name="P3"><text:s text:c="5"/><text:span text:style-name="T1">| &gt; loss_disc_real_5: 0.23648680746555328 <text:s/>(0.23259425668765663)</text:span></text:p>
      <text:p text:style-name="P3"><text:s text:c="5"/><text:span text:style-name="T1">| &gt; loss_0: 2.6483545303344727 <text:s/>(2.629893591973635)</text:span></text:p>
      <text:p text:style-name="P3"><text:s text:c="5"/><text:span text:style-name="T1">| &gt; grad_norm_0: tensor(28.5347, device='cuda:0') <text:s/>(tensor(15.9513, device='cuda:0'))</text:span></text:p>
      <text:p text:style-name="P3"><text:s text:c="5"/><text:span text:style-name="T1">| &gt; loss_gen: 2.1173722743988037 <text:s/>(2.1493855936337396)</text:span></text:p>
      <text:p text:style-name="P3"><text:s text:c="5"/><text:span text:style-name="T1">| &gt; loss_kl: 1.7398107051849365 <text:s/>(1.634402952363005)</text:span></text:p>
      <text:p text:style-name="P3"><text:s text:c="5"/><text:span text:style-name="T1">| &gt; loss_feat: 6.1375732421875 <text:s/>(6.7937020763183416)</text:span></text:p>
      <text:p text:style-name="P3"><text:s text:c="5"/><text:span text:style-name="T1">| &gt; loss_mel: 15.311357498168945 <text:s/>(15.616285163744362)</text:span></text:p>
      <text:p text:style-name="P3"><text:s text:c="5"/><text:span text:style-name="T1">| &gt; loss_duration: 1.4291961193084717 <text:s/>(1.410515318929622)</text:span></text:p>
      <text:p text:style-name="P3"><text:s text:c="5"/><text:span text:style-name="T1">| &gt; amp_scaler: 256.0 <text:s/>(256.0)</text:span></text:p>
      <text:p text:style-name="P3"><text:s text:c="5"/><text:span text:style-name="T1">| &gt; loss_1: 26.735309600830078 <text:s/>(27.604291195714726)</text:span></text:p>
      <text:p text:style-name="P3"><text:s text:c="5"/><text:span text:style-name="T1">| &gt; grad_norm_1: tensor(141.9614, device='cuda:0') <text:s/>(tensor(176.6154, device='cuda:0'))</text:span></text:p>
      <text:p text:style-name="P3"><text:s text:c="5"/><text:span text:style-name="T1">| &gt; current_lr_0: 0.00019945072127379438 </text:span></text:p>
      <text:p text:style-name="P3"><text:s text:c="5"/><text:span text:style-name="T1">| &gt; current_lr_1: 0.00019945072127379438 </text:span></text:p>
      <text:p text:style-name="P3"><text:s text:c="5"/><text:span text:style-name="T1">| &gt; step_time: 0.6909 <text:s/>(0.5893112143232406)</text:span></text:p>
      <text:p text:style-name="P3"><text:s text:c="5"/><text:span text:style-name="T1">| &gt; loader_time: 0.0081 <text:s/>(0.006751822862653256)</text:span></text:p>
      <text:p text:style-name="P5"/>
      <text:p text:style-name="P5"/>
      <text:p text:style-name="P1">[1m <text:s text:c="2"/>--&gt; TIME: 2025-05-11 13:40:21 -- STEP: 439/630 -- GLOBAL_STEP: 859800[0m</text:p>
      <text:p text:style-name="P3"><text:s text:c="5"/><text:span text:style-name="T1">| &gt; loss_disc: 2.531099796295166 <text:s/>(2.6255777104840474)</text:span></text:p>
      <text:p text:style-name="P3"><text:s text:c="5"/><text:span text:style-name="T1">| &gt; loss_disc_real_0: 0.19251778721809387 <text:s/>(0.1829022294873528)</text:span></text:p>
      <text:p text:style-name="P3"><text:s text:c="5"/><text:span text:style-name="T1">| &gt; loss_disc_real_1: 0.2338448017835617 <text:s/>(0.21468179148530633)</text:span></text:p>
      <text:p text:style-name="P3"><text:s text:c="5"/><text:span text:style-name="T1">| &gt; loss_disc_real_2: 0.22041305899620056 <text:s/>(0.23102054115308446)</text:span></text:p>
      <text:p text:style-name="P3"><text:s text:c="5"/><text:span text:style-name="T1">| &gt; loss_disc_real_3: 0.25257667899131775 <text:s/>(0.2309476685347481)</text:span></text:p>
      <text:p text:style-name="P3"><text:s text:c="5"/><text:span text:style-name="T1">| &gt; loss_disc_real_4: 0.28879839181900024 <text:s/>(0.24035144928240287)</text:span></text:p>
      <text:p text:style-name="P3"><text:s text:c="5"/><text:span text:style-name="T1">| &gt; loss_disc_real_5: 0.18719981610774994 <text:s/>(0.2312383370003016)</text:span></text:p>
      <text:p text:style-name="P3"><text:s text:c="5"/><text:span text:style-name="T1">| &gt; loss_0: 2.531099796295166 <text:s/>(2.6255777104840474)</text:span></text:p>
      <text:p text:style-name="P3"><text:s text:c="5"/><text:span text:style-name="T1">| &gt; grad_norm_0: tensor(9.7093, device='cuda:0') <text:s/>(tensor(17.3716, device='cuda:0'))</text:span></text:p>
      <text:p text:style-name="P3"><text:s text:c="5"/><text:span text:style-name="T1">| &gt; loss_gen: 2.1018285751342773 <text:s/>(2.1568041225229173)</text:span></text:p>
      <text:p text:style-name="P3"><text:s text:c="5"/><text:span text:style-name="T1">| &gt; loss_kl: 1.7215607166290283 <text:s/>(1.6286941025414603)</text:span></text:p>
      <text:p text:style-name="P3"><text:s text:c="5"/><text:span text:style-name="T1">| &gt; loss_feat: 5.789913177490234 <text:s/>(6.782357561289586)</text:span></text:p>
      <text:p text:style-name="P3"><text:s text:c="5"/><text:span text:style-name="T1">| &gt; loss_mel: 15.268047332763672 <text:s/>(15.661773403576133)</text:span></text:p>
      <text:p text:style-name="P3"><text:s text:c="5"/><text:span text:style-name="T1">| &gt; loss_duration: 1.488649606704712 <text:s/>(1.4136101898136877)</text:span></text:p>
      <text:p text:style-name="P3"><text:s text:c="5"/><text:span text:style-name="T1">| &gt; amp_scaler: 256.0 <text:s/>(256.0)</text:span></text:p>
      <text:p text:style-name="P3"><text:s text:c="5"/><text:span text:style-name="T1">| &gt; loss_1: 26.3700008392334 <text:s/>(27.643239475328453)</text:span></text:p>
      <text:p text:style-name="P3"><text:s text:c="5"/><text:span text:style-name="T1">| &gt; grad_norm_1: tensor(238.5600, device='cuda:0') <text:s/>(tensor(203.4897, device='cuda:0'))</text:span></text:p>
      <text:p text:style-name="P3"><text:s text:c="5"/><text:span text:style-name="T1">| &gt; current_lr_0: 0.00019945072127379438 </text:span></text:p>
      <text:p text:style-name="P3"><text:s text:c="5"/><text:span text:style-name="T1">| &gt; current_lr_1: 0.00019945072127379438 </text:span></text:p>
      <text:p text:style-name="P3"><text:s text:c="5"/><text:span text:style-name="T1">| &gt; step_time: 0.7698 <text:s/>(0.6201605438371453)</text:span></text:p>
      <text:p text:style-name="P3"><text:s text:c="5"/><text:span text:style-name="T1">| &gt; loader_time: 0.0091 <text:s/>(0.007271920901496211)</text:span></text:p>
      <text:p text:style-name="P5"/>
      <text:p text:style-name="P5"/>
      <text:p text:style-name="P1">[1m <text:s text:c="2"/>--&gt; TIME: 2025-05-11 13:41:45 -- STEP: 539/630 -- GLOBAL_STEP: 859900[0m</text:p>
      <text:p text:style-name="P3"><text:s text:c="5"/><text:span text:style-name="T1">| &gt; loss_disc: 2.713916301727295 <text:s/>(2.626847188415245)</text:span></text:p>
      <text:p text:style-name="P3"><text:s text:c="5"/><text:span text:style-name="T1">| &gt; loss_disc_real_0: 0.12719489634037018 <text:s/>(0.18342442915589993)</text:span></text:p>
      <text:p text:style-name="P3"><text:s text:c="5"/><text:span text:style-name="T1">| &gt; loss_disc_real_1: 0.19299256801605225 <text:s/>(0.21479701202411156)</text:span></text:p>
      <text:p text:style-name="P3"><text:s text:c="5"/><text:span text:style-name="T1">| &gt; loss_disc_real_2: 0.1963181495666504 <text:s/>(0.22952005441312667)</text:span></text:p>
      <text:p text:style-name="P3"><text:s text:c="5"/><text:span text:style-name="T1">| &gt; loss_disc_real_3: 0.22216568887233734 <text:s/>(0.2310347329818251)</text:span></text:p>
      <text:p text:style-name="P3"><text:s text:c="5"/><text:span text:style-name="T1">| &gt; loss_disc_real_4: 0.21644055843353271 <text:s/>(0.24043132497450417)</text:span></text:p>
      <text:p text:style-name="P3"><text:s text:c="5"/><text:span text:style-name="T1">| &gt; loss_disc_real_5: 0.20568615198135376 <text:s/>(0.23191098100289786)</text:span></text:p>
      <text:p text:style-name="P3"><text:s text:c="5"/><text:span text:style-name="T1">| &gt; loss_0: 2.713916301727295 <text:s/>(2.626847188415245)</text:span></text:p>
      <text:p text:style-name="P3"><text:s text:c="5"/><text:span text:style-name="T1">| &gt; grad_norm_0: tensor(12.2576, device='cuda:0') <text:s/>(tensor(17.7722, device='cuda:0'))</text:span></text:p>
      <text:p text:style-name="P3"><text:s text:c="5"/><text:span text:style-name="T1">| &gt; loss_gen: 2.0621373653411865 <text:s/>(2.157672299746019)</text:span></text:p>
      <text:p text:style-name="P3"><text:s text:c="5"/><text:span text:style-name="T1">| &gt; loss_kl: 1.5871576070785522 <text:s/>(1.632478267230881)</text:span></text:p>
      <text:p text:style-name="P3"><text:s text:c="5"/><text:span text:style-name="T1">| &gt; loss_feat: 6.511427879333496 <text:s/>(6.745977422965479)</text:span></text:p>
      <text:p text:style-name="P3"><text:s text:c="5"/><text:span text:style-name="T1">| &gt; loss_mel: 15.549922943115234 <text:s/>(15.657187419388865)</text:span></text:p>
      <text:p text:style-name="P3"><text:s text:c="5"/><text:span text:style-name="T1">| &gt; loss_duration: 1.4948797225952148 <text:s/>(1.424711672627196)</text:span></text:p>
      <text:p text:style-name="P3"><text:s text:c="5"/><text:span text:style-name="T1">| &gt; amp_scaler: 256.0 <text:s/>(256.0)</text:span></text:p>
      <text:p text:style-name="P3"><text:s text:c="5"/><text:span text:style-name="T1">| &gt; loss_1: 27.205524444580078 <text:s/>(27.618027136807978)</text:span></text:p>
      <text:p text:style-name="P3"><text:soft-page-break/><text:s text:c="5"/><text:span text:style-name="T1">| &gt; grad_norm_1: tensor(171.8367, device='cuda:0') <text:s/>(tensor(204.8902, device='cuda:0'))</text:span></text:p>
      <text:p text:style-name="P3"><text:s text:c="5"/><text:span text:style-name="T1">| &gt; current_lr_0: 0.00019945072127379438 </text:span></text:p>
      <text:p text:style-name="P3"><text:s text:c="5"/><text:span text:style-name="T1">| &gt; current_lr_1: 0.00019945072127379438 </text:span></text:p>
      <text:p text:style-name="P3"><text:s text:c="5"/><text:span text:style-name="T1">| &gt; step_time: 0.8532 <text:s/>(0.6572101430238287)</text:span></text:p>
      <text:p text:style-name="P3"><text:s text:c="5"/><text:span text:style-name="T1">| &gt; loader_time: 0.0114 <text:s/>(0.007832728423081435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287587642669678 [0m(-0.00014485915501912406)</text:span></text:p>
      <text:p text:style-name="P3"><text:s text:c="5"/><text:span text:style-name="T1">| &gt; avg_loss_disc:[92m 2.590180218219757 [0m(-0.04388417800267552)</text:span></text:p>
      <text:p text:style-name="P3"><text:s text:c="5"/><text:span text:style-name="T1">| &gt; avg_loss_disc_real_0:[91m 0.193834708382686 [0m(+0.010322723537683487)</text:span></text:p>
      <text:p text:style-name="P3"><text:s text:c="5"/><text:span text:style-name="T1">| &gt; avg_loss_disc_real_1:[92m 0.1946656567354997 [0m(-0.024716847886641802)</text:span></text:p>
      <text:p text:style-name="P3"><text:s text:c="5"/><text:span text:style-name="T1">| &gt; avg_loss_disc_real_2:[92m 0.19825167705615362 [0m(-0.024174471696217836)</text:span></text:p>
      <text:p text:style-name="P3"><text:s text:c="5"/><text:span text:style-name="T1">| &gt; avg_loss_disc_real_3:[91m 0.22006449227531752 [0m(+0.0033796566228072034)</text:span></text:p>
      <text:p text:style-name="P3"><text:s text:c="5"/><text:span text:style-name="T1">| &gt; avg_loss_disc_real_4:[91m 0.24554795399308202 [0m(+0.013027179986238452)</text:span></text:p>
      <text:p text:style-name="P3"><text:s text:c="5"/><text:span text:style-name="T1">| &gt; avg_loss_disc_real_5:[92m 0.20057604586084685 [0m(-0.04261977598071098)</text:span></text:p>
      <text:p text:style-name="P3"><text:s text:c="5"/><text:span text:style-name="T1">| &gt; avg_loss_0:[92m 2.590180218219757 [0m(-0.04388417800267552)</text:span></text:p>
      <text:p text:style-name="P3"><text:s text:c="5"/><text:span text:style-name="T1">| &gt; avg_loss_gen:[92m 1.9990474383036296 [0m(-0.01604544123013807)</text:span></text:p>
      <text:p text:style-name="P3"><text:s text:c="5"/><text:span text:style-name="T1">| &gt; avg_loss_kl:[91m 1.783071627219518 [0m(+0.0883120993773141)</text:span></text:p>
      <text:p text:style-name="P3"><text:s text:c="5"/><text:span text:style-name="T1">| &gt; avg_loss_feat:[92m 6.504916350046794 [0m(-0.11723935604095459)</text:span></text:p>
      <text:p text:style-name="P3"><text:s text:c="5"/><text:span text:style-name="T1">| &gt; avg_loss_mel:[91m 15.630955855051676 [0m(+0.13331739107767682)</text:span></text:p>
      <text:p text:style-name="P3"><text:s text:c="5"/><text:span text:style-name="T1">| &gt; avg_loss_duration:[91m 1.5191245873769124 [0m(+0.002562930186589485)</text:span></text:p>
      <text:p text:style-name="P3"><text:s text:c="5"/><text:span text:style-name="T1">| &gt; avg_loss_1:[91m 27.437116305033367 [0m(+0.09090852737426758)</text:span></text:p>
      <text:p text:style-name="P5"/>
      <text:p text:style-name="P5"/>
      <text:p text:style-name="P1">[4m[1m &gt; EPOCH: 23/50[0m</text:p>
      <text:p text:style-name="P3"><text:s/><text:span text:style-name="T1">--&gt; /kaggle/working/vits_4_nov-May-11-2025_10+42AM-0000000</text:span></text:p>
      <text:p text:style-name="P5"/>
      <text:p text:style-name="P1">[1m &gt; TRAINING (2025-05-11 13:43:28) [0m</text:p>
      <text:p text:style-name="P5"/>
      <text:p text:style-name="P1">[1m <text:s text:c="2"/>--&gt; TIME: 2025-05-11 13:43:33 -- STEP: 9/630 -- GLOBAL_STEP: 860000[0m</text:p>
      <text:p text:style-name="P3"><text:s text:c="5"/><text:span text:style-name="T1">| &gt; loss_disc: 2.4941184520721436 <text:s/>(2.58754465315077)</text:span></text:p>
      <text:p text:style-name="P3"><text:s text:c="5"/><text:span text:style-name="T1">| &gt; loss_disc_real_0: 0.18800002336502075 <text:s/>(0.18561630530489814)</text:span></text:p>
      <text:p text:style-name="P3"><text:s text:c="5"/><text:span text:style-name="T1">| &gt; loss_disc_real_1: 0.3126347064971924 <text:s/>(0.23064990672800276)</text:span></text:p>
      <text:p text:style-name="P3"><text:s text:c="5"/><text:span text:style-name="T1">| &gt; loss_disc_real_2: 0.2689102590084076 <text:s/>(0.23430880738629234)</text:span></text:p>
      <text:p text:style-name="P3"><text:s text:c="5"/><text:span text:style-name="T1">| &gt; loss_disc_real_3: 0.18700677156448364 <text:s/>(0.23080931769476998)</text:span></text:p>
      <text:p text:style-name="P3"><text:s text:c="5"/><text:span text:style-name="T1">| &gt; loss_disc_real_4: 0.18680505454540253 <text:s/>(0.23433550198872885)</text:span></text:p>
      <text:p text:style-name="P3"><text:s text:c="5"/><text:span text:style-name="T1">| &gt; loss_disc_real_5: 0.23642872273921967 <text:s/>(0.21415178808901045)</text:span></text:p>
      <text:p text:style-name="P3"><text:s text:c="5"/><text:span text:style-name="T1">| &gt; loss_0: 2.4941184520721436 <text:s/>(2.58754465315077)</text:span></text:p>
      <text:p text:style-name="P3"><text:s text:c="5"/><text:span text:style-name="T1">| &gt; grad_norm_0: tensor(27.8374, device='cuda:0') <text:s/>(tensor(20.7522, device='cuda:0'))</text:span></text:p>
      <text:p text:style-name="P3"><text:s text:c="5"/><text:span text:style-name="T1">| &gt; loss_gen: 2.5181503295898438 <text:s/>(2.2529103755950928)</text:span></text:p>
      <text:p text:style-name="P3"><text:s text:c="5"/><text:span text:style-name="T1">| &gt; loss_kl: 1.4619567394256592 <text:s/>(1.641755912039015)</text:span></text:p>
      <text:p text:style-name="P3"><text:s text:c="5"/><text:span text:style-name="T1">| &gt; loss_feat: 8.198882102966309 <text:s/>(7.3674510849846735)</text:span></text:p>
      <text:p text:style-name="P3"><text:s text:c="5"/><text:span text:style-name="T1">| &gt; loss_mel: 16.43912696838379 <text:s/>(15.761554188198513)</text:span></text:p>
      <text:p text:style-name="P3"><text:s text:c="5"/><text:span text:style-name="T1">| &gt; loss_duration: 1.4306663274765015 <text:s/>(1.4455392228232489)</text:span></text:p>
      <text:p text:style-name="P3"><text:s text:c="5"/><text:span text:style-name="T1">| &gt; amp_scaler: 256.0 <text:s/>(256.0)</text:span></text:p>
      <text:p text:style-name="P3"><text:s text:c="5"/><text:span text:style-name="T1">| &gt; loss_1: 30.048782348632812 <text:s/>(28.469210942586262)</text:span></text:p>
      <text:p text:style-name="P3"><text:s text:c="5"/><text:span text:style-name="T1">| &gt; grad_norm_1: tensor(358.9840, device='cuda:0') <text:s/>(tensor(250.5487, device='cuda:0'))</text:span></text:p>
      <text:p text:style-name="P3"><text:s text:c="5"/><text:span text:style-name="T1">| &gt; current_lr_0: 0.00019942578993363514 </text:span></text:p>
      <text:p text:style-name="P3"><text:s text:c="5"/><text:span text:style-name="T1">| &gt; current_lr_1: 0.00019942578993363514 </text:span></text:p>
      <text:p text:style-name="P3"><text:s text:c="5"/><text:span text:style-name="T1">| &gt; step_time: 0.5133 <text:s/>(0.5053573184543185)</text:span></text:p>
      <text:p text:style-name="P3"><text:s text:c="5"/><text:span text:style-name="T1">| &gt; loader_time: 0.0045 <text:s/>(0.004535701539781358)</text:span></text:p>
      <text:p text:style-name="P5"/>
      <text:p text:style-name="P5"/>
      <text:p text:style-name="P3"><text:soft-page-break/><text:s/><text:span text:style-name="T1">&gt; CHECKPOINT : /kaggle/working/vits_4_nov-May-11-2025_10+42AM-0000000/checkpoint_860000.pth</text:span></text:p>
      <text:p text:style-name="P5"/>
      <text:p text:style-name="P1">[1m <text:s text:c="2"/>--&gt; TIME: 2025-05-11 13:44:30 -- STEP: 109/630 -- GLOBAL_STEP: 860100[0m</text:p>
      <text:p text:style-name="P3"><text:s text:c="5"/><text:span text:style-name="T1">| &gt; loss_disc: 2.6459803581237793 <text:s/>(2.626350866545231)</text:span></text:p>
      <text:p text:style-name="P3"><text:s text:c="5"/><text:span text:style-name="T1">| &gt; loss_disc_real_0: 0.10492507368326187 <text:s/>(0.18162876524783056)</text:span></text:p>
      <text:p text:style-name="P3"><text:s text:c="5"/><text:span text:style-name="T1">| &gt; loss_disc_real_1: 0.24354617297649384 <text:s/>(0.21918125238713868)</text:span></text:p>
      <text:p text:style-name="P3"><text:s text:c="5"/><text:span text:style-name="T1">| &gt; loss_disc_real_2: 0.2035449594259262 <text:s/>(0.234273222334888)</text:span></text:p>
      <text:p text:style-name="P3"><text:s text:c="5"/><text:span text:style-name="T1">| &gt; loss_disc_real_3: 0.24216262996196747 <text:s/>(0.23119853929095313)</text:span></text:p>
      <text:p text:style-name="P3"><text:s text:c="5"/><text:span text:style-name="T1">| &gt; loss_disc_real_4: 0.2175065279006958 <text:s/>(0.242183132866107)</text:span></text:p>
      <text:p text:style-name="P3"><text:s text:c="5"/><text:span text:style-name="T1">| &gt; loss_disc_real_5: 0.1972256451845169 <text:s/>(0.2186396417951365)</text:span></text:p>
      <text:p text:style-name="P3"><text:s text:c="5"/><text:span text:style-name="T1">| &gt; loss_0: 2.6459803581237793 <text:s/>(2.626350866545231)</text:span></text:p>
      <text:p text:style-name="P3"><text:s text:c="5"/><text:span text:style-name="T1">| &gt; grad_norm_0: tensor(31.7177, device='cuda:0') <text:s/>(tensor(26.2551, device='cuda:0'))</text:span></text:p>
      <text:p text:style-name="P3"><text:s text:c="5"/><text:span text:style-name="T1">| &gt; loss_gen: 1.87661612033844 <text:s/>(2.22298709952503)</text:span></text:p>
      <text:p text:style-name="P3"><text:s text:c="5"/><text:span text:style-name="T1">| &gt; loss_kl: 1.6918436288833618 <text:s/>(1.6417501880488266)</text:span></text:p>
      <text:p text:style-name="P3"><text:s text:c="5"/><text:span text:style-name="T1">| &gt; loss_feat: 7.225812911987305 <text:s/>(6.9338408172677415)</text:span></text:p>
      <text:p text:style-name="P3"><text:s text:c="5"/><text:span text:style-name="T1">| &gt; loss_mel: 14.634613990783691 <text:s/>(15.741136130936649)</text:span></text:p>
      <text:p text:style-name="P3"><text:s text:c="5"/><text:span text:style-name="T1">| &gt; loss_duration: 1.4836633205413818 <text:s/>(1.4310778510679893)</text:span></text:p>
      <text:p text:style-name="P3"><text:s text:c="5"/><text:span text:style-name="T1">| &gt; amp_scaler: 128.0 <text:s/>(157.3577981651377)</text:span></text:p>
      <text:p text:style-name="P3"><text:s text:c="5"/><text:span text:style-name="T1">| &gt; loss_1: 26.91254997253418 <text:s/>(27.970792245427404)</text:span></text:p>
      <text:p text:style-name="P3"><text:s text:c="5"/><text:span text:style-name="T1">| &gt; grad_norm_1: tensor(283.9101, device='cuda:0') <text:s/>(tensor(336.3740, device='cuda:0'))</text:span></text:p>
      <text:p text:style-name="P3"><text:s text:c="5"/><text:span text:style-name="T1">| &gt; current_lr_0: 0.00019942578993363514 </text:span></text:p>
      <text:p text:style-name="P3"><text:s text:c="5"/><text:span text:style-name="T1">| &gt; current_lr_1: 0.00019942578993363514 </text:span></text:p>
      <text:p text:style-name="P3"><text:s text:c="5"/><text:span text:style-name="T1">| &gt; step_time: 0.5277 <text:s/>(0.5282016872266013)</text:span></text:p>
      <text:p text:style-name="P3"><text:s text:c="5"/><text:span text:style-name="T1">| &gt; loader_time: 0.0056 <text:s/>(0.005324610876380851)</text:span></text:p>
      <text:p text:style-name="P5"/>
      <text:p text:style-name="P5"/>
      <text:p text:style-name="P1">[1m <text:s text:c="2"/>--&gt; TIME: 2025-05-11 13:45:29 -- STEP: 209/630 -- GLOBAL_STEP: 860200[0m</text:p>
      <text:p text:style-name="P3"><text:s text:c="5"/><text:span text:style-name="T1">| &gt; loss_disc: 2.606325149536133 <text:s/>(2.6172722538122155)</text:span></text:p>
      <text:p text:style-name="P3"><text:s text:c="5"/><text:span text:style-name="T1">| &gt; loss_disc_real_0: 0.3153298497200012 <text:s/>(0.18114626493180186)</text:span></text:p>
      <text:p text:style-name="P3"><text:s text:c="5"/><text:span text:style-name="T1">| &gt; loss_disc_real_1: 0.1945534348487854 <text:s/>(0.2171462152919701)</text:span></text:p>
      <text:p text:style-name="P3"><text:s text:c="5"/><text:span text:style-name="T1">| &gt; loss_disc_real_2: 0.18681426346302032 <text:s/>(0.23037714685834765)</text:span></text:p>
      <text:p text:style-name="P3"><text:s text:c="5"/><text:span text:style-name="T1">| &gt; loss_disc_real_3: 0.22743138670921326 <text:s/>(0.23134375809197222)</text:span></text:p>
      <text:p text:style-name="P3"><text:s text:c="5"/><text:span text:style-name="T1">| &gt; loss_disc_real_4: 0.24095000326633453 <text:s/>(0.2416817684920781)</text:span></text:p>
      <text:p text:style-name="P3"><text:s text:c="5"/><text:span text:style-name="T1">| &gt; loss_disc_real_5: 0.2262764573097229 <text:s/>(0.22330419159534445)</text:span></text:p>
      <text:p text:style-name="P3"><text:s text:c="5"/><text:span text:style-name="T1">| &gt; loss_0: 2.606325149536133 <text:s/>(2.6172722538122155)</text:span></text:p>
      <text:p text:style-name="P3"><text:s text:c="5"/><text:span text:style-name="T1">| &gt; grad_norm_0: tensor(12.0983, device='cuda:0') <text:s/>(tensor(24.0814, device='cuda:0'))</text:span></text:p>
      <text:p text:style-name="P3"><text:s text:c="5"/><text:span text:style-name="T1">| &gt; loss_gen: 2.1900768280029297 <text:s/>(2.204168849014208)</text:span></text:p>
      <text:p text:style-name="P3"><text:s text:c="5"/><text:span text:style-name="T1">| &gt; loss_kl: 1.7168344259262085 <text:s/>(1.6356323535362505)</text:span></text:p>
      <text:p text:style-name="P3"><text:s text:c="5"/><text:span text:style-name="T1">| &gt; loss_feat: 6.703648567199707 <text:s/>(6.896150634619608)</text:span></text:p>
      <text:p text:style-name="P3"><text:s text:c="5"/><text:span text:style-name="T1">| &gt; loss_mel: 16.15244483947754 <text:s/>(15.665182241412442)</text:span></text:p>
      <text:p text:style-name="P3"><text:s text:c="5"/><text:span text:style-name="T1">| &gt; loss_duration: 1.457655429840088 <text:s/>(1.3823256829138573)</text:span></text:p>
      <text:p text:style-name="P3"><text:s text:c="5"/><text:span text:style-name="T1">| &gt; amp_scaler: 128.0 <text:s/>(143.31100478468903)</text:span></text:p>
      <text:p text:style-name="P3"><text:s text:c="5"/><text:span text:style-name="T1">| &gt; loss_1: 28.220659255981445 <text:s/>(27.783459905231968)</text:span></text:p>
      <text:p text:style-name="P3"><text:s text:c="5"/><text:span text:style-name="T1">| &gt; grad_norm_1: tensor(286.9550, device='cuda:0') <text:s/>(tensor(312.2750, device='cuda:0'))</text:span></text:p>
      <text:p text:style-name="P3"><text:s text:c="5"/><text:span text:style-name="T1">| &gt; current_lr_0: 0.00019942578993363514 </text:span></text:p>
      <text:p text:style-name="P3"><text:s text:c="5"/><text:span text:style-name="T1">| &gt; current_lr_1: 0.00019942578993363514 </text:span></text:p>
      <text:p text:style-name="P3"><text:s text:c="5"/><text:span text:style-name="T1">| &gt; step_time: 0.6168 <text:s/>(0.5522722285330007)</text:span></text:p>
      <text:p text:style-name="P3"><text:s text:c="5"/><text:span text:style-name="T1">| &gt; loader_time: 0.0069 <text:s/>(0.005873077794125203)</text:span></text:p>
      <text:p text:style-name="P5"/>
      <text:p text:style-name="P5"/>
      <text:p text:style-name="P1">[1m <text:s text:c="2"/>--&gt; TIME: 2025-05-11 13:46:32 -- STEP: 309/630 -- GLOBAL_STEP: 860300[0m</text:p>
      <text:p text:style-name="P3"><text:s text:c="5"/><text:span text:style-name="T1">| &gt; loss_disc: 2.6503374576568604 <text:s/>(2.631094317605967)</text:span></text:p>
      <text:p text:style-name="P3"><text:s text:c="5"/><text:span text:style-name="T1">| &gt; loss_disc_real_0: 0.21368782222270966 <text:s/>(0.18380027722482925)</text:span></text:p>
      <text:p text:style-name="P3"><text:s text:c="5"/><text:span text:style-name="T1">| &gt; loss_disc_real_1: 0.21157759428024292 <text:s/>(0.2181913589630698)</text:span></text:p>
      <text:p text:style-name="P3"><text:s text:c="5"/><text:span text:style-name="T1">| &gt; loss_disc_real_2: 0.1945553570985794 <text:s/>(0.23010848096080577)</text:span></text:p>
      <text:p text:style-name="P3"><text:s text:c="5"/><text:span text:style-name="T1">| &gt; loss_disc_real_3: 0.2194836586713791 <text:s/>(0.23135678315818503)</text:span></text:p>
      <text:p text:style-name="P3"><text:s text:c="5"/><text:span text:style-name="T1">| &gt; loss_disc_real_4: 0.2318134605884552 <text:s/>(0.24161329875100393)</text:span></text:p>
      <text:p text:style-name="P3"><text:s text:c="5"/><text:span text:style-name="T1">| &gt; loss_disc_real_5: 0.24249069392681122 <text:s/>(0.2277097302974235)</text:span></text:p>
      <text:p text:style-name="P3"><text:s text:c="5"/><text:span text:style-name="T1">| &gt; loss_0: 2.6503374576568604 <text:s/>(2.631094317605967)</text:span></text:p>
      <text:p text:style-name="P3"><text:soft-page-break/><text:s text:c="5"/><text:span text:style-name="T1">| &gt; grad_norm_0: tensor(10.9091, device='cuda:0') <text:s/>(tensor(23.0760, device='cuda:0'))</text:span></text:p>
      <text:p text:style-name="P3"><text:s text:c="5"/><text:span text:style-name="T1">| &gt; loss_gen: 2.04628586769104 <text:s/>(2.1806484476262313)</text:span></text:p>
      <text:p text:style-name="P3"><text:s text:c="5"/><text:span text:style-name="T1">| &gt; loss_kl: 1.7762643098831177 <text:s/>(1.6305139323268516)</text:span></text:p>
      <text:p text:style-name="P3"><text:s text:c="5"/><text:span text:style-name="T1">| &gt; loss_feat: 7.180121898651123 <text:s/>(6.807405531985087)</text:span></text:p>
      <text:p text:style-name="P3"><text:s text:c="5"/><text:span text:style-name="T1">| &gt; loss_mel: 15.86510181427002 <text:s/>(15.640578393411483)</text:span></text:p>
      <text:p text:style-name="P3"><text:s text:c="5"/><text:span text:style-name="T1">| &gt; loss_duration: 1.4427157640457153 <text:s/>(1.408805833279507)</text:span></text:p>
      <text:p text:style-name="P3"><text:s text:c="5"/><text:span text:style-name="T1">| &gt; amp_scaler: 128.0 <text:s/>(138.35598705501613)</text:span></text:p>
      <text:p text:style-name="P3"><text:s text:c="5"/><text:span text:style-name="T1">| &gt; loss_1: 28.310489654541016 <text:s/>(27.66795223199048)</text:span></text:p>
      <text:p text:style-name="P3"><text:s text:c="5"/><text:span text:style-name="T1">| &gt; grad_norm_1: tensor(64.5333, device='cuda:0') <text:s/>(tensor(286.5744, device='cuda:0'))</text:span></text:p>
      <text:p text:style-name="P3"><text:s text:c="5"/><text:span text:style-name="T1">| &gt; current_lr_0: 0.00019942578993363514 </text:span></text:p>
      <text:p text:style-name="P3"><text:s text:c="5"/><text:span text:style-name="T1">| &gt; current_lr_1: 0.00019942578993363514 </text:span></text:p>
      <text:p text:style-name="P3"><text:s text:c="5"/><text:span text:style-name="T1">| &gt; step_time: 0.6351 <text:s/>(0.571620435776448)</text:span></text:p>
      <text:p text:style-name="P3"><text:s text:c="5"/><text:span text:style-name="T1">| &gt; loader_time: 0.0081 <text:s/>(0.006446099204152918)</text:span></text:p>
      <text:p text:style-name="P5"/>
      <text:p text:style-name="P5"/>
      <text:p text:style-name="P1">[1m <text:s text:c="2"/>--&gt; TIME: 2025-05-11 13:47:41 -- STEP: 409/630 -- GLOBAL_STEP: 860400[0m</text:p>
      <text:p text:style-name="P3"><text:s text:c="5"/><text:span text:style-name="T1">| &gt; loss_disc: 2.7883758544921875 <text:s/>(2.633815458176481)</text:span></text:p>
      <text:p text:style-name="P3"><text:s text:c="5"/><text:span text:style-name="T1">| &gt; loss_disc_real_0: 0.3045840263366699 <text:s/>(0.18428818418810594)</text:span></text:p>
      <text:p text:style-name="P3"><text:s text:c="5"/><text:span text:style-name="T1">| &gt; loss_disc_real_1: 0.19318094849586487 <text:s/>(0.2177211060609969)</text:span></text:p>
      <text:p text:style-name="P3"><text:s text:c="5"/><text:span text:style-name="T1">| &gt; loss_disc_real_2: 0.23369200527668 <text:s/>(0.22960871846066708)</text:span></text:p>
      <text:p text:style-name="P3"><text:s text:c="5"/><text:span text:style-name="T1">| &gt; loss_disc_real_3: 0.2563939392566681 <text:s/>(0.23162630721380192)</text:span></text:p>
      <text:p text:style-name="P3"><text:s text:c="5"/><text:span text:style-name="T1">| &gt; loss_disc_real_4: 0.2648055851459503 <text:s/>(0.24196382843340522)</text:span></text:p>
      <text:p text:style-name="P3"><text:s text:c="5"/><text:span text:style-name="T1">| &gt; loss_disc_real_5: 0.2808797359466553 <text:s/>(0.2304625723392573)</text:span></text:p>
      <text:p text:style-name="P3"><text:s text:c="5"/><text:span text:style-name="T1">| &gt; loss_0: 2.7883758544921875 <text:s/>(2.633815458176481)</text:span></text:p>
      <text:p text:style-name="P3"><text:s text:c="5"/><text:span text:style-name="T1">| &gt; grad_norm_0: tensor(11.1827, device='cuda:0') <text:s/>(tensor(20.3391, device='cuda:0'))</text:span></text:p>
      <text:p text:style-name="P3"><text:s text:c="5"/><text:span text:style-name="T1">| &gt; loss_gen: 2.3193776607513428 <text:s/>(2.1690257102761152)</text:span></text:p>
      <text:p text:style-name="P3"><text:s text:c="5"/><text:span text:style-name="T1">| &gt; loss_kl: 1.645939826965332 <text:s/>(1.6339305286594017)</text:span></text:p>
      <text:p text:style-name="P3"><text:s text:c="5"/><text:span text:style-name="T1">| &gt; loss_feat: 6.492649078369141 <text:s/>(6.763818227865875)</text:span></text:p>
      <text:p text:style-name="P3"><text:s text:c="5"/><text:span text:style-name="T1">| &gt; loss_mel: 16.263036727905273 <text:s/>(15.638617028234057)</text:span></text:p>
      <text:p text:style-name="P3"><text:s text:c="5"/><text:span text:style-name="T1">| &gt; loss_duration: 1.46615731716156 <text:s/>(1.4107592143755956)</text:span></text:p>
      <text:p text:style-name="P3"><text:s text:c="5"/><text:span text:style-name="T1">| &gt; amp_scaler: 128.0 <text:s/>(135.82396088019556)</text:span></text:p>
      <text:p text:style-name="P3"><text:s text:c="5"/><text:span text:style-name="T1">| &gt; loss_1: 28.187162399291992 <text:s/>(27.61615074642713)</text:span></text:p>
      <text:p text:style-name="P3"><text:s text:c="5"/><text:span text:style-name="T1">| &gt; grad_norm_1: tensor(54.5969, device='cuda:0') <text:s/>(tensor(241.3511, device='cuda:0'))</text:span></text:p>
      <text:p text:style-name="P3"><text:s text:c="5"/><text:span text:style-name="T1">| &gt; current_lr_0: 0.00019942578993363514 </text:span></text:p>
      <text:p text:style-name="P3"><text:s text:c="5"/><text:span text:style-name="T1">| &gt; current_lr_1: 0.00019942578993363514 </text:span></text:p>
      <text:p text:style-name="P3"><text:s text:c="5"/><text:span text:style-name="T1">| &gt; step_time: 0.7595 <text:s/>(0.5986022809315429)</text:span></text:p>
      <text:p text:style-name="P3"><text:s text:c="5"/><text:span text:style-name="T1">| &gt; loader_time: 0.0096 <text:s/>(0.007001163324108916)</text:span></text:p>
      <text:p text:style-name="P5"/>
      <text:p text:style-name="P5"/>
      <text:p text:style-name="P1">[1m <text:s text:c="2"/>--&gt; TIME: 2025-05-11 13:49:00 -- STEP: 509/630 -- GLOBAL_STEP: 860500[0m</text:p>
      <text:p text:style-name="P3"><text:s text:c="5"/><text:span text:style-name="T1">| &gt; loss_disc: 2.5597658157348633 <text:s/>(2.6339897701922954)</text:span></text:p>
      <text:p text:style-name="P3"><text:s text:c="5"/><text:span text:style-name="T1">| &gt; loss_disc_real_0: 0.1721695363521576 <text:s/>(0.18389157770834644)</text:span></text:p>
      <text:p text:style-name="P3"><text:s text:c="5"/><text:span text:style-name="T1">| &gt; loss_disc_real_1: 0.18407042324543 <text:s/>(0.21782967072046108)</text:span></text:p>
      <text:p text:style-name="P3"><text:s text:c="5"/><text:span text:style-name="T1">| &gt; loss_disc_real_2: 0.21529482305049896 <text:s/>(0.2297225158463995)</text:span></text:p>
      <text:p text:style-name="P3"><text:s text:c="5"/><text:span text:style-name="T1">| &gt; loss_disc_real_3: 0.18718034029006958 <text:s/>(0.23200259095676287)</text:span></text:p>
      <text:p text:style-name="P3"><text:s text:c="5"/><text:span text:style-name="T1">| &gt; loss_disc_real_4: 0.2335057258605957 <text:s/>(0.24186802592516413)</text:span></text:p>
      <text:p text:style-name="P3"><text:s text:c="5"/><text:span text:style-name="T1">| &gt; loss_disc_real_5: 0.25443339347839355 <text:s/>(0.23077546404070845)</text:span></text:p>
      <text:p text:style-name="P3"><text:s text:c="5"/><text:span text:style-name="T1">| &gt; loss_0: 2.5597658157348633 <text:s/>(2.6339897701922954)</text:span></text:p>
      <text:p text:style-name="P3"><text:s text:c="5"/><text:span text:style-name="T1">| &gt; grad_norm_0: tensor(18.1319, device='cuda:0') <text:s/>(tensor(20.4795, device='cuda:0'))</text:span></text:p>
      <text:p text:style-name="P3"><text:s text:c="5"/><text:span text:style-name="T1">| &gt; loss_gen: 2.11108136177063 <text:s/>(2.170431180646708)</text:span></text:p>
      <text:p text:style-name="P3"><text:s text:c="5"/><text:span text:style-name="T1">| &gt; loss_kl: 1.5345308780670166 <text:s/>(1.63919192985842)</text:span></text:p>
      <text:p text:style-name="P3"><text:s text:c="5"/><text:span text:style-name="T1">| &gt; loss_feat: 5.659721851348877 <text:s/>(6.727065965094125)</text:span></text:p>
      <text:p text:style-name="P3"><text:s text:c="5"/><text:span text:style-name="T1">| &gt; loss_mel: 15.099530220031738 <text:s/>(15.632787157369737)</text:span></text:p>
      <text:p text:style-name="P3"><text:s text:c="5"/><text:span text:style-name="T1">| &gt; loss_duration: 1.4605646133422852 <text:s/>(1.4224859281701043)</text:span></text:p>
      <text:p text:style-name="P3"><text:s text:c="5"/><text:span text:style-name="T1">| &gt; amp_scaler: 128.0 <text:s/>(134.28683693516697)</text:span></text:p>
      <text:p text:style-name="P3"><text:s text:c="5"/><text:span text:style-name="T1">| &gt; loss_1: 25.865428924560547 <text:s/>(27.59196219603533)</text:span></text:p>
      <text:p text:style-name="P3"><text:s text:c="5"/><text:span text:style-name="T1">| &gt; grad_norm_1: tensor(381.5530, device='cuda:0') <text:s/>(tensor(244.1607, device='cuda:0'))</text:span></text:p>
      <text:p text:style-name="P3"><text:s text:c="5"/><text:span text:style-name="T1">| &gt; current_lr_0: 0.00019942578993363514 </text:span></text:p>
      <text:p text:style-name="P3"><text:soft-page-break/><text:s text:c="5"/><text:span text:style-name="T1">| &gt; current_lr_1: 0.00019942578993363514 </text:span></text:p>
      <text:p text:style-name="P3"><text:s text:c="5"/><text:span text:style-name="T1">| &gt; step_time: 0.8746 <text:s/>(0.6323694756550969)</text:span></text:p>
      <text:p text:style-name="P3"><text:s text:c="5"/><text:span text:style-name="T1">| &gt; loader_time: 0.0113 <text:s/>(0.007542787694275262)</text:span></text:p>
      <text:p text:style-name="P5"/>
      <text:p text:style-name="P5"/>
      <text:p text:style-name="P3"><text:s/><text:span text:style-name="T1">&gt; CHECKPOINT : /kaggle/working/vits_4_nov-May-11-2025_10+42AM-0000000/checkpoint_860500.pth</text:span></text:p>
      <text:p text:style-name="P5"/>
      <text:p text:style-name="P1">[1m <text:s text:c="2"/>--&gt; TIME: 2025-05-11 13:50:36 -- STEP: 609/630 -- GLOBAL_STEP: 860600[0m</text:p>
      <text:p text:style-name="P3"><text:s text:c="5"/><text:span text:style-name="T1">| &gt; loss_disc: 2.6429460048675537 <text:s/>(2.6338600082741968)</text:span></text:p>
      <text:p text:style-name="P3"><text:s text:c="5"/><text:span text:style-name="T1">| &gt; loss_disc_real_0: 0.23177215456962585 <text:s/>(0.18443667137466233)</text:span></text:p>
      <text:p text:style-name="P3"><text:s text:c="5"/><text:span text:style-name="T1">| &gt; loss_disc_real_1: 0.21756881475448608 <text:s/>(0.2169175171377428)</text:span></text:p>
      <text:p text:style-name="P3"><text:s text:c="5"/><text:span text:style-name="T1">| &gt; loss_disc_real_2: 0.24015460908412933 <text:s/>(0.22963543105350534)</text:span></text:p>
      <text:p text:style-name="P3"><text:s text:c="5"/><text:span text:style-name="T1">| &gt; loss_disc_real_3: 0.22541356086730957 <text:s/>(0.23223148156660922)</text:span></text:p>
      <text:p text:style-name="P3"><text:s text:c="5"/><text:span text:style-name="T1">| &gt; loss_disc_real_4: 0.28151625394821167 <text:s/>(0.2416834589736215)</text:span></text:p>
      <text:p text:style-name="P3"><text:s text:c="5"/><text:span text:style-name="T1">| &gt; loss_disc_real_5: 0.30491843819618225 <text:s/>(0.2303177374116893)</text:span></text:p>
      <text:p text:style-name="P3"><text:s text:c="5"/><text:span text:style-name="T1">| &gt; loss_0: 2.6429460048675537 <text:s/>(2.6338600082741968)</text:span></text:p>
      <text:p text:style-name="P3"><text:s text:c="5"/><text:span text:style-name="T1">| &gt; grad_norm_0: tensor(25.0148, device='cuda:0') <text:s/>(tensor(20.6192, device='cuda:0'))</text:span></text:p>
      <text:p text:style-name="P3"><text:s text:c="5"/><text:span text:style-name="T1">| &gt; loss_gen: 2.356748580932617 <text:s/>(2.1682669597697783)</text:span></text:p>
      <text:p text:style-name="P3"><text:s text:c="5"/><text:span text:style-name="T1">| &gt; loss_kl: 1.7216522693634033 <text:s/>(1.6375267715093933)</text:span></text:p>
      <text:p text:style-name="P3"><text:s text:c="5"/><text:span text:style-name="T1">| &gt; loss_feat: 5.769259452819824 <text:s/>(6.690162113734652)</text:span></text:p>
      <text:p text:style-name="P3"><text:s text:c="5"/><text:span text:style-name="T1">| &gt; loss_mel: 15.930578231811523 <text:s/>(15.626560295743895)</text:span></text:p>
      <text:p text:style-name="P3"><text:s text:c="5"/><text:span text:style-name="T1">| &gt; loss_duration: 1.497883677482605 <text:s/>(1.4317760594764166)</text:span></text:p>
      <text:p text:style-name="P3"><text:s text:c="5"/><text:span text:style-name="T1">| &gt; amp_scaler: 128.0 <text:s/>(133.25451559934322)</text:span></text:p>
      <text:p text:style-name="P3"><text:s text:c="5"/><text:span text:style-name="T1">| &gt; loss_1: 27.276121139526367 <text:s/>(27.554292259153677)</text:span></text:p>
      <text:p text:style-name="P3"><text:s text:c="5"/><text:span text:style-name="T1">| &gt; grad_norm_1: tensor(103.9923, device='cuda:0') <text:s/>(tensor(247.9420, device='cuda:0'))</text:span></text:p>
      <text:p text:style-name="P3"><text:s text:c="5"/><text:span text:style-name="T1">| &gt; current_lr_0: 0.00019942578993363514 </text:span></text:p>
      <text:p text:style-name="P3"><text:s text:c="5"/><text:span text:style-name="T1">| &gt; current_lr_1: 0.00019942578993363514 </text:span></text:p>
      <text:p text:style-name="P3"><text:s text:c="5"/><text:span text:style-name="T1">| &gt; step_time: 1.085 <text:s/>(0.677806042685297)</text:span></text:p>
      <text:p text:style-name="P3"><text:s text:c="5"/><text:span text:style-name="T1">| &gt; loader_time: 0.0125 <text:s/>(0.008174734554071542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4896700382232667 [0m(-0.00039088726043701085)</text:span></text:p>
      <text:p text:style-name="P3"><text:s text:c="5"/><text:span text:style-name="T1">| &gt; avg_loss_disc:[91m 2.6124110420544944 [0m(+0.02223082383473729)</text:span></text:p>
      <text:p text:style-name="P3"><text:s text:c="5"/><text:span text:style-name="T1">| &gt; avg_loss_disc_real_0:[92m 0.16476476689179737 [0m(-0.029069941490888623)</text:span></text:p>
      <text:p text:style-name="P3"><text:s text:c="5"/><text:span text:style-name="T1">| &gt; avg_loss_disc_real_1:[91m 0.22528221334020296 [0m(+0.03061655660470325)</text:span></text:p>
      <text:p text:style-name="P3"><text:s text:c="5"/><text:span text:style-name="T1">| &gt; avg_loss_disc_real_2:[91m 0.24968787158528963 [0m(+0.051436194529136)</text:span></text:p>
      <text:p text:style-name="P3"><text:s text:c="5"/><text:span text:style-name="T1">| &gt; avg_loss_disc_real_3:[91m 0.2207806296646595 [0m(+0.0007161373893419809)</text:span></text:p>
      <text:p text:style-name="P3"><text:s text:c="5"/><text:span text:style-name="T1">| &gt; avg_loss_disc_real_4:[92m 0.23811514178911844 [0m(-0.007432812203963579)</text:span></text:p>
      <text:p text:style-name="P3"><text:s text:c="5"/><text:span text:style-name="T1">| &gt; avg_loss_disc_real_5:[91m 0.20581825574239096 [0m(+0.005242209881544113)</text:span></text:p>
      <text:p text:style-name="P3"><text:s text:c="5"/><text:span text:style-name="T1">| &gt; avg_loss_0:[91m 2.6124110420544944 [0m(+0.02223082383473729)</text:span></text:p>
      <text:p text:style-name="P3"><text:s text:c="5"/><text:span text:style-name="T1">| &gt; avg_loss_gen:[91m 2.0159494876861572 [0m(+0.016902049382527595)</text:span></text:p>
      <text:p text:style-name="P3"><text:s text:c="5"/><text:span text:style-name="T1">| &gt; avg_loss_kl:[92m 1.7358444134394329 [0m(-0.0472272137800851)</text:span></text:p>
      <text:p text:style-name="P3"><text:s text:c="5"/><text:span text:style-name="T1">| &gt; avg_loss_feat:[91m 6.5226947863896685 [0m(+0.01777843634287457)</text:span></text:p>
      <text:p text:style-name="P3"><text:s text:c="5"/><text:span text:style-name="T1">| &gt; avg_loss_mel:[91m 16.115326245625813 [0m(+0.4843703905741368)</text:span></text:p>
      <text:p text:style-name="P3"><text:s text:c="5"/><text:span text:style-name="T1">| &gt; avg_loss_duration:[91m 1.526380181312561 [0m(+0.007255593935648674)</text:span></text:p>
      <text:p text:style-name="P3"><text:s text:c="5"/><text:span text:style-name="T1">| &gt; avg_loss_1:[91m 27.916195233662922 [0m(+0.4790789286295549)</text:span></text:p>
      <text:p text:style-name="P5"/>
      <text:p text:style-name="P5"/>
      <text:p text:style-name="P1">[4m[1m &gt; EPOCH: 24/50[0m</text:p>
      <text:p text:style-name="P3"><text:s/><text:span text:style-name="T1">--&gt; /kaggle/working/vits_4_nov-May-11-2025_10+42AM-0000000</text:span></text:p>
      <text:p text:style-name="P5"/>
      <text:p text:style-name="P1">[1m &gt; TRAINING (2025-05-11 13:51:11) [0m</text:p>
      <text:p text:style-name="P5"/>
      <text:p text:style-name="P1"><text:soft-page-break/>[1m <text:s text:c="2"/>--&gt; TIME: 2025-05-11 13:51:54 -- STEP: 79/630 -- GLOBAL_STEP: 860700[0m</text:p>
      <text:p text:style-name="P3"><text:s text:c="5"/><text:span text:style-name="T1">| &gt; loss_disc: 2.437889575958252 <text:s/>(2.645232019545157)</text:span></text:p>
      <text:p text:style-name="P3"><text:s text:c="5"/><text:span text:style-name="T1">| &gt; loss_disc_real_0: 0.18576638400554657 <text:s/>(0.1852042176112344)</text:span></text:p>
      <text:p text:style-name="P3"><text:s text:c="5"/><text:span text:style-name="T1">| &gt; loss_disc_real_1: 0.2450682818889618 <text:s/>(0.21941397197638887)</text:span></text:p>
      <text:p text:style-name="P3"><text:s text:c="5"/><text:span text:style-name="T1">| &gt; loss_disc_real_2: 0.2352069914340973 <text:s/>(0.23019636384671247)</text:span></text:p>
      <text:p text:style-name="P3"><text:s text:c="5"/><text:span text:style-name="T1">| &gt; loss_disc_real_3: 0.2207348495721817 <text:s/>(0.2346265889421294)</text:span></text:p>
      <text:p text:style-name="P3"><text:s text:c="5"/><text:span text:style-name="T1">| &gt; loss_disc_real_4: 0.21808277070522308 <text:s/>(0.24134846767292747)</text:span></text:p>
      <text:p text:style-name="P3"><text:s text:c="5"/><text:span text:style-name="T1">| &gt; loss_disc_real_5: 0.2293989211320877 <text:s/>(0.23367448773565172)</text:span></text:p>
      <text:p text:style-name="P3"><text:s text:c="5"/><text:span text:style-name="T1">| &gt; loss_0: 2.437889575958252 <text:s/>(2.645232019545157)</text:span></text:p>
      <text:p text:style-name="P3"><text:s text:c="5"/><text:span text:style-name="T1">| &gt; grad_norm_0: tensor(14.9029, device='cuda:0') <text:s/>(tensor(20.8009, device='cuda:0'))</text:span></text:p>
      <text:p text:style-name="P3"><text:s text:c="5"/><text:span text:style-name="T1">| &gt; loss_gen: 2.3037848472595215 <text:s/>(2.165179815473435)</text:span></text:p>
      <text:p text:style-name="P3"><text:s text:c="5"/><text:span text:style-name="T1">| &gt; loss_kl: 1.5651593208312988 <text:s/>(1.591095355492604)</text:span></text:p>
      <text:p text:style-name="P3"><text:s text:c="5"/><text:span text:style-name="T1">| &gt; loss_feat: 7.1111955642700195 <text:s/>(6.904536778413794)</text:span></text:p>
      <text:p text:style-name="P3"><text:s text:c="5"/><text:span text:style-name="T1">| &gt; loss_mel: 15.59443187713623 <text:s/>(15.79095967208283)</text:span></text:p>
      <text:p text:style-name="P3"><text:s text:c="5"/><text:span text:style-name="T1">| &gt; loss_duration: 1.454492449760437 <text:s/>(1.4488304370566258)</text:span></text:p>
      <text:p text:style-name="P3"><text:s text:c="5"/><text:span text:style-name="T1">| &gt; amp_scaler: 128.0 <text:s/>(128.0)</text:span></text:p>
      <text:p text:style-name="P3"><text:s text:c="5"/><text:span text:style-name="T1">| &gt; loss_1: 28.029064178466797 <text:s/>(27.900602026830747)</text:span></text:p>
      <text:p text:style-name="P3"><text:s text:c="5"/><text:span text:style-name="T1">| &gt; grad_norm_1: tensor(125.6594, device='cuda:0') <text:s/>(tensor(250.9195, device='cuda:0'))</text:span></text:p>
      <text:p text:style-name="P3"><text:s text:c="5"/><text:span text:style-name="T1">| &gt; current_lr_0: 0.00019940086170989343 </text:span></text:p>
      <text:p text:style-name="P3"><text:s text:c="5"/><text:span text:style-name="T1">| &gt; current_lr_1: 0.00019940086170989343 </text:span></text:p>
      <text:p text:style-name="P3"><text:s text:c="5"/><text:span text:style-name="T1">| &gt; step_time: 0.5302 <text:s/>(0.5279512375215941)</text:span></text:p>
      <text:p text:style-name="P3"><text:s text:c="5"/><text:span text:style-name="T1">| &gt; loader_time: 0.0057 <text:s/>(0.005295164977447895)</text:span></text:p>
      <text:p text:style-name="P5"/>
      <text:p text:style-name="P5"/>
      <text:p text:style-name="P1">[1m <text:s text:c="2"/>--&gt; TIME: 2025-05-11 13:52:53 -- STEP: 179/630 -- GLOBAL_STEP: 860800[0m</text:p>
      <text:p text:style-name="P3"><text:s text:c="5"/><text:span text:style-name="T1">| &gt; loss_disc: 2.6738290786743164 <text:s/>(2.646991296853433)</text:span></text:p>
      <text:p text:style-name="P3"><text:s text:c="5"/><text:span text:style-name="T1">| &gt; loss_disc_real_0: 0.1280539631843567 <text:s/>(0.18692313205429953)</text:span></text:p>
      <text:p text:style-name="P3"><text:s text:c="5"/><text:span text:style-name="T1">| &gt; loss_disc_real_1: 0.22556564211845398 <text:s/>(0.21793975085852532)</text:span></text:p>
      <text:p text:style-name="P3"><text:s text:c="5"/><text:span text:style-name="T1">| &gt; loss_disc_real_2: 0.22316254675388336 <text:s/>(0.2289041466802858)</text:span></text:p>
      <text:p text:style-name="P3"><text:s text:c="5"/><text:span text:style-name="T1">| &gt; loss_disc_real_3: 0.24517463147640228 <text:s/>(0.2324765307110781)</text:span></text:p>
      <text:p text:style-name="P3"><text:s text:c="5"/><text:span text:style-name="T1">| &gt; loss_disc_real_4: 0.21786604821681976 <text:s/>(0.24016994071406358)</text:span></text:p>
      <text:p text:style-name="P3"><text:s text:c="5"/><text:span text:style-name="T1">| &gt; loss_disc_real_5: 0.25420424342155457 <text:s/>(0.23573258793886814)</text:span></text:p>
      <text:p text:style-name="P3"><text:s text:c="5"/><text:span text:style-name="T1">| &gt; loss_0: 2.6738290786743164 <text:s/>(2.646991296853433)</text:span></text:p>
      <text:p text:style-name="P3"><text:s text:c="5"/><text:span text:style-name="T1">| &gt; grad_norm_0: tensor(15.1862, device='cuda:0') <text:s/>(tensor(18.6067, device='cuda:0'))</text:span></text:p>
      <text:p text:style-name="P3"><text:s text:c="5"/><text:span text:style-name="T1">| &gt; loss_gen: 2.1207642555236816 <text:s/>(2.1471037378524263)</text:span></text:p>
      <text:p text:style-name="P3"><text:s text:c="5"/><text:span text:style-name="T1">| &gt; loss_kl: 1.7481375932693481 <text:s/>(1.6248617485248842)</text:span></text:p>
      <text:p text:style-name="P3"><text:s text:c="5"/><text:span text:style-name="T1">| &gt; loss_feat: 6.382904529571533 <text:s/>(6.7544222037885415)</text:span></text:p>
      <text:p text:style-name="P3"><text:s text:c="5"/><text:span text:style-name="T1">| &gt; loss_mel: 15.987435340881348 <text:s/>(15.723218385067732)</text:span></text:p>
      <text:p text:style-name="P3"><text:s text:c="5"/><text:span text:style-name="T1">| &gt; loss_duration: 1.4671238660812378 <text:s/>(1.3924270408779547)</text:span></text:p>
      <text:p text:style-name="P3"><text:s text:c="5"/><text:span text:style-name="T1">| &gt; amp_scaler: 128.0 <text:s/>(128.0)</text:span></text:p>
      <text:p text:style-name="P3"><text:s text:c="5"/><text:span text:style-name="T1">| &gt; loss_1: 27.706363677978516 <text:s/>(27.64203306016975)</text:span></text:p>
      <text:p text:style-name="P3"><text:s text:c="5"/><text:span text:style-name="T1">| &gt; grad_norm_1: tensor(182.3555, device='cuda:0') <text:s/>(tensor(221.7081, device='cuda:0'))</text:span></text:p>
      <text:p text:style-name="P3"><text:s text:c="5"/><text:span text:style-name="T1">| &gt; current_lr_0: 0.00019940086170989343 </text:span></text:p>
      <text:p text:style-name="P3"><text:s text:c="5"/><text:span text:style-name="T1">| &gt; current_lr_1: 0.00019940086170989343 </text:span></text:p>
      <text:p text:style-name="P3"><text:s text:c="5"/><text:span text:style-name="T1">| &gt; step_time: 0.588 <text:s/>(0.5546713314908845)</text:span></text:p>
      <text:p text:style-name="P3"><text:s text:c="5"/><text:span text:style-name="T1">| &gt; loader_time: 0.0069 <text:s/>(0.005902487472448933)</text:span></text:p>
      <text:p text:style-name="P5"/>
      <text:p text:style-name="P5"/>
      <text:p text:style-name="P1">[1m <text:s text:c="2"/>--&gt; TIME: 2025-05-11 13:53:57 -- STEP: 279/630 -- GLOBAL_STEP: 860900[0m</text:p>
      <text:p text:style-name="P3"><text:s text:c="5"/><text:span text:style-name="T1">| &gt; loss_disc: 2.604517698287964 <text:s/>(2.6298842737751613)</text:span></text:p>
      <text:p text:style-name="P3"><text:s text:c="5"/><text:span text:style-name="T1">| &gt; loss_disc_real_0: 0.21727201342582703 <text:s/>(0.18347522237181224)</text:span></text:p>
      <text:p text:style-name="P3"><text:s text:c="5"/><text:span text:style-name="T1">| &gt; loss_disc_real_1: 0.17925047874450684 <text:s/>(0.21489312993796492)</text:span></text:p>
      <text:p text:style-name="P3"><text:s text:c="5"/><text:span text:style-name="T1">| &gt; loss_disc_real_2: 0.19865921139717102 <text:s/>(0.2291530765139074)</text:span></text:p>
      <text:p text:style-name="P3"><text:s text:c="5"/><text:span text:style-name="T1">| &gt; loss_disc_real_3: 0.2500495910644531 <text:s/>(0.23109509168346296)</text:span></text:p>
      <text:p text:style-name="P3"><text:s text:c="5"/><text:span text:style-name="T1">| &gt; loss_disc_real_4: 0.25388839840888977 <text:s/>(0.2395354744888121)</text:span></text:p>
      <text:p text:style-name="P3"><text:s text:c="5"/><text:span text:style-name="T1">| &gt; loss_disc_real_5: 0.21461309492588043 <text:s/>(0.23282548817255164)</text:span></text:p>
      <text:p text:style-name="P3"><text:s text:c="5"/><text:span text:style-name="T1">| &gt; loss_0: 2.604517698287964 <text:s/>(2.6298842737751613)</text:span></text:p>
      <text:p text:style-name="P3"><text:s text:c="5"/><text:span text:style-name="T1">| &gt; grad_norm_0: tensor(26.5097, device='cuda:0') <text:s/>(tensor(19.3210, device='cuda:0'))</text:span></text:p>
      <text:p text:style-name="P3"><text:s text:c="5"/><text:span text:style-name="T1">| &gt; loss_gen: 2.5034008026123047 <text:s/>(2.159821316332798)</text:span></text:p>
      <text:p text:style-name="P3"><text:soft-page-break/><text:s text:c="5"/><text:span text:style-name="T1">| &gt; loss_kl: 1.6246305704116821 <text:s/>(1.6338592430169436)</text:span></text:p>
      <text:p text:style-name="P3"><text:s text:c="5"/><text:span text:style-name="T1">| &gt; loss_feat: 7.643391132354736 <text:s/>(6.760169981201061)</text:span></text:p>
      <text:p text:style-name="P3"><text:s text:c="5"/><text:span text:style-name="T1">| &gt; loss_mel: 16.659622192382812 <text:s/>(15.664710940425968)</text:span></text:p>
      <text:p text:style-name="P3"><text:s text:c="5"/><text:span text:style-name="T1">| &gt; loss_duration: 1.5061547756195068 <text:s/>(1.39633425504076)</text:span></text:p>
      <text:p text:style-name="P3"><text:s text:c="5"/><text:span text:style-name="T1">| &gt; amp_scaler: 128.0 <text:s/>(128.0)</text:span></text:p>
      <text:p text:style-name="P3"><text:s text:c="5"/><text:span text:style-name="T1">| &gt; loss_1: 29.937198638916016 <text:s/>(27.61489567363561)</text:span></text:p>
      <text:p text:style-name="P3"><text:s text:c="5"/><text:span text:style-name="T1">| &gt; grad_norm_1: tensor(254.7050, device='cuda:0') <text:s/>(tensor(240.5292, device='cuda:0'))</text:span></text:p>
      <text:p text:style-name="P3"><text:s text:c="5"/><text:span text:style-name="T1">| &gt; current_lr_0: 0.00019940086170989343 </text:span></text:p>
      <text:p text:style-name="P3"><text:s text:c="5"/><text:span text:style-name="T1">| &gt; current_lr_1: 0.00019940086170989343 </text:span></text:p>
      <text:p text:style-name="P3"><text:s text:c="5"/><text:span text:style-name="T1">| &gt; step_time: 0.6565 <text:s/>(0.579590330841721)</text:span></text:p>
      <text:p text:style-name="P3"><text:s text:c="5"/><text:span text:style-name="T1">| &gt; loader_time: 0.0086 <text:s/>(0.00643445599463678)</text:span></text:p>
      <text:p text:style-name="P5"/>
      <text:p text:style-name="P5"/>
      <text:p text:style-name="P1">[1m <text:s text:c="2"/>--&gt; TIME: 2025-05-11 13:55:06 -- STEP: 379/630 -- GLOBAL_STEP: 861000[0m</text:p>
      <text:p text:style-name="P3"><text:s text:c="5"/><text:span text:style-name="T1">| &gt; loss_disc: 2.5360922813415527 <text:s/>(2.6215065739714705)</text:span></text:p>
      <text:p text:style-name="P3"><text:s text:c="5"/><text:span text:style-name="T1">| &gt; loss_disc_real_0: 0.17884600162506104 <text:s/>(0.18362463218476952)</text:span></text:p>
      <text:p text:style-name="P3"><text:s text:c="5"/><text:span text:style-name="T1">| &gt; loss_disc_real_1: 0.2591820955276489 <text:s/>(0.21467648096638178)</text:span></text:p>
      <text:p text:style-name="P3"><text:s text:c="5"/><text:span text:style-name="T1">| &gt; loss_disc_real_2: 0.2159212976694107 <text:s/>(0.229053139706243)</text:span></text:p>
      <text:p text:style-name="P3"><text:s text:c="5"/><text:span text:style-name="T1">| &gt; loss_disc_real_3: 0.20706619322299957 <text:s/>(0.23070305542612454)</text:span></text:p>
      <text:p text:style-name="P3"><text:s text:c="5"/><text:span text:style-name="T1">| &gt; loss_disc_real_4: 0.25865912437438965 <text:s/>(0.2389389813968563)</text:span></text:p>
      <text:p text:style-name="P3"><text:s text:c="5"/><text:span text:style-name="T1">| &gt; loss_disc_real_5: 0.17406019568443298 <text:s/>(0.22955710474293592)</text:span></text:p>
      <text:p text:style-name="P3"><text:s text:c="5"/><text:span text:style-name="T1">| &gt; loss_0: 2.5360922813415527 <text:s/>(2.6215065739714705)</text:span></text:p>
      <text:p text:style-name="P3"><text:s text:c="5"/><text:span text:style-name="T1">| &gt; grad_norm_0: tensor(14.8497, device='cuda:0') <text:s/>(tensor(20.1631, device='cuda:0'))</text:span></text:p>
      <text:p text:style-name="P3"><text:s text:c="5"/><text:span text:style-name="T1">| &gt; loss_gen: 2.248375415802002 <text:s/>(2.1699353333827998)</text:span></text:p>
      <text:p text:style-name="P3"><text:s text:c="5"/><text:span text:style-name="T1">| &gt; loss_kl: 1.536447525024414 <text:s/>(1.6357675476250355)</text:span></text:p>
      <text:p text:style-name="P3"><text:s text:c="5"/><text:span text:style-name="T1">| &gt; loss_feat: 6.38817024230957 <text:s/>(6.774441071110222)</text:span></text:p>
      <text:p text:style-name="P3"><text:s text:c="5"/><text:span text:style-name="T1">| &gt; loss_mel: 14.974679946899414 <text:s/>(15.658108867252722)</text:span></text:p>
      <text:p text:style-name="P3"><text:s text:c="5"/><text:span text:style-name="T1">| &gt; loss_duration: 1.4777262210845947 <text:s/>(1.414772978558704)</text:span></text:p>
      <text:p text:style-name="P3"><text:s text:c="5"/><text:span text:style-name="T1">| &gt; amp_scaler: 128.0 <text:s/>(128.0)</text:span></text:p>
      <text:p text:style-name="P3"><text:s text:c="5"/><text:span text:style-name="T1">| &gt; loss_1: 26.625398635864258 <text:s/>(27.653025785662564)</text:span></text:p>
      <text:p text:style-name="P3"><text:s text:c="5"/><text:span text:style-name="T1">| &gt; grad_norm_1: tensor(270.2206, device='cuda:0') <text:s/>(tensor(258.2854, device='cuda:0'))</text:span></text:p>
      <text:p text:style-name="P3"><text:s text:c="5"/><text:span text:style-name="T1">| &gt; current_lr_0: 0.00019940086170989343 </text:span></text:p>
      <text:p text:style-name="P3"><text:s text:c="5"/><text:span text:style-name="T1">| &gt; current_lr_1: 0.00019940086170989343 </text:span></text:p>
      <text:p text:style-name="P3"><text:s text:c="5"/><text:span text:style-name="T1">| &gt; step_time: 0.7001 <text:s/>(0.6051703807861011)</text:span></text:p>
      <text:p text:style-name="P3"><text:s text:c="5"/><text:span text:style-name="T1">| &gt; loader_time: 0.0092 <text:s/>(0.007010102586570075)</text:span></text:p>
      <text:p text:style-name="P5"/>
      <text:p text:style-name="P5"/>
      <text:p text:style-name="P3"><text:s/><text:span text:style-name="T1">&gt; CHECKPOINT : /kaggle/working/vits_4_nov-May-11-2025_10+42AM-0000000/checkpoint_861000.pth</text:span></text:p>
      <text:p text:style-name="P5"/>
      <text:p text:style-name="P1">[1m <text:s text:c="2"/>--&gt; TIME: 2025-05-11 13:56:28 -- STEP: 479/630 -- GLOBAL_STEP: 861100[0m</text:p>
      <text:p text:style-name="P3"><text:s text:c="5"/><text:span text:style-name="T1">| &gt; loss_disc: 2.7186708450317383 <text:s/>(2.619655971487282)</text:span></text:p>
      <text:p text:style-name="P3"><text:s text:c="5"/><text:span text:style-name="T1">| &gt; loss_disc_real_0: 0.15649570524692535 <text:s/>(0.18319041389264232)</text:span></text:p>
      <text:p text:style-name="P3"><text:s text:c="5"/><text:span text:style-name="T1">| &gt; loss_disc_real_1: 0.21932707726955414 <text:s/>(0.21512994923024187)</text:span></text:p>
      <text:p text:style-name="P3"><text:s text:c="5"/><text:span text:style-name="T1">| &gt; loss_disc_real_2: 0.2742403447628021 <text:s/>(0.22938633806583528)</text:span></text:p>
      <text:p text:style-name="P3"><text:s text:c="5"/><text:span text:style-name="T1">| &gt; loss_disc_real_3: 0.2633143663406372 <text:s/>(0.23131327359064138)</text:span></text:p>
      <text:p text:style-name="P3"><text:s text:c="5"/><text:span text:style-name="T1">| &gt; loss_disc_real_4: 0.2800220549106598 <text:s/>(0.23954423649201562)</text:span></text:p>
      <text:p text:style-name="P3"><text:s text:c="5"/><text:span text:style-name="T1">| &gt; loss_disc_real_5: 0.25384101271629333 <text:s/>(0.22801516380837666)</text:span></text:p>
      <text:p text:style-name="P3"><text:s text:c="5"/><text:span text:style-name="T1">| &gt; loss_0: 2.7186708450317383 <text:s/>(2.619655971487282)</text:span></text:p>
      <text:p text:style-name="P3"><text:s text:c="5"/><text:span text:style-name="T1">| &gt; grad_norm_0: tensor(29.9649, device='cuda:0') <text:s/>(tensor(21.4886, device='cuda:0'))</text:span></text:p>
      <text:p text:style-name="P3"><text:s text:c="5"/><text:span text:style-name="T1">| &gt; loss_gen: 2.2526421546936035 <text:s/>(2.184828057916277)</text:span></text:p>
      <text:p text:style-name="P3"><text:s text:c="5"/><text:span text:style-name="T1">| &gt; loss_kl: 1.5232337713241577 <text:s/>(1.6321441340794889)</text:span></text:p>
      <text:p text:style-name="P3"><text:s text:c="5"/><text:span text:style-name="T1">| &gt; loss_feat: 6.501134395599365 <text:s/>(6.7812089880224535)</text:span></text:p>
      <text:p text:style-name="P3"><text:s text:c="5"/><text:span text:style-name="T1">| &gt; loss_mel: 16.47250747680664 <text:s/>(15.663039370717982)</text:span></text:p>
      <text:p text:style-name="P3"><text:s text:c="5"/><text:span text:style-name="T1">| &gt; loss_duration: 1.4510937929153442 <text:s/>(1.415849211818241)</text:span></text:p>
      <text:p text:style-name="P3"><text:s text:c="5"/><text:span text:style-name="T1">| &gt; amp_scaler: 128.0 <text:s/>(128.0)</text:span></text:p>
      <text:p text:style-name="P3"><text:s text:c="5"/><text:span text:style-name="T1">| &gt; loss_1: 28.200611114501953 <text:s/>(27.677069761558958)</text:span></text:p>
      <text:p text:style-name="P3"><text:s text:c="5"/><text:span text:style-name="T1">| &gt; grad_norm_1: tensor(270.6211, device='cuda:0') <text:s/>(tensor(276.4052, device='cuda:0'))</text:span></text:p>
      <text:p text:style-name="P3"><text:s text:c="5"/><text:span text:style-name="T1">| &gt; current_lr_0: 0.00019940086170989343 </text:span></text:p>
      <text:p text:style-name="P3"><text:soft-page-break/><text:s text:c="5"/><text:span text:style-name="T1">| &gt; current_lr_1: 0.00019940086170989343 </text:span></text:p>
      <text:p text:style-name="P3"><text:s text:c="5"/><text:span text:style-name="T1">| &gt; step_time: 0.7991 <text:s/>(0.6397390768771883)</text:span></text:p>
      <text:p text:style-name="P3"><text:s text:c="5"/><text:span text:style-name="T1">| &gt; loader_time: 0.0102 <text:s/>(0.007551172332126562)</text:span></text:p>
      <text:p text:style-name="P5"/>
      <text:p text:style-name="P5"/>
      <text:p text:style-name="P1">[1m <text:s text:c="2"/>--&gt; TIME: 2025-05-11 13:57:57 -- STEP: 579/630 -- GLOBAL_STEP: 861200[0m</text:p>
      <text:p text:style-name="P3"><text:s text:c="5"/><text:span text:style-name="T1">| &gt; loss_disc: 2.4535908699035645 <text:s/>(2.6184698612990593)</text:span></text:p>
      <text:p text:style-name="P3"><text:s text:c="5"/><text:span text:style-name="T1">| &gt; loss_disc_real_0: 0.22999811172485352 <text:s/>(0.18261231183491006)</text:span></text:p>
      <text:p text:style-name="P3"><text:s text:c="5"/><text:span text:style-name="T1">| &gt; loss_disc_real_1: 0.22053681313991547 <text:s/>(0.2152296034603127)</text:span></text:p>
      <text:p text:style-name="P3"><text:s text:c="5"/><text:span text:style-name="T1">| &gt; loss_disc_real_2: 0.25719907879829407 <text:s/>(0.2292489235857197)</text:span></text:p>
      <text:p text:style-name="P3"><text:s text:c="5"/><text:span text:style-name="T1">| &gt; loss_disc_real_3: 0.2090613692998886 <text:s/>(0.23123967789100652)</text:span></text:p>
      <text:p text:style-name="P3"><text:s text:c="5"/><text:span text:style-name="T1">| &gt; loss_disc_real_4: 0.23989596962928772 <text:s/>(0.23947623485316472)</text:span></text:p>
      <text:p text:style-name="P3"><text:s text:c="5"/><text:span text:style-name="T1">| &gt; loss_disc_real_5: 0.22777511179447174 <text:s/>(0.22889396707834564)</text:span></text:p>
      <text:p text:style-name="P3"><text:s text:c="5"/><text:span text:style-name="T1">| &gt; loss_0: 2.4535908699035645 <text:s/>(2.6184698612990593)</text:span></text:p>
      <text:p text:style-name="P3"><text:s text:c="5"/><text:span text:style-name="T1">| &gt; grad_norm_0: tensor(28.4052, device='cuda:0') <text:s/>(tensor(21.0698, device='cuda:0'))</text:span></text:p>
      <text:p text:style-name="P3"><text:s text:c="5"/><text:span text:style-name="T1">| &gt; loss_gen: 2.2427337169647217 <text:s/>(2.1819811670273683)</text:span></text:p>
      <text:p text:style-name="P3"><text:s text:c="5"/><text:span text:style-name="T1">| &gt; loss_kl: 1.554374098777771 <text:s/>(1.631511509933208)</text:span></text:p>
      <text:p text:style-name="P3"><text:s text:c="5"/><text:span text:style-name="T1">| &gt; loss_feat: 7.119353294372559 <text:s/>(6.742342482782603)</text:span></text:p>
      <text:p text:style-name="P3"><text:s text:c="5"/><text:span text:style-name="T1">| &gt; loss_mel: 16.174537658691406 <text:s/>(15.646239829186948)</text:span></text:p>
      <text:p text:style-name="P3"><text:s text:c="5"/><text:span text:style-name="T1">| &gt; loss_duration: 1.5056043863296509 <text:s/>(1.4260273267979862)</text:span></text:p>
      <text:p text:style-name="P3"><text:s text:c="5"/><text:span text:style-name="T1">| &gt; amp_scaler: 128.0 <text:s/>(128.0)</text:span></text:p>
      <text:p text:style-name="P3"><text:s text:c="5"/><text:span text:style-name="T1">| &gt; loss_1: 28.596601486206055 <text:s/>(27.628102297609953)</text:span></text:p>
      <text:p text:style-name="P3"><text:s text:c="5"/><text:span text:style-name="T1">| &gt; grad_norm_1: tensor(415.7985, device='cuda:0') <text:s/>(tensor(270.1475, device='cuda:0'))</text:span></text:p>
      <text:p text:style-name="P3"><text:s text:c="5"/><text:span text:style-name="T1">| &gt; current_lr_0: 0.00019940086170989343 </text:span></text:p>
      <text:p text:style-name="P3"><text:s text:c="5"/><text:span text:style-name="T1">| &gt; current_lr_1: 0.00019940086170989343 </text:span></text:p>
      <text:p text:style-name="P3"><text:s text:c="5"/><text:span text:style-name="T1">| &gt; step_time: 0.9633 <text:s/>(0.6804763953714589)</text:span></text:p>
      <text:p text:style-name="P3"><text:s text:c="5"/><text:span text:style-name="T1">| &gt; loader_time: 0.013 <text:s/>(0.008129497883851049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2743156750996905 [0m(+0.0003776152928670236)</text:span></text:p>
      <text:p text:style-name="P3"><text:s text:c="5"/><text:span text:style-name="T1">| &gt; avg_loss_disc:[92m 2.4350776473681135 [0m(-0.17733339468638087)</text:span></text:p>
      <text:p text:style-name="P3"><text:s text:c="5"/><text:span text:style-name="T1">| &gt; avg_loss_disc_real_0:[92m 0.13933423099418482 [0m(-0.025430535897612544)</text:span></text:p>
      <text:p text:style-name="P3"><text:s text:c="5"/><text:span text:style-name="T1">| &gt; avg_loss_disc_real_1:[92m 0.18209129199385643 [0m(-0.04319092134634653)</text:span></text:p>
      <text:p text:style-name="P3"><text:s text:c="5"/><text:span text:style-name="T1">| &gt; avg_loss_disc_real_2:[92m 0.16840355657041073 [0m(-0.0812843150148789)</text:span></text:p>
      <text:p text:style-name="P3"><text:s text:c="5"/><text:span text:style-name="T1">| &gt; avg_loss_disc_real_3:[92m 0.2133339655896028 [0m(-0.007446664075056703)</text:span></text:p>
      <text:p text:style-name="P3"><text:s text:c="5"/><text:span text:style-name="T1">| &gt; avg_loss_disc_real_4:[91m 0.2735220206280549 [0m(+0.03540687883893648)</text:span></text:p>
      <text:p text:style-name="P3"><text:s text:c="5"/><text:span text:style-name="T1">| &gt; avg_loss_disc_real_5:[91m 0.23753346626957259 [0m(+0.031715210527181625)</text:span></text:p>
      <text:p text:style-name="P3"><text:s text:c="5"/><text:span text:style-name="T1">| &gt; avg_loss_0:[92m 2.4350776473681135 [0m(-0.17733339468638087)</text:span></text:p>
      <text:p text:style-name="P3"><text:s text:c="5"/><text:span text:style-name="T1">| &gt; avg_loss_gen:[91m 2.1072329878807072 [0m(+0.09128350019455)</text:span></text:p>
      <text:p text:style-name="P3"><text:s text:c="5"/><text:span text:style-name="T1">| &gt; avg_loss_kl:[91m 1.8057176073392232 [0m(+0.0698731938997903)</text:span></text:p>
      <text:p text:style-name="P3"><text:s text:c="5"/><text:span text:style-name="T1">| &gt; avg_loss_feat:[92m 6.507127443949382 [0m(-0.01556734244028668)</text:span></text:p>
      <text:p text:style-name="P3"><text:s text:c="5"/><text:span text:style-name="T1">| &gt; avg_loss_mel:[92m 15.61155390739441 [0m(-0.5037723382314034)</text:span></text:p>
      <text:p text:style-name="P3"><text:s text:c="5"/><text:span text:style-name="T1">| &gt; avg_loss_duration:[92m 1.5208679636319478 [0m(-0.005512217680613274)</text:span></text:p>
      <text:p text:style-name="P3"><text:s text:c="5"/><text:span text:style-name="T1">| &gt; avg_loss_1:[92m 27.552499453226726 [0m(-0.36369578043619555)</text:span></text:p>
      <text:p text:style-name="P5"/>
      <text:p text:style-name="P5"/>
      <text:p text:style-name="P1">[4m[1m &gt; EPOCH: 25/50[0m</text:p>
      <text:p text:style-name="P3"><text:s/><text:span text:style-name="T1">--&gt; /kaggle/working/vits_4_nov-May-11-2025_10+42AM-0000000</text:span></text:p>
      <text:p text:style-name="P5"/>
      <text:p text:style-name="P1">[1m &gt; TRAINING (2025-05-11 13:59:01) [0m</text:p>
      <text:p text:style-name="P5"/>
      <text:p text:style-name="P1">[1m <text:s text:c="2"/>--&gt; TIME: 2025-05-11 13:59:28 -- STEP: 49/630 -- GLOBAL_STEP: 861300[0m</text:p>
      <text:p text:style-name="P3"><text:s text:c="5"/><text:span text:style-name="T1">| &gt; loss_disc: 2.5633304119110107 <text:s/>(2.5915820355318027)</text:span></text:p>
      <text:p text:style-name="P3"><text:s text:c="5"/><text:span text:style-name="T1">| &gt; loss_disc_real_0: 0.3105388283729553 <text:s/>(0.1788954126591585)</text:span></text:p>
      <text:p text:style-name="P3"><text:s text:c="5"/><text:span text:style-name="T1">| &gt; loss_disc_real_1: 0.23853227496147156 <text:s/>(0.21805747491972788)</text:span></text:p>
      <text:p text:style-name="P3"><text:s text:c="5"/><text:span text:style-name="T1">| &gt; loss_disc_real_2: 0.22934214770793915 <text:s/>(0.2335465228071018)</text:span></text:p>
      <text:p text:style-name="P3"><text:soft-page-break/><text:s text:c="5"/><text:span text:style-name="T1">| &gt; loss_disc_real_3: 0.22996683418750763 <text:s/>(0.2278028458965068)</text:span></text:p>
      <text:p text:style-name="P3"><text:s text:c="5"/><text:span text:style-name="T1">| &gt; loss_disc_real_4: 0.21228612959384918 <text:s/>(0.23953967708714155)</text:span></text:p>
      <text:p text:style-name="P3"><text:s text:c="5"/><text:span text:style-name="T1">| &gt; loss_disc_real_5: 0.19378657639026642 <text:s/>(0.21594255676074903)</text:span></text:p>
      <text:p text:style-name="P3"><text:s text:c="5"/><text:span text:style-name="T1">| &gt; loss_0: 2.5633304119110107 <text:s/>(2.5915820355318027)</text:span></text:p>
      <text:p text:style-name="P3"><text:s text:c="5"/><text:span text:style-name="T1">| &gt; grad_norm_0: tensor(54.6211, device='cuda:0') <text:s/>(tensor(25.1869, device='cuda:0'))</text:span></text:p>
      <text:p text:style-name="P3"><text:s text:c="5"/><text:span text:style-name="T1">| &gt; loss_gen: 2.4774348735809326 <text:s/>(2.2400405674564587)</text:span></text:p>
      <text:p text:style-name="P3"><text:s text:c="5"/><text:span text:style-name="T1">| &gt; loss_kl: 1.5477064847946167 <text:s/>(1.6291451356848892)</text:span></text:p>
      <text:p text:style-name="P3"><text:s text:c="5"/><text:span text:style-name="T1">| &gt; loss_feat: 7.531471252441406 <text:s/>(7.128385777376136)</text:span></text:p>
      <text:p text:style-name="P3"><text:s text:c="5"/><text:span text:style-name="T1">| &gt; loss_mel: 15.736122131347656 <text:s/>(15.736877713884626)</text:span></text:p>
      <text:p text:style-name="P3"><text:s text:c="5"/><text:span text:style-name="T1">| &gt; loss_duration: 1.4865036010742188 <text:s/>(1.456466504505703)</text:span></text:p>
      <text:p text:style-name="P3"><text:s text:c="5"/><text:span text:style-name="T1">| &gt; amp_scaler: 128.0 <text:s/>(128.0)</text:span></text:p>
      <text:p text:style-name="P3"><text:s text:c="5"/><text:span text:style-name="T1">| &gt; loss_1: 28.779237747192383 <text:s/>(28.190915633221064)</text:span></text:p>
      <text:p text:style-name="P3"><text:s text:c="5"/><text:span text:style-name="T1">| &gt; grad_norm_1: tensor(966.1097, device='cuda:0') <text:s/>(tensor(382.9065, device='cuda:0'))</text:span></text:p>
      <text:p text:style-name="P3"><text:s text:c="5"/><text:span text:style-name="T1">| &gt; current_lr_0: 0.0001993759366021797 </text:span></text:p>
      <text:p text:style-name="P3"><text:s text:c="5"/><text:span text:style-name="T1">| &gt; current_lr_1: 0.0001993759366021797 </text:span></text:p>
      <text:p text:style-name="P3"><text:s text:c="5"/><text:span text:style-name="T1">| &gt; step_time: 0.5275 <text:s/>(0.5140146430657837)</text:span></text:p>
      <text:p text:style-name="P3"><text:s text:c="5"/><text:span text:style-name="T1">| &gt; loader_time: 0.0054 <text:s/>(0.005054809609237983)</text:span></text:p>
      <text:p text:style-name="P5"/>
      <text:p text:style-name="P5"/>
      <text:p text:style-name="P1">[1m <text:s text:c="2"/>--&gt; TIME: 2025-05-11 14:00:25 -- STEP: 149/630 -- GLOBAL_STEP: 861400[0m</text:p>
      <text:p text:style-name="P3"><text:s text:c="5"/><text:span text:style-name="T1">| &gt; loss_disc: 2.5645623207092285 <text:s/>(2.589963872960751)</text:span></text:p>
      <text:p text:style-name="P3"><text:s text:c="5"/><text:span text:style-name="T1">| &gt; loss_disc_real_0: 0.15994857251644135 <text:s/>(0.17856511343645565)</text:span></text:p>
      <text:p text:style-name="P3"><text:s text:c="5"/><text:span text:style-name="T1">| &gt; loss_disc_real_1: 0.24272432923316956 <text:s/>(0.2162732554962171)</text:span></text:p>
      <text:p text:style-name="P3"><text:s text:c="5"/><text:span text:style-name="T1">| &gt; loss_disc_real_2: 0.24152913689613342 <text:s/>(0.22929344031234716)</text:span></text:p>
      <text:p text:style-name="P3"><text:s text:c="5"/><text:span text:style-name="T1">| &gt; loss_disc_real_3: 0.2600199580192566 <text:s/>(0.2289955075955231)</text:span></text:p>
      <text:p text:style-name="P3"><text:s text:c="5"/><text:span text:style-name="T1">| &gt; loss_disc_real_4: 0.25689399242401123 <text:s/>(0.23817200148665665)</text:span></text:p>
      <text:p text:style-name="P3"><text:s text:c="5"/><text:span text:style-name="T1">| &gt; loss_disc_real_5: 0.2343134731054306 <text:s/>(0.2181372033469629)</text:span></text:p>
      <text:p text:style-name="P3"><text:s text:c="5"/><text:span text:style-name="T1">| &gt; loss_0: 2.5645623207092285 <text:s/>(2.589963872960751)</text:span></text:p>
      <text:p text:style-name="P3"><text:s text:c="5"/><text:span text:style-name="T1">| &gt; grad_norm_0: tensor(16.0966, device='cuda:0') <text:s/>(tensor(24.5262, device='cuda:0'))</text:span></text:p>
      <text:p text:style-name="P3"><text:s text:c="5"/><text:span text:style-name="T1">| &gt; loss_gen: 2.3827617168426514 <text:s/>(2.2396918439225058)</text:span></text:p>
      <text:p text:style-name="P3"><text:s text:c="5"/><text:span text:style-name="T1">| &gt; loss_kl: 1.5731725692749023 <text:s/>(1.6153484406887284)</text:span></text:p>
      <text:p text:style-name="P3"><text:s text:c="5"/><text:span text:style-name="T1">| &gt; loss_feat: 6.400166034698486 <text:s/>(6.978539633270878)</text:span></text:p>
      <text:p text:style-name="P3"><text:s text:c="5"/><text:span text:style-name="T1">| &gt; loss_mel: 16.489892959594727 <text:s/>(15.67439136249107)</text:span></text:p>
      <text:p text:style-name="P3"><text:s text:c="5"/><text:span text:style-name="T1">| &gt; loss_duration: 1.4476770162582397 <text:s/>(1.3969471990662141)</text:span></text:p>
      <text:p text:style-name="P3"><text:s text:c="5"/><text:span text:style-name="T1">| &gt; amp_scaler: 128.0 <text:s/>(128.0)</text:span></text:p>
      <text:p text:style-name="P3"><text:s text:c="5"/><text:span text:style-name="T1">| &gt; loss_1: 28.293670654296875 <text:s/>(27.904918376231354)</text:span></text:p>
      <text:p text:style-name="P3"><text:s text:c="5"/><text:span text:style-name="T1">| &gt; grad_norm_1: tensor(203.8176, device='cuda:0') <text:s/>(tensor(374.0812, device='cuda:0'))</text:span></text:p>
      <text:p text:style-name="P3"><text:s text:c="5"/><text:span text:style-name="T1">| &gt; current_lr_0: 0.0001993759366021797 </text:span></text:p>
      <text:p text:style-name="P3"><text:s text:c="5"/><text:span text:style-name="T1">| &gt; current_lr_1: 0.0001993759366021797 </text:span></text:p>
      <text:p text:style-name="P3"><text:s text:c="5"/><text:span text:style-name="T1">| &gt; step_time: 0.5833 <text:s/>(0.5438875223966254)</text:span></text:p>
      <text:p text:style-name="P3"><text:s text:c="5"/><text:span text:style-name="T1">| &gt; loader_time: 0.007 <text:s/>(0.0057026811894154384)</text:span></text:p>
      <text:p text:style-name="P5"/>
      <text:p text:style-name="P5"/>
      <text:p text:style-name="P1">[1m <text:s text:c="2"/>--&gt; TIME: 2025-05-11 14:01:27 -- STEP: 249/630 -- GLOBAL_STEP: 861500[0m</text:p>
      <text:p text:style-name="P3"><text:s text:c="5"/><text:span text:style-name="T1">| &gt; loss_disc: 2.844834089279175 <text:s/>(2.6015649090809037)</text:span></text:p>
      <text:p text:style-name="P3"><text:s text:c="5"/><text:span text:style-name="T1">| &gt; loss_disc_real_0: 0.26913174986839294 <text:s/>(0.17911302573589905)</text:span></text:p>
      <text:p text:style-name="P3"><text:s text:c="5"/><text:span text:style-name="T1">| &gt; loss_disc_real_1: 0.24500398337841034 <text:s/>(0.21491187463802505)</text:span></text:p>
      <text:p text:style-name="P3"><text:s text:c="5"/><text:span text:style-name="T1">| &gt; loss_disc_real_2: 0.2774490714073181 <text:s/>(0.22983107994119806)</text:span></text:p>
      <text:p text:style-name="P3"><text:s text:c="5"/><text:span text:style-name="T1">| &gt; loss_disc_real_3: 0.2561570703983307 <text:s/>(0.23002092247028427)</text:span></text:p>
      <text:p text:style-name="P3"><text:s text:c="5"/><text:span text:style-name="T1">| &gt; loss_disc_real_4: 0.26450562477111816 <text:s/>(0.23862118109402408)</text:span></text:p>
      <text:p text:style-name="P3"><text:s text:c="5"/><text:span text:style-name="T1">| &gt; loss_disc_real_5: 0.21439673006534576 <text:s/>(0.22429963323964652)</text:span></text:p>
      <text:p text:style-name="P3"><text:s text:c="5"/><text:span text:style-name="T1">| &gt; loss_0: 2.844834089279175 <text:s/>(2.6015649090809037)</text:span></text:p>
      <text:p text:style-name="P3"><text:s text:c="5"/><text:span text:style-name="T1">| &gt; grad_norm_0: tensor(9.9073, device='cuda:0') <text:s/>(tensor(22.5012, device='cuda:0'))</text:span></text:p>
      <text:p text:style-name="P3"><text:s text:c="5"/><text:span text:style-name="T1">| &gt; loss_gen: 1.9965684413909912 <text:s/>(2.2110408386552165)</text:span></text:p>
      <text:p text:style-name="P3"><text:s text:c="5"/><text:span text:style-name="T1">| &gt; loss_kl: 1.5973318815231323 <text:s/>(1.6229363363909435)</text:span></text:p>
      <text:p text:style-name="P3"><text:s text:c="5"/><text:span text:style-name="T1">| &gt; loss_feat: 6.851561546325684 <text:s/>(6.9133258823410095)</text:span></text:p>
      <text:p text:style-name="P3"><text:s text:c="5"/><text:span text:style-name="T1">| &gt; loss_mel: 15.945202827453613 <text:s/>(15.689344482728277)</text:span></text:p>
      <text:p text:style-name="P3"><text:s text:c="5"/><text:span text:style-name="T1">| &gt; loss_duration: 1.4406206607818604 <text:s/>(1.398881844248638)</text:span></text:p>
      <text:p text:style-name="P3"><text:s text:c="5"/><text:span text:style-name="T1">| &gt; amp_scaler: 128.0 <text:s/>(128.0)</text:span></text:p>
      <text:p text:style-name="P3"><text:soft-page-break/><text:s text:c="5"/><text:span text:style-name="T1">| &gt; loss_1: 27.83128547668457 <text:s/>(27.83552931207251)</text:span></text:p>
      <text:p text:style-name="P3"><text:s text:c="5"/><text:span text:style-name="T1">| &gt; grad_norm_1: tensor(105.7329, device='cuda:0') <text:s/>(tensor(317.8540, device='cuda:0'))</text:span></text:p>
      <text:p text:style-name="P3"><text:s text:c="5"/><text:span text:style-name="T1">| &gt; current_lr_0: 0.0001993759366021797 </text:span></text:p>
      <text:p text:style-name="P3"><text:s text:c="5"/><text:span text:style-name="T1">| &gt; current_lr_1: 0.0001993759366021797 </text:span></text:p>
      <text:p text:style-name="P3"><text:s text:c="5"/><text:span text:style-name="T1">| &gt; step_time: 0.6262 <text:s/>(0.5718734034572741)</text:span></text:p>
      <text:p text:style-name="P3"><text:s text:c="5"/><text:span text:style-name="T1">| &gt; loader_time: 0.0073 <text:s/>(0.006285612841686569)</text:span></text:p>
      <text:p text:style-name="P5"/>
      <text:p text:style-name="P5"/>
      <text:p text:style-name="P3"><text:s/><text:span text:style-name="T1">&gt; CHECKPOINT : /kaggle/working/vits_4_nov-May-11-2025_10+42AM-0000000/checkpoint_861500.pth</text:span></text:p>
      <text:p text:style-name="P5"/>
      <text:p text:style-name="P1">[1m <text:s text:c="2"/>--&gt; TIME: 2025-05-11 14:02:38 -- STEP: 349/630 -- GLOBAL_STEP: 861600[0m</text:p>
      <text:p text:style-name="P3"><text:s text:c="5"/><text:span text:style-name="T1">| &gt; loss_disc: 2.64559268951416 <text:s/>(2.6031263427952966)</text:span></text:p>
      <text:p text:style-name="P3"><text:s text:c="5"/><text:span text:style-name="T1">| &gt; loss_disc_real_0: 0.19418662786483765 <text:s/>(0.1797179375430915)</text:span></text:p>
      <text:p text:style-name="P3"><text:s text:c="5"/><text:span text:style-name="T1">| &gt; loss_disc_real_1: 0.20205159485340118 <text:s/>(0.2145647138015588)</text:span></text:p>
      <text:p text:style-name="P3"><text:s text:c="5"/><text:span text:style-name="T1">| &gt; loss_disc_real_2: 0.23867712914943695 <text:s/>(0.22882291806973837)</text:span></text:p>
      <text:p text:style-name="P3"><text:s text:c="5"/><text:span text:style-name="T1">| &gt; loss_disc_real_3: 0.19420984387397766 <text:s/>(0.2298766180744827)</text:span></text:p>
      <text:p text:style-name="P3"><text:s text:c="5"/><text:span text:style-name="T1">| &gt; loss_disc_real_4: 0.296427845954895 <text:s/>(0.23876232365653302)</text:span></text:p>
      <text:p text:style-name="P3"><text:s text:c="5"/><text:span text:style-name="T1">| &gt; loss_disc_real_5: 0.24649879336357117 <text:s/>(0.22612301364839932)</text:span></text:p>
      <text:p text:style-name="P3"><text:s text:c="5"/><text:span text:style-name="T1">| &gt; loss_0: 2.64559268951416 <text:s/>(2.6031263427952966)</text:span></text:p>
      <text:p text:style-name="P3"><text:s text:c="5"/><text:span text:style-name="T1">| &gt; grad_norm_0: tensor(21.0545, device='cuda:0') <text:s/>(tensor(21.8719, device='cuda:0'))</text:span></text:p>
      <text:p text:style-name="P3"><text:s text:c="5"/><text:span text:style-name="T1">| &gt; loss_gen: 2.24385929107666 <text:s/>(2.2096574135701075)</text:span></text:p>
      <text:p text:style-name="P3"><text:s text:c="5"/><text:span text:style-name="T1">| &gt; loss_kl: 1.7494430541992188 <text:s/>(1.6289509415284953)</text:span></text:p>
      <text:p text:style-name="P3"><text:s text:c="5"/><text:span text:style-name="T1">| &gt; loss_feat: 7.9662885665893555 <text:s/>(6.882142658561554)</text:span></text:p>
      <text:p text:style-name="P3"><text:s text:c="5"/><text:span text:style-name="T1">| &gt; loss_mel: 16.924842834472656 <text:s/>(15.71672234904117)</text:span></text:p>
      <text:p text:style-name="P3"><text:s text:c="5"/><text:span text:style-name="T1">| &gt; loss_duration: 1.4230314493179321 <text:s/>(1.41881752526521)</text:span></text:p>
      <text:p text:style-name="P3"><text:s text:c="5"/><text:span text:style-name="T1">| &gt; amp_scaler: 128.0 <text:s/>(128.0)</text:span></text:p>
      <text:p text:style-name="P3"><text:s text:c="5"/><text:span text:style-name="T1">| &gt; loss_1: 30.307464599609375 <text:s/>(27.856290871912567)</text:span></text:p>
      <text:p text:style-name="P3"><text:s text:c="5"/><text:span text:style-name="T1">| &gt; grad_norm_1: tensor(284.2982, device='cuda:0') <text:s/>(tensor(295.8134, device='cuda:0'))</text:span></text:p>
      <text:p text:style-name="P3"><text:s text:c="5"/><text:span text:style-name="T1">| &gt; current_lr_0: 0.0001993759366021797 </text:span></text:p>
      <text:p text:style-name="P3"><text:s text:c="5"/><text:span text:style-name="T1">| &gt; current_lr_1: 0.0001993759366021797 </text:span></text:p>
      <text:p text:style-name="P3"><text:s text:c="5"/><text:span text:style-name="T1">| &gt; step_time: 0.6891 <text:s/>(0.5989251164105699)</text:span></text:p>
      <text:p text:style-name="P3"><text:s text:c="5"/><text:span text:style-name="T1">| &gt; loader_time: 0.0084 <text:s/>(0.006853426766600511)</text:span></text:p>
      <text:p text:style-name="P5"/>
      <text:p text:style-name="P5"/>
      <text:p text:style-name="P1">[1m <text:s text:c="2"/>--&gt; TIME: 2025-05-11 14:03:53 -- STEP: 449/630 -- GLOBAL_STEP: 861700[0m</text:p>
      <text:p text:style-name="P3"><text:s text:c="5"/><text:span text:style-name="T1">| &gt; loss_disc: 2.6622776985168457 <text:s/>(2.6121781350244118)</text:span></text:p>
      <text:p text:style-name="P3"><text:s text:c="5"/><text:span text:style-name="T1">| &gt; loss_disc_real_0: 0.15850839018821716 <text:s/>(0.17940456757035705)</text:span></text:p>
      <text:p text:style-name="P3"><text:s text:c="5"/><text:span text:style-name="T1">| &gt; loss_disc_real_1: 0.15130090713500977 <text:s/>(0.2149648635517515)</text:span></text:p>
      <text:p text:style-name="P3"><text:s text:c="5"/><text:span text:style-name="T1">| &gt; loss_disc_real_2: 0.20350807905197144 <text:s/>(0.229142389776712)</text:span></text:p>
      <text:p text:style-name="P3"><text:s text:c="5"/><text:span text:style-name="T1">| &gt; loss_disc_real_3: 0.20592832565307617 <text:s/>(0.2303608756487513)</text:span></text:p>
      <text:p text:style-name="P3"><text:s text:c="5"/><text:span text:style-name="T1">| &gt; loss_disc_real_4: 0.2569471597671509 <text:s/>(0.2393866437580644)</text:span></text:p>
      <text:p text:style-name="P3"><text:s text:c="5"/><text:span text:style-name="T1">| &gt; loss_disc_real_5: 0.2541281580924988 <text:s/>(0.22962237950953715)</text:span></text:p>
      <text:p text:style-name="P3"><text:s text:c="5"/><text:span text:style-name="T1">| &gt; loss_0: 2.6622776985168457 <text:s/>(2.6121781350244118)</text:span></text:p>
      <text:p text:style-name="P3"><text:s text:c="5"/><text:span text:style-name="T1">| &gt; grad_norm_0: tensor(13.5676, device='cuda:0') <text:s/>(tensor(20.3481, device='cuda:0'))</text:span></text:p>
      <text:p text:style-name="P3"><text:s text:c="5"/><text:span text:style-name="T1">| &gt; loss_gen: 2.1382999420166016 <text:s/>(2.194806655425006)</text:span></text:p>
      <text:p text:style-name="P3"><text:s text:c="5"/><text:span text:style-name="T1">| &gt; loss_kl: 1.7837636470794678 <text:s/>(1.6348123627409903)</text:span></text:p>
      <text:p text:style-name="P3"><text:s text:c="5"/><text:span text:style-name="T1">| &gt; loss_feat: 7.198140621185303 <text:s/>(6.832518751743376)</text:span></text:p>
      <text:p text:style-name="P3"><text:s text:c="5"/><text:span text:style-name="T1">| &gt; loss_mel: 16.198516845703125 <text:s/>(15.680222910602799)</text:span></text:p>
      <text:p text:style-name="P3"><text:s text:c="5"/><text:span text:style-name="T1">| &gt; loss_duration: 1.4427711963653564 <text:s/>(1.4194771834630477)</text:span></text:p>
      <text:p text:style-name="P3"><text:s text:c="5"/><text:span text:style-name="T1">| &gt; amp_scaler: 128.0 <text:s/>(128.0)</text:span></text:p>
      <text:p text:style-name="P3"><text:s text:c="5"/><text:span text:style-name="T1">| &gt; loss_1: 28.761491775512695 <text:s/>(27.761837842469756)</text:span></text:p>
      <text:p text:style-name="P3"><text:s text:c="5"/><text:span text:style-name="T1">| &gt; grad_norm_1: tensor(291.5775, device='cuda:0') <text:s/>(tensor(265.4047, device='cuda:0'))</text:span></text:p>
      <text:p text:style-name="P3"><text:s text:c="5"/><text:span text:style-name="T1">| &gt; current_lr_0: 0.0001993759366021797 </text:span></text:p>
      <text:p text:style-name="P3"><text:s text:c="5"/><text:span text:style-name="T1">| &gt; current_lr_1: 0.0001993759366021797 </text:span></text:p>
      <text:p text:style-name="P3"><text:s text:c="5"/><text:span text:style-name="T1">| &gt; step_time: 0.7648 <text:s/>(0.6289798719580302)</text:span></text:p>
      <text:p text:style-name="P3"><text:s text:c="5"/><text:span text:style-name="T1">| &gt; loader_time: 0.0099 <text:s/>(0.007392581162314636)</text:span></text:p>
      <text:p text:style-name="P5"/>
      <text:p text:style-name="P5"/>
      <text:p text:style-name="P1"><text:soft-page-break/>[1m <text:s text:c="2"/>--&gt; TIME: 2025-05-11 14:05:16 -- STEP: 549/630 -- GLOBAL_STEP: 861800[0m</text:p>
      <text:p text:style-name="P3"><text:s text:c="5"/><text:span text:style-name="T1">| &gt; loss_disc: 2.686337471008301 <text:s/>(2.61436350532351)</text:span></text:p>
      <text:p text:style-name="P3"><text:s text:c="5"/><text:span text:style-name="T1">| &gt; loss_disc_real_0: 0.23676523566246033 <text:s/>(0.180243175849997)</text:span></text:p>
      <text:p text:style-name="P3"><text:s text:c="5"/><text:span text:style-name="T1">| &gt; loss_disc_real_1: 0.2213432937860489 <text:s/>(0.21515618166962602)</text:span></text:p>
      <text:p text:style-name="P3"><text:s text:c="5"/><text:span text:style-name="T1">| &gt; loss_disc_real_2: 0.21387161314487457 <text:s/>(0.229904070116566)</text:span></text:p>
      <text:p text:style-name="P3"><text:s text:c="5"/><text:span text:style-name="T1">| &gt; loss_disc_real_3: 0.23027116060256958 <text:s/>(0.23046698129459375)</text:span></text:p>
      <text:p text:style-name="P3"><text:s text:c="5"/><text:span text:style-name="T1">| &gt; loss_disc_real_4: 0.24300864338874817 <text:s/>(0.2393014097420027)</text:span></text:p>
      <text:p text:style-name="P3"><text:s text:c="5"/><text:span text:style-name="T1">| &gt; loss_disc_real_5: 0.2139587104320526 <text:s/>(0.2285050305186725)</text:span></text:p>
      <text:p text:style-name="P3"><text:s text:c="5"/><text:span text:style-name="T1">| &gt; loss_0: 2.686337471008301 <text:s/>(2.61436350532351)</text:span></text:p>
      <text:p text:style-name="P3"><text:s text:c="5"/><text:span text:style-name="T1">| &gt; grad_norm_0: tensor(10.5634, device='cuda:0') <text:s/>(tensor(20.5543, device='cuda:0'))</text:span></text:p>
      <text:p text:style-name="P3"><text:s text:c="5"/><text:span text:style-name="T1">| &gt; loss_gen: 2.0680859088897705 <text:s/>(2.192323433896883)</text:span></text:p>
      <text:p text:style-name="P3"><text:s text:c="5"/><text:span text:style-name="T1">| &gt; loss_kl: 1.5808271169662476 <text:s/>(1.635949864847847)</text:span></text:p>
      <text:p text:style-name="P3"><text:s text:c="5"/><text:span text:style-name="T1">| &gt; loss_feat: 6.752218246459961 <text:s/>(6.785844239163701)</text:span></text:p>
      <text:p text:style-name="P3"><text:s text:c="5"/><text:span text:style-name="T1">| &gt; loss_mel: 15.43319320678711 <text:s/>(15.673895516247914)</text:span></text:p>
      <text:p text:style-name="P3"><text:s text:c="5"/><text:span text:style-name="T1">| &gt; loss_duration: 1.4814529418945312 <text:s/>(1.4286712154013212)</text:span></text:p>
      <text:p text:style-name="P3"><text:s text:c="5"/><text:span text:style-name="T1">| &gt; amp_scaler: 128.0 <text:s/>(128.0)</text:span></text:p>
      <text:p text:style-name="P3"><text:s text:c="5"/><text:span text:style-name="T1">| &gt; loss_1: 27.315778732299805 <text:s/>(27.71668427542042)</text:span></text:p>
      <text:p text:style-name="P3"><text:s text:c="5"/><text:span text:style-name="T1">| &gt; grad_norm_1: tensor(158.2645, device='cuda:0') <text:s/>(tensor(267.4439, device='cuda:0'))</text:span></text:p>
      <text:p text:style-name="P3"><text:s text:c="5"/><text:span text:style-name="T1">| &gt; current_lr_0: 0.0001993759366021797 </text:span></text:p>
      <text:p text:style-name="P3"><text:s text:c="5"/><text:span text:style-name="T1">| &gt; current_lr_1: 0.0001993759366021797 </text:span></text:p>
      <text:p text:style-name="P3"><text:s text:c="5"/><text:span text:style-name="T1">| &gt; step_time: 0.8619 <text:s/>(0.6620533783361998)</text:span></text:p>
      <text:p text:style-name="P3"><text:s text:c="5"/><text:span text:style-name="T1">| &gt; loader_time: 0.0104 <text:s/>(0.007932774573293104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016426245371501 [0m(-0.0002578894297281895)</text:span></text:p>
      <text:p text:style-name="P3"><text:s text:c="5"/><text:span text:style-name="T1">| &gt; avg_loss_disc:[91m 2.653131624062856 [0m(+0.2180539766947427)</text:span></text:p>
      <text:p text:style-name="P3"><text:s text:c="5"/><text:span text:style-name="T1">| &gt; avg_loss_disc_real_0:[91m 0.17724470980465412 [0m(+0.0379104788104693)</text:span></text:p>
      <text:p text:style-name="P3"><text:s text:c="5"/><text:span text:style-name="T1">| &gt; avg_loss_disc_real_1:[91m 0.20161771774291992 [0m(+0.019526425749063492)</text:span></text:p>
      <text:p text:style-name="P3"><text:s text:c="5"/><text:span text:style-name="T1">| &gt; avg_loss_disc_real_2:[91m 0.23763510957360268 [0m(+0.06923155300319195)</text:span></text:p>
      <text:p text:style-name="P3"><text:s text:c="5"/><text:span text:style-name="T1">| &gt; avg_loss_disc_real_3:[91m 0.24374700213472048 [0m(+0.030413036545117678)</text:span></text:p>
      <text:p text:style-name="P3"><text:s text:c="5"/><text:span text:style-name="T1">| &gt; avg_loss_disc_real_4:[92m 0.2510015095273654 [0m(-0.022520511100689533)</text:span></text:p>
      <text:p text:style-name="P3"><text:s text:c="5"/><text:span text:style-name="T1">| &gt; avg_loss_disc_real_5:[91m 0.2894213783244292 [0m(+0.05188791205485663)</text:span></text:p>
      <text:p text:style-name="P3"><text:s text:c="5"/><text:span text:style-name="T1">| &gt; avg_loss_0:[91m 2.653131624062856 [0m(+0.2180539766947427)</text:span></text:p>
      <text:p text:style-name="P3"><text:s text:c="5"/><text:span text:style-name="T1">| &gt; avg_loss_gen:[92m 2.053606927394867 [0m(-0.05362606048584029)</text:span></text:p>
      <text:p text:style-name="P3"><text:s text:c="5"/><text:span text:style-name="T1">| &gt; avg_loss_kl:[92m 1.655015915632248 [0m(-0.15070169170697523)</text:span></text:p>
      <text:p text:style-name="P3"><text:s text:c="5"/><text:span text:style-name="T1">| &gt; avg_loss_feat:[92m 6.182203054428101 [0m(-0.3249243895212812)</text:span></text:p>
      <text:p text:style-name="P3"><text:s text:c="5"/><text:span text:style-name="T1">| &gt; avg_loss_mel:[91m 15.65342378616333 [0m(+0.0418698787689209)</text:span></text:p>
      <text:p text:style-name="P3"><text:s text:c="5"/><text:span text:style-name="T1">| &gt; avg_loss_duration:[91m 1.5232164065043132 [0m(+0.002348442872365464)</text:span></text:p>
      <text:p text:style-name="P3"><text:s text:c="5"/><text:span text:style-name="T1">| &gt; avg_loss_1:[92m 27.067466417948406 [0m(-0.4850330352783203)</text:span></text:p>
      <text:p text:style-name="P5"/>
      <text:p text:style-name="P5"/>
      <text:p text:style-name="P1">[4m[1m &gt; EPOCH: 26/50[0m</text:p>
      <text:p text:style-name="P3"><text:s/><text:span text:style-name="T1">--&gt; /kaggle/working/vits_4_nov-May-11-2025_10+42AM-0000000</text:span></text:p>
      <text:p text:style-name="P5"/>
      <text:p text:style-name="P1">[1m &gt; TRAINING (2025-05-11 14:06:50) [0m</text:p>
      <text:p text:style-name="P5"/>
      <text:p text:style-name="P1">[1m <text:s text:c="2"/>--&gt; TIME: 2025-05-11 14:07:00 -- STEP: 19/630 -- GLOBAL_STEP: 861900[0m</text:p>
      <text:p text:style-name="P3"><text:s text:c="5"/><text:span text:style-name="T1">| &gt; loss_disc: 2.5716018676757812 <text:s/>(2.6117164837686637)</text:span></text:p>
      <text:p text:style-name="P3"><text:s text:c="5"/><text:span text:style-name="T1">| &gt; loss_disc_real_0: 0.12587597966194153 <text:s/>(0.17132658785895297)</text:span></text:p>
      <text:p text:style-name="P3"><text:s text:c="5"/><text:span text:style-name="T1">| &gt; loss_disc_real_1: 0.2108355611562729 <text:s/>(0.21660081257945613)</text:span></text:p>
      <text:p text:style-name="P3"><text:s text:c="5"/><text:span text:style-name="T1">| &gt; loss_disc_real_2: 0.22746236622333527 <text:s/>(0.2260813893456208)</text:span></text:p>
      <text:p text:style-name="P3"><text:s text:c="5"/><text:span text:style-name="T1">| &gt; loss_disc_real_3: 0.20268933475017548 <text:s/>(0.23406061216404564)</text:span></text:p>
      <text:p text:style-name="P3"><text:s text:c="5"/><text:span text:style-name="T1">| &gt; loss_disc_real_4: 0.2380615621805191 <text:s/>(0.24192663321369573)</text:span></text:p>
      <text:p text:style-name="P3"><text:s text:c="5"/><text:span text:style-name="T1">| &gt; loss_disc_real_5: 0.20524495840072632 <text:s/>(0.24717279876533307)</text:span></text:p>
      <text:p text:style-name="P3"><text:s text:c="5"/><text:span text:style-name="T1">| &gt; loss_0: 2.5716018676757812 <text:s/>(2.6117164837686637)</text:span></text:p>
      <text:p text:style-name="P3"><text:soft-page-break/><text:s text:c="5"/><text:span text:style-name="T1">| &gt; grad_norm_0: tensor(21.7456, device='cuda:0') <text:s/>(tensor(12.0616, device='cuda:0'))</text:span></text:p>
      <text:p text:style-name="P3"><text:s text:c="5"/><text:span text:style-name="T1">| &gt; loss_gen: 2.0991709232330322 <text:s/>(2.182407259941101)</text:span></text:p>
      <text:p text:style-name="P3"><text:s text:c="5"/><text:span text:style-name="T1">| &gt; loss_kl: 1.4538074731826782 <text:s/>(1.4421365323819613)</text:span></text:p>
      <text:p text:style-name="P3"><text:s text:c="5"/><text:span text:style-name="T1">| &gt; loss_feat: 6.529789447784424 <text:s/>(6.821020527889854)</text:span></text:p>
      <text:p text:style-name="P3"><text:s text:c="5"/><text:span text:style-name="T1">| &gt; loss_mel: 15.814608573913574 <text:s/>(15.640152178312603)</text:span></text:p>
      <text:p text:style-name="P3"><text:s text:c="5"/><text:span text:style-name="T1">| &gt; loss_duration: 1.4528071880340576 <text:s/>(1.4447956963589317)</text:span></text:p>
      <text:p text:style-name="P3"><text:s text:c="5"/><text:span text:style-name="T1">| &gt; amp_scaler: 128.0 <text:s/>(128.0)</text:span></text:p>
      <text:p text:style-name="P3"><text:s text:c="5"/><text:span text:style-name="T1">| &gt; loss_1: 27.350183486938477 <text:s/>(27.530512458399723)</text:span></text:p>
      <text:p text:style-name="P3"><text:s text:c="5"/><text:span text:style-name="T1">| &gt; grad_norm_1: tensor(184.9937, device='cuda:0') <text:s/>(tensor(115.4253, device='cuda:0'))</text:span></text:p>
      <text:p text:style-name="P3"><text:s text:c="5"/><text:span text:style-name="T1">| &gt; current_lr_0: 0.00019935101461010442 </text:span></text:p>
      <text:p text:style-name="P3"><text:s text:c="5"/><text:span text:style-name="T1">| &gt; current_lr_1: 0.00019935101461010442 </text:span></text:p>
      <text:p text:style-name="P3"><text:s text:c="5"/><text:span text:style-name="T1">| &gt; step_time: 0.5217 <text:s/>(0.5100404337832802)</text:span></text:p>
      <text:p text:style-name="P3"><text:s text:c="5"/><text:span text:style-name="T1">| &gt; loader_time: 0.0052 <text:s/>(0.004594087600708008)</text:span></text:p>
      <text:p text:style-name="P5"/>
      <text:p text:style-name="P5"/>
      <text:p text:style-name="P1">[1m <text:s text:c="2"/>--&gt; TIME: 2025-05-11 14:07:55 -- STEP: 119/630 -- GLOBAL_STEP: 862000[0m</text:p>
      <text:p text:style-name="P3"><text:s text:c="5"/><text:span text:style-name="T1">| &gt; loss_disc: 2.6361122131347656 <text:s/>(2.616846397143452)</text:span></text:p>
      <text:p text:style-name="P3"><text:s text:c="5"/><text:span text:style-name="T1">| &gt; loss_disc_real_0: 0.21626141667366028 <text:s/>(0.18179388168980096)</text:span></text:p>
      <text:p text:style-name="P3"><text:s text:c="5"/><text:span text:style-name="T1">| &gt; loss_disc_real_1: 0.21246437728405 <text:s/>(0.2156952061072117)</text:span></text:p>
      <text:p text:style-name="P3"><text:s text:c="5"/><text:span text:style-name="T1">| &gt; loss_disc_real_2: 0.26169484853744507 <text:s/>(0.22768845503069773)</text:span></text:p>
      <text:p text:style-name="P3"><text:s text:c="5"/><text:span text:style-name="T1">| &gt; loss_disc_real_3: 0.25729551911354065 <text:s/>(0.2309809439823407)</text:span></text:p>
      <text:p text:style-name="P3"><text:s text:c="5"/><text:span text:style-name="T1">| &gt; loss_disc_real_4: 0.2125561684370041 <text:s/>(0.24087464759329788)</text:span></text:p>
      <text:p text:style-name="P3"><text:s text:c="5"/><text:span text:style-name="T1">| &gt; loss_disc_real_5: 0.2216307520866394 <text:s/>(0.23218745469045238)</text:span></text:p>
      <text:p text:style-name="P3"><text:s text:c="5"/><text:span text:style-name="T1">| &gt; loss_0: 2.6361122131347656 <text:s/>(2.616846397143452)</text:span></text:p>
      <text:p text:style-name="P3"><text:s text:c="5"/><text:span text:style-name="T1">| &gt; grad_norm_0: tensor(29.5667, device='cuda:0') <text:s/>(tensor(16.3074, device='cuda:0'))</text:span></text:p>
      <text:p text:style-name="P3"><text:s text:c="5"/><text:span text:style-name="T1">| &gt; loss_gen: 2.1165614128112793 <text:s/>(2.1636952482351717)</text:span></text:p>
      <text:p text:style-name="P3"><text:s text:c="5"/><text:span text:style-name="T1">| &gt; loss_kl: 1.498469352722168 <text:s/>(1.61206352610548)</text:span></text:p>
      <text:p text:style-name="P3"><text:s text:c="5"/><text:span text:style-name="T1">| &gt; loss_feat: 6.65869665145874 <text:s/>(6.872731733722847)</text:span></text:p>
      <text:p text:style-name="P3"><text:s text:c="5"/><text:span text:style-name="T1">| &gt; loss_mel: 15.74703598022461 <text:s/>(15.626100556189273)</text:span></text:p>
      <text:p text:style-name="P3"><text:s text:c="5"/><text:span text:style-name="T1">| &gt; loss_duration: 1.4797518253326416 <text:s/>(1.429503641208681)</text:span></text:p>
      <text:p text:style-name="P3"><text:s text:c="5"/><text:span text:style-name="T1">| &gt; amp_scaler: 128.0 <text:s/>(128.0)</text:span></text:p>
      <text:p text:style-name="P3"><text:s text:c="5"/><text:span text:style-name="T1">| &gt; loss_1: 27.50051498413086 <text:s/>(27.7040945902592)</text:span></text:p>
      <text:p text:style-name="P3"><text:s text:c="5"/><text:span text:style-name="T1">| &gt; grad_norm_1: tensor(67.3213, device='cuda:0') <text:s/>(tensor(180.6803, device='cuda:0'))</text:span></text:p>
      <text:p text:style-name="P3"><text:s text:c="5"/><text:span text:style-name="T1">| &gt; current_lr_0: 0.00019935101461010442 </text:span></text:p>
      <text:p text:style-name="P3"><text:s text:c="5"/><text:span text:style-name="T1">| &gt; current_lr_1: 0.00019935101461010442 </text:span></text:p>
      <text:p text:style-name="P3"><text:s text:c="5"/><text:span text:style-name="T1">| &gt; step_time: 0.5262 <text:s/>(0.5287906422334557)</text:span></text:p>
      <text:p text:style-name="P3"><text:s text:c="5"/><text:span text:style-name="T1">| &gt; loader_time: 0.0059 <text:s/>(0.005449603585635915)</text:span></text:p>
      <text:p text:style-name="P5"/>
      <text:p text:style-name="P5"/>
      <text:p text:style-name="P3"><text:s/><text:span text:style-name="T1">&gt; CHECKPOINT : /kaggle/working/vits_4_nov-May-11-2025_10+42AM-0000000/checkpoint_862000.pth</text:span></text:p>
      <text:p text:style-name="P5"/>
      <text:p text:style-name="P1">[1m <text:s text:c="2"/>--&gt; TIME: 2025-05-11 14:08:58 -- STEP: 219/630 -- GLOBAL_STEP: 862100[0m</text:p>
      <text:p text:style-name="P3"><text:s text:c="5"/><text:span text:style-name="T1">| &gt; loss_disc: 2.7067227363586426 <text:s/>(2.6150275463382937)</text:span></text:p>
      <text:p text:style-name="P3"><text:s text:c="5"/><text:span text:style-name="T1">| &gt; loss_disc_real_0: 0.16513366997241974 <text:s/>(0.18046491630545497)</text:span></text:p>
      <text:p text:style-name="P3"><text:s text:c="5"/><text:span text:style-name="T1">| &gt; loss_disc_real_1: 0.17011426389217377 <text:s/>(0.21352718484728303)</text:span></text:p>
      <text:p text:style-name="P3"><text:s text:c="5"/><text:span text:style-name="T1">| &gt; loss_disc_real_2: 0.23953016102313995 <text:s/>(0.2269345183078557)</text:span></text:p>
      <text:p text:style-name="P3"><text:s text:c="5"/><text:span text:style-name="T1">| &gt; loss_disc_real_3: 0.2163262963294983 <text:s/>(0.23090451969403655)</text:span></text:p>
      <text:p text:style-name="P3"><text:s text:c="5"/><text:span text:style-name="T1">| &gt; loss_disc_real_4: 0.2145259976387024 <text:s/>(0.24058058653792289)</text:span></text:p>
      <text:p text:style-name="P3"><text:s text:c="5"/><text:span text:style-name="T1">| &gt; loss_disc_real_5: 0.2660699188709259 <text:s/>(0.2336528548911282)</text:span></text:p>
      <text:p text:style-name="P3"><text:s text:c="5"/><text:span text:style-name="T1">| &gt; loss_0: 2.7067227363586426 <text:s/>(2.6150275463382937)</text:span></text:p>
      <text:p text:style-name="P3"><text:s text:c="5"/><text:span text:style-name="T1">| &gt; grad_norm_0: tensor(12.9302, device='cuda:0') <text:s/>(tensor(17.5821, device='cuda:0'))</text:span></text:p>
      <text:p text:style-name="P3"><text:s text:c="5"/><text:span text:style-name="T1">| &gt; loss_gen: 2.2457637786865234 <text:s/>(2.1710620813718102)</text:span></text:p>
      <text:p text:style-name="P3"><text:s text:c="5"/><text:span text:style-name="T1">| &gt; loss_kl: 1.4280188083648682 <text:s/>(1.6290213005727823)</text:span></text:p>
      <text:p text:style-name="P3"><text:s text:c="5"/><text:span text:style-name="T1">| &gt; loss_feat: 7.756093502044678 <text:s/>(6.839777238837116)</text:span></text:p>
      <text:p text:style-name="P3"><text:s text:c="5"/><text:span text:style-name="T1">| &gt; loss_mel: 16.50216293334961 <text:s/>(15.634515540240562)</text:span></text:p>
      <text:p text:style-name="P3"><text:s text:c="5"/><text:span text:style-name="T1">| &gt; loss_duration: 1.4989264011383057 <text:s/>(1.3844408629691765)</text:span></text:p>
      <text:p text:style-name="P3"><text:s text:c="5"/><text:span text:style-name="T1">| &gt; amp_scaler: 256.0 <text:s/>(177.09589041095896)</text:span></text:p>
      <text:p text:style-name="P3"><text:s text:c="5"/><text:span text:style-name="T1">| &gt; loss_1: 29.430965423583984 <text:s/>(27.658817012560423)</text:span></text:p>
      <text:p text:style-name="P3"><text:soft-page-break/><text:s text:c="5"/><text:span text:style-name="T1">| &gt; grad_norm_1: tensor(160.6021, device='cuda:0') <text:s/>(tensor(193.3389, device='cuda:0'))</text:span></text:p>
      <text:p text:style-name="P3"><text:s text:c="5"/><text:span text:style-name="T1">| &gt; current_lr_0: 0.00019935101461010442 </text:span></text:p>
      <text:p text:style-name="P3"><text:s text:c="5"/><text:span text:style-name="T1">| &gt; current_lr_1: 0.00019935101461010442 </text:span></text:p>
      <text:p text:style-name="P3"><text:s text:c="5"/><text:span text:style-name="T1">| &gt; step_time: 0.577 <text:s/>(0.5565584653044399)</text:span></text:p>
      <text:p text:style-name="P3"><text:s text:c="5"/><text:span text:style-name="T1">| &gt; loader_time: 0.007 <text:s/>(0.0060130776879994295)</text:span></text:p>
      <text:p text:style-name="P5"/>
      <text:p text:style-name="P5"/>
      <text:p text:style-name="P1">[1m <text:s text:c="2"/>--&gt; TIME: 2025-05-11 14:10:02 -- STEP: 319/630 -- GLOBAL_STEP: 862200[0m</text:p>
      <text:p text:style-name="P3"><text:s text:c="5"/><text:span text:style-name="T1">| &gt; loss_disc: 2.6196374893188477 <text:s/>(2.615091918030503)</text:span></text:p>
      <text:p text:style-name="P3"><text:s text:c="5"/><text:span text:style-name="T1">| &gt; loss_disc_real_0: 0.3051263391971588 <text:s/>(0.18096597742604606)</text:span></text:p>
      <text:p text:style-name="P3"><text:s text:c="5"/><text:span text:style-name="T1">| &gt; loss_disc_real_1: 0.33285361528396606 <text:s/>(0.2144341432375594)</text:span></text:p>
      <text:p text:style-name="P3"><text:s text:c="5"/><text:span text:style-name="T1">| &gt; loss_disc_real_2: 0.212092787027359 <text:s/>(0.2274661325735732)</text:span></text:p>
      <text:p text:style-name="P3"><text:s text:c="5"/><text:span text:style-name="T1">| &gt; loss_disc_real_3: 0.20748506486415863 <text:s/>(0.23139316894604495)</text:span></text:p>
      <text:p text:style-name="P3"><text:s text:c="5"/><text:span text:style-name="T1">| &gt; loss_disc_real_4: 0.17254255712032318 <text:s/>(0.2404738880904117)</text:span></text:p>
      <text:p text:style-name="P3"><text:s text:c="5"/><text:span text:style-name="T1">| &gt; loss_disc_real_5: 0.17854012548923492 <text:s/>(0.23037569804064534)</text:span></text:p>
      <text:p text:style-name="P3"><text:s text:c="5"/><text:span text:style-name="T1">| &gt; loss_0: 2.6196374893188477 <text:s/>(2.615091918030503)</text:span></text:p>
      <text:p text:style-name="P3"><text:s text:c="5"/><text:span text:style-name="T1">| &gt; grad_norm_0: tensor(26.7452, device='cuda:0') <text:s/>(tensor(19.2728, device='cuda:0'))</text:span></text:p>
      <text:p text:style-name="P3"><text:s text:c="5"/><text:span text:style-name="T1">| &gt; loss_gen: 2.2490289211273193 <text:s/>(2.171661190104705)</text:span></text:p>
      <text:p text:style-name="P3"><text:s text:c="5"/><text:span text:style-name="T1">| &gt; loss_kl: 1.5609698295593262 <text:s/>(1.62902556317727)</text:span></text:p>
      <text:p text:style-name="P3"><text:s text:c="5"/><text:span text:style-name="T1">| &gt; loss_feat: 7.011397838592529 <text:s/>(6.7924212497603556)</text:span></text:p>
      <text:p text:style-name="P3"><text:s text:c="5"/><text:span text:style-name="T1">| &gt; loss_mel: 16.062217712402344 <text:s/>(15.65208248509135)</text:span></text:p>
      <text:p text:style-name="P3"><text:s text:c="5"/><text:span text:style-name="T1">| &gt; loss_duration: 1.4943403005599976 <text:s/>(1.4121582765937972)</text:span></text:p>
      <text:p text:style-name="P3"><text:s text:c="5"/><text:span text:style-name="T1">| &gt; amp_scaler: 256.0 <text:s/>(201.83072100313484)</text:span></text:p>
      <text:p text:style-name="P3"><text:s text:c="5"/><text:span text:style-name="T1">| &gt; loss_1: 28.37795639038086 <text:s/>(27.657348758374642)</text:span></text:p>
      <text:p text:style-name="P3"><text:s text:c="5"/><text:span text:style-name="T1">| &gt; grad_norm_1: tensor(456.4889, device='cuda:0') <text:s/>(tensor(224.8036, device='cuda:0'))</text:span></text:p>
      <text:p text:style-name="P3"><text:s text:c="5"/><text:span text:style-name="T1">| &gt; current_lr_0: 0.00019935101461010442 </text:span></text:p>
      <text:p text:style-name="P3"><text:s text:c="5"/><text:span text:style-name="T1">| &gt; current_lr_1: 0.00019935101461010442 </text:span></text:p>
      <text:p text:style-name="P3"><text:s text:c="5"/><text:span text:style-name="T1">| &gt; step_time: 0.6574 <text:s/>(0.5775028904403642)</text:span></text:p>
      <text:p text:style-name="P3"><text:s text:c="5"/><text:span text:style-name="T1">| &gt; loader_time: 0.0077 <text:s/>(0.006503857041601104)</text:span></text:p>
      <text:p text:style-name="P5"/>
      <text:p text:style-name="P5"/>
      <text:p text:style-name="P1">[1m <text:s text:c="2"/>--&gt; TIME: 2025-05-11 14:11:12 -- STEP: 419/630 -- GLOBAL_STEP: 862300[0m</text:p>
      <text:p text:style-name="P3"><text:s text:c="5"/><text:span text:style-name="T1">| &gt; loss_disc: 2.726128101348877 <text:s/>(2.6173446269479164)</text:span></text:p>
      <text:p text:style-name="P3"><text:s text:c="5"/><text:span text:style-name="T1">| &gt; loss_disc_real_0: 0.333417683839798 <text:s/>(0.1805711865140601)</text:span></text:p>
      <text:p text:style-name="P3"><text:s text:c="5"/><text:span text:style-name="T1">| &gt; loss_disc_real_1: 0.24432122707366943 <text:s/>(0.215117175247618)</text:span></text:p>
      <text:p text:style-name="P3"><text:s text:c="5"/><text:span text:style-name="T1">| &gt; loss_disc_real_2: 0.27824294567108154 <text:s/>(0.22814847219530893)</text:span></text:p>
      <text:p text:style-name="P3"><text:s text:c="5"/><text:span text:style-name="T1">| &gt; loss_disc_real_3: 0.2547459006309509 <text:s/>(0.23223365171143434)</text:span></text:p>
      <text:p text:style-name="P3"><text:s text:c="5"/><text:span text:style-name="T1">| &gt; loss_disc_real_4: 0.25040292739868164 <text:s/>(0.24083001908083804)</text:span></text:p>
      <text:p text:style-name="P3"><text:s text:c="5"/><text:span text:style-name="T1">| &gt; loss_disc_real_5: 0.22932419180870056 <text:s/>(0.23037023774763848)</text:span></text:p>
      <text:p text:style-name="P3"><text:s text:c="5"/><text:span text:style-name="T1">| &gt; loss_0: 2.726128101348877 <text:s/>(2.6173446269479164)</text:span></text:p>
      <text:p text:style-name="P3"><text:s text:c="5"/><text:span text:style-name="T1">| &gt; grad_norm_0: tensor(29.2395, device='cuda:0') <text:s/>(tensor(18.9139, device='cuda:0'))</text:span></text:p>
      <text:p text:style-name="P3"><text:s text:c="5"/><text:span text:style-name="T1">| &gt; loss_gen: 2.4190590381622314 <text:s/>(2.168493088503723)</text:span></text:p>
      <text:p text:style-name="P3"><text:s text:c="5"/><text:span text:style-name="T1">| &gt; loss_kl: 1.5667086839675903 <text:s/>(1.6316060792290226)</text:span></text:p>
      <text:p text:style-name="P3"><text:s text:c="5"/><text:span text:style-name="T1">| &gt; loss_feat: 6.996407985687256 <text:s/>(6.750082818306716)</text:span></text:p>
      <text:p text:style-name="P3"><text:s text:c="5"/><text:span text:style-name="T1">| &gt; loss_mel: 15.485761642456055 <text:s/>(15.603053045159024)</text:span></text:p>
      <text:p text:style-name="P3"><text:s text:c="5"/><text:span text:style-name="T1">| &gt; loss_duration: 1.4649240970611572 <text:s/>(1.4135097754599086)</text:span></text:p>
      <text:p text:style-name="P3"><text:s text:c="5"/><text:span text:style-name="T1">| &gt; amp_scaler: 256.0 <text:s/>(214.7589498806683)</text:span></text:p>
      <text:p text:style-name="P3"><text:s text:c="5"/><text:span text:style-name="T1">| &gt; loss_1: 27.932861328125 <text:s/>(27.56674478844982)</text:span></text:p>
      <text:p text:style-name="P3"><text:s text:c="5"/><text:span text:style-name="T1">| &gt; grad_norm_1: tensor(499.2580, device='cuda:0') <text:s/>(tensor(218.6738, device='cuda:0'))</text:span></text:p>
      <text:p text:style-name="P3"><text:s text:c="5"/><text:span text:style-name="T1">| &gt; current_lr_0: 0.00019935101461010442 </text:span></text:p>
      <text:p text:style-name="P3"><text:s text:c="5"/><text:span text:style-name="T1">| &gt; current_lr_1: 0.00019935101461010442 </text:span></text:p>
      <text:p text:style-name="P3"><text:s text:c="5"/><text:span text:style-name="T1">| &gt; step_time: 0.7183 <text:s/>(0.6040657021834347)</text:span></text:p>
      <text:p text:style-name="P3"><text:s text:c="5"/><text:span text:style-name="T1">| &gt; loader_time: 0.0088 <text:s/>(0.007030838144707509)</text:span></text:p>
      <text:p text:style-name="P5"/>
      <text:p text:style-name="P5"/>
      <text:p text:style-name="P1">[1m <text:s text:c="2"/>--&gt; TIME: 2025-05-11 14:12:29 -- STEP: 519/630 -- GLOBAL_STEP: 862400[0m</text:p>
      <text:p text:style-name="P3"><text:s text:c="5"/><text:span text:style-name="T1">| &gt; loss_disc: 2.6944580078125 <text:s/>(2.6159919948247117)</text:span></text:p>
      <text:p text:style-name="P3"><text:s text:c="5"/><text:span text:style-name="T1">| &gt; loss_disc_real_0: 0.2133955955505371 <text:s/>(0.18070206623201426)</text:span></text:p>
      <text:p text:style-name="P3"><text:s text:c="5"/><text:span text:style-name="T1">| &gt; loss_disc_real_1: 0.2081444412469864 <text:s/>(0.21455068650847456)</text:span></text:p>
      <text:p text:style-name="P3"><text:soft-page-break/><text:s text:c="5"/><text:span text:style-name="T1">| &gt; loss_disc_real_2: 0.2436693012714386 <text:s/>(0.228547997270246)</text:span></text:p>
      <text:p text:style-name="P3"><text:s text:c="5"/><text:span text:style-name="T1">| &gt; loss_disc_real_3: 0.24922071397304535 <text:s/>(0.23198942360620736)</text:span></text:p>
      <text:p text:style-name="P3"><text:s text:c="5"/><text:span text:style-name="T1">| &gt; loss_disc_real_4: 0.2562008202075958 <text:s/>(0.24015257043875252)</text:span></text:p>
      <text:p text:style-name="P3"><text:s text:c="5"/><text:span text:style-name="T1">| &gt; loss_disc_real_5: 0.2213968187570572 <text:s/>(0.23091506320617103)</text:span></text:p>
      <text:p text:style-name="P3"><text:s text:c="5"/><text:span text:style-name="T1">| &gt; loss_0: 2.6944580078125 <text:s/>(2.6159919948247117)</text:span></text:p>
      <text:p text:style-name="P3"><text:s text:c="5"/><text:span text:style-name="T1">| &gt; grad_norm_0: tensor(23.5127, device='cuda:0') <text:s/>(tensor(18.3209, device='cuda:0'))</text:span></text:p>
      <text:p text:style-name="P3"><text:s text:c="5"/><text:span text:style-name="T1">| &gt; loss_gen: 2.257340908050537 <text:s/>(2.168489463297156)</text:span></text:p>
      <text:p text:style-name="P3"><text:s text:c="5"/><text:span text:style-name="T1">| &gt; loss_kl: 1.597111701965332 <text:s/>(1.6311066839736321)</text:span></text:p>
      <text:p text:style-name="P3"><text:s text:c="5"/><text:span text:style-name="T1">| &gt; loss_feat: 6.3686957359313965 <text:s/>(6.736468869137626)</text:span></text:p>
      <text:p text:style-name="P3"><text:s text:c="5"/><text:span text:style-name="T1">| &gt; loss_mel: 15.680326461791992 <text:s/>(15.60090425156904)</text:span></text:p>
      <text:p text:style-name="P3"><text:s text:c="5"/><text:span text:style-name="T1">| &gt; loss_duration: 1.443327784538269 <text:s/>(1.4246268763937242)</text:span></text:p>
      <text:p text:style-name="P3"><text:s text:c="5"/><text:span text:style-name="T1">| &gt; amp_scaler: 256.0 <text:s/>(222.70520231213877)</text:span></text:p>
      <text:p text:style-name="P3"><text:s text:c="5"/><text:span text:style-name="T1">| &gt; loss_1: 27.3468017578125 <text:s/>(27.561596166651146)</text:span></text:p>
      <text:p text:style-name="P3"><text:s text:c="5"/><text:span text:style-name="T1">| &gt; grad_norm_1: tensor(330.7634, device='cuda:0') <text:s/>(tensor(213.0648, device='cuda:0'))</text:span></text:p>
      <text:p text:style-name="P3"><text:s text:c="5"/><text:span text:style-name="T1">| &gt; current_lr_0: 0.00019935101461010442 </text:span></text:p>
      <text:p text:style-name="P3"><text:s text:c="5"/><text:span text:style-name="T1">| &gt; current_lr_1: 0.00019935101461010442 </text:span></text:p>
      <text:p text:style-name="P3"><text:s text:c="5"/><text:span text:style-name="T1">| &gt; step_time: 0.8286 <text:s/>(0.6333795981140726)</text:span></text:p>
      <text:p text:style-name="P3"><text:s text:c="5"/><text:span text:style-name="T1">| &gt; loader_time: 0.0107 <text:s/>(0.007577094039475987)</text:span></text:p>
      <text:p text:style-name="P5"/>
      <text:p text:style-name="P5"/>
      <text:p text:style-name="P1">[1m <text:s text:c="2"/>--&gt; TIME: 2025-05-11 14:14:04 -- STEP: 619/630 -- GLOBAL_STEP: 862500[0m</text:p>
      <text:p text:style-name="P3"><text:s text:c="5"/><text:span text:style-name="T1">| &gt; loss_disc: 2.5143511295318604 <text:s/>(2.6149567290538713)</text:span></text:p>
      <text:p text:style-name="P3"><text:s text:c="5"/><text:span text:style-name="T1">| &gt; loss_disc_real_0: 0.2632022500038147 <text:s/>(0.18013460256508357)</text:span></text:p>
      <text:p text:style-name="P3"><text:s text:c="5"/><text:span text:style-name="T1">| &gt; loss_disc_real_1: 0.21108919382095337 <text:s/>(0.2150001530693498)</text:span></text:p>
      <text:p text:style-name="P3"><text:s text:c="5"/><text:span text:style-name="T1">| &gt; loss_disc_real_2: 0.22135910391807556 <text:s/>(0.22865958870516456)</text:span></text:p>
      <text:p text:style-name="P3"><text:s text:c="5"/><text:span text:style-name="T1">| &gt; loss_disc_real_3: 0.19574524462223053 <text:s/>(0.2317931860300181)</text:span></text:p>
      <text:p text:style-name="P3"><text:s text:c="5"/><text:span text:style-name="T1">| &gt; loss_disc_real_4: 0.19945447146892548 <text:s/>(0.24015316220304309)</text:span></text:p>
      <text:p text:style-name="P3"><text:s text:c="5"/><text:span text:style-name="T1">| &gt; loss_disc_real_5: 0.1856110543012619 <text:s/>(0.2299463517831485)</text:span></text:p>
      <text:p text:style-name="P3"><text:s text:c="5"/><text:span text:style-name="T1">| &gt; loss_0: 2.5143511295318604 <text:s/>(2.6149567290538713)</text:span></text:p>
      <text:p text:style-name="P3"><text:s text:c="5"/><text:span text:style-name="T1">| &gt; grad_norm_0: tensor(27.3553, device='cuda:0') <text:s/>(tensor(18.8584, device='cuda:0'))</text:span></text:p>
      <text:p text:style-name="P3"><text:s text:c="5"/><text:span text:style-name="T1">| &gt; loss_gen: 2.4121618270874023 <text:s/>(2.1741988117744895)</text:span></text:p>
      <text:p text:style-name="P3"><text:s text:c="5"/><text:span text:style-name="T1">| &gt; loss_kl: 1.5579299926757812 <text:s/>(1.6293243293038102)</text:span></text:p>
      <text:p text:style-name="P3"><text:s text:c="5"/><text:span text:style-name="T1">| &gt; loss_feat: 6.858544826507568 <text:s/>(6.736935007745499)</text:span></text:p>
      <text:p text:style-name="P3"><text:s text:c="5"/><text:span text:style-name="T1">| &gt; loss_mel: 15.883289337158203 <text:s/>(15.617666498717275)</text:span></text:p>
      <text:p text:style-name="P3"><text:s text:c="5"/><text:span text:style-name="T1">| &gt; loss_duration: 1.532747507095337 <text:s/>(1.4339108459398697)</text:span></text:p>
      <text:p text:style-name="P3"><text:s text:c="5"/><text:span text:style-name="T1">| &gt; amp_scaler: 256.0 <text:s/>(228.08400646203555)</text:span></text:p>
      <text:p text:style-name="P3"><text:s text:c="5"/><text:span text:style-name="T1">| &gt; loss_1: 28.244672775268555 <text:s/>(27.592035478459422)</text:span></text:p>
      <text:p text:style-name="P3"><text:s text:c="5"/><text:span text:style-name="T1">| &gt; grad_norm_1: tensor(634.5302, device='cuda:0') <text:s/>(tensor(218.2943, device='cuda:0'))</text:span></text:p>
      <text:p text:style-name="P3"><text:s text:c="5"/><text:span text:style-name="T1">| &gt; current_lr_0: 0.00019935101461010442 </text:span></text:p>
      <text:p text:style-name="P3"><text:s text:c="5"/><text:span text:style-name="T1">| &gt; current_lr_1: 0.00019935101461010442 </text:span></text:p>
      <text:p text:style-name="P3"><text:s text:c="5"/><text:span text:style-name="T1">| &gt; step_time: 1.161 <text:s/>(0.6809041658010162)</text:span></text:p>
      <text:p text:style-name="P3"><text:s text:c="5"/><text:span text:style-name="T1">| &gt; loader_time: 0.0139 <text:s/>(0.008258627381578978)</text:span></text:p>
      <text:p text:style-name="P5"/>
      <text:p text:style-name="P5"/>
      <text:p text:style-name="P3"><text:s/><text:span text:style-name="T1">&gt; CHECKPOINT : /kaggle/working/vits_4_nov-May-11-2025_10+42AM-0000000/checkpoint_862500.pth</text:span></text:p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205074946085612 [0m(+0.00018864870071411133)</text:span></text:p>
      <text:p text:style-name="P3"><text:s text:c="5"/><text:span text:style-name="T1">| &gt; avg_loss_disc:[91m 2.6944560607274375 [0m(+0.0413244366645813)</text:span></text:p>
      <text:p text:style-name="P3"><text:s text:c="5"/><text:span text:style-name="T1">| &gt; avg_loss_disc_real_0:[92m 0.12121880302826564 [0m(-0.05602590677638848)</text:span></text:p>
      <text:p text:style-name="P3"><text:s text:c="5"/><text:span text:style-name="T1">| &gt; avg_loss_disc_real_1:[92m 0.19097230459252992 [0m(-0.010645413150389998)</text:span></text:p>
      <text:p text:style-name="P3"><text:s text:c="5"/><text:span text:style-name="T1">| &gt; avg_loss_disc_real_2:[92m 0.20708208779493967 [0m(-0.03055302177866301)</text:span></text:p>
      <text:p text:style-name="P3"><text:s text:c="5"/><text:span text:style-name="T1">| &gt; avg_loss_disc_real_3:[92m 0.22954639419913292 [0m(-0.014200607935587556)</text:span></text:p>
      <text:p text:style-name="P3"><text:s text:c="5"/><text:span text:style-name="T1">| &gt; avg_loss_disc_real_4:[92m 0.2318046030898889 [0m(-0.019196906437476485)</text:span></text:p>
      <text:p text:style-name="P3"><text:soft-page-break/><text:s text:c="5"/><text:span text:style-name="T1">| &gt; avg_loss_disc_real_5:[92m 0.24640983094771704 [0m(-0.04301154737671217)</text:span></text:p>
      <text:p text:style-name="P3"><text:s text:c="5"/><text:span text:style-name="T1">| &gt; avg_loss_0:[91m 2.6944560607274375 [0m(+0.0413244366645813)</text:span></text:p>
      <text:p text:style-name="P3"><text:s text:c="5"/><text:span text:style-name="T1">| &gt; avg_loss_gen:[92m 1.786716987689336 [0m(-0.2668899397055309)</text:span></text:p>
      <text:p text:style-name="P3"><text:s text:c="5"/><text:span text:style-name="T1">| &gt; avg_loss_kl:[91m 1.6850026547908783 [0m(+0.02998673915863037)</text:span></text:p>
      <text:p text:style-name="P3"><text:s text:c="5"/><text:span text:style-name="T1">| &gt; avg_loss_feat:[92m 6.027954896291097 [0m(-0.15424815813700388)</text:span></text:p>
      <text:p text:style-name="P3"><text:s text:c="5"/><text:span text:style-name="T1">| &gt; avg_loss_mel:[92m 15.333996613820394 [0m(-0.3194271723429356)</text:span></text:p>
      <text:p text:style-name="P3"><text:s text:c="5"/><text:span text:style-name="T1">| &gt; avg_loss_duration:[91m 1.524967352549235 [0m(+0.001750946044921875)</text:span></text:p>
      <text:p text:style-name="P3"><text:s text:c="5"/><text:span text:style-name="T1">| &gt; avg_loss_1:[92m 26.358638763427734 [0m(-0.7088276545206718)</text:span></text:p>
      <text:p text:style-name="P5"/>
      <text:p text:style-name="P3"><text:s/><text:span text:style-name="T1">&gt; BEST MODEL : /kaggle/working/vits_4_nov-May-11-2025_10+42AM-0000000/best_model_862511.pth</text:span></text:p>
      <text:p text:style-name="P5"/>
      <text:p text:style-name="P1">[4m[1m &gt; EPOCH: 27/50[0m</text:p>
      <text:p text:style-name="P3"><text:s/><text:span text:style-name="T1">--&gt; /kaggle/working/vits_4_nov-May-11-2025_10+42AM-0000000</text:span></text:p>
      <text:p text:style-name="P5"/>
      <text:p text:style-name="P1">[1m &gt; TRAINING (2025-05-11 14:14:34) [0m</text:p>
      <text:p text:style-name="P5"/>
      <text:p text:style-name="P1">[1m <text:s text:c="2"/>--&gt; TIME: 2025-05-11 14:15:23 -- STEP: 89/630 -- GLOBAL_STEP: 862600[0m</text:p>
      <text:p text:style-name="P3"><text:s text:c="5"/><text:span text:style-name="T1">| &gt; loss_disc: 2.5331473350524902 <text:s/>(2.611609043699971)</text:span></text:p>
      <text:p text:style-name="P3"><text:s text:c="5"/><text:span text:style-name="T1">| &gt; loss_disc_real_0: 0.13550254702568054 <text:s/>(0.17515064424343318)</text:span></text:p>
      <text:p text:style-name="P3"><text:s text:c="5"/><text:span text:style-name="T1">| &gt; loss_disc_real_1: 0.22358888387680054 <text:s/>(0.21562752529476467)</text:span></text:p>
      <text:p text:style-name="P3"><text:s text:c="5"/><text:span text:style-name="T1">| &gt; loss_disc_real_2: 0.17452581226825714 <text:s/>(0.22964595074064276)</text:span></text:p>
      <text:p text:style-name="P3"><text:s text:c="5"/><text:span text:style-name="T1">| &gt; loss_disc_real_3: 0.1911560446023941 <text:s/>(0.2311484148997939)</text:span></text:p>
      <text:p text:style-name="P3"><text:s text:c="5"/><text:span text:style-name="T1">| &gt; loss_disc_real_4: 0.20284274220466614 <text:s/>(0.2380697029025367)</text:span></text:p>
      <text:p text:style-name="P3"><text:s text:c="5"/><text:span text:style-name="T1">| &gt; loss_disc_real_5: 0.2354445457458496 <text:s/>(0.23592930647094598)</text:span></text:p>
      <text:p text:style-name="P3"><text:s text:c="5"/><text:span text:style-name="T1">| &gt; loss_0: 2.5331473350524902 <text:s/>(2.611609043699971)</text:span></text:p>
      <text:p text:style-name="P3"><text:s text:c="5"/><text:span text:style-name="T1">| &gt; grad_norm_0: tensor(9.5451, device='cuda:0') <text:s/>(tensor(17.2041, device='cuda:0'))</text:span></text:p>
      <text:p text:style-name="P3"><text:s text:c="5"/><text:span text:style-name="T1">| &gt; loss_gen: 2.2437903881073 <text:s/>(2.1760737239644774)</text:span></text:p>
      <text:p text:style-name="P3"><text:s text:c="5"/><text:span text:style-name="T1">| &gt; loss_kl: 1.5217258930206299 <text:s/>(1.578817642136906)</text:span></text:p>
      <text:p text:style-name="P3"><text:s text:c="5"/><text:span text:style-name="T1">| &gt; loss_feat: 7.297949314117432 <text:s/>(7.016699078377713)</text:span></text:p>
      <text:p text:style-name="P3"><text:s text:c="5"/><text:span text:style-name="T1">| &gt; loss_mel: 15.564431190490723 <text:s/>(15.658629610297385)</text:span></text:p>
      <text:p text:style-name="P3"><text:s text:c="5"/><text:span text:style-name="T1">| &gt; loss_duration: 1.4480630159378052 <text:s/>(1.4532030392228885)</text:span></text:p>
      <text:p text:style-name="P3"><text:s text:c="5"/><text:span text:style-name="T1">| &gt; amp_scaler: 256.0 <text:s/>(256.0)</text:span></text:p>
      <text:p text:style-name="P3"><text:s text:c="5"/><text:span text:style-name="T1">| &gt; loss_1: 28.075958251953125 <text:s/>(27.88342308730222)</text:span></text:p>
      <text:p text:style-name="P3"><text:s text:c="5"/><text:span text:style-name="T1">| &gt; grad_norm_1: tensor(75.6271, device='cuda:0') <text:s/>(tensor(202.6517, device='cuda:0'))</text:span></text:p>
      <text:p text:style-name="P3"><text:s text:c="5"/><text:span text:style-name="T1">| &gt; current_lr_0: 0.00019932609573327815 </text:span></text:p>
      <text:p text:style-name="P3"><text:s text:c="5"/><text:span text:style-name="T1">| &gt; current_lr_1: 0.00019932609573327815 </text:span></text:p>
      <text:p text:style-name="P3"><text:s text:c="5"/><text:span text:style-name="T1">| &gt; step_time: 0.5267 <text:s/>(0.5204979837610479)</text:span></text:p>
      <text:p text:style-name="P3"><text:s text:c="5"/><text:span text:style-name="T1">| &gt; loader_time: 0.0054 <text:s/>(0.0051131114531099125)</text:span></text:p>
      <text:p text:style-name="P5"/>
      <text:p text:style-name="P5"/>
      <text:p text:style-name="P1">[1m <text:s text:c="2"/>--&gt; TIME: 2025-05-11 14:16:20 -- STEP: 189/630 -- GLOBAL_STEP: 862700[0m</text:p>
      <text:p text:style-name="P3"><text:s text:c="5"/><text:span text:style-name="T1">| &gt; loss_disc: 2.7151124477386475 <text:s/>(2.610045528916453)</text:span></text:p>
      <text:p text:style-name="P3"><text:s text:c="5"/><text:span text:style-name="T1">| &gt; loss_disc_real_0: 0.208389550447464 <text:s/>(0.1769826944385256)</text:span></text:p>
      <text:p text:style-name="P3"><text:s text:c="5"/><text:span text:style-name="T1">| &gt; loss_disc_real_1: 0.1778486669063568 <text:s/>(0.21590935868560954)</text:span></text:p>
      <text:p text:style-name="P3"><text:s text:c="5"/><text:span text:style-name="T1">| &gt; loss_disc_real_2: 0.25033992528915405 <text:s/>(0.22867320304509825)</text:span></text:p>
      <text:p text:style-name="P3"><text:s text:c="5"/><text:span text:style-name="T1">| &gt; loss_disc_real_3: 0.2549668848514557 <text:s/>(0.23114479274030716)</text:span></text:p>
      <text:p text:style-name="P3"><text:s text:c="5"/><text:span text:style-name="T1">| &gt; loss_disc_real_4: 0.27154630422592163 <text:s/>(0.2403505096832911)</text:span></text:p>
      <text:p text:style-name="P3"><text:s text:c="5"/><text:span text:style-name="T1">| &gt; loss_disc_real_5: 0.3019436001777649 <text:s/>(0.23045214040884895)</text:span></text:p>
      <text:p text:style-name="P3"><text:s text:c="5"/><text:span text:style-name="T1">| &gt; loss_0: 2.7151124477386475 <text:s/>(2.610045528916453)</text:span></text:p>
      <text:p text:style-name="P3"><text:s text:c="5"/><text:span text:style-name="T1">| &gt; grad_norm_0: tensor(26.1904, device='cuda:0') <text:s/>(tensor(21.1941, device='cuda:0'))</text:span></text:p>
      <text:p text:style-name="P3"><text:s text:c="5"/><text:span text:style-name="T1">| &gt; loss_gen: 2.206087112426758 <text:s/>(2.19380009994305)</text:span></text:p>
      <text:p text:style-name="P3"><text:s text:c="5"/><text:span text:style-name="T1">| &gt; loss_kl: 1.739108920097351 <text:s/>(1.6039951308063731)</text:span></text:p>
      <text:p text:style-name="P3"><text:s text:c="5"/><text:span text:style-name="T1">| &gt; loss_feat: 7.577025890350342 <text:s/>(6.984489372798374)</text:span></text:p>
      <text:p text:style-name="P3"><text:s text:c="5"/><text:span text:style-name="T1">| &gt; loss_mel: 14.788524627685547 <text:s/>(15.731831030870872)</text:span></text:p>
      <text:p text:style-name="P3"><text:s text:c="5"/><text:span text:style-name="T1">| &gt; loss_duration: 1.4603803157806396 <text:s/>(1.3961553970972693)</text:span></text:p>
      <text:p text:style-name="P3"><text:s text:c="5"/><text:span text:style-name="T1">| &gt; amp_scaler: 256.0 <text:s/>(256.0)</text:span></text:p>
      <text:p text:style-name="P3"><text:s text:c="5"/><text:span text:style-name="T1">| &gt; loss_1: 27.771127700805664 <text:s/>(27.910271034038885)</text:span></text:p>
      <text:p text:style-name="P3"><text:s text:c="5"/><text:span text:style-name="T1">| &gt; grad_norm_1: tensor(267.8102, device='cuda:0') <text:s/>(tensor(278.2417, device='cuda:0'))</text:span></text:p>
      <text:p text:style-name="P3"><text:s text:c="5"/><text:span text:style-name="T1">| &gt; current_lr_0: 0.00019932609573327815 </text:span></text:p>
      <text:p text:style-name="P3"><text:soft-page-break/><text:s text:c="5"/><text:span text:style-name="T1">| &gt; current_lr_1: 0.00019932609573327815 </text:span></text:p>
      <text:p text:style-name="P3"><text:s text:c="5"/><text:span text:style-name="T1">| &gt; step_time: 0.5845 <text:s/>(0.5453347932724727)</text:span></text:p>
      <text:p text:style-name="P3"><text:s text:c="5"/><text:span text:style-name="T1">| &gt; loader_time: 0.0062 <text:s/>(0.005740873397342745)</text:span></text:p>
      <text:p text:style-name="P5"/>
      <text:p text:style-name="P5"/>
      <text:p text:style-name="P1">[1m <text:s text:c="2"/>--&gt; TIME: 2025-05-11 14:17:23 -- STEP: 289/630 -- GLOBAL_STEP: 862800[0m</text:p>
      <text:p text:style-name="P3"><text:s text:c="5"/><text:span text:style-name="T1">| &gt; loss_disc: 2.5535852909088135 <text:s/>(2.609035001906555)</text:span></text:p>
      <text:p text:style-name="P3"><text:s text:c="5"/><text:span text:style-name="T1">| &gt; loss_disc_real_0: 0.16137678921222687 <text:s/>(0.17787195097616385)</text:span></text:p>
      <text:p text:style-name="P3"><text:s text:c="5"/><text:span text:style-name="T1">| &gt; loss_disc_real_1: 0.1975337117910385 <text:s/>(0.21553333304745106)</text:span></text:p>
      <text:p text:style-name="P3"><text:s text:c="5"/><text:span text:style-name="T1">| &gt; loss_disc_real_2: 0.24015606939792633 <text:s/>(0.22804865854627945)</text:span></text:p>
      <text:p text:style-name="P3"><text:s text:c="5"/><text:span text:style-name="T1">| &gt; loss_disc_real_3: 0.21267838776111603 <text:s/>(0.23039982537497286)</text:span></text:p>
      <text:p text:style-name="P3"><text:s text:c="5"/><text:span text:style-name="T1">| &gt; loss_disc_real_4: 0.2636517584323883 <text:s/>(0.2404868718249575)</text:span></text:p>
      <text:p text:style-name="P3"><text:s text:c="5"/><text:span text:style-name="T1">| &gt; loss_disc_real_5: 0.21390943229198456 <text:s/>(0.2310637446526425)</text:span></text:p>
      <text:p text:style-name="P3"><text:s text:c="5"/><text:span text:style-name="T1">| &gt; loss_0: 2.5535852909088135 <text:s/>(2.609035001906555)</text:span></text:p>
      <text:p text:style-name="P3"><text:s text:c="5"/><text:span text:style-name="T1">| &gt; grad_norm_0: tensor(7.8819, device='cuda:0') <text:s/>(tensor(21.3932, device='cuda:0'))</text:span></text:p>
      <text:p text:style-name="P3"><text:s text:c="5"/><text:span text:style-name="T1">| &gt; loss_gen: 2.0379185676574707 <text:s/>(2.1904695557888005)</text:span></text:p>
      <text:p text:style-name="P3"><text:s text:c="5"/><text:span text:style-name="T1">| &gt; loss_kl: 1.7157453298568726 <text:s/>(1.6120047243408682)</text:span></text:p>
      <text:p text:style-name="P3"><text:s text:c="5"/><text:span text:style-name="T1">| &gt; loss_feat: 6.843592166900635 <text:s/>(6.918688320371106)</text:span></text:p>
      <text:p text:style-name="P3"><text:s text:c="5"/><text:span text:style-name="T1">| &gt; loss_mel: 15.457498550415039 <text:s/>(15.70450727337372)</text:span></text:p>
      <text:p text:style-name="P3"><text:s text:c="5"/><text:span text:style-name="T1">| &gt; loss_duration: 1.4698150157928467 <text:s/>(1.3972488971730002)</text:span></text:p>
      <text:p text:style-name="P3"><text:s text:c="5"/><text:span text:style-name="T1">| &gt; amp_scaler: 256.0 <text:s/>(256.0)</text:span></text:p>
      <text:p text:style-name="P3"><text:s text:c="5"/><text:span text:style-name="T1">| &gt; loss_1: 27.524568557739258 <text:s/>(27.822918736810916)</text:span></text:p>
      <text:p text:style-name="P3"><text:s text:c="5"/><text:span text:style-name="T1">| &gt; grad_norm_1: tensor(140.2463, device='cuda:0') <text:s/>(tensor(277.4834, device='cuda:0'))</text:span></text:p>
      <text:p text:style-name="P3"><text:s text:c="5"/><text:span text:style-name="T1">| &gt; current_lr_0: 0.00019932609573327815 </text:span></text:p>
      <text:p text:style-name="P3"><text:s text:c="5"/><text:span text:style-name="T1">| &gt; current_lr_1: 0.00019932609573327815 </text:span></text:p>
      <text:p text:style-name="P3"><text:s text:c="5"/><text:span text:style-name="T1">| &gt; step_time: 0.6472 <text:s/>(0.5697504409869238)</text:span></text:p>
      <text:p text:style-name="P3"><text:s text:c="5"/><text:span text:style-name="T1">| &gt; loader_time: 0.0081 <text:s/>(0.00631454246679392)</text:span></text:p>
      <text:p text:style-name="P5"/>
      <text:p text:style-name="P5"/>
      <text:p text:style-name="P1">[1m <text:s text:c="2"/>--&gt; TIME: 2025-05-11 14:18:32 -- STEP: 389/630 -- GLOBAL_STEP: 862900[0m</text:p>
      <text:p text:style-name="P3"><text:s text:c="5"/><text:span text:style-name="T1">| &gt; loss_disc: 2.7606277465820312 <text:s/>(2.619097181947798)</text:span></text:p>
      <text:p text:style-name="P3"><text:s text:c="5"/><text:span text:style-name="T1">| &gt; loss_disc_real_0: 0.25474902987480164 <text:s/>(0.17926190646034892)</text:span></text:p>
      <text:p text:style-name="P3"><text:s text:c="5"/><text:span text:style-name="T1">| &gt; loss_disc_real_1: 0.3098098337650299 <text:s/>(0.2158039397246427)</text:span></text:p>
      <text:p text:style-name="P3"><text:s text:c="5"/><text:span text:style-name="T1">| &gt; loss_disc_real_2: 0.2656223773956299 <text:s/>(0.22869698385346518)</text:span></text:p>
      <text:p text:style-name="P3"><text:s text:c="5"/><text:span text:style-name="T1">| &gt; loss_disc_real_3: 0.23305952548980713 <text:s/>(0.23151438076116126)</text:span></text:p>
      <text:p text:style-name="P3"><text:s text:c="5"/><text:span text:style-name="T1">| &gt; loss_disc_real_4: 0.29036182165145874 <text:s/>(0.2412646160793795)</text:span></text:p>
      <text:p text:style-name="P3"><text:s text:c="5"/><text:span text:style-name="T1">| &gt; loss_disc_real_5: 0.2541747987270355 <text:s/>(0.23230348136706952)</text:span></text:p>
      <text:p text:style-name="P3"><text:s text:c="5"/><text:span text:style-name="T1">| &gt; loss_0: 2.7606277465820312 <text:s/>(2.619097181947798)</text:span></text:p>
      <text:p text:style-name="P3"><text:s text:c="5"/><text:span text:style-name="T1">| &gt; grad_norm_0: tensor(14.5074, device='cuda:0') <text:s/>(tensor(20.3813, device='cuda:0'))</text:span></text:p>
      <text:p text:style-name="P3"><text:s text:c="5"/><text:span text:style-name="T1">| &gt; loss_gen: 2.1288604736328125 <text:s/>(2.176509207195979)</text:span></text:p>
      <text:p text:style-name="P3"><text:s text:c="5"/><text:span text:style-name="T1">| &gt; loss_kl: 1.6328866481781006 <text:s/>(1.6147732795970304)</text:span></text:p>
      <text:p text:style-name="P3"><text:s text:c="5"/><text:span text:style-name="T1">| &gt; loss_feat: 6.449638843536377 <text:s/>(6.858312664424239)</text:span></text:p>
      <text:p text:style-name="P3"><text:s text:c="5"/><text:span text:style-name="T1">| &gt; loss_mel: 15.283212661743164 <text:s/>(15.69524781685562)</text:span></text:p>
      <text:p text:style-name="P3"><text:s text:c="5"/><text:span text:style-name="T1">| &gt; loss_duration: 1.4686659574508667 <text:s/>(1.4140862771968308)</text:span></text:p>
      <text:p text:style-name="P3"><text:s text:c="5"/><text:span text:style-name="T1">| &gt; amp_scaler: 256.0 <text:s/>(256.0)</text:span></text:p>
      <text:p text:style-name="P3"><text:s text:c="5"/><text:span text:style-name="T1">| &gt; loss_1: 26.96326446533203 <text:s/>(27.758929240366488)</text:span></text:p>
      <text:p text:style-name="P3"><text:s text:c="5"/><text:span text:style-name="T1">| &gt; grad_norm_1: tensor(133.5522, device='cuda:0') <text:s/>(tensor(256.0280, device='cuda:0'))</text:span></text:p>
      <text:p text:style-name="P3"><text:s text:c="5"/><text:span text:style-name="T1">| &gt; current_lr_0: 0.00019932609573327815 </text:span></text:p>
      <text:p text:style-name="P3"><text:s text:c="5"/><text:span text:style-name="T1">| &gt; current_lr_1: 0.00019932609573327815 </text:span></text:p>
      <text:p text:style-name="P3"><text:s text:c="5"/><text:span text:style-name="T1">| &gt; step_time: 0.7028 <text:s/>(0.5953062077107958)</text:span></text:p>
      <text:p text:style-name="P3"><text:s text:c="5"/><text:span text:style-name="T1">| &gt; loader_time: 0.0099 <text:s/>(0.006860884418830773)</text:span></text:p>
      <text:p text:style-name="P5"/>
      <text:p text:style-name="P5"/>
      <text:p text:style-name="P1">[1m <text:s text:c="2"/>--&gt; TIME: 2025-05-11 14:19:47 -- STEP: 489/630 -- GLOBAL_STEP: 863000[0m</text:p>
      <text:p text:style-name="P3"><text:s text:c="5"/><text:span text:style-name="T1">| &gt; loss_disc: 2.7641146183013916 <text:s/>(2.6202393046185986)</text:span></text:p>
      <text:p text:style-name="P3"><text:s text:c="5"/><text:span text:style-name="T1">| &gt; loss_disc_real_0: 0.25474756956100464 <text:s/>(0.1793726154418323)</text:span></text:p>
      <text:p text:style-name="P3"><text:s text:c="5"/><text:span text:style-name="T1">| &gt; loss_disc_real_1: 0.2320546954870224 <text:s/>(0.21582682610533233)</text:span></text:p>
      <text:p text:style-name="P3"><text:s text:c="5"/><text:span text:style-name="T1">| &gt; loss_disc_real_2: 0.2542528808116913 <text:s/>(0.22801719276817298)</text:span></text:p>
      <text:p text:style-name="P3"><text:s text:c="5"/><text:span text:style-name="T1">| &gt; loss_disc_real_3: 0.26555904746055603 <text:s/>(0.23160247273118462)</text:span></text:p>
      <text:p text:style-name="P3"><text:s text:c="5"/><text:span text:style-name="T1">| &gt; loss_disc_real_4: 0.27408310770988464 <text:s/>(0.24099143507656146)</text:span></text:p>
      <text:p text:style-name="P3"><text:soft-page-break/><text:s text:c="5"/><text:span text:style-name="T1">| &gt; loss_disc_real_5: 0.27356505393981934 <text:s/>(0.23324840304066555)</text:span></text:p>
      <text:p text:style-name="P3"><text:s text:c="5"/><text:span text:style-name="T1">| &gt; loss_0: 2.7641146183013916 <text:s/>(2.6202393046185986)</text:span></text:p>
      <text:p text:style-name="P3"><text:s text:c="5"/><text:span text:style-name="T1">| &gt; grad_norm_0: tensor(18.1486, device='cuda:0') <text:s/>(tensor(19.4064, device='cuda:0'))</text:span></text:p>
      <text:p text:style-name="P3"><text:s text:c="5"/><text:span text:style-name="T1">| &gt; loss_gen: 2.310481309890747 <text:s/>(2.171007940130487)</text:span></text:p>
      <text:p text:style-name="P3"><text:s text:c="5"/><text:span text:style-name="T1">| &gt; loss_kl: 1.7293736934661865 <text:s/>(1.622469174106185)</text:span></text:p>
      <text:p text:style-name="P3"><text:s text:c="5"/><text:span text:style-name="T1">| &gt; loss_feat: 6.6367573738098145 <text:s/>(6.826258472138387)</text:span></text:p>
      <text:p text:style-name="P3"><text:s text:c="5"/><text:span text:style-name="T1">| &gt; loss_mel: 15.961223602294922 <text:s/>(15.671187375464566)</text:span></text:p>
      <text:p text:style-name="P3"><text:s text:c="5"/><text:span text:style-name="T1">| &gt; loss_duration: 1.4534380435943604 <text:s/>(1.415279122218033)</text:span></text:p>
      <text:p text:style-name="P3"><text:s text:c="5"/><text:span text:style-name="T1">| &gt; amp_scaler: 256.0 <text:s/>(256.0)</text:span></text:p>
      <text:p text:style-name="P3"><text:s text:c="5"/><text:span text:style-name="T1">| &gt; loss_1: 28.09127426147461 <text:s/>(27.706202083813874)</text:span></text:p>
      <text:p text:style-name="P3"><text:s text:c="5"/><text:span text:style-name="T1">| &gt; grad_norm_1: tensor(125.1608, device='cuda:0') <text:s/>(tensor(238.5637, device='cuda:0'))</text:span></text:p>
      <text:p text:style-name="P3"><text:s text:c="5"/><text:span text:style-name="T1">| &gt; current_lr_0: 0.00019932609573327815 </text:span></text:p>
      <text:p text:style-name="P3"><text:s text:c="5"/><text:span text:style-name="T1">| &gt; current_lr_1: 0.00019932609573327815 </text:span></text:p>
      <text:p text:style-name="P3"><text:s text:c="5"/><text:span text:style-name="T1">| &gt; step_time: 0.7753 <text:s/>(0.6253002582152195)</text:span></text:p>
      <text:p text:style-name="P3"><text:s text:c="5"/><text:span text:style-name="T1">| &gt; loader_time: 0.0092 <text:s/>(0.00737895068459228)</text:span></text:p>
      <text:p text:style-name="P5"/>
      <text:p text:style-name="P5"/>
      <text:p text:style-name="P3"><text:s/><text:span text:style-name="T1">&gt; CHECKPOINT : /kaggle/working/vits_4_nov-May-11-2025_10+42AM-0000000/checkpoint_863000.pth</text:span></text:p>
      <text:p text:style-name="P5"/>
      <text:p text:style-name="P1">[1m <text:s text:c="2"/>--&gt; TIME: 2025-05-11 14:21:17 -- STEP: 589/630 -- GLOBAL_STEP: 863100[0m</text:p>
      <text:p text:style-name="P3"><text:s text:c="5"/><text:span text:style-name="T1">| &gt; loss_disc: 2.6316885948181152 <text:s/>(2.6211303041422465)</text:span></text:p>
      <text:p text:style-name="P3"><text:s text:c="5"/><text:span text:style-name="T1">| &gt; loss_disc_real_0: 0.26229822635650635 <text:s/>(0.18036627833982888)</text:span></text:p>
      <text:p text:style-name="P3"><text:s text:c="5"/><text:span text:style-name="T1">| &gt; loss_disc_real_1: 0.21363045275211334 <text:s/>(0.2159933987720308)</text:span></text:p>
      <text:p text:style-name="P3"><text:s text:c="5"/><text:span text:style-name="T1">| &gt; loss_disc_real_2: 0.2720473110675812 <text:s/>(0.229043435109289)</text:span></text:p>
      <text:p text:style-name="P3"><text:s text:c="5"/><text:span text:style-name="T1">| &gt; loss_disc_real_3: 0.31195446848869324 <text:s/>(0.231537672426988)</text:span></text:p>
      <text:p text:style-name="P3"><text:s text:c="5"/><text:span text:style-name="T1">| &gt; loss_disc_real_4: 0.2689637243747711 <text:s/>(0.24087198488477535)</text:span></text:p>
      <text:p text:style-name="P3"><text:s text:c="5"/><text:span text:style-name="T1">| &gt; loss_disc_real_5: 0.21291492879390717 <text:s/>(0.23224689564802042)</text:span></text:p>
      <text:p text:style-name="P3"><text:s text:c="5"/><text:span text:style-name="T1">| &gt; loss_0: 2.6316885948181152 <text:s/>(2.6211303041422465)</text:span></text:p>
      <text:p text:style-name="P3"><text:s text:c="5"/><text:span text:style-name="T1">| &gt; grad_norm_0: tensor(17.2330, device='cuda:0') <text:s/>(tensor(20.0389, device='cuda:0'))</text:span></text:p>
      <text:p text:style-name="P3"><text:s text:c="5"/><text:span text:style-name="T1">| &gt; loss_gen: 2.3167965412139893 <text:s/>(2.1741880008441687)</text:span></text:p>
      <text:p text:style-name="P3"><text:s text:c="5"/><text:span text:style-name="T1">| &gt; loss_kl: 1.7270030975341797 <text:s/>(1.6261688179394995)</text:span></text:p>
      <text:p text:style-name="P3"><text:s text:c="5"/><text:span text:style-name="T1">| &gt; loss_feat: 5.855767726898193 <text:s/>(6.799409119099225)</text:span></text:p>
      <text:p text:style-name="P3"><text:s text:c="5"/><text:span text:style-name="T1">| &gt; loss_mel: 15.235350608825684 <text:s/>(15.654714707405336)</text:span></text:p>
      <text:p text:style-name="P3"><text:s text:c="5"/><text:span text:style-name="T1">| &gt; loss_duration: 1.467369794845581 <text:s/>(1.425158846155695)</text:span></text:p>
      <text:p text:style-name="P3"><text:s text:c="5"/><text:span text:style-name="T1">| &gt; amp_scaler: 256.0 <text:s/>(256.0)</text:span></text:p>
      <text:p text:style-name="P3"><text:s text:c="5"/><text:span text:style-name="T1">| &gt; loss_1: 26.60228729248047 <text:s/>(27.679639515123874)</text:span></text:p>
      <text:p text:style-name="P3"><text:s text:c="5"/><text:span text:style-name="T1">| &gt; grad_norm_1: tensor(302.1264, device='cuda:0') <text:s/>(tensor(244.8721, device='cuda:0'))</text:span></text:p>
      <text:p text:style-name="P3"><text:s text:c="5"/><text:span text:style-name="T1">| &gt; current_lr_0: 0.00019932609573327815 </text:span></text:p>
      <text:p text:style-name="P3"><text:s text:c="5"/><text:span text:style-name="T1">| &gt; current_lr_1: 0.00019932609573327815 </text:span></text:p>
      <text:p text:style-name="P3"><text:s text:c="5"/><text:span text:style-name="T1">| &gt; step_time: 0.9447 <text:s/>(0.6646774899979805)</text:span></text:p>
      <text:p text:style-name="P3"><text:s text:c="5"/><text:span text:style-name="T1">| &gt; loader_time: 0.0118 <text:s/>(0.00793640763326493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131860574086508 [0m(-7.321437199910453e-05)</text:span></text:p>
      <text:p text:style-name="P3"><text:s text:c="5"/><text:span text:style-name="T1">| &gt; avg_loss_disc:[92m 2.625877022743225 [0m(-0.06857903798421239)</text:span></text:p>
      <text:p text:style-name="P3"><text:s text:c="5"/><text:span text:style-name="T1">| &gt; avg_loss_disc_real_0:[92m 0.12070923981567223 [0m(-0.0005095632125934058)</text:span></text:p>
      <text:p text:style-name="P3"><text:s text:c="5"/><text:span text:style-name="T1">| &gt; avg_loss_disc_real_1:[91m 0.20580260455608368 [0m(+0.014830299963553756)</text:span></text:p>
      <text:p text:style-name="P3"><text:s text:c="5"/><text:span text:style-name="T1">| &gt; avg_loss_disc_real_2:[91m 0.22368407994508743 [0m(+0.016601992150147765)</text:span></text:p>
      <text:p text:style-name="P3"><text:s text:c="5"/><text:span text:style-name="T1">| &gt; avg_loss_disc_real_3:[91m 0.24069997668266296 [0m(+0.011153582483530045)</text:span></text:p>
      <text:p text:style-name="P3"><text:s text:c="5"/><text:span text:style-name="T1">| &gt; avg_loss_disc_real_4:[92m 0.2224342996875445 [0m(-0.009370303402344404)</text:span></text:p>
      <text:p text:style-name="P3"><text:s text:c="5"/><text:span text:style-name="T1">| &gt; avg_loss_disc_real_5:[92m 0.2184565824766954 [0m(-0.027953248471021652)</text:span></text:p>
      <text:p text:style-name="P3"><text:soft-page-break/><text:s text:c="5"/><text:span text:style-name="T1">| &gt; avg_loss_0:[92m 2.625877022743225 [0m(-0.06857903798421239)</text:span></text:p>
      <text:p text:style-name="P3"><text:s text:c="5"/><text:span text:style-name="T1">| &gt; avg_loss_gen:[91m 1.8616045614083607 [0m(+0.07488757371902466)</text:span></text:p>
      <text:p text:style-name="P3"><text:s text:c="5"/><text:span text:style-name="T1">| &gt; avg_loss_kl:[91m 1.7400276561578114 [0m(+0.05502500136693311)</text:span></text:p>
      <text:p text:style-name="P3"><text:s text:c="5"/><text:span text:style-name="T1">| &gt; avg_loss_feat:[91m 6.6408345301946 [0m(+0.6128796339035034)</text:span></text:p>
      <text:p text:style-name="P3"><text:s text:c="5"/><text:span text:style-name="T1">| &gt; avg_loss_mel:[91m 15.710472504297892 [0m(+0.3764758904774972)</text:span></text:p>
      <text:p text:style-name="P3"><text:s text:c="5"/><text:span text:style-name="T1">| &gt; avg_loss_duration:[91m 1.5286189516385396 [0m(+0.003651599089304458)</text:span></text:p>
      <text:p text:style-name="P3"><text:s text:c="5"/><text:span text:style-name="T1">| &gt; avg_loss_1:[91m 27.481558481852215 [0m(+1.1229197184244804)</text:span></text:p>
      <text:p text:style-name="P5"/>
      <text:p text:style-name="P5"/>
      <text:p text:style-name="P1">[4m[1m &gt; EPOCH: 28/50[0m</text:p>
      <text:p text:style-name="P3"><text:s/><text:span text:style-name="T1">--&gt; /kaggle/working/vits_4_nov-May-11-2025_10+42AM-0000000</text:span></text:p>
      <text:p text:style-name="P5"/>
      <text:p text:style-name="P1">[1m &gt; TRAINING (2025-05-11 14:22:13) [0m</text:p>
      <text:p text:style-name="P5"/>
      <text:p text:style-name="P1">[1m <text:s text:c="2"/>--&gt; TIME: 2025-05-11 14:22:46 -- STEP: 59/630 -- GLOBAL_STEP: 863200[0m</text:p>
      <text:p text:style-name="P3"><text:s text:c="5"/><text:span text:style-name="T1">| &gt; loss_disc: 2.730319023132324 <text:s/>(2.6195524668289445)</text:span></text:p>
      <text:p text:style-name="P3"><text:s text:c="5"/><text:span text:style-name="T1">| &gt; loss_disc_real_0: 0.23735292255878448 <text:s/>(0.18442597505399735)</text:span></text:p>
      <text:p text:style-name="P3"><text:s text:c="5"/><text:span text:style-name="T1">| &gt; loss_disc_real_1: 0.20869195461273193 <text:s/>(0.21281328266960078)</text:span></text:p>
      <text:p text:style-name="P3"><text:s text:c="5"/><text:span text:style-name="T1">| &gt; loss_disc_real_2: 0.24205629527568817 <text:s/>(0.22231173616344646)</text:span></text:p>
      <text:p text:style-name="P3"><text:s text:c="5"/><text:span text:style-name="T1">| &gt; loss_disc_real_3: 0.21201008558273315 <text:s/>(0.23121170371265734)</text:span></text:p>
      <text:p text:style-name="P3"><text:s text:c="5"/><text:span text:style-name="T1">| &gt; loss_disc_real_4: 0.26443207263946533 <text:s/>(0.23945625884048008)</text:span></text:p>
      <text:p text:style-name="P3"><text:s text:c="5"/><text:span text:style-name="T1">| &gt; loss_disc_real_5: 0.20096591114997864 <text:s/>(0.23544735044746076)</text:span></text:p>
      <text:p text:style-name="P3"><text:s text:c="5"/><text:span text:style-name="T1">| &gt; loss_0: 2.730319023132324 <text:s/>(2.6195524668289445)</text:span></text:p>
      <text:p text:style-name="P3"><text:s text:c="5"/><text:span text:style-name="T1">| &gt; grad_norm_0: tensor(10.5387, device='cuda:0') <text:s/>(tensor(15.0665, device='cuda:0'))</text:span></text:p>
      <text:p text:style-name="P3"><text:s text:c="5"/><text:span text:style-name="T1">| &gt; loss_gen: 2.1167972087860107 <text:s/>(2.166037527181335)</text:span></text:p>
      <text:p text:style-name="P3"><text:s text:c="5"/><text:span text:style-name="T1">| &gt; loss_kl: 1.8635998964309692 <text:s/>(1.5855551190295463)</text:span></text:p>
      <text:p text:style-name="P3"><text:s text:c="5"/><text:span text:style-name="T1">| &gt; loss_feat: 6.487758636474609 <text:s/>(7.013602911415747)</text:span></text:p>
      <text:p text:style-name="P3"><text:s text:c="5"/><text:span text:style-name="T1">| &gt; loss_mel: 15.348325729370117 <text:s/>(15.86517511788061)</text:span></text:p>
      <text:p text:style-name="P3"><text:s text:c="5"/><text:span text:style-name="T1">| &gt; loss_duration: 1.4493987560272217 <text:s/>(1.4459022323964006)</text:span></text:p>
      <text:p text:style-name="P3"><text:s text:c="5"/><text:span text:style-name="T1">| &gt; amp_scaler: 256.0 <text:s/>(256.0)</text:span></text:p>
      <text:p text:style-name="P3"><text:s text:c="5"/><text:span text:style-name="T1">| &gt; loss_1: 27.265878677368164 <text:s/>(28.07627277050988)</text:span></text:p>
      <text:p text:style-name="P3"><text:s text:c="5"/><text:span text:style-name="T1">| &gt; grad_norm_1: tensor(181.1003, device='cuda:0') <text:s/>(tensor(166.9096, device='cuda:0'))</text:span></text:p>
      <text:p text:style-name="P3"><text:s text:c="5"/><text:span text:style-name="T1">| &gt; current_lr_0: 0.0001993011799713115 </text:span></text:p>
      <text:p text:style-name="P3"><text:s text:c="5"/><text:span text:style-name="T1">| &gt; current_lr_1: 0.0001993011799713115 </text:span></text:p>
      <text:p text:style-name="P3"><text:s text:c="5"/><text:span text:style-name="T1">| &gt; step_time: 0.5184 <text:s/>(0.5294104188175526)</text:span></text:p>
      <text:p text:style-name="P3"><text:s text:c="5"/><text:span text:style-name="T1">| &gt; loader_time: 0.0054 <text:s/>(0.0050632185855154265)</text:span></text:p>
      <text:p text:style-name="P5"/>
      <text:p text:style-name="P5"/>
      <text:p text:style-name="P1">[1m <text:s text:c="2"/>--&gt; TIME: 2025-05-11 14:23:43 -- STEP: 159/630 -- GLOBAL_STEP: 863300[0m</text:p>
      <text:p text:style-name="P3"><text:s text:c="5"/><text:span text:style-name="T1">| &gt; loss_disc: 2.643463373184204 <text:s/>(2.6234254537138533)</text:span></text:p>
      <text:p text:style-name="P3"><text:s text:c="5"/><text:span text:style-name="T1">| &gt; loss_disc_real_0: 0.1139967143535614 <text:s/>(0.1815658074411207)</text:span></text:p>
      <text:p text:style-name="P3"><text:s text:c="5"/><text:span text:style-name="T1">| &gt; loss_disc_real_1: 0.25787925720214844 <text:s/>(0.21461081378302485)</text:span></text:p>
      <text:p text:style-name="P3"><text:s text:c="5"/><text:span text:style-name="T1">| &gt; loss_disc_real_2: 0.25321173667907715 <text:s/>(0.2275672009531057)</text:span></text:p>
      <text:p text:style-name="P3"><text:s text:c="5"/><text:span text:style-name="T1">| &gt; loss_disc_real_3: 0.24286696314811707 <text:s/>(0.22927779427864267)</text:span></text:p>
      <text:p text:style-name="P3"><text:s text:c="5"/><text:span text:style-name="T1">| &gt; loss_disc_real_4: 0.2509855031967163 <text:s/>(0.2421273872162561)</text:span></text:p>
      <text:p text:style-name="P3"><text:s text:c="5"/><text:span text:style-name="T1">| &gt; loss_disc_real_5: 0.29116299748420715 <text:s/>(0.23658127445469862)</text:span></text:p>
      <text:p text:style-name="P3"><text:s text:c="5"/><text:span text:style-name="T1">| &gt; loss_0: 2.643463373184204 <text:s/>(2.6234254537138533)</text:span></text:p>
      <text:p text:style-name="P3"><text:s text:c="5"/><text:span text:style-name="T1">| &gt; grad_norm_0: tensor(14.3831, device='cuda:0') <text:s/>(tensor(16.6437, device='cuda:0'))</text:span></text:p>
      <text:p text:style-name="P3"><text:s text:c="5"/><text:span text:style-name="T1">| &gt; loss_gen: 2.2755255699157715 <text:s/>(2.16918199617158)</text:span></text:p>
      <text:p text:style-name="P3"><text:s text:c="5"/><text:span text:style-name="T1">| &gt; loss_kl: 1.1870088577270508 <text:s/>(1.6187387997249383)</text:span></text:p>
      <text:p text:style-name="P3"><text:s text:c="5"/><text:span text:style-name="T1">| &gt; loss_feat: 6.184971809387207 <text:s/>(6.916995777274078)</text:span></text:p>
      <text:p text:style-name="P3"><text:s text:c="5"/><text:span text:style-name="T1">| &gt; loss_mel: 14.951704978942871 <text:s/>(15.631216768948537)</text:span></text:p>
      <text:p text:style-name="P3"><text:s text:c="5"/><text:span text:style-name="T1">| &gt; loss_duration: 1.4513661861419678 <text:s/>(1.3821456162434704)</text:span></text:p>
      <text:p text:style-name="P3"><text:s text:c="5"/><text:span text:style-name="T1">| &gt; amp_scaler: 256.0 <text:s/>(256.0)</text:span></text:p>
      <text:p text:style-name="P3"><text:s text:c="5"/><text:span text:style-name="T1">| &gt; loss_1: 26.05057716369629 <text:s/>(27.71827900484673)</text:span></text:p>
      <text:p text:style-name="P3"><text:s text:c="5"/><text:span text:style-name="T1">| &gt; grad_norm_1: tensor(64.0884, device='cuda:0') <text:s/>(tensor(190.4261, device='cuda:0'))</text:span></text:p>
      <text:p text:style-name="P3"><text:s text:c="5"/><text:span text:style-name="T1">| &gt; current_lr_0: 0.0001993011799713115 </text:span></text:p>
      <text:p text:style-name="P3"><text:s text:c="5"/><text:span text:style-name="T1">| &gt; current_lr_1: 0.0001993011799713115 </text:span></text:p>
      <text:p text:style-name="P3"><text:s text:c="5"/><text:span text:style-name="T1">| &gt; step_time: 0.5777 <text:s/>(0.547521322778186)</text:span></text:p>
      <text:p text:style-name="P3"><text:s text:c="5"/><text:span text:style-name="T1">| &gt; loader_time: 0.007 <text:s/>(0.005581687831278864)</text:span></text:p>
      <text:p text:style-name="P5"><text:soft-page-break/></text:p>
      <text:p text:style-name="P5"/>
      <text:p text:style-name="P1">[1m <text:s text:c="2"/>--&gt; TIME: 2025-05-11 14:24:45 -- STEP: 259/630 -- GLOBAL_STEP: 863400[0m</text:p>
      <text:p text:style-name="P3"><text:s text:c="5"/><text:span text:style-name="T1">| &gt; loss_disc: 2.581242561340332 <text:s/>(2.6184424332209977)</text:span></text:p>
      <text:p text:style-name="P3"><text:s text:c="5"/><text:span text:style-name="T1">| &gt; loss_disc_real_0: 0.22791272401809692 <text:s/>(0.17950417455213877)</text:span></text:p>
      <text:p text:style-name="P3"><text:s text:c="5"/><text:span text:style-name="T1">| &gt; loss_disc_real_1: 0.18233875930309296 <text:s/>(0.21569943730090116)</text:span></text:p>
      <text:p text:style-name="P3"><text:s text:c="5"/><text:span text:style-name="T1">| &gt; loss_disc_real_2: 0.22740039229393005 <text:s/>(0.2276165386999896)</text:span></text:p>
      <text:p text:style-name="P3"><text:s text:c="5"/><text:span text:style-name="T1">| &gt; loss_disc_real_3: 0.18171906471252441 <text:s/>(0.22964192742776687)</text:span></text:p>
      <text:p text:style-name="P3"><text:s text:c="5"/><text:span text:style-name="T1">| &gt; loss_disc_real_4: 0.23255100846290588 <text:s/>(0.24184850456631782)</text:span></text:p>
      <text:p text:style-name="P3"><text:s text:c="5"/><text:span text:style-name="T1">| &gt; loss_disc_real_5: 0.1937970221042633 <text:s/>(0.233352445497476)</text:span></text:p>
      <text:p text:style-name="P3"><text:s text:c="5"/><text:span text:style-name="T1">| &gt; loss_0: 2.581242561340332 <text:s/>(2.6184424332209977)</text:span></text:p>
      <text:p text:style-name="P3"><text:s text:c="5"/><text:span text:style-name="T1">| &gt; grad_norm_0: tensor(16.4625, device='cuda:0') <text:s/>(tensor(17.3626, device='cuda:0'))</text:span></text:p>
      <text:p text:style-name="P3"><text:s text:c="5"/><text:span text:style-name="T1">| &gt; loss_gen: 2.0325751304626465 <text:s/>(2.1670315854797932)</text:span></text:p>
      <text:p text:style-name="P3"><text:s text:c="5"/><text:span text:style-name="T1">| &gt; loss_kl: 1.8762298822402954 <text:s/>(1.6428693427082193)</text:span></text:p>
      <text:p text:style-name="P3"><text:s text:c="5"/><text:span text:style-name="T1">| &gt; loss_feat: 7.305596828460693 <text:s/>(6.872810199914292)</text:span></text:p>
      <text:p text:style-name="P3"><text:s text:c="5"/><text:span text:style-name="T1">| &gt; loss_mel: 15.775487899780273 <text:s/>(15.61611745164201)</text:span></text:p>
      <text:p text:style-name="P3"><text:s text:c="5"/><text:span text:style-name="T1">| &gt; loss_duration: 1.4689440727233887 <text:s/>(1.3885512388811145)</text:span></text:p>
      <text:p text:style-name="P3"><text:s text:c="5"/><text:span text:style-name="T1">| &gt; amp_scaler: 256.0 <text:s/>(256.0)</text:span></text:p>
      <text:p text:style-name="P3"><text:s text:c="5"/><text:span text:style-name="T1">| &gt; loss_1: 28.458833694458008 <text:s/>(27.687379851764693)</text:span></text:p>
      <text:p text:style-name="P3"><text:s text:c="5"/><text:span text:style-name="T1">| &gt; grad_norm_1: tensor(56.8434, device='cuda:0') <text:s/>(tensor(206.9207, device='cuda:0'))</text:span></text:p>
      <text:p text:style-name="P3"><text:s text:c="5"/><text:span text:style-name="T1">| &gt; current_lr_0: 0.0001993011799713115 </text:span></text:p>
      <text:p text:style-name="P3"><text:s text:c="5"/><text:span text:style-name="T1">| &gt; current_lr_1: 0.0001993011799713115 </text:span></text:p>
      <text:p text:style-name="P3"><text:s text:c="5"/><text:span text:style-name="T1">| &gt; step_time: 0.6102 <text:s/>(0.5702275741974819)</text:span></text:p>
      <text:p text:style-name="P3"><text:s text:c="5"/><text:span text:style-name="T1">| &gt; loader_time: 0.0072 <text:s/>(0.00611985972489169)</text:span></text:p>
      <text:p text:style-name="P5"/>
      <text:p text:style-name="P5"/>
      <text:p text:style-name="P1">[1m <text:s text:c="2"/>--&gt; TIME: 2025-05-11 14:25:52 -- STEP: 359/630 -- GLOBAL_STEP: 863500[0m</text:p>
      <text:p text:style-name="P3"><text:s text:c="5"/><text:span text:style-name="T1">| &gt; loss_disc: 2.615809679031372 <text:s/>(2.6180338334904385)</text:span></text:p>
      <text:p text:style-name="P3"><text:s text:c="5"/><text:span text:style-name="T1">| &gt; loss_disc_real_0: 0.15101392567157745 <text:s/>(0.18028840910342414)</text:span></text:p>
      <text:p text:style-name="P3"><text:s text:c="5"/><text:span text:style-name="T1">| &gt; loss_disc_real_1: 0.224020853638649 <text:s/>(0.21540411370793425)</text:span></text:p>
      <text:p text:style-name="P3"><text:s text:c="5"/><text:span text:style-name="T1">| &gt; loss_disc_real_2: 0.24148395657539368 <text:s/>(0.22862053398966456)</text:span></text:p>
      <text:p text:style-name="P3"><text:s text:c="5"/><text:span text:style-name="T1">| &gt; loss_disc_real_3: 0.20829810202121735 <text:s/>(0.22994632836337872)</text:span></text:p>
      <text:p text:style-name="P3"><text:s text:c="5"/><text:span text:style-name="T1">| &gt; loss_disc_real_4: 0.2539903521537781 <text:s/>(0.2410902126917932)</text:span></text:p>
      <text:p text:style-name="P3"><text:s text:c="5"/><text:span text:style-name="T1">| &gt; loss_disc_real_5: 0.30751681327819824 <text:s/>(0.23323691268983326)</text:span></text:p>
      <text:p text:style-name="P3"><text:s text:c="5"/><text:span text:style-name="T1">| &gt; loss_0: 2.615809679031372 <text:s/>(2.6180338334904385)</text:span></text:p>
      <text:p text:style-name="P3"><text:s text:c="5"/><text:span text:style-name="T1">| &gt; grad_norm_0: tensor(13.8680, device='cuda:0') <text:s/>(tensor(18.0539, device='cuda:0'))</text:span></text:p>
      <text:p text:style-name="P3"><text:s text:c="5"/><text:span text:style-name="T1">| &gt; loss_gen: 2.137768507003784 <text:s/>(2.1691269695260713)</text:span></text:p>
      <text:p text:style-name="P3"><text:s text:c="5"/><text:span text:style-name="T1">| &gt; loss_kl: 1.8072476387023926 <text:s/>(1.647996401388333)</text:span></text:p>
      <text:p text:style-name="P3"><text:s text:c="5"/><text:span text:style-name="T1">| &gt; loss_feat: 7.106729984283447 <text:s/>(6.834920625500695)</text:span></text:p>
      <text:p text:style-name="P3"><text:s text:c="5"/><text:span text:style-name="T1">| &gt; loss_mel: 15.907892227172852 <text:s/>(15.59754516952217)</text:span></text:p>
      <text:p text:style-name="P3"><text:s text:c="5"/><text:span text:style-name="T1">| &gt; loss_duration: 1.4912291765213013 <text:s/>(1.4097883223159058)</text:span></text:p>
      <text:p text:style-name="P3"><text:s text:c="5"/><text:span text:style-name="T1">| &gt; amp_scaler: 256.0 <text:s/>(256.0)</text:span></text:p>
      <text:p text:style-name="P3"><text:s text:c="5"/><text:span text:style-name="T1">| &gt; loss_1: 28.45086669921875 <text:s/>(27.65937748858524)</text:span></text:p>
      <text:p text:style-name="P3"><text:s text:c="5"/><text:span text:style-name="T1">| &gt; grad_norm_1: tensor(213.9499, device='cuda:0') <text:s/>(tensor(215.8953, device='cuda:0'))</text:span></text:p>
      <text:p text:style-name="P3"><text:s text:c="5"/><text:span text:style-name="T1">| &gt; current_lr_0: 0.0001993011799713115 </text:span></text:p>
      <text:p text:style-name="P3"><text:s text:c="5"/><text:span text:style-name="T1">| &gt; current_lr_1: 0.0001993011799713115 </text:span></text:p>
      <text:p text:style-name="P3"><text:s text:c="5"/><text:span text:style-name="T1">| &gt; step_time: 0.681 <text:s/>(0.5952206003300659)</text:span></text:p>
      <text:p text:style-name="P3"><text:s text:c="5"/><text:span text:style-name="T1">| &gt; loader_time: 0.0084 <text:s/>(0.006700113955314447)</text:span></text:p>
      <text:p text:style-name="P5"/>
      <text:p text:style-name="P5"/>
      <text:p text:style-name="P3"><text:s/><text:span text:style-name="T1">&gt; CHECKPOINT : /kaggle/working/vits_4_nov-May-11-2025_10+42AM-0000000/checkpoint_863500.pth</text:span></text:p>
      <text:p text:style-name="P5"/>
      <text:p text:style-name="P1">[1m <text:s text:c="2"/>--&gt; TIME: 2025-05-11 14:27:10 -- STEP: 459/630 -- GLOBAL_STEP: 863600[0m</text:p>
      <text:p text:style-name="P3"><text:s text:c="5"/><text:span text:style-name="T1">| &gt; loss_disc: 2.647350549697876 <text:s/>(2.6172434857727906)</text:span></text:p>
      <text:p text:style-name="P3"><text:s text:c="5"/><text:span text:style-name="T1">| &gt; loss_disc_real_0: 0.2179209291934967 <text:s/>(0.1794047443143423)</text:span></text:p>
      <text:p text:style-name="P3"><text:s text:c="5"/><text:span text:style-name="T1">| &gt; loss_disc_real_1: 0.1732138842344284 <text:s/>(0.21463762199372247)</text:span></text:p>
      <text:p text:style-name="P3"><text:s text:c="5"/><text:span text:style-name="T1">| &gt; loss_disc_real_2: 0.24524804949760437 <text:s/>(0.22957304723901686)</text:span></text:p>
      <text:p text:style-name="P3"><text:s text:c="5"/><text:span text:style-name="T1">| &gt; loss_disc_real_3: 0.20573952794075012 <text:s/>(0.22981836869176436)</text:span></text:p>
      <text:p text:style-name="P3"><text:s text:c="5"/><text:span text:style-name="T1">| &gt; loss_disc_real_4: 0.22211754322052002 <text:s/>(0.24080882794457065)</text:span></text:p>
      <text:p text:style-name="P3"><text:soft-page-break/><text:s text:c="5"/><text:span text:style-name="T1">| &gt; loss_disc_real_5: 0.21782533824443817 <text:s/>(0.23280738063627338)</text:span></text:p>
      <text:p text:style-name="P3"><text:s text:c="5"/><text:span text:style-name="T1">| &gt; loss_0: 2.647350549697876 <text:s/>(2.6172434857727906)</text:span></text:p>
      <text:p text:style-name="P3"><text:s text:c="5"/><text:span text:style-name="T1">| &gt; grad_norm_0: tensor(20.0707, device='cuda:0') <text:s/>(tensor(18.2990, device='cuda:0'))</text:span></text:p>
      <text:p text:style-name="P3"><text:s text:c="5"/><text:span text:style-name="T1">| &gt; loss_gen: 2.0134780406951904 <text:s/>(2.169079072594898)</text:span></text:p>
      <text:p text:style-name="P3"><text:s text:c="5"/><text:span text:style-name="T1">| &gt; loss_kl: 1.7613463401794434 <text:s/>(1.6495539762875093)</text:span></text:p>
      <text:p text:style-name="P3"><text:s text:c="5"/><text:span text:style-name="T1">| &gt; loss_feat: 6.874223709106445 <text:s/>(6.797444725867712)</text:span></text:p>
      <text:p text:style-name="P3"><text:s text:c="5"/><text:span text:style-name="T1">| &gt; loss_mel: 16.512895584106445 <text:s/>(15.623872916942588)</text:span></text:p>
      <text:p text:style-name="P3"><text:s text:c="5"/><text:span text:style-name="T1">| &gt; loss_duration: 1.4296972751617432 <text:s/>(1.4112672759037383)</text:span></text:p>
      <text:p text:style-name="P3"><text:s text:c="5"/><text:span text:style-name="T1">| &gt; amp_scaler: 256.0 <text:s/>(256.0)</text:span></text:p>
      <text:p text:style-name="P3"><text:s text:c="5"/><text:span text:style-name="T1">| &gt; loss_1: 28.59164047241211 <text:s/>(27.651217948896956)</text:span></text:p>
      <text:p text:style-name="P3"><text:s text:c="5"/><text:span text:style-name="T1">| &gt; grad_norm_1: tensor(328.9708, device='cuda:0') <text:s/>(tensor(222.9938, device='cuda:0'))</text:span></text:p>
      <text:p text:style-name="P3"><text:s text:c="5"/><text:span text:style-name="T1">| &gt; current_lr_0: 0.0001993011799713115 </text:span></text:p>
      <text:p text:style-name="P3"><text:s text:c="5"/><text:span text:style-name="T1">| &gt; current_lr_1: 0.0001993011799713115 </text:span></text:p>
      <text:p text:style-name="P3"><text:s text:c="5"/><text:span text:style-name="T1">| &gt; step_time: 0.7656 <text:s/>(0.6263545369790268)</text:span></text:p>
      <text:p text:style-name="P3"><text:s text:c="5"/><text:span text:style-name="T1">| &gt; loader_time: 0.0088 <text:s/>(0.00725148653932127)</text:span></text:p>
      <text:p text:style-name="P5"/>
      <text:p text:style-name="P5"/>
      <text:p text:style-name="P1">[1m <text:s text:c="2"/>--&gt; TIME: 2025-05-11 14:28:34 -- STEP: 559/630 -- GLOBAL_STEP: 863700[0m</text:p>
      <text:p text:style-name="P3"><text:s text:c="5"/><text:span text:style-name="T1">| &gt; loss_disc: 2.575230598449707 <text:s/>(2.612039046551972)</text:span></text:p>
      <text:p text:style-name="P3"><text:s text:c="5"/><text:span text:style-name="T1">| &gt; loss_disc_real_0: 0.2218073159456253 <text:s/>(0.17953916695068906)</text:span></text:p>
      <text:p text:style-name="P3"><text:s text:c="5"/><text:span text:style-name="T1">| &gt; loss_disc_real_1: 0.20804858207702637 <text:s/>(0.2145729468925481)</text:span></text:p>
      <text:p text:style-name="P3"><text:s text:c="5"/><text:span text:style-name="T1">| &gt; loss_disc_real_2: 0.25714442133903503 <text:s/>(0.22896627154141294)</text:span></text:p>
      <text:p text:style-name="P3"><text:s text:c="5"/><text:span text:style-name="T1">| &gt; loss_disc_real_3: 0.2490500956773758 <text:s/>(0.2299859254805901)</text:span></text:p>
      <text:p text:style-name="P3"><text:s text:c="5"/><text:span text:style-name="T1">| &gt; loss_disc_real_4: 0.23432569205760956 <text:s/>(0.2404999980346462)</text:span></text:p>
      <text:p text:style-name="P3"><text:s text:c="5"/><text:span text:style-name="T1">| &gt; loss_disc_real_5: 0.2292516678571701 <text:s/>(0.23112583424302877)</text:span></text:p>
      <text:p text:style-name="P3"><text:s text:c="5"/><text:span text:style-name="T1">| &gt; loss_0: 2.575230598449707 <text:s/>(2.612039046551972)</text:span></text:p>
      <text:p text:style-name="P3"><text:s text:c="5"/><text:span text:style-name="T1">| &gt; grad_norm_0: tensor(25.0845, device='cuda:0') <text:s/>(tensor(19.1386, device='cuda:0'))</text:span></text:p>
      <text:p text:style-name="P3"><text:s text:c="5"/><text:span text:style-name="T1">| &gt; loss_gen: 2.3185975551605225 <text:s/>(2.1799611616646417)</text:span></text:p>
      <text:p text:style-name="P3"><text:s text:c="5"/><text:span text:style-name="T1">| &gt; loss_kl: 1.5611424446105957 <text:s/>(1.6491730441347645)</text:span></text:p>
      <text:p text:style-name="P3"><text:s text:c="5"/><text:span text:style-name="T1">| &gt; loss_feat: 6.926535606384277 <text:s/>(6.816643778028131)</text:span></text:p>
      <text:p text:style-name="P3"><text:s text:c="5"/><text:span text:style-name="T1">| &gt; loss_mel: 15.664766311645508 <text:s/>(15.638344391087513)</text:span></text:p>
      <text:p text:style-name="P3"><text:s text:c="5"/><text:span text:style-name="T1">| &gt; loss_duration: 1.5018079280853271 <text:s/>(1.4218890920734573)</text:span></text:p>
      <text:p text:style-name="P3"><text:s text:c="5"/><text:span text:style-name="T1">| &gt; amp_scaler: 256.0 <text:s/>(256.0)</text:span></text:p>
      <text:p text:style-name="P3"><text:s text:c="5"/><text:span text:style-name="T1">| &gt; loss_1: 27.972850799560547 <text:s/>(27.706011487247686)</text:span></text:p>
      <text:p text:style-name="P3"><text:s text:c="5"/><text:span text:style-name="T1">| &gt; grad_norm_1: tensor(266.6506, device='cuda:0') <text:s/>(tensor(236.1470, device='cuda:0'))</text:span></text:p>
      <text:p text:style-name="P3"><text:s text:c="5"/><text:span text:style-name="T1">| &gt; current_lr_0: 0.0001993011799713115 </text:span></text:p>
      <text:p text:style-name="P3"><text:s text:c="5"/><text:span text:style-name="T1">| &gt; current_lr_1: 0.0001993011799713115 </text:span></text:p>
      <text:p text:style-name="P3"><text:s text:c="5"/><text:span text:style-name="T1">| &gt; step_time: 0.8488 <text:s/>(0.6617408029081995)</text:span></text:p>
      <text:p text:style-name="P3"><text:s text:c="5"/><text:span text:style-name="T1">| &gt; loader_time: 0.0119 <text:s/>(0.007819215812068934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499264399210612 [0m(-0.00013921658198038766)</text:span></text:p>
      <text:p text:style-name="P3"><text:s text:c="5"/><text:span text:style-name="T1">| &gt; avg_loss_disc:[91m 2.6925887068112693 [0m(+0.06671168406804417)</text:span></text:p>
      <text:p text:style-name="P3"><text:s text:c="5"/><text:span text:style-name="T1">| &gt; avg_loss_disc_real_0:[91m 0.14330202527344227 [0m(+0.022592785457770034)</text:span></text:p>
      <text:p text:style-name="P3"><text:s text:c="5"/><text:span text:style-name="T1">| &gt; avg_loss_disc_real_1:[91m 0.2392869753142198 [0m(+0.03348437075813612)</text:span></text:p>
      <text:p text:style-name="P3"><text:s text:c="5"/><text:span text:style-name="T1">| &gt; avg_loss_disc_real_2:[91m 0.2748853961626689 [0m(+0.05120131621758145)</text:span></text:p>
      <text:p text:style-name="P3"><text:s text:c="5"/><text:span text:style-name="T1">| &gt; avg_loss_disc_real_3:[91m 0.24418597047527632 [0m(+0.0034859937926133566)</text:span></text:p>
      <text:p text:style-name="P3"><text:s text:c="5"/><text:span text:style-name="T1">| &gt; avg_loss_disc_real_4:[91m 0.22960619876782098 [0m(+0.007171899080276489)</text:span></text:p>
      <text:p text:style-name="P3"><text:s text:c="5"/><text:span text:style-name="T1">| &gt; avg_loss_disc_real_5:[91m 0.24405390272537866 [0m(+0.025597320248683275)</text:span></text:p>
      <text:p text:style-name="P3"><text:s text:c="5"/><text:span text:style-name="T1">| &gt; avg_loss_0:[91m 2.6925887068112693 [0m(+0.06671168406804417)</text:span></text:p>
      <text:p text:style-name="P3"><text:s text:c="5"/><text:span text:style-name="T1">| &gt; avg_loss_gen:[91m 1.9427421589692433 [0m(+0.08113759756088257)</text:span></text:p>
      <text:p text:style-name="P3"><text:s text:c="5"/><text:span text:style-name="T1">| &gt; avg_loss_kl:[92m 1.6693691909313202 [0m(-0.07065846522649122)</text:span></text:p>
      <text:p text:style-name="P3"><text:soft-page-break/><text:s text:c="5"/><text:span text:style-name="T1">| &gt; avg_loss_feat:[92m 6.189107577006022 [0m(-0.4517269531885777)</text:span></text:p>
      <text:p text:style-name="P3"><text:s text:c="5"/><text:span text:style-name="T1">| &gt; avg_loss_mel:[92m 15.393637339274088 [0m(-0.3168351650238037)</text:span></text:p>
      <text:p text:style-name="P3"><text:s text:c="5"/><text:span text:style-name="T1">| &gt; avg_loss_duration:[92m 1.5185324052969615 [0m(-0.010086546341578018)</text:span></text:p>
      <text:p text:style-name="P3"><text:s text:c="5"/><text:span text:style-name="T1">| &gt; avg_loss_1:[92m 26.713388442993164 [0m(-0.7681700388590507)</text:span></text:p>
      <text:p text:style-name="P5"/>
      <text:p text:style-name="P5"/>
      <text:p text:style-name="P1">[4m[1m &gt; EPOCH: 29/50[0m</text:p>
      <text:p text:style-name="P3"><text:s/><text:span text:style-name="T1">--&gt; /kaggle/working/vits_4_nov-May-11-2025_10+42AM-0000000</text:span></text:p>
      <text:p text:style-name="P5"/>
      <text:p text:style-name="P1">[1m &gt; TRAINING (2025-05-11 14:29:57) [0m</text:p>
      <text:p text:style-name="P5"/>
      <text:p text:style-name="P1">[1m <text:s text:c="2"/>--&gt; TIME: 2025-05-11 14:30:13 -- STEP: 29/630 -- GLOBAL_STEP: 863800[0m</text:p>
      <text:p text:style-name="P3"><text:s text:c="5"/><text:span text:style-name="T1">| &gt; loss_disc: 2.625504970550537 <text:s/>(2.5814533891348996)</text:span></text:p>
      <text:p text:style-name="P3"><text:s text:c="5"/><text:span text:style-name="T1">| &gt; loss_disc_real_0: 0.1844157576560974 <text:s/>(0.1632487622314486)</text:span></text:p>
      <text:p text:style-name="P3"><text:s text:c="5"/><text:span text:style-name="T1">| &gt; loss_disc_real_1: 0.22703726589679718 <text:s/>(0.2121841172719824)</text:span></text:p>
      <text:p text:style-name="P3"><text:s text:c="5"/><text:span text:style-name="T1">| &gt; loss_disc_real_2: 0.26407548785209656 <text:s/>(0.2279888242483139)</text:span></text:p>
      <text:p text:style-name="P3"><text:s text:c="5"/><text:span text:style-name="T1">| &gt; loss_disc_real_3: 0.22699229419231415 <text:s/>(0.23118233115508638)</text:span></text:p>
      <text:p text:style-name="P3"><text:s text:c="5"/><text:span text:style-name="T1">| &gt; loss_disc_real_4: 0.25922802090644836 <text:s/>(0.23946071236298003)</text:span></text:p>
      <text:p text:style-name="P3"><text:s text:c="5"/><text:span text:style-name="T1">| &gt; loss_disc_real_5: 0.2534092664718628 <text:s/>(0.23564506501987062)</text:span></text:p>
      <text:p text:style-name="P3"><text:s text:c="5"/><text:span text:style-name="T1">| &gt; loss_0: 2.625504970550537 <text:s/>(2.5814533891348996)</text:span></text:p>
      <text:p text:style-name="P3"><text:s text:c="5"/><text:span text:style-name="T1">| &gt; grad_norm_0: tensor(10.5235, device='cuda:0') <text:s/>(tensor(10.2605, device='cuda:0'))</text:span></text:p>
      <text:p text:style-name="P3"><text:s text:c="5"/><text:span text:style-name="T1">| &gt; loss_gen: 2.234549045562744 <text:s/>(2.1568622794644585)</text:span></text:p>
      <text:p text:style-name="P3"><text:s text:c="5"/><text:span text:style-name="T1">| &gt; loss_kl: 1.7934308052062988 <text:s/>(1.6172203359932735)</text:span></text:p>
      <text:p text:style-name="P3"><text:s text:c="5"/><text:span text:style-name="T1">| &gt; loss_feat: 6.90802526473999 <text:s/>(6.926364832910998)</text:span></text:p>
      <text:p text:style-name="P3"><text:s text:c="5"/><text:span text:style-name="T1">| &gt; loss_mel: 15.545597076416016 <text:s/>(15.596338469406653)</text:span></text:p>
      <text:p text:style-name="P3"><text:s text:c="5"/><text:span text:style-name="T1">| &gt; loss_duration: 1.4090676307678223 <text:s/>(1.444294259465974)</text:span></text:p>
      <text:p text:style-name="P3"><text:s text:c="5"/><text:span text:style-name="T1">| &gt; amp_scaler: 256.0 <text:s/>(256.0)</text:span></text:p>
      <text:p text:style-name="P3"><text:s text:c="5"/><text:span text:style-name="T1">| &gt; loss_1: 27.890668869018555 <text:s/>(27.741080317003973)</text:span></text:p>
      <text:p text:style-name="P3"><text:s text:c="5"/><text:span text:style-name="T1">| &gt; grad_norm_1: tensor(61.5708, device='cuda:0') <text:s/>(tensor(77.6440, device='cuda:0'))</text:span></text:p>
      <text:p text:style-name="P3"><text:s text:c="5"/><text:span text:style-name="T1">| &gt; current_lr_0: 0.00019927626732381507 </text:span></text:p>
      <text:p text:style-name="P3"><text:s text:c="5"/><text:span text:style-name="T1">| &gt; current_lr_1: 0.00019927626732381507 </text:span></text:p>
      <text:p text:style-name="P3"><text:s text:c="5"/><text:span text:style-name="T1">| &gt; step_time: 0.532 <text:s/>(0.5041472007488382)</text:span></text:p>
      <text:p text:style-name="P3"><text:s text:c="5"/><text:span text:style-name="T1">| &gt; loader_time: 0.0056 <text:s/>(0.004723918849024279)</text:span></text:p>
      <text:p text:style-name="P5"/>
      <text:p text:style-name="P5"/>
      <text:p text:style-name="P1">[1m <text:s text:c="2"/>--&gt; TIME: 2025-05-11 14:31:07 -- STEP: 129/630 -- GLOBAL_STEP: 863900[0m</text:p>
      <text:p text:style-name="P3"><text:s text:c="5"/><text:span text:style-name="T1">| &gt; loss_disc: 2.633878707885742 <text:s/>(2.6036373959031214)</text:span></text:p>
      <text:p text:style-name="P3"><text:s text:c="5"/><text:span text:style-name="T1">| &gt; loss_disc_real_0: 0.13066576421260834 <text:s/>(0.176554043972215)</text:span></text:p>
      <text:p text:style-name="P3"><text:s text:c="5"/><text:span text:style-name="T1">| &gt; loss_disc_real_1: 0.3079158067703247 <text:s/>(0.21198984576288118)</text:span></text:p>
      <text:p text:style-name="P3"><text:s text:c="5"/><text:span text:style-name="T1">| &gt; loss_disc_real_2: 0.21576014161109924 <text:s/>(0.22970496753389522)</text:span></text:p>
      <text:p text:style-name="P3"><text:s text:c="5"/><text:span text:style-name="T1">| &gt; loss_disc_real_3: 0.20762291550636292 <text:s/>(0.22881736773853154)</text:span></text:p>
      <text:p text:style-name="P3"><text:s text:c="5"/><text:span text:style-name="T1">| &gt; loss_disc_real_4: 0.20467409491539001 <text:s/>(0.24122405548890433)</text:span></text:p>
      <text:p text:style-name="P3"><text:s text:c="5"/><text:span text:style-name="T1">| &gt; loss_disc_real_5: 0.21063044667243958 <text:s/>(0.23287159862906434)</text:span></text:p>
      <text:p text:style-name="P3"><text:s text:c="5"/><text:span text:style-name="T1">| &gt; loss_0: 2.633878707885742 <text:s/>(2.6036373959031214)</text:span></text:p>
      <text:p text:style-name="P3"><text:s text:c="5"/><text:span text:style-name="T1">| &gt; grad_norm_0: tensor(23.2685, device='cuda:0') <text:s/>(tensor(16.6059, device='cuda:0'))</text:span></text:p>
      <text:p text:style-name="P3"><text:s text:c="5"/><text:span text:style-name="T1">| &gt; loss_gen: 2.222811460494995 <text:s/>(2.1847881282022756)</text:span></text:p>
      <text:p text:style-name="P3"><text:s text:c="5"/><text:span text:style-name="T1">| &gt; loss_kl: 1.817662000656128 <text:s/>(1.6344641724298163)</text:span></text:p>
      <text:p text:style-name="P3"><text:s text:c="5"/><text:span text:style-name="T1">| &gt; loss_feat: 7.101071834564209 <text:s/>(6.910110599310824)</text:span></text:p>
      <text:p text:style-name="P3"><text:s text:c="5"/><text:span text:style-name="T1">| &gt; loss_mel: 15.495119094848633 <text:s/>(15.656241099039713)</text:span></text:p>
      <text:p text:style-name="P3"><text:s text:c="5"/><text:span text:style-name="T1">| &gt; loss_duration: 1.502016305923462 <text:s/>(1.4176713191261587)</text:span></text:p>
      <text:p text:style-name="P3"><text:s text:c="5"/><text:span text:style-name="T1">| &gt; amp_scaler: 256.0 <text:s/>(256.0)</text:span></text:p>
      <text:p text:style-name="P3"><text:s text:c="5"/><text:span text:style-name="T1">| &gt; loss_1: 28.13867950439453 <text:s/>(27.8032753523006)</text:span></text:p>
      <text:p text:style-name="P3"><text:s text:c="5"/><text:span text:style-name="T1">| &gt; grad_norm_1: tensor(301.7766, device='cuda:0') <text:s/>(tensor(190.9678, device='cuda:0'))</text:span></text:p>
      <text:p text:style-name="P3"><text:s text:c="5"/><text:span text:style-name="T1">| &gt; current_lr_0: 0.00019927626732381507 </text:span></text:p>
      <text:p text:style-name="P3"><text:s text:c="5"/><text:span text:style-name="T1">| &gt; current_lr_1: 0.00019927626732381507 </text:span></text:p>
      <text:p text:style-name="P3"><text:s text:c="5"/><text:span text:style-name="T1">| &gt; step_time: 0.5614 <text:s/>(0.5257147393485372)</text:span></text:p>
      <text:p text:style-name="P3"><text:s text:c="5"/><text:span text:style-name="T1">| &gt; loader_time: 0.0061 <text:s/>(0.005342664644699687)</text:span></text:p>
      <text:p text:style-name="P5"/>
      <text:p text:style-name="P5"/>
      <text:p text:style-name="P1">[1m <text:s text:c="2"/>--&gt; TIME: 2025-05-11 14:32:08 -- STEP: 229/630 -- GLOBAL_STEP: 864000[0m</text:p>
      <text:p text:style-name="P3"><text:soft-page-break/><text:s text:c="5"/><text:span text:style-name="T1">| &gt; loss_disc: 2.6724886894226074 <text:s/>(2.617695755313056)</text:span></text:p>
      <text:p text:style-name="P3"><text:s text:c="5"/><text:span text:style-name="T1">| &gt; loss_disc_real_0: 0.2709057331085205 <text:s/>(0.17807952041318845)</text:span></text:p>
      <text:p text:style-name="P3"><text:s text:c="5"/><text:span text:style-name="T1">| &gt; loss_disc_real_1: 0.1731102019548416 <text:s/>(0.2127073020003248)</text:span></text:p>
      <text:p text:style-name="P3"><text:s text:c="5"/><text:span text:style-name="T1">| &gt; loss_disc_real_2: 0.24518021941184998 <text:s/>(0.2303067332532208)</text:span></text:p>
      <text:p text:style-name="P3"><text:s text:c="5"/><text:span text:style-name="T1">| &gt; loss_disc_real_3: 0.2529279291629791 <text:s/>(0.23048752253492846)</text:span></text:p>
      <text:p text:style-name="P3"><text:s text:c="5"/><text:span text:style-name="T1">| &gt; loss_disc_real_4: 0.2303982377052307 <text:s/>(0.24131921603950351)</text:span></text:p>
      <text:p text:style-name="P3"><text:s text:c="5"/><text:span text:style-name="T1">| &gt; loss_disc_real_5: 0.2512468099594116 <text:s/>(0.23632943675767906)</text:span></text:p>
      <text:p text:style-name="P3"><text:s text:c="5"/><text:span text:style-name="T1">| &gt; loss_0: 2.6724886894226074 <text:s/>(2.617695755313056)</text:span></text:p>
      <text:p text:style-name="P3"><text:s text:c="5"/><text:span text:style-name="T1">| &gt; grad_norm_0: tensor(16.4653, device='cuda:0') <text:s/>(tensor(14.9126, device='cuda:0'))</text:span></text:p>
      <text:p text:style-name="P3"><text:s text:c="5"/><text:span text:style-name="T1">| &gt; loss_gen: 2.223416328430176 <text:s/>(2.1649289630906554)</text:span></text:p>
      <text:p text:style-name="P3"><text:s text:c="5"/><text:span text:style-name="T1">| &gt; loss_kl: 1.7546796798706055 <text:s/>(1.6436879031002258)</text:span></text:p>
      <text:p text:style-name="P3"><text:s text:c="5"/><text:span text:style-name="T1">| &gt; loss_feat: 7.665014743804932 <text:s/>(6.850103057628115)</text:span></text:p>
      <text:p text:style-name="P3"><text:s text:c="5"/><text:span text:style-name="T1">| &gt; loss_mel: 15.735505104064941 <text:s/>(15.641729883752015)</text:span></text:p>
      <text:p text:style-name="P3"><text:s text:c="5"/><text:span text:style-name="T1">| &gt; loss_duration: 1.4731347560882568 <text:s/>(1.3767271468733078)</text:span></text:p>
      <text:p text:style-name="P3"><text:s text:c="5"/><text:span text:style-name="T1">| &gt; amp_scaler: 256.0 <text:s/>(256.0)</text:span></text:p>
      <text:p text:style-name="P3"><text:s text:c="5"/><text:span text:style-name="T1">| &gt; loss_1: 28.85175132751465 <text:s/>(27.677176962773352)</text:span></text:p>
      <text:p text:style-name="P3"><text:s text:c="5"/><text:span text:style-name="T1">| &gt; grad_norm_1: tensor(98.1824, device='cuda:0') <text:s/>(tensor(168.4751, device='cuda:0'))</text:span></text:p>
      <text:p text:style-name="P3"><text:s text:c="5"/><text:span text:style-name="T1">| &gt; current_lr_0: 0.00019927626732381507 </text:span></text:p>
      <text:p text:style-name="P3"><text:s text:c="5"/><text:span text:style-name="T1">| &gt; current_lr_1: 0.00019927626732381507 </text:span></text:p>
      <text:p text:style-name="P3"><text:s text:c="5"/><text:span text:style-name="T1">| &gt; step_time: 0.6083 <text:s/>(0.5571993157332638)</text:span></text:p>
      <text:p text:style-name="P3"><text:s text:c="5"/><text:span text:style-name="T1">| &gt; loader_time: 0.0074 <text:s/>(0.0059010441126261205)</text:span></text:p>
      <text:p text:style-name="P5"/>
      <text:p text:style-name="P5"/>
      <text:p text:style-name="P3"><text:s/><text:span text:style-name="T1">&gt; CHECKPOINT : /kaggle/working/vits_4_nov-May-11-2025_10+42AM-0000000/checkpoint_864000.pth</text:span></text:p>
      <text:p text:style-name="P5"/>
      <text:p text:style-name="P1">[1m <text:s text:c="2"/>--&gt; TIME: 2025-05-11 14:33:19 -- STEP: 329/630 -- GLOBAL_STEP: 864100[0m</text:p>
      <text:p text:style-name="P3"><text:s text:c="5"/><text:span text:style-name="T1">| &gt; loss_disc: 2.584503650665283 <text:s/>(2.613495710048269)</text:span></text:p>
      <text:p text:style-name="P3"><text:s text:c="5"/><text:span text:style-name="T1">| &gt; loss_disc_real_0: 0.2144126147031784 <text:s/>(0.17903950303158866)</text:span></text:p>
      <text:p text:style-name="P3"><text:s text:c="5"/><text:span text:style-name="T1">| &gt; loss_disc_real_1: 0.1956336945295334 <text:s/>(0.2138127173696245)</text:span></text:p>
      <text:p text:style-name="P3"><text:s text:c="5"/><text:span text:style-name="T1">| &gt; loss_disc_real_2: 0.24047806859016418 <text:s/>(0.23011329742912826)</text:span></text:p>
      <text:p text:style-name="P3"><text:s text:c="5"/><text:span text:style-name="T1">| &gt; loss_disc_real_3: 0.30748865008354187 <text:s/>(0.23064428499947928)</text:span></text:p>
      <text:p text:style-name="P3"><text:s text:c="5"/><text:span text:style-name="T1">| &gt; loss_disc_real_4: 0.2941664457321167 <text:s/>(0.24065142204152773)</text:span></text:p>
      <text:p text:style-name="P3"><text:s text:c="5"/><text:span text:style-name="T1">| &gt; loss_disc_real_5: 0.22293221950531006 <text:s/>(0.2334992219340113)</text:span></text:p>
      <text:p text:style-name="P3"><text:s text:c="5"/><text:span text:style-name="T1">| &gt; loss_0: 2.584503650665283 <text:s/>(2.613495710048269)</text:span></text:p>
      <text:p text:style-name="P3"><text:s text:c="5"/><text:span text:style-name="T1">| &gt; grad_norm_0: tensor(27.8812, device='cuda:0') <text:s/>(tensor(16.6404, device='cuda:0'))</text:span></text:p>
      <text:p text:style-name="P3"><text:s text:c="5"/><text:span text:style-name="T1">| &gt; loss_gen: 2.179497718811035 <text:s/>(2.1758778899636297)</text:span></text:p>
      <text:p text:style-name="P3"><text:s text:c="5"/><text:span text:style-name="T1">| &gt; loss_kl: 1.632294774055481 <text:s/>(1.6423364370427234)</text:span></text:p>
      <text:p text:style-name="P3"><text:s text:c="5"/><text:span text:style-name="T1">| &gt; loss_feat: 6.645524978637695 <text:s/>(6.857485346518754)</text:span></text:p>
      <text:p text:style-name="P3"><text:s text:c="5"/><text:span text:style-name="T1">| &gt; loss_mel: 14.745392799377441 <text:s/>(15.645430202542105)</text:span></text:p>
      <text:p text:style-name="P3"><text:s text:c="5"/><text:span text:style-name="T1">| &gt; loss_duration: 1.464494228363037 <text:s/>(1.4032010321921489)</text:span></text:p>
      <text:p text:style-name="P3"><text:s text:c="5"/><text:span text:style-name="T1">| &gt; amp_scaler: 256.0 <text:s/>(301.1306990881462)</text:span></text:p>
      <text:p text:style-name="P3"><text:s text:c="5"/><text:span text:style-name="T1">| &gt; loss_1: 26.667203903198242 <text:s/>(27.7243308963022)</text:span></text:p>
      <text:p text:style-name="P3"><text:s text:c="5"/><text:span text:style-name="T1">| &gt; grad_norm_1: tensor(391.1615, device='cuda:0') <text:s/>(tensor(192.7562, device='cuda:0'))</text:span></text:p>
      <text:p text:style-name="P3"><text:s text:c="5"/><text:span text:style-name="T1">| &gt; current_lr_0: 0.00019927626732381507 </text:span></text:p>
      <text:p text:style-name="P3"><text:s text:c="5"/><text:span text:style-name="T1">| &gt; current_lr_1: 0.00019927626732381507 </text:span></text:p>
      <text:p text:style-name="P3"><text:s text:c="5"/><text:span text:style-name="T1">| &gt; step_time: 0.6864 <text:s/>(0.591847600183226)</text:span></text:p>
      <text:p text:style-name="P3"><text:s text:c="5"/><text:span text:style-name="T1">| &gt; loader_time: 0.0083 <text:s/>(0.006634820196041585)</text:span></text:p>
      <text:p text:style-name="P5"/>
      <text:p text:style-name="P5"/>
      <text:p text:style-name="P1">[1m <text:s text:c="2"/>--&gt; TIME: 2025-05-11 14:34:36 -- STEP: 429/630 -- GLOBAL_STEP: 864200[0m</text:p>
      <text:p text:style-name="P3"><text:s text:c="5"/><text:span text:style-name="T1">| &gt; loss_disc: 2.6692352294921875 <text:s/>(2.616256768886863)</text:span></text:p>
      <text:p text:style-name="P3"><text:s text:c="5"/><text:span text:style-name="T1">| &gt; loss_disc_real_0: 0.19891880452632904 <text:s/>(0.17888787991447608)</text:span></text:p>
      <text:p text:style-name="P3"><text:s text:c="5"/><text:span text:style-name="T1">| &gt; loss_disc_real_1: 0.1761147379875183 <text:s/>(0.21322773237189488)</text:span></text:p>
      <text:p text:style-name="P3"><text:s text:c="5"/><text:span text:style-name="T1">| &gt; loss_disc_real_2: 0.28228405117988586 <text:s/>(0.22991083711733074)</text:span></text:p>
      <text:p text:style-name="P3"><text:s text:c="5"/><text:span text:style-name="T1">| &gt; loss_disc_real_3: 0.23905666172504425 <text:s/>(0.23203698047252247)</text:span></text:p>
      <text:p text:style-name="P3"><text:s text:c="5"/><text:span text:style-name="T1">| &gt; loss_disc_real_4: 0.2568325698375702 <text:s/>(0.24126920465267063)</text:span></text:p>
      <text:p text:style-name="P3"><text:s text:c="5"/><text:span text:style-name="T1">| &gt; loss_disc_real_5: 0.23735357820987701 <text:s/>(0.23359254075513852)</text:span></text:p>
      <text:p text:style-name="P3"><text:s text:c="5"/><text:span text:style-name="T1">| &gt; loss_0: 2.6692352294921875 <text:s/>(2.616256768886863)</text:span></text:p>
      <text:p text:style-name="P3"><text:soft-page-break/><text:s text:c="5"/><text:span text:style-name="T1">| &gt; grad_norm_0: tensor(19.0910, device='cuda:0') <text:s/>(tensor(17.1704, device='cuda:0'))</text:span></text:p>
      <text:p text:style-name="P3"><text:s text:c="5"/><text:span text:style-name="T1">| &gt; loss_gen: 2.1925604343414307 <text:s/>(2.1753655888817534)</text:span></text:p>
      <text:p text:style-name="P3"><text:s text:c="5"/><text:span text:style-name="T1">| &gt; loss_kl: 1.6785084009170532 <text:s/>(1.6404271620414752)</text:span></text:p>
      <text:p text:style-name="P3"><text:s text:c="5"/><text:span text:style-name="T1">| &gt; loss_feat: 5.726177215576172 <text:s/>(6.818910776596249)</text:span></text:p>
      <text:p text:style-name="P3"><text:s text:c="5"/><text:span text:style-name="T1">| &gt; loss_mel: 15.581459045410156 <text:s/>(15.663150967417897)</text:span></text:p>
      <text:p text:style-name="P3"><text:s text:c="5"/><text:span text:style-name="T1">| &gt; loss_duration: 1.463822603225708 <text:s/>(1.4055661577166934)</text:span></text:p>
      <text:p text:style-name="P3"><text:s text:c="5"/><text:span text:style-name="T1">| &gt; amp_scaler: 256.0 <text:s/>(290.6107226107233)</text:span></text:p>
      <text:p text:style-name="P3"><text:s text:c="5"/><text:span text:style-name="T1">| &gt; loss_1: 26.642528533935547 <text:s/>(27.70342062125395)</text:span></text:p>
      <text:p text:style-name="P3"><text:s text:c="5"/><text:span text:style-name="T1">| &gt; grad_norm_1: tensor(125.1284, device='cuda:0') <text:s/>(tensor(200.3148, device='cuda:0'))</text:span></text:p>
      <text:p text:style-name="P3"><text:s text:c="5"/><text:span text:style-name="T1">| &gt; current_lr_0: 0.00019927626732381507 </text:span></text:p>
      <text:p text:style-name="P3"><text:s text:c="5"/><text:span text:style-name="T1">| &gt; current_lr_1: 0.00019927626732381507 </text:span></text:p>
      <text:p text:style-name="P3"><text:s text:c="5"/><text:span text:style-name="T1">| &gt; step_time: 0.7669 <text:s/>(0.6292547384897871)</text:span></text:p>
      <text:p text:style-name="P3"><text:s text:c="5"/><text:span text:style-name="T1">| &gt; loader_time: 0.0093 <text:s/>(0.00729063952163661)</text:span></text:p>
      <text:p text:style-name="P5"/>
      <text:p text:style-name="P5"/>
      <text:p text:style-name="P1">[1m <text:s text:c="2"/>--&gt; TIME: 2025-05-11 14:35:59 -- STEP: 529/630 -- GLOBAL_STEP: 864300[0m</text:p>
      <text:p text:style-name="P3"><text:s text:c="5"/><text:span text:style-name="T1">| &gt; loss_disc: 2.8958921432495117 <text:s/>(2.617457185215222)</text:span></text:p>
      <text:p text:style-name="P3"><text:s text:c="5"/><text:span text:style-name="T1">| &gt; loss_disc_real_0: 0.2064284086227417 <text:s/>(0.17939276634125723)</text:span></text:p>
      <text:p text:style-name="P3"><text:s text:c="5"/><text:span text:style-name="T1">| &gt; loss_disc_real_1: 0.2085742950439453 <text:s/>(0.213998645487715)</text:span></text:p>
      <text:p text:style-name="P3"><text:s text:c="5"/><text:span text:style-name="T1">| &gt; loss_disc_real_2: 0.2590493857860565 <text:s/>(0.22997840630534916)</text:span></text:p>
      <text:p text:style-name="P3"><text:s text:c="5"/><text:span text:style-name="T1">| &gt; loss_disc_real_3: 0.22184640169143677 <text:s/>(0.23181775812277947)</text:span></text:p>
      <text:p text:style-name="P3"><text:s text:c="5"/><text:span text:style-name="T1">| &gt; loss_disc_real_4: 0.222110316157341 <text:s/>(0.24068917252390953)</text:span></text:p>
      <text:p text:style-name="P3"><text:s text:c="5"/><text:span text:style-name="T1">| &gt; loss_disc_real_5: 0.26307690143585205 <text:s/>(0.23329092686140243)</text:span></text:p>
      <text:p text:style-name="P3"><text:s text:c="5"/><text:span text:style-name="T1">| &gt; loss_0: 2.8958921432495117 <text:s/>(2.617457185215222)</text:span></text:p>
      <text:p text:style-name="P3"><text:s text:c="5"/><text:span text:style-name="T1">| &gt; grad_norm_0: tensor(21.1207, device='cuda:0') <text:s/>(tensor(17.7417, device='cuda:0'))</text:span></text:p>
      <text:p text:style-name="P3"><text:s text:c="5"/><text:span text:style-name="T1">| &gt; loss_gen: 1.8436697721481323 <text:s/>(2.1747859189100214)</text:span></text:p>
      <text:p text:style-name="P3"><text:s text:c="5"/><text:span text:style-name="T1">| &gt; loss_kl: 1.6837246417999268 <text:s/>(1.6453577521167315)</text:span></text:p>
      <text:p text:style-name="P3"><text:s text:c="5"/><text:span text:style-name="T1">| &gt; loss_feat: 5.751592636108398 <text:s/>(6.789292064190815)</text:span></text:p>
      <text:p text:style-name="P3"><text:s text:c="5"/><text:span text:style-name="T1">| &gt; loss_mel: 15.666704177856445 <text:s/>(15.662453478360671)</text:span></text:p>
      <text:p text:style-name="P3"><text:s text:c="5"/><text:span text:style-name="T1">| &gt; loss_duration: 1.4399471282958984 <text:s/>(1.4172283546235025)</text:span></text:p>
      <text:p text:style-name="P3"><text:s text:c="5"/><text:span text:style-name="T1">| &gt; amp_scaler: 256.0 <text:s/>(284.0680529300573)</text:span></text:p>
      <text:p text:style-name="P3"><text:s text:c="5"/><text:span text:style-name="T1">| &gt; loss_1: 26.385637283325195 <text:s/>(27.689117550624566)</text:span></text:p>
      <text:p text:style-name="P3"><text:s text:c="5"/><text:span text:style-name="T1">| &gt; grad_norm_1: tensor(41.3418, device='cuda:0') <text:s/>(tensor(207.4432, device='cuda:0'))</text:span></text:p>
      <text:p text:style-name="P3"><text:s text:c="5"/><text:span text:style-name="T1">| &gt; current_lr_0: 0.00019927626732381507 </text:span></text:p>
      <text:p text:style-name="P3"><text:s text:c="5"/><text:span text:style-name="T1">| &gt; current_lr_1: 0.00019927626732381507 </text:span></text:p>
      <text:p text:style-name="P3"><text:s text:c="5"/><text:span text:style-name="T1">| &gt; step_time: 0.8438 <text:s/>(0.6638332265085897)</text:span></text:p>
      <text:p text:style-name="P3"><text:s text:c="5"/><text:span text:style-name="T1">| &gt; loader_time: 0.0104 <text:s/>(0.007905266911411107)</text:span></text:p>
      <text:p text:style-name="P5"/>
      <text:p text:style-name="P5"/>
      <text:p text:style-name="P1">[1m <text:s text:c="2"/>--&gt; TIME: 2025-05-11 14:37:44 -- STEP: 629/630 -- GLOBAL_STEP: 864400[0m</text:p>
      <text:p text:style-name="P3"><text:s text:c="5"/><text:span text:style-name="T1">| &gt; loss_disc: 2.6182382106781006 <text:s/>(2.6147311700356997)</text:span></text:p>
      <text:p text:style-name="P3"><text:s text:c="5"/><text:span text:style-name="T1">| &gt; loss_disc_real_0: 0.25234681367874146 <text:s/>(0.17909591062222452)</text:span></text:p>
      <text:p text:style-name="P3"><text:s text:c="5"/><text:span text:style-name="T1">| &gt; loss_disc_real_1: 0.2786261737346649 <text:s/>(0.21358182810732596)</text:span></text:p>
      <text:p text:style-name="P3"><text:s text:c="5"/><text:span text:style-name="T1">| &gt; loss_disc_real_2: 0.2172195166349411 <text:s/>(0.22974039353607947)</text:span></text:p>
      <text:p text:style-name="P3"><text:s text:c="5"/><text:span text:style-name="T1">| &gt; loss_disc_real_3: 0.29508471488952637 <text:s/>(0.2313786500825033)</text:span></text:p>
      <text:p text:style-name="P3"><text:s text:c="5"/><text:span text:style-name="T1">| &gt; loss_disc_real_4: 0.23600825667381287 <text:s/>(0.24044995384204937)</text:span></text:p>
      <text:p text:style-name="P3"><text:s text:c="5"/><text:span text:style-name="T1">| &gt; loss_disc_real_5: 0.1881580650806427 <text:s/>(0.23263284080737345)</text:span></text:p>
      <text:p text:style-name="P3"><text:s text:c="5"/><text:span text:style-name="T1">| &gt; loss_0: 2.6182382106781006 <text:s/>(2.6147311700356997)</text:span></text:p>
      <text:p text:style-name="P3"><text:s text:c="5"/><text:span text:style-name="T1">| &gt; grad_norm_0: tensor(9.5381, device='cuda:0') <text:s/>(tensor(18.2122, device='cuda:0'))</text:span></text:p>
      <text:p text:style-name="P3"><text:s text:c="5"/><text:span text:style-name="T1">| &gt; loss_gen: 2.174980401992798 <text:s/>(2.1774699805461375)</text:span></text:p>
      <text:p text:style-name="P3"><text:s text:c="5"/><text:span text:style-name="T1">| &gt; loss_kl: 1.5903698205947876 <text:s/>(1.648321292358666)</text:span></text:p>
      <text:p text:style-name="P3"><text:s text:c="5"/><text:span text:style-name="T1">| &gt; loss_feat: 5.989867687225342 <text:s/>(6.778780403501092)</text:span></text:p>
      <text:p text:style-name="P3"><text:s text:c="5"/><text:span text:style-name="T1">| &gt; loss_mel: 15.480189323425293 <text:s/>(15.673010419775837)</text:span></text:p>
      <text:p text:style-name="P3"><text:s text:c="5"/><text:span text:style-name="T1">| &gt; loss_duration: 1.5147275924682617 <text:s/>(1.4267222515539828)</text:span></text:p>
      <text:p text:style-name="P3"><text:s text:c="5"/><text:span text:style-name="T1">| &gt; amp_scaler: 256.0 <text:s/>(279.6057233704296)</text:span></text:p>
      <text:p text:style-name="P3"><text:s text:c="5"/><text:span text:style-name="T1">| &gt; loss_1: 26.750133514404297 <text:s/>(27.704304332763478)</text:span></text:p>
      <text:p text:style-name="P3"><text:s text:c="5"/><text:span text:style-name="T1">| &gt; grad_norm_1: tensor(70.3921, device='cuda:0') <text:s/>(tensor(212.7655, device='cuda:0'))</text:span></text:p>
      <text:p text:style-name="P3"><text:s text:c="5"/><text:span text:style-name="T1">| &gt; current_lr_0: 0.00019927626732381507 </text:span></text:p>
      <text:p text:style-name="P3"><text:soft-page-break/><text:s text:c="5"/><text:span text:style-name="T1">| &gt; current_lr_1: 0.00019927626732381507 </text:span></text:p>
      <text:p text:style-name="P3"><text:s text:c="5"/><text:span text:style-name="T1">| &gt; step_time: 1.5911 <text:s/>(0.7223086531476871)</text:span></text:p>
      <text:p text:style-name="P3"><text:s text:c="5"/><text:span text:style-name="T1">| &gt; loader_time: 0.0167 <text:s/>(0.008614381659770047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505621433258057 [0m(+0.0005129774411519366)</text:span></text:p>
      <text:p text:style-name="P3"><text:s text:c="5"/><text:span text:style-name="T1">| &gt; avg_loss_disc:[91m 2.692881405353546 [0m(+0.0002926985422768702)</text:span></text:p>
      <text:p text:style-name="P3"><text:s text:c="5"/><text:span text:style-name="T1">| &gt; avg_loss_disc_real_0:[91m 0.18183010692397752 [0m(+0.038528081650535256)</text:span></text:p>
      <text:p text:style-name="P3"><text:s text:c="5"/><text:span text:style-name="T1">| &gt; avg_loss_disc_real_1:[92m 0.20325647294521332 [0m(-0.036030502369006484)</text:span></text:p>
      <text:p text:style-name="P3"><text:s text:c="5"/><text:span text:style-name="T1">| &gt; avg_loss_disc_real_2:[92m 0.25356641660134 [0m(-0.021318979561328888)</text:span></text:p>
      <text:p text:style-name="P3"><text:s text:c="5"/><text:span text:style-name="T1">| &gt; avg_loss_disc_real_3:[92m 0.22891977926095328 [0m(-0.015266191214323044)</text:span></text:p>
      <text:p text:style-name="P3"><text:s text:c="5"/><text:span text:style-name="T1">| &gt; avg_loss_disc_real_4:[91m 0.2424796943863233 [0m(+0.012873495618502317)</text:span></text:p>
      <text:p text:style-name="P3"><text:s text:c="5"/><text:span text:style-name="T1">| &gt; avg_loss_disc_real_5:[92m 0.22355608021219572 [0m(-0.02049782251318294)</text:span></text:p>
      <text:p text:style-name="P3"><text:s text:c="5"/><text:span text:style-name="T1">| &gt; avg_loss_0:[91m 2.692881405353546 [0m(+0.0002926985422768702)</text:span></text:p>
      <text:p text:style-name="P3"><text:s text:c="5"/><text:span text:style-name="T1">| &gt; avg_loss_gen:[91m 1.9899386862913764 [0m(+0.047196527322133086)</text:span></text:p>
      <text:p text:style-name="P3"><text:s text:c="5"/><text:span text:style-name="T1">| &gt; avg_loss_kl:[91m 1.7450142800807953 [0m(+0.0756450891494751)</text:span></text:p>
      <text:p text:style-name="P3"><text:s text:c="5"/><text:span text:style-name="T1">| &gt; avg_loss_feat:[91m 6.474297523498535 [0m(+0.2851899464925127)</text:span></text:p>
      <text:p text:style-name="P3"><text:s text:c="5"/><text:span text:style-name="T1">| &gt; avg_loss_mel:[91m 15.538736899693808 [0m(+0.1450995604197196)</text:span></text:p>
      <text:p text:style-name="P3"><text:s text:c="5"/><text:span text:style-name="T1">| &gt; avg_loss_duration:[91m 1.5253235399723053 [0m(+0.006791134675343757)</text:span></text:p>
      <text:p text:style-name="P3"><text:s text:c="5"/><text:span text:style-name="T1">| &gt; avg_loss_1:[91m 27.273311297098797 [0m(+0.5599228541056327)</text:span></text:p>
      <text:p text:style-name="P5"/>
      <text:p text:style-name="P5"/>
      <text:p text:style-name="P1">[4m[1m &gt; EPOCH: 30/50[0m</text:p>
      <text:p text:style-name="P3"><text:s/><text:span text:style-name="T1">--&gt; /kaggle/working/vits_4_nov-May-11-2025_10+42AM-0000000</text:span></text:p>
      <text:p text:style-name="P5"/>
      <text:p text:style-name="P1">[1m &gt; TRAINING (2025-05-11 14:37:53) [0m</text:p>
      <text:p text:style-name="P5"/>
      <text:p text:style-name="P1">[1m <text:s text:c="2"/>--&gt; TIME: 2025-05-11 14:38:47 -- STEP: 99/630 -- GLOBAL_STEP: 864500[0m</text:p>
      <text:p text:style-name="P3"><text:s text:c="5"/><text:span text:style-name="T1">| &gt; loss_disc: 2.6587860584259033 <text:s/>(2.611648658309319)</text:span></text:p>
      <text:p text:style-name="P3"><text:s text:c="5"/><text:span text:style-name="T1">| &gt; loss_disc_real_0: 0.14198967814445496 <text:s/>(0.17841187698973549)</text:span></text:p>
      <text:p text:style-name="P3"><text:s text:c="5"/><text:span text:style-name="T1">| &gt; loss_disc_real_1: 0.2404758334159851 <text:s/>(0.21707197956063531)</text:span></text:p>
      <text:p text:style-name="P3"><text:s text:c="5"/><text:span text:style-name="T1">| &gt; loss_disc_real_2: 0.20669841766357422 <text:s/>(0.22860769355537916)</text:span></text:p>
      <text:p text:style-name="P3"><text:s text:c="5"/><text:span text:style-name="T1">| &gt; loss_disc_real_3: 0.2306240051984787 <text:s/>(0.2254984774673828)</text:span></text:p>
      <text:p text:style-name="P3"><text:s text:c="5"/><text:span text:style-name="T1">| &gt; loss_disc_real_4: 0.262592077255249 <text:s/>(0.24277843655359865)</text:span></text:p>
      <text:p text:style-name="P3"><text:s text:c="5"/><text:span text:style-name="T1">| &gt; loss_disc_real_5: 0.22650641202926636 <text:s/>(0.23317647281319204)</text:span></text:p>
      <text:p text:style-name="P3"><text:s text:c="5"/><text:span text:style-name="T1">| &gt; loss_0: 2.6587860584259033 <text:s/>(2.611648658309319)</text:span></text:p>
      <text:p text:style-name="P3"><text:s text:c="5"/><text:span text:style-name="T1">| &gt; grad_norm_0: tensor(13.9870, device='cuda:0') <text:s/>(tensor(16.2934, device='cuda:0'))</text:span></text:p>
      <text:p text:style-name="P3"><text:s text:c="5"/><text:span text:style-name="T1">| &gt; loss_gen: 2.2603096961975098 <text:s/>(2.1905157818938745)</text:span></text:p>
      <text:p text:style-name="P3"><text:s text:c="5"/><text:span text:style-name="T1">| &gt; loss_kl: 1.7601137161254883 <text:s/>(1.6153894157120676)</text:span></text:p>
      <text:p text:style-name="P3"><text:s text:c="5"/><text:span text:style-name="T1">| &gt; loss_feat: 6.941771030426025 <text:s/>(6.998258234274508)</text:span></text:p>
      <text:p text:style-name="P3"><text:s text:c="5"/><text:span text:style-name="T1">| &gt; loss_mel: 14.75705623626709 <text:s/>(15.71711004623259)</text:span></text:p>
      <text:p text:style-name="P3"><text:s text:c="5"/><text:span text:style-name="T1">| &gt; loss_duration: 1.4605684280395508 <text:s/>(1.446696568017054)</text:span></text:p>
      <text:p text:style-name="P3"><text:s text:c="5"/><text:span text:style-name="T1">| &gt; amp_scaler: 256.0 <text:s/>(256.0)</text:span></text:p>
      <text:p text:style-name="P3"><text:s text:c="5"/><text:span text:style-name="T1">| &gt; loss_1: 27.179821014404297 <text:s/>(27.967970221933694)</text:span></text:p>
      <text:p text:style-name="P3"><text:s text:c="5"/><text:span text:style-name="T1">| &gt; grad_norm_1: tensor(49.4248, device='cuda:0') <text:s/>(tensor(199.5225, device='cuda:0'))</text:span></text:p>
      <text:p text:style-name="P3"><text:s text:c="5"/><text:span text:style-name="T1">| &gt; current_lr_0: 0.00019925135779039958 </text:span></text:p>
      <text:p text:style-name="P3"><text:s text:c="5"/><text:span text:style-name="T1">| &gt; current_lr_1: 0.00019925135779039958 </text:span></text:p>
      <text:p text:style-name="P3"><text:s text:c="5"/><text:span text:style-name="T1">| &gt; step_time: 0.5293 <text:s/>(0.5263086111858643)</text:span></text:p>
      <text:p text:style-name="P3"><text:s text:c="5"/><text:span text:style-name="T1">| &gt; loader_time: 0.0058 <text:s/>(0.0053437261870413096)</text:span></text:p>
      <text:p text:style-name="P5"/>
      <text:p text:style-name="P5"/>
      <text:p text:style-name="P3"><text:s/><text:span text:style-name="T1">&gt; CHECKPOINT : /kaggle/working/vits_4_nov-May-11-2025_10+42AM-0000000/checkpoint_864500.pth</text:span></text:p>
      <text:p text:style-name="P5"/>
      <text:p text:style-name="P1">[1m <text:s text:c="2"/>--&gt; TIME: 2025-05-11 14:39:48 -- STEP: 199/630 -- GLOBAL_STEP: 864600[0m</text:p>
      <text:p text:style-name="P3"><text:soft-page-break/><text:s text:c="5"/><text:span text:style-name="T1">| &gt; loss_disc: 2.424285650253296 <text:s/>(2.5942932061813595)</text:span></text:p>
      <text:p text:style-name="P3"><text:s text:c="5"/><text:span text:style-name="T1">| &gt; loss_disc_real_0: 0.23275919258594513 <text:s/>(0.17699901606120053)</text:span></text:p>
      <text:p text:style-name="P3"><text:s text:c="5"/><text:span text:style-name="T1">| &gt; loss_disc_real_1: 0.2782941460609436 <text:s/>(0.21636745696840573)</text:span></text:p>
      <text:p text:style-name="P3"><text:s text:c="5"/><text:span text:style-name="T1">| &gt; loss_disc_real_2: 0.22020438313484192 <text:s/>(0.22780807466063668)</text:span></text:p>
      <text:p text:style-name="P3"><text:s text:c="5"/><text:span text:style-name="T1">| &gt; loss_disc_real_3: 0.2467026561498642 <text:s/>(0.22698106485695096)</text:span></text:p>
      <text:p text:style-name="P3"><text:s text:c="5"/><text:span text:style-name="T1">| &gt; loss_disc_real_4: 0.2538483142852783 <text:s/>(0.24207404240890962)</text:span></text:p>
      <text:p text:style-name="P3"><text:s text:c="5"/><text:span text:style-name="T1">| &gt; loss_disc_real_5: 0.1424563080072403 <text:s/>(0.22637809966527042)</text:span></text:p>
      <text:p text:style-name="P3"><text:s text:c="5"/><text:span text:style-name="T1">| &gt; loss_0: 2.424285650253296 <text:s/>(2.5942932061813595)</text:span></text:p>
      <text:p text:style-name="P3"><text:s text:c="5"/><text:span text:style-name="T1">| &gt; grad_norm_0: tensor(25.6946, device='cuda:0') <text:s/>(tensor(20.6043, device='cuda:0'))</text:span></text:p>
      <text:p text:style-name="P3"><text:s text:c="5"/><text:span text:style-name="T1">| &gt; loss_gen: 2.634784698486328 <text:s/>(2.230338341626689)</text:span></text:p>
      <text:p text:style-name="P3"><text:s text:c="5"/><text:span text:style-name="T1">| &gt; loss_kl: 1.6950303316116333 <text:s/>(1.6194529874839978)</text:span></text:p>
      <text:p text:style-name="P3"><text:s text:c="5"/><text:span text:style-name="T1">| &gt; loss_feat: 7.539493560791016 <text:s/>(7.006321121100805)</text:span></text:p>
      <text:p text:style-name="P3"><text:s text:c="5"/><text:span text:style-name="T1">| &gt; loss_mel: 16.149654388427734 <text:s/>(15.706908240390183)</text:span></text:p>
      <text:p text:style-name="P3"><text:s text:c="5"/><text:span text:style-name="T1">| &gt; loss_duration: 1.4252557754516602 <text:s/>(1.3944576487469322)</text:span></text:p>
      <text:p text:style-name="P3"><text:s text:c="5"/><text:span text:style-name="T1">| &gt; amp_scaler: 256.0 <text:s/>(256.0)</text:span></text:p>
      <text:p text:style-name="P3"><text:s text:c="5"/><text:span text:style-name="T1">| &gt; loss_1: 29.444217681884766 <text:s/>(27.957478460954057)</text:span></text:p>
      <text:p text:style-name="P3"><text:s text:c="5"/><text:span text:style-name="T1">| &gt; grad_norm_1: tensor(661.1434, device='cuda:0') <text:s/>(tensor(262.0476, device='cuda:0'))</text:span></text:p>
      <text:p text:style-name="P3"><text:s text:c="5"/><text:span text:style-name="T1">| &gt; current_lr_0: 0.00019925135779039958 </text:span></text:p>
      <text:p text:style-name="P3"><text:s text:c="5"/><text:span text:style-name="T1">| &gt; current_lr_1: 0.00019925135779039958 </text:span></text:p>
      <text:p text:style-name="P3"><text:s text:c="5"/><text:span text:style-name="T1">| &gt; step_time: 0.5741 <text:s/>(0.5513817820716748)</text:span></text:p>
      <text:p text:style-name="P3"><text:s text:c="5"/><text:span text:style-name="T1">| &gt; loader_time: 0.007 <text:s/>(0.0058883350698193115)</text:span></text:p>
      <text:p text:style-name="P5"/>
      <text:p text:style-name="P5"/>
      <text:p text:style-name="P1">[1m <text:s text:c="2"/>--&gt; TIME: 2025-05-11 14:40:52 -- STEP: 299/630 -- GLOBAL_STEP: 864700[0m</text:p>
      <text:p text:style-name="P3"><text:s text:c="5"/><text:span text:style-name="T1">| &gt; loss_disc: 2.7773444652557373 <text:s/>(2.5970500137494974)</text:span></text:p>
      <text:p text:style-name="P3"><text:s text:c="5"/><text:span text:style-name="T1">| &gt; loss_disc_real_0: 0.17292627692222595 <text:s/>(0.17693238356540036)</text:span></text:p>
      <text:p text:style-name="P3"><text:s text:c="5"/><text:span text:style-name="T1">| &gt; loss_disc_real_1: 0.23745755851268768 <text:s/>(0.21557736214885745)</text:span></text:p>
      <text:p text:style-name="P3"><text:s text:c="5"/><text:span text:style-name="T1">| &gt; loss_disc_real_2: 0.26631754636764526 <text:s/>(0.22718335005351925)</text:span></text:p>
      <text:p text:style-name="P3"><text:s text:c="5"/><text:span text:style-name="T1">| &gt; loss_disc_real_3: 0.29381120204925537 <text:s/>(0.2276910510549577)</text:span></text:p>
      <text:p text:style-name="P3"><text:s text:c="5"/><text:span text:style-name="T1">| &gt; loss_disc_real_4: 0.2818028926849365 <text:s/>(0.24109068423210578)</text:span></text:p>
      <text:p text:style-name="P3"><text:s text:c="5"/><text:span text:style-name="T1">| &gt; loss_disc_real_5: 0.24866065382957458 <text:s/>(0.228168284339849)</text:span></text:p>
      <text:p text:style-name="P3"><text:s text:c="5"/><text:span text:style-name="T1">| &gt; loss_0: 2.7773444652557373 <text:s/>(2.5970500137494974)</text:span></text:p>
      <text:p text:style-name="P3"><text:s text:c="5"/><text:span text:style-name="T1">| &gt; grad_norm_0: tensor(16.9887, device='cuda:0') <text:s/>(tensor(20.3445, device='cuda:0'))</text:span></text:p>
      <text:p text:style-name="P3"><text:s text:c="5"/><text:span text:style-name="T1">| &gt; loss_gen: 2.15041446685791 <text:s/>(2.2163656292153036)</text:span></text:p>
      <text:p text:style-name="P3"><text:s text:c="5"/><text:span text:style-name="T1">| &gt; loss_kl: 1.7271206378936768 <text:s/>(1.6270806251162266)</text:span></text:p>
      <text:p text:style-name="P3"><text:s text:c="5"/><text:span text:style-name="T1">| &gt; loss_feat: 5.589532852172852 <text:s/>(6.963949110994374)</text:span></text:p>
      <text:p text:style-name="P3"><text:s text:c="5"/><text:span text:style-name="T1">| &gt; loss_mel: 15.336566925048828 <text:s/>(15.728528737224464)</text:span></text:p>
      <text:p text:style-name="P3"><text:s text:c="5"/><text:span text:style-name="T1">| &gt; loss_duration: 1.4254345893859863 <text:s/>(1.3960071941681935)</text:span></text:p>
      <text:p text:style-name="P3"><text:s text:c="5"/><text:span text:style-name="T1">| &gt; amp_scaler: 256.0 <text:s/>(256.0)</text:span></text:p>
      <text:p text:style-name="P3"><text:s text:c="5"/><text:span text:style-name="T1">| &gt; loss_1: 26.229068756103516 <text:s/>(27.931931371274203)</text:span></text:p>
      <text:p text:style-name="P3"><text:s text:c="5"/><text:span text:style-name="T1">| &gt; grad_norm_1: tensor(214.5954, device='cuda:0') <text:s/>(tensor(259.3064, device='cuda:0'))</text:span></text:p>
      <text:p text:style-name="P3"><text:s text:c="5"/><text:span text:style-name="T1">| &gt; current_lr_0: 0.00019925135779039958 </text:span></text:p>
      <text:p text:style-name="P3"><text:s text:c="5"/><text:span text:style-name="T1">| &gt; current_lr_1: 0.00019925135779039958 </text:span></text:p>
      <text:p text:style-name="P3"><text:s text:c="5"/><text:span text:style-name="T1">| &gt; step_time: 0.6559 <text:s/>(0.5743310953861097)</text:span></text:p>
      <text:p text:style-name="P3"><text:s text:c="5"/><text:span text:style-name="T1">| &gt; loader_time: 0.0086 <text:s/>(0.0064324001006059416)</text:span></text:p>
      <text:p text:style-name="P5"/>
      <text:p text:style-name="P5"/>
      <text:p text:style-name="P1">[1m <text:s text:c="2"/>--&gt; TIME: 2025-05-11 14:42:01 -- STEP: 399/630 -- GLOBAL_STEP: 864800[0m</text:p>
      <text:p text:style-name="P3"><text:s text:c="5"/><text:span text:style-name="T1">| &gt; loss_disc: 2.4426116943359375 <text:s/>(2.5986832443036567)</text:span></text:p>
      <text:p text:style-name="P3"><text:s text:c="5"/><text:span text:style-name="T1">| &gt; loss_disc_real_0: 0.22071704268455505 <text:s/>(0.17671381416998994)</text:span></text:p>
      <text:p text:style-name="P3"><text:s text:c="5"/><text:span text:style-name="T1">| &gt; loss_disc_real_1: 0.1602458506822586 <text:s/>(0.21468333905576764)</text:span></text:p>
      <text:p text:style-name="P3"><text:s text:c="5"/><text:span text:style-name="T1">| &gt; loss_disc_real_2: 0.20325370132923126 <text:s/>(0.22817819078165782)</text:span></text:p>
      <text:p text:style-name="P3"><text:s text:c="5"/><text:span text:style-name="T1">| &gt; loss_disc_real_3: 0.2294672578573227 <text:s/>(0.22814913247163432)</text:span></text:p>
      <text:p text:style-name="P3"><text:s text:c="5"/><text:span text:style-name="T1">| &gt; loss_disc_real_4: 0.21775633096694946 <text:s/>(0.24038054243215642)</text:span></text:p>
      <text:p text:style-name="P3"><text:s text:c="5"/><text:span text:style-name="T1">| &gt; loss_disc_real_5: 0.19351282715797424 <text:s/>(0.22888053350505377)</text:span></text:p>
      <text:p text:style-name="P3"><text:s text:c="5"/><text:span text:style-name="T1">| &gt; loss_0: 2.4426116943359375 <text:s/>(2.5986832443036567)</text:span></text:p>
      <text:p text:style-name="P3"><text:s text:c="5"/><text:span text:style-name="T1">| &gt; grad_norm_0: tensor(24.5451, device='cuda:0') <text:s/>(tensor(20.1088, device='cuda:0'))</text:span></text:p>
      <text:p text:style-name="P3"><text:s text:c="5"/><text:span text:style-name="T1">| &gt; loss_gen: 2.2288568019866943 <text:s/>(2.207966039652814)</text:span></text:p>
      <text:p text:style-name="P3"><text:s text:c="5"/><text:span text:style-name="T1">| &gt; loss_kl: 1.8496264219284058 <text:s/>(1.6239906866150091)</text:span></text:p>
      <text:p text:style-name="P3"><text:soft-page-break/><text:s text:c="5"/><text:span text:style-name="T1">| &gt; loss_feat: 7.336113929748535 <text:s/>(6.9314373154986795)</text:span></text:p>
      <text:p text:style-name="P3"><text:s text:c="5"/><text:span text:style-name="T1">| &gt; loss_mel: 16.245803833007812 <text:s/>(15.721228248194643)</text:span></text:p>
      <text:p text:style-name="P3"><text:s text:c="5"/><text:span text:style-name="T1">| &gt; loss_duration: 1.4359768629074097 <text:s/>(1.4008332093556728)</text:span></text:p>
      <text:p text:style-name="P3"><text:s text:c="5"/><text:span text:style-name="T1">| &gt; amp_scaler: 256.0 <text:s/>(256.0)</text:span></text:p>
      <text:p text:style-name="P3"><text:s text:c="5"/><text:span text:style-name="T1">| &gt; loss_1: 29.096378326416016 <text:s/>(27.885455502005748)</text:span></text:p>
      <text:p text:style-name="P3"><text:s text:c="5"/><text:span text:style-name="T1">| &gt; grad_norm_1: tensor(499.0511, device='cuda:0') <text:s/>(tensor(254.9211, device='cuda:0'))</text:span></text:p>
      <text:p text:style-name="P3"><text:s text:c="5"/><text:span text:style-name="T1">| &gt; current_lr_0: 0.00019925135779039958 </text:span></text:p>
      <text:p text:style-name="P3"><text:s text:c="5"/><text:span text:style-name="T1">| &gt; current_lr_1: 0.00019925135779039958 </text:span></text:p>
      <text:p text:style-name="P3"><text:s text:c="5"/><text:span text:style-name="T1">| &gt; step_time: 0.711 <text:s/>(0.6016993080464222)</text:span></text:p>
      <text:p text:style-name="P3"><text:s text:c="5"/><text:span text:style-name="T1">| &gt; loader_time: 0.0092 <text:s/>(0.006976872757263949)</text:span></text:p>
      <text:p text:style-name="P5"/>
      <text:p text:style-name="P5"/>
      <text:p text:style-name="P1">[1m <text:s text:c="2"/>--&gt; TIME: 2025-05-11 14:43:18 -- STEP: 499/630 -- GLOBAL_STEP: 864900[0m</text:p>
      <text:p text:style-name="P3"><text:s text:c="5"/><text:span text:style-name="T1">| &gt; loss_disc: 2.4994096755981445 <text:s/>(2.6033860241960696)</text:span></text:p>
      <text:p text:style-name="P3"><text:s text:c="5"/><text:span text:style-name="T1">| &gt; loss_disc_real_0: 0.1667487770318985 <text:s/>(0.17858459954271325)</text:span></text:p>
      <text:p text:style-name="P3"><text:s text:c="5"/><text:span text:style-name="T1">| &gt; loss_disc_real_1: 0.24970050156116486 <text:s/>(0.21458452242708398)</text:span></text:p>
      <text:p text:style-name="P3"><text:s text:c="5"/><text:span text:style-name="T1">| &gt; loss_disc_real_2: 0.19413906335830688 <text:s/>(0.22808437673505655)</text:span></text:p>
      <text:p text:style-name="P3"><text:s text:c="5"/><text:span text:style-name="T1">| &gt; loss_disc_real_3: 0.2400234341621399 <text:s/>(0.22884239202630305)</text:span></text:p>
      <text:p text:style-name="P3"><text:s text:c="5"/><text:span text:style-name="T1">| &gt; loss_disc_real_4: 0.2682746946811676 <text:s/>(0.24119302690148592)</text:span></text:p>
      <text:p text:style-name="P3"><text:s text:c="5"/><text:span text:style-name="T1">| &gt; loss_disc_real_5: 0.21373632550239563 <text:s/>(0.22939895014306588)</text:span></text:p>
      <text:p text:style-name="P3"><text:s text:c="5"/><text:span text:style-name="T1">| &gt; loss_0: 2.4994096755981445 <text:s/>(2.6033860241960696)</text:span></text:p>
      <text:p text:style-name="P3"><text:s text:c="5"/><text:span text:style-name="T1">| &gt; grad_norm_0: tensor(17.4489, device='cuda:0') <text:s/>(tensor(20.5950, device='cuda:0'))</text:span></text:p>
      <text:p text:style-name="P3"><text:s text:c="5"/><text:span text:style-name="T1">| &gt; loss_gen: 2.3588814735412598 <text:s/>(2.203015815757798)</text:span></text:p>
      <text:p text:style-name="P3"><text:s text:c="5"/><text:span text:style-name="T1">| &gt; loss_kl: 1.5429182052612305 <text:s/>(1.6247748435140847)</text:span></text:p>
      <text:p text:style-name="P3"><text:s text:c="5"/><text:span text:style-name="T1">| &gt; loss_feat: 6.004091739654541 <text:s/>(6.868721981086809)</text:span></text:p>
      <text:p text:style-name="P3"><text:s text:c="5"/><text:span text:style-name="T1">| &gt; loss_mel: 15.573912620544434 <text:s/>(15.719942952922446)</text:span></text:p>
      <text:p text:style-name="P3"><text:s text:c="5"/><text:span text:style-name="T1">| &gt; loss_duration: 1.5025200843811035 <text:s/>(1.4150202919342718)</text:span></text:p>
      <text:p text:style-name="P3"><text:s text:c="5"/><text:span text:style-name="T1">| &gt; amp_scaler: 256.0 <text:s/>(256.0)</text:span></text:p>
      <text:p text:style-name="P3"><text:s text:c="5"/><text:span text:style-name="T1">| &gt; loss_1: 26.982322692871094 <text:s/>(27.83147589047113)</text:span></text:p>
      <text:p text:style-name="P3"><text:s text:c="5"/><text:span text:style-name="T1">| &gt; grad_norm_1: tensor(222.3284, device='cuda:0') <text:s/>(tensor(255.5440, device='cuda:0'))</text:span></text:p>
      <text:p text:style-name="P3"><text:s text:c="5"/><text:span text:style-name="T1">| &gt; current_lr_0: 0.00019925135779039958 </text:span></text:p>
      <text:p text:style-name="P3"><text:s text:c="5"/><text:span text:style-name="T1">| &gt; current_lr_1: 0.00019925135779039958 </text:span></text:p>
      <text:p text:style-name="P3"><text:s text:c="5"/><text:span text:style-name="T1">| &gt; step_time: 0.7813 <text:s/>(0.631489450324752)</text:span></text:p>
      <text:p text:style-name="P3"><text:s text:c="5"/><text:span text:style-name="T1">| &gt; loader_time: 0.0095 <text:s/>(0.0074891981954326135)</text:span></text:p>
      <text:p text:style-name="P5"/>
      <text:p text:style-name="P5"/>
      <text:p text:style-name="P1">[1m <text:s text:c="2"/>--&gt; TIME: 2025-05-11 14:44:52 -- STEP: 599/630 -- GLOBAL_STEP: 865000[0m</text:p>
      <text:p text:style-name="P3"><text:s text:c="5"/><text:span text:style-name="T1">| &gt; loss_disc: 2.5796432495117188 <text:s/>(2.606947026388078)</text:span></text:p>
      <text:p text:style-name="P3"><text:s text:c="5"/><text:span text:style-name="T1">| &gt; loss_disc_real_0: 0.08951541781425476 <text:s/>(0.17992841837949455)</text:span></text:p>
      <text:p text:style-name="P3"><text:s text:c="5"/><text:span text:style-name="T1">| &gt; loss_disc_real_1: 0.2328615039587021 <text:s/>(0.21534544146170406)</text:span></text:p>
      <text:p text:style-name="P3"><text:s text:c="5"/><text:span text:style-name="T1">| &gt; loss_disc_real_2: 0.19561542570590973 <text:s/>(0.22805895254588093)</text:span></text:p>
      <text:p text:style-name="P3"><text:s text:c="5"/><text:span text:style-name="T1">| &gt; loss_disc_real_3: 0.24889233708381653 <text:s/>(0.22965187709996218)</text:span></text:p>
      <text:p text:style-name="P3"><text:s text:c="5"/><text:span text:style-name="T1">| &gt; loss_disc_real_4: 0.30167248845100403 <text:s/>(0.24135725941502784)</text:span></text:p>
      <text:p text:style-name="P3"><text:s text:c="5"/><text:span text:style-name="T1">| &gt; loss_disc_real_5: 0.2204330861568451 <text:s/>(0.22846007686674297)</text:span></text:p>
      <text:p text:style-name="P3"><text:s text:c="5"/><text:span text:style-name="T1">| &gt; loss_0: 2.5796432495117188 <text:s/>(2.606947026388078)</text:span></text:p>
      <text:p text:style-name="P3"><text:s text:c="5"/><text:span text:style-name="T1">| &gt; grad_norm_0: tensor(35.0743, device='cuda:0') <text:s/>(tensor(21.1351, device='cuda:0'))</text:span></text:p>
      <text:p text:style-name="P3"><text:s text:c="5"/><text:span text:style-name="T1">| &gt; loss_gen: 2.169980049133301 <text:s/>(2.199112190428083)</text:span></text:p>
      <text:p text:style-name="P3"><text:s text:c="5"/><text:span text:style-name="T1">| &gt; loss_kl: 1.6168009042739868 <text:s/>(1.6281115765961656)</text:span></text:p>
      <text:p text:style-name="P3"><text:s text:c="5"/><text:span text:style-name="T1">| &gt; loss_feat: 6.848609447479248 <text:s/>(6.850279886057859)</text:span></text:p>
      <text:p text:style-name="P3"><text:s text:c="5"/><text:span text:style-name="T1">| &gt; loss_mel: 15.443307876586914 <text:s/>(15.69697496449211)</text:span></text:p>
      <text:p text:style-name="P3"><text:s text:c="5"/><text:span text:style-name="T1">| &gt; loss_duration: 1.4958386421203613 <text:s/>(1.4250160853731415)</text:span></text:p>
      <text:p text:style-name="P3"><text:s text:c="5"/><text:span text:style-name="T1">| &gt; amp_scaler: 256.0 <text:s/>(256.0)</text:span></text:p>
      <text:p text:style-name="P3"><text:s text:c="5"/><text:span text:style-name="T1">| &gt; loss_1: 27.574535369873047 <text:s/>(27.799494713097072)</text:span></text:p>
      <text:p text:style-name="P3"><text:s text:c="5"/><text:span text:style-name="T1">| &gt; grad_norm_1: tensor(308.1232, device='cuda:0') <text:s/>(tensor(263.3901, device='cuda:0'))</text:span></text:p>
      <text:p text:style-name="P3"><text:s text:c="5"/><text:span text:style-name="T1">| &gt; current_lr_0: 0.00019925135779039958 </text:span></text:p>
      <text:p text:style-name="P3"><text:s text:c="5"/><text:span text:style-name="T1">| &gt; current_lr_1: 0.00019925135779039958 </text:span></text:p>
      <text:p text:style-name="P3"><text:s text:c="5"/><text:span text:style-name="T1">| &gt; step_time: 1.0563 <text:s/>(0.681053814784513)</text:span></text:p>
      <text:p text:style-name="P3"><text:s text:c="5"/><text:span text:style-name="T1">| &gt; loader_time: 0.0132 <text:s/>(0.008212831462165946)</text:span></text:p>
      <text:p text:style-name="P5"/>
      <text:p text:style-name="P5"><text:soft-page-break/></text:p>
      <text:p text:style-name="P3"><text:s/><text:span text:style-name="T1">&gt; CHECKPOINT : /kaggle/working/vits_4_nov-May-11-2025_10+42AM-0000000/checkpoint_865000.pth</text:span></text:p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8871110280354815 [0m(+0.00038148959477742484)</text:span></text:p>
      <text:p text:style-name="P3"><text:s text:c="5"/><text:span text:style-name="T1">| &gt; avg_loss_disc:[92m 2.645266115665436 [0m(-0.04761528968811035)</text:span></text:p>
      <text:p text:style-name="P3"><text:s text:c="5"/><text:span text:style-name="T1">| &gt; avg_loss_disc_real_0:[92m 0.15032635939617953 [0m(-0.031503747527798)</text:span></text:p>
      <text:p text:style-name="P3"><text:s text:c="5"/><text:span text:style-name="T1">| &gt; avg_loss_disc_real_1:[92m 0.17663233230511347 [0m(-0.026624140640099853)</text:span></text:p>
      <text:p text:style-name="P3"><text:s text:c="5"/><text:span text:style-name="T1">| &gt; avg_loss_disc_real_2:[91m 0.2606883781651656 [0m(+0.007121961563825607)</text:span></text:p>
      <text:p text:style-name="P3"><text:s text:c="5"/><text:span text:style-name="T1">| &gt; avg_loss_disc_real_3:[92m 0.2267772083481153 [0m(-0.002142570912837982)</text:span></text:p>
      <text:p text:style-name="P3"><text:s text:c="5"/><text:span text:style-name="T1">| &gt; avg_loss_disc_real_4:[92m 0.2310233861207962 [0m(-0.011456308265527099)</text:span></text:p>
      <text:p text:style-name="P3"><text:s text:c="5"/><text:span text:style-name="T1">| &gt; avg_loss_disc_real_5:[92m 0.20240684101978937 [0m(-0.021149239192406355)</text:span></text:p>
      <text:p text:style-name="P3"><text:s text:c="5"/><text:span text:style-name="T1">| &gt; avg_loss_0:[92m 2.645266115665436 [0m(-0.04761528968811035)</text:span></text:p>
      <text:p text:style-name="P3"><text:s text:c="5"/><text:span text:style-name="T1">| &gt; avg_loss_gen:[92m 1.8831294377644856 [0m(-0.10680924852689078)</text:span></text:p>
      <text:p text:style-name="P3"><text:s text:c="5"/><text:span text:style-name="T1">| &gt; avg_loss_kl:[92m 1.7290315230687459 [0m(-0.01598275701204943)</text:span></text:p>
      <text:p text:style-name="P3"><text:s text:c="5"/><text:span text:style-name="T1">| &gt; avg_loss_feat:[92m 6.133929133415222 [0m(-0.340368390083313)</text:span></text:p>
      <text:p text:style-name="P3"><text:s text:c="5"/><text:span text:style-name="T1">| &gt; avg_loss_mel:[91m 15.849202791849772 [0m(+0.310465892155964)</text:span></text:p>
      <text:p text:style-name="P3"><text:s text:c="5"/><text:span text:style-name="T1">| &gt; avg_loss_duration:[92m 1.5212559799353282 [0m(-0.004067560036977058)</text:span></text:p>
      <text:p text:style-name="P3"><text:s text:c="5"/><text:span text:style-name="T1">| &gt; avg_loss_1:[92m 27.116549173990887 [0m(-0.15676212310791016)</text:span></text:p>
      <text:p text:style-name="P5"/>
      <text:p text:style-name="P5"/>
      <text:p text:style-name="P1">[4m[1m &gt; EPOCH: 31/50[0m</text:p>
      <text:p text:style-name="P3"><text:s/><text:span text:style-name="T1">--&gt; /kaggle/working/vits_4_nov-May-11-2025_10+42AM-0000000</text:span></text:p>
      <text:p text:style-name="P5"/>
      <text:p text:style-name="P1">[1m &gt; TRAINING (2025-05-11 14:45:44) [0m</text:p>
      <text:p text:style-name="P5"/>
      <text:p text:style-name="P1">[1m <text:s text:c="2"/>--&gt; TIME: 2025-05-11 14:46:23 -- STEP: 69/630 -- GLOBAL_STEP: 865100[0m</text:p>
      <text:p text:style-name="P3"><text:s text:c="5"/><text:span text:style-name="T1">| &gt; loss_disc: 2.630772829055786 <text:s/>(2.610587272091188)</text:span></text:p>
      <text:p text:style-name="P3"><text:s text:c="5"/><text:span text:style-name="T1">| &gt; loss_disc_real_0: 0.14965778589248657 <text:s/>(0.1811806734489358)</text:span></text:p>
      <text:p text:style-name="P3"><text:s text:c="5"/><text:span text:style-name="T1">| &gt; loss_disc_real_1: 0.1887364238500595 <text:s/>(0.21587768715360892)</text:span></text:p>
      <text:p text:style-name="P3"><text:s text:c="5"/><text:span text:style-name="T1">| &gt; loss_disc_real_2: 0.2390834242105484 <text:s/>(0.22687031998150592)</text:span></text:p>
      <text:p text:style-name="P3"><text:s text:c="5"/><text:span text:style-name="T1">| &gt; loss_disc_real_3: 0.2399982362985611 <text:s/>(0.2288859778124353)</text:span></text:p>
      <text:p text:style-name="P3"><text:s text:c="5"/><text:span text:style-name="T1">| &gt; loss_disc_real_4: 0.24941596388816833 <text:s/>(0.23694146888843481)</text:span></text:p>
      <text:p text:style-name="P3"><text:s text:c="5"/><text:span text:style-name="T1">| &gt; loss_disc_real_5: 0.2133886069059372 <text:s/>(0.23384333218353381)</text:span></text:p>
      <text:p text:style-name="P3"><text:s text:c="5"/><text:span text:style-name="T1">| &gt; loss_0: 2.630772829055786 <text:s/>(2.610587272091188)</text:span></text:p>
      <text:p text:style-name="P3"><text:s text:c="5"/><text:span text:style-name="T1">| &gt; grad_norm_0: tensor(17.6310, device='cuda:0') <text:s/>(tensor(18.5734, device='cuda:0'))</text:span></text:p>
      <text:p text:style-name="P3"><text:s text:c="5"/><text:span text:style-name="T1">| &gt; loss_gen: 2.2279038429260254 <text:s/>(2.178995718126712)</text:span></text:p>
      <text:p text:style-name="P3"><text:s text:c="5"/><text:span text:style-name="T1">| &gt; loss_kl: 1.699842929840088 <text:s/>(1.623514529587566)</text:span></text:p>
      <text:p text:style-name="P3"><text:s text:c="5"/><text:span text:style-name="T1">| &gt; loss_feat: 6.361639499664307 <text:s/>(6.943364150282266)</text:span></text:p>
      <text:p text:style-name="P3"><text:s text:c="5"/><text:span text:style-name="T1">| &gt; loss_mel: 15.683250427246094 <text:s/>(15.670264133508654)</text:span></text:p>
      <text:p text:style-name="P3"><text:s text:c="5"/><text:span text:style-name="T1">| &gt; loss_duration: 1.4762641191482544 <text:s/>(1.4485508497210515)</text:span></text:p>
      <text:p text:style-name="P3"><text:s text:c="5"/><text:span text:style-name="T1">| &gt; amp_scaler: 256.0 <text:s/>(256.0)</text:span></text:p>
      <text:p text:style-name="P3"><text:s text:c="5"/><text:span text:style-name="T1">| &gt; loss_1: 27.44890022277832 <text:s/>(27.864689287932023)</text:span></text:p>
      <text:p text:style-name="P3"><text:s text:c="5"/><text:span text:style-name="T1">| &gt; grad_norm_1: tensor(107.7718, device='cuda:0') <text:s/>(tensor(221.4223, device='cuda:0'))</text:span></text:p>
      <text:p text:style-name="P3"><text:s text:c="5"/><text:span text:style-name="T1">| &gt; current_lr_0: 0.00019922645137067577 </text:span></text:p>
      <text:p text:style-name="P3"><text:s text:c="5"/><text:span text:style-name="T1">| &gt; current_lr_1: 0.00019922645137067577 </text:span></text:p>
      <text:p text:style-name="P3"><text:s text:c="5"/><text:span text:style-name="T1">| &gt; step_time: 0.5309 <text:s/>(0.5341745355854862)</text:span></text:p>
      <text:p text:style-name="P3"><text:s text:c="5"/><text:span text:style-name="T1">| &gt; loader_time: 0.0058 <text:s/>(0.005298027093859686)</text:span></text:p>
      <text:p text:style-name="P5"/>
      <text:p text:style-name="P5"/>
      <text:p text:style-name="P1">[1m <text:s text:c="2"/>--&gt; TIME: 2025-05-11 14:47:20 -- STEP: 169/630 -- GLOBAL_STEP: 865200[0m</text:p>
      <text:p text:style-name="P3"><text:s text:c="5"/><text:span text:style-name="T1">| &gt; loss_disc: 2.684743881225586 <text:s/>(2.623454888191448)</text:span></text:p>
      <text:p text:style-name="P3"><text:s text:c="5"/><text:span text:style-name="T1">| &gt; loss_disc_real_0: 0.20248743891716003 <text:s/>(0.18061204100325268)</text:span></text:p>
      <text:p text:style-name="P3"><text:s text:c="5"/><text:span text:style-name="T1">| &gt; loss_disc_real_1: 0.20342572033405304 <text:s/>(0.21617017011847017)</text:span></text:p>
      <text:p text:style-name="P3"><text:s text:c="5"/><text:span text:style-name="T1">| &gt; loss_disc_real_2: 0.23328126966953278 <text:s/>(0.23075059267896167)</text:span></text:p>
      <text:p text:style-name="P3"><text:s text:c="5"/><text:span text:style-name="T1">| &gt; loss_disc_real_3: 0.16936907172203064 <text:s/>(0.2309813798355633)</text:span></text:p>
      <text:p text:style-name="P3"><text:soft-page-break/><text:s text:c="5"/><text:span text:style-name="T1">| &gt; loss_disc_real_4: 0.23435179889202118 <text:s/>(0.23954785663700667)</text:span></text:p>
      <text:p text:style-name="P3"><text:s text:c="5"/><text:span text:style-name="T1">| &gt; loss_disc_real_5: 0.2161891907453537 <text:s/>(0.23465360939150026)</text:span></text:p>
      <text:p text:style-name="P3"><text:s text:c="5"/><text:span text:style-name="T1">| &gt; loss_0: 2.684743881225586 <text:s/>(2.623454888191448)</text:span></text:p>
      <text:p text:style-name="P3"><text:s text:c="5"/><text:span text:style-name="T1">| &gt; grad_norm_0: tensor(33.0201, device='cuda:0') <text:s/>(tensor(20.9309, device='cuda:0'))</text:span></text:p>
      <text:p text:style-name="P3"><text:s text:c="5"/><text:span text:style-name="T1">| &gt; loss_gen: 2.1175100803375244 <text:s/>(2.1738307447828484)</text:span></text:p>
      <text:p text:style-name="P3"><text:s text:c="5"/><text:span text:style-name="T1">| &gt; loss_kl: 1.688651204109192 <text:s/>(1.6289782354817584)</text:span></text:p>
      <text:p text:style-name="P3"><text:s text:c="5"/><text:span text:style-name="T1">| &gt; loss_feat: 7.0915727615356445 <text:s/>(6.849573459850965)</text:span></text:p>
      <text:p text:style-name="P3"><text:s text:c="5"/><text:span text:style-name="T1">| &gt; loss_mel: 15.92554759979248 <text:s/>(15.562512155115252)</text:span></text:p>
      <text:p text:style-name="P3"><text:s text:c="5"/><text:span text:style-name="T1">| &gt; loss_duration: 1.471447467803955 <text:s/>(1.4113103285343687)</text:span></text:p>
      <text:p text:style-name="P3"><text:s text:c="5"/><text:span text:style-name="T1">| &gt; amp_scaler: 256.0 <text:s/>(256.0)</text:span></text:p>
      <text:p text:style-name="P3"><text:s text:c="5"/><text:span text:style-name="T1">| &gt; loss_1: 28.294729232788086 <text:s/>(27.62620494774813)</text:span></text:p>
      <text:p text:style-name="P3"><text:s text:c="5"/><text:span text:style-name="T1">| &gt; grad_norm_1: tensor(383.1277, device='cuda:0') <text:s/>(tensor(239.4036, device='cuda:0'))</text:span></text:p>
      <text:p text:style-name="P3"><text:s text:c="5"/><text:span text:style-name="T1">| &gt; current_lr_0: 0.00019922645137067577 </text:span></text:p>
      <text:p text:style-name="P3"><text:s text:c="5"/><text:span text:style-name="T1">| &gt; current_lr_1: 0.00019922645137067577 </text:span></text:p>
      <text:p text:style-name="P3"><text:s text:c="5"/><text:span text:style-name="T1">| &gt; step_time: 0.5722 <text:s/>(0.552512016522108)</text:span></text:p>
      <text:p text:style-name="P3"><text:s text:c="5"/><text:span text:style-name="T1">| &gt; loader_time: 0.0068 <text:s/>(0.005871751604700934)</text:span></text:p>
      <text:p text:style-name="P5"/>
      <text:p text:style-name="P5"/>
      <text:p text:style-name="P1">[1m <text:s text:c="2"/>--&gt; TIME: 2025-05-11 14:48:22 -- STEP: 269/630 -- GLOBAL_STEP: 865300[0m</text:p>
      <text:p text:style-name="P3"><text:s text:c="5"/><text:span text:style-name="T1">| &gt; loss_disc: 2.6096160411834717 <text:s/>(2.6084802611609827)</text:span></text:p>
      <text:p text:style-name="P3"><text:s text:c="5"/><text:span text:style-name="T1">| &gt; loss_disc_real_0: 0.18001702427864075 <text:s/>(0.17868924179706436)</text:span></text:p>
      <text:p text:style-name="P3"><text:s text:c="5"/><text:span text:style-name="T1">| &gt; loss_disc_real_1: 0.3102521300315857 <text:s/>(0.21482422047720523)</text:span></text:p>
      <text:p text:style-name="P3"><text:s text:c="5"/><text:span text:style-name="T1">| &gt; loss_disc_real_2: 0.19613276422023773 <text:s/>(0.23074568243053323)</text:span></text:p>
      <text:p text:style-name="P3"><text:s text:c="5"/><text:span text:style-name="T1">| &gt; loss_disc_real_3: 0.20639729499816895 <text:s/>(0.23128357657047896)</text:span></text:p>
      <text:p text:style-name="P3"><text:s text:c="5"/><text:span text:style-name="T1">| &gt; loss_disc_real_4: 0.22041676938533783 <text:s/>(0.23888104561314707)</text:span></text:p>
      <text:p text:style-name="P3"><text:s text:c="5"/><text:span text:style-name="T1">| &gt; loss_disc_real_5: 0.24138373136520386 <text:s/>(0.22872804360097226)</text:span></text:p>
      <text:p text:style-name="P3"><text:s text:c="5"/><text:span text:style-name="T1">| &gt; loss_0: 2.6096160411834717 <text:s/>(2.6084802611609827)</text:span></text:p>
      <text:p text:style-name="P3"><text:s text:c="5"/><text:span text:style-name="T1">| &gt; grad_norm_0: tensor(42.0223, device='cuda:0') <text:s/>(tensor(22.4461, device='cuda:0'))</text:span></text:p>
      <text:p text:style-name="P3"><text:s text:c="5"/><text:span text:style-name="T1">| &gt; loss_gen: 2.163577079772949 <text:s/>(2.1950854816401315)</text:span></text:p>
      <text:p text:style-name="P3"><text:s text:c="5"/><text:span text:style-name="T1">| &gt; loss_kl: 1.6395032405853271 <text:s/>(1.6307273035155794)</text:span></text:p>
      <text:p text:style-name="P3"><text:s text:c="5"/><text:span text:style-name="T1">| &gt; loss_feat: 6.596260070800781 <text:s/>(6.937280562730525)</text:span></text:p>
      <text:p text:style-name="P3"><text:s text:c="5"/><text:span text:style-name="T1">| &gt; loss_mel: 14.992961883544922 <text:s/>(15.625183874789666)</text:span></text:p>
      <text:p text:style-name="P3"><text:s text:c="5"/><text:span text:style-name="T1">| &gt; loss_duration: 1.4917112588882446 <text:s/>(1.4040261267729406)</text:span></text:p>
      <text:p text:style-name="P3"><text:s text:c="5"/><text:span text:style-name="T1">| &gt; amp_scaler: 256.0 <text:s/>(256.0)</text:span></text:p>
      <text:p text:style-name="P3"><text:s text:c="5"/><text:span text:style-name="T1">| &gt; loss_1: 26.884014129638672 <text:s/>(27.79230345403395)</text:span></text:p>
      <text:p text:style-name="P3"><text:s text:c="5"/><text:span text:style-name="T1">| &gt; grad_norm_1: tensor(348.2354, device='cuda:0') <text:s/>(tensor(271.3042, device='cuda:0'))</text:span></text:p>
      <text:p text:style-name="P3"><text:s text:c="5"/><text:span text:style-name="T1">| &gt; current_lr_0: 0.00019922645137067577 </text:span></text:p>
      <text:p text:style-name="P3"><text:s text:c="5"/><text:span text:style-name="T1">| &gt; current_lr_1: 0.00019922645137067577 </text:span></text:p>
      <text:p text:style-name="P3"><text:s text:c="5"/><text:span text:style-name="T1">| &gt; step_time: 0.6249 <text:s/>(0.5734265745794019)</text:span></text:p>
      <text:p text:style-name="P3"><text:s text:c="5"/><text:span text:style-name="T1">| &gt; loader_time: 0.0077 <text:s/>(0.006386886298878043)</text:span></text:p>
      <text:p text:style-name="P5"/>
      <text:p text:style-name="P5"/>
      <text:p text:style-name="P1">[1m <text:s text:c="2"/>--&gt; TIME: 2025-05-11 14:49:29 -- STEP: 369/630 -- GLOBAL_STEP: 865400[0m</text:p>
      <text:p text:style-name="P3"><text:s text:c="5"/><text:span text:style-name="T1">| &gt; loss_disc: 2.5828349590301514 <text:s/>(2.6085339083581096)</text:span></text:p>
      <text:p text:style-name="P3"><text:s text:c="5"/><text:span text:style-name="T1">| &gt; loss_disc_real_0: 0.15913540124893188 <text:s/>(0.1787586550765891)</text:span></text:p>
      <text:p text:style-name="P3"><text:s text:c="5"/><text:span text:style-name="T1">| &gt; loss_disc_real_1: 0.24205341935157776 <text:s/>(0.2144819216393842)</text:span></text:p>
      <text:p text:style-name="P3"><text:s text:c="5"/><text:span text:style-name="T1">| &gt; loss_disc_real_2: 0.22456997632980347 <text:s/>(0.23063425433021897)</text:span></text:p>
      <text:p text:style-name="P3"><text:s text:c="5"/><text:span text:style-name="T1">| &gt; loss_disc_real_3: 0.22600619494915009 <text:s/>(0.23064815545792824)</text:span></text:p>
      <text:p text:style-name="P3"><text:s text:c="5"/><text:span text:style-name="T1">| &gt; loss_disc_real_4: 0.217018723487854 <text:s/>(0.23941698904606062)</text:span></text:p>
      <text:p text:style-name="P3"><text:s text:c="5"/><text:span text:style-name="T1">| &gt; loss_disc_real_5: 0.18803147971630096 <text:s/>(0.2305149200566739)</text:span></text:p>
      <text:p text:style-name="P3"><text:s text:c="5"/><text:span text:style-name="T1">| &gt; loss_0: 2.5828349590301514 <text:s/>(2.6085339083581096)</text:span></text:p>
      <text:p text:style-name="P3"><text:s text:c="5"/><text:span text:style-name="T1">| &gt; grad_norm_0: tensor(17.8130, device='cuda:0') <text:s/>(tensor(21.0768, device='cuda:0'))</text:span></text:p>
      <text:p text:style-name="P3"><text:s text:c="5"/><text:span text:style-name="T1">| &gt; loss_gen: 2.1605589389801025 <text:s/>(2.190711481784418)</text:span></text:p>
      <text:p text:style-name="P3"><text:s text:c="5"/><text:span text:style-name="T1">| &gt; loss_kl: 1.7388863563537598 <text:s/>(1.6285020339133616)</text:span></text:p>
      <text:p text:style-name="P3"><text:s text:c="5"/><text:span text:style-name="T1">| &gt; loss_feat: 6.293290138244629 <text:s/>(6.871021732082212)</text:span></text:p>
      <text:p text:style-name="P3"><text:s text:c="5"/><text:span text:style-name="T1">| &gt; loss_mel: 15.199894905090332 <text:s/>(15.604127224867906)</text:span></text:p>
      <text:p text:style-name="P3"><text:s text:c="5"/><text:span text:style-name="T1">| &gt; loss_duration: 1.4348127841949463 <text:s/>(1.4206278524424645)</text:span></text:p>
      <text:p text:style-name="P3"><text:s text:c="5"/><text:span text:style-name="T1">| &gt; amp_scaler: 256.0 <text:s/>(256.0)</text:span></text:p>
      <text:p text:style-name="P3"><text:s text:c="5"/><text:span text:style-name="T1">| &gt; loss_1: 26.827442169189453 <text:s/>(27.714990383241243)</text:span></text:p>
      <text:p text:style-name="P3"><text:soft-page-break/><text:s text:c="5"/><text:span text:style-name="T1">| &gt; grad_norm_1: tensor(270.8459, device='cuda:0') <text:s/>(tensor(250.3487, device='cuda:0'))</text:span></text:p>
      <text:p text:style-name="P3"><text:s text:c="5"/><text:span text:style-name="T1">| &gt; current_lr_0: 0.00019922645137067577 </text:span></text:p>
      <text:p text:style-name="P3"><text:s text:c="5"/><text:span text:style-name="T1">| &gt; current_lr_1: 0.00019922645137067577 </text:span></text:p>
      <text:p text:style-name="P3"><text:s text:c="5"/><text:span text:style-name="T1">| &gt; step_time: 0.6749 <text:s/>(0.5948099980186309)</text:span></text:p>
      <text:p text:style-name="P3"><text:s text:c="5"/><text:span text:style-name="T1">| &gt; loader_time: 0.0102 <text:s/>(0.006969258714174511)</text:span></text:p>
      <text:p text:style-name="P5"/>
      <text:p text:style-name="P5"/>
      <text:p text:style-name="P1">[1m <text:s text:c="2"/>--&gt; TIME: 2025-05-11 14:50:44 -- STEP: 469/630 -- GLOBAL_STEP: 865500[0m</text:p>
      <text:p text:style-name="P3"><text:s text:c="5"/><text:span text:style-name="T1">| &gt; loss_disc: 2.5984671115875244 <text:s/>(2.6135328583625843)</text:span></text:p>
      <text:p text:style-name="P3"><text:s text:c="5"/><text:span text:style-name="T1">| &gt; loss_disc_real_0: 0.10833479464054108 <text:s/>(0.17874195008898092)</text:span></text:p>
      <text:p text:style-name="P3"><text:s text:c="5"/><text:span text:style-name="T1">| &gt; loss_disc_real_1: 0.23691010475158691 <text:s/>(0.2147341492746684)</text:span></text:p>
      <text:p text:style-name="P3"><text:s text:c="5"/><text:span text:style-name="T1">| &gt; loss_disc_real_2: 0.28832870721817017 <text:s/>(0.2306726360117703)</text:span></text:p>
      <text:p text:style-name="P3"><text:s text:c="5"/><text:span text:style-name="T1">| &gt; loss_disc_real_3: 0.20921941101551056 <text:s/>(0.23126664058740204)</text:span></text:p>
      <text:p text:style-name="P3"><text:s text:c="5"/><text:span text:style-name="T1">| &gt; loss_disc_real_4: 0.24843676388263702 <text:s/>(0.24028428461251736)</text:span></text:p>
      <text:p text:style-name="P3"><text:s text:c="5"/><text:span text:style-name="T1">| &gt; loss_disc_real_5: 0.2257385402917862 <text:s/>(0.23197797477753687)</text:span></text:p>
      <text:p text:style-name="P3"><text:s text:c="5"/><text:span text:style-name="T1">| &gt; loss_0: 2.5984671115875244 <text:s/>(2.6135328583625843)</text:span></text:p>
      <text:p text:style-name="P3"><text:s text:c="5"/><text:span text:style-name="T1">| &gt; grad_norm_0: tensor(16.5803, device='cuda:0') <text:s/>(tensor(19.5102, device='cuda:0'))</text:span></text:p>
      <text:p text:style-name="P3"><text:s text:c="5"/><text:span text:style-name="T1">| &gt; loss_gen: 2.0774502754211426 <text:s/>(2.181890676779023)</text:span></text:p>
      <text:p text:style-name="P3"><text:s text:c="5"/><text:span text:style-name="T1">| &gt; loss_kl: 1.6952838897705078 <text:s/>(1.6272938320123311)</text:span></text:p>
      <text:p text:style-name="P3"><text:s text:c="5"/><text:span text:style-name="T1">| &gt; loss_feat: 6.69021463394165 <text:s/>(6.840822075475762)</text:span></text:p>
      <text:p text:style-name="P3"><text:s text:c="5"/><text:span text:style-name="T1">| &gt; loss_mel: 15.463448524475098 <text:s/>(15.624706593657862)</text:span></text:p>
      <text:p text:style-name="P3"><text:s text:c="5"/><text:span text:style-name="T1">| &gt; loss_duration: 1.4956846237182617 <text:s/>(1.4213911821084741)</text:span></text:p>
      <text:p text:style-name="P3"><text:s text:c="5"/><text:span text:style-name="T1">| &gt; amp_scaler: 256.0 <text:s/>(256.0)</text:span></text:p>
      <text:p text:style-name="P3"><text:s text:c="5"/><text:span text:style-name="T1">| &gt; loss_1: 27.422080993652344 <text:s/>(27.69610440349783)</text:span></text:p>
      <text:p text:style-name="P3"><text:s text:c="5"/><text:span text:style-name="T1">| &gt; grad_norm_1: tensor(283.0374, device='cuda:0') <text:s/>(tensor(232.4825, device='cuda:0'))</text:span></text:p>
      <text:p text:style-name="P3"><text:s text:c="5"/><text:span text:style-name="T1">| &gt; current_lr_0: 0.00019922645137067577 </text:span></text:p>
      <text:p text:style-name="P3"><text:s text:c="5"/><text:span text:style-name="T1">| &gt; current_lr_1: 0.00019922645137067577 </text:span></text:p>
      <text:p text:style-name="P3"><text:s text:c="5"/><text:span text:style-name="T1">| &gt; step_time: 0.7792 <text:s/>(0.6257105214255188)</text:span></text:p>
      <text:p text:style-name="P3"><text:s text:c="5"/><text:span text:style-name="T1">| &gt; loader_time: 0.0096 <text:s/>(0.007492947934278799)</text:span></text:p>
      <text:p text:style-name="P5"/>
      <text:p text:style-name="P5"/>
      <text:p text:style-name="P3"><text:s/><text:span text:style-name="T1">&gt; CHECKPOINT : /kaggle/working/vits_4_nov-May-11-2025_10+42AM-0000000/checkpoint_865500.pth</text:span></text:p>
      <text:p text:style-name="P5"/>
      <text:p text:style-name="P1">[1m <text:s text:c="2"/>--&gt; TIME: 2025-05-11 14:52:13 -- STEP: 569/630 -- GLOBAL_STEP: 865600[0m</text:p>
      <text:p text:style-name="P3"><text:s text:c="5"/><text:span text:style-name="T1">| &gt; loss_disc: 2.5399837493896484 <text:s/>(2.608035569869781)</text:span></text:p>
      <text:p text:style-name="P3"><text:s text:c="5"/><text:span text:style-name="T1">| &gt; loss_disc_real_0: 0.11586298793554306 <text:s/>(0.1780974273496228)</text:span></text:p>
      <text:p text:style-name="P3"><text:s text:c="5"/><text:span text:style-name="T1">| &gt; loss_disc_real_1: 0.1883716583251953 <text:s/>(0.21421941246686788)</text:span></text:p>
      <text:p text:style-name="P3"><text:s text:c="5"/><text:span text:style-name="T1">| &gt; loss_disc_real_2: 0.19606678187847137 <text:s/>(0.230151965821355)</text:span></text:p>
      <text:p text:style-name="P3"><text:s text:c="5"/><text:span text:style-name="T1">| &gt; loss_disc_real_3: 0.16596627235412598 <text:s/>(0.23083768567636687)</text:span></text:p>
      <text:p text:style-name="P3"><text:s text:c="5"/><text:span text:style-name="T1">| &gt; loss_disc_real_4: 0.21243222057819366 <text:s/>(0.2402272931511247)</text:span></text:p>
      <text:p text:style-name="P3"><text:s text:c="5"/><text:span text:style-name="T1">| &gt; loss_disc_real_5: 0.21366482973098755 <text:s/>(0.2305042896098957)</text:span></text:p>
      <text:p text:style-name="P3"><text:s text:c="5"/><text:span text:style-name="T1">| &gt; loss_0: 2.5399837493896484 <text:s/>(2.608035569869781)</text:span></text:p>
      <text:p text:style-name="P3"><text:s text:c="5"/><text:span text:style-name="T1">| &gt; grad_norm_0: tensor(12.5480, device='cuda:0') <text:s/>(tensor(20.0225, device='cuda:0'))</text:span></text:p>
      <text:p text:style-name="P3"><text:s text:c="5"/><text:span text:style-name="T1">| &gt; loss_gen: 2.2530531883239746 <text:s/>(2.188006251055243)</text:span></text:p>
      <text:p text:style-name="P3"><text:s text:c="5"/><text:span text:style-name="T1">| &gt; loss_kl: 1.5712122917175293 <text:s/>(1.6285377610965863)</text:span></text:p>
      <text:p text:style-name="P3"><text:s text:c="5"/><text:span text:style-name="T1">| &gt; loss_feat: 7.425389289855957 <text:s/>(6.815288422187309)</text:span></text:p>
      <text:p text:style-name="P3"><text:s text:c="5"/><text:span text:style-name="T1">| &gt; loss_mel: 15.631505012512207 <text:s/>(15.616346714576226)</text:span></text:p>
      <text:p text:style-name="P3"><text:s text:c="5"/><text:span text:style-name="T1">| &gt; loss_duration: 1.471356987953186 <text:s/>(1.4301906490996346)</text:span></text:p>
      <text:p text:style-name="P3"><text:s text:c="5"/><text:span text:style-name="T1">| &gt; amp_scaler: 256.0 <text:s/>(256.0)</text:span></text:p>
      <text:p text:style-name="P3"><text:s text:c="5"/><text:span text:style-name="T1">| &gt; loss_1: 28.352516174316406 <text:s/>(27.678369837192744)</text:span></text:p>
      <text:p text:style-name="P3"><text:s text:c="5"/><text:span text:style-name="T1">| &gt; grad_norm_1: tensor(204.0199, device='cuda:0') <text:s/>(tensor(243.8190, device='cuda:0'))</text:span></text:p>
      <text:p text:style-name="P3"><text:s text:c="5"/><text:span text:style-name="T1">| &gt; current_lr_0: 0.00019922645137067577 </text:span></text:p>
      <text:p text:style-name="P3"><text:s text:c="5"/><text:span text:style-name="T1">| &gt; current_lr_1: 0.00019922645137067577 </text:span></text:p>
      <text:p text:style-name="P3"><text:s text:c="5"/><text:span text:style-name="T1">| &gt; step_time: 0.9237 <text:s/>(0.6634841799107493)</text:span></text:p>
      <text:p text:style-name="P3"><text:s text:c="5"/><text:span text:style-name="T1">| &gt; loader_time: 0.011 <text:s/>(0.008068013484532465)</text:span></text:p>
      <text:p text:style-name="P5"/>
      <text:p text:style-name="P5"/>
      <text:p text:style-name="P1">[1m &gt; EVALUATION [0m</text:p>
      <text:p text:style-name="P5"><text:soft-page-break/></text:p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175371964772543 [0m(-0.0007117390632629386)</text:span></text:p>
      <text:p text:style-name="P3"><text:s text:c="5"/><text:span text:style-name="T1">| &gt; avg_loss_disc:[91m 2.677119473616282 [0m(+0.031853357950846206)</text:span></text:p>
      <text:p text:style-name="P3"><text:s text:c="5"/><text:span text:style-name="T1">| &gt; avg_loss_disc_real_0:[92m 0.14934226684272287 [0m(-0.0009840925534566614)</text:span></text:p>
      <text:p text:style-name="P3"><text:s text:c="5"/><text:span text:style-name="T1">| &gt; avg_loss_disc_real_1:[91m 0.22530019407471022 [0m(+0.048667861769596754)</text:span></text:p>
      <text:p text:style-name="P3"><text:s text:c="5"/><text:span text:style-name="T1">| &gt; avg_loss_disc_real_2:[92m 0.2565167310337226 [0m(-0.004171647131443024)</text:span></text:p>
      <text:p text:style-name="P3"><text:s text:c="5"/><text:span text:style-name="T1">| &gt; avg_loss_disc_real_3:[91m 0.25830237070719403 [0m(+0.031525162359078734)</text:span></text:p>
      <text:p text:style-name="P3"><text:s text:c="5"/><text:span text:style-name="T1">| &gt; avg_loss_disc_real_4:[91m 0.28370680784185726 [0m(+0.05268342172106105)</text:span></text:p>
      <text:p text:style-name="P3"><text:s text:c="5"/><text:span text:style-name="T1">| &gt; avg_loss_disc_real_5:[91m 0.2722536027431488 [0m(+0.06984676172335944)</text:span></text:p>
      <text:p text:style-name="P3"><text:s text:c="5"/><text:span text:style-name="T1">| &gt; avg_loss_0:[91m 2.677119473616282 [0m(+0.031853357950846206)</text:span></text:p>
      <text:p text:style-name="P3"><text:s text:c="5"/><text:span text:style-name="T1">| &gt; avg_loss_gen:[91m 2.0784120857715607 [0m(+0.19528264800707507)</text:span></text:p>
      <text:p text:style-name="P3"><text:s text:c="5"/><text:span text:style-name="T1">| &gt; avg_loss_kl:[92m 1.6630571782588959 [0m(-0.06597434480984998)</text:span></text:p>
      <text:p text:style-name="P3"><text:s text:c="5"/><text:span text:style-name="T1">| &gt; avg_loss_feat:[91m 6.380154530207316 [0m(+0.2462253967920942)</text:span></text:p>
      <text:p text:style-name="P3"><text:s text:c="5"/><text:span text:style-name="T1">| &gt; avg_loss_mel:[92m 15.752985954284668 [0m(-0.09621683756510357)</text:span></text:p>
      <text:p text:style-name="P3"><text:s text:c="5"/><text:span text:style-name="T1">| &gt; avg_loss_duration:[92m 1.518901288509369 [0m(-0.0023546914259593432)</text:span></text:p>
      <text:p text:style-name="P3"><text:s text:c="5"/><text:span text:style-name="T1">| &gt; avg_loss_1:[91m 27.393511295318604 [0m(+0.2769621213277169)</text:span></text:p>
      <text:p text:style-name="P5"/>
      <text:p text:style-name="P5"/>
      <text:p text:style-name="P1">[4m[1m &gt; EPOCH: 32/50[0m</text:p>
      <text:p text:style-name="P3"><text:s/><text:span text:style-name="T1">--&gt; /kaggle/working/vits_4_nov-May-11-2025_10+42AM-0000000</text:span></text:p>
      <text:p text:style-name="P5"/>
      <text:p text:style-name="P1">[1m &gt; TRAINING (2025-05-11 14:53:28) [0m</text:p>
      <text:p text:style-name="P5"/>
      <text:p text:style-name="P1">[1m <text:s text:c="2"/>--&gt; TIME: 2025-05-11 14:53:50 -- STEP: 39/630 -- GLOBAL_STEP: 865700[0m</text:p>
      <text:p text:style-name="P3"><text:s text:c="5"/><text:span text:style-name="T1">| &gt; loss_disc: 2.504349708557129 <text:s/>(2.5764348751459365)</text:span></text:p>
      <text:p text:style-name="P3"><text:s text:c="5"/><text:span text:style-name="T1">| &gt; loss_disc_real_0: 0.0715283453464508 <text:s/>(0.17236075951502874)</text:span></text:p>
      <text:p text:style-name="P3"><text:s text:c="5"/><text:span text:style-name="T1">| &gt; loss_disc_real_1: 0.20994578301906586 <text:s/>(0.21078604727219313)</text:span></text:p>
      <text:p text:style-name="P3"><text:s text:c="5"/><text:span text:style-name="T1">| &gt; loss_disc_real_2: 0.2198859602212906 <text:s/>(0.23050607435214213)</text:span></text:p>
      <text:p text:style-name="P3"><text:s text:c="5"/><text:span text:style-name="T1">| &gt; loss_disc_real_3: 0.22065307199954987 <text:s/>(0.2312764808153495)</text:span></text:p>
      <text:p text:style-name="P3"><text:s text:c="5"/><text:span text:style-name="T1">| &gt; loss_disc_real_4: 0.21059225499629974 <text:s/>(0.23758991559346518)</text:span></text:p>
      <text:p text:style-name="P3"><text:s text:c="5"/><text:span text:style-name="T1">| &gt; loss_disc_real_5: 0.20771855115890503 <text:s/>(0.2328866632320942)</text:span></text:p>
      <text:p text:style-name="P3"><text:s text:c="5"/><text:span text:style-name="T1">| &gt; loss_0: 2.504349708557129 <text:s/>(2.5764348751459365)</text:span></text:p>
      <text:p text:style-name="P3"><text:s text:c="5"/><text:span text:style-name="T1">| &gt; grad_norm_0: tensor(12.8945, device='cuda:0') <text:s/>(tensor(12.7642, device='cuda:0'))</text:span></text:p>
      <text:p text:style-name="P3"><text:s text:c="5"/><text:span text:style-name="T1">| &gt; loss_gen: 2.2558794021606445 <text:s/>(2.212426637991881)</text:span></text:p>
      <text:p text:style-name="P3"><text:s text:c="5"/><text:span text:style-name="T1">| &gt; loss_kl: 1.4284125566482544 <text:s/>(1.545016823670803)</text:span></text:p>
      <text:p text:style-name="P3"><text:s text:c="5"/><text:span text:style-name="T1">| &gt; loss_feat: 7.360093593597412 <text:s/>(7.047337507590269)</text:span></text:p>
      <text:p text:style-name="P3"><text:s text:c="5"/><text:span text:style-name="T1">| &gt; loss_mel: 15.547112464904785 <text:s/>(15.73052927163931)</text:span></text:p>
      <text:p text:style-name="P3"><text:s text:c="5"/><text:span text:style-name="T1">| &gt; loss_duration: 1.4643909931182861 <text:s/>(1.4410659869511921)</text:span></text:p>
      <text:p text:style-name="P3"><text:s text:c="5"/><text:span text:style-name="T1">| &gt; amp_scaler: 256.0 <text:s/>(256.0)</text:span></text:p>
      <text:p text:style-name="P3"><text:s text:c="5"/><text:span text:style-name="T1">| &gt; loss_1: 28.055891036987305 <text:s/>(27.976376166710487)</text:span></text:p>
      <text:p text:style-name="P3"><text:s text:c="5"/><text:span text:style-name="T1">| &gt; grad_norm_1: tensor(60.9969, device='cuda:0') <text:s/>(tensor(148.2820, device='cuda:0'))</text:span></text:p>
      <text:p text:style-name="P3"><text:s text:c="5"/><text:span text:style-name="T1">| &gt; current_lr_0: 0.00019920154806425444 </text:span></text:p>
      <text:p text:style-name="P3"><text:s text:c="5"/><text:span text:style-name="T1">| &gt; current_lr_1: 0.00019920154806425444 </text:span></text:p>
      <text:p text:style-name="P3"><text:s text:c="5"/><text:span text:style-name="T1">| &gt; step_time: 0.5353 <text:s/>(0.5190497483962622)</text:span></text:p>
      <text:p text:style-name="P3"><text:s text:c="5"/><text:span text:style-name="T1">| &gt; loader_time: 0.0051 <text:s/>(0.004943395272279397)</text:span></text:p>
      <text:p text:style-name="P5"/>
      <text:p text:style-name="P5"/>
      <text:p text:style-name="P1">[1m <text:s text:c="2"/>--&gt; TIME: 2025-05-11 14:54:45 -- STEP: 139/630 -- GLOBAL_STEP: 865800[0m</text:p>
      <text:p text:style-name="P3"><text:s text:c="5"/><text:span text:style-name="T1">| &gt; loss_disc: 2.476539134979248 <text:s/>(2.584565811020007)</text:span></text:p>
      <text:p text:style-name="P3"><text:s text:c="5"/><text:span text:style-name="T1">| &gt; loss_disc_real_0: 0.12788210809230804 <text:s/>(0.1731083316447066)</text:span></text:p>
      <text:p text:style-name="P3"><text:s text:c="5"/><text:span text:style-name="T1">| &gt; loss_disc_real_1: 0.2529481053352356 <text:s/>(0.2120538934958067)</text:span></text:p>
      <text:p text:style-name="P3"><text:s text:c="5"/><text:span text:style-name="T1">| &gt; loss_disc_real_2: 0.21105949580669403 <text:s/>(0.23001265890306707)</text:span></text:p>
      <text:p text:style-name="P3"><text:s text:c="5"/><text:span text:style-name="T1">| &gt; loss_disc_real_3: 0.22901317477226257 <text:s/>(0.23025006945613477)</text:span></text:p>
      <text:p text:style-name="P3"><text:s text:c="5"/><text:span text:style-name="T1">| &gt; loss_disc_real_4: 0.20516419410705566 <text:s/>(0.2407565271254066)</text:span></text:p>
      <text:p text:style-name="P3"><text:s text:c="5"/><text:span text:style-name="T1">| &gt; loss_disc_real_5: 0.19643785059452057 <text:s/>(0.22718528106058244)</text:span></text:p>
      <text:p text:style-name="P3"><text:s text:c="5"/><text:span text:style-name="T1">| &gt; loss_0: 2.476539134979248 <text:s/>(2.584565811020007)</text:span></text:p>
      <text:p text:style-name="P3"><text:soft-page-break/><text:s text:c="5"/><text:span text:style-name="T1">| &gt; grad_norm_0: tensor(20.8870, device='cuda:0') <text:s/>(tensor(18.7805, device='cuda:0'))</text:span></text:p>
      <text:p text:style-name="P3"><text:s text:c="5"/><text:span text:style-name="T1">| &gt; loss_gen: 2.363023281097412 <text:s/>(2.220242088647198)</text:span></text:p>
      <text:p text:style-name="P3"><text:s text:c="5"/><text:span text:style-name="T1">| &gt; loss_kl: 1.5576822757720947 <text:s/>(1.58036543310975)</text:span></text:p>
      <text:p text:style-name="P3"><text:s text:c="5"/><text:span text:style-name="T1">| &gt; loss_feat: 7.2567009925842285 <text:s/>(6.995928472752193)</text:span></text:p>
      <text:p text:style-name="P3"><text:s text:c="5"/><text:span text:style-name="T1">| &gt; loss_mel: 16.28091049194336 <text:s/>(15.660687878835116)</text:span></text:p>
      <text:p text:style-name="P3"><text:s text:c="5"/><text:span text:style-name="T1">| &gt; loss_duration: 1.4558331966400146 <text:s/>(1.409933378370546)</text:span></text:p>
      <text:p text:style-name="P3"><text:s text:c="5"/><text:span text:style-name="T1">| &gt; amp_scaler: 256.0 <text:s/>(256.0)</text:span></text:p>
      <text:p text:style-name="P3"><text:s text:c="5"/><text:span text:style-name="T1">| &gt; loss_1: 28.914152145385742 <text:s/>(27.86715706475347)</text:span></text:p>
      <text:p text:style-name="P3"><text:s text:c="5"/><text:span text:style-name="T1">| &gt; grad_norm_1: tensor(355.9618, device='cuda:0') <text:s/>(tensor(233.2773, device='cuda:0'))</text:span></text:p>
      <text:p text:style-name="P3"><text:s text:c="5"/><text:span text:style-name="T1">| &gt; current_lr_0: 0.00019920154806425444 </text:span></text:p>
      <text:p text:style-name="P3"><text:s text:c="5"/><text:span text:style-name="T1">| &gt; current_lr_1: 0.00019920154806425444 </text:span></text:p>
      <text:p text:style-name="P3"><text:s text:c="5"/><text:span text:style-name="T1">| &gt; step_time: 0.5668 <text:s/>(0.5376112135194192)</text:span></text:p>
      <text:p text:style-name="P3"><text:s text:c="5"/><text:span text:style-name="T1">| &gt; loader_time: 0.0067 <text:s/>(0.005604498677974126)</text:span></text:p>
      <text:p text:style-name="P5"/>
      <text:p text:style-name="P5"/>
      <text:p text:style-name="P1">[1m <text:s text:c="2"/>--&gt; TIME: 2025-05-11 14:55:48 -- STEP: 239/630 -- GLOBAL_STEP: 865900[0m</text:p>
      <text:p text:style-name="P3"><text:s text:c="5"/><text:span text:style-name="T1">| &gt; loss_disc: 2.51826548576355 <text:s/>(2.5974766011018633)</text:span></text:p>
      <text:p text:style-name="P3"><text:s text:c="5"/><text:span text:style-name="T1">| &gt; loss_disc_real_0: 0.12635089457035065 <text:s/>(0.17572162693140397)</text:span></text:p>
      <text:p text:style-name="P3"><text:s text:c="5"/><text:span text:style-name="T1">| &gt; loss_disc_real_1: 0.25352853536605835 <text:s/>(0.2130829146965777)</text:span></text:p>
      <text:p text:style-name="P3"><text:s text:c="5"/><text:span text:style-name="T1">| &gt; loss_disc_real_2: 0.21333646774291992 <text:s/>(0.2286828867311757)</text:span></text:p>
      <text:p text:style-name="P3"><text:s text:c="5"/><text:span text:style-name="T1">| &gt; loss_disc_real_3: 0.2178594470024109 <text:s/>(0.23016929994317778)</text:span></text:p>
      <text:p text:style-name="P3"><text:s text:c="5"/><text:span text:style-name="T1">| &gt; loss_disc_real_4: 0.2262246310710907 <text:s/>(0.2405913153577549)</text:span></text:p>
      <text:p text:style-name="P3"><text:s text:c="5"/><text:span text:style-name="T1">| &gt; loss_disc_real_5: 0.23841902613639832 <text:s/>(0.23179836016319785)</text:span></text:p>
      <text:p text:style-name="P3"><text:s text:c="5"/><text:span text:style-name="T1">| &gt; loss_0: 2.51826548576355 <text:s/>(2.5974766011018633)</text:span></text:p>
      <text:p text:style-name="P3"><text:s text:c="5"/><text:span text:style-name="T1">| &gt; grad_norm_0: tensor(16.4592, device='cuda:0') <text:s/>(tensor(18.6485, device='cuda:0'))</text:span></text:p>
      <text:p text:style-name="P3"><text:s text:c="5"/><text:span text:style-name="T1">| &gt; loss_gen: 2.176649332046509 <text:s/>(2.2040687230840397)</text:span></text:p>
      <text:p text:style-name="P3"><text:s text:c="5"/><text:span text:style-name="T1">| &gt; loss_kl: 1.568552851676941 <text:s/>(1.6015743650651881)</text:span></text:p>
      <text:p text:style-name="P3"><text:s text:c="5"/><text:span text:style-name="T1">| &gt; loss_feat: 6.578300476074219 <text:s/>(6.902306239475267)</text:span></text:p>
      <text:p text:style-name="P3"><text:s text:c="5"/><text:span text:style-name="T1">| &gt; loss_mel: 15.38170051574707 <text:s/>(15.653733109829316)</text:span></text:p>
      <text:p text:style-name="P3"><text:s text:c="5"/><text:span text:style-name="T1">| &gt; loss_duration: 1.4849447011947632 <text:s/>(1.3774773530880282)</text:span></text:p>
      <text:p text:style-name="P3"><text:s text:c="5"/><text:span text:style-name="T1">| &gt; amp_scaler: 256.0 <text:s/>(256.0)</text:span></text:p>
      <text:p text:style-name="P3"><text:s text:c="5"/><text:span text:style-name="T1">| &gt; loss_1: 27.190147399902344 <text:s/>(27.73915963591891)</text:span></text:p>
      <text:p text:style-name="P3"><text:s text:c="5"/><text:span text:style-name="T1">| &gt; grad_norm_1: tensor(308.6196, device='cuda:0') <text:s/>(tensor(233.2154, device='cuda:0'))</text:span></text:p>
      <text:p text:style-name="P3"><text:s text:c="5"/><text:span text:style-name="T1">| &gt; current_lr_0: 0.00019920154806425444 </text:span></text:p>
      <text:p text:style-name="P3"><text:s text:c="5"/><text:span text:style-name="T1">| &gt; current_lr_1: 0.00019920154806425444 </text:span></text:p>
      <text:p text:style-name="P3"><text:s text:c="5"/><text:span text:style-name="T1">| &gt; step_time: 0.6124 <text:s/>(0.5691753780492685)</text:span></text:p>
      <text:p text:style-name="P3"><text:s text:c="5"/><text:span text:style-name="T1">| &gt; loader_time: 0.0069 <text:s/>(0.006166011219742903)</text:span></text:p>
      <text:p text:style-name="P5"/>
      <text:p text:style-name="P5"/>
      <text:p text:style-name="P1">[1m <text:s text:c="2"/>--&gt; TIME: 2025-05-11 14:56:54 -- STEP: 339/630 -- GLOBAL_STEP: 866000[0m</text:p>
      <text:p text:style-name="P3"><text:s text:c="5"/><text:span text:style-name="T1">| &gt; loss_disc: 2.5461742877960205 <text:s/>(2.595306451341746)</text:span></text:p>
      <text:p text:style-name="P3"><text:s text:c="5"/><text:span text:style-name="T1">| &gt; loss_disc_real_0: 0.16040483117103577 <text:s/>(0.1752318390878604)</text:span></text:p>
      <text:p text:style-name="P3"><text:s text:c="5"/><text:span text:style-name="T1">| &gt; loss_disc_real_1: 0.2534126043319702 <text:s/>(0.21252964555689718)</text:span></text:p>
      <text:p text:style-name="P3"><text:s text:c="5"/><text:span text:style-name="T1">| &gt; loss_disc_real_2: 0.27399158477783203 <text:s/>(0.2284186407264355)</text:span></text:p>
      <text:p text:style-name="P3"><text:s text:c="5"/><text:span text:style-name="T1">| &gt; loss_disc_real_3: 0.2169487476348877 <text:s/>(0.23047873261315985)</text:span></text:p>
      <text:p text:style-name="P3"><text:s text:c="5"/><text:span text:style-name="T1">| &gt; loss_disc_real_4: 0.27445751428604126 <text:s/>(0.2407361439986918)</text:span></text:p>
      <text:p text:style-name="P3"><text:s text:c="5"/><text:span text:style-name="T1">| &gt; loss_disc_real_5: 0.24905399978160858 <text:s/>(0.23142933155407241)</text:span></text:p>
      <text:p text:style-name="P3"><text:s text:c="5"/><text:span text:style-name="T1">| &gt; loss_0: 2.5461742877960205 <text:s/>(2.595306451341746)</text:span></text:p>
      <text:p text:style-name="P3"><text:s text:c="5"/><text:span text:style-name="T1">| &gt; grad_norm_0: tensor(16.6647, device='cuda:0') <text:s/>(tensor(19.7308, device='cuda:0'))</text:span></text:p>
      <text:p text:style-name="P3"><text:s text:c="5"/><text:span text:style-name="T1">| &gt; loss_gen: 2.219599723815918 <text:s/>(2.2080407691212893)</text:span></text:p>
      <text:p text:style-name="P3"><text:s text:c="5"/><text:span text:style-name="T1">| &gt; loss_kl: 1.5729892253875732 <text:s/>(1.6104543901826076)</text:span></text:p>
      <text:p text:style-name="P3"><text:s text:c="5"/><text:span text:style-name="T1">| &gt; loss_feat: 7.273880481719971 <text:s/>(6.880328431593633)</text:span></text:p>
      <text:p text:style-name="P3"><text:s text:c="5"/><text:span text:style-name="T1">| &gt; loss_mel: 15.97273063659668 <text:s/>(15.612132128712702)</text:span></text:p>
      <text:p text:style-name="P3"><text:s text:c="5"/><text:span text:style-name="T1">| &gt; loss_duration: 1.4323582649230957 <text:s/>(1.4032071164224003)</text:span></text:p>
      <text:p text:style-name="P3"><text:s text:c="5"/><text:span text:style-name="T1">| &gt; amp_scaler: 256.0 <text:s/>(256.0)</text:span></text:p>
      <text:p text:style-name="P3"><text:s text:c="5"/><text:span text:style-name="T1">| &gt; loss_1: 28.4715576171875 <text:s/>(27.714162764647718)</text:span></text:p>
      <text:p text:style-name="P3"><text:s text:c="5"/><text:span text:style-name="T1">| &gt; grad_norm_1: tensor(463.2167, device='cuda:0') <text:s/>(tensor(249.2005, device='cuda:0'))</text:span></text:p>
      <text:p text:style-name="P3"><text:s text:c="5"/><text:span text:style-name="T1">| &gt; current_lr_0: 0.00019920154806425444 </text:span></text:p>
      <text:p text:style-name="P3"><text:soft-page-break/><text:s text:c="5"/><text:span text:style-name="T1">| &gt; current_lr_1: 0.00019920154806425444 </text:span></text:p>
      <text:p text:style-name="P3"><text:s text:c="5"/><text:span text:style-name="T1">| &gt; step_time: 0.7008 <text:s/>(0.5940770167516751)</text:span></text:p>
      <text:p text:style-name="P3"><text:s text:c="5"/><text:span text:style-name="T1">| &gt; loader_time: 0.0094 <text:s/>(0.006740816926534196)</text:span></text:p>
      <text:p text:style-name="P5"/>
      <text:p text:style-name="P5"/>
      <text:p text:style-name="P3"><text:s/><text:span text:style-name="T1">&gt; CHECKPOINT : /kaggle/working/vits_4_nov-May-11-2025_10+42AM-0000000/checkpoint_866000.pth</text:span></text:p>
      <text:p text:style-name="P5"/>
      <text:p text:style-name="P1">[1m <text:s text:c="2"/>--&gt; TIME: 2025-05-11 14:58:10 -- STEP: 439/630 -- GLOBAL_STEP: 866100[0m</text:p>
      <text:p text:style-name="P3"><text:s text:c="5"/><text:span text:style-name="T1">| &gt; loss_disc: 2.4301464557647705 <text:s/>(2.5960661142996613)</text:span></text:p>
      <text:p text:style-name="P3"><text:s text:c="5"/><text:span text:style-name="T1">| &gt; loss_disc_real_0: 0.1471945345401764 <text:s/>(0.17543230439983895)</text:span></text:p>
      <text:p text:style-name="P3"><text:s text:c="5"/><text:span text:style-name="T1">| &gt; loss_disc_real_1: 0.2144726812839508 <text:s/>(0.2131262098806051)</text:span></text:p>
      <text:p text:style-name="P3"><text:s text:c="5"/><text:span text:style-name="T1">| &gt; loss_disc_real_2: 0.1949337273836136 <text:s/>(0.22939127853356625)</text:span></text:p>
      <text:p text:style-name="P3"><text:s text:c="5"/><text:span text:style-name="T1">| &gt; loss_disc_real_3: 0.20955298840999603 <text:s/>(0.23036410595059123)</text:span></text:p>
      <text:p text:style-name="P3"><text:s text:c="5"/><text:span text:style-name="T1">| &gt; loss_disc_real_4: 0.21365243196487427 <text:s/>(0.24076948947949942)</text:span></text:p>
      <text:p text:style-name="P3"><text:s text:c="5"/><text:span text:style-name="T1">| &gt; loss_disc_real_5: 0.20220781862735748 <text:s/>(0.22987486330414683)</text:span></text:p>
      <text:p text:style-name="P3"><text:s text:c="5"/><text:span text:style-name="T1">| &gt; loss_0: 2.4301464557647705 <text:s/>(2.5960661142996613)</text:span></text:p>
      <text:p text:style-name="P3"><text:s text:c="5"/><text:span text:style-name="T1">| &gt; grad_norm_0: tensor(26.4756, device='cuda:0') <text:s/>(tensor(20.2567, device='cuda:0'))</text:span></text:p>
      <text:p text:style-name="P3"><text:s text:c="5"/><text:span text:style-name="T1">| &gt; loss_gen: 2.440352439880371 <text:s/>(2.2094524265150293)</text:span></text:p>
      <text:p text:style-name="P3"><text:s text:c="5"/><text:span text:style-name="T1">| &gt; loss_kl: 1.5943527221679688 <text:s/>(1.610599583536726)</text:span></text:p>
      <text:p text:style-name="P3"><text:s text:c="5"/><text:span text:style-name="T1">| &gt; loss_feat: 7.8935089111328125 <text:s/>(6.854198632859424)</text:span></text:p>
      <text:p text:style-name="P3"><text:s text:c="5"/><text:span text:style-name="T1">| &gt; loss_mel: 15.517772674560547 <text:s/>(15.58075095200593)</text:span></text:p>
      <text:p text:style-name="P3"><text:s text:c="5"/><text:span text:style-name="T1">| &gt; loss_duration: 1.4808416366577148 <text:s/>(1.4066333051151458)</text:span></text:p>
      <text:p text:style-name="P3"><text:s text:c="5"/><text:span text:style-name="T1">| &gt; amp_scaler: 256.0 <text:s/>(266.496583143508)</text:span></text:p>
      <text:p text:style-name="P3"><text:s text:c="5"/><text:span text:style-name="T1">| &gt; loss_1: 28.926830291748047 <text:s/>(27.661634831873865)</text:span></text:p>
      <text:p text:style-name="P3"><text:s text:c="5"/><text:span text:style-name="T1">| &gt; grad_norm_1: tensor(695.5333, device='cuda:0') <text:s/>(tensor(254.9188, device='cuda:0'))</text:span></text:p>
      <text:p text:style-name="P3"><text:s text:c="5"/><text:span text:style-name="T1">| &gt; current_lr_0: 0.00019920154806425444 </text:span></text:p>
      <text:p text:style-name="P3"><text:s text:c="5"/><text:span text:style-name="T1">| &gt; current_lr_1: 0.00019920154806425444 </text:span></text:p>
      <text:p text:style-name="P3"><text:s text:c="5"/><text:span text:style-name="T1">| &gt; step_time: 0.7284 <text:s/>(0.6218598480919779)</text:span></text:p>
      <text:p text:style-name="P3"><text:s text:c="5"/><text:span text:style-name="T1">| &gt; loader_time: 0.009 <text:s/>(0.0072499766165140265)</text:span></text:p>
      <text:p text:style-name="P5"/>
      <text:p text:style-name="P5"/>
      <text:p text:style-name="P1">[1m <text:s text:c="2"/>--&gt; TIME: 2025-05-11 14:59:30 -- STEP: 539/630 -- GLOBAL_STEP: 866200[0m</text:p>
      <text:p text:style-name="P3"><text:s text:c="5"/><text:span text:style-name="T1">| &gt; loss_disc: 2.596707582473755 <text:s/>(2.5944673851381204)</text:span></text:p>
      <text:p text:style-name="P3"><text:s text:c="5"/><text:span text:style-name="T1">| &gt; loss_disc_real_0: 0.2570568025112152 <text:s/>(0.1760153361978026)</text:span></text:p>
      <text:p text:style-name="P3"><text:s text:c="5"/><text:span text:style-name="T1">| &gt; loss_disc_real_1: 0.25387459993362427 <text:s/>(0.2133930367529945)</text:span></text:p>
      <text:p text:style-name="P3"><text:s text:c="5"/><text:span text:style-name="T1">| &gt; loss_disc_real_2: 0.22523941099643707 <text:s/>(0.22832120252783536)</text:span></text:p>
      <text:p text:style-name="P3"><text:s text:c="5"/><text:span text:style-name="T1">| &gt; loss_disc_real_3: 0.20377235114574432 <text:s/>(0.23040483025263767)</text:span></text:p>
      <text:p text:style-name="P3"><text:s text:c="5"/><text:span text:style-name="T1">| &gt; loss_disc_real_4: 0.2884107530117035 <text:s/>(0.24030623348612953)</text:span></text:p>
      <text:p text:style-name="P3"><text:s text:c="5"/><text:span text:style-name="T1">| &gt; loss_disc_real_5: 0.23762153089046478 <text:s/>(0.23006586741538568)</text:span></text:p>
      <text:p text:style-name="P3"><text:s text:c="5"/><text:span text:style-name="T1">| &gt; loss_0: 2.596707582473755 <text:s/>(2.5944673851381204)</text:span></text:p>
      <text:p text:style-name="P3"><text:s text:c="5"/><text:span text:style-name="T1">| &gt; grad_norm_0: tensor(29.4692, device='cuda:0') <text:s/>(tensor(20.5618, device='cuda:0'))</text:span></text:p>
      <text:p text:style-name="P3"><text:s text:c="5"/><text:span text:style-name="T1">| &gt; loss_gen: 2.317777395248413 <text:s/>(2.2080332770639544)</text:span></text:p>
      <text:p text:style-name="P3"><text:s text:c="5"/><text:span text:style-name="T1">| &gt; loss_kl: 1.635545253753662 <text:s/>(1.6162730298369625)</text:span></text:p>
      <text:p text:style-name="P3"><text:s text:c="5"/><text:span text:style-name="T1">| &gt; loss_feat: 6.900975227355957 <text:s/>(6.829293438587649)</text:span></text:p>
      <text:p text:style-name="P3"><text:s text:c="5"/><text:span text:style-name="T1">| &gt; loss_mel: 16.129735946655273 <text:s/>(15.582921226303299)</text:span></text:p>
      <text:p text:style-name="P3"><text:s text:c="5"/><text:span text:style-name="T1">| &gt; loss_duration: 1.465599536895752 <text:s/>(1.4183108209457822)</text:span></text:p>
      <text:p text:style-name="P3"><text:s text:c="5"/><text:span text:style-name="T1">| &gt; amp_scaler: 256.0 <text:s/>(264.5491651205938)</text:span></text:p>
      <text:p text:style-name="P3"><text:s text:c="5"/><text:span text:style-name="T1">| &gt; loss_1: 28.44963264465332 <text:s/>(27.654831753590994)</text:span></text:p>
      <text:p text:style-name="P3"><text:s text:c="5"/><text:span text:style-name="T1">| &gt; grad_norm_1: tensor(342.3440, device='cuda:0') <text:s/>(tensor(257.8453, device='cuda:0'))</text:span></text:p>
      <text:p text:style-name="P3"><text:s text:c="5"/><text:span text:style-name="T1">| &gt; current_lr_0: 0.00019920154806425444 </text:span></text:p>
      <text:p text:style-name="P3"><text:s text:c="5"/><text:span text:style-name="T1">| &gt; current_lr_1: 0.00019920154806425444 </text:span></text:p>
      <text:p text:style-name="P3"><text:s text:c="5"/><text:span text:style-name="T1">| &gt; step_time: 0.8496 <text:s/>(0.6512124914406411)</text:span></text:p>
      <text:p text:style-name="P3"><text:s text:c="5"/><text:span text:style-name="T1">| &gt; loader_time: 0.0104 <text:s/>(0.007783731856903472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oft-page-break/><text:s text:c="5"/><text:span text:style-name="T1">| &gt; avg_loader_time:[92m 0.0049471259117126465 [0m(-0.0002282460530598964)</text:span></text:p>
      <text:p text:style-name="P3"><text:s text:c="5"/><text:span text:style-name="T1">| &gt; avg_loss_disc:[92m 2.6246818900108337 [0m(-0.05243758360544826)</text:span></text:p>
      <text:p text:style-name="P3"><text:s text:c="5"/><text:span text:style-name="T1">| &gt; avg_loss_disc_real_0:[91m 0.15278780336181322 [0m(+0.003445536519090353)</text:span></text:p>
      <text:p text:style-name="P3"><text:s text:c="5"/><text:span text:style-name="T1">| &gt; avg_loss_disc_real_1:[92m 0.20510956645011902 [0m(-0.0201906276245912)</text:span></text:p>
      <text:p text:style-name="P3"><text:s text:c="5"/><text:span text:style-name="T1">| &gt; avg_loss_disc_real_2:[92m 0.2272660272816817 [0m(-0.02925070375204089)</text:span></text:p>
      <text:p text:style-name="P3"><text:s text:c="5"/><text:span text:style-name="T1">| &gt; avg_loss_disc_real_3:[92m 0.24652224779129028 [0m(-0.011780122915903746)</text:span></text:p>
      <text:p text:style-name="P3"><text:s text:c="5"/><text:span text:style-name="T1">| &gt; avg_loss_disc_real_4:[92m 0.21458883583545685 [0m(-0.06911797200640041)</text:span></text:p>
      <text:p text:style-name="P3"><text:s text:c="5"/><text:span text:style-name="T1">| &gt; avg_loss_disc_real_5:[92m 0.2345352458457152 [0m(-0.03771835689743361)</text:span></text:p>
      <text:p text:style-name="P3"><text:s text:c="5"/><text:span text:style-name="T1">| &gt; avg_loss_0:[92m 2.6246818900108337 [0m(-0.05243758360544826)</text:span></text:p>
      <text:p text:style-name="P3"><text:s text:c="5"/><text:span text:style-name="T1">| &gt; avg_loss_gen:[92m 1.9769421219825745 [0m(-0.1014699637889862)</text:span></text:p>
      <text:p text:style-name="P3"><text:s text:c="5"/><text:span text:style-name="T1">| &gt; avg_loss_kl:[91m 1.7101485431194305 [0m(+0.04709136486053467)</text:span></text:p>
      <text:p text:style-name="P3"><text:s text:c="5"/><text:span text:style-name="T1">| &gt; avg_loss_feat:[91m 6.5781450271606445 [0m(+0.19799049695332815)</text:span></text:p>
      <text:p text:style-name="P3"><text:s text:c="5"/><text:span text:style-name="T1">| &gt; avg_loss_mel:[92m 15.73171869913737 [0m(-0.02126725514729877)</text:span></text:p>
      <text:p text:style-name="P3"><text:s text:c="5"/><text:span text:style-name="T1">| &gt; avg_loss_duration:[91m 1.535305807987849 [0m(+0.016404519478480095)</text:span></text:p>
      <text:p text:style-name="P3"><text:s text:c="5"/><text:span text:style-name="T1">| &gt; avg_loss_1:[91m 27.532260417938232 [0m(+0.1387491226196289)</text:span></text:p>
      <text:p text:style-name="P5"/>
      <text:p text:style-name="P5"/>
      <text:p text:style-name="P1">[4m[1m &gt; EPOCH: 33/50[0m</text:p>
      <text:p text:style-name="P3"><text:s/><text:span text:style-name="T1">--&gt; /kaggle/working/vits_4_nov-May-11-2025_10+42AM-0000000</text:span></text:p>
      <text:p text:style-name="P5"/>
      <text:p text:style-name="P1">[1m &gt; TRAINING (2025-05-11 15:01:11) [0m</text:p>
      <text:p text:style-name="P5"/>
      <text:p text:style-name="P1">[1m <text:s text:c="2"/>--&gt; TIME: 2025-05-11 15:01:17 -- STEP: 9/630 -- GLOBAL_STEP: 866300[0m</text:p>
      <text:p text:style-name="P3"><text:s text:c="5"/><text:span text:style-name="T1">| &gt; loss_disc: 2.4236960411071777 <text:s/>(2.545305993821886)</text:span></text:p>
      <text:p text:style-name="P3"><text:s text:c="5"/><text:span text:style-name="T1">| &gt; loss_disc_real_0: 0.23212847113609314 <text:s/>(0.1695194799039099)</text:span></text:p>
      <text:p text:style-name="P3"><text:s text:c="5"/><text:span text:style-name="T1">| &gt; loss_disc_real_1: 0.1695844978094101 <text:s/>(0.217860769894388)</text:span></text:p>
      <text:p text:style-name="P3"><text:s text:c="5"/><text:span text:style-name="T1">| &gt; loss_disc_real_2: 0.19235248863697052 <text:s/>(0.2262953536378013)</text:span></text:p>
      <text:p text:style-name="P3"><text:s text:c="5"/><text:span text:style-name="T1">| &gt; loss_disc_real_3: 0.2244025319814682 <text:s/>(0.22496835556295183)</text:span></text:p>
      <text:p text:style-name="P3"><text:s text:c="5"/><text:span text:style-name="T1">| &gt; loss_disc_real_4: 0.21023033559322357 <text:s/>(0.2331035766336653)</text:span></text:p>
      <text:p text:style-name="P3"><text:s text:c="5"/><text:span text:style-name="T1">| &gt; loss_disc_real_5: 0.1894698590040207 <text:s/>(0.21216769268115362)</text:span></text:p>
      <text:p text:style-name="P3"><text:s text:c="5"/><text:span text:style-name="T1">| &gt; loss_0: 2.4236960411071777 <text:s/>(2.545305993821886)</text:span></text:p>
      <text:p text:style-name="P3"><text:s text:c="5"/><text:span text:style-name="T1">| &gt; grad_norm_0: tensor(22.6079, device='cuda:0') <text:s/>(tensor(21.4152, device='cuda:0'))</text:span></text:p>
      <text:p text:style-name="P3"><text:s text:c="5"/><text:span text:style-name="T1">| &gt; loss_gen: 2.542799711227417 <text:s/>(2.2172950241300793)</text:span></text:p>
      <text:p text:style-name="P3"><text:s text:c="5"/><text:span text:style-name="T1">| &gt; loss_kl: 1.59053635597229 <text:s/>(1.6364952988094754)</text:span></text:p>
      <text:p text:style-name="P3"><text:s text:c="5"/><text:span text:style-name="T1">| &gt; loss_feat: 8.096084594726562 <text:s/>(6.975954638587104)</text:span></text:p>
      <text:p text:style-name="P3"><text:s text:c="5"/><text:span text:style-name="T1">| &gt; loss_mel: 16.433433532714844 <text:s/>(15.803251160515678)</text:span></text:p>
      <text:p text:style-name="P3"><text:s text:c="5"/><text:span text:style-name="T1">| &gt; loss_duration: 1.465963363647461 <text:s/>(1.43835359149509)</text:span></text:p>
      <text:p text:style-name="P3"><text:s text:c="5"/><text:span text:style-name="T1">| &gt; amp_scaler: 256.0 <text:s/>(256.0)</text:span></text:p>
      <text:p text:style-name="P3"><text:s text:c="5"/><text:span text:style-name="T1">| &gt; loss_1: 30.128816604614258 <text:s/>(28.07134946187337)</text:span></text:p>
      <text:p text:style-name="P3"><text:s text:c="5"/><text:span text:style-name="T1">| &gt; grad_norm_1: tensor(408.8958, device='cuda:0') <text:s/>(tensor(253.7131, device='cuda:0'))</text:span></text:p>
      <text:p text:style-name="P3"><text:s text:c="5"/><text:span text:style-name="T1">| &gt; current_lr_0: 0.0001991766478707464 </text:span></text:p>
      <text:p text:style-name="P3"><text:s text:c="5"/><text:span text:style-name="T1">| &gt; current_lr_1: 0.0001991766478707464 </text:span></text:p>
      <text:p text:style-name="P3"><text:s text:c="5"/><text:span text:style-name="T1">| &gt; step_time: 0.5055 <text:s/>(0.5008298026190864)</text:span></text:p>
      <text:p text:style-name="P3"><text:s text:c="5"/><text:span text:style-name="T1">| &gt; loader_time: 0.0046 <text:s/>(0.004262738757663303)</text:span></text:p>
      <text:p text:style-name="P5"/>
      <text:p text:style-name="P5"/>
      <text:p text:style-name="P1">[1m <text:s text:c="2"/>--&gt; TIME: 2025-05-11 15:02:10 -- STEP: 109/630 -- GLOBAL_STEP: 866400[0m</text:p>
      <text:p text:style-name="P3"><text:s text:c="5"/><text:span text:style-name="T1">| &gt; loss_disc: 2.7003586292266846 <text:s/>(2.5770942136782025)</text:span></text:p>
      <text:p text:style-name="P3"><text:s text:c="5"/><text:span text:style-name="T1">| &gt; loss_disc_real_0: 0.15760213136672974 <text:s/>(0.16931181913668963)</text:span></text:p>
      <text:p text:style-name="P3"><text:s text:c="5"/><text:span text:style-name="T1">| &gt; loss_disc_real_1: 0.21849538385868073 <text:s/>(0.21407841870544153)</text:span></text:p>
      <text:p text:style-name="P3"><text:s text:c="5"/><text:span text:style-name="T1">| &gt; loss_disc_real_2: 0.24126270413398743 <text:s/>(0.22680279120392755)</text:span></text:p>
      <text:p text:style-name="P3"><text:s text:c="5"/><text:span text:style-name="T1">| &gt; loss_disc_real_3: 0.27631643414497375 <text:s/>(0.2306239114168587)</text:span></text:p>
      <text:p text:style-name="P3"><text:s text:c="5"/><text:span text:style-name="T1">| &gt; loss_disc_real_4: 0.26548507809638977 <text:s/>(0.24026234899092158)</text:span></text:p>
      <text:p text:style-name="P3"><text:s text:c="5"/><text:span text:style-name="T1">| &gt; loss_disc_real_5: 0.24227569997310638 <text:s/>(0.23062931978647863)</text:span></text:p>
      <text:p text:style-name="P3"><text:s text:c="5"/><text:span text:style-name="T1">| &gt; loss_0: 2.7003586292266846 <text:s/>(2.5770942136782025)</text:span></text:p>
      <text:p text:style-name="P3"><text:s text:c="5"/><text:span text:style-name="T1">| &gt; grad_norm_0: tensor(23.6757, device='cuda:0') <text:s/>(tensor(17.3457, device='cuda:0'))</text:span></text:p>
      <text:p text:style-name="P3"><text:s text:c="5"/><text:span text:style-name="T1">| &gt; loss_gen: 2.0807454586029053 <text:s/>(2.207729376784159)</text:span></text:p>
      <text:p text:style-name="P3"><text:s text:c="5"/><text:span text:style-name="T1">| &gt; loss_kl: 1.6669126749038696 <text:s/>(1.6239443590881628)</text:span></text:p>
      <text:p text:style-name="P3"><text:s text:c="5"/><text:span text:style-name="T1">| &gt; loss_feat: 5.818553924560547 <text:s/>(6.951991606196132)</text:span></text:p>
      <text:p text:style-name="P3"><text:soft-page-break/><text:s text:c="5"/><text:span text:style-name="T1">| &gt; loss_mel: 15.054143905639648 <text:s/>(15.734179050550548)</text:span></text:p>
      <text:p text:style-name="P3"><text:s text:c="5"/><text:span text:style-name="T1">| &gt; loss_duration: 1.479440450668335 <text:s/>(1.3968183469334876)</text:span></text:p>
      <text:p text:style-name="P3"><text:s text:c="5"/><text:span text:style-name="T1">| &gt; amp_scaler: 256.0 <text:s/>(256.0)</text:span></text:p>
      <text:p text:style-name="P3"><text:s text:c="5"/><text:span text:style-name="T1">| &gt; loss_1: 26.099796295166016 <text:s/>(27.914662719866552)</text:span></text:p>
      <text:p text:style-name="P3"><text:s text:c="5"/><text:span text:style-name="T1">| &gt; grad_norm_1: tensor(155.4034, device='cuda:0') <text:s/>(tensor(198.6162, device='cuda:0'))</text:span></text:p>
      <text:p text:style-name="P3"><text:s text:c="5"/><text:span text:style-name="T1">| &gt; current_lr_0: 0.0001991766478707464 </text:span></text:p>
      <text:p text:style-name="P3"><text:s text:c="5"/><text:span text:style-name="T1">| &gt; current_lr_1: 0.0001991766478707464 </text:span></text:p>
      <text:p text:style-name="P3"><text:s text:c="5"/><text:span text:style-name="T1">| &gt; step_time: 0.5345 <text:s/>(0.5232867604001947)</text:span></text:p>
      <text:p text:style-name="P3"><text:s text:c="5"/><text:span text:style-name="T1">| &gt; loader_time: 0.0056 <text:s/>(0.005273888964171803)</text:span></text:p>
      <text:p text:style-name="P5"/>
      <text:p text:style-name="P5"/>
      <text:p text:style-name="P1">[1m <text:s text:c="2"/>--&gt; TIME: 2025-05-11 15:03:10 -- STEP: 209/630 -- GLOBAL_STEP: 866500[0m</text:p>
      <text:p text:style-name="P3"><text:s text:c="5"/><text:span text:style-name="T1">| &gt; loss_disc: 2.5447123050689697 <text:s/>(2.597360492323003)</text:span></text:p>
      <text:p text:style-name="P3"><text:s text:c="5"/><text:span text:style-name="T1">| &gt; loss_disc_real_0: 0.20749333500862122 <text:s/>(0.1729203291130408)</text:span></text:p>
      <text:p text:style-name="P3"><text:s text:c="5"/><text:span text:style-name="T1">| &gt; loss_disc_real_1: 0.20010878145694733 <text:s/>(0.21501818021233574)</text:span></text:p>
      <text:p text:style-name="P3"><text:s text:c="5"/><text:span text:style-name="T1">| &gt; loss_disc_real_2: 0.209896519780159 <text:s/>(0.22755912445378645)</text:span></text:p>
      <text:p text:style-name="P3"><text:s text:c="5"/><text:span text:style-name="T1">| &gt; loss_disc_real_3: 0.24861091375350952 <text:s/>(0.23040303958660108)</text:span></text:p>
      <text:p text:style-name="P3"><text:s text:c="5"/><text:span text:style-name="T1">| &gt; loss_disc_real_4: 0.21734094619750977 <text:s/>(0.2403313315085817)</text:span></text:p>
      <text:p text:style-name="P3"><text:s text:c="5"/><text:span text:style-name="T1">| &gt; loss_disc_real_5: 0.22898559272289276 <text:s/>(0.23373005767330599)</text:span></text:p>
      <text:p text:style-name="P3"><text:s text:c="5"/><text:span text:style-name="T1">| &gt; loss_0: 2.5447123050689697 <text:s/>(2.597360492323003)</text:span></text:p>
      <text:p text:style-name="P3"><text:s text:c="5"/><text:span text:style-name="T1">| &gt; grad_norm_0: tensor(16.9965, device='cuda:0') <text:s/>(tensor(16.6079, device='cuda:0'))</text:span></text:p>
      <text:p text:style-name="P3"><text:s text:c="5"/><text:span text:style-name="T1">| &gt; loss_gen: 2.2353925704956055 <text:s/>(2.190233816940819)</text:span></text:p>
      <text:p text:style-name="P3"><text:s text:c="5"/><text:span text:style-name="T1">| &gt; loss_kl: 1.5778485536575317 <text:s/>(1.6449002552260623)</text:span></text:p>
      <text:p text:style-name="P3"><text:s text:c="5"/><text:span text:style-name="T1">| &gt; loss_feat: 7.020692825317383 <text:s/>(6.881090029575038)</text:span></text:p>
      <text:p text:style-name="P3"><text:s text:c="5"/><text:span text:style-name="T1">| &gt; loss_mel: 16.572519302368164 <text:s/>(15.688730696171664)</text:span></text:p>
      <text:p text:style-name="P3"><text:s text:c="5"/><text:span text:style-name="T1">| &gt; loss_duration: 1.4547431468963623 <text:s/>(1.3660635497581437)</text:span></text:p>
      <text:p text:style-name="P3"><text:s text:c="5"/><text:span text:style-name="T1">| &gt; amp_scaler: 256.0 <text:s/>(256.0)</text:span></text:p>
      <text:p text:style-name="P3"><text:s text:c="5"/><text:span text:style-name="T1">| &gt; loss_1: 28.861194610595703 <text:s/>(27.77101828835227)</text:span></text:p>
      <text:p text:style-name="P3"><text:s text:c="5"/><text:span text:style-name="T1">| &gt; grad_norm_1: tensor(229.0965, device='cuda:0') <text:s/>(tensor(204.7324, device='cuda:0'))</text:span></text:p>
      <text:p text:style-name="P3"><text:s text:c="5"/><text:span text:style-name="T1">| &gt; current_lr_0: 0.0001991766478707464 </text:span></text:p>
      <text:p text:style-name="P3"><text:s text:c="5"/><text:span text:style-name="T1">| &gt; current_lr_1: 0.0001991766478707464 </text:span></text:p>
      <text:p text:style-name="P3"><text:s text:c="5"/><text:span text:style-name="T1">| &gt; step_time: 0.6143 <text:s/>(0.5551382525685873)</text:span></text:p>
      <text:p text:style-name="P3"><text:s text:c="5"/><text:span text:style-name="T1">| &gt; loader_time: 0.0065 <text:s/>(0.005860991455151132)</text:span></text:p>
      <text:p text:style-name="P5"/>
      <text:p text:style-name="P5"/>
      <text:p text:style-name="P3"><text:s/><text:span text:style-name="T1">&gt; CHECKPOINT : /kaggle/working/vits_4_nov-May-11-2025_10+42AM-0000000/checkpoint_866500.pth</text:span></text:p>
      <text:p text:style-name="P5"/>
      <text:p text:style-name="P1">[1m <text:s text:c="2"/>--&gt; TIME: 2025-05-11 15:04:17 -- STEP: 309/630 -- GLOBAL_STEP: 866600[0m</text:p>
      <text:p text:style-name="P3"><text:s text:c="5"/><text:span text:style-name="T1">| &gt; loss_disc: 2.652841567993164 <text:s/>(2.5958645914750567)</text:span></text:p>
      <text:p text:style-name="P3"><text:s text:c="5"/><text:span text:style-name="T1">| &gt; loss_disc_real_0: 0.19111624360084534 <text:s/>(0.17314131509717615)</text:span></text:p>
      <text:p text:style-name="P3"><text:s text:c="5"/><text:span text:style-name="T1">| &gt; loss_disc_real_1: 0.2522807717323303 <text:s/>(0.21490782455911914)</text:span></text:p>
      <text:p text:style-name="P3"><text:s text:c="5"/><text:span text:style-name="T1">| &gt; loss_disc_real_2: 0.22965678572654724 <text:s/>(0.22910192213397967)</text:span></text:p>
      <text:p text:style-name="P3"><text:s text:c="5"/><text:span text:style-name="T1">| &gt; loss_disc_real_3: 0.23544813692569733 <text:s/>(0.23064788645525194)</text:span></text:p>
      <text:p text:style-name="P3"><text:s text:c="5"/><text:span text:style-name="T1">| &gt; loss_disc_real_4: 0.23242545127868652 <text:s/>(0.2396042330558246)</text:span></text:p>
      <text:p text:style-name="P3"><text:s text:c="5"/><text:span text:style-name="T1">| &gt; loss_disc_real_5: 0.20998024940490723 <text:s/>(0.2287273326207519)</text:span></text:p>
      <text:p text:style-name="P3"><text:s text:c="5"/><text:span text:style-name="T1">| &gt; loss_0: 2.652841567993164 <text:s/>(2.5958645914750567)</text:span></text:p>
      <text:p text:style-name="P3"><text:s text:c="5"/><text:span text:style-name="T1">| &gt; grad_norm_0: tensor(11.8633, device='cuda:0') <text:s/>(tensor(19.0065, device='cuda:0'))</text:span></text:p>
      <text:p text:style-name="P3"><text:s text:c="5"/><text:span text:style-name="T1">| &gt; loss_gen: 2.0288851261138916 <text:s/>(2.204664251565162)</text:span></text:p>
      <text:p text:style-name="P3"><text:s text:c="5"/><text:span text:style-name="T1">| &gt; loss_kl: 1.660849928855896 <text:s/>(1.6438635421802315)</text:span></text:p>
      <text:p text:style-name="P3"><text:s text:c="5"/><text:span text:style-name="T1">| &gt; loss_feat: 6.7981767654418945 <text:s/>(6.8717065922264915)</text:span></text:p>
      <text:p text:style-name="P3"><text:s text:c="5"/><text:span text:style-name="T1">| &gt; loss_mel: 16.36947250366211 <text:s/>(15.682908113720348)</text:span></text:p>
      <text:p text:style-name="P3"><text:s text:c="5"/><text:span text:style-name="T1">| &gt; loss_duration: 1.4336694478988647 <text:s/>(1.3978420955077724)</text:span></text:p>
      <text:p text:style-name="P3"><text:s text:c="5"/><text:span text:style-name="T1">| &gt; amp_scaler: 128.0 <text:s/>(239.4304207119741)</text:span></text:p>
      <text:p text:style-name="P3"><text:s text:c="5"/><text:span text:style-name="T1">| &gt; loss_1: 28.291053771972656 <text:s/>(27.80098460175844)</text:span></text:p>
      <text:p text:style-name="P3"><text:s text:c="5"/><text:span text:style-name="T1">| &gt; grad_norm_1: tensor(44.4734, device='cuda:0') <text:s/>(tensor(236.9261, device='cuda:0'))</text:span></text:p>
      <text:p text:style-name="P3"><text:s text:c="5"/><text:span text:style-name="T1">| &gt; current_lr_0: 0.0001991766478707464 </text:span></text:p>
      <text:p text:style-name="P3"><text:s text:c="5"/><text:span text:style-name="T1">| &gt; current_lr_1: 0.0001991766478707464 </text:span></text:p>
      <text:p text:style-name="P3"><text:s text:c="5"/><text:span text:style-name="T1">| &gt; step_time: 0.6803 <text:s/>(0.5797649594958157)</text:span></text:p>
      <text:p text:style-name="P3"><text:soft-page-break/><text:s text:c="5"/><text:span text:style-name="T1">| &gt; loader_time: 0.0087 <text:s/>(0.006442380182951396)</text:span></text:p>
      <text:p text:style-name="P5"/>
      <text:p text:style-name="P5"/>
      <text:p text:style-name="P1">[1m <text:s text:c="2"/>--&gt; TIME: 2025-05-11 15:05:29 -- STEP: 409/630 -- GLOBAL_STEP: 866700[0m</text:p>
      <text:p text:style-name="P3"><text:s text:c="5"/><text:span text:style-name="T1">| &gt; loss_disc: 2.805734872817993 <text:s/>(2.5981445277524164)</text:span></text:p>
      <text:p text:style-name="P3"><text:s text:c="5"/><text:span text:style-name="T1">| &gt; loss_disc_real_0: 0.20973649621009827 <text:s/>(0.1731152854185815)</text:span></text:p>
      <text:p text:style-name="P3"><text:s text:c="5"/><text:span text:style-name="T1">| &gt; loss_disc_real_1: 0.23384098708629608 <text:s/>(0.21483400649867024)</text:span></text:p>
      <text:p text:style-name="P3"><text:s text:c="5"/><text:span text:style-name="T1">| &gt; loss_disc_real_2: 0.22652794420719147 <text:s/>(0.22977119848168567)</text:span></text:p>
      <text:p text:style-name="P3"><text:s text:c="5"/><text:span text:style-name="T1">| &gt; loss_disc_real_3: 0.23505976796150208 <text:s/>(0.23014889107356737)</text:span></text:p>
      <text:p text:style-name="P3"><text:s text:c="5"/><text:span text:style-name="T1">| &gt; loss_disc_real_4: 0.285476416349411 <text:s/>(0.24030931432410382)</text:span></text:p>
      <text:p text:style-name="P3"><text:s text:c="5"/><text:span text:style-name="T1">| &gt; loss_disc_real_5: 0.26624926924705505 <text:s/>(0.2295798307198184)</text:span></text:p>
      <text:p text:style-name="P3"><text:s text:c="5"/><text:span text:style-name="T1">| &gt; loss_0: 2.805734872817993 <text:s/>(2.5981445277524164)</text:span></text:p>
      <text:p text:style-name="P3"><text:s text:c="5"/><text:span text:style-name="T1">| &gt; grad_norm_0: tensor(22.9196, device='cuda:0') <text:s/>(tensor(18.8893, device='cuda:0'))</text:span></text:p>
      <text:p text:style-name="P3"><text:s text:c="5"/><text:span text:style-name="T1">| &gt; loss_gen: 2.0578505992889404 <text:s/>(2.2022275219336724)</text:span></text:p>
      <text:p text:style-name="P3"><text:s text:c="5"/><text:span text:style-name="T1">| &gt; loss_kl: 1.732277750968933 <text:s/>(1.6401063506935514)</text:span></text:p>
      <text:p text:style-name="P3"><text:s text:c="5"/><text:span text:style-name="T1">| &gt; loss_feat: 5.7356038093566895 <text:s/>(6.866636519910071)</text:span></text:p>
      <text:p text:style-name="P3"><text:s text:c="5"/><text:span text:style-name="T1">| &gt; loss_mel: 15.017409324645996 <text:s/>(15.636694637662332)</text:span></text:p>
      <text:p text:style-name="P3"><text:s text:c="5"/><text:span text:style-name="T1">| &gt; loss_duration: 1.4821209907531738 <text:s/>(1.4026310744087387)</text:span></text:p>
      <text:p text:style-name="P3"><text:s text:c="5"/><text:span text:style-name="T1">| &gt; amp_scaler: 128.0 <text:s/>(212.18581907090464)</text:span></text:p>
      <text:p text:style-name="P3"><text:s text:c="5"/><text:span text:style-name="T1">| &gt; loss_1: 26.02526092529297 <text:s/>(27.74829609411561)</text:span></text:p>
      <text:p text:style-name="P3"><text:s text:c="5"/><text:span text:style-name="T1">| &gt; grad_norm_1: tensor(246.3981, device='cuda:0') <text:s/>(tensor(240.5329, device='cuda:0'))</text:span></text:p>
      <text:p text:style-name="P3"><text:s text:c="5"/><text:span text:style-name="T1">| &gt; current_lr_0: 0.0001991766478707464 </text:span></text:p>
      <text:p text:style-name="P3"><text:s text:c="5"/><text:span text:style-name="T1">| &gt; current_lr_1: 0.0001991766478707464 </text:span></text:p>
      <text:p text:style-name="P3"><text:s text:c="5"/><text:span text:style-name="T1">| &gt; step_time: 0.728 <text:s/>(0.6101542539293426)</text:span></text:p>
      <text:p text:style-name="P3"><text:s text:c="5"/><text:span text:style-name="T1">| &gt; loader_time: 0.0095 <text:s/>(0.006991190548922437)</text:span></text:p>
      <text:p text:style-name="P5"/>
      <text:p text:style-name="P5"/>
      <text:p text:style-name="P1">[1m <text:s text:c="2"/>--&gt; TIME: 2025-05-11 15:06:47 -- STEP: 509/630 -- GLOBAL_STEP: 866800[0m</text:p>
      <text:p text:style-name="P3"><text:s text:c="5"/><text:span text:style-name="T1">| &gt; loss_disc: 2.4838790893554688 <text:s/>(2.604148009905412)</text:span></text:p>
      <text:p text:style-name="P3"><text:s text:c="5"/><text:span text:style-name="T1">| &gt; loss_disc_real_0: 0.18236178159713745 <text:s/>(0.17516870369260107)</text:span></text:p>
      <text:p text:style-name="P3"><text:s text:c="5"/><text:span text:style-name="T1">| &gt; loss_disc_real_1: 0.2119903713464737 <text:s/>(0.21536027509828917)</text:span></text:p>
      <text:p text:style-name="P3"><text:s text:c="5"/><text:span text:style-name="T1">| &gt; loss_disc_real_2: 0.21025662124156952 <text:s/>(0.22911741199568353)</text:span></text:p>
      <text:p text:style-name="P3"><text:s text:c="5"/><text:span text:style-name="T1">| &gt; loss_disc_real_3: 0.17561353743076324 <text:s/>(0.23016560218188992)</text:span></text:p>
      <text:p text:style-name="P3"><text:s text:c="5"/><text:span text:style-name="T1">| &gt; loss_disc_real_4: 0.23790134489536285 <text:s/>(0.24051575983320098)</text:span></text:p>
      <text:p text:style-name="P3"><text:s text:c="5"/><text:span text:style-name="T1">| &gt; loss_disc_real_5: 0.19464468955993652 <text:s/>(0.23068763902648728)</text:span></text:p>
      <text:p text:style-name="P3"><text:s text:c="5"/><text:span text:style-name="T1">| &gt; loss_0: 2.4838790893554688 <text:s/>(2.604148009905412)</text:span></text:p>
      <text:p text:style-name="P3"><text:s text:c="5"/><text:span text:style-name="T1">| &gt; grad_norm_0: tensor(19.6483, device='cuda:0') <text:s/>(tensor(18.9873, device='cuda:0'))</text:span></text:p>
      <text:p text:style-name="P3"><text:s text:c="5"/><text:span text:style-name="T1">| &gt; loss_gen: 2.1163487434387207 <text:s/>(2.1964997418502956)</text:span></text:p>
      <text:p text:style-name="P3"><text:s text:c="5"/><text:span text:style-name="T1">| &gt; loss_kl: 1.8857184648513794 <text:s/>(1.636007417395916)</text:span></text:p>
      <text:p text:style-name="P3"><text:s text:c="5"/><text:span text:style-name="T1">| &gt; loss_feat: 6.842809200286865 <text:s/>(6.828332350155693)</text:span></text:p>
      <text:p text:style-name="P3"><text:s text:c="5"/><text:span text:style-name="T1">| &gt; loss_mel: 15.9600191116333 <text:s/>(15.63203765554372)</text:span></text:p>
      <text:p text:style-name="P3"><text:s text:c="5"/><text:span text:style-name="T1">| &gt; loss_duration: 1.7243291139602661 <text:s/>(1.4161285346992358)</text:span></text:p>
      <text:p text:style-name="P3"><text:s text:c="5"/><text:span text:style-name="T1">| &gt; amp_scaler: 128.0 <text:s/>(195.64636542239685)</text:span></text:p>
      <text:p text:style-name="P3"><text:s text:c="5"/><text:span text:style-name="T1">| &gt; loss_1: 28.529224395751953 <text:s/>(27.709005711823405)</text:span></text:p>
      <text:p text:style-name="P3"><text:s text:c="5"/><text:span text:style-name="T1">| &gt; grad_norm_1: tensor(144.2376, device='cuda:0') <text:s/>(tensor(239.0919, device='cuda:0'))</text:span></text:p>
      <text:p text:style-name="P3"><text:s text:c="5"/><text:span text:style-name="T1">| &gt; current_lr_0: 0.0001991766478707464 </text:span></text:p>
      <text:p text:style-name="P3"><text:s text:c="5"/><text:span text:style-name="T1">| &gt; current_lr_1: 0.0001991766478707464 </text:span></text:p>
      <text:p text:style-name="P3"><text:s text:c="5"/><text:span text:style-name="T1">| &gt; step_time: 0.8831 <text:s/>(0.6401414407494019)</text:span></text:p>
      <text:p text:style-name="P3"><text:s text:c="5"/><text:span text:style-name="T1">| &gt; loader_time: 0.0099 <text:s/>(0.007529119143083192)</text:span></text:p>
      <text:p text:style-name="P5"/>
      <text:p text:style-name="P5"/>
      <text:p text:style-name="P1">[1m <text:s text:c="2"/>--&gt; TIME: 2025-05-11 15:08:21 -- STEP: 609/630 -- GLOBAL_STEP: 866900[0m</text:p>
      <text:p text:style-name="P3"><text:s text:c="5"/><text:span text:style-name="T1">| &gt; loss_disc: 2.671807050704956 <text:s/>(2.608273192579524)</text:span></text:p>
      <text:p text:style-name="P3"><text:s text:c="5"/><text:span text:style-name="T1">| &gt; loss_disc_real_0: 0.1391420066356659 <text:s/>(0.17615783146058014)</text:span></text:p>
      <text:p text:style-name="P3"><text:s text:c="5"/><text:span text:style-name="T1">| &gt; loss_disc_real_1: 0.22339463233947754 <text:s/>(0.21501828933192788)</text:span></text:p>
      <text:p text:style-name="P3"><text:s text:c="5"/><text:span text:style-name="T1">| &gt; loss_disc_real_2: 0.2634865343570709 <text:s/>(0.22953022903898862)</text:span></text:p>
      <text:p text:style-name="P3"><text:s text:c="5"/><text:span text:style-name="T1">| &gt; loss_disc_real_3: 0.23387043178081512 <text:s/>(0.23048822992834553)</text:span></text:p>
      <text:p text:style-name="P3"><text:s text:c="5"/><text:span text:style-name="T1">| &gt; loss_disc_real_4: 0.24774134159088135 <text:s/>(0.2405344424968087)</text:span></text:p>
      <text:p text:style-name="P3"><text:s text:c="5"/><text:span text:style-name="T1">| &gt; loss_disc_real_5: 0.22345444560050964 <text:s/>(0.23078808265513387)</text:span></text:p>
      <text:p text:style-name="P3"><text:s text:c="5"/><text:span text:style-name="T1">| &gt; loss_0: 2.671807050704956 <text:s/>(2.608273192579524)</text:span></text:p>
      <text:p text:style-name="P3"><text:soft-page-break/><text:s text:c="5"/><text:span text:style-name="T1">| &gt; grad_norm_0: tensor(9.1595, device='cuda:0') <text:s/>(tensor(19.7721, device='cuda:0'))</text:span></text:p>
      <text:p text:style-name="P3"><text:s text:c="5"/><text:span text:style-name="T1">| &gt; loss_gen: 2.1463327407836914 <text:s/>(2.190835141000294)</text:span></text:p>
      <text:p text:style-name="P3"><text:s text:c="5"/><text:span text:style-name="T1">| &gt; loss_kl: 1.5459504127502441 <text:s/>(1.636377551872742)</text:span></text:p>
      <text:p text:style-name="P3"><text:s text:c="5"/><text:span text:style-name="T1">| &gt; loss_feat: 6.060694694519043 <text:s/>(6.775487987474463)</text:span></text:p>
      <text:p text:style-name="P3"><text:s text:c="5"/><text:span text:style-name="T1">| &gt; loss_mel: 15.646387100219727 <text:s/>(15.617684644627062)</text:span></text:p>
      <text:p text:style-name="P3"><text:s text:c="5"/><text:span text:style-name="T1">| &gt; loss_duration: 1.4991165399551392 <text:s/>(1.426439050970406)</text:span></text:p>
      <text:p text:style-name="P3"><text:s text:c="5"/><text:span text:style-name="T1">| &gt; amp_scaler: 128.0 <text:s/>(184.5385878489326)</text:span></text:p>
      <text:p text:style-name="P3"><text:s text:c="5"/><text:span text:style-name="T1">| &gt; loss_1: 26.898481369018555 <text:s/>(27.64682439669404)</text:span></text:p>
      <text:p text:style-name="P3"><text:s text:c="5"/><text:span text:style-name="T1">| &gt; grad_norm_1: tensor(160.9865, device='cuda:0') <text:s/>(tensor(243.9292, device='cuda:0'))</text:span></text:p>
      <text:p text:style-name="P3"><text:s text:c="5"/><text:span text:style-name="T1">| &gt; current_lr_0: 0.0001991766478707464 </text:span></text:p>
      <text:p text:style-name="P3"><text:s text:c="5"/><text:span text:style-name="T1">| &gt; current_lr_1: 0.0001991766478707464 </text:span></text:p>
      <text:p text:style-name="P3"><text:s text:c="5"/><text:span text:style-name="T1">| &gt; step_time: 1.0831 <text:s/>(0.6860453577464432)</text:span></text:p>
      <text:p text:style-name="P3"><text:s text:c="5"/><text:span text:style-name="T1">| &gt; loader_time: 0.0131 <text:s/>(0.008181877324146594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413651466369629 [0m(+0.0004665255546569824)</text:span></text:p>
      <text:p text:style-name="P3"><text:s text:c="5"/><text:span text:style-name="T1">| &gt; avg_loss_disc:[91m 2.7142770091692605 [0m(+0.08959511915842677)</text:span></text:p>
      <text:p text:style-name="P3"><text:s text:c="5"/><text:span text:style-name="T1">| &gt; avg_loss_disc_real_0:[91m 0.20163554201523462 [0m(+0.0488477386534214)</text:span></text:p>
      <text:p text:style-name="P3"><text:s text:c="5"/><text:span text:style-name="T1">| &gt; avg_loss_disc_real_1:[91m 0.20654864981770515 [0m(+0.0014390833675861359)</text:span></text:p>
      <text:p text:style-name="P3"><text:s text:c="5"/><text:span text:style-name="T1">| &gt; avg_loss_disc_real_2:[92m 0.2080642767250538 [0m(-0.0192017505566279)</text:span></text:p>
      <text:p text:style-name="P3"><text:s text:c="5"/><text:span text:style-name="T1">| &gt; avg_loss_disc_real_3:[91m 0.24673728769024214 [0m(+0.0002150398989518576)</text:span></text:p>
      <text:p text:style-name="P3"><text:s text:c="5"/><text:span text:style-name="T1">| &gt; avg_loss_disc_real_4:[91m 0.26800092061360675 [0m(+0.053412084778149904)</text:span></text:p>
      <text:p text:style-name="P3"><text:s text:c="5"/><text:span text:style-name="T1">| &gt; avg_loss_disc_real_5:[92m 0.197301401446263 [0m(-0.03723384439945221)</text:span></text:p>
      <text:p text:style-name="P3"><text:s text:c="5"/><text:span text:style-name="T1">| &gt; avg_loss_0:[91m 2.7142770091692605 [0m(+0.08959511915842677)</text:span></text:p>
      <text:p text:style-name="P3"><text:s text:c="5"/><text:span text:style-name="T1">| &gt; avg_loss_gen:[91m 2.0060900449752808 [0m(+0.0291479229927063)</text:span></text:p>
      <text:p text:style-name="P3"><text:s text:c="5"/><text:span text:style-name="T1">| &gt; avg_loss_kl:[92m 1.5951037108898163 [0m(-0.11504483222961426)</text:span></text:p>
      <text:p text:style-name="P3"><text:s text:c="5"/><text:span text:style-name="T1">| &gt; avg_loss_feat:[92m 6.362707614898682 [0m(-0.2154374122619629)</text:span></text:p>
      <text:p text:style-name="P3"><text:s text:c="5"/><text:span text:style-name="T1">| &gt; avg_loss_mel:[92m 15.377541224161783 [0m(-0.35417747497558594)</text:span></text:p>
      <text:p text:style-name="P3"><text:s text:c="5"/><text:span text:style-name="T1">| &gt; avg_loss_duration:[92m 1.5264670352141063 [0m(-0.008838772773742676)</text:span></text:p>
      <text:p text:style-name="P3"><text:s text:c="5"/><text:span text:style-name="T1">| &gt; avg_loss_1:[92m 26.86790959040324 [0m(-0.6643508275349923)</text:span></text:p>
      <text:p text:style-name="P5"/>
      <text:p text:style-name="P5"/>
      <text:p text:style-name="P1">[4m[1m &gt; EPOCH: 34/50[0m</text:p>
      <text:p text:style-name="P3"><text:s/><text:span text:style-name="T1">--&gt; /kaggle/working/vits_4_nov-May-11-2025_10+42AM-0000000</text:span></text:p>
      <text:p text:style-name="P5"/>
      <text:p text:style-name="P1">[1m &gt; TRAINING (2025-05-11 15:08:55) [0m</text:p>
      <text:p text:style-name="P5"/>
      <text:p text:style-name="P1">[1m <text:s text:c="2"/>--&gt; TIME: 2025-05-11 15:09:37 -- STEP: 79/630 -- GLOBAL_STEP: 867000[0m</text:p>
      <text:p text:style-name="P3"><text:s text:c="5"/><text:span text:style-name="T1">| &gt; loss_disc: 2.626861810684204 <text:s/>(2.6267490386962886)</text:span></text:p>
      <text:p text:style-name="P3"><text:s text:c="5"/><text:span text:style-name="T1">| &gt; loss_disc_real_0: 0.15850499272346497 <text:s/>(0.17640416390156446)</text:span></text:p>
      <text:p text:style-name="P3"><text:s text:c="5"/><text:span text:style-name="T1">| &gt; loss_disc_real_1: 0.23980753123760223 <text:s/>(0.21830736402469345)</text:span></text:p>
      <text:p text:style-name="P3"><text:s text:c="5"/><text:span text:style-name="T1">| &gt; loss_disc_real_2: 0.25503620505332947 <text:s/>(0.22760286549978617)</text:span></text:p>
      <text:p text:style-name="P3"><text:s text:c="5"/><text:span text:style-name="T1">| &gt; loss_disc_real_3: 0.21948926150798798 <text:s/>(0.22965540991553776)</text:span></text:p>
      <text:p text:style-name="P3"><text:s text:c="5"/><text:span text:style-name="T1">| &gt; loss_disc_real_4: 0.26386013627052307 <text:s/>(0.24278191071522387)</text:span></text:p>
      <text:p text:style-name="P3"><text:s text:c="5"/><text:span text:style-name="T1">| &gt; loss_disc_real_5: 0.26096606254577637 <text:s/>(0.23868960613691353)</text:span></text:p>
      <text:p text:style-name="P3"><text:s text:c="5"/><text:span text:style-name="T1">| &gt; loss_0: 2.626861810684204 <text:s/>(2.6267490386962886)</text:span></text:p>
      <text:p text:style-name="P3"><text:s text:c="5"/><text:span text:style-name="T1">| &gt; grad_norm_0: tensor(13.3758, device='cuda:0') <text:s/>(tensor(16.9422, device='cuda:0'))</text:span></text:p>
      <text:p text:style-name="P3"><text:s text:c="5"/><text:span text:style-name="T1">| &gt; loss_gen: 2.0757503509521484 <text:s/>(2.1786250087279315)</text:span></text:p>
      <text:p text:style-name="P3"><text:s text:c="5"/><text:span text:style-name="T1">| &gt; loss_kl: 1.797226905822754 <text:s/>(1.6074062631100035)</text:span></text:p>
      <text:p text:style-name="P3"><text:s text:c="5"/><text:span text:style-name="T1">| &gt; loss_feat: 6.901917457580566 <text:s/>(6.787406873099411)</text:span></text:p>
      <text:p text:style-name="P3"><text:s text:c="5"/><text:span text:style-name="T1">| &gt; loss_mel: 16.28337860107422 <text:s/>(15.673086045663569)</text:span></text:p>
      <text:p text:style-name="P3"><text:s text:c="5"/><text:span text:style-name="T1">| &gt; loss_duration: 1.4644980430603027 <text:s/>(1.4472965213316906)</text:span></text:p>
      <text:p text:style-name="P3"><text:s text:c="5"/><text:span text:style-name="T1">| &gt; amp_scaler: 128.0 <text:s/>(128.0)</text:span></text:p>
      <text:p text:style-name="P3"><text:s text:c="5"/><text:span text:style-name="T1">| &gt; loss_1: 28.52277183532715 <text:s/>(27.693820639501645)</text:span></text:p>
      <text:p text:style-name="P3"><text:soft-page-break/><text:s text:c="5"/><text:span text:style-name="T1">| &gt; grad_norm_1: tensor(126.4221, device='cuda:0') <text:s/>(tensor(186.1319, device='cuda:0'))</text:span></text:p>
      <text:p text:style-name="P3"><text:s text:c="5"/><text:span text:style-name="T1">| &gt; current_lr_0: 0.00019915175078976256 </text:span></text:p>
      <text:p text:style-name="P3"><text:s text:c="5"/><text:span text:style-name="T1">| &gt; current_lr_1: 0.00019915175078976256 </text:span></text:p>
      <text:p text:style-name="P3"><text:s text:c="5"/><text:span text:style-name="T1">| &gt; step_time: 0.5375 <text:s/>(0.5129728166362906)</text:span></text:p>
      <text:p text:style-name="P3"><text:s text:c="5"/><text:span text:style-name="T1">| &gt; loader_time: 0.0052 <text:s/>(0.005170001259332968)</text:span></text:p>
      <text:p text:style-name="P5"/>
      <text:p text:style-name="P5"/>
      <text:p text:style-name="P3"><text:s/><text:span text:style-name="T1">&gt; CHECKPOINT : /kaggle/working/vits_4_nov-May-11-2025_10+42AM-0000000/checkpoint_867000.pth</text:span></text:p>
      <text:p text:style-name="P5"/>
      <text:p text:style-name="P1">[1m <text:s text:c="2"/>--&gt; TIME: 2025-05-11 15:10:38 -- STEP: 179/630 -- GLOBAL_STEP: 867100[0m</text:p>
      <text:p text:style-name="P3"><text:s text:c="5"/><text:span text:style-name="T1">| &gt; loss_disc: 2.471937656402588 <text:s/>(2.5994328386956758)</text:span></text:p>
      <text:p text:style-name="P3"><text:s text:c="5"/><text:span text:style-name="T1">| &gt; loss_disc_real_0: 0.18278314173221588 <text:s/>(0.17469485382960506)</text:span></text:p>
      <text:p text:style-name="P3"><text:s text:c="5"/><text:span text:style-name="T1">| &gt; loss_disc_real_1: 0.19844792783260345 <text:s/>(0.21578125564079714)</text:span></text:p>
      <text:p text:style-name="P3"><text:s text:c="5"/><text:span text:style-name="T1">| &gt; loss_disc_real_2: 0.2167341113090515 <text:s/>(0.22779392729924375)</text:span></text:p>
      <text:p text:style-name="P3"><text:s text:c="5"/><text:span text:style-name="T1">| &gt; loss_disc_real_3: 0.23080193996429443 <text:s/>(0.22866355523716805)</text:span></text:p>
      <text:p text:style-name="P3"><text:s text:c="5"/><text:span text:style-name="T1">| &gt; loss_disc_real_4: 0.25289082527160645 <text:s/>(0.24142814498373916)</text:span></text:p>
      <text:p text:style-name="P3"><text:s text:c="5"/><text:span text:style-name="T1">| &gt; loss_disc_real_5: 0.24363578855991364 <text:s/>(0.2290334403514862)</text:span></text:p>
      <text:p text:style-name="P3"><text:s text:c="5"/><text:span text:style-name="T1">| &gt; loss_0: 2.471937656402588 <text:s/>(2.5994328386956758)</text:span></text:p>
      <text:p text:style-name="P3"><text:s text:c="5"/><text:span text:style-name="T1">| &gt; grad_norm_0: tensor(40.3984, device='cuda:0') <text:s/>(tensor(20.4404, device='cuda:0'))</text:span></text:p>
      <text:p text:style-name="P3"><text:s text:c="5"/><text:span text:style-name="T1">| &gt; loss_gen: 2.3763229846954346 <text:s/>(2.2094825592786895)</text:span></text:p>
      <text:p text:style-name="P3"><text:s text:c="5"/><text:span text:style-name="T1">| &gt; loss_kl: 1.6219537258148193 <text:s/>(1.6214299035471913)</text:span></text:p>
      <text:p text:style-name="P3"><text:s text:c="5"/><text:span text:style-name="T1">| &gt; loss_feat: 7.083235740661621 <text:s/>(6.915874537142962)</text:span></text:p>
      <text:p text:style-name="P3"><text:s text:c="5"/><text:span text:style-name="T1">| &gt; loss_mel: 15.450668334960938 <text:s/>(15.637849797083678)</text:span></text:p>
      <text:p text:style-name="P3"><text:s text:c="5"/><text:span text:style-name="T1">| &gt; loss_duration: 1.4652104377746582 <text:s/>(1.3866455335190853)</text:span></text:p>
      <text:p text:style-name="P3"><text:s text:c="5"/><text:span text:style-name="T1">| &gt; amp_scaler: 128.0 <text:s/>(128.0)</text:span></text:p>
      <text:p text:style-name="P3"><text:s text:c="5"/><text:span text:style-name="T1">| &gt; loss_1: 27.997390747070312 <text:s/>(27.77128233456745)</text:span></text:p>
      <text:p text:style-name="P3"><text:s text:c="5"/><text:span text:style-name="T1">| &gt; grad_norm_1: tensor(670.3611, device='cuda:0') <text:s/>(tensor(258.4761, device='cuda:0'))</text:span></text:p>
      <text:p text:style-name="P3"><text:s text:c="5"/><text:span text:style-name="T1">| &gt; current_lr_0: 0.00019915175078976256 </text:span></text:p>
      <text:p text:style-name="P3"><text:s text:c="5"/><text:span text:style-name="T1">| &gt; current_lr_1: 0.00019915175078976256 </text:span></text:p>
      <text:p text:style-name="P3"><text:s text:c="5"/><text:span text:style-name="T1">| &gt; step_time: 0.5926 <text:s/>(0.5462279825903179)</text:span></text:p>
      <text:p text:style-name="P3"><text:s text:c="5"/><text:span text:style-name="T1">| &gt; loader_time: 0.0072 <text:s/>(0.0057733871417338595)</text:span></text:p>
      <text:p text:style-name="P5"/>
      <text:p text:style-name="P5"/>
      <text:p text:style-name="P1">[1m <text:s text:c="2"/>--&gt; TIME: 2025-05-11 15:11:41 -- STEP: 279/630 -- GLOBAL_STEP: 867200[0m</text:p>
      <text:p text:style-name="P3"><text:s text:c="5"/><text:span text:style-name="T1">| &gt; loss_disc: 2.6650846004486084 <text:s/>(2.6079310883757874)</text:span></text:p>
      <text:p text:style-name="P3"><text:s text:c="5"/><text:span text:style-name="T1">| &gt; loss_disc_real_0: 0.17035119235515594 <text:s/>(0.17647634457302788)</text:span></text:p>
      <text:p text:style-name="P3"><text:s text:c="5"/><text:span text:style-name="T1">| &gt; loss_disc_real_1: 0.23066824674606323 <text:s/>(0.21619788896439324)</text:span></text:p>
      <text:p text:style-name="P3"><text:s text:c="5"/><text:span text:style-name="T1">| &gt; loss_disc_real_2: 0.2607138156890869 <text:s/>(0.22847530400667565)</text:span></text:p>
      <text:p text:style-name="P3"><text:s text:c="5"/><text:span text:style-name="T1">| &gt; loss_disc_real_3: 0.26436930894851685 <text:s/>(0.22898191112130345)</text:span></text:p>
      <text:p text:style-name="P3"><text:s text:c="5"/><text:span text:style-name="T1">| &gt; loss_disc_real_4: 0.2580548822879791 <text:s/>(0.2408176529685229)</text:span></text:p>
      <text:p text:style-name="P3"><text:s text:c="5"/><text:span text:style-name="T1">| &gt; loss_disc_real_5: 0.2572450339794159 <text:s/>(0.23282582272765456)</text:span></text:p>
      <text:p text:style-name="P3"><text:s text:c="5"/><text:span text:style-name="T1">| &gt; loss_0: 2.6650846004486084 <text:s/>(2.6079310883757874)</text:span></text:p>
      <text:p text:style-name="P3"><text:s text:c="5"/><text:span text:style-name="T1">| &gt; grad_norm_0: tensor(17.5170, device='cuda:0') <text:s/>(tensor(19.4772, device='cuda:0'))</text:span></text:p>
      <text:p text:style-name="P3"><text:s text:c="5"/><text:span text:style-name="T1">| &gt; loss_gen: 2.260185480117798 <text:s/>(2.2037743569274957)</text:span></text:p>
      <text:p text:style-name="P3"><text:s text:c="5"/><text:span text:style-name="T1">| &gt; loss_kl: 1.4797251224517822 <text:s/>(1.6274327146536987)</text:span></text:p>
      <text:p text:style-name="P3"><text:s text:c="5"/><text:span text:style-name="T1">| &gt; loss_feat: 6.002380847930908 <text:s/>(6.899603908634527)</text:span></text:p>
      <text:p text:style-name="P3"><text:s text:c="5"/><text:span text:style-name="T1">| &gt; loss_mel: 14.97413158416748 <text:s/>(15.69081630159877)</text:span></text:p>
      <text:p text:style-name="P3"><text:s text:c="5"/><text:span text:style-name="T1">| &gt; loss_duration: 1.4825794696807861 <text:s/>(1.3924139263809379)</text:span></text:p>
      <text:p text:style-name="P3"><text:s text:c="5"/><text:span text:style-name="T1">| &gt; amp_scaler: 128.0 <text:s/>(128.0)</text:span></text:p>
      <text:p text:style-name="P3"><text:s text:c="5"/><text:span text:style-name="T1">| &gt; loss_1: 26.199003219604492 <text:s/>(27.814041178713563)</text:span></text:p>
      <text:p text:style-name="P3"><text:s text:c="5"/><text:span text:style-name="T1">| &gt; grad_norm_1: tensor(80.5369, device='cuda:0') <text:s/>(tensor(237.1315, device='cuda:0'))</text:span></text:p>
      <text:p text:style-name="P3"><text:s text:c="5"/><text:span text:style-name="T1">| &gt; current_lr_0: 0.00019915175078976256 </text:span></text:p>
      <text:p text:style-name="P3"><text:s text:c="5"/><text:span text:style-name="T1">| &gt; current_lr_1: 0.00019915175078976256 </text:span></text:p>
      <text:p text:style-name="P3"><text:s text:c="5"/><text:span text:style-name="T1">| &gt; step_time: 0.6301 <text:s/>(0.5706641545859715)</text:span></text:p>
      <text:p text:style-name="P3"><text:s text:c="5"/><text:span text:style-name="T1">| &gt; loader_time: 0.0074 <text:s/>(0.0062830781423917365)</text:span></text:p>
      <text:p text:style-name="P5"/>
      <text:p text:style-name="P5"/>
      <text:p text:style-name="P1">[1m <text:s text:c="2"/>--&gt; TIME: 2025-05-11 15:12:50 -- STEP: 379/630 -- GLOBAL_STEP: 867300[0m</text:p>
      <text:p text:style-name="P3"><text:soft-page-break/><text:s text:c="5"/><text:span text:style-name="T1">| &gt; loss_disc: 2.6631553173065186 <text:s/>(2.607949831869484)</text:span></text:p>
      <text:p text:style-name="P3"><text:s text:c="5"/><text:span text:style-name="T1">| &gt; loss_disc_real_0: 0.14812980592250824 <text:s/>(0.17619325605891947)</text:span></text:p>
      <text:p text:style-name="P3"><text:s text:c="5"/><text:span text:style-name="T1">| &gt; loss_disc_real_1: 0.20628517866134644 <text:s/>(0.21521312525215752)</text:span></text:p>
      <text:p text:style-name="P3"><text:s text:c="5"/><text:span text:style-name="T1">| &gt; loss_disc_real_2: 0.2783556580543518 <text:s/>(0.22889017732445358)</text:span></text:p>
      <text:p text:style-name="P3"><text:s text:c="5"/><text:span text:style-name="T1">| &gt; loss_disc_real_3: 0.2660796642303467 <text:s/>(0.22850362040436678)</text:span></text:p>
      <text:p text:style-name="P3"><text:s text:c="5"/><text:span text:style-name="T1">| &gt; loss_disc_real_4: 0.24952085316181183 <text:s/>(0.2410545677811615)</text:span></text:p>
      <text:p text:style-name="P3"><text:s text:c="5"/><text:span text:style-name="T1">| &gt; loss_disc_real_5: 0.2529354989528656 <text:s/>(0.2344196282700687)</text:span></text:p>
      <text:p text:style-name="P3"><text:s text:c="5"/><text:span text:style-name="T1">| &gt; loss_0: 2.6631553173065186 <text:s/>(2.607949831869484)</text:span></text:p>
      <text:p text:style-name="P3"><text:s text:c="5"/><text:span text:style-name="T1">| &gt; grad_norm_0: tensor(9.8073, device='cuda:0') <text:s/>(tensor(17.7438, device='cuda:0'))</text:span></text:p>
      <text:p text:style-name="P3"><text:s text:c="5"/><text:span text:style-name="T1">| &gt; loss_gen: 2.1512653827667236 <text:s/>(2.193068981170653)</text:span></text:p>
      <text:p text:style-name="P3"><text:s text:c="5"/><text:span text:style-name="T1">| &gt; loss_kl: 1.6666351556777954 <text:s/>(1.6319854910581282)</text:span></text:p>
      <text:p text:style-name="P3"><text:s text:c="5"/><text:span text:style-name="T1">| &gt; loss_feat: 7.126711845397949 <text:s/>(6.85668121227174)</text:span></text:p>
      <text:p text:style-name="P3"><text:s text:c="5"/><text:span text:style-name="T1">| &gt; loss_mel: 16.86444091796875 <text:s/>(15.666736011454802)</text:span></text:p>
      <text:p text:style-name="P3"><text:s text:c="5"/><text:span text:style-name="T1">| &gt; loss_duration: 1.5000474452972412 <text:s/>(1.4120059997865597)</text:span></text:p>
      <text:p text:style-name="P3"><text:s text:c="5"/><text:span text:style-name="T1">| &gt; amp_scaler: 128.0 <text:s/>(128.0)</text:span></text:p>
      <text:p text:style-name="P3"><text:s text:c="5"/><text:span text:style-name="T1">| &gt; loss_1: 29.309101104736328 <text:s/>(27.76047768001506)</text:span></text:p>
      <text:p text:style-name="P3"><text:s text:c="5"/><text:span text:style-name="T1">| &gt; grad_norm_1: tensor(79.9092, device='cuda:0') <text:s/>(tensor(208.5323, device='cuda:0'))</text:span></text:p>
      <text:p text:style-name="P3"><text:s text:c="5"/><text:span text:style-name="T1">| &gt; current_lr_0: 0.00019915175078976256 </text:span></text:p>
      <text:p text:style-name="P3"><text:s text:c="5"/><text:span text:style-name="T1">| &gt; current_lr_1: 0.00019915175078976256 </text:span></text:p>
      <text:p text:style-name="P3"><text:s text:c="5"/><text:span text:style-name="T1">| &gt; step_time: 0.6878 <text:s/>(0.5979850833208392)</text:span></text:p>
      <text:p text:style-name="P3"><text:s text:c="5"/><text:span text:style-name="T1">| &gt; loader_time: 0.0085 <text:s/>(0.006839125640788618)</text:span></text:p>
      <text:p text:style-name="P5"/>
      <text:p text:style-name="P5"/>
      <text:p text:style-name="P1">[1m <text:s text:c="2"/>--&gt; TIME: 2025-05-11 15:14:05 -- STEP: 479/630 -- GLOBAL_STEP: 867400[0m</text:p>
      <text:p text:style-name="P3"><text:s text:c="5"/><text:span text:style-name="T1">| &gt; loss_disc: 2.707179546356201 <text:s/>(2.613260914239108)</text:span></text:p>
      <text:p text:style-name="P3"><text:s text:c="5"/><text:span text:style-name="T1">| &gt; loss_disc_real_0: 0.10796274989843369 <text:s/>(0.17685510930537188)</text:span></text:p>
      <text:p text:style-name="P3"><text:s text:c="5"/><text:span text:style-name="T1">| &gt; loss_disc_real_1: 0.21337667107582092 <text:s/>(0.21552103701862263)</text:span></text:p>
      <text:p text:style-name="P3"><text:s text:c="5"/><text:span text:style-name="T1">| &gt; loss_disc_real_2: 0.22588227689266205 <text:s/>(0.22911950018809085)</text:span></text:p>
      <text:p text:style-name="P3"><text:s text:c="5"/><text:span text:style-name="T1">| &gt; loss_disc_real_3: 0.2711309790611267 <text:s/>(0.22996467949204255)</text:span></text:p>
      <text:p text:style-name="P3"><text:s text:c="5"/><text:span text:style-name="T1">| &gt; loss_disc_real_4: 0.24185384809970856 <text:s/>(0.24186405978148068)</text:span></text:p>
      <text:p text:style-name="P3"><text:s text:c="5"/><text:span text:style-name="T1">| &gt; loss_disc_real_5: 0.290044367313385 <text:s/>(0.23333396095323664)</text:span></text:p>
      <text:p text:style-name="P3"><text:s text:c="5"/><text:span text:style-name="T1">| &gt; loss_0: 2.707179546356201 <text:s/>(2.613260914239108)</text:span></text:p>
      <text:p text:style-name="P3"><text:s text:c="5"/><text:span text:style-name="T1">| &gt; grad_norm_0: tensor(28.7423, device='cuda:0') <text:s/>(tensor(18.1692, device='cuda:0'))</text:span></text:p>
      <text:p text:style-name="P3"><text:s text:c="5"/><text:span text:style-name="T1">| &gt; loss_gen: 2.077967643737793 <text:s/>(2.1876013221720845)</text:span></text:p>
      <text:p text:style-name="P3"><text:s text:c="5"/><text:span text:style-name="T1">| &gt; loss_kl: 1.5138992071151733 <text:s/>(1.6372030771848802)</text:span></text:p>
      <text:p text:style-name="P3"><text:s text:c="5"/><text:span text:style-name="T1">| &gt; loss_feat: 6.523832321166992 <text:s/>(6.803814814334624)</text:span></text:p>
      <text:p text:style-name="P3"><text:s text:c="5"/><text:span text:style-name="T1">| &gt; loss_mel: 15.723515510559082 <text:s/>(15.624909126186171)</text:span></text:p>
      <text:p text:style-name="P3"><text:s text:c="5"/><text:span text:style-name="T1">| &gt; loss_duration: 1.4736074209213257 <text:s/>(1.4128762082914232)</text:span></text:p>
      <text:p text:style-name="P3"><text:s text:c="5"/><text:span text:style-name="T1">| &gt; amp_scaler: 128.0 <text:s/>(128.0)</text:span></text:p>
      <text:p text:style-name="P3"><text:s text:c="5"/><text:span text:style-name="T1">| &gt; loss_1: 27.312822341918945 <text:s/>(27.666404513078344)</text:span></text:p>
      <text:p text:style-name="P3"><text:s text:c="5"/><text:span text:style-name="T1">| &gt; grad_norm_1: tensor(376.4926, device='cuda:0') <text:s/>(tensor(213.9146, device='cuda:0'))</text:span></text:p>
      <text:p text:style-name="P3"><text:s text:c="5"/><text:span text:style-name="T1">| &gt; current_lr_0: 0.00019915175078976256 </text:span></text:p>
      <text:p text:style-name="P3"><text:s text:c="5"/><text:span text:style-name="T1">| &gt; current_lr_1: 0.00019915175078976256 </text:span></text:p>
      <text:p text:style-name="P3"><text:s text:c="5"/><text:span text:style-name="T1">| &gt; step_time: 0.7788 <text:s/>(0.6271490523113343)</text:span></text:p>
      <text:p text:style-name="P3"><text:s text:c="5"/><text:span text:style-name="T1">| &gt; loader_time: 0.0095 <text:s/>(0.007414951702747065)</text:span></text:p>
      <text:p text:style-name="P5"/>
      <text:p text:style-name="P5"/>
      <text:p text:style-name="P1">[1m <text:s text:c="2"/>--&gt; TIME: 2025-05-11 15:15:32 -- STEP: 579/630 -- GLOBAL_STEP: 867500[0m</text:p>
      <text:p text:style-name="P3"><text:s text:c="5"/><text:span text:style-name="T1">| &gt; loss_disc: 2.714836359024048 <text:s/>(2.6099870612584257)</text:span></text:p>
      <text:p text:style-name="P3"><text:s text:c="5"/><text:span text:style-name="T1">| &gt; loss_disc_real_0: 0.13015685975551605 <text:s/>(0.1763224728495552)</text:span></text:p>
      <text:p text:style-name="P3"><text:s text:c="5"/><text:span text:style-name="T1">| &gt; loss_disc_real_1: 0.22924752533435822 <text:s/>(0.21533942335833745)</text:span></text:p>
      <text:p text:style-name="P3"><text:s text:c="5"/><text:span text:style-name="T1">| &gt; loss_disc_real_2: 0.3196673095226288 <text:s/>(0.22945443259002013)</text:span></text:p>
      <text:p text:style-name="P3"><text:s text:c="5"/><text:span text:style-name="T1">| &gt; loss_disc_real_3: 0.2682732343673706 <text:s/>(0.22932596517556278)</text:span></text:p>
      <text:p text:style-name="P3"><text:s text:c="5"/><text:span text:style-name="T1">| &gt; loss_disc_real_4: 0.2889179587364197 <text:s/>(0.24112344251395507)</text:span></text:p>
      <text:p text:style-name="P3"><text:s text:c="5"/><text:span text:style-name="T1">| &gt; loss_disc_real_5: 0.22711871564388275 <text:s/>(0.23266525682390046)</text:span></text:p>
      <text:p text:style-name="P3"><text:s text:c="5"/><text:span text:style-name="T1">| &gt; loss_0: 2.714836359024048 <text:s/>(2.6099870612584257)</text:span></text:p>
      <text:p text:style-name="P3"><text:s text:c="5"/><text:span text:style-name="T1">| &gt; grad_norm_0: tensor(12.8403, device='cuda:0') <text:s/>(tensor(18.7908, device='cuda:0'))</text:span></text:p>
      <text:p text:style-name="P3"><text:s text:c="5"/><text:span text:style-name="T1">| &gt; loss_gen: 2.1884407997131348 <text:s/>(2.1922868644635334)</text:span></text:p>
      <text:p text:style-name="P3"><text:s text:c="5"/><text:span text:style-name="T1">| &gt; loss_kl: 1.8041377067565918 <text:s/>(1.641253069274784)</text:span></text:p>
      <text:p text:style-name="P3"><text:soft-page-break/><text:s text:c="5"/><text:span text:style-name="T1">| &gt; loss_feat: 7.8168535232543945 <text:s/>(6.791869847885685)</text:span></text:p>
      <text:p text:style-name="P3"><text:s text:c="5"/><text:span text:style-name="T1">| &gt; loss_mel: 15.773131370544434 <text:s/>(15.614155250509786)</text:span></text:p>
      <text:p text:style-name="P3"><text:s text:c="5"/><text:span text:style-name="T1">| &gt; loss_duration: 1.482813835144043 <text:s/>(1.423471329743381)</text:span></text:p>
      <text:p text:style-name="P3"><text:s text:c="5"/><text:span text:style-name="T1">| &gt; amp_scaler: 128.0 <text:s/>(128.0)</text:span></text:p>
      <text:p text:style-name="P3"><text:s text:c="5"/><text:span text:style-name="T1">| &gt; loss_1: 29.06537628173828 <text:s/>(27.663036323376065)</text:span></text:p>
      <text:p text:style-name="P3"><text:s text:c="5"/><text:span text:style-name="T1">| &gt; grad_norm_1: tensor(236.5232, device='cuda:0') <text:s/>(tensor(221.9354, device='cuda:0'))</text:span></text:p>
      <text:p text:style-name="P3"><text:s text:c="5"/><text:span text:style-name="T1">| &gt; current_lr_0: 0.00019915175078976256 </text:span></text:p>
      <text:p text:style-name="P3"><text:s text:c="5"/><text:span text:style-name="T1">| &gt; current_lr_1: 0.00019915175078976256 </text:span></text:p>
      <text:p text:style-name="P3"><text:s text:c="5"/><text:span text:style-name="T1">| &gt; step_time: 0.9348 <text:s/>(0.6658010206897851)</text:span></text:p>
      <text:p text:style-name="P3"><text:s text:c="5"/><text:span text:style-name="T1">| &gt; loader_time: 0.0117 <text:s/>(0.007965356368886786)</text:span></text:p>
      <text:p text:style-name="P5"/>
      <text:p text:style-name="P5"/>
      <text:p text:style-name="P3"><text:s/><text:span text:style-name="T1">&gt; CHECKPOINT : /kaggle/working/vits_4_nov-May-11-2025_10+42AM-0000000/checkpoint_867500.pth</text:span></text:p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0773024559021 [0m(-0.0003363490104675293)</text:span></text:p>
      <text:p text:style-name="P3"><text:s text:c="5"/><text:span text:style-name="T1">| &gt; avg_loss_disc:[92m 2.7059677044550576 [0m(-0.00830930471420288)</text:span></text:p>
      <text:p text:style-name="P3"><text:s text:c="5"/><text:span text:style-name="T1">| &gt; avg_loss_disc_real_0:[92m 0.17065690519909063 [0m(-0.03097863681614399)</text:span></text:p>
      <text:p text:style-name="P3"><text:s text:c="5"/><text:span text:style-name="T1">| &gt; avg_loss_disc_real_1:[92m 0.18250672767559686 [0m(-0.02404192214210829)</text:span></text:p>
      <text:p text:style-name="P3"><text:s text:c="5"/><text:span text:style-name="T1">| &gt; avg_loss_disc_real_2:[92m 0.19940437003970146 [0m(-0.008659906685352325)</text:span></text:p>
      <text:p text:style-name="P3"><text:s text:c="5"/><text:span text:style-name="T1">| &gt; avg_loss_disc_real_3:[91m 0.2572627825041612 [0m(+0.01052549481391904)</text:span></text:p>
      <text:p text:style-name="P3"><text:s text:c="5"/><text:span text:style-name="T1">| &gt; avg_loss_disc_real_4:[92m 0.2607094732423623 [0m(-0.0072914473712444305)</text:span></text:p>
      <text:p text:style-name="P3"><text:s text:c="5"/><text:span text:style-name="T1">| &gt; avg_loss_disc_real_5:[91m 0.30357083181540173 [0m(+0.10626943036913875)</text:span></text:p>
      <text:p text:style-name="P3"><text:s text:c="5"/><text:span text:style-name="T1">| &gt; avg_loss_0:[92m 2.7059677044550576 [0m(-0.00830930471420288)</text:span></text:p>
      <text:p text:style-name="P3"><text:s text:c="5"/><text:span text:style-name="T1">| &gt; avg_loss_gen:[92m 1.9567405184110005 [0m(-0.049349526564280266)</text:span></text:p>
      <text:p text:style-name="P3"><text:s text:c="5"/><text:span text:style-name="T1">| &gt; avg_loss_kl:[91m 1.613219787677129 [0m(+0.01811607678731275)</text:span></text:p>
      <text:p text:style-name="P3"><text:s text:c="5"/><text:span text:style-name="T1">| &gt; avg_loss_feat:[91m 6.680596470832825 [0m(+0.31788885593414307)</text:span></text:p>
      <text:p text:style-name="P3"><text:s text:c="5"/><text:span text:style-name="T1">| &gt; avg_loss_mel:[91m 15.48376202583313 [0m(+0.10622080167134662)</text:span></text:p>
      <text:p text:style-name="P3"><text:s text:c="5"/><text:span text:style-name="T1">| &gt; avg_loss_duration:[92m 1.521200915177663 [0m(-0.005266120036443223)</text:span></text:p>
      <text:p text:style-name="P3"><text:s text:c="5"/><text:span text:style-name="T1">| &gt; avg_loss_1:[91m 27.25551986694336 [0m(+0.38761027654011926)</text:span></text:p>
      <text:p text:style-name="P5"/>
      <text:p text:style-name="P5"/>
      <text:p text:style-name="P1">[4m[1m &gt; EPOCH: 35/50[0m</text:p>
      <text:p text:style-name="P3"><text:s/><text:span text:style-name="T1">--&gt; /kaggle/working/vits_4_nov-May-11-2025_10+42AM-0000000</text:span></text:p>
      <text:p text:style-name="P5"/>
      <text:p text:style-name="P1">[1m &gt; TRAINING (2025-05-11 15:16:37) [0m</text:p>
      <text:p text:style-name="P5"/>
      <text:p text:style-name="P1">[1m <text:s text:c="2"/>--&gt; TIME: 2025-05-11 15:17:04 -- STEP: 49/630 -- GLOBAL_STEP: 867600[0m</text:p>
      <text:p text:style-name="P3"><text:s text:c="5"/><text:span text:style-name="T1">| &gt; loss_disc: 2.570507526397705 <text:s/>(2.567408683348676)</text:span></text:p>
      <text:p text:style-name="P3"><text:s text:c="5"/><text:span text:style-name="T1">| &gt; loss_disc_real_0: 0.2127147614955902 <text:s/>(0.17079155892133713)</text:span></text:p>
      <text:p text:style-name="P3"><text:s text:c="5"/><text:span text:style-name="T1">| &gt; loss_disc_real_1: 0.20313039422035217 <text:s/>(0.21280409000357803)</text:span></text:p>
      <text:p text:style-name="P3"><text:s text:c="5"/><text:span text:style-name="T1">| &gt; loss_disc_real_2: 0.22579382359981537 <text:s/>(0.22591710546795202)</text:span></text:p>
      <text:p text:style-name="P3"><text:s text:c="5"/><text:span text:style-name="T1">| &gt; loss_disc_real_3: 0.22983713448047638 <text:s/>(0.22860316658506588)</text:span></text:p>
      <text:p text:style-name="P3"><text:s text:c="5"/><text:span text:style-name="T1">| &gt; loss_disc_real_4: 0.22589728236198425 <text:s/>(0.2376666768473022)</text:span></text:p>
      <text:p text:style-name="P3"><text:s text:c="5"/><text:span text:style-name="T1">| &gt; loss_disc_real_5: 0.21001802384853363 <text:s/>(0.22866945637732136)</text:span></text:p>
      <text:p text:style-name="P3"><text:s text:c="5"/><text:span text:style-name="T1">| &gt; loss_0: 2.570507526397705 <text:s/>(2.567408683348676)</text:span></text:p>
      <text:p text:style-name="P3"><text:s text:c="5"/><text:span text:style-name="T1">| &gt; grad_norm_0: tensor(17.0635, device='cuda:0') <text:s/>(tensor(18.3578, device='cuda:0'))</text:span></text:p>
      <text:p text:style-name="P3"><text:s text:c="5"/><text:span text:style-name="T1">| &gt; loss_gen: 2.2155938148498535 <text:s/>(2.239038460108698)</text:span></text:p>
      <text:p text:style-name="P3"><text:s text:c="5"/><text:span text:style-name="T1">| &gt; loss_kl: 1.5740869045257568 <text:s/>(1.589594553927986)</text:span></text:p>
      <text:p text:style-name="P3"><text:s text:c="5"/><text:span text:style-name="T1">| &gt; loss_feat: 7.158910751342773 <text:s/>(7.064734098862629)</text:span></text:p>
      <text:p text:style-name="P3"><text:s text:c="5"/><text:span text:style-name="T1">| &gt; loss_mel: 15.397285461425781 <text:s/>(15.55910164969308)</text:span></text:p>
      <text:p text:style-name="P3"><text:s text:c="5"/><text:span text:style-name="T1">| &gt; loss_duration: 1.448169231414795 <text:s/>(1.4407118072315142)</text:span></text:p>
      <text:p text:style-name="P3"><text:s text:c="5"/><text:span text:style-name="T1">| &gt; amp_scaler: 128.0 <text:s/>(128.0)</text:span></text:p>
      <text:p text:style-name="P3"><text:s text:c="5"/><text:span text:style-name="T1">| &gt; loss_1: 27.79404640197754 <text:s/>(27.893180457913147)</text:span></text:p>
      <text:p text:style-name="P3"><text:s text:c="5"/><text:span text:style-name="T1">| &gt; grad_norm_1: tensor(65.1909, device='cuda:0') <text:s/>(tensor(216.8003, device='cuda:0'))</text:span></text:p>
      <text:p text:style-name="P3"><text:soft-page-break/><text:s text:c="5"/><text:span text:style-name="T1">| &gt; current_lr_0: 0.00019912685682091382 </text:span></text:p>
      <text:p text:style-name="P3"><text:s text:c="5"/><text:span text:style-name="T1">| &gt; current_lr_1: 0.00019912685682091382 </text:span></text:p>
      <text:p text:style-name="P3"><text:s text:c="5"/><text:span text:style-name="T1">| &gt; step_time: 0.506 <text:s/>(0.5105361111310064)</text:span></text:p>
      <text:p text:style-name="P3"><text:s text:c="5"/><text:span text:style-name="T1">| &gt; loader_time: 0.0052 <text:s/>(0.004926754503834003)</text:span></text:p>
      <text:p text:style-name="P5"/>
      <text:p text:style-name="P5"/>
      <text:p text:style-name="P1">[1m <text:s text:c="2"/>--&gt; TIME: 2025-05-11 15:18:00 -- STEP: 149/630 -- GLOBAL_STEP: 867700[0m</text:p>
      <text:p text:style-name="P3"><text:s text:c="5"/><text:span text:style-name="T1">| &gt; loss_disc: 2.5705795288085938 <text:s/>(2.5845998773638827)</text:span></text:p>
      <text:p text:style-name="P3"><text:s text:c="5"/><text:span text:style-name="T1">| &gt; loss_disc_real_0: 0.15493227541446686 <text:s/>(0.17058633967934048)</text:span></text:p>
      <text:p text:style-name="P3"><text:s text:c="5"/><text:span text:style-name="T1">| &gt; loss_disc_real_1: 0.2792004644870758 <text:s/>(0.2132132783432135)</text:span></text:p>
      <text:p text:style-name="P3"><text:s text:c="5"/><text:span text:style-name="T1">| &gt; loss_disc_real_2: 0.2479478120803833 <text:s/>(0.22903449123337766)</text:span></text:p>
      <text:p text:style-name="P3"><text:s text:c="5"/><text:span text:style-name="T1">| &gt; loss_disc_real_3: 0.22987809777259827 <text:s/>(0.2280110836829115)</text:span></text:p>
      <text:p text:style-name="P3"><text:s text:c="5"/><text:span text:style-name="T1">| &gt; loss_disc_real_4: 0.23345832526683807 <text:s/>(0.24007144730363117)</text:span></text:p>
      <text:p text:style-name="P3"><text:s text:c="5"/><text:span text:style-name="T1">| &gt; loss_disc_real_5: 0.2280629277229309 <text:s/>(0.23169430520310497)</text:span></text:p>
      <text:p text:style-name="P3"><text:s text:c="5"/><text:span text:style-name="T1">| &gt; loss_0: 2.5705795288085938 <text:s/>(2.5845998773638827)</text:span></text:p>
      <text:p text:style-name="P3"><text:s text:c="5"/><text:span text:style-name="T1">| &gt; grad_norm_0: tensor(10.8161, device='cuda:0') <text:s/>(tensor(16.8658, device='cuda:0'))</text:span></text:p>
      <text:p text:style-name="P3"><text:s text:c="5"/><text:span text:style-name="T1">| &gt; loss_gen: 2.1568470001220703 <text:s/>(2.2114430745976064)</text:span></text:p>
      <text:p text:style-name="P3"><text:s text:c="5"/><text:span text:style-name="T1">| &gt; loss_kl: 1.734761118888855 <text:s/>(1.6170302925493891)</text:span></text:p>
      <text:p text:style-name="P3"><text:s text:c="5"/><text:span text:style-name="T1">| &gt; loss_feat: 7.434823989868164 <text:s/>(6.987041463787922)</text:span></text:p>
      <text:p text:style-name="P3"><text:s text:c="5"/><text:span text:style-name="T1">| &gt; loss_mel: 16.246749877929688 <text:s/>(15.5892515822545)</text:span></text:p>
      <text:p text:style-name="P3"><text:s text:c="5"/><text:span text:style-name="T1">| &gt; loss_duration: 1.428126573562622 <text:s/>(1.3702105771775215)</text:span></text:p>
      <text:p text:style-name="P3"><text:s text:c="5"/><text:span text:style-name="T1">| &gt; amp_scaler: 128.0 <text:s/>(128.0)</text:span></text:p>
      <text:p text:style-name="P3"><text:s text:c="5"/><text:span text:style-name="T1">| &gt; loss_1: 29.001310348510742 <text:s/>(27.774977050371618)</text:span></text:p>
      <text:p text:style-name="P3"><text:s text:c="5"/><text:span text:style-name="T1">| &gt; grad_norm_1: tensor(252.2581, device='cuda:0') <text:s/>(tensor(212.4853, device='cuda:0'))</text:span></text:p>
      <text:p text:style-name="P3"><text:s text:c="5"/><text:span text:style-name="T1">| &gt; current_lr_0: 0.00019912685682091382 </text:span></text:p>
      <text:p text:style-name="P3"><text:s text:c="5"/><text:span text:style-name="T1">| &gt; current_lr_1: 0.00019912685682091382 </text:span></text:p>
      <text:p text:style-name="P3"><text:s text:c="5"/><text:span text:style-name="T1">| &gt; step_time: 0.5592 <text:s/>(0.5368326094326556)</text:span></text:p>
      <text:p text:style-name="P3"><text:s text:c="5"/><text:span text:style-name="T1">| &gt; loader_time: 0.0058 <text:s/>(0.005563049508421214)</text:span></text:p>
      <text:p text:style-name="P5"/>
      <text:p text:style-name="P5"/>
      <text:p text:style-name="P1">[1m <text:s text:c="2"/>--&gt; TIME: 2025-05-11 15:19:01 -- STEP: 249/630 -- GLOBAL_STEP: 867800[0m</text:p>
      <text:p text:style-name="P3"><text:s text:c="5"/><text:span text:style-name="T1">| &gt; loss_disc: 2.6783194541931152 <text:s/>(2.5884004414799704)</text:span></text:p>
      <text:p text:style-name="P3"><text:s text:c="5"/><text:span text:style-name="T1">| &gt; loss_disc_real_0: 0.19554588198661804 <text:s/>(0.171462064257348)</text:span></text:p>
      <text:p text:style-name="P3"><text:s text:c="5"/><text:span text:style-name="T1">| &gt; loss_disc_real_1: 0.21704484522342682 <text:s/>(0.21330981070258054)</text:span></text:p>
      <text:p text:style-name="P3"><text:s text:c="5"/><text:span text:style-name="T1">| &gt; loss_disc_real_2: 0.27495911717414856 <text:s/>(0.22853495551639771)</text:span></text:p>
      <text:p text:style-name="P3"><text:s text:c="5"/><text:span text:style-name="T1">| &gt; loss_disc_real_3: 0.2303028255701065 <text:s/>(0.22848732554050813)</text:span></text:p>
      <text:p text:style-name="P3"><text:s text:c="5"/><text:span text:style-name="T1">| &gt; loss_disc_real_4: 0.23321977257728577 <text:s/>(0.24095331874477816)</text:span></text:p>
      <text:p text:style-name="P3"><text:s text:c="5"/><text:span text:style-name="T1">| &gt; loss_disc_real_5: 0.24088315665721893 <text:s/>(0.23138930875972571)</text:span></text:p>
      <text:p text:style-name="P3"><text:s text:c="5"/><text:span text:style-name="T1">| &gt; loss_0: 2.6783194541931152 <text:s/>(2.5884004414799704)</text:span></text:p>
      <text:p text:style-name="P3"><text:s text:c="5"/><text:span text:style-name="T1">| &gt; grad_norm_0: tensor(14.0755, device='cuda:0') <text:s/>(tensor(19.6210, device='cuda:0'))</text:span></text:p>
      <text:p text:style-name="P3"><text:s text:c="5"/><text:span text:style-name="T1">| &gt; loss_gen: 2.0711941719055176 <text:s/>(2.2128081427041755)</text:span></text:p>
      <text:p text:style-name="P3"><text:s text:c="5"/><text:span text:style-name="T1">| &gt; loss_kl: 1.9452747106552124 <text:s/>(1.632521745670273)</text:span></text:p>
      <text:p text:style-name="P3"><text:s text:c="5"/><text:span text:style-name="T1">| &gt; loss_feat: 6.140415668487549 <text:s/>(6.925432808427924)</text:span></text:p>
      <text:p text:style-name="P3"><text:s text:c="5"/><text:span text:style-name="T1">| &gt; loss_mel: 15.545620918273926 <text:s/>(15.629393186913916)</text:span></text:p>
      <text:p text:style-name="P3"><text:s text:c="5"/><text:span text:style-name="T1">| &gt; loss_duration: 1.437391996383667 <text:s/>(1.3809893169556278)</text:span></text:p>
      <text:p text:style-name="P3"><text:s text:c="5"/><text:span text:style-name="T1">| &gt; amp_scaler: 128.0 <text:s/>(128.0)</text:span></text:p>
      <text:p text:style-name="P3"><text:s text:c="5"/><text:span text:style-name="T1">| &gt; loss_1: 27.139896392822266 <text:s/>(27.781145272005993)</text:span></text:p>
      <text:p text:style-name="P3"><text:s text:c="5"/><text:span text:style-name="T1">| &gt; grad_norm_1: tensor(126.7749, device='cuda:0') <text:s/>(tensor(239.1349, device='cuda:0'))</text:span></text:p>
      <text:p text:style-name="P3"><text:s text:c="5"/><text:span text:style-name="T1">| &gt; current_lr_0: 0.00019912685682091382 </text:span></text:p>
      <text:p text:style-name="P3"><text:s text:c="5"/><text:span text:style-name="T1">| &gt; current_lr_1: 0.00019912685682091382 </text:span></text:p>
      <text:p text:style-name="P3"><text:s text:c="5"/><text:span text:style-name="T1">| &gt; step_time: 0.6186 <text:s/>(0.5629680041807246)</text:span></text:p>
      <text:p text:style-name="P3"><text:s text:c="5"/><text:span text:style-name="T1">| &gt; loader_time: 0.007 <text:s/>(0.006144303394608708)</text:span></text:p>
      <text:p text:style-name="P5"/>
      <text:p text:style-name="P5"/>
      <text:p text:style-name="P1">[1m <text:s text:c="2"/>--&gt; TIME: 2025-05-11 15:20:07 -- STEP: 349/630 -- GLOBAL_STEP: 867900[0m</text:p>
      <text:p text:style-name="P3"><text:s text:c="5"/><text:span text:style-name="T1">| &gt; loss_disc: 2.6796905994415283 <text:s/>(2.590189682378467)</text:span></text:p>
      <text:p text:style-name="P3"><text:s text:c="5"/><text:span text:style-name="T1">| &gt; loss_disc_real_0: 0.1429482251405716 <text:s/>(0.1719927450903507)</text:span></text:p>
      <text:p text:style-name="P3"><text:s text:c="5"/><text:span text:style-name="T1">| &gt; loss_disc_real_1: 0.19537734985351562 <text:s/>(0.2126423052183878)</text:span></text:p>
      <text:p text:style-name="P3"><text:s text:c="5"/><text:span text:style-name="T1">| &gt; loss_disc_real_2: 0.22075599431991577 <text:s/>(0.22803252935409546)</text:span></text:p>
      <text:p text:style-name="P3"><text:s text:c="5"/><text:span text:style-name="T1">| &gt; loss_disc_real_3: 0.22806783020496368 <text:s/>(0.22823853235702465)</text:span></text:p>
      <text:p text:style-name="P3"><text:soft-page-break/><text:s text:c="5"/><text:span text:style-name="T1">| &gt; loss_disc_real_4: 0.23997434973716736 <text:s/>(0.23995966223044518)</text:span></text:p>
      <text:p text:style-name="P3"><text:s text:c="5"/><text:span text:style-name="T1">| &gt; loss_disc_real_5: 0.2391529679298401 <text:s/>(0.23307513859774118)</text:span></text:p>
      <text:p text:style-name="P3"><text:s text:c="5"/><text:span text:style-name="T1">| &gt; loss_0: 2.6796905994415283 <text:s/>(2.590189682378467)</text:span></text:p>
      <text:p text:style-name="P3"><text:s text:c="5"/><text:span text:style-name="T1">| &gt; grad_norm_0: tensor(13.1678, device='cuda:0') <text:s/>(tensor(17.3609, device='cuda:0'))</text:span></text:p>
      <text:p text:style-name="P3"><text:s text:c="5"/><text:span text:style-name="T1">| &gt; loss_gen: 2.1410880088806152 <text:s/>(2.2008857627994316)</text:span></text:p>
      <text:p text:style-name="P3"><text:s text:c="5"/><text:span text:style-name="T1">| &gt; loss_kl: 1.7179192304611206 <text:s/>(1.6355912692225765)</text:span></text:p>
      <text:p text:style-name="P3"><text:s text:c="5"/><text:span text:style-name="T1">| &gt; loss_feat: 6.672253131866455 <text:s/>(6.862234099205041)</text:span></text:p>
      <text:p text:style-name="P3"><text:s text:c="5"/><text:span text:style-name="T1">| &gt; loss_mel: 15.451973915100098 <text:s/>(15.643859374147432)</text:span></text:p>
      <text:p text:style-name="P3"><text:s text:c="5"/><text:span text:style-name="T1">| &gt; loss_duration: 1.440208911895752 <text:s/>(1.405771247636965)</text:span></text:p>
      <text:p text:style-name="P3"><text:s text:c="5"/><text:span text:style-name="T1">| &gt; amp_scaler: 128.0 <text:s/>(128.0)</text:span></text:p>
      <text:p text:style-name="P3"><text:s text:c="5"/><text:span text:style-name="T1">| &gt; loss_1: 27.423442840576172 <text:s/>(27.748341841820654)</text:span></text:p>
      <text:p text:style-name="P3"><text:s text:c="5"/><text:span text:style-name="T1">| &gt; grad_norm_1: tensor(48.6295, device='cuda:0') <text:s/>(tensor(202.7449, device='cuda:0'))</text:span></text:p>
      <text:p text:style-name="P3"><text:s text:c="5"/><text:span text:style-name="T1">| &gt; current_lr_0: 0.00019912685682091382 </text:span></text:p>
      <text:p text:style-name="P3"><text:s text:c="5"/><text:span text:style-name="T1">| &gt; current_lr_1: 0.00019912685682091382 </text:span></text:p>
      <text:p text:style-name="P3"><text:s text:c="5"/><text:span text:style-name="T1">| &gt; step_time: 0.6832 <text:s/>(0.5875121508765015)</text:span></text:p>
      <text:p text:style-name="P3"><text:s text:c="5"/><text:span text:style-name="T1">| &gt; loader_time: 0.0081 <text:s/>(0.0067150456174396855)</text:span></text:p>
      <text:p text:style-name="P5"/>
      <text:p text:style-name="P5"/>
      <text:p text:style-name="P1">[1m <text:s text:c="2"/>--&gt; TIME: 2025-05-11 15:21:20 -- STEP: 449/630 -- GLOBAL_STEP: 868000[0m</text:p>
      <text:p text:style-name="P3"><text:s text:c="5"/><text:span text:style-name="T1">| &gt; loss_disc: 2.539243459701538 <text:s/>(2.592838554977043)</text:span></text:p>
      <text:p text:style-name="P3"><text:s text:c="5"/><text:span text:style-name="T1">| &gt; loss_disc_real_0: 0.2012033760547638 <text:s/>(0.17360410613644625)</text:span></text:p>
      <text:p text:style-name="P3"><text:s text:c="5"/><text:span text:style-name="T1">| &gt; loss_disc_real_1: 0.18410488963127136 <text:s/>(0.21280077723724009)</text:span></text:p>
      <text:p text:style-name="P3"><text:s text:c="5"/><text:span text:style-name="T1">| &gt; loss_disc_real_2: 0.20372726023197174 <text:s/>(0.2274234101408574)</text:span></text:p>
      <text:p text:style-name="P3"><text:s text:c="5"/><text:span text:style-name="T1">| &gt; loss_disc_real_3: 0.3038727343082428 <text:s/>(0.22930051489237424)</text:span></text:p>
      <text:p text:style-name="P3"><text:s text:c="5"/><text:span text:style-name="T1">| &gt; loss_disc_real_4: 0.26097655296325684 <text:s/>(0.2401000474038262)</text:span></text:p>
      <text:p text:style-name="P3"><text:s text:c="5"/><text:span text:style-name="T1">| &gt; loss_disc_real_5: 0.2226143181324005 <text:s/>(0.2322487542882794)</text:span></text:p>
      <text:p text:style-name="P3"><text:s text:c="5"/><text:span text:style-name="T1">| &gt; loss_0: 2.539243459701538 <text:s/>(2.592838554977043)</text:span></text:p>
      <text:p text:style-name="P3"><text:s text:c="5"/><text:span text:style-name="T1">| &gt; grad_norm_0: tensor(29.8365, device='cuda:0') <text:s/>(tensor(17.5185, device='cuda:0'))</text:span></text:p>
      <text:p text:style-name="P3"><text:s text:c="5"/><text:span text:style-name="T1">| &gt; loss_gen: 2.5283918380737305 <text:s/>(2.200640516451044)</text:span></text:p>
      <text:p text:style-name="P3"><text:s text:c="5"/><text:span text:style-name="T1">| &gt; loss_kl: 1.6711349487304688 <text:s/>(1.6390348176382699)</text:span></text:p>
      <text:p text:style-name="P3"><text:s text:c="5"/><text:span text:style-name="T1">| &gt; loss_feat: 6.042232513427734 <text:s/>(6.8458902416356695)</text:span></text:p>
      <text:p text:style-name="P3"><text:s text:c="5"/><text:span text:style-name="T1">| &gt; loss_mel: 15.699488639831543 <text:s/>(15.681903620339714)</text:span></text:p>
      <text:p text:style-name="P3"><text:s text:c="5"/><text:span text:style-name="T1">| &gt; loss_duration: 1.447052001953125 <text:s/>(1.407829921601345)</text:span></text:p>
      <text:p text:style-name="P3"><text:s text:c="5"/><text:span text:style-name="T1">| &gt; amp_scaler: 128.0 <text:s/>(128.0)</text:span></text:p>
      <text:p text:style-name="P3"><text:s text:c="5"/><text:span text:style-name="T1">| &gt; loss_1: 27.388301849365234 <text:s/>(27.775299195457404)</text:span></text:p>
      <text:p text:style-name="P3"><text:s text:c="5"/><text:span text:style-name="T1">| &gt; grad_norm_1: tensor(467.7605, device='cuda:0') <text:s/>(tensor(207.4216, device='cuda:0'))</text:span></text:p>
      <text:p text:style-name="P3"><text:s text:c="5"/><text:span text:style-name="T1">| &gt; current_lr_0: 0.00019912685682091382 </text:span></text:p>
      <text:p text:style-name="P3"><text:s text:c="5"/><text:span text:style-name="T1">| &gt; current_lr_1: 0.00019912685682091382 </text:span></text:p>
      <text:p text:style-name="P3"><text:s text:c="5"/><text:span text:style-name="T1">| &gt; step_time: 0.7439 <text:s/>(0.6157158801709623)</text:span></text:p>
      <text:p text:style-name="P3"><text:s text:c="5"/><text:span text:style-name="T1">| &gt; loader_time: 0.0094 <text:s/>(0.007272891318612216)</text:span></text:p>
      <text:p text:style-name="P5"/>
      <text:p text:style-name="P5"/>
      <text:p text:style-name="P3"><text:s/><text:span text:style-name="T1">&gt; CHECKPOINT : /kaggle/working/vits_4_nov-May-11-2025_10+42AM-0000000/checkpoint_868000.pth</text:span></text:p>
      <text:p text:style-name="P5"/>
      <text:p text:style-name="P1">[1m <text:s text:c="2"/>--&gt; TIME: 2025-05-11 15:22:43 -- STEP: 549/630 -- GLOBAL_STEP: 868100[0m</text:p>
      <text:p text:style-name="P3"><text:s text:c="5"/><text:span text:style-name="T1">| &gt; loss_disc: 2.6137259006500244 <text:s/>(2.598489192014185)</text:span></text:p>
      <text:p text:style-name="P3"><text:s text:c="5"/><text:span text:style-name="T1">| &gt; loss_disc_real_0: 0.13576190173625946 <text:s/>(0.17455856054207008)</text:span></text:p>
      <text:p text:style-name="P3"><text:s text:c="5"/><text:span text:style-name="T1">| &gt; loss_disc_real_1: 0.19106478989124298 <text:s/>(0.21351889966018425)</text:span></text:p>
      <text:p text:style-name="P3"><text:s text:c="5"/><text:span text:style-name="T1">| &gt; loss_disc_real_2: 0.2416439950466156 <text:s/>(0.22790826417383594)</text:span></text:p>
      <text:p text:style-name="P3"><text:s text:c="5"/><text:span text:style-name="T1">| &gt; loss_disc_real_3: 0.21000142395496368 <text:s/>(0.2300999700371685)</text:span></text:p>
      <text:p text:style-name="P3"><text:s text:c="5"/><text:span text:style-name="T1">| &gt; loss_disc_real_4: 0.2548626661300659 <text:s/>(0.2407423309398262)</text:span></text:p>
      <text:p text:style-name="P3"><text:s text:c="5"/><text:span text:style-name="T1">| &gt; loss_disc_real_5: 0.22722198069095612 <text:s/>(0.23168624461185736)</text:span></text:p>
      <text:p text:style-name="P3"><text:s text:c="5"/><text:span text:style-name="T1">| &gt; loss_0: 2.6137259006500244 <text:s/>(2.598489192014185)</text:span></text:p>
      <text:p text:style-name="P3"><text:s text:c="5"/><text:span text:style-name="T1">| &gt; grad_norm_0: tensor(21.2387, device='cuda:0') <text:s/>(tensor(19.1776, device='cuda:0'))</text:span></text:p>
      <text:p text:style-name="P3"><text:s text:c="5"/><text:span text:style-name="T1">| &gt; loss_gen: 2.0444774627685547 <text:s/>(2.2028279636726973)</text:span></text:p>
      <text:p text:style-name="P3"><text:s text:c="5"/><text:span text:style-name="T1">| &gt; loss_kl: 1.4534481763839722 <text:s/>(1.6405011943129244)</text:span></text:p>
      <text:p text:style-name="P3"><text:s text:c="5"/><text:span text:style-name="T1">| &gt; loss_feat: 6.615262508392334 <text:s/>(6.825954454626977)</text:span></text:p>
      <text:p text:style-name="P3"><text:s text:c="5"/><text:span text:style-name="T1">| &gt; loss_mel: 15.84987735748291 <text:s/>(15.682586649076535)</text:span></text:p>
      <text:p text:style-name="P3"><text:soft-page-break/><text:s text:c="5"/><text:span text:style-name="T1">| &gt; loss_duration: 1.488204002380371 <text:s/>(1.4187302930324681)</text:span></text:p>
      <text:p text:style-name="P3"><text:s text:c="5"/><text:span text:style-name="T1">| &gt; amp_scaler: 128.0 <text:s/>(128.0)</text:span></text:p>
      <text:p text:style-name="P3"><text:s text:c="5"/><text:span text:style-name="T1">| &gt; loss_1: 27.45126724243164 <text:s/>(27.77060065417124)</text:span></text:p>
      <text:p text:style-name="P3"><text:s text:c="5"/><text:span text:style-name="T1">| &gt; grad_norm_1: tensor(218.8090, device='cuda:0') <text:s/>(tensor(226.4595, device='cuda:0'))</text:span></text:p>
      <text:p text:style-name="P3"><text:s text:c="5"/><text:span text:style-name="T1">| &gt; current_lr_0: 0.00019912685682091382 </text:span></text:p>
      <text:p text:style-name="P3"><text:s text:c="5"/><text:span text:style-name="T1">| &gt; current_lr_1: 0.00019912685682091382 </text:span></text:p>
      <text:p text:style-name="P3"><text:s text:c="5"/><text:span text:style-name="T1">| &gt; step_time: 0.8701 <text:s/>(0.6465811729431155)</text:span></text:p>
      <text:p text:style-name="P3"><text:s text:c="5"/><text:span text:style-name="T1">| &gt; loader_time: 0.0108 <text:s/>(0.007819971751645614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008121331532796 [0m(-6.918112436930367e-05)</text:span></text:p>
      <text:p text:style-name="P3"><text:s text:c="5"/><text:span text:style-name="T1">| &gt; avg_loss_disc:[92m 2.5926013588905334 [0m(-0.11336634556452418)</text:span></text:p>
      <text:p text:style-name="P3"><text:s text:c="5"/><text:span text:style-name="T1">| &gt; avg_loss_disc_real_0:[91m 0.18499162731071314 [0m(+0.014334722111622511)</text:span></text:p>
      <text:p text:style-name="P3"><text:s text:c="5"/><text:span text:style-name="T1">| &gt; avg_loss_disc_real_1:[91m 0.2002917416393757 [0m(+0.017785013963778823)</text:span></text:p>
      <text:p text:style-name="P3"><text:s text:c="5"/><text:span text:style-name="T1">| &gt; avg_loss_disc_real_2:[91m 0.21616672848661742 [0m(+0.016762358446915954)</text:span></text:p>
      <text:p text:style-name="P3"><text:s text:c="5"/><text:span text:style-name="T1">| &gt; avg_loss_disc_real_3:[92m 0.20547660936911902 [0m(-0.05178617313504216)</text:span></text:p>
      <text:p text:style-name="P3"><text:s text:c="5"/><text:span text:style-name="T1">| &gt; avg_loss_disc_real_4:[92m 0.2386461285253366 [0m(-0.02206334471702573)</text:span></text:p>
      <text:p text:style-name="P3"><text:s text:c="5"/><text:span text:style-name="T1">| &gt; avg_loss_disc_real_5:[92m 0.229028000185887 [0m(-0.07454283162951472)</text:span></text:p>
      <text:p text:style-name="P3"><text:s text:c="5"/><text:span text:style-name="T1">| &gt; avg_loss_0:[92m 2.5926013588905334 [0m(-0.11336634556452418)</text:span></text:p>
      <text:p text:style-name="P3"><text:s text:c="5"/><text:span text:style-name="T1">| &gt; avg_loss_gen:[91m 2.0666352907816568 [0m(+0.10989477237065626)</text:span></text:p>
      <text:p text:style-name="P3"><text:s text:c="5"/><text:span text:style-name="T1">| &gt; avg_loss_kl:[91m 1.7066225707530975 [0m(+0.0934027830759685)</text:span></text:p>
      <text:p text:style-name="P3"><text:s text:c="5"/><text:span text:style-name="T1">| &gt; avg_loss_feat:[91m 6.786934574445088 [0m(+0.1063381036122637)</text:span></text:p>
      <text:p text:style-name="P3"><text:s text:c="5"/><text:span text:style-name="T1">| &gt; avg_loss_mel:[91m 15.635741710662842 [0m(+0.15197968482971191)</text:span></text:p>
      <text:p text:style-name="P3"><text:s text:c="5"/><text:span text:style-name="T1">| &gt; avg_loss_duration:[92m 1.5174348453680675 [0m(-0.003766069809595596)</text:span></text:p>
      <text:p text:style-name="P3"><text:s text:c="5"/><text:span text:style-name="T1">| &gt; avg_loss_1:[91m 27.71336857477824 [0m(+0.45784870783488074)</text:span></text:p>
      <text:p text:style-name="P5"/>
      <text:p text:style-name="P5"/>
      <text:p text:style-name="P1">[4m[1m &gt; EPOCH: 36/50[0m</text:p>
      <text:p text:style-name="P3"><text:s/><text:span text:style-name="T1">--&gt; /kaggle/working/vits_4_nov-May-11-2025_10+42AM-0000000</text:span></text:p>
      <text:p text:style-name="P5"/>
      <text:p text:style-name="P1">[1m &gt; TRAINING (2025-05-11 15:24:15) [0m</text:p>
      <text:p text:style-name="P5"/>
      <text:p text:style-name="P1">[1m <text:s text:c="2"/>--&gt; TIME: 2025-05-11 15:24:27 -- STEP: 19/630 -- GLOBAL_STEP: 868200[0m</text:p>
      <text:p text:style-name="P3"><text:s text:c="5"/><text:span text:style-name="T1">| &gt; loss_disc: 2.6615824699401855 <text:s/>(2.596825436541909)</text:span></text:p>
      <text:p text:style-name="P3"><text:s text:c="5"/><text:span text:style-name="T1">| &gt; loss_disc_real_0: 0.14173193275928497 <text:s/>(0.17065110841864034)</text:span></text:p>
      <text:p text:style-name="P3"><text:s text:c="5"/><text:span text:style-name="T1">| &gt; loss_disc_real_1: 0.1879647970199585 <text:s/>(0.21973969591291329)</text:span></text:p>
      <text:p text:style-name="P3"><text:s text:c="5"/><text:span text:style-name="T1">| &gt; loss_disc_real_2: 0.21182191371917725 <text:s/>(0.2260577906119196)</text:span></text:p>
      <text:p text:style-name="P3"><text:s text:c="5"/><text:span text:style-name="T1">| &gt; loss_disc_real_3: 0.23715806007385254 <text:s/>(0.2378232612421638)</text:span></text:p>
      <text:p text:style-name="P3"><text:s text:c="5"/><text:span text:style-name="T1">| &gt; loss_disc_real_4: 0.22164863348007202 <text:s/>(0.23770153365637126)</text:span></text:p>
      <text:p text:style-name="P3"><text:s text:c="5"/><text:span text:style-name="T1">| &gt; loss_disc_real_5: 0.2177068442106247 <text:s/>(0.22278286202957756)</text:span></text:p>
      <text:p text:style-name="P3"><text:s text:c="5"/><text:span text:style-name="T1">| &gt; loss_0: 2.6615824699401855 <text:s/>(2.596825436541909)</text:span></text:p>
      <text:p text:style-name="P3"><text:s text:c="5"/><text:span text:style-name="T1">| &gt; grad_norm_0: tensor(15.4204, device='cuda:0') <text:s/>(tensor(19.7489, device='cuda:0'))</text:span></text:p>
      <text:p text:style-name="P3"><text:s text:c="5"/><text:span text:style-name="T1">| &gt; loss_gen: 2.1673636436462402 <text:s/>(2.2125287432419625)</text:span></text:p>
      <text:p text:style-name="P3"><text:s text:c="5"/><text:span text:style-name="T1">| &gt; loss_kl: 1.864320158958435 <text:s/>(1.5982050770207454)</text:span></text:p>
      <text:p text:style-name="P3"><text:s text:c="5"/><text:span text:style-name="T1">| &gt; loss_feat: 7.450688362121582 <text:s/>(7.00857044521131)</text:span></text:p>
      <text:p text:style-name="P3"><text:s text:c="5"/><text:span text:style-name="T1">| &gt; loss_mel: 15.498037338256836 <text:s/>(15.619020010295667)</text:span></text:p>
      <text:p text:style-name="P3"><text:s text:c="5"/><text:span text:style-name="T1">| &gt; loss_duration: 1.4376492500305176 <text:s/>(1.439073085784912)</text:span></text:p>
      <text:p text:style-name="P3"><text:s text:c="5"/><text:span text:style-name="T1">| &gt; amp_scaler: 128.0 <text:s/>(128.0)</text:span></text:p>
      <text:p text:style-name="P3"><text:s text:c="5"/><text:span text:style-name="T1">| &gt; loss_1: 28.418058395385742 <text:s/>(27.877397336457904)</text:span></text:p>
      <text:p text:style-name="P3"><text:s text:c="5"/><text:span text:style-name="T1">| &gt; grad_norm_1: tensor(91.8400, device='cuda:0') <text:s/>(tensor(302.4247, device='cuda:0'))</text:span></text:p>
      <text:p text:style-name="P3"><text:s text:c="5"/><text:span text:style-name="T1">| &gt; current_lr_0: 0.0001991019659638112 </text:span></text:p>
      <text:p text:style-name="P3"><text:s text:c="5"/><text:span text:style-name="T1">| &gt; current_lr_1: 0.0001991019659638112 </text:span></text:p>
      <text:p text:style-name="P3"><text:s text:c="5"/><text:span text:style-name="T1">| &gt; step_time: 0.5158 <text:s/>(0.5451378069425884)</text:span></text:p>
      <text:p text:style-name="P3"><text:s text:c="5"/><text:span text:style-name="T1">| &gt; loader_time: 0.0046 <text:s/>(0.004645309950176038)</text:span></text:p>
      <text:p text:style-name="P5"/>
      <text:p text:style-name="P5"><text:soft-page-break/></text:p>
      <text:p text:style-name="P1">[1m <text:s text:c="2"/>--&gt; TIME: 2025-05-11 15:25:21 -- STEP: 119/630 -- GLOBAL_STEP: 868300[0m</text:p>
      <text:p text:style-name="P3"><text:s text:c="5"/><text:span text:style-name="T1">| &gt; loss_disc: 2.662672996520996 <text:s/>(2.6128980031534392)</text:span></text:p>
      <text:p text:style-name="P3"><text:s text:c="5"/><text:span text:style-name="T1">| &gt; loss_disc_real_0: 0.12650398910045624 <text:s/>(0.17888449326533223)</text:span></text:p>
      <text:p text:style-name="P3"><text:s text:c="5"/><text:span text:style-name="T1">| &gt; loss_disc_real_1: 0.2328161746263504 <text:s/>(0.2172232822460287)</text:span></text:p>
      <text:p text:style-name="P3"><text:s text:c="5"/><text:span text:style-name="T1">| &gt; loss_disc_real_2: 0.23912455141544342 <text:s/>(0.22790101608809302)</text:span></text:p>
      <text:p text:style-name="P3"><text:s text:c="5"/><text:span text:style-name="T1">| &gt; loss_disc_real_3: 0.18339131772518158 <text:s/>(0.23051828258678692)</text:span></text:p>
      <text:p text:style-name="P3"><text:s text:c="5"/><text:span text:style-name="T1">| &gt; loss_disc_real_4: 0.27104708552360535 <text:s/>(0.24288269940043697)</text:span></text:p>
      <text:p text:style-name="P3"><text:s text:c="5"/><text:span text:style-name="T1">| &gt; loss_disc_real_5: 0.2610219717025757 <text:s/>(0.22997303720281906)</text:span></text:p>
      <text:p text:style-name="P3"><text:s text:c="5"/><text:span text:style-name="T1">| &gt; loss_0: 2.662672996520996 <text:s/>(2.6128980031534392)</text:span></text:p>
      <text:p text:style-name="P3"><text:s text:c="5"/><text:span text:style-name="T1">| &gt; grad_norm_0: tensor(30.0803, device='cuda:0') <text:s/>(tensor(22.3511, device='cuda:0'))</text:span></text:p>
      <text:p text:style-name="P3"><text:s text:c="5"/><text:span text:style-name="T1">| &gt; loss_gen: 1.9855788946151733 <text:s/>(2.198415565891425)</text:span></text:p>
      <text:p text:style-name="P3"><text:s text:c="5"/><text:span text:style-name="T1">| &gt; loss_kl: 1.5264432430267334 <text:s/>(1.6466803129981546)</text:span></text:p>
      <text:p text:style-name="P3"><text:s text:c="5"/><text:span text:style-name="T1">| &gt; loss_feat: 6.436009883880615 <text:s/>(6.907636285829945)</text:span></text:p>
      <text:p text:style-name="P3"><text:s text:c="5"/><text:span text:style-name="T1">| &gt; loss_mel: 15.733548164367676 <text:s/>(15.653244170822015)</text:span></text:p>
      <text:p text:style-name="P3"><text:s text:c="5"/><text:span text:style-name="T1">| &gt; loss_duration: 1.4637603759765625 <text:s/>(1.414253804864002)</text:span></text:p>
      <text:p text:style-name="P3"><text:s text:c="5"/><text:span text:style-name="T1">| &gt; amp_scaler: 128.0 <text:s/>(128.0)</text:span></text:p>
      <text:p text:style-name="P3"><text:s text:c="5"/><text:span text:style-name="T1">| &gt; loss_1: 27.145339965820312 <text:s/>(27.820230099333436)</text:span></text:p>
      <text:p text:style-name="P3"><text:s text:c="5"/><text:span text:style-name="T1">| &gt; grad_norm_1: tensor(164.7385, device='cuda:0') <text:s/>(tensor(288.1441, device='cuda:0'))</text:span></text:p>
      <text:p text:style-name="P3"><text:s text:c="5"/><text:span text:style-name="T1">| &gt; current_lr_0: 0.0001991019659638112 </text:span></text:p>
      <text:p text:style-name="P3"><text:s text:c="5"/><text:span text:style-name="T1">| &gt; current_lr_1: 0.0001991019659638112 </text:span></text:p>
      <text:p text:style-name="P3"><text:s text:c="5"/><text:span text:style-name="T1">| &gt; step_time: 0.5618 <text:s/>(0.5351091232620365)</text:span></text:p>
      <text:p text:style-name="P3"><text:s text:c="5"/><text:span text:style-name="T1">| &gt; loader_time: 0.0056 <text:s/>(0.005337428645927364)</text:span></text:p>
      <text:p text:style-name="P5"/>
      <text:p text:style-name="P5"/>
      <text:p text:style-name="P1">[1m <text:s text:c="2"/>--&gt; TIME: 2025-05-11 15:26:21 -- STEP: 219/630 -- GLOBAL_STEP: 868400[0m</text:p>
      <text:p text:style-name="P3"><text:s text:c="5"/><text:span text:style-name="T1">| &gt; loss_disc: 2.4816880226135254 <text:s/>(2.603056967530619)</text:span></text:p>
      <text:p text:style-name="P3"><text:s text:c="5"/><text:span text:style-name="T1">| &gt; loss_disc_real_0: 0.20655114948749542 <text:s/>(0.1758807772710987)</text:span></text:p>
      <text:p text:style-name="P3"><text:s text:c="5"/><text:span text:style-name="T1">| &gt; loss_disc_real_1: 0.17479507625102997 <text:s/>(0.21499970514480382)</text:span></text:p>
      <text:p text:style-name="P3"><text:s text:c="5"/><text:span text:style-name="T1">| &gt; loss_disc_real_2: 0.20374774932861328 <text:s/>(0.2285623547693366)</text:span></text:p>
      <text:p text:style-name="P3"><text:s text:c="5"/><text:span text:style-name="T1">| &gt; loss_disc_real_3: 0.22610339522361755 <text:s/>(0.2302324604498197)</text:span></text:p>
      <text:p text:style-name="P3"><text:s text:c="5"/><text:span text:style-name="T1">| &gt; loss_disc_real_4: 0.21691054105758667 <text:s/>(0.24045373921252822)</text:span></text:p>
      <text:p text:style-name="P3"><text:s text:c="5"/><text:span text:style-name="T1">| &gt; loss_disc_real_5: 0.2085888385772705 <text:s/>(0.23090411804310262)</text:span></text:p>
      <text:p text:style-name="P3"><text:s text:c="5"/><text:span text:style-name="T1">| &gt; loss_0: 2.4816880226135254 <text:s/>(2.603056967530619)</text:span></text:p>
      <text:p text:style-name="P3"><text:s text:c="5"/><text:span text:style-name="T1">| &gt; grad_norm_0: tensor(13.1746, device='cuda:0') <text:s/>(tensor(20.9577, device='cuda:0'))</text:span></text:p>
      <text:p text:style-name="P3"><text:s text:c="5"/><text:span text:style-name="T1">| &gt; loss_gen: 2.2426908016204834 <text:s/>(2.19355845015887)</text:span></text:p>
      <text:p text:style-name="P3"><text:s text:c="5"/><text:span text:style-name="T1">| &gt; loss_kl: 1.673527717590332 <text:s/>(1.6396326735683773)</text:span></text:p>
      <text:p text:style-name="P3"><text:s text:c="5"/><text:span text:style-name="T1">| &gt; loss_feat: 6.719772815704346 <text:s/>(6.837895500061174)</text:span></text:p>
      <text:p text:style-name="P3"><text:s text:c="5"/><text:span text:style-name="T1">| &gt; loss_mel: 14.804830551147461 <text:s/>(15.598815573949247)</text:span></text:p>
      <text:p text:style-name="P3"><text:s text:c="5"/><text:span text:style-name="T1">| &gt; loss_duration: 1.4920387268066406 <text:s/>(1.3731583057473244)</text:span></text:p>
      <text:p text:style-name="P3"><text:s text:c="5"/><text:span text:style-name="T1">| &gt; amp_scaler: 128.0 <text:s/>(128.0)</text:span></text:p>
      <text:p text:style-name="P3"><text:s text:c="5"/><text:span text:style-name="T1">| &gt; loss_1: 26.932861328125 <text:s/>(27.643060492598302)</text:span></text:p>
      <text:p text:style-name="P3"><text:s text:c="5"/><text:span text:style-name="T1">| &gt; grad_norm_1: tensor(196.8565, device='cuda:0') <text:s/>(tensor(271.4442, device='cuda:0'))</text:span></text:p>
      <text:p text:style-name="P3"><text:s text:c="5"/><text:span text:style-name="T1">| &gt; current_lr_0: 0.0001991019659638112 </text:span></text:p>
      <text:p text:style-name="P3"><text:s text:c="5"/><text:span text:style-name="T1">| &gt; current_lr_1: 0.0001991019659638112 </text:span></text:p>
      <text:p text:style-name="P3"><text:s text:c="5"/><text:span text:style-name="T1">| &gt; step_time: 0.6092 <text:s/>(0.5600447001522533)</text:span></text:p>
      <text:p text:style-name="P3"><text:s text:c="5"/><text:span text:style-name="T1">| &gt; loader_time: 0.0074 <text:s/>(0.005926366266050295)</text:span></text:p>
      <text:p text:style-name="P5"/>
      <text:p text:style-name="P5"/>
      <text:p text:style-name="P1">[1m <text:s text:c="2"/>--&gt; TIME: 2025-05-11 15:27:26 -- STEP: 319/630 -- GLOBAL_STEP: 868500[0m</text:p>
      <text:p text:style-name="P3"><text:s text:c="5"/><text:span text:style-name="T1">| &gt; loss_disc: 2.698056697845459 <text:s/>(2.606535448175985)</text:span></text:p>
      <text:p text:style-name="P3"><text:s text:c="5"/><text:span text:style-name="T1">| &gt; loss_disc_real_0: 0.20393961668014526 <text:s/>(0.17630143557035804)</text:span></text:p>
      <text:p text:style-name="P3"><text:s text:c="5"/><text:span text:style-name="T1">| &gt; loss_disc_real_1: 0.20947711169719696 <text:s/>(0.21503407818770334)</text:span></text:p>
      <text:p text:style-name="P3"><text:s text:c="5"/><text:span text:style-name="T1">| &gt; loss_disc_real_2: 0.22997523844242096 <text:s/>(0.22874655011679312)</text:span></text:p>
      <text:p text:style-name="P3"><text:s text:c="5"/><text:span text:style-name="T1">| &gt; loss_disc_real_3: 0.2905573546886444 <text:s/>(0.23017485332339535)</text:span></text:p>
      <text:p text:style-name="P3"><text:s text:c="5"/><text:span text:style-name="T1">| &gt; loss_disc_real_4: 0.2671569287776947 <text:s/>(0.24071293859085693)</text:span></text:p>
      <text:p text:style-name="P3"><text:s text:c="5"/><text:span text:style-name="T1">| &gt; loss_disc_real_5: 0.26639559864997864 <text:s/>(0.23215038504533259)</text:span></text:p>
      <text:p text:style-name="P3"><text:s text:c="5"/><text:span text:style-name="T1">| &gt; loss_0: 2.698056697845459 <text:s/>(2.606535448175985)</text:span></text:p>
      <text:p text:style-name="P3"><text:s text:c="5"/><text:span text:style-name="T1">| &gt; grad_norm_0: tensor(28.4662, device='cuda:0') <text:s/>(tensor(20.5316, device='cuda:0'))</text:span></text:p>
      <text:p text:style-name="P3"><text:soft-page-break/><text:s text:c="5"/><text:span text:style-name="T1">| &gt; loss_gen: 2.1869144439697266 <text:s/>(2.188701854977859)</text:span></text:p>
      <text:p text:style-name="P3"><text:s text:c="5"/><text:span text:style-name="T1">| &gt; loss_kl: 1.795911431312561 <text:s/>(1.6314154250494752)</text:span></text:p>
      <text:p text:style-name="P3"><text:s text:c="5"/><text:span text:style-name="T1">| &gt; loss_feat: 6.149226665496826 <text:s/>(6.806897212719095)</text:span></text:p>
      <text:p text:style-name="P3"><text:s text:c="5"/><text:span text:style-name="T1">| &gt; loss_mel: 15.146727561950684 <text:s/>(15.564493433435135)</text:span></text:p>
      <text:p text:style-name="P3"><text:s text:c="5"/><text:span text:style-name="T1">| &gt; loss_duration: 1.5175038576126099 <text:s/>(1.402499893989683)</text:span></text:p>
      <text:p text:style-name="P3"><text:s text:c="5"/><text:span text:style-name="T1">| &gt; amp_scaler: 128.0 <text:s/>(128.0)</text:span></text:p>
      <text:p text:style-name="P3"><text:s text:c="5"/><text:span text:style-name="T1">| &gt; loss_1: 26.796283721923828 <text:s/>(27.594007791022896)</text:span></text:p>
      <text:p text:style-name="P3"><text:s text:c="5"/><text:span text:style-name="T1">| &gt; grad_norm_1: tensor(102.2031, device='cuda:0') <text:s/>(tensor(256.9962, device='cuda:0'))</text:span></text:p>
      <text:p text:style-name="P3"><text:s text:c="5"/><text:span text:style-name="T1">| &gt; current_lr_0: 0.0001991019659638112 </text:span></text:p>
      <text:p text:style-name="P3"><text:s text:c="5"/><text:span text:style-name="T1">| &gt; current_lr_1: 0.0001991019659638112 </text:span></text:p>
      <text:p text:style-name="P3"><text:s text:c="5"/><text:span text:style-name="T1">| &gt; step_time: 0.6748 <text:s/>(0.5828217660371784)</text:span></text:p>
      <text:p text:style-name="P3"><text:s text:c="5"/><text:span text:style-name="T1">| &gt; loader_time: 0.0084 <text:s/>(0.006474837240380553)</text:span></text:p>
      <text:p text:style-name="P5"/>
      <text:p text:style-name="P5"/>
      <text:p text:style-name="P3"><text:s/><text:span text:style-name="T1">&gt; CHECKPOINT : /kaggle/working/vits_4_nov-May-11-2025_10+42AM-0000000/checkpoint_868500.pth</text:span></text:p>
      <text:p text:style-name="P5"/>
      <text:p text:style-name="P1">[1m <text:s text:c="2"/>--&gt; TIME: 2025-05-11 15:28:41 -- STEP: 419/630 -- GLOBAL_STEP: 868600[0m</text:p>
      <text:p text:style-name="P3"><text:s text:c="5"/><text:span text:style-name="T1">| &gt; loss_disc: 2.5650510787963867 <text:s/>(2.6071409342681586)</text:span></text:p>
      <text:p text:style-name="P3"><text:s text:c="5"/><text:span text:style-name="T1">| &gt; loss_disc_real_0: 0.1925133466720581 <text:s/>(0.1766834169057218)</text:span></text:p>
      <text:p text:style-name="P3"><text:s text:c="5"/><text:span text:style-name="T1">| &gt; loss_disc_real_1: 0.2262982428073883 <text:s/>(0.21521141598787968)</text:span></text:p>
      <text:p text:style-name="P3"><text:s text:c="5"/><text:span text:style-name="T1">| &gt; loss_disc_real_2: 0.24414046108722687 <text:s/>(0.2294243109325805)</text:span></text:p>
      <text:p text:style-name="P3"><text:s text:c="5"/><text:span text:style-name="T1">| &gt; loss_disc_real_3: 0.21674922108650208 <text:s/>(0.22986444094727318)</text:span></text:p>
      <text:p text:style-name="P3"><text:s text:c="5"/><text:span text:style-name="T1">| &gt; loss_disc_real_4: 0.24721898138523102 <text:s/>(0.24019068931196072)</text:span></text:p>
      <text:p text:style-name="P3"><text:s text:c="5"/><text:span text:style-name="T1">| &gt; loss_disc_real_5: 0.1939459592103958 <text:s/>(0.23113930776608588)</text:span></text:p>
      <text:p text:style-name="P3"><text:s text:c="5"/><text:span text:style-name="T1">| &gt; loss_0: 2.5650510787963867 <text:s/>(2.6071409342681586)</text:span></text:p>
      <text:p text:style-name="P3"><text:s text:c="5"/><text:span text:style-name="T1">| &gt; grad_norm_0: tensor(42.1986, device='cuda:0') <text:s/>(tensor(20.8933, device='cuda:0'))</text:span></text:p>
      <text:p text:style-name="P3"><text:s text:c="5"/><text:span text:style-name="T1">| &gt; loss_gen: 2.3350729942321777 <text:s/>(2.189285997843683)</text:span></text:p>
      <text:p text:style-name="P3"><text:s text:c="5"/><text:span text:style-name="T1">| &gt; loss_kl: 1.6800645589828491 <text:s/>(1.6303281331688249)</text:span></text:p>
      <text:p text:style-name="P3"><text:s text:c="5"/><text:span text:style-name="T1">| &gt; loss_feat: 6.492217063903809 <text:s/>(6.778622092381298)</text:span></text:p>
      <text:p text:style-name="P3"><text:s text:c="5"/><text:span text:style-name="T1">| &gt; loss_mel: 15.804594993591309 <text:s/>(15.577661090932768)</text:span></text:p>
      <text:p text:style-name="P3"><text:s text:c="5"/><text:span text:style-name="T1">| &gt; loss_duration: 1.477250576019287 <text:s/>(1.4052489512291058)</text:span></text:p>
      <text:p text:style-name="P3"><text:s text:c="5"/><text:span text:style-name="T1">| &gt; amp_scaler: 256.0 <text:s/>(140.2195704057278)</text:span></text:p>
      <text:p text:style-name="P3"><text:s text:c="5"/><text:span text:style-name="T1">| &gt; loss_1: 27.789199829101562 <text:s/>(27.581146240234375)</text:span></text:p>
      <text:p text:style-name="P3"><text:s text:c="5"/><text:span text:style-name="T1">| &gt; grad_norm_1: tensor(543.9026, device='cuda:0') <text:s/>(tensor(262.4071, device='cuda:0'))</text:span></text:p>
      <text:p text:style-name="P3"><text:s text:c="5"/><text:span text:style-name="T1">| &gt; current_lr_0: 0.0001991019659638112 </text:span></text:p>
      <text:p text:style-name="P3"><text:s text:c="5"/><text:span text:style-name="T1">| &gt; current_lr_1: 0.0001991019659638112 </text:span></text:p>
      <text:p text:style-name="P3"><text:s text:c="5"/><text:span text:style-name="T1">| &gt; step_time: 0.7375 <text:s/>(0.6136294315993642)</text:span></text:p>
      <text:p text:style-name="P3"><text:s text:c="5"/><text:span text:style-name="T1">| &gt; loader_time: 0.0088 <text:s/>(0.007000077026840611)</text:span></text:p>
      <text:p text:style-name="P5"/>
      <text:p text:style-name="P5"/>
      <text:p text:style-name="P1">[1m <text:s text:c="2"/>--&gt; TIME: 2025-05-11 15:30:00 -- STEP: 519/630 -- GLOBAL_STEP: 868700[0m</text:p>
      <text:p text:style-name="P3"><text:s text:c="5"/><text:span text:style-name="T1">| &gt; loss_disc: 2.5814738273620605 <text:s/>(2.609954248733373)</text:span></text:p>
      <text:p text:style-name="P3"><text:s text:c="5"/><text:span text:style-name="T1">| &gt; loss_disc_real_0: 0.14141114056110382 <text:s/>(0.17737186865195606)</text:span></text:p>
      <text:p text:style-name="P3"><text:s text:c="5"/><text:span text:style-name="T1">| &gt; loss_disc_real_1: 0.19344203174114227 <text:s/>(0.2145585904691031)</text:span></text:p>
      <text:p text:style-name="P3"><text:s text:c="5"/><text:span text:style-name="T1">| &gt; loss_disc_real_2: 0.19640910625457764 <text:s/>(0.22909560294279932)</text:span></text:p>
      <text:p text:style-name="P3"><text:s text:c="5"/><text:span text:style-name="T1">| &gt; loss_disc_real_3: 0.2682294547557831 <text:s/>(0.23059879435739536)</text:span></text:p>
      <text:p text:style-name="P3"><text:s text:c="5"/><text:span text:style-name="T1">| &gt; loss_disc_real_4: 0.23189811408519745 <text:s/>(0.2403518081515281)</text:span></text:p>
      <text:p text:style-name="P3"><text:s text:c="5"/><text:span text:style-name="T1">| &gt; loss_disc_real_5: 0.24817289412021637 <text:s/>(0.23226206527165136)</text:span></text:p>
      <text:p text:style-name="P3"><text:s text:c="5"/><text:span text:style-name="T1">| &gt; loss_0: 2.5814738273620605 <text:s/>(2.609954248733373)</text:span></text:p>
      <text:p text:style-name="P3"><text:s text:c="5"/><text:span text:style-name="T1">| &gt; grad_norm_0: tensor(6.7085, device='cuda:0') <text:s/>(tensor(20.2987, device='cuda:0'))</text:span></text:p>
      <text:p text:style-name="P3"><text:s text:c="5"/><text:span text:style-name="T1">| &gt; loss_gen: 2.1285181045532227 <text:s/>(2.184402022747635)</text:span></text:p>
      <text:p text:style-name="P3"><text:s text:c="5"/><text:span text:style-name="T1">| &gt; loss_kl: 1.4494895935058594 <text:s/>(1.629917577971384)</text:span></text:p>
      <text:p text:style-name="P3"><text:s text:c="5"/><text:span text:style-name="T1">| &gt; loss_feat: 7.1391215324401855 <text:s/>(6.729459525532805)</text:span></text:p>
      <text:p text:style-name="P3"><text:s text:c="5"/><text:span text:style-name="T1">| &gt; loss_mel: 15.516990661621094 <text:s/>(15.571262604009668)</text:span></text:p>
      <text:p text:style-name="P3"><text:s text:c="5"/><text:span text:style-name="T1">| &gt; loss_duration: 1.4341368675231934 <text:s/>(1.4173308114785)</text:span></text:p>
      <text:p text:style-name="P3"><text:s text:c="5"/><text:span text:style-name="T1">| &gt; amp_scaler: 256.0 <text:s/>(162.5279383429671)</text:span></text:p>
      <text:p text:style-name="P3"><text:s text:c="5"/><text:span text:style-name="T1">| &gt; loss_1: 27.668256759643555 <text:s/>(27.5323725059083)</text:span></text:p>
      <text:p text:style-name="P3"><text:s text:c="5"/><text:span text:style-name="T1">| &gt; grad_norm_1: tensor(52.2363, device='cuda:0') <text:s/>(tensor(250.7743, device='cuda:0'))</text:span></text:p>
      <text:p text:style-name="P3"><text:soft-page-break/><text:s text:c="5"/><text:span text:style-name="T1">| &gt; current_lr_0: 0.0001991019659638112 </text:span></text:p>
      <text:p text:style-name="P3"><text:s text:c="5"/><text:span text:style-name="T1">| &gt; current_lr_1: 0.0001991019659638112 </text:span></text:p>
      <text:p text:style-name="P3"><text:s text:c="5"/><text:span text:style-name="T1">| &gt; step_time: 0.8551 <text:s/>(0.6451505801581233)</text:span></text:p>
      <text:p text:style-name="P3"><text:s text:c="5"/><text:span text:style-name="T1">| &gt; loader_time: 0.0116 <text:s/>(0.007562430148409511)</text:span></text:p>
      <text:p text:style-name="P5"/>
      <text:p text:style-name="P5"/>
      <text:p text:style-name="P1">[1m <text:s text:c="2"/>--&gt; TIME: 2025-05-11 15:31:39 -- STEP: 619/630 -- GLOBAL_STEP: 868800[0m</text:p>
      <text:p text:style-name="P3"><text:s text:c="5"/><text:span text:style-name="T1">| &gt; loss_disc: 2.740689754486084 <text:s/>(2.61431205869684)</text:span></text:p>
      <text:p text:style-name="P3"><text:s text:c="5"/><text:span text:style-name="T1">| &gt; loss_disc_real_0: 0.2049190104007721 <text:s/>(0.17831115431854927)</text:span></text:p>
      <text:p text:style-name="P3"><text:s text:c="5"/><text:span text:style-name="T1">| &gt; loss_disc_real_1: 0.20050670206546783 <text:s/>(0.21418621613732824)</text:span></text:p>
      <text:p text:style-name="P3"><text:s text:c="5"/><text:span text:style-name="T1">| &gt; loss_disc_real_2: 0.20657147467136383 <text:s/>(0.2292590218811313)</text:span></text:p>
      <text:p text:style-name="P3"><text:s text:c="5"/><text:span text:style-name="T1">| &gt; loss_disc_real_3: 0.21039287745952606 <text:s/>(0.23077724982347925)</text:span></text:p>
      <text:p text:style-name="P3"><text:s text:c="5"/><text:span text:style-name="T1">| &gt; loss_disc_real_4: 0.2432004064321518 <text:s/>(0.24027252425958728)</text:span></text:p>
      <text:p text:style-name="P3"><text:s text:c="5"/><text:span text:style-name="T1">| &gt; loss_disc_real_5: 0.23455306887626648 <text:s/>(0.23323279874390276)</text:span></text:p>
      <text:p text:style-name="P3"><text:s text:c="5"/><text:span text:style-name="T1">| &gt; loss_0: 2.740689754486084 <text:s/>(2.61431205869684)</text:span></text:p>
      <text:p text:style-name="P3"><text:s text:c="5"/><text:span text:style-name="T1">| &gt; grad_norm_0: tensor(15.6539, device='cuda:0') <text:s/>(tensor(19.2254, device='cuda:0'))</text:span></text:p>
      <text:p text:style-name="P3"><text:s text:c="5"/><text:span text:style-name="T1">| &gt; loss_gen: 1.9143164157867432 <text:s/>(2.1748327070753875)</text:span></text:p>
      <text:p text:style-name="P3"><text:s text:c="5"/><text:span text:style-name="T1">| &gt; loss_kl: 1.604727029800415 <text:s/>(1.630458877622022)</text:span></text:p>
      <text:p text:style-name="P3"><text:s text:c="5"/><text:span text:style-name="T1">| &gt; loss_feat: 5.777135848999023 <text:s/>(6.681540408311637)</text:span></text:p>
      <text:p text:style-name="P3"><text:s text:c="5"/><text:span text:style-name="T1">| &gt; loss_mel: 15.35367202758789 <text:s/>(15.541702178067652)</text:span></text:p>
      <text:p text:style-name="P3"><text:s text:c="5"/><text:span text:style-name="T1">| &gt; loss_duration: 1.5221703052520752 <text:s/>(1.4275907938622903)</text:span></text:p>
      <text:p text:style-name="P3"><text:s text:c="5"/><text:span text:style-name="T1">| &gt; amp_scaler: 256.0 <text:s/>(177.6284329563812)</text:span></text:p>
      <text:p text:style-name="P3"><text:s text:c="5"/><text:span text:style-name="T1">| &gt; loss_1: 26.172021865844727 <text:s/>(27.456124951265547)</text:span></text:p>
      <text:p text:style-name="P3"><text:s text:c="5"/><text:span text:style-name="T1">| &gt; grad_norm_1: tensor(147.5676, device='cuda:0') <text:s/>(tensor(228.9934, device='cuda:0'))</text:span></text:p>
      <text:p text:style-name="P3"><text:s text:c="5"/><text:span text:style-name="T1">| &gt; current_lr_0: 0.0001991019659638112 </text:span></text:p>
      <text:p text:style-name="P3"><text:s text:c="5"/><text:span text:style-name="T1">| &gt; current_lr_1: 0.0001991019659638112 </text:span></text:p>
      <text:p text:style-name="P3"><text:s text:c="5"/><text:span text:style-name="T1">| &gt; step_time: 1.2196 <text:s/>(0.6977305728129699)</text:span></text:p>
      <text:p text:style-name="P3"><text:s text:c="5"/><text:span text:style-name="T1">| &gt; loader_time: 0.0168 <text:s/>(0.00832291103911515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518813927968343 [0m(+0.0005106925964355469)</text:span></text:p>
      <text:p text:style-name="P3"><text:s text:c="5"/><text:span text:style-name="T1">| &gt; avg_loss_disc:[91m 2.7625439961751304 [0m(+0.1699426372845969)</text:span></text:p>
      <text:p text:style-name="P3"><text:s text:c="5"/><text:span text:style-name="T1">| &gt; avg_loss_disc_real_0:[91m 0.23047921434044838 [0m(+0.04548758702973524)</text:span></text:p>
      <text:p text:style-name="P3"><text:s text:c="5"/><text:span text:style-name="T1">| &gt; avg_loss_disc_real_1:[91m 0.21893503641088805 [0m(+0.01864329477151236)</text:span></text:p>
      <text:p text:style-name="P3"><text:s text:c="5"/><text:span text:style-name="T1">| &gt; avg_loss_disc_real_2:[91m 0.2165993663171927 [0m(+0.0004326378305752887)</text:span></text:p>
      <text:p text:style-name="P3"><text:s text:c="5"/><text:span text:style-name="T1">| &gt; avg_loss_disc_real_3:[91m 0.20607703924179077 [0m(+0.0006004298726717539)</text:span></text:p>
      <text:p text:style-name="P3"><text:s text:c="5"/><text:span text:style-name="T1">| &gt; avg_loss_disc_real_4:[91m 0.26102252801259357 [0m(+0.022376399487256976)</text:span></text:p>
      <text:p text:style-name="P3"><text:s text:c="5"/><text:span text:style-name="T1">| &gt; avg_loss_disc_real_5:[91m 0.25864941130081814 [0m(+0.029621411114931134)</text:span></text:p>
      <text:p text:style-name="P3"><text:s text:c="5"/><text:span text:style-name="T1">| &gt; avg_loss_0:[91m 2.7625439961751304 [0m(+0.1699426372845969)</text:span></text:p>
      <text:p text:style-name="P3"><text:s text:c="5"/><text:span text:style-name="T1">| &gt; avg_loss_gen:[92m 1.9609682261943817 [0m(-0.10566706458727504)</text:span></text:p>
      <text:p text:style-name="P3"><text:s text:c="5"/><text:span text:style-name="T1">| &gt; avg_loss_kl:[91m 1.7497786283493042 [0m(+0.043156057596206665)</text:span></text:p>
      <text:p text:style-name="P3"><text:s text:c="5"/><text:span text:style-name="T1">| &gt; avg_loss_feat:[92m 6.308651248613994 [0m(-0.4782833258310948)</text:span></text:p>
      <text:p text:style-name="P3"><text:s text:c="5"/><text:span text:style-name="T1">| &gt; avg_loss_mel:[91m 15.826440811157227 [0m(+0.19069910049438477)</text:span></text:p>
      <text:p text:style-name="P3"><text:s text:c="5"/><text:span text:style-name="T1">| &gt; avg_loss_duration:[91m 1.519377867380778 [0m(+0.0019430220127105713)</text:span></text:p>
      <text:p text:style-name="P3"><text:s text:c="5"/><text:span text:style-name="T1">| &gt; avg_loss_1:[92m 27.365216732025146 [0m(-0.34815184275309363)</text:span></text:p>
      <text:p text:style-name="P5"/>
      <text:p text:style-name="P5"/>
      <text:p text:style-name="P1">[4m[1m &gt; EPOCH: 37/50[0m</text:p>
      <text:p text:style-name="P3"><text:s/><text:span text:style-name="T1">--&gt; /kaggle/working/vits_4_nov-May-11-2025_10+42AM-0000000</text:span></text:p>
      <text:p text:style-name="P5"/>
      <text:p text:style-name="P1">[1m &gt; TRAINING (2025-05-11 15:32:04) [0m</text:p>
      <text:p text:style-name="P5"/>
      <text:p text:style-name="P1">[1m <text:s text:c="2"/>--&gt; TIME: 2025-05-11 15:32:53 -- STEP: 89/630 -- GLOBAL_STEP: 868900[0m</text:p>
      <text:p text:style-name="P3"><text:s text:c="5"/><text:span text:style-name="T1">| &gt; loss_disc: 2.4809985160827637 <text:s/>(2.631772260987356)</text:span></text:p>
      <text:p text:style-name="P3"><text:soft-page-break/><text:s text:c="5"/><text:span text:style-name="T1">| &gt; loss_disc_real_0: 0.12313923239707947 <text:s/>(0.1823560728618268)</text:span></text:p>
      <text:p text:style-name="P3"><text:s text:c="5"/><text:span text:style-name="T1">| &gt; loss_disc_real_1: 0.2554202377796173 <text:s/>(0.21963069813974787)</text:span></text:p>
      <text:p text:style-name="P3"><text:s text:c="5"/><text:span text:style-name="T1">| &gt; loss_disc_real_2: 0.22175894677639008 <text:s/>(0.23328386950358915)</text:span></text:p>
      <text:p text:style-name="P3"><text:s text:c="5"/><text:span text:style-name="T1">| &gt; loss_disc_real_3: 0.20858509838581085 <text:s/>(0.23229938896184557)</text:span></text:p>
      <text:p text:style-name="P3"><text:s text:c="5"/><text:span text:style-name="T1">| &gt; loss_disc_real_4: 0.23893624544143677 <text:s/>(0.2410274146313078)</text:span></text:p>
      <text:p text:style-name="P3"><text:s text:c="5"/><text:span text:style-name="T1">| &gt; loss_disc_real_5: 0.22148075699806213 <text:s/>(0.23193714173322313)</text:span></text:p>
      <text:p text:style-name="P3"><text:s text:c="5"/><text:span text:style-name="T1">| &gt; loss_0: 2.4809985160827637 <text:s/>(2.631772260987356)</text:span></text:p>
      <text:p text:style-name="P3"><text:s text:c="5"/><text:span text:style-name="T1">| &gt; grad_norm_0: tensor(30.7150, device='cuda:0') <text:s/>(tensor(17.2678, device='cuda:0'))</text:span></text:p>
      <text:p text:style-name="P3"><text:s text:c="5"/><text:span text:style-name="T1">| &gt; loss_gen: 2.161536455154419 <text:s/>(2.1761561792888005)</text:span></text:p>
      <text:p text:style-name="P3"><text:s text:c="5"/><text:span text:style-name="T1">| &gt; loss_kl: 2.0129480361938477 <text:s/>(1.590296715832828)</text:span></text:p>
      <text:p text:style-name="P3"><text:s text:c="5"/><text:span text:style-name="T1">| &gt; loss_feat: 7.573890686035156 <text:s/>(6.94855290852236)</text:span></text:p>
      <text:p text:style-name="P3"><text:s text:c="5"/><text:span text:style-name="T1">| &gt; loss_mel: 15.544220924377441 <text:s/>(15.674009730306905)</text:span></text:p>
      <text:p text:style-name="P3"><text:s text:c="5"/><text:span text:style-name="T1">| &gt; loss_duration: 1.4528892040252686 <text:s/>(1.4483588505327032)</text:span></text:p>
      <text:p text:style-name="P3"><text:s text:c="5"/><text:span text:style-name="T1">| &gt; amp_scaler: 256.0 <text:s/>(256.0)</text:span></text:p>
      <text:p text:style-name="P3"><text:s text:c="5"/><text:span text:style-name="T1">| &gt; loss_1: 28.745485305786133 <text:s/>(27.837374333585245)</text:span></text:p>
      <text:p text:style-name="P3"><text:s text:c="5"/><text:span text:style-name="T1">| &gt; grad_norm_1: tensor(298.3587, device='cuda:0') <text:s/>(tensor(198.9662, device='cuda:0'))</text:span></text:p>
      <text:p text:style-name="P3"><text:s text:c="5"/><text:span text:style-name="T1">| &gt; current_lr_0: 0.0001990770782180657 </text:span></text:p>
      <text:p text:style-name="P3"><text:s text:c="5"/><text:span text:style-name="T1">| &gt; current_lr_1: 0.0001990770782180657 </text:span></text:p>
      <text:p text:style-name="P3"><text:s text:c="5"/><text:span text:style-name="T1">| &gt; step_time: 0.5625 <text:s/>(0.5360048567311146)</text:span></text:p>
      <text:p text:style-name="P3"><text:s text:c="5"/><text:span text:style-name="T1">| &gt; loader_time: 0.0062 <text:s/>(0.005343863133634076)</text:span></text:p>
      <text:p text:style-name="P5"/>
      <text:p text:style-name="P5"/>
      <text:p text:style-name="P1">[1m <text:s text:c="2"/>--&gt; TIME: 2025-05-11 15:33:53 -- STEP: 189/630 -- GLOBAL_STEP: 869000[0m</text:p>
      <text:p text:style-name="P3"><text:s text:c="5"/><text:span text:style-name="T1">| &gt; loss_disc: 2.638751745223999 <text:s/>(2.6301889015883986)</text:span></text:p>
      <text:p text:style-name="P3"><text:s text:c="5"/><text:span text:style-name="T1">| &gt; loss_disc_real_0: 0.12791018187999725 <text:s/>(0.18218843406312674)</text:span></text:p>
      <text:p text:style-name="P3"><text:s text:c="5"/><text:span text:style-name="T1">| &gt; loss_disc_real_1: 0.224028542637825 <text:s/>(0.2173335499391354)</text:span></text:p>
      <text:p text:style-name="P3"><text:s text:c="5"/><text:span text:style-name="T1">| &gt; loss_disc_real_2: 0.25717535614967346 <text:s/>(0.23191029818915815)</text:span></text:p>
      <text:p text:style-name="P3"><text:s text:c="5"/><text:span text:style-name="T1">| &gt; loss_disc_real_3: 0.24903619289398193 <text:s/>(0.23176947165103184)</text:span></text:p>
      <text:p text:style-name="P3"><text:s text:c="5"/><text:span text:style-name="T1">| &gt; loss_disc_real_4: 0.2664700150489807 <text:s/>(0.24107853256205403)</text:span></text:p>
      <text:p text:style-name="P3"><text:s text:c="5"/><text:span text:style-name="T1">| &gt; loss_disc_real_5: 0.24465669691562653 <text:s/>(0.22827049392083335)</text:span></text:p>
      <text:p text:style-name="P3"><text:s text:c="5"/><text:span text:style-name="T1">| &gt; loss_0: 2.638751745223999 <text:s/>(2.6301889015883986)</text:span></text:p>
      <text:p text:style-name="P3"><text:s text:c="5"/><text:span text:style-name="T1">| &gt; grad_norm_0: tensor(23.3675, device='cuda:0') <text:s/>(tensor(21.3187, device='cuda:0'))</text:span></text:p>
      <text:p text:style-name="P3"><text:s text:c="5"/><text:span text:style-name="T1">| &gt; loss_gen: 2.134620428085327 <text:s/>(2.1852353199449164)</text:span></text:p>
      <text:p text:style-name="P3"><text:s text:c="5"/><text:span text:style-name="T1">| &gt; loss_kl: 1.7089351415634155 <text:s/>(1.6024572975421074)</text:span></text:p>
      <text:p text:style-name="P3"><text:s text:c="5"/><text:span text:style-name="T1">| &gt; loss_feat: 5.4889817237854 <text:s/>(6.866928234302177)</text:span></text:p>
      <text:p text:style-name="P3"><text:s text:c="5"/><text:span text:style-name="T1">| &gt; loss_mel: 14.93891716003418 <text:s/>(15.675816066681392)</text:span></text:p>
      <text:p text:style-name="P3"><text:s text:c="5"/><text:span text:style-name="T1">| &gt; loss_duration: 1.4578325748443604 <text:s/>(1.3928086890114666)</text:span></text:p>
      <text:p text:style-name="P3"><text:s text:c="5"/><text:span text:style-name="T1">| &gt; amp_scaler: 128.0 <text:s/>(211.97883597883597)</text:span></text:p>
      <text:p text:style-name="P3"><text:s text:c="5"/><text:span text:style-name="T1">| &gt; loss_1: 25.729286193847656 <text:s/>(27.723245701461874)</text:span></text:p>
      <text:p text:style-name="P3"><text:s text:c="5"/><text:span text:style-name="T1">| &gt; grad_norm_1: tensor(227.7217, device='cuda:0') <text:s/>(tensor(258.4375, device='cuda:0'))</text:span></text:p>
      <text:p text:style-name="P3"><text:s text:c="5"/><text:span text:style-name="T1">| &gt; current_lr_0: 0.0001990770782180657 </text:span></text:p>
      <text:p text:style-name="P3"><text:s text:c="5"/><text:span text:style-name="T1">| &gt; current_lr_1: 0.0001990770782180657 </text:span></text:p>
      <text:p text:style-name="P3"><text:s text:c="5"/><text:span text:style-name="T1">| &gt; step_time: 0.6082 <text:s/>(0.563498965016118)</text:span></text:p>
      <text:p text:style-name="P3"><text:s text:c="5"/><text:span text:style-name="T1">| &gt; loader_time: 0.0066 <text:s/>(0.005978014103319279)</text:span></text:p>
      <text:p text:style-name="P5"/>
      <text:p text:style-name="P5"/>
      <text:p text:style-name="P3"><text:s/><text:span text:style-name="T1">&gt; CHECKPOINT : /kaggle/working/vits_4_nov-May-11-2025_10+42AM-0000000/checkpoint_869000.pth</text:span></text:p>
      <text:p text:style-name="P5"/>
      <text:p text:style-name="P1">[1m <text:s text:c="2"/>--&gt; TIME: 2025-05-11 15:35:01 -- STEP: 289/630 -- GLOBAL_STEP: 869100[0m</text:p>
      <text:p text:style-name="P3"><text:s text:c="5"/><text:span text:style-name="T1">| &gt; loss_disc: 2.760924816131592 <text:s/>(2.6279086332420163)</text:span></text:p>
      <text:p text:style-name="P3"><text:s text:c="5"/><text:span text:style-name="T1">| &gt; loss_disc_real_0: 0.17975181341171265 <text:s/>(0.18246494107283517)</text:span></text:p>
      <text:p text:style-name="P3"><text:s text:c="5"/><text:span text:style-name="T1">| &gt; loss_disc_real_1: 0.19783209264278412 <text:s/>(0.21737954804229076)</text:span></text:p>
      <text:p text:style-name="P3"><text:s text:c="5"/><text:span text:style-name="T1">| &gt; loss_disc_real_2: 0.22853362560272217 <text:s/>(0.2308155545726367)</text:span></text:p>
      <text:p text:style-name="P3"><text:s text:c="5"/><text:span text:style-name="T1">| &gt; loss_disc_real_3: 0.22039246559143066 <text:s/>(0.23110237341232365)</text:span></text:p>
      <text:p text:style-name="P3"><text:s text:c="5"/><text:span text:style-name="T1">| &gt; loss_disc_real_4: 0.24339695274829865 <text:s/>(0.24248829489142013)</text:span></text:p>
      <text:p text:style-name="P3"><text:s text:c="5"/><text:span text:style-name="T1">| &gt; loss_disc_real_5: 0.30491936206817627 <text:s/>(0.22912220257273191)</text:span></text:p>
      <text:p text:style-name="P3"><text:s text:c="5"/><text:span text:style-name="T1">| &gt; loss_0: 2.760924816131592 <text:s/>(2.6279086332420163)</text:span></text:p>
      <text:p text:style-name="P3"><text:s text:c="5"/><text:span text:style-name="T1">| &gt; grad_norm_0: tensor(17.0110, device='cuda:0') <text:s/>(tensor(20.7012, device='cuda:0'))</text:span></text:p>
      <text:p text:style-name="P3"><text:soft-page-break/><text:s text:c="5"/><text:span text:style-name="T1">| &gt; loss_gen: 1.9773893356323242 <text:s/>(2.1830795120615445)</text:span></text:p>
      <text:p text:style-name="P3"><text:s text:c="5"/><text:span text:style-name="T1">| &gt; loss_kl: 1.6145468950271606 <text:s/>(1.6115309317631705)</text:span></text:p>
      <text:p text:style-name="P3"><text:s text:c="5"/><text:span text:style-name="T1">| &gt; loss_feat: 5.764932155609131 <text:s/>(6.828605453860801)</text:span></text:p>
      <text:p text:style-name="P3"><text:s text:c="5"/><text:span text:style-name="T1">| &gt; loss_mel: 15.656561851501465 <text:s/>(15.704790752239294)</text:span></text:p>
      <text:p text:style-name="P3"><text:s text:c="5"/><text:span text:style-name="T1">| &gt; loss_duration: 1.4786345958709717 <text:s/>(1.3949558421402233)</text:span></text:p>
      <text:p text:style-name="P3"><text:s text:c="5"/><text:span text:style-name="T1">| &gt; amp_scaler: 128.0 <text:s/>(182.92041522491346)</text:span></text:p>
      <text:p text:style-name="P3"><text:s text:c="5"/><text:span text:style-name="T1">| &gt; loss_1: 26.4920654296875 <text:s/>(27.722962514751924)</text:span></text:p>
      <text:p text:style-name="P3"><text:s text:c="5"/><text:span text:style-name="T1">| &gt; grad_norm_1: tensor(234.2276, device='cuda:0') <text:s/>(tensor(253.6216, device='cuda:0'))</text:span></text:p>
      <text:p text:style-name="P3"><text:s text:c="5"/><text:span text:style-name="T1">| &gt; current_lr_0: 0.0001990770782180657 </text:span></text:p>
      <text:p text:style-name="P3"><text:s text:c="5"/><text:span text:style-name="T1">| &gt; current_lr_1: 0.0001990770782180657 </text:span></text:p>
      <text:p text:style-name="P3"><text:s text:c="5"/><text:span text:style-name="T1">| &gt; step_time: 0.649 <text:s/>(0.5882825876189764)</text:span></text:p>
      <text:p text:style-name="P3"><text:s text:c="5"/><text:span text:style-name="T1">| &gt; loader_time: 0.0077 <text:s/>(0.006558926460239712)</text:span></text:p>
      <text:p text:style-name="P5"/>
      <text:p text:style-name="P5"/>
      <text:p text:style-name="P1">[1m <text:s text:c="2"/>--&gt; TIME: 2025-05-11 15:36:13 -- STEP: 389/630 -- GLOBAL_STEP: 869200[0m</text:p>
      <text:p text:style-name="P3"><text:s text:c="5"/><text:span text:style-name="T1">| &gt; loss_disc: 2.674623966217041 <text:s/>(2.6338388496928484)</text:span></text:p>
      <text:p text:style-name="P3"><text:s text:c="5"/><text:span text:style-name="T1">| &gt; loss_disc_real_0: 0.15581336617469788 <text:s/>(0.18365359453814806)</text:span></text:p>
      <text:p text:style-name="P3"><text:s text:c="5"/><text:span text:style-name="T1">| &gt; loss_disc_real_1: 0.1917782574892044 <text:s/>(0.21672808896070275)</text:span></text:p>
      <text:p text:style-name="P3"><text:s text:c="5"/><text:span text:style-name="T1">| &gt; loss_disc_real_2: 0.2586119771003723 <text:s/>(0.2316092202550035)</text:span></text:p>
      <text:p text:style-name="P3"><text:s text:c="5"/><text:span text:style-name="T1">| &gt; loss_disc_real_3: 0.23518146574497223 <text:s/>(0.23046241562746483)</text:span></text:p>
      <text:p text:style-name="P3"><text:s text:c="5"/><text:span text:style-name="T1">| &gt; loss_disc_real_4: 0.24096055328845978 <text:s/>(0.24183156768429862)</text:span></text:p>
      <text:p text:style-name="P3"><text:s text:c="5"/><text:span text:style-name="T1">| &gt; loss_disc_real_5: 0.2441740334033966 <text:s/>(0.23155211343173818)</text:span></text:p>
      <text:p text:style-name="P3"><text:s text:c="5"/><text:span text:style-name="T1">| &gt; loss_0: 2.674623966217041 <text:s/>(2.6338388496928484)</text:span></text:p>
      <text:p text:style-name="P3"><text:s text:c="5"/><text:span text:style-name="T1">| &gt; grad_norm_0: tensor(7.3776, device='cuda:0') <text:s/>(tensor(19.7020, device='cuda:0'))</text:span></text:p>
      <text:p text:style-name="P3"><text:s text:c="5"/><text:span text:style-name="T1">| &gt; loss_gen: 2.1055572032928467 <text:s/>(2.167389997173399)</text:span></text:p>
      <text:p text:style-name="P3"><text:s text:c="5"/><text:span text:style-name="T1">| &gt; loss_kl: 1.6378014087677002 <text:s/>(1.6169848460464673)</text:span></text:p>
      <text:p text:style-name="P3"><text:s text:c="5"/><text:span text:style-name="T1">| &gt; loss_feat: 5.494970321655273 <text:s/>(6.768317096337561)</text:span></text:p>
      <text:p text:style-name="P3"><text:s text:c="5"/><text:span text:style-name="T1">| &gt; loss_mel: 15.357155799865723 <text:s/>(15.65855150541487)</text:span></text:p>
      <text:p text:style-name="P3"><text:s text:c="5"/><text:span text:style-name="T1">| &gt; loss_duration: 1.4936113357543945 <text:s/>(1.4128043936579884)</text:span></text:p>
      <text:p text:style-name="P3"><text:s text:c="5"/><text:span text:style-name="T1">| &gt; amp_scaler: 128.0 <text:s/>(168.80205655526998)</text:span></text:p>
      <text:p text:style-name="P3"><text:s text:c="5"/><text:span text:style-name="T1">| &gt; loss_1: 26.089096069335938 <text:s/>(27.6240478211626)</text:span></text:p>
      <text:p text:style-name="P3"><text:s text:c="5"/><text:span text:style-name="T1">| &gt; grad_norm_1: tensor(39.5416, device='cuda:0') <text:s/>(tensor(238.9182, device='cuda:0'))</text:span></text:p>
      <text:p text:style-name="P3"><text:s text:c="5"/><text:span text:style-name="T1">| &gt; current_lr_0: 0.0001990770782180657 </text:span></text:p>
      <text:p text:style-name="P3"><text:s text:c="5"/><text:span text:style-name="T1">| &gt; current_lr_1: 0.0001990770782180657 </text:span></text:p>
      <text:p text:style-name="P3"><text:s text:c="5"/><text:span text:style-name="T1">| &gt; step_time: 0.749 <text:s/>(0.6178860713399779)</text:span></text:p>
      <text:p text:style-name="P3"><text:s text:c="5"/><text:span text:style-name="T1">| &gt; loader_time: 0.0099 <text:s/>(0.007174360721460651)</text:span></text:p>
      <text:p text:style-name="P5"/>
      <text:p text:style-name="P5"/>
      <text:p text:style-name="P1">[1m <text:s text:c="2"/>--&gt; TIME: 2025-05-11 15:37:34 -- STEP: 489/630 -- GLOBAL_STEP: 869300[0m</text:p>
      <text:p text:style-name="P3"><text:s text:c="5"/><text:span text:style-name="T1">| &gt; loss_disc: 2.745253562927246 <text:s/>(2.625675319893961)</text:span></text:p>
      <text:p text:style-name="P3"><text:s text:c="5"/><text:span text:style-name="T1">| &gt; loss_disc_real_0: 0.18009606003761292 <text:s/>(0.18183908578777846)</text:span></text:p>
      <text:p text:style-name="P3"><text:s text:c="5"/><text:span text:style-name="T1">| &gt; loss_disc_real_1: 0.24270795285701752 <text:s/>(0.2151725824411905)</text:span></text:p>
      <text:p text:style-name="P3"><text:s text:c="5"/><text:span text:style-name="T1">| &gt; loss_disc_real_2: 0.26829683780670166 <text:s/>(0.23121726528145298)</text:span></text:p>
      <text:p text:style-name="P3"><text:s text:c="5"/><text:span text:style-name="T1">| &gt; loss_disc_real_3: 0.2671351134777069 <text:s/>(0.23034849159556664)</text:span></text:p>
      <text:p text:style-name="P3"><text:s text:c="5"/><text:span text:style-name="T1">| &gt; loss_disc_real_4: 0.3125871419906616 <text:s/>(0.2415629538473176)</text:span></text:p>
      <text:p text:style-name="P3"><text:s text:c="5"/><text:span text:style-name="T1">| &gt; loss_disc_real_5: 0.27852994203567505 <text:s/>(0.23193811902544012)</text:span></text:p>
      <text:p text:style-name="P3"><text:s text:c="5"/><text:span text:style-name="T1">| &gt; loss_0: 2.745253562927246 <text:s/>(2.625675319893961)</text:span></text:p>
      <text:p text:style-name="P3"><text:s text:c="5"/><text:span text:style-name="T1">| &gt; grad_norm_0: tensor(19.0273, device='cuda:0') <text:s/>(tensor(19.1387, device='cuda:0'))</text:span></text:p>
      <text:p text:style-name="P3"><text:s text:c="5"/><text:span text:style-name="T1">| &gt; loss_gen: 2.0680227279663086 <text:s/>(2.168535304215787)</text:span></text:p>
      <text:p text:style-name="P3"><text:s text:c="5"/><text:span text:style-name="T1">| &gt; loss_kl: 1.5971788167953491 <text:s/>(1.6183343689378298)</text:span></text:p>
      <text:p text:style-name="P3"><text:s text:c="5"/><text:span text:style-name="T1">| &gt; loss_feat: 6.563190460205078 <text:s/>(6.759069719685123)</text:span></text:p>
      <text:p text:style-name="P3"><text:s text:c="5"/><text:span text:style-name="T1">| &gt; loss_mel: 16.129154205322266 <text:s/>(15.617280347703181)</text:span></text:p>
      <text:p text:style-name="P3"><text:s text:c="5"/><text:span text:style-name="T1">| &gt; loss_duration: 1.4829328060150146 <text:s/>(1.4138948344501736)</text:span></text:p>
      <text:p text:style-name="P3"><text:s text:c="5"/><text:span text:style-name="T1">| &gt; amp_scaler: 128.0 <text:s/>(160.4580777096115)</text:span></text:p>
      <text:p text:style-name="P3"><text:s text:c="5"/><text:span text:style-name="T1">| &gt; loss_1: 27.84048080444336 <text:s/>(27.577114545982063)</text:span></text:p>
      <text:p text:style-name="P3"><text:s text:c="5"/><text:span text:style-name="T1">| &gt; grad_norm_1: tensor(150.2937, device='cuda:0') <text:s/>(tensor(231.5029, device='cuda:0'))</text:span></text:p>
      <text:p text:style-name="P3"><text:s text:c="5"/><text:span text:style-name="T1">| &gt; current_lr_0: 0.0001990770782180657 </text:span></text:p>
      <text:p text:style-name="P3"><text:s text:c="5"/><text:span text:style-name="T1">| &gt; current_lr_1: 0.0001990770782180657 </text:span></text:p>
      <text:p text:style-name="P3"><text:s text:c="5"/><text:span text:style-name="T1">| &gt; step_time: 0.8228 <text:s/>(0.6543834931036205)</text:span></text:p>
      <text:p text:style-name="P3"><text:soft-page-break/><text:s text:c="5"/><text:span text:style-name="T1">| &gt; loader_time: 0.0103 <text:s/>(0.00774344734862782)</text:span></text:p>
      <text:p text:style-name="P5"/>
      <text:p text:style-name="P5"/>
      <text:p text:style-name="P1">[1m <text:s text:c="2"/>--&gt; TIME: 2025-05-11 15:39:05 -- STEP: 589/630 -- GLOBAL_STEP: 869400[0m</text:p>
      <text:p text:style-name="P3"><text:s text:c="5"/><text:span text:style-name="T1">| &gt; loss_disc: 2.7278172969818115 <text:s/>(2.623413220731027)</text:span></text:p>
      <text:p text:style-name="P3"><text:s text:c="5"/><text:span text:style-name="T1">| &gt; loss_disc_real_0: 0.3599857687950134 <text:s/>(0.18142936169367493)</text:span></text:p>
      <text:p text:style-name="P3"><text:s text:c="5"/><text:span text:style-name="T1">| &gt; loss_disc_real_1: 0.21581898629665375 <text:s/>(0.2160277406484243)</text:span></text:p>
      <text:p text:style-name="P3"><text:s text:c="5"/><text:span text:style-name="T1">| &gt; loss_disc_real_2: 0.261738121509552 <text:s/>(0.23136634396069725)</text:span></text:p>
      <text:p text:style-name="P3"><text:s text:c="5"/><text:span text:style-name="T1">| &gt; loss_disc_real_3: 0.23304156959056854 <text:s/>(0.23028163419615838)</text:span></text:p>
      <text:p text:style-name="P3"><text:s text:c="5"/><text:span text:style-name="T1">| &gt; loss_disc_real_4: 0.24538829922676086 <text:s/>(0.24134207255063114)</text:span></text:p>
      <text:p text:style-name="P3"><text:s text:c="5"/><text:span text:style-name="T1">| &gt; loss_disc_real_5: 0.2115873396396637 <text:s/>(0.22974745378986092)</text:span></text:p>
      <text:p text:style-name="P3"><text:s text:c="5"/><text:span text:style-name="T1">| &gt; loss_0: 2.7278172969818115 <text:s/>(2.623413220731027)</text:span></text:p>
      <text:p text:style-name="P3"><text:s text:c="5"/><text:span text:style-name="T1">| &gt; grad_norm_0: tensor(30.8348, device='cuda:0') <text:s/>(tensor(19.5864, device='cuda:0'))</text:span></text:p>
      <text:p text:style-name="P3"><text:s text:c="5"/><text:span text:style-name="T1">| &gt; loss_gen: 2.304241895675659 <text:s/>(2.1710894105794667)</text:span></text:p>
      <text:p text:style-name="P3"><text:s text:c="5"/><text:span text:style-name="T1">| &gt; loss_kl: 1.789597511291504 <text:s/>(1.6137295040493298)</text:span></text:p>
      <text:p text:style-name="P3"><text:s text:c="5"/><text:span text:style-name="T1">| &gt; loss_feat: 7.011072635650635 <text:s/>(6.728862090507468)</text:span></text:p>
      <text:p text:style-name="P3"><text:s text:c="5"/><text:span text:style-name="T1">| &gt; loss_mel: 15.984004020690918 <text:s/>(15.61383124482652)</text:span></text:p>
      <text:p text:style-name="P3"><text:s text:c="5"/><text:span text:style-name="T1">| &gt; loss_duration: 1.478133201599121 <text:s/>(1.4242167778452304)</text:span></text:p>
      <text:p text:style-name="P3"><text:s text:c="5"/><text:span text:style-name="T1">| &gt; amp_scaler: 128.0 <text:s/>(154.9473684210527)</text:span></text:p>
      <text:p text:style-name="P3"><text:s text:c="5"/><text:span text:style-name="T1">| &gt; loss_1: 28.56705093383789 <text:s/>(27.551729046832936)</text:span></text:p>
      <text:p text:style-name="P3"><text:s text:c="5"/><text:span text:style-name="T1">| &gt; grad_norm_1: tensor(272.0480, device='cuda:0') <text:s/>(tensor(236.9966, device='cuda:0'))</text:span></text:p>
      <text:p text:style-name="P3"><text:s text:c="5"/><text:span text:style-name="T1">| &gt; current_lr_0: 0.0001990770782180657 </text:span></text:p>
      <text:p text:style-name="P3"><text:s text:c="5"/><text:span text:style-name="T1">| &gt; current_lr_1: 0.0001990770782180657 </text:span></text:p>
      <text:p text:style-name="P3"><text:s text:c="5"/><text:span text:style-name="T1">| &gt; step_time: 0.9488 <text:s/>(0.6942489126947013)</text:span></text:p>
      <text:p text:style-name="P3"><text:s text:c="5"/><text:span text:style-name="T1">| &gt; loader_time: 0.0149 <text:s/>(0.008328706177871788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130986372629801 [0m(-0.00038782755533854196)</text:span></text:p>
      <text:p text:style-name="P3"><text:s text:c="5"/><text:span text:style-name="T1">| &gt; avg_loss_disc:[92m 2.6870516339937844 [0m(-0.07549236218134592)</text:span></text:p>
      <text:p text:style-name="P3"><text:s text:c="5"/><text:span text:style-name="T1">| &gt; avg_loss_disc_real_0:[92m 0.12324353804190953 [0m(-0.10723567629853885)</text:span></text:p>
      <text:p text:style-name="P3"><text:s text:c="5"/><text:span text:style-name="T1">| &gt; avg_loss_disc_real_1:[92m 0.17871431137124696 [0m(-0.04022072503964108)</text:span></text:p>
      <text:p text:style-name="P3"><text:s text:c="5"/><text:span text:style-name="T1">| &gt; avg_loss_disc_real_2:[92m 0.20969154313206673 [0m(-0.0069078231851259775)</text:span></text:p>
      <text:p text:style-name="P3"><text:s text:c="5"/><text:span text:style-name="T1">| &gt; avg_loss_disc_real_3:[91m 0.23593497648835182 [0m(+0.02985793724656105)</text:span></text:p>
      <text:p text:style-name="P3"><text:s text:c="5"/><text:span text:style-name="T1">| &gt; avg_loss_disc_real_4:[91m 0.28001239026586217 [0m(+0.018989862253268597)</text:span></text:p>
      <text:p text:style-name="P3"><text:s text:c="5"/><text:span text:style-name="T1">| &gt; avg_loss_disc_real_5:[92m 0.20448658739527067 [0m(-0.05416282390554747)</text:span></text:p>
      <text:p text:style-name="P3"><text:s text:c="5"/><text:span text:style-name="T1">| &gt; avg_loss_0:[92m 2.6870516339937844 [0m(-0.07549236218134592)</text:span></text:p>
      <text:p text:style-name="P3"><text:s text:c="5"/><text:span text:style-name="T1">| &gt; avg_loss_gen:[92m 1.79315847158432 [0m(-0.16780975461006165)</text:span></text:p>
      <text:p text:style-name="P3"><text:s text:c="5"/><text:span text:style-name="T1">| &gt; avg_loss_kl:[92m 1.6011909345785778 [0m(-0.14858769377072645)</text:span></text:p>
      <text:p text:style-name="P3"><text:s text:c="5"/><text:span text:style-name="T1">| &gt; avg_loss_feat:[92m 5.957274754842122 [0m(-0.3513764937718715)</text:span></text:p>
      <text:p text:style-name="P3"><text:s text:c="5"/><text:span text:style-name="T1">| &gt; avg_loss_mel:[92m 15.539683103561401 [0m(-0.2867577075958252)</text:span></text:p>
      <text:p text:style-name="P3"><text:s text:c="5"/><text:span text:style-name="T1">| &gt; avg_loss_duration:[91m 1.522366503874461 [0m(+0.0029886364936828613)</text:span></text:p>
      <text:p text:style-name="P3"><text:s text:c="5"/><text:span text:style-name="T1">| &gt; avg_loss_1:[92m 26.413674195607502 [0m(-0.9515425364176444)</text:span></text:p>
      <text:p text:style-name="P5"/>
      <text:p text:style-name="P5"/>
      <text:p text:style-name="P1">[4m[1m &gt; EPOCH: 38/50[0m</text:p>
      <text:p text:style-name="P3"><text:s/><text:span text:style-name="T1">--&gt; /kaggle/working/vits_4_nov-May-11-2025_10+42AM-0000000</text:span></text:p>
      <text:p text:style-name="P5"/>
      <text:p text:style-name="P1">[1m &gt; TRAINING (2025-05-11 15:40:00) [0m</text:p>
      <text:p text:style-name="P5"/>
      <text:p text:style-name="P1">[1m <text:s text:c="2"/>--&gt; TIME: 2025-05-11 15:40:32 -- STEP: 59/630 -- GLOBAL_STEP: 869500[0m</text:p>
      <text:p text:style-name="P3"><text:s text:c="5"/><text:span text:style-name="T1">| &gt; loss_disc: 2.527708053588867 <text:s/>(2.5905374591633414)</text:span></text:p>
      <text:p text:style-name="P3"><text:s text:c="5"/><text:span text:style-name="T1">| &gt; loss_disc_real_0: 0.13671573996543884 <text:s/>(0.17430046200752256)</text:span></text:p>
      <text:p text:style-name="P3"><text:s text:c="5"/><text:span text:style-name="T1">| &gt; loss_disc_real_1: 0.17954611778259277 <text:s/>(0.20956975196377706)</text:span></text:p>
      <text:p text:style-name="P3"><text:s text:c="5"/><text:span text:style-name="T1">| &gt; loss_disc_real_2: 0.25338509678840637 <text:s/>(0.22825013075844716)</text:span></text:p>
      <text:p text:style-name="P3"><text:s text:c="5"/><text:span text:style-name="T1">| &gt; loss_disc_real_3: 0.2354658544063568 <text:s/>(0.22725720829882864)</text:span></text:p>
      <text:p text:style-name="P3"><text:s text:c="5"/><text:span text:style-name="T1">| &gt; loss_disc_real_4: 0.20455989241600037 <text:s/>(0.23630078364226778)</text:span></text:p>
      <text:p text:style-name="P3"><text:soft-page-break/><text:s text:c="5"/><text:span text:style-name="T1">| &gt; loss_disc_real_5: 0.23001240193843842 <text:s/>(0.2354540084883318)</text:span></text:p>
      <text:p text:style-name="P3"><text:s text:c="5"/><text:span text:style-name="T1">| &gt; loss_0: 2.527708053588867 <text:s/>(2.5905374591633414)</text:span></text:p>
      <text:p text:style-name="P3"><text:s text:c="5"/><text:span text:style-name="T1">| &gt; grad_norm_0: tensor(12.1524, device='cuda:0') <text:s/>(tensor(14.4558, device='cuda:0'))</text:span></text:p>
      <text:p text:style-name="P3"><text:s text:c="5"/><text:span text:style-name="T1">| &gt; loss_gen: 2.1442790031433105 <text:s/>(2.1848160048662604)</text:span></text:p>
      <text:p text:style-name="P3"><text:s text:c="5"/><text:span text:style-name="T1">| &gt; loss_kl: 1.7121188640594482 <text:s/>(1.579472951969858)</text:span></text:p>
      <text:p text:style-name="P3"><text:s text:c="5"/><text:span text:style-name="T1">| &gt; loss_feat: 7.294154167175293 <text:s/>(7.087778713743566)</text:span></text:p>
      <text:p text:style-name="P3"><text:s text:c="5"/><text:span text:style-name="T1">| &gt; loss_mel: 15.598532676696777 <text:s/>(15.725023447457007)</text:span></text:p>
      <text:p text:style-name="P3"><text:s text:c="5"/><text:span text:style-name="T1">| &gt; loss_duration: 1.4611828327178955 <text:s/>(1.4456439866858013)</text:span></text:p>
      <text:p text:style-name="P3"><text:s text:c="5"/><text:span text:style-name="T1">| &gt; amp_scaler: 128.0 <text:s/>(128.0)</text:span></text:p>
      <text:p text:style-name="P3"><text:s text:c="5"/><text:span text:style-name="T1">| &gt; loss_1: 28.210268020629883 <text:s/>(28.022735175439866)</text:span></text:p>
      <text:p text:style-name="P3"><text:s text:c="5"/><text:span text:style-name="T1">| &gt; grad_norm_1: tensor(94.6894, device='cuda:0') <text:s/>(tensor(163.8506, device='cuda:0'))</text:span></text:p>
      <text:p text:style-name="P3"><text:s text:c="5"/><text:span text:style-name="T1">| &gt; current_lr_0: 0.00019905219358328844 </text:span></text:p>
      <text:p text:style-name="P3"><text:s text:c="5"/><text:span text:style-name="T1">| &gt; current_lr_1: 0.00019905219358328844 </text:span></text:p>
      <text:p text:style-name="P3"><text:s text:c="5"/><text:span text:style-name="T1">| &gt; step_time: 0.53 <text:s/>(0.5200207839577883)</text:span></text:p>
      <text:p text:style-name="P3"><text:s text:c="5"/><text:span text:style-name="T1">| &gt; loader_time: 0.0058 <text:s/>(0.005080445338103731)</text:span></text:p>
      <text:p text:style-name="P5"/>
      <text:p text:style-name="P5"/>
      <text:p text:style-name="P3"><text:s/><text:span text:style-name="T1">&gt; CHECKPOINT : /kaggle/working/vits_4_nov-May-11-2025_10+42AM-0000000/checkpoint_869500.pth</text:span></text:p>
      <text:p text:style-name="P5"/>
      <text:p text:style-name="P1">[1m <text:s text:c="2"/>--&gt; TIME: 2025-05-11 15:41:32 -- STEP: 159/630 -- GLOBAL_STEP: 869600[0m</text:p>
      <text:p text:style-name="P3"><text:s text:c="5"/><text:span text:style-name="T1">| &gt; loss_disc: 2.4286558628082275 <text:s/>(2.5900249181303585)</text:span></text:p>
      <text:p text:style-name="P3"><text:s text:c="5"/><text:span text:style-name="T1">| &gt; loss_disc_real_0: 0.19149205088615417 <text:s/>(0.17331099472705666)</text:span></text:p>
      <text:p text:style-name="P3"><text:s text:c="5"/><text:span text:style-name="T1">| &gt; loss_disc_real_1: 0.2501212954521179 <text:s/>(0.21190422351630228)</text:span></text:p>
      <text:p text:style-name="P3"><text:s text:c="5"/><text:span text:style-name="T1">| &gt; loss_disc_real_2: 0.25666674971580505 <text:s/>(0.22818475746133793)</text:span></text:p>
      <text:p text:style-name="P3"><text:s text:c="5"/><text:span text:style-name="T1">| &gt; loss_disc_real_3: 0.20106670260429382 <text:s/>(0.22866116370420037)</text:span></text:p>
      <text:p text:style-name="P3"><text:s text:c="5"/><text:span text:style-name="T1">| &gt; loss_disc_real_4: 0.20721805095672607 <text:s/>(0.23892825120275127)</text:span></text:p>
      <text:p text:style-name="P3"><text:s text:c="5"/><text:span text:style-name="T1">| &gt; loss_disc_real_5: 0.19679391384124756 <text:s/>(0.232080469997424)</text:span></text:p>
      <text:p text:style-name="P3"><text:s text:c="5"/><text:span text:style-name="T1">| &gt; loss_0: 2.4286558628082275 <text:s/>(2.5900249181303585)</text:span></text:p>
      <text:p text:style-name="P3"><text:s text:c="5"/><text:span text:style-name="T1">| &gt; grad_norm_0: tensor(32.2680, device='cuda:0') <text:s/>(tensor(17.0258, device='cuda:0'))</text:span></text:p>
      <text:p text:style-name="P3"><text:s text:c="5"/><text:span text:style-name="T1">| &gt; loss_gen: 2.6818413734436035 <text:s/>(2.203516152669798)</text:span></text:p>
      <text:p text:style-name="P3"><text:s text:c="5"/><text:span text:style-name="T1">| &gt; loss_kl: 1.6148924827575684 <text:s/>(1.620184267841795)</text:span></text:p>
      <text:p text:style-name="P3"><text:s text:c="5"/><text:span text:style-name="T1">| &gt; loss_feat: 7.894554138183594 <text:s/>(7.022584873175471)</text:span></text:p>
      <text:p text:style-name="P3"><text:s text:c="5"/><text:span text:style-name="T1">| &gt; loss_mel: 16.545047760009766 <text:s/>(15.686590926452253)</text:span></text:p>
      <text:p text:style-name="P3"><text:s text:c="5"/><text:span text:style-name="T1">| &gt; loss_duration: 1.4669774770736694 <text:s/>(1.3827861667429129)</text:span></text:p>
      <text:p text:style-name="P3"><text:s text:c="5"/><text:span text:style-name="T1">| &gt; amp_scaler: 128.0 <text:s/>(128.0)</text:span></text:p>
      <text:p text:style-name="P3"><text:s text:c="5"/><text:span text:style-name="T1">| &gt; loss_1: 30.20331382751465 <text:s/>(27.9156622976627)</text:span></text:p>
      <text:p text:style-name="P3"><text:s text:c="5"/><text:span text:style-name="T1">| &gt; grad_norm_1: tensor(738.8444, device='cuda:0') <text:s/>(tensor(204.2171, device='cuda:0'))</text:span></text:p>
      <text:p text:style-name="P3"><text:s text:c="5"/><text:span text:style-name="T1">| &gt; current_lr_0: 0.00019905219358328844 </text:span></text:p>
      <text:p text:style-name="P3"><text:s text:c="5"/><text:span text:style-name="T1">| &gt; current_lr_1: 0.00019905219358328844 </text:span></text:p>
      <text:p text:style-name="P3"><text:s text:c="5"/><text:span text:style-name="T1">| &gt; step_time: 0.5516 <text:s/>(0.5445121654174608)</text:span></text:p>
      <text:p text:style-name="P3"><text:s text:c="5"/><text:span text:style-name="T1">| &gt; loader_time: 0.0061 <text:s/>(0.0056897934127903595)</text:span></text:p>
      <text:p text:style-name="P5"/>
      <text:p text:style-name="P5"/>
      <text:p text:style-name="P1">[1m <text:s text:c="2"/>--&gt; TIME: 2025-05-11 15:42:33 -- STEP: 259/630 -- GLOBAL_STEP: 869700[0m</text:p>
      <text:p text:style-name="P3"><text:s text:c="5"/><text:span text:style-name="T1">| &gt; loss_disc: 2.5448966026306152 <text:s/>(2.5950700426654008)</text:span></text:p>
      <text:p text:style-name="P3"><text:s text:c="5"/><text:span text:style-name="T1">| &gt; loss_disc_real_0: 0.20099711418151855 <text:s/>(0.17501529766440851)</text:span></text:p>
      <text:p text:style-name="P3"><text:s text:c="5"/><text:span text:style-name="T1">| &gt; loss_disc_real_1: 0.20689374208450317 <text:s/>(0.21241875936395874)</text:span></text:p>
      <text:p text:style-name="P3"><text:s text:c="5"/><text:span text:style-name="T1">| &gt; loss_disc_real_2: 0.2708438038825989 <text:s/>(0.2288883455011375)</text:span></text:p>
      <text:p text:style-name="P3"><text:s text:c="5"/><text:span text:style-name="T1">| &gt; loss_disc_real_3: 0.23176905512809753 <text:s/>(0.22919494621311837)</text:span></text:p>
      <text:p text:style-name="P3"><text:s text:c="5"/><text:span text:style-name="T1">| &gt; loss_disc_real_4: 0.22087788581848145 <text:s/>(0.23862124680322108)</text:span></text:p>
      <text:p text:style-name="P3"><text:s text:c="5"/><text:span text:style-name="T1">| &gt; loss_disc_real_5: 0.19332285225391388 <text:s/>(0.23085058960905405)</text:span></text:p>
      <text:p text:style-name="P3"><text:s text:c="5"/><text:span text:style-name="T1">| &gt; loss_0: 2.5448966026306152 <text:s/>(2.5950700426654008)</text:span></text:p>
      <text:p text:style-name="P3"><text:s text:c="5"/><text:span text:style-name="T1">| &gt; grad_norm_0: tensor(18.4991, device='cuda:0') <text:s/>(tensor(19.2693, device='cuda:0'))</text:span></text:p>
      <text:p text:style-name="P3"><text:s text:c="5"/><text:span text:style-name="T1">| &gt; loss_gen: 2.1797311305999756 <text:s/>(2.2019267224897288)</text:span></text:p>
      <text:p text:style-name="P3"><text:s text:c="5"/><text:span text:style-name="T1">| &gt; loss_kl: 1.4011390209197998 <text:s/>(1.6233873758536967)</text:span></text:p>
      <text:p text:style-name="P3"><text:s text:c="5"/><text:span text:style-name="T1">| &gt; loss_feat: 6.868096351623535 <text:s/>(7.002243597995361)</text:span></text:p>
      <text:p text:style-name="P3"><text:s text:c="5"/><text:span text:style-name="T1">| &gt; loss_mel: 15.310782432556152 <text:s/>(15.711795692738418)</text:span></text:p>
      <text:p text:style-name="P3"><text:s text:c="5"/><text:span text:style-name="T1">| &gt; loss_duration: 1.463209629058838 <text:s/>(1.3895347762752224)</text:span></text:p>
      <text:p text:style-name="P3"><text:soft-page-break/><text:s text:c="5"/><text:span text:style-name="T1">| &gt; amp_scaler: 128.0 <text:s/>(128.0)</text:span></text:p>
      <text:p text:style-name="P3"><text:s text:c="5"/><text:span text:style-name="T1">| &gt; loss_1: 27.222957611083984 <text:s/>(27.92888810735872)</text:span></text:p>
      <text:p text:style-name="P3"><text:s text:c="5"/><text:span text:style-name="T1">| &gt; grad_norm_1: tensor(220.5094, device='cuda:0') <text:s/>(tensor(241.9114, device='cuda:0'))</text:span></text:p>
      <text:p text:style-name="P3"><text:s text:c="5"/><text:span text:style-name="T1">| &gt; current_lr_0: 0.00019905219358328844 </text:span></text:p>
      <text:p text:style-name="P3"><text:s text:c="5"/><text:span text:style-name="T1">| &gt; current_lr_1: 0.00019905219358328844 </text:span></text:p>
      <text:p text:style-name="P3"><text:s text:c="5"/><text:span text:style-name="T1">| &gt; step_time: 0.6168 <text:s/>(0.5669127679699633)</text:span></text:p>
      <text:p text:style-name="P3"><text:s text:c="5"/><text:span text:style-name="T1">| &gt; loader_time: 0.0072 <text:s/>(0.006194497627641244)</text:span></text:p>
      <text:p text:style-name="P5"/>
      <text:p text:style-name="P5"/>
      <text:p text:style-name="P1">[1m <text:s text:c="2"/>--&gt; TIME: 2025-05-11 15:43:40 -- STEP: 359/630 -- GLOBAL_STEP: 869800[0m</text:p>
      <text:p text:style-name="P3"><text:s text:c="5"/><text:span text:style-name="T1">| &gt; loss_disc: 2.7186996936798096 <text:s/>(2.601720262702795)</text:span></text:p>
      <text:p text:style-name="P3"><text:s text:c="5"/><text:span text:style-name="T1">| &gt; loss_disc_real_0: 0.15842922031879425 <text:s/>(0.17558716443006706)</text:span></text:p>
      <text:p text:style-name="P3"><text:s text:c="5"/><text:span text:style-name="T1">| &gt; loss_disc_real_1: 0.2292139083147049 <text:s/>(0.21300373473373296)</text:span></text:p>
      <text:p text:style-name="P3"><text:s text:c="5"/><text:span text:style-name="T1">| &gt; loss_disc_real_2: 0.23205672204494476 <text:s/>(0.22986846062300265)</text:span></text:p>
      <text:p text:style-name="P3"><text:s text:c="5"/><text:span text:style-name="T1">| &gt; loss_disc_real_3: 0.23964960873126984 <text:s/>(0.22915826613358461)</text:span></text:p>
      <text:p text:style-name="P3"><text:s text:c="5"/><text:span text:style-name="T1">| &gt; loss_disc_real_4: 0.2511557936668396 <text:s/>(0.239543121754293)</text:span></text:p>
      <text:p text:style-name="P3"><text:s text:c="5"/><text:span text:style-name="T1">| &gt; loss_disc_real_5: 0.26845043897628784 <text:s/>(0.23128039288155547)</text:span></text:p>
      <text:p text:style-name="P3"><text:s text:c="5"/><text:span text:style-name="T1">| &gt; loss_0: 2.7186996936798096 <text:s/>(2.601720262702795)</text:span></text:p>
      <text:p text:style-name="P3"><text:s text:c="5"/><text:span text:style-name="T1">| &gt; grad_norm_0: tensor(18.5681, device='cuda:0') <text:s/>(tensor(18.6859, device='cuda:0'))</text:span></text:p>
      <text:p text:style-name="P3"><text:s text:c="5"/><text:span text:style-name="T1">| &gt; loss_gen: 2.129465341567993 <text:s/>(2.1881035257514805)</text:span></text:p>
      <text:p text:style-name="P3"><text:s text:c="5"/><text:span text:style-name="T1">| &gt; loss_kl: 1.688663363456726 <text:s/>(1.6166449333631887)</text:span></text:p>
      <text:p text:style-name="P3"><text:s text:c="5"/><text:span text:style-name="T1">| &gt; loss_feat: 6.2589216232299805 <text:s/>(6.926285884506523)</text:span></text:p>
      <text:p text:style-name="P3"><text:s text:c="5"/><text:span text:style-name="T1">| &gt; loss_mel: 14.746332168579102 <text:s/>(15.672369120180774)</text:span></text:p>
      <text:p text:style-name="P3"><text:s text:c="5"/><text:span text:style-name="T1">| &gt; loss_duration: 1.4865443706512451 <text:s/>(1.4110853970880965)</text:span></text:p>
      <text:p text:style-name="P3"><text:s text:c="5"/><text:span text:style-name="T1">| &gt; amp_scaler: 128.0 <text:s/>(128.0)</text:span></text:p>
      <text:p text:style-name="P3"><text:s text:c="5"/><text:span text:style-name="T1">| &gt; loss_1: 26.309925079345703 <text:s/>(27.81448882801619)</text:span></text:p>
      <text:p text:style-name="P3"><text:s text:c="5"/><text:span text:style-name="T1">| &gt; grad_norm_1: tensor(226.1924, device='cuda:0') <text:s/>(tensor(229.5302, device='cuda:0'))</text:span></text:p>
      <text:p text:style-name="P3"><text:s text:c="5"/><text:span text:style-name="T1">| &gt; current_lr_0: 0.00019905219358328844 </text:span></text:p>
      <text:p text:style-name="P3"><text:s text:c="5"/><text:span text:style-name="T1">| &gt; current_lr_1: 0.00019905219358328844 </text:span></text:p>
      <text:p text:style-name="P3"><text:s text:c="5"/><text:span text:style-name="T1">| &gt; step_time: 0.6539 <text:s/>(0.5912268938792449)</text:span></text:p>
      <text:p text:style-name="P3"><text:s text:c="5"/><text:span text:style-name="T1">| &gt; loader_time: 0.0088 <text:s/>(0.00673420914036318)</text:span></text:p>
      <text:p text:style-name="P5"/>
      <text:p text:style-name="P5"/>
      <text:p text:style-name="P1">[1m <text:s text:c="2"/>--&gt; TIME: 2025-05-11 15:44:53 -- STEP: 459/630 -- GLOBAL_STEP: 869900[0m</text:p>
      <text:p text:style-name="P3"><text:s text:c="5"/><text:span text:style-name="T1">| &gt; loss_disc: 2.8010547161102295 <text:s/>(2.60748381864012)</text:span></text:p>
      <text:p text:style-name="P3"><text:s text:c="5"/><text:span text:style-name="T1">| &gt; loss_disc_real_0: 0.2669338881969452 <text:s/>(0.17577241062468693)</text:span></text:p>
      <text:p text:style-name="P3"><text:s text:c="5"/><text:span text:style-name="T1">| &gt; loss_disc_real_1: 0.354610413312912 <text:s/>(0.2137022145368435)</text:span></text:p>
      <text:p text:style-name="P3"><text:s text:c="5"/><text:span text:style-name="T1">| &gt; loss_disc_real_2: 0.2573937773704529 <text:s/>(0.2298264645348447)</text:span></text:p>
      <text:p text:style-name="P3"><text:s text:c="5"/><text:span text:style-name="T1">| &gt; loss_disc_real_3: 0.24592602252960205 <text:s/>(0.2293197108769468)</text:span></text:p>
      <text:p text:style-name="P3"><text:s text:c="5"/><text:span text:style-name="T1">| &gt; loss_disc_real_4: 0.20568951964378357 <text:s/>(0.23935730716371847)</text:span></text:p>
      <text:p text:style-name="P3"><text:s text:c="5"/><text:span text:style-name="T1">| &gt; loss_disc_real_5: 0.22264264523983002 <text:s/>(0.23309567521989735)</text:span></text:p>
      <text:p text:style-name="P3"><text:s text:c="5"/><text:span text:style-name="T1">| &gt; loss_0: 2.8010547161102295 <text:s/>(2.60748381864012)</text:span></text:p>
      <text:p text:style-name="P3"><text:s text:c="5"/><text:span text:style-name="T1">| &gt; grad_norm_0: tensor(15.3574, device='cuda:0') <text:s/>(tensor(17.2206, device='cuda:0'))</text:span></text:p>
      <text:p text:style-name="P3"><text:s text:c="5"/><text:span text:style-name="T1">| &gt; loss_gen: 2.0656931400299072 <text:s/>(2.1773274968132754)</text:span></text:p>
      <text:p text:style-name="P3"><text:s text:c="5"/><text:span text:style-name="T1">| &gt; loss_kl: 1.5979260206222534 <text:s/>(1.609464978860094)</text:span></text:p>
      <text:p text:style-name="P3"><text:s text:c="5"/><text:span text:style-name="T1">| &gt; loss_feat: 6.203001976013184 <text:s/>(6.841942349809966)</text:span></text:p>
      <text:p text:style-name="P3"><text:s text:c="5"/><text:span text:style-name="T1">| &gt; loss_mel: 15.958939552307129 <text:s/>(15.668256607969862)</text:span></text:p>
      <text:p text:style-name="P3"><text:s text:c="5"/><text:span text:style-name="T1">| &gt; loss_duration: 1.4266479015350342 <text:s/>(1.4123486586905258)</text:span></text:p>
      <text:p text:style-name="P3"><text:s text:c="5"/><text:span text:style-name="T1">| &gt; amp_scaler: 128.0 <text:s/>(128.0)</text:span></text:p>
      <text:p text:style-name="P3"><text:s text:c="5"/><text:span text:style-name="T1">| &gt; loss_1: 27.252208709716797 <text:s/>(27.70934005188786)</text:span></text:p>
      <text:p text:style-name="P3"><text:s text:c="5"/><text:span text:style-name="T1">| &gt; grad_norm_1: tensor(64.0142, device='cuda:0') <text:s/>(tensor(201.0362, device='cuda:0'))</text:span></text:p>
      <text:p text:style-name="P3"><text:s text:c="5"/><text:span text:style-name="T1">| &gt; current_lr_0: 0.00019905219358328844 </text:span></text:p>
      <text:p text:style-name="P3"><text:s text:c="5"/><text:span text:style-name="T1">| &gt; current_lr_1: 0.00019905219358328844 </text:span></text:p>
      <text:p text:style-name="P3"><text:s text:c="5"/><text:span text:style-name="T1">| &gt; step_time: 0.7285 <text:s/>(0.6188987615581171)</text:span></text:p>
      <text:p text:style-name="P3"><text:s text:c="5"/><text:span text:style-name="T1">| &gt; loader_time: 0.0095 <text:s/>(0.0072698935963749125)</text:span></text:p>
      <text:p text:style-name="P5"/>
      <text:p text:style-name="P5"/>
      <text:p text:style-name="P1">[1m <text:s text:c="2"/>--&gt; TIME: 2025-05-11 15:46:17 -- STEP: 559/630 -- GLOBAL_STEP: 870000[0m</text:p>
      <text:p text:style-name="P3"><text:s text:c="5"/><text:span text:style-name="T1">| &gt; loss_disc: 2.4804229736328125 <text:s/>(2.612785130366019)</text:span></text:p>
      <text:p text:style-name="P3"><text:soft-page-break/><text:s text:c="5"/><text:span text:style-name="T1">| &gt; loss_disc_real_0: 0.11478763818740845 <text:s/>(0.17702671938804054)</text:span></text:p>
      <text:p text:style-name="P3"><text:s text:c="5"/><text:span text:style-name="T1">| &gt; loss_disc_real_1: 0.2174738049507141 <text:s/>(0.21419942040456214)</text:span></text:p>
      <text:p text:style-name="P3"><text:s text:c="5"/><text:span text:style-name="T1">| &gt; loss_disc_real_2: 0.23826546967029572 <text:s/>(0.2300209809554497)</text:span></text:p>
      <text:p text:style-name="P3"><text:s text:c="5"/><text:span text:style-name="T1">| &gt; loss_disc_real_3: 0.19256116449832916 <text:s/>(0.229671178702165)</text:span></text:p>
      <text:p text:style-name="P3"><text:s text:c="5"/><text:span text:style-name="T1">| &gt; loss_disc_real_4: 0.20809432864189148 <text:s/>(0.24002811851143196)</text:span></text:p>
      <text:p text:style-name="P3"><text:s text:c="5"/><text:span text:style-name="T1">| &gt; loss_disc_real_5: 0.18869291245937347 <text:s/>(0.23283716425806125)</text:span></text:p>
      <text:p text:style-name="P3"><text:s text:c="5"/><text:span text:style-name="T1">| &gt; loss_0: 2.4804229736328125 <text:s/>(2.612785130366019)</text:span></text:p>
      <text:p text:style-name="P3"><text:s text:c="5"/><text:span text:style-name="T1">| &gt; grad_norm_0: tensor(19.3142, device='cuda:0') <text:s/>(tensor(17.9894, device='cuda:0'))</text:span></text:p>
      <text:p text:style-name="P3"><text:s text:c="5"/><text:span text:style-name="T1">| &gt; loss_gen: 2.066633701324463 <text:s/>(2.175919811712824)</text:span></text:p>
      <text:p text:style-name="P3"><text:s text:c="5"/><text:span text:style-name="T1">| &gt; loss_kl: 1.7457870244979858 <text:s/>(1.610454453338664)</text:span></text:p>
      <text:p text:style-name="P3"><text:s text:c="5"/><text:span text:style-name="T1">| &gt; loss_feat: 7.139514923095703 <text:s/>(6.809571169783263)</text:span></text:p>
      <text:p text:style-name="P3"><text:s text:c="5"/><text:span text:style-name="T1">| &gt; loss_mel: 15.312187194824219 <text:s/>(15.655132235695936)</text:span></text:p>
      <text:p text:style-name="P3"><text:s text:c="5"/><text:span text:style-name="T1">| &gt; loss_duration: 1.5056099891662598 <text:s/>(1.4227527094228543)</text:span></text:p>
      <text:p text:style-name="P3"><text:s text:c="5"/><text:span text:style-name="T1">| &gt; amp_scaler: 128.0 <text:s/>(128.0)</text:span></text:p>
      <text:p text:style-name="P3"><text:s text:c="5"/><text:span text:style-name="T1">| &gt; loss_1: 27.769731521606445 <text:s/>(27.673830346259326)</text:span></text:p>
      <text:p text:style-name="P3"><text:s text:c="5"/><text:span text:style-name="T1">| &gt; grad_norm_1: tensor(197.2172, device='cuda:0') <text:s/>(tensor(208.6957, device='cuda:0'))</text:span></text:p>
      <text:p text:style-name="P3"><text:s text:c="5"/><text:span text:style-name="T1">| &gt; current_lr_0: 0.00019905219358328844 </text:span></text:p>
      <text:p text:style-name="P3"><text:s text:c="5"/><text:span text:style-name="T1">| &gt; current_lr_1: 0.00019905219358328844 </text:span></text:p>
      <text:p text:style-name="P3"><text:s text:c="5"/><text:span text:style-name="T1">| &gt; step_time: 0.8247 <text:s/>(0.6550368831921134)</text:span></text:p>
      <text:p text:style-name="P3"><text:s text:c="5"/><text:span text:style-name="T1">| &gt; loader_time: 0.0105 <text:s/>(0.007854034307817654)</text:span></text:p>
      <text:p text:style-name="P5"/>
      <text:p text:style-name="P5"/>
      <text:p text:style-name="P3"><text:s/><text:span text:style-name="T1">&gt; CHECKPOINT : /kaggle/working/vits_4_nov-May-11-2025_10+42AM-0000000/checkpoint_870000.pth</text:span></text:p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124509334564209 [0m(-6.47703806559187e-06)</text:span></text:p>
      <text:p text:style-name="P3"><text:s text:c="5"/><text:span text:style-name="T1">| &gt; avg_loss_disc:[92m 2.6525569359461465 [0m(-0.03449469804763794)</text:span></text:p>
      <text:p text:style-name="P3"><text:s text:c="5"/><text:span text:style-name="T1">| &gt; avg_loss_disc_real_0:[91m 0.16132363304495811 [0m(+0.038080095003048584)</text:span></text:p>
      <text:p text:style-name="P3"><text:s text:c="5"/><text:span text:style-name="T1">| &gt; avg_loss_disc_real_1:[92m 0.1677187904715538 [0m(-0.010995520899693162)</text:span></text:p>
      <text:p text:style-name="P3"><text:s text:c="5"/><text:span text:style-name="T1">| &gt; avg_loss_disc_real_2:[92m 0.18078515926996866 [0m(-0.028906383862098067)</text:span></text:p>
      <text:p text:style-name="P3"><text:s text:c="5"/><text:span text:style-name="T1">| &gt; avg_loss_disc_real_3:[91m 0.25049998859564465 [0m(+0.01456501210729283)</text:span></text:p>
      <text:p text:style-name="P3"><text:s text:c="5"/><text:span text:style-name="T1">| &gt; avg_loss_disc_real_4:[92m 0.24984629079699516 [0m(-0.030166099468867003)</text:span></text:p>
      <text:p text:style-name="P3"><text:s text:c="5"/><text:span text:style-name="T1">| &gt; avg_loss_disc_real_5:[91m 0.25170778607328737 [0m(+0.04722119867801669)</text:span></text:p>
      <text:p text:style-name="P3"><text:s text:c="5"/><text:span text:style-name="T1">| &gt; avg_loss_0:[92m 2.6525569359461465 [0m(-0.03449469804763794)</text:span></text:p>
      <text:p text:style-name="P3"><text:s text:c="5"/><text:span text:style-name="T1">| &gt; avg_loss_gen:[91m 1.905787318944931 [0m(+0.11262884736061096)</text:span></text:p>
      <text:p text:style-name="P3"><text:s text:c="5"/><text:span text:style-name="T1">| &gt; avg_loss_kl:[91m 1.718526025613149 [0m(+0.11733509103457118)</text:span></text:p>
      <text:p text:style-name="P3"><text:s text:c="5"/><text:span text:style-name="T1">| &gt; avg_loss_feat:[91m 6.31191070874532 [0m(+0.35463595390319824)</text:span></text:p>
      <text:p text:style-name="P3"><text:s text:c="5"/><text:span text:style-name="T1">| &gt; avg_loss_mel:[91m 15.69358785947164 [0m(+0.15390475591023822)</text:span></text:p>
      <text:p text:style-name="P3"><text:s text:c="5"/><text:span text:style-name="T1">| &gt; avg_loss_duration:[91m 1.5254142383734386 [0m(+0.003047734498977661)</text:span></text:p>
      <text:p text:style-name="P3"><text:s text:c="5"/><text:span text:style-name="T1">| &gt; avg_loss_1:[91m 27.15522638956706 [0m(+0.7415521939595564)</text:span></text:p>
      <text:p text:style-name="P5"/>
      <text:p text:style-name="P5"/>
      <text:p text:style-name="P1">[4m[1m &gt; EPOCH: 39/50[0m</text:p>
      <text:p text:style-name="P3"><text:s/><text:span text:style-name="T1">--&gt; /kaggle/working/vits_4_nov-May-11-2025_10+42AM-0000000</text:span></text:p>
      <text:p text:style-name="P5"/>
      <text:p text:style-name="P1">[1m &gt; TRAINING (2025-05-11 15:47:42) [0m</text:p>
      <text:p text:style-name="P5"/>
      <text:p text:style-name="P1">[1m <text:s text:c="2"/>--&gt; TIME: 2025-05-11 15:47:59 -- STEP: 29/630 -- GLOBAL_STEP: 870100[0m</text:p>
      <text:p text:style-name="P3"><text:s text:c="5"/><text:span text:style-name="T1">| &gt; loss_disc: 2.657301902770996 <text:s/>(2.573103123697741)</text:span></text:p>
      <text:p text:style-name="P3"><text:s text:c="5"/><text:span text:style-name="T1">| &gt; loss_disc_real_0: 0.259979784488678 <text:s/>(0.1760182121190531)</text:span></text:p>
      <text:p text:style-name="P3"><text:s text:c="5"/><text:span text:style-name="T1">| &gt; loss_disc_real_1: 0.1885087490081787 <text:s/>(0.21231391255197854)</text:span></text:p>
      <text:p text:style-name="P3"><text:s text:c="5"/><text:span text:style-name="T1">| &gt; loss_disc_real_2: 0.24716471135616302 <text:s/>(0.2247190197993969)</text:span></text:p>
      <text:p text:style-name="P3"><text:s text:c="5"/><text:span text:style-name="T1">| &gt; loss_disc_real_3: 0.26548299193382263 <text:s/>(0.22447626138555593)</text:span></text:p>
      <text:p text:style-name="P3"><text:s text:c="5"/><text:span text:style-name="T1">| &gt; loss_disc_real_4: 0.2754727900028229 <text:s/>(0.24463090660243197)</text:span></text:p>
      <text:p text:style-name="P3"><text:s text:c="5"/><text:span text:style-name="T1">| &gt; loss_disc_real_5: 0.3252274990081787 <text:s/>(0.23546708966123647)</text:span></text:p>
      <text:p text:style-name="P3"><text:soft-page-break/><text:s text:c="5"/><text:span text:style-name="T1">| &gt; loss_0: 2.657301902770996 <text:s/>(2.573103123697741)</text:span></text:p>
      <text:p text:style-name="P3"><text:s text:c="5"/><text:span text:style-name="T1">| &gt; grad_norm_0: tensor(35.3387, device='cuda:0') <text:s/>(tensor(14.6312, device='cuda:0'))</text:span></text:p>
      <text:p text:style-name="P3"><text:s text:c="5"/><text:span text:style-name="T1">| &gt; loss_gen: 2.3119561672210693 <text:s/>(2.2414187891729935)</text:span></text:p>
      <text:p text:style-name="P3"><text:s text:c="5"/><text:span text:style-name="T1">| &gt; loss_kl: 1.5150396823883057 <text:s/>(1.5571904881247158)</text:span></text:p>
      <text:p text:style-name="P3"><text:s text:c="5"/><text:span text:style-name="T1">| &gt; loss_feat: 6.313302516937256 <text:s/>(7.153168596070389)</text:span></text:p>
      <text:p text:style-name="P3"><text:s text:c="5"/><text:span text:style-name="T1">| &gt; loss_mel: 16.25478744506836 <text:s/>(15.833456039428711)</text:span></text:p>
      <text:p text:style-name="P3"><text:s text:c="5"/><text:span text:style-name="T1">| &gt; loss_duration: 1.4219269752502441 <text:s/>(1.4422477113789525)</text:span></text:p>
      <text:p text:style-name="P3"><text:s text:c="5"/><text:span text:style-name="T1">| &gt; amp_scaler: 128.0 <text:s/>(128.0)</text:span></text:p>
      <text:p text:style-name="P3"><text:s text:c="5"/><text:span text:style-name="T1">| &gt; loss_1: 27.817012786865234 <text:s/>(28.227481513187804)</text:span></text:p>
      <text:p text:style-name="P3"><text:s text:c="5"/><text:span text:style-name="T1">| &gt; grad_norm_1: tensor(251.1373, device='cuda:0') <text:s/>(tensor(156.1840, device='cuda:0'))</text:span></text:p>
      <text:p text:style-name="P3"><text:s text:c="5"/><text:span text:style-name="T1">| &gt; current_lr_0: 0.0001990273120590905 </text:span></text:p>
      <text:p text:style-name="P3"><text:s text:c="5"/><text:span text:style-name="T1">| &gt; current_lr_1: 0.0001990273120590905 </text:span></text:p>
      <text:p text:style-name="P3"><text:s text:c="5"/><text:span text:style-name="T1">| &gt; step_time: 0.5212 <text:s/>(0.5224520913485823)</text:span></text:p>
      <text:p text:style-name="P3"><text:s text:c="5"/><text:span text:style-name="T1">| &gt; loader_time: 0.0057 <text:s/>(0.005142351676677835)</text:span></text:p>
      <text:p text:style-name="P5"/>
      <text:p text:style-name="P5"/>
      <text:p text:style-name="P1">[1m <text:s text:c="2"/>--&gt; TIME: 2025-05-11 15:48:55 -- STEP: 129/630 -- GLOBAL_STEP: 870200[0m</text:p>
      <text:p text:style-name="P3"><text:s text:c="5"/><text:span text:style-name="T1">| &gt; loss_disc: 2.493130683898926 <text:s/>(2.588285878647205)</text:span></text:p>
      <text:p text:style-name="P3"><text:s text:c="5"/><text:span text:style-name="T1">| &gt; loss_disc_real_0: 0.2488703429698944 <text:s/>(0.1746626561579778)</text:span></text:p>
      <text:p text:style-name="P3"><text:s text:c="5"/><text:span text:style-name="T1">| &gt; loss_disc_real_1: 0.21465477347373962 <text:s/>(0.21386103932709657)</text:span></text:p>
      <text:p text:style-name="P3"><text:s text:c="5"/><text:span text:style-name="T1">| &gt; loss_disc_real_2: 0.22756952047348022 <text:s/>(0.22637182901534)</text:span></text:p>
      <text:p text:style-name="P3"><text:s text:c="5"/><text:span text:style-name="T1">| &gt; loss_disc_real_3: 0.18072903156280518 <text:s/>(0.22778680192869763)</text:span></text:p>
      <text:p text:style-name="P3"><text:s text:c="5"/><text:span text:style-name="T1">| &gt; loss_disc_real_4: 0.18370267748832703 <text:s/>(0.24102535069912903)</text:span></text:p>
      <text:p text:style-name="P3"><text:s text:c="5"/><text:span text:style-name="T1">| &gt; loss_disc_real_5: 0.18731904029846191 <text:s/>(0.22799861939378488)</text:span></text:p>
      <text:p text:style-name="P3"><text:s text:c="5"/><text:span text:style-name="T1">| &gt; loss_0: 2.493130683898926 <text:s/>(2.588285878647205)</text:span></text:p>
      <text:p text:style-name="P3"><text:s text:c="5"/><text:span text:style-name="T1">| &gt; grad_norm_0: tensor(31.0183, device='cuda:0') <text:s/>(tensor(19.9333, device='cuda:0'))</text:span></text:p>
      <text:p text:style-name="P3"><text:s text:c="5"/><text:span text:style-name="T1">| &gt; loss_gen: 2.445225715637207 <text:s/>(2.2257988831793623)</text:span></text:p>
      <text:p text:style-name="P3"><text:s text:c="5"/><text:span text:style-name="T1">| &gt; loss_kl: 1.6046260595321655 <text:s/>(1.5753068618996198)</text:span></text:p>
      <text:p text:style-name="P3"><text:s text:c="5"/><text:span text:style-name="T1">| &gt; loss_feat: 7.005649089813232 <text:s/>(6.99800536059594)</text:span></text:p>
      <text:p text:style-name="P3"><text:s text:c="5"/><text:span text:style-name="T1">| &gt; loss_mel: 15.614620208740234 <text:s/>(15.6771653049676)</text:span></text:p>
      <text:p text:style-name="P3"><text:s text:c="5"/><text:span text:style-name="T1">| &gt; loss_duration: 1.4984667301177979 <text:s/>(1.4308091679284736)</text:span></text:p>
      <text:p text:style-name="P3"><text:s text:c="5"/><text:span text:style-name="T1">| &gt; amp_scaler: 128.0 <text:s/>(128.0)</text:span></text:p>
      <text:p text:style-name="P3"><text:s text:c="5"/><text:span text:style-name="T1">| &gt; loss_1: 28.16858673095703 <text:s/>(27.907085581343303)</text:span></text:p>
      <text:p text:style-name="P3"><text:s text:c="5"/><text:span text:style-name="T1">| &gt; grad_norm_1: tensor(412.2031, device='cuda:0') <text:s/>(tensor(258.1217, device='cuda:0'))</text:span></text:p>
      <text:p text:style-name="P3"><text:s text:c="5"/><text:span text:style-name="T1">| &gt; current_lr_0: 0.0001990273120590905 </text:span></text:p>
      <text:p text:style-name="P3"><text:s text:c="5"/><text:span text:style-name="T1">| &gt; current_lr_1: 0.0001990273120590905 </text:span></text:p>
      <text:p text:style-name="P3"><text:s text:c="5"/><text:span text:style-name="T1">| &gt; step_time: 0.5606 <text:s/>(0.5441284955934038)</text:span></text:p>
      <text:p text:style-name="P3"><text:s text:c="5"/><text:span text:style-name="T1">| &gt; loader_time: 0.0065 <text:s/>(0.005679747855016429)</text:span></text:p>
      <text:p text:style-name="P5"/>
      <text:p text:style-name="P5"/>
      <text:p text:style-name="P1">[1m <text:s text:c="2"/>--&gt; TIME: 2025-05-11 15:49:56 -- STEP: 229/630 -- GLOBAL_STEP: 870300[0m</text:p>
      <text:p text:style-name="P3"><text:s text:c="5"/><text:span text:style-name="T1">| &gt; loss_disc: 2.462343215942383 <text:s/>(2.588120099238432)</text:span></text:p>
      <text:p text:style-name="P3"><text:s text:c="5"/><text:span text:style-name="T1">| &gt; loss_disc_real_0: 0.11872988939285278 <text:s/>(0.174082356867051)</text:span></text:p>
      <text:p text:style-name="P3"><text:s text:c="5"/><text:span text:style-name="T1">| &gt; loss_disc_real_1: 0.15563204884529114 <text:s/>(0.21512975416849797)</text:span></text:p>
      <text:p text:style-name="P3"><text:s text:c="5"/><text:span text:style-name="T1">| &gt; loss_disc_real_2: 0.19623614847660065 <text:s/>(0.22856427514396901)</text:span></text:p>
      <text:p text:style-name="P3"><text:s text:c="5"/><text:span text:style-name="T1">| &gt; loss_disc_real_3: 0.19454850256443024 <text:s/>(0.22798453785446535)</text:span></text:p>
      <text:p text:style-name="P3"><text:s text:c="5"/><text:span text:style-name="T1">| &gt; loss_disc_real_4: 0.21830828487873077 <text:s/>(0.2392692765033922)</text:span></text:p>
      <text:p text:style-name="P3"><text:s text:c="5"/><text:span text:style-name="T1">| &gt; loss_disc_real_5: 0.14960600435733795 <text:s/>(0.22616193258085626)</text:span></text:p>
      <text:p text:style-name="P3"><text:s text:c="5"/><text:span text:style-name="T1">| &gt; loss_0: 2.462343215942383 <text:s/>(2.588120099238432)</text:span></text:p>
      <text:p text:style-name="P3"><text:s text:c="5"/><text:span text:style-name="T1">| &gt; grad_norm_0: tensor(18.4190, device='cuda:0') <text:s/>(tensor(22.0998, device='cuda:0'))</text:span></text:p>
      <text:p text:style-name="P3"><text:s text:c="5"/><text:span text:style-name="T1">| &gt; loss_gen: 2.308375358581543 <text:s/>(2.220339138434964)</text:span></text:p>
      <text:p text:style-name="P3"><text:s text:c="5"/><text:span text:style-name="T1">| &gt; loss_kl: 1.673322081565857 <text:s/>(1.6013164041344259)</text:span></text:p>
      <text:p text:style-name="P3"><text:s text:c="5"/><text:span text:style-name="T1">| &gt; loss_feat: 7.113569736480713 <text:s/>(6.990444206254451)</text:span></text:p>
      <text:p text:style-name="P3"><text:s text:c="5"/><text:span text:style-name="T1">| &gt; loss_mel: 15.898510932922363 <text:s/>(15.692309866826086)</text:span></text:p>
      <text:p text:style-name="P3"><text:s text:c="5"/><text:span text:style-name="T1">| &gt; loss_duration: 1.4692459106445312 <text:s/>(1.3855693303861993)</text:span></text:p>
      <text:p text:style-name="P3"><text:s text:c="5"/><text:span text:style-name="T1">| &gt; amp_scaler: 128.0 <text:s/>(128.0)</text:span></text:p>
      <text:p text:style-name="P3"><text:s text:c="5"/><text:span text:style-name="T1">| &gt; loss_1: 28.463024139404297 <text:s/>(27.889978925213544)</text:span></text:p>
      <text:p text:style-name="P3"><text:s text:c="5"/><text:span text:style-name="T1">| &gt; grad_norm_1: tensor(58.9742, device='cuda:0') <text:s/>(tensor(291.5731, device='cuda:0'))</text:span></text:p>
      <text:p text:style-name="P3"><text:soft-page-break/><text:s text:c="5"/><text:span text:style-name="T1">| &gt; current_lr_0: 0.0001990273120590905 </text:span></text:p>
      <text:p text:style-name="P3"><text:s text:c="5"/><text:span text:style-name="T1">| &gt; current_lr_1: 0.0001990273120590905 </text:span></text:p>
      <text:p text:style-name="P3"><text:s text:c="5"/><text:span text:style-name="T1">| &gt; step_time: 0.5966 <text:s/>(0.5687502867269725)</text:span></text:p>
      <text:p text:style-name="P3"><text:s text:c="5"/><text:span text:style-name="T1">| &gt; loader_time: 0.007 <text:s/>(0.006188803885180877)</text:span></text:p>
      <text:p text:style-name="P5"/>
      <text:p text:style-name="P5"/>
      <text:p text:style-name="P1">[1m <text:s text:c="2"/>--&gt; TIME: 2025-05-11 15:51:03 -- STEP: 329/630 -- GLOBAL_STEP: 870400[0m</text:p>
      <text:p text:style-name="P3"><text:s text:c="5"/><text:span text:style-name="T1">| &gt; loss_disc: 2.773905038833618 <text:s/>(2.5976534027459035)</text:span></text:p>
      <text:p text:style-name="P3"><text:s text:c="5"/><text:span text:style-name="T1">| &gt; loss_disc_real_0: 0.24586208164691925 <text:s/>(0.17565591918661236)</text:span></text:p>
      <text:p text:style-name="P3"><text:s text:c="5"/><text:span text:style-name="T1">| &gt; loss_disc_real_1: 0.2403164952993393 <text:s/>(0.21610118154334443)</text:span></text:p>
      <text:p text:style-name="P3"><text:s text:c="5"/><text:span text:style-name="T1">| &gt; loss_disc_real_2: 0.22917810082435608 <text:s/>(0.22879084260811558)</text:span></text:p>
      <text:p text:style-name="P3"><text:s text:c="5"/><text:span text:style-name="T1">| &gt; loss_disc_real_3: 0.2586483061313629 <text:s/>(0.22870012864153436)</text:span></text:p>
      <text:p text:style-name="P3"><text:s text:c="5"/><text:span text:style-name="T1">| &gt; loss_disc_real_4: 0.26823052763938904 <text:s/>(0.24077474178695388)</text:span></text:p>
      <text:p text:style-name="P3"><text:s text:c="5"/><text:span text:style-name="T1">| &gt; loss_disc_real_5: 0.2406873106956482 <text:s/>(0.22795263449109435)</text:span></text:p>
      <text:p text:style-name="P3"><text:s text:c="5"/><text:span text:style-name="T1">| &gt; loss_0: 2.773905038833618 <text:s/>(2.5976534027459035)</text:span></text:p>
      <text:p text:style-name="P3"><text:s text:c="5"/><text:span text:style-name="T1">| &gt; grad_norm_0: tensor(10.8160, device='cuda:0') <text:s/>(tensor(20.7773, device='cuda:0'))</text:span></text:p>
      <text:p text:style-name="P3"><text:s text:c="5"/><text:span text:style-name="T1">| &gt; loss_gen: 2.052729845046997 <text:s/>(2.20662539708216)</text:span></text:p>
      <text:p text:style-name="P3"><text:s text:c="5"/><text:span text:style-name="T1">| &gt; loss_kl: 1.7580852508544922 <text:s/>(1.601467586578207)</text:span></text:p>
      <text:p text:style-name="P3"><text:s text:c="5"/><text:span text:style-name="T1">| &gt; loss_feat: 6.508006572723389 <text:s/>(6.928807607900047)</text:span></text:p>
      <text:p text:style-name="P3"><text:s text:c="5"/><text:span text:style-name="T1">| &gt; loss_mel: 16.14086151123047 <text:s/>(15.661552005988124)</text:span></text:p>
      <text:p text:style-name="P3"><text:s text:c="5"/><text:span text:style-name="T1">| &gt; loss_duration: 1.4750701189041138 <text:s/>(1.4102221861436366)</text:span></text:p>
      <text:p text:style-name="P3"><text:s text:c="5"/><text:span text:style-name="T1">| &gt; amp_scaler: 128.0 <text:s/>(128.0)</text:span></text:p>
      <text:p text:style-name="P3"><text:s text:c="5"/><text:span text:style-name="T1">| &gt; loss_1: 27.934755325317383 <text:s/>(27.808674757241477)</text:span></text:p>
      <text:p text:style-name="P3"><text:s text:c="5"/><text:span text:style-name="T1">| &gt; grad_norm_1: tensor(139.8989, device='cuda:0') <text:s/>(tensor(272.2866, device='cuda:0'))</text:span></text:p>
      <text:p text:style-name="P3"><text:s text:c="5"/><text:span text:style-name="T1">| &gt; current_lr_0: 0.0001990273120590905 </text:span></text:p>
      <text:p text:style-name="P3"><text:s text:c="5"/><text:span text:style-name="T1">| &gt; current_lr_1: 0.0001990273120590905 </text:span></text:p>
      <text:p text:style-name="P3"><text:s text:c="5"/><text:span text:style-name="T1">| &gt; step_time: 0.6781 <text:s/>(0.5950802800140844)</text:span></text:p>
      <text:p text:style-name="P3"><text:s text:c="5"/><text:span text:style-name="T1">| &gt; loader_time: 0.0078 <text:s/>(0.006694578472241804)</text:span></text:p>
      <text:p text:style-name="P5"/>
      <text:p text:style-name="P5"/>
      <text:p text:style-name="P1">[1m <text:s text:c="2"/>--&gt; TIME: 2025-05-11 15:52:17 -- STEP: 429/630 -- GLOBAL_STEP: 870500[0m</text:p>
      <text:p text:style-name="P3"><text:s text:c="5"/><text:span text:style-name="T1">| &gt; loss_disc: 2.494802951812744 <text:s/>(2.6030137416643955)</text:span></text:p>
      <text:p text:style-name="P3"><text:s text:c="5"/><text:span text:style-name="T1">| &gt; loss_disc_real_0: 0.11502720415592194 <text:s/>(0.17571205788211675)</text:span></text:p>
      <text:p text:style-name="P3"><text:s text:c="5"/><text:span text:style-name="T1">| &gt; loss_disc_real_1: 0.14817865192890167 <text:s/>(0.21567007329636242)</text:span></text:p>
      <text:p text:style-name="P3"><text:s text:c="5"/><text:span text:style-name="T1">| &gt; loss_disc_real_2: 0.2092735469341278 <text:s/>(0.22914680029267753)</text:span></text:p>
      <text:p text:style-name="P3"><text:s text:c="5"/><text:span text:style-name="T1">| &gt; loss_disc_real_3: 0.22448310256004333 <text:s/>(0.22931592027485231)</text:span></text:p>
      <text:p text:style-name="P3"><text:s text:c="5"/><text:span text:style-name="T1">| &gt; loss_disc_real_4: 0.29438790678977966 <text:s/>(0.24053630260598688)</text:span></text:p>
      <text:p text:style-name="P3"><text:s text:c="5"/><text:span text:style-name="T1">| &gt; loss_disc_real_5: 0.2953011989593506 <text:s/>(0.22953091329072184)</text:span></text:p>
      <text:p text:style-name="P3"><text:s text:c="5"/><text:span text:style-name="T1">| &gt; loss_0: 2.494802951812744 <text:s/>(2.6030137416643955)</text:span></text:p>
      <text:p text:style-name="P3"><text:s text:c="5"/><text:span text:style-name="T1">| &gt; grad_norm_0: tensor(8.9200, device='cuda:0') <text:s/>(tensor(20.7070, device='cuda:0'))</text:span></text:p>
      <text:p text:style-name="P3"><text:s text:c="5"/><text:span text:style-name="T1">| &gt; loss_gen: 2.377974510192871 <text:s/>(2.2021038582274977)</text:span></text:p>
      <text:p text:style-name="P3"><text:s text:c="5"/><text:span text:style-name="T1">| &gt; loss_kl: 1.764357328414917 <text:s/>(1.615689519957785)</text:span></text:p>
      <text:p text:style-name="P3"><text:s text:c="5"/><text:span text:style-name="T1">| &gt; loss_feat: 5.937528133392334 <text:s/>(6.880384561898826)</text:span></text:p>
      <text:p text:style-name="P3"><text:s text:c="5"/><text:span text:style-name="T1">| &gt; loss_mel: 15.852803230285645 <text:s/>(15.647548326523431)</text:span></text:p>
      <text:p text:style-name="P3"><text:s text:c="5"/><text:span text:style-name="T1">| &gt; loss_duration: 1.4552427530288696 <text:s/>(1.4115365257352102)</text:span></text:p>
      <text:p text:style-name="P3"><text:s text:c="5"/><text:span text:style-name="T1">| &gt; amp_scaler: 128.0 <text:s/>(128.0)</text:span></text:p>
      <text:p text:style-name="P3"><text:s text:c="5"/><text:span text:style-name="T1">| &gt; loss_1: 27.38790512084961 <text:s/>(27.757262756774477)</text:span></text:p>
      <text:p text:style-name="P3"><text:s text:c="5"/><text:span text:style-name="T1">| &gt; grad_norm_1: tensor(189.8663, device='cuda:0') <text:s/>(tensor(266.7317, device='cuda:0'))</text:span></text:p>
      <text:p text:style-name="P3"><text:s text:c="5"/><text:span text:style-name="T1">| &gt; current_lr_0: 0.0001990273120590905 </text:span></text:p>
      <text:p text:style-name="P3"><text:s text:c="5"/><text:span text:style-name="T1">| &gt; current_lr_1: 0.0001990273120590905 </text:span></text:p>
      <text:p text:style-name="P3"><text:s text:c="5"/><text:span text:style-name="T1">| &gt; step_time: 0.7465 <text:s/>(0.625447786771335)</text:span></text:p>
      <text:p text:style-name="P3"><text:s text:c="5"/><text:span text:style-name="T1">| &gt; loader_time: 0.009 <text:s/>(0.007230193464906065)</text:span></text:p>
      <text:p text:style-name="P5"/>
      <text:p text:style-name="P5"/>
      <text:p text:style-name="P3"><text:s/><text:span text:style-name="T1">&gt; CHECKPOINT : /kaggle/working/vits_4_nov-May-11-2025_10+42AM-0000000/checkpoint_870500.pth</text:span></text:p>
      <text:p text:style-name="P5"/>
      <text:p text:style-name="P1">[1m <text:s text:c="2"/>--&gt; TIME: 2025-05-11 15:53:40 -- STEP: 529/630 -- GLOBAL_STEP: 870600[0m</text:p>
      <text:p text:style-name="P3"><text:s text:c="5"/><text:span text:style-name="T1">| &gt; loss_disc: 2.6792383193969727 <text:s/>(2.6023504959387664)</text:span></text:p>
      <text:p text:style-name="P3"><text:s text:c="5"/><text:span text:style-name="T1">| &gt; loss_disc_real_0: 0.17668360471725464 <text:s/>(0.17648149623988035)</text:span></text:p>
      <text:p text:style-name="P3"><text:soft-page-break/><text:s text:c="5"/><text:span text:style-name="T1">| &gt; loss_disc_real_1: 0.23293520510196686 <text:s/>(0.2152104927314928)</text:span></text:p>
      <text:p text:style-name="P3"><text:s text:c="5"/><text:span text:style-name="T1">| &gt; loss_disc_real_2: 0.25517287850379944 <text:s/>(0.22916465225877744)</text:span></text:p>
      <text:p text:style-name="P3"><text:s text:c="5"/><text:span text:style-name="T1">| &gt; loss_disc_real_3: 0.21448294818401337 <text:s/>(0.2298629596857583)</text:span></text:p>
      <text:p text:style-name="P3"><text:s text:c="5"/><text:span text:style-name="T1">| &gt; loss_disc_real_4: 0.23217995464801788 <text:s/>(0.24030336974248542)</text:span></text:p>
      <text:p text:style-name="P3"><text:s text:c="5"/><text:span text:style-name="T1">| &gt; loss_disc_real_5: 0.22874225676059723 <text:s/>(0.22822747051377829)</text:span></text:p>
      <text:p text:style-name="P3"><text:s text:c="5"/><text:span text:style-name="T1">| &gt; loss_0: 2.6792383193969727 <text:s/>(2.6023504959387664)</text:span></text:p>
      <text:p text:style-name="P3"><text:s text:c="5"/><text:span text:style-name="T1">| &gt; grad_norm_0: tensor(49.6571, device='cuda:0') <text:s/>(tensor(21.2293, device='cuda:0'))</text:span></text:p>
      <text:p text:style-name="P3"><text:s text:c="5"/><text:span text:style-name="T1">| &gt; loss_gen: 2.2411813735961914 <text:s/>(2.2016143330103515)</text:span></text:p>
      <text:p text:style-name="P3"><text:s text:c="5"/><text:span text:style-name="T1">| &gt; loss_kl: 1.6928704977035522 <text:s/>(1.6152218181379352)</text:span></text:p>
      <text:p text:style-name="P3"><text:s text:c="5"/><text:span text:style-name="T1">| &gt; loss_feat: 6.929417610168457 <text:s/>(6.8294266590774635)</text:span></text:p>
      <text:p text:style-name="P3"><text:s text:c="5"/><text:span text:style-name="T1">| &gt; loss_mel: 16.03693199157715 <text:s/>(15.645427456875604)</text:span></text:p>
      <text:p text:style-name="P3"><text:s text:c="5"/><text:span text:style-name="T1">| &gt; loss_duration: 1.4630743265151978 <text:s/>(1.4220335181584205)</text:span></text:p>
      <text:p text:style-name="P3"><text:s text:c="5"/><text:span text:style-name="T1">| &gt; amp_scaler: 128.0 <text:s/>(128.0)</text:span></text:p>
      <text:p text:style-name="P3"><text:s text:c="5"/><text:span text:style-name="T1">| &gt; loss_1: 28.363475799560547 <text:s/>(27.713723757767273)</text:span></text:p>
      <text:p text:style-name="P3"><text:s text:c="5"/><text:span text:style-name="T1">| &gt; grad_norm_1: tensor(503.7129, device='cuda:0') <text:s/>(tensor(270.5940, device='cuda:0'))</text:span></text:p>
      <text:p text:style-name="P3"><text:s text:c="5"/><text:span text:style-name="T1">| &gt; current_lr_0: 0.0001990273120590905 </text:span></text:p>
      <text:p text:style-name="P3"><text:s text:c="5"/><text:span text:style-name="T1">| &gt; current_lr_1: 0.0001990273120590905 </text:span></text:p>
      <text:p text:style-name="P3"><text:s text:c="5"/><text:span text:style-name="T1">| &gt; step_time: 0.8338 <text:s/>(0.6564113719702224)</text:span></text:p>
      <text:p text:style-name="P3"><text:s text:c="5"/><text:span text:style-name="T1">| &gt; loader_time: 0.0111 <text:s/>(0.00778376582890242)</text:span></text:p>
      <text:p text:style-name="P5"/>
      <text:p text:style-name="P5"/>
      <text:p text:style-name="P1">[1m <text:s text:c="2"/>--&gt; TIME: 2025-05-11 15:55:22 -- STEP: 629/630 -- GLOBAL_STEP: 870700[0m</text:p>
      <text:p text:style-name="P3"><text:s text:c="5"/><text:span text:style-name="T1">| &gt; loss_disc: 2.467801809310913 <text:s/>(2.6043498853431784)</text:span></text:p>
      <text:p text:style-name="P3"><text:s text:c="5"/><text:span text:style-name="T1">| &gt; loss_disc_real_0: 0.1457635462284088 <text:s/>(0.17683001755720468)</text:span></text:p>
      <text:p text:style-name="P3"><text:s text:c="5"/><text:span text:style-name="T1">| &gt; loss_disc_real_1: 0.2534145414829254 <text:s/>(0.21495760271299055)</text:span></text:p>
      <text:p text:style-name="P3"><text:s text:c="5"/><text:span text:style-name="T1">| &gt; loss_disc_real_2: 0.23756831884384155 <text:s/>(0.22878350450143525)</text:span></text:p>
      <text:p text:style-name="P3"><text:s text:c="5"/><text:span text:style-name="T1">| &gt; loss_disc_real_3: 0.20415256917476654 <text:s/>(0.22987167684091867)</text:span></text:p>
      <text:p text:style-name="P3"><text:s text:c="5"/><text:span text:style-name="T1">| &gt; loss_disc_real_4: 0.21517305076122284 <text:s/>(0.24073496449069492)</text:span></text:p>
      <text:p text:style-name="P3"><text:s text:c="5"/><text:span text:style-name="T1">| &gt; loss_disc_real_5: 0.17441147565841675 <text:s/>(0.2293982364367605)</text:span></text:p>
      <text:p text:style-name="P3"><text:s text:c="5"/><text:span text:style-name="T1">| &gt; loss_0: 2.467801809310913 <text:s/>(2.6043498853431784)</text:span></text:p>
      <text:p text:style-name="P3"><text:s text:c="5"/><text:span text:style-name="T1">| &gt; grad_norm_0: tensor(9.4680, device='cuda:0') <text:s/>(tensor(20.4679, device='cuda:0'))</text:span></text:p>
      <text:p text:style-name="P3"><text:s text:c="5"/><text:span text:style-name="T1">| &gt; loss_gen: 2.2245662212371826 <text:s/>(2.195538782732284)</text:span></text:p>
      <text:p text:style-name="P3"><text:s text:c="5"/><text:span text:style-name="T1">| &gt; loss_kl: 1.6346700191497803 <text:s/>(1.6220005257899133)</text:span></text:p>
      <text:p text:style-name="P3"><text:s text:c="5"/><text:span text:style-name="T1">| &gt; loss_feat: 7.5557756423950195 <text:s/>(6.78344571457758)</text:span></text:p>
      <text:p text:style-name="P3"><text:s text:c="5"/><text:span text:style-name="T1">| &gt; loss_mel: 15.615992546081543 <text:s/>(15.609737505404862)</text:span></text:p>
      <text:p text:style-name="P3"><text:s text:c="5"/><text:span text:style-name="T1">| &gt; loss_duration: 1.5052282810211182 <text:s/>(1.4312793103613812)</text:span></text:p>
      <text:p text:style-name="P3"><text:s text:c="5"/><text:span text:style-name="T1">| &gt; amp_scaler: 128.0 <text:s/>(128.0)</text:span></text:p>
      <text:p text:style-name="P3"><text:s text:c="5"/><text:span text:style-name="T1">| &gt; loss_1: 28.536231994628906 <text:s/>(27.642001787316072)</text:span></text:p>
      <text:p text:style-name="P3"><text:s text:c="5"/><text:span text:style-name="T1">| &gt; grad_norm_1: tensor(77.5201, device='cuda:0') <text:s/>(tensor(254.9340, device='cuda:0'))</text:span></text:p>
      <text:p text:style-name="P3"><text:s text:c="5"/><text:span text:style-name="T1">| &gt; current_lr_0: 0.0001990273120590905 </text:span></text:p>
      <text:p text:style-name="P3"><text:s text:c="5"/><text:span text:style-name="T1">| &gt; current_lr_1: 0.0001990273120590905 </text:span></text:p>
      <text:p text:style-name="P3"><text:s text:c="5"/><text:span text:style-name="T1">| &gt; step_time: 1.4855 <text:s/>(0.7116828404473581)</text:span></text:p>
      <text:p text:style-name="P3"><text:s text:c="5"/><text:span text:style-name="T1">| &gt; loader_time: 0.0159 <text:s/>(0.008527087483004285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155205726623535 [0m(+3.069639205932617e-05)</text:span></text:p>
      <text:p text:style-name="P3"><text:s text:c="5"/><text:span text:style-name="T1">| &gt; avg_loss_disc:[92m 2.625200927257538 [0m(-0.027356008688608657)</text:span></text:p>
      <text:p text:style-name="P3"><text:s text:c="5"/><text:span text:style-name="T1">| &gt; avg_loss_disc_real_0:[92m 0.1593296422312657 [0m(-0.00199399081369242)</text:span></text:p>
      <text:p text:style-name="P3"><text:s text:c="5"/><text:span text:style-name="T1">| &gt; avg_loss_disc_real_1:[91m 0.23686699196696281 [0m(+0.06914820149540901)</text:span></text:p>
      <text:p text:style-name="P3"><text:s text:c="5"/><text:span text:style-name="T1">| &gt; avg_loss_disc_real_2:[91m 0.21644865473111471 [0m(+0.035663495461146055)</text:span></text:p>
      <text:p text:style-name="P3"><text:s text:c="5"/><text:span text:style-name="T1">| &gt; avg_loss_disc_real_3:[91m 0.2637688380976518 [0m(+0.01326884950200713)</text:span></text:p>
      <text:p text:style-name="P3"><text:s text:c="5"/><text:span text:style-name="T1">| &gt; avg_loss_disc_real_4:[92m 0.24592043086886406 [0m(-0.0039258599281311035)</text:span></text:p>
      <text:p text:style-name="P3"><text:s text:c="5"/><text:span text:style-name="T1">| &gt; avg_loss_disc_real_5:[92m 0.24067149808009466 [0m(-0.0110362879931927)</text:span></text:p>
      <text:p text:style-name="P3"><text:s text:c="5"/><text:span text:style-name="T1">| &gt; avg_loss_0:[92m 2.625200927257538 [0m(-0.027356008688608657)</text:span></text:p>
      <text:p text:style-name="P3"><text:soft-page-break/><text:s text:c="5"/><text:span text:style-name="T1">| &gt; avg_loss_gen:[91m 2.0512430568536124 [0m(+0.14545573790868138)</text:span></text:p>
      <text:p text:style-name="P3"><text:s text:c="5"/><text:span text:style-name="T1">| &gt; avg_loss_kl:[92m 1.6917322774728139 [0m(-0.026793748140335083)</text:span></text:p>
      <text:p text:style-name="P3"><text:s text:c="5"/><text:span text:style-name="T1">| &gt; avg_loss_feat:[92m 6.171903491020203 [0m(-0.1400072177251177)</text:span></text:p>
      <text:p text:style-name="P3"><text:s text:c="5"/><text:span text:style-name="T1">| &gt; avg_loss_mel:[92m 15.171136776606241 [0m(-0.5224510828653983)</text:span></text:p>
      <text:p text:style-name="P3"><text:s text:c="5"/><text:span text:style-name="T1">| &gt; avg_loss_duration:[91m 1.5261054337024689 [0m(+0.0006911953290302808)</text:span></text:p>
      <text:p text:style-name="P3"><text:s text:c="5"/><text:span text:style-name="T1">| &gt; avg_loss_1:[92m 26.612121264139812 [0m(-0.5431051254272461)</text:span></text:p>
      <text:p text:style-name="P5"/>
      <text:p text:style-name="P5"/>
      <text:p text:style-name="P1">[4m[1m &gt; EPOCH: 40/50[0m</text:p>
      <text:p text:style-name="P3"><text:s/><text:span text:style-name="T1">--&gt; /kaggle/working/vits_4_nov-May-11-2025_10+42AM-0000000</text:span></text:p>
      <text:p text:style-name="P5"/>
      <text:p text:style-name="P1">[1m &gt; TRAINING (2025-05-11 15:55:31) [0m</text:p>
      <text:p text:style-name="P5"/>
      <text:p text:style-name="P1">[1m <text:s text:c="2"/>--&gt; TIME: 2025-05-11 15:56:25 -- STEP: 99/630 -- GLOBAL_STEP: 870800[0m</text:p>
      <text:p text:style-name="P3"><text:s text:c="5"/><text:span text:style-name="T1">| &gt; loss_disc: 2.6344494819641113 <text:s/>(2.581080306660045)</text:span></text:p>
      <text:p text:style-name="P3"><text:s text:c="5"/><text:span text:style-name="T1">| &gt; loss_disc_real_0: 0.199269637465477 <text:s/>(0.17130038420660326)</text:span></text:p>
      <text:p text:style-name="P3"><text:s text:c="5"/><text:span text:style-name="T1">| &gt; loss_disc_real_1: 0.22746671736240387 <text:s/>(0.21289470897178459)</text:span></text:p>
      <text:p text:style-name="P3"><text:s text:c="5"/><text:span text:style-name="T1">| &gt; loss_disc_real_2: 0.29367631673812866 <text:s/>(0.2259650821938659)</text:span></text:p>
      <text:p text:style-name="P3"><text:s text:c="5"/><text:span text:style-name="T1">| &gt; loss_disc_real_3: 0.22481001913547516 <text:s/>(0.22789888520433446)</text:span></text:p>
      <text:p text:style-name="P3"><text:s text:c="5"/><text:span text:style-name="T1">| &gt; loss_disc_real_4: 0.2379891574382782 <text:s/>(0.23810336731299006)</text:span></text:p>
      <text:p text:style-name="P3"><text:s text:c="5"/><text:span text:style-name="T1">| &gt; loss_disc_real_5: 0.27323588728904724 <text:s/>(0.23449806026136033)</text:span></text:p>
      <text:p text:style-name="P3"><text:s text:c="5"/><text:span text:style-name="T1">| &gt; loss_0: 2.6344494819641113 <text:s/>(2.581080306660045)</text:span></text:p>
      <text:p text:style-name="P3"><text:s text:c="5"/><text:span text:style-name="T1">| &gt; grad_norm_0: tensor(14.2159, device='cuda:0') <text:s/>(tensor(15.0090, device='cuda:0'))</text:span></text:p>
      <text:p text:style-name="P3"><text:s text:c="5"/><text:span text:style-name="T1">| &gt; loss_gen: 2.105264902114868 <text:s/>(2.2172571504958967)</text:span></text:p>
      <text:p text:style-name="P3"><text:s text:c="5"/><text:span text:style-name="T1">| &gt; loss_kl: 1.7217406034469604 <text:s/>(1.6169806273296625)</text:span></text:p>
      <text:p text:style-name="P3"><text:s text:c="5"/><text:span text:style-name="T1">| &gt; loss_feat: 6.473630905151367 <text:s/>(7.195959726969401)</text:span></text:p>
      <text:p text:style-name="P3"><text:s text:c="5"/><text:span text:style-name="T1">| &gt; loss_mel: 15.382906913757324 <text:s/>(15.703826576772363)</text:span></text:p>
      <text:p text:style-name="P3"><text:s text:c="5"/><text:span text:style-name="T1">| &gt; loss_duration: 1.466313362121582 <text:s/>(1.4447855648368295)</text:span></text:p>
      <text:p text:style-name="P3"><text:s text:c="5"/><text:span text:style-name="T1">| &gt; amp_scaler: 128.0 <text:s/>(128.0)</text:span></text:p>
      <text:p text:style-name="P3"><text:s text:c="5"/><text:span text:style-name="T1">| &gt; loss_1: 27.149856567382812 <text:s/>(28.178809695773655)</text:span></text:p>
      <text:p text:style-name="P3"><text:s text:c="5"/><text:span text:style-name="T1">| &gt; grad_norm_1: tensor(96.3378, device='cuda:0') <text:s/>(tensor(172.6596, device='cuda:0'))</text:span></text:p>
      <text:p text:style-name="P3"><text:s text:c="5"/><text:span text:style-name="T1">| &gt; current_lr_0: 0.00019900243364508313 </text:span></text:p>
      <text:p text:style-name="P3"><text:s text:c="5"/><text:span text:style-name="T1">| &gt; current_lr_1: 0.00019900243364508313 </text:span></text:p>
      <text:p text:style-name="P3"><text:s text:c="5"/><text:span text:style-name="T1">| &gt; step_time: 0.5377 <text:s/>(0.5261305630809127)</text:span></text:p>
      <text:p text:style-name="P3"><text:s text:c="5"/><text:span text:style-name="T1">| &gt; loader_time: 0.0056 <text:s/>(0.005267779032389323)</text:span></text:p>
      <text:p text:style-name="P5"/>
      <text:p text:style-name="P5"/>
      <text:p text:style-name="P1">[1m <text:s text:c="2"/>--&gt; TIME: 2025-05-11 15:57:24 -- STEP: 199/630 -- GLOBAL_STEP: 870900[0m</text:p>
      <text:p text:style-name="P3"><text:s text:c="5"/><text:span text:style-name="T1">| &gt; loss_disc: 2.620211601257324 <text:s/>(2.5793466771667326)</text:span></text:p>
      <text:p text:style-name="P3"><text:s text:c="5"/><text:span text:style-name="T1">| &gt; loss_disc_real_0: 0.12918201088905334 <text:s/>(0.17175305908049757)</text:span></text:p>
      <text:p text:style-name="P3"><text:s text:c="5"/><text:span text:style-name="T1">| &gt; loss_disc_real_1: 0.19767148792743683 <text:s/>(0.21207280756540633)</text:span></text:p>
      <text:p text:style-name="P3"><text:s text:c="5"/><text:span text:style-name="T1">| &gt; loss_disc_real_2: 0.18315689265727997 <text:s/>(0.22737162586432605)</text:span></text:p>
      <text:p text:style-name="P3"><text:s text:c="5"/><text:span text:style-name="T1">| &gt; loss_disc_real_3: 0.2168264538049698 <text:s/>(0.22744707635898687)</text:span></text:p>
      <text:p text:style-name="P3"><text:s text:c="5"/><text:span text:style-name="T1">| &gt; loss_disc_real_4: 0.22458362579345703 <text:s/>(0.23861735729715933)</text:span></text:p>
      <text:p text:style-name="P3"><text:s text:c="5"/><text:span text:style-name="T1">| &gt; loss_disc_real_5: 0.21647129952907562 <text:s/>(0.22876981990271478)</text:span></text:p>
      <text:p text:style-name="P3"><text:s text:c="5"/><text:span text:style-name="T1">| &gt; loss_0: 2.620211601257324 <text:s/>(2.5793466771667326)</text:span></text:p>
      <text:p text:style-name="P3"><text:s text:c="5"/><text:span text:style-name="T1">| &gt; grad_norm_0: tensor(15.0199, device='cuda:0') <text:s/>(tensor(20.3119, device='cuda:0'))</text:span></text:p>
      <text:p text:style-name="P3"><text:s text:c="5"/><text:span text:style-name="T1">| &gt; loss_gen: 2.2230453491210938 <text:s/>(2.2318796794019162)</text:span></text:p>
      <text:p text:style-name="P3"><text:s text:c="5"/><text:span text:style-name="T1">| &gt; loss_kl: 1.4703868627548218 <text:s/>(1.604026755495886)</text:span></text:p>
      <text:p text:style-name="P3"><text:s text:c="5"/><text:span text:style-name="T1">| &gt; loss_feat: 6.238551616668701 <text:s/>(7.094022817947157)</text:span></text:p>
      <text:p text:style-name="P3"><text:s text:c="5"/><text:span text:style-name="T1">| &gt; loss_mel: 15.481183052062988 <text:s/>(15.659142067684002)</text:span></text:p>
      <text:p text:style-name="P3"><text:s text:c="5"/><text:span text:style-name="T1">| &gt; loss_duration: 1.4407808780670166 <text:s/>(1.4125683652096657)</text:span></text:p>
      <text:p text:style-name="P3"><text:s text:c="5"/><text:span text:style-name="T1">| &gt; amp_scaler: 128.0 <text:s/>(128.0)</text:span></text:p>
      <text:p text:style-name="P3"><text:s text:c="5"/><text:span text:style-name="T1">| &gt; loss_1: 26.853946685791016 <text:s/>(28.001639677651564)</text:span></text:p>
      <text:p text:style-name="P3"><text:s text:c="5"/><text:span text:style-name="T1">| &gt; grad_norm_1: tensor(341.4837, device='cuda:0') <text:s/>(tensor(257.0219, device='cuda:0'))</text:span></text:p>
      <text:p text:style-name="P3"><text:s text:c="5"/><text:span text:style-name="T1">| &gt; current_lr_0: 0.00019900243364508313 </text:span></text:p>
      <text:p text:style-name="P3"><text:s text:c="5"/><text:span text:style-name="T1">| &gt; current_lr_1: 0.00019900243364508313 </text:span></text:p>
      <text:p text:style-name="P3"><text:s text:c="5"/><text:span text:style-name="T1">| &gt; step_time: 0.6162 <text:s/>(0.5536373464306396)</text:span></text:p>
      <text:p text:style-name="P3"><text:s text:c="5"/><text:span text:style-name="T1">| &gt; loader_time: 0.0075 <text:s/>(0.0059020483314092455)</text:span></text:p>
      <text:p text:style-name="P5"/>
      <text:p text:style-name="P5"><text:soft-page-break/></text:p>
      <text:p text:style-name="P1">[1m <text:s text:c="2"/>--&gt; TIME: 2025-05-11 15:58:29 -- STEP: 299/630 -- GLOBAL_STEP: 871000[0m</text:p>
      <text:p text:style-name="P3"><text:s text:c="5"/><text:span text:style-name="T1">| &gt; loss_disc: 2.557675838470459 <text:s/>(2.5900579144723435)</text:span></text:p>
      <text:p text:style-name="P3"><text:s text:c="5"/><text:span text:style-name="T1">| &gt; loss_disc_real_0: 0.11383496224880219 <text:s/>(0.17257662432698098)</text:span></text:p>
      <text:p text:style-name="P3"><text:s text:c="5"/><text:span text:style-name="T1">| &gt; loss_disc_real_1: 0.16571733355522156 <text:s/>(0.21232509822351078)</text:span></text:p>
      <text:p text:style-name="P3"><text:s text:c="5"/><text:span text:style-name="T1">| &gt; loss_disc_real_2: 0.2332574874162674 <text:s/>(0.22713596356353632)</text:span></text:p>
      <text:p text:style-name="P3"><text:s text:c="5"/><text:span text:style-name="T1">| &gt; loss_disc_real_3: 0.23836195468902588 <text:s/>(0.22896127656949403)</text:span></text:p>
      <text:p text:style-name="P3"><text:s text:c="5"/><text:span text:style-name="T1">| &gt; loss_disc_real_4: 0.27198177576065063 <text:s/>(0.23956611737559072)</text:span></text:p>
      <text:p text:style-name="P3"><text:s text:c="5"/><text:span text:style-name="T1">| &gt; loss_disc_real_5: 0.23649007081985474 <text:s/>(0.23217287597349257)</text:span></text:p>
      <text:p text:style-name="P3"><text:s text:c="5"/><text:span text:style-name="T1">| &gt; loss_0: 2.557675838470459 <text:s/>(2.5900579144723435)</text:span></text:p>
      <text:p text:style-name="P3"><text:s text:c="5"/><text:span text:style-name="T1">| &gt; grad_norm_0: tensor(8.3814, device='cuda:0') <text:s/>(tensor(18.9032, device='cuda:0'))</text:span></text:p>
      <text:p text:style-name="P3"><text:s text:c="5"/><text:span text:style-name="T1">| &gt; loss_gen: 2.0349974632263184 <text:s/>(2.2156317927765605)</text:span></text:p>
      <text:p text:style-name="P3"><text:s text:c="5"/><text:span text:style-name="T1">| &gt; loss_kl: 1.8091630935668945 <text:s/>(1.6046672696652617)</text:span></text:p>
      <text:p text:style-name="P3"><text:s text:c="5"/><text:span text:style-name="T1">| &gt; loss_feat: 6.640749454498291 <text:s/>(6.962125261491757)</text:span></text:p>
      <text:p text:style-name="P3"><text:s text:c="5"/><text:span text:style-name="T1">| &gt; loss_mel: 15.98475170135498 <text:s/>(15.610883846729495)</text:span></text:p>
      <text:p text:style-name="P3"><text:s text:c="5"/><text:span text:style-name="T1">| &gt; loss_duration: 1.4278972148895264 <text:s/>(1.40721485945692)</text:span></text:p>
      <text:p text:style-name="P3"><text:s text:c="5"/><text:span text:style-name="T1">| &gt; amp_scaler: 256.0 <text:s/>(155.82608695652178)</text:span></text:p>
      <text:p text:style-name="P3"><text:s text:c="5"/><text:span text:style-name="T1">| &gt; loss_1: 27.897560119628906 <text:s/>(27.80052304347622)</text:span></text:p>
      <text:p text:style-name="P3"><text:s text:c="5"/><text:span text:style-name="T1">| &gt; grad_norm_1: tensor(158.6906, device='cuda:0') <text:s/>(tensor(230.9985, device='cuda:0'))</text:span></text:p>
      <text:p text:style-name="P3"><text:s text:c="5"/><text:span text:style-name="T1">| &gt; current_lr_0: 0.00019900243364508313 </text:span></text:p>
      <text:p text:style-name="P3"><text:s text:c="5"/><text:span text:style-name="T1">| &gt; current_lr_1: 0.00019900243364508313 </text:span></text:p>
      <text:p text:style-name="P3"><text:s text:c="5"/><text:span text:style-name="T1">| &gt; step_time: 0.6637 <text:s/>(0.5810589208252057)</text:span></text:p>
      <text:p text:style-name="P3"><text:s text:c="5"/><text:span text:style-name="T1">| &gt; loader_time: 0.0083 <text:s/>(0.006450661847423951)</text:span></text:p>
      <text:p text:style-name="P5"/>
      <text:p text:style-name="P5"/>
      <text:p text:style-name="P3"><text:s/><text:span text:style-name="T1">&gt; CHECKPOINT : /kaggle/working/vits_4_nov-May-11-2025_10+42AM-0000000/checkpoint_871000.pth</text:span></text:p>
      <text:p text:style-name="P5"/>
      <text:p text:style-name="P1">[1m <text:s text:c="2"/>--&gt; TIME: 2025-05-11 15:59:42 -- STEP: 399/630 -- GLOBAL_STEP: 871100[0m</text:p>
      <text:p text:style-name="P3"><text:s text:c="5"/><text:span text:style-name="T1">| &gt; loss_disc: 2.633937358856201 <text:s/>(2.5882770071053547)</text:span></text:p>
      <text:p text:style-name="P3"><text:s text:c="5"/><text:span text:style-name="T1">| &gt; loss_disc_real_0: 0.2625616192817688 <text:s/>(0.1726523953814405)</text:span></text:p>
      <text:p text:style-name="P3"><text:s text:c="5"/><text:span text:style-name="T1">| &gt; loss_disc_real_1: 0.20430660247802734 <text:s/>(0.2127397558593511)</text:span></text:p>
      <text:p text:style-name="P3"><text:s text:c="5"/><text:span text:style-name="T1">| &gt; loss_disc_real_2: 0.25330352783203125 <text:s/>(0.22711173954762912)</text:span></text:p>
      <text:p text:style-name="P3"><text:s text:c="5"/><text:span text:style-name="T1">| &gt; loss_disc_real_3: 0.26548659801483154 <text:s/>(0.22873762907240922)</text:span></text:p>
      <text:p text:style-name="P3"><text:s text:c="5"/><text:span text:style-name="T1">| &gt; loss_disc_real_4: 0.24484282732009888 <text:s/>(0.23927555918544158)</text:span></text:p>
      <text:p text:style-name="P3"><text:s text:c="5"/><text:span text:style-name="T1">| &gt; loss_disc_real_5: 0.2400786578655243 <text:s/>(0.22976142711433253)</text:span></text:p>
      <text:p text:style-name="P3"><text:s text:c="5"/><text:span text:style-name="T1">| &gt; loss_0: 2.633937358856201 <text:s/>(2.5882770071053547)</text:span></text:p>
      <text:p text:style-name="P3"><text:s text:c="5"/><text:span text:style-name="T1">| &gt; grad_norm_0: tensor(29.8143, device='cuda:0') <text:s/>(tensor(19.5236, device='cuda:0'))</text:span></text:p>
      <text:p text:style-name="P3"><text:s text:c="5"/><text:span text:style-name="T1">| &gt; loss_gen: 2.403703212738037 <text:s/>(2.213473199602954)</text:span></text:p>
      <text:p text:style-name="P3"><text:s text:c="5"/><text:span text:style-name="T1">| &gt; loss_kl: 1.4161556959152222 <text:s/>(1.604007655815373)</text:span></text:p>
      <text:p text:style-name="P3"><text:s text:c="5"/><text:span text:style-name="T1">| &gt; loss_feat: 7.012813091278076 <text:s/>(6.941280799999571)</text:span></text:p>
      <text:p text:style-name="P3"><text:s text:c="5"/><text:span text:style-name="T1">| &gt; loss_mel: 15.383209228515625 <text:s/>(15.615740116377522)</text:span></text:p>
      <text:p text:style-name="P3"><text:s text:c="5"/><text:span text:style-name="T1">| &gt; loss_duration: 1.4326496124267578 <text:s/>(1.4107243349976402)</text:span></text:p>
      <text:p text:style-name="P3"><text:s text:c="5"/><text:span text:style-name="T1">| &gt; amp_scaler: 256.0 <text:s/>(180.93233082706772)</text:span></text:p>
      <text:p text:style-name="P3"><text:s text:c="5"/><text:span text:style-name="T1">| &gt; loss_1: 27.648530960083008 <text:s/>(27.78522612875267)</text:span></text:p>
      <text:p text:style-name="P3"><text:s text:c="5"/><text:span text:style-name="T1">| &gt; grad_norm_1: tensor(459.0204, device='cuda:0') <text:s/>(tensor(243.2335, device='cuda:0'))</text:span></text:p>
      <text:p text:style-name="P3"><text:s text:c="5"/><text:span text:style-name="T1">| &gt; current_lr_0: 0.00019900243364508313 </text:span></text:p>
      <text:p text:style-name="P3"><text:s text:c="5"/><text:span text:style-name="T1">| &gt; current_lr_1: 0.00019900243364508313 </text:span></text:p>
      <text:p text:style-name="P3"><text:s text:c="5"/><text:span text:style-name="T1">| &gt; step_time: 0.71 <text:s/>(0.6078057552041269)</text:span></text:p>
      <text:p text:style-name="P3"><text:s text:c="5"/><text:span text:style-name="T1">| &gt; loader_time: 0.0088 <text:s/>(0.007029547129657336)</text:span></text:p>
      <text:p text:style-name="P5"/>
      <text:p text:style-name="P5"/>
      <text:p text:style-name="P1">[1m <text:s text:c="2"/>--&gt; TIME: 2025-05-11 16:01:01 -- STEP: 499/630 -- GLOBAL_STEP: 871200[0m</text:p>
      <text:p text:style-name="P3"><text:s text:c="5"/><text:span text:style-name="T1">| &gt; loss_disc: 2.5610673427581787 <text:s/>(2.5878512481888203)</text:span></text:p>
      <text:p text:style-name="P3"><text:s text:c="5"/><text:span text:style-name="T1">| &gt; loss_disc_real_0: 0.22791390120983124 <text:s/>(0.17375006573741325)</text:span></text:p>
      <text:p text:style-name="P3"><text:s text:c="5"/><text:span text:style-name="T1">| &gt; loss_disc_real_1: 0.22039185464382172 <text:s/>(0.2133560129002722)</text:span></text:p>
      <text:p text:style-name="P3"><text:s text:c="5"/><text:span text:style-name="T1">| &gt; loss_disc_real_2: 0.24939198791980743 <text:s/>(0.22768810597474207)</text:span></text:p>
      <text:p text:style-name="P3"><text:s text:c="5"/><text:span text:style-name="T1">| &gt; loss_disc_real_3: 0.24321462213993073 <text:s/>(0.22868506341635106)</text:span></text:p>
      <text:p text:style-name="P3"><text:s text:c="5"/><text:span text:style-name="T1">| &gt; loss_disc_real_4: 0.2518269717693329 <text:s/>(0.2393796482461249)</text:span></text:p>
      <text:p text:style-name="P3"><text:s text:c="5"/><text:span text:style-name="T1">| &gt; loss_disc_real_5: 0.19696559011936188 <text:s/>(0.22839947854110856)</text:span></text:p>
      <text:p text:style-name="P3"><text:soft-page-break/><text:s text:c="5"/><text:span text:style-name="T1">| &gt; loss_0: 2.5610673427581787 <text:s/>(2.5878512481888203)</text:span></text:p>
      <text:p text:style-name="P3"><text:s text:c="5"/><text:span text:style-name="T1">| &gt; grad_norm_0: tensor(15.6501, device='cuda:0') <text:s/>(tensor(20.5648, device='cuda:0'))</text:span></text:p>
      <text:p text:style-name="P3"><text:s text:c="5"/><text:span text:style-name="T1">| &gt; loss_gen: 2.3482916355133057 <text:s/>(2.2220176611252462)</text:span></text:p>
      <text:p text:style-name="P3"><text:s text:c="5"/><text:span text:style-name="T1">| &gt; loss_kl: 1.6341753005981445 <text:s/>(1.607648146176386)</text:span></text:p>
      <text:p text:style-name="P3"><text:s text:c="5"/><text:span text:style-name="T1">| &gt; loss_feat: 7.447332382202148 <text:s/>(6.929659546257738)</text:span></text:p>
      <text:p text:style-name="P3"><text:s text:c="5"/><text:span text:style-name="T1">| &gt; loss_mel: 15.71353816986084 <text:s/>(15.577490837158326)</text:span></text:p>
      <text:p text:style-name="P3"><text:s text:c="5"/><text:span text:style-name="T1">| &gt; loss_duration: 1.5044052600860596 <text:s/>(1.4224150339682733)</text:span></text:p>
      <text:p text:style-name="P3"><text:s text:c="5"/><text:span text:style-name="T1">| &gt; amp_scaler: 128.0 <text:s/>(181.3547094188377)</text:span></text:p>
      <text:p text:style-name="P3"><text:s text:c="5"/><text:span text:style-name="T1">| &gt; loss_1: 28.647743225097656 <text:s/>(27.759231223372037)</text:span></text:p>
      <text:p text:style-name="P3"><text:s text:c="5"/><text:span text:style-name="T1">| &gt; grad_norm_1: tensor(385.1681, device='cuda:0') <text:s/>(tensor(254.4245, device='cuda:0'))</text:span></text:p>
      <text:p text:style-name="P3"><text:s text:c="5"/><text:span text:style-name="T1">| &gt; current_lr_0: 0.00019900243364508313 </text:span></text:p>
      <text:p text:style-name="P3"><text:s text:c="5"/><text:span text:style-name="T1">| &gt; current_lr_1: 0.00019900243364508313 </text:span></text:p>
      <text:p text:style-name="P3"><text:s text:c="5"/><text:span text:style-name="T1">| &gt; step_time: 0.8134 <text:s/>(0.6403804178945052)</text:span></text:p>
      <text:p text:style-name="P3"><text:s text:c="5"/><text:span text:style-name="T1">| &gt; loader_time: 0.0109 <text:s/>(0.007643414881520855)</text:span></text:p>
      <text:p text:style-name="P5"/>
      <text:p text:style-name="P5"/>
      <text:p text:style-name="P1">[1m <text:s text:c="2"/>--&gt; TIME: 2025-05-11 16:02:31 -- STEP: 599/630 -- GLOBAL_STEP: 871300[0m</text:p>
      <text:p text:style-name="P3"><text:s text:c="5"/><text:span text:style-name="T1">| &gt; loss_disc: 2.616323947906494 <text:s/>(2.586313712975019)</text:span></text:p>
      <text:p text:style-name="P3"><text:s text:c="5"/><text:span text:style-name="T1">| &gt; loss_disc_real_0: 0.21285784244537354 <text:s/>(0.17378944674124308)</text:span></text:p>
      <text:p text:style-name="P3"><text:s text:c="5"/><text:span text:style-name="T1">| &gt; loss_disc_real_1: 0.18967942893505096 <text:s/>(0.212868781539554)</text:span></text:p>
      <text:p text:style-name="P3"><text:s text:c="5"/><text:span text:style-name="T1">| &gt; loss_disc_real_2: 0.25754594802856445 <text:s/>(0.2273887583429308)</text:span></text:p>
      <text:p text:style-name="P3"><text:s text:c="5"/><text:span text:style-name="T1">| &gt; loss_disc_real_3: 0.2434374988079071 <text:s/>(0.2288679416121944)</text:span></text:p>
      <text:p text:style-name="P3"><text:s text:c="5"/><text:span text:style-name="T1">| &gt; loss_disc_real_4: 0.21249434351921082 <text:s/>(0.23941423001392856)</text:span></text:p>
      <text:p text:style-name="P3"><text:s text:c="5"/><text:span text:style-name="T1">| &gt; loss_disc_real_5: 0.2424890100955963 <text:s/>(0.22881954482978892)</text:span></text:p>
      <text:p text:style-name="P3"><text:s text:c="5"/><text:span text:style-name="T1">| &gt; loss_0: 2.616323947906494 <text:s/>(2.586313712975019)</text:span></text:p>
      <text:p text:style-name="P3"><text:s text:c="5"/><text:span text:style-name="T1">| &gt; grad_norm_0: tensor(28.7044, device='cuda:0') <text:s/>(tensor(20.8513, device='cuda:0'))</text:span></text:p>
      <text:p text:style-name="P3"><text:s text:c="5"/><text:span text:style-name="T1">| &gt; loss_gen: 2.2340707778930664 <text:s/>(2.219701776321426)</text:span></text:p>
      <text:p text:style-name="P3"><text:s text:c="5"/><text:span text:style-name="T1">| &gt; loss_kl: 1.6352074146270752 <text:s/>(1.6095002302542356)</text:span></text:p>
      <text:p text:style-name="P3"><text:s text:c="5"/><text:span text:style-name="T1">| &gt; loss_feat: 6.778958320617676 <text:s/>(6.903506156399173)</text:span></text:p>
      <text:p text:style-name="P3"><text:s text:c="5"/><text:span text:style-name="T1">| &gt; loss_mel: 15.996060371398926 <text:s/>(15.577747639511184)</text:span></text:p>
      <text:p text:style-name="P3"><text:s text:c="5"/><text:span text:style-name="T1">| &gt; loss_duration: 1.4996778964996338 <text:s/>(1.4313750154585985)</text:span></text:p>
      <text:p text:style-name="P3"><text:s text:c="5"/><text:span text:style-name="T1">| &gt; amp_scaler: 128.0 <text:s/>(172.44741235392323)</text:span></text:p>
      <text:p text:style-name="P3"><text:s text:c="5"/><text:span text:style-name="T1">| &gt; loss_1: 28.143972396850586 <text:s/>(27.74183082262143)</text:span></text:p>
      <text:p text:style-name="P3"><text:s text:c="5"/><text:span text:style-name="T1">| &gt; grad_norm_1: tensor(286.2644, device='cuda:0') <text:s/>(tensor(256.5094, device='cuda:0'))</text:span></text:p>
      <text:p text:style-name="P3"><text:s text:c="5"/><text:span text:style-name="T1">| &gt; current_lr_0: 0.00019900243364508313 </text:span></text:p>
      <text:p text:style-name="P3"><text:s text:c="5"/><text:span text:style-name="T1">| &gt; current_lr_1: 0.00019900243364508313 </text:span></text:p>
      <text:p text:style-name="P3"><text:s text:c="5"/><text:span text:style-name="T1">| &gt; step_time: 1.1103 <text:s/>(0.6813493109306633)</text:span></text:p>
      <text:p text:style-name="P3"><text:s text:c="5"/><text:span text:style-name="T1">| &gt; loader_time: 0.0151 <text:s/>(0.008262816972047938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242665608723958 [0m(+8.745988210042289e-05)</text:span></text:p>
      <text:p text:style-name="P3"><text:s text:c="5"/><text:span text:style-name="T1">| &gt; avg_loss_disc:[91m 2.6587451696395874 [0m(+0.03354424238204956)</text:span></text:p>
      <text:p text:style-name="P3"><text:s text:c="5"/><text:span text:style-name="T1">| &gt; avg_loss_disc_real_0:[92m 0.13053827732801437 [0m(-0.02879136490325132)</text:span></text:p>
      <text:p text:style-name="P3"><text:s text:c="5"/><text:span text:style-name="T1">| &gt; avg_loss_disc_real_1:[92m 0.21586686000227928 [0m(-0.021000131964683533)</text:span></text:p>
      <text:p text:style-name="P3"><text:s text:c="5"/><text:span text:style-name="T1">| &gt; avg_loss_disc_real_2:[92m 0.19489028180638948 [0m(-0.021558372924725233)</text:span></text:p>
      <text:p text:style-name="P3"><text:s text:c="5"/><text:span text:style-name="T1">| &gt; avg_loss_disc_real_3:[92m 0.19512690852085748 [0m(-0.0686419295767943)</text:span></text:p>
      <text:p text:style-name="P3"><text:s text:c="5"/><text:span text:style-name="T1">| &gt; avg_loss_disc_real_4:[92m 0.2419865975777308 [0m(-0.003933833291133254)</text:span></text:p>
      <text:p text:style-name="P3"><text:s text:c="5"/><text:span text:style-name="T1">| &gt; avg_loss_disc_real_5:[91m 0.2740165057281653 [0m(+0.03334500764807066)</text:span></text:p>
      <text:p text:style-name="P3"><text:s text:c="5"/><text:span text:style-name="T1">| &gt; avg_loss_0:[91m 2.6587451696395874 [0m(+0.03354424238204956)</text:span></text:p>
      <text:p text:style-name="P3"><text:s text:c="5"/><text:span text:style-name="T1">| &gt; avg_loss_gen:[92m 1.9267044464747112 [0m(-0.12453861037890124)</text:span></text:p>
      <text:p text:style-name="P3"><text:s text:c="5"/><text:span text:style-name="T1">| &gt; avg_loss_kl:[91m 1.7338612377643585 [0m(+0.04212896029154467)</text:span></text:p>
      <text:p text:style-name="P3"><text:s text:c="5"/><text:span text:style-name="T1">| &gt; avg_loss_feat:[91m 6.850241025288899 [0m(+0.6783375342686968)</text:span></text:p>
      <text:p text:style-name="P3"><text:s text:c="5"/><text:span text:style-name="T1">| &gt; avg_loss_mel:[91m 15.783141454060873 [0m(+0.6120046774546317)</text:span></text:p>
      <text:p text:style-name="P3"><text:s text:c="5"/><text:span text:style-name="T1">| &gt; avg_loss_duration:[92m 1.5180194874604542 [0m(-0.008085946242014641)</text:span></text:p>
      <text:p text:style-name="P3"><text:soft-page-break/><text:s text:c="5"/><text:span text:style-name="T1">| &gt; avg_loss_1:[91m 27.811967690785725 [0m(+1.1998464266459123)</text:span></text:p>
      <text:p text:style-name="P5"/>
      <text:p text:style-name="P5"/>
      <text:p text:style-name="P1">[4m[1m &gt; EPOCH: 41/50[0m</text:p>
      <text:p text:style-name="P3"><text:s/><text:span text:style-name="T1">--&gt; /kaggle/working/vits_4_nov-May-11-2025_10+42AM-0000000</text:span></text:p>
      <text:p text:style-name="P5"/>
      <text:p text:style-name="P1">[1m &gt; TRAINING (2025-05-11 16:03:16) [0m</text:p>
      <text:p text:style-name="P5"/>
      <text:p text:style-name="P1">[1m <text:s text:c="2"/>--&gt; TIME: 2025-05-11 16:03:54 -- STEP: 69/630 -- GLOBAL_STEP: 871400[0m</text:p>
      <text:p text:style-name="P3"><text:s text:c="5"/><text:span text:style-name="T1">| &gt; loss_disc: 2.5548226833343506 <text:s/>(2.610780785049218)</text:span></text:p>
      <text:p text:style-name="P3"><text:s text:c="5"/><text:span text:style-name="T1">| &gt; loss_disc_real_0: 0.14023414254188538 <text:s/>(0.17302595219318417)</text:span></text:p>
      <text:p text:style-name="P3"><text:s text:c="5"/><text:span text:style-name="T1">| &gt; loss_disc_real_1: 0.26614001393318176 <text:s/>(0.21581858590893127)</text:span></text:p>
      <text:p text:style-name="P3"><text:s text:c="5"/><text:span text:style-name="T1">| &gt; loss_disc_real_2: 0.20780697464942932 <text:s/>(0.23159094673136008)</text:span></text:p>
      <text:p text:style-name="P3"><text:s text:c="5"/><text:span text:style-name="T1">| &gt; loss_disc_real_3: 0.2351490706205368 <text:s/>(0.23146495266237122)</text:span></text:p>
      <text:p text:style-name="P3"><text:s text:c="5"/><text:span text:style-name="T1">| &gt; loss_disc_real_4: 0.24008843302726746 <text:s/>(0.24488145501717276)</text:span></text:p>
      <text:p text:style-name="P3"><text:s text:c="5"/><text:span text:style-name="T1">| &gt; loss_disc_real_5: 0.2410094439983368 <text:s/>(0.239004445032797)</text:span></text:p>
      <text:p text:style-name="P3"><text:s text:c="5"/><text:span text:style-name="T1">| &gt; loss_0: 2.5548226833343506 <text:s/>(2.610780785049218)</text:span></text:p>
      <text:p text:style-name="P3"><text:s text:c="5"/><text:span text:style-name="T1">| &gt; grad_norm_0: tensor(8.6694, device='cuda:0') <text:s/>(tensor(13.9415, device='cuda:0'))</text:span></text:p>
      <text:p text:style-name="P3"><text:s text:c="5"/><text:span text:style-name="T1">| &gt; loss_gen: 2.3041205406188965 <text:s/>(2.214105835859326)</text:span></text:p>
      <text:p text:style-name="P3"><text:s text:c="5"/><text:span text:style-name="T1">| &gt; loss_kl: 1.3846287727355957 <text:s/>(1.6189349285070447)</text:span></text:p>
      <text:p text:style-name="P3"><text:s text:c="5"/><text:span text:style-name="T1">| &gt; loss_feat: 6.950701713562012 <text:s/>(7.126189045284105)</text:span></text:p>
      <text:p text:style-name="P3"><text:s text:c="5"/><text:span text:style-name="T1">| &gt; loss_mel: 15.471756935119629 <text:s/>(15.62989308177561)</text:span></text:p>
      <text:p text:style-name="P3"><text:s text:c="5"/><text:span text:style-name="T1">| &gt; loss_duration: 1.4496058225631714 <text:s/>(1.4468040604522263)</text:span></text:p>
      <text:p text:style-name="P3"><text:s text:c="5"/><text:span text:style-name="T1">| &gt; amp_scaler: 128.0 <text:s/>(128.0)</text:span></text:p>
      <text:p text:style-name="P3"><text:s text:c="5"/><text:span text:style-name="T1">| &gt; loss_1: 27.560813903808594 <text:s/>(28.035927012346793)</text:span></text:p>
      <text:p text:style-name="P3"><text:s text:c="5"/><text:span text:style-name="T1">| &gt; grad_norm_1: tensor(166.8450, device='cuda:0') <text:s/>(tensor(152.9203, device='cuda:0'))</text:span></text:p>
      <text:p text:style-name="P3"><text:s text:c="5"/><text:span text:style-name="T1">| &gt; current_lr_0: 0.0001989775583408775 </text:span></text:p>
      <text:p text:style-name="P3"><text:s text:c="5"/><text:span text:style-name="T1">| &gt; current_lr_1: 0.0001989775583408775 </text:span></text:p>
      <text:p text:style-name="P3"><text:s text:c="5"/><text:span text:style-name="T1">| &gt; step_time: 0.5652 <text:s/>(0.5283139339391733)</text:span></text:p>
      <text:p text:style-name="P3"><text:s text:c="5"/><text:span text:style-name="T1">| &gt; loader_time: 0.0059 <text:s/>(0.005273314489834551)</text:span></text:p>
      <text:p text:style-name="P5"/>
      <text:p text:style-name="P5"/>
      <text:p text:style-name="P1">[1m <text:s text:c="2"/>--&gt; TIME: 2025-05-11 16:04:54 -- STEP: 169/630 -- GLOBAL_STEP: 871500[0m</text:p>
      <text:p text:style-name="P3"><text:s text:c="5"/><text:span text:style-name="T1">| &gt; loss_disc: 2.5720415115356445 <text:s/>(2.589863023814366)</text:span></text:p>
      <text:p text:style-name="P3"><text:s text:c="5"/><text:span text:style-name="T1">| &gt; loss_disc_real_0: 0.18508046865463257 <text:s/>(0.17179105263313593)</text:span></text:p>
      <text:p text:style-name="P3"><text:s text:c="5"/><text:span text:style-name="T1">| &gt; loss_disc_real_1: 0.23606424033641815 <text:s/>(0.21355965213310082)</text:span></text:p>
      <text:p text:style-name="P3"><text:s text:c="5"/><text:span text:style-name="T1">| &gt; loss_disc_real_2: 0.2268126755952835 <text:s/>(0.22779813964338697)</text:span></text:p>
      <text:p text:style-name="P3"><text:s text:c="5"/><text:span text:style-name="T1">| &gt; loss_disc_real_3: 0.25784480571746826 <text:s/>(0.22868882057934822)</text:span></text:p>
      <text:p text:style-name="P3"><text:s text:c="5"/><text:span text:style-name="T1">| &gt; loss_disc_real_4: 0.21020478010177612 <text:s/>(0.24147656224888459)</text:span></text:p>
      <text:p text:style-name="P3"><text:s text:c="5"/><text:span text:style-name="T1">| &gt; loss_disc_real_5: 0.23619240522384644 <text:s/>(0.23461318421645982)</text:span></text:p>
      <text:p text:style-name="P3"><text:s text:c="5"/><text:span text:style-name="T1">| &gt; loss_0: 2.5720415115356445 <text:s/>(2.589863023814366)</text:span></text:p>
      <text:p text:style-name="P3"><text:s text:c="5"/><text:span text:style-name="T1">| &gt; grad_norm_0: tensor(31.3703, device='cuda:0') <text:s/>(tensor(17.7096, device='cuda:0'))</text:span></text:p>
      <text:p text:style-name="P3"><text:s text:c="5"/><text:span text:style-name="T1">| &gt; loss_gen: 2.396951913833618 <text:s/>(2.2213207483291635)</text:span></text:p>
      <text:p text:style-name="P3"><text:s text:c="5"/><text:span text:style-name="T1">| &gt; loss_kl: 1.5337833166122437 <text:s/>(1.6204738320683587)</text:span></text:p>
      <text:p text:style-name="P3"><text:s text:c="5"/><text:span text:style-name="T1">| &gt; loss_feat: 7.738593101501465 <text:s/>(7.06626032090046)</text:span></text:p>
      <text:p text:style-name="P3"><text:s text:c="5"/><text:span text:style-name="T1">| &gt; loss_mel: 16.228618621826172 <text:s/>(15.665987319494846)</text:span></text:p>
      <text:p text:style-name="P3"><text:s text:c="5"/><text:span text:style-name="T1">| &gt; loss_duration: 1.4865515232086182 <text:s/>(1.3835597045322845)</text:span></text:p>
      <text:p text:style-name="P3"><text:s text:c="5"/><text:span text:style-name="T1">| &gt; amp_scaler: 128.0 <text:s/>(128.0)</text:span></text:p>
      <text:p text:style-name="P3"><text:s text:c="5"/><text:span text:style-name="T1">| &gt; loss_1: 29.384498596191406 <text:s/>(27.957602032542933)</text:span></text:p>
      <text:p text:style-name="P3"><text:s text:c="5"/><text:span text:style-name="T1">| &gt; grad_norm_1: tensor(439.6225, device='cuda:0') <text:s/>(tensor(204.3031, device='cuda:0'))</text:span></text:p>
      <text:p text:style-name="P3"><text:s text:c="5"/><text:span text:style-name="T1">| &gt; current_lr_0: 0.0001989775583408775 </text:span></text:p>
      <text:p text:style-name="P3"><text:s text:c="5"/><text:span text:style-name="T1">| &gt; current_lr_1: 0.0001989775583408775 </text:span></text:p>
      <text:p text:style-name="P3"><text:s text:c="5"/><text:span text:style-name="T1">| &gt; step_time: 0.6103 <text:s/>(0.5621888228422084)</text:span></text:p>
      <text:p text:style-name="P3"><text:s text:c="5"/><text:span text:style-name="T1">| &gt; loader_time: 0.0066 <text:s/>(0.005973018838103708)</text:span></text:p>
      <text:p text:style-name="P5"/>
      <text:p text:style-name="P5"/>
      <text:p text:style-name="P3"><text:s/><text:span text:style-name="T1">&gt; CHECKPOINT : /kaggle/working/vits_4_nov-May-11-2025_10+42AM-0000000/checkpoint_871500.pth</text:span></text:p>
      <text:p text:style-name="P5"/>
      <text:p text:style-name="P1">[1m <text:s text:c="2"/>--&gt; TIME: 2025-05-11 16:06:02 -- STEP: 269/630 -- GLOBAL_STEP: 871600[0m</text:p>
      <text:p text:style-name="P3"><text:soft-page-break/><text:s text:c="5"/><text:span text:style-name="T1">| &gt; loss_disc: 2.5521371364593506 <text:s/>(2.595283741401474)</text:span></text:p>
      <text:p text:style-name="P3"><text:s text:c="5"/><text:span text:style-name="T1">| &gt; loss_disc_real_0: 0.11993519961833954 <text:s/>(0.17284061308243903)</text:span></text:p>
      <text:p text:style-name="P3"><text:s text:c="5"/><text:span text:style-name="T1">| &gt; loss_disc_real_1: 0.2522299885749817 <text:s/>(0.21401504983910843)</text:span></text:p>
      <text:p text:style-name="P3"><text:s text:c="5"/><text:span text:style-name="T1">| &gt; loss_disc_real_2: 0.21805094182491302 <text:s/>(0.2283933468467684)</text:span></text:p>
      <text:p text:style-name="P3"><text:s text:c="5"/><text:span text:style-name="T1">| &gt; loss_disc_real_3: 0.1969299465417862 <text:s/>(0.22856990128866356)</text:span></text:p>
      <text:p text:style-name="P3"><text:s text:c="5"/><text:span text:style-name="T1">| &gt; loss_disc_real_4: 0.22286492586135864 <text:s/>(0.24161667567868214)</text:span></text:p>
      <text:p text:style-name="P3"><text:s text:c="5"/><text:span text:style-name="T1">| &gt; loss_disc_real_5: 0.23537957668304443 <text:s/>(0.234691849871639)</text:span></text:p>
      <text:p text:style-name="P3"><text:s text:c="5"/><text:span text:style-name="T1">| &gt; loss_0: 2.5521371364593506 <text:s/>(2.595283741401474)</text:span></text:p>
      <text:p text:style-name="P3"><text:s text:c="5"/><text:span text:style-name="T1">| &gt; grad_norm_0: tensor(15.2399, device='cuda:0') <text:s/>(tensor(16.8326, device='cuda:0'))</text:span></text:p>
      <text:p text:style-name="P3"><text:s text:c="5"/><text:span text:style-name="T1">| &gt; loss_gen: 2.0693087577819824 <text:s/>(2.2076885217184494)</text:span></text:p>
      <text:p text:style-name="P3"><text:s text:c="5"/><text:span text:style-name="T1">| &gt; loss_kl: 1.66825270652771 <text:s/>(1.633892455951875)</text:span></text:p>
      <text:p text:style-name="P3"><text:s text:c="5"/><text:span text:style-name="T1">| &gt; loss_feat: 7.058544635772705 <text:s/>(6.984702285780783)</text:span></text:p>
      <text:p text:style-name="P3"><text:s text:c="5"/><text:span text:style-name="T1">| &gt; loss_mel: 15.146934509277344 <text:s/>(15.679676598332629)</text:span></text:p>
      <text:p text:style-name="P3"><text:s text:c="5"/><text:span text:style-name="T1">| &gt; loss_duration: 1.474363088607788 <text:s/>(1.3877510829485924)</text:span></text:p>
      <text:p text:style-name="P3"><text:s text:c="5"/><text:span text:style-name="T1">| &gt; amp_scaler: 128.0 <text:s/>(128.0)</text:span></text:p>
      <text:p text:style-name="P3"><text:s text:c="5"/><text:span text:style-name="T1">| &gt; loss_1: 27.417404174804688 <text:s/>(27.893711054635315)</text:span></text:p>
      <text:p text:style-name="P3"><text:s text:c="5"/><text:span text:style-name="T1">| &gt; grad_norm_1: tensor(49.9707, device='cuda:0') <text:s/>(tensor(199.7807, device='cuda:0'))</text:span></text:p>
      <text:p text:style-name="P3"><text:s text:c="5"/><text:span text:style-name="T1">| &gt; current_lr_0: 0.0001989775583408775 </text:span></text:p>
      <text:p text:style-name="P3"><text:s text:c="5"/><text:span text:style-name="T1">| &gt; current_lr_1: 0.0001989775583408775 </text:span></text:p>
      <text:p text:style-name="P3"><text:s text:c="5"/><text:span text:style-name="T1">| &gt; step_time: 0.6435 <text:s/>(0.5877407953198514)</text:span></text:p>
      <text:p text:style-name="P3"><text:s text:c="5"/><text:span text:style-name="T1">| &gt; loader_time: 0.0076 <text:s/>(0.006562290581628737)</text:span></text:p>
      <text:p text:style-name="P5"/>
      <text:p text:style-name="P5"/>
      <text:p text:style-name="P1">[1m <text:s text:c="2"/>--&gt; TIME: 2025-05-11 16:07:11 -- STEP: 369/630 -- GLOBAL_STEP: 871700[0m</text:p>
      <text:p text:style-name="P3"><text:s text:c="5"/><text:span text:style-name="T1">| &gt; loss_disc: 2.6062569618225098 <text:s/>(2.59750247841605)</text:span></text:p>
      <text:p text:style-name="P3"><text:s text:c="5"/><text:span text:style-name="T1">| &gt; loss_disc_real_0: 0.10790093243122101 <text:s/>(0.1729084026159311)</text:span></text:p>
      <text:p text:style-name="P3"><text:s text:c="5"/><text:span text:style-name="T1">| &gt; loss_disc_real_1: 0.14997075498104095 <text:s/>(0.21248018240864044)</text:span></text:p>
      <text:p text:style-name="P3"><text:s text:c="5"/><text:span text:style-name="T1">| &gt; loss_disc_real_2: 0.23600882291793823 <text:s/>(0.22764649454171096)</text:span></text:p>
      <text:p text:style-name="P3"><text:s text:c="5"/><text:span text:style-name="T1">| &gt; loss_disc_real_3: 0.23508816957473755 <text:s/>(0.22906733249745717)</text:span></text:p>
      <text:p text:style-name="P3"><text:s text:c="5"/><text:span text:style-name="T1">| &gt; loss_disc_real_4: 0.27417099475860596 <text:s/>(0.24133113192187416)</text:span></text:p>
      <text:p text:style-name="P3"><text:s text:c="5"/><text:span text:style-name="T1">| &gt; loss_disc_real_5: 0.20726412534713745 <text:s/>(0.2355158494174642)</text:span></text:p>
      <text:p text:style-name="P3"><text:s text:c="5"/><text:span text:style-name="T1">| &gt; loss_0: 2.6062569618225098 <text:s/>(2.59750247841605)</text:span></text:p>
      <text:p text:style-name="P3"><text:s text:c="5"/><text:span text:style-name="T1">| &gt; grad_norm_0: tensor(9.7649, device='cuda:0') <text:s/>(tensor(15.2758, device='cuda:0'))</text:span></text:p>
      <text:p text:style-name="P3"><text:s text:c="5"/><text:span text:style-name="T1">| &gt; loss_gen: 2.2445430755615234 <text:s/>(2.1956214904785174)</text:span></text:p>
      <text:p text:style-name="P3"><text:s text:c="5"/><text:span text:style-name="T1">| &gt; loss_kl: 1.4490408897399902 <text:s/>(1.6386420597551952)</text:span></text:p>
      <text:p text:style-name="P3"><text:s text:c="5"/><text:span text:style-name="T1">| &gt; loss_feat: 7.294734954833984 <text:s/>(6.898238561986909)</text:span></text:p>
      <text:p text:style-name="P3"><text:s text:c="5"/><text:span text:style-name="T1">| &gt; loss_mel: 14.486626625061035 <text:s/>(15.647050640447352)</text:span></text:p>
      <text:p text:style-name="P3"><text:s text:c="5"/><text:span text:style-name="T1">| &gt; loss_duration: 1.4300528764724731 <text:s/>(1.407350995676303)</text:span></text:p>
      <text:p text:style-name="P3"><text:s text:c="5"/><text:span text:style-name="T1">| &gt; amp_scaler: 128.0 <text:s/>(128.0)</text:span></text:p>
      <text:p text:style-name="P3"><text:s text:c="5"/><text:span text:style-name="T1">| &gt; loss_1: 26.905000686645508 <text:s/>(27.78690385689257)</text:span></text:p>
      <text:p text:style-name="P3"><text:s text:c="5"/><text:span text:style-name="T1">| &gt; grad_norm_1: tensor(42.3183, device='cuda:0') <text:s/>(tensor(169.1422, device='cuda:0'))</text:span></text:p>
      <text:p text:style-name="P3"><text:s text:c="5"/><text:span text:style-name="T1">| &gt; current_lr_0: 0.0001989775583408775 </text:span></text:p>
      <text:p text:style-name="P3"><text:s text:c="5"/><text:span text:style-name="T1">| &gt; current_lr_1: 0.0001989775583408775 </text:span></text:p>
      <text:p text:style-name="P3"><text:s text:c="5"/><text:span text:style-name="T1">| &gt; step_time: 0.7248 <text:s/>(0.6138252643388782)</text:span></text:p>
      <text:p text:style-name="P3"><text:s text:c="5"/><text:span text:style-name="T1">| &gt; loader_time: 0.0084 <text:s/>(0.007088269644636449)</text:span></text:p>
      <text:p text:style-name="P5"/>
      <text:p text:style-name="P5"/>
      <text:p text:style-name="P1">[1m <text:s text:c="2"/>--&gt; TIME: 2025-05-11 16:08:29 -- STEP: 469/630 -- GLOBAL_STEP: 871800[0m</text:p>
      <text:p text:style-name="P3"><text:s text:c="5"/><text:span text:style-name="T1">| &gt; loss_disc: 2.471653938293457 <text:s/>(2.5988573265482358)</text:span></text:p>
      <text:p text:style-name="P3"><text:s text:c="5"/><text:span text:style-name="T1">| &gt; loss_disc_real_0: 0.15888454020023346 <text:s/>(0.17278929318446348)</text:span></text:p>
      <text:p text:style-name="P3"><text:s text:c="5"/><text:span text:style-name="T1">| &gt; loss_disc_real_1: 0.1862894743680954 <text:s/>(0.21355446785497773)</text:span></text:p>
      <text:p text:style-name="P3"><text:s text:c="5"/><text:span text:style-name="T1">| &gt; loss_disc_real_2: 0.22740274667739868 <text:s/>(0.22752066773138066)</text:span></text:p>
      <text:p text:style-name="P3"><text:s text:c="5"/><text:span text:style-name="T1">| &gt; loss_disc_real_3: 0.2478695511817932 <text:s/>(0.22902369413421605)</text:span></text:p>
      <text:p text:style-name="P3"><text:s text:c="5"/><text:span text:style-name="T1">| &gt; loss_disc_real_4: 0.2600948214530945 <text:s/>(0.24070460141213465)</text:span></text:p>
      <text:p text:style-name="P3"><text:s text:c="5"/><text:span text:style-name="T1">| &gt; loss_disc_real_5: 0.23626144230365753 <text:s/>(0.23558638745279453)</text:span></text:p>
      <text:p text:style-name="P3"><text:s text:c="5"/><text:span text:style-name="T1">| &gt; loss_0: 2.471653938293457 <text:s/>(2.5988573265482358)</text:span></text:p>
      <text:p text:style-name="P3"><text:s text:c="5"/><text:span text:style-name="T1">| &gt; grad_norm_0: tensor(15.5029, device='cuda:0') <text:s/>(tensor(14.7663, device='cuda:0'))</text:span></text:p>
      <text:p text:style-name="P3"><text:s text:c="5"/><text:span text:style-name="T1">| &gt; loss_gen: 2.317380666732788 <text:s/>(2.1880788043109614)</text:span></text:p>
      <text:p text:style-name="P3"><text:s text:c="5"/><text:span text:style-name="T1">| &gt; loss_kl: 1.7062628269195557 <text:s/>(1.6282025540052947)</text:span></text:p>
      <text:p text:style-name="P3"><text:soft-page-break/><text:s text:c="5"/><text:span text:style-name="T1">| &gt; loss_feat: 5.529434680938721 <text:s/>(6.864481695171105)</text:span></text:p>
      <text:p text:style-name="P3"><text:s text:c="5"/><text:span text:style-name="T1">| &gt; loss_mel: 15.333709716796875 <text:s/>(15.631805989279675)</text:span></text:p>
      <text:p text:style-name="P3"><text:s text:c="5"/><text:span text:style-name="T1">| &gt; loss_duration: 1.4759846925735474 <text:s/>(1.409629011459187)</text:span></text:p>
      <text:p text:style-name="P3"><text:s text:c="5"/><text:span text:style-name="T1">| &gt; amp_scaler: 128.0 <text:s/>(128.0)</text:span></text:p>
      <text:p text:style-name="P3"><text:s text:c="5"/><text:span text:style-name="T1">| &gt; loss_1: 26.362773895263672 <text:s/>(27.72219813251292)</text:span></text:p>
      <text:p text:style-name="P3"><text:s text:c="5"/><text:span text:style-name="T1">| &gt; grad_norm_1: tensor(215.3714, device='cuda:0') <text:s/>(tensor(162.3965, device='cuda:0'))</text:span></text:p>
      <text:p text:style-name="P3"><text:s text:c="5"/><text:span text:style-name="T1">| &gt; current_lr_0: 0.0001989775583408775 </text:span></text:p>
      <text:p text:style-name="P3"><text:s text:c="5"/><text:span text:style-name="T1">| &gt; current_lr_1: 0.0001989775583408775 </text:span></text:p>
      <text:p text:style-name="P3"><text:s text:c="5"/><text:span text:style-name="T1">| &gt; step_time: 0.8143 <text:s/>(0.6451976746638447)</text:span></text:p>
      <text:p text:style-name="P3"><text:s text:c="5"/><text:span text:style-name="T1">| &gt; loader_time: 0.011 <text:s/>(0.007671092364833807)</text:span></text:p>
      <text:p text:style-name="P5"/>
      <text:p text:style-name="P5"/>
      <text:p text:style-name="P1">[1m <text:s text:c="2"/>--&gt; TIME: 2025-05-11 16:09:57 -- STEP: 569/630 -- GLOBAL_STEP: 871900[0m</text:p>
      <text:p text:style-name="P3"><text:s text:c="5"/><text:span text:style-name="T1">| &gt; loss_disc: 2.7339165210723877 <text:s/>(2.597775215423798)</text:span></text:p>
      <text:p text:style-name="P3"><text:s text:c="5"/><text:span text:style-name="T1">| &gt; loss_disc_real_0: 0.25580015778541565 <text:s/>(0.1729284529238678)</text:span></text:p>
      <text:p text:style-name="P3"><text:s text:c="5"/><text:span text:style-name="T1">| &gt; loss_disc_real_1: 0.2103380560874939 <text:s/>(0.21353252698227057)</text:span></text:p>
      <text:p text:style-name="P3"><text:s text:c="5"/><text:span text:style-name="T1">| &gt; loss_disc_real_2: 0.2424810528755188 <text:s/>(0.22814772515074858)</text:span></text:p>
      <text:p text:style-name="P3"><text:s text:c="5"/><text:span text:style-name="T1">| &gt; loss_disc_real_3: 0.25941500067710876 <text:s/>(0.2291014889003103)</text:span></text:p>
      <text:p text:style-name="P3"><text:s text:c="5"/><text:span text:style-name="T1">| &gt; loss_disc_real_4: 0.2689226269721985 <text:s/>(0.24014483250821622)</text:span></text:p>
      <text:p text:style-name="P3"><text:s text:c="5"/><text:span text:style-name="T1">| &gt; loss_disc_real_5: 0.24617144465446472 <text:s/>(0.23394409754364273)</text:span></text:p>
      <text:p text:style-name="P3"><text:s text:c="5"/><text:span text:style-name="T1">| &gt; loss_0: 2.7339165210723877 <text:s/>(2.597775215423798)</text:span></text:p>
      <text:p text:style-name="P3"><text:s text:c="5"/><text:span text:style-name="T1">| &gt; grad_norm_0: tensor(20.4058, device='cuda:0') <text:s/>(tensor(16.5709, device='cuda:0'))</text:span></text:p>
      <text:p text:style-name="P3"><text:s text:c="5"/><text:span text:style-name="T1">| &gt; loss_gen: 2.126164197921753 <text:s/>(2.1977839350490886)</text:span></text:p>
      <text:p text:style-name="P3"><text:s text:c="5"/><text:span text:style-name="T1">| &gt; loss_kl: 1.6612337827682495 <text:s/>(1.6272467062636709)</text:span></text:p>
      <text:p text:style-name="P3"><text:s text:c="5"/><text:span text:style-name="T1">| &gt; loss_feat: 5.795628547668457 <text:s/>(6.85053387174288)</text:span></text:p>
      <text:p text:style-name="P3"><text:s text:c="5"/><text:span text:style-name="T1">| &gt; loss_mel: 15.244199752807617 <text:s/>(15.62608571546987)</text:span></text:p>
      <text:p text:style-name="P3"><text:s text:c="5"/><text:span text:style-name="T1">| &gt; loss_duration: 1.4733006954193115 <text:s/>(1.419815310065901)</text:span></text:p>
      <text:p text:style-name="P3"><text:s text:c="5"/><text:span text:style-name="T1">| &gt; amp_scaler: 128.0 <text:s/>(128.0)</text:span></text:p>
      <text:p text:style-name="P3"><text:s text:c="5"/><text:span text:style-name="T1">| &gt; loss_1: 26.300525665283203 <text:s/>(27.72146559851032)</text:span></text:p>
      <text:p text:style-name="P3"><text:s text:c="5"/><text:span text:style-name="T1">| &gt; grad_norm_1: tensor(253.6267, device='cuda:0') <text:s/>(tensor(183.3687, device='cuda:0'))</text:span></text:p>
      <text:p text:style-name="P3"><text:s text:c="5"/><text:span text:style-name="T1">| &gt; current_lr_0: 0.0001989775583408775 </text:span></text:p>
      <text:p text:style-name="P3"><text:s text:c="5"/><text:span text:style-name="T1">| &gt; current_lr_1: 0.0001989775583408775 </text:span></text:p>
      <text:p text:style-name="P3"><text:s text:c="5"/><text:span text:style-name="T1">| &gt; step_time: 0.9705 <text:s/>(0.6831350355869018)</text:span></text:p>
      <text:p text:style-name="P3"><text:s text:c="5"/><text:span text:style-name="T1">| &gt; loader_time: 0.0112 <text:s/>(0.008243568333255385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140920480092366 [0m(-0.0001017451286315918)</text:span></text:p>
      <text:p text:style-name="P3"><text:s text:c="5"/><text:span text:style-name="T1">| &gt; avg_loss_disc:[92m 2.6540845831235247 [0m(-0.004660586516062715)</text:span></text:p>
      <text:p text:style-name="P3"><text:s text:c="5"/><text:span text:style-name="T1">| &gt; avg_loss_disc_real_0:[91m 0.18831400697429976 [0m(+0.057775729646285384)</text:span></text:p>
      <text:p text:style-name="P3"><text:s text:c="5"/><text:span text:style-name="T1">| &gt; avg_loss_disc_real_1:[91m 0.23693852871656418 [0m(+0.021071668714284897)</text:span></text:p>
      <text:p text:style-name="P3"><text:s text:c="5"/><text:span text:style-name="T1">| &gt; avg_loss_disc_real_2:[91m 0.2087839382390181 [0m(+0.013893656432628632)</text:span></text:p>
      <text:p text:style-name="P3"><text:s text:c="5"/><text:span text:style-name="T1">| &gt; avg_loss_disc_real_3:[91m 0.23935832207401594 [0m(+0.04423141355315846)</text:span></text:p>
      <text:p text:style-name="P3"><text:s text:c="5"/><text:span text:style-name="T1">| &gt; avg_loss_disc_real_4:[91m 0.2589567042887211 [0m(+0.01697010671099028)</text:span></text:p>
      <text:p text:style-name="P3"><text:s text:c="5"/><text:span text:style-name="T1">| &gt; avg_loss_disc_real_5:[92m 0.24168514584501585 [0m(-0.032331359883149474)</text:span></text:p>
      <text:p text:style-name="P3"><text:s text:c="5"/><text:span text:style-name="T1">| &gt; avg_loss_0:[92m 2.6540845831235247 [0m(-0.004660586516062715)</text:span></text:p>
      <text:p text:style-name="P3"><text:s text:c="5"/><text:span text:style-name="T1">| &gt; avg_loss_gen:[91m 2.0106425185998282 [0m(+0.08393807212511706)</text:span></text:p>
      <text:p text:style-name="P3"><text:s text:c="5"/><text:span text:style-name="T1">| &gt; avg_loss_kl:[92m 1.687153120835622 [0m(-0.04670811692873644)</text:span></text:p>
      <text:p text:style-name="P3"><text:s text:c="5"/><text:span text:style-name="T1">| &gt; avg_loss_feat:[92m 6.143977840741475 [0m(-0.7062631845474243)</text:span></text:p>
      <text:p text:style-name="P3"><text:s text:c="5"/><text:span text:style-name="T1">| &gt; avg_loss_mel:[92m 15.60631275177002 [0m(-0.17682870229085346)</text:span></text:p>
      <text:p text:style-name="P3"><text:s text:c="5"/><text:span text:style-name="T1">| &gt; avg_loss_duration:[91m 1.5232893526554108 [0m(+0.005269865194956536)</text:span></text:p>
      <text:p text:style-name="P3"><text:s text:c="5"/><text:span text:style-name="T1">| &gt; avg_loss_1:[92m 26.97137514750163 [0m(-0.8405925432840959)</text:span></text:p>
      <text:p text:style-name="P5"/>
      <text:p text:style-name="P5"/>
      <text:p text:style-name="P1">[4m[1m &gt; EPOCH: 42/50[0m</text:p>
      <text:p text:style-name="P3"><text:soft-page-break/><text:s/><text:span text:style-name="T1">--&gt; /kaggle/working/vits_4_nov-May-11-2025_10+42AM-0000000</text:span></text:p>
      <text:p text:style-name="P5"/>
      <text:p text:style-name="P1">[1m &gt; TRAINING (2025-05-11 16:11:14) [0m</text:p>
      <text:p text:style-name="P5"/>
      <text:p text:style-name="P1">[1m <text:s text:c="2"/>--&gt; TIME: 2025-05-11 16:11:36 -- STEP: 39/630 -- GLOBAL_STEP: 872000[0m</text:p>
      <text:p text:style-name="P3"><text:s text:c="5"/><text:span text:style-name="T1">| &gt; loss_disc: 2.782707929611206 <text:s/>(2.5851354965796833)</text:span></text:p>
      <text:p text:style-name="P3"><text:s text:c="5"/><text:span text:style-name="T1">| &gt; loss_disc_real_0: 0.11555194854736328 <text:s/>(0.1686317888207925)</text:span></text:p>
      <text:p text:style-name="P3"><text:s text:c="5"/><text:span text:style-name="T1">| &gt; loss_disc_real_1: 0.2893444895744324 <text:s/>(0.2120966647679989)</text:span></text:p>
      <text:p text:style-name="P3"><text:s text:c="5"/><text:span text:style-name="T1">| &gt; loss_disc_real_2: 0.29449814558029175 <text:s/>(0.22833938399950662)</text:span></text:p>
      <text:p text:style-name="P3"><text:s text:c="5"/><text:span text:style-name="T1">| &gt; loss_disc_real_3: 0.20355752110481262 <text:s/>(0.2262333876047379)</text:span></text:p>
      <text:p text:style-name="P3"><text:s text:c="5"/><text:span text:style-name="T1">| &gt; loss_disc_real_4: 0.22454462945461273 <text:s/>(0.23797447444536748)</text:span></text:p>
      <text:p text:style-name="P3"><text:s text:c="5"/><text:span text:style-name="T1">| &gt; loss_disc_real_5: 0.25144097208976746 <text:s/>(0.23512027508173233)</text:span></text:p>
      <text:p text:style-name="P3"><text:s text:c="5"/><text:span text:style-name="T1">| &gt; loss_0: 2.782707929611206 <text:s/>(2.5851354965796833)</text:span></text:p>
      <text:p text:style-name="P3"><text:s text:c="5"/><text:span text:style-name="T1">| &gt; grad_norm_0: tensor(26.1959, device='cuda:0') <text:s/>(tensor(17.3969, device='cuda:0'))</text:span></text:p>
      <text:p text:style-name="P3"><text:s text:c="5"/><text:span text:style-name="T1">| &gt; loss_gen: 2.030606746673584 <text:s/>(2.219286778034308)</text:span></text:p>
      <text:p text:style-name="P3"><text:s text:c="5"/><text:span text:style-name="T1">| &gt; loss_kl: 1.7095916271209717 <text:s/>(1.5888777145972621)</text:span></text:p>
      <text:p text:style-name="P3"><text:s text:c="5"/><text:span text:style-name="T1">| &gt; loss_feat: 6.5513916015625 <text:s/>(7.0092178124647875)</text:span></text:p>
      <text:p text:style-name="P3"><text:s text:c="5"/><text:span text:style-name="T1">| &gt; loss_mel: 15.013586044311523 <text:s/>(15.559061319400103)</text:span></text:p>
      <text:p text:style-name="P3"><text:s text:c="5"/><text:span text:style-name="T1">| &gt; loss_duration: 1.4261624813079834 <text:s/>(1.4430999878125312)</text:span></text:p>
      <text:p text:style-name="P3"><text:s text:c="5"/><text:span text:style-name="T1">| &gt; amp_scaler: 128.0 <text:s/>(128.0)</text:span></text:p>
      <text:p text:style-name="P3"><text:s text:c="5"/><text:span text:style-name="T1">| &gt; loss_1: 26.731340408325195 <text:s/>(27.819543545062725)</text:span></text:p>
      <text:p text:style-name="P3"><text:s text:c="5"/><text:span text:style-name="T1">| &gt; grad_norm_1: tensor(165.3738, device='cuda:0') <text:s/>(tensor(207.7202, device='cuda:0'))</text:span></text:p>
      <text:p text:style-name="P3"><text:s text:c="5"/><text:span text:style-name="T1">| &gt; current_lr_0: 0.00019895268614608487 </text:span></text:p>
      <text:p text:style-name="P3"><text:s text:c="5"/><text:span text:style-name="T1">| &gt; current_lr_1: 0.00019895268614608487 </text:span></text:p>
      <text:p text:style-name="P3"><text:s text:c="5"/><text:span text:style-name="T1">| &gt; step_time: 0.5326 <text:s/>(0.5357634776677844)</text:span></text:p>
      <text:p text:style-name="P3"><text:s text:c="5"/><text:span text:style-name="T1">| &gt; loader_time: 0.0057 <text:s/>(0.005155813999665088)</text:span></text:p>
      <text:p text:style-name="P5"/>
      <text:p text:style-name="P5"/>
      <text:p text:style-name="P3"><text:s/><text:span text:style-name="T1">&gt; CHECKPOINT : /kaggle/working/vits_4_nov-May-11-2025_10+42AM-0000000/checkpoint_872000.pth</text:span></text:p>
      <text:p text:style-name="P5"/>
      <text:p text:style-name="P1">[1m <text:s text:c="2"/>--&gt; TIME: 2025-05-11 16:12:36 -- STEP: 139/630 -- GLOBAL_STEP: 872100[0m</text:p>
      <text:p text:style-name="P3"><text:s text:c="5"/><text:span text:style-name="T1">| &gt; loss_disc: 2.6622092723846436 <text:s/>(2.5867717986484227)</text:span></text:p>
      <text:p text:style-name="P3"><text:s text:c="5"/><text:span text:style-name="T1">| &gt; loss_disc_real_0: 0.20172050595283508 <text:s/>(0.17325490144945735)</text:span></text:p>
      <text:p text:style-name="P3"><text:s text:c="5"/><text:span text:style-name="T1">| &gt; loss_disc_real_1: 0.22181642055511475 <text:s/>(0.21191634162724446)</text:span></text:p>
      <text:p text:style-name="P3"><text:s text:c="5"/><text:span text:style-name="T1">| &gt; loss_disc_real_2: 0.19665201008319855 <text:s/>(0.2284996574945587)</text:span></text:p>
      <text:p text:style-name="P3"><text:s text:c="5"/><text:span text:style-name="T1">| &gt; loss_disc_real_3: 0.2834031581878662 <text:s/>(0.2289887058863537)</text:span></text:p>
      <text:p text:style-name="P3"><text:s text:c="5"/><text:span text:style-name="T1">| &gt; loss_disc_real_4: 0.29145756363868713 <text:s/>(0.23775001009591193)</text:span></text:p>
      <text:p text:style-name="P3"><text:s text:c="5"/><text:span text:style-name="T1">| &gt; loss_disc_real_5: 0.2952379882335663 <text:s/>(0.22963314926881584)</text:span></text:p>
      <text:p text:style-name="P3"><text:s text:c="5"/><text:span text:style-name="T1">| &gt; loss_0: 2.6622092723846436 <text:s/>(2.5867717986484227)</text:span></text:p>
      <text:p text:style-name="P3"><text:s text:c="5"/><text:span text:style-name="T1">| &gt; grad_norm_0: tensor(25.5192, device='cuda:0') <text:s/>(tensor(22.0424, device='cuda:0'))</text:span></text:p>
      <text:p text:style-name="P3"><text:s text:c="5"/><text:span text:style-name="T1">| &gt; loss_gen: 2.347655773162842 <text:s/>(2.230987595997267)</text:span></text:p>
      <text:p text:style-name="P3"><text:s text:c="5"/><text:span text:style-name="T1">| &gt; loss_kl: 1.6914594173431396 <text:s/>(1.6049331958345376)</text:span></text:p>
      <text:p text:style-name="P3"><text:s text:c="5"/><text:span text:style-name="T1">| &gt; loss_feat: 6.225297927856445 <text:s/>(6.998351361254136)</text:span></text:p>
      <text:p text:style-name="P3"><text:s text:c="5"/><text:span text:style-name="T1">| &gt; loss_mel: 15.576494216918945 <text:s/>(15.51654091841883)</text:span></text:p>
      <text:p text:style-name="P3"><text:s text:c="5"/><text:span text:style-name="T1">| &gt; loss_duration: 1.4537650346755981 <text:s/>(1.4167357828977298)</text:span></text:p>
      <text:p text:style-name="P3"><text:s text:c="5"/><text:span text:style-name="T1">| &gt; amp_scaler: 128.0 <text:s/>(128.0)</text:span></text:p>
      <text:p text:style-name="P3"><text:s text:c="5"/><text:span text:style-name="T1">| &gt; loss_1: 27.294673919677734 <text:s/>(27.767548869839672)</text:span></text:p>
      <text:p text:style-name="P3"><text:s text:c="5"/><text:span text:style-name="T1">| &gt; grad_norm_1: tensor(79.0345, device='cuda:0') <text:s/>(tensor(267.6391, device='cuda:0'))</text:span></text:p>
      <text:p text:style-name="P3"><text:s text:c="5"/><text:span text:style-name="T1">| &gt; current_lr_0: 0.00019895268614608487 </text:span></text:p>
      <text:p text:style-name="P3"><text:s text:c="5"/><text:span text:style-name="T1">| &gt; current_lr_1: 0.00019895268614608487 </text:span></text:p>
      <text:p text:style-name="P3"><text:s text:c="5"/><text:span text:style-name="T1">| &gt; step_time: 0.5487 <text:s/>(0.5521256237578906)</text:span></text:p>
      <text:p text:style-name="P3"><text:s text:c="5"/><text:span text:style-name="T1">| &gt; loader_time: 0.0064 <text:s/>(0.00578256991269777)</text:span></text:p>
      <text:p text:style-name="P5"/>
      <text:p text:style-name="P5"/>
      <text:p text:style-name="P1">[1m <text:s text:c="2"/>--&gt; TIME: 2025-05-11 16:13:39 -- STEP: 239/630 -- GLOBAL_STEP: 872200[0m</text:p>
      <text:p text:style-name="P3"><text:s text:c="5"/><text:span text:style-name="T1">| &gt; loss_disc: 2.6124207973480225 <text:s/>(2.582748487903482)</text:span></text:p>
      <text:p text:style-name="P3"><text:s text:c="5"/><text:span text:style-name="T1">| &gt; loss_disc_real_0: 0.1490800380706787 <text:s/>(0.17474707418655253)</text:span></text:p>
      <text:p text:style-name="P3"><text:s text:c="5"/><text:span text:style-name="T1">| &gt; loss_disc_real_1: 0.22986483573913574 <text:s/>(0.21162307274890246)</text:span></text:p>
      <text:p text:style-name="P3"><text:s text:c="5"/><text:span text:style-name="T1">| &gt; loss_disc_real_2: 0.19608613848686218 <text:s/>(0.22904317791741263)</text:span></text:p>
      <text:p text:style-name="P3"><text:soft-page-break/><text:s text:c="5"/><text:span text:style-name="T1">| &gt; loss_disc_real_3: 0.24478691816329956 <text:s/>(0.22935234066332733)</text:span></text:p>
      <text:p text:style-name="P3"><text:s text:c="5"/><text:span text:style-name="T1">| &gt; loss_disc_real_4: 0.25665202736854553 <text:s/>(0.23829744319786086)</text:span></text:p>
      <text:p text:style-name="P3"><text:s text:c="5"/><text:span text:style-name="T1">| &gt; loss_disc_real_5: 0.2087354063987732 <text:s/>(0.2253654746954411)</text:span></text:p>
      <text:p text:style-name="P3"><text:s text:c="5"/><text:span text:style-name="T1">| &gt; loss_0: 2.6124207973480225 <text:s/>(2.582748487903482)</text:span></text:p>
      <text:p text:style-name="P3"><text:s text:c="5"/><text:span text:style-name="T1">| &gt; grad_norm_0: tensor(36.2170, device='cuda:0') <text:s/>(tensor(24.5587, device='cuda:0'))</text:span></text:p>
      <text:p text:style-name="P3"><text:s text:c="5"/><text:span text:style-name="T1">| &gt; loss_gen: 2.2041256427764893 <text:s/>(2.2357321249391227)</text:span></text:p>
      <text:p text:style-name="P3"><text:s text:c="5"/><text:span text:style-name="T1">| &gt; loss_kl: 1.5148065090179443 <text:s/>(1.6248761595043688)</text:span></text:p>
      <text:p text:style-name="P3"><text:s text:c="5"/><text:span text:style-name="T1">| &gt; loss_feat: 6.883173942565918 <text:s/>(6.974485223762161)</text:span></text:p>
      <text:p text:style-name="P3"><text:s text:c="5"/><text:span text:style-name="T1">| &gt; loss_mel: 15.445477485656738 <text:s/>(15.585041237675496)</text:span></text:p>
      <text:p text:style-name="P3"><text:s text:c="5"/><text:span text:style-name="T1">| &gt; loss_duration: 1.4703935384750366 <text:s/>(1.3779450270920124)</text:span></text:p>
      <text:p text:style-name="P3"><text:s text:c="5"/><text:span text:style-name="T1">| &gt; amp_scaler: 128.0 <text:s/>(128.0)</text:span></text:p>
      <text:p text:style-name="P3"><text:s text:c="5"/><text:span text:style-name="T1">| &gt; loss_1: 27.51797866821289 <text:s/>(27.79807978195126)</text:span></text:p>
      <text:p text:style-name="P3"><text:s text:c="5"/><text:span text:style-name="T1">| &gt; grad_norm_1: tensor(591.5082, device='cuda:0') <text:s/>(tensor(307.9543, device='cuda:0'))</text:span></text:p>
      <text:p text:style-name="P3"><text:s text:c="5"/><text:span text:style-name="T1">| &gt; current_lr_0: 0.00019895268614608487 </text:span></text:p>
      <text:p text:style-name="P3"><text:s text:c="5"/><text:span text:style-name="T1">| &gt; current_lr_1: 0.00019895268614608487 </text:span></text:p>
      <text:p text:style-name="P3"><text:s text:c="5"/><text:span text:style-name="T1">| &gt; step_time: 0.6135 <text:s/>(0.5783128748378993)</text:span></text:p>
      <text:p text:style-name="P3"><text:s text:c="5"/><text:span text:style-name="T1">| &gt; loader_time: 0.0075 <text:s/>(0.0062863637213926415)</text:span></text:p>
      <text:p text:style-name="P5"/>
      <text:p text:style-name="P5"/>
      <text:p text:style-name="P1">[1m <text:s text:c="2"/>--&gt; TIME: 2025-05-11 16:14:45 -- STEP: 339/630 -- GLOBAL_STEP: 872300[0m</text:p>
      <text:p text:style-name="P3"><text:s text:c="5"/><text:span text:style-name="T1">| &gt; loss_disc: 2.545775890350342 <text:s/>(2.5977706107418093)</text:span></text:p>
      <text:p text:style-name="P3"><text:s text:c="5"/><text:span text:style-name="T1">| &gt; loss_disc_real_0: 0.21900323033332825 <text:s/>(0.17603938257360188)</text:span></text:p>
      <text:p text:style-name="P3"><text:s text:c="5"/><text:span text:style-name="T1">| &gt; loss_disc_real_1: 0.26915234327316284 <text:s/>(0.21371150645358733)</text:span></text:p>
      <text:p text:style-name="P3"><text:s text:c="5"/><text:span text:style-name="T1">| &gt; loss_disc_real_2: 0.2903643250465393 <text:s/>(0.22876253007611694)</text:span></text:p>
      <text:p text:style-name="P3"><text:s text:c="5"/><text:span text:style-name="T1">| &gt; loss_disc_real_3: 0.22730642557144165 <text:s/>(0.22941355007236333)</text:span></text:p>
      <text:p text:style-name="P3"><text:s text:c="5"/><text:span text:style-name="T1">| &gt; loss_disc_real_4: 0.237867534160614 <text:s/>(0.23931052757751273)</text:span></text:p>
      <text:p text:style-name="P3"><text:s text:c="5"/><text:span text:style-name="T1">| &gt; loss_disc_real_5: 0.2494530975818634 <text:s/>(0.22901860582793357)</text:span></text:p>
      <text:p text:style-name="P3"><text:s text:c="5"/><text:span text:style-name="T1">| &gt; loss_0: 2.545775890350342 <text:s/>(2.5977706107418093)</text:span></text:p>
      <text:p text:style-name="P3"><text:s text:c="5"/><text:span text:style-name="T1">| &gt; grad_norm_0: tensor(12.1695, device='cuda:0') <text:s/>(tensor(22.5603, device='cuda:0'))</text:span></text:p>
      <text:p text:style-name="P3"><text:s text:c="5"/><text:span text:style-name="T1">| &gt; loss_gen: 2.205773115158081 <text:s/>(2.207460803268229)</text:span></text:p>
      <text:p text:style-name="P3"><text:s text:c="5"/><text:span text:style-name="T1">| &gt; loss_kl: 1.5325896739959717 <text:s/>(1.6299142401478641)</text:span></text:p>
      <text:p text:style-name="P3"><text:s text:c="5"/><text:span text:style-name="T1">| &gt; loss_feat: 6.661996364593506 <text:s/>(6.887242808102861)</text:span></text:p>
      <text:p text:style-name="P3"><text:s text:c="5"/><text:span text:style-name="T1">| &gt; loss_mel: 16.103912353515625 <text:s/>(15.57508102912115)</text:span></text:p>
      <text:p text:style-name="P3"><text:s text:c="5"/><text:span text:style-name="T1">| &gt; loss_duration: 1.4291915893554688 <text:s/>(1.401946609702434)</text:span></text:p>
      <text:p text:style-name="P3"><text:s text:c="5"/><text:span text:style-name="T1">| &gt; amp_scaler: 128.0 <text:s/>(128.0)</text:span></text:p>
      <text:p text:style-name="P3"><text:s text:c="5"/><text:span text:style-name="T1">| &gt; loss_1: 27.933462142944336 <text:s/>(27.701645510738217)</text:span></text:p>
      <text:p text:style-name="P3"><text:s text:c="5"/><text:span text:style-name="T1">| &gt; grad_norm_1: tensor(90.4104, device='cuda:0') <text:s/>(tensor(277.6557, device='cuda:0'))</text:span></text:p>
      <text:p text:style-name="P3"><text:s text:c="5"/><text:span text:style-name="T1">| &gt; current_lr_0: 0.00019895268614608487 </text:span></text:p>
      <text:p text:style-name="P3"><text:s text:c="5"/><text:span text:style-name="T1">| &gt; current_lr_1: 0.00019895268614608487 </text:span></text:p>
      <text:p text:style-name="P3"><text:s text:c="5"/><text:span text:style-name="T1">| &gt; step_time: 0.6678 <text:s/>(0.6001973890625273)</text:span></text:p>
      <text:p text:style-name="P3"><text:s text:c="5"/><text:span text:style-name="T1">| &gt; loader_time: 0.0096 <text:s/>(0.006874037351580145)</text:span></text:p>
      <text:p text:style-name="P5"/>
      <text:p text:style-name="P5"/>
      <text:p text:style-name="P1">[1m <text:s text:c="2"/>--&gt; TIME: 2025-05-11 16:16:00 -- STEP: 439/630 -- GLOBAL_STEP: 872400[0m</text:p>
      <text:p text:style-name="P3"><text:s text:c="5"/><text:span text:style-name="T1">| &gt; loss_disc: 2.607781410217285 <text:s/>(2.596889890136369)</text:span></text:p>
      <text:p text:style-name="P3"><text:s text:c="5"/><text:span text:style-name="T1">| &gt; loss_disc_real_0: 0.16690346598625183 <text:s/>(0.17566160591221622)</text:span></text:p>
      <text:p text:style-name="P3"><text:s text:c="5"/><text:span text:style-name="T1">| &gt; loss_disc_real_1: 0.15224891901016235 <text:s/>(0.21256831359618894)</text:span></text:p>
      <text:p text:style-name="P3"><text:s text:c="5"/><text:span text:style-name="T1">| &gt; loss_disc_real_2: 0.20930838584899902 <text:s/>(0.22840963215789925)</text:span></text:p>
      <text:p text:style-name="P3"><text:s text:c="5"/><text:span text:style-name="T1">| &gt; loss_disc_real_3: 0.20521539449691772 <text:s/>(0.22927729113362644)</text:span></text:p>
      <text:p text:style-name="P3"><text:s text:c="5"/><text:span text:style-name="T1">| &gt; loss_disc_real_4: 0.21634289622306824 <text:s/>(0.23894256557038812)</text:span></text:p>
      <text:p text:style-name="P3"><text:s text:c="5"/><text:span text:style-name="T1">| &gt; loss_disc_real_5: 0.22314968705177307 <text:s/>(0.22943911845700343)</text:span></text:p>
      <text:p text:style-name="P3"><text:s text:c="5"/><text:span text:style-name="T1">| &gt; loss_0: 2.607781410217285 <text:s/>(2.596889890136369)</text:span></text:p>
      <text:p text:style-name="P3"><text:s text:c="5"/><text:span text:style-name="T1">| &gt; grad_norm_0: tensor(18.6012, device='cuda:0') <text:s/>(tensor(21.7615, device='cuda:0'))</text:span></text:p>
      <text:p text:style-name="P3"><text:s text:c="5"/><text:span text:style-name="T1">| &gt; loss_gen: 2.048875093460083 <text:s/>(2.1997848765453587)</text:span></text:p>
      <text:p text:style-name="P3"><text:s text:c="5"/><text:span text:style-name="T1">| &gt; loss_kl: 1.8286203145980835 <text:s/>(1.6306012722245657)</text:span></text:p>
      <text:p text:style-name="P3"><text:s text:c="5"/><text:span text:style-name="T1">| &gt; loss_feat: 7.26270055770874 <text:s/>(6.839408120696259)</text:span></text:p>
      <text:p text:style-name="P3"><text:s text:c="5"/><text:span text:style-name="T1">| &gt; loss_mel: 15.824350357055664 <text:s/>(15.557869166067901)</text:span></text:p>
      <text:p text:style-name="P3"><text:s text:c="5"/><text:span text:style-name="T1">| &gt; loss_duration: 1.4837045669555664 <text:s/>(1.4051548440798542)</text:span></text:p>
      <text:p text:style-name="P3"><text:s text:c="5"/><text:span text:style-name="T1">| &gt; amp_scaler: 128.0 <text:s/>(128.0)</text:span></text:p>
      <text:p text:style-name="P3"><text:soft-page-break/><text:s text:c="5"/><text:span text:style-name="T1">| &gt; loss_1: 28.448253631591797 <text:s/>(27.632818291562014)</text:span></text:p>
      <text:p text:style-name="P3"><text:s text:c="5"/><text:span text:style-name="T1">| &gt; grad_norm_1: tensor(424.9103, device='cuda:0') <text:s/>(tensor(266.3823, device='cuda:0'))</text:span></text:p>
      <text:p text:style-name="P3"><text:s text:c="5"/><text:span text:style-name="T1">| &gt; current_lr_0: 0.00019895268614608487 </text:span></text:p>
      <text:p text:style-name="P3"><text:s text:c="5"/><text:span text:style-name="T1">| &gt; current_lr_1: 0.00019895268614608487 </text:span></text:p>
      <text:p text:style-name="P3"><text:s text:c="5"/><text:span text:style-name="T1">| &gt; step_time: 0.7743 <text:s/>(0.6297134728529459)</text:span></text:p>
      <text:p text:style-name="P3"><text:s text:c="5"/><text:span text:style-name="T1">| &gt; loader_time: 0.0089 <text:s/>(0.007432167513766973)</text:span></text:p>
      <text:p text:style-name="P5"/>
      <text:p text:style-name="P5"/>
      <text:p text:style-name="P1">[1m <text:s text:c="2"/>--&gt; TIME: 2025-05-11 16:17:24 -- STEP: 539/630 -- GLOBAL_STEP: 872500[0m</text:p>
      <text:p text:style-name="P3"><text:s text:c="5"/><text:span text:style-name="T1">| &gt; loss_disc: 2.8054001331329346 <text:s/>(2.5984977742515363)</text:span></text:p>
      <text:p text:style-name="P3"><text:s text:c="5"/><text:span text:style-name="T1">| &gt; loss_disc_real_0: 0.14405012130737305 <text:s/>(0.17617523744840577)</text:span></text:p>
      <text:p text:style-name="P3"><text:s text:c="5"/><text:span text:style-name="T1">| &gt; loss_disc_real_1: 0.20762988924980164 <text:s/>(0.21258368432964164)</text:span></text:p>
      <text:p text:style-name="P3"><text:s text:c="5"/><text:span text:style-name="T1">| &gt; loss_disc_real_2: 0.21344037353992462 <text:s/>(0.2286014309177151)</text:span></text:p>
      <text:p text:style-name="P3"><text:s text:c="5"/><text:span text:style-name="T1">| &gt; loss_disc_real_3: 0.23212015628814697 <text:s/>(0.22958151053409187)</text:span></text:p>
      <text:p text:style-name="P3"><text:s text:c="5"/><text:span text:style-name="T1">| &gt; loss_disc_real_4: 0.27909326553344727 <text:s/>(0.2387574828732655)</text:span></text:p>
      <text:p text:style-name="P3"><text:s text:c="5"/><text:span text:style-name="T1">| &gt; loss_disc_real_5: 0.28450798988342285 <text:s/>(0.23004681767691926)</text:span></text:p>
      <text:p text:style-name="P3"><text:s text:c="5"/><text:span text:style-name="T1">| &gt; loss_0: 2.8054001331329346 <text:s/>(2.5984977742515363)</text:span></text:p>
      <text:p text:style-name="P3"><text:s text:c="5"/><text:span text:style-name="T1">| &gt; grad_norm_0: tensor(26.0962, device='cuda:0') <text:s/>(tensor(21.3864, device='cuda:0'))</text:span></text:p>
      <text:p text:style-name="P3"><text:s text:c="5"/><text:span text:style-name="T1">| &gt; loss_gen: 2.0428035259246826 <text:s/>(2.1961511696424463)</text:span></text:p>
      <text:p text:style-name="P3"><text:s text:c="5"/><text:span text:style-name="T1">| &gt; loss_kl: 1.8084732294082642 <text:s/>(1.635154379984444)</text:span></text:p>
      <text:p text:style-name="P3"><text:s text:c="5"/><text:span text:style-name="T1">| &gt; loss_feat: 6.13801908493042 <text:s/>(6.79946109315239)</text:span></text:p>
      <text:p text:style-name="P3"><text:s text:c="5"/><text:span text:style-name="T1">| &gt; loss_mel: 16.277652740478516 <text:s/>(15.57591368758391)</text:span></text:p>
      <text:p text:style-name="P3"><text:s text:c="5"/><text:span text:style-name="T1">| &gt; loss_duration: 1.4672157764434814 <text:s/>(1.4163798589211005)</text:span></text:p>
      <text:p text:style-name="P3"><text:s text:c="5"/><text:span text:style-name="T1">| &gt; amp_scaler: 128.0 <text:s/>(128.0)</text:span></text:p>
      <text:p text:style-name="P3"><text:s text:c="5"/><text:span text:style-name="T1">| &gt; loss_1: 27.734163284301758 <text:s/>(27.623060201669663)</text:span></text:p>
      <text:p text:style-name="P3"><text:s text:c="5"/><text:span text:style-name="T1">| &gt; grad_norm_1: tensor(93.1035, device='cuda:0') <text:s/>(tensor(260.5148, device='cuda:0'))</text:span></text:p>
      <text:p text:style-name="P3"><text:s text:c="5"/><text:span text:style-name="T1">| &gt; current_lr_0: 0.00019895268614608487 </text:span></text:p>
      <text:p text:style-name="P3"><text:s text:c="5"/><text:span text:style-name="T1">| &gt; current_lr_1: 0.00019895268614608487 </text:span></text:p>
      <text:p text:style-name="P3"><text:s text:c="5"/><text:span text:style-name="T1">| &gt; step_time: 0.9404 <text:s/>(0.6662727278106068)</text:span></text:p>
      <text:p text:style-name="P3"><text:s text:c="5"/><text:span text:style-name="T1">| &gt; loader_time: 0.0114 <text:s/>(0.008020925167982565)</text:span></text:p>
      <text:p text:style-name="P5"/>
      <text:p text:style-name="P5"/>
      <text:p text:style-name="P3"><text:s/><text:span text:style-name="T1">&gt; CHECKPOINT : /kaggle/working/vits_4_nov-May-11-2025_10+42AM-0000000/checkpoint_872500.pth</text:span></text:p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552907784779866 [0m(+0.0004119873046875)</text:span></text:p>
      <text:p text:style-name="P3"><text:s text:c="5"/><text:span text:style-name="T1">| &gt; avg_loss_disc:[91m 2.7181591788927713 [0m(+0.06407459576924657)</text:span></text:p>
      <text:p text:style-name="P3"><text:s text:c="5"/><text:span text:style-name="T1">| &gt; avg_loss_disc_real_0:[92m 0.17112866913278899 [0m(-0.017185337841510773)</text:span></text:p>
      <text:p text:style-name="P3"><text:s text:c="5"/><text:span text:style-name="T1">| &gt; avg_loss_disc_real_1:[92m 0.18723724285761514 [0m(-0.049701285858949035)</text:span></text:p>
      <text:p text:style-name="P3"><text:s text:c="5"/><text:span text:style-name="T1">| &gt; avg_loss_disc_real_2:[91m 0.20941260332862535 [0m(+0.0006286650896072388)</text:span></text:p>
      <text:p text:style-name="P3"><text:s text:c="5"/><text:span text:style-name="T1">| &gt; avg_loss_disc_real_3:[91m 0.29355234280228615 [0m(+0.054194020728270204)</text:span></text:p>
      <text:p text:style-name="P3"><text:s text:c="5"/><text:span text:style-name="T1">| &gt; avg_loss_disc_real_4:[92m 0.2325418877104918 [0m(-0.026414816578229278)</text:span></text:p>
      <text:p text:style-name="P3"><text:s text:c="5"/><text:span text:style-name="T1">| &gt; avg_loss_disc_real_5:[92m 0.23999894162019095 [0m(-0.0016862042248249054)</text:span></text:p>
      <text:p text:style-name="P3"><text:s text:c="5"/><text:span text:style-name="T1">| &gt; avg_loss_0:[91m 2.7181591788927713 [0m(+0.06407459576924657)</text:span></text:p>
      <text:p text:style-name="P3"><text:s text:c="5"/><text:span text:style-name="T1">| &gt; avg_loss_gen:[92m 1.9312744836012523 [0m(-0.07936803499857592)</text:span></text:p>
      <text:p text:style-name="P3"><text:s text:c="5"/><text:span text:style-name="T1">| &gt; avg_loss_kl:[91m 1.7369366685549419 [0m(+0.04978354771931981)</text:span></text:p>
      <text:p text:style-name="P3"><text:s text:c="5"/><text:span text:style-name="T1">| &gt; avg_loss_feat:[91m 6.489527146021525 [0m(+0.34554930528005023)</text:span></text:p>
      <text:p text:style-name="P3"><text:s text:c="5"/><text:span text:style-name="T1">| &gt; avg_loss_mel:[91m 15.690095583597818 [0m(+0.08378283182779889)</text:span></text:p>
      <text:p text:style-name="P3"><text:s text:c="5"/><text:span text:style-name="T1">| &gt; avg_loss_duration:[92m 1.5215084950129192 [0m(-0.0017808576424915845)</text:span></text:p>
      <text:p text:style-name="P3"><text:s text:c="5"/><text:span text:style-name="T1">| &gt; avg_loss_1:[91m 27.36934248606364 [0m(+0.3979673385620117)</text:span></text:p>
      <text:p text:style-name="P5"/>
      <text:p text:style-name="P5"/>
      <text:p text:style-name="P1"><text:soft-page-break/>[4m[1m &gt; EPOCH: 43/50[0m</text:p>
      <text:p text:style-name="P3"><text:s/><text:span text:style-name="T1">--&gt; /kaggle/working/vits_4_nov-May-11-2025_10+42AM-0000000</text:span></text:p>
      <text:p text:style-name="P5"/>
      <text:p text:style-name="P1">[1m &gt; TRAINING (2025-05-11 16:19:15) [0m</text:p>
      <text:p text:style-name="P5"/>
      <text:p text:style-name="P1">[1m <text:s text:c="2"/>--&gt; TIME: 2025-05-11 16:19:21 -- STEP: 9/630 -- GLOBAL_STEP: 872600[0m</text:p>
      <text:p text:style-name="P3"><text:s text:c="5"/><text:span text:style-name="T1">| &gt; loss_disc: 2.8131773471832275 <text:s/>(2.5760894086625843)</text:span></text:p>
      <text:p text:style-name="P3"><text:s text:c="5"/><text:span text:style-name="T1">| &gt; loss_disc_real_0: 0.29489850997924805 <text:s/>(0.17308900422520107)</text:span></text:p>
      <text:p text:style-name="P3"><text:s text:c="5"/><text:span text:style-name="T1">| &gt; loss_disc_real_1: 0.33122217655181885 <text:s/>(0.226584792137146)</text:span></text:p>
      <text:p text:style-name="P3"><text:s text:c="5"/><text:span text:style-name="T1">| &gt; loss_disc_real_2: 0.2184930443763733 <text:s/>(0.2246759037176768)</text:span></text:p>
      <text:p text:style-name="P3"><text:s text:c="5"/><text:span text:style-name="T1">| &gt; loss_disc_real_3: 0.25857433676719666 <text:s/>(0.22191204958491856)</text:span></text:p>
      <text:p text:style-name="P3"><text:s text:c="5"/><text:span text:style-name="T1">| &gt; loss_disc_real_4: 0.22268837690353394 <text:s/>(0.23174608084890577)</text:span></text:p>
      <text:p text:style-name="P3"><text:s text:c="5"/><text:span text:style-name="T1">| &gt; loss_disc_real_5: 0.19634002447128296 <text:s/>(0.21364255249500275)</text:span></text:p>
      <text:p text:style-name="P3"><text:s text:c="5"/><text:span text:style-name="T1">| &gt; loss_0: 2.8131773471832275 <text:s/>(2.5760894086625843)</text:span></text:p>
      <text:p text:style-name="P3"><text:s text:c="5"/><text:span text:style-name="T1">| &gt; grad_norm_0: tensor(16.2585, device='cuda:0') <text:s/>(tensor(17.7307, device='cuda:0'))</text:span></text:p>
      <text:p text:style-name="P3"><text:s text:c="5"/><text:span text:style-name="T1">| &gt; loss_gen: 2.127460479736328 <text:s/>(2.2020543813705444)</text:span></text:p>
      <text:p text:style-name="P3"><text:s text:c="5"/><text:span text:style-name="T1">| &gt; loss_kl: 1.475839376449585 <text:s/>(1.5765104293823242)</text:span></text:p>
      <text:p text:style-name="P3"><text:s text:c="5"/><text:span text:style-name="T1">| &gt; loss_feat: 7.068886756896973 <text:s/>(6.987167093488905)</text:span></text:p>
      <text:p text:style-name="P3"><text:s text:c="5"/><text:span text:style-name="T1">| &gt; loss_mel: 15.586746215820312 <text:s/>(15.50014877319336)</text:span></text:p>
      <text:p text:style-name="P3"><text:s text:c="5"/><text:span text:style-name="T1">| &gt; loss_duration: 1.4443743228912354 <text:s/>(1.4308702680799696)</text:span></text:p>
      <text:p text:style-name="P3"><text:s text:c="5"/><text:span text:style-name="T1">| &gt; amp_scaler: 128.0 <text:s/>(128.0)</text:span></text:p>
      <text:p text:style-name="P3"><text:s text:c="5"/><text:span text:style-name="T1">| &gt; loss_1: 27.70330810546875 <text:s/>(27.696750852796768)</text:span></text:p>
      <text:p text:style-name="P3"><text:s text:c="5"/><text:span text:style-name="T1">| &gt; grad_norm_1: tensor(81.1679, device='cuda:0') <text:s/>(tensor(207.7252, device='cuda:0'))</text:span></text:p>
      <text:p text:style-name="P3"><text:s text:c="5"/><text:span text:style-name="T1">| &gt; current_lr_0: 0.0001989278170603166 </text:span></text:p>
      <text:p text:style-name="P3"><text:s text:c="5"/><text:span text:style-name="T1">| &gt; current_lr_1: 0.0001989278170603166 </text:span></text:p>
      <text:p text:style-name="P3"><text:s text:c="5"/><text:span text:style-name="T1">| &gt; step_time: 0.5384 <text:s/>(0.6288851367102729)</text:span></text:p>
      <text:p text:style-name="P3"><text:s text:c="5"/><text:span text:style-name="T1">| &gt; loader_time: 0.0058 <text:s/>(0.0046948326958550345)</text:span></text:p>
      <text:p text:style-name="P5"/>
      <text:p text:style-name="P5"/>
      <text:p text:style-name="P1">[1m <text:s text:c="2"/>--&gt; TIME: 2025-05-11 16:20:18 -- STEP: 109/630 -- GLOBAL_STEP: 872700[0m</text:p>
      <text:p text:style-name="P3"><text:s text:c="5"/><text:span text:style-name="T1">| &gt; loss_disc: 2.5714755058288574 <text:s/>(2.5969603192915622)</text:span></text:p>
      <text:p text:style-name="P3"><text:s text:c="5"/><text:span text:style-name="T1">| &gt; loss_disc_real_0: 0.11669616401195526 <text:s/>(0.1739917631269595)</text:span></text:p>
      <text:p text:style-name="P3"><text:s text:c="5"/><text:span text:style-name="T1">| &gt; loss_disc_real_1: 0.25296029448509216 <text:s/>(0.2133949126945723)</text:span></text:p>
      <text:p text:style-name="P3"><text:s text:c="5"/><text:span text:style-name="T1">| &gt; loss_disc_real_2: 0.24196618795394897 <text:s/>(0.22760078242612541)</text:span></text:p>
      <text:p text:style-name="P3"><text:s text:c="5"/><text:span text:style-name="T1">| &gt; loss_disc_real_3: 0.2268475741147995 <text:s/>(0.22742446764893487)</text:span></text:p>
      <text:p text:style-name="P3"><text:s text:c="5"/><text:span text:style-name="T1">| &gt; loss_disc_real_4: 0.21286241710186005 <text:s/>(0.23987363948734527)</text:span></text:p>
      <text:p text:style-name="P3"><text:s text:c="5"/><text:span text:style-name="T1">| &gt; loss_disc_real_5: 0.19664707779884338 <text:s/>(0.232280194622661)</text:span></text:p>
      <text:p text:style-name="P3"><text:s text:c="5"/><text:span text:style-name="T1">| &gt; loss_0: 2.5714755058288574 <text:s/>(2.5969603192915622)</text:span></text:p>
      <text:p text:style-name="P3"><text:s text:c="5"/><text:span text:style-name="T1">| &gt; grad_norm_0: tensor(13.6508, device='cuda:0') <text:s/>(tensor(21.2005, device='cuda:0'))</text:span></text:p>
      <text:p text:style-name="P3"><text:s text:c="5"/><text:span text:style-name="T1">| &gt; loss_gen: 2.2766451835632324 <text:s/>(2.212912819801121)</text:span></text:p>
      <text:p text:style-name="P3"><text:s text:c="5"/><text:span text:style-name="T1">| &gt; loss_kl: 1.519088625907898 <text:s/>(1.6336798722590875)</text:span></text:p>
      <text:p text:style-name="P3"><text:s text:c="5"/><text:span text:style-name="T1">| &gt; loss_feat: 7.2294535636901855 <text:s/>(7.021676820352537)</text:span></text:p>
      <text:p text:style-name="P3"><text:s text:c="5"/><text:span text:style-name="T1">| &gt; loss_mel: 15.909918785095215 <text:s/>(15.583828418626698)</text:span></text:p>
      <text:p text:style-name="P3"><text:s text:c="5"/><text:span text:style-name="T1">| &gt; loss_duration: 1.49547278881073 <text:s/>(1.4024739516984435)</text:span></text:p>
      <text:p text:style-name="P3"><text:s text:c="5"/><text:span text:style-name="T1">| &gt; amp_scaler: 128.0 <text:s/>(128.0)</text:span></text:p>
      <text:p text:style-name="P3"><text:s text:c="5"/><text:span text:style-name="T1">| &gt; loss_1: 28.430578231811523 <text:s/>(27.854571876175907)</text:span></text:p>
      <text:p text:style-name="P3"><text:s text:c="5"/><text:span text:style-name="T1">| &gt; grad_norm_1: tensor(206.9851, device='cuda:0') <text:s/>(tensor(266.1075, device='cuda:0'))</text:span></text:p>
      <text:p text:style-name="P3"><text:s text:c="5"/><text:span text:style-name="T1">| &gt; current_lr_0: 0.0001989278170603166 </text:span></text:p>
      <text:p text:style-name="P3"><text:s text:c="5"/><text:span text:style-name="T1">| &gt; current_lr_1: 0.0001989278170603166 </text:span></text:p>
      <text:p text:style-name="P3"><text:s text:c="5"/><text:span text:style-name="T1">| &gt; step_time: 0.551 <text:s/>(0.5583397685934645)</text:span></text:p>
      <text:p text:style-name="P3"><text:s text:c="5"/><text:span text:style-name="T1">| &gt; loader_time: 0.006 <text:s/>(0.005581433619927922)</text:span></text:p>
      <text:p text:style-name="P5"/>
      <text:p text:style-name="P5"/>
      <text:p text:style-name="P1">[1m <text:s text:c="2"/>--&gt; TIME: 2025-05-11 16:21:19 -- STEP: 209/630 -- GLOBAL_STEP: 872800[0m</text:p>
      <text:p text:style-name="P3"><text:s text:c="5"/><text:span text:style-name="T1">| &gt; loss_disc: 2.6115241050720215 <text:s/>(2.6071963435725185)</text:span></text:p>
      <text:p text:style-name="P3"><text:s text:c="5"/><text:span text:style-name="T1">| &gt; loss_disc_real_0: 0.13982445001602173 <text:s/>(0.17870510005922408)</text:span></text:p>
      <text:p text:style-name="P3"><text:s text:c="5"/><text:span text:style-name="T1">| &gt; loss_disc_real_1: 0.17492814362049103 <text:s/>(0.21414560928013907)</text:span></text:p>
      <text:p text:style-name="P3"><text:s text:c="5"/><text:span text:style-name="T1">| &gt; loss_disc_real_2: 0.21300075948238373 <text:s/>(0.22824258489186688)</text:span></text:p>
      <text:p text:style-name="P3"><text:s text:c="5"/><text:span text:style-name="T1">| &gt; loss_disc_real_3: 0.22374355792999268 <text:s/>(0.22722020032303186)</text:span></text:p>
      <text:p text:style-name="P3"><text:s text:c="5"/><text:span text:style-name="T1">| &gt; loss_disc_real_4: 0.2687610387802124 <text:s/>(0.24084962690561013)</text:span></text:p>
      <text:p text:style-name="P3"><text:soft-page-break/><text:s text:c="5"/><text:span text:style-name="T1">| &gt; loss_disc_real_5: 0.2328500896692276 <text:s/>(0.23459764979957964)</text:span></text:p>
      <text:p text:style-name="P3"><text:s text:c="5"/><text:span text:style-name="T1">| &gt; loss_0: 2.6115241050720215 <text:s/>(2.6071963435725185)</text:span></text:p>
      <text:p text:style-name="P3"><text:s text:c="5"/><text:span text:style-name="T1">| &gt; grad_norm_0: tensor(8.9508, device='cuda:0') <text:s/>(tensor(20.2362, device='cuda:0'))</text:span></text:p>
      <text:p text:style-name="P3"><text:s text:c="5"/><text:span text:style-name="T1">| &gt; loss_gen: 2.1515610218048096 <text:s/>(2.199345661122261)</text:span></text:p>
      <text:p text:style-name="P3"><text:s text:c="5"/><text:span text:style-name="T1">| &gt; loss_kl: 1.5900301933288574 <text:s/>(1.6339345811086408)</text:span></text:p>
      <text:p text:style-name="P3"><text:s text:c="5"/><text:span text:style-name="T1">| &gt; loss_feat: 7.536946773529053 <text:s/>(6.954589063471014)</text:span></text:p>
      <text:p text:style-name="P3"><text:s text:c="5"/><text:span text:style-name="T1">| &gt; loss_mel: 15.704399108886719 <text:s/>(15.615343568427711)</text:span></text:p>
      <text:p text:style-name="P3"><text:s text:c="5"/><text:span text:style-name="T1">| &gt; loss_duration: 1.4558441638946533 <text:s/>(1.3645330450751563)</text:span></text:p>
      <text:p text:style-name="P3"><text:s text:c="5"/><text:span text:style-name="T1">| &gt; amp_scaler: 128.0 <text:s/>(128.0)</text:span></text:p>
      <text:p text:style-name="P3"><text:s text:c="5"/><text:span text:style-name="T1">| &gt; loss_1: 28.43878173828125 <text:s/>(27.767745944301478)</text:span></text:p>
      <text:p text:style-name="P3"><text:s text:c="5"/><text:span text:style-name="T1">| &gt; grad_norm_1: tensor(109.9711, device='cuda:0') <text:s/>(tensor(243.1991, device='cuda:0'))</text:span></text:p>
      <text:p text:style-name="P3"><text:s text:c="5"/><text:span text:style-name="T1">| &gt; current_lr_0: 0.0001989278170603166 </text:span></text:p>
      <text:p text:style-name="P3"><text:s text:c="5"/><text:span text:style-name="T1">| &gt; current_lr_1: 0.0001989278170603166 </text:span></text:p>
      <text:p text:style-name="P3"><text:s text:c="5"/><text:span text:style-name="T1">| &gt; step_time: 0.6215 <text:s/>(0.5796924310437802)</text:span></text:p>
      <text:p text:style-name="P3"><text:s text:c="5"/><text:span text:style-name="T1">| &gt; loader_time: 0.0074 <text:s/>(0.006257957248596482)</text:span></text:p>
      <text:p text:style-name="P5"/>
      <text:p text:style-name="P5"/>
      <text:p text:style-name="P1">[1m <text:s text:c="2"/>--&gt; TIME: 2025-05-11 16:22:24 -- STEP: 309/630 -- GLOBAL_STEP: 872900[0m</text:p>
      <text:p text:style-name="P3"><text:s text:c="5"/><text:span text:style-name="T1">| &gt; loss_disc: 2.62292742729187 <text:s/>(2.610468516457816)</text:span></text:p>
      <text:p text:style-name="P3"><text:s text:c="5"/><text:span text:style-name="T1">| &gt; loss_disc_real_0: 0.20054444670677185 <text:s/>(0.17853067764668784)</text:span></text:p>
      <text:p text:style-name="P3"><text:s text:c="5"/><text:span text:style-name="T1">| &gt; loss_disc_real_1: 0.2295333296060562 <text:s/>(0.2143325745384284)</text:span></text:p>
      <text:p text:style-name="P3"><text:s text:c="5"/><text:span text:style-name="T1">| &gt; loss_disc_real_2: 0.2417048066854477 <text:s/>(0.22975827184502748)</text:span></text:p>
      <text:p text:style-name="P3"><text:s text:c="5"/><text:span text:style-name="T1">| &gt; loss_disc_real_3: 0.24659502506256104 <text:s/>(0.22933368466818602)</text:span></text:p>
      <text:p text:style-name="P3"><text:s text:c="5"/><text:span text:style-name="T1">| &gt; loss_disc_real_4: 0.2760310471057892 <text:s/>(0.23950705004548564)</text:span></text:p>
      <text:p text:style-name="P3"><text:s text:c="5"/><text:span text:style-name="T1">| &gt; loss_disc_real_5: 0.2738702595233917 <text:s/>(0.23355235115995684)</text:span></text:p>
      <text:p text:style-name="P3"><text:s text:c="5"/><text:span text:style-name="T1">| &gt; loss_0: 2.62292742729187 <text:s/>(2.610468516457816)</text:span></text:p>
      <text:p text:style-name="P3"><text:s text:c="5"/><text:span text:style-name="T1">| &gt; grad_norm_0: tensor(23.9179, device='cuda:0') <text:s/>(tensor(18.6205, device='cuda:0'))</text:span></text:p>
      <text:p text:style-name="P3"><text:s text:c="5"/><text:span text:style-name="T1">| &gt; loss_gen: 2.268866539001465 <text:s/>(2.1877095676162845)</text:span></text:p>
      <text:p text:style-name="P3"><text:s text:c="5"/><text:span text:style-name="T1">| &gt; loss_kl: 1.9909178018569946 <text:s/>(1.6222846288125492)</text:span></text:p>
      <text:p text:style-name="P3"><text:s text:c="5"/><text:span text:style-name="T1">| &gt; loss_feat: 6.721384525299072 <text:s/>(6.8787418584607565)</text:span></text:p>
      <text:p text:style-name="P3"><text:s text:c="5"/><text:span text:style-name="T1">| &gt; loss_mel: 15.449216842651367 <text:s/>(15.593019547200125)</text:span></text:p>
      <text:p text:style-name="P3"><text:s text:c="5"/><text:span text:style-name="T1">| &gt; loss_duration: 1.4207844734191895 <text:s/>(1.39587804723326)</text:span></text:p>
      <text:p text:style-name="P3"><text:s text:c="5"/><text:span text:style-name="T1">| &gt; amp_scaler: 128.0 <text:s/>(128.0)</text:span></text:p>
      <text:p text:style-name="P3"><text:s text:c="5"/><text:span text:style-name="T1">| &gt; loss_1: 27.85116958618164 <text:s/>(27.67763364353612)</text:span></text:p>
      <text:p text:style-name="P3"><text:s text:c="5"/><text:span text:style-name="T1">| &gt; grad_norm_1: tensor(342.2702, device='cuda:0') <text:s/>(tensor(223.6878, device='cuda:0'))</text:span></text:p>
      <text:p text:style-name="P3"><text:s text:c="5"/><text:span text:style-name="T1">| &gt; current_lr_0: 0.0001989278170603166 </text:span></text:p>
      <text:p text:style-name="P3"><text:s text:c="5"/><text:span text:style-name="T1">| &gt; current_lr_1: 0.0001989278170603166 </text:span></text:p>
      <text:p text:style-name="P3"><text:s text:c="5"/><text:span text:style-name="T1">| &gt; step_time: 0.6739 <text:s/>(0.5965529776699718)</text:span></text:p>
      <text:p text:style-name="P3"><text:s text:c="5"/><text:span text:style-name="T1">| &gt; loader_time: 0.0088 <text:s/>(0.006826548900419068)</text:span></text:p>
      <text:p text:style-name="P5"/>
      <text:p text:style-name="P5"/>
      <text:p text:style-name="P1">[1m <text:s text:c="2"/>--&gt; TIME: 2025-05-11 16:23:36 -- STEP: 409/630 -- GLOBAL_STEP: 873000[0m</text:p>
      <text:p text:style-name="P3"><text:s text:c="5"/><text:span text:style-name="T1">| &gt; loss_disc: 2.5783159732818604 <text:s/>(2.6124670680402833)</text:span></text:p>
      <text:p text:style-name="P3"><text:s text:c="5"/><text:span text:style-name="T1">| &gt; loss_disc_real_0: 0.1832602620124817 <text:s/>(0.1787114262690171)</text:span></text:p>
      <text:p text:style-name="P3"><text:s text:c="5"/><text:span text:style-name="T1">| &gt; loss_disc_real_1: 0.2011394053697586 <text:s/>(0.21509174802192557)</text:span></text:p>
      <text:p text:style-name="P3"><text:s text:c="5"/><text:span text:style-name="T1">| &gt; loss_disc_real_2: 0.17512863874435425 <text:s/>(0.23009412763025475)</text:span></text:p>
      <text:p text:style-name="P3"><text:s text:c="5"/><text:span text:style-name="T1">| &gt; loss_disc_real_3: 0.21645258367061615 <text:s/>(0.2293575560915441)</text:span></text:p>
      <text:p text:style-name="P3"><text:s text:c="5"/><text:span text:style-name="T1">| &gt; loss_disc_real_4: 0.22870658338069916 <text:s/>(0.23919077702139876)</text:span></text:p>
      <text:p text:style-name="P3"><text:s text:c="5"/><text:span text:style-name="T1">| &gt; loss_disc_real_5: 0.16953681409358978 <text:s/>(0.23190293630498546)</text:span></text:p>
      <text:p text:style-name="P3"><text:s text:c="5"/><text:span text:style-name="T1">| &gt; loss_0: 2.5783159732818604 <text:s/>(2.6124670680402833)</text:span></text:p>
      <text:p text:style-name="P3"><text:s text:c="5"/><text:span text:style-name="T1">| &gt; grad_norm_0: tensor(29.4953, device='cuda:0') <text:s/>(tensor(18.9742, device='cuda:0'))</text:span></text:p>
      <text:p text:style-name="P3"><text:s text:c="5"/><text:span text:style-name="T1">| &gt; loss_gen: 2.1380324363708496 <text:s/>(2.183545977387274)</text:span></text:p>
      <text:p text:style-name="P3"><text:s text:c="5"/><text:span text:style-name="T1">| &gt; loss_kl: 1.7491825819015503 <text:s/>(1.6345031404262067)</text:span></text:p>
      <text:p text:style-name="P3"><text:s text:c="5"/><text:span text:style-name="T1">| &gt; loss_feat: 7.362703323364258 <text:s/>(6.81735130860345)</text:span></text:p>
      <text:p text:style-name="P3"><text:s text:c="5"/><text:span text:style-name="T1">| &gt; loss_mel: 15.463911056518555 <text:s/>(15.570478884689965)</text:span></text:p>
      <text:p text:style-name="P3"><text:s text:c="5"/><text:span text:style-name="T1">| &gt; loss_duration: 1.475090742111206 <text:s/>(1.3999848298746678)</text:span></text:p>
      <text:p text:style-name="P3"><text:s text:c="5"/><text:span text:style-name="T1">| &gt; amp_scaler: 128.0 <text:s/>(128.0)</text:span></text:p>
      <text:p text:style-name="P3"><text:s text:c="5"/><text:span text:style-name="T1">| &gt; loss_1: 28.188920974731445 <text:s/>(27.605864168087837)</text:span></text:p>
      <text:p text:style-name="P3"><text:soft-page-break/><text:s text:c="5"/><text:span text:style-name="T1">| &gt; grad_norm_1: tensor(602.4031, device='cuda:0') <text:s/>(tensor(227.9742, device='cuda:0'))</text:span></text:p>
      <text:p text:style-name="P3"><text:s text:c="5"/><text:span text:style-name="T1">| &gt; current_lr_0: 0.0001989278170603166 </text:span></text:p>
      <text:p text:style-name="P3"><text:s text:c="5"/><text:span text:style-name="T1">| &gt; current_lr_1: 0.0001989278170603166 </text:span></text:p>
      <text:p text:style-name="P3"><text:s text:c="5"/><text:span text:style-name="T1">| &gt; step_time: 0.7581 <text:s/>(0.6238367639135907)</text:span></text:p>
      <text:p text:style-name="P3"><text:s text:c="5"/><text:span text:style-name="T1">| &gt; loader_time: 0.0101 <text:s/>(0.007366837382608055)</text:span></text:p>
      <text:p text:style-name="P5"/>
      <text:p text:style-name="P5"/>
      <text:p text:style-name="P3"><text:s/><text:span text:style-name="T1">&gt; CHECKPOINT : /kaggle/working/vits_4_nov-May-11-2025_10+42AM-0000000/checkpoint_873000.pth</text:span></text:p>
      <text:p text:style-name="P5"/>
      <text:p text:style-name="P1">[1m <text:s text:c="2"/>--&gt; TIME: 2025-05-11 16:24:57 -- STEP: 509/630 -- GLOBAL_STEP: 873100[0m</text:p>
      <text:p text:style-name="P3"><text:s text:c="5"/><text:span text:style-name="T1">| &gt; loss_disc: 2.5989022254943848 <text:s/>(2.6102899938294835)</text:span></text:p>
      <text:p text:style-name="P3"><text:s text:c="5"/><text:span text:style-name="T1">| &gt; loss_disc_real_0: 0.21012958884239197 <text:s/>(0.17803163522001803)</text:span></text:p>
      <text:p text:style-name="P3"><text:s text:c="5"/><text:span text:style-name="T1">| &gt; loss_disc_real_1: 0.20329341292381287 <text:s/>(0.21449154243605076)</text:span></text:p>
      <text:p text:style-name="P3"><text:s text:c="5"/><text:span text:style-name="T1">| &gt; loss_disc_real_2: 0.24412593245506287 <text:s/>(0.2292689888908259)</text:span></text:p>
      <text:p text:style-name="P3"><text:s text:c="5"/><text:span text:style-name="T1">| &gt; loss_disc_real_3: 0.2452511042356491 <text:s/>(0.22946260995387094)</text:span></text:p>
      <text:p text:style-name="P3"><text:s text:c="5"/><text:span text:style-name="T1">| &gt; loss_disc_real_4: 0.2703606188297272 <text:s/>(0.2392641156033589)</text:span></text:p>
      <text:p text:style-name="P3"><text:s text:c="5"/><text:span text:style-name="T1">| &gt; loss_disc_real_5: 0.1952640861272812 <text:s/>(0.23174696440546827)</text:span></text:p>
      <text:p text:style-name="P3"><text:s text:c="5"/><text:span text:style-name="T1">| &gt; loss_0: 2.5989022254943848 <text:s/>(2.6102899938294835)</text:span></text:p>
      <text:p text:style-name="P3"><text:s text:c="5"/><text:span text:style-name="T1">| &gt; grad_norm_0: tensor(29.5700, device='cuda:0') <text:s/>(tensor(19.7328, device='cuda:0'))</text:span></text:p>
      <text:p text:style-name="P3"><text:s text:c="5"/><text:span text:style-name="T1">| &gt; loss_gen: 2.220198392868042 <text:s/>(2.1833567696610667)</text:span></text:p>
      <text:p text:style-name="P3"><text:s text:c="5"/><text:span text:style-name="T1">| &gt; loss_kl: 1.7911527156829834 <text:s/>(1.6312215834094874)</text:span></text:p>
      <text:p text:style-name="P3"><text:s text:c="5"/><text:span text:style-name="T1">| &gt; loss_feat: 6.69407320022583 <text:s/>(6.781170938712909)</text:span></text:p>
      <text:p text:style-name="P3"><text:s text:c="5"/><text:span text:style-name="T1">| &gt; loss_mel: 15.346305847167969 <text:s/>(15.567474063581006)</text:span></text:p>
      <text:p text:style-name="P3"><text:s text:c="5"/><text:span text:style-name="T1">| &gt; loss_duration: 1.598280668258667 <text:s/>(1.413295051672135)</text:span></text:p>
      <text:p text:style-name="P3"><text:s text:c="5"/><text:span text:style-name="T1">| &gt; amp_scaler: 128.0 <text:s/>(128.0)</text:span></text:p>
      <text:p text:style-name="P3"><text:s text:c="5"/><text:span text:style-name="T1">| &gt; loss_1: 27.650009155273438 <text:s/>(27.576518424133422)</text:span></text:p>
      <text:p text:style-name="P3"><text:s text:c="5"/><text:span text:style-name="T1">| &gt; grad_norm_1: tensor(575.9391, device='cuda:0') <text:s/>(tensor(234.3615, device='cuda:0'))</text:span></text:p>
      <text:p text:style-name="P3"><text:s text:c="5"/><text:span text:style-name="T1">| &gt; current_lr_0: 0.0001989278170603166 </text:span></text:p>
      <text:p text:style-name="P3"><text:s text:c="5"/><text:span text:style-name="T1">| &gt; current_lr_1: 0.0001989278170603166 </text:span></text:p>
      <text:p text:style-name="P3"><text:s text:c="5"/><text:span text:style-name="T1">| &gt; step_time: 0.8388 <text:s/>(0.6499032651043125)</text:span></text:p>
      <text:p text:style-name="P3"><text:s text:c="5"/><text:span text:style-name="T1">| &gt; loader_time: 0.0117 <text:s/>(0.00795117811041871)</text:span></text:p>
      <text:p text:style-name="P5"/>
      <text:p text:style-name="P5"/>
      <text:p text:style-name="P1">[1m <text:s text:c="2"/>--&gt; TIME: 2025-05-11 16:26:26 -- STEP: 609/630 -- GLOBAL_STEP: 873200[0m</text:p>
      <text:p text:style-name="P3"><text:s text:c="5"/><text:span text:style-name="T1">| &gt; loss_disc: 2.719705820083618 <text:s/>(2.614047668641817)</text:span></text:p>
      <text:p text:style-name="P3"><text:s text:c="5"/><text:span text:style-name="T1">| &gt; loss_disc_real_0: 0.14143389463424683 <text:s/>(0.17902056623268597)</text:span></text:p>
      <text:p text:style-name="P3"><text:s text:c="5"/><text:span text:style-name="T1">| &gt; loss_disc_real_1: 0.17864137887954712 <text:s/>(0.21424927955190545)</text:span></text:p>
      <text:p text:style-name="P3"><text:s text:c="5"/><text:span text:style-name="T1">| &gt; loss_disc_real_2: 0.21921835839748383 <text:s/>(0.22982662649479602)</text:span></text:p>
      <text:p text:style-name="P3"><text:s text:c="5"/><text:span text:style-name="T1">| &gt; loss_disc_real_3: 0.23166775703430176 <text:s/>(0.23054318203421068)</text:span></text:p>
      <text:p text:style-name="P3"><text:s text:c="5"/><text:span text:style-name="T1">| &gt; loss_disc_real_4: 0.20749400556087494 <text:s/>(0.23955583391322682)</text:span></text:p>
      <text:p text:style-name="P3"><text:s text:c="5"/><text:span text:style-name="T1">| &gt; loss_disc_real_5: 0.267621785402298 <text:s/>(0.2321109927591236)</text:span></text:p>
      <text:p text:style-name="P3"><text:s text:c="5"/><text:span text:style-name="T1">| &gt; loss_0: 2.719705820083618 <text:s/>(2.614047668641817)</text:span></text:p>
      <text:p text:style-name="P3"><text:s text:c="5"/><text:span text:style-name="T1">| &gt; grad_norm_0: tensor(13.7029, device='cuda:0') <text:s/>(tensor(19.2528, device='cuda:0'))</text:span></text:p>
      <text:p text:style-name="P3"><text:s text:c="5"/><text:span text:style-name="T1">| &gt; loss_gen: 2.027132034301758 <text:s/>(2.1794675032689255)</text:span></text:p>
      <text:p text:style-name="P3"><text:s text:c="5"/><text:span text:style-name="T1">| &gt; loss_kl: 1.6575353145599365 <text:s/>(1.6368073420767317)</text:span></text:p>
      <text:p text:style-name="P3"><text:s text:c="5"/><text:span text:style-name="T1">| &gt; loss_feat: 6.452043533325195 <text:s/>(6.758790684059533)</text:span></text:p>
      <text:p text:style-name="P3"><text:s text:c="5"/><text:span text:style-name="T1">| &gt; loss_mel: 15.504164695739746 <text:s/>(15.547495115370978)</text:span></text:p>
      <text:p text:style-name="P3"><text:s text:c="5"/><text:span text:style-name="T1">| &gt; loss_duration: 1.4783154726028442 <text:s/>(1.423151114891315)</text:span></text:p>
      <text:p text:style-name="P3"><text:s text:c="5"/><text:span text:style-name="T1">| &gt; amp_scaler: 256.0 <text:s/>(139.98029556650246)</text:span></text:p>
      <text:p text:style-name="P3"><text:s text:c="5"/><text:span text:style-name="T1">| &gt; loss_1: 27.119190216064453 <text:s/>(27.545711789812348)</text:span></text:p>
      <text:p text:style-name="P3"><text:s text:c="5"/><text:span text:style-name="T1">| &gt; grad_norm_1: tensor(153.2608, device='cuda:0') <text:s/>(tensor(230.0717, device='cuda:0'))</text:span></text:p>
      <text:p text:style-name="P3"><text:s text:c="5"/><text:span text:style-name="T1">| &gt; current_lr_0: 0.0001989278170603166 </text:span></text:p>
      <text:p text:style-name="P3"><text:s text:c="5"/><text:span text:style-name="T1">| &gt; current_lr_1: 0.0001989278170603166 </text:span></text:p>
      <text:p text:style-name="P3"><text:s text:c="5"/><text:span text:style-name="T1">| &gt; step_time: 0.9921 <text:s/>(0.6878607629359456)</text:span></text:p>
      <text:p text:style-name="P3"><text:s text:c="5"/><text:span text:style-name="T1">| &gt; loader_time: 0.0145 <text:s/>(0.008586322537000935)</text:span></text:p>
      <text:p text:style-name="P5"/>
      <text:p text:style-name="P5"/>
      <text:p text:style-name="P1">[1m &gt; EVALUATION [0m</text:p>
      <text:p text:style-name="P5"><text:soft-page-break/></text:p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5199293295542399 [0m(-0.00035361448923746687)</text:span></text:p>
      <text:p text:style-name="P3"><text:s text:c="5"/><text:span text:style-name="T1">| &gt; avg_loss_disc:[92m 2.643610219160716 [0m(-0.07454895973205522)</text:span></text:p>
      <text:p text:style-name="P3"><text:s text:c="5"/><text:span text:style-name="T1">| &gt; avg_loss_disc_real_0:[91m 0.17863892515500387 [0m(+0.0075102560222148895)</text:span></text:p>
      <text:p text:style-name="P3"><text:s text:c="5"/><text:span text:style-name="T1">| &gt; avg_loss_disc_real_1:[92m 0.14972640946507454 [0m(-0.037510833392540605)</text:span></text:p>
      <text:p text:style-name="P3"><text:s text:c="5"/><text:span text:style-name="T1">| &gt; avg_loss_disc_real_2:[91m 0.22083735838532448 [0m(+0.011424755056699126)</text:span></text:p>
      <text:p text:style-name="P3"><text:s text:c="5"/><text:span text:style-name="T1">| &gt; avg_loss_disc_real_3:[92m 0.18924631675084433 [0m(-0.10430602605144182)</text:span></text:p>
      <text:p text:style-name="P3"><text:s text:c="5"/><text:span text:style-name="T1">| &gt; avg_loss_disc_real_4:[92m 0.21555160358548164 [0m(-0.016990284125010163)</text:span></text:p>
      <text:p text:style-name="P3"><text:s text:c="5"/><text:span text:style-name="T1">| &gt; avg_loss_disc_real_5:[91m 0.24124809106191 [0m(+0.0012491494417190552)</text:span></text:p>
      <text:p text:style-name="P3"><text:s text:c="5"/><text:span text:style-name="T1">| &gt; avg_loss_0:[92m 2.643610219160716 [0m(-0.07454895973205522)</text:span></text:p>
      <text:p text:style-name="P3"><text:s text:c="5"/><text:span text:style-name="T1">| &gt; avg_loss_gen:[92m 1.812038520971934 [0m(-0.11923596262931824)</text:span></text:p>
      <text:p text:style-name="P3"><text:s text:c="5"/><text:span text:style-name="T1">| &gt; avg_loss_kl:[91m 1.7638229926427205 [0m(+0.02688632408777858)</text:span></text:p>
      <text:p text:style-name="P3"><text:s text:c="5"/><text:span text:style-name="T1">| &gt; avg_loss_feat:[91m 6.571132183074951 [0m(+0.08160503705342581)</text:span></text:p>
      <text:p text:style-name="P3"><text:s text:c="5"/><text:span text:style-name="T1">| &gt; avg_loss_mel:[92m 15.578816890716553 [0m(-0.11127869288126568)</text:span></text:p>
      <text:p text:style-name="P3"><text:s text:c="5"/><text:span text:style-name="T1">| &gt; avg_loss_duration:[92m 1.515482525030772 [0m(-0.006025969982147217)</text:span></text:p>
      <text:p text:style-name="P3"><text:s text:c="5"/><text:span text:style-name="T1">| &gt; avg_loss_1:[92m 27.241292476654053 [0m(-0.12805000940958777)</text:span></text:p>
      <text:p text:style-name="P5"/>
      <text:p text:style-name="P5"/>
      <text:p text:style-name="P1">[4m[1m &gt; EPOCH: 44/50[0m</text:p>
      <text:p text:style-name="P3"><text:s/><text:span text:style-name="T1">--&gt; /kaggle/working/vits_4_nov-May-11-2025_10+42AM-0000000</text:span></text:p>
      <text:p text:style-name="P5"/>
      <text:p text:style-name="P1">[1m &gt; TRAINING (2025-05-11 16:27:02) [0m</text:p>
      <text:p text:style-name="P5"/>
      <text:p text:style-name="P1">[1m <text:s text:c="2"/>--&gt; TIME: 2025-05-11 16:27:47 -- STEP: 79/630 -- GLOBAL_STEP: 873300[0m</text:p>
      <text:p text:style-name="P3"><text:s text:c="5"/><text:span text:style-name="T1">| &gt; loss_disc: 2.594728469848633 <text:s/>(2.608788514439064)</text:span></text:p>
      <text:p text:style-name="P3"><text:s text:c="5"/><text:span text:style-name="T1">| &gt; loss_disc_real_0: 0.2395441085100174 <text:s/>(0.1757869706312312)</text:span></text:p>
      <text:p text:style-name="P3"><text:s text:c="5"/><text:span text:style-name="T1">| &gt; loss_disc_real_1: 0.16115552186965942 <text:s/>(0.2151948109835009)</text:span></text:p>
      <text:p text:style-name="P3"><text:s text:c="5"/><text:span text:style-name="T1">| &gt; loss_disc_real_2: 0.1975128948688507 <text:s/>(0.23084461670133133)</text:span></text:p>
      <text:p text:style-name="P3"><text:s text:c="5"/><text:span text:style-name="T1">| &gt; loss_disc_real_3: 0.2149450182914734 <text:s/>(0.22911075266856182)</text:span></text:p>
      <text:p text:style-name="P3"><text:s text:c="5"/><text:span text:style-name="T1">| &gt; loss_disc_real_4: 0.2881423234939575 <text:s/>(0.24283378731600846)</text:span></text:p>
      <text:p text:style-name="P3"><text:s text:c="5"/><text:span text:style-name="T1">| &gt; loss_disc_real_5: 0.2453252524137497 <text:s/>(0.22995887772191928)</text:span></text:p>
      <text:p text:style-name="P3"><text:s text:c="5"/><text:span text:style-name="T1">| &gt; loss_0: 2.594728469848633 <text:s/>(2.608788514439064)</text:span></text:p>
      <text:p text:style-name="P3"><text:s text:c="5"/><text:span text:style-name="T1">| &gt; grad_norm_0: tensor(18.1105, device='cuda:0') <text:s/>(tensor(18.1031, device='cuda:0'))</text:span></text:p>
      <text:p text:style-name="P3"><text:s text:c="5"/><text:span text:style-name="T1">| &gt; loss_gen: 2.269089460372925 <text:s/>(2.216328370420238)</text:span></text:p>
      <text:p text:style-name="P3"><text:s text:c="5"/><text:span text:style-name="T1">| &gt; loss_kl: 1.613877534866333 <text:s/>(1.5838329399688333)</text:span></text:p>
      <text:p text:style-name="P3"><text:s text:c="5"/><text:span text:style-name="T1">| &gt; loss_feat: 6.686635971069336 <text:s/>(7.066760841804214)</text:span></text:p>
      <text:p text:style-name="P3"><text:s text:c="5"/><text:span text:style-name="T1">| &gt; loss_mel: 16.08613395690918 <text:s/>(15.546990346304979)</text:span></text:p>
      <text:p text:style-name="P3"><text:s text:c="5"/><text:span text:style-name="T1">| &gt; loss_duration: 1.4510915279388428 <text:s/>(1.4448444677304617)</text:span></text:p>
      <text:p text:style-name="P3"><text:s text:c="5"/><text:span text:style-name="T1">| &gt; amp_scaler: 256.0 <text:s/>(256.0)</text:span></text:p>
      <text:p text:style-name="P3"><text:s text:c="5"/><text:span text:style-name="T1">| &gt; loss_1: 28.106826782226562 <text:s/>(27.858756777606438)</text:span></text:p>
      <text:p text:style-name="P3"><text:s text:c="5"/><text:span text:style-name="T1">| &gt; grad_norm_1: tensor(184.8340, device='cuda:0') <text:s/>(tensor(233.5534, device='cuda:0'))</text:span></text:p>
      <text:p text:style-name="P3"><text:s text:c="5"/><text:span text:style-name="T1">| &gt; current_lr_0: 0.00019890295108318404 </text:span></text:p>
      <text:p text:style-name="P3"><text:s text:c="5"/><text:span text:style-name="T1">| &gt; current_lr_1: 0.00019890295108318404 </text:span></text:p>
      <text:p text:style-name="P3"><text:s text:c="5"/><text:span text:style-name="T1">| &gt; step_time: 0.5445 <text:s/>(0.5393456205537047)</text:span></text:p>
      <text:p text:style-name="P3"><text:s text:c="5"/><text:span text:style-name="T1">| &gt; loader_time: 0.0058 <text:s/>(0.0054658847519114045)</text:span></text:p>
      <text:p text:style-name="P5"/>
      <text:p text:style-name="P5"/>
      <text:p text:style-name="P1">[1m <text:s text:c="2"/>--&gt; TIME: 2025-05-11 16:28:47 -- STEP: 179/630 -- GLOBAL_STEP: 873400[0m</text:p>
      <text:p text:style-name="P3"><text:s text:c="5"/><text:span text:style-name="T1">| &gt; loss_disc: 2.5751099586486816 <text:s/>(2.6031971377367418)</text:span></text:p>
      <text:p text:style-name="P3"><text:s text:c="5"/><text:span text:style-name="T1">| &gt; loss_disc_real_0: 0.17549605667591095 <text:s/>(0.17472589835940788)</text:span></text:p>
      <text:p text:style-name="P3"><text:s text:c="5"/><text:span text:style-name="T1">| &gt; loss_disc_real_1: 0.24127113819122314 <text:s/>(0.21408691619361578)</text:span></text:p>
      <text:p text:style-name="P3"><text:s text:c="5"/><text:span text:style-name="T1">| &gt; loss_disc_real_2: 0.24257789552211761 <text:s/>(0.22984426997227375)</text:span></text:p>
      <text:p text:style-name="P3"><text:s text:c="5"/><text:span text:style-name="T1">| &gt; loss_disc_real_3: 0.2644682824611664 <text:s/>(0.22952358033404005)</text:span></text:p>
      <text:p text:style-name="P3"><text:s text:c="5"/><text:span text:style-name="T1">| &gt; loss_disc_real_4: 0.22904472053050995 <text:s/>(0.24128310682054338)</text:span></text:p>
      <text:p text:style-name="P3"><text:s text:c="5"/><text:span text:style-name="T1">| &gt; loss_disc_real_5: 0.17247605323791504 <text:s/>(0.22887938365589974)</text:span></text:p>
      <text:p text:style-name="P3"><text:s text:c="5"/><text:span text:style-name="T1">| &gt; loss_0: 2.5751099586486816 <text:s/>(2.6031971377367418)</text:span></text:p>
      <text:p text:style-name="P3"><text:soft-page-break/><text:s text:c="5"/><text:span text:style-name="T1">| &gt; grad_norm_0: tensor(17.0636, device='cuda:0') <text:s/>(tensor(21.4055, device='cuda:0'))</text:span></text:p>
      <text:p text:style-name="P3"><text:s text:c="5"/><text:span text:style-name="T1">| &gt; loss_gen: 2.298710823059082 <text:s/>(2.2200997721549536)</text:span></text:p>
      <text:p text:style-name="P3"><text:s text:c="5"/><text:span text:style-name="T1">| &gt; loss_kl: 1.4321812391281128 <text:s/>(1.6164636532021628)</text:span></text:p>
      <text:p text:style-name="P3"><text:s text:c="5"/><text:span text:style-name="T1">| &gt; loss_feat: 6.996352672576904 <text:s/>(7.00422589605747)</text:span></text:p>
      <text:p text:style-name="P3"><text:s text:c="5"/><text:span text:style-name="T1">| &gt; loss_mel: 15.959815979003906 <text:s/>(15.487555072294267)</text:span></text:p>
      <text:p text:style-name="P3"><text:s text:c="5"/><text:span text:style-name="T1">| &gt; loss_duration: 1.4514005184173584 <text:s/>(1.3853626557568601)</text:span></text:p>
      <text:p text:style-name="P3"><text:s text:c="5"/><text:span text:style-name="T1">| &gt; amp_scaler: 256.0 <text:s/>(256.0)</text:span></text:p>
      <text:p text:style-name="P3"><text:s text:c="5"/><text:span text:style-name="T1">| &gt; loss_1: 28.13846206665039 <text:s/>(27.713707044803897)</text:span></text:p>
      <text:p text:style-name="P3"><text:s text:c="5"/><text:span text:style-name="T1">| &gt; grad_norm_1: tensor(280.4282, device='cuda:0') <text:s/>(tensor(272.5717, device='cuda:0'))</text:span></text:p>
      <text:p text:style-name="P3"><text:s text:c="5"/><text:span text:style-name="T1">| &gt; current_lr_0: 0.00019890295108318404 </text:span></text:p>
      <text:p text:style-name="P3"><text:s text:c="5"/><text:span text:style-name="T1">| &gt; current_lr_1: 0.00019890295108318404 </text:span></text:p>
      <text:p text:style-name="P3"><text:s text:c="5"/><text:span text:style-name="T1">| &gt; step_time: 0.5885 <text:s/>(0.5651731571005706)</text:span></text:p>
      <text:p text:style-name="P3"><text:s text:c="5"/><text:span text:style-name="T1">| &gt; loader_time: 0.0065 <text:s/>(0.006094711452889043)</text:span></text:p>
      <text:p text:style-name="P5"/>
      <text:p text:style-name="P5"/>
      <text:p text:style-name="P1">[1m <text:s text:c="2"/>--&gt; TIME: 2025-05-11 16:29:51 -- STEP: 279/630 -- GLOBAL_STEP: 873500[0m</text:p>
      <text:p text:style-name="P3"><text:s text:c="5"/><text:span text:style-name="T1">| &gt; loss_disc: 2.5782713890075684 <text:s/>(2.603595728515297)</text:span></text:p>
      <text:p text:style-name="P3"><text:s text:c="5"/><text:span text:style-name="T1">| &gt; loss_disc_real_0: 0.16607451438903809 <text:s/>(0.17507071224271611)</text:span></text:p>
      <text:p text:style-name="P3"><text:s text:c="5"/><text:span text:style-name="T1">| &gt; loss_disc_real_1: 0.20166374742984772 <text:s/>(0.21339526612271542)</text:span></text:p>
      <text:p text:style-name="P3"><text:s text:c="5"/><text:span text:style-name="T1">| &gt; loss_disc_real_2: 0.2388916164636612 <text:s/>(0.22940043127664955)</text:span></text:p>
      <text:p text:style-name="P3"><text:s text:c="5"/><text:span text:style-name="T1">| &gt; loss_disc_real_3: 0.23913317918777466 <text:s/>(0.22937980855023987)</text:span></text:p>
      <text:p text:style-name="P3"><text:s text:c="5"/><text:span text:style-name="T1">| &gt; loss_disc_real_4: 0.27695950865745544 <text:s/>(0.24138082809559333)</text:span></text:p>
      <text:p text:style-name="P3"><text:s text:c="5"/><text:span text:style-name="T1">| &gt; loss_disc_real_5: 0.24695853888988495 <text:s/>(0.23079006376552752)</text:span></text:p>
      <text:p text:style-name="P3"><text:s text:c="5"/><text:span text:style-name="T1">| &gt; loss_0: 2.5782713890075684 <text:s/>(2.603595728515297)</text:span></text:p>
      <text:p text:style-name="P3"><text:s text:c="5"/><text:span text:style-name="T1">| &gt; grad_norm_0: tensor(9.7764, device='cuda:0') <text:s/>(tensor(19.8617, device='cuda:0'))</text:span></text:p>
      <text:p text:style-name="P3"><text:s text:c="5"/><text:span text:style-name="T1">| &gt; loss_gen: 2.2708582878112793 <text:s/>(2.2067924413202493)</text:span></text:p>
      <text:p text:style-name="P3"><text:s text:c="5"/><text:span text:style-name="T1">| &gt; loss_kl: 1.7968860864639282 <text:s/>(1.6273145756841123)</text:span></text:p>
      <text:p text:style-name="P3"><text:s text:c="5"/><text:span text:style-name="T1">| &gt; loss_feat: 6.476258277893066 <text:s/>(6.918632932888564)</text:span></text:p>
      <text:p text:style-name="P3"><text:s text:c="5"/><text:span text:style-name="T1">| &gt; loss_mel: 14.952439308166504 <text:s/>(15.493327253608294)</text:span></text:p>
      <text:p text:style-name="P3"><text:s text:c="5"/><text:span text:style-name="T1">| &gt; loss_duration: 1.4954899549484253 <text:s/>(1.3902172341568926)</text:span></text:p>
      <text:p text:style-name="P3"><text:s text:c="5"/><text:span text:style-name="T1">| &gt; amp_scaler: 256.0 <text:s/>(256.0)</text:span></text:p>
      <text:p text:style-name="P3"><text:s text:c="5"/><text:span text:style-name="T1">| &gt; loss_1: 26.991931915283203 <text:s/>(27.63628438040347)</text:span></text:p>
      <text:p text:style-name="P3"><text:s text:c="5"/><text:span text:style-name="T1">| &gt; grad_norm_1: tensor(65.7747, device='cuda:0') <text:s/>(tensor(246.1884, device='cuda:0'))</text:span></text:p>
      <text:p text:style-name="P3"><text:s text:c="5"/><text:span text:style-name="T1">| &gt; current_lr_0: 0.00019890295108318404 </text:span></text:p>
      <text:p text:style-name="P3"><text:s text:c="5"/><text:span text:style-name="T1">| &gt; current_lr_1: 0.00019890295108318404 </text:span></text:p>
      <text:p text:style-name="P3"><text:s text:c="5"/><text:span text:style-name="T1">| &gt; step_time: 0.665 <text:s/>(0.5898072241027722)</text:span></text:p>
      <text:p text:style-name="P3"><text:s text:c="5"/><text:span text:style-name="T1">| &gt; loader_time: 0.009 <text:s/>(0.006675092122888052)</text:span></text:p>
      <text:p text:style-name="P5"/>
      <text:p text:style-name="P5"/>
      <text:p text:style-name="P3"><text:s/><text:span text:style-name="T1">&gt; CHECKPOINT : /kaggle/working/vits_4_nov-May-11-2025_10+42AM-0000000/checkpoint_873500.pth</text:span></text:p>
      <text:p text:style-name="P5"/>
      <text:p text:style-name="P1">[1m <text:s text:c="2"/>--&gt; TIME: 2025-05-11 16:31:06 -- STEP: 379/630 -- GLOBAL_STEP: 873600[0m</text:p>
      <text:p text:style-name="P3"><text:s text:c="5"/><text:span text:style-name="T1">| &gt; loss_disc: 2.5045974254608154 <text:s/>(2.6100670435812363)</text:span></text:p>
      <text:p text:style-name="P3"><text:s text:c="5"/><text:span text:style-name="T1">| &gt; loss_disc_real_0: 0.18047043681144714 <text:s/>(0.17585148951309018)</text:span></text:p>
      <text:p text:style-name="P3"><text:s text:c="5"/><text:span text:style-name="T1">| &gt; loss_disc_real_1: 0.17083723843097687 <text:s/>(0.21376233534164976)</text:span></text:p>
      <text:p text:style-name="P3"><text:s text:c="5"/><text:span text:style-name="T1">| &gt; loss_disc_real_2: 0.2239474654197693 <text:s/>(0.2294386015875673)</text:span></text:p>
      <text:p text:style-name="P3"><text:s text:c="5"/><text:span text:style-name="T1">| &gt; loss_disc_real_3: 0.2065393030643463 <text:s/>(0.22990840099417753)</text:span></text:p>
      <text:p text:style-name="P3"><text:s text:c="5"/><text:span text:style-name="T1">| &gt; loss_disc_real_4: 0.2587493658065796 <text:s/>(0.24116909566844044)</text:span></text:p>
      <text:p text:style-name="P3"><text:s text:c="5"/><text:span text:style-name="T1">| &gt; loss_disc_real_5: 0.23420938849449158 <text:s/>(0.23269485234034723)</text:span></text:p>
      <text:p text:style-name="P3"><text:s text:c="5"/><text:span text:style-name="T1">| &gt; loss_0: 2.5045974254608154 <text:s/>(2.6100670435812363)</text:span></text:p>
      <text:p text:style-name="P3"><text:s text:c="5"/><text:span text:style-name="T1">| &gt; grad_norm_0: tensor(25.9599, device='cuda:0') <text:s/>(tensor(17.8268, device='cuda:0'))</text:span></text:p>
      <text:p text:style-name="P3"><text:s text:c="5"/><text:span text:style-name="T1">| &gt; loss_gen: 2.3056178092956543 <text:s/>(2.1858175159444286)</text:span></text:p>
      <text:p text:style-name="P3"><text:s text:c="5"/><text:span text:style-name="T1">| &gt; loss_kl: 1.604320764541626 <text:s/>(1.629179749451085)</text:span></text:p>
      <text:p text:style-name="P3"><text:s text:c="5"/><text:span text:style-name="T1">| &gt; loss_feat: 7.499687671661377 <text:s/>(6.807640435513215)</text:span></text:p>
      <text:p text:style-name="P3"><text:s text:c="5"/><text:span text:style-name="T1">| &gt; loss_mel: 15.510833740234375 <text:s/>(15.49201368467789)</text:span></text:p>
      <text:p text:style-name="P3"><text:s text:c="5"/><text:span text:style-name="T1">| &gt; loss_duration: 1.4697380065917969 <text:s/>(1.4092050712152642)</text:span></text:p>
      <text:p text:style-name="P3"><text:s text:c="5"/><text:span text:style-name="T1">| &gt; amp_scaler: 256.0 <text:s/>(256.0)</text:span></text:p>
      <text:p text:style-name="P3"><text:s text:c="5"/><text:span text:style-name="T1">| &gt; loss_1: 28.39019775390625 <text:s/>(27.523856432268047)</text:span></text:p>
      <text:p text:style-name="P3"><text:soft-page-break/><text:s text:c="5"/><text:span text:style-name="T1">| &gt; grad_norm_1: tensor(276.5767, device='cuda:0') <text:s/>(tensor(213.5758, device='cuda:0'))</text:span></text:p>
      <text:p text:style-name="P3"><text:s text:c="5"/><text:span text:style-name="T1">| &gt; current_lr_0: 0.00019890295108318404 </text:span></text:p>
      <text:p text:style-name="P3"><text:s text:c="5"/><text:span text:style-name="T1">| &gt; current_lr_1: 0.00019890295108318404 </text:span></text:p>
      <text:p text:style-name="P3"><text:s text:c="5"/><text:span text:style-name="T1">| &gt; step_time: 0.7151 <text:s/>(0.6187053336946188)</text:span></text:p>
      <text:p text:style-name="P3"><text:s text:c="5"/><text:span text:style-name="T1">| &gt; loader_time: 0.0083 <text:s/>(0.007249573604412632)</text:span></text:p>
      <text:p text:style-name="P5"/>
      <text:p text:style-name="P5"/>
      <text:p text:style-name="P1">[1m <text:s text:c="2"/>--&gt; TIME: 2025-05-11 16:32:25 -- STEP: 479/630 -- GLOBAL_STEP: 873700[0m</text:p>
      <text:p text:style-name="P3"><text:s text:c="5"/><text:span text:style-name="T1">| &gt; loss_disc: 2.6921586990356445 <text:s/>(2.607756123911116)</text:span></text:p>
      <text:p text:style-name="P3"><text:s text:c="5"/><text:span text:style-name="T1">| &gt; loss_disc_real_0: 0.17461946606636047 <text:s/>(0.17556436624307967)</text:span></text:p>
      <text:p text:style-name="P3"><text:s text:c="5"/><text:span text:style-name="T1">| &gt; loss_disc_real_1: 0.2257058322429657 <text:s/>(0.21484098224152098)</text:span></text:p>
      <text:p text:style-name="P3"><text:s text:c="5"/><text:span text:style-name="T1">| &gt; loss_disc_real_2: 0.2553495168685913 <text:s/>(0.22946621514934587)</text:span></text:p>
      <text:p text:style-name="P3"><text:s text:c="5"/><text:span text:style-name="T1">| &gt; loss_disc_real_3: 0.2699111998081207 <text:s/>(0.22982808916454275)</text:span></text:p>
      <text:p text:style-name="P3"><text:s text:c="5"/><text:span text:style-name="T1">| &gt; loss_disc_real_4: 0.26752200722694397 <text:s/>(0.24125632068185068)</text:span></text:p>
      <text:p text:style-name="P3"><text:s text:c="5"/><text:span text:style-name="T1">| &gt; loss_disc_real_5: 0.1828993409872055 <text:s/>(0.2307567540128445)</text:span></text:p>
      <text:p text:style-name="P3"><text:s text:c="5"/><text:span text:style-name="T1">| &gt; loss_0: 2.6921586990356445 <text:s/>(2.607756123911116)</text:span></text:p>
      <text:p text:style-name="P3"><text:s text:c="5"/><text:span text:style-name="T1">| &gt; grad_norm_0: tensor(13.3679, device='cuda:0') <text:s/>(tensor(18.9324, device='cuda:0'))</text:span></text:p>
      <text:p text:style-name="P3"><text:s text:c="5"/><text:span text:style-name="T1">| &gt; loss_gen: 2.3841779232025146 <text:s/>(2.190061574937905)</text:span></text:p>
      <text:p text:style-name="P3"><text:s text:c="5"/><text:span text:style-name="T1">| &gt; loss_kl: 1.6811712980270386 <text:s/>(1.6307763535692688)</text:span></text:p>
      <text:p text:style-name="P3"><text:s text:c="5"/><text:span text:style-name="T1">| &gt; loss_feat: 6.979223251342773 <text:s/>(6.787207675129484)</text:span></text:p>
      <text:p text:style-name="P3"><text:s text:c="5"/><text:span text:style-name="T1">| &gt; loss_mel: 17.07558822631836 <text:s/>(15.497161082783423)</text:span></text:p>
      <text:p text:style-name="P3"><text:s text:c="5"/><text:span text:style-name="T1">| &gt; loss_duration: 1.4597986936569214 <text:s/>(1.4098077756129124)</text:span></text:p>
      <text:p text:style-name="P3"><text:s text:c="5"/><text:span text:style-name="T1">| &gt; amp_scaler: 256.0 <text:s/>(256.0)</text:span></text:p>
      <text:p text:style-name="P3"><text:s text:c="5"/><text:span text:style-name="T1">| &gt; loss_1: 29.579959869384766 <text:s/>(27.515014457304442)</text:span></text:p>
      <text:p text:style-name="P3"><text:s text:c="5"/><text:span text:style-name="T1">| &gt; grad_norm_1: tensor(351.6030, device='cuda:0') <text:s/>(tensor(227.9174, device='cuda:0'))</text:span></text:p>
      <text:p text:style-name="P3"><text:s text:c="5"/><text:span text:style-name="T1">| &gt; current_lr_0: 0.00019890295108318404 </text:span></text:p>
      <text:p text:style-name="P3"><text:s text:c="5"/><text:span text:style-name="T1">| &gt; current_lr_1: 0.00019890295108318404 </text:span></text:p>
      <text:p text:style-name="P3"><text:s text:c="5"/><text:span text:style-name="T1">| &gt; step_time: 0.8242 <text:s/>(0.651485791037127)</text:span></text:p>
      <text:p text:style-name="P3"><text:s text:c="5"/><text:span text:style-name="T1">| &gt; loader_time: 0.0098 <text:s/>(0.007775752678793507)</text:span></text:p>
      <text:p text:style-name="P5"/>
      <text:p text:style-name="P5"/>
      <text:p text:style-name="P1">[1m <text:s text:c="2"/>--&gt; TIME: 2025-05-11 16:33:55 -- STEP: 579/630 -- GLOBAL_STEP: 873800[0m</text:p>
      <text:p text:style-name="P3"><text:s text:c="5"/><text:span text:style-name="T1">| &gt; loss_disc: 2.604973554611206 <text:s/>(2.6077354526684493)</text:span></text:p>
      <text:p text:style-name="P3"><text:s text:c="5"/><text:span text:style-name="T1">| &gt; loss_disc_real_0: 0.11366048455238342 <text:s/>(0.17612013859040587)</text:span></text:p>
      <text:p text:style-name="P3"><text:s text:c="5"/><text:span text:style-name="T1">| &gt; loss_disc_real_1: 0.20938138663768768 <text:s/>(0.21475541480979354)</text:span></text:p>
      <text:p text:style-name="P3"><text:s text:c="5"/><text:span text:style-name="T1">| &gt; loss_disc_real_2: 0.16661928594112396 <text:s/>(0.22968001802659405)</text:span></text:p>
      <text:p text:style-name="P3"><text:s text:c="5"/><text:span text:style-name="T1">| &gt; loss_disc_real_3: 0.18324731290340424 <text:s/>(0.2293055753685238)</text:span></text:p>
      <text:p text:style-name="P3"><text:s text:c="5"/><text:span text:style-name="T1">| &gt; loss_disc_real_4: 0.17762629687786102 <text:s/>(0.24084247391355676)</text:span></text:p>
      <text:p text:style-name="P3"><text:s text:c="5"/><text:span text:style-name="T1">| &gt; loss_disc_real_5: 0.20876075327396393 <text:s/>(0.23106761783721738)</text:span></text:p>
      <text:p text:style-name="P3"><text:s text:c="5"/><text:span text:style-name="T1">| &gt; loss_0: 2.604973554611206 <text:s/>(2.6077354526684493)</text:span></text:p>
      <text:p text:style-name="P3"><text:s text:c="5"/><text:span text:style-name="T1">| &gt; grad_norm_0: tensor(9.7944, device='cuda:0') <text:s/>(tensor(19.3900, device='cuda:0'))</text:span></text:p>
      <text:p text:style-name="P3"><text:s text:c="5"/><text:span text:style-name="T1">| &gt; loss_gen: 2.037259817123413 <text:s/>(2.1861182163004647)</text:span></text:p>
      <text:p text:style-name="P3"><text:s text:c="5"/><text:span text:style-name="T1">| &gt; loss_kl: 1.7320276498794556 <text:s/>(1.6317157759773502)</text:span></text:p>
      <text:p text:style-name="P3"><text:s text:c="5"/><text:span text:style-name="T1">| &gt; loss_feat: 6.737112998962402 <text:s/>(6.7452011948422435)</text:span></text:p>
      <text:p text:style-name="P3"><text:s text:c="5"/><text:span text:style-name="T1">| &gt; loss_mel: 15.676599502563477 <text:s/>(15.499411143169501)</text:span></text:p>
      <text:p text:style-name="P3"><text:s text:c="5"/><text:span text:style-name="T1">| &gt; loss_duration: 1.488497018814087 <text:s/>(1.4204736060635001)</text:span></text:p>
      <text:p text:style-name="P3"><text:s text:c="5"/><text:span text:style-name="T1">| &gt; amp_scaler: 256.0 <text:s/>(256.0)</text:span></text:p>
      <text:p text:style-name="P3"><text:s text:c="5"/><text:span text:style-name="T1">| &gt; loss_1: 27.671497344970703 <text:s/>(27.482919940059045)</text:span></text:p>
      <text:p text:style-name="P3"><text:s text:c="5"/><text:span text:style-name="T1">| &gt; grad_norm_1: tensor(94.0213, device='cuda:0') <text:s/>(tensor(232.4426, device='cuda:0'))</text:span></text:p>
      <text:p text:style-name="P3"><text:s text:c="5"/><text:span text:style-name="T1">| &gt; current_lr_0: 0.00019890295108318404 </text:span></text:p>
      <text:p text:style-name="P3"><text:s text:c="5"/><text:span text:style-name="T1">| &gt; current_lr_1: 0.00019890295108318404 </text:span></text:p>
      <text:p text:style-name="P3"><text:s text:c="5"/><text:span text:style-name="T1">| &gt; step_time: 0.9338 <text:s/>(0.6912592054442828)</text:span></text:p>
      <text:p text:style-name="P3"><text:s text:c="5"/><text:span text:style-name="T1">| &gt; loader_time: 0.0114 <text:s/>(0.008338926575550343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oft-page-break/><text:s text:c="5"/><text:span text:style-name="T1">| &gt; avg_loader_time:[92m 0.005038638909657797 [0m(-0.00016065438588460258)</text:span></text:p>
      <text:p text:style-name="P3"><text:s text:c="5"/><text:span text:style-name="T1">| &gt; avg_loss_disc:[91m 2.7156659762064614 [0m(+0.0720557570457454)</text:span></text:p>
      <text:p text:style-name="P3"><text:s text:c="5"/><text:span text:style-name="T1">| &gt; avg_loss_disc_real_0:[91m 0.22785819818576178 [0m(+0.049219273030757904)</text:span></text:p>
      <text:p text:style-name="P3"><text:s text:c="5"/><text:span text:style-name="T1">| &gt; avg_loss_disc_real_1:[91m 0.21854409699638686 [0m(+0.06881768753131232)</text:span></text:p>
      <text:p text:style-name="P3"><text:s text:c="5"/><text:span text:style-name="T1">| &gt; avg_loss_disc_real_2:[91m 0.22271705294648805 [0m(+0.0018796945611635751)</text:span></text:p>
      <text:p text:style-name="P3"><text:s text:c="5"/><text:span text:style-name="T1">| &gt; avg_loss_disc_real_3:[91m 0.24679385870695114 [0m(+0.05754754195610681)</text:span></text:p>
      <text:p text:style-name="P3"><text:s text:c="5"/><text:span text:style-name="T1">| &gt; avg_loss_disc_real_4:[91m 0.24006005624930063 [0m(+0.024508452663818986)</text:span></text:p>
      <text:p text:style-name="P3"><text:s text:c="5"/><text:span text:style-name="T1">| &gt; avg_loss_disc_real_5:[91m 0.24778786301612854 [0m(+0.006539771954218537)</text:span></text:p>
      <text:p text:style-name="P3"><text:s text:c="5"/><text:span text:style-name="T1">| &gt; avg_loss_0:[91m 2.7156659762064614 [0m(+0.0720557570457454)</text:span></text:p>
      <text:p text:style-name="P3"><text:s text:c="5"/><text:span text:style-name="T1">| &gt; avg_loss_gen:[91m 2.036664664745331 [0m(+0.22462614377339674)</text:span></text:p>
      <text:p text:style-name="P3"><text:s text:c="5"/><text:span text:style-name="T1">| &gt; avg_loss_kl:[92m 1.6749110519886017 [0m(-0.08891194065411878)</text:span></text:p>
      <text:p text:style-name="P3"><text:s text:c="5"/><text:span text:style-name="T1">| &gt; avg_loss_feat:[92m 6.175033609072368 [0m(-0.3960985740025835)</text:span></text:p>
      <text:p text:style-name="P3"><text:s text:c="5"/><text:span text:style-name="T1">| &gt; avg_loss_mel:[91m 15.661155621210733 [0m(+0.08233873049418072)</text:span></text:p>
      <text:p text:style-name="P3"><text:s text:c="5"/><text:span text:style-name="T1">| &gt; avg_loss_duration:[92m 1.512627402941386 [0m(-0.0028551220893859863)</text:span></text:p>
      <text:p text:style-name="P3"><text:s text:c="5"/><text:span text:style-name="T1">| &gt; avg_loss_1:[92m 27.060392538706463 [0m(-0.18089993794758996)</text:span></text:p>
      <text:p text:style-name="P5"/>
      <text:p text:style-name="P5"/>
      <text:p text:style-name="P1">[4m[1m &gt; EPOCH: 45/50[0m</text:p>
      <text:p text:style-name="P3"><text:s/><text:span text:style-name="T1">--&gt; /kaggle/working/vits_4_nov-May-11-2025_10+42AM-0000000</text:span></text:p>
      <text:p text:style-name="P5"/>
      <text:p text:style-name="P1">[1m &gt; TRAINING (2025-05-11 16:34:58) [0m</text:p>
      <text:p text:style-name="P5"/>
      <text:p text:style-name="P1">[1m <text:s text:c="2"/>--&gt; TIME: 2025-05-11 16:35:24 -- STEP: 49/630 -- GLOBAL_STEP: 873900[0m</text:p>
      <text:p text:style-name="P3"><text:s text:c="5"/><text:span text:style-name="T1">| &gt; loss_disc: 2.7915802001953125 <text:s/>(2.631700291925548)</text:span></text:p>
      <text:p text:style-name="P3"><text:s text:c="5"/><text:span text:style-name="T1">| &gt; loss_disc_real_0: 0.16624176502227783 <text:s/>(0.17844395902083846)</text:span></text:p>
      <text:p text:style-name="P3"><text:s text:c="5"/><text:span text:style-name="T1">| &gt; loss_disc_real_1: 0.1925966739654541 <text:s/>(0.21525057055512253)</text:span></text:p>
      <text:p text:style-name="P3"><text:s text:c="5"/><text:span text:style-name="T1">| &gt; loss_disc_real_2: 0.20879653096199036 <text:s/>(0.23172565686459445)</text:span></text:p>
      <text:p text:style-name="P3"><text:s text:c="5"/><text:span text:style-name="T1">| &gt; loss_disc_real_3: 0.2547687590122223 <text:s/>(0.2323785606695681)</text:span></text:p>
      <text:p text:style-name="P3"><text:s text:c="5"/><text:span text:style-name="T1">| &gt; loss_disc_real_4: 0.2263115793466568 <text:s/>(0.2410846179237171)</text:span></text:p>
      <text:p text:style-name="P3"><text:s text:c="5"/><text:span text:style-name="T1">| &gt; loss_disc_real_5: 0.21708156168460846 <text:s/>(0.23830320336380784)</text:span></text:p>
      <text:p text:style-name="P3"><text:s text:c="5"/><text:span text:style-name="T1">| &gt; loss_0: 2.7915802001953125 <text:s/>(2.631700291925548)</text:span></text:p>
      <text:p text:style-name="P3"><text:s text:c="5"/><text:span text:style-name="T1">| &gt; grad_norm_0: tensor(15.9839, device='cuda:0') <text:s/>(tensor(16.8513, device='cuda:0'))</text:span></text:p>
      <text:p text:style-name="P3"><text:s text:c="5"/><text:span text:style-name="T1">| &gt; loss_gen: 2.0469226837158203 <text:s/>(2.1936338020830743)</text:span></text:p>
      <text:p text:style-name="P3"><text:s text:c="5"/><text:span text:style-name="T1">| &gt; loss_kl: 1.609715461730957 <text:s/>(1.5636117215059242)</text:span></text:p>
      <text:p text:style-name="P3"><text:s text:c="5"/><text:span text:style-name="T1">| &gt; loss_feat: 7.083343982696533 <text:s/>(6.9643721969760195)</text:span></text:p>
      <text:p text:style-name="P3"><text:s text:c="5"/><text:span text:style-name="T1">| &gt; loss_mel: 15.541036605834961 <text:s/>(15.612598341338488)</text:span></text:p>
      <text:p text:style-name="P3"><text:s text:c="5"/><text:span text:style-name="T1">| &gt; loss_duration: 1.4810380935668945 <text:s/>(1.4360964930787379)</text:span></text:p>
      <text:p text:style-name="P3"><text:s text:c="5"/><text:span text:style-name="T1">| &gt; amp_scaler: 256.0 <text:s/>(256.0)</text:span></text:p>
      <text:p text:style-name="P3"><text:s text:c="5"/><text:span text:style-name="T1">| &gt; loss_1: 27.76205825805664 <text:s/>(27.770312795833664)</text:span></text:p>
      <text:p text:style-name="P3"><text:s text:c="5"/><text:span text:style-name="T1">| &gt; grad_norm_1: tensor(60.9550, device='cuda:0') <text:s/>(tensor(200.9899, device='cuda:0'))</text:span></text:p>
      <text:p text:style-name="P3"><text:s text:c="5"/><text:span text:style-name="T1">| &gt; current_lr_0: 0.00019887808821429862 </text:span></text:p>
      <text:p text:style-name="P3"><text:s text:c="5"/><text:span text:style-name="T1">| &gt; current_lr_1: 0.00019887808821429862 </text:span></text:p>
      <text:p text:style-name="P3"><text:s text:c="5"/><text:span text:style-name="T1">| &gt; step_time: 0.5405 <text:s/>(0.5189513430303455)</text:span></text:p>
      <text:p text:style-name="P3"><text:s text:c="5"/><text:span text:style-name="T1">| &gt; loader_time: 0.0057 <text:s/>(0.0051024252054642635)</text:span></text:p>
      <text:p text:style-name="P5"/>
      <text:p text:style-name="P5"/>
      <text:p text:style-name="P1">[1m <text:s text:c="2"/>--&gt; TIME: 2025-05-11 16:36:21 -- STEP: 149/630 -- GLOBAL_STEP: 874000[0m</text:p>
      <text:p text:style-name="P3"><text:s text:c="5"/><text:span text:style-name="T1">| &gt; loss_disc: 2.583801031112671 <text:s/>(2.617072863866819)</text:span></text:p>
      <text:p text:style-name="P3"><text:s text:c="5"/><text:span text:style-name="T1">| &gt; loss_disc_real_0: 0.1814040243625641 <text:s/>(0.17728627153090987)</text:span></text:p>
      <text:p text:style-name="P3"><text:s text:c="5"/><text:span text:style-name="T1">| &gt; loss_disc_real_1: 0.27226537466049194 <text:s/>(0.21536676925700782)</text:span></text:p>
      <text:p text:style-name="P3"><text:s text:c="5"/><text:span text:style-name="T1">| &gt; loss_disc_real_2: 0.22954627871513367 <text:s/>(0.22955570834995115)</text:span></text:p>
      <text:p text:style-name="P3"><text:s text:c="5"/><text:span text:style-name="T1">| &gt; loss_disc_real_3: 0.20673508942127228 <text:s/>(0.2314490709928858)</text:span></text:p>
      <text:p text:style-name="P3"><text:s text:c="5"/><text:span text:style-name="T1">| &gt; loss_disc_real_4: 0.2295403778553009 <text:s/>(0.24163437019658568)</text:span></text:p>
      <text:p text:style-name="P3"><text:s text:c="5"/><text:span text:style-name="T1">| &gt; loss_disc_real_5: 0.21233902871608734 <text:s/>(0.2302075837482542)</text:span></text:p>
      <text:p text:style-name="P3"><text:s text:c="5"/><text:span text:style-name="T1">| &gt; loss_0: 2.583801031112671 <text:s/>(2.617072863866819)</text:span></text:p>
      <text:p text:style-name="P3"><text:s text:c="5"/><text:span text:style-name="T1">| &gt; grad_norm_0: tensor(16.6104, device='cuda:0') <text:s/>(tensor(16.8706, device='cuda:0'))</text:span></text:p>
      <text:p text:style-name="P3"><text:s text:c="5"/><text:span text:style-name="T1">| &gt; loss_gen: 2.1083056926727295 <text:s/>(2.192974489807282)</text:span></text:p>
      <text:p text:style-name="P3"><text:soft-page-break/><text:s text:c="5"/><text:span text:style-name="T1">| &gt; loss_kl: 1.7599616050720215 <text:s/>(1.6350419665343008)</text:span></text:p>
      <text:p text:style-name="P3"><text:s text:c="5"/><text:span text:style-name="T1">| &gt; loss_feat: 6.994744777679443 <text:s/>(6.938214660490919)</text:span></text:p>
      <text:p text:style-name="P3"><text:s text:c="5"/><text:span text:style-name="T1">| &gt; loss_mel: 15.82298755645752 <text:s/>(15.561667941560682)</text:span></text:p>
      <text:p text:style-name="P3"><text:s text:c="5"/><text:span text:style-name="T1">| &gt; loss_duration: 1.427062749862671 <text:s/>(1.3771154408486896)</text:span></text:p>
      <text:p text:style-name="P3"><text:s text:c="5"/><text:span text:style-name="T1">| &gt; amp_scaler: 256.0 <text:s/>(256.0)</text:span></text:p>
      <text:p text:style-name="P3"><text:s text:c="5"/><text:span text:style-name="T1">| &gt; loss_1: 28.113061904907227 <text:s/>(27.70501454244524)</text:span></text:p>
      <text:p text:style-name="P3"><text:s text:c="5"/><text:span text:style-name="T1">| &gt; grad_norm_1: tensor(60.5457, device='cuda:0') <text:s/>(tensor(326.1002, device='cuda:0'))</text:span></text:p>
      <text:p text:style-name="P3"><text:s text:c="5"/><text:span text:style-name="T1">| &gt; current_lr_0: 0.00019887808821429862 </text:span></text:p>
      <text:p text:style-name="P3"><text:s text:c="5"/><text:span text:style-name="T1">| &gt; current_lr_1: 0.00019887808821429862 </text:span></text:p>
      <text:p text:style-name="P3"><text:s text:c="5"/><text:span text:style-name="T1">| &gt; step_time: 0.5757 <text:s/>(0.5423824691132411)</text:span></text:p>
      <text:p text:style-name="P3"><text:s text:c="5"/><text:span text:style-name="T1">| &gt; loader_time: 0.0066 <text:s/>(0.005610851633468726)</text:span></text:p>
      <text:p text:style-name="P5"/>
      <text:p text:style-name="P5"/>
      <text:p text:style-name="P3"><text:s/><text:span text:style-name="T1">&gt; CHECKPOINT : /kaggle/working/vits_4_nov-May-11-2025_10+42AM-0000000/checkpoint_874000.pth</text:span></text:p>
      <text:p text:style-name="P5"/>
      <text:p text:style-name="P1">[1m <text:s text:c="2"/>--&gt; TIME: 2025-05-11 16:37:25 -- STEP: 249/630 -- GLOBAL_STEP: 874100[0m</text:p>
      <text:p text:style-name="P3"><text:s text:c="5"/><text:span text:style-name="T1">| &gt; loss_disc: 2.6196908950805664 <text:s/>(2.6069190138315097)</text:span></text:p>
      <text:p text:style-name="P3"><text:s text:c="5"/><text:span text:style-name="T1">| &gt; loss_disc_real_0: 0.261174738407135 <text:s/>(0.17751920393791537)</text:span></text:p>
      <text:p text:style-name="P3"><text:s text:c="5"/><text:span text:style-name="T1">| &gt; loss_disc_real_1: 0.20441047847270966 <text:s/>(0.21518807083248614)</text:span></text:p>
      <text:p text:style-name="P3"><text:s text:c="5"/><text:span text:style-name="T1">| &gt; loss_disc_real_2: 0.22995571792125702 <text:s/>(0.2285360414460002)</text:span></text:p>
      <text:p text:style-name="P3"><text:s text:c="5"/><text:span text:style-name="T1">| &gt; loss_disc_real_3: 0.2888484001159668 <text:s/>(0.2313634352272294)</text:span></text:p>
      <text:p text:style-name="P3"><text:s text:c="5"/><text:span text:style-name="T1">| &gt; loss_disc_real_4: 0.232011616230011 <text:s/>(0.2420400008858447)</text:span></text:p>
      <text:p text:style-name="P3"><text:s text:c="5"/><text:span text:style-name="T1">| &gt; loss_disc_real_5: 0.235397607088089 <text:s/>(0.22866604043297978)</text:span></text:p>
      <text:p text:style-name="P3"><text:s text:c="5"/><text:span text:style-name="T1">| &gt; loss_0: 2.6196908950805664 <text:s/>(2.6069190138315097)</text:span></text:p>
      <text:p text:style-name="P3"><text:s text:c="5"/><text:span text:style-name="T1">| &gt; grad_norm_0: tensor(62.0486, device='cuda:0') <text:s/>(tensor(20.2855, device='cuda:0'))</text:span></text:p>
      <text:p text:style-name="P3"><text:s text:c="5"/><text:span text:style-name="T1">| &gt; loss_gen: 2.2378897666931152 <text:s/>(2.2093900461273495)</text:span></text:p>
      <text:p text:style-name="P3"><text:s text:c="5"/><text:span text:style-name="T1">| &gt; loss_kl: 1.629726529121399 <text:s/>(1.6311066208115543)</text:span></text:p>
      <text:p text:style-name="P3"><text:s text:c="5"/><text:span text:style-name="T1">| &gt; loss_feat: 7.55121374130249 <text:s/>(6.922334278443731)</text:span></text:p>
      <text:p text:style-name="P3"><text:s text:c="5"/><text:span text:style-name="T1">| &gt; loss_mel: 16.306184768676758 <text:s/>(15.590654407639102)</text:span></text:p>
      <text:p text:style-name="P3"><text:s text:c="5"/><text:span text:style-name="T1">| &gt; loss_duration: 1.4212942123413086 <text:s/>(1.3850081579752236)</text:span></text:p>
      <text:p text:style-name="P3"><text:s text:c="5"/><text:span text:style-name="T1">| &gt; amp_scaler: 256.0 <text:s/>(256.0)</text:span></text:p>
      <text:p text:style-name="P3"><text:s text:c="5"/><text:span text:style-name="T1">| &gt; loss_1: 29.14630889892578 <text:s/>(27.738493494240636)</text:span></text:p>
      <text:p text:style-name="P3"><text:s text:c="5"/><text:span text:style-name="T1">| &gt; grad_norm_1: tensor(827.1841, device='cuda:0') <text:s/>(tensor(336.9332, device='cuda:0'))</text:span></text:p>
      <text:p text:style-name="P3"><text:s text:c="5"/><text:span text:style-name="T1">| &gt; current_lr_0: 0.00019887808821429862 </text:span></text:p>
      <text:p text:style-name="P3"><text:s text:c="5"/><text:span text:style-name="T1">| &gt; current_lr_1: 0.00019887808821429862 </text:span></text:p>
      <text:p text:style-name="P3"><text:s text:c="5"/><text:span text:style-name="T1">| &gt; step_time: 0.6121 <text:s/>(0.5672895448753635)</text:span></text:p>
      <text:p text:style-name="P3"><text:s text:c="5"/><text:span text:style-name="T1">| &gt; loader_time: 0.0074 <text:s/>(0.006162069887521274)</text:span></text:p>
      <text:p text:style-name="P5"/>
      <text:p text:style-name="P5"/>
      <text:p text:style-name="P1">[1m <text:s text:c="2"/>--&gt; TIME: 2025-05-11 16:38:32 -- STEP: 349/630 -- GLOBAL_STEP: 874200[0m</text:p>
      <text:p text:style-name="P3"><text:s text:c="5"/><text:span text:style-name="T1">| &gt; loss_disc: 2.5564498901367188 <text:s/>(2.608057737350463)</text:span></text:p>
      <text:p text:style-name="P3"><text:s text:c="5"/><text:span text:style-name="T1">| &gt; loss_disc_real_0: 0.12745755910873413 <text:s/>(0.17807924225499425)</text:span></text:p>
      <text:p text:style-name="P3"><text:s text:c="5"/><text:span text:style-name="T1">| &gt; loss_disc_real_1: 0.15942484140396118 <text:s/>(0.21381252171487727)</text:span></text:p>
      <text:p text:style-name="P3"><text:s text:c="5"/><text:span text:style-name="T1">| &gt; loss_disc_real_2: 0.234629288315773 <text:s/>(0.2285442450497417)</text:span></text:p>
      <text:p text:style-name="P3"><text:s text:c="5"/><text:span text:style-name="T1">| &gt; loss_disc_real_3: 0.23195591568946838 <text:s/>(0.23198388926791594)</text:span></text:p>
      <text:p text:style-name="P3"><text:s text:c="5"/><text:span text:style-name="T1">| &gt; loss_disc_real_4: 0.2060268372297287 <text:s/>(0.24160462301918292)</text:span></text:p>
      <text:p text:style-name="P3"><text:s text:c="5"/><text:span text:style-name="T1">| &gt; loss_disc_real_5: 0.2289274036884308 <text:s/>(0.22862278322094148)</text:span></text:p>
      <text:p text:style-name="P3"><text:s text:c="5"/><text:span text:style-name="T1">| &gt; loss_0: 2.5564498901367188 <text:s/>(2.608057737350463)</text:span></text:p>
      <text:p text:style-name="P3"><text:s text:c="5"/><text:span text:style-name="T1">| &gt; grad_norm_0: tensor(27.9043, device='cuda:0') <text:s/>(tensor(20.3692, device='cuda:0'))</text:span></text:p>
      <text:p text:style-name="P3"><text:s text:c="5"/><text:span text:style-name="T1">| &gt; loss_gen: 2.375372886657715 <text:s/>(2.1974758049820085)</text:span></text:p>
      <text:p text:style-name="P3"><text:s text:c="5"/><text:span text:style-name="T1">| &gt; loss_kl: 1.548846960067749 <text:s/>(1.622702014138842)</text:span></text:p>
      <text:p text:style-name="P3"><text:s text:c="5"/><text:span text:style-name="T1">| &gt; loss_feat: 7.509734630584717 <text:s/>(6.829013624983736)</text:span></text:p>
      <text:p text:style-name="P3"><text:s text:c="5"/><text:span text:style-name="T1">| &gt; loss_mel: 15.617600440979004 <text:s/>(15.581017742867456)</text:span></text:p>
      <text:p text:style-name="P3"><text:s text:c="5"/><text:span text:style-name="T1">| &gt; loss_duration: 1.4309158325195312 <text:s/>(1.407378447089974)</text:span></text:p>
      <text:p text:style-name="P3"><text:s text:c="5"/><text:span text:style-name="T1">| &gt; amp_scaler: 256.0 <text:s/>(256.0)</text:span></text:p>
      <text:p text:style-name="P3"><text:s text:c="5"/><text:span text:style-name="T1">| &gt; loss_1: 28.482471466064453 <text:s/>(27.637587577360758)</text:span></text:p>
      <text:p text:style-name="P3"><text:s text:c="5"/><text:span text:style-name="T1">| &gt; grad_norm_1: tensor(344.6004, device='cuda:0') <text:s/>(tensor(310.0044, device='cuda:0'))</text:span></text:p>
      <text:p text:style-name="P3"><text:s text:c="5"/><text:span text:style-name="T1">| &gt; current_lr_0: 0.00019887808821429862 </text:span></text:p>
      <text:p text:style-name="P3"><text:soft-page-break/><text:s text:c="5"/><text:span text:style-name="T1">| &gt; current_lr_1: 0.00019887808821429862 </text:span></text:p>
      <text:p text:style-name="P3"><text:s text:c="5"/><text:span text:style-name="T1">| &gt; step_time: 0.6778 <text:s/>(0.5929332906673834)</text:span></text:p>
      <text:p text:style-name="P3"><text:s text:c="5"/><text:span text:style-name="T1">| &gt; loader_time: 0.0097 <text:s/>(0.0067124933772920534)</text:span></text:p>
      <text:p text:style-name="P5"/>
      <text:p text:style-name="P5"/>
      <text:p text:style-name="P1">[1m <text:s text:c="2"/>--&gt; TIME: 2025-05-11 16:39:44 -- STEP: 449/630 -- GLOBAL_STEP: 874300[0m</text:p>
      <text:p text:style-name="P3"><text:s text:c="5"/><text:span text:style-name="T1">| &gt; loss_disc: 2.7178659439086914 <text:s/>(2.610174040486393)</text:span></text:p>
      <text:p text:style-name="P3"><text:s text:c="5"/><text:span text:style-name="T1">| &gt; loss_disc_real_0: 0.3039189279079437 <text:s/>(0.17890551599169885)</text:span></text:p>
      <text:p text:style-name="P3"><text:s text:c="5"/><text:span text:style-name="T1">| &gt; loss_disc_real_1: 0.22534558176994324 <text:s/>(0.21421284538865887)</text:span></text:p>
      <text:p text:style-name="P3"><text:s text:c="5"/><text:span text:style-name="T1">| &gt; loss_disc_real_2: 0.20026510953903198 <text:s/>(0.22890990590863344)</text:span></text:p>
      <text:p text:style-name="P3"><text:s text:c="5"/><text:span text:style-name="T1">| &gt; loss_disc_real_3: 0.2392774373292923 <text:s/>(0.2313768651278353)</text:span></text:p>
      <text:p text:style-name="P3"><text:s text:c="5"/><text:span text:style-name="T1">| &gt; loss_disc_real_4: 0.2507839798927307 <text:s/>(0.24087122159041383)</text:span></text:p>
      <text:p text:style-name="P3"><text:s text:c="5"/><text:span text:style-name="T1">| &gt; loss_disc_real_5: 0.31222936511039734 <text:s/>(0.22873588097188413)</text:span></text:p>
      <text:p text:style-name="P3"><text:s text:c="5"/><text:span text:style-name="T1">| &gt; loss_0: 2.7178659439086914 <text:s/>(2.610174040486393)</text:span></text:p>
      <text:p text:style-name="P3"><text:s text:c="5"/><text:span text:style-name="T1">| &gt; grad_norm_0: tensor(59.0914, device='cuda:0') <text:s/>(tensor(20.9342, device='cuda:0'))</text:span></text:p>
      <text:p text:style-name="P3"><text:s text:c="5"/><text:span text:style-name="T1">| &gt; loss_gen: 2.258405923843384 <text:s/>(2.1968104656130274)</text:span></text:p>
      <text:p text:style-name="P3"><text:s text:c="5"/><text:span text:style-name="T1">| &gt; loss_kl: 1.3430674076080322 <text:s/>(1.6247767488781222)</text:span></text:p>
      <text:p text:style-name="P3"><text:s text:c="5"/><text:span text:style-name="T1">| &gt; loss_feat: 6.570581912994385 <text:s/>(6.817782010161266)</text:span></text:p>
      <text:p text:style-name="P3"><text:s text:c="5"/><text:span text:style-name="T1">| &gt; loss_mel: 15.058135032653809 <text:s/>(15.593671170003164)</text:span></text:p>
      <text:p text:style-name="P3"><text:s text:c="5"/><text:span text:style-name="T1">| &gt; loss_duration: 1.4483150243759155 <text:s/>(1.408917294578722)</text:span></text:p>
      <text:p text:style-name="P3"><text:s text:c="5"/><text:span text:style-name="T1">| &gt; amp_scaler: 256.0 <text:s/>(256.0)</text:span></text:p>
      <text:p text:style-name="P3"><text:s text:c="5"/><text:span text:style-name="T1">| &gt; loss_1: 26.678504943847656 <text:s/>(27.641957663215358)</text:span></text:p>
      <text:p text:style-name="P3"><text:s text:c="5"/><text:span text:style-name="T1">| &gt; grad_norm_1: tensor(563.9266, device='cuda:0') <text:s/>(tensor(301.1531, device='cuda:0'))</text:span></text:p>
      <text:p text:style-name="P3"><text:s text:c="5"/><text:span text:style-name="T1">| &gt; current_lr_0: 0.00019887808821429862 </text:span></text:p>
      <text:p text:style-name="P3"><text:s text:c="5"/><text:span text:style-name="T1">| &gt; current_lr_1: 0.00019887808821429862 </text:span></text:p>
      <text:p text:style-name="P3"><text:s text:c="5"/><text:span text:style-name="T1">| &gt; step_time: 0.708 <text:s/>(0.6160815574544043)</text:span></text:p>
      <text:p text:style-name="P3"><text:s text:c="5"/><text:span text:style-name="T1">| &gt; loader_time: 0.0088 <text:s/>(0.0072769630194241324)</text:span></text:p>
      <text:p text:style-name="P5"/>
      <text:p text:style-name="P5"/>
      <text:p text:style-name="P1">[1m <text:s text:c="2"/>--&gt; TIME: 2025-05-11 16:41:01 -- STEP: 549/630 -- GLOBAL_STEP: 874400[0m</text:p>
      <text:p text:style-name="P3"><text:s text:c="5"/><text:span text:style-name="T1">| &gt; loss_disc: 2.4913103580474854 <text:s/>(2.616365021043788)</text:span></text:p>
      <text:p text:style-name="P3"><text:s text:c="5"/><text:span text:style-name="T1">| &gt; loss_disc_real_0: 0.1405279040336609 <text:s/>(0.1802336007885919)</text:span></text:p>
      <text:p text:style-name="P3"><text:s text:c="5"/><text:span text:style-name="T1">| &gt; loss_disc_real_1: 0.18859082460403442 <text:s/>(0.21422258966716043)</text:span></text:p>
      <text:p text:style-name="P3"><text:s text:c="5"/><text:span text:style-name="T1">| &gt; loss_disc_real_2: 0.24262391030788422 <text:s/>(0.22949925132896518)</text:span></text:p>
      <text:p text:style-name="P3"><text:s text:c="5"/><text:span text:style-name="T1">| &gt; loss_disc_real_3: 0.24422764778137207 <text:s/>(0.23162313771920987)</text:span></text:p>
      <text:p text:style-name="P3"><text:s text:c="5"/><text:span text:style-name="T1">| &gt; loss_disc_real_4: 0.21206949651241302 <text:s/>(0.2410330516447352)</text:span></text:p>
      <text:p text:style-name="P3"><text:s text:c="5"/><text:span text:style-name="T1">| &gt; loss_disc_real_5: 0.20079754292964935 <text:s/>(0.22911056758113246)</text:span></text:p>
      <text:p text:style-name="P3"><text:s text:c="5"/><text:span text:style-name="T1">| &gt; loss_0: 2.4913103580474854 <text:s/>(2.616365021043788)</text:span></text:p>
      <text:p text:style-name="P3"><text:s text:c="5"/><text:span text:style-name="T1">| &gt; grad_norm_0: tensor(11.8917, device='cuda:0') <text:s/>(tensor(20.9447, device='cuda:0'))</text:span></text:p>
      <text:p text:style-name="P3"><text:s text:c="5"/><text:span text:style-name="T1">| &gt; loss_gen: 2.2351903915405273 <text:s/>(2.186869863386797)</text:span></text:p>
      <text:p text:style-name="P3"><text:s text:c="5"/><text:span text:style-name="T1">| &gt; loss_kl: 1.5230680704116821 <text:s/>(1.625969188026609)</text:span></text:p>
      <text:p text:style-name="P3"><text:s text:c="5"/><text:span text:style-name="T1">| &gt; loss_feat: 6.494960308074951 <text:s/>(6.759303497703566)</text:span></text:p>
      <text:p text:style-name="P3"><text:s text:c="5"/><text:span text:style-name="T1">| &gt; loss_mel: 15.489873886108398 <text:s/>(15.583735620606358)</text:span></text:p>
      <text:p text:style-name="P3"><text:s text:c="5"/><text:span text:style-name="T1">| &gt; loss_duration: 1.4755823612213135 <text:s/>(1.4194343565591698)</text:span></text:p>
      <text:p text:style-name="P3"><text:s text:c="5"/><text:span text:style-name="T1">| &gt; amp_scaler: 256.0 <text:s/>(256.0)</text:span></text:p>
      <text:p text:style-name="P3"><text:s text:c="5"/><text:span text:style-name="T1">| &gt; loss_1: 27.218673706054688 <text:s/>(27.575312515425562)</text:span></text:p>
      <text:p text:style-name="P3"><text:s text:c="5"/><text:span text:style-name="T1">| &gt; grad_norm_1: tensor(107.1875, device='cuda:0') <text:s/>(tensor(289.0017, device='cuda:0'))</text:span></text:p>
      <text:p text:style-name="P3"><text:s text:c="5"/><text:span text:style-name="T1">| &gt; current_lr_0: 0.00019887808821429862 </text:span></text:p>
      <text:p text:style-name="P3"><text:s text:c="5"/><text:span text:style-name="T1">| &gt; current_lr_1: 0.00019887808821429862 </text:span></text:p>
      <text:p text:style-name="P3"><text:s text:c="5"/><text:span text:style-name="T1">| &gt; step_time: 0.8526 <text:s/>(0.642997924530224)</text:span></text:p>
      <text:p text:style-name="P3"><text:s text:c="5"/><text:span text:style-name="T1">| &gt; loader_time: 0.0128 <text:s/>(0.007814163718718648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5185306072235107 [0m(+0.00014666716257731062)</text:span></text:p>
      <text:p text:style-name="P3"><text:s text:c="5"/><text:span text:style-name="T1">| &gt; avg_loss_disc:[92m 2.5461376905441284 [0m(-0.16952828566233302)</text:span></text:p>
      <text:p text:style-name="P3"><text:s text:c="5"/><text:span text:style-name="T1">| &gt; avg_loss_disc_real_0:[92m 0.11362920639415582 [0m(-0.11422899179160596)</text:span></text:p>
      <text:p text:style-name="P3"><text:soft-page-break/><text:s text:c="5"/><text:span text:style-name="T1">| &gt; avg_loss_disc_real_1:[92m 0.15070894236365953 [0m(-0.06783515463272732)</text:span></text:p>
      <text:p text:style-name="P3"><text:s text:c="5"/><text:span text:style-name="T1">| &gt; avg_loss_disc_real_2:[92m 0.19159931441148123 [0m(-0.031117738535006823)</text:span></text:p>
      <text:p text:style-name="P3"><text:s text:c="5"/><text:span text:style-name="T1">| &gt; avg_loss_disc_real_3:[92m 0.20911852767070135 [0m(-0.03767533103624979)</text:span></text:p>
      <text:p text:style-name="P3"><text:s text:c="5"/><text:span text:style-name="T1">| &gt; avg_loss_disc_real_4:[91m 0.25571513548493385 [0m(+0.015655079235633224)</text:span></text:p>
      <text:p text:style-name="P3"><text:s text:c="5"/><text:span text:style-name="T1">| &gt; avg_loss_disc_real_5:[92m 0.22057085235913595 [0m(-0.027217010656992585)</text:span></text:p>
      <text:p text:style-name="P3"><text:s text:c="5"/><text:span text:style-name="T1">| &gt; avg_loss_0:[92m 2.5461376905441284 [0m(-0.16952828566233302)</text:span></text:p>
      <text:p text:style-name="P3"><text:s text:c="5"/><text:span text:style-name="T1">| &gt; avg_loss_gen:[92m 1.9231711129347484 [0m(-0.1134935518105824)</text:span></text:p>
      <text:p text:style-name="P3"><text:s text:c="5"/><text:span text:style-name="T1">| &gt; avg_loss_kl:[91m 1.715612570444743 [0m(+0.04070151845614123)</text:span></text:p>
      <text:p text:style-name="P3"><text:s text:c="5"/><text:span text:style-name="T1">| &gt; avg_loss_feat:[91m 6.72436261177063 [0m(+0.5493290026982622)</text:span></text:p>
      <text:p text:style-name="P3"><text:s text:c="5"/><text:span text:style-name="T1">| &gt; avg_loss_mel:[91m 15.892879406611124 [0m(+0.23172378540039062)</text:span></text:p>
      <text:p text:style-name="P3"><text:s text:c="5"/><text:span text:style-name="T1">| &gt; avg_loss_duration:[91m 1.536765565474828 [0m(+0.02413816253344203)</text:span></text:p>
      <text:p text:style-name="P3"><text:s text:c="5"/><text:span text:style-name="T1">| &gt; avg_loss_1:[91m 27.79279104868571 [0m(+0.732398509979248)</text:span></text:p>
      <text:p text:style-name="P5"/>
      <text:p text:style-name="P5"/>
      <text:p text:style-name="P1">[4m[1m &gt; EPOCH: 46/50[0m</text:p>
      <text:p text:style-name="P3"><text:s/><text:span text:style-name="T1">--&gt; /kaggle/working/vits_4_nov-May-11-2025_10+42AM-0000000</text:span></text:p>
      <text:p text:style-name="P5"/>
      <text:p text:style-name="P1">[1m &gt; TRAINING (2025-05-11 16:42:33) [0m</text:p>
      <text:p text:style-name="P5"/>
      <text:p text:style-name="P1">[1m <text:s text:c="2"/>--&gt; TIME: 2025-05-11 16:42:44 -- STEP: 19/630 -- GLOBAL_STEP: 874500[0m</text:p>
      <text:p text:style-name="P3"><text:s text:c="5"/><text:span text:style-name="T1">| &gt; loss_disc: 2.6790146827697754 <text:s/>(2.6070424255571867)</text:span></text:p>
      <text:p text:style-name="P3"><text:s text:c="5"/><text:span text:style-name="T1">| &gt; loss_disc_real_0: 0.16685816645622253 <text:s/>(0.18086011158792595)</text:span></text:p>
      <text:p text:style-name="P3"><text:s text:c="5"/><text:span text:style-name="T1">| &gt; loss_disc_real_1: 0.23668840527534485 <text:s/>(0.2186612855446966)</text:span></text:p>
      <text:p text:style-name="P3"><text:s text:c="5"/><text:span text:style-name="T1">| &gt; loss_disc_real_2: 0.24226735532283783 <text:s/>(0.24109270306009994)</text:span></text:p>
      <text:p text:style-name="P3"><text:s text:c="5"/><text:span text:style-name="T1">| &gt; loss_disc_real_3: 0.22756384313106537 <text:s/>(0.22543898224830627)</text:span></text:p>
      <text:p text:style-name="P3"><text:s text:c="5"/><text:span text:style-name="T1">| &gt; loss_disc_real_4: 0.23805861175060272 <text:s/>(0.2281206250190735)</text:span></text:p>
      <text:p text:style-name="P3"><text:s text:c="5"/><text:span text:style-name="T1">| &gt; loss_disc_real_5: 0.17837078869342804 <text:s/>(0.22225856388870038)</text:span></text:p>
      <text:p text:style-name="P3"><text:s text:c="5"/><text:span text:style-name="T1">| &gt; loss_0: 2.6790146827697754 <text:s/>(2.6070424255571867)</text:span></text:p>
      <text:p text:style-name="P3"><text:s text:c="5"/><text:span text:style-name="T1">| &gt; grad_norm_0: tensor(13.6926, device='cuda:0') <text:s/>(tensor(20.9473, device='cuda:0'))</text:span></text:p>
      <text:p text:style-name="P3"><text:s text:c="5"/><text:span text:style-name="T1">| &gt; loss_gen: 2.148693084716797 <text:s/>(2.2010029993559184)</text:span></text:p>
      <text:p text:style-name="P3"><text:s text:c="5"/><text:span text:style-name="T1">| &gt; loss_kl: 1.4271175861358643 <text:s/>(1.5707773848583824)</text:span></text:p>
      <text:p text:style-name="P3"><text:s text:c="5"/><text:span text:style-name="T1">| &gt; loss_feat: 7.983194351196289 <text:s/>(6.970898929395173)</text:span></text:p>
      <text:p text:style-name="P3"><text:s text:c="5"/><text:span text:style-name="T1">| &gt; loss_mel: 15.985311508178711 <text:s/>(15.583203918055483)</text:span></text:p>
      <text:p text:style-name="P3"><text:s text:c="5"/><text:span text:style-name="T1">| &gt; loss_duration: 1.4183224439620972 <text:s/>(1.4380944716302972)</text:span></text:p>
      <text:p text:style-name="P3"><text:s text:c="5"/><text:span text:style-name="T1">| &gt; amp_scaler: 256.0 <text:s/>(256.0)</text:span></text:p>
      <text:p text:style-name="P3"><text:s text:c="5"/><text:span text:style-name="T1">| &gt; loss_1: 28.962636947631836 <text:s/>(27.763977653101872)</text:span></text:p>
      <text:p text:style-name="P3"><text:s text:c="5"/><text:span text:style-name="T1">| &gt; grad_norm_1: tensor(131.1550, device='cuda:0') <text:s/>(tensor(295.0252, device='cuda:0'))</text:span></text:p>
      <text:p text:style-name="P3"><text:s text:c="5"/><text:span text:style-name="T1">| &gt; current_lr_0: 0.00019885322845327182 </text:span></text:p>
      <text:p text:style-name="P3"><text:s text:c="5"/><text:span text:style-name="T1">| &gt; current_lr_1: 0.00019885322845327182 </text:span></text:p>
      <text:p text:style-name="P3"><text:s text:c="5"/><text:span text:style-name="T1">| &gt; step_time: 0.5179 <text:s/>(0.5190129782024183)</text:span></text:p>
      <text:p text:style-name="P3"><text:s text:c="5"/><text:span text:style-name="T1">| &gt; loader_time: 0.0061 <text:s/>(0.004761457443237305)</text:span></text:p>
      <text:p text:style-name="P5"/>
      <text:p text:style-name="P5"/>
      <text:p text:style-name="P3"><text:s/><text:span text:style-name="T1">&gt; CHECKPOINT : /kaggle/working/vits_4_nov-May-11-2025_10+42AM-0000000/checkpoint_874500.pth</text:span></text:p>
      <text:p text:style-name="P5"/>
      <text:p text:style-name="P1">[1m <text:s text:c="2"/>--&gt; TIME: 2025-05-11 16:43:42 -- STEP: 119/630 -- GLOBAL_STEP: 874600[0m</text:p>
      <text:p text:style-name="P3"><text:s text:c="5"/><text:span text:style-name="T1">| &gt; loss_disc: 2.5492372512817383 <text:s/>(2.6066133635384707)</text:span></text:p>
      <text:p text:style-name="P3"><text:s text:c="5"/><text:span text:style-name="T1">| &gt; loss_disc_real_0: 0.09376459568738937 <text:s/>(0.17429631579072535)</text:span></text:p>
      <text:p text:style-name="P3"><text:s text:c="5"/><text:span text:style-name="T1">| &gt; loss_disc_real_1: 0.182957261800766 <text:s/>(0.21771864455287196)</text:span></text:p>
      <text:p text:style-name="P3"><text:s text:c="5"/><text:span text:style-name="T1">| &gt; loss_disc_real_2: 0.18894356489181519 <text:s/>(0.23209152577304037)</text:span></text:p>
      <text:p text:style-name="P3"><text:s text:c="5"/><text:span text:style-name="T1">| &gt; loss_disc_real_3: 0.21577249467372894 <text:s/>(0.22880630696020207)</text:span></text:p>
      <text:p text:style-name="P3"><text:s text:c="5"/><text:span text:style-name="T1">| &gt; loss_disc_real_4: 0.24247626960277557 <text:s/>(0.23935271211031103)</text:span></text:p>
      <text:p text:style-name="P3"><text:s text:c="5"/><text:span text:style-name="T1">| &gt; loss_disc_real_5: 0.18380095064640045 <text:s/>(0.22886095152181737)</text:span></text:p>
      <text:p text:style-name="P3"><text:s text:c="5"/><text:span text:style-name="T1">| &gt; loss_0: 2.5492372512817383 <text:s/>(2.6066133635384707)</text:span></text:p>
      <text:p text:style-name="P3"><text:s text:c="5"/><text:span text:style-name="T1">| &gt; grad_norm_0: tensor(13.2812, device='cuda:0') <text:s/>(tensor(20.5752, device='cuda:0'))</text:span></text:p>
      <text:p text:style-name="P3"><text:s text:c="5"/><text:span text:style-name="T1">| &gt; loss_gen: 2.1423115730285645 <text:s/>(2.2004127812986614)</text:span></text:p>
      <text:p text:style-name="P3"><text:s text:c="5"/><text:span text:style-name="T1">| &gt; loss_kl: 1.6916589736938477 <text:s/>(1.5988167614496054)</text:span></text:p>
      <text:p text:style-name="P3"><text:soft-page-break/><text:s text:c="5"/><text:span text:style-name="T1">| &gt; loss_feat: 6.642714500427246 <text:s/>(6.962201907855121)</text:span></text:p>
      <text:p text:style-name="P3"><text:s text:c="5"/><text:span text:style-name="T1">| &gt; loss_mel: 14.845540046691895 <text:s/>(15.62789395276238)</text:span></text:p>
      <text:p text:style-name="P3"><text:s text:c="5"/><text:span text:style-name="T1">| &gt; loss_duration: 1.5126075744628906 <text:s/>(1.4076592371243388)</text:span></text:p>
      <text:p text:style-name="P3"><text:s text:c="5"/><text:span text:style-name="T1">| &gt; amp_scaler: 256.0 <text:s/>(256.0)</text:span></text:p>
      <text:p text:style-name="P3"><text:s text:c="5"/><text:span text:style-name="T1">| &gt; loss_1: 26.83483123779297 <text:s/>(27.79698455233534)</text:span></text:p>
      <text:p text:style-name="P3"><text:s text:c="5"/><text:span text:style-name="T1">| &gt; grad_norm_1: tensor(256.6497, device='cuda:0') <text:s/>(tensor(278.4365, device='cuda:0'))</text:span></text:p>
      <text:p text:style-name="P3"><text:s text:c="5"/><text:span text:style-name="T1">| &gt; current_lr_0: 0.00019885322845327182 </text:span></text:p>
      <text:p text:style-name="P3"><text:s text:c="5"/><text:span text:style-name="T1">| &gt; current_lr_1: 0.00019885322845327182 </text:span></text:p>
      <text:p text:style-name="P3"><text:s text:c="5"/><text:span text:style-name="T1">| &gt; step_time: 0.5471 <text:s/>(0.5370646564900378)</text:span></text:p>
      <text:p text:style-name="P3"><text:s text:c="5"/><text:span text:style-name="T1">| &gt; loader_time: 0.0057 <text:s/>(0.005495011305608671)</text:span></text:p>
      <text:p text:style-name="P5"/>
      <text:p text:style-name="P5"/>
      <text:p text:style-name="P1">[1m <text:s text:c="2"/>--&gt; TIME: 2025-05-11 16:44:42 -- STEP: 219/630 -- GLOBAL_STEP: 874700[0m</text:p>
      <text:p text:style-name="P3"><text:s text:c="5"/><text:span text:style-name="T1">| &gt; loss_disc: 2.615701913833618 <text:s/>(2.6034637128925757)</text:span></text:p>
      <text:p text:style-name="P3"><text:s text:c="5"/><text:span text:style-name="T1">| &gt; loss_disc_real_0: 0.1454026997089386 <text:s/>(0.17337326111790796)</text:span></text:p>
      <text:p text:style-name="P3"><text:s text:c="5"/><text:span text:style-name="T1">| &gt; loss_disc_real_1: 0.2252667099237442 <text:s/>(0.21757533214135802)</text:span></text:p>
      <text:p text:style-name="P3"><text:s text:c="5"/><text:span text:style-name="T1">| &gt; loss_disc_real_2: 0.1980896294116974 <text:s/>(0.2310328967358968)</text:span></text:p>
      <text:p text:style-name="P3"><text:s text:c="5"/><text:span text:style-name="T1">| &gt; loss_disc_real_3: 0.24613451957702637 <text:s/>(0.22922303354086943)</text:span></text:p>
      <text:p text:style-name="P3"><text:s text:c="5"/><text:span text:style-name="T1">| &gt; loss_disc_real_4: 0.22950582206249237 <text:s/>(0.24042557186732008)</text:span></text:p>
      <text:p text:style-name="P3"><text:s text:c="5"/><text:span text:style-name="T1">| &gt; loss_disc_real_5: 0.2178104966878891 <text:s/>(0.22966125600686357)</text:span></text:p>
      <text:p text:style-name="P3"><text:s text:c="5"/><text:span text:style-name="T1">| &gt; loss_0: 2.615701913833618 <text:s/>(2.6034637128925757)</text:span></text:p>
      <text:p text:style-name="P3"><text:s text:c="5"/><text:span text:style-name="T1">| &gt; grad_norm_0: tensor(10.3558, device='cuda:0') <text:s/>(tensor(20.3319, device='cuda:0'))</text:span></text:p>
      <text:p text:style-name="P3"><text:s text:c="5"/><text:span text:style-name="T1">| &gt; loss_gen: 2.1489624977111816 <text:s/>(2.1990048591404756)</text:span></text:p>
      <text:p text:style-name="P3"><text:s text:c="5"/><text:span text:style-name="T1">| &gt; loss_kl: 1.4673131704330444 <text:s/>(1.6114365591850455)</text:span></text:p>
      <text:p text:style-name="P3"><text:s text:c="5"/><text:span text:style-name="T1">| &gt; loss_feat: 5.659909725189209 <text:s/>(6.915303563418454)</text:span></text:p>
      <text:p text:style-name="P3"><text:s text:c="5"/><text:span text:style-name="T1">| &gt; loss_mel: 15.139416694641113 <text:s/>(15.602789769978283)</text:span></text:p>
      <text:p text:style-name="P3"><text:s text:c="5"/><text:span text:style-name="T1">| &gt; loss_duration: 1.4816269874572754 <text:s/>(1.3724709357300853)</text:span></text:p>
      <text:p text:style-name="P3"><text:s text:c="5"/><text:span text:style-name="T1">| &gt; amp_scaler: 256.0 <text:s/>(256.0)</text:span></text:p>
      <text:p text:style-name="P3"><text:s text:c="5"/><text:span text:style-name="T1">| &gt; loss_1: 25.897228240966797 <text:s/>(27.701005648260242)</text:span></text:p>
      <text:p text:style-name="P3"><text:s text:c="5"/><text:span text:style-name="T1">| &gt; grad_norm_1: tensor(190.2193, device='cuda:0') <text:s/>(tensor(281.9439, device='cuda:0'))</text:span></text:p>
      <text:p text:style-name="P3"><text:s text:c="5"/><text:span text:style-name="T1">| &gt; current_lr_0: 0.00019885322845327182 </text:span></text:p>
      <text:p text:style-name="P3"><text:s text:c="5"/><text:span text:style-name="T1">| &gt; current_lr_1: 0.00019885322845327182 </text:span></text:p>
      <text:p text:style-name="P3"><text:s text:c="5"/><text:span text:style-name="T1">| &gt; step_time: 0.6123 <text:s/>(0.5623080708664852)</text:span></text:p>
      <text:p text:style-name="P3"><text:s text:c="5"/><text:span text:style-name="T1">| &gt; loader_time: 0.0075 <text:s/>(0.006038683190193351)</text:span></text:p>
      <text:p text:style-name="P5"/>
      <text:p text:style-name="P5"/>
      <text:p text:style-name="P1">[1m <text:s text:c="2"/>--&gt; TIME: 2025-05-11 16:45:48 -- STEP: 319/630 -- GLOBAL_STEP: 874800[0m</text:p>
      <text:p text:style-name="P3"><text:s text:c="5"/><text:span text:style-name="T1">| &gt; loss_disc: 2.474170207977295 <text:s/>(2.596467762531531)</text:span></text:p>
      <text:p text:style-name="P3"><text:s text:c="5"/><text:span text:style-name="T1">| &gt; loss_disc_real_0: 0.08328649401664734 <text:s/>(0.17291400762607684)</text:span></text:p>
      <text:p text:style-name="P3"><text:s text:c="5"/><text:span text:style-name="T1">| &gt; loss_disc_real_1: 0.20958179235458374 <text:s/>(0.21561117699153753)</text:span></text:p>
      <text:p text:style-name="P3"><text:s text:c="5"/><text:span text:style-name="T1">| &gt; loss_disc_real_2: 0.23785409331321716 <text:s/>(0.2297282537509655)</text:span></text:p>
      <text:p text:style-name="P3"><text:s text:c="5"/><text:span text:style-name="T1">| &gt; loss_disc_real_3: 0.24431167542934418 <text:s/>(0.2290001263532519)</text:span></text:p>
      <text:p text:style-name="P3"><text:s text:c="5"/><text:span text:style-name="T1">| &gt; loss_disc_real_4: 0.2805123031139374 <text:s/>(0.24061439618421573)</text:span></text:p>
      <text:p text:style-name="P3"><text:s text:c="5"/><text:span text:style-name="T1">| &gt; loss_disc_real_5: 0.19951167702674866 <text:s/>(0.22878038112459512)</text:span></text:p>
      <text:p text:style-name="P3"><text:s text:c="5"/><text:span text:style-name="T1">| &gt; loss_0: 2.474170207977295 <text:s/>(2.596467762531531)</text:span></text:p>
      <text:p text:style-name="P3"><text:s text:c="5"/><text:span text:style-name="T1">| &gt; grad_norm_0: tensor(15.5009, device='cuda:0') <text:s/>(tensor(21.3124, device='cuda:0'))</text:span></text:p>
      <text:p text:style-name="P3"><text:s text:c="5"/><text:span text:style-name="T1">| &gt; loss_gen: 2.4657979011535645 <text:s/>(2.2045794340510376)</text:span></text:p>
      <text:p text:style-name="P3"><text:s text:c="5"/><text:span text:style-name="T1">| &gt; loss_kl: 1.5243873596191406 <text:s/>(1.6148596359270868)</text:span></text:p>
      <text:p text:style-name="P3"><text:s text:c="5"/><text:span text:style-name="T1">| &gt; loss_feat: 7.619678497314453 <text:s/>(6.908533988701512)</text:span></text:p>
      <text:p text:style-name="P3"><text:s text:c="5"/><text:span text:style-name="T1">| &gt; loss_mel: 15.27524471282959 <text:s/>(15.599650176714954)</text:span></text:p>
      <text:p text:style-name="P3"><text:s text:c="5"/><text:span text:style-name="T1">| &gt; loss_duration: 1.4929298162460327 <text:s/>(1.4010069448746119)</text:span></text:p>
      <text:p text:style-name="P3"><text:s text:c="5"/><text:span text:style-name="T1">| &gt; amp_scaler: 256.0 <text:s/>(256.0)</text:span></text:p>
      <text:p text:style-name="P3"><text:s text:c="5"/><text:span text:style-name="T1">| &gt; loss_1: 28.37803840637207 <text:s/>(27.72863013168861)</text:span></text:p>
      <text:p text:style-name="P3"><text:s text:c="5"/><text:span text:style-name="T1">| &gt; grad_norm_1: tensor(382.6487, device='cuda:0') <text:s/>(tensor(287.9344, device='cuda:0'))</text:span></text:p>
      <text:p text:style-name="P3"><text:s text:c="5"/><text:span text:style-name="T1">| &gt; current_lr_0: 0.00019885322845327182 </text:span></text:p>
      <text:p text:style-name="P3"><text:s text:c="5"/><text:span text:style-name="T1">| &gt; current_lr_1: 0.00019885322845327182 </text:span></text:p>
      <text:p text:style-name="P3"><text:s text:c="5"/><text:span text:style-name="T1">| &gt; step_time: 0.6939 <text:s/>(0.587592903723164)</text:span></text:p>
      <text:p text:style-name="P3"><text:s text:c="5"/><text:span text:style-name="T1">| &gt; loader_time: 0.009 <text:s/>(0.0065819245520803964)</text:span></text:p>
      <text:p text:style-name="P5"/>
      <text:p text:style-name="P5"><text:soft-page-break/></text:p>
      <text:p text:style-name="P1">[1m <text:s text:c="2"/>--&gt; TIME: 2025-05-11 16:47:02 -- STEP: 419/630 -- GLOBAL_STEP: 874900[0m</text:p>
      <text:p text:style-name="P3"><text:s text:c="5"/><text:span text:style-name="T1">| &gt; loss_disc: 2.621227502822876 <text:s/>(2.596094217391458)</text:span></text:p>
      <text:p text:style-name="P3"><text:s text:c="5"/><text:span text:style-name="T1">| &gt; loss_disc_real_0: 0.29542845487594604 <text:s/>(0.1735135222516224)</text:span></text:p>
      <text:p text:style-name="P3"><text:s text:c="5"/><text:span text:style-name="T1">| &gt; loss_disc_real_1: 0.25613683462142944 <text:s/>(0.2153472019123861)</text:span></text:p>
      <text:p text:style-name="P3"><text:s text:c="5"/><text:span text:style-name="T1">| &gt; loss_disc_real_2: 0.20069938898086548 <text:s/>(0.22956816855649106)</text:span></text:p>
      <text:p text:style-name="P3"><text:s text:c="5"/><text:span text:style-name="T1">| &gt; loss_disc_real_3: 0.23698070645332336 <text:s/>(0.22839860888398064)</text:span></text:p>
      <text:p text:style-name="P3"><text:s text:c="5"/><text:span text:style-name="T1">| &gt; loss_disc_real_4: 0.22335420548915863 <text:s/>(0.2399687917818602)</text:span></text:p>
      <text:p text:style-name="P3"><text:s text:c="5"/><text:span text:style-name="T1">| &gt; loss_disc_real_5: 0.21147890388965607 <text:s/>(0.22947191431015942)</text:span></text:p>
      <text:p text:style-name="P3"><text:s text:c="5"/><text:span text:style-name="T1">| &gt; loss_0: 2.621227502822876 <text:s/>(2.596094217391458)</text:span></text:p>
      <text:p text:style-name="P3"><text:s text:c="5"/><text:span text:style-name="T1">| &gt; grad_norm_0: tensor(30.7123, device='cuda:0') <text:s/>(tensor(20.9269, device='cuda:0'))</text:span></text:p>
      <text:p text:style-name="P3"><text:s text:c="5"/><text:span text:style-name="T1">| &gt; loss_gen: 2.404367446899414 <text:s/>(2.2031512712806416)</text:span></text:p>
      <text:p text:style-name="P3"><text:s text:c="5"/><text:span text:style-name="T1">| &gt; loss_kl: 1.3050546646118164 <text:s/>(1.6208786421004229)</text:span></text:p>
      <text:p text:style-name="P3"><text:s text:c="5"/><text:span text:style-name="T1">| &gt; loss_feat: 6.782668113708496 <text:s/>(6.882824737303013)</text:span></text:p>
      <text:p text:style-name="P3"><text:s text:c="5"/><text:span text:style-name="T1">| &gt; loss_mel: 15.146858215332031 <text:s/>(15.624873379818863)</text:span></text:p>
      <text:p text:style-name="P3"><text:s text:c="5"/><text:span text:style-name="T1">| &gt; loss_duration: 1.4876822233200073 <text:s/>(1.4037584191574977)</text:span></text:p>
      <text:p text:style-name="P3"><text:s text:c="5"/><text:span text:style-name="T1">| &gt; amp_scaler: 256.0 <text:s/>(256.0)</text:span></text:p>
      <text:p text:style-name="P3"><text:s text:c="5"/><text:span text:style-name="T1">| &gt; loss_1: 27.126630783081055 <text:s/>(27.735486419786987)</text:span></text:p>
      <text:p text:style-name="P3"><text:s text:c="5"/><text:span text:style-name="T1">| &gt; grad_norm_1: tensor(536.1772, device='cuda:0') <text:s/>(tensor(275.0417, device='cuda:0'))</text:span></text:p>
      <text:p text:style-name="P3"><text:s text:c="5"/><text:span text:style-name="T1">| &gt; current_lr_0: 0.00019885322845327182 </text:span></text:p>
      <text:p text:style-name="P3"><text:s text:c="5"/><text:span text:style-name="T1">| &gt; current_lr_1: 0.00019885322845327182 </text:span></text:p>
      <text:p text:style-name="P3"><text:s text:c="5"/><text:span text:style-name="T1">| &gt; step_time: 0.7471 <text:s/>(0.6195454130878315)</text:span></text:p>
      <text:p text:style-name="P3"><text:s text:c="5"/><text:span text:style-name="T1">| &gt; loader_time: 0.0089 <text:s/>(0.007158529786904271)</text:span></text:p>
      <text:p text:style-name="P5"/>
      <text:p text:style-name="P5"/>
      <text:p text:style-name="P1">[1m <text:s text:c="2"/>--&gt; TIME: 2025-05-11 16:48:22 -- STEP: 519/630 -- GLOBAL_STEP: 875000[0m</text:p>
      <text:p text:style-name="P3"><text:s text:c="5"/><text:span text:style-name="T1">| &gt; loss_disc: 2.6981430053710938 <text:s/>(2.5997144211234384)</text:span></text:p>
      <text:p text:style-name="P3"><text:s text:c="5"/><text:span text:style-name="T1">| &gt; loss_disc_real_0: 0.17131072282791138 <text:s/>(0.17374915235562813)</text:span></text:p>
      <text:p text:style-name="P3"><text:s text:c="5"/><text:span text:style-name="T1">| &gt; loss_disc_real_1: 0.22418634593486786 <text:s/>(0.2155297467761417)</text:span></text:p>
      <text:p text:style-name="P3"><text:s text:c="5"/><text:span text:style-name="T1">| &gt; loss_disc_real_2: 0.23917225003242493 <text:s/>(0.22958766663292698)</text:span></text:p>
      <text:p text:style-name="P3"><text:s text:c="5"/><text:span text:style-name="T1">| &gt; loss_disc_real_3: 0.2303248941898346 <text:s/>(0.2290171309874926)</text:span></text:p>
      <text:p text:style-name="P3"><text:s text:c="5"/><text:span text:style-name="T1">| &gt; loss_disc_real_4: 0.25823426246643066 <text:s/>(0.24025336864022162)</text:span></text:p>
      <text:p text:style-name="P3"><text:s text:c="5"/><text:span text:style-name="T1">| &gt; loss_disc_real_5: 0.2796989679336548 <text:s/>(0.2307190688933481)</text:span></text:p>
      <text:p text:style-name="P3"><text:s text:c="5"/><text:span text:style-name="T1">| &gt; loss_0: 2.6981430053710938 <text:s/>(2.5997144211234384)</text:span></text:p>
      <text:p text:style-name="P3"><text:s text:c="5"/><text:span text:style-name="T1">| &gt; grad_norm_0: tensor(9.3109, device='cuda:0') <text:s/>(tensor(20.4150, device='cuda:0'))</text:span></text:p>
      <text:p text:style-name="P3"><text:s text:c="5"/><text:span text:style-name="T1">| &gt; loss_gen: 2.115133047103882 <text:s/>(2.199400415769663)</text:span></text:p>
      <text:p text:style-name="P3"><text:s text:c="5"/><text:span text:style-name="T1">| &gt; loss_kl: 1.7492499351501465 <text:s/>(1.6179836198314306)</text:span></text:p>
      <text:p text:style-name="P3"><text:s text:c="5"/><text:span text:style-name="T1">| &gt; loss_feat: 6.190844535827637 <text:s/>(6.829249721041994)</text:span></text:p>
      <text:p text:style-name="P3"><text:s text:c="5"/><text:span text:style-name="T1">| &gt; loss_mel: 15.247376441955566 <text:s/>(15.594876370218678)</text:span></text:p>
      <text:p text:style-name="P3"><text:s text:c="5"/><text:span text:style-name="T1">| &gt; loss_duration: 1.4438813924789429 <text:s/>(1.4165277419062712)</text:span></text:p>
      <text:p text:style-name="P3"><text:s text:c="5"/><text:span text:style-name="T1">| &gt; amp_scaler: 256.0 <text:s/>(256.0)</text:span></text:p>
      <text:p text:style-name="P3"><text:s text:c="5"/><text:span text:style-name="T1">| &gt; loss_1: 26.74648666381836 <text:s/>(27.65803784717714)</text:span></text:p>
      <text:p text:style-name="P3"><text:s text:c="5"/><text:span text:style-name="T1">| &gt; grad_norm_1: tensor(112.7980, device='cuda:0') <text:s/>(tensor(262.4296, device='cuda:0'))</text:span></text:p>
      <text:p text:style-name="P3"><text:s text:c="5"/><text:span text:style-name="T1">| &gt; current_lr_0: 0.00019885322845327182 </text:span></text:p>
      <text:p text:style-name="P3"><text:s text:c="5"/><text:span text:style-name="T1">| &gt; current_lr_1: 0.00019885322845327182 </text:span></text:p>
      <text:p text:style-name="P3"><text:s text:c="5"/><text:span text:style-name="T1">| &gt; step_time: 0.8033 <text:s/>(0.6516436552036706)</text:span></text:p>
      <text:p text:style-name="P3"><text:s text:c="5"/><text:span text:style-name="T1">| &gt; loader_time: 0.0102 <text:s/>(0.007689488416462274)</text:span></text:p>
      <text:p text:style-name="P5"/>
      <text:p text:style-name="P5"/>
      <text:p text:style-name="P3"><text:s/><text:span text:style-name="T1">&gt; CHECKPOINT : /kaggle/working/vits_4_nov-May-11-2025_10+42AM-0000000/checkpoint_875000.pth</text:span></text:p>
      <text:p text:style-name="P5"/>
      <text:p text:style-name="P1">[1m <text:s text:c="2"/>--&gt; TIME: 2025-05-11 16:50:02 -- STEP: 619/630 -- GLOBAL_STEP: 875100[0m</text:p>
      <text:p text:style-name="P3"><text:s text:c="5"/><text:span text:style-name="T1">| &gt; loss_disc: 2.614713430404663 <text:s/>(2.6030210524267825)</text:span></text:p>
      <text:p text:style-name="P3"><text:s text:c="5"/><text:span text:style-name="T1">| &gt; loss_disc_real_0: 0.19456316530704498 <text:s/>(0.17424795955347328)</text:span></text:p>
      <text:p text:style-name="P3"><text:s text:c="5"/><text:span text:style-name="T1">| &gt; loss_disc_real_1: 0.22897306084632874 <text:s/>(0.21544889467790948)</text:span></text:p>
      <text:p text:style-name="P3"><text:s text:c="5"/><text:span text:style-name="T1">| &gt; loss_disc_real_2: 0.25214824080467224 <text:s/>(0.22946050858218373)</text:span></text:p>
      <text:p text:style-name="P3"><text:s text:c="5"/><text:span text:style-name="T1">| &gt; loss_disc_real_3: 0.2251853346824646 <text:s/>(0.22882743745512646)</text:span></text:p>
      <text:p text:style-name="P3"><text:s text:c="5"/><text:span text:style-name="T1">| &gt; loss_disc_real_4: 0.2755885720252991 <text:s/>(0.23992640668336718)</text:span></text:p>
      <text:p text:style-name="P3"><text:s text:c="5"/><text:span text:style-name="T1">| &gt; loss_disc_real_5: 0.2416989654302597 <text:s/>(0.23217341544554962)</text:span></text:p>
      <text:p text:style-name="P3"><text:soft-page-break/><text:s text:c="5"/><text:span text:style-name="T1">| &gt; loss_0: 2.614713430404663 <text:s/>(2.6030210524267825)</text:span></text:p>
      <text:p text:style-name="P3"><text:s text:c="5"/><text:span text:style-name="T1">| &gt; grad_norm_0: tensor(23.9332, device='cuda:0') <text:s/>(tensor(19.1690, device='cuda:0'))</text:span></text:p>
      <text:p text:style-name="P3"><text:s text:c="5"/><text:span text:style-name="T1">| &gt; loss_gen: 2.298154830932617 <text:s/>(2.1888269137874)</text:span></text:p>
      <text:p text:style-name="P3"><text:s text:c="5"/><text:span text:style-name="T1">| &gt; loss_kl: 1.6134575605392456 <text:s/>(1.6241905908784877)</text:span></text:p>
      <text:p text:style-name="P3"><text:s text:c="5"/><text:span text:style-name="T1">| &gt; loss_feat: 6.271367073059082 <text:s/>(6.781960459633682)</text:span></text:p>
      <text:p text:style-name="P3"><text:s text:c="5"/><text:span text:style-name="T1">| &gt; loss_mel: 15.545512199401855 <text:s/>(15.586309275835127)</text:span></text:p>
      <text:p text:style-name="P3"><text:s text:c="5"/><text:span text:style-name="T1">| &gt; loss_duration: 1.5169883966445923 <text:s/>(1.4271656444269154)</text:span></text:p>
      <text:p text:style-name="P3"><text:s text:c="5"/><text:span text:style-name="T1">| &gt; amp_scaler: 256.0 <text:s/>(256.0)</text:span></text:p>
      <text:p text:style-name="P3"><text:s text:c="5"/><text:span text:style-name="T1">| &gt; loss_1: 27.245479583740234 <text:s/>(27.608452863184823)</text:span></text:p>
      <text:p text:style-name="P3"><text:s text:c="5"/><text:span text:style-name="T1">| &gt; grad_norm_1: tensor(229.1652, device='cuda:0') <text:s/>(tensor(238.9889, device='cuda:0'))</text:span></text:p>
      <text:p text:style-name="P3"><text:s text:c="5"/><text:span text:style-name="T1">| &gt; current_lr_0: 0.00019885322845327182 </text:span></text:p>
      <text:p text:style-name="P3"><text:s text:c="5"/><text:span text:style-name="T1">| &gt; current_lr_1: 0.00019885322845327182 </text:span></text:p>
      <text:p text:style-name="P3"><text:s text:c="5"/><text:span text:style-name="T1">| &gt; step_time: 1.2169 <text:s/>(0.7004496504301397)</text:span></text:p>
      <text:p text:style-name="P3"><text:s text:c="5"/><text:span text:style-name="T1">| &gt; loader_time: 0.0158 <text:s/>(0.008380787438067559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479211409886678 [0m(-0.0003931919733683271)</text:span></text:p>
      <text:p text:style-name="P3"><text:s text:c="5"/><text:span text:style-name="T1">| &gt; avg_loss_disc:[91m 2.6155890623728433 [0m(+0.06945137182871486)</text:span></text:p>
      <text:p text:style-name="P3"><text:s text:c="5"/><text:span text:style-name="T1">| &gt; avg_loss_disc_real_0:[91m 0.25582313785950345 [0m(+0.14219393146534764)</text:span></text:p>
      <text:p text:style-name="P3"><text:s text:c="5"/><text:span text:style-name="T1">| &gt; avg_loss_disc_real_1:[91m 0.22929842273394266 [0m(+0.07858948037028313)</text:span></text:p>
      <text:p text:style-name="P3"><text:s text:c="5"/><text:span text:style-name="T1">| &gt; avg_loss_disc_real_2:[91m 0.2097372884551684 [0m(+0.018137974043687166)</text:span></text:p>
      <text:p text:style-name="P3"><text:s text:c="5"/><text:span text:style-name="T1">| &gt; avg_loss_disc_real_3:[91m 0.27138973275820416 [0m(+0.06227120508750281)</text:span></text:p>
      <text:p text:style-name="P3"><text:s text:c="5"/><text:span text:style-name="T1">| &gt; avg_loss_disc_real_4:[92m 0.24143794924020767 [0m(-0.014277186244726181)</text:span></text:p>
      <text:p text:style-name="P3"><text:s text:c="5"/><text:span text:style-name="T1">| &gt; avg_loss_disc_real_5:[91m 0.2263866923749447 [0m(+0.005815840015808732)</text:span></text:p>
      <text:p text:style-name="P3"><text:s text:c="5"/><text:span text:style-name="T1">| &gt; avg_loss_0:[91m 2.6155890623728433 [0m(+0.06945137182871486)</text:span></text:p>
      <text:p text:style-name="P3"><text:s text:c="5"/><text:span text:style-name="T1">| &gt; avg_loss_gen:[91m 2.2174984415372214 [0m(+0.294327328602473)</text:span></text:p>
      <text:p text:style-name="P3"><text:s text:c="5"/><text:span text:style-name="T1">| &gt; avg_loss_kl:[92m 1.6938236057758331 [0m(-0.021788964668909783)</text:span></text:p>
      <text:p text:style-name="P3"><text:s text:c="5"/><text:span text:style-name="T1">| &gt; avg_loss_feat:[92m 6.039532661437988 [0m(-0.6848299503326416)</text:span></text:p>
      <text:p text:style-name="P3"><text:s text:c="5"/><text:span text:style-name="T1">| &gt; avg_loss_mel:[92m 15.472380717595419 [0m(-0.4204986890157052)</text:span></text:p>
      <text:p text:style-name="P3"><text:s text:c="5"/><text:span text:style-name="T1">| &gt; avg_loss_duration:[92m 1.5281154712041218 [0m(-0.008650094270706177)</text:span></text:p>
      <text:p text:style-name="P3"><text:s text:c="5"/><text:span text:style-name="T1">| &gt; avg_loss_1:[92m 26.951351324717205 [0m(-0.8414397239685059)</text:span></text:p>
      <text:p text:style-name="P5"/>
      <text:p text:style-name="P5"/>
      <text:p text:style-name="P1">[4m[1m &gt; EPOCH: 47/50[0m</text:p>
      <text:p text:style-name="P3"><text:s/><text:span text:style-name="T1">--&gt; /kaggle/working/vits_4_nov-May-11-2025_10+42AM-0000000</text:span></text:p>
      <text:p text:style-name="P5"/>
      <text:p text:style-name="P1">[1m &gt; TRAINING (2025-05-11 16:50:24) [0m</text:p>
      <text:p text:style-name="P5"/>
      <text:p text:style-name="P1">[1m <text:s text:c="2"/>--&gt; TIME: 2025-05-11 16:51:13 -- STEP: 89/630 -- GLOBAL_STEP: 875200[0m</text:p>
      <text:p text:style-name="P3"><text:s text:c="5"/><text:span text:style-name="T1">| &gt; loss_disc: 2.7712059020996094 <text:s/>(2.600438034936284)</text:span></text:p>
      <text:p text:style-name="P3"><text:s text:c="5"/><text:span text:style-name="T1">| &gt; loss_disc_real_0: 0.192815363407135 <text:s/>(0.17892352709274612)</text:span></text:p>
      <text:p text:style-name="P3"><text:s text:c="5"/><text:span text:style-name="T1">| &gt; loss_disc_real_1: 0.2742801606655121 <text:s/>(0.2170624014701736)</text:span></text:p>
      <text:p text:style-name="P3"><text:s text:c="5"/><text:span text:style-name="T1">| &gt; loss_disc_real_2: 0.20859341323375702 <text:s/>(0.22566456289103862)</text:span></text:p>
      <text:p text:style-name="P3"><text:s text:c="5"/><text:span text:style-name="T1">| &gt; loss_disc_real_3: 0.2004755735397339 <text:s/>(0.22669502054707388)</text:span></text:p>
      <text:p text:style-name="P3"><text:s text:c="5"/><text:span text:style-name="T1">| &gt; loss_disc_real_4: 0.25005531311035156 <text:s/>(0.23909514924783384)</text:span></text:p>
      <text:p text:style-name="P3"><text:s text:c="5"/><text:span text:style-name="T1">| &gt; loss_disc_real_5: 0.2496328204870224 <text:s/>(0.22794032850292292)</text:span></text:p>
      <text:p text:style-name="P3"><text:s text:c="5"/><text:span text:style-name="T1">| &gt; loss_0: 2.7712059020996094 <text:s/>(2.600438034936284)</text:span></text:p>
      <text:p text:style-name="P3"><text:s text:c="5"/><text:span text:style-name="T1">| &gt; grad_norm_0: tensor(43.3581, device='cuda:0') <text:s/>(tensor(21.9676, device='cuda:0'))</text:span></text:p>
      <text:p text:style-name="P3"><text:s text:c="5"/><text:span text:style-name="T1">| &gt; loss_gen: 2.194671154022217 <text:s/>(2.222961231563867)</text:span></text:p>
      <text:p text:style-name="P3"><text:s text:c="5"/><text:span text:style-name="T1">| &gt; loss_kl: 1.4571125507354736 <text:s/>(1.5793827932872135)</text:span></text:p>
      <text:p text:style-name="P3"><text:s text:c="5"/><text:span text:style-name="T1">| &gt; loss_feat: 6.597593307495117 <text:s/>(7.017262442728107)</text:span></text:p>
      <text:p text:style-name="P3"><text:s text:c="5"/><text:span text:style-name="T1">| &gt; loss_mel: 15.39533805847168 <text:s/>(15.713082002789786)</text:span></text:p>
      <text:p text:style-name="P3"><text:s text:c="5"/><text:span text:style-name="T1">| &gt; loss_duration: 1.4582102298736572 <text:s/>(1.445222620213969)</text:span></text:p>
      <text:p text:style-name="P3"><text:s text:c="5"/><text:span text:style-name="T1">| &gt; amp_scaler: 256.0 <text:s/>(313.52808988764053)</text:span></text:p>
      <text:p text:style-name="P3"><text:s text:c="5"/><text:span text:style-name="T1">| &gt; loss_1: 27.102924346923828 <text:s/>(27.97791116693047)</text:span></text:p>
      <text:p text:style-name="P3"><text:soft-page-break/><text:s text:c="5"/><text:span text:style-name="T1">| &gt; grad_norm_1: tensor(71.7165, device='cuda:0') <text:s/>(tensor(270.5905, device='cuda:0'))</text:span></text:p>
      <text:p text:style-name="P3"><text:s text:c="5"/><text:span text:style-name="T1">| &gt; current_lr_0: 0.00019882837179971516 </text:span></text:p>
      <text:p text:style-name="P3"><text:s text:c="5"/><text:span text:style-name="T1">| &gt; current_lr_1: 0.00019882837179971516 </text:span></text:p>
      <text:p text:style-name="P3"><text:s text:c="5"/><text:span text:style-name="T1">| &gt; step_time: 0.5251 <text:s/>(0.5264188627178751)</text:span></text:p>
      <text:p text:style-name="P3"><text:s text:c="5"/><text:span text:style-name="T1">| &gt; loader_time: 0.0055 <text:s/>(0.0051069340009367884)</text:span></text:p>
      <text:p text:style-name="P5"/>
      <text:p text:style-name="P5"/>
      <text:p text:style-name="P1">[1m <text:s text:c="2"/>--&gt; TIME: 2025-05-11 16:52:11 -- STEP: 189/630 -- GLOBAL_STEP: 875300[0m</text:p>
      <text:p text:style-name="P3"><text:s text:c="5"/><text:span text:style-name="T1">| &gt; loss_disc: 2.463038921356201 <text:s/>(2.59665628463503)</text:span></text:p>
      <text:p text:style-name="P3"><text:s text:c="5"/><text:span text:style-name="T1">| &gt; loss_disc_real_0: 0.1489482969045639 <text:s/>(0.17535639680409565)</text:span></text:p>
      <text:p text:style-name="P3"><text:s text:c="5"/><text:span text:style-name="T1">| &gt; loss_disc_real_1: 0.2369544953107834 <text:s/>(0.21473876177949253)</text:span></text:p>
      <text:p text:style-name="P3"><text:s text:c="5"/><text:span text:style-name="T1">| &gt; loss_disc_real_2: 0.20960094034671783 <text:s/>(0.22607162350384646)</text:span></text:p>
      <text:p text:style-name="P3"><text:s text:c="5"/><text:span text:style-name="T1">| &gt; loss_disc_real_3: 0.18846014142036438 <text:s/>(0.22569030909626572)</text:span></text:p>
      <text:p text:style-name="P3"><text:s text:c="5"/><text:span text:style-name="T1">| &gt; loss_disc_real_4: 0.2092033326625824 <text:s/>(0.24072946458266525)</text:span></text:p>
      <text:p text:style-name="P3"><text:s text:c="5"/><text:span text:style-name="T1">| &gt; loss_disc_real_5: 0.23877933621406555 <text:s/>(0.22976725599753162)</text:span></text:p>
      <text:p text:style-name="P3"><text:s text:c="5"/><text:span text:style-name="T1">| &gt; loss_0: 2.463038921356201 <text:s/>(2.59665628463503)</text:span></text:p>
      <text:p text:style-name="P3"><text:s text:c="5"/><text:span text:style-name="T1">| &gt; grad_norm_0: tensor(23.4448, device='cuda:0') <text:s/>(tensor(23.4380, device='cuda:0'))</text:span></text:p>
      <text:p text:style-name="P3"><text:s text:c="5"/><text:span text:style-name="T1">| &gt; loss_gen: 2.2719686031341553 <text:s/>(2.209384343611501)</text:span></text:p>
      <text:p text:style-name="P3"><text:s text:c="5"/><text:span text:style-name="T1">| &gt; loss_kl: 1.781245470046997 <text:s/>(1.6049035604668669)</text:span></text:p>
      <text:p text:style-name="P3"><text:s text:c="5"/><text:span text:style-name="T1">| &gt; loss_feat: 6.643178462982178 <text:s/>(6.910217656029596)</text:span></text:p>
      <text:p text:style-name="P3"><text:s text:c="5"/><text:span text:style-name="T1">| &gt; loss_mel: 15.62387466430664 <text:s/>(15.635863364688934)</text:span></text:p>
      <text:p text:style-name="P3"><text:s text:c="5"/><text:span text:style-name="T1">| &gt; loss_duration: 1.451732873916626 <text:s/>(1.3895626982683862)</text:span></text:p>
      <text:p text:style-name="P3"><text:s text:c="5"/><text:span text:style-name="T1">| &gt; amp_scaler: 256.0 <text:s/>(283.089947089947)</text:span></text:p>
      <text:p text:style-name="P3"><text:s text:c="5"/><text:span text:style-name="T1">| &gt; loss_1: 27.77199935913086 <text:s/>(27.749931628111177)</text:span></text:p>
      <text:p text:style-name="P3"><text:s text:c="5"/><text:span text:style-name="T1">| &gt; grad_norm_1: tensor(383.9175, device='cuda:0') <text:s/>(tensor(297.5003, device='cuda:0'))</text:span></text:p>
      <text:p text:style-name="P3"><text:s text:c="5"/><text:span text:style-name="T1">| &gt; current_lr_0: 0.00019882837179971516 </text:span></text:p>
      <text:p text:style-name="P3"><text:s text:c="5"/><text:span text:style-name="T1">| &gt; current_lr_1: 0.00019882837179971516 </text:span></text:p>
      <text:p text:style-name="P3"><text:s text:c="5"/><text:span text:style-name="T1">| &gt; step_time: 0.5828 <text:s/>(0.5505677329169385)</text:span></text:p>
      <text:p text:style-name="P3"><text:s text:c="5"/><text:span text:style-name="T1">| &gt; loader_time: 0.0076 <text:s/>(0.0057137895513463925)</text:span></text:p>
      <text:p text:style-name="P5"/>
      <text:p text:style-name="P5"/>
      <text:p text:style-name="P1">[1m <text:s text:c="2"/>--&gt; TIME: 2025-05-11 16:53:15 -- STEP: 289/630 -- GLOBAL_STEP: 875400[0m</text:p>
      <text:p text:style-name="P3"><text:s text:c="5"/><text:span text:style-name="T1">| &gt; loss_disc: 2.622175931930542 <text:s/>(2.6026594968815586)</text:span></text:p>
      <text:p text:style-name="P3"><text:s text:c="5"/><text:span text:style-name="T1">| &gt; loss_disc_real_0: 0.1597348004579544 <text:s/>(0.17480312723498864)</text:span></text:p>
      <text:p text:style-name="P3"><text:s text:c="5"/><text:span text:style-name="T1">| &gt; loss_disc_real_1: 0.26382625102996826 <text:s/>(0.2143518360634577)</text:span></text:p>
      <text:p text:style-name="P3"><text:s text:c="5"/><text:span text:style-name="T1">| &gt; loss_disc_real_2: 0.32361409068107605 <text:s/>(0.22732755928509782)</text:span></text:p>
      <text:p text:style-name="P3"><text:s text:c="5"/><text:span text:style-name="T1">| &gt; loss_disc_real_3: 0.23856520652770996 <text:s/>(0.22761901367494392)</text:span></text:p>
      <text:p text:style-name="P3"><text:s text:c="5"/><text:span text:style-name="T1">| &gt; loss_disc_real_4: 0.22557704150676727 <text:s/>(0.24153026479544523)</text:span></text:p>
      <text:p text:style-name="P3"><text:s text:c="5"/><text:span text:style-name="T1">| &gt; loss_disc_real_5: 0.2293769121170044 <text:s/>(0.23119955378420212)</text:span></text:p>
      <text:p text:style-name="P3"><text:s text:c="5"/><text:span text:style-name="T1">| &gt; loss_0: 2.622175931930542 <text:s/>(2.6026594968815586)</text:span></text:p>
      <text:p text:style-name="P3"><text:s text:c="5"/><text:span text:style-name="T1">| &gt; grad_norm_0: tensor(23.8928, device='cuda:0') <text:s/>(tensor(21.9394, device='cuda:0'))</text:span></text:p>
      <text:p text:style-name="P3"><text:s text:c="5"/><text:span text:style-name="T1">| &gt; loss_gen: 2.3240199089050293 <text:s/>(2.1977156297558316)</text:span></text:p>
      <text:p text:style-name="P3"><text:s text:c="5"/><text:span text:style-name="T1">| &gt; loss_kl: 1.6936397552490234 <text:s/>(1.616442249307995)</text:span></text:p>
      <text:p text:style-name="P3"><text:s text:c="5"/><text:span text:style-name="T1">| &gt; loss_feat: 6.450551986694336 <text:s/>(6.894683199357823)</text:span></text:p>
      <text:p text:style-name="P3"><text:s text:c="5"/><text:span text:style-name="T1">| &gt; loss_mel: 15.78109073638916 <text:s/>(15.676327959476458)</text:span></text:p>
      <text:p text:style-name="P3"><text:s text:c="5"/><text:span text:style-name="T1">| &gt; loss_duration: 1.4716717004776 <text:s/>(1.3934182048256425)</text:span></text:p>
      <text:p text:style-name="P3"><text:s text:c="5"/><text:span text:style-name="T1">| &gt; amp_scaler: 256.0 <text:s/>(273.71626297577853)</text:span></text:p>
      <text:p text:style-name="P3"><text:s text:c="5"/><text:span text:style-name="T1">| &gt; loss_1: 27.72097396850586 <text:s/>(27.778587229111633)</text:span></text:p>
      <text:p text:style-name="P3"><text:s text:c="5"/><text:span text:style-name="T1">| &gt; grad_norm_1: tensor(405.1167, device='cuda:0') <text:s/>(tensor(277.6291, device='cuda:0'))</text:span></text:p>
      <text:p text:style-name="P3"><text:s text:c="5"/><text:span text:style-name="T1">| &gt; current_lr_0: 0.00019882837179971516 </text:span></text:p>
      <text:p text:style-name="P3"><text:s text:c="5"/><text:span text:style-name="T1">| &gt; current_lr_1: 0.00019882837179971516 </text:span></text:p>
      <text:p text:style-name="P3"><text:s text:c="5"/><text:span text:style-name="T1">| &gt; step_time: 0.6398 <text:s/>(0.5755728173833411)</text:span></text:p>
      <text:p text:style-name="P3"><text:s text:c="5"/><text:span text:style-name="T1">| &gt; loader_time: 0.0075 <text:s/>(0.0062647501077619)</text:span></text:p>
      <text:p text:style-name="P5"/>
      <text:p text:style-name="P5"/>
      <text:p text:style-name="P1">[1m <text:s text:c="2"/>--&gt; TIME: 2025-05-11 16:54:25 -- STEP: 389/630 -- GLOBAL_STEP: 875500[0m</text:p>
      <text:p text:style-name="P3"><text:s text:c="5"/><text:span text:style-name="T1">| &gt; loss_disc: 2.519771099090576 <text:s/>(2.6039185713986206)</text:span></text:p>
      <text:p text:style-name="P3"><text:s text:c="5"/><text:span text:style-name="T1">| &gt; loss_disc_real_0: 0.13016381859779358 <text:s/>(0.17570287538907836)</text:span></text:p>
      <text:p text:style-name="P3"><text:s text:c="5"/><text:span text:style-name="T1">| &gt; loss_disc_real_1: 0.23299449682235718 <text:s/>(0.21425198554839453)</text:span></text:p>
      <text:p text:style-name="P3"><text:soft-page-break/><text:s text:c="5"/><text:span text:style-name="T1">| &gt; loss_disc_real_2: 0.24890466034412384 <text:s/>(0.22827200112735088)</text:span></text:p>
      <text:p text:style-name="P3"><text:s text:c="5"/><text:span text:style-name="T1">| &gt; loss_disc_real_3: 0.25315457582473755 <text:s/>(0.2278789887085059)</text:span></text:p>
      <text:p text:style-name="P3"><text:s text:c="5"/><text:span text:style-name="T1">| &gt; loss_disc_real_4: 0.2601155638694763 <text:s/>(0.24113426007004815)</text:span></text:p>
      <text:p text:style-name="P3"><text:s text:c="5"/><text:span text:style-name="T1">| &gt; loss_disc_real_5: 0.2456139624118805 <text:s/>(0.23011687026385477)</text:span></text:p>
      <text:p text:style-name="P3"><text:s text:c="5"/><text:span text:style-name="T1">| &gt; loss_0: 2.519771099090576 <text:s/>(2.6039185713986206)</text:span></text:p>
      <text:p text:style-name="P3"><text:s text:c="5"/><text:span text:style-name="T1">| &gt; grad_norm_0: tensor(8.3693, device='cuda:0') <text:s/>(tensor(22.3050, device='cuda:0'))</text:span></text:p>
      <text:p text:style-name="P3"><text:s text:c="5"/><text:span text:style-name="T1">| &gt; loss_gen: 2.2766149044036865 <text:s/>(2.1928834418711136)</text:span></text:p>
      <text:p text:style-name="P3"><text:s text:c="5"/><text:span text:style-name="T1">| &gt; loss_kl: 1.5746973752975464 <text:s/>(1.6171179810649012)</text:span></text:p>
      <text:p text:style-name="P3"><text:s text:c="5"/><text:span text:style-name="T1">| &gt; loss_feat: 6.922285079956055 <text:s/>(6.852947122333596)</text:span></text:p>
      <text:p text:style-name="P3"><text:s text:c="5"/><text:span text:style-name="T1">| &gt; loss_mel: 16.266990661621094 <text:s/>(15.649540827635935)</text:span></text:p>
      <text:p text:style-name="P3"><text:s text:c="5"/><text:span text:style-name="T1">| &gt; loss_duration: 1.48056960105896 <text:s/>(1.4114728265066074)</text:span></text:p>
      <text:p text:style-name="P3"><text:s text:c="5"/><text:span text:style-name="T1">| &gt; amp_scaler: 256.0 <text:s/>(269.16195372750644)</text:span></text:p>
      <text:p text:style-name="P3"><text:s text:c="5"/><text:span text:style-name="T1">| &gt; loss_1: 28.52115821838379 <text:s/>(27.723962200331517)</text:span></text:p>
      <text:p text:style-name="P3"><text:s text:c="5"/><text:span text:style-name="T1">| &gt; grad_norm_1: tensor(53.2898, device='cuda:0') <text:s/>(tensor(279.3273, device='cuda:0'))</text:span></text:p>
      <text:p text:style-name="P3"><text:s text:c="5"/><text:span text:style-name="T1">| &gt; current_lr_0: 0.00019882837179971516 </text:span></text:p>
      <text:p text:style-name="P3"><text:s text:c="5"/><text:span text:style-name="T1">| &gt; current_lr_1: 0.00019882837179971516 </text:span></text:p>
      <text:p text:style-name="P3"><text:s text:c="5"/><text:span text:style-name="T1">| &gt; step_time: 0.7314 <text:s/>(0.6043722372128609)</text:span></text:p>
      <text:p text:style-name="P3"><text:s text:c="5"/><text:span text:style-name="T1">| &gt; loader_time: 0.0086 <text:s/>(0.00682859433034392)</text:span></text:p>
      <text:p text:style-name="P5"/>
      <text:p text:style-name="P5"/>
      <text:p text:style-name="P3"><text:s/><text:span text:style-name="T1">&gt; CHECKPOINT : /kaggle/working/vits_4_nov-May-11-2025_10+42AM-0000000/checkpoint_875500.pth</text:span></text:p>
      <text:p text:style-name="P5"/>
      <text:p text:style-name="P1">[1m <text:s text:c="2"/>--&gt; TIME: 2025-05-11 16:55:46 -- STEP: 489/630 -- GLOBAL_STEP: 875600[0m</text:p>
      <text:p text:style-name="P3"><text:s text:c="5"/><text:span text:style-name="T1">| &gt; loss_disc: 2.5970051288604736 <text:s/>(2.6070814834781952)</text:span></text:p>
      <text:p text:style-name="P3"><text:s text:c="5"/><text:span text:style-name="T1">| &gt; loss_disc_real_0: 0.20417988300323486 <text:s/>(0.17613744205492413)</text:span></text:p>
      <text:p text:style-name="P3"><text:s text:c="5"/><text:span text:style-name="T1">| &gt; loss_disc_real_1: 0.1969122439622879 <text:s/>(0.21449697721589564)</text:span></text:p>
      <text:p text:style-name="P3"><text:s text:c="5"/><text:span text:style-name="T1">| &gt; loss_disc_real_2: 0.21804390847682953 <text:s/>(0.22822648835328457)</text:span></text:p>
      <text:p text:style-name="P3"><text:s text:c="5"/><text:span text:style-name="T1">| &gt; loss_disc_real_3: 0.2241935431957245 <text:s/>(0.2286590824707398)</text:span></text:p>
      <text:p text:style-name="P3"><text:s text:c="5"/><text:span text:style-name="T1">| &gt; loss_disc_real_4: 0.21032752096652985 <text:s/>(0.2411708213190847)</text:span></text:p>
      <text:p text:style-name="P3"><text:s text:c="5"/><text:span text:style-name="T1">| &gt; loss_disc_real_5: 0.21963000297546387 <text:s/>(0.23156796426251378)</text:span></text:p>
      <text:p text:style-name="P3"><text:s text:c="5"/><text:span text:style-name="T1">| &gt; loss_0: 2.5970051288604736 <text:s/>(2.6070814834781952)</text:span></text:p>
      <text:p text:style-name="P3"><text:s text:c="5"/><text:span text:style-name="T1">| &gt; grad_norm_0: tensor(10.0880, device='cuda:0') <text:s/>(tensor(20.0181, device='cuda:0'))</text:span></text:p>
      <text:p text:style-name="P3"><text:s text:c="5"/><text:span text:style-name="T1">| &gt; loss_gen: 2.0931944847106934 <text:s/>(2.182112304710904)</text:span></text:p>
      <text:p text:style-name="P3"><text:s text:c="5"/><text:span text:style-name="T1">| &gt; loss_kl: 1.5273170471191406 <text:s/>(1.6205210844188132)</text:span></text:p>
      <text:p text:style-name="P3"><text:s text:c="5"/><text:span text:style-name="T1">| &gt; loss_feat: 6.8970489501953125 <text:s/>(6.77888592913107)</text:span></text:p>
      <text:p text:style-name="P3"><text:s text:c="5"/><text:span text:style-name="T1">| &gt; loss_mel: 16.283912658691406 <text:s/>(15.608274083439802)</text:span></text:p>
      <text:p text:style-name="P3"><text:s text:c="5"/><text:span text:style-name="T1">| &gt; loss_duration: 1.4736779928207397 <text:s/>(1.4124565102571358)</text:span></text:p>
      <text:p text:style-name="P3"><text:s text:c="5"/><text:span text:style-name="T1">| &gt; amp_scaler: 256.0 <text:s/>(266.4703476482618)</text:span></text:p>
      <text:p text:style-name="P3"><text:s text:c="5"/><text:span text:style-name="T1">| &gt; loss_1: 28.2751522064209 <text:s/>(27.602249894405446)</text:span></text:p>
      <text:p text:style-name="P3"><text:s text:c="5"/><text:span text:style-name="T1">| &gt; grad_norm_1: tensor(91.7525, device='cuda:0') <text:s/>(tensor(241.9223, device='cuda:0'))</text:span></text:p>
      <text:p text:style-name="P3"><text:s text:c="5"/><text:span text:style-name="T1">| &gt; current_lr_0: 0.00019882837179971516 </text:span></text:p>
      <text:p text:style-name="P3"><text:s text:c="5"/><text:span text:style-name="T1">| &gt; current_lr_1: 0.00019882837179971516 </text:span></text:p>
      <text:p text:style-name="P3"><text:s text:c="5"/><text:span text:style-name="T1">| &gt; step_time: 0.7961 <text:s/>(0.6369838748729061)</text:span></text:p>
      <text:p text:style-name="P3"><text:s text:c="5"/><text:span text:style-name="T1">| &gt; loader_time: 0.0096 <text:s/>(0.007365292566685591)</text:span></text:p>
      <text:p text:style-name="P5"/>
      <text:p text:style-name="P5"/>
      <text:p text:style-name="P1">[1m <text:s text:c="2"/>--&gt; TIME: 2025-05-11 16:57:14 -- STEP: 589/630 -- GLOBAL_STEP: 875700[0m</text:p>
      <text:p text:style-name="P3"><text:s text:c="5"/><text:span text:style-name="T1">| &gt; loss_disc: 2.5722312927246094 <text:s/>(2.607392811006115)</text:span></text:p>
      <text:p text:style-name="P3"><text:s text:c="5"/><text:span text:style-name="T1">| &gt; loss_disc_real_0: 0.20154905319213867 <text:s/>(0.17588246122938667)</text:span></text:p>
      <text:p text:style-name="P3"><text:s text:c="5"/><text:span text:style-name="T1">| &gt; loss_disc_real_1: 0.1884032040834427 <text:s/>(0.21476858285064407)</text:span></text:p>
      <text:p text:style-name="P3"><text:s text:c="5"/><text:span text:style-name="T1">| &gt; loss_disc_real_2: 0.18107715249061584 <text:s/>(0.2288210464100684)</text:span></text:p>
      <text:p text:style-name="P3"><text:s text:c="5"/><text:span text:style-name="T1">| &gt; loss_disc_real_3: 0.2479863166809082 <text:s/>(0.2293247519051483)</text:span></text:p>
      <text:p text:style-name="P3"><text:s text:c="5"/><text:span text:style-name="T1">| &gt; loss_disc_real_4: 0.20309609174728394 <text:s/>(0.2408695271798427)</text:span></text:p>
      <text:p text:style-name="P3"><text:s text:c="5"/><text:span text:style-name="T1">| &gt; loss_disc_real_5: 0.2716352939605713 <text:s/>(0.2308516718181568)</text:span></text:p>
      <text:p text:style-name="P3"><text:s text:c="5"/><text:span text:style-name="T1">| &gt; loss_0: 2.5722312927246094 <text:s/>(2.607392811006115)</text:span></text:p>
      <text:p text:style-name="P3"><text:s text:c="5"/><text:span text:style-name="T1">| &gt; grad_norm_0: tensor(41.7309, device='cuda:0') <text:s/>(tensor(19.3598, device='cuda:0'))</text:span></text:p>
      <text:p text:style-name="P3"><text:s text:c="5"/><text:span text:style-name="T1">| &gt; loss_gen: 2.4971213340759277 <text:s/>(2.1798808548365463)</text:span></text:p>
      <text:p text:style-name="P3"><text:s text:c="5"/><text:span text:style-name="T1">| &gt; loss_kl: 1.77498197555542 <text:s/>(1.6246761749474827)</text:span></text:p>
      <text:p text:style-name="P3"><text:soft-page-break/><text:s text:c="5"/><text:span text:style-name="T1">| &gt; loss_feat: 7.5168256759643555 <text:s/>(6.756125001632094)</text:span></text:p>
      <text:p text:style-name="P3"><text:s text:c="5"/><text:span text:style-name="T1">| &gt; loss_mel: 16.28376007080078 <text:s/>(15.603287959139294)</text:span></text:p>
      <text:p text:style-name="P3"><text:s text:c="5"/><text:span text:style-name="T1">| &gt; loss_duration: 1.4743682146072388 <text:s/>(1.4220401058779908)</text:span></text:p>
      <text:p text:style-name="P3"><text:s text:c="5"/><text:span text:style-name="T1">| &gt; amp_scaler: 256.0 <text:s/>(264.69269949066216)</text:span></text:p>
      <text:p text:style-name="P3"><text:s text:c="5"/><text:span text:style-name="T1">| &gt; loss_1: 29.54705810546875 <text:s/>(27.586010089349667)</text:span></text:p>
      <text:p text:style-name="P3"><text:s text:c="5"/><text:span text:style-name="T1">| &gt; grad_norm_1: tensor(447.7065, device='cuda:0') <text:s/>(tensor(231.8167, device='cuda:0'))</text:span></text:p>
      <text:p text:style-name="P3"><text:s text:c="5"/><text:span text:style-name="T1">| &gt; current_lr_0: 0.00019882837179971516 </text:span></text:p>
      <text:p text:style-name="P3"><text:s text:c="5"/><text:span text:style-name="T1">| &gt; current_lr_1: 0.00019882837179971516 </text:span></text:p>
      <text:p text:style-name="P3"><text:s text:c="5"/><text:span text:style-name="T1">| &gt; step_time: 0.9251 <text:s/>(0.6751061044443649)</text:span></text:p>
      <text:p text:style-name="P3"><text:s text:c="5"/><text:span text:style-name="T1">| &gt; loader_time: 0.0113 <text:s/>(0.007962445046986708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4986743132273356 [0m(+0.0001946290334065761)</text:span></text:p>
      <text:p text:style-name="P3"><text:s text:c="5"/><text:span text:style-name="T1">| &gt; avg_loss_disc:[92m 2.602057178815206 [0m(-0.013531883557637236)</text:span></text:p>
      <text:p text:style-name="P3"><text:s text:c="5"/><text:span text:style-name="T1">| &gt; avg_loss_disc_real_0:[92m 0.23637803395589194 [0m(-0.01944510390361151)</text:span></text:p>
      <text:p text:style-name="P3"><text:s text:c="5"/><text:span text:style-name="T1">| &gt; avg_loss_disc_real_1:[91m 0.24019481614232063 [0m(+0.010896393408377975)</text:span></text:p>
      <text:p text:style-name="P3"><text:s text:c="5"/><text:span text:style-name="T1">| &gt; avg_loss_disc_real_2:[91m 0.21772784988085428 [0m(+0.007990561425685883)</text:span></text:p>
      <text:p text:style-name="P3"><text:s text:c="5"/><text:span text:style-name="T1">| &gt; avg_loss_disc_real_3:[92m 0.220132643977801 [0m(-0.051257088780403165)</text:span></text:p>
      <text:p text:style-name="P3"><text:s text:c="5"/><text:span text:style-name="T1">| &gt; avg_loss_disc_real_4:[91m 0.2515551472703616 [0m(+0.010117198030153929)</text:span></text:p>
      <text:p text:style-name="P3"><text:s text:c="5"/><text:span text:style-name="T1">| &gt; avg_loss_disc_real_5:[91m 0.304729404548804 [0m(+0.0783427121738593)</text:span></text:p>
      <text:p text:style-name="P3"><text:s text:c="5"/><text:span text:style-name="T1">| &gt; avg_loss_0:[92m 2.602057178815206 [0m(-0.013531883557637236)</text:span></text:p>
      <text:p text:style-name="P3"><text:s text:c="5"/><text:span text:style-name="T1">| &gt; avg_loss_gen:[91m 2.3509065906206765 [0m(+0.1334081490834551)</text:span></text:p>
      <text:p text:style-name="P3"><text:s text:c="5"/><text:span text:style-name="T1">| &gt; avg_loss_kl:[92m 1.6545896430810292 [0m(-0.03923396269480395)</text:span></text:p>
      <text:p text:style-name="P3"><text:s text:c="5"/><text:span text:style-name="T1">| &gt; avg_loss_feat:[91m 6.820375919342041 [0m(+0.7808432579040527)</text:span></text:p>
      <text:p text:style-name="P3"><text:s text:c="5"/><text:span text:style-name="T1">| &gt; avg_loss_mel:[92m 15.295887152353922 [0m(-0.17649356524149695)</text:span></text:p>
      <text:p text:style-name="P3"><text:s text:c="5"/><text:span text:style-name="T1">| &gt; avg_loss_duration:[92m 1.5225478609402974 [0m(-0.005567610263824463)</text:span></text:p>
      <text:p text:style-name="P3"><text:s text:c="5"/><text:span text:style-name="T1">| &gt; avg_loss_1:[91m 27.644306977589924 [0m(+0.692955652872719)</text:span></text:p>
      <text:p text:style-name="P5"/>
      <text:p text:style-name="P5"/>
      <text:p text:style-name="P1">[4m[1m &gt; EPOCH: 48/50[0m</text:p>
      <text:p text:style-name="P3"><text:s/><text:span text:style-name="T1">--&gt; /kaggle/working/vits_4_nov-May-11-2025_10+42AM-0000000</text:span></text:p>
      <text:p text:style-name="P5"/>
      <text:p text:style-name="P1">[1m &gt; TRAINING (2025-05-11 16:58:09) [0m</text:p>
      <text:p text:style-name="P5"/>
      <text:p text:style-name="P1">[1m <text:s text:c="2"/>--&gt; TIME: 2025-05-11 16:58:41 -- STEP: 59/630 -- GLOBAL_STEP: 875800[0m</text:p>
      <text:p text:style-name="P3"><text:s text:c="5"/><text:span text:style-name="T1">| &gt; loss_disc: 2.7153570652008057 <text:s/>(2.602436894077366)</text:span></text:p>
      <text:p text:style-name="P3"><text:s text:c="5"/><text:span text:style-name="T1">| &gt; loss_disc_real_0: 0.1566639542579651 <text:s/>(0.17503810838117437)</text:span></text:p>
      <text:p text:style-name="P3"><text:s text:c="5"/><text:span text:style-name="T1">| &gt; loss_disc_real_1: 0.240723118185997 <text:s/>(0.21362991252187954)</text:span></text:p>
      <text:p text:style-name="P3"><text:s text:c="5"/><text:span text:style-name="T1">| &gt; loss_disc_real_2: 0.23691637814044952 <text:s/>(0.2310891545425027)</text:span></text:p>
      <text:p text:style-name="P3"><text:s text:c="5"/><text:span text:style-name="T1">| &gt; loss_disc_real_3: 0.2464187890291214 <text:s/>(0.2306248581005355)</text:span></text:p>
      <text:p text:style-name="P3"><text:s text:c="5"/><text:span text:style-name="T1">| &gt; loss_disc_real_4: 0.24979253113269806 <text:s/>(0.2358222502773091)</text:span></text:p>
      <text:p text:style-name="P3"><text:s text:c="5"/><text:span text:style-name="T1">| &gt; loss_disc_real_5: 0.23842456936836243 <text:s/>(0.23312438216249823)</text:span></text:p>
      <text:p text:style-name="P3"><text:s text:c="5"/><text:span text:style-name="T1">| &gt; loss_0: 2.7153570652008057 <text:s/>(2.602436894077366)</text:span></text:p>
      <text:p text:style-name="P3"><text:s text:c="5"/><text:span text:style-name="T1">| &gt; grad_norm_0: tensor(10.5450, device='cuda:0') <text:s/>(tensor(16.8026, device='cuda:0'))</text:span></text:p>
      <text:p text:style-name="P3"><text:s text:c="5"/><text:span text:style-name="T1">| &gt; loss_gen: 2.041529655456543 <text:s/>(2.2001393568717837)</text:span></text:p>
      <text:p text:style-name="P3"><text:s text:c="5"/><text:span text:style-name="T1">| &gt; loss_kl: 1.2655221223831177 <text:s/>(1.557309273946083)</text:span></text:p>
      <text:p text:style-name="P3"><text:s text:c="5"/><text:span text:style-name="T1">| &gt; loss_feat: 6.760269641876221 <text:s/>(7.154015629978503)</text:span></text:p>
      <text:p text:style-name="P3"><text:s text:c="5"/><text:span text:style-name="T1">| &gt; loss_mel: 16.114540100097656 <text:s/>(15.53949116852324)</text:span></text:p>
      <text:p text:style-name="P3"><text:s text:c="5"/><text:span text:style-name="T1">| &gt; loss_duration: 1.4310088157653809 <text:s/>(1.437605950791957)</text:span></text:p>
      <text:p text:style-name="P3"><text:s text:c="5"/><text:span text:style-name="T1">| &gt; amp_scaler: 256.0 <text:s/>(256.0)</text:span></text:p>
      <text:p text:style-name="P3"><text:s text:c="5"/><text:span text:style-name="T1">| &gt; loss_1: 27.612871170043945 <text:s/>(27.888561151795468)</text:span></text:p>
      <text:p text:style-name="P3"><text:s text:c="5"/><text:span text:style-name="T1">| &gt; grad_norm_1: tensor(125.0809, device='cuda:0') <text:s/>(tensor(183.8059, device='cuda:0'))</text:span></text:p>
      <text:p text:style-name="P3"><text:s text:c="5"/><text:span text:style-name="T1">| &gt; current_lr_0: 0.00019880351825324018 </text:span></text:p>
      <text:p text:style-name="P3"><text:s text:c="5"/><text:span text:style-name="T1">| &gt; current_lr_1: 0.00019880351825324018 </text:span></text:p>
      <text:p text:style-name="P3"><text:s text:c="5"/><text:span text:style-name="T1">| &gt; step_time: 0.526 <text:s/>(0.5181876562409482)</text:span></text:p>
      <text:p text:style-name="P3"><text:soft-page-break/><text:s text:c="5"/><text:span text:style-name="T1">| &gt; loader_time: 0.005 <text:s/>(0.005086365392652608)</text:span></text:p>
      <text:p text:style-name="P5"/>
      <text:p text:style-name="P5"/>
      <text:p text:style-name="P1">[1m <text:s text:c="2"/>--&gt; TIME: 2025-05-11 16:59:37 -- STEP: 159/630 -- GLOBAL_STEP: 875900[0m</text:p>
      <text:p text:style-name="P3"><text:s text:c="5"/><text:span text:style-name="T1">| &gt; loss_disc: 2.4108283519744873 <text:s/>(2.6008751092466924)</text:span></text:p>
      <text:p text:style-name="P3"><text:s text:c="5"/><text:span text:style-name="T1">| &gt; loss_disc_real_0: 0.15654247999191284 <text:s/>(0.17407785182666483)</text:span></text:p>
      <text:p text:style-name="P3"><text:s text:c="5"/><text:span text:style-name="T1">| &gt; loss_disc_real_1: 0.173375204205513 <text:s/>(0.21272662638118436)</text:span></text:p>
      <text:p text:style-name="P3"><text:s text:c="5"/><text:span text:style-name="T1">| &gt; loss_disc_real_2: 0.2784641981124878 <text:s/>(0.22803873535971972)</text:span></text:p>
      <text:p text:style-name="P3"><text:s text:c="5"/><text:span text:style-name="T1">| &gt; loss_disc_real_3: 0.19146625697612762 <text:s/>(0.2284788467786597)</text:span></text:p>
      <text:p text:style-name="P3"><text:s text:c="5"/><text:span text:style-name="T1">| &gt; loss_disc_real_4: 0.21765711903572083 <text:s/>(0.23917486092204568)</text:span></text:p>
      <text:p text:style-name="P3"><text:s text:c="5"/><text:span text:style-name="T1">| &gt; loss_disc_real_5: 0.23585502803325653 <text:s/>(0.23594643503614943)</text:span></text:p>
      <text:p text:style-name="P3"><text:s text:c="5"/><text:span text:style-name="T1">| &gt; loss_0: 2.4108283519744873 <text:s/>(2.6008751092466924)</text:span></text:p>
      <text:p text:style-name="P3"><text:s text:c="5"/><text:span text:style-name="T1">| &gt; grad_norm_0: tensor(45.4018, device='cuda:0') <text:s/>(tensor(14.4860, device='cuda:0'))</text:span></text:p>
      <text:p text:style-name="P3"><text:s text:c="5"/><text:span text:style-name="T1">| &gt; loss_gen: 2.3491435050964355 <text:s/>(2.1847614979593994)</text:span></text:p>
      <text:p text:style-name="P3"><text:s text:c="5"/><text:span text:style-name="T1">| &gt; loss_kl: 1.6301798820495605 <text:s/>(1.5871943212905018)</text:span></text:p>
      <text:p text:style-name="P3"><text:s text:c="5"/><text:span text:style-name="T1">| &gt; loss_feat: 7.896620750427246 <text:s/>(6.992017506053613)</text:span></text:p>
      <text:p text:style-name="P3"><text:s text:c="5"/><text:span text:style-name="T1">| &gt; loss_mel: 15.977524757385254 <text:s/>(15.631100642606148)</text:span></text:p>
      <text:p text:style-name="P3"><text:s text:c="5"/><text:span text:style-name="T1">| &gt; loss_duration: 1.4637914896011353 <text:s/>(1.3771307903265804)</text:span></text:p>
      <text:p text:style-name="P3"><text:s text:c="5"/><text:span text:style-name="T1">| &gt; amp_scaler: 256.0 <text:s/>(256.0)</text:span></text:p>
      <text:p text:style-name="P3"><text:s text:c="5"/><text:span text:style-name="T1">| &gt; loss_1: 29.3172607421875 <text:s/>(27.772204669016713)</text:span></text:p>
      <text:p text:style-name="P3"><text:s text:c="5"/><text:span text:style-name="T1">| &gt; grad_norm_1: tensor(516.3172, device='cuda:0') <text:s/>(tensor(175.6606, device='cuda:0'))</text:span></text:p>
      <text:p text:style-name="P3"><text:s text:c="5"/><text:span text:style-name="T1">| &gt; current_lr_0: 0.00019880351825324018 </text:span></text:p>
      <text:p text:style-name="P3"><text:s text:c="5"/><text:span text:style-name="T1">| &gt; current_lr_1: 0.00019880351825324018 </text:span></text:p>
      <text:p text:style-name="P3"><text:s text:c="5"/><text:span text:style-name="T1">| &gt; step_time: 0.5609 <text:s/>(0.5382907255640571)</text:span></text:p>
      <text:p text:style-name="P3"><text:s text:c="5"/><text:span text:style-name="T1">| &gt; loader_time: 0.0064 <text:s/>(0.005644045535873317)</text:span></text:p>
      <text:p text:style-name="P5"/>
      <text:p text:style-name="P5"/>
      <text:p text:style-name="P1">[1m <text:s text:c="2"/>--&gt; TIME: 2025-05-11 17:00:38 -- STEP: 259/630 -- GLOBAL_STEP: 876000[0m</text:p>
      <text:p text:style-name="P3"><text:s text:c="5"/><text:span text:style-name="T1">| &gt; loss_disc: 2.556762933731079 <text:s/>(2.6022102197625)</text:span></text:p>
      <text:p text:style-name="P3"><text:s text:c="5"/><text:span text:style-name="T1">| &gt; loss_disc_real_0: 0.15482977032661438 <text:s/>(0.1747912595688607)</text:span></text:p>
      <text:p text:style-name="P3"><text:s text:c="5"/><text:span text:style-name="T1">| &gt; loss_disc_real_1: 0.25902801752090454 <text:s/>(0.21355757830686092)</text:span></text:p>
      <text:p text:style-name="P3"><text:s text:c="5"/><text:span text:style-name="T1">| &gt; loss_disc_real_2: 0.20979194343090057 <text:s/>(0.2294797465262726)</text:span></text:p>
      <text:p text:style-name="P3"><text:s text:c="5"/><text:span text:style-name="T1">| &gt; loss_disc_real_3: 0.19847990572452545 <text:s/>(0.22989183647061867)</text:span></text:p>
      <text:p text:style-name="P3"><text:s text:c="5"/><text:span text:style-name="T1">| &gt; loss_disc_real_4: 0.1932755708694458 <text:s/>(0.2390770407026799)</text:span></text:p>
      <text:p text:style-name="P3"><text:s text:c="5"/><text:span text:style-name="T1">| &gt; loss_disc_real_5: 0.21123866736888885 <text:s/>(0.2330146432498247)</text:span></text:p>
      <text:p text:style-name="P3"><text:s text:c="5"/><text:span text:style-name="T1">| &gt; loss_0: 2.556762933731079 <text:s/>(2.6022102197625)</text:span></text:p>
      <text:p text:style-name="P3"><text:s text:c="5"/><text:span text:style-name="T1">| &gt; grad_norm_0: tensor(21.3676, device='cuda:0') <text:s/>(tensor(17.6358, device='cuda:0'))</text:span></text:p>
      <text:p text:style-name="P3"><text:s text:c="5"/><text:span text:style-name="T1">| &gt; loss_gen: 2.094207525253296 <text:s/>(2.203351036001816)</text:span></text:p>
      <text:p text:style-name="P3"><text:s text:c="5"/><text:span text:style-name="T1">| &gt; loss_kl: 1.5749633312225342 <text:s/>(1.5893834824727768)</text:span></text:p>
      <text:p text:style-name="P3"><text:s text:c="5"/><text:span text:style-name="T1">| &gt; loss_feat: 5.971454620361328 <text:s/>(6.980698673881619)</text:span></text:p>
      <text:p text:style-name="P3"><text:s text:c="5"/><text:span text:style-name="T1">| &gt; loss_mel: 15.278802871704102 <text:s/>(15.644614477415342)</text:span></text:p>
      <text:p text:style-name="P3"><text:s text:c="5"/><text:span text:style-name="T1">| &gt; loss_duration: 1.4678797721862793 <text:s/>(1.3867181327812454)</text:span></text:p>
      <text:p text:style-name="P3"><text:s text:c="5"/><text:span text:style-name="T1">| &gt; amp_scaler: 256.0 <text:s/>(256.0)</text:span></text:p>
      <text:p text:style-name="P3"><text:s text:c="5"/><text:span text:style-name="T1">| &gt; loss_1: 26.387310028076172 <text:s/>(27.80476578966531)</text:span></text:p>
      <text:p text:style-name="P3"><text:s text:c="5"/><text:span text:style-name="T1">| &gt; grad_norm_1: tensor(293.8866, device='cuda:0') <text:s/>(tensor(223.0497, device='cuda:0'))</text:span></text:p>
      <text:p text:style-name="P3"><text:s text:c="5"/><text:span text:style-name="T1">| &gt; current_lr_0: 0.00019880351825324018 </text:span></text:p>
      <text:p text:style-name="P3"><text:s text:c="5"/><text:span text:style-name="T1">| &gt; current_lr_1: 0.00019880351825324018 </text:span></text:p>
      <text:p text:style-name="P3"><text:s text:c="5"/><text:span text:style-name="T1">| &gt; step_time: 0.5952 <text:s/>(0.561391070082381)</text:span></text:p>
      <text:p text:style-name="P3"><text:s text:c="5"/><text:span text:style-name="T1">| &gt; loader_time: 0.007 <text:s/>(0.006166623826192614)</text:span></text:p>
      <text:p text:style-name="P5"/>
      <text:p text:style-name="P5"/>
      <text:p text:style-name="P3"><text:s/><text:span text:style-name="T1">&gt; CHECKPOINT : /kaggle/working/vits_4_nov-May-11-2025_10+42AM-0000000/checkpoint_876000.pth</text:span></text:p>
      <text:p text:style-name="P5"/>
      <text:p text:style-name="P1">[1m <text:s text:c="2"/>--&gt; TIME: 2025-05-11 17:01:48 -- STEP: 359/630 -- GLOBAL_STEP: 876100[0m</text:p>
      <text:p text:style-name="P3"><text:s text:c="5"/><text:span text:style-name="T1">| &gt; loss_disc: 2.4231176376342773 <text:s/>(2.601446346984268)</text:span></text:p>
      <text:p text:style-name="P3"><text:s text:c="5"/><text:span text:style-name="T1">| &gt; loss_disc_real_0: 0.16255708038806915 <text:s/>(0.1747473832167955)</text:span></text:p>
      <text:p text:style-name="P3"><text:s text:c="5"/><text:span text:style-name="T1">| &gt; loss_disc_real_1: 0.2438087910413742 <text:s/>(0.21460744381615046)</text:span></text:p>
      <text:p text:style-name="P3"><text:s text:c="5"/><text:span text:style-name="T1">| &gt; loss_disc_real_2: 0.22585870325565338 <text:s/>(0.2288903909473366)</text:span></text:p>
      <text:p text:style-name="P3"><text:s text:c="5"/><text:span text:style-name="T1">| &gt; loss_disc_real_3: 0.2135651409626007 <text:s/>(0.23037257612083617)</text:span></text:p>
      <text:p text:style-name="P3"><text:soft-page-break/><text:s text:c="5"/><text:span text:style-name="T1">| &gt; loss_disc_real_4: 0.25653183460235596 <text:s/>(0.23985582307852743)</text:span></text:p>
      <text:p text:style-name="P3"><text:s text:c="5"/><text:span text:style-name="T1">| &gt; loss_disc_real_5: 0.25974828004837036 <text:s/>(0.2312976781040181)</text:span></text:p>
      <text:p text:style-name="P3"><text:s text:c="5"/><text:span text:style-name="T1">| &gt; loss_0: 2.4231176376342773 <text:s/>(2.601446346984268)</text:span></text:p>
      <text:p text:style-name="P3"><text:s text:c="5"/><text:span text:style-name="T1">| &gt; grad_norm_0: tensor(53.8027, device='cuda:0') <text:s/>(tensor(19.3648, device='cuda:0'))</text:span></text:p>
      <text:p text:style-name="P3"><text:s text:c="5"/><text:span text:style-name="T1">| &gt; loss_gen: 2.3425469398498535 <text:s/>(2.2035257026013544)</text:span></text:p>
      <text:p text:style-name="P3"><text:s text:c="5"/><text:span text:style-name="T1">| &gt; loss_kl: 1.616415023803711 <text:s/>(1.5917553157859523)</text:span></text:p>
      <text:p text:style-name="P3"><text:s text:c="5"/><text:span text:style-name="T1">| &gt; loss_feat: 6.765944957733154 <text:s/>(6.903099360240203)</text:span></text:p>
      <text:p text:style-name="P3"><text:s text:c="5"/><text:span text:style-name="T1">| &gt; loss_mel: 15.489553451538086 <text:s/>(15.610435738204913)</text:span></text:p>
      <text:p text:style-name="P3"><text:s text:c="5"/><text:span text:style-name="T1">| &gt; loss_duration: 1.4918334484100342 <text:s/>(1.4079860043724928)</text:span></text:p>
      <text:p text:style-name="P3"><text:s text:c="5"/><text:span text:style-name="T1">| &gt; amp_scaler: 256.0 <text:s/>(256.0)</text:span></text:p>
      <text:p text:style-name="P3"><text:s text:c="5"/><text:span text:style-name="T1">| &gt; loss_1: 27.7062931060791 <text:s/>(27.716802156071147)</text:span></text:p>
      <text:p text:style-name="P3"><text:s text:c="5"/><text:span text:style-name="T1">| &gt; grad_norm_1: tensor(621.6664, device='cuda:0') <text:s/>(tensor(235.7756, device='cuda:0'))</text:span></text:p>
      <text:p text:style-name="P3"><text:s text:c="5"/><text:span text:style-name="T1">| &gt; current_lr_0: 0.00019880351825324018 </text:span></text:p>
      <text:p text:style-name="P3"><text:s text:c="5"/><text:span text:style-name="T1">| &gt; current_lr_1: 0.00019880351825324018 </text:span></text:p>
      <text:p text:style-name="P3"><text:s text:c="5"/><text:span text:style-name="T1">| &gt; step_time: 0.6654 <text:s/>(0.5879631122174698)</text:span></text:p>
      <text:p text:style-name="P3"><text:s text:c="5"/><text:span text:style-name="T1">| &gt; loader_time: 0.0099 <text:s/>(0.006712059456657901)</text:span></text:p>
      <text:p text:style-name="P5"/>
      <text:p text:style-name="P5"/>
      <text:p text:style-name="P1">[1m <text:s text:c="2"/>--&gt; TIME: 2025-05-11 17:02:59 -- STEP: 459/630 -- GLOBAL_STEP: 876200[0m</text:p>
      <text:p text:style-name="P3"><text:s text:c="5"/><text:span text:style-name="T1">| &gt; loss_disc: 2.700507164001465 <text:s/>(2.60166154863528)</text:span></text:p>
      <text:p text:style-name="P3"><text:s text:c="5"/><text:span text:style-name="T1">| &gt; loss_disc_real_0: 0.181837797164917 <text:s/>(0.175299479372491)</text:span></text:p>
      <text:p text:style-name="P3"><text:s text:c="5"/><text:span text:style-name="T1">| &gt; loss_disc_real_1: 0.2703368365764618 <text:s/>(0.21435887056498226)</text:span></text:p>
      <text:p text:style-name="P3"><text:s text:c="5"/><text:span text:style-name="T1">| &gt; loss_disc_real_2: 0.256685346364975 <text:s/>(0.22912823598758847)</text:span></text:p>
      <text:p text:style-name="P3"><text:s text:c="5"/><text:span text:style-name="T1">| &gt; loss_disc_real_3: 0.22129902243614197 <text:s/>(0.22975573200156227)</text:span></text:p>
      <text:p text:style-name="P3"><text:s text:c="5"/><text:span text:style-name="T1">| &gt; loss_disc_real_4: 0.2460475116968155 <text:s/>(0.2401650244763734)</text:span></text:p>
      <text:p text:style-name="P3"><text:s text:c="5"/><text:span text:style-name="T1">| &gt; loss_disc_real_5: 0.20242717862129211 <text:s/>(0.23097047839549112)</text:span></text:p>
      <text:p text:style-name="P3"><text:s text:c="5"/><text:span text:style-name="T1">| &gt; loss_0: 2.700507164001465 <text:s/>(2.60166154863528)</text:span></text:p>
      <text:p text:style-name="P3"><text:s text:c="5"/><text:span text:style-name="T1">| &gt; grad_norm_0: tensor(10.2220, device='cuda:0') <text:s/>(tensor(19.6174, device='cuda:0'))</text:span></text:p>
      <text:p text:style-name="P3"><text:s text:c="5"/><text:span text:style-name="T1">| &gt; loss_gen: 2.004077911376953 <text:s/>(2.2006126538341073)</text:span></text:p>
      <text:p text:style-name="P3"><text:s text:c="5"/><text:span text:style-name="T1">| &gt; loss_kl: 1.3855079412460327 <text:s/>(1.59779689462616)</text:span></text:p>
      <text:p text:style-name="P3"><text:s text:c="5"/><text:span text:style-name="T1">| &gt; loss_feat: 5.376768112182617 <text:s/>(6.862878855536966)</text:span></text:p>
      <text:p text:style-name="P3"><text:s text:c="5"/><text:span text:style-name="T1">| &gt; loss_mel: 14.839250564575195 <text:s/>(15.608270370882321)</text:span></text:p>
      <text:p text:style-name="P3"><text:s text:c="5"/><text:span text:style-name="T1">| &gt; loss_duration: 1.4208852052688599 <text:s/>(1.4094463791982281)</text:span></text:p>
      <text:p text:style-name="P3"><text:s text:c="5"/><text:span text:style-name="T1">| &gt; amp_scaler: 256.0 <text:s/>(256.0)</text:span></text:p>
      <text:p text:style-name="P3"><text:s text:c="5"/><text:span text:style-name="T1">| &gt; loss_1: 25.0264892578125 <text:s/>(27.679005171998135)</text:span></text:p>
      <text:p text:style-name="P3"><text:s text:c="5"/><text:span text:style-name="T1">| &gt; grad_norm_1: tensor(93.2589, device='cuda:0') <text:s/>(tensor(240.5346, device='cuda:0'))</text:span></text:p>
      <text:p text:style-name="P3"><text:s text:c="5"/><text:span text:style-name="T1">| &gt; current_lr_0: 0.00019880351825324018 </text:span></text:p>
      <text:p text:style-name="P3"><text:s text:c="5"/><text:span text:style-name="T1">| &gt; current_lr_1: 0.00019880351825324018 </text:span></text:p>
      <text:p text:style-name="P3"><text:s text:c="5"/><text:span text:style-name="T1">| &gt; step_time: 0.7381 <text:s/>(0.6116607022960725)</text:span></text:p>
      <text:p text:style-name="P3"><text:s text:c="5"/><text:span text:style-name="T1">| &gt; loader_time: 0.0096 <text:s/>(0.007226806320655841)</text:span></text:p>
      <text:p text:style-name="P5"/>
      <text:p text:style-name="P5"/>
      <text:p text:style-name="P1">[1m <text:s text:c="2"/>--&gt; TIME: 2025-05-11 17:04:19 -- STEP: 559/630 -- GLOBAL_STEP: 876300[0m</text:p>
      <text:p text:style-name="P3"><text:s text:c="5"/><text:span text:style-name="T1">| &gt; loss_disc: 2.5648274421691895 <text:s/>(2.6025986739689206)</text:span></text:p>
      <text:p text:style-name="P3"><text:s text:c="5"/><text:span text:style-name="T1">| &gt; loss_disc_real_0: 0.17803359031677246 <text:s/>(0.17585101786314475)</text:span></text:p>
      <text:p text:style-name="P3"><text:s text:c="5"/><text:span text:style-name="T1">| &gt; loss_disc_real_1: 0.1726880669593811 <text:s/>(0.21496083343498182)</text:span></text:p>
      <text:p text:style-name="P3"><text:s text:c="5"/><text:span text:style-name="T1">| &gt; loss_disc_real_2: 0.19008208811283112 <text:s/>(0.2290180852246839)</text:span></text:p>
      <text:p text:style-name="P3"><text:s text:c="5"/><text:span text:style-name="T1">| &gt; loss_disc_real_3: 0.22455155849456787 <text:s/>(0.22999251432623546)</text:span></text:p>
      <text:p text:style-name="P3"><text:s text:c="5"/><text:span text:style-name="T1">| &gt; loss_disc_real_4: 0.20516350865364075 <text:s/>(0.23996314425054732)</text:span></text:p>
      <text:p text:style-name="P3"><text:s text:c="5"/><text:span text:style-name="T1">| &gt; loss_disc_real_5: 0.17794965207576752 <text:s/>(0.2300731021517718)</text:span></text:p>
      <text:p text:style-name="P3"><text:s text:c="5"/><text:span text:style-name="T1">| &gt; loss_0: 2.5648274421691895 <text:s/>(2.6025986739689206)</text:span></text:p>
      <text:p text:style-name="P3"><text:s text:c="5"/><text:span text:style-name="T1">| &gt; grad_norm_0: tensor(7.7483, device='cuda:0') <text:s/>(tensor(20.0598, device='cuda:0'))</text:span></text:p>
      <text:p text:style-name="P3"><text:s text:c="5"/><text:span text:style-name="T1">| &gt; loss_gen: 1.9857368469238281 <text:s/>(2.1978134853042306)</text:span></text:p>
      <text:p text:style-name="P3"><text:s text:c="5"/><text:span text:style-name="T1">| &gt; loss_kl: 1.7022720575332642 <text:s/>(1.6009329919951547)</text:span></text:p>
      <text:p text:style-name="P3"><text:s text:c="5"/><text:span text:style-name="T1">| &gt; loss_feat: 7.006155967712402 <text:s/>(6.828059189648023)</text:span></text:p>
      <text:p text:style-name="P3"><text:s text:c="5"/><text:span text:style-name="T1">| &gt; loss_mel: 15.851829528808594 <text:s/>(15.592588950141812)</text:span></text:p>
      <text:p text:style-name="P3"><text:s text:c="5"/><text:span text:style-name="T1">| &gt; loss_duration: 1.4999797344207764 <text:s/>(1.4200705908278872)</text:span></text:p>
      <text:p text:style-name="P3"><text:s text:c="5"/><text:span text:style-name="T1">| &gt; amp_scaler: 256.0 <text:s/>(256.0)</text:span></text:p>
      <text:p text:style-name="P3"><text:s text:c="5"/><text:span text:style-name="T1">| &gt; loss_1: 28.04597282409668 <text:s/>(27.63946522966907)</text:span></text:p>
      <text:p text:style-name="P3"><text:soft-page-break/><text:s text:c="5"/><text:span text:style-name="T1">| &gt; grad_norm_1: tensor(254.8549, device='cuda:0') <text:s/>(tensor(246.1251, device='cuda:0'))</text:span></text:p>
      <text:p text:style-name="P3"><text:s text:c="5"/><text:span text:style-name="T1">| &gt; current_lr_0: 0.00019880351825324018 </text:span></text:p>
      <text:p text:style-name="P3"><text:s text:c="5"/><text:span text:style-name="T1">| &gt; current_lr_1: 0.00019880351825324018 </text:span></text:p>
      <text:p text:style-name="P3"><text:s text:c="5"/><text:span text:style-name="T1">| &gt; step_time: 0.8257 <text:s/>(0.6424781819788842)</text:span></text:p>
      <text:p text:style-name="P3"><text:s text:c="5"/><text:span text:style-name="T1">| &gt; loader_time: 0.0127 <text:s/>(0.0077842847179214955)</text:span></text:p>
      <text:p text:style-name="P5"/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2m 0.004901389280954997 [0m(-8.535385131835938e-05)</text:span></text:p>
      <text:p text:style-name="P3"><text:s text:c="5"/><text:span text:style-name="T1">| &gt; avg_loss_disc:[91m 2.655331293741862 [0m(+0.05327411492665579)</text:span></text:p>
      <text:p text:style-name="P3"><text:s text:c="5"/><text:span text:style-name="T1">| &gt; avg_loss_disc_real_0:[92m 0.20636523266633353 [0m(-0.03001280128955841)</text:span></text:p>
      <text:p text:style-name="P3"><text:s text:c="5"/><text:span text:style-name="T1">| &gt; avg_loss_disc_real_1:[92m 0.20184528455138206 [0m(-0.03834953159093857)</text:span></text:p>
      <text:p text:style-name="P3"><text:s text:c="5"/><text:span text:style-name="T1">| &gt; avg_loss_disc_real_2:[91m 0.2232764263947805 [0m(+0.005548576513926207)</text:span></text:p>
      <text:p text:style-name="P3"><text:s text:c="5"/><text:span text:style-name="T1">| &gt; avg_loss_disc_real_3:[92m 0.21376343568166098 [0m(-0.0063692082961400165)</text:span></text:p>
      <text:p text:style-name="P3"><text:s text:c="5"/><text:span text:style-name="T1">| &gt; avg_loss_disc_real_4:[92m 0.24479838088154793 [0m(-0.006756766388813673)</text:span></text:p>
      <text:p text:style-name="P3"><text:s text:c="5"/><text:span text:style-name="T1">| &gt; avg_loss_disc_real_5:[92m 0.2486898402372996 [0m(-0.05603956431150439)</text:span></text:p>
      <text:p text:style-name="P3"><text:s text:c="5"/><text:span text:style-name="T1">| &gt; avg_loss_0:[91m 2.655331293741862 [0m(+0.05327411492665579)</text:span></text:p>
      <text:p text:style-name="P3"><text:s text:c="5"/><text:span text:style-name="T1">| &gt; avg_loss_gen:[92m 2.0018858710924783 [0m(-0.34902071952819824)</text:span></text:p>
      <text:p text:style-name="P3"><text:s text:c="5"/><text:span text:style-name="T1">| &gt; avg_loss_kl:[92m 1.6228958169619243 [0m(-0.03169382611910487)</text:span></text:p>
      <text:p text:style-name="P3"><text:s text:c="5"/><text:span text:style-name="T1">| &gt; avg_loss_feat:[92m 6.309566974639893 [0m(-0.5108089447021484)</text:span></text:p>
      <text:p text:style-name="P3"><text:s text:c="5"/><text:span text:style-name="T1">| &gt; avg_loss_mel:[92m 15.130921204884848 [0m(-0.16496594746907434)</text:span></text:p>
      <text:p text:style-name="P3"><text:s text:c="5"/><text:span text:style-name="T1">| &gt; avg_loss_duration:[91m 1.5259860754013062 [0m(+0.0034382144610087817)</text:span></text:p>
      <text:p text:style-name="P3"><text:s text:c="5"/><text:span text:style-name="T1">| &gt; avg_loss_1:[92m 26.591256141662598 [0m(-1.0530508359273263)</text:span></text:p>
      <text:p text:style-name="P5"/>
      <text:p text:style-name="P5"/>
      <text:p text:style-name="P1">[4m[1m &gt; EPOCH: 49/50[0m</text:p>
      <text:p text:style-name="P3"><text:s/><text:span text:style-name="T1">--&gt; /kaggle/working/vits_4_nov-May-11-2025_10+42AM-0000000</text:span></text:p>
      <text:p text:style-name="P5"/>
      <text:p text:style-name="P1">[1m &gt; TRAINING (2025-05-11 17:05:38) [0m</text:p>
      <text:p text:style-name="P5"/>
      <text:p text:style-name="P1">[1m <text:s text:c="2"/>--&gt; TIME: 2025-05-11 17:05:54 -- STEP: 29/630 -- GLOBAL_STEP: 876400[0m</text:p>
      <text:p text:style-name="P3"><text:s text:c="5"/><text:span text:style-name="T1">| &gt; loss_disc: 2.7814953327178955 <text:s/>(2.6353660863021324)</text:span></text:p>
      <text:p text:style-name="P3"><text:s text:c="5"/><text:span text:style-name="T1">| &gt; loss_disc_real_0: 0.13802269101142883 <text:s/>(0.1734800598230855)</text:span></text:p>
      <text:p text:style-name="P3"><text:s text:c="5"/><text:span text:style-name="T1">| &gt; loss_disc_real_1: 0.25457853078842163 <text:s/>(0.22493529987746272)</text:span></text:p>
      <text:p text:style-name="P3"><text:s text:c="5"/><text:span text:style-name="T1">| &gt; loss_disc_real_2: 0.2560129165649414 <text:s/>(0.23085746888456674)</text:span></text:p>
      <text:p text:style-name="P3"><text:s text:c="5"/><text:span text:style-name="T1">| &gt; loss_disc_real_3: 0.21698801219463348 <text:s/>(0.23249996222298722)</text:span></text:p>
      <text:p text:style-name="P3"><text:s text:c="5"/><text:span text:style-name="T1">| &gt; loss_disc_real_4: 0.21718303859233856 <text:s/>(0.24225537222007226)</text:span></text:p>
      <text:p text:style-name="P3"><text:s text:c="5"/><text:span text:style-name="T1">| &gt; loss_disc_real_5: 0.26110950112342834 <text:s/>(0.2373317325937337)</text:span></text:p>
      <text:p text:style-name="P3"><text:s text:c="5"/><text:span text:style-name="T1">| &gt; loss_0: 2.7814953327178955 <text:s/>(2.6353660863021324)</text:span></text:p>
      <text:p text:style-name="P3"><text:s text:c="5"/><text:span text:style-name="T1">| &gt; grad_norm_0: tensor(10.2183, device='cuda:0') <text:s/>(tensor(12.5804, device='cuda:0'))</text:span></text:p>
      <text:p text:style-name="P3"><text:s text:c="5"/><text:span text:style-name="T1">| &gt; loss_gen: 1.972188115119934 <text:s/>(2.15291192613799)</text:span></text:p>
      <text:p text:style-name="P3"><text:s text:c="5"/><text:span text:style-name="T1">| &gt; loss_kl: 1.681779384613037 <text:s/>(1.5316934462251335)</text:span></text:p>
      <text:p text:style-name="P3"><text:s text:c="5"/><text:span text:style-name="T1">| &gt; loss_feat: 6.738364219665527 <text:s/>(6.984357998288911)</text:span></text:p>
      <text:p text:style-name="P3"><text:s text:c="5"/><text:span text:style-name="T1">| &gt; loss_mel: 15.032100677490234 <text:s/>(15.408479394583866)</text:span></text:p>
      <text:p text:style-name="P3"><text:s text:c="5"/><text:span text:style-name="T1">| &gt; loss_duration: 1.391707420349121 <text:s/>(1.4333944238465408)</text:span></text:p>
      <text:p text:style-name="P3"><text:s text:c="5"/><text:span text:style-name="T1">| &gt; amp_scaler: 256.0 <text:s/>(256.0)</text:span></text:p>
      <text:p text:style-name="P3"><text:s text:c="5"/><text:span text:style-name="T1">| &gt; loss_1: 26.816139221191406 <text:s/>(27.51083729184907)</text:span></text:p>
      <text:p text:style-name="P3"><text:s text:c="5"/><text:span text:style-name="T1">| &gt; grad_norm_1: tensor(56.3662, device='cuda:0') <text:s/>(tensor(122.9413, device='cuda:0'))</text:span></text:p>
      <text:p text:style-name="P3"><text:s text:c="5"/><text:span text:style-name="T1">| &gt; current_lr_0: 0.00019877866781345852 </text:span></text:p>
      <text:p text:style-name="P3"><text:s text:c="5"/><text:span text:style-name="T1">| &gt; current_lr_1: 0.00019877866781345852 </text:span></text:p>
      <text:p text:style-name="P3"><text:s text:c="5"/><text:span text:style-name="T1">| &gt; step_time: 0.5108 <text:s/>(0.5092972969186719)</text:span></text:p>
      <text:p text:style-name="P3"><text:s text:c="5"/><text:span text:style-name="T1">| &gt; loader_time: 0.0048 <text:s/>(0.004717136251515355)</text:span></text:p>
      <text:p text:style-name="P5"/>
      <text:p text:style-name="P5"/>
      <text:p text:style-name="P1">[1m <text:s text:c="2"/>--&gt; TIME: 2025-05-11 17:06:49 -- STEP: 129/630 -- GLOBAL_STEP: 876500[0m</text:p>
      <text:p text:style-name="P3"><text:s text:c="5"/><text:span text:style-name="T1">| &gt; loss_disc: 2.623114585876465 <text:s/>(2.619748219039089)</text:span></text:p>
      <text:p text:style-name="P3"><text:soft-page-break/><text:s text:c="5"/><text:span text:style-name="T1">| &gt; loss_disc_real_0: 0.17242863774299622 <text:s/>(0.17871532208004662)</text:span></text:p>
      <text:p text:style-name="P3"><text:s text:c="5"/><text:span text:style-name="T1">| &gt; loss_disc_real_1: 0.18826128542423248 <text:s/>(0.21527341955391935)</text:span></text:p>
      <text:p text:style-name="P3"><text:s text:c="5"/><text:span text:style-name="T1">| &gt; loss_disc_real_2: 0.19645792245864868 <text:s/>(0.22761028358178545)</text:span></text:p>
      <text:p text:style-name="P3"><text:s text:c="5"/><text:span text:style-name="T1">| &gt; loss_disc_real_3: 0.24424363672733307 <text:s/>(0.23016580592754277)</text:span></text:p>
      <text:p text:style-name="P3"><text:s text:c="5"/><text:span text:style-name="T1">| &gt; loss_disc_real_4: 0.21802835166454315 <text:s/>(0.2401999744564988)</text:span></text:p>
      <text:p text:style-name="P3"><text:s text:c="5"/><text:span text:style-name="T1">| &gt; loss_disc_real_5: 0.1997894048690796 <text:s/>(0.2375409456417542)</text:span></text:p>
      <text:p text:style-name="P3"><text:s text:c="5"/><text:span text:style-name="T1">| &gt; loss_0: 2.623114585876465 <text:s/>(2.619748219039089)</text:span></text:p>
      <text:p text:style-name="P3"><text:s text:c="5"/><text:span text:style-name="T1">| &gt; grad_norm_0: tensor(26.8514, device='cuda:0') <text:s/>(tensor(13.7140, device='cuda:0'))</text:span></text:p>
      <text:p text:style-name="P3"><text:s text:c="5"/><text:span text:style-name="T1">| &gt; loss_gen: 2.098337411880493 <text:s/>(2.1633395474086434)</text:span></text:p>
      <text:p text:style-name="P3"><text:s text:c="5"/><text:span text:style-name="T1">| &gt; loss_kl: 1.4623091220855713 <text:s/>(1.5783705018287482)</text:span></text:p>
      <text:p text:style-name="P3"><text:s text:c="5"/><text:span text:style-name="T1">| &gt; loss_feat: 6.94166898727417 <text:s/>(6.893286623696024)</text:span></text:p>
      <text:p text:style-name="P3"><text:s text:c="5"/><text:span text:style-name="T1">| &gt; loss_mel: 15.229833602905273 <text:s/>(15.472549105799475)</text:span></text:p>
      <text:p text:style-name="P3"><text:s text:c="5"/><text:span text:style-name="T1">| &gt; loss_duration: 1.4646806716918945 <text:s/>(1.410188820935035)</text:span></text:p>
      <text:p text:style-name="P3"><text:s text:c="5"/><text:span text:style-name="T1">| &gt; amp_scaler: 256.0 <text:s/>(256.0)</text:span></text:p>
      <text:p text:style-name="P3"><text:s text:c="5"/><text:span text:style-name="T1">| &gt; loss_1: 27.19683074951172 <text:s/>(27.51773469023002)</text:span></text:p>
      <text:p text:style-name="P3"><text:s text:c="5"/><text:span text:style-name="T1">| &gt; grad_norm_1: tensor(396.2880, device='cuda:0') <text:s/>(tensor(149.5941, device='cuda:0'))</text:span></text:p>
      <text:p text:style-name="P3"><text:s text:c="5"/><text:span text:style-name="T1">| &gt; current_lr_0: 0.00019877866781345852 </text:span></text:p>
      <text:p text:style-name="P3"><text:s text:c="5"/><text:span text:style-name="T1">| &gt; current_lr_1: 0.00019877866781345852 </text:span></text:p>
      <text:p text:style-name="P3"><text:s text:c="5"/><text:span text:style-name="T1">| &gt; step_time: 0.5476 <text:s/>(0.5299788186716481)</text:span></text:p>
      <text:p text:style-name="P3"><text:s text:c="5"/><text:span text:style-name="T1">| &gt; loader_time: 0.006 <text:s/>(0.005441944728526034)</text:span></text:p>
      <text:p text:style-name="P5"/>
      <text:p text:style-name="P5"/>
      <text:p text:style-name="P3"><text:s/><text:span text:style-name="T1">&gt; CHECKPOINT : /kaggle/working/vits_4_nov-May-11-2025_10+42AM-0000000/checkpoint_876500.pth</text:span></text:p>
      <text:p text:style-name="P5"/>
      <text:p text:style-name="P1">[1m <text:s text:c="2"/>--&gt; TIME: 2025-05-11 17:07:52 -- STEP: 229/630 -- GLOBAL_STEP: 876600[0m</text:p>
      <text:p text:style-name="P3"><text:s text:c="5"/><text:span text:style-name="T1">| &gt; loss_disc: 2.72480845451355 <text:s/>(2.614119574492675)</text:span></text:p>
      <text:p text:style-name="P3"><text:s text:c="5"/><text:span text:style-name="T1">| &gt; loss_disc_real_0: 0.22779762744903564 <text:s/>(0.17874192111356804)</text:span></text:p>
      <text:p text:style-name="P3"><text:s text:c="5"/><text:span text:style-name="T1">| &gt; loss_disc_real_1: 0.159579336643219 <text:s/>(0.2158666465870678)</text:span></text:p>
      <text:p text:style-name="P3"><text:s text:c="5"/><text:span text:style-name="T1">| &gt; loss_disc_real_2: 0.2366192489862442 <text:s/>(0.22836821705233062)</text:span></text:p>
      <text:p text:style-name="P3"><text:s text:c="5"/><text:span text:style-name="T1">| &gt; loss_disc_real_3: 0.26257073879241943 <text:s/>(0.23034572685910104)</text:span></text:p>
      <text:p text:style-name="P3"><text:s text:c="5"/><text:span text:style-name="T1">| &gt; loss_disc_real_4: 0.2381780594587326 <text:s/>(0.240348232365071)</text:span></text:p>
      <text:p text:style-name="P3"><text:s text:c="5"/><text:span text:style-name="T1">| &gt; loss_disc_real_5: 0.21252703666687012 <text:s/>(0.23025651555915067)</text:span></text:p>
      <text:p text:style-name="P3"><text:s text:c="5"/><text:span text:style-name="T1">| &gt; loss_0: 2.72480845451355 <text:s/>(2.614119574492675)</text:span></text:p>
      <text:p text:style-name="P3"><text:s text:c="5"/><text:span text:style-name="T1">| &gt; grad_norm_0: tensor(13.9634, device='cuda:0') <text:s/>(tensor(19.5388, device='cuda:0'))</text:span></text:p>
      <text:p text:style-name="P3"><text:s text:c="5"/><text:span text:style-name="T1">| &gt; loss_gen: 2.1131091117858887 <text:s/>(2.186080224128787)</text:span></text:p>
      <text:p text:style-name="P3"><text:s text:c="5"/><text:span text:style-name="T1">| &gt; loss_kl: 1.5347988605499268 <text:s/>(1.607886093152142)</text:span></text:p>
      <text:p text:style-name="P3"><text:s text:c="5"/><text:span text:style-name="T1">| &gt; loss_feat: 6.2698655128479 <text:s/>(6.842150998427877)</text:span></text:p>
      <text:p text:style-name="P3"><text:s text:c="5"/><text:span text:style-name="T1">| &gt; loss_mel: 15.531842231750488 <text:s/>(15.512760099885766)</text:span></text:p>
      <text:p text:style-name="P3"><text:s text:c="5"/><text:span text:style-name="T1">| &gt; loss_duration: 1.4813268184661865 <text:s/>(1.375085653175954)</text:span></text:p>
      <text:p text:style-name="P3"><text:s text:c="5"/><text:span text:style-name="T1">| &gt; amp_scaler: 256.0 <text:s/>(256.0)</text:span></text:p>
      <text:p text:style-name="P3"><text:s text:c="5"/><text:span text:style-name="T1">| &gt; loss_1: 26.93094253540039 <text:s/>(27.52396308699029)</text:span></text:p>
      <text:p text:style-name="P3"><text:s text:c="5"/><text:span text:style-name="T1">| &gt; grad_norm_1: tensor(237.0034, device='cuda:0') <text:s/>(tensor(241.0995, device='cuda:0'))</text:span></text:p>
      <text:p text:style-name="P3"><text:s text:c="5"/><text:span text:style-name="T1">| &gt; current_lr_0: 0.00019877866781345852 </text:span></text:p>
      <text:p text:style-name="P3"><text:s text:c="5"/><text:span text:style-name="T1">| &gt; current_lr_1: 0.00019877866781345852 </text:span></text:p>
      <text:p text:style-name="P3"><text:s text:c="5"/><text:span text:style-name="T1">| &gt; step_time: 0.6165 <text:s/>(0.558008395948785)</text:span></text:p>
      <text:p text:style-name="P3"><text:s text:c="5"/><text:span text:style-name="T1">| &gt; loader_time: 0.0074 <text:s/>(0.00599142557668894)</text:span></text:p>
      <text:p text:style-name="P5"/>
      <text:p text:style-name="P5"/>
      <text:p text:style-name="P1">[1m <text:s text:c="2"/>--&gt; TIME: 2025-05-11 17:08:57 -- STEP: 329/630 -- GLOBAL_STEP: 876700[0m</text:p>
      <text:p text:style-name="P3"><text:s text:c="5"/><text:span text:style-name="T1">| &gt; loss_disc: 2.5899617671966553 <text:s/>(2.6088126278213446)</text:span></text:p>
      <text:p text:style-name="P3"><text:s text:c="5"/><text:span text:style-name="T1">| &gt; loss_disc_real_0: 0.23321664333343506 <text:s/>(0.17737784232140313)</text:span></text:p>
      <text:p text:style-name="P3"><text:s text:c="5"/><text:span text:style-name="T1">| &gt; loss_disc_real_1: 0.17407649755477905 <text:s/>(0.21516896646164108)</text:span></text:p>
      <text:p text:style-name="P3"><text:s text:c="5"/><text:span text:style-name="T1">| &gt; loss_disc_real_2: 0.21184472739696503 <text:s/>(0.22863932565352837)</text:span></text:p>
      <text:p text:style-name="P3"><text:s text:c="5"/><text:span text:style-name="T1">| &gt; loss_disc_real_3: 0.23557405173778534 <text:s/>(0.23024708612349257)</text:span></text:p>
      <text:p text:style-name="P3"><text:s text:c="5"/><text:span text:style-name="T1">| &gt; loss_disc_real_4: 0.24517035484313965 <text:s/>(0.23991989659139812)</text:span></text:p>
      <text:p text:style-name="P3"><text:s text:c="5"/><text:span text:style-name="T1">| &gt; loss_disc_real_5: 0.21511302888393402 <text:s/>(0.22944367335016605)</text:span></text:p>
      <text:p text:style-name="P3"><text:s text:c="5"/><text:span text:style-name="T1">| &gt; loss_0: 2.5899617671966553 <text:s/>(2.6088126278213446)</text:span></text:p>
      <text:p text:style-name="P3"><text:s text:c="5"/><text:span text:style-name="T1">| &gt; grad_norm_0: tensor(18.8208, device='cuda:0') <text:s/>(tensor(19.2004, device='cuda:0'))</text:span></text:p>
      <text:p text:style-name="P3"><text:soft-page-break/><text:s text:c="5"/><text:span text:style-name="T1">| &gt; loss_gen: 2.168837070465088 <text:s/>(2.180357927609358)</text:span></text:p>
      <text:p text:style-name="P3"><text:s text:c="5"/><text:span text:style-name="T1">| &gt; loss_kl: 1.7669413089752197 <text:s/>(1.609236803822966)</text:span></text:p>
      <text:p text:style-name="P3"><text:s text:c="5"/><text:span text:style-name="T1">| &gt; loss_feat: 6.810122489929199 <text:s/>(6.799616117970197)</text:span></text:p>
      <text:p text:style-name="P3"><text:s text:c="5"/><text:span text:style-name="T1">| &gt; loss_mel: 15.595749855041504 <text:s/>(15.50763261499376)</text:span></text:p>
      <text:p text:style-name="P3"><text:s text:c="5"/><text:span text:style-name="T1">| &gt; loss_duration: 1.4696760177612305 <text:s/>(1.4017991374691208)</text:span></text:p>
      <text:p text:style-name="P3"><text:s text:c="5"/><text:span text:style-name="T1">| &gt; amp_scaler: 256.0 <text:s/>(256.0)</text:span></text:p>
      <text:p text:style-name="P3"><text:s text:c="5"/><text:span text:style-name="T1">| &gt; loss_1: 27.811325073242188 <text:s/>(27.498642605488786)</text:span></text:p>
      <text:p text:style-name="P3"><text:s text:c="5"/><text:span text:style-name="T1">| &gt; grad_norm_1: tensor(465.1376, device='cuda:0') <text:s/>(tensor(236.1162, device='cuda:0'))</text:span></text:p>
      <text:p text:style-name="P3"><text:s text:c="5"/><text:span text:style-name="T1">| &gt; current_lr_0: 0.00019877866781345852 </text:span></text:p>
      <text:p text:style-name="P3"><text:s text:c="5"/><text:span text:style-name="T1">| &gt; current_lr_1: 0.00019877866781345852 </text:span></text:p>
      <text:p text:style-name="P3"><text:s text:c="5"/><text:span text:style-name="T1">| &gt; step_time: 0.6942 <text:s/>(0.5830548490796774)</text:span></text:p>
      <text:p text:style-name="P3"><text:s text:c="5"/><text:span text:style-name="T1">| &gt; loader_time: 0.008 <text:s/>(0.006520427106723959)</text:span></text:p>
      <text:p text:style-name="P5"/>
      <text:p text:style-name="P5"/>
      <text:p text:style-name="P1">[1m <text:s text:c="2"/>--&gt; TIME: 2025-05-11 17:10:10 -- STEP: 429/630 -- GLOBAL_STEP: 876800[0m</text:p>
      <text:p text:style-name="P3"><text:s text:c="5"/><text:span text:style-name="T1">| &gt; loss_disc: 2.4721388816833496 <text:s/>(2.603664554916062)</text:span></text:p>
      <text:p text:style-name="P3"><text:s text:c="5"/><text:span text:style-name="T1">| &gt; loss_disc_real_0: 0.11718343198299408 <text:s/>(0.17650641777090265)</text:span></text:p>
      <text:p text:style-name="P3"><text:s text:c="5"/><text:span text:style-name="T1">| &gt; loss_disc_real_1: 0.18649625778198242 <text:s/>(0.21541690046623316)</text:span></text:p>
      <text:p text:style-name="P3"><text:s text:c="5"/><text:span text:style-name="T1">| &gt; loss_disc_real_2: 0.21618376672267914 <text:s/>(0.22832440902719964)</text:span></text:p>
      <text:p text:style-name="P3"><text:s text:c="5"/><text:span text:style-name="T1">| &gt; loss_disc_real_3: 0.24943594634532928 <text:s/>(0.23073918450545597)</text:span></text:p>
      <text:p text:style-name="P3"><text:s text:c="5"/><text:span text:style-name="T1">| &gt; loss_disc_real_4: 0.24371016025543213 <text:s/>(0.24022932840393973)</text:span></text:p>
      <text:p text:style-name="P3"><text:s text:c="5"/><text:span text:style-name="T1">| &gt; loss_disc_real_5: 0.268791139125824 <text:s/>(0.2271474300946667)</text:span></text:p>
      <text:p text:style-name="P3"><text:s text:c="5"/><text:span text:style-name="T1">| &gt; loss_0: 2.4721388816833496 <text:s/>(2.603664554916062)</text:span></text:p>
      <text:p text:style-name="P3"><text:s text:c="5"/><text:span text:style-name="T1">| &gt; grad_norm_0: tensor(27.3737, device='cuda:0') <text:s/>(tensor(20.2804, device='cuda:0'))</text:span></text:p>
      <text:p text:style-name="P3"><text:s text:c="5"/><text:span text:style-name="T1">| &gt; loss_gen: 2.26400089263916 <text:s/>(2.196540631614364)</text:span></text:p>
      <text:p text:style-name="P3"><text:s text:c="5"/><text:span text:style-name="T1">| &gt; loss_kl: 1.5490076541900635 <text:s/>(1.6112882810316993)</text:span></text:p>
      <text:p text:style-name="P3"><text:s text:c="5"/><text:span text:style-name="T1">| &gt; loss_feat: 6.498073577880859 <text:s/>(6.802543192198782)</text:span></text:p>
      <text:p text:style-name="P3"><text:s text:c="5"/><text:span text:style-name="T1">| &gt; loss_mel: 15.633111953735352 <text:s/>(15.510199449001215)</text:span></text:p>
      <text:p text:style-name="P3"><text:s text:c="5"/><text:span text:style-name="T1">| &gt; loss_duration: 1.4530510902404785 <text:s/>(1.4042114686299034)</text:span></text:p>
      <text:p text:style-name="P3"><text:s text:c="5"/><text:span text:style-name="T1">| &gt; amp_scaler: 256.0 <text:s/>(256.0)</text:span></text:p>
      <text:p text:style-name="P3"><text:s text:c="5"/><text:span text:style-name="T1">| &gt; loss_1: 27.397245407104492 <text:s/>(27.524783052208818)</text:span></text:p>
      <text:p text:style-name="P3"><text:s text:c="5"/><text:span text:style-name="T1">| &gt; grad_norm_1: tensor(273.7635, device='cuda:0') <text:s/>(tensor(257.6494, device='cuda:0'))</text:span></text:p>
      <text:p text:style-name="P3"><text:s text:c="5"/><text:span text:style-name="T1">| &gt; current_lr_0: 0.00019877866781345852 </text:span></text:p>
      <text:p text:style-name="P3"><text:s text:c="5"/><text:span text:style-name="T1">| &gt; current_lr_1: 0.00019877866781345852 </text:span></text:p>
      <text:p text:style-name="P3"><text:s text:c="5"/><text:span text:style-name="T1">| &gt; step_time: 0.7264 <text:s/>(0.6134783049007674)</text:span></text:p>
      <text:p text:style-name="P3"><text:s text:c="5"/><text:span text:style-name="T1">| &gt; loader_time: 0.0093 <text:s/>(0.007038281514094426)</text:span></text:p>
      <text:p text:style-name="P5"/>
      <text:p text:style-name="P5"/>
      <text:p text:style-name="P1">[1m <text:s text:c="2"/>--&gt; TIME: 2025-05-11 17:11:29 -- STEP: 529/630 -- GLOBAL_STEP: 876900[0m</text:p>
      <text:p text:style-name="P3"><text:s text:c="5"/><text:span text:style-name="T1">| &gt; loss_disc: 2.6742422580718994 <text:s/>(2.6052209501681123)</text:span></text:p>
      <text:p text:style-name="P3"><text:s text:c="5"/><text:span text:style-name="T1">| &gt; loss_disc_real_0: 0.07194194197654724 <text:s/>(0.1771666264207242)</text:span></text:p>
      <text:p text:style-name="P3"><text:s text:c="5"/><text:span text:style-name="T1">| &gt; loss_disc_real_1: 0.24906888604164124 <text:s/>(0.21536666009793434)</text:span></text:p>
      <text:p text:style-name="P3"><text:s text:c="5"/><text:span text:style-name="T1">| &gt; loss_disc_real_2: 0.22721035778522491 <text:s/>(0.2285861795757579)</text:span></text:p>
      <text:p text:style-name="P3"><text:s text:c="5"/><text:span text:style-name="T1">| &gt; loss_disc_real_3: 0.23793263733386993 <text:s/>(0.23109299812064504)</text:span></text:p>
      <text:p text:style-name="P3"><text:s text:c="5"/><text:span text:style-name="T1">| &gt; loss_disc_real_4: 0.20347940921783447 <text:s/>(0.24050460043160815)</text:span></text:p>
      <text:p text:style-name="P3"><text:s text:c="5"/><text:span text:style-name="T1">| &gt; loss_disc_real_5: 0.23246018588542938 <text:s/>(0.22612780469182758)</text:span></text:p>
      <text:p text:style-name="P3"><text:s text:c="5"/><text:span text:style-name="T1">| &gt; loss_0: 2.6742422580718994 <text:s/>(2.6052209501681123)</text:span></text:p>
      <text:p text:style-name="P3"><text:s text:c="5"/><text:span text:style-name="T1">| &gt; grad_norm_0: tensor(22.3505, device='cuda:0') <text:s/>(tensor(21.5117, device='cuda:0'))</text:span></text:p>
      <text:p text:style-name="P3"><text:s text:c="5"/><text:span text:style-name="T1">| &gt; loss_gen: 1.9338030815124512 <text:s/>(2.1972287823437284)</text:span></text:p>
      <text:p text:style-name="P3"><text:s text:c="5"/><text:span text:style-name="T1">| &gt; loss_kl: 1.5590994358062744 <text:s/>(1.6078645959919027)</text:span></text:p>
      <text:p text:style-name="P3"><text:s text:c="5"/><text:span text:style-name="T1">| &gt; loss_feat: 6.546958923339844 <text:s/>(6.770807556484057)</text:span></text:p>
      <text:p text:style-name="P3"><text:s text:c="5"/><text:span text:style-name="T1">| &gt; loss_mel: 15.478479385375977 <text:s/>(15.51382143781406)</text:span></text:p>
      <text:p text:style-name="P3"><text:s text:c="5"/><text:span text:style-name="T1">| &gt; loss_duration: 1.472435474395752 <text:s/>(1.4160200508420542)</text:span></text:p>
      <text:p text:style-name="P3"><text:s text:c="5"/><text:span text:style-name="T1">| &gt; amp_scaler: 128.0 <text:s/>(241.96597353497165)</text:span></text:p>
      <text:p text:style-name="P3"><text:s text:c="5"/><text:span text:style-name="T1">| &gt; loss_1: 26.99077606201172 <text:s/>(27.50574244623599)</text:span></text:p>
      <text:p text:style-name="P3"><text:s text:c="5"/><text:span text:style-name="T1">| &gt; grad_norm_1: tensor(348.7090, device='cuda:0') <text:s/>(tensor(270.8564, device='cuda:0'))</text:span></text:p>
      <text:p text:style-name="P3"><text:s text:c="5"/><text:span text:style-name="T1">| &gt; current_lr_0: 0.00019877866781345852 </text:span></text:p>
      <text:p text:style-name="P3"><text:s text:c="5"/><text:span text:style-name="T1">| &gt; current_lr_1: 0.00019877866781345852 </text:span></text:p>
      <text:p text:style-name="P3"><text:s text:c="5"/><text:span text:style-name="T1">| &gt; step_time: 0.8189 <text:s/>(0.6446036030529576)</text:span></text:p>
      <text:p text:style-name="P3"><text:soft-page-break/><text:s text:c="5"/><text:span text:style-name="T1">| &gt; loader_time: 0.0103 <text:s/>(0.0076040883596092184)</text:span></text:p>
      <text:p text:style-name="P5"/>
      <text:p text:style-name="P5"/>
      <text:p text:style-name="P1">[1m <text:s text:c="2"/>--&gt; TIME: 2025-05-11 17:13:13 -- STEP: 629/630 -- GLOBAL_STEP: 877000[0m</text:p>
      <text:p text:style-name="P3"><text:s text:c="5"/><text:span text:style-name="T1">| &gt; loss_disc: 2.5475916862487793 <text:s/>(2.605575490263195)</text:span></text:p>
      <text:p text:style-name="P3"><text:s text:c="5"/><text:span text:style-name="T1">| &gt; loss_disc_real_0: 0.10550670325756073 <text:s/>(0.17708455920456329)</text:span></text:p>
      <text:p text:style-name="P3"><text:s text:c="5"/><text:span text:style-name="T1">| &gt; loss_disc_real_1: 0.16827967762947083 <text:s/>(0.2148175955126699)</text:span></text:p>
      <text:p text:style-name="P3"><text:s text:c="5"/><text:span text:style-name="T1">| &gt; loss_disc_real_2: 0.1843433529138565 <text:s/>(0.22897294002610283)</text:span></text:p>
      <text:p text:style-name="P3"><text:s text:c="5"/><text:span text:style-name="T1">| &gt; loss_disc_real_3: 0.211479052901268 <text:s/>(0.23105098487178546)</text:span></text:p>
      <text:p text:style-name="P3"><text:s text:c="5"/><text:span text:style-name="T1">| &gt; loss_disc_real_4: 0.22154541313648224 <text:s/>(0.24028627214352163)</text:span></text:p>
      <text:p text:style-name="P3"><text:s text:c="5"/><text:span text:style-name="T1">| &gt; loss_disc_real_5: 0.21670012176036835 <text:s/>(0.22743843136938657)</text:span></text:p>
      <text:p text:style-name="P3"><text:s text:c="5"/><text:span text:style-name="T1">| &gt; loss_0: 2.5475916862487793 <text:s/>(2.605575490263195)</text:span></text:p>
      <text:p text:style-name="P3"><text:s text:c="5"/><text:span text:style-name="T1">| &gt; grad_norm_0: tensor(20.2864, device='cuda:0') <text:s/>(tensor(21.0840, device='cuda:0'))</text:span></text:p>
      <text:p text:style-name="P3"><text:s text:c="5"/><text:span text:style-name="T1">| &gt; loss_gen: 2.1018481254577637 <text:s/>(2.191336447938636)</text:span></text:p>
      <text:p text:style-name="P3"><text:s text:c="5"/><text:span text:style-name="T1">| &gt; loss_kl: 1.5233790874481201 <text:s/>(1.6119555562781984)</text:span></text:p>
      <text:p text:style-name="P3"><text:s text:c="5"/><text:span text:style-name="T1">| &gt; loss_feat: 6.4746503829956055 <text:s/>(6.748816471221151)</text:span></text:p>
      <text:p text:style-name="P3"><text:s text:c="5"/><text:span text:style-name="T1">| &gt; loss_mel: 15.224761962890625 <text:s/>(15.501030238140936)</text:span></text:p>
      <text:p text:style-name="P3"><text:s text:c="5"/><text:span text:style-name="T1">| &gt; loss_duration: 1.5176748037338257 <text:s/>(1.4255865334706392)</text:span></text:p>
      <text:p text:style-name="P3"><text:s text:c="5"/><text:span text:style-name="T1">| &gt; amp_scaler: 128.0 <text:s/>(223.84737678855325)</text:span></text:p>
      <text:p text:style-name="P3"><text:s text:c="5"/><text:span text:style-name="T1">| &gt; loss_1: 26.842315673828125 <text:s/>(27.47872524534385)</text:span></text:p>
      <text:p text:style-name="P3"><text:s text:c="5"/><text:span text:style-name="T1">| &gt; grad_norm_1: tensor(243.3422, device='cuda:0') <text:s/>(tensor(263.1277, device='cuda:0'))</text:span></text:p>
      <text:p text:style-name="P3"><text:s text:c="5"/><text:span text:style-name="T1">| &gt; current_lr_0: 0.00019877866781345852 </text:span></text:p>
      <text:p text:style-name="P3"><text:s text:c="5"/><text:span text:style-name="T1">| &gt; current_lr_1: 0.00019877866781345852 </text:span></text:p>
      <text:p text:style-name="P3"><text:s text:c="5"/><text:span text:style-name="T1">| &gt; step_time: 1.6464 <text:s/>(0.7032172520702707)</text:span></text:p>
      <text:p text:style-name="P3"><text:s text:c="5"/><text:span text:style-name="T1">| &gt; loader_time: 0.0161 <text:s/>(0.008312807932188101)</text:span></text:p>
      <text:p text:style-name="P5"/>
      <text:p text:style-name="P5"/>
      <text:p text:style-name="P3"><text:s/><text:span text:style-name="T1">&gt; CHECKPOINT : /kaggle/working/vits_4_nov-May-11-2025_10+42AM-0000000/checkpoint_877000.pth</text:span></text:p>
      <text:p text:style-name="P5"/>
      <text:p text:style-name="P1">[1m &gt; EVALUATION [0m</text:p>
      <text:p text:style-name="P5"/>
      <text:p text:style-name="P5"/>
      <text:p text:style-name="P3"><text:s text:c="2"/><text:span text:style-name="T1">[1m--&gt; EVAL PERFORMANCE[0m</text:span></text:p>
      <text:p text:style-name="P3"><text:s text:c="5"/><text:span text:style-name="T1">| &gt; avg_loader_time:[91m 0.004993319511413574 [0m(+9.193023045857718e-05)</text:span></text:p>
      <text:p text:style-name="P3"><text:s text:c="5"/><text:span text:style-name="T1">| &gt; avg_loss_disc:[92m 2.6342763900756836 [0m(-0.021054903666178237)</text:span></text:p>
      <text:p text:style-name="P3"><text:s text:c="5"/><text:span text:style-name="T1">| &gt; avg_loss_disc_real_0:[92m 0.14942259527742863 [0m(-0.0569426373889049)</text:span></text:p>
      <text:p text:style-name="P3"><text:s text:c="5"/><text:span text:style-name="T1">| &gt; avg_loss_disc_real_1:[91m 0.26986242334047955 [0m(+0.06801713878909749)</text:span></text:p>
      <text:p text:style-name="P3"><text:s text:c="5"/><text:span text:style-name="T1">| &gt; avg_loss_disc_real_2:[92m 0.18098758161067963 [0m(-0.04228884478410086)</text:span></text:p>
      <text:p text:style-name="P3"><text:s text:c="5"/><text:span text:style-name="T1">| &gt; avg_loss_disc_real_3:[91m 0.2301028904815515 [0m(+0.016339454799890518)</text:span></text:p>
      <text:p text:style-name="P3"><text:s text:c="5"/><text:span text:style-name="T1">| &gt; avg_loss_disc_real_4:[92m 0.23592616245150566 [0m(-0.008872218430042267)</text:span></text:p>
      <text:p text:style-name="P3"><text:s text:c="5"/><text:span text:style-name="T1">| &gt; avg_loss_disc_real_5:[92m 0.2441914789378643 [0m(-0.004498361299435288)</text:span></text:p>
      <text:p text:style-name="P3"><text:s text:c="5"/><text:span text:style-name="T1">| &gt; avg_loss_0:[92m 2.6342763900756836 [0m(-0.021054903666178237)</text:span></text:p>
      <text:p text:style-name="P3"><text:s text:c="5"/><text:span text:style-name="T1">| &gt; avg_loss_gen:[91m 2.026158839464188 [0m(+0.02427296837170978)</text:span></text:p>
      <text:p text:style-name="P3"><text:s text:c="5"/><text:span text:style-name="T1">| &gt; avg_loss_kl:[91m 1.6389381090799968 [0m(+0.01604229211807251)</text:span></text:p>
      <text:p text:style-name="P3"><text:s text:c="5"/><text:span text:style-name="T1">| &gt; avg_loss_feat:[91m 6.338669538497925 [0m(+0.029102563858032227)</text:span></text:p>
      <text:p text:style-name="P3"><text:s text:c="5"/><text:span text:style-name="T1">| &gt; avg_loss_mel:[91m 15.272903601328531 [0m(+0.1419823964436837)</text:span></text:p>
      <text:p text:style-name="P3"><text:s text:c="5"/><text:span text:style-name="T1">| &gt; avg_loss_duration:[92m 1.523449569940567 [0m(-0.0025365054607391357)</text:span></text:p>
      <text:p text:style-name="P4"><text:s text:c="5"/><text:span text:style-name="T1">| &gt; avg_loss_1:[91m 26.800119400024414 [0m(+0.2088632583618164)</text:span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21:25:48.551022184</meta:creation-date>
    <dc:date>2025-09-23T21:26:42.187155941</dc:date>
    <meta:editing-duration>PT54S</meta:editing-duration>
    <meta:editing-cycles>1</meta:editing-cycles>
    <meta:document-statistic meta:table-count="0" meta:image-count="0" meta:object-count="0" meta:page-count="154" meta:paragraph-count="8019" meta:word-count="42661" meta:character-count="501032" meta:non-whitespace-character-count="422496"/>
    <meta:generator>LibreOffice/7.3.7.2$Linux_X86_64 LibreOffice_project/30$Build-2</meta:generator>
  </office:meta>
</office:document-meta>
</file>